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71cm"/>
    </style:style>
    <style:style style:name="co2" style:family="table-column">
      <style:table-column-properties fo:break-before="auto" style:column-width="1.833cm"/>
    </style:style>
    <style:style style:name="co3" style:family="table-column">
      <style:table-column-properties fo:break-before="auto" style:column-width="1.752cm"/>
    </style:style>
    <style:style style:name="co4" style:family="table-column">
      <style:table-column-properties fo:break-before="auto" style:column-width="2.104cm"/>
    </style:style>
    <style:style style:name="co5" style:family="table-column">
      <style:table-column-properties fo:break-before="auto" style:column-width="1.969cm"/>
    </style:style>
    <style:style style:name="co6" style:family="table-column">
      <style:table-column-properties fo:break-before="auto" style:column-width="1.942cm"/>
    </style:style>
    <style:style style:name="co7" style:family="table-column">
      <style:table-column-properties fo:break-before="auto" style:column-width="2.133cm"/>
    </style:style>
    <style:style style:name="co8" style:family="table-column">
      <style:table-column-properties fo:break-before="auto" style:column-width="2.432cm"/>
    </style:style>
    <style:style style:name="co9" style:family="table-column">
      <style:table-column-properties fo:break-before="auto" style:column-width="2.568cm"/>
    </style:style>
    <style:style style:name="co10" style:family="table-column">
      <style:table-column-properties fo:break-before="auto" style:column-width="2.704cm"/>
    </style:style>
    <style:style style:name="co11" style:family="table-column">
      <style:table-column-properties fo:break-before="auto" style:column-width="2.895cm"/>
    </style:style>
    <style:style style:name="co12" style:family="table-column">
      <style:table-column-properties fo:break-before="auto" style:column-width="2.759cm"/>
    </style:style>
    <style:style style:name="co13" style:family="table-column">
      <style:table-column-properties fo:break-before="auto" style:column-width="2.868cm"/>
    </style:style>
    <style:style style:name="co14" style:family="table-column">
      <style:table-column-properties fo:break-before="auto" style:column-width="2.731cm"/>
    </style:style>
    <style:style style:name="co15" style:family="table-column">
      <style:table-column-properties fo:break-before="auto" style:column-width="2.595cm"/>
    </style:style>
    <style:style style:name="co16" style:family="table-column">
      <style:table-column-properties fo:break-before="auto" style:column-width="1.669cm"/>
    </style:style>
    <style:style style:name="co17" style:family="table-column">
      <style:table-column-properties fo:break-before="auto" style:column-width="1.859cm"/>
    </style:style>
    <style:style style:name="co18" style:family="table-column">
      <style:table-column-properties fo:break-before="auto" style:column-width="3.549cm"/>
    </style:style>
    <style:style style:name="co1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02003temp_ou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9" table:default-cell-style-name="Default"/>
        <table:table-column table:style-name="co17" table:default-cell-style-name="Default"/>
        <table:table-column table:style-name="co2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office:value-type="string" calcext:value-type="string">
            <text:p>DO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RADN</text:p>
          </table:table-cell>
          <table:table-cell office:value-type="string" calcext:value-type="string">
            <text:p>TMAX_AIR</text:p>
          </table:table-cell>
          <table:table-cell office:value-type="string" calcext:value-type="string">
            <text:p>TMIN_AIR</text:p>
          </table:table-cell>
          <table:table-cell office:value-type="string" calcext:value-type="string">
            <text:p>HMAX_AIR</text:p>
          </table:table-cell>
          <table:table-cell office:value-type="string" calcext:value-type="string">
            <text:p>HMIN_AIR</text:p>
          </table:table-cell>
          <table:table-cell office:value-type="string" calcext:value-type="string">
            <text:p>WIND</text:p>
          </table:table-cell>
          <table:table-cell office:value-type="string" calcext:value-type="string">
            <text:p>PRECN</text:p>
          </table:table-cell>
          <table:table-cell office:value-type="string" calcext:value-type="string">
            <text:p>TMAX_SOIL_1</text:p>
          </table:table-cell>
          <table:table-cell office:value-type="string" calcext:value-type="string">
            <text:p>TMIN_SOIL_1</text:p>
          </table:table-cell>
          <table:table-cell office:value-type="string" calcext:value-type="string">
            <text:p>TMAX_SOIL_2</text:p>
          </table:table-cell>
          <table:table-cell office:value-type="string" calcext:value-type="string">
            <text:p>TMIN_SOIL_2</text:p>
          </table:table-cell>
          <table:table-cell office:value-type="string" calcext:value-type="string">
            <text:p>TMAX_SOIL_3</text:p>
          </table:table-cell>
          <table:table-cell office:value-type="string" calcext:value-type="string">
            <text:p>TMIN_SOIL_3</text:p>
          </table:table-cell>
          <table:table-cell office:value-type="string" calcext:value-type="string">
            <text:p>TMAX_SOIL_4</text:p>
          </table:table-cell>
          <table:table-cell office:value-type="string" calcext:value-type="string">
            <text:p>TMIN_SOIL_4</text:p>
          </table:table-cell>
          <table:table-cell office:value-type="string" calcext:value-type="string">
            <text:p>TMAX_SOIL_5</text:p>
          </table:table-cell>
          <table:table-cell office:value-type="string" calcext:value-type="string">
            <text:p>TMIN_SOIL_5</text:p>
          </table:table-cell>
          <table:table-cell office:value-type="string" calcext:value-type="string">
            <text:p>TMAX_SOIL_6</text:p>
          </table:table-cell>
          <table:table-cell office:value-type="string" calcext:value-type="string">
            <text:p>TMIN_SOIL_6</text:p>
          </table:table-cell>
          <table:table-cell office:value-type="string" calcext:value-type="string">
            <text:p>TMAX_SOIL_7</text:p>
          </table:table-cell>
          <table:table-cell office:value-type="string" calcext:value-type="string">
            <text:p>TMIN_SOIL_7</text:p>
          </table:table-cell>
          <table:table-cell office:value-type="string" calcext:value-type="string">
            <text:p>TMAX_SOIL_8</text:p>
          </table:table-cell>
          <table:table-cell office:value-type="string" calcext:value-type="string">
            <text:p>TMIN_SOIL_8</text:p>
          </table:table-cell>
          <table:table-cell office:value-type="string" calcext:value-type="string">
            <text:p>TMAX_SOIL_9</text:p>
          </table:table-cell>
          <table:table-cell office:value-type="string" calcext:value-type="string">
            <text:p>TMIN_SOIL_9</text:p>
          </table:table-cell>
          <table:table-cell office:value-type="string" calcext:value-type="string">
            <text:p>TMAX_SOIL_10</text:p>
          </table:table-cell>
          <table:table-cell office:value-type="string" calcext:value-type="string">
            <text:p>TMIN_SOIL_10</text:p>
          </table:table-cell>
          <table:table-cell office:value-type="string" calcext:value-type="string">
            <text:p>TMAX_SOIL_11</text:p>
          </table:table-cell>
          <table:table-cell office:value-type="string" calcext:value-type="string">
            <text:p>TMIN_SOIL_11</text:p>
          </table:table-cell>
          <table:table-cell office:value-type="string" calcext:value-type="string">
            <text:p>TMAX_SOIL_12</text:p>
          </table:table-cell>
          <table:table-cell office:value-type="string" calcext:value-type="string">
            <text:p>TMIN_SOIL_12</text:p>
          </table:table-cell>
          <table:table-cell office:value-type="string" calcext:value-type="string">
            <text:p>TMAX_SOIL_13</text:p>
          </table:table-cell>
          <table:table-cell office:value-type="string" calcext:value-type="string">
            <text:p>TMIN_SOIL_13</text:p>
          </table:table-cell>
          <table:table-cell office:value-type="string" calcext:value-type="string">
            <text:p>TMAX_SOIL_14</text:p>
          </table:table-cell>
          <table:table-cell office:value-type="string" calcext:value-type="string">
            <text:p>TMIN_SOIL_14</text:p>
          </table:table-cell>
          <table:table-cell office:value-type="string" calcext:value-type="string">
            <text:p>TMAX_LITTER</text:p>
          </table:table-cell>
          <table:table-cell office:value-type="string" calcext:value-type="string">
            <text:p>TMIN_LITTER</text:p>
          </table:table-cell>
          <table:table-cell office:value-type="string" calcext:value-type="string">
            <text:p>ECND_1</text:p>
          </table:table-cell>
          <table:table-cell office:value-type="string" calcext:value-type="string">
            <text:p>ECND_2</text:p>
          </table:table-cell>
          <table:table-cell office:value-type="string" calcext:value-type="string">
            <text:p>ECND_3</text:p>
          </table:table-cell>
          <table:table-cell office:value-type="string" calcext:value-type="string">
            <text:p>ECND_4</text:p>
          </table:table-cell>
          <table:table-cell office:value-type="string" calcext:value-type="string">
            <text:p>ECND_5</text:p>
          </table:table-cell>
          <table:table-cell office:value-type="string" calcext:value-type="string">
            <text:p>ECND_6</text:p>
          </table:table-cell>
          <table:table-cell office:value-type="string" calcext:value-type="string">
            <text:p>ECND_7</text:p>
          </table:table-cell>
          <table:table-cell office:value-type="string" calcext:value-type="string">
            <text:p>ECND_8</text:p>
          </table:table-cell>
          <table:table-cell office:value-type="string" calcext:value-type="string">
            <text:p>ECND_9</text:p>
          </table:table-cell>
          <table:table-cell office:value-type="string" calcext:value-type="string">
            <text:p>ECND_10</text:p>
          </table:table-cell>
          <table:table-cell office:value-type="string" calcext:value-type="string">
            <text:p>ECND_11</text:p>
          </table:table-cell>
          <table:table-cell office:value-type="string" calcext:value-type="string">
            <text:p>ECND_12</text:p>
          </table:table-cell>
          <table:table-cell office:value-type="string" calcext:value-type="string">
            <text:p>TTL_SALT_DISCH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12003" calcext:value-type="float">
            <text:p>1012003</text:p>
          </table:table-cell>
          <table:table-cell office:value-type="float" office:value="4.710812" calcext:value-type="float">
            <text:p>4.710812</text:p>
          </table:table-cell>
          <table:table-cell office:value-type="float" office:value="2.91" calcext:value-type="float">
            <text:p>2.91</text:p>
          </table:table-cell>
          <table:table-cell office:value-type="float" office:value="-2.93" calcext:value-type="float">
            <text:p>-2.93</text:p>
          </table:table-cell>
          <table:table-cell office:value-type="float" office:value="0.630569" calcext:value-type="float">
            <text:p>0.630569</text:p>
          </table:table-cell>
          <table:table-cell office:value-type="float" office:value="0.4357657" calcext:value-type="float">
            <text:p>0.4357657</text:p>
          </table:table-cell>
          <table:table-cell office:value-type="float" office:value="331.524" calcext:value-type="float">
            <text:p>331.524</text:p>
          </table:table-cell>
          <table:table-cell office:value-type="float" office:value="0" calcext:value-type="float">
            <text:p>0</text:p>
          </table:table-cell>
          <table:table-cell office:value-type="float" office:value="8.013489" calcext:value-type="float">
            <text:p>8.013489</text:p>
          </table:table-cell>
          <table:table-cell office:value-type="float" office:value="-4.57077" calcext:value-type="float">
            <text:p>-4.57077</text:p>
          </table:table-cell>
          <table:table-cell office:value-type="float" office:value="4.341949" calcext:value-type="float">
            <text:p>4.341949</text:p>
          </table:table-cell>
          <table:table-cell office:value-type="float" office:value="-1.773804" calcext:value-type="float">
            <text:p>-1.773804</text:p>
          </table:table-cell>
          <table:table-cell office:value-type="float" office:value="2.741028" calcext:value-type="float">
            <text:p>2.741028</text:p>
          </table:table-cell>
          <table:table-cell office:value-type="float" office:value="-0.291626" calcext:value-type="float">
            <text:p>-0.291626</text:p>
          </table:table-cell>
          <table:table-cell office:value-type="float" office:value="2.160278" calcext:value-type="float">
            <text:p>2.160278</text:p>
          </table:table-cell>
          <table:table-cell office:value-type="float" office:value="0.4631958" calcext:value-type="float">
            <text:p>0.4631958</text:p>
          </table:table-cell>
          <table:table-cell office:value-type="float" office:value="2.033844" calcext:value-type="float">
            <text:p>2.033844</text:p>
          </table:table-cell>
          <table:table-cell office:value-type="float" office:value="0.9906311" calcext:value-type="float">
            <text:p>0.9906311</text:p>
          </table:table-cell>
          <table:table-cell office:value-type="float" office:value="2.292786" calcext:value-type="float">
            <text:p>2.292786</text:p>
          </table:table-cell>
          <table:table-cell office:value-type="float" office:value="1.584045" calcext:value-type="float">
            <text:p>1.584045</text:p>
          </table:table-cell>
          <table:table-cell office:value-type="float" office:value="2.584534" calcext:value-type="float">
            <text:p>2.584534</text:p>
          </table:table-cell>
          <table:table-cell office:value-type="float" office:value="2.146179" calcext:value-type="float">
            <text:p>2.146179</text:p>
          </table:table-cell>
          <table:table-cell office:value-type="float" office:value="3.050201" calcext:value-type="float">
            <text:p>3.050201</text:p>
          </table:table-cell>
          <table:table-cell office:value-type="float" office:value="2.992767" calcext:value-type="float">
            <text:p>2.992767</text:p>
          </table:table-cell>
          <table:table-cell office:value-type="float" office:value="4.297302" calcext:value-type="float">
            <text:p>4.297302</text:p>
          </table:table-cell>
          <table:table-cell office:value-type="float" office:value="4.277069" calcext:value-type="float">
            <text:p>4.277069</text:p>
          </table:table-cell>
          <table:table-cell office:value-type="float" office:value="6.002289" calcext:value-type="float">
            <text:p>6.002289</text:p>
          </table:table-cell>
          <table:table-cell office:value-type="float" office:value="5.931671" calcext:value-type="float">
            <text:p>5.931671</text:p>
          </table:table-cell>
          <table:table-cell office:value-type="float" office:value="7.347992" calcext:value-type="float">
            <text:p>7.347992</text:p>
          </table:table-cell>
          <table:table-cell office:value-type="float" office:value="7.245605" calcext:value-type="float">
            <text:p>7.245605</text:p>
          </table:table-cell>
          <table:table-cell office:value-type="float" office:value="8.428741" calcext:value-type="float">
            <text:p>8.428741</text:p>
          </table:table-cell>
          <table:table-cell office:value-type="float" office:value="8.322235" calcext:value-type="float">
            <text:p>8.322235</text:p>
          </table:table-cell>
          <table:table-cell office:value-type="float" office:value="9.22998" calcext:value-type="float">
            <text:p>9.22998</text:p>
          </table:table-cell>
          <table:table-cell office:value-type="float" office:value="9.132599" calcext:value-type="float">
            <text:p>9.132599</text:p>
          </table:table-cell>
          <table:table-cell office:value-type="float" office:value="9.619324" calcext:value-type="float">
            <text:p>9.619324</text:p>
          </table:table-cell>
          <table:table-cell office:value-type="float" office:value="9.529541" calcext:value-type="float">
            <text:p>9.529541</text:p>
          </table:table-cell>
          <table:table-cell office:value-type="float" office:value="11.43008" calcext:value-type="float">
            <text:p>11.43008</text:p>
          </table:table-cell>
          <table:table-cell office:value-type="float" office:value="-7.701172" calcext:value-type="float">
            <text:p>-7.70117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12003" calcext:value-type="float">
            <text:p>2012003</text:p>
          </table:table-cell>
          <table:table-cell office:value-type="float" office:value="7.255758" calcext:value-type="float">
            <text:p>7.255758</text:p>
          </table:table-cell>
          <table:table-cell office:value-type="float" office:value="2.19" calcext:value-type="float">
            <text:p>2.19</text:p>
          </table:table-cell>
          <table:table-cell office:value-type="float" office:value="-5.9" calcext:value-type="float">
            <text:p>-5.9</text:p>
          </table:table-cell>
          <table:table-cell office:value-type="float" office:value="0.6301469" calcext:value-type="float">
            <text:p>0.6301469</text:p>
          </table:table-cell>
          <table:table-cell office:value-type="float" office:value="0.349557" calcext:value-type="float">
            <text:p>0.349557</text:p>
          </table:table-cell>
          <table:table-cell office:value-type="float" office:value="247.068" calcext:value-type="float">
            <text:p>247.068</text:p>
          </table:table-cell>
          <table:table-cell office:value-type="float" office:value="0" calcext:value-type="float">
            <text:p>0</text:p>
          </table:table-cell>
          <table:table-cell office:value-type="float" office:value="10.57373" calcext:value-type="float">
            <text:p>10.57373</text:p>
          </table:table-cell>
          <table:table-cell office:value-type="float" office:value="-5.953644" calcext:value-type="float">
            <text:p>-5.953644</text:p>
          </table:table-cell>
          <table:table-cell office:value-type="float" office:value="4.504425" calcext:value-type="float">
            <text:p>4.504425</text:p>
          </table:table-cell>
          <table:table-cell office:value-type="float" office:value="-2.429657" calcext:value-type="float">
            <text:p>-2.429657</text:p>
          </table:table-cell>
          <table:table-cell office:value-type="float" office:value="2.018585" calcext:value-type="float">
            <text:p>2.018585</text:p>
          </table:table-cell>
          <table:table-cell office:value-type="float" office:value="-0.4536438" calcext:value-type="float">
            <text:p>-0.4536438</text:p>
          </table:table-cell>
          <table:table-cell office:value-type="float" office:value="1.619843" calcext:value-type="float">
            <text:p>1.619843</text:p>
          </table:table-cell>
          <table:table-cell office:value-type="float" office:value="0.2590942" calcext:value-type="float">
            <text:p>0.2590942</text:p>
          </table:table-cell>
          <table:table-cell office:value-type="float" office:value="1.608612" calcext:value-type="float">
            <text:p>1.608612</text:p>
          </table:table-cell>
          <table:table-cell office:value-type="float" office:value="0.7824707" calcext:value-type="float">
            <text:p>0.7824707</text:p>
          </table:table-cell>
          <table:table-cell office:value-type="float" office:value="1.846039" calcext:value-type="float">
            <text:p>1.846039</text:p>
          </table:table-cell>
          <table:table-cell office:value-type="float" office:value="1.386749" calcext:value-type="float">
            <text:p>1.386749</text:p>
          </table:table-cell>
          <table:table-cell office:value-type="float" office:value="2.343231" calcext:value-type="float">
            <text:p>2.343231</text:p>
          </table:table-cell>
          <table:table-cell office:value-type="float" office:value="1.987518" calcext:value-type="float">
            <text:p>1.987518</text:p>
          </table:table-cell>
          <table:table-cell office:value-type="float" office:value="3.014801" calcext:value-type="float">
            <text:p>3.014801</text:p>
          </table:table-cell>
          <table:table-cell office:value-type="float" office:value="2.893768" calcext:value-type="float">
            <text:p>2.893768</text:p>
          </table:table-cell>
          <table:table-cell office:value-type="float" office:value="4.296539" calcext:value-type="float">
            <text:p>4.296539</text:p>
          </table:table-cell>
          <table:table-cell office:value-type="float" office:value="4.263031" calcext:value-type="float">
            <text:p>4.263031</text:p>
          </table:table-cell>
          <table:table-cell office:value-type="float" office:value="5.930969" calcext:value-type="float">
            <text:p>5.930969</text:p>
          </table:table-cell>
          <table:table-cell office:value-type="float" office:value="5.867706" calcext:value-type="float">
            <text:p>5.867706</text:p>
          </table:table-cell>
          <table:table-cell office:value-type="float" office:value="7.244568" calcext:value-type="float">
            <text:p>7.244568</text:p>
          </table:table-cell>
          <table:table-cell office:value-type="float" office:value="7.152527" calcext:value-type="float">
            <text:p>7.152527</text:p>
          </table:table-cell>
          <table:table-cell office:value-type="float" office:value="8.321136" calcext:value-type="float">
            <text:p>8.321136</text:p>
          </table:table-cell>
          <table:table-cell office:value-type="float" office:value="8.218567" calcext:value-type="float">
            <text:p>8.218567</text:p>
          </table:table-cell>
          <table:table-cell office:value-type="float" office:value="9.131561" calcext:value-type="float">
            <text:p>9.131561</text:p>
          </table:table-cell>
          <table:table-cell office:value-type="float" office:value="9.034149" calcext:value-type="float">
            <text:p>9.034149</text:p>
          </table:table-cell>
          <table:table-cell office:value-type="float" office:value="9.528595" calcext:value-type="float">
            <text:p>9.528595</text:p>
          </table:table-cell>
          <table:table-cell office:value-type="float" office:value="9.438873" calcext:value-type="float">
            <text:p>9.438873</text:p>
          </table:table-cell>
          <table:table-cell office:value-type="float" office:value="15.10934" calcext:value-type="float">
            <text:p>15.10934</text:p>
          </table:table-cell>
          <table:table-cell office:value-type="float" office:value="-9.890839" calcext:value-type="float">
            <text:p>-9.89083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12003" calcext:value-type="float">
            <text:p>3012003</text:p>
          </table:table-cell>
          <table:table-cell office:value-type="float" office:value="8.689022" calcext:value-type="float">
            <text:p>8.689022</text:p>
          </table:table-cell>
          <table:table-cell office:value-type="float" office:value="9.11" calcext:value-type="float">
            <text:p>9.11</text:p>
          </table:table-cell>
          <table:table-cell office:value-type="float" office:value="-6.89" calcext:value-type="float">
            <text:p>-6.89</text:p>
          </table:table-cell>
          <table:table-cell office:value-type="float" office:value="0.7964921" calcext:value-type="float">
            <text:p>0.7964921</text:p>
          </table:table-cell>
          <table:table-cell office:value-type="float" office:value="0.3244375" calcext:value-type="float">
            <text:p>0.3244375</text:p>
          </table:table-cell>
          <table:table-cell office:value-type="float" office:value="245.952" calcext:value-type="float">
            <text:p>245.952</text:p>
          </table:table-cell>
          <table:table-cell office:value-type="float" office:value="0" calcext:value-type="float">
            <text:p>0</text:p>
          </table:table-cell>
          <table:table-cell office:value-type="float" office:value="14.72342" calcext:value-type="float">
            <text:p>14.72342</text:p>
          </table:table-cell>
          <table:table-cell office:value-type="float" office:value="-6.608704" calcext:value-type="float">
            <text:p>-6.608704</text:p>
          </table:table-cell>
          <table:table-cell office:value-type="float" office:value="6.384399" calcext:value-type="float">
            <text:p>6.384399</text:p>
          </table:table-cell>
          <table:table-cell office:value-type="float" office:value="-2.805939" calcext:value-type="float">
            <text:p>-2.805939</text:p>
          </table:table-cell>
          <table:table-cell office:value-type="float" office:value="3.48938" calcext:value-type="float">
            <text:p>3.48938</text:p>
          </table:table-cell>
          <table:table-cell office:value-type="float" office:value="-0.5941162" calcext:value-type="float">
            <text:p>-0.5941162</text:p>
          </table:table-cell>
          <table:table-cell office:value-type="float" office:value="2.552185" calcext:value-type="float">
            <text:p>2.552185</text:p>
          </table:table-cell>
          <table:table-cell office:value-type="float" office:value="0.0960083" calcext:value-type="float">
            <text:p>0.0960083</text:p>
          </table:table-cell>
          <table:table-cell office:value-type="float" office:value="2.225922" calcext:value-type="float">
            <text:p>2.225922</text:p>
          </table:table-cell>
          <table:table-cell office:value-type="float" office:value="0.6156616" calcext:value-type="float">
            <text:p>0.6156616</text:p>
          </table:table-cell>
          <table:table-cell office:value-type="float" office:value="2.111877" calcext:value-type="float">
            <text:p>2.111877</text:p>
          </table:table-cell>
          <table:table-cell office:value-type="float" office:value="1.220886" calcext:value-type="float">
            <text:p>1.220886</text:p>
          </table:table-cell>
          <table:table-cell office:value-type="float" office:value="2.340363" calcext:value-type="float">
            <text:p>2.340363</text:p>
          </table:table-cell>
          <table:table-cell office:value-type="float" office:value="1.837189" calcext:value-type="float">
            <text:p>1.837189</text:p>
          </table:table-cell>
          <table:table-cell office:value-type="float" office:value="2.89328" calcext:value-type="float">
            <text:p>2.89328</text:p>
          </table:table-cell>
          <table:table-cell office:value-type="float" office:value="2.775543" calcext:value-type="float">
            <text:p>2.775543</text:p>
          </table:table-cell>
          <table:table-cell office:value-type="float" office:value="4.262451" calcext:value-type="float">
            <text:p>4.262451</text:p>
          </table:table-cell>
          <table:table-cell office:value-type="float" office:value="4.193909" calcext:value-type="float">
            <text:p>4.193909</text:p>
          </table:table-cell>
          <table:table-cell office:value-type="float" office:value="5.866974" calcext:value-type="float">
            <text:p>5.866974</text:p>
          </table:table-cell>
          <table:table-cell office:value-type="float" office:value="5.799072" calcext:value-type="float">
            <text:p>5.799072</text:p>
          </table:table-cell>
          <table:table-cell office:value-type="float" office:value="7.151611" calcext:value-type="float">
            <text:p>7.151611</text:p>
          </table:table-cell>
          <table:table-cell office:value-type="float" office:value="7.064819" calcext:value-type="float">
            <text:p>7.064819</text:p>
          </table:table-cell>
          <table:table-cell office:value-type="float" office:value="8.217499" calcext:value-type="float">
            <text:p>8.217499</text:p>
          </table:table-cell>
          <table:table-cell office:value-type="float" office:value="8.119598" calcext:value-type="float">
            <text:p>8.119598</text:p>
          </table:table-cell>
          <table:table-cell office:value-type="float" office:value="9.033173" calcext:value-type="float">
            <text:p>9.033173</text:p>
          </table:table-cell>
          <table:table-cell office:value-type="float" office:value="8.937103" calcext:value-type="float">
            <text:p>8.937103</text:p>
          </table:table-cell>
          <table:table-cell office:value-type="float" office:value="9.437958" calcext:value-type="float">
            <text:p>9.437958</text:p>
          </table:table-cell>
          <table:table-cell office:value-type="float" office:value="9.348236" calcext:value-type="float">
            <text:p>9.348236</text:p>
          </table:table-cell>
          <table:table-cell office:value-type="float" office:value="22.73254" calcext:value-type="float">
            <text:p>22.73254</text:p>
          </table:table-cell>
          <table:table-cell office:value-type="float" office:value="-11.27512" calcext:value-type="float">
            <text:p>-11.2751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012003" calcext:value-type="float">
            <text:p>4012003</text:p>
          </table:table-cell>
          <table:table-cell office:value-type="float" office:value="3.999531" calcext:value-type="float">
            <text:p>3.999531</text:p>
          </table:table-cell>
          <table:table-cell office:value-type="float" office:value="8.71" calcext:value-type="float">
            <text:p>8.71</text:p>
          </table:table-cell>
          <table:table-cell office:value-type="float" office:value="-0.99" calcext:value-type="float">
            <text:p>-0.99</text:p>
          </table:table-cell>
          <table:table-cell office:value-type="float" office:value="0.8971989" calcext:value-type="float">
            <text:p>0.8971989</text:p>
          </table:table-cell>
          <table:table-cell office:value-type="float" office:value="0.5019479" calcext:value-type="float">
            <text:p>0.5019479</text:p>
          </table:table-cell>
          <table:table-cell office:value-type="float" office:value="376.056" calcext:value-type="float">
            <text:p>376.056</text:p>
          </table:table-cell>
          <table:table-cell office:value-type="float" office:value="0.7" calcext:value-type="float">
            <text:p>0.7</text:p>
          </table:table-cell>
          <table:table-cell office:value-type="float" office:value="9.986115" calcext:value-type="float">
            <text:p>9.986115</text:p>
          </table:table-cell>
          <table:table-cell office:value-type="float" office:value="-3.743011" calcext:value-type="float">
            <text:p>-3.743011</text:p>
          </table:table-cell>
          <table:table-cell office:value-type="float" office:value="6.652588" calcext:value-type="float">
            <text:p>6.652588</text:p>
          </table:table-cell>
          <table:table-cell office:value-type="float" office:value="-1.551514" calcext:value-type="float">
            <text:p>-1.551514</text:p>
          </table:table-cell>
          <table:table-cell office:value-type="float" office:value="4.919403" calcext:value-type="float">
            <text:p>4.919403</text:p>
          </table:table-cell>
          <table:table-cell office:value-type="float" office:value="-0.2354736" calcext:value-type="float">
            <text:p>-0.2354736</text:p>
          </table:table-cell>
          <table:table-cell office:value-type="float" office:value="3.763" calcext:value-type="float">
            <text:p>3.763</text:p>
          </table:table-cell>
          <table:table-cell office:value-type="float" office:value="0.5438538" calcext:value-type="float">
            <text:p>0.5438538</text:p>
          </table:table-cell>
          <table:table-cell office:value-type="float" office:value="3.222168" calcext:value-type="float">
            <text:p>3.222168</text:p>
          </table:table-cell>
          <table:table-cell office:value-type="float" office:value="1.013214" calcext:value-type="float">
            <text:p>1.013214</text:p>
          </table:table-cell>
          <table:table-cell office:value-type="float" office:value="2.879211" calcext:value-type="float">
            <text:p>2.879211</text:p>
          </table:table-cell>
          <table:table-cell office:value-type="float" office:value="1.562378" calcext:value-type="float">
            <text:p>1.562378</text:p>
          </table:table-cell>
          <table:table-cell office:value-type="float" office:value="2.890869" calcext:value-type="float">
            <text:p>2.890869</text:p>
          </table:table-cell>
          <table:table-cell office:value-type="float" office:value="2.079407" calcext:value-type="float">
            <text:p>2.079407</text:p>
          </table:table-cell>
          <table:table-cell office:value-type="float" office:value="3.041229" calcext:value-type="float">
            <text:p>3.041229</text:p>
          </table:table-cell>
          <table:table-cell office:value-type="float" office:value="2.832428" calcext:value-type="float">
            <text:p>2.832428</text:p>
          </table:table-cell>
          <table:table-cell office:value-type="float" office:value="4.19339" calcext:value-type="float">
            <text:p>4.19339</text:p>
          </table:table-cell>
          <table:table-cell office:value-type="float" office:value="4.170258" calcext:value-type="float">
            <text:p>4.170258</text:p>
          </table:table-cell>
          <table:table-cell office:value-type="float" office:value="5.79834" calcext:value-type="float">
            <text:p>5.79834</text:p>
          </table:table-cell>
          <table:table-cell office:value-type="float" office:value="5.730682" calcext:value-type="float">
            <text:p>5.730682</text:p>
          </table:table-cell>
          <table:table-cell office:value-type="float" office:value="7.063934" calcext:value-type="float">
            <text:p>7.063934</text:p>
          </table:table-cell>
          <table:table-cell office:value-type="float" office:value="6.979858" calcext:value-type="float">
            <text:p>6.979858</text:p>
          </table:table-cell>
          <table:table-cell office:value-type="float" office:value="8.118591" calcext:value-type="float">
            <text:p>8.118591</text:p>
          </table:table-cell>
          <table:table-cell office:value-type="float" office:value="8.023651" calcext:value-type="float">
            <text:p>8.023651</text:p>
          </table:table-cell>
          <table:table-cell office:value-type="float" office:value="8.936096" calcext:value-type="float">
            <text:p>8.936096</text:p>
          </table:table-cell>
          <table:table-cell office:value-type="float" office:value="8.8414" calcext:value-type="float">
            <text:p>8.8414</text:p>
          </table:table-cell>
          <table:table-cell office:value-type="float" office:value="9.34729" calcext:value-type="float">
            <text:p>9.34729</text:p>
          </table:table-cell>
          <table:table-cell office:value-type="float" office:value="9.258362" calcext:value-type="float">
            <text:p>9.258362</text:p>
          </table:table-cell>
          <table:table-cell office:value-type="float" office:value="12.34387" calcext:value-type="float">
            <text:p>12.34387</text:p>
          </table:table-cell>
          <table:table-cell office:value-type="float" office:value="-6.471954" calcext:value-type="float">
            <text:p>-6.47195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12003" calcext:value-type="float">
            <text:p>5012003</text:p>
          </table:table-cell>
          <table:table-cell office:value-type="float" office:value="2.409738" calcext:value-type="float">
            <text:p>2.409738</text:p>
          </table:table-cell>
          <table:table-cell office:value-type="float" office:value="3.73" calcext:value-type="float">
            <text:p>3.73</text:p>
          </table:table-cell>
          <table:table-cell office:value-type="float" office:value="-4.64" calcext:value-type="float">
            <text:p>-4.64</text:p>
          </table:table-cell>
          <table:table-cell office:value-type="float" office:value="0.7022061" calcext:value-type="float">
            <text:p>0.7022061</text:p>
          </table:table-cell>
          <table:table-cell office:value-type="float" office:value="0.3840528" calcext:value-type="float">
            <text:p>0.3840528</text:p>
          </table:table-cell>
          <table:table-cell office:value-type="float" office:value="367.992" calcext:value-type="float">
            <text:p>367.992</text:p>
          </table:table-cell>
          <table:table-cell office:value-type="float" office:value="0" calcext:value-type="float">
            <text:p>0</text:p>
          </table:table-cell>
          <table:table-cell office:value-type="float" office:value="4.182556" calcext:value-type="float">
            <text:p>4.182556</text:p>
          </table:table-cell>
          <table:table-cell office:value-type="float" office:value="-4.917419" calcext:value-type="float">
            <text:p>-4.917419</text:p>
          </table:table-cell>
          <table:table-cell office:value-type="float" office:value="2.085236" calcext:value-type="float">
            <text:p>2.085236</text:p>
          </table:table-cell>
          <table:table-cell office:value-type="float" office:value="-1.905884" calcext:value-type="float">
            <text:p>-1.905884</text:p>
          </table:table-cell>
          <table:table-cell office:value-type="float" office:value="1.369324" calcext:value-type="float">
            <text:p>1.369324</text:p>
          </table:table-cell>
          <table:table-cell office:value-type="float" office:value="-0.3015137" calcext:value-type="float">
            <text:p>-0.3015137</text:p>
          </table:table-cell>
          <table:table-cell office:value-type="float" office:value="2.162628" calcext:value-type="float">
            <text:p>2.162628</text:p>
          </table:table-cell>
          <table:table-cell office:value-type="float" office:value="0.4952087" calcext:value-type="float">
            <text:p>0.4952087</text:p>
          </table:table-cell>
          <table:table-cell office:value-type="float" office:value="2.513153" calcext:value-type="float">
            <text:p>2.513153</text:p>
          </table:table-cell>
          <table:table-cell office:value-type="float" office:value="1.04538" calcext:value-type="float">
            <text:p>1.04538</text:p>
          </table:table-cell>
          <table:table-cell office:value-type="float" office:value="2.795502" calcext:value-type="float">
            <text:p>2.795502</text:p>
          </table:table-cell>
          <table:table-cell office:value-type="float" office:value="1.688751" calcext:value-type="float">
            <text:p>1.688751</text:p>
          </table:table-cell>
          <table:table-cell office:value-type="float" office:value="2.891235" calcext:value-type="float">
            <text:p>2.891235</text:p>
          </table:table-cell>
          <table:table-cell office:value-type="float" office:value="2.243042" calcext:value-type="float">
            <text:p>2.243042</text:p>
          </table:table-cell>
          <table:table-cell office:value-type="float" office:value="3.142975" calcext:value-type="float">
            <text:p>3.142975</text:p>
          </table:table-cell>
          <table:table-cell office:value-type="float" office:value="3.030151" calcext:value-type="float">
            <text:p>3.030151</text:p>
          </table:table-cell>
          <table:table-cell office:value-type="float" office:value="4.211121" calcext:value-type="float">
            <text:p>4.211121</text:p>
          </table:table-cell>
          <table:table-cell office:value-type="float" office:value="4.1745" calcext:value-type="float">
            <text:p>4.1745</text:p>
          </table:table-cell>
          <table:table-cell office:value-type="float" office:value="5.72998" calcext:value-type="float">
            <text:p>5.72998</text:p>
          </table:table-cell>
          <table:table-cell office:value-type="float" office:value="5.678925" calcext:value-type="float">
            <text:p>5.678925</text:p>
          </table:table-cell>
          <table:table-cell office:value-type="float" office:value="6.978973" calcext:value-type="float">
            <text:p>6.978973</text:p>
          </table:table-cell>
          <table:table-cell office:value-type="float" office:value="6.899353" calcext:value-type="float">
            <text:p>6.899353</text:p>
          </table:table-cell>
          <table:table-cell office:value-type="float" office:value="8.022675" calcext:value-type="float">
            <text:p>8.022675</text:p>
          </table:table-cell>
          <table:table-cell office:value-type="float" office:value="7.930664" calcext:value-type="float">
            <text:p>7.930664</text:p>
          </table:table-cell>
          <table:table-cell office:value-type="float" office:value="8.840454" calcext:value-type="float">
            <text:p>8.840454</text:p>
          </table:table-cell>
          <table:table-cell office:value-type="float" office:value="8.747284" calcext:value-type="float">
            <text:p>8.747284</text:p>
          </table:table-cell>
          <table:table-cell office:value-type="float" office:value="9.257446" calcext:value-type="float">
            <text:p>9.257446</text:p>
          </table:table-cell>
          <table:table-cell office:value-type="float" office:value="9.168579" calcext:value-type="float">
            <text:p>9.168579</text:p>
          </table:table-cell>
          <table:table-cell office:value-type="float" office:value="5.799225" calcext:value-type="float">
            <text:p>5.799225</text:p>
          </table:table-cell>
          <table:table-cell office:value-type="float" office:value="-8.19519" calcext:value-type="float">
            <text:p>-8.1951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012003" calcext:value-type="float">
            <text:p>6012003</text:p>
          </table:table-cell>
          <table:table-cell office:value-type="float" office:value="2.8476" calcext:value-type="float">
            <text:p>2.8476</text:p>
          </table:table-cell>
          <table:table-cell office:value-type="float" office:value="-0.79" calcext:value-type="float">
            <text:p>-0.79</text:p>
          </table:table-cell>
          <table:table-cell office:value-type="float" office:value="-6.98" calcext:value-type="float">
            <text:p>-6.98</text:p>
          </table:table-cell>
          <table:table-cell office:value-type="float" office:value="0.5092595" calcext:value-type="float">
            <text:p>0.5092595</text:p>
          </table:table-cell>
          <table:table-cell office:value-type="float" office:value="0.3222367" calcext:value-type="float">
            <text:p>0.3222367</text:p>
          </table:table-cell>
          <table:table-cell office:value-type="float" office:value="268.2" calcext:value-type="float">
            <text:p>268.2</text:p>
          </table:table-cell>
          <table:table-cell office:value-type="float" office:value="0" calcext:value-type="float">
            <text:p>0</text:p>
          </table:table-cell>
          <table:table-cell office:value-type="float" office:value="0.4879456" calcext:value-type="float">
            <text:p>0.4879456</text:p>
          </table:table-cell>
          <table:table-cell office:value-type="float" office:value="-5.948669" calcext:value-type="float">
            <text:p>-5.948669</text:p>
          </table:table-cell>
          <table:table-cell office:value-type="float" office:value="-0.2058411" calcext:value-type="float">
            <text:p>-0.2058411</text:p>
          </table:table-cell>
          <table:table-cell office:value-type="float" office:value="-2.324829" calcext:value-type="float">
            <text:p>-2.324829</text:p>
          </table:table-cell>
          <table:table-cell office:value-type="float" office:value="-0.2061157" calcext:value-type="float">
            <text:p>-0.2061157</text:p>
          </table:table-cell>
          <table:table-cell office:value-type="float" office:value="-0.5749817" calcext:value-type="float">
            <text:p>-0.5749817</text:p>
          </table:table-cell>
          <table:table-cell office:value-type="float" office:value="0.4840698" calcext:value-type="float">
            <text:p>0.4840698</text:p>
          </table:table-cell>
          <table:table-cell office:value-type="float" office:value="0.07794189" calcext:value-type="float">
            <text:p>0.07794189</text:p>
          </table:table-cell>
          <table:table-cell office:value-type="float" office:value="1.032806" calcext:value-type="float">
            <text:p>1.032806</text:p>
          </table:table-cell>
          <table:table-cell office:value-type="float" office:value="0.5754395" calcext:value-type="float">
            <text:p>0.5754395</text:p>
          </table:table-cell>
          <table:table-cell office:value-type="float" office:value="1.677277" calcext:value-type="float">
            <text:p>1.677277</text:p>
          </table:table-cell>
          <table:table-cell office:value-type="float" office:value="1.179749" calcext:value-type="float">
            <text:p>1.179749</text:p>
          </table:table-cell>
          <table:table-cell office:value-type="float" office:value="2.236511" calcext:value-type="float">
            <text:p>2.236511</text:p>
          </table:table-cell>
          <table:table-cell office:value-type="float" office:value="1.806152" calcext:value-type="float">
            <text:p>1.806152</text:p>
          </table:table-cell>
          <table:table-cell office:value-type="float" office:value="3.028381" calcext:value-type="float">
            <text:p>3.028381</text:p>
          </table:table-cell>
          <table:table-cell office:value-type="float" office:value="2.772339" calcext:value-type="float">
            <text:p>2.772339</text:p>
          </table:table-cell>
          <table:table-cell office:value-type="float" office:value="4.2099" calcext:value-type="float">
            <text:p>4.2099</text:p>
          </table:table-cell>
          <table:table-cell office:value-type="float" office:value="4.148224" calcext:value-type="float">
            <text:p>4.148224</text:p>
          </table:table-cell>
          <table:table-cell office:value-type="float" office:value="5.678467" calcext:value-type="float">
            <text:p>5.678467</text:p>
          </table:table-cell>
          <table:table-cell office:value-type="float" office:value="5.628754" calcext:value-type="float">
            <text:p>5.628754</text:p>
          </table:table-cell>
          <table:table-cell office:value-type="float" office:value="6.898529" calcext:value-type="float">
            <text:p>6.898529</text:p>
          </table:table-cell>
          <table:table-cell office:value-type="float" office:value="6.824677" calcext:value-type="float">
            <text:p>6.824677</text:p>
          </table:table-cell>
          <table:table-cell office:value-type="float" office:value="7.929688" calcext:value-type="float">
            <text:p>7.929688</text:p>
          </table:table-cell>
          <table:table-cell office:value-type="float" office:value="7.841125" calcext:value-type="float">
            <text:p>7.841125</text:p>
          </table:table-cell>
          <table:table-cell office:value-type="float" office:value="8.746307" calcext:value-type="float">
            <text:p>8.746307</text:p>
          </table:table-cell>
          <table:table-cell office:value-type="float" office:value="8.654846" calcext:value-type="float">
            <text:p>8.654846</text:p>
          </table:table-cell>
          <table:table-cell office:value-type="float" office:value="9.167664" calcext:value-type="float">
            <text:p>9.167664</text:p>
          </table:table-cell>
          <table:table-cell office:value-type="float" office:value="9.079742" calcext:value-type="float">
            <text:p>9.079742</text:p>
          </table:table-cell>
          <table:table-cell office:value-type="float" office:value="1.681152" calcext:value-type="float">
            <text:p>1.681152</text:p>
          </table:table-cell>
          <table:table-cell office:value-type="float" office:value="-10.11075" calcext:value-type="float">
            <text:p>-10.1107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012003" calcext:value-type="float">
            <text:p>7012003</text:p>
          </table:table-cell>
          <table:table-cell office:value-type="float" office:value="8.93739" calcext:value-type="float">
            <text:p>8.93739</text:p>
          </table:table-cell>
          <table:table-cell office:value-type="float" office:value="18.74" calcext:value-type="float">
            <text:p>18.74</text:p>
          </table:table-cell>
          <table:table-cell office:value-type="float" office:value="-4.97" calcext:value-type="float">
            <text:p>-4.97</text:p>
          </table:table-cell>
          <table:table-cell office:value-type="float" office:value="0.9092479" calcext:value-type="float">
            <text:p>0.9092479</text:p>
          </table:table-cell>
          <table:table-cell office:value-type="float" office:value="0.3747343" calcext:value-type="float">
            <text:p>0.3747343</text:p>
          </table:table-cell>
          <table:table-cell office:value-type="float" office:value="255.96" calcext:value-type="float">
            <text:p>255.96</text:p>
          </table:table-cell>
          <table:table-cell office:value-type="float" office:value="0" calcext:value-type="float">
            <text:p>0</text:p>
          </table:table-cell>
          <table:table-cell office:value-type="float" office:value="18.11829" calcext:value-type="float">
            <text:p>18.11829</text:p>
          </table:table-cell>
          <table:table-cell office:value-type="float" office:value="-5.964813" calcext:value-type="float">
            <text:p>-5.964813</text:p>
          </table:table-cell>
          <table:table-cell office:value-type="float" office:value="8.152863" calcext:value-type="float">
            <text:p>8.152863</text:p>
          </table:table-cell>
          <table:table-cell office:value-type="float" office:value="-2.909271" calcext:value-type="float">
            <text:p>-2.909271</text:p>
          </table:table-cell>
          <table:table-cell office:value-type="float" office:value="3.296295" calcext:value-type="float">
            <text:p>3.296295</text:p>
          </table:table-cell>
          <table:table-cell office:value-type="float" office:value="-0.8966675" calcext:value-type="float">
            <text:p>-0.8966675</text:p>
          </table:table-cell>
          <table:table-cell office:value-type="float" office:value="2.415741" calcext:value-type="float">
            <text:p>2.415741</text:p>
          </table:table-cell>
          <table:table-cell office:value-type="float" office:value="-0.1445007" calcext:value-type="float">
            <text:p>-0.1445007</text:p>
          </table:table-cell>
          <table:table-cell office:value-type="float" office:value="2.113098" calcext:value-type="float">
            <text:p>2.113098</text:p>
          </table:table-cell>
          <table:table-cell office:value-type="float" office:value="0.366394" calcext:value-type="float">
            <text:p>0.366394</text:p>
          </table:table-cell>
          <table:table-cell office:value-type="float" office:value="2.008575" calcext:value-type="float">
            <text:p>2.008575</text:p>
          </table:table-cell>
          <table:table-cell office:value-type="float" office:value="0.9711609" calcext:value-type="float">
            <text:p>0.9711609</text:p>
          </table:table-cell>
          <table:table-cell office:value-type="float" office:value="2.182861" calcext:value-type="float">
            <text:p>2.182861</text:p>
          </table:table-cell>
          <table:table-cell office:value-type="float" office:value="1.615936" calcext:value-type="float">
            <text:p>1.615936</text:p>
          </table:table-cell>
          <table:table-cell office:value-type="float" office:value="2.769775" calcext:value-type="float">
            <text:p>2.769775</text:p>
          </table:table-cell>
          <table:table-cell office:value-type="float" office:value="2.59729" calcext:value-type="float">
            <text:p>2.59729</text:p>
          </table:table-cell>
          <table:table-cell office:value-type="float" office:value="4.147156" calcext:value-type="float">
            <text:p>4.147156</text:p>
          </table:table-cell>
          <table:table-cell office:value-type="float" office:value="4.031158" calcext:value-type="float">
            <text:p>4.031158</text:p>
          </table:table-cell>
          <table:table-cell office:value-type="float" office:value="5.628174" calcext:value-type="float">
            <text:p>5.628174</text:p>
          </table:table-cell>
          <table:table-cell office:value-type="float" office:value="5.561981" calcext:value-type="float">
            <text:p>5.561981</text:p>
          </table:table-cell>
          <table:table-cell office:value-type="float" office:value="6.823944" calcext:value-type="float">
            <text:p>6.823944</text:p>
          </table:table-cell>
          <table:table-cell office:value-type="float" office:value="6.750488" calcext:value-type="float">
            <text:p>6.750488</text:p>
          </table:table-cell>
          <table:table-cell office:value-type="float" office:value="7.840179" calcext:value-type="float">
            <text:p>7.840179</text:p>
          </table:table-cell>
          <table:table-cell office:value-type="float" office:value="7.754639" calcext:value-type="float">
            <text:p>7.754639</text:p>
          </table:table-cell>
          <table:table-cell office:value-type="float" office:value="8.65387" calcext:value-type="float">
            <text:p>8.65387</text:p>
          </table:table-cell>
          <table:table-cell office:value-type="float" office:value="8.564484" calcext:value-type="float">
            <text:p>8.564484</text:p>
          </table:table-cell>
          <table:table-cell office:value-type="float" office:value="9.078827" calcext:value-type="float">
            <text:p>9.078827</text:p>
          </table:table-cell>
          <table:table-cell office:value-type="float" office:value="8.992096" calcext:value-type="float">
            <text:p>8.992096</text:p>
          </table:table-cell>
          <table:table-cell office:value-type="float" office:value="24.76645" calcext:value-type="float">
            <text:p>24.76645</text:p>
          </table:table-cell>
          <table:table-cell office:value-type="float" office:value="-9.377106" calcext:value-type="float">
            <text:p>-9.37710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012003" calcext:value-type="float">
            <text:p>8012003</text:p>
          </table:table-cell>
          <table:table-cell office:value-type="float" office:value="9.312776" calcext:value-type="float">
            <text:p>9.312776</text:p>
          </table:table-cell>
          <table:table-cell office:value-type="float" office:value="20.64" calcext:value-type="float">
            <text:p>20.64</text:p>
          </table:table-cell>
          <table:table-cell office:value-type="float" office:value="-1.72" calcext:value-type="float">
            <text:p>-1.72</text:p>
          </table:table-cell>
          <table:table-cell office:value-type="float" office:value="0.7955718" calcext:value-type="float">
            <text:p>0.7955718</text:p>
          </table:table-cell>
          <table:table-cell office:value-type="float" office:value="0.4760527" calcext:value-type="float">
            <text:p>0.4760527</text:p>
          </table:table-cell>
          <table:table-cell office:value-type="float" office:value="295.812" calcext:value-type="float">
            <text:p>295.812</text:p>
          </table:table-cell>
          <table:table-cell office:value-type="float" office:value="0" calcext:value-type="float">
            <text:p>0</text:p>
          </table:table-cell>
          <table:table-cell office:value-type="float" office:value="21.42801" calcext:value-type="float">
            <text:p>21.42801</text:p>
          </table:table-cell>
          <table:table-cell office:value-type="float" office:value="-4.005585" calcext:value-type="float">
            <text:p>-4.005585</text:p>
          </table:table-cell>
          <table:table-cell office:value-type="float" office:value="13.00485" calcext:value-type="float">
            <text:p>13.00485</text:p>
          </table:table-cell>
          <table:table-cell office:value-type="float" office:value="-1.616882" calcext:value-type="float">
            <text:p>-1.616882</text:p>
          </table:table-cell>
          <table:table-cell office:value-type="float" office:value="9.172546" calcext:value-type="float">
            <text:p>9.172546</text:p>
          </table:table-cell>
          <table:table-cell office:value-type="float" office:value="-0.2939148" calcext:value-type="float">
            <text:p>-0.2939148</text:p>
          </table:table-cell>
          <table:table-cell office:value-type="float" office:value="6.565399" calcext:value-type="float">
            <text:p>6.565399</text:p>
          </table:table-cell>
          <table:table-cell office:value-type="float" office:value="0.4150391" calcext:value-type="float">
            <text:p>0.4150391</text:p>
          </table:table-cell>
          <table:table-cell office:value-type="float" office:value="5.17392" calcext:value-type="float">
            <text:p>5.17392</text:p>
          </table:table-cell>
          <table:table-cell office:value-type="float" office:value="0.9191895" calcext:value-type="float">
            <text:p>0.9191895</text:p>
          </table:table-cell>
          <table:table-cell office:value-type="float" office:value="4.122223" calcext:value-type="float">
            <text:p>4.122223</text:p>
          </table:table-cell>
          <table:table-cell office:value-type="float" office:value="1.479889" calcext:value-type="float">
            <text:p>1.479889</text:p>
          </table:table-cell>
          <table:table-cell office:value-type="float" office:value="3.630371" calcext:value-type="float">
            <text:p>3.630371</text:p>
          </table:table-cell>
          <table:table-cell office:value-type="float" office:value="1.980591" calcext:value-type="float">
            <text:p>1.980591</text:p>
          </table:table-cell>
          <table:table-cell office:value-type="float" office:value="3.079529" calcext:value-type="float">
            <text:p>3.079529</text:p>
          </table:table-cell>
          <table:table-cell office:value-type="float" office:value="2.649841" calcext:value-type="float">
            <text:p>2.649841</text:p>
          </table:table-cell>
          <table:table-cell office:value-type="float" office:value="4.030273" calcext:value-type="float">
            <text:p>4.030273</text:p>
          </table:table-cell>
          <table:table-cell office:value-type="float" office:value="3.99649" calcext:value-type="float">
            <text:p>3.99649</text:p>
          </table:table-cell>
          <table:table-cell office:value-type="float" office:value="5.561218" calcext:value-type="float">
            <text:p>5.561218</text:p>
          </table:table-cell>
          <table:table-cell office:value-type="float" office:value="5.490875" calcext:value-type="float">
            <text:p>5.490875</text:p>
          </table:table-cell>
          <table:table-cell office:value-type="float" office:value="6.749695" calcext:value-type="float">
            <text:p>6.749695</text:p>
          </table:table-cell>
          <table:table-cell office:value-type="float" office:value="6.674072" calcext:value-type="float">
            <text:p>6.674072</text:p>
          </table:table-cell>
          <table:table-cell office:value-type="float" office:value="7.753754" calcext:value-type="float">
            <text:p>7.753754</text:p>
          </table:table-cell>
          <table:table-cell office:value-type="float" office:value="7.670197" calcext:value-type="float">
            <text:p>7.670197</text:p>
          </table:table-cell>
          <table:table-cell office:value-type="float" office:value="8.563538" calcext:value-type="float">
            <text:p>8.563538</text:p>
          </table:table-cell>
          <table:table-cell office:value-type="float" office:value="8.47583" calcext:value-type="float">
            <text:p>8.47583</text:p>
          </table:table-cell>
          <table:table-cell office:value-type="float" office:value="8.99118" calcext:value-type="float">
            <text:p>8.99118</text:p>
          </table:table-cell>
          <table:table-cell office:value-type="float" office:value="8.905212" calcext:value-type="float">
            <text:p>8.905212</text:p>
          </table:table-cell>
          <table:table-cell office:value-type="float" office:value="34.1113" calcext:value-type="float">
            <text:p>34.1113</text:p>
          </table:table-cell>
          <table:table-cell office:value-type="float" office:value="-6.512177" calcext:value-type="float">
            <text:p>-6.51217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012003" calcext:value-type="float">
            <text:p>9012003</text:p>
          </table:table-cell>
          <table:table-cell office:value-type="float" office:value="9.476348" calcext:value-type="float">
            <text:p>9.476348</text:p>
          </table:table-cell>
          <table:table-cell office:value-type="float" office:value="3.56" calcext:value-type="float">
            <text:p>3.56</text:p>
          </table:table-cell>
          <table:table-cell office:value-type="float" office:value="-3.13" calcext:value-type="float">
            <text:p>-3.13</text:p>
          </table:table-cell>
          <table:table-cell office:value-type="float" office:value="0.6467586" calcext:value-type="float">
            <text:p>0.6467586</text:p>
          </table:table-cell>
          <table:table-cell office:value-type="float" office:value="0.4294095" calcext:value-type="float">
            <text:p>0.4294095</text:p>
          </table:table-cell>
          <table:table-cell office:value-type="float" office:value="683.676" calcext:value-type="float">
            <text:p>683.676</text:p>
          </table:table-cell>
          <table:table-cell office:value-type="float" office:value="0" calcext:value-type="float">
            <text:p>0</text:p>
          </table:table-cell>
          <table:table-cell office:value-type="float" office:value="16.67706" calcext:value-type="float">
            <text:p>16.67706</text:p>
          </table:table-cell>
          <table:table-cell office:value-type="float" office:value="-3.352325" calcext:value-type="float">
            <text:p>-3.352325</text:p>
          </table:table-cell>
          <table:table-cell office:value-type="float" office:value="10.68051" calcext:value-type="float">
            <text:p>10.68051</text:p>
          </table:table-cell>
          <table:table-cell office:value-type="float" office:value="-0.1218872" calcext:value-type="float">
            <text:p>-0.1218872</text:p>
          </table:table-cell>
          <table:table-cell office:value-type="float" office:value="8.00473" calcext:value-type="float">
            <text:p>8.00473</text:p>
          </table:table-cell>
          <table:table-cell office:value-type="float" office:value="1.312073" calcext:value-type="float">
            <text:p>1.312073</text:p>
          </table:table-cell>
          <table:table-cell office:value-type="float" office:value="6.186035" calcext:value-type="float">
            <text:p>6.186035</text:p>
          </table:table-cell>
          <table:table-cell office:value-type="float" office:value="2.202698" calcext:value-type="float">
            <text:p>2.202698</text:p>
          </table:table-cell>
          <table:table-cell office:value-type="float" office:value="5.217407" calcext:value-type="float">
            <text:p>5.217407</text:p>
          </table:table-cell>
          <table:table-cell office:value-type="float" office:value="2.675171" calcext:value-type="float">
            <text:p>2.675171</text:p>
          </table:table-cell>
          <table:table-cell office:value-type="float" office:value="4.398895" calcext:value-type="float">
            <text:p>4.398895</text:p>
          </table:table-cell>
          <table:table-cell office:value-type="float" office:value="3.099548" calcext:value-type="float">
            <text:p>3.099548</text:p>
          </table:table-cell>
          <table:table-cell office:value-type="float" office:value="4.045746" calcext:value-type="float">
            <text:p>4.045746</text:p>
          </table:table-cell>
          <table:table-cell office:value-type="float" office:value="3.271729" calcext:value-type="float">
            <text:p>3.271729</text:p>
          </table:table-cell>
          <table:table-cell office:value-type="float" office:value="3.725891" calcext:value-type="float">
            <text:p>3.725891</text:p>
          </table:table-cell>
          <table:table-cell office:value-type="float" office:value="3.092407" calcext:value-type="float">
            <text:p>3.092407</text:p>
          </table:table-cell>
          <table:table-cell office:value-type="float" office:value="4.20166" calcext:value-type="float">
            <text:p>4.20166</text:p>
          </table:table-cell>
          <table:table-cell office:value-type="float" office:value="4.009888" calcext:value-type="float">
            <text:p>4.009888</text:p>
          </table:table-cell>
          <table:table-cell office:value-type="float" office:value="5.490234" calcext:value-type="float">
            <text:p>5.490234</text:p>
          </table:table-cell>
          <table:table-cell office:value-type="float" office:value="5.456543" calcext:value-type="float">
            <text:p>5.456543</text:p>
          </table:table-cell>
          <table:table-cell office:value-type="float" office:value="6.673279" calcext:value-type="float">
            <text:p>6.673279</text:p>
          </table:table-cell>
          <table:table-cell office:value-type="float" office:value="6.602386" calcext:value-type="float">
            <text:p>6.602386</text:p>
          </table:table-cell>
          <table:table-cell office:value-type="float" office:value="7.669312" calcext:value-type="float">
            <text:p>7.669312</text:p>
          </table:table-cell>
          <table:table-cell office:value-type="float" office:value="7.587036" calcext:value-type="float">
            <text:p>7.587036</text:p>
          </table:table-cell>
          <table:table-cell office:value-type="float" office:value="8.474915" calcext:value-type="float">
            <text:p>8.474915</text:p>
          </table:table-cell>
          <table:table-cell office:value-type="float" office:value="8.388855" calcext:value-type="float">
            <text:p>8.388855</text:p>
          </table:table-cell>
          <table:table-cell office:value-type="float" office:value="8.904327" calcext:value-type="float">
            <text:p>8.904327</text:p>
          </table:table-cell>
          <table:table-cell office:value-type="float" office:value="8.820374" calcext:value-type="float">
            <text:p>8.820374</text:p>
          </table:table-cell>
          <table:table-cell office:value-type="float" office:value="23.17813" calcext:value-type="float">
            <text:p>23.17813</text:p>
          </table:table-cell>
          <table:table-cell office:value-type="float" office:value="-6.913422" calcext:value-type="float">
            <text:p>-6.91342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12003" calcext:value-type="float">
            <text:p>10012003</text:p>
          </table:table-cell>
          <table:table-cell office:value-type="float" office:value="9.61818" calcext:value-type="float">
            <text:p>9.61818</text:p>
          </table:table-cell>
          <table:table-cell office:value-type="float" office:value="-2.26" calcext:value-type="float">
            <text:p>-2.26</text:p>
          </table:table-cell>
          <table:table-cell office:value-type="float" office:value="-14.3" calcext:value-type="float">
            <text:p>-14.3</text:p>
          </table:table-cell>
          <table:table-cell office:value-type="float" office:value="0.4576771" calcext:value-type="float">
            <text:p>0.4576771</text:p>
          </table:table-cell>
          <table:table-cell office:value-type="float" office:value="0.1823306" calcext:value-type="float">
            <text:p>0.1823306</text:p>
          </table:table-cell>
          <table:table-cell office:value-type="float" office:value="480.996" calcext:value-type="float">
            <text:p>480.996</text:p>
          </table:table-cell>
          <table:table-cell office:value-type="float" office:value="0" calcext:value-type="float">
            <text:p>0</text:p>
          </table:table-cell>
          <table:table-cell office:value-type="float" office:value="11.74036" calcext:value-type="float">
            <text:p>11.74036</text:p>
          </table:table-cell>
          <table:table-cell office:value-type="float" office:value="-10.02728" calcext:value-type="float">
            <text:p>-10.02728</text:p>
          </table:table-cell>
          <table:table-cell office:value-type="float" office:value="6.394409" calcext:value-type="float">
            <text:p>6.394409</text:p>
          </table:table-cell>
          <table:table-cell office:value-type="float" office:value="-3.098969" calcext:value-type="float">
            <text:p>-3.098969</text:p>
          </table:table-cell>
          <table:table-cell office:value-type="float" office:value="4.418671" calcext:value-type="float">
            <text:p>4.418671</text:p>
          </table:table-cell>
          <table:table-cell office:value-type="float" office:value="-0.4609375" calcext:value-type="float">
            <text:p>-0.4609375</text:p>
          </table:table-cell>
          <table:table-cell office:value-type="float" office:value="3.429504" calcext:value-type="float">
            <text:p>3.429504</text:p>
          </table:table-cell>
          <table:table-cell office:value-type="float" office:value="0.7814026" calcext:value-type="float">
            <text:p>0.7814026</text:p>
          </table:table-cell>
          <table:table-cell office:value-type="float" office:value="3.563141" calcext:value-type="float">
            <text:p>3.563141</text:p>
          </table:table-cell>
          <table:table-cell office:value-type="float" office:value="1.555511" calcext:value-type="float">
            <text:p>1.555511</text:p>
          </table:table-cell>
          <table:table-cell office:value-type="float" office:value="4.035278" calcext:value-type="float">
            <text:p>4.035278</text:p>
          </table:table-cell>
          <table:table-cell office:value-type="float" office:value="2.326111" calcext:value-type="float">
            <text:p>2.326111</text:p>
          </table:table-cell>
          <table:table-cell office:value-type="float" office:value="4.002319" calcext:value-type="float">
            <text:p>4.002319</text:p>
          </table:table-cell>
          <table:table-cell office:value-type="float" office:value="2.903656" calcext:value-type="float">
            <text:p>2.903656</text:p>
          </table:table-cell>
          <table:table-cell office:value-type="float" office:value="3.80777" calcext:value-type="float">
            <text:p>3.80777</text:p>
          </table:table-cell>
          <table:table-cell office:value-type="float" office:value="3.601349" calcext:value-type="float">
            <text:p>3.601349</text:p>
          </table:table-cell>
          <table:table-cell office:value-type="float" office:value="4.35556" calcext:value-type="float">
            <text:p>4.35556</text:p>
          </table:table-cell>
          <table:table-cell office:value-type="float" office:value="4.204163" calcext:value-type="float">
            <text:p>4.204163</text:p>
          </table:table-cell>
          <table:table-cell office:value-type="float" office:value="5.465942" calcext:value-type="float">
            <text:p>5.465942</text:p>
          </table:table-cell>
          <table:table-cell office:value-type="float" office:value="5.456024" calcext:value-type="float">
            <text:p>5.456024</text:p>
          </table:table-cell>
          <table:table-cell office:value-type="float" office:value="6.601715" calcext:value-type="float">
            <text:p>6.601715</text:p>
          </table:table-cell>
          <table:table-cell office:value-type="float" office:value="6.547089" calcext:value-type="float">
            <text:p>6.547089</text:p>
          </table:table-cell>
          <table:table-cell office:value-type="float" office:value="7.586182" calcext:value-type="float">
            <text:p>7.586182</text:p>
          </table:table-cell>
          <table:table-cell office:value-type="float" office:value="7.511292" calcext:value-type="float">
            <text:p>7.511292</text:p>
          </table:table-cell>
          <table:table-cell office:value-type="float" office:value="8.387939" calcext:value-type="float">
            <text:p>8.387939</text:p>
          </table:table-cell>
          <table:table-cell office:value-type="float" office:value="8.309326" calcext:value-type="float">
            <text:p>8.309326</text:p>
          </table:table-cell>
          <table:table-cell office:value-type="float" office:value="8.819489" calcext:value-type="float">
            <text:p>8.819489</text:p>
          </table:table-cell>
          <table:table-cell office:value-type="float" office:value="8.736237" calcext:value-type="float">
            <text:p>8.736237</text:p>
          </table:table-cell>
          <table:table-cell office:value-type="float" office:value="16.18658" calcext:value-type="float">
            <text:p>16.18658</text:p>
          </table:table-cell>
          <table:table-cell office:value-type="float" office:value="-15.45428" calcext:value-type="float">
            <text:p>-15.4542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1012003" calcext:value-type="float">
            <text:p>11012003</text:p>
          </table:table-cell>
          <table:table-cell office:value-type="float" office:value="9.45153" calcext:value-type="float">
            <text:p>9.45153</text:p>
          </table:table-cell>
          <table:table-cell office:value-type="float" office:value="0.11" calcext:value-type="float">
            <text:p>0.11</text:p>
          </table:table-cell>
          <table:table-cell office:value-type="float" office:value="-16.45" calcext:value-type="float">
            <text:p>-16.45</text:p>
          </table:table-cell>
          <table:table-cell office:value-type="float" office:value="0.5433609" calcext:value-type="float">
            <text:p>0.5433609</text:p>
          </table:table-cell>
          <table:table-cell office:value-type="float" office:value="0.1532985" calcext:value-type="float">
            <text:p>0.1532985</text:p>
          </table:table-cell>
          <table:table-cell office:value-type="float" office:value="182.808" calcext:value-type="float">
            <text:p>182.808</text:p>
          </table:table-cell>
          <table:table-cell office:value-type="float" office:value="0" calcext:value-type="float">
            <text:p>0</text:p>
          </table:table-cell>
          <table:table-cell office:value-type="float" office:value="12.12967" calcext:value-type="float">
            <text:p>12.12967</text:p>
          </table:table-cell>
          <table:table-cell office:value-type="float" office:value="-12.09753" calcext:value-type="float">
            <text:p>-12.09753</text:p>
          </table:table-cell>
          <table:table-cell office:value-type="float" office:value="4.598938" calcext:value-type="float">
            <text:p>4.598938</text:p>
          </table:table-cell>
          <table:table-cell office:value-type="float" office:value="-5.192657" calcext:value-type="float">
            <text:p>-5.192657</text:p>
          </table:table-cell>
          <table:table-cell office:value-type="float" office:value="0.3414307" calcext:value-type="float">
            <text:p>0.3414307</text:p>
          </table:table-cell>
          <table:table-cell office:value-type="float" office:value="-1.139496" calcext:value-type="float">
            <text:p>-1.139496</text:p>
          </table:table-cell>
          <table:table-cell office:value-type="float" office:value="0.7474365" calcext:value-type="float">
            <text:p>0.7474365</text:p>
          </table:table-cell>
          <table:table-cell office:value-type="float" office:value="-0.06967163" calcext:value-type="float">
            <text:p>-0.06967163</text:p>
          </table:table-cell>
          <table:table-cell office:value-type="float" office:value="1.566711" calcext:value-type="float">
            <text:p>1.566711</text:p>
          </table:table-cell>
          <table:table-cell office:value-type="float" office:value="0.6597595" calcext:value-type="float">
            <text:p>0.6597595</text:p>
          </table:table-cell>
          <table:table-cell office:value-type="float" office:value="2.467865" calcext:value-type="float">
            <text:p>2.467865</text:p>
          </table:table-cell>
          <table:table-cell office:value-type="float" office:value="1.378113" calcext:value-type="float">
            <text:p>1.378113</text:p>
          </table:table-cell>
          <table:table-cell office:value-type="float" office:value="3.018341" calcext:value-type="float">
            <text:p>3.018341</text:p>
          </table:table-cell>
          <table:table-cell office:value-type="float" office:value="2.076294" calcext:value-type="float">
            <text:p>2.076294</text:p>
          </table:table-cell>
          <table:table-cell office:value-type="float" office:value="3.599426" calcext:value-type="float">
            <text:p>3.599426</text:p>
          </table:table-cell>
          <table:table-cell office:value-type="float" office:value="3.107941" calcext:value-type="float">
            <text:p>3.107941</text:p>
          </table:table-cell>
          <table:table-cell office:value-type="float" office:value="4.364075" calcext:value-type="float">
            <text:p>4.364075</text:p>
          </table:table-cell>
          <table:table-cell office:value-type="float" office:value="4.306854" calcext:value-type="float">
            <text:p>4.306854</text:p>
          </table:table-cell>
          <table:table-cell office:value-type="float" office:value="5.471771" calcext:value-type="float">
            <text:p>5.471771</text:p>
          </table:table-cell>
          <table:table-cell office:value-type="float" office:value="5.466125" calcext:value-type="float">
            <text:p>5.466125</text:p>
          </table:table-cell>
          <table:table-cell office:value-type="float" office:value="6.5466" calcext:value-type="float">
            <text:p>6.5466</text:p>
          </table:table-cell>
          <table:table-cell office:value-type="float" office:value="6.506439" calcext:value-type="float">
            <text:p>6.506439</text:p>
          </table:table-cell>
          <table:table-cell office:value-type="float" office:value="7.510559" calcext:value-type="float">
            <text:p>7.510559</text:p>
          </table:table-cell>
          <table:table-cell office:value-type="float" office:value="7.441528" calcext:value-type="float">
            <text:p>7.441528</text:p>
          </table:table-cell>
          <table:table-cell office:value-type="float" office:value="8.308411" calcext:value-type="float">
            <text:p>8.308411</text:p>
          </table:table-cell>
          <table:table-cell office:value-type="float" office:value="8.223267" calcext:value-type="float">
            <text:p>8.223267</text:p>
          </table:table-cell>
          <table:table-cell office:value-type="float" office:value="8.735382" calcext:value-type="float">
            <text:p>8.735382</text:p>
          </table:table-cell>
          <table:table-cell office:value-type="float" office:value="8.651825" calcext:value-type="float">
            <text:p>8.651825</text:p>
          </table:table-cell>
          <table:table-cell office:value-type="float" office:value="18.06586" calcext:value-type="float">
            <text:p>18.06586</text:p>
          </table:table-cell>
          <table:table-cell office:value-type="float" office:value="-17.51149" calcext:value-type="float">
            <text:p>-17.5114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012003" calcext:value-type="float">
            <text:p>12012003</text:p>
          </table:table-cell>
          <table:table-cell office:value-type="float" office:value="9.436646" calcext:value-type="float">
            <text:p>9.436646</text:p>
          </table:table-cell>
          <table:table-cell office:value-type="float" office:value="9.41" calcext:value-type="float">
            <text:p>9.41</text:p>
          </table:table-cell>
          <table:table-cell office:value-type="float" office:value="-15.24" calcext:value-type="float">
            <text:p>-15.24</text:p>
          </table:table-cell>
          <table:table-cell office:value-type="float" office:value="0.7610467" calcext:value-type="float">
            <text:p>0.7610467</text:p>
          </table:table-cell>
          <table:table-cell office:value-type="float" office:value="0.1690764" calcext:value-type="float">
            <text:p>0.1690764</text:p>
          </table:table-cell>
          <table:table-cell office:value-type="float" office:value="318.096" calcext:value-type="float">
            <text:p>318.096</text:p>
          </table:table-cell>
          <table:table-cell office:value-type="float" office:value="0" calcext:value-type="float">
            <text:p>0</text:p>
          </table:table-cell>
          <table:table-cell office:value-type="float" office:value="15.37677" calcext:value-type="float">
            <text:p>15.37677</text:p>
          </table:table-cell>
          <table:table-cell office:value-type="float" office:value="-11.29544" calcext:value-type="float">
            <text:p>-11.29544</text:p>
          </table:table-cell>
          <table:table-cell office:value-type="float" office:value="5.974579" calcext:value-type="float">
            <text:p>5.974579</text:p>
          </table:table-cell>
          <table:table-cell office:value-type="float" office:value="-5.234619" calcext:value-type="float">
            <text:p>-5.234619</text:p>
          </table:table-cell>
          <table:table-cell office:value-type="float" office:value="0.3391418" calcext:value-type="float">
            <text:p>0.3391418</text:p>
          </table:table-cell>
          <table:table-cell office:value-type="float" office:value="-1.745239" calcext:value-type="float">
            <text:p>-1.745239</text:p>
          </table:table-cell>
          <table:table-cell office:value-type="float" office:value="0.08261108" calcext:value-type="float">
            <text:p>0.08261108</text:p>
          </table:table-cell>
          <table:table-cell office:value-type="float" office:value="-0.2706909" calcext:value-type="float">
            <text:p>-0.2706909</text:p>
          </table:table-cell>
          <table:table-cell office:value-type="float" office:value="0.647522" calcext:value-type="float">
            <text:p>0.647522</text:p>
          </table:table-cell>
          <table:table-cell office:value-type="float" office:value="0.3243103" calcext:value-type="float">
            <text:p>0.3243103</text:p>
          </table:table-cell>
          <table:table-cell office:value-type="float" office:value="1.369904" calcext:value-type="float">
            <text:p>1.369904</text:p>
          </table:table-cell>
          <table:table-cell office:value-type="float" office:value="1.01062" calcext:value-type="float">
            <text:p>1.01062</text:p>
          </table:table-cell>
          <table:table-cell office:value-type="float" office:value="2.070099" calcext:value-type="float">
            <text:p>2.070099</text:p>
          </table:table-cell>
          <table:table-cell office:value-type="float" office:value="1.669617" calcext:value-type="float">
            <text:p>1.669617</text:p>
          </table:table-cell>
          <table:table-cell office:value-type="float" office:value="3.103394" calcext:value-type="float">
            <text:p>3.103394</text:p>
          </table:table-cell>
          <table:table-cell office:value-type="float" office:value="2.696625" calcext:value-type="float">
            <text:p>2.696625</text:p>
          </table:table-cell>
          <table:table-cell office:value-type="float" office:value="4.30542" calcext:value-type="float">
            <text:p>4.30542</text:p>
          </table:table-cell>
          <table:table-cell office:value-type="float" office:value="4.131287" calcext:value-type="float">
            <text:p>4.131287</text:p>
          </table:table-cell>
          <table:table-cell office:value-type="float" office:value="5.469116" calcext:value-type="float">
            <text:p>5.469116</text:p>
          </table:table-cell>
          <table:table-cell office:value-type="float" office:value="5.433014" calcext:value-type="float">
            <text:p>5.433014</text:p>
          </table:table-cell>
          <table:table-cell office:value-type="float" office:value="6.506042" calcext:value-type="float">
            <text:p>6.506042</text:p>
          </table:table-cell>
          <table:table-cell office:value-type="float" office:value="6.463867" calcext:value-type="float">
            <text:p>6.463867</text:p>
          </table:table-cell>
          <table:table-cell office:value-type="float" office:value="7.440796" calcext:value-type="float">
            <text:p>7.440796</text:p>
          </table:table-cell>
          <table:table-cell office:value-type="float" office:value="7.374481" calcext:value-type="float">
            <text:p>7.374481</text:p>
          </table:table-cell>
          <table:table-cell office:value-type="float" office:value="8.222412" calcext:value-type="float">
            <text:p>8.222412</text:p>
          </table:table-cell>
          <table:table-cell office:value-type="float" office:value="8.142181" calcext:value-type="float">
            <text:p>8.142181</text:p>
          </table:table-cell>
          <table:table-cell office:value-type="float" office:value="8.65097" calcext:value-type="float">
            <text:p>8.65097</text:p>
          </table:table-cell>
          <table:table-cell office:value-type="float" office:value="8.570068" calcext:value-type="float">
            <text:p>8.570068</text:p>
          </table:table-cell>
          <table:table-cell office:value-type="float" office:value="25.17087" calcext:value-type="float">
            <text:p>25.17087</text:p>
          </table:table-cell>
          <table:table-cell office:value-type="float" office:value="-16.7514" calcext:value-type="float">
            <text:p>-16.751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3012003" calcext:value-type="float">
            <text:p>13012003</text:p>
          </table:table-cell>
          <table:table-cell office:value-type="float" office:value="6.87159" calcext:value-type="float">
            <text:p>6.87159</text:p>
          </table:table-cell>
          <table:table-cell office:value-type="float" office:value="-1.17" calcext:value-type="float">
            <text:p>-1.17</text:p>
          </table:table-cell>
          <table:table-cell office:value-type="float" office:value="-10.39" calcext:value-type="float">
            <text:p>-10.39</text:p>
          </table:table-cell>
          <table:table-cell office:value-type="float" office:value="0.4954474" calcext:value-type="float">
            <text:p>0.4954474</text:p>
          </table:table-cell>
          <table:table-cell office:value-type="float" office:value="0.2481289" calcext:value-type="float">
            <text:p>0.2481289</text:p>
          </table:table-cell>
          <table:table-cell office:value-type="float" office:value="195.912" calcext:value-type="float">
            <text:p>195.912</text:p>
          </table:table-cell>
          <table:table-cell office:value-type="float" office:value="0" calcext:value-type="float">
            <text:p>0</text:p>
          </table:table-cell>
          <table:table-cell office:value-type="float" office:value="8.290497" calcext:value-type="float">
            <text:p>8.290497</text:p>
          </table:table-cell>
          <table:table-cell office:value-type="float" office:value="-8.506622" calcext:value-type="float">
            <text:p>-8.506622</text:p>
          </table:table-cell>
          <table:table-cell office:value-type="float" office:value="2.0802" calcext:value-type="float">
            <text:p>2.0802</text:p>
          </table:table-cell>
          <table:table-cell office:value-type="float" office:value="-3.549713" calcext:value-type="float">
            <text:p>-3.549713</text:p>
          </table:table-cell>
          <table:table-cell office:value-type="float" office:value="-0.2415771" calcext:value-type="float">
            <text:p>-0.2415771</text:p>
          </table:table-cell>
          <table:table-cell office:value-type="float" office:value="-1.01886" calcext:value-type="float">
            <text:p>-1.01886</text:p>
          </table:table-cell>
          <table:table-cell office:value-type="float" office:value="0.04873657" calcext:value-type="float">
            <text:p>0.04873657</text:p>
          </table:table-cell>
          <table:table-cell office:value-type="float" office:value="-0.1769409" calcext:value-type="float">
            <text:p>-0.1769409</text:p>
          </table:table-cell>
          <table:table-cell office:value-type="float" office:value="0.4920959" calcext:value-type="float">
            <text:p>0.4920959</text:p>
          </table:table-cell>
          <table:table-cell office:value-type="float" office:value="0.284729" calcext:value-type="float">
            <text:p>0.284729</text:p>
          </table:table-cell>
          <table:table-cell office:value-type="float" office:value="1.039337" calcext:value-type="float">
            <text:p>1.039337</text:p>
          </table:table-cell>
          <table:table-cell office:value-type="float" office:value="0.846344" calcext:value-type="float">
            <text:p>0.846344</text:p>
          </table:table-cell>
          <table:table-cell office:value-type="float" office:value="1.668823" calcext:value-type="float">
            <text:p>1.668823</text:p>
          </table:table-cell>
          <table:table-cell office:value-type="float" office:value="1.467346" calcext:value-type="float">
            <text:p>1.467346</text:p>
          </table:table-cell>
          <table:table-cell office:value-type="float" office:value="2.693695" calcext:value-type="float">
            <text:p>2.693695</text:p>
          </table:table-cell>
          <table:table-cell office:value-type="float" office:value="2.456696" calcext:value-type="float">
            <text:p>2.456696</text:p>
          </table:table-cell>
          <table:table-cell office:value-type="float" office:value="4.129272" calcext:value-type="float">
            <text:p>4.129272</text:p>
          </table:table-cell>
          <table:table-cell office:value-type="float" office:value="3.943939" calcext:value-type="float">
            <text:p>3.943939</text:p>
          </table:table-cell>
          <table:table-cell office:value-type="float" office:value="5.432404" calcext:value-type="float">
            <text:p>5.432404</text:p>
          </table:table-cell>
          <table:table-cell office:value-type="float" office:value="5.360657" calcext:value-type="float">
            <text:p>5.360657</text:p>
          </table:table-cell>
          <table:table-cell office:value-type="float" office:value="6.463348" calcext:value-type="float">
            <text:p>6.463348</text:p>
          </table:table-cell>
          <table:table-cell office:value-type="float" office:value="6.409821" calcext:value-type="float">
            <text:p>6.409821</text:p>
          </table:table-cell>
          <table:table-cell office:value-type="float" office:value="7.373749" calcext:value-type="float">
            <text:p>7.373749</text:p>
          </table:table-cell>
          <table:table-cell office:value-type="float" office:value="7.307953" calcext:value-type="float">
            <text:p>7.307953</text:p>
          </table:table-cell>
          <table:table-cell office:value-type="float" office:value="8.141327" calcext:value-type="float">
            <text:p>8.141327</text:p>
          </table:table-cell>
          <table:table-cell office:value-type="float" office:value="8.064941" calcext:value-type="float">
            <text:p>8.064941</text:p>
          </table:table-cell>
          <table:table-cell office:value-type="float" office:value="8.569244" calcext:value-type="float">
            <text:p>8.569244</text:p>
          </table:table-cell>
          <table:table-cell office:value-type="float" office:value="8.491425" calcext:value-type="float">
            <text:p>8.491425</text:p>
          </table:table-cell>
          <table:table-cell office:value-type="float" office:value="13.57172" calcext:value-type="float">
            <text:p>13.57172</text:p>
          </table:table-cell>
          <table:table-cell office:value-type="float" office:value="-13.84024" calcext:value-type="float">
            <text:p>-13.8402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4012003" calcext:value-type="float">
            <text:p>14012003</text:p>
          </table:table-cell>
          <table:table-cell office:value-type="float" office:value="10.15267" calcext:value-type="float">
            <text:p>10.15267</text:p>
          </table:table-cell>
          <table:table-cell office:value-type="float" office:value="-3.02" calcext:value-type="float">
            <text:p>-3.02</text:p>
          </table:table-cell>
          <table:table-cell office:value-type="float" office:value="-13.22" calcext:value-type="float">
            <text:p>-13.22</text:p>
          </table:table-cell>
          <table:table-cell office:value-type="float" office:value="0.4328951" calcext:value-type="float">
            <text:p>0.4328951</text:p>
          </table:table-cell>
          <table:table-cell office:value-type="float" office:value="0.1987121" calcext:value-type="float">
            <text:p>0.1987121</text:p>
          </table:table-cell>
          <table:table-cell office:value-type="float" office:value="296.028" calcext:value-type="float">
            <text:p>296.028</text:p>
          </table:table-cell>
          <table:table-cell office:value-type="float" office:value="0" calcext:value-type="float">
            <text:p>0</text:p>
          </table:table-cell>
          <table:table-cell office:value-type="float" office:value="8.900513" calcext:value-type="float">
            <text:p>8.900513</text:p>
          </table:table-cell>
          <table:table-cell office:value-type="float" office:value="-9.91922" calcext:value-type="float">
            <text:p>-9.91922</text:p>
          </table:table-cell>
          <table:table-cell office:value-type="float" office:value="3.104797" calcext:value-type="float">
            <text:p>3.104797</text:p>
          </table:table-cell>
          <table:table-cell office:value-type="float" office:value="-4.404663" calcext:value-type="float">
            <text:p>-4.404663</text:p>
          </table:table-cell>
          <table:table-cell office:value-type="float" office:value="-0.2441406" calcext:value-type="float">
            <text:p>-0.2441406</text:p>
          </table:table-cell>
          <table:table-cell office:value-type="float" office:value="-1.625061" calcext:value-type="float">
            <text:p>-1.625061</text:p>
          </table:table-cell>
          <table:table-cell office:value-type="float" office:value="-0.1246948" calcext:value-type="float">
            <text:p>-0.1246948</text:p>
          </table:table-cell>
          <table:table-cell office:value-type="float" office:value="-0.2934265" calcext:value-type="float">
            <text:p>-0.2934265</text:p>
          </table:table-cell>
          <table:table-cell office:value-type="float" office:value="0.2828064" calcext:value-type="float">
            <text:p>0.2828064</text:p>
          </table:table-cell>
          <table:table-cell office:value-type="float" office:value="0.1731567" calcext:value-type="float">
            <text:p>0.1731567</text:p>
          </table:table-cell>
          <table:table-cell office:value-type="float" office:value="0.8445129" calcext:value-type="float">
            <text:p>0.8445129</text:p>
          </table:table-cell>
          <table:table-cell office:value-type="float" office:value="0.7232971" calcext:value-type="float">
            <text:p>0.7232971</text:p>
          </table:table-cell>
          <table:table-cell office:value-type="float" office:value="1.465485" calcext:value-type="float">
            <text:p>1.465485</text:p>
          </table:table-cell>
          <table:table-cell office:value-type="float" office:value="1.318481" calcext:value-type="float">
            <text:p>1.318481</text:p>
          </table:table-cell>
          <table:table-cell office:value-type="float" office:value="2.45462" calcext:value-type="float">
            <text:p>2.45462</text:p>
          </table:table-cell>
          <table:table-cell office:value-type="float" office:value="2.272034" calcext:value-type="float">
            <text:p>2.272034</text:p>
          </table:table-cell>
          <table:table-cell office:value-type="float" office:value="3.942078" calcext:value-type="float">
            <text:p>3.942078</text:p>
          </table:table-cell>
          <table:table-cell office:value-type="float" office:value="3.77536" calcext:value-type="float">
            <text:p>3.77536</text:p>
          </table:table-cell>
          <table:table-cell office:value-type="float" office:value="5.359772" calcext:value-type="float">
            <text:p>5.359772</text:p>
          </table:table-cell>
          <table:table-cell office:value-type="float" office:value="5.267944" calcext:value-type="float">
            <text:p>5.267944</text:p>
          </table:table-cell>
          <table:table-cell office:value-type="float" office:value="6.40918" calcext:value-type="float">
            <text:p>6.40918</text:p>
          </table:table-cell>
          <table:table-cell office:value-type="float" office:value="6.342926" calcext:value-type="float">
            <text:p>6.342926</text:p>
          </table:table-cell>
          <table:table-cell office:value-type="float" office:value="7.307251" calcext:value-type="float">
            <text:p>7.307251</text:p>
          </table:table-cell>
          <table:table-cell office:value-type="float" office:value="7.24057" calcext:value-type="float">
            <text:p>7.24057</text:p>
          </table:table-cell>
          <table:table-cell office:value-type="float" office:value="8.064178" calcext:value-type="float">
            <text:p>8.064178</text:p>
          </table:table-cell>
          <table:table-cell office:value-type="float" office:value="7.989868" calcext:value-type="float">
            <text:p>7.989868</text:p>
          </table:table-cell>
          <table:table-cell office:value-type="float" office:value="8.490631" calcext:value-type="float">
            <text:p>8.490631</text:p>
          </table:table-cell>
          <table:table-cell office:value-type="float" office:value="8.415802" calcext:value-type="float">
            <text:p>8.415802</text:p>
          </table:table-cell>
          <table:table-cell office:value-type="float" office:value="13.72861" calcext:value-type="float">
            <text:p>13.72861</text:p>
          </table:table-cell>
          <table:table-cell office:value-type="float" office:value="-15.82623" calcext:value-type="float">
            <text:p>-15.8262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5012003" calcext:value-type="float">
            <text:p>15012003</text:p>
          </table:table-cell>
          <table:table-cell office:value-type="float" office:value="2.6208" calcext:value-type="float">
            <text:p>2.6208</text:p>
          </table:table-cell>
          <table:table-cell office:value-type="float" office:value="-5.62" calcext:value-type="float">
            <text:p>-5.62</text:p>
          </table:table-cell>
          <table:table-cell office:value-type="float" office:value="-9.6" calcext:value-type="float">
            <text:p>-9.6</text:p>
          </table:table-cell>
          <table:table-cell office:value-type="float" office:value="0.3569721" calcext:value-type="float">
            <text:p>0.3569721</text:p>
          </table:table-cell>
          <table:table-cell office:value-type="float" office:value="0.2637747" calcext:value-type="float">
            <text:p>0.2637747</text:p>
          </table:table-cell>
          <table:table-cell office:value-type="float" office:value="283.932" calcext:value-type="float">
            <text:p>283.932</text:p>
          </table:table-cell>
          <table:table-cell office:value-type="float" office:value="0" calcext:value-type="float">
            <text:p>0</text:p>
          </table:table-cell>
          <table:table-cell office:value-type="float" office:value="-2.466644" calcext:value-type="float">
            <text:p>-2.466644</text:p>
          </table:table-cell>
          <table:table-cell office:value-type="float" office:value="-9.097595" calcext:value-type="float">
            <text:p>-9.097595</text:p>
          </table:table-cell>
          <table:table-cell office:value-type="float" office:value="-2.766113" calcext:value-type="float">
            <text:p>-2.766113</text:p>
          </table:table-cell>
          <table:table-cell office:value-type="float" office:value="-4.884521" calcext:value-type="float">
            <text:p>-4.884521</text:p>
          </table:table-cell>
          <table:table-cell office:value-type="float" office:value="-1.188477" calcext:value-type="float">
            <text:p>-1.188477</text:p>
          </table:table-cell>
          <table:table-cell office:value-type="float" office:value="-2.426941" calcext:value-type="float">
            <text:p>-2.426941</text:p>
          </table:table-cell>
          <table:table-cell office:value-type="float" office:value="-0.2535095" calcext:value-type="float">
            <text:p>-0.2535095</text:p>
          </table:table-cell>
          <table:table-cell office:value-type="float" office:value="-0.6695251" calcext:value-type="float">
            <text:p>-0.6695251</text:p>
          </table:table-cell>
          <table:table-cell office:value-type="float" office:value="0.1810608" calcext:value-type="float">
            <text:p>0.1810608</text:p>
          </table:table-cell>
          <table:table-cell office:value-type="float" office:value="-0.1452332" calcext:value-type="float">
            <text:p>-0.1452332</text:p>
          </table:table-cell>
          <table:table-cell office:value-type="float" office:value="0.7214661" calcext:value-type="float">
            <text:p>0.7214661</text:p>
          </table:table-cell>
          <table:table-cell office:value-type="float" office:value="0.4565125" calcext:value-type="float">
            <text:p>0.4565125</text:p>
          </table:table-cell>
          <table:table-cell office:value-type="float" office:value="1.316956" calcext:value-type="float">
            <text:p>1.316956</text:p>
          </table:table-cell>
          <table:table-cell office:value-type="float" office:value="1.098694" calcext:value-type="float">
            <text:p>1.098694</text:p>
          </table:table-cell>
          <table:table-cell office:value-type="float" office:value="2.270447" calcext:value-type="float">
            <text:p>2.270447</text:p>
          </table:table-cell>
          <table:table-cell office:value-type="float" office:value="2.100586" calcext:value-type="float">
            <text:p>2.100586</text:p>
          </table:table-cell>
          <table:table-cell office:value-type="float" office:value="3.773712" calcext:value-type="float">
            <text:p>3.773712</text:p>
          </table:table-cell>
          <table:table-cell office:value-type="float" office:value="3.624481" calcext:value-type="float">
            <text:p>3.624481</text:p>
          </table:table-cell>
          <table:table-cell office:value-type="float" office:value="5.266968" calcext:value-type="float">
            <text:p>5.266968</text:p>
          </table:table-cell>
          <table:table-cell office:value-type="float" office:value="5.16571" calcext:value-type="float">
            <text:p>5.16571</text:p>
          </table:table-cell>
          <table:table-cell office:value-type="float" office:value="6.342194" calcext:value-type="float">
            <text:p>6.342194</text:p>
          </table:table-cell>
          <table:table-cell office:value-type="float" office:value="6.266174" calcext:value-type="float">
            <text:p>6.266174</text:p>
          </table:table-cell>
          <table:table-cell office:value-type="float" office:value="7.239868" calcext:value-type="float">
            <text:p>7.239868</text:p>
          </table:table-cell>
          <table:table-cell office:value-type="float" office:value="7.170349" calcext:value-type="float">
            <text:p>7.170349</text:p>
          </table:table-cell>
          <table:table-cell office:value-type="float" office:value="7.989075" calcext:value-type="float">
            <text:p>7.989075</text:p>
          </table:table-cell>
          <table:table-cell office:value-type="float" office:value="7.916046" calcext:value-type="float">
            <text:p>7.916046</text:p>
          </table:table-cell>
          <table:table-cell office:value-type="float" office:value="8.415039" calcext:value-type="float">
            <text:p>8.415039</text:p>
          </table:table-cell>
          <table:table-cell office:value-type="float" office:value="8.341644" calcext:value-type="float">
            <text:p>8.341644</text:p>
          </table:table-cell>
          <table:table-cell office:value-type="float" office:value="-3.42453" calcext:value-type="float">
            <text:p>-3.42453</text:p>
          </table:table-cell>
          <table:table-cell office:value-type="float" office:value="-13.50076" calcext:value-type="float">
            <text:p>-13.5007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6012003" calcext:value-type="float">
            <text:p>16012003</text:p>
          </table:table-cell>
          <table:table-cell office:value-type="float" office:value="10.25146" calcext:value-type="float">
            <text:p>10.25146</text:p>
          </table:table-cell>
          <table:table-cell office:value-type="float" office:value="-7.68" calcext:value-type="float">
            <text:p>-7.68</text:p>
          </table:table-cell>
          <table:table-cell office:value-type="float" office:value="-14.33" calcext:value-type="float">
            <text:p>-14.33</text:p>
          </table:table-cell>
          <table:table-cell office:value-type="float" office:value="0.3055731" calcext:value-type="float">
            <text:p>0.3055731</text:p>
          </table:table-cell>
          <table:table-cell office:value-type="float" office:value="0.1818933" calcext:value-type="float">
            <text:p>0.1818933</text:p>
          </table:table-cell>
          <table:table-cell office:value-type="float" office:value="514.476" calcext:value-type="float">
            <text:p>514.476</text:p>
          </table:table-cell>
          <table:table-cell office:value-type="float" office:value="0" calcext:value-type="float">
            <text:p>0</text:p>
          </table:table-cell>
          <table:table-cell office:value-type="float" office:value="6.932434" calcext:value-type="float">
            <text:p>6.932434</text:p>
          </table:table-cell>
          <table:table-cell office:value-type="float" office:value="-10.74548" calcext:value-type="float">
            <text:p>-10.74548</text:p>
          </table:table-cell>
          <table:table-cell office:value-type="float" office:value="1.425659" calcext:value-type="float">
            <text:p>1.425659</text:p>
          </table:table-cell>
          <table:table-cell office:value-type="float" office:value="-5.654236" calcext:value-type="float">
            <text:p>-5.654236</text:p>
          </table:table-cell>
          <table:table-cell office:value-type="float" office:value="-1.128143" calcext:value-type="float">
            <text:p>-1.128143</text:p>
          </table:table-cell>
          <table:table-cell office:value-type="float" office:value="-3.17984" calcext:value-type="float">
            <text:p>-3.17984</text:p>
          </table:table-cell>
          <table:table-cell office:value-type="float" office:value="-0.6785278" calcext:value-type="float">
            <text:p>-0.6785278</text:p>
          </table:table-cell>
          <table:table-cell office:value-type="float" office:value="-1.059845" calcext:value-type="float">
            <text:p>-1.059845</text:p>
          </table:table-cell>
          <table:table-cell office:value-type="float" office:value="-0.1478271" calcext:value-type="float">
            <text:p>-0.1478271</text:p>
          </table:table-cell>
          <table:table-cell office:value-type="float" office:value="-0.3008423" calcext:value-type="float">
            <text:p>-0.3008423</text:p>
          </table:table-cell>
          <table:table-cell office:value-type="float" office:value="0.4532166" calcext:value-type="float">
            <text:p>0.4532166</text:p>
          </table:table-cell>
          <table:table-cell office:value-type="float" office:value="0.2674255" calcext:value-type="float">
            <text:p>0.2674255</text:p>
          </table:table-cell>
          <table:table-cell office:value-type="float" office:value="1.095764" calcext:value-type="float">
            <text:p>1.095764</text:p>
          </table:table-cell>
          <table:table-cell office:value-type="float" office:value="0.8969116" calcext:value-type="float">
            <text:p>0.8969116</text:p>
          </table:table-cell>
          <table:table-cell office:value-type="float" office:value="2.098602" calcext:value-type="float">
            <text:p>2.098602</text:p>
          </table:table-cell>
          <table:table-cell office:value-type="float" office:value="1.903503" calcext:value-type="float">
            <text:p>1.903503</text:p>
          </table:table-cell>
          <table:table-cell office:value-type="float" office:value="3.622955" calcext:value-type="float">
            <text:p>3.622955</text:p>
          </table:table-cell>
          <table:table-cell office:value-type="float" office:value="3.471649" calcext:value-type="float">
            <text:p>3.471649</text:p>
          </table:table-cell>
          <table:table-cell office:value-type="float" office:value="5.164612" calcext:value-type="float">
            <text:p>5.164612</text:p>
          </table:table-cell>
          <table:table-cell office:value-type="float" office:value="5.057739" calcext:value-type="float">
            <text:p>5.057739</text:p>
          </table:table-cell>
          <table:table-cell office:value-type="float" office:value="6.26535" calcext:value-type="float">
            <text:p>6.26535</text:p>
          </table:table-cell>
          <table:table-cell office:value-type="float" office:value="6.18222" calcext:value-type="float">
            <text:p>6.18222</text:p>
          </table:table-cell>
          <table:table-cell office:value-type="float" office:value="7.169617" calcext:value-type="float">
            <text:p>7.169617</text:p>
          </table:table-cell>
          <table:table-cell office:value-type="float" office:value="7.097137" calcext:value-type="float">
            <text:p>7.097137</text:p>
          </table:table-cell>
          <table:table-cell office:value-type="float" office:value="7.915314" calcext:value-type="float">
            <text:p>7.915314</text:p>
          </table:table-cell>
          <table:table-cell office:value-type="float" office:value="7.842957" calcext:value-type="float">
            <text:p>7.842957</text:p>
          </table:table-cell>
          <table:table-cell office:value-type="float" office:value="8.340881" calcext:value-type="float">
            <text:p>8.340881</text:p>
          </table:table-cell>
          <table:table-cell office:value-type="float" office:value="8.269073" calcext:value-type="float">
            <text:p>8.269073</text:p>
          </table:table-cell>
          <table:table-cell office:value-type="float" office:value="11.78448" calcext:value-type="float">
            <text:p>11.78448</text:p>
          </table:table-cell>
          <table:table-cell office:value-type="float" office:value="-17.34674" calcext:value-type="float">
            <text:p>-17.3467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7012003" calcext:value-type="float">
            <text:p>17012003</text:p>
          </table:table-cell>
          <table:table-cell office:value-type="float" office:value="10.92229" calcext:value-type="float">
            <text:p>10.92229</text:p>
          </table:table-cell>
          <table:table-cell office:value-type="float" office:value="-5.14" calcext:value-type="float">
            <text:p>-5.14</text:p>
          </table:table-cell>
          <table:table-cell office:value-type="float" office:value="-22.74" calcext:value-type="float">
            <text:p>-22.74</text:p>
          </table:table-cell>
          <table:table-cell office:value-type="float" office:value="0.370013" calcext:value-type="float">
            <text:p>0.370013</text:p>
          </table:table-cell>
          <table:table-cell office:value-type="float" office:value="0.09073069" calcext:value-type="float">
            <text:p>0.09073069</text:p>
          </table:table-cell>
          <table:table-cell office:value-type="float" office:value="260.856" calcext:value-type="float">
            <text:p>260.856</text:p>
          </table:table-cell>
          <table:table-cell office:value-type="float" office:value="0" calcext:value-type="float">
            <text:p>0</text:p>
          </table:table-cell>
          <table:table-cell office:value-type="float" office:value="3.866913" calcext:value-type="float">
            <text:p>3.866913</text:p>
          </table:table-cell>
          <table:table-cell office:value-type="float" office:value="-15.63177" calcext:value-type="float">
            <text:p>-15.63177</text:p>
          </table:table-cell>
          <table:table-cell office:value-type="float" office:value="-1.844147" calcext:value-type="float">
            <text:p>-1.844147</text:p>
          </table:table-cell>
          <table:table-cell office:value-type="float" office:value="-8.417908" calcext:value-type="float">
            <text:p>-8.417908</text:p>
          </table:table-cell>
          <table:table-cell office:value-type="float" office:value="-2.38208" calcext:value-type="float">
            <text:p>-2.38208</text:p>
          </table:table-cell>
          <table:table-cell office:value-type="float" office:value="-4.582947" calcext:value-type="float">
            <text:p>-4.582947</text:p>
          </table:table-cell>
          <table:table-cell office:value-type="float" office:value="-1.009796" calcext:value-type="float">
            <text:p>-1.009796</text:p>
          </table:table-cell>
          <table:table-cell office:value-type="float" office:value="-1.850342" calcext:value-type="float">
            <text:p>-1.850342</text:p>
          </table:table-cell>
          <table:table-cell office:value-type="float" office:value="-0.3042297" calcext:value-type="float">
            <text:p>-0.3042297</text:p>
          </table:table-cell>
          <table:table-cell office:value-type="float" office:value="-0.8471375" calcext:value-type="float">
            <text:p>-0.8471375</text:p>
          </table:table-cell>
          <table:table-cell office:value-type="float" office:value="0.2653198" calcext:value-type="float">
            <text:p>0.2653198</text:p>
          </table:table-cell>
          <table:table-cell office:value-type="float" office:value="-0.1097107" calcext:value-type="float">
            <text:p>-0.1097107</text:p>
          </table:table-cell>
          <table:table-cell office:value-type="float" office:value="0.8952026" calcext:value-type="float">
            <text:p>0.8952026</text:p>
          </table:table-cell>
          <table:table-cell office:value-type="float" office:value="0.5818787" calcext:value-type="float">
            <text:p>0.5818787</text:p>
          </table:table-cell>
          <table:table-cell office:value-type="float" office:value="1.901733" calcext:value-type="float">
            <text:p>1.901733</text:p>
          </table:table-cell>
          <table:table-cell office:value-type="float" office:value="1.685547" calcext:value-type="float">
            <text:p>1.685547</text:p>
          </table:table-cell>
          <table:table-cell office:value-type="float" office:value="3.470062" calcext:value-type="float">
            <text:p>3.470062</text:p>
          </table:table-cell>
          <table:table-cell office:value-type="float" office:value="3.314911" calcext:value-type="float">
            <text:p>3.314911</text:p>
          </table:table-cell>
          <table:table-cell office:value-type="float" office:value="5.056549" calcext:value-type="float">
            <text:p>5.056549</text:p>
          </table:table-cell>
          <table:table-cell office:value-type="float" office:value="4.944458" calcext:value-type="float">
            <text:p>4.944458</text:p>
          </table:table-cell>
          <table:table-cell office:value-type="float" office:value="6.181335" calcext:value-type="float">
            <text:p>6.181335</text:p>
          </table:table-cell>
          <table:table-cell office:value-type="float" office:value="6.09317" calcext:value-type="float">
            <text:p>6.09317</text:p>
          </table:table-cell>
          <table:table-cell office:value-type="float" office:value="7.096375" calcext:value-type="float">
            <text:p>7.096375</text:p>
          </table:table-cell>
          <table:table-cell office:value-type="float" office:value="7.020538" calcext:value-type="float">
            <text:p>7.020538</text:p>
          </table:table-cell>
          <table:table-cell office:value-type="float" office:value="7.842224" calcext:value-type="float">
            <text:p>7.842224</text:p>
          </table:table-cell>
          <table:table-cell office:value-type="float" office:value="7.769775" calcext:value-type="float">
            <text:p>7.769775</text:p>
          </table:table-cell>
          <table:table-cell office:value-type="float" office:value="8.268341" calcext:value-type="float">
            <text:p>8.268341</text:p>
          </table:table-cell>
          <table:table-cell office:value-type="float" office:value="8.19809" calcext:value-type="float">
            <text:p>8.19809</text:p>
          </table:table-cell>
          <table:table-cell office:value-type="float" office:value="5.258057" calcext:value-type="float">
            <text:p>5.258057</text:p>
          </table:table-cell>
          <table:table-cell office:value-type="float" office:value="-23.90205" calcext:value-type="float">
            <text:p>-23.9020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8012003" calcext:value-type="float">
            <text:p>18012003</text:p>
          </table:table-cell>
          <table:table-cell office:value-type="float" office:value="10.31256" calcext:value-type="float">
            <text:p>10.31256</text:p>
          </table:table-cell>
          <table:table-cell office:value-type="float" office:value="-2.86" calcext:value-type="float">
            <text:p>-2.86</text:p>
          </table:table-cell>
          <table:table-cell office:value-type="float" office:value="-13.92" calcext:value-type="float">
            <text:p>-13.92</text:p>
          </table:table-cell>
          <table:table-cell office:value-type="float" office:value="0.4380099" calcext:value-type="float">
            <text:p>0.4380099</text:p>
          </table:table-cell>
          <table:table-cell office:value-type="float" office:value="0.1879493" calcext:value-type="float">
            <text:p>0.1879493</text:p>
          </table:table-cell>
          <table:table-cell office:value-type="float" office:value="411.948" calcext:value-type="float">
            <text:p>411.948</text:p>
          </table:table-cell>
          <table:table-cell office:value-type="float" office:value="0" calcext:value-type="float">
            <text:p>0</text:p>
          </table:table-cell>
          <table:table-cell office:value-type="float" office:value="8.816223" calcext:value-type="float">
            <text:p>8.816223</text:p>
          </table:table-cell>
          <table:table-cell office:value-type="float" office:value="-10.95181" calcext:value-type="float">
            <text:p>-10.95181</text:p>
          </table:table-cell>
          <table:table-cell office:value-type="float" office:value="1.78595" calcext:value-type="float">
            <text:p>1.78595</text:p>
          </table:table-cell>
          <table:table-cell office:value-type="float" office:value="-5.488068" calcext:value-type="float">
            <text:p>-5.488068</text:p>
          </table:table-cell>
          <table:table-cell office:value-type="float" office:value="-1.357666" calcext:value-type="float">
            <text:p>-1.357666</text:p>
          </table:table-cell>
          <table:table-cell office:value-type="float" office:value="-3.562012" calcext:value-type="float">
            <text:p>-3.562012</text:p>
          </table:table-cell>
          <table:table-cell office:value-type="float" office:value="-1.466125" calcext:value-type="float">
            <text:p>-1.466125</text:p>
          </table:table-cell>
          <table:table-cell office:value-type="float" office:value="-2.077179" calcext:value-type="float">
            <text:p>-2.077179</text:p>
          </table:table-cell>
          <table:table-cell office:value-type="float" office:value="-0.8545837" calcext:value-type="float">
            <text:p>-0.8545837</text:p>
          </table:table-cell>
          <table:table-cell office:value-type="float" office:value="-1.094238" calcext:value-type="float">
            <text:p>-1.094238</text:p>
          </table:table-cell>
          <table:table-cell office:value-type="float" office:value="-0.1104126" calcext:value-type="float">
            <text:p>-0.1104126</text:p>
          </table:table-cell>
          <table:table-cell office:value-type="float" office:value="-0.1416931" calcext:value-type="float">
            <text:p>-0.1416931</text:p>
          </table:table-cell>
          <table:table-cell office:value-type="float" office:value="0.5799866" calcext:value-type="float">
            <text:p>0.5799866</text:p>
          </table:table-cell>
          <table:table-cell office:value-type="float" office:value="0.481781" calcext:value-type="float">
            <text:p>0.481781</text:p>
          </table:table-cell>
          <table:table-cell office:value-type="float" office:value="1.682983" calcext:value-type="float">
            <text:p>1.682983</text:p>
          </table:table-cell>
          <table:table-cell office:value-type="float" office:value="1.501129" calcext:value-type="float">
            <text:p>1.501129</text:p>
          </table:table-cell>
          <table:table-cell office:value-type="float" office:value="3.313171" calcext:value-type="float">
            <text:p>3.313171</text:p>
          </table:table-cell>
          <table:table-cell office:value-type="float" office:value="3.149139" calcext:value-type="float">
            <text:p>3.149139</text:p>
          </table:table-cell>
          <table:table-cell office:value-type="float" office:value="4.943268" calcext:value-type="float">
            <text:p>4.943268</text:p>
          </table:table-cell>
          <table:table-cell office:value-type="float" office:value="4.825348" calcext:value-type="float">
            <text:p>4.825348</text:p>
          </table:table-cell>
          <table:table-cell office:value-type="float" office:value="6.092194" calcext:value-type="float">
            <text:p>6.092194</text:p>
          </table:table-cell>
          <table:table-cell office:value-type="float" office:value="5.999237" calcext:value-type="float">
            <text:p>5.999237</text:p>
          </table:table-cell>
          <table:table-cell office:value-type="float" office:value="7.019775" calcext:value-type="float">
            <text:p>7.019775</text:p>
          </table:table-cell>
          <table:table-cell office:value-type="float" office:value="6.941254" calcext:value-type="float">
            <text:p>6.941254</text:p>
          </table:table-cell>
          <table:table-cell office:value-type="float" office:value="7.769012" calcext:value-type="float">
            <text:p>7.769012</text:p>
          </table:table-cell>
          <table:table-cell office:value-type="float" office:value="7.696228" calcext:value-type="float">
            <text:p>7.696228</text:p>
          </table:table-cell>
          <table:table-cell office:value-type="float" office:value="8.197327" calcext:value-type="float">
            <text:p>8.197327</text:p>
          </table:table-cell>
          <table:table-cell office:value-type="float" office:value="8.127899" calcext:value-type="float">
            <text:p>8.127899</text:p>
          </table:table-cell>
          <table:table-cell office:value-type="float" office:value="13.83597" calcext:value-type="float">
            <text:p>13.83597</text:p>
          </table:table-cell>
          <table:table-cell office:value-type="float" office:value="-16.06717" calcext:value-type="float">
            <text:p>-16.0671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9012003" calcext:value-type="float">
            <text:p>19012003</text:p>
          </table:table-cell>
          <table:table-cell office:value-type="float" office:value="9.450376" calcext:value-type="float">
            <text:p>9.450376</text:p>
          </table:table-cell>
          <table:table-cell office:value-type="float" office:value="6.22" calcext:value-type="float">
            <text:p>6.22</text:p>
          </table:table-cell>
          <table:table-cell office:value-type="float" office:value="-16.21" calcext:value-type="float">
            <text:p>-16.21</text:p>
          </table:table-cell>
          <table:table-cell office:value-type="float" office:value="0.8105145" calcext:value-type="float">
            <text:p>0.8105145</text:p>
          </table:table-cell>
          <table:table-cell office:value-type="float" office:value="0.1563181" calcext:value-type="float">
            <text:p>0.1563181</text:p>
          </table:table-cell>
          <table:table-cell office:value-type="float" office:value="208.62" calcext:value-type="float">
            <text:p>208.62</text:p>
          </table:table-cell>
          <table:table-cell office:value-type="float" office:value="0" calcext:value-type="float">
            <text:p>0</text:p>
          </table:table-cell>
          <table:table-cell office:value-type="float" office:value="14.88626" calcext:value-type="float">
            <text:p>14.88626</text:p>
          </table:table-cell>
          <table:table-cell office:value-type="float" office:value="-12.56888" calcext:value-type="float">
            <text:p>-12.56888</text:p>
          </table:table-cell>
          <table:table-cell office:value-type="float" office:value="4.626953" calcext:value-type="float">
            <text:p>4.626953</text:p>
          </table:table-cell>
          <table:table-cell office:value-type="float" office:value="-7.301666" calcext:value-type="float">
            <text:p>-7.301666</text:p>
          </table:table-cell>
          <table:table-cell office:value-type="float" office:value="-0.7268372" calcext:value-type="float">
            <text:p>-0.7268372</text:p>
          </table:table-cell>
          <table:table-cell office:value-type="float" office:value="-4.485779" calcext:value-type="float">
            <text:p>-4.485779</text:p>
          </table:table-cell>
          <table:table-cell office:value-type="float" office:value="-1.205505" calcext:value-type="float">
            <text:p>-1.205505</text:p>
          </table:table-cell>
          <table:table-cell office:value-type="float" office:value="-2.35849" calcext:value-type="float">
            <text:p>-2.35849</text:p>
          </table:table-cell>
          <table:table-cell office:value-type="float" office:value="-0.8431091" calcext:value-type="float">
            <text:p>-0.8431091</text:p>
          </table:table-cell>
          <table:table-cell office:value-type="float" office:value="-1.25943" calcext:value-type="float">
            <text:p>-1.25943</text:p>
          </table:table-cell>
          <table:table-cell office:value-type="float" office:value="-0.1422119" calcext:value-type="float">
            <text:p>-0.1422119</text:p>
          </table:table-cell>
          <table:table-cell office:value-type="float" office:value="-0.1815796" calcext:value-type="float">
            <text:p>-0.1815796</text:p>
          </table:table-cell>
          <table:table-cell office:value-type="float" office:value="0.4810791" calcext:value-type="float">
            <text:p>0.4810791</text:p>
          </table:table-cell>
          <table:table-cell office:value-type="float" office:value="0.4144592" calcext:value-type="float">
            <text:p>0.4144592</text:p>
          </table:table-cell>
          <table:table-cell office:value-type="float" office:value="1.499725" calcext:value-type="float">
            <text:p>1.499725</text:p>
          </table:table-cell>
          <table:table-cell office:value-type="float" office:value="1.383484" calcext:value-type="float">
            <text:p>1.383484</text:p>
          </table:table-cell>
          <table:table-cell office:value-type="float" office:value="3.147491" calcext:value-type="float">
            <text:p>3.147491</text:p>
          </table:table-cell>
          <table:table-cell office:value-type="float" office:value="3.002533" calcext:value-type="float">
            <text:p>3.002533</text:p>
          </table:table-cell>
          <table:table-cell office:value-type="float" office:value="4.824036" calcext:value-type="float">
            <text:p>4.824036</text:p>
          </table:table-cell>
          <table:table-cell office:value-type="float" office:value="4.703033" calcext:value-type="float">
            <text:p>4.703033</text:p>
          </table:table-cell>
          <table:table-cell office:value-type="float" office:value="5.99826" calcext:value-type="float">
            <text:p>5.99826</text:p>
          </table:table-cell>
          <table:table-cell office:value-type="float" office:value="5.900818" calcext:value-type="float">
            <text:p>5.900818</text:p>
          </table:table-cell>
          <table:table-cell office:value-type="float" office:value="6.940399" calcext:value-type="float">
            <text:p>6.940399</text:p>
          </table:table-cell>
          <table:table-cell office:value-type="float" office:value="6.858826" calcext:value-type="float">
            <text:p>6.858826</text:p>
          </table:table-cell>
          <table:table-cell office:value-type="float" office:value="7.695465" calcext:value-type="float">
            <text:p>7.695465</text:p>
          </table:table-cell>
          <table:table-cell office:value-type="float" office:value="7.621948" calcext:value-type="float">
            <text:p>7.621948</text:p>
          </table:table-cell>
          <table:table-cell office:value-type="float" office:value="8.127197" calcext:value-type="float">
            <text:p>8.127197</text:p>
          </table:table-cell>
          <table:table-cell office:value-type="float" office:value="8.058044" calcext:value-type="float">
            <text:p>8.058044</text:p>
          </table:table-cell>
          <table:table-cell office:value-type="float" office:value="24.37875" calcext:value-type="float">
            <text:p>24.37875</text:p>
          </table:table-cell>
          <table:table-cell office:value-type="float" office:value="-18.27184" calcext:value-type="float">
            <text:p>-18.2718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0012003" calcext:value-type="float">
            <text:p>20012003</text:p>
          </table:table-cell>
          <table:table-cell office:value-type="float" office:value="9.146266" calcext:value-type="float">
            <text:p>9.146266</text:p>
          </table:table-cell>
          <table:table-cell office:value-type="float" office:value="-2.2" calcext:value-type="float">
            <text:p>-2.2</text:p>
          </table:table-cell>
          <table:table-cell office:value-type="float" office:value="-7.59" calcext:value-type="float">
            <text:p>-7.59</text:p>
          </table:table-cell>
          <table:table-cell office:value-type="float" office:value="0.4596862" calcext:value-type="float">
            <text:p>0.4596862</text:p>
          </table:table-cell>
          <table:table-cell office:value-type="float" office:value="0.3076712" calcext:value-type="float">
            <text:p>0.3076712</text:p>
          </table:table-cell>
          <table:table-cell office:value-type="float" office:value="341.136" calcext:value-type="float">
            <text:p>341.136</text:p>
          </table:table-cell>
          <table:table-cell office:value-type="float" office:value="0" calcext:value-type="float">
            <text:p>0</text:p>
          </table:table-cell>
          <table:table-cell office:value-type="float" office:value="11.97748" calcext:value-type="float">
            <text:p>11.97748</text:p>
          </table:table-cell>
          <table:table-cell office:value-type="float" office:value="-7.475494" calcext:value-type="float">
            <text:p>-7.475494</text:p>
          </table:table-cell>
          <table:table-cell office:value-type="float" office:value="4.310272" calcext:value-type="float">
            <text:p>4.310272</text:p>
          </table:table-cell>
          <table:table-cell office:value-type="float" office:value="-3.679596" calcext:value-type="float">
            <text:p>-3.679596</text:p>
          </table:table-cell>
          <table:table-cell office:value-type="float" office:value="-0.3998108" calcext:value-type="float">
            <text:p>-0.3998108</text:p>
          </table:table-cell>
          <table:table-cell office:value-type="float" office:value="-2.066132" calcext:value-type="float">
            <text:p>-2.066132</text:p>
          </table:table-cell>
          <table:table-cell office:value-type="float" office:value="-0.9405518" calcext:value-type="float">
            <text:p>-0.9405518</text:p>
          </table:table-cell>
          <table:table-cell office:value-type="float" office:value="-1.270966" calcext:value-type="float">
            <text:p>-1.270966</text:p>
          </table:table-cell>
          <table:table-cell office:value-type="float" office:value="-0.6488647" calcext:value-type="float">
            <text:p>-0.6488647</text:p>
          </table:table-cell>
          <table:table-cell office:value-type="float" office:value="-0.8394165" calcext:value-type="float">
            <text:p>-0.8394165</text:p>
          </table:table-cell>
          <table:table-cell office:value-type="float" office:value="-0.1702271" calcext:value-type="float">
            <text:p>-0.1702271</text:p>
          </table:table-cell>
          <table:table-cell office:value-type="float" office:value="-0.1753235" calcext:value-type="float">
            <text:p>-0.1753235</text:p>
          </table:table-cell>
          <table:table-cell office:value-type="float" office:value="0.4141541" calcext:value-type="float">
            <text:p>0.4141541</text:p>
          </table:table-cell>
          <table:table-cell office:value-type="float" office:value="0.3844299" calcext:value-type="float">
            <text:p>0.3844299</text:p>
          </table:table-cell>
          <table:table-cell office:value-type="float" office:value="1.382538" calcext:value-type="float">
            <text:p>1.382538</text:p>
          </table:table-cell>
          <table:table-cell office:value-type="float" office:value="1.305145" calcext:value-type="float">
            <text:p>1.305145</text:p>
          </table:table-cell>
          <table:table-cell office:value-type="float" office:value="3.001099" calcext:value-type="float">
            <text:p>3.001099</text:p>
          </table:table-cell>
          <table:table-cell office:value-type="float" office:value="2.879333" calcext:value-type="float">
            <text:p>2.879333</text:p>
          </table:table-cell>
          <table:table-cell office:value-type="float" office:value="4.701752" calcext:value-type="float">
            <text:p>4.701752</text:p>
          </table:table-cell>
          <table:table-cell office:value-type="float" office:value="4.583862" calcext:value-type="float">
            <text:p>4.583862</text:p>
          </table:table-cell>
          <table:table-cell office:value-type="float" office:value="5.89978" calcext:value-type="float">
            <text:p>5.89978</text:p>
          </table:table-cell>
          <table:table-cell office:value-type="float" office:value="5.800385" calcext:value-type="float">
            <text:p>5.800385</text:p>
          </table:table-cell>
          <table:table-cell office:value-type="float" office:value="6.857941" calcext:value-type="float">
            <text:p>6.857941</text:p>
          </table:table-cell>
          <table:table-cell office:value-type="float" office:value="6.773834" calcext:value-type="float">
            <text:p>6.773834</text:p>
          </table:table-cell>
          <table:table-cell office:value-type="float" office:value="7.621155" calcext:value-type="float">
            <text:p>7.621155</text:p>
          </table:table-cell>
          <table:table-cell office:value-type="float" office:value="7.546783" calcext:value-type="float">
            <text:p>7.546783</text:p>
          </table:table-cell>
          <table:table-cell office:value-type="float" office:value="8.057312" calcext:value-type="float">
            <text:p>8.057312</text:p>
          </table:table-cell>
          <table:table-cell office:value-type="float" office:value="7.988373" calcext:value-type="float">
            <text:p>7.988373</text:p>
          </table:table-cell>
          <table:table-cell office:value-type="float" office:value="17.50662" calcext:value-type="float">
            <text:p>17.50662</text:p>
          </table:table-cell>
          <table:table-cell office:value-type="float" office:value="-11.61035" calcext:value-type="float">
            <text:p>-11.6103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1012003" calcext:value-type="float">
            <text:p>21012003</text:p>
          </table:table-cell>
          <table:table-cell office:value-type="float" office:value="6.003364" calcext:value-type="float">
            <text:p>6.003364</text:p>
          </table:table-cell>
          <table:table-cell office:value-type="float" office:value="-7.75" calcext:value-type="float">
            <text:p>-7.75</text:p>
          </table:table-cell>
          <table:table-cell office:value-type="float" office:value="-10.21" calcext:value-type="float">
            <text:p>-10.21</text:p>
          </table:table-cell>
          <table:table-cell office:value-type="float" office:value="0.3039498" calcext:value-type="float">
            <text:p>0.3039498</text:p>
          </table:table-cell>
          <table:table-cell office:value-type="float" office:value="0.251619" calcext:value-type="float">
            <text:p>0.251619</text:p>
          </table:table-cell>
          <table:table-cell office:value-type="float" office:value="276.48" calcext:value-type="float">
            <text:p>276.48</text:p>
          </table:table-cell>
          <table:table-cell office:value-type="float" office:value="0" calcext:value-type="float">
            <text:p>0</text:p>
          </table:table-cell>
          <table:table-cell office:value-type="float" office:value="1.890472" calcext:value-type="float">
            <text:p>1.890472</text:p>
          </table:table-cell>
          <table:table-cell office:value-type="float" office:value="-9.560394" calcext:value-type="float">
            <text:p>-9.560394</text:p>
          </table:table-cell>
          <table:table-cell office:value-type="float" office:value="-2.055939" calcext:value-type="float">
            <text:p>-2.055939</text:p>
          </table:table-cell>
          <table:table-cell office:value-type="float" office:value="-5.437775" calcext:value-type="float">
            <text:p>-5.437775</text:p>
          </table:table-cell>
          <table:table-cell office:value-type="float" office:value="-1.690704" calcext:value-type="float">
            <text:p>-1.690704</text:p>
          </table:table-cell>
          <table:table-cell office:value-type="float" office:value="-3.128479" calcext:value-type="float">
            <text:p>-3.128479</text:p>
          </table:table-cell>
          <table:table-cell office:value-type="float" office:value="-1.014801" calcext:value-type="float">
            <text:p>-1.014801</text:p>
          </table:table-cell>
          <table:table-cell office:value-type="float" office:value="-1.661713" calcext:value-type="float">
            <text:p>-1.661713</text:p>
          </table:table-cell>
          <table:table-cell office:value-type="float" office:value="-0.651886" calcext:value-type="float">
            <text:p>-0.651886</text:p>
          </table:table-cell>
          <table:table-cell office:value-type="float" office:value="-0.9243774" calcext:value-type="float">
            <text:p>-0.9243774</text:p>
          </table:table-cell>
          <table:table-cell office:value-type="float" office:value="-0.1711426" calcext:value-type="float">
            <text:p>-0.1711426</text:p>
          </table:table-cell>
          <table:table-cell office:value-type="float" office:value="-0.206665" calcext:value-type="float">
            <text:p>-0.206665</text:p>
          </table:table-cell>
          <table:table-cell office:value-type="float" office:value="0.3841553" calcext:value-type="float">
            <text:p>0.3841553</text:p>
          </table:table-cell>
          <table:table-cell office:value-type="float" office:value="0.3400574" calcext:value-type="float">
            <text:p>0.3400574</text:p>
          </table:table-cell>
          <table:table-cell office:value-type="float" office:value="1.304443" calcext:value-type="float">
            <text:p>1.304443</text:p>
          </table:table-cell>
          <table:table-cell office:value-type="float" office:value="1.240479" calcext:value-type="float">
            <text:p>1.240479</text:p>
          </table:table-cell>
          <table:table-cell office:value-type="float" office:value="2.878174" calcext:value-type="float">
            <text:p>2.878174</text:p>
          </table:table-cell>
          <table:table-cell office:value-type="float" office:value="2.775604" calcext:value-type="float">
            <text:p>2.775604</text:p>
          </table:table-cell>
          <table:table-cell office:value-type="float" office:value="4.582642" calcext:value-type="float">
            <text:p>4.582642</text:p>
          </table:table-cell>
          <table:table-cell office:value-type="float" office:value="4.470306" calcext:value-type="float">
            <text:p>4.470306</text:p>
          </table:table-cell>
          <table:table-cell office:value-type="float" office:value="5.799316" calcext:value-type="float">
            <text:p>5.799316</text:p>
          </table:table-cell>
          <table:table-cell office:value-type="float" office:value="5.699371" calcext:value-type="float">
            <text:p>5.699371</text:p>
          </table:table-cell>
          <table:table-cell office:value-type="float" office:value="6.77298" calcext:value-type="float">
            <text:p>6.77298</text:p>
          </table:table-cell>
          <table:table-cell office:value-type="float" office:value="6.687164" calcext:value-type="float">
            <text:p>6.687164</text:p>
          </table:table-cell>
          <table:table-cell office:value-type="float" office:value="7.54599" calcext:value-type="float">
            <text:p>7.54599</text:p>
          </table:table-cell>
          <table:table-cell office:value-type="float" office:value="7.47052" calcext:value-type="float">
            <text:p>7.47052</text:p>
          </table:table-cell>
          <table:table-cell office:value-type="float" office:value="7.987671" calcext:value-type="float">
            <text:p>7.987671</text:p>
          </table:table-cell>
          <table:table-cell office:value-type="float" office:value="7.918549" calcext:value-type="float">
            <text:p>7.918549</text:p>
          </table:table-cell>
          <table:table-cell office:value-type="float" office:value="3.150848" calcext:value-type="float">
            <text:p>3.150848</text:p>
          </table:table-cell>
          <table:table-cell office:value-type="float" office:value="-14.28949" calcext:value-type="float">
            <text:p>-14.2894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2012003" calcext:value-type="float">
            <text:p>22012003</text:p>
          </table:table-cell>
          <table:table-cell office:value-type="float" office:value="9.244081" calcext:value-type="float">
            <text:p>9.244081</text:p>
          </table:table-cell>
          <table:table-cell office:value-type="float" office:value="-10.07" calcext:value-type="float">
            <text:p>-10.07</text:p>
          </table:table-cell>
          <table:table-cell office:value-type="float" office:value="-21.73" calcext:value-type="float">
            <text:p>-21.73</text:p>
          </table:table-cell>
          <table:table-cell office:value-type="float" office:value="0.2543629" calcext:value-type="float">
            <text:p>0.2543629</text:p>
          </table:table-cell>
          <table:table-cell office:value-type="float" office:value="0.09887791" calcext:value-type="float">
            <text:p>0.09887791</text:p>
          </table:table-cell>
          <table:table-cell office:value-type="float" office:value="509.796" calcext:value-type="float">
            <text:p>509.796</text:p>
          </table:table-cell>
          <table:table-cell office:value-type="float" office:value="0" calcext:value-type="float">
            <text:p>0</text:p>
          </table:table-cell>
          <table:table-cell office:value-type="float" office:value="5.113586" calcext:value-type="float">
            <text:p>5.113586</text:p>
          </table:table-cell>
          <table:table-cell office:value-type="float" office:value="-15.35559" calcext:value-type="float">
            <text:p>-15.35559</text:p>
          </table:table-cell>
          <table:table-cell office:value-type="float" office:value="-0.6746521" calcext:value-type="float">
            <text:p>-0.6746521</text:p>
          </table:table-cell>
          <table:table-cell office:value-type="float" office:value="-8.399719" calcext:value-type="float">
            <text:p>-8.399719</text:p>
          </table:table-cell>
          <table:table-cell office:value-type="float" office:value="-2.334961" calcext:value-type="float">
            <text:p>-2.334961</text:p>
          </table:table-cell>
          <table:table-cell office:value-type="float" office:value="-4.716644" calcext:value-type="float">
            <text:p>-4.716644</text:p>
          </table:table-cell>
          <table:table-cell office:value-type="float" office:value="-1.676239" calcext:value-type="float">
            <text:p>-1.676239</text:p>
          </table:table-cell>
          <table:table-cell office:value-type="float" office:value="-2.461761" calcext:value-type="float">
            <text:p>-2.461761</text:p>
          </table:table-cell>
          <table:table-cell office:value-type="float" office:value="-0.9302368" calcext:value-type="float">
            <text:p>-0.9302368</text:p>
          </table:table-cell>
          <table:table-cell office:value-type="float" office:value="-1.40387" calcext:value-type="float">
            <text:p>-1.40387</text:p>
          </table:table-cell>
          <table:table-cell office:value-type="float" office:value="-0.2073364" calcext:value-type="float">
            <text:p>-0.2073364</text:p>
          </table:table-cell>
          <table:table-cell office:value-type="float" office:value="-0.3086243" calcext:value-type="float">
            <text:p>-0.3086243</text:p>
          </table:table-cell>
          <table:table-cell office:value-type="float" office:value="0.339386" calcext:value-type="float">
            <text:p>0.339386</text:p>
          </table:table-cell>
          <table:table-cell office:value-type="float" office:value="0.2489624" calcext:value-type="float">
            <text:p>0.2489624</text:p>
          </table:table-cell>
          <table:table-cell office:value-type="float" office:value="1.239807" calcext:value-type="float">
            <text:p>1.239807</text:p>
          </table:table-cell>
          <table:table-cell office:value-type="float" office:value="1.160614" calcext:value-type="float">
            <text:p>1.160614</text:p>
          </table:table-cell>
          <table:table-cell office:value-type="float" office:value="2.774597" calcext:value-type="float">
            <text:p>2.774597</text:p>
          </table:table-cell>
          <table:table-cell office:value-type="float" office:value="2.679993" calcext:value-type="float">
            <text:p>2.679993</text:p>
          </table:table-cell>
          <table:table-cell office:value-type="float" office:value="4.469208" calcext:value-type="float">
            <text:p>4.469208</text:p>
          </table:table-cell>
          <table:table-cell office:value-type="float" office:value="4.363129" calcext:value-type="float">
            <text:p>4.363129</text:p>
          </table:table-cell>
          <table:table-cell office:value-type="float" office:value="5.698303" calcext:value-type="float">
            <text:p>5.698303</text:p>
          </table:table-cell>
          <table:table-cell office:value-type="float" office:value="5.59964" calcext:value-type="float">
            <text:p>5.59964</text:p>
          </table:table-cell>
          <table:table-cell office:value-type="float" office:value="6.686279" calcext:value-type="float">
            <text:p>6.686279</text:p>
          </table:table-cell>
          <table:table-cell office:value-type="float" office:value="6.599091" calcext:value-type="float">
            <text:p>6.599091</text:p>
          </table:table-cell>
          <table:table-cell office:value-type="float" office:value="7.469696" calcext:value-type="float">
            <text:p>7.469696</text:p>
          </table:table-cell>
          <table:table-cell office:value-type="float" office:value="7.393372" calcext:value-type="float">
            <text:p>7.393372</text:p>
          </table:table-cell>
          <table:table-cell office:value-type="float" office:value="7.917816" calcext:value-type="float">
            <text:p>7.917816</text:p>
          </table:table-cell>
          <table:table-cell office:value-type="float" office:value="7.848694" calcext:value-type="float">
            <text:p>7.848694</text:p>
          </table:table-cell>
          <table:table-cell office:value-type="float" office:value="8.964874" calcext:value-type="float">
            <text:p>8.964874</text:p>
          </table:table-cell>
          <table:table-cell office:value-type="float" office:value="-23.636" calcext:value-type="float">
            <text:p>-23.63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3012003" calcext:value-type="float">
            <text:p>23012003</text:p>
          </table:table-cell>
          <table:table-cell office:value-type="float" office:value="10.89351" calcext:value-type="float">
            <text:p>10.89351</text:p>
          </table:table-cell>
          <table:table-cell office:value-type="float" office:value="-14.52" calcext:value-type="float">
            <text:p>-14.52</text:p>
          </table:table-cell>
          <table:table-cell office:value-type="float" office:value="-25.1" calcext:value-type="float">
            <text:p>-25.1</text:p>
          </table:table-cell>
          <table:table-cell office:value-type="float" office:value="0.179147" calcext:value-type="float">
            <text:p>0.179147</text:p>
          </table:table-cell>
          <table:table-cell office:value-type="float" office:value="0.07401343" calcext:value-type="float">
            <text:p>0.07401343</text:p>
          </table:table-cell>
          <table:table-cell office:value-type="float" office:value="231.012" calcext:value-type="float">
            <text:p>231.012</text:p>
          </table:table-cell>
          <table:table-cell office:value-type="float" office:value="0" calcext:value-type="float">
            <text:p>0</text:p>
          </table:table-cell>
          <table:table-cell office:value-type="float" office:value="2.815491" calcext:value-type="float">
            <text:p>2.815491</text:p>
          </table:table-cell>
          <table:table-cell office:value-type="float" office:value="-18.56622" calcext:value-type="float">
            <text:p>-18.56622</text:p>
          </table:table-cell>
          <table:table-cell office:value-type="float" office:value="-3.453186" calcext:value-type="float">
            <text:p>-3.453186</text:p>
          </table:table-cell>
          <table:table-cell office:value-type="float" office:value="-11.4324" calcext:value-type="float">
            <text:p>-11.4324</text:p>
          </table:table-cell>
          <table:table-cell office:value-type="float" office:value="-4.090332" calcext:value-type="float">
            <text:p>-4.090332</text:p>
          </table:table-cell>
          <table:table-cell office:value-type="float" office:value="-7.493225" calcext:value-type="float">
            <text:p>-7.493225</text:p>
          </table:table-cell>
          <table:table-cell office:value-type="float" office:value="-2.497375" calcext:value-type="float">
            <text:p>-2.497375</text:p>
          </table:table-cell>
          <table:table-cell office:value-type="float" office:value="-4.276031" calcext:value-type="float">
            <text:p>-4.276031</text:p>
          </table:table-cell>
          <table:table-cell office:value-type="float" office:value="-1.417206" calcext:value-type="float">
            <text:p>-1.417206</text:p>
          </table:table-cell>
          <table:table-cell office:value-type="float" office:value="-2.470764" calcext:value-type="float">
            <text:p>-2.470764</text:p>
          </table:table-cell>
          <table:table-cell office:value-type="float" office:value="-0.3106384" calcext:value-type="float">
            <text:p>-0.3106384</text:p>
          </table:table-cell>
          <table:table-cell office:value-type="float" office:value="-0.6552429" calcext:value-type="float">
            <text:p>-0.6552429</text:p>
          </table:table-cell>
          <table:table-cell office:value-type="float" office:value="0.2476196" calcext:value-type="float">
            <text:p>0.2476196</text:p>
          </table:table-cell>
          <table:table-cell office:value-type="float" office:value="-0.01248169" calcext:value-type="float">
            <text:p>-0.01248169</text:p>
          </table:table-cell>
          <table:table-cell office:value-type="float" office:value="1.159668" calcext:value-type="float">
            <text:p>1.159668</text:p>
          </table:table-cell>
          <table:table-cell office:value-type="float" office:value="1.013763" calcext:value-type="float">
            <text:p>1.013763</text:p>
          </table:table-cell>
          <table:table-cell office:value-type="float" office:value="2.679016" calcext:value-type="float">
            <text:p>2.679016</text:p>
          </table:table-cell>
          <table:table-cell office:value-type="float" office:value="2.577789" calcext:value-type="float">
            <text:p>2.577789</text:p>
          </table:table-cell>
          <table:table-cell office:value-type="float" office:value="4.362061" calcext:value-type="float">
            <text:p>4.362061</text:p>
          </table:table-cell>
          <table:table-cell office:value-type="float" office:value="4.260437" calcext:value-type="float">
            <text:p>4.260437</text:p>
          </table:table-cell>
          <table:table-cell office:value-type="float" office:value="5.598602" calcext:value-type="float">
            <text:p>5.598602</text:p>
          </table:table-cell>
          <table:table-cell office:value-type="float" office:value="5.502533" calcext:value-type="float">
            <text:p>5.502533</text:p>
          </table:table-cell>
          <table:table-cell office:value-type="float" office:value="6.598206" calcext:value-type="float">
            <text:p>6.598206</text:p>
          </table:table-cell>
          <table:table-cell office:value-type="float" office:value="6.513031" calcext:value-type="float">
            <text:p>6.513031</text:p>
          </table:table-cell>
          <table:table-cell office:value-type="float" office:value="7.392517" calcext:value-type="float">
            <text:p>7.392517</text:p>
          </table:table-cell>
          <table:table-cell office:value-type="float" office:value="7.317657" calcext:value-type="float">
            <text:p>7.317657</text:p>
          </table:table-cell>
          <table:table-cell office:value-type="float" office:value="7.847931" calcext:value-type="float">
            <text:p>7.847931</text:p>
          </table:table-cell>
          <table:table-cell office:value-type="float" office:value="7.778137" calcext:value-type="float">
            <text:p>7.778137</text:p>
          </table:table-cell>
          <table:table-cell office:value-type="float" office:value="4.576874" calcext:value-type="float">
            <text:p>4.576874</text:p>
          </table:table-cell>
          <table:table-cell office:value-type="float" office:value="-26.20602" calcext:value-type="float">
            <text:p>-26.2060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4012003" calcext:value-type="float">
            <text:p>24012003</text:p>
          </table:table-cell>
          <table:table-cell office:value-type="float" office:value="10.33973" calcext:value-type="float">
            <text:p>10.33973</text:p>
          </table:table-cell>
          <table:table-cell office:value-type="float" office:value="-4.65" calcext:value-type="float">
            <text:p>-4.65</text:p>
          </table:table-cell>
          <table:table-cell office:value-type="float" office:value="-14.39" calcext:value-type="float">
            <text:p>-14.39</text:p>
          </table:table-cell>
          <table:table-cell office:value-type="float" office:value="0.3837677" calcext:value-type="float">
            <text:p>0.3837677</text:p>
          </table:table-cell>
          <table:table-cell office:value-type="float" office:value="0.1810217" calcext:value-type="float">
            <text:p>0.1810217</text:p>
          </table:table-cell>
          <table:table-cell office:value-type="float" office:value="392.904" calcext:value-type="float">
            <text:p>392.904</text:p>
          </table:table-cell>
          <table:table-cell office:value-type="float" office:value="0" calcext:value-type="float">
            <text:p>0</text:p>
          </table:table-cell>
          <table:table-cell office:value-type="float" office:value="8.819519" calcext:value-type="float">
            <text:p>8.819519</text:p>
          </table:table-cell>
          <table:table-cell office:value-type="float" office:value="-13.11118" calcext:value-type="float">
            <text:p>-13.11118</text:p>
          </table:table-cell>
          <table:table-cell office:value-type="float" office:value="1.008087" calcext:value-type="float">
            <text:p>1.008087</text:p>
          </table:table-cell>
          <table:table-cell office:value-type="float" office:value="-8.924683" calcext:value-type="float">
            <text:p>-8.924683</text:p>
          </table:table-cell>
          <table:table-cell office:value-type="float" office:value="-2.370453" calcext:value-type="float">
            <text:p>-2.370453</text:p>
          </table:table-cell>
          <table:table-cell office:value-type="float" office:value="-6.551575" calcext:value-type="float">
            <text:p>-6.551575</text:p>
          </table:table-cell>
          <table:table-cell office:value-type="float" office:value="-2.52066" calcext:value-type="float">
            <text:p>-2.52066</text:p>
          </table:table-cell>
          <table:table-cell office:value-type="float" office:value="-4.315887" calcext:value-type="float">
            <text:p>-4.315887</text:p>
          </table:table-cell>
          <table:table-cell office:value-type="float" office:value="-1.935516" calcext:value-type="float">
            <text:p>-1.935516</text:p>
          </table:table-cell>
          <table:table-cell office:value-type="float" office:value="-2.78064" calcext:value-type="float">
            <text:p>-2.78064</text:p>
          </table:table-cell>
          <table:table-cell office:value-type="float" office:value="-0.6604004" calcext:value-type="float">
            <text:p>-0.6604004</text:p>
          </table:table-cell>
          <table:table-cell office:value-type="float" office:value="-1.046478" calcext:value-type="float">
            <text:p>-1.046478</text:p>
          </table:table-cell>
          <table:table-cell office:value-type="float" office:value="-0.01608276" calcext:value-type="float">
            <text:p>-0.01608276</text:p>
          </table:table-cell>
          <table:table-cell office:value-type="float" office:value="-0.1195374" calcext:value-type="float">
            <text:p>-0.1195374</text:p>
          </table:table-cell>
          <table:table-cell office:value-type="float" office:value="1.011719" calcext:value-type="float">
            <text:p>1.011719</text:p>
          </table:table-cell>
          <table:table-cell office:value-type="float" office:value="0.8500061" calcext:value-type="float">
            <text:p>0.8500061</text:p>
          </table:table-cell>
          <table:table-cell office:value-type="float" office:value="2.576569" calcext:value-type="float">
            <text:p>2.576569</text:p>
          </table:table-cell>
          <table:table-cell office:value-type="float" office:value="2.451691" calcext:value-type="float">
            <text:p>2.451691</text:p>
          </table:table-cell>
          <table:table-cell office:value-type="float" office:value="4.259338" calcext:value-type="float">
            <text:p>4.259338</text:p>
          </table:table-cell>
          <table:table-cell office:value-type="float" office:value="4.155914" calcext:value-type="float">
            <text:p>4.155914</text:p>
          </table:table-cell>
          <table:table-cell office:value-type="float" office:value="5.501526" calcext:value-type="float">
            <text:p>5.501526</text:p>
          </table:table-cell>
          <table:table-cell office:value-type="float" office:value="5.406982" calcext:value-type="float">
            <text:p>5.406982</text:p>
          </table:table-cell>
          <table:table-cell office:value-type="float" office:value="6.512146" calcext:value-type="float">
            <text:p>6.512146</text:p>
          </table:table-cell>
          <table:table-cell office:value-type="float" office:value="6.426025" calcext:value-type="float">
            <text:p>6.426025</text:p>
          </table:table-cell>
          <table:table-cell office:value-type="float" office:value="7.316803" calcext:value-type="float">
            <text:p>7.316803</text:p>
          </table:table-cell>
          <table:table-cell office:value-type="float" office:value="7.238373" calcext:value-type="float">
            <text:p>7.238373</text:p>
          </table:table-cell>
          <table:table-cell office:value-type="float" office:value="7.777405" calcext:value-type="float">
            <text:p>7.777405</text:p>
          </table:table-cell>
          <table:table-cell office:value-type="float" office:value="7.706604" calcext:value-type="float">
            <text:p>7.706604</text:p>
          </table:table-cell>
          <table:table-cell office:value-type="float" office:value="15.82956" calcext:value-type="float">
            <text:p>15.82956</text:p>
          </table:table-cell>
          <table:table-cell office:value-type="float" office:value="-18.26857" calcext:value-type="float">
            <text:p>-18.2685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5012003" calcext:value-type="float">
            <text:p>25012003</text:p>
          </table:table-cell>
          <table:table-cell office:value-type="float" office:value="6.437665" calcext:value-type="float">
            <text:p>6.437665</text:p>
          </table:table-cell>
          <table:table-cell office:value-type="float" office:value="-2.96" calcext:value-type="float">
            <text:p>-2.96</text:p>
          </table:table-cell>
          <table:table-cell office:value-type="float" office:value="-14.37" calcext:value-type="float">
            <text:p>-14.37</text:p>
          </table:table-cell>
          <table:table-cell office:value-type="float" office:value="0.4348069" calcext:value-type="float">
            <text:p>0.4348069</text:p>
          </table:table-cell>
          <table:table-cell office:value-type="float" office:value="0.1813121" calcext:value-type="float">
            <text:p>0.1813121</text:p>
          </table:table-cell>
          <table:table-cell office:value-type="float" office:value="362.736" calcext:value-type="float">
            <text:p>362.736</text:p>
          </table:table-cell>
          <table:table-cell office:value-type="float" office:value="0" calcext:value-type="float">
            <text:p>0</text:p>
          </table:table-cell>
          <table:table-cell office:value-type="float" office:value="2.819855" calcext:value-type="float">
            <text:p>2.819855</text:p>
          </table:table-cell>
          <table:table-cell office:value-type="float" office:value="-12.55801" calcext:value-type="float">
            <text:p>-12.55801</text:p>
          </table:table-cell>
          <table:table-cell office:value-type="float" office:value="-1.447876" calcext:value-type="float">
            <text:p>-1.447876</text:p>
          </table:table-cell>
          <table:table-cell office:value-type="float" office:value="-7.787903" calcext:value-type="float">
            <text:p>-7.787903</text:p>
          </table:table-cell>
          <table:table-cell office:value-type="float" office:value="-3.052582" calcext:value-type="float">
            <text:p>-3.052582</text:p>
          </table:table-cell>
          <table:table-cell office:value-type="float" office:value="-5.311798" calcext:value-type="float">
            <text:p>-5.311798</text:p>
          </table:table-cell>
          <table:table-cell office:value-type="float" office:value="-2.620575" calcext:value-type="float">
            <text:p>-2.620575</text:p>
          </table:table-cell>
          <table:table-cell office:value-type="float" office:value="-3.432404" calcext:value-type="float">
            <text:p>-3.432404</text:p>
          </table:table-cell>
          <table:table-cell office:value-type="float" office:value="-1.941284" calcext:value-type="float">
            <text:p>-1.941284</text:p>
          </table:table-cell>
          <table:table-cell office:value-type="float" office:value="-2.371399" calcext:value-type="float">
            <text:p>-2.371399</text:p>
          </table:table-cell>
          <table:table-cell office:value-type="float" office:value="-1.047516" calcext:value-type="float">
            <text:p>-1.047516</text:p>
          </table:table-cell>
          <table:table-cell office:value-type="float" office:value="-1.205688" calcext:value-type="float">
            <text:p>-1.205688</text:p>
          </table:table-cell>
          <table:table-cell office:value-type="float" office:value="-0.119751" calcext:value-type="float">
            <text:p>-0.119751</text:p>
          </table:table-cell>
          <table:table-cell office:value-type="float" office:value="-0.1604919" calcext:value-type="float">
            <text:p>-0.1604919</text:p>
          </table:table-cell>
          <table:table-cell office:value-type="float" office:value="0.8489075" calcext:value-type="float">
            <text:p>0.8489075</text:p>
          </table:table-cell>
          <table:table-cell office:value-type="float" office:value="0.7629089" calcext:value-type="float">
            <text:p>0.7629089</text:p>
          </table:table-cell>
          <table:table-cell office:value-type="float" office:value="2.450378" calcext:value-type="float">
            <text:p>2.450378</text:p>
          </table:table-cell>
          <table:table-cell office:value-type="float" office:value="2.335114" calcext:value-type="float">
            <text:p>2.335114</text:p>
          </table:table-cell>
          <table:table-cell office:value-type="float" office:value="4.154816" calcext:value-type="float">
            <text:p>4.154816</text:p>
          </table:table-cell>
          <table:table-cell office:value-type="float" office:value="4.049866" calcext:value-type="float">
            <text:p>4.049866</text:p>
          </table:table-cell>
          <table:table-cell office:value-type="float" office:value="5.406006" calcext:value-type="float">
            <text:p>5.406006</text:p>
          </table:table-cell>
          <table:table-cell office:value-type="float" office:value="5.310638" calcext:value-type="float">
            <text:p>5.310638</text:p>
          </table:table-cell>
          <table:table-cell office:value-type="float" office:value="6.42514" calcext:value-type="float">
            <text:p>6.42514</text:p>
          </table:table-cell>
          <table:table-cell office:value-type="float" office:value="6.338104" calcext:value-type="float">
            <text:p>6.338104</text:p>
          </table:table-cell>
          <table:table-cell office:value-type="float" office:value="7.237579" calcext:value-type="float">
            <text:p>7.237579</text:p>
          </table:table-cell>
          <table:table-cell office:value-type="float" office:value="7.159515" calcext:value-type="float">
            <text:p>7.159515</text:p>
          </table:table-cell>
          <table:table-cell office:value-type="float" office:value="7.705872" calcext:value-type="float">
            <text:p>7.705872</text:p>
          </table:table-cell>
          <table:table-cell office:value-type="float" office:value="7.634705" calcext:value-type="float">
            <text:p>7.634705</text:p>
          </table:table-cell>
          <table:table-cell office:value-type="float" office:value="7.030365" calcext:value-type="float">
            <text:p>7.030365</text:p>
          </table:table-cell>
          <table:table-cell office:value-type="float" office:value="-17.96609" calcext:value-type="float">
            <text:p>-17.9660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6012003" calcext:value-type="float">
            <text:p>26012003</text:p>
          </table:table-cell>
          <table:table-cell office:value-type="float" office:value="11.09914" calcext:value-type="float">
            <text:p>11.09914</text:p>
          </table:table-cell>
          <table:table-cell office:value-type="float" office:value="-11.41" calcext:value-type="float">
            <text:p>-11.41</text:p>
          </table:table-cell>
          <table:table-cell office:value-type="float" office:value="-16.1" calcext:value-type="float">
            <text:p>-16.1</text:p>
          </table:table-cell>
          <table:table-cell office:value-type="float" office:value="0.229168" calcext:value-type="float">
            <text:p>0.229168</text:p>
          </table:table-cell>
          <table:table-cell office:value-type="float" office:value="0.1577196" calcext:value-type="float">
            <text:p>0.1577196</text:p>
          </table:table-cell>
          <table:table-cell office:value-type="float" office:value="362.124" calcext:value-type="float">
            <text:p>362.124</text:p>
          </table:table-cell>
          <table:table-cell office:value-type="float" office:value="0" calcext:value-type="float">
            <text:p>0</text:p>
          </table:table-cell>
          <table:table-cell office:value-type="float" office:value="5.214783" calcext:value-type="float">
            <text:p>5.214783</text:p>
          </table:table-cell>
          <table:table-cell office:value-type="float" office:value="-13.40393" calcext:value-type="float">
            <text:p>-13.40393</text:p>
          </table:table-cell>
          <table:table-cell office:value-type="float" office:value="-0.7688904" calcext:value-type="float">
            <text:p>-0.7688904</text:p>
          </table:table-cell>
          <table:table-cell office:value-type="float" office:value="-8.610474" calcext:value-type="float">
            <text:p>-8.610474</text:p>
          </table:table-cell>
          <table:table-cell office:value-type="float" office:value="-3.099152" calcext:value-type="float">
            <text:p>-3.099152</text:p>
          </table:table-cell>
          <table:table-cell office:value-type="float" office:value="-6.016052" calcext:value-type="float">
            <text:p>-6.016052</text:p>
          </table:table-cell>
          <table:table-cell office:value-type="float" office:value="-2.969269" calcext:value-type="float">
            <text:p>-2.969269</text:p>
          </table:table-cell>
          <table:table-cell office:value-type="float" office:value="-3.966614" calcext:value-type="float">
            <text:p>-3.966614</text:p>
          </table:table-cell>
          <table:table-cell office:value-type="float" office:value="-2.156891" calcext:value-type="float">
            <text:p>-2.156891</text:p>
          </table:table-cell>
          <table:table-cell office:value-type="float" office:value="-2.755463" calcext:value-type="float">
            <text:p>-2.755463</text:p>
          </table:table-cell>
          <table:table-cell office:value-type="float" office:value="-1.206818" calcext:value-type="float">
            <text:p>-1.206818</text:p>
          </table:table-cell>
          <table:table-cell office:value-type="float" office:value="-1.396393" calcext:value-type="float">
            <text:p>-1.396393</text:p>
          </table:table-cell>
          <table:table-cell office:value-type="float" office:value="-0.1609497" calcext:value-type="float">
            <text:p>-0.1609497</text:p>
          </table:table-cell>
          <table:table-cell office:value-type="float" office:value="-0.2273865" calcext:value-type="float">
            <text:p>-0.2273865</text:p>
          </table:table-cell>
          <table:table-cell office:value-type="float" office:value="0.7621155" calcext:value-type="float">
            <text:p>0.7621155</text:p>
          </table:table-cell>
          <table:table-cell office:value-type="float" office:value="0.6845398" calcext:value-type="float">
            <text:p>0.6845398</text:p>
          </table:table-cell>
          <table:table-cell office:value-type="float" office:value="2.334015" calcext:value-type="float">
            <text:p>2.334015</text:p>
          </table:table-cell>
          <table:table-cell office:value-type="float" office:value="2.233154" calcext:value-type="float">
            <text:p>2.233154</text:p>
          </table:table-cell>
          <table:table-cell office:value-type="float" office:value="4.048798" calcext:value-type="float">
            <text:p>4.048798</text:p>
          </table:table-cell>
          <table:table-cell office:value-type="float" office:value="3.945404" calcext:value-type="float">
            <text:p>3.945404</text:p>
          </table:table-cell>
          <table:table-cell office:value-type="float" office:value="5.309601" calcext:value-type="float">
            <text:p>5.309601</text:p>
          </table:table-cell>
          <table:table-cell office:value-type="float" office:value="5.213623" calcext:value-type="float">
            <text:p>5.213623</text:p>
          </table:table-cell>
          <table:table-cell office:value-type="float" office:value="6.337128" calcext:value-type="float">
            <text:p>6.337128</text:p>
          </table:table-cell>
          <table:table-cell office:value-type="float" office:value="6.249817" calcext:value-type="float">
            <text:p>6.249817</text:p>
          </table:table-cell>
          <table:table-cell office:value-type="float" office:value="7.158691" calcext:value-type="float">
            <text:p>7.158691</text:p>
          </table:table-cell>
          <table:table-cell office:value-type="float" office:value="7.080566" calcext:value-type="float">
            <text:p>7.080566</text:p>
          </table:table-cell>
          <table:table-cell office:value-type="float" office:value="7.633911" calcext:value-type="float">
            <text:p>7.633911</text:p>
          </table:table-cell>
          <table:table-cell office:value-type="float" office:value="7.562958" calcext:value-type="float">
            <text:p>7.562958</text:p>
          </table:table-cell>
          <table:table-cell office:value-type="float" office:value="7.079071" calcext:value-type="float">
            <text:p>7.079071</text:p>
          </table:table-cell>
          <table:table-cell office:value-type="float" office:value="-18.7901" calcext:value-type="float">
            <text:p>-18.790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7012003" calcext:value-type="float">
            <text:p>27012003</text:p>
          </table:table-cell>
          <table:table-cell office:value-type="float" office:value="10.75511" calcext:value-type="float">
            <text:p>10.75511</text:p>
          </table:table-cell>
          <table:table-cell office:value-type="float" office:value="1.33" calcext:value-type="float">
            <text:p>1.33</text:p>
          </table:table-cell>
          <table:table-cell office:value-type="float" office:value="-10.82" calcext:value-type="float">
            <text:p>-10.82</text:p>
          </table:table-cell>
          <table:table-cell office:value-type="float" office:value="0.59286" calcext:value-type="float">
            <text:p>0.59286</text:p>
          </table:table-cell>
          <table:table-cell office:value-type="float" office:value="0.2399697" calcext:value-type="float">
            <text:p>0.2399697</text:p>
          </table:table-cell>
          <table:table-cell office:value-type="float" office:value="411.84" calcext:value-type="float">
            <text:p>411.84</text:p>
          </table:table-cell>
          <table:table-cell office:value-type="float" office:value="0" calcext:value-type="float">
            <text:p>0</text:p>
          </table:table-cell>
          <table:table-cell office:value-type="float" office:value="12.17441" calcext:value-type="float">
            <text:p>12.17441</text:p>
          </table:table-cell>
          <table:table-cell office:value-type="float" office:value="-11.20493" calcext:value-type="float">
            <text:p>-11.20493</text:p>
          </table:table-cell>
          <table:table-cell office:value-type="float" office:value="3.386993" calcext:value-type="float">
            <text:p>3.386993</text:p>
          </table:table-cell>
          <table:table-cell office:value-type="float" office:value="-7.606934" calcext:value-type="float">
            <text:p>-7.606934</text:p>
          </table:table-cell>
          <table:table-cell office:value-type="float" office:value="-1.374969" calcext:value-type="float">
            <text:p>-1.374969</text:p>
          </table:table-cell>
          <table:table-cell office:value-type="float" office:value="-5.694305" calcext:value-type="float">
            <text:p>-5.694305</text:p>
          </table:table-cell>
          <table:table-cell office:value-type="float" office:value="-2.088501" calcext:value-type="float">
            <text:p>-2.088501</text:p>
          </table:table-cell>
          <table:table-cell office:value-type="float" office:value="-3.983704" calcext:value-type="float">
            <text:p>-3.983704</text:p>
          </table:table-cell>
          <table:table-cell office:value-type="float" office:value="-1.825714" calcext:value-type="float">
            <text:p>-1.825714</text:p>
          </table:table-cell>
          <table:table-cell office:value-type="float" office:value="-2.857452" calcext:value-type="float">
            <text:p>-2.857452</text:p>
          </table:table-cell>
          <table:table-cell office:value-type="float" office:value="-1.344696" calcext:value-type="float">
            <text:p>-1.344696</text:p>
          </table:table-cell>
          <table:table-cell office:value-type="float" office:value="-1.53067" calcext:value-type="float">
            <text:p>-1.53067</text:p>
          </table:table-cell>
          <table:table-cell office:value-type="float" office:value="-0.228241" calcext:value-type="float">
            <text:p>-0.228241</text:p>
          </table:table-cell>
          <table:table-cell office:value-type="float" office:value="-0.3132324" calcext:value-type="float">
            <text:p>-0.3132324</text:p>
          </table:table-cell>
          <table:table-cell office:value-type="float" office:value="0.6837158" calcext:value-type="float">
            <text:p>0.6837158</text:p>
          </table:table-cell>
          <table:table-cell office:value-type="float" office:value="0.5949402" calcext:value-type="float">
            <text:p>0.5949402</text:p>
          </table:table-cell>
          <table:table-cell office:value-type="float" office:value="2.232147" calcext:value-type="float">
            <text:p>2.232147</text:p>
          </table:table-cell>
          <table:table-cell office:value-type="float" office:value="2.136353" calcext:value-type="float">
            <text:p>2.136353</text:p>
          </table:table-cell>
          <table:table-cell office:value-type="float" office:value="3.944336" calcext:value-type="float">
            <text:p>3.944336</text:p>
          </table:table-cell>
          <table:table-cell office:value-type="float" office:value="3.844116" calcext:value-type="float">
            <text:p>3.844116</text:p>
          </table:table-cell>
          <table:table-cell office:value-type="float" office:value="5.212616" calcext:value-type="float">
            <text:p>5.212616</text:p>
          </table:table-cell>
          <table:table-cell office:value-type="float" office:value="5.118408" calcext:value-type="float">
            <text:p>5.118408</text:p>
          </table:table-cell>
          <table:table-cell office:value-type="float" office:value="6.248901" calcext:value-type="float">
            <text:p>6.248901</text:p>
          </table:table-cell>
          <table:table-cell office:value-type="float" office:value="6.161346" calcext:value-type="float">
            <text:p>6.161346</text:p>
          </table:table-cell>
          <table:table-cell office:value-type="float" office:value="7.079742" calcext:value-type="float">
            <text:p>7.079742</text:p>
          </table:table-cell>
          <table:table-cell office:value-type="float" office:value="7.001343" calcext:value-type="float">
            <text:p>7.001343</text:p>
          </table:table-cell>
          <table:table-cell office:value-type="float" office:value="7.562225" calcext:value-type="float">
            <text:p>7.562225</text:p>
          </table:table-cell>
          <table:table-cell office:value-type="float" office:value="7.490967" calcext:value-type="float">
            <text:p>7.490967</text:p>
          </table:table-cell>
          <table:table-cell office:value-type="float" office:value="19.22595" calcext:value-type="float">
            <text:p>19.22595</text:p>
          </table:table-cell>
          <table:table-cell office:value-type="float" office:value="-15.49518" calcext:value-type="float">
            <text:p>-15.4951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8012003" calcext:value-type="float">
            <text:p>28012003</text:p>
          </table:table-cell>
          <table:table-cell office:value-type="float" office:value="2.8728" calcext:value-type="float">
            <text:p>2.8728</text:p>
          </table:table-cell>
          <table:table-cell office:value-type="float" office:value="1.52" calcext:value-type="float">
            <text:p>1.52</text:p>
          </table:table-cell>
          <table:table-cell office:value-type="float" office:value="-3.5" calcext:value-type="float">
            <text:p>-3.5</text:p>
          </table:table-cell>
          <table:table-cell office:value-type="float" office:value="0.6009227" calcext:value-type="float">
            <text:p>0.6009227</text:p>
          </table:table-cell>
          <table:table-cell office:value-type="float" office:value="0.4178716" calcext:value-type="float">
            <text:p>0.4178716</text:p>
          </table:table-cell>
          <table:table-cell office:value-type="float" office:value="324.648" calcext:value-type="float">
            <text:p>324.648</text:p>
          </table:table-cell>
          <table:table-cell office:value-type="float" office:value="0.3" calcext:value-type="float">
            <text:p>0.3</text:p>
          </table:table-cell>
          <table:table-cell office:value-type="float" office:value="2.718781" calcext:value-type="float">
            <text:p>2.718781</text:p>
          </table:table-cell>
          <table:table-cell office:value-type="float" office:value="-6.29892" calcext:value-type="float">
            <text:p>-6.29892</text:p>
          </table:table-cell>
          <table:table-cell office:value-type="float" office:value="-0.2350769" calcext:value-type="float">
            <text:p>-0.2350769</text:p>
          </table:table-cell>
          <table:table-cell office:value-type="float" office:value="-4.02182" calcext:value-type="float">
            <text:p>-4.02182</text:p>
          </table:table-cell>
          <table:table-cell office:value-type="float" office:value="-1.672241" calcext:value-type="float">
            <text:p>-1.672241</text:p>
          </table:table-cell>
          <table:table-cell office:value-type="float" office:value="-3.015656" calcext:value-type="float">
            <text:p>-3.015656</text:p>
          </table:table-cell>
          <table:table-cell office:value-type="float" office:value="-1.779907" calcext:value-type="float">
            <text:p>-1.779907</text:p>
          </table:table-cell>
          <table:table-cell office:value-type="float" office:value="-2.278687" calcext:value-type="float">
            <text:p>-2.278687</text:p>
          </table:table-cell>
          <table:table-cell office:value-type="float" office:value="-1.526611" calcext:value-type="float">
            <text:p>-1.526611</text:p>
          </table:table-cell>
          <table:table-cell office:value-type="float" office:value="-1.823883" calcext:value-type="float">
            <text:p>-1.823883</text:p>
          </table:table-cell>
          <table:table-cell office:value-type="float" office:value="-1.118134" calcext:value-type="float">
            <text:p>-1.118134</text:p>
          </table:table-cell>
          <table:table-cell office:value-type="float" office:value="-1.34082" calcext:value-type="float">
            <text:p>-1.34082</text:p>
          </table:table-cell>
          <table:table-cell office:value-type="float" office:value="-0.3138428" calcext:value-type="float">
            <text:p>-0.3138428</text:p>
          </table:table-cell>
          <table:table-cell office:value-type="float" office:value="-0.367157" calcext:value-type="float">
            <text:p>-0.367157</text:p>
          </table:table-cell>
          <table:table-cell office:value-type="float" office:value="0.5940552" calcext:value-type="float">
            <text:p>0.5940552</text:p>
          </table:table-cell>
          <table:table-cell office:value-type="float" office:value="0.5168152" calcext:value-type="float">
            <text:p>0.5168152</text:p>
          </table:table-cell>
          <table:table-cell office:value-type="float" office:value="2.135345" calcext:value-type="float">
            <text:p>2.135345</text:p>
          </table:table-cell>
          <table:table-cell office:value-type="float" office:value="2.042877" calcext:value-type="float">
            <text:p>2.042877</text:p>
          </table:table-cell>
          <table:table-cell office:value-type="float" office:value="3.843079" calcext:value-type="float">
            <text:p>3.843079</text:p>
          </table:table-cell>
          <table:table-cell office:value-type="float" office:value="3.745911" calcext:value-type="float">
            <text:p>3.745911</text:p>
          </table:table-cell>
          <table:table-cell office:value-type="float" office:value="5.117432" calcext:value-type="float">
            <text:p>5.117432</text:p>
          </table:table-cell>
          <table:table-cell office:value-type="float" office:value="5.024475" calcext:value-type="float">
            <text:p>5.024475</text:p>
          </table:table-cell>
          <table:table-cell office:value-type="float" office:value="6.160461" calcext:value-type="float">
            <text:p>6.160461</text:p>
          </table:table-cell>
          <table:table-cell office:value-type="float" office:value="6.073517" calcext:value-type="float">
            <text:p>6.073517</text:p>
          </table:table-cell>
          <table:table-cell office:value-type="float" office:value="7.000549" calcext:value-type="float">
            <text:p>7.000549</text:p>
          </table:table-cell>
          <table:table-cell office:value-type="float" office:value="6.921783" calcext:value-type="float">
            <text:p>6.921783</text:p>
          </table:table-cell>
          <table:table-cell office:value-type="float" office:value="7.490204" calcext:value-type="float">
            <text:p>7.490204</text:p>
          </table:table-cell>
          <table:table-cell office:value-type="float" office:value="7.418762" calcext:value-type="float">
            <text:p>7.418762</text:p>
          </table:table-cell>
          <table:table-cell office:value-type="float" office:value="4.9487" calcext:value-type="float">
            <text:p>4.9487</text:p>
          </table:table-cell>
          <table:table-cell office:value-type="float" office:value="-8.943207" calcext:value-type="float">
            <text:p>-8.94320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9012003" calcext:value-type="float">
            <text:p>29012003</text:p>
          </table:table-cell>
          <table:table-cell office:value-type="float" office:value="5.72004" calcext:value-type="float">
            <text:p>5.72004</text:p>
          </table:table-cell>
          <table:table-cell office:value-type="float" office:value="-0.47" calcext:value-type="float">
            <text:p>-0.47</text:p>
          </table:table-cell>
          <table:table-cell office:value-type="float" office:value="-2.61" calcext:value-type="float">
            <text:p>-2.61</text:p>
          </table:table-cell>
          <table:table-cell office:value-type="float" office:value="0.5211577" calcext:value-type="float">
            <text:p>0.5211577</text:p>
          </table:table-cell>
          <table:table-cell office:value-type="float" office:value="0.4461105" calcext:value-type="float">
            <text:p>0.4461105</text:p>
          </table:table-cell>
          <table:table-cell office:value-type="float" office:value="257.22" calcext:value-type="float">
            <text:p>257.22</text:p>
          </table:table-cell>
          <table:table-cell office:value-type="float" office:value="0" calcext:value-type="float">
            <text:p>0</text:p>
          </table:table-cell>
          <table:table-cell office:value-type="float" office:value="5.353302" calcext:value-type="float">
            <text:p>5.353302</text:p>
          </table:table-cell>
          <table:table-cell office:value-type="float" office:value="-5.736938" calcext:value-type="float">
            <text:p>-5.736938</text:p>
          </table:table-cell>
          <table:table-cell office:value-type="float" office:value="1.135559" calcext:value-type="float">
            <text:p>1.135559</text:p>
          </table:table-cell>
          <table:table-cell office:value-type="float" office:value="-3.859802" calcext:value-type="float">
            <text:p>-3.859802</text:p>
          </table:table-cell>
          <table:table-cell office:value-type="float" office:value="-1.219971" calcext:value-type="float">
            <text:p>-1.219971</text:p>
          </table:table-cell>
          <table:table-cell office:value-type="float" office:value="-2.713867" calcext:value-type="float">
            <text:p>-2.713867</text:p>
          </table:table-cell>
          <table:table-cell office:value-type="float" office:value="-1.538483" calcext:value-type="float">
            <text:p>-1.538483</text:p>
          </table:table-cell>
          <table:table-cell office:value-type="float" office:value="-1.982605" calcext:value-type="float">
            <text:p>-1.982605</text:p>
          </table:table-cell>
          <table:table-cell office:value-type="float" office:value="-1.345306" calcext:value-type="float">
            <text:p>-1.345306</text:p>
          </table:table-cell>
          <table:table-cell office:value-type="float" office:value="-1.568634" calcext:value-type="float">
            <text:p>-1.568634</text:p>
          </table:table-cell>
          <table:table-cell office:value-type="float" office:value="-0.9954224" calcext:value-type="float">
            <text:p>-0.9954224</text:p>
          </table:table-cell>
          <table:table-cell office:value-type="float" office:value="-1.11618" calcext:value-type="float">
            <text:p>-1.11618</text:p>
          </table:table-cell>
          <table:table-cell office:value-type="float" office:value="-0.3674927" calcext:value-type="float">
            <text:p>-0.3674927</text:p>
          </table:table-cell>
          <table:table-cell office:value-type="float" office:value="-0.3954773" calcext:value-type="float">
            <text:p>-0.3954773</text:p>
          </table:table-cell>
          <table:table-cell office:value-type="float" office:value="0.5161133" calcext:value-type="float">
            <text:p>0.5161133</text:p>
          </table:table-cell>
          <table:table-cell office:value-type="float" office:value="0.4570312" calcext:value-type="float">
            <text:p>0.4570312</text:p>
          </table:table-cell>
          <table:table-cell office:value-type="float" office:value="2.041962" calcext:value-type="float">
            <text:p>2.041962</text:p>
          </table:table-cell>
          <table:table-cell office:value-type="float" office:value="1.956848" calcext:value-type="float">
            <text:p>1.956848</text:p>
          </table:table-cell>
          <table:table-cell office:value-type="float" office:value="3.744904" calcext:value-type="float">
            <text:p>3.744904</text:p>
          </table:table-cell>
          <table:table-cell office:value-type="float" office:value="3.650574" calcext:value-type="float">
            <text:p>3.650574</text:p>
          </table:table-cell>
          <table:table-cell office:value-type="float" office:value="5.023499" calcext:value-type="float">
            <text:p>5.023499</text:p>
          </table:table-cell>
          <table:table-cell office:value-type="float" office:value="4.931549" calcext:value-type="float">
            <text:p>4.931549</text:p>
          </table:table-cell>
          <table:table-cell office:value-type="float" office:value="6.072571" calcext:value-type="float">
            <text:p>6.072571</text:p>
          </table:table-cell>
          <table:table-cell office:value-type="float" office:value="5.985687" calcext:value-type="float">
            <text:p>5.985687</text:p>
          </table:table-cell>
          <table:table-cell office:value-type="float" office:value="6.920929" calcext:value-type="float">
            <text:p>6.920929</text:p>
          </table:table-cell>
          <table:table-cell office:value-type="float" office:value="6.842133" calcext:value-type="float">
            <text:p>6.842133</text:p>
          </table:table-cell>
          <table:table-cell office:value-type="float" office:value="7.417969" calcext:value-type="float">
            <text:p>7.417969</text:p>
          </table:table-cell>
          <table:table-cell office:value-type="float" office:value="7.345917" calcext:value-type="float">
            <text:p>7.345917</text:p>
          </table:table-cell>
          <table:table-cell office:value-type="float" office:value="7.056702" calcext:value-type="float">
            <text:p>7.056702</text:p>
          </table:table-cell>
          <table:table-cell office:value-type="float" office:value="-7.619232" calcext:value-type="float">
            <text:p>-7.61923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0012003" calcext:value-type="float">
            <text:p>30012003</text:p>
          </table:table-cell>
          <table:table-cell office:value-type="float" office:value="7.694408" calcext:value-type="float">
            <text:p>7.694408</text:p>
          </table:table-cell>
          <table:table-cell office:value-type="float" office:value="5.83" calcext:value-type="float">
            <text:p>5.83</text:p>
          </table:table-cell>
          <table:table-cell office:value-type="float" office:value="-5.44" calcext:value-type="float">
            <text:p>-5.44</text:p>
          </table:table-cell>
          <table:table-cell office:value-type="float" office:value="0.8123613" calcext:value-type="float">
            <text:p>0.8123613</text:p>
          </table:table-cell>
          <table:table-cell office:value-type="float" office:value="0.3618132" calcext:value-type="float">
            <text:p>0.3618132</text:p>
          </table:table-cell>
          <table:table-cell office:value-type="float" office:value="345.096" calcext:value-type="float">
            <text:p>345.096</text:p>
          </table:table-cell>
          <table:table-cell office:value-type="float" office:value="0.9" calcext:value-type="float">
            <text:p>0.9</text:p>
          </table:table-cell>
          <table:table-cell office:value-type="float" office:value="13.17102" calcext:value-type="float">
            <text:p>13.17102</text:p>
          </table:table-cell>
          <table:table-cell office:value-type="float" office:value="-6.849945" calcext:value-type="float">
            <text:p>-6.849945</text:p>
          </table:table-cell>
          <table:table-cell office:value-type="float" office:value="4.813019" calcext:value-type="float">
            <text:p>4.813019</text:p>
          </table:table-cell>
          <table:table-cell office:value-type="float" office:value="-4.115051" calcext:value-type="float">
            <text:p>-4.115051</text:p>
          </table:table-cell>
          <table:table-cell office:value-type="float" office:value="-0.4326477" calcext:value-type="float">
            <text:p>-0.4326477</text:p>
          </table:table-cell>
          <table:table-cell office:value-type="float" office:value="-2.694763" calcext:value-type="float">
            <text:p>-2.694763</text:p>
          </table:table-cell>
          <table:table-cell office:value-type="float" office:value="-1.096069" calcext:value-type="float">
            <text:p>-1.096069</text:p>
          </table:table-cell>
          <table:table-cell office:value-type="float" office:value="-1.844177" calcext:value-type="float">
            <text:p>-1.844177</text:p>
          </table:table-cell>
          <table:table-cell office:value-type="float" office:value="-1.071289" calcext:value-type="float">
            <text:p>-1.071289</text:p>
          </table:table-cell>
          <table:table-cell office:value-type="float" office:value="-1.429474" calcext:value-type="float">
            <text:p>-1.429474</text:p>
          </table:table-cell>
          <table:table-cell office:value-type="float" office:value="-0.8907166" calcext:value-type="float">
            <text:p>-0.8907166</text:p>
          </table:table-cell>
          <table:table-cell office:value-type="float" office:value="-0.9942932" calcext:value-type="float">
            <text:p>-0.9942932</text:p>
          </table:table-cell>
          <table:table-cell office:value-type="float" office:value="-0.3956909" calcext:value-type="float">
            <text:p>-0.3956909</text:p>
          </table:table-cell>
          <table:table-cell office:value-type="float" office:value="-0.4031677" calcext:value-type="float">
            <text:p>-0.4031677</text:p>
          </table:table-cell>
          <table:table-cell office:value-type="float" office:value="0.456543" calcext:value-type="float">
            <text:p>0.456543</text:p>
          </table:table-cell>
          <table:table-cell office:value-type="float" office:value="0.4162598" calcext:value-type="float">
            <text:p>0.4162598</text:p>
          </table:table-cell>
          <table:table-cell office:value-type="float" office:value="1.956024" calcext:value-type="float">
            <text:p>1.956024</text:p>
          </table:table-cell>
          <table:table-cell office:value-type="float" office:value="1.880768" calcext:value-type="float">
            <text:p>1.880768</text:p>
          </table:table-cell>
          <table:table-cell office:value-type="float" office:value="3.649597" calcext:value-type="float">
            <text:p>3.649597</text:p>
          </table:table-cell>
          <table:table-cell office:value-type="float" office:value="3.558746" calcext:value-type="float">
            <text:p>3.558746</text:p>
          </table:table-cell>
          <table:table-cell office:value-type="float" office:value="4.930603" calcext:value-type="float">
            <text:p>4.930603</text:p>
          </table:table-cell>
          <table:table-cell office:value-type="float" office:value="4.8396" calcext:value-type="float">
            <text:p>4.8396</text:p>
          </table:table-cell>
          <table:table-cell office:value-type="float" office:value="5.984772" calcext:value-type="float">
            <text:p>5.984772</text:p>
          </table:table-cell>
          <table:table-cell office:value-type="float" office:value="5.89856" calcext:value-type="float">
            <text:p>5.89856</text:p>
          </table:table-cell>
          <table:table-cell office:value-type="float" office:value="6.841278" calcext:value-type="float">
            <text:p>6.841278</text:p>
          </table:table-cell>
          <table:table-cell office:value-type="float" office:value="6.762421" calcext:value-type="float">
            <text:p>6.762421</text:p>
          </table:table-cell>
          <table:table-cell office:value-type="float" office:value="7.345154" calcext:value-type="float">
            <text:p>7.345154</text:p>
          </table:table-cell>
          <table:table-cell office:value-type="float" office:value="7.272858" calcext:value-type="float">
            <text:p>7.272858</text:p>
          </table:table-cell>
          <table:table-cell office:value-type="float" office:value="19.85358" calcext:value-type="float">
            <text:p>19.85358</text:p>
          </table:table-cell>
          <table:table-cell office:value-type="float" office:value="-9.672607" calcext:value-type="float">
            <text:p>-9.67260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1012003" calcext:value-type="float">
            <text:p>31012003</text:p>
          </table:table-cell>
          <table:table-cell office:value-type="float" office:value="6.68268" calcext:value-type="float">
            <text:p>6.68268</text:p>
          </table:table-cell>
          <table:table-cell office:value-type="float" office:value="5.76" calcext:value-type="float">
            <text:p>5.76</text:p>
          </table:table-cell>
          <table:table-cell office:value-type="float" office:value="-1.9" calcext:value-type="float">
            <text:p>-1.9</text:p>
          </table:table-cell>
          <table:table-cell office:value-type="float" office:value="0.7962559" calcext:value-type="float">
            <text:p>0.7962559</text:p>
          </table:table-cell>
          <table:table-cell office:value-type="float" office:value="0.4698553" calcext:value-type="float">
            <text:p>0.4698553</text:p>
          </table:table-cell>
          <table:table-cell office:value-type="float" office:value="400.824" calcext:value-type="float">
            <text:p>400.824</text:p>
          </table:table-cell>
          <table:table-cell office:value-type="float" office:value="0" calcext:value-type="float">
            <text:p>0</text:p>
          </table:table-cell>
          <table:table-cell office:value-type="float" office:value="12.27097" calcext:value-type="float">
            <text:p>12.27097</text:p>
          </table:table-cell>
          <table:table-cell office:value-type="float" office:value="-4.024139" calcext:value-type="float">
            <text:p>-4.024139</text:p>
          </table:table-cell>
          <table:table-cell office:value-type="float" office:value="5.388123" calcext:value-type="float">
            <text:p>5.388123</text:p>
          </table:table-cell>
          <table:table-cell office:value-type="float" office:value="-2.163452" calcext:value-type="float">
            <text:p>-2.163452</text:p>
          </table:table-cell>
          <table:table-cell office:value-type="float" office:value="0.3143921" calcext:value-type="float">
            <text:p>0.3143921</text:p>
          </table:table-cell>
          <table:table-cell office:value-type="float" office:value="-0.9616699" calcext:value-type="float">
            <text:p>-0.9616699</text:p>
          </table:table-cell>
          <table:table-cell office:value-type="float" office:value="-0.7062683" calcext:value-type="float">
            <text:p>-0.7062683</text:p>
          </table:table-cell>
          <table:table-cell office:value-type="float" office:value="-1.093079" calcext:value-type="float">
            <text:p>-1.093079</text:p>
          </table:table-cell>
          <table:table-cell office:value-type="float" office:value="-0.7811279" calcext:value-type="float">
            <text:p>-0.7811279</text:p>
          </table:table-cell>
          <table:table-cell office:value-type="float" office:value="-1.067963" calcext:value-type="float">
            <text:p>-1.067963</text:p>
          </table:table-cell>
          <table:table-cell office:value-type="float" office:value="-0.7321167" calcext:value-type="float">
            <text:p>-0.7321167</text:p>
          </table:table-cell>
          <table:table-cell office:value-type="float" office:value="-0.8889465" calcext:value-type="float">
            <text:p>-0.8889465</text:p>
          </table:table-cell>
          <table:table-cell office:value-type="float" office:value="-0.3695679" calcext:value-type="float">
            <text:p>-0.3695679</text:p>
          </table:table-cell>
          <table:table-cell office:value-type="float" office:value="-0.3996887" calcext:value-type="float">
            <text:p>-0.3996887</text:p>
          </table:table-cell>
          <table:table-cell office:value-type="float" office:value="0.4159546" calcext:value-type="float">
            <text:p>0.4159546</text:p>
          </table:table-cell>
          <table:table-cell office:value-type="float" office:value="0.3997192" calcext:value-type="float">
            <text:p>0.3997192</text:p>
          </table:table-cell>
          <table:table-cell office:value-type="float" office:value="1.880035" calcext:value-type="float">
            <text:p>1.880035</text:p>
          </table:table-cell>
          <table:table-cell office:value-type="float" office:value="1.817047" calcext:value-type="float">
            <text:p>1.817047</text:p>
          </table:table-cell>
          <table:table-cell office:value-type="float" office:value="3.557831" calcext:value-type="float">
            <text:p>3.557831</text:p>
          </table:table-cell>
          <table:table-cell office:value-type="float" office:value="3.472198" calcext:value-type="float">
            <text:p>3.472198</text:p>
          </table:table-cell>
          <table:table-cell office:value-type="float" office:value="4.838684" calcext:value-type="float">
            <text:p>4.838684</text:p>
          </table:table-cell>
          <table:table-cell office:value-type="float" office:value="4.74942" calcext:value-type="float">
            <text:p>4.74942</text:p>
          </table:table-cell>
          <table:table-cell office:value-type="float" office:value="5.897675" calcext:value-type="float">
            <text:p>5.897675</text:p>
          </table:table-cell>
          <table:table-cell office:value-type="float" office:value="5.812073" calcext:value-type="float">
            <text:p>5.812073</text:p>
          </table:table-cell>
          <table:table-cell office:value-type="float" office:value="6.761566" calcext:value-type="float">
            <text:p>6.761566</text:p>
          </table:table-cell>
          <table:table-cell office:value-type="float" office:value="6.6828" calcext:value-type="float">
            <text:p>6.6828</text:p>
          </table:table-cell>
          <table:table-cell office:value-type="float" office:value="7.272095" calcext:value-type="float">
            <text:p>7.272095</text:p>
          </table:table-cell>
          <table:table-cell office:value-type="float" office:value="7.199677" calcext:value-type="float">
            <text:p>7.199677</text:p>
          </table:table-cell>
          <table:table-cell office:value-type="float" office:value="16.46698" calcext:value-type="float">
            <text:p>16.46698</text:p>
          </table:table-cell>
          <table:table-cell office:value-type="float" office:value="-6.313965" calcext:value-type="float">
            <text:p>-6.31396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22003" calcext:value-type="float">
            <text:p>1022003</text:p>
          </table:table-cell>
          <table:table-cell office:value-type="float" office:value="8.2476" calcext:value-type="float">
            <text:p>8.2476</text:p>
          </table:table-cell>
          <table:table-cell office:value-type="float" office:value="12.11" calcext:value-type="float">
            <text:p>12.11</text:p>
          </table:table-cell>
          <table:table-cell office:value-type="float" office:value="-1.54" calcext:value-type="float">
            <text:p>-1.54</text:p>
          </table:table-cell>
          <table:table-cell office:value-type="float" office:value="1.029537" calcext:value-type="float">
            <text:p>1.029537</text:p>
          </table:table-cell>
          <table:table-cell office:value-type="float" office:value="0.4823234" calcext:value-type="float">
            <text:p>0.4823234</text:p>
          </table:table-cell>
          <table:table-cell office:value-type="float" office:value="161.064" calcext:value-type="float">
            <text:p>161.064</text:p>
          </table:table-cell>
          <table:table-cell office:value-type="float" office:value="0" calcext:value-type="float">
            <text:p>0</text:p>
          </table:table-cell>
          <table:table-cell office:value-type="float" office:value="14.98853" calcext:value-type="float">
            <text:p>14.98853</text:p>
          </table:table-cell>
          <table:table-cell office:value-type="float" office:value="-4.392609" calcext:value-type="float">
            <text:p>-4.392609</text:p>
          </table:table-cell>
          <table:table-cell office:value-type="float" office:value="6.841736" calcext:value-type="float">
            <text:p>6.841736</text:p>
          </table:table-cell>
          <table:table-cell office:value-type="float" office:value="-2.495422" calcext:value-type="float">
            <text:p>-2.495422</text:p>
          </table:table-cell>
          <table:table-cell office:value-type="float" office:value="0.8149414" calcext:value-type="float">
            <text:p>0.8149414</text:p>
          </table:table-cell>
          <table:table-cell office:value-type="float" office:value="-1.019775" calcext:value-type="float">
            <text:p>-1.019775</text:p>
          </table:table-cell>
          <table:table-cell office:value-type="float" office:value="-0.4084473" calcext:value-type="float">
            <text:p>-0.4084473</text:p>
          </table:table-cell>
          <table:table-cell office:value-type="float" office:value="-0.8019409" calcext:value-type="float">
            <text:p>-0.8019409</text:p>
          </table:table-cell>
          <table:table-cell office:value-type="float" office:value="-0.5905762" calcext:value-type="float">
            <text:p>-0.5905762</text:p>
          </table:table-cell>
          <table:table-cell office:value-type="float" office:value="-0.7800903" calcext:value-type="float">
            <text:p>-0.7800903</text:p>
          </table:table-cell>
          <table:table-cell office:value-type="float" office:value="-0.6065979" calcext:value-type="float">
            <text:p>-0.6065979</text:p>
          </table:table-cell>
          <table:table-cell office:value-type="float" office:value="-0.7307129" calcext:value-type="float">
            <text:p>-0.7307129</text:p>
          </table:table-cell>
          <table:table-cell office:value-type="float" office:value="-0.322113" calcext:value-type="float">
            <text:p>-0.322113</text:p>
          </table:table-cell>
          <table:table-cell office:value-type="float" office:value="-0.3691101" calcext:value-type="float">
            <text:p>-0.3691101</text:p>
          </table:table-cell>
          <table:table-cell office:value-type="float" office:value="0.4045715" calcext:value-type="float">
            <text:p>0.4045715</text:p>
          </table:table-cell>
          <table:table-cell office:value-type="float" office:value="0.3992004" calcext:value-type="float">
            <text:p>0.3992004</text:p>
          </table:table-cell>
          <table:table-cell office:value-type="float" office:value="1.816467" calcext:value-type="float">
            <text:p>1.816467</text:p>
          </table:table-cell>
          <table:table-cell office:value-type="float" office:value="1.76767" calcext:value-type="float">
            <text:p>1.76767</text:p>
          </table:table-cell>
          <table:table-cell office:value-type="float" office:value="3.471344" calcext:value-type="float">
            <text:p>3.471344</text:p>
          </table:table-cell>
          <table:table-cell office:value-type="float" office:value="3.391663" calcext:value-type="float">
            <text:p>3.391663</text:p>
          </table:table-cell>
          <table:table-cell office:value-type="float" office:value="4.748474" calcext:value-type="float">
            <text:p>4.748474</text:p>
          </table:table-cell>
          <table:table-cell office:value-type="float" office:value="4.663055" calcext:value-type="float">
            <text:p>4.663055</text:p>
          </table:table-cell>
          <table:table-cell office:value-type="float" office:value="5.811157" calcext:value-type="float">
            <text:p>5.811157</text:p>
          </table:table-cell>
          <table:table-cell office:value-type="float" office:value="5.726959" calcext:value-type="float">
            <text:p>5.726959</text:p>
          </table:table-cell>
          <table:table-cell office:value-type="float" office:value="6.682007" calcext:value-type="float">
            <text:p>6.682007</text:p>
          </table:table-cell>
          <table:table-cell office:value-type="float" office:value="6.603424" calcext:value-type="float">
            <text:p>6.603424</text:p>
          </table:table-cell>
          <table:table-cell office:value-type="float" office:value="7.198944" calcext:value-type="float">
            <text:p>7.198944</text:p>
          </table:table-cell>
          <table:table-cell office:value-type="float" office:value="7.12619" calcext:value-type="float">
            <text:p>7.12619</text:p>
          </table:table-cell>
          <table:table-cell office:value-type="float" office:value="19.92776" calcext:value-type="float">
            <text:p>19.92776</text:p>
          </table:table-cell>
          <table:table-cell office:value-type="float" office:value="-6.387085" calcext:value-type="float">
            <text:p>-6.38708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022003" calcext:value-type="float">
            <text:p>2022003</text:p>
          </table:table-cell>
          <table:table-cell office:value-type="float" office:value="5.88708" calcext:value-type="float">
            <text:p>5.88708</text:p>
          </table:table-cell>
          <table:table-cell office:value-type="float" office:value="9.16" calcext:value-type="float">
            <text:p>9.16</text:p>
          </table:table-cell>
          <table:table-cell office:value-type="float" office:value="1.78" calcext:value-type="float">
            <text:p>1.78</text:p>
          </table:table-cell>
          <table:table-cell office:value-type="float" office:value="0.9680353" calcext:value-type="float">
            <text:p>0.9680353</text:p>
          </table:table-cell>
          <table:table-cell office:value-type="float" office:value="0.6121157" calcext:value-type="float">
            <text:p>0.6121157</text:p>
          </table:table-cell>
          <table:table-cell office:value-type="float" office:value="341.424" calcext:value-type="float">
            <text:p>341.424</text:p>
          </table:table-cell>
          <table:table-cell office:value-type="float" office:value="0" calcext:value-type="float">
            <text:p>0</text:p>
          </table:table-cell>
          <table:table-cell office:value-type="float" office:value="12.48831" calcext:value-type="float">
            <text:p>12.48831</text:p>
          </table:table-cell>
          <table:table-cell office:value-type="float" office:value="-2.42218" calcext:value-type="float">
            <text:p>-2.42218</text:p>
          </table:table-cell>
          <table:table-cell office:value-type="float" office:value="6.686005" calcext:value-type="float">
            <text:p>6.686005</text:p>
          </table:table-cell>
          <table:table-cell office:value-type="float" office:value="-1.339294" calcext:value-type="float">
            <text:p>-1.339294</text:p>
          </table:table-cell>
          <table:table-cell office:value-type="float" office:value="3.230957" calcext:value-type="float">
            <text:p>3.230957</text:p>
          </table:table-cell>
          <table:table-cell office:value-type="float" office:value="-0.4683838" calcext:value-type="float">
            <text:p>-0.4683838</text:p>
          </table:table-cell>
          <table:table-cell office:value-type="float" office:value="0.07791138" calcext:value-type="float">
            <text:p>0.07791138</text:p>
          </table:table-cell>
          <table:table-cell office:value-type="float" office:value="-0.5077515" calcext:value-type="float">
            <text:p>-0.5077515</text:p>
          </table:table-cell>
          <table:table-cell office:value-type="float" office:value="-0.3705139" calcext:value-type="float">
            <text:p>-0.3705139</text:p>
          </table:table-cell>
          <table:table-cell office:value-type="float" office:value="-0.5895081" calcext:value-type="float">
            <text:p>-0.5895081</text:p>
          </table:table-cell>
          <table:table-cell office:value-type="float" office:value="-0.4907227" calcext:value-type="float">
            <text:p>-0.4907227</text:p>
          </table:table-cell>
          <table:table-cell office:value-type="float" office:value="-0.6054382" calcext:value-type="float">
            <text:p>-0.6054382</text:p>
          </table:table-cell>
          <table:table-cell office:value-type="float" office:value="-0.2693176" calcext:value-type="float">
            <text:p>-0.2693176</text:p>
          </table:table-cell>
          <table:table-cell office:value-type="float" office:value="-0.3215637" calcext:value-type="float">
            <text:p>-0.3215637</text:p>
          </table:table-cell>
          <table:table-cell office:value-type="float" office:value="0.4216614" calcext:value-type="float">
            <text:p>0.4216614</text:p>
          </table:table-cell>
          <table:table-cell office:value-type="float" office:value="0.4046936" calcext:value-type="float">
            <text:p>0.4046936</text:p>
          </table:table-cell>
          <table:table-cell office:value-type="float" office:value="1.767212" calcext:value-type="float">
            <text:p>1.767212</text:p>
          </table:table-cell>
          <table:table-cell office:value-type="float" office:value="1.730865" calcext:value-type="float">
            <text:p>1.730865</text:p>
          </table:table-cell>
          <table:table-cell office:value-type="float" office:value="3.390839" calcext:value-type="float">
            <text:p>3.390839</text:p>
          </table:table-cell>
          <table:table-cell office:value-type="float" office:value="3.318665" calcext:value-type="float">
            <text:p>3.318665</text:p>
          </table:table-cell>
          <table:table-cell office:value-type="float" office:value="4.66217" calcext:value-type="float">
            <text:p>4.66217</text:p>
          </table:table-cell>
          <table:table-cell office:value-type="float" office:value="4.580017" calcext:value-type="float">
            <text:p>4.580017</text:p>
          </table:table-cell>
          <table:table-cell office:value-type="float" office:value="5.726074" calcext:value-type="float">
            <text:p>5.726074</text:p>
          </table:table-cell>
          <table:table-cell office:value-type="float" office:value="5.642822" calcext:value-type="float">
            <text:p>5.642822</text:p>
          </table:table-cell>
          <table:table-cell office:value-type="float" office:value="6.60257" calcext:value-type="float">
            <text:p>6.60257</text:p>
          </table:table-cell>
          <table:table-cell office:value-type="float" office:value="6.524323" calcext:value-type="float">
            <text:p>6.524323</text:p>
          </table:table-cell>
          <table:table-cell office:value-type="float" office:value="7.125427" calcext:value-type="float">
            <text:p>7.125427</text:p>
          </table:table-cell>
          <table:table-cell office:value-type="float" office:value="7.052582" calcext:value-type="float">
            <text:p>7.052582</text:p>
          </table:table-cell>
          <table:table-cell office:value-type="float" office:value="16.58765" calcext:value-type="float">
            <text:p>16.58765</text:p>
          </table:table-cell>
          <table:table-cell office:value-type="float" office:value="-3.291748" calcext:value-type="float">
            <text:p>-3.29174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022003" calcext:value-type="float">
            <text:p>3022003</text:p>
          </table:table-cell>
          <table:table-cell office:value-type="float" office:value="5.72472" calcext:value-type="float">
            <text:p>5.72472</text:p>
          </table:table-cell>
          <table:table-cell office:value-type="float" office:value="1.3" calcext:value-type="float">
            <text:p>1.3</text:p>
          </table:table-cell>
          <table:table-cell office:value-type="float" office:value="-8.93" calcext:value-type="float">
            <text:p>-8.93</text:p>
          </table:table-cell>
          <table:table-cell office:value-type="float" office:value="0.5915955" calcext:value-type="float">
            <text:p>0.5915955</text:p>
          </table:table-cell>
          <table:table-cell office:value-type="float" office:value="0.2777355" calcext:value-type="float">
            <text:p>0.2777355</text:p>
          </table:table-cell>
          <table:table-cell office:value-type="float" office:value="679.8961" calcext:value-type="float">
            <text:p>679.8961</text:p>
          </table:table-cell>
          <table:table-cell office:value-type="float" office:value="0" calcext:value-type="float">
            <text:p>0</text:p>
          </table:table-cell>
          <table:table-cell office:value-type="float" office:value="4.81842" calcext:value-type="float">
            <text:p>4.81842</text:p>
          </table:table-cell>
          <table:table-cell office:value-type="float" office:value="-7.701599" calcext:value-type="float">
            <text:p>-7.701599</text:p>
          </table:table-cell>
          <table:table-cell office:value-type="float" office:value="2.070099" calcext:value-type="float">
            <text:p>2.070099</text:p>
          </table:table-cell>
          <table:table-cell office:value-type="float" office:value="-3.334229" calcext:value-type="float">
            <text:p>-3.334229</text:p>
          </table:table-cell>
          <table:table-cell office:value-type="float" office:value="0.04656982" calcext:value-type="float">
            <text:p>0.04656982</text:p>
          </table:table-cell>
          <table:table-cell office:value-type="float" office:value="-0.8278503" calcext:value-type="float">
            <text:p>-0.8278503</text:p>
          </table:table-cell>
          <table:table-cell office:value-type="float" office:value="-0.2575073" calcext:value-type="float">
            <text:p>-0.2575073</text:p>
          </table:table-cell>
          <table:table-cell office:value-type="float" office:value="-0.3844299" calcext:value-type="float">
            <text:p>-0.3844299</text:p>
          </table:table-cell>
          <table:table-cell office:value-type="float" office:value="-0.3643494" calcext:value-type="float">
            <text:p>-0.3643494</text:p>
          </table:table-cell>
          <table:table-cell office:value-type="float" office:value="-0.4030762" calcext:value-type="float">
            <text:p>-0.4030762</text:p>
          </table:table-cell>
          <table:table-cell office:value-type="float" office:value="-0.4147034" calcext:value-type="float">
            <text:p>-0.4147034</text:p>
          </table:table-cell>
          <table:table-cell office:value-type="float" office:value="-0.4896851" calcext:value-type="float">
            <text:p>-0.4896851</text:p>
          </table:table-cell>
          <table:table-cell office:value-type="float" office:value="-0.2207642" calcext:value-type="float">
            <text:p>-0.2207642</text:p>
          </table:table-cell>
          <table:table-cell office:value-type="float" office:value="-0.2687378" calcext:value-type="float">
            <text:p>-0.2687378</text:p>
          </table:table-cell>
          <table:table-cell office:value-type="float" office:value="0.4436646" calcext:value-type="float">
            <text:p>0.4436646</text:p>
          </table:table-cell>
          <table:table-cell office:value-type="float" office:value="0.421875" calcext:value-type="float">
            <text:p>0.421875</text:p>
          </table:table-cell>
          <table:table-cell office:value-type="float" office:value="1.73056" calcext:value-type="float">
            <text:p>1.73056</text:p>
          </table:table-cell>
          <table:table-cell office:value-type="float" office:value="1.704437" calcext:value-type="float">
            <text:p>1.704437</text:p>
          </table:table-cell>
          <table:table-cell office:value-type="float" office:value="3.317963" calcext:value-type="float">
            <text:p>3.317963</text:p>
          </table:table-cell>
          <table:table-cell office:value-type="float" office:value="3.253601" calcext:value-type="float">
            <text:p>3.253601</text:p>
          </table:table-cell>
          <table:table-cell office:value-type="float" office:value="4.579193" calcext:value-type="float">
            <text:p>4.579193</text:p>
          </table:table-cell>
          <table:table-cell office:value-type="float" office:value="4.501434" calcext:value-type="float">
            <text:p>4.501434</text:p>
          </table:table-cell>
          <table:table-cell office:value-type="float" office:value="5.641998" calcext:value-type="float">
            <text:p>5.641998</text:p>
          </table:table-cell>
          <table:table-cell office:value-type="float" office:value="5.560089" calcext:value-type="float">
            <text:p>5.560089</text:p>
          </table:table-cell>
          <table:table-cell office:value-type="float" office:value="6.52356" calcext:value-type="float">
            <text:p>6.52356</text:p>
          </table:table-cell>
          <table:table-cell office:value-type="float" office:value="6.445679" calcext:value-type="float">
            <text:p>6.445679</text:p>
          </table:table-cell>
          <table:table-cell office:value-type="float" office:value="7.051788" calcext:value-type="float">
            <text:p>7.051788</text:p>
          </table:table-cell>
          <table:table-cell office:value-type="float" office:value="6.979126" calcext:value-type="float">
            <text:p>6.979126</text:p>
          </table:table-cell>
          <table:table-cell office:value-type="float" office:value="5.944275" calcext:value-type="float">
            <text:p>5.944275</text:p>
          </table:table-cell>
          <table:table-cell office:value-type="float" office:value="-12.4682" calcext:value-type="float">
            <text:p>-12.468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22003" calcext:value-type="float">
            <text:p>4022003</text:p>
          </table:table-cell>
          <table:table-cell office:value-type="float" office:value="11.52302" calcext:value-type="float">
            <text:p>11.52302</text:p>
          </table:table-cell>
          <table:table-cell office:value-type="float" office:value="-4.62" calcext:value-type="float">
            <text:p>-4.62</text:p>
          </table:table-cell>
          <table:table-cell office:value-type="float" office:value="-12.12" calcext:value-type="float">
            <text:p>-12.12</text:p>
          </table:table-cell>
          <table:table-cell office:value-type="float" office:value="0.3846245" calcext:value-type="float">
            <text:p>0.3846245</text:p>
          </table:table-cell>
          <table:table-cell office:value-type="float" office:value="0.2167524" calcext:value-type="float">
            <text:p>0.2167524</text:p>
          </table:table-cell>
          <table:table-cell office:value-type="float" office:value="208.476" calcext:value-type="float">
            <text:p>208.476</text:p>
          </table:table-cell>
          <table:table-cell office:value-type="float" office:value="0" calcext:value-type="float">
            <text:p>0</text:p>
          </table:table-cell>
          <table:table-cell office:value-type="float" office:value="8.894196" calcext:value-type="float">
            <text:p>8.894196</text:p>
          </table:table-cell>
          <table:table-cell office:value-type="float" office:value="-9.74704" calcext:value-type="float">
            <text:p>-9.74704</text:p>
          </table:table-cell>
          <table:table-cell office:value-type="float" office:value="3.265717" calcext:value-type="float">
            <text:p>3.265717</text:p>
          </table:table-cell>
          <table:table-cell office:value-type="float" office:value="-4.648315" calcext:value-type="float">
            <text:p>-4.648315</text:p>
          </table:table-cell>
          <table:table-cell office:value-type="float" office:value="-0.2071838" calcext:value-type="float">
            <text:p>-0.2071838</text:p>
          </table:table-cell>
          <table:table-cell office:value-type="float" office:value="-1.567566" calcext:value-type="float">
            <text:p>-1.567566</text:p>
          </table:table-cell>
          <table:table-cell office:value-type="float" office:value="-0.3878479" calcext:value-type="float">
            <text:p>-0.3878479</text:p>
          </table:table-cell>
          <table:table-cell office:value-type="float" office:value="-0.6143188" calcext:value-type="float">
            <text:p>-0.6143188</text:p>
          </table:table-cell>
          <table:table-cell office:value-type="float" office:value="-0.3855591" calcext:value-type="float">
            <text:p>-0.3855591</text:p>
          </table:table-cell>
          <table:table-cell office:value-type="float" office:value="-0.4616394" calcext:value-type="float">
            <text:p>-0.4616394</text:p>
          </table:table-cell>
          <table:table-cell office:value-type="float" office:value="-0.380249" calcext:value-type="float">
            <text:p>-0.380249</text:p>
          </table:table-cell>
          <table:table-cell office:value-type="float" office:value="-0.4142456" calcext:value-type="float">
            <text:p>-0.4142456</text:p>
          </table:table-cell>
          <table:table-cell office:value-type="float" office:value="-0.1829224" calcext:value-type="float">
            <text:p>-0.1829224</text:p>
          </table:table-cell>
          <table:table-cell office:value-type="float" office:value="-0.2203064" calcext:value-type="float">
            <text:p>-0.2203064</text:p>
          </table:table-cell>
          <table:table-cell office:value-type="float" office:value="0.4641418" calcext:value-type="float">
            <text:p>0.4641418</text:p>
          </table:table-cell>
          <table:table-cell office:value-type="float" office:value="0.4439087" calcext:value-type="float">
            <text:p>0.4439087</text:p>
          </table:table-cell>
          <table:table-cell office:value-type="float" office:value="1.704193" calcext:value-type="float">
            <text:p>1.704193</text:p>
          </table:table-cell>
          <table:table-cell office:value-type="float" office:value="1.684845" calcext:value-type="float">
            <text:p>1.684845</text:p>
          </table:table-cell>
          <table:table-cell office:value-type="float" office:value="3.25293" calcext:value-type="float">
            <text:p>3.25293</text:p>
          </table:table-cell>
          <table:table-cell office:value-type="float" office:value="3.195099" calcext:value-type="float">
            <text:p>3.195099</text:p>
          </table:table-cell>
          <table:table-cell office:value-type="float" office:value="4.500641" calcext:value-type="float">
            <text:p>4.500641</text:p>
          </table:table-cell>
          <table:table-cell office:value-type="float" office:value="4.426849" calcext:value-type="float">
            <text:p>4.426849</text:p>
          </table:table-cell>
          <table:table-cell office:value-type="float" office:value="5.559235" calcext:value-type="float">
            <text:p>5.559235</text:p>
          </table:table-cell>
          <table:table-cell office:value-type="float" office:value="5.480713" calcext:value-type="float">
            <text:p>5.480713</text:p>
          </table:table-cell>
          <table:table-cell office:value-type="float" office:value="6.444885" calcext:value-type="float">
            <text:p>6.444885</text:p>
          </table:table-cell>
          <table:table-cell office:value-type="float" office:value="6.370789" calcext:value-type="float">
            <text:p>6.370789</text:p>
          </table:table-cell>
          <table:table-cell office:value-type="float" office:value="6.978333" calcext:value-type="float">
            <text:p>6.978333</text:p>
          </table:table-cell>
          <table:table-cell office:value-type="float" office:value="6.905884" calcext:value-type="float">
            <text:p>6.905884</text:p>
          </table:table-cell>
          <table:table-cell office:value-type="float" office:value="11.40915" calcext:value-type="float">
            <text:p>11.40915</text:p>
          </table:table-cell>
          <table:table-cell office:value-type="float" office:value="-15.19943" calcext:value-type="float">
            <text:p>-15.1994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022003" calcext:value-type="float">
            <text:p>5022003</text:p>
          </table:table-cell>
          <table:table-cell office:value-type="float" office:value="8.244" calcext:value-type="float">
            <text:p>8.244</text:p>
          </table:table-cell>
          <table:table-cell office:value-type="float" office:value="-0.12" calcext:value-type="float">
            <text:p>-0.12</text:p>
          </table:table-cell>
          <table:table-cell office:value-type="float" office:value="-7.87" calcext:value-type="float">
            <text:p>-7.87</text:p>
          </table:table-cell>
          <table:table-cell office:value-type="float" office:value="0.5344573" calcext:value-type="float">
            <text:p>0.5344573</text:p>
          </table:table-cell>
          <table:table-cell office:value-type="float" office:value="0.3011858" calcext:value-type="float">
            <text:p>0.3011858</text:p>
          </table:table-cell>
          <table:table-cell office:value-type="float" office:value="311.58" calcext:value-type="float">
            <text:p>311.58</text:p>
          </table:table-cell>
          <table:table-cell office:value-type="float" office:value="0" calcext:value-type="float">
            <text:p>0</text:p>
          </table:table-cell>
          <table:table-cell office:value-type="float" office:value="11.34134" calcext:value-type="float">
            <text:p>11.34134</text:p>
          </table:table-cell>
          <table:table-cell office:value-type="float" office:value="-7.919922" calcext:value-type="float">
            <text:p>-7.919922</text:p>
          </table:table-cell>
          <table:table-cell office:value-type="float" office:value="3.707764" calcext:value-type="float">
            <text:p>3.707764</text:p>
          </table:table-cell>
          <table:table-cell office:value-type="float" office:value="-4.403259" calcext:value-type="float">
            <text:p>-4.403259</text:p>
          </table:table-cell>
          <table:table-cell office:value-type="float" office:value="-0.3926086" calcext:value-type="float">
            <text:p>-0.3926086</text:p>
          </table:table-cell>
          <table:table-cell office:value-type="float" office:value="-2.178467" calcext:value-type="float">
            <text:p>-2.178467</text:p>
          </table:table-cell>
          <table:table-cell office:value-type="float" office:value="-0.6205139" calcext:value-type="float">
            <text:p>-0.6205139</text:p>
          </table:table-cell>
          <table:table-cell office:value-type="float" office:value="-0.925415" calcext:value-type="float">
            <text:p>-0.925415</text:p>
          </table:table-cell>
          <table:table-cell office:value-type="float" office:value="-0.463623" calcext:value-type="float">
            <text:p>-0.463623</text:p>
          </table:table-cell>
          <table:table-cell office:value-type="float" office:value="-0.5974731" calcext:value-type="float">
            <text:p>-0.5974731</text:p>
          </table:table-cell>
          <table:table-cell office:value-type="float" office:value="-0.379303" calcext:value-type="float">
            <text:p>-0.379303</text:p>
          </table:table-cell>
          <table:table-cell office:value-type="float" office:value="-0.3837585" calcext:value-type="float">
            <text:p>-0.3837585</text:p>
          </table:table-cell>
          <table:table-cell office:value-type="float" office:value="-0.1567993" calcext:value-type="float">
            <text:p>-0.1567993</text:p>
          </table:table-cell>
          <table:table-cell office:value-type="float" office:value="-0.1826172" calcext:value-type="float">
            <text:p>-0.1826172</text:p>
          </table:table-cell>
          <table:table-cell office:value-type="float" office:value="0.4790955" calcext:value-type="float">
            <text:p>0.4790955</text:p>
          </table:table-cell>
          <table:table-cell office:value-type="float" office:value="0.4643555" calcext:value-type="float">
            <text:p>0.4643555</text:p>
          </table:table-cell>
          <table:table-cell office:value-type="float" office:value="1.684662" calcext:value-type="float">
            <text:p>1.684662</text:p>
          </table:table-cell>
          <table:table-cell office:value-type="float" office:value="1.668121" calcext:value-type="float">
            <text:p>1.668121</text:p>
          </table:table-cell>
          <table:table-cell office:value-type="float" office:value="3.194519" calcext:value-type="float">
            <text:p>3.194519</text:p>
          </table:table-cell>
          <table:table-cell office:value-type="float" office:value="3.141693" calcext:value-type="float">
            <text:p>3.141693</text:p>
          </table:table-cell>
          <table:table-cell office:value-type="float" office:value="4.426117" calcext:value-type="float">
            <text:p>4.426117</text:p>
          </table:table-cell>
          <table:table-cell office:value-type="float" office:value="4.357208" calcext:value-type="float">
            <text:p>4.357208</text:p>
          </table:table-cell>
          <table:table-cell office:value-type="float" office:value="5.479919" calcext:value-type="float">
            <text:p>5.479919</text:p>
          </table:table-cell>
          <table:table-cell office:value-type="float" office:value="5.404663" calcext:value-type="float">
            <text:p>5.404663</text:p>
          </table:table-cell>
          <table:table-cell office:value-type="float" office:value="6.369965" calcext:value-type="float">
            <text:p>6.369965</text:p>
          </table:table-cell>
          <table:table-cell office:value-type="float" office:value="6.292114" calcext:value-type="float">
            <text:p>6.292114</text:p>
          </table:table-cell>
          <table:table-cell office:value-type="float" office:value="6.905121" calcext:value-type="float">
            <text:p>6.905121</text:p>
          </table:table-cell>
          <table:table-cell office:value-type="float" office:value="6.832367" calcext:value-type="float">
            <text:p>6.832367</text:p>
          </table:table-cell>
          <table:table-cell office:value-type="float" office:value="18.37231" calcext:value-type="float">
            <text:p>18.37231</text:p>
          </table:table-cell>
          <table:table-cell office:value-type="float" office:value="-12.79437" calcext:value-type="float">
            <text:p>-12.7943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022003" calcext:value-type="float">
            <text:p>6022003</text:p>
          </table:table-cell>
          <table:table-cell office:value-type="float" office:value="11.75616" calcext:value-type="float">
            <text:p>11.75616</text:p>
          </table:table-cell>
          <table:table-cell office:value-type="float" office:value="-3.24" calcext:value-type="float">
            <text:p>-3.24</text:p>
          </table:table-cell>
          <table:table-cell office:value-type="float" office:value="-17.41" calcext:value-type="float">
            <text:p>-17.41</text:p>
          </table:table-cell>
          <table:table-cell office:value-type="float" office:value="0.4259505" calcext:value-type="float">
            <text:p>0.4259505</text:p>
          </table:table-cell>
          <table:table-cell office:value-type="float" office:value="0.1417416" calcext:value-type="float">
            <text:p>0.1417416</text:p>
          </table:table-cell>
          <table:table-cell office:value-type="float" office:value="514.224" calcext:value-type="float">
            <text:p>514.224</text:p>
          </table:table-cell>
          <table:table-cell office:value-type="float" office:value="0" calcext:value-type="float">
            <text:p>0</text:p>
          </table:table-cell>
          <table:table-cell office:value-type="float" office:value="11.52072" calcext:value-type="float">
            <text:p>11.52072</text:p>
          </table:table-cell>
          <table:table-cell office:value-type="float" office:value="-12.21982" calcext:value-type="float">
            <text:p>-12.21982</text:p>
          </table:table-cell>
          <table:table-cell office:value-type="float" office:value="3.900269" calcext:value-type="float">
            <text:p>3.900269</text:p>
          </table:table-cell>
          <table:table-cell office:value-type="float" office:value="-5.532013" calcext:value-type="float">
            <text:p>-5.532013</text:p>
          </table:table-cell>
          <table:table-cell office:value-type="float" office:value="-0.3964233" calcext:value-type="float">
            <text:p>-0.3964233</text:p>
          </table:table-cell>
          <table:table-cell office:value-type="float" office:value="-2.173798" calcext:value-type="float">
            <text:p>-2.173798</text:p>
          </table:table-cell>
          <table:table-cell office:value-type="float" office:value="-0.8314819" calcext:value-type="float">
            <text:p>-0.8314819</text:p>
          </table:table-cell>
          <table:table-cell office:value-type="float" office:value="-1.090576" calcext:value-type="float">
            <text:p>-1.090576</text:p>
          </table:table-cell>
          <table:table-cell office:value-type="float" office:value="-0.5991211" calcext:value-type="float">
            <text:p>-0.5991211</text:p>
          </table:table-cell>
          <table:table-cell office:value-type="float" office:value="-0.7243347" calcext:value-type="float">
            <text:p>-0.7243347</text:p>
          </table:table-cell>
          <table:table-cell office:value-type="float" office:value="-0.3836975" calcext:value-type="float">
            <text:p>-0.3836975</text:p>
          </table:table-cell>
          <table:table-cell office:value-type="float" office:value="-0.4052429" calcext:value-type="float">
            <text:p>-0.4052429</text:p>
          </table:table-cell>
          <table:table-cell office:value-type="float" office:value="-0.1401978" calcext:value-type="float">
            <text:p>-0.1401978</text:p>
          </table:table-cell>
          <table:table-cell office:value-type="float" office:value="-0.1565857" calcext:value-type="float">
            <text:p>-0.1565857</text:p>
          </table:table-cell>
          <table:table-cell office:value-type="float" office:value="0.4877625" calcext:value-type="float">
            <text:p>0.4877625</text:p>
          </table:table-cell>
          <table:table-cell office:value-type="float" office:value="0.479187" calcext:value-type="float">
            <text:p>0.479187</text:p>
          </table:table-cell>
          <table:table-cell office:value-type="float" office:value="1.667938" calcext:value-type="float">
            <text:p>1.667938</text:p>
          </table:table-cell>
          <table:table-cell office:value-type="float" office:value="1.651794" calcext:value-type="float">
            <text:p>1.651794</text:p>
          </table:table-cell>
          <table:table-cell office:value-type="float" office:value="3.141144" calcext:value-type="float">
            <text:p>3.141144</text:p>
          </table:table-cell>
          <table:table-cell office:value-type="float" office:value="3.092896" calcext:value-type="float">
            <text:p>3.092896</text:p>
          </table:table-cell>
          <table:table-cell office:value-type="float" office:value="4.356506" calcext:value-type="float">
            <text:p>4.356506</text:p>
          </table:table-cell>
          <table:table-cell office:value-type="float" office:value="4.291046" calcext:value-type="float">
            <text:p>4.291046</text:p>
          </table:table-cell>
          <table:table-cell office:value-type="float" office:value="5.4039" calcext:value-type="float">
            <text:p>5.4039</text:p>
          </table:table-cell>
          <table:table-cell office:value-type="float" office:value="5.329834" calcext:value-type="float">
            <text:p>5.329834</text:p>
          </table:table-cell>
          <table:table-cell office:value-type="float" office:value="6.291321" calcext:value-type="float">
            <text:p>6.291321</text:p>
          </table:table-cell>
          <table:table-cell office:value-type="float" office:value="6.215668" calcext:value-type="float">
            <text:p>6.215668</text:p>
          </table:table-cell>
          <table:table-cell office:value-type="float" office:value="6.831573" calcext:value-type="float">
            <text:p>6.831573</text:p>
          </table:table-cell>
          <table:table-cell office:value-type="float" office:value="6.75946" calcext:value-type="float">
            <text:p>6.75946</text:p>
          </table:table-cell>
          <table:table-cell office:value-type="float" office:value="16.97089" calcext:value-type="float">
            <text:p>16.97089</text:p>
          </table:table-cell>
          <table:table-cell office:value-type="float" office:value="-19.3743" calcext:value-type="float">
            <text:p>-19.374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7022003" calcext:value-type="float">
            <text:p>7022003</text:p>
          </table:table-cell>
          <table:table-cell office:value-type="float" office:value="13.73974" calcext:value-type="float">
            <text:p>13.73974</text:p>
          </table:table-cell>
          <table:table-cell office:value-type="float" office:value="-3.04" calcext:value-type="float">
            <text:p>-3.04</text:p>
          </table:table-cell>
          <table:table-cell office:value-type="float" office:value="-20.8" calcext:value-type="float">
            <text:p>-20.8</text:p>
          </table:table-cell>
          <table:table-cell office:value-type="float" office:value="0.4322592" calcext:value-type="float">
            <text:p>0.4322592</text:p>
          </table:table-cell>
          <table:table-cell office:value-type="float" office:value="0.1069598" calcext:value-type="float">
            <text:p>0.1069598</text:p>
          </table:table-cell>
          <table:table-cell office:value-type="float" office:value="336.492" calcext:value-type="float">
            <text:p>336.492</text:p>
          </table:table-cell>
          <table:table-cell office:value-type="float" office:value="0" calcext:value-type="float">
            <text:p>0</text:p>
          </table:table-cell>
          <table:table-cell office:value-type="float" office:value="13.53641" calcext:value-type="float">
            <text:p>13.53641</text:p>
          </table:table-cell>
          <table:table-cell office:value-type="float" office:value="-15.79959" calcext:value-type="float">
            <text:p>-15.79959</text:p>
          </table:table-cell>
          <table:table-cell office:value-type="float" office:value="4.295349" calcext:value-type="float">
            <text:p>4.295349</text:p>
          </table:table-cell>
          <table:table-cell office:value-type="float" office:value="-8.572479" calcext:value-type="float">
            <text:p>-8.572479</text:p>
          </table:table-cell>
          <table:table-cell office:value-type="float" office:value="-0.7410889" calcext:value-type="float">
            <text:p>-0.7410889</text:p>
          </table:table-cell>
          <table:table-cell office:value-type="float" office:value="-4.628906" calcext:value-type="float">
            <text:p>-4.628906</text:p>
          </table:table-cell>
          <table:table-cell office:value-type="float" office:value="-1.090698" calcext:value-type="float">
            <text:p>-1.090698</text:p>
          </table:table-cell>
          <table:table-cell office:value-type="float" office:value="-2.067139" calcext:value-type="float">
            <text:p>-2.067139</text:p>
          </table:table-cell>
          <table:table-cell office:value-type="float" office:value="-0.7287292" calcext:value-type="float">
            <text:p>-0.7287292</text:p>
          </table:table-cell>
          <table:table-cell office:value-type="float" office:value="-1.169556" calcext:value-type="float">
            <text:p>-1.169556</text:p>
          </table:table-cell>
          <table:table-cell office:value-type="float" office:value="-0.4057312" calcext:value-type="float">
            <text:p>-0.4057312</text:p>
          </table:table-cell>
          <table:table-cell office:value-type="float" office:value="-0.4960327" calcext:value-type="float">
            <text:p>-0.4960327</text:p>
          </table:table-cell>
          <table:table-cell office:value-type="float" office:value="-0.1375427" calcext:value-type="float">
            <text:p>-0.1375427</text:p>
          </table:table-cell>
          <table:table-cell office:value-type="float" office:value="-0.1399841" calcext:value-type="float">
            <text:p>-0.1399841</text:p>
          </table:table-cell>
          <table:table-cell office:value-type="float" office:value="0.4891052" calcext:value-type="float">
            <text:p>0.4891052</text:p>
          </table:table-cell>
          <table:table-cell office:value-type="float" office:value="0.487793" calcext:value-type="float">
            <text:p>0.487793</text:p>
          </table:table-cell>
          <table:table-cell office:value-type="float" office:value="1.651611" calcext:value-type="float">
            <text:p>1.651611</text:p>
          </table:table-cell>
          <table:table-cell office:value-type="float" office:value="1.634277" calcext:value-type="float">
            <text:p>1.634277</text:p>
          </table:table-cell>
          <table:table-cell office:value-type="float" office:value="3.092438" calcext:value-type="float">
            <text:p>3.092438</text:p>
          </table:table-cell>
          <table:table-cell office:value-type="float" office:value="3.047821" calcext:value-type="float">
            <text:p>3.047821</text:p>
          </table:table-cell>
          <table:table-cell office:value-type="float" office:value="4.290405" calcext:value-type="float">
            <text:p>4.290405</text:p>
          </table:table-cell>
          <table:table-cell office:value-type="float" office:value="4.228882" calcext:value-type="float">
            <text:p>4.228882</text:p>
          </table:table-cell>
          <table:table-cell office:value-type="float" office:value="5.329041" calcext:value-type="float">
            <text:p>5.329041</text:p>
          </table:table-cell>
          <table:table-cell office:value-type="float" office:value="5.256989" calcext:value-type="float">
            <text:p>5.256989</text:p>
          </table:table-cell>
          <table:table-cell office:value-type="float" office:value="6.214905" calcext:value-type="float">
            <text:p>6.214905</text:p>
          </table:table-cell>
          <table:table-cell office:value-type="float" office:value="6.140869" calcext:value-type="float">
            <text:p>6.140869</text:p>
          </table:table-cell>
          <table:table-cell office:value-type="float" office:value="6.758698" calcext:value-type="float">
            <text:p>6.758698</text:p>
          </table:table-cell>
          <table:table-cell office:value-type="float" office:value="6.687531" calcext:value-type="float">
            <text:p>6.687531</text:p>
          </table:table-cell>
          <table:table-cell office:value-type="float" office:value="20.08215" calcext:value-type="float">
            <text:p>20.08215</text:p>
          </table:table-cell>
          <table:table-cell office:value-type="float" office:value="-21.50531" calcext:value-type="float">
            <text:p>-21.5053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8022003" calcext:value-type="float">
            <text:p>8022003</text:p>
          </table:table-cell>
          <table:table-cell office:value-type="float" office:value="8.55936" calcext:value-type="float">
            <text:p>8.55936</text:p>
          </table:table-cell>
          <table:table-cell office:value-type="float" office:value="1.73" calcext:value-type="float">
            <text:p>1.73</text:p>
          </table:table-cell>
          <table:table-cell office:value-type="float" office:value="-8.91" calcext:value-type="float">
            <text:p>-8.91</text:p>
          </table:table-cell>
          <table:table-cell office:value-type="float" office:value="0.6099493" calcext:value-type="float">
            <text:p>0.6099493</text:p>
          </table:table-cell>
          <table:table-cell office:value-type="float" office:value="0.2781618" calcext:value-type="float">
            <text:p>0.2781618</text:p>
          </table:table-cell>
          <table:table-cell office:value-type="float" office:value="289.62" calcext:value-type="float">
            <text:p>289.62</text:p>
          </table:table-cell>
          <table:table-cell office:value-type="float" office:value="0" calcext:value-type="float">
            <text:p>0</text:p>
          </table:table-cell>
          <table:table-cell office:value-type="float" office:value="11.48846" calcext:value-type="float">
            <text:p>11.48846</text:p>
          </table:table-cell>
          <table:table-cell office:value-type="float" office:value="-8.169495" calcext:value-type="float">
            <text:p>-8.169495</text:p>
          </table:table-cell>
          <table:table-cell office:value-type="float" office:value="3.547119" calcext:value-type="float">
            <text:p>3.547119</text:p>
          </table:table-cell>
          <table:table-cell office:value-type="float" office:value="-3.859558" calcext:value-type="float">
            <text:p>-3.859558</text:p>
          </table:table-cell>
          <table:table-cell office:value-type="float" office:value="-0.3522339" calcext:value-type="float">
            <text:p>-0.3522339</text:p>
          </table:table-cell>
          <table:table-cell office:value-type="float" office:value="-2.486816" calcext:value-type="float">
            <text:p>-2.486816</text:p>
          </table:table-cell>
          <table:table-cell office:value-type="float" office:value="-1.035065" calcext:value-type="float">
            <text:p>-1.035065</text:p>
          </table:table-cell>
          <table:table-cell office:value-type="float" office:value="-1.563416" calcext:value-type="float">
            <text:p>-1.563416</text:p>
          </table:table-cell>
          <table:table-cell office:value-type="float" office:value="-0.8692627" calcext:value-type="float">
            <text:p>-0.8692627</text:p>
          </table:table-cell>
          <table:table-cell office:value-type="float" office:value="-1.073883" calcext:value-type="float">
            <text:p>-1.073883</text:p>
          </table:table-cell>
          <table:table-cell office:value-type="float" office:value="-0.4966736" calcext:value-type="float">
            <text:p>-0.4966736</text:p>
          </table:table-cell>
          <table:table-cell office:value-type="float" office:value="-0.5293884" calcext:value-type="float">
            <text:p>-0.5293884</text:p>
          </table:table-cell>
          <table:table-cell office:value-type="float" office:value="-0.1368408" calcext:value-type="float">
            <text:p>-0.1368408</text:p>
          </table:table-cell>
          <table:table-cell office:value-type="float" office:value="-0.1383667" calcext:value-type="float">
            <text:p>-0.1383667</text:p>
          </table:table-cell>
          <table:table-cell office:value-type="float" office:value="0.487915" calcext:value-type="float">
            <text:p>0.487915</text:p>
          </table:table-cell>
          <table:table-cell office:value-type="float" office:value="0.4829712" calcext:value-type="float">
            <text:p>0.4829712</text:p>
          </table:table-cell>
          <table:table-cell office:value-type="float" office:value="1.634094" calcext:value-type="float">
            <text:p>1.634094</text:p>
          </table:table-cell>
          <table:table-cell office:value-type="float" office:value="1.614868" calcext:value-type="float">
            <text:p>1.614868</text:p>
          </table:table-cell>
          <table:table-cell office:value-type="float" office:value="3.047363" calcext:value-type="float">
            <text:p>3.047363</text:p>
          </table:table-cell>
          <table:table-cell office:value-type="float" office:value="3.005676" calcext:value-type="float">
            <text:p>3.005676</text:p>
          </table:table-cell>
          <table:table-cell office:value-type="float" office:value="4.228271" calcext:value-type="float">
            <text:p>4.228271</text:p>
          </table:table-cell>
          <table:table-cell office:value-type="float" office:value="4.168793" calcext:value-type="float">
            <text:p>4.168793</text:p>
          </table:table-cell>
          <table:table-cell office:value-type="float" office:value="5.256226" calcext:value-type="float">
            <text:p>5.256226</text:p>
          </table:table-cell>
          <table:table-cell office:value-type="float" office:value="5.186493" calcext:value-type="float">
            <text:p>5.186493</text:p>
          </table:table-cell>
          <table:table-cell office:value-type="float" office:value="6.140106" calcext:value-type="float">
            <text:p>6.140106</text:p>
          </table:table-cell>
          <table:table-cell office:value-type="float" office:value="6.067596" calcext:value-type="float">
            <text:p>6.067596</text:p>
          </table:table-cell>
          <table:table-cell office:value-type="float" office:value="6.686798" calcext:value-type="float">
            <text:p>6.686798</text:p>
          </table:table-cell>
          <table:table-cell office:value-type="float" office:value="6.61676" calcext:value-type="float">
            <text:p>6.61676</text:p>
          </table:table-cell>
          <table:table-cell office:value-type="float" office:value="17.71744" calcext:value-type="float">
            <text:p>17.71744</text:p>
          </table:table-cell>
          <table:table-cell office:value-type="float" office:value="-13.15939" calcext:value-type="float">
            <text:p>-13.1593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022003" calcext:value-type="float">
            <text:p>9022003</text:p>
          </table:table-cell>
          <table:table-cell office:value-type="float" office:value="7.021801" calcext:value-type="float">
            <text:p>7.021801</text:p>
          </table:table-cell>
          <table:table-cell office:value-type="float" office:value="-1.34" calcext:value-type="float">
            <text:p>-1.34</text:p>
          </table:table-cell>
          <table:table-cell office:value-type="float" office:value="-9.32" calcext:value-type="float">
            <text:p>-9.32</text:p>
          </table:table-cell>
          <table:table-cell office:value-type="float" office:value="0.4893785" calcext:value-type="float">
            <text:p>0.4893785</text:p>
          </table:table-cell>
          <table:table-cell office:value-type="float" office:value="0.2695302" calcext:value-type="float">
            <text:p>0.2695302</text:p>
          </table:table-cell>
          <table:table-cell office:value-type="float" office:value="237.384" calcext:value-type="float">
            <text:p>237.384</text:p>
          </table:table-cell>
          <table:table-cell office:value-type="float" office:value="0" calcext:value-type="float">
            <text:p>0</text:p>
          </table:table-cell>
          <table:table-cell office:value-type="float" office:value="9.050476" calcext:value-type="float">
            <text:p>9.050476</text:p>
          </table:table-cell>
          <table:table-cell office:value-type="float" office:value="-8.555756" calcext:value-type="float">
            <text:p>-8.555756</text:p>
          </table:table-cell>
          <table:table-cell office:value-type="float" office:value="2.179169" calcext:value-type="float">
            <text:p>2.179169</text:p>
          </table:table-cell>
          <table:table-cell office:value-type="float" office:value="-4.884155" calcext:value-type="float">
            <text:p>-4.884155</text:p>
          </table:table-cell>
          <table:table-cell office:value-type="float" office:value="-1.056671" calcext:value-type="float">
            <text:p>-1.056671</text:p>
          </table:table-cell>
          <table:table-cell office:value-type="float" office:value="-2.662109" calcext:value-type="float">
            <text:p>-2.662109</text:p>
          </table:table-cell>
          <table:table-cell office:value-type="float" office:value="-1.111755" calcext:value-type="float">
            <text:p>-1.111755</text:p>
          </table:table-cell>
          <table:table-cell office:value-type="float" office:value="-1.490051" calcext:value-type="float">
            <text:p>-1.490051</text:p>
          </table:table-cell>
          <table:table-cell office:value-type="float" office:value="-0.8716431" calcext:value-type="float">
            <text:p>-0.8716431</text:p>
          </table:table-cell>
          <table:table-cell office:value-type="float" office:value="-1.017426" calcext:value-type="float">
            <text:p>-1.017426</text:p>
          </table:table-cell>
          <table:table-cell office:value-type="float" office:value="-0.5273438" calcext:value-type="float">
            <text:p>-0.5273438</text:p>
          </table:table-cell>
          <table:table-cell office:value-type="float" office:value="-0.5556335" calcext:value-type="float">
            <text:p>-0.5556335</text:p>
          </table:table-cell>
          <table:table-cell office:value-type="float" office:value="-0.1367188" calcext:value-type="float">
            <text:p>-0.1367188</text:p>
          </table:table-cell>
          <table:table-cell office:value-type="float" office:value="-0.1384888" calcext:value-type="float">
            <text:p>-0.1384888</text:p>
          </table:table-cell>
          <table:table-cell office:value-type="float" office:value="0.4828796" calcext:value-type="float">
            <text:p>0.4828796</text:p>
          </table:table-cell>
          <table:table-cell office:value-type="float" office:value="0.4760132" calcext:value-type="float">
            <text:p>0.4760132</text:p>
          </table:table-cell>
          <table:table-cell office:value-type="float" office:value="1.614655" calcext:value-type="float">
            <text:p>1.614655</text:p>
          </table:table-cell>
          <table:table-cell office:value-type="float" office:value="1.594147" calcext:value-type="float">
            <text:p>1.594147</text:p>
          </table:table-cell>
          <table:table-cell office:value-type="float" office:value="3.005219" calcext:value-type="float">
            <text:p>3.005219</text:p>
          </table:table-cell>
          <table:table-cell office:value-type="float" office:value="2.963684" calcext:value-type="float">
            <text:p>2.963684</text:p>
          </table:table-cell>
          <table:table-cell office:value-type="float" office:value="4.168182" calcext:value-type="float">
            <text:p>4.168182</text:p>
          </table:table-cell>
          <table:table-cell office:value-type="float" office:value="4.111786" calcext:value-type="float">
            <text:p>4.111786</text:p>
          </table:table-cell>
          <table:table-cell office:value-type="float" office:value="5.185791" calcext:value-type="float">
            <text:p>5.185791</text:p>
          </table:table-cell>
          <table:table-cell office:value-type="float" office:value="5.118134" calcext:value-type="float">
            <text:p>5.118134</text:p>
          </table:table-cell>
          <table:table-cell office:value-type="float" office:value="6.066864" calcext:value-type="float">
            <text:p>6.066864</text:p>
          </table:table-cell>
          <table:table-cell office:value-type="float" office:value="5.995789" calcext:value-type="float">
            <text:p>5.995789</text:p>
          </table:table-cell>
          <table:table-cell office:value-type="float" office:value="6.616058" calcext:value-type="float">
            <text:p>6.616058</text:p>
          </table:table-cell>
          <table:table-cell office:value-type="float" office:value="6.546661" calcext:value-type="float">
            <text:p>6.546661</text:p>
          </table:table-cell>
          <table:table-cell office:value-type="float" office:value="12.77362" calcext:value-type="float">
            <text:p>12.77362</text:p>
          </table:table-cell>
          <table:table-cell office:value-type="float" office:value="-13.63824" calcext:value-type="float">
            <text:p>-13.6382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0022003" calcext:value-type="float">
            <text:p>10022003</text:p>
          </table:table-cell>
          <table:table-cell office:value-type="float" office:value="8.455576" calcext:value-type="float">
            <text:p>8.455576</text:p>
          </table:table-cell>
          <table:table-cell office:value-type="float" office:value="-4.79" calcext:value-type="float">
            <text:p>-4.79</text:p>
          </table:table-cell>
          <table:table-cell office:value-type="float" office:value="-10.4" calcext:value-type="float">
            <text:p>-10.4</text:p>
          </table:table-cell>
          <table:table-cell office:value-type="float" office:value="0.3797913" calcext:value-type="float">
            <text:p>0.3797913</text:p>
          </table:table-cell>
          <table:table-cell office:value-type="float" office:value="0.247937" calcext:value-type="float">
            <text:p>0.247937</text:p>
          </table:table-cell>
          <table:table-cell office:value-type="float" office:value="273.636" calcext:value-type="float">
            <text:p>273.636</text:p>
          </table:table-cell>
          <table:table-cell office:value-type="float" office:value="0" calcext:value-type="float">
            <text:p>0</text:p>
          </table:table-cell>
          <table:table-cell office:value-type="float" office:value="5.372803" calcext:value-type="float">
            <text:p>5.372803</text:p>
          </table:table-cell>
          <table:table-cell office:value-type="float" office:value="-9.718903" calcext:value-type="float">
            <text:p>-9.718903</text:p>
          </table:table-cell>
          <table:table-cell office:value-type="float" office:value="0.1127625" calcext:value-type="float">
            <text:p>0.1127625</text:p>
          </table:table-cell>
          <table:table-cell office:value-type="float" office:value="-5.565491" calcext:value-type="float">
            <text:p>-5.565491</text:p>
          </table:table-cell>
          <table:table-cell office:value-type="float" office:value="-1.562469" calcext:value-type="float">
            <text:p>-1.562469</text:p>
          </table:table-cell>
          <table:table-cell office:value-type="float" office:value="-3.155945" calcext:value-type="float">
            <text:p>-3.155945</text:p>
          </table:table-cell>
          <table:table-cell office:value-type="float" office:value="-1.327942" calcext:value-type="float">
            <text:p>-1.327942</text:p>
          </table:table-cell>
          <table:table-cell office:value-type="float" office:value="-1.778748" calcext:value-type="float">
            <text:p>-1.778748</text:p>
          </table:table-cell>
          <table:table-cell office:value-type="float" office:value="-0.9745178" calcext:value-type="float">
            <text:p>-0.9745178</text:p>
          </table:table-cell>
          <table:table-cell office:value-type="float" office:value="-1.194763" calcext:value-type="float">
            <text:p>-1.194763</text:p>
          </table:table-cell>
          <table:table-cell office:value-type="float" office:value="-0.5559692" calcext:value-type="float">
            <text:p>-0.5559692</text:p>
          </table:table-cell>
          <table:table-cell office:value-type="float" office:value="-0.6156006" calcext:value-type="float">
            <text:p>-0.6156006</text:p>
          </table:table-cell>
          <table:table-cell office:value-type="float" office:value="-0.1384583" calcext:value-type="float">
            <text:p>-0.1384583</text:p>
          </table:table-cell>
          <table:table-cell office:value-type="float" office:value="-0.145874" calcext:value-type="float">
            <text:p>-0.145874</text:p>
          </table:table-cell>
          <table:table-cell office:value-type="float" office:value="0.4759216" calcext:value-type="float">
            <text:p>0.4759216</text:p>
          </table:table-cell>
          <table:table-cell office:value-type="float" office:value="0.4655457" calcext:value-type="float">
            <text:p>0.4655457</text:p>
          </table:table-cell>
          <table:table-cell office:value-type="float" office:value="1.593933" calcext:value-type="float">
            <text:p>1.593933</text:p>
          </table:table-cell>
          <table:table-cell office:value-type="float" office:value="1.572235" calcext:value-type="float">
            <text:p>1.572235</text:p>
          </table:table-cell>
          <table:table-cell office:value-type="float" office:value="2.963257" calcext:value-type="float">
            <text:p>2.963257</text:p>
          </table:table-cell>
          <table:table-cell office:value-type="float" office:value="2.924072" calcext:value-type="float">
            <text:p>2.924072</text:p>
          </table:table-cell>
          <table:table-cell office:value-type="float" office:value="4.111206" calcext:value-type="float">
            <text:p>4.111206</text:p>
          </table:table-cell>
          <table:table-cell office:value-type="float" office:value="4.056458" calcext:value-type="float">
            <text:p>4.056458</text:p>
          </table:table-cell>
          <table:table-cell office:value-type="float" office:value="5.117432" calcext:value-type="float">
            <text:p>5.117432</text:p>
          </table:table-cell>
          <table:table-cell office:value-type="float" office:value="5.05191" calcext:value-type="float">
            <text:p>5.05191</text:p>
          </table:table-cell>
          <table:table-cell office:value-type="float" office:value="5.995117" calcext:value-type="float">
            <text:p>5.995117</text:p>
          </table:table-cell>
          <table:table-cell office:value-type="float" office:value="5.925262" calcext:value-type="float">
            <text:p>5.925262</text:p>
          </table:table-cell>
          <table:table-cell office:value-type="float" office:value="6.545929" calcext:value-type="float">
            <text:p>6.545929</text:p>
          </table:table-cell>
          <table:table-cell office:value-type="float" office:value="6.477875" calcext:value-type="float">
            <text:p>6.477875</text:p>
          </table:table-cell>
          <table:table-cell office:value-type="float" office:value="7.937103" calcext:value-type="float">
            <text:p>7.937103</text:p>
          </table:table-cell>
          <table:table-cell office:value-type="float" office:value="-15.01257" calcext:value-type="float">
            <text:p>-15.0125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1022003" calcext:value-type="float">
            <text:p>11022003</text:p>
          </table:table-cell>
          <table:table-cell office:value-type="float" office:value="10.81994" calcext:value-type="float">
            <text:p>10.81994</text:p>
          </table:table-cell>
          <table:table-cell office:value-type="float" office:value="7.22" calcext:value-type="float">
            <text:p>7.22</text:p>
          </table:table-cell>
          <table:table-cell office:value-type="float" office:value="-11.41" calcext:value-type="float">
            <text:p>-11.41</text:p>
          </table:table-cell>
          <table:table-cell office:value-type="float" office:value="0.7689121" calcext:value-type="float">
            <text:p>0.7689121</text:p>
          </table:table-cell>
          <table:table-cell office:value-type="float" office:value="0.229168" calcext:value-type="float">
            <text:p>0.229168</text:p>
          </table:table-cell>
          <table:table-cell office:value-type="float" office:value="442.404" calcext:value-type="float">
            <text:p>442.404</text:p>
          </table:table-cell>
          <table:table-cell office:value-type="float" office:value="0" calcext:value-type="float">
            <text:p>0</text:p>
          </table:table-cell>
          <table:table-cell office:value-type="float" office:value="15.82175" calcext:value-type="float">
            <text:p>15.82175</text:p>
          </table:table-cell>
          <table:table-cell office:value-type="float" office:value="-10.414" calcext:value-type="float">
            <text:p>-10.414</text:p>
          </table:table-cell>
          <table:table-cell office:value-type="float" office:value="4.888306" calcext:value-type="float">
            <text:p>4.888306</text:p>
          </table:table-cell>
          <table:table-cell office:value-type="float" office:value="-6.416962" calcext:value-type="float">
            <text:p>-6.416962</text:p>
          </table:table-cell>
          <table:table-cell office:value-type="float" office:value="-0.3036804" calcext:value-type="float">
            <text:p>-0.3036804</text:p>
          </table:table-cell>
          <table:table-cell office:value-type="float" office:value="-4.183044" calcext:value-type="float">
            <text:p>-4.183044</text:p>
          </table:table-cell>
          <table:table-cell office:value-type="float" office:value="-1.285736" calcext:value-type="float">
            <text:p>-1.285736</text:p>
          </table:table-cell>
          <table:table-cell office:value-type="float" office:value="-2.430786" calcext:value-type="float">
            <text:p>-2.430786</text:p>
          </table:table-cell>
          <table:table-cell office:value-type="float" office:value="-1.090668" calcext:value-type="float">
            <text:p>-1.090668</text:p>
          </table:table-cell>
          <table:table-cell office:value-type="float" office:value="-1.560394" calcext:value-type="float">
            <text:p>-1.560394</text:p>
          </table:table-cell>
          <table:table-cell office:value-type="float" office:value="-0.6167603" calcext:value-type="float">
            <text:p>-0.6167603</text:p>
          </table:table-cell>
          <table:table-cell office:value-type="float" office:value="-0.7031555" calcext:value-type="float">
            <text:p>-0.7031555</text:p>
          </table:table-cell>
          <table:table-cell office:value-type="float" office:value="-0.1460266" calcext:value-type="float">
            <text:p>-0.1460266</text:p>
          </table:table-cell>
          <table:table-cell office:value-type="float" office:value="-0.1618958" calcext:value-type="float">
            <text:p>-0.1618958</text:p>
          </table:table-cell>
          <table:table-cell office:value-type="float" office:value="0.4654236" calcext:value-type="float">
            <text:p>0.4654236</text:p>
          </table:table-cell>
          <table:table-cell office:value-type="float" office:value="0.4487305" calcext:value-type="float">
            <text:p>0.4487305</text:p>
          </table:table-cell>
          <table:table-cell office:value-type="float" office:value="1.571991" calcext:value-type="float">
            <text:p>1.571991</text:p>
          </table:table-cell>
          <table:table-cell office:value-type="float" office:value="1.548462" calcext:value-type="float">
            <text:p>1.548462</text:p>
          </table:table-cell>
          <table:table-cell office:value-type="float" office:value="2.923645" calcext:value-type="float">
            <text:p>2.923645</text:p>
          </table:table-cell>
          <table:table-cell office:value-type="float" office:value="2.884613" calcext:value-type="float">
            <text:p>2.884613</text:p>
          </table:table-cell>
          <table:table-cell office:value-type="float" office:value="4.055908" calcext:value-type="float">
            <text:p>4.055908</text:p>
          </table:table-cell>
          <table:table-cell office:value-type="float" office:value="4.00238" calcext:value-type="float">
            <text:p>4.00238</text:p>
          </table:table-cell>
          <table:table-cell office:value-type="float" office:value="5.051239" calcext:value-type="float">
            <text:p>5.051239</text:p>
          </table:table-cell>
          <table:table-cell office:value-type="float" office:value="4.987732" calcext:value-type="float">
            <text:p>4.987732</text:p>
          </table:table-cell>
          <table:table-cell office:value-type="float" office:value="5.9245" calcext:value-type="float">
            <text:p>5.9245</text:p>
          </table:table-cell>
          <table:table-cell office:value-type="float" office:value="5.856567" calcext:value-type="float">
            <text:p>5.856567</text:p>
          </table:table-cell>
          <table:table-cell office:value-type="float" office:value="6.477173" calcext:value-type="float">
            <text:p>6.477173</text:p>
          </table:table-cell>
          <table:table-cell office:value-type="float" office:value="6.410248" calcext:value-type="float">
            <text:p>6.410248</text:p>
          </table:table-cell>
          <table:table-cell office:value-type="float" office:value="27.32712" calcext:value-type="float">
            <text:p>27.32712</text:p>
          </table:table-cell>
          <table:table-cell office:value-type="float" office:value="-15.30734" calcext:value-type="float">
            <text:p>-15.3073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2022003" calcext:value-type="float">
            <text:p>12022003</text:p>
          </table:table-cell>
          <table:table-cell office:value-type="float" office:value="13.57409" calcext:value-type="float">
            <text:p>13.57409</text:p>
          </table:table-cell>
          <table:table-cell office:value-type="float" office:value="6.37" calcext:value-type="float">
            <text:p>6.37</text:p>
          </table:table-cell>
          <table:table-cell office:value-type="float" office:value="-11.3" calcext:value-type="float">
            <text:p>-11.3</text:p>
          </table:table-cell>
          <table:table-cell office:value-type="float" office:value="0.7448552" calcext:value-type="float">
            <text:p>0.7448552</text:p>
          </table:table-cell>
          <table:table-cell office:value-type="float" office:value="0.2311484" calcext:value-type="float">
            <text:p>0.2311484</text:p>
          </table:table-cell>
          <table:table-cell office:value-type="float" office:value="130.86" calcext:value-type="float">
            <text:p>130.86</text:p>
          </table:table-cell>
          <table:table-cell office:value-type="float" office:value="0" calcext:value-type="float">
            <text:p>0</text:p>
          </table:table-cell>
          <table:table-cell office:value-type="float" office:value="17.75378" calcext:value-type="float">
            <text:p>17.75378</text:p>
          </table:table-cell>
          <table:table-cell office:value-type="float" office:value="-10.00919" calcext:value-type="float">
            <text:p>-10.00919</text:p>
          </table:table-cell>
          <table:table-cell office:value-type="float" office:value="6.999146" calcext:value-type="float">
            <text:p>6.999146</text:p>
          </table:table-cell>
          <table:table-cell office:value-type="float" office:value="-5.599365" calcext:value-type="float">
            <text:p>-5.599365</text:p>
          </table:table-cell>
          <table:table-cell office:value-type="float" office:value="0.2603455" calcext:value-type="float">
            <text:p>0.2603455</text:p>
          </table:table-cell>
          <table:table-cell office:value-type="float" office:value="-3.064728" calcext:value-type="float">
            <text:p>-3.064728</text:p>
          </table:table-cell>
          <table:table-cell office:value-type="float" office:value="-0.9326782" calcext:value-type="float">
            <text:p>-0.9326782</text:p>
          </table:table-cell>
          <table:table-cell office:value-type="float" office:value="-1.743896" calcext:value-type="float">
            <text:p>-1.743896</text:p>
          </table:table-cell>
          <table:table-cell office:value-type="float" office:value="-0.8722839" calcext:value-type="float">
            <text:p>-0.8722839</text:p>
          </table:table-cell>
          <table:table-cell office:value-type="float" office:value="-1.221802" calcext:value-type="float">
            <text:p>-1.221802</text:p>
          </table:table-cell>
          <table:table-cell office:value-type="float" office:value="-0.6487732" calcext:value-type="float">
            <text:p>-0.6487732</text:p>
          </table:table-cell>
          <table:table-cell office:value-type="float" office:value="-0.6983643" calcext:value-type="float">
            <text:p>-0.6983643</text:p>
          </table:table-cell>
          <table:table-cell office:value-type="float" office:value="-0.1621094" calcext:value-type="float">
            <text:p>-0.1621094</text:p>
          </table:table-cell>
          <table:table-cell office:value-type="float" office:value="-0.1700439" calcext:value-type="float">
            <text:p>-0.1700439</text:p>
          </table:table-cell>
          <table:table-cell office:value-type="float" office:value="0.4485474" calcext:value-type="float">
            <text:p>0.4485474</text:p>
          </table:table-cell>
          <table:table-cell office:value-type="float" office:value="0.4322815" calcext:value-type="float">
            <text:p>0.4322815</text:p>
          </table:table-cell>
          <table:table-cell office:value-type="float" office:value="1.548187" calcext:value-type="float">
            <text:p>1.548187</text:p>
          </table:table-cell>
          <table:table-cell office:value-type="float" office:value="1.522827" calcext:value-type="float">
            <text:p>1.522827</text:p>
          </table:table-cell>
          <table:table-cell office:value-type="float" office:value="2.884186" calcext:value-type="float">
            <text:p>2.884186</text:p>
          </table:table-cell>
          <table:table-cell office:value-type="float" office:value="2.84436" calcext:value-type="float">
            <text:p>2.84436</text:p>
          </table:table-cell>
          <table:table-cell office:value-type="float" office:value="4.001801" calcext:value-type="float">
            <text:p>4.001801</text:p>
          </table:table-cell>
          <table:table-cell office:value-type="float" office:value="3.949646" calcext:value-type="float">
            <text:p>3.949646</text:p>
          </table:table-cell>
          <table:table-cell office:value-type="float" office:value="4.987091" calcext:value-type="float">
            <text:p>4.987091</text:p>
          </table:table-cell>
          <table:table-cell office:value-type="float" office:value="4.924927" calcext:value-type="float">
            <text:p>4.924927</text:p>
          </table:table-cell>
          <table:table-cell office:value-type="float" office:value="5.855835" calcext:value-type="float">
            <text:p>5.855835</text:p>
          </table:table-cell>
          <table:table-cell office:value-type="float" office:value="5.789337" calcext:value-type="float">
            <text:p>5.789337</text:p>
          </table:table-cell>
          <table:table-cell office:value-type="float" office:value="6.409576" calcext:value-type="float">
            <text:p>6.409576</text:p>
          </table:table-cell>
          <table:table-cell office:value-type="float" office:value="6.343994" calcext:value-type="float">
            <text:p>6.343994</text:p>
          </table:table-cell>
          <table:table-cell office:value-type="float" office:value="23.62167" calcext:value-type="float">
            <text:p>23.62167</text:p>
          </table:table-cell>
          <table:table-cell office:value-type="float" office:value="-15.19278" calcext:value-type="float">
            <text:p>-15.1927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3022003" calcext:value-type="float">
            <text:p>13022003</text:p>
          </table:table-cell>
          <table:table-cell office:value-type="float" office:value="11.75443" calcext:value-type="float">
            <text:p>11.75443</text:p>
          </table:table-cell>
          <table:table-cell office:value-type="float" office:value="9.41" calcext:value-type="float">
            <text:p>9.41</text:p>
          </table:table-cell>
          <table:table-cell office:value-type="float" office:value="-7.96" calcext:value-type="float">
            <text:p>-7.96</text:p>
          </table:table-cell>
          <table:table-cell office:value-type="float" office:value="0.8207164" calcext:value-type="float">
            <text:p>0.8207164</text:p>
          </table:table-cell>
          <table:table-cell office:value-type="float" office:value="0.2991275" calcext:value-type="float">
            <text:p>0.2991275</text:p>
          </table:table-cell>
          <table:table-cell office:value-type="float" office:value="184.608" calcext:value-type="float">
            <text:p>184.608</text:p>
          </table:table-cell>
          <table:table-cell office:value-type="float" office:value="0" calcext:value-type="float">
            <text:p>0</text:p>
          </table:table-cell>
          <table:table-cell office:value-type="float" office:value="19.35632" calcext:value-type="float">
            <text:p>19.35632</text:p>
          </table:table-cell>
          <table:table-cell office:value-type="float" office:value="-8.018524" calcext:value-type="float">
            <text:p>-8.018524</text:p>
          </table:table-cell>
          <table:table-cell office:value-type="float" office:value="7.995911" calcext:value-type="float">
            <text:p>7.995911</text:p>
          </table:table-cell>
          <table:table-cell office:value-type="float" office:value="-4.032837" calcext:value-type="float">
            <text:p>-4.032837</text:p>
          </table:table-cell>
          <table:table-cell office:value-type="float" office:value="2.0737" calcext:value-type="float">
            <text:p>2.0737</text:p>
          </table:table-cell>
          <table:table-cell office:value-type="float" office:value="-1.679321" calcext:value-type="float">
            <text:p>-1.679321</text:p>
          </table:table-cell>
          <table:table-cell office:value-type="float" office:value="-0.3333435" calcext:value-type="float">
            <text:p>-0.3333435</text:p>
          </table:table-cell>
          <table:table-cell office:value-type="float" office:value="-1.077545" calcext:value-type="float">
            <text:p>-1.077545</text:p>
          </table:table-cell>
          <table:table-cell office:value-type="float" office:value="-0.5934448" calcext:value-type="float">
            <text:p>-0.5934448</text:p>
          </table:table-cell>
          <table:table-cell office:value-type="float" office:value="-0.8731079" calcext:value-type="float">
            <text:p>-0.8731079</text:p>
          </table:table-cell>
          <table:table-cell office:value-type="float" office:value="-0.5443726" calcext:value-type="float">
            <text:p>-0.5443726</text:p>
          </table:table-cell>
          <table:table-cell office:value-type="float" office:value="-0.6478271" calcext:value-type="float">
            <text:p>-0.6478271</text:p>
          </table:table-cell>
          <table:table-cell office:value-type="float" office:value="-0.1650696" calcext:value-type="float">
            <text:p>-0.1650696</text:p>
          </table:table-cell>
          <table:table-cell office:value-type="float" office:value="-0.170166" calcext:value-type="float">
            <text:p>-0.170166</text:p>
          </table:table-cell>
          <table:table-cell office:value-type="float" office:value="0.4320984" calcext:value-type="float">
            <text:p>0.4320984</text:p>
          </table:table-cell>
          <table:table-cell office:value-type="float" office:value="0.4219055" calcext:value-type="float">
            <text:p>0.4219055</text:p>
          </table:table-cell>
          <table:table-cell office:value-type="float" office:value="1.522552" calcext:value-type="float">
            <text:p>1.522552</text:p>
          </table:table-cell>
          <table:table-cell office:value-type="float" office:value="1.497681" calcext:value-type="float">
            <text:p>1.497681</text:p>
          </table:table-cell>
          <table:table-cell office:value-type="float" office:value="2.843933" calcext:value-type="float">
            <text:p>2.843933</text:p>
          </table:table-cell>
          <table:table-cell office:value-type="float" office:value="2.80423" calcext:value-type="float">
            <text:p>2.80423</text:p>
          </table:table-cell>
          <table:table-cell office:value-type="float" office:value="3.949127" calcext:value-type="float">
            <text:p>3.949127</text:p>
          </table:table-cell>
          <table:table-cell office:value-type="float" office:value="3.898254" calcext:value-type="float">
            <text:p>3.898254</text:p>
          </table:table-cell>
          <table:table-cell office:value-type="float" office:value="4.924316" calcext:value-type="float">
            <text:p>4.924316</text:p>
          </table:table-cell>
          <table:table-cell office:value-type="float" office:value="4.864807" calcext:value-type="float">
            <text:p>4.864807</text:p>
          </table:table-cell>
          <table:table-cell office:value-type="float" office:value="5.788635" calcext:value-type="float">
            <text:p>5.788635</text:p>
          </table:table-cell>
          <table:table-cell office:value-type="float" office:value="5.725311" calcext:value-type="float">
            <text:p>5.725311</text:p>
          </table:table-cell>
          <table:table-cell office:value-type="float" office:value="6.343323" calcext:value-type="float">
            <text:p>6.343323</text:p>
          </table:table-cell>
          <table:table-cell office:value-type="float" office:value="6.278778" calcext:value-type="float">
            <text:p>6.278778</text:p>
          </table:table-cell>
          <table:table-cell office:value-type="float" office:value="26.98514" calcext:value-type="float">
            <text:p>26.98514</text:p>
          </table:table-cell>
          <table:table-cell office:value-type="float" office:value="-12.8454" calcext:value-type="float">
            <text:p>-12.845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4022003" calcext:value-type="float">
            <text:p>14022003</text:p>
          </table:table-cell>
          <table:table-cell office:value-type="float" office:value="1.61172" calcext:value-type="float">
            <text:p>1.61172</text:p>
          </table:table-cell>
          <table:table-cell office:value-type="float" office:value="3.76" calcext:value-type="float">
            <text:p>3.76</text:p>
          </table:table-cell>
          <table:table-cell office:value-type="float" office:value="-0.72" calcext:value-type="float">
            <text:p>-0.72</text:p>
          </table:table-cell>
          <table:table-cell office:value-type="float" office:value="0.7036809" calcext:value-type="float">
            <text:p>0.7036809</text:p>
          </table:table-cell>
          <table:table-cell office:value-type="float" office:value="0.5118413" calcext:value-type="float">
            <text:p>0.5118413</text:p>
          </table:table-cell>
          <table:table-cell office:value-type="float" office:value="379.512" calcext:value-type="float">
            <text:p>379.512</text:p>
          </table:table-cell>
          <table:table-cell office:value-type="float" office:value="13.5" calcext:value-type="float">
            <text:p>13.5</text:p>
          </table:table-cell>
          <table:table-cell office:value-type="float" office:value="2.643463" calcext:value-type="float">
            <text:p>2.643463</text:p>
          </table:table-cell>
          <table:table-cell office:value-type="float" office:value="-2.090729" calcext:value-type="float">
            <text:p>-2.090729</text:p>
          </table:table-cell>
          <table:table-cell office:value-type="float" office:value="1.131775" calcext:value-type="float">
            <text:p>1.131775</text:p>
          </table:table-cell>
          <table:table-cell office:value-type="float" office:value="-1.227142" calcext:value-type="float">
            <text:p>-1.227142</text:p>
          </table:table-cell>
          <table:table-cell office:value-type="float" office:value="-0.06533813" calcext:value-type="float">
            <text:p>-0.06533813</text:p>
          </table:table-cell>
          <table:table-cell office:value-type="float" office:value="-0.5328369" calcext:value-type="float">
            <text:p>-0.5328369</text:p>
          </table:table-cell>
          <table:table-cell office:value-type="float" office:value="-0.4025269" calcext:value-type="float">
            <text:p>-0.4025269</text:p>
          </table:table-cell>
          <table:table-cell office:value-type="float" office:value="-0.5328674" calcext:value-type="float">
            <text:p>-0.5328674</text:p>
          </table:table-cell>
          <table:table-cell office:value-type="float" office:value="-0.4671326" calcext:value-type="float">
            <text:p>-0.4671326</text:p>
          </table:table-cell>
          <table:table-cell office:value-type="float" office:value="-0.5919495" calcext:value-type="float">
            <text:p>-0.5919495</text:p>
          </table:table-cell>
          <table:table-cell office:value-type="float" office:value="-0.4432983" calcext:value-type="float">
            <text:p>-0.4432983</text:p>
          </table:table-cell>
          <table:table-cell office:value-type="float" office:value="-0.5431824" calcext:value-type="float">
            <text:p>-0.5431824</text:p>
          </table:table-cell>
          <table:table-cell office:value-type="float" office:value="-0.07409668" calcext:value-type="float">
            <text:p>-0.07409668</text:p>
          </table:table-cell>
          <table:table-cell office:value-type="float" office:value="-0.1650391" calcext:value-type="float">
            <text:p>-0.1650391</text:p>
          </table:table-cell>
          <table:table-cell office:value-type="float" office:value="0.4336243" calcext:value-type="float">
            <text:p>0.4336243</text:p>
          </table:table-cell>
          <table:table-cell office:value-type="float" office:value="0.4195862" calcext:value-type="float">
            <text:p>0.4195862</text:p>
          </table:table-cell>
          <table:table-cell office:value-type="float" office:value="1.497437" calcext:value-type="float">
            <text:p>1.497437</text:p>
          </table:table-cell>
          <table:table-cell office:value-type="float" office:value="1.475861" calcext:value-type="float">
            <text:p>1.475861</text:p>
          </table:table-cell>
          <table:table-cell office:value-type="float" office:value="2.803833" calcext:value-type="float">
            <text:p>2.803833</text:p>
          </table:table-cell>
          <table:table-cell office:value-type="float" office:value="2.765289" calcext:value-type="float">
            <text:p>2.765289</text:p>
          </table:table-cell>
          <table:table-cell office:value-type="float" office:value="3.897736" calcext:value-type="float">
            <text:p>3.897736</text:p>
          </table:table-cell>
          <table:table-cell office:value-type="float" office:value="3.84906" calcext:value-type="float">
            <text:p>3.84906</text:p>
          </table:table-cell>
          <table:table-cell office:value-type="float" office:value="4.864227" calcext:value-type="float">
            <text:p>4.864227</text:p>
          </table:table-cell>
          <table:table-cell office:value-type="float" office:value="4.806183" calcext:value-type="float">
            <text:p>4.806183</text:p>
          </table:table-cell>
          <table:table-cell office:value-type="float" office:value="5.724609" calcext:value-type="float">
            <text:p>5.724609</text:p>
          </table:table-cell>
          <table:table-cell office:value-type="float" office:value="5.660217" calcext:value-type="float">
            <text:p>5.660217</text:p>
          </table:table-cell>
          <table:table-cell office:value-type="float" office:value="6.278137" calcext:value-type="float">
            <text:p>6.278137</text:p>
          </table:table-cell>
          <table:table-cell office:value-type="float" office:value="6.214264" calcext:value-type="float">
            <text:p>6.214264</text:p>
          </table:table-cell>
          <table:table-cell office:value-type="float" office:value="4.069916" calcext:value-type="float">
            <text:p>4.069916</text:p>
          </table:table-cell>
          <table:table-cell office:value-type="float" office:value="-2.639984" calcext:value-type="float">
            <text:p>-2.63998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5022003" calcext:value-type="float">
            <text:p>15022003</text:p>
          </table:table-cell>
          <table:table-cell office:value-type="float" office:value="12.60036" calcext:value-type="float">
            <text:p>12.60036</text:p>
          </table:table-cell>
          <table:table-cell office:value-type="float" office:value="-2.14" calcext:value-type="float">
            <text:p>-2.14</text:p>
          </table:table-cell>
          <table:table-cell office:value-type="float" office:value="-13.83" calcext:value-type="float">
            <text:p>-13.83</text:p>
          </table:table-cell>
          <table:table-cell office:value-type="float" office:value="0.4617043" calcext:value-type="float">
            <text:p>0.4617043</text:p>
          </table:table-cell>
          <table:table-cell office:value-type="float" office:value="0.1893033" calcext:value-type="float">
            <text:p>0.1893033</text:p>
          </table:table-cell>
          <table:table-cell office:value-type="float" office:value="627.48" calcext:value-type="float">
            <text:p>627.48</text:p>
          </table:table-cell>
          <table:table-cell office:value-type="float" office:value="0" calcext:value-type="float">
            <text:p>0</text:p>
          </table:table-cell>
          <table:table-cell office:value-type="float" office:value="4.204865" calcext:value-type="float">
            <text:p>4.204865</text:p>
          </table:table-cell>
          <table:table-cell office:value-type="float" office:value="-6.614899" calcext:value-type="float">
            <text:p>-6.614899</text:p>
          </table:table-cell>
          <table:table-cell office:value-type="float" office:value="0.7012634" calcext:value-type="float">
            <text:p>0.7012634</text:p>
          </table:table-cell>
          <table:table-cell office:value-type="float" office:value="-1.028625" calcext:value-type="float">
            <text:p>-1.028625</text:p>
          </table:table-cell>
          <table:table-cell office:value-type="float" office:value="0.184967" calcext:value-type="float">
            <text:p>0.184967</text:p>
          </table:table-cell>
          <table:table-cell office:value-type="float" office:value="-0.4294128" calcext:value-type="float">
            <text:p>-0.4294128</text:p>
          </table:table-cell>
          <table:table-cell office:value-type="float" office:value="-0.3163147" calcext:value-type="float">
            <text:p>-0.3163147</text:p>
          </table:table-cell>
          <table:table-cell office:value-type="float" office:value="-0.4049683" calcext:value-type="float">
            <text:p>-0.4049683</text:p>
          </table:table-cell>
          <table:table-cell office:value-type="float" office:value="-0.3937988" calcext:value-type="float">
            <text:p>-0.3937988</text:p>
          </table:table-cell>
          <table:table-cell office:value-type="float" office:value="-0.4661255" calcext:value-type="float">
            <text:p>-0.4661255</text:p>
          </table:table-cell>
          <table:table-cell office:value-type="float" office:value="-0.3629456" calcext:value-type="float">
            <text:p>-0.3629456</text:p>
          </table:table-cell>
          <table:table-cell office:value-type="float" office:value="-0.4421997" calcext:value-type="float">
            <text:p>-0.4421997</text:p>
          </table:table-cell>
          <table:table-cell office:value-type="float" office:value="-0.05639648" calcext:value-type="float">
            <text:p>-0.05639648</text:p>
          </table:table-cell>
          <table:table-cell office:value-type="float" office:value="-0.07339478" calcext:value-type="float">
            <text:p>-0.07339478</text:p>
          </table:table-cell>
          <table:table-cell office:value-type="float" office:value="0.4689636" calcext:value-type="float">
            <text:p>0.4689636</text:p>
          </table:table-cell>
          <table:table-cell office:value-type="float" office:value="0.4342957" calcext:value-type="float">
            <text:p>0.4342957</text:p>
          </table:table-cell>
          <table:table-cell office:value-type="float" office:value="1.475708" calcext:value-type="float">
            <text:p>1.475708</text:p>
          </table:table-cell>
          <table:table-cell office:value-type="float" office:value="1.46817" calcext:value-type="float">
            <text:p>1.46817</text:p>
          </table:table-cell>
          <table:table-cell office:value-type="float" office:value="2.764923" calcext:value-type="float">
            <text:p>2.764923</text:p>
          </table:table-cell>
          <table:table-cell office:value-type="float" office:value="2.729431" calcext:value-type="float">
            <text:p>2.729431</text:p>
          </table:table-cell>
          <table:table-cell office:value-type="float" office:value="3.848572" calcext:value-type="float">
            <text:p>3.848572</text:p>
          </table:table-cell>
          <table:table-cell office:value-type="float" office:value="3.800354" calcext:value-type="float">
            <text:p>3.800354</text:p>
          </table:table-cell>
          <table:table-cell office:value-type="float" office:value="4.805542" calcext:value-type="float">
            <text:p>4.805542</text:p>
          </table:table-cell>
          <table:table-cell office:value-type="float" office:value="4.748383" calcext:value-type="float">
            <text:p>4.748383</text:p>
          </table:table-cell>
          <table:table-cell office:value-type="float" office:value="5.659546" calcext:value-type="float">
            <text:p>5.659546</text:p>
          </table:table-cell>
          <table:table-cell office:value-type="float" office:value="5.596924" calcext:value-type="float">
            <text:p>5.596924</text:p>
          </table:table-cell>
          <table:table-cell office:value-type="float" office:value="6.213531" calcext:value-type="float">
            <text:p>6.213531</text:p>
          </table:table-cell>
          <table:table-cell office:value-type="float" office:value="6.151245" calcext:value-type="float">
            <text:p>6.151245</text:p>
          </table:table-cell>
          <table:table-cell office:value-type="float" office:value="8.358978" calcext:value-type="float">
            <text:p>8.358978</text:p>
          </table:table-cell>
          <table:table-cell office:value-type="float" office:value="-14.02185" calcext:value-type="float">
            <text:p>-14.0218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6022003" calcext:value-type="float">
            <text:p>16022003</text:p>
          </table:table-cell>
          <table:table-cell office:value-type="float" office:value="15.30217" calcext:value-type="float">
            <text:p>15.30217</text:p>
          </table:table-cell>
          <table:table-cell office:value-type="float" office:value="-5.64" calcext:value-type="float">
            <text:p>-5.64</text:p>
          </table:table-cell>
          <table:table-cell office:value-type="float" office:value="-17.96" calcext:value-type="float">
            <text:p>-17.96</text:p>
          </table:table-cell>
          <table:table-cell office:value-type="float" office:value="0.356437" calcext:value-type="float">
            <text:p>0.356437</text:p>
          </table:table-cell>
          <table:table-cell office:value-type="float" office:value="0.1354817" calcext:value-type="float">
            <text:p>0.1354817</text:p>
          </table:table-cell>
          <table:table-cell office:value-type="float" office:value="136.584" calcext:value-type="float">
            <text:p>136.584</text:p>
          </table:table-cell>
          <table:table-cell office:value-type="float" office:value="0.5" calcext:value-type="float">
            <text:p>0.5</text:p>
          </table:table-cell>
          <table:table-cell office:value-type="float" office:value="4.130646" calcext:value-type="float">
            <text:p>4.130646</text:p>
          </table:table-cell>
          <table:table-cell office:value-type="float" office:value="-9.694885" calcext:value-type="float">
            <text:p>-9.694885</text:p>
          </table:table-cell>
          <table:table-cell office:value-type="float" office:value="0.1638489" calcext:value-type="float">
            <text:p>0.1638489</text:p>
          </table:table-cell>
          <table:table-cell office:value-type="float" office:value="-2.273346" calcext:value-type="float">
            <text:p>-2.273346</text:p>
          </table:table-cell>
          <table:table-cell office:value-type="float" office:value="-0.3730469" calcext:value-type="float">
            <text:p>-0.3730469</text:p>
          </table:table-cell>
          <table:table-cell office:value-type="float" office:value="-0.7989197" calcext:value-type="float">
            <text:p>-0.7989197</text:p>
          </table:table-cell>
          <table:table-cell office:value-type="float" office:value="-0.3806763" calcext:value-type="float">
            <text:p>-0.3806763</text:p>
          </table:table-cell>
          <table:table-cell office:value-type="float" office:value="-0.4565125" calcext:value-type="float">
            <text:p>-0.4565125</text:p>
          </table:table-cell>
          <table:table-cell office:value-type="float" office:value="-0.3814392" calcext:value-type="float">
            <text:p>-0.3814392</text:p>
          </table:table-cell>
          <table:table-cell office:value-type="float" office:value="-0.394989" calcext:value-type="float">
            <text:p>-0.394989</text:p>
          </table:table-cell>
          <table:table-cell office:value-type="float" office:value="-0.3165588" calcext:value-type="float">
            <text:p>-0.3165588</text:p>
          </table:table-cell>
          <table:table-cell office:value-type="float" office:value="-0.3623962" calcext:value-type="float">
            <text:p>-0.3623962</text:p>
          </table:table-cell>
          <table:table-cell office:value-type="float" office:value="-0.05401611" calcext:value-type="float">
            <text:p>-0.05401611</text:p>
          </table:table-cell>
          <table:table-cell office:value-type="float" office:value="-0.05630493" calcext:value-type="float">
            <text:p>-0.05630493</text:p>
          </table:table-cell>
          <table:table-cell office:value-type="float" office:value="0.4754639" calcext:value-type="float">
            <text:p>0.4754639</text:p>
          </table:table-cell>
          <table:table-cell office:value-type="float" office:value="0.4691162" calcext:value-type="float">
            <text:p>0.4691162</text:p>
          </table:table-cell>
          <table:table-cell office:value-type="float" office:value="1.468109" calcext:value-type="float">
            <text:p>1.468109</text:p>
          </table:table-cell>
          <table:table-cell office:value-type="float" office:value="1.46167" calcext:value-type="float">
            <text:p>1.46167</text:p>
          </table:table-cell>
          <table:table-cell office:value-type="float" office:value="2.729065" calcext:value-type="float">
            <text:p>2.729065</text:p>
          </table:table-cell>
          <table:table-cell office:value-type="float" office:value="2.697205" calcext:value-type="float">
            <text:p>2.697205</text:p>
          </table:table-cell>
          <table:table-cell office:value-type="float" office:value="3.799866" calcext:value-type="float">
            <text:p>3.799866</text:p>
          </table:table-cell>
          <table:table-cell office:value-type="float" office:value="3.752747" calcext:value-type="float">
            <text:p>3.752747</text:p>
          </table:table-cell>
          <table:table-cell office:value-type="float" office:value="4.747803" calcext:value-type="float">
            <text:p>4.747803</text:p>
          </table:table-cell>
          <table:table-cell office:value-type="float" office:value="4.69162" calcext:value-type="float">
            <text:p>4.69162</text:p>
          </table:table-cell>
          <table:table-cell office:value-type="float" office:value="5.596283" calcext:value-type="float">
            <text:p>5.596283</text:p>
          </table:table-cell>
          <table:table-cell office:value-type="float" office:value="5.535156" calcext:value-type="float">
            <text:p>5.535156</text:p>
          </table:table-cell>
          <table:table-cell office:value-type="float" office:value="6.150604" calcext:value-type="float">
            <text:p>6.150604</text:p>
          </table:table-cell>
          <table:table-cell office:value-type="float" office:value="6.089752" calcext:value-type="float">
            <text:p>6.089752</text:p>
          </table:table-cell>
          <table:table-cell office:value-type="float" office:value="6.905945" calcext:value-type="float">
            <text:p>6.905945</text:p>
          </table:table-cell>
          <table:table-cell office:value-type="float" office:value="-17.34077" calcext:value-type="float">
            <text:p>-17.3407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7022003" calcext:value-type="float">
            <text:p>17022003</text:p>
          </table:table-cell>
          <table:table-cell office:value-type="float" office:value="13.08708" calcext:value-type="float">
            <text:p>13.08708</text:p>
          </table:table-cell>
          <table:table-cell office:value-type="float" office:value="2.7" calcext:value-type="float">
            <text:p>2.7</text:p>
          </table:table-cell>
          <table:table-cell office:value-type="float" office:value="-14.9" calcext:value-type="float">
            <text:p>-14.9</text:p>
          </table:table-cell>
          <table:table-cell office:value-type="float" office:value="0.65324" calcext:value-type="float">
            <text:p>0.65324</text:p>
          </table:table-cell>
          <table:table-cell office:value-type="float" office:value="0.1737663" calcext:value-type="float">
            <text:p>0.1737663</text:p>
          </table:table-cell>
          <table:table-cell office:value-type="float" office:value="266.04" calcext:value-type="float">
            <text:p>266.04</text:p>
          </table:table-cell>
          <table:table-cell office:value-type="float" office:value="0.1" calcext:value-type="float">
            <text:p>0.1</text:p>
          </table:table-cell>
          <table:table-cell office:value-type="float" office:value="9.520691" calcext:value-type="float">
            <text:p>9.520691</text:p>
          </table:table-cell>
          <table:table-cell office:value-type="float" office:value="-10.07635" calcext:value-type="float">
            <text:p>-10.07635</text:p>
          </table:table-cell>
          <table:table-cell office:value-type="float" office:value="0.5098267" calcext:value-type="float">
            <text:p>0.5098267</text:p>
          </table:table-cell>
          <table:table-cell office:value-type="float" office:value="-4.752075" calcext:value-type="float">
            <text:p>-4.752075</text:p>
          </table:table-cell>
          <table:table-cell office:value-type="float" office:value="-0.8029175" calcext:value-type="float">
            <text:p>-0.8029175</text:p>
          </table:table-cell>
          <table:table-cell office:value-type="float" office:value="-1.829773" calcext:value-type="float">
            <text:p>-1.829773</text:p>
          </table:table-cell>
          <table:table-cell office:value-type="float" office:value="-0.460144" calcext:value-type="float">
            <text:p>-0.460144</text:p>
          </table:table-cell>
          <table:table-cell office:value-type="float" office:value="-0.6962585" calcext:value-type="float">
            <text:p>-0.6962585</text:p>
          </table:table-cell>
          <table:table-cell office:value-type="float" office:value="-0.3900452" calcext:value-type="float">
            <text:p>-0.3900452</text:p>
          </table:table-cell>
          <table:table-cell office:value-type="float" office:value="-0.4710083" calcext:value-type="float">
            <text:p>-0.4710083</text:p>
          </table:table-cell>
          <table:table-cell office:value-type="float" office:value="-0.3025513" calcext:value-type="float">
            <text:p>-0.3025513</text:p>
          </table:table-cell>
          <table:table-cell office:value-type="float" office:value="-0.3162842" calcext:value-type="float">
            <text:p>-0.3162842</text:p>
          </table:table-cell>
          <table:table-cell office:value-type="float" office:value="-0.05352783" calcext:value-type="float">
            <text:p>-0.05352783</text:p>
          </table:table-cell>
          <table:table-cell office:value-type="float" office:value="-0.05401611" calcext:value-type="float">
            <text:p>-0.05401611</text:p>
          </table:table-cell>
          <table:table-cell office:value-type="float" office:value="0.4756775" calcext:value-type="float">
            <text:p>0.4756775</text:p>
          </table:table-cell>
          <table:table-cell office:value-type="float" office:value="0.4745178" calcext:value-type="float">
            <text:p>0.4745178</text:p>
          </table:table-cell>
          <table:table-cell office:value-type="float" office:value="1.461578" calcext:value-type="float">
            <text:p>1.461578</text:p>
          </table:table-cell>
          <table:table-cell office:value-type="float" office:value="1.451233" calcext:value-type="float">
            <text:p>1.451233</text:p>
          </table:table-cell>
          <table:table-cell office:value-type="float" office:value="2.696869" calcext:value-type="float">
            <text:p>2.696869</text:p>
          </table:table-cell>
          <table:table-cell office:value-type="float" office:value="2.667023" calcext:value-type="float">
            <text:p>2.667023</text:p>
          </table:table-cell>
          <table:table-cell office:value-type="float" office:value="3.752289" calcext:value-type="float">
            <text:p>3.752289</text:p>
          </table:table-cell>
          <table:table-cell office:value-type="float" office:value="3.707581" calcext:value-type="float">
            <text:p>3.707581</text:p>
          </table:table-cell>
          <table:table-cell office:value-type="float" office:value="4.69101" calcext:value-type="float">
            <text:p>4.69101</text:p>
          </table:table-cell>
          <table:table-cell office:value-type="float" office:value="4.636169" calcext:value-type="float">
            <text:p>4.636169</text:p>
          </table:table-cell>
          <table:table-cell office:value-type="float" office:value="5.534546" calcext:value-type="float">
            <text:p>5.534546</text:p>
          </table:table-cell>
          <table:table-cell office:value-type="float" office:value="5.474548" calcext:value-type="float">
            <text:p>5.474548</text:p>
          </table:table-cell>
          <table:table-cell office:value-type="float" office:value="6.089142" calcext:value-type="float">
            <text:p>6.089142</text:p>
          </table:table-cell>
          <table:table-cell office:value-type="float" office:value="6.029724" calcext:value-type="float">
            <text:p>6.029724</text:p>
          </table:table-cell>
          <table:table-cell office:value-type="float" office:value="11.94437" calcext:value-type="float">
            <text:p>11.94437</text:p>
          </table:table-cell>
          <table:table-cell office:value-type="float" office:value="-14.31592" calcext:value-type="float">
            <text:p>-14.3159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8022003" calcext:value-type="float">
            <text:p>18022003</text:p>
          </table:table-cell>
          <table:table-cell office:value-type="float" office:value="13.64546" calcext:value-type="float">
            <text:p>13.64546</text:p>
          </table:table-cell>
          <table:table-cell office:value-type="float" office:value="8.48" calcext:value-type="float">
            <text:p>8.48</text:p>
          </table:table-cell>
          <table:table-cell office:value-type="float" office:value="-4.86" calcext:value-type="float">
            <text:p>-4.86</text:p>
          </table:table-cell>
          <table:table-cell office:value-type="float" office:value="0.860347" calcext:value-type="float">
            <text:p>0.860347</text:p>
          </table:table-cell>
          <table:table-cell office:value-type="float" office:value="0.3778181" calcext:value-type="float">
            <text:p>0.3778181</text:p>
          </table:table-cell>
          <table:table-cell office:value-type="float" office:value="158.112" calcext:value-type="float">
            <text:p>158.112</text:p>
          </table:table-cell>
          <table:table-cell office:value-type="float" office:value="0" calcext:value-type="float">
            <text:p>0</text:p>
          </table:table-cell>
          <table:table-cell office:value-type="float" office:value="12.76556" calcext:value-type="float">
            <text:p>12.76556</text:p>
          </table:table-cell>
          <table:table-cell office:value-type="float" office:value="-4.128387" calcext:value-type="float">
            <text:p>-4.128387</text:p>
          </table:table-cell>
          <table:table-cell office:value-type="float" office:value="1.725677" calcext:value-type="float">
            <text:p>1.725677</text:p>
          </table:table-cell>
          <table:table-cell office:value-type="float" office:value="-1.382721" calcext:value-type="float">
            <text:p>-1.382721</text:p>
          </table:table-cell>
          <table:table-cell office:value-type="float" office:value="-0.2234192" calcext:value-type="float">
            <text:p>-0.2234192</text:p>
          </table:table-cell>
          <table:table-cell office:value-type="float" office:value="-0.8863525" calcext:value-type="float">
            <text:p>-0.8863525</text:p>
          </table:table-cell>
          <table:table-cell office:value-type="float" office:value="-0.4983521" calcext:value-type="float">
            <text:p>-0.4983521</text:p>
          </table:table-cell>
          <table:table-cell office:value-type="float" office:value="-0.6369019" calcext:value-type="float">
            <text:p>-0.6369019</text:p>
          </table:table-cell>
          <table:table-cell office:value-type="float" office:value="-0.4302673" calcext:value-type="float">
            <text:p>-0.4302673</text:p>
          </table:table-cell>
          <table:table-cell office:value-type="float" office:value="-0.4777832" calcext:value-type="float">
            <text:p>-0.4777832</text:p>
          </table:table-cell>
          <table:table-cell office:value-type="float" office:value="-0.2887878" calcext:value-type="float">
            <text:p>-0.2887878</text:p>
          </table:table-cell>
          <table:table-cell office:value-type="float" office:value="-0.3024292" calcext:value-type="float">
            <text:p>-0.3024292</text:p>
          </table:table-cell>
          <table:table-cell office:value-type="float" office:value="-0.05245972" calcext:value-type="float">
            <text:p>-0.05245972</text:p>
          </table:table-cell>
          <table:table-cell office:value-type="float" office:value="-0.05358887" calcext:value-type="float">
            <text:p>-0.05358887</text:p>
          </table:table-cell>
          <table:table-cell office:value-type="float" office:value="0.4744568" calcext:value-type="float">
            <text:p>0.4744568</text:p>
          </table:table-cell>
          <table:table-cell office:value-type="float" office:value="0.471344" calcext:value-type="float">
            <text:p>0.471344</text:p>
          </table:table-cell>
          <table:table-cell office:value-type="float" office:value="1.451111" calcext:value-type="float">
            <text:p>1.451111</text:p>
          </table:table-cell>
          <table:table-cell office:value-type="float" office:value="1.438385" calcext:value-type="float">
            <text:p>1.438385</text:p>
          </table:table-cell>
          <table:table-cell office:value-type="float" office:value="2.666718" calcext:value-type="float">
            <text:p>2.666718</text:p>
          </table:table-cell>
          <table:table-cell office:value-type="float" office:value="2.63739" calcext:value-type="float">
            <text:p>2.63739</text:p>
          </table:table-cell>
          <table:table-cell office:value-type="float" office:value="3.707123" calcext:value-type="float">
            <text:p>3.707123</text:p>
          </table:table-cell>
          <table:table-cell office:value-type="float" office:value="3.664032" calcext:value-type="float">
            <text:p>3.664032</text:p>
          </table:table-cell>
          <table:table-cell office:value-type="float" office:value="4.63562" calcext:value-type="float">
            <text:p>4.63562</text:p>
          </table:table-cell>
          <table:table-cell office:value-type="float" office:value="4.582275" calcext:value-type="float">
            <text:p>4.582275</text:p>
          </table:table-cell>
          <table:table-cell office:value-type="float" office:value="5.473938" calcext:value-type="float">
            <text:p>5.473938</text:p>
          </table:table-cell>
          <table:table-cell office:value-type="float" office:value="5.416077" calcext:value-type="float">
            <text:p>5.416077</text:p>
          </table:table-cell>
          <table:table-cell office:value-type="float" office:value="6.029114" calcext:value-type="float">
            <text:p>6.029114</text:p>
          </table:table-cell>
          <table:table-cell office:value-type="float" office:value="5.971039" calcext:value-type="float">
            <text:p>5.971039</text:p>
          </table:table-cell>
          <table:table-cell office:value-type="float" office:value="19.09186" calcext:value-type="float">
            <text:p>19.09186</text:p>
          </table:table-cell>
          <table:table-cell office:value-type="float" office:value="-7.01297" calcext:value-type="float">
            <text:p>-7.0129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9022003" calcext:value-type="float">
            <text:p>19022003</text:p>
          </table:table-cell>
          <table:table-cell office:value-type="float" office:value="15.14972" calcext:value-type="float">
            <text:p>15.14972</text:p>
          </table:table-cell>
          <table:table-cell office:value-type="float" office:value="8.24" calcext:value-type="float">
            <text:p>8.24</text:p>
          </table:table-cell>
          <table:table-cell office:value-type="float" office:value="-7.45" calcext:value-type="float">
            <text:p>-7.45</text:p>
          </table:table-cell>
          <table:table-cell office:value-type="float" office:value="0.8777166" calcext:value-type="float">
            <text:p>0.8777166</text:p>
          </table:table-cell>
          <table:table-cell office:value-type="float" office:value="0.31096" calcext:value-type="float">
            <text:p>0.31096</text:p>
          </table:table-cell>
          <table:table-cell office:value-type="float" office:value="195.84" calcext:value-type="float">
            <text:p>195.84</text:p>
          </table:table-cell>
          <table:table-cell office:value-type="float" office:value="0" calcext:value-type="float">
            <text:p>0</text:p>
          </table:table-cell>
          <table:table-cell office:value-type="float" office:value="14.7215" calcext:value-type="float">
            <text:p>14.7215</text:p>
          </table:table-cell>
          <table:table-cell office:value-type="float" office:value="-5.263519" calcext:value-type="float">
            <text:p>-5.263519</text:p>
          </table:table-cell>
          <table:table-cell office:value-type="float" office:value="3.399872" calcext:value-type="float">
            <text:p>3.399872</text:p>
          </table:table-cell>
          <table:table-cell office:value-type="float" office:value="-1.010468" calcext:value-type="float">
            <text:p>-1.010468</text:p>
          </table:table-cell>
          <table:table-cell office:value-type="float" office:value="1.140961" calcext:value-type="float">
            <text:p>1.140961</text:p>
          </table:table-cell>
          <table:table-cell office:value-type="float" office:value="-0.5429382" calcext:value-type="float">
            <text:p>-0.5429382</text:p>
          </table:table-cell>
          <table:table-cell office:value-type="float" office:value="-0.214325" calcext:value-type="float">
            <text:p>-0.214325</text:p>
          </table:table-cell>
          <table:table-cell office:value-type="float" office:value="-0.4976807" calcext:value-type="float">
            <text:p>-0.4976807</text:p>
          </table:table-cell>
          <table:table-cell office:value-type="float" office:value="-0.333252" calcext:value-type="float">
            <text:p>-0.333252</text:p>
          </table:table-cell>
          <table:table-cell office:value-type="float" office:value="-0.429657" calcext:value-type="float">
            <text:p>-0.429657</text:p>
          </table:table-cell>
          <table:table-cell office:value-type="float" office:value="-0.2661133" calcext:value-type="float">
            <text:p>-0.2661133</text:p>
          </table:table-cell>
          <table:table-cell office:value-type="float" office:value="-0.2886047" calcext:value-type="float">
            <text:p>-0.2886047</text:p>
          </table:table-cell>
          <table:table-cell office:value-type="float" office:value="-0.05059814" calcext:value-type="float">
            <text:p>-0.05059814</text:p>
          </table:table-cell>
          <table:table-cell office:value-type="float" office:value="-0.05258179" calcext:value-type="float">
            <text:p>-0.05258179</text:p>
          </table:table-cell>
          <table:table-cell office:value-type="float" office:value="0.4713135" calcext:value-type="float">
            <text:p>0.4713135</text:p>
          </table:table-cell>
          <table:table-cell office:value-type="float" office:value="0.467804" calcext:value-type="float">
            <text:p>0.467804</text:p>
          </table:table-cell>
          <table:table-cell office:value-type="float" office:value="1.438232" calcext:value-type="float">
            <text:p>1.438232</text:p>
          </table:table-cell>
          <table:table-cell office:value-type="float" office:value="1.424438" calcext:value-type="float">
            <text:p>1.424438</text:p>
          </table:table-cell>
          <table:table-cell office:value-type="float" office:value="2.637085" calcext:value-type="float">
            <text:p>2.637085</text:p>
          </table:table-cell>
          <table:table-cell office:value-type="float" office:value="2.608276" calcext:value-type="float">
            <text:p>2.608276</text:p>
          </table:table-cell>
          <table:table-cell office:value-type="float" office:value="3.663574" calcext:value-type="float">
            <text:p>3.663574</text:p>
          </table:table-cell>
          <table:table-cell office:value-type="float" office:value="3.622192" calcext:value-type="float">
            <text:p>3.622192</text:p>
          </table:table-cell>
          <table:table-cell office:value-type="float" office:value="4.581696" calcext:value-type="float">
            <text:p>4.581696</text:p>
          </table:table-cell>
          <table:table-cell office:value-type="float" office:value="4.530273" calcext:value-type="float">
            <text:p>4.530273</text:p>
          </table:table-cell>
          <table:table-cell office:value-type="float" office:value="5.415466" calcext:value-type="float">
            <text:p>5.415466</text:p>
          </table:table-cell>
          <table:table-cell office:value-type="float" office:value="5.358643" calcext:value-type="float">
            <text:p>5.358643</text:p>
          </table:table-cell>
          <table:table-cell office:value-type="float" office:value="5.970428" calcext:value-type="float">
            <text:p>5.970428</text:p>
          </table:table-cell>
          <table:table-cell office:value-type="float" office:value="5.913239" calcext:value-type="float">
            <text:p>5.913239</text:p>
          </table:table-cell>
          <table:table-cell office:value-type="float" office:value="22.01004" calcext:value-type="float">
            <text:p>22.01004</text:p>
          </table:table-cell>
          <table:table-cell office:value-type="float" office:value="-9.402435" calcext:value-type="float">
            <text:p>-9.40243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0022003" calcext:value-type="float">
            <text:p>20022003</text:p>
          </table:table-cell>
          <table:table-cell office:value-type="float" office:value="15.38041" calcext:value-type="float">
            <text:p>15.38041</text:p>
          </table:table-cell>
          <table:table-cell office:value-type="float" office:value="12.28" calcext:value-type="float">
            <text:p>12.28</text:p>
          </table:table-cell>
          <table:table-cell office:value-type="float" office:value="1.62" calcext:value-type="float">
            <text:p>1.62</text:p>
          </table:table-cell>
          <table:table-cell office:value-type="float" office:value="0.9663549" calcext:value-type="float">
            <text:p>0.9663549</text:p>
          </table:table-cell>
          <table:table-cell office:value-type="float" office:value="0.6052058" calcext:value-type="float">
            <text:p>0.6052058</text:p>
          </table:table-cell>
          <table:table-cell office:value-type="float" office:value="375.408" calcext:value-type="float">
            <text:p>375.408</text:p>
          </table:table-cell>
          <table:table-cell office:value-type="float" office:value="0" calcext:value-type="float">
            <text:p>0</text:p>
          </table:table-cell>
          <table:table-cell office:value-type="float" office:value="22.41678" calcext:value-type="float">
            <text:p>22.41678</text:p>
          </table:table-cell>
          <table:table-cell office:value-type="float" office:value="-1.121216" calcext:value-type="float">
            <text:p>-1.121216</text:p>
          </table:table-cell>
          <table:table-cell office:value-type="float" office:value="13.92633" calcext:value-type="float">
            <text:p>13.92633</text:p>
          </table:table-cell>
          <table:table-cell office:value-type="float" office:value="-0.2236328" calcext:value-type="float">
            <text:p>-0.2236328</text:p>
          </table:table-cell>
          <table:table-cell office:value-type="float" office:value="7.411499" calcext:value-type="float">
            <text:p>7.411499</text:p>
          </table:table-cell>
          <table:table-cell office:value-type="float" office:value="-0.2567444" calcext:value-type="float">
            <text:p>-0.2567444</text:p>
          </table:table-cell>
          <table:table-cell office:value-type="float" office:value="2.050262" calcext:value-type="float">
            <text:p>2.050262</text:p>
          </table:table-cell>
          <table:table-cell office:value-type="float" office:value="-0.3455505" calcext:value-type="float">
            <text:p>-0.3455505</text:p>
          </table:table-cell>
          <table:table-cell office:value-type="float" office:value="0.273407" calcext:value-type="float">
            <text:p>0.273407</text:p>
          </table:table-cell>
          <table:table-cell office:value-type="float" office:value="-0.3452454" calcext:value-type="float">
            <text:p>-0.3452454</text:p>
          </table:table-cell>
          <table:table-cell office:value-type="float" office:value="-0.1970215" calcext:value-type="float">
            <text:p>-0.1970215</text:p>
          </table:table-cell>
          <table:table-cell office:value-type="float" office:value="-0.2658081" calcext:value-type="float">
            <text:p>-0.2658081</text:p>
          </table:table-cell>
          <table:table-cell office:value-type="float" office:value="-0.04455566" calcext:value-type="float">
            <text:p>-0.04455566</text:p>
          </table:table-cell>
          <table:table-cell office:value-type="float" office:value="-0.05059814" calcext:value-type="float">
            <text:p>-0.05059814</text:p>
          </table:table-cell>
          <table:table-cell office:value-type="float" office:value="0.4677734" calcext:value-type="float">
            <text:p>0.4677734</text:p>
          </table:table-cell>
          <table:table-cell office:value-type="float" office:value="0.4656982" calcext:value-type="float">
            <text:p>0.4656982</text:p>
          </table:table-cell>
          <table:table-cell office:value-type="float" office:value="1.424286" calcext:value-type="float">
            <text:p>1.424286</text:p>
          </table:table-cell>
          <table:table-cell office:value-type="float" office:value="1.410248" calcext:value-type="float">
            <text:p>1.410248</text:p>
          </table:table-cell>
          <table:table-cell office:value-type="float" office:value="2.607971" calcext:value-type="float">
            <text:p>2.607971</text:p>
          </table:table-cell>
          <table:table-cell office:value-type="float" office:value="2.57959" calcext:value-type="float">
            <text:p>2.57959</text:p>
          </table:table-cell>
          <table:table-cell office:value-type="float" office:value="3.621796" calcext:value-type="float">
            <text:p>3.621796</text:p>
          </table:table-cell>
          <table:table-cell office:value-type="float" office:value="3.58194" calcext:value-type="float">
            <text:p>3.58194</text:p>
          </table:table-cell>
          <table:table-cell office:value-type="float" office:value="4.529724" calcext:value-type="float">
            <text:p>4.529724</text:p>
          </table:table-cell>
          <table:table-cell office:value-type="float" office:value="4.479828" calcext:value-type="float">
            <text:p>4.479828</text:p>
          </table:table-cell>
          <table:table-cell office:value-type="float" office:value="5.358063" calcext:value-type="float">
            <text:p>5.358063</text:p>
          </table:table-cell>
          <table:table-cell office:value-type="float" office:value="5.302673" calcext:value-type="float">
            <text:p>5.302673</text:p>
          </table:table-cell>
          <table:table-cell office:value-type="float" office:value="5.912628" calcext:value-type="float">
            <text:p>5.912628</text:p>
          </table:table-cell>
          <table:table-cell office:value-type="float" office:value="5.857025" calcext:value-type="float">
            <text:p>5.857025</text:p>
          </table:table-cell>
          <table:table-cell office:value-type="float" office:value="26.68127" calcext:value-type="float">
            <text:p>26.68127</text:p>
          </table:table-cell>
          <table:table-cell office:value-type="float" office:value="-2.523163" calcext:value-type="float">
            <text:p>-2.52316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1022003" calcext:value-type="float">
            <text:p>21022003</text:p>
          </table:table-cell>
          <table:table-cell office:value-type="float" office:value="8.488804" calcext:value-type="float">
            <text:p>8.488804</text:p>
          </table:table-cell>
          <table:table-cell office:value-type="float" office:value="4.31" calcext:value-type="float">
            <text:p>4.31</text:p>
          </table:table-cell>
          <table:table-cell office:value-type="float" office:value="-3.02" calcext:value-type="float">
            <text:p>-3.02</text:p>
          </table:table-cell>
          <table:table-cell office:value-type="float" office:value="0.7312049" calcext:value-type="float">
            <text:p>0.7312049</text:p>
          </table:table-cell>
          <table:table-cell office:value-type="float" office:value="0.4328951" calcext:value-type="float">
            <text:p>0.4328951</text:p>
          </table:table-cell>
          <table:table-cell office:value-type="float" office:value="384.84" calcext:value-type="float">
            <text:p>384.84</text:p>
          </table:table-cell>
          <table:table-cell office:value-type="float" office:value="0" calcext:value-type="float">
            <text:p>0</text:p>
          </table:table-cell>
          <table:table-cell office:value-type="float" office:value="13.89819" calcext:value-type="float">
            <text:p>13.89819</text:p>
          </table:table-cell>
          <table:table-cell office:value-type="float" office:value="-3.044037" calcext:value-type="float">
            <text:p>-3.044037</text:p>
          </table:table-cell>
          <table:table-cell office:value-type="float" office:value="6.269379" calcext:value-type="float">
            <text:p>6.269379</text:p>
          </table:table-cell>
          <table:table-cell office:value-type="float" office:value="-0.5642395" calcext:value-type="float">
            <text:p>-0.5642395</text:p>
          </table:table-cell>
          <table:table-cell office:value-type="float" office:value="3.444977" calcext:value-type="float">
            <text:p>3.444977</text:p>
          </table:table-cell>
          <table:table-cell office:value-type="float" office:value="-0.2280273" calcext:value-type="float">
            <text:p>-0.2280273</text:p>
          </table:table-cell>
          <table:table-cell office:value-type="float" office:value="1.579437" calcext:value-type="float">
            <text:p>1.579437</text:p>
          </table:table-cell>
          <table:table-cell office:value-type="float" office:value="-0.1249695" calcext:value-type="float">
            <text:p>-0.1249695</text:p>
          </table:table-cell>
          <table:table-cell office:value-type="float" office:value="0.2334595" calcext:value-type="float">
            <text:p>0.2334595</text:p>
          </table:table-cell>
          <table:table-cell office:value-type="float" office:value="-0.1367493" calcext:value-type="float">
            <text:p>-0.1367493</text:p>
          </table:table-cell>
          <table:table-cell office:value-type="float" office:value="-0.161438" calcext:value-type="float">
            <text:p>-0.161438</text:p>
          </table:table-cell>
          <table:table-cell office:value-type="float" office:value="-0.2055054" calcext:value-type="float">
            <text:p>-0.2055054</text:p>
          </table:table-cell>
          <table:table-cell office:value-type="float" office:value="-0.04003906" calcext:value-type="float">
            <text:p>-0.04003906</text:p>
          </table:table-cell>
          <table:table-cell office:value-type="float" office:value="-0.04489136" calcext:value-type="float">
            <text:p>-0.04489136</text:p>
          </table:table-cell>
          <table:table-cell office:value-type="float" office:value="0.4658203" calcext:value-type="float">
            <text:p>0.4658203</text:p>
          </table:table-cell>
          <table:table-cell office:value-type="float" office:value="0.4646912" calcext:value-type="float">
            <text:p>0.4646912</text:p>
          </table:table-cell>
          <table:table-cell office:value-type="float" office:value="1.410095" calcext:value-type="float">
            <text:p>1.410095</text:p>
          </table:table-cell>
          <table:table-cell office:value-type="float" office:value="1.396759" calcext:value-type="float">
            <text:p>1.396759</text:p>
          </table:table-cell>
          <table:table-cell office:value-type="float" office:value="2.579285" calcext:value-type="float">
            <text:p>2.579285</text:p>
          </table:table-cell>
          <table:table-cell office:value-type="float" office:value="2.551605" calcext:value-type="float">
            <text:p>2.551605</text:p>
          </table:table-cell>
          <table:table-cell office:value-type="float" office:value="3.581543" calcext:value-type="float">
            <text:p>3.581543</text:p>
          </table:table-cell>
          <table:table-cell office:value-type="float" office:value="3.541809" calcext:value-type="float">
            <text:p>3.541809</text:p>
          </table:table-cell>
          <table:table-cell office:value-type="float" office:value="4.47934" calcext:value-type="float">
            <text:p>4.47934</text:p>
          </table:table-cell>
          <table:table-cell office:value-type="float" office:value="4.430756" calcext:value-type="float">
            <text:p>4.430756</text:p>
          </table:table-cell>
          <table:table-cell office:value-type="float" office:value="5.302094" calcext:value-type="float">
            <text:p>5.302094</text:p>
          </table:table-cell>
          <table:table-cell office:value-type="float" office:value="5.247894" calcext:value-type="float">
            <text:p>5.247894</text:p>
          </table:table-cell>
          <table:table-cell office:value-type="float" office:value="5.856476" calcext:value-type="float">
            <text:p>5.856476</text:p>
          </table:table-cell>
          <table:table-cell office:value-type="float" office:value="5.802032" calcext:value-type="float">
            <text:p>5.802032</text:p>
          </table:table-cell>
          <table:table-cell office:value-type="float" office:value="18.50882" calcext:value-type="float">
            <text:p>18.50882</text:p>
          </table:table-cell>
          <table:table-cell office:value-type="float" office:value="-6.117157" calcext:value-type="float">
            <text:p>-6.11715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2022003" calcext:value-type="float">
            <text:p>22022003</text:p>
          </table:table-cell>
          <table:table-cell office:value-type="float" office:value="8.01828" calcext:value-type="float">
            <text:p>8.01828</text:p>
          </table:table-cell>
          <table:table-cell office:value-type="float" office:value="-3.48" calcext:value-type="float">
            <text:p>-3.48</text:p>
          </table:table-cell>
          <table:table-cell office:value-type="float" office:value="-6.78" calcext:value-type="float">
            <text:p>-6.78</text:p>
          </table:table-cell>
          <table:table-cell office:value-type="float" office:value="0.4184879" calcext:value-type="float">
            <text:p>0.4184879</text:p>
          </table:table-cell>
          <table:table-cell office:value-type="float" office:value="0.3271461" calcext:value-type="float">
            <text:p>0.3271461</text:p>
          </table:table-cell>
          <table:table-cell office:value-type="float" office:value="536.04" calcext:value-type="float">
            <text:p>536.04</text:p>
          </table:table-cell>
          <table:table-cell office:value-type="float" office:value="0" calcext:value-type="float">
            <text:p>0</text:p>
          </table:table-cell>
          <table:table-cell office:value-type="float" office:value="5.849304" calcext:value-type="float">
            <text:p>5.849304</text:p>
          </table:table-cell>
          <table:table-cell office:value-type="float" office:value="-5.369415" calcext:value-type="float">
            <text:p>-5.369415</text:p>
          </table:table-cell>
          <table:table-cell office:value-type="float" office:value="0.5411682" calcext:value-type="float">
            <text:p>0.5411682</text:p>
          </table:table-cell>
          <table:table-cell office:value-type="float" office:value="-1.311859" calcext:value-type="float">
            <text:p>-1.311859</text:p>
          </table:table-cell>
          <table:table-cell office:value-type="float" office:value="-0.1001892" calcext:value-type="float">
            <text:p>-0.1001892</text:p>
          </table:table-cell>
          <table:table-cell office:value-type="float" office:value="-0.3731079" calcext:value-type="float">
            <text:p>-0.3731079</text:p>
          </table:table-cell>
          <table:table-cell office:value-type="float" office:value="-0.1123657" calcext:value-type="float">
            <text:p>-0.1123657</text:p>
          </table:table-cell>
          <table:table-cell office:value-type="float" office:value="-0.1496277" calcext:value-type="float">
            <text:p>-0.1496277</text:p>
          </table:table-cell>
          <table:table-cell office:value-type="float" office:value="-0.1031189" calcext:value-type="float">
            <text:p>-0.1031189</text:p>
          </table:table-cell>
          <table:table-cell office:value-type="float" office:value="-0.1201172" calcext:value-type="float">
            <text:p>-0.1201172</text:p>
          </table:table-cell>
          <table:table-cell office:value-type="float" office:value="-0.1481934" calcext:value-type="float">
            <text:p>-0.1481934</text:p>
          </table:table-cell>
          <table:table-cell office:value-type="float" office:value="-0.168335" calcext:value-type="float">
            <text:p>-0.168335</text:p>
          </table:table-cell>
          <table:table-cell office:value-type="float" office:value="-0.03643799" calcext:value-type="float">
            <text:p>-0.03643799</text:p>
          </table:table-cell>
          <table:table-cell office:value-type="float" office:value="-0.04000854" calcext:value-type="float">
            <text:p>-0.04000854</text:p>
          </table:table-cell>
          <table:table-cell office:value-type="float" office:value="0.4647217" calcext:value-type="float">
            <text:p>0.4647217</text:p>
          </table:table-cell>
          <table:table-cell office:value-type="float" office:value="0.4629517" calcext:value-type="float">
            <text:p>0.4629517</text:p>
          </table:table-cell>
          <table:table-cell office:value-type="float" office:value="1.396606" calcext:value-type="float">
            <text:p>1.396606</text:p>
          </table:table-cell>
          <table:table-cell office:value-type="float" office:value="1.383057" calcext:value-type="float">
            <text:p>1.383057</text:p>
          </table:table-cell>
          <table:table-cell office:value-type="float" office:value="2.551331" calcext:value-type="float">
            <text:p>2.551331</text:p>
          </table:table-cell>
          <table:table-cell office:value-type="float" office:value="2.523987" calcext:value-type="float">
            <text:p>2.523987</text:p>
          </table:table-cell>
          <table:table-cell office:value-type="float" office:value="3.541412" calcext:value-type="float">
            <text:p>3.541412</text:p>
          </table:table-cell>
          <table:table-cell office:value-type="float" office:value="3.50296" calcext:value-type="float">
            <text:p>3.50296</text:p>
          </table:table-cell>
          <table:table-cell office:value-type="float" office:value="4.430237" calcext:value-type="float">
            <text:p>4.430237</text:p>
          </table:table-cell>
          <table:table-cell office:value-type="float" office:value="4.383636" calcext:value-type="float">
            <text:p>4.383636</text:p>
          </table:table-cell>
          <table:table-cell office:value-type="float" office:value="5.247345" calcext:value-type="float">
            <text:p>5.247345</text:p>
          </table:table-cell>
          <table:table-cell office:value-type="float" office:value="5.196411" calcext:value-type="float">
            <text:p>5.196411</text:p>
          </table:table-cell>
          <table:table-cell office:value-type="float" office:value="5.801453" calcext:value-type="float">
            <text:p>5.801453</text:p>
          </table:table-cell>
          <table:table-cell office:value-type="float" office:value="5.748138" calcext:value-type="float">
            <text:p>5.748138</text:p>
          </table:table-cell>
          <table:table-cell office:value-type="float" office:value="7.870758" calcext:value-type="float">
            <text:p>7.870758</text:p>
          </table:table-cell>
          <table:table-cell office:value-type="float" office:value="-9.848511" calcext:value-type="float">
            <text:p>-9.84851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3022003" calcext:value-type="float">
            <text:p>23022003</text:p>
          </table:table-cell>
          <table:table-cell office:value-type="float" office:value="7.53084" calcext:value-type="float">
            <text:p>7.53084</text:p>
          </table:table-cell>
          <table:table-cell office:value-type="float" office:value="-7.38" calcext:value-type="float">
            <text:p>-7.38</text:p>
          </table:table-cell>
          <table:table-cell office:value-type="float" office:value="-16.17" calcext:value-type="float">
            <text:p>-16.17</text:p>
          </table:table-cell>
          <table:table-cell office:value-type="float" office:value="0.3126168" calcext:value-type="float">
            <text:p>0.3126168</text:p>
          </table:table-cell>
          <table:table-cell office:value-type="float" office:value="0.1568261" calcext:value-type="float">
            <text:p>0.1568261</text:p>
          </table:table-cell>
          <table:table-cell office:value-type="float" office:value="547.704" calcext:value-type="float">
            <text:p>547.704</text:p>
          </table:table-cell>
          <table:table-cell office:value-type="float" office:value="0" calcext:value-type="float">
            <text:p>0</text:p>
          </table:table-cell>
          <table:table-cell office:value-type="float" office:value="-0.3335571" calcext:value-type="float">
            <text:p>-0.3335571</text:p>
          </table:table-cell>
          <table:table-cell office:value-type="float" office:value="-11.11368" calcext:value-type="float">
            <text:p>-11.11368</text:p>
          </table:table-cell>
          <table:table-cell office:value-type="float" office:value="-1.283173" calcext:value-type="float">
            <text:p>-1.283173</text:p>
          </table:table-cell>
          <table:table-cell office:value-type="float" office:value="-4.810974" calcext:value-type="float">
            <text:p>-4.810974</text:p>
          </table:table-cell>
          <table:table-cell office:value-type="float" office:value="-0.3800354" calcext:value-type="float">
            <text:p>-0.3800354</text:p>
          </table:table-cell>
          <table:table-cell office:value-type="float" office:value="-1.55719" calcext:value-type="float">
            <text:p>-1.55719</text:p>
          </table:table-cell>
          <table:table-cell office:value-type="float" office:value="-0.1506653" calcext:value-type="float">
            <text:p>-0.1506653</text:p>
          </table:table-cell>
          <table:table-cell office:value-type="float" office:value="-0.3536377" calcext:value-type="float">
            <text:p>-0.3536377</text:p>
          </table:table-cell>
          <table:table-cell office:value-type="float" office:value="-0.1204224" calcext:value-type="float">
            <text:p>-0.1204224</text:p>
          </table:table-cell>
          <table:table-cell office:value-type="float" office:value="-0.1793213" calcext:value-type="float">
            <text:p>-0.1793213</text:p>
          </table:table-cell>
          <table:table-cell office:value-type="float" office:value="-0.1386108" calcext:value-type="float">
            <text:p>-0.1386108</text:p>
          </table:table-cell>
          <table:table-cell office:value-type="float" office:value="-0.1480408" calcext:value-type="float">
            <text:p>-0.1480408</text:p>
          </table:table-cell>
          <table:table-cell office:value-type="float" office:value="-0.03399658" calcext:value-type="float">
            <text:p>-0.03399658</text:p>
          </table:table-cell>
          <table:table-cell office:value-type="float" office:value="-0.03643799" calcext:value-type="float">
            <text:p>-0.03643799</text:p>
          </table:table-cell>
          <table:table-cell office:value-type="float" office:value="0.4629517" calcext:value-type="float">
            <text:p>0.4629517</text:p>
          </table:table-cell>
          <table:table-cell office:value-type="float" office:value="0.4605713" calcext:value-type="float">
            <text:p>0.4605713</text:p>
          </table:table-cell>
          <table:table-cell office:value-type="float" office:value="1.382935" calcext:value-type="float">
            <text:p>1.382935</text:p>
          </table:table-cell>
          <table:table-cell office:value-type="float" office:value="1.370026" calcext:value-type="float">
            <text:p>1.370026</text:p>
          </table:table-cell>
          <table:table-cell office:value-type="float" office:value="2.523682" calcext:value-type="float">
            <text:p>2.523682</text:p>
          </table:table-cell>
          <table:table-cell office:value-type="float" office:value="2.497101" calcext:value-type="float">
            <text:p>2.497101</text:p>
          </table:table-cell>
          <table:table-cell office:value-type="float" office:value="3.502563" calcext:value-type="float">
            <text:p>3.502563</text:p>
          </table:table-cell>
          <table:table-cell office:value-type="float" office:value="3.465576" calcext:value-type="float">
            <text:p>3.465576</text:p>
          </table:table-cell>
          <table:table-cell office:value-type="float" office:value="4.383148" calcext:value-type="float">
            <text:p>4.383148</text:p>
          </table:table-cell>
          <table:table-cell office:value-type="float" office:value="4.337677" calcext:value-type="float">
            <text:p>4.337677</text:p>
          </table:table-cell>
          <table:table-cell office:value-type="float" office:value="5.195862" calcext:value-type="float">
            <text:p>5.195862</text:p>
          </table:table-cell>
          <table:table-cell office:value-type="float" office:value="5.143372" calcext:value-type="float">
            <text:p>5.143372</text:p>
          </table:table-cell>
          <table:table-cell office:value-type="float" office:value="5.747589" calcext:value-type="float">
            <text:p>5.747589</text:p>
          </table:table-cell>
          <table:table-cell office:value-type="float" office:value="5.695435" calcext:value-type="float">
            <text:p>5.695435</text:p>
          </table:table-cell>
          <table:table-cell office:value-type="float" office:value="0.1470947" calcext:value-type="float">
            <text:p>0.1470947</text:p>
          </table:table-cell>
          <table:table-cell office:value-type="float" office:value="-17.98579" calcext:value-type="float">
            <text:p>-17.9857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4022003" calcext:value-type="float">
            <text:p>24022003</text:p>
          </table:table-cell>
          <table:table-cell office:value-type="float" office:value="16.25657" calcext:value-type="float">
            <text:p>16.25657</text:p>
          </table:table-cell>
          <table:table-cell office:value-type="float" office:value="-12.84" calcext:value-type="float">
            <text:p>-12.84</text:p>
          </table:table-cell>
          <table:table-cell office:value-type="float" office:value="-20.08" calcext:value-type="float">
            <text:p>-20.08</text:p>
          </table:table-cell>
          <table:table-cell office:value-type="float" office:value="0.2047847" calcext:value-type="float">
            <text:p>0.2047847</text:p>
          </table:table-cell>
          <table:table-cell office:value-type="float" office:value="0.1136226" calcext:value-type="float">
            <text:p>0.1136226</text:p>
          </table:table-cell>
          <table:table-cell office:value-type="float" office:value="392.148" calcext:value-type="float">
            <text:p>392.148</text:p>
          </table:table-cell>
          <table:table-cell office:value-type="float" office:value="0" calcext:value-type="float">
            <text:p>0</text:p>
          </table:table-cell>
          <table:table-cell office:value-type="float" office:value="8.726624" calcext:value-type="float">
            <text:p>8.726624</text:p>
          </table:table-cell>
          <table:table-cell office:value-type="float" office:value="-13.96976" calcext:value-type="float">
            <text:p>-13.96976</text:p>
          </table:table-cell>
          <table:table-cell office:value-type="float" office:value="0.003845215" calcext:value-type="float">
            <text:p>0.003845215</text:p>
          </table:table-cell>
          <table:table-cell office:value-type="float" office:value="-6.599976" calcext:value-type="float">
            <text:p>-6.599976</text:p>
          </table:table-cell>
          <table:table-cell office:value-type="float" office:value="-1.209991" calcext:value-type="float">
            <text:p>-1.209991</text:p>
          </table:table-cell>
          <table:table-cell office:value-type="float" office:value="-3.122406" calcext:value-type="float">
            <text:p>-3.122406</text:p>
          </table:table-cell>
          <table:table-cell office:value-type="float" office:value="-0.3609619" calcext:value-type="float">
            <text:p>-0.3609619</text:p>
          </table:table-cell>
          <table:table-cell office:value-type="float" office:value="-0.8166809" calcext:value-type="float">
            <text:p>-0.8166809</text:p>
          </table:table-cell>
          <table:table-cell office:value-type="float" office:value="-0.1812744" calcext:value-type="float">
            <text:p>-0.1812744</text:p>
          </table:table-cell>
          <table:table-cell office:value-type="float" office:value="-0.3493042" calcext:value-type="float">
            <text:p>-0.3493042</text:p>
          </table:table-cell>
          <table:table-cell office:value-type="float" office:value="-0.1387634" calcext:value-type="float">
            <text:p>-0.1387634</text:p>
          </table:table-cell>
          <table:table-cell office:value-type="float" office:value="-0.1477051" calcext:value-type="float">
            <text:p>-0.1477051</text:p>
          </table:table-cell>
          <table:table-cell office:value-type="float" office:value="-0.03317261" calcext:value-type="float">
            <text:p>-0.03317261</text:p>
          </table:table-cell>
          <table:table-cell office:value-type="float" office:value="-0.03399658" calcext:value-type="float">
            <text:p>-0.03399658</text:p>
          </table:table-cell>
          <table:table-cell office:value-type="float" office:value="0.4605408" calcext:value-type="float">
            <text:p>0.4605408</text:p>
          </table:table-cell>
          <table:table-cell office:value-type="float" office:value="0.4572449" calcext:value-type="float">
            <text:p>0.4572449</text:p>
          </table:table-cell>
          <table:table-cell office:value-type="float" office:value="1.369904" calcext:value-type="float">
            <text:p>1.369904</text:p>
          </table:table-cell>
          <table:table-cell office:value-type="float" office:value="1.356628" calcext:value-type="float">
            <text:p>1.356628</text:p>
          </table:table-cell>
          <table:table-cell office:value-type="float" office:value="2.496796" calcext:value-type="float">
            <text:p>2.496796</text:p>
          </table:table-cell>
          <table:table-cell office:value-type="float" office:value="2.470886" calcext:value-type="float">
            <text:p>2.470886</text:p>
          </table:table-cell>
          <table:table-cell office:value-type="float" office:value="3.46521" calcext:value-type="float">
            <text:p>3.46521</text:p>
          </table:table-cell>
          <table:table-cell office:value-type="float" office:value="3.428741" calcext:value-type="float">
            <text:p>3.428741</text:p>
          </table:table-cell>
          <table:table-cell office:value-type="float" office:value="4.337189" calcext:value-type="float">
            <text:p>4.337189</text:p>
          </table:table-cell>
          <table:table-cell office:value-type="float" office:value="4.292114" calcext:value-type="float">
            <text:p>4.292114</text:p>
          </table:table-cell>
          <table:table-cell office:value-type="float" office:value="5.142792" calcext:value-type="float">
            <text:p>5.142792</text:p>
          </table:table-cell>
          <table:table-cell office:value-type="float" office:value="5.092407" calcext:value-type="float">
            <text:p>5.092407</text:p>
          </table:table-cell>
          <table:table-cell office:value-type="float" office:value="5.694855" calcext:value-type="float">
            <text:p>5.694855</text:p>
          </table:table-cell>
          <table:table-cell office:value-type="float" office:value="5.64389" calcext:value-type="float">
            <text:p>5.64389</text:p>
          </table:table-cell>
          <table:table-cell office:value-type="float" office:value="10.38779" calcext:value-type="float">
            <text:p>10.38779</text:p>
          </table:table-cell>
          <table:table-cell office:value-type="float" office:value="-20.31496" calcext:value-type="float">
            <text:p>-20.3149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5022003" calcext:value-type="float">
            <text:p>25022003</text:p>
          </table:table-cell>
          <table:table-cell office:value-type="float" office:value="14.46336" calcext:value-type="float">
            <text:p>14.46336</text:p>
          </table:table-cell>
          <table:table-cell office:value-type="float" office:value="-8.86" calcext:value-type="float">
            <text:p>-8.86</text:p>
          </table:table-cell>
          <table:table-cell office:value-type="float" office:value="-21.32" calcext:value-type="float">
            <text:p>-21.32</text:p>
          </table:table-cell>
          <table:table-cell office:value-type="float" office:value="0.2792316" calcext:value-type="float">
            <text:p>0.2792316</text:p>
          </table:table-cell>
          <table:table-cell office:value-type="float" office:value="0.1023698" calcext:value-type="float">
            <text:p>0.1023698</text:p>
          </table:table-cell>
          <table:table-cell office:value-type="float" office:value="288.216" calcext:value-type="float">
            <text:p>288.216</text:p>
          </table:table-cell>
          <table:table-cell office:value-type="float" office:value="0" calcext:value-type="float">
            <text:p>0</text:p>
          </table:table-cell>
          <table:table-cell office:value-type="float" office:value="10.65231" calcext:value-type="float">
            <text:p>10.65231</text:p>
          </table:table-cell>
          <table:table-cell office:value-type="float" office:value="-15.46323" calcext:value-type="float">
            <text:p>-15.46323</text:p>
          </table:table-cell>
          <table:table-cell office:value-type="float" office:value="-0.1739807" calcext:value-type="float">
            <text:p>-0.1739807</text:p>
          </table:table-cell>
          <table:table-cell office:value-type="float" office:value="-8.138153" calcext:value-type="float">
            <text:p>-8.138153</text:p>
          </table:table-cell>
          <table:table-cell office:value-type="float" office:value="-1.65744" calcext:value-type="float">
            <text:p>-1.65744</text:p>
          </table:table-cell>
          <table:table-cell office:value-type="float" office:value="-4.651642" calcext:value-type="float">
            <text:p>-4.651642</text:p>
          </table:table-cell>
          <table:table-cell office:value-type="float" office:value="-0.8334351" calcext:value-type="float">
            <text:p>-0.8334351</text:p>
          </table:table-cell>
          <table:table-cell office:value-type="float" office:value="-1.738037" calcext:value-type="float">
            <text:p>-1.738037</text:p>
          </table:table-cell>
          <table:table-cell office:value-type="float" office:value="-0.354187" calcext:value-type="float">
            <text:p>-0.354187</text:p>
          </table:table-cell>
          <table:table-cell office:value-type="float" office:value="-0.7644348" calcext:value-type="float">
            <text:p>-0.7644348</text:p>
          </table:table-cell>
          <table:table-cell office:value-type="float" office:value="-0.1480713" calcext:value-type="float">
            <text:p>-0.1480713</text:p>
          </table:table-cell>
          <table:table-cell office:value-type="float" office:value="-0.2022705" calcext:value-type="float">
            <text:p>-0.2022705</text:p>
          </table:table-cell>
          <table:table-cell office:value-type="float" office:value="-0.03344727" calcext:value-type="float">
            <text:p>-0.03344727</text:p>
          </table:table-cell>
          <table:table-cell office:value-type="float" office:value="-0.03720093" calcext:value-type="float">
            <text:p>-0.03720093</text:p>
          </table:table-cell>
          <table:table-cell office:value-type="float" office:value="0.4572144" calcext:value-type="float">
            <text:p>0.4572144</text:p>
          </table:table-cell>
          <table:table-cell office:value-type="float" office:value="0.4517822" calcext:value-type="float">
            <text:p>0.4517822</text:p>
          </table:table-cell>
          <table:table-cell office:value-type="float" office:value="1.356476" calcext:value-type="float">
            <text:p>1.356476</text:p>
          </table:table-cell>
          <table:table-cell office:value-type="float" office:value="1.342896" calcext:value-type="float">
            <text:p>1.342896</text:p>
          </table:table-cell>
          <table:table-cell office:value-type="float" office:value="2.470612" calcext:value-type="float">
            <text:p>2.470612</text:p>
          </table:table-cell>
          <table:table-cell office:value-type="float" office:value="2.444885" calcext:value-type="float">
            <text:p>2.444885</text:p>
          </table:table-cell>
          <table:table-cell office:value-type="float" office:value="3.428345" calcext:value-type="float">
            <text:p>3.428345</text:p>
          </table:table-cell>
          <table:table-cell office:value-type="float" office:value="3.39267" calcext:value-type="float">
            <text:p>3.39267</text:p>
          </table:table-cell>
          <table:table-cell office:value-type="float" office:value="4.291656" calcext:value-type="float">
            <text:p>4.291656</text:p>
          </table:table-cell>
          <table:table-cell office:value-type="float" office:value="4.247589" calcext:value-type="float">
            <text:p>4.247589</text:p>
          </table:table-cell>
          <table:table-cell office:value-type="float" office:value="5.091888" calcext:value-type="float">
            <text:p>5.091888</text:p>
          </table:table-cell>
          <table:table-cell office:value-type="float" office:value="5.042511" calcext:value-type="float">
            <text:p>5.042511</text:p>
          </table:table-cell>
          <table:table-cell office:value-type="float" office:value="5.643341" calcext:value-type="float">
            <text:p>5.643341</text:p>
          </table:table-cell>
          <table:table-cell office:value-type="float" office:value="5.59375" calcext:value-type="float">
            <text:p>5.59375</text:p>
          </table:table-cell>
          <table:table-cell office:value-type="float" office:value="17.48999" calcext:value-type="float">
            <text:p>17.48999</text:p>
          </table:table-cell>
          <table:table-cell office:value-type="float" office:value="-21.59439" calcext:value-type="float">
            <text:p>-21.5943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6022003" calcext:value-type="float">
            <text:p>26022003</text:p>
          </table:table-cell>
          <table:table-cell office:value-type="float" office:value="16.38537" calcext:value-type="float">
            <text:p>16.38537</text:p>
          </table:table-cell>
          <table:table-cell office:value-type="float" office:value="-3.16" calcext:value-type="float">
            <text:p>-3.16</text:p>
          </table:table-cell>
          <table:table-cell office:value-type="float" office:value="-16.21" calcext:value-type="float">
            <text:p>-16.21</text:p>
          </table:table-cell>
          <table:table-cell office:value-type="float" office:value="0.4284637" calcext:value-type="float">
            <text:p>0.4284637</text:p>
          </table:table-cell>
          <table:table-cell office:value-type="float" office:value="0.1563181" calcext:value-type="float">
            <text:p>0.1563181</text:p>
          </table:table-cell>
          <table:table-cell office:value-type="float" office:value="198.576" calcext:value-type="float">
            <text:p>198.576</text:p>
          </table:table-cell>
          <table:table-cell office:value-type="float" office:value="0" calcext:value-type="float">
            <text:p>0</text:p>
          </table:table-cell>
          <table:table-cell office:value-type="float" office:value="13.8024" calcext:value-type="float">
            <text:p>13.8024</text:p>
          </table:table-cell>
          <table:table-cell office:value-type="float" office:value="-13.01886" calcext:value-type="float">
            <text:p>-13.01886</text:p>
          </table:table-cell>
          <table:table-cell office:value-type="float" office:value="0.7236023" calcext:value-type="float">
            <text:p>0.7236023</text:p>
          </table:table-cell>
          <table:table-cell office:value-type="float" office:value="-7.223877" calcext:value-type="float">
            <text:p>-7.223877</text:p>
          </table:table-cell>
          <table:table-cell office:value-type="float" office:value="-1.331787" calcext:value-type="float">
            <text:p>-1.331787</text:p>
          </table:table-cell>
          <table:table-cell office:value-type="float" office:value="-4.179565" calcext:value-type="float">
            <text:p>-4.179565</text:p>
          </table:table-cell>
          <table:table-cell office:value-type="float" office:value="-1.255066" calcext:value-type="float">
            <text:p>-1.255066</text:p>
          </table:table-cell>
          <table:table-cell office:value-type="float" office:value="-2.047119" calcext:value-type="float">
            <text:p>-2.047119</text:p>
          </table:table-cell>
          <table:table-cell office:value-type="float" office:value="-0.7686768" calcext:value-type="float">
            <text:p>-0.7686768</text:p>
          </table:table-cell>
          <table:table-cell office:value-type="float" office:value="-1.083069" calcext:value-type="float">
            <text:p>-1.083069</text:p>
          </table:table-cell>
          <table:table-cell office:value-type="float" office:value="-0.2029114" calcext:value-type="float">
            <text:p>-0.2029114</text:p>
          </table:table-cell>
          <table:table-cell office:value-type="float" office:value="-0.2732544" calcext:value-type="float">
            <text:p>-0.2732544</text:p>
          </table:table-cell>
          <table:table-cell office:value-type="float" office:value="-0.03717041" calcext:value-type="float">
            <text:p>-0.03717041</text:p>
          </table:table-cell>
          <table:table-cell office:value-type="float" office:value="-0.04351807" calcext:value-type="float">
            <text:p>-0.04351807</text:p>
          </table:table-cell>
          <table:table-cell office:value-type="float" office:value="0.4516907" calcext:value-type="float">
            <text:p>0.4516907</text:p>
          </table:table-cell>
          <table:table-cell office:value-type="float" office:value="0.4438782" calcext:value-type="float">
            <text:p>0.4438782</text:p>
          </table:table-cell>
          <table:table-cell office:value-type="float" office:value="1.342743" calcext:value-type="float">
            <text:p>1.342743</text:p>
          </table:table-cell>
          <table:table-cell office:value-type="float" office:value="1.328369" calcext:value-type="float">
            <text:p>1.328369</text:p>
          </table:table-cell>
          <table:table-cell office:value-type="float" office:value="2.444641" calcext:value-type="float">
            <text:p>2.444641</text:p>
          </table:table-cell>
          <table:table-cell office:value-type="float" office:value="2.419312" calcext:value-type="float">
            <text:p>2.419312</text:p>
          </table:table-cell>
          <table:table-cell office:value-type="float" office:value="3.392303" calcext:value-type="float">
            <text:p>3.392303</text:p>
          </table:table-cell>
          <table:table-cell office:value-type="float" office:value="3.357513" calcext:value-type="float">
            <text:p>3.357513</text:p>
          </table:table-cell>
          <table:table-cell office:value-type="float" office:value="4.247131" calcext:value-type="float">
            <text:p>4.247131</text:p>
          </table:table-cell>
          <table:table-cell office:value-type="float" office:value="4.203918" calcext:value-type="float">
            <text:p>4.203918</text:p>
          </table:table-cell>
          <table:table-cell office:value-type="float" office:value="5.041992" calcext:value-type="float">
            <text:p>5.041992</text:p>
          </table:table-cell>
          <table:table-cell office:value-type="float" office:value="4.993896" calcext:value-type="float">
            <text:p>4.993896</text:p>
          </table:table-cell>
          <table:table-cell office:value-type="float" office:value="5.593231" calcext:value-type="float">
            <text:p>5.593231</text:p>
          </table:table-cell>
          <table:table-cell office:value-type="float" office:value="5.545013" calcext:value-type="float">
            <text:p>5.545013</text:p>
          </table:table-cell>
          <table:table-cell office:value-type="float" office:value="20.80615" calcext:value-type="float">
            <text:p>20.80615</text:p>
          </table:table-cell>
          <table:table-cell office:value-type="float" office:value="-18.04883" calcext:value-type="float">
            <text:p>-18.0488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7022003" calcext:value-type="float">
            <text:p>27022003</text:p>
          </table:table-cell>
          <table:table-cell office:value-type="float" office:value="12.7152" calcext:value-type="float">
            <text:p>12.7152</text:p>
          </table:table-cell>
          <table:table-cell office:value-type="float" office:value="0.71" calcext:value-type="float">
            <text:p>0.71</text:p>
          </table:table-cell>
          <table:table-cell office:value-type="float" office:value="-11.49" calcext:value-type="float">
            <text:p>-11.49</text:p>
          </table:table-cell>
          <table:table-cell office:value-type="float" office:value="0.5672209" calcext:value-type="float">
            <text:p>0.5672209</text:p>
          </table:table-cell>
          <table:table-cell office:value-type="float" office:value="0.2277379" calcext:value-type="float">
            <text:p>0.2277379</text:p>
          </table:table-cell>
          <table:table-cell office:value-type="float" office:value="94.356" calcext:value-type="float">
            <text:p>94.356</text:p>
          </table:table-cell>
          <table:table-cell office:value-type="float" office:value="0" calcext:value-type="float">
            <text:p>0</text:p>
          </table:table-cell>
          <table:table-cell office:value-type="float" office:value="10.42105" calcext:value-type="float">
            <text:p>10.42105</text:p>
          </table:table-cell>
          <table:table-cell office:value-type="float" office:value="-9.693268" calcext:value-type="float">
            <text:p>-9.693268</text:p>
          </table:table-cell>
          <table:table-cell office:value-type="float" office:value="0.5177612" calcext:value-type="float">
            <text:p>0.5177612</text:p>
          </table:table-cell>
          <table:table-cell office:value-type="float" office:value="-4.713226" calcext:value-type="float">
            <text:p>-4.713226</text:p>
          </table:table-cell>
          <table:table-cell office:value-type="float" office:value="-1.015289" calcext:value-type="float">
            <text:p>-1.015289</text:p>
          </table:table-cell>
          <table:table-cell office:value-type="float" office:value="-2.513977" calcext:value-type="float">
            <text:p>-2.513977</text:p>
          </table:table-cell>
          <table:table-cell office:value-type="float" office:value="-1.008759" calcext:value-type="float">
            <text:p>-1.008759</text:p>
          </table:table-cell>
          <table:table-cell office:value-type="float" office:value="-1.439636" calcext:value-type="float">
            <text:p>-1.439636</text:p>
          </table:table-cell>
          <table:table-cell office:value-type="float" office:value="-0.7528076" calcext:value-type="float">
            <text:p>-0.7528076</text:p>
          </table:table-cell>
          <table:table-cell office:value-type="float" office:value="-0.9050903" calcext:value-type="float">
            <text:p>-0.9050903</text:p>
          </table:table-cell>
          <table:table-cell office:value-type="float" office:value="-0.2737732" calcext:value-type="float">
            <text:p>-0.2737732</text:p>
          </table:table-cell>
          <table:table-cell office:value-type="float" office:value="-0.3192139" calcext:value-type="float">
            <text:p>-0.3192139</text:p>
          </table:table-cell>
          <table:table-cell office:value-type="float" office:value="-0.04354858" calcext:value-type="float">
            <text:p>-0.04354858</text:p>
          </table:table-cell>
          <table:table-cell office:value-type="float" office:value="-0.04876709" calcext:value-type="float">
            <text:p>-0.04876709</text:p>
          </table:table-cell>
          <table:table-cell office:value-type="float" office:value="0.4437866" calcext:value-type="float">
            <text:p>0.4437866</text:p>
          </table:table-cell>
          <table:table-cell office:value-type="float" office:value="0.4353638" calcext:value-type="float">
            <text:p>0.4353638</text:p>
          </table:table-cell>
          <table:table-cell office:value-type="float" office:value="1.328217" calcext:value-type="float">
            <text:p>1.328217</text:p>
          </table:table-cell>
          <table:table-cell office:value-type="float" office:value="1.313049" calcext:value-type="float">
            <text:p>1.313049</text:p>
          </table:table-cell>
          <table:table-cell office:value-type="float" office:value="2.419037" calcext:value-type="float">
            <text:p>2.419037</text:p>
          </table:table-cell>
          <table:table-cell office:value-type="float" office:value="2.394043" calcext:value-type="float">
            <text:p>2.394043</text:p>
          </table:table-cell>
          <table:table-cell office:value-type="float" office:value="3.357147" calcext:value-type="float">
            <text:p>3.357147</text:p>
          </table:table-cell>
          <table:table-cell office:value-type="float" office:value="3.322693" calcext:value-type="float">
            <text:p>3.322693</text:p>
          </table:table-cell>
          <table:table-cell office:value-type="float" office:value="4.203491" calcext:value-type="float">
            <text:p>4.203491</text:p>
          </table:table-cell>
          <table:table-cell office:value-type="float" office:value="4.161133" calcext:value-type="float">
            <text:p>4.161133</text:p>
          </table:table-cell>
          <table:table-cell office:value-type="float" office:value="4.993378" calcext:value-type="float">
            <text:p>4.993378</text:p>
          </table:table-cell>
          <table:table-cell office:value-type="float" office:value="4.946564" calcext:value-type="float">
            <text:p>4.946564</text:p>
          </table:table-cell>
          <table:table-cell office:value-type="float" office:value="5.544525" calcext:value-type="float">
            <text:p>5.544525</text:p>
          </table:table-cell>
          <table:table-cell office:value-type="float" office:value="5.497345" calcext:value-type="float">
            <text:p>5.497345</text:p>
          </table:table-cell>
          <table:table-cell office:value-type="float" office:value="15.62674" calcext:value-type="float">
            <text:p>15.62674</text:p>
          </table:table-cell>
          <table:table-cell office:value-type="float" office:value="-14.79834" calcext:value-type="float">
            <text:p>-14.7983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8022003" calcext:value-type="float">
            <text:p>28022003</text:p>
          </table:table-cell>
          <table:table-cell office:value-type="float" office:value="12.0654" calcext:value-type="float">
            <text:p>12.0654</text:p>
          </table:table-cell>
          <table:table-cell office:value-type="float" office:value="2.21" calcext:value-type="float">
            <text:p>2.21</text:p>
          </table:table-cell>
          <table:table-cell office:value-type="float" office:value="-7.94" calcext:value-type="float">
            <text:p>-7.94</text:p>
          </table:table-cell>
          <table:table-cell office:value-type="float" office:value="0.6310377" calcext:value-type="float">
            <text:p>0.6310377</text:p>
          </table:table-cell>
          <table:table-cell office:value-type="float" office:value="0.2995836" calcext:value-type="float">
            <text:p>0.2995836</text:p>
          </table:table-cell>
          <table:table-cell office:value-type="float" office:value="137.196" calcext:value-type="float">
            <text:p>137.196</text:p>
          </table:table-cell>
          <table:table-cell office:value-type="float" office:value="0" calcext:value-type="float">
            <text:p>0</text:p>
          </table:table-cell>
          <table:table-cell office:value-type="float" office:value="13.4458" calcext:value-type="float">
            <text:p>13.4458</text:p>
          </table:table-cell>
          <table:table-cell office:value-type="float" office:value="-7.231018" calcext:value-type="float">
            <text:p>-7.231018</text:p>
          </table:table-cell>
          <table:table-cell office:value-type="float" office:value="0.9653015" calcext:value-type="float">
            <text:p>0.9653015</text:p>
          </table:table-cell>
          <table:table-cell office:value-type="float" office:value="-2.949707" calcext:value-type="float">
            <text:p>-2.949707</text:p>
          </table:table-cell>
          <table:table-cell office:value-type="float" office:value="-0.6965332" calcext:value-type="float">
            <text:p>-0.6965332</text:p>
          </table:table-cell>
          <table:table-cell office:value-type="float" office:value="-1.557617" calcext:value-type="float">
            <text:p>-1.557617</text:p>
          </table:table-cell>
          <table:table-cell office:value-type="float" office:value="-0.7779541" calcext:value-type="float">
            <text:p>-0.7779541</text:p>
          </table:table-cell>
          <table:table-cell office:value-type="float" office:value="-1.041534" calcext:value-type="float">
            <text:p>-1.041534</text:p>
          </table:table-cell>
          <table:table-cell office:value-type="float" office:value="-0.6217041" calcext:value-type="float">
            <text:p>-0.6217041</text:p>
          </table:table-cell>
          <table:table-cell office:value-type="float" office:value="-0.7510986" calcext:value-type="float">
            <text:p>-0.7510986</text:p>
          </table:table-cell>
          <table:table-cell office:value-type="float" office:value="-0.3194885" calcext:value-type="float">
            <text:p>-0.3194885</text:p>
          </table:table-cell>
          <table:table-cell office:value-type="float" office:value="-0.334198" calcext:value-type="float">
            <text:p>-0.334198</text:p>
          </table:table-cell>
          <table:table-cell office:value-type="float" office:value="-0.04873657" calcext:value-type="float">
            <text:p>-0.04873657</text:p>
          </table:table-cell>
          <table:table-cell office:value-type="float" office:value="-0.05175781" calcext:value-type="float">
            <text:p>-0.05175781</text:p>
          </table:table-cell>
          <table:table-cell office:value-type="float" office:value="0.4352722" calcext:value-type="float">
            <text:p>0.4352722</text:p>
          </table:table-cell>
          <table:table-cell office:value-type="float" office:value="0.4273682" calcext:value-type="float">
            <text:p>0.4273682</text:p>
          </table:table-cell>
          <table:table-cell office:value-type="float" office:value="1.312897" calcext:value-type="float">
            <text:p>1.312897</text:p>
          </table:table-cell>
          <table:table-cell office:value-type="float" office:value="1.297546" calcext:value-type="float">
            <text:p>1.297546</text:p>
          </table:table-cell>
          <table:table-cell office:value-type="float" office:value="2.393738" calcext:value-type="float">
            <text:p>2.393738</text:p>
          </table:table-cell>
          <table:table-cell office:value-type="float" office:value="2.368317" calcext:value-type="float">
            <text:p>2.368317</text:p>
          </table:table-cell>
          <table:table-cell office:value-type="float" office:value="3.322327" calcext:value-type="float">
            <text:p>3.322327</text:p>
          </table:table-cell>
          <table:table-cell office:value-type="float" office:value="3.288574" calcext:value-type="float">
            <text:p>3.288574</text:p>
          </table:table-cell>
          <table:table-cell office:value-type="float" office:value="4.160675" calcext:value-type="float">
            <text:p>4.160675</text:p>
          </table:table-cell>
          <table:table-cell office:value-type="float" office:value="4.123077" calcext:value-type="float">
            <text:p>4.123077</text:p>
          </table:table-cell>
          <table:table-cell office:value-type="float" office:value="4.946045" calcext:value-type="float">
            <text:p>4.946045</text:p>
          </table:table-cell>
          <table:table-cell office:value-type="float" office:value="4.907501" calcext:value-type="float">
            <text:p>4.907501</text:p>
          </table:table-cell>
          <table:table-cell office:value-type="float" office:value="5.496826" calcext:value-type="float">
            <text:p>5.496826</text:p>
          </table:table-cell>
          <table:table-cell office:value-type="float" office:value="5.450836" calcext:value-type="float">
            <text:p>5.450836</text:p>
          </table:table-cell>
          <table:table-cell office:value-type="float" office:value="20.74265" calcext:value-type="float">
            <text:p>20.74265</text:p>
          </table:table-cell>
          <table:table-cell office:value-type="float" office:value="-12.54919" calcext:value-type="float">
            <text:p>-12.5491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32003" calcext:value-type="float">
            <text:p>1032003</text:p>
          </table:table-cell>
          <table:table-cell office:value-type="float" office:value="8.031599" calcext:value-type="float">
            <text:p>8.031599</text:p>
          </table:table-cell>
          <table:table-cell office:value-type="float" office:value="4.01" calcext:value-type="float">
            <text:p>4.01</text:p>
          </table:table-cell>
          <table:table-cell office:value-type="float" office:value="-3.25" calcext:value-type="float">
            <text:p>-3.25</text:p>
          </table:table-cell>
          <table:table-cell office:value-type="float" office:value="0.7160743" calcext:value-type="float">
            <text:p>0.7160743</text:p>
          </table:table-cell>
          <table:table-cell office:value-type="float" office:value="0.4256369" calcext:value-type="float">
            <text:p>0.4256369</text:p>
          </table:table-cell>
          <table:table-cell office:value-type="float" office:value="306.72" calcext:value-type="float">
            <text:p>306.72</text:p>
          </table:table-cell>
          <table:table-cell office:value-type="float" office:value="0" calcext:value-type="float">
            <text:p>0</text:p>
          </table:table-cell>
          <table:table-cell office:value-type="float" office:value="10.18201" calcext:value-type="float">
            <text:p>10.18201</text:p>
          </table:table-cell>
          <table:table-cell office:value-type="float" office:value="-4.498718" calcext:value-type="float">
            <text:p>-4.498718</text:p>
          </table:table-cell>
          <table:table-cell office:value-type="float" office:value="0.9514465" calcext:value-type="float">
            <text:p>0.9514465</text:p>
          </table:table-cell>
          <table:table-cell office:value-type="float" office:value="-1.519806" calcext:value-type="float">
            <text:p>-1.519806</text:p>
          </table:table-cell>
          <table:table-cell office:value-type="float" office:value="-0.4647827" calcext:value-type="float">
            <text:p>-0.4647827</text:p>
          </table:table-cell>
          <table:table-cell office:value-type="float" office:value="-0.9370422" calcext:value-type="float">
            <text:p>-0.9370422</text:p>
          </table:table-cell>
          <table:table-cell office:value-type="float" office:value="-0.6251526" calcext:value-type="float">
            <text:p>-0.6251526</text:p>
          </table:table-cell>
          <table:table-cell office:value-type="float" office:value="-0.7764893" calcext:value-type="float">
            <text:p>-0.7764893</text:p>
          </table:table-cell>
          <table:table-cell office:value-type="float" office:value="-0.5239258" calcext:value-type="float">
            <text:p>-0.5239258</text:p>
          </table:table-cell>
          <table:table-cell office:value-type="float" office:value="-0.6204834" calcext:value-type="float">
            <text:p>-0.6204834</text:p>
          </table:table-cell>
          <table:table-cell office:value-type="float" office:value="-0.3262024" calcext:value-type="float">
            <text:p>-0.3262024</text:p>
          </table:table-cell>
          <table:table-cell office:value-type="float" office:value="-0.334198" calcext:value-type="float">
            <text:p>-0.334198</text:p>
          </table:table-cell>
          <table:table-cell office:value-type="float" office:value="-0.05181885" calcext:value-type="float">
            <text:p>-0.05181885</text:p>
          </table:table-cell>
          <table:table-cell office:value-type="float" office:value="-0.05310059" calcext:value-type="float">
            <text:p>-0.05310059</text:p>
          </table:table-cell>
          <table:table-cell office:value-type="float" office:value="0.4272766" calcext:value-type="float">
            <text:p>0.4272766</text:p>
          </table:table-cell>
          <table:table-cell office:value-type="float" office:value="0.4206238" calcext:value-type="float">
            <text:p>0.4206238</text:p>
          </table:table-cell>
          <table:table-cell office:value-type="float" office:value="1.297363" calcext:value-type="float">
            <text:p>1.297363</text:p>
          </table:table-cell>
          <table:table-cell office:value-type="float" office:value="1.282074" calcext:value-type="float">
            <text:p>1.282074</text:p>
          </table:table-cell>
          <table:table-cell office:value-type="float" office:value="2.368042" calcext:value-type="float">
            <text:p>2.368042</text:p>
          </table:table-cell>
          <table:table-cell office:value-type="float" office:value="2.343292" calcext:value-type="float">
            <text:p>2.343292</text:p>
          </table:table-cell>
          <table:table-cell office:value-type="float" office:value="3.288239" calcext:value-type="float">
            <text:p>3.288239</text:p>
          </table:table-cell>
          <table:table-cell office:value-type="float" office:value="3.256683" calcext:value-type="float">
            <text:p>3.256683</text:p>
          </table:table-cell>
          <table:table-cell office:value-type="float" office:value="4.122711" calcext:value-type="float">
            <text:p>4.122711</text:p>
          </table:table-cell>
          <table:table-cell office:value-type="float" office:value="4.085358" calcext:value-type="float">
            <text:p>4.085358</text:p>
          </table:table-cell>
          <table:table-cell office:value-type="float" office:value="4.906952" calcext:value-type="float">
            <text:p>4.906952</text:p>
          </table:table-cell>
          <table:table-cell office:value-type="float" office:value="4.858521" calcext:value-type="float">
            <text:p>4.858521</text:p>
          </table:table-cell>
          <table:table-cell office:value-type="float" office:value="5.450348" calcext:value-type="float">
            <text:p>5.450348</text:p>
          </table:table-cell>
          <table:table-cell office:value-type="float" office:value="5.403687" calcext:value-type="float">
            <text:p>5.403687</text:p>
          </table:table-cell>
          <table:table-cell office:value-type="float" office:value="17.5275" calcext:value-type="float">
            <text:p>17.5275</text:p>
          </table:table-cell>
          <table:table-cell office:value-type="float" office:value="-8.010223" calcext:value-type="float">
            <text:p>-8.01022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032003" calcext:value-type="float">
            <text:p>2032003</text:p>
          </table:table-cell>
          <table:table-cell office:value-type="float" office:value="17.37848" calcext:value-type="float">
            <text:p>17.37848</text:p>
          </table:table-cell>
          <table:table-cell office:value-type="float" office:value="-4.12" calcext:value-type="float">
            <text:p>-4.12</text:p>
          </table:table-cell>
          <table:table-cell office:value-type="float" office:value="-12.25" calcext:value-type="float">
            <text:p>-12.25</text:p>
          </table:table-cell>
          <table:table-cell office:value-type="float" office:value="0.399161" calcext:value-type="float">
            <text:p>0.399161</text:p>
          </table:table-cell>
          <table:table-cell office:value-type="float" office:value="0.2145459" calcext:value-type="float">
            <text:p>0.2145459</text:p>
          </table:table-cell>
          <table:table-cell office:value-type="float" office:value="399.276" calcext:value-type="float">
            <text:p>399.276</text:p>
          </table:table-cell>
          <table:table-cell office:value-type="float" office:value="0" calcext:value-type="float">
            <text:p>0</text:p>
          </table:table-cell>
          <table:table-cell office:value-type="float" office:value="11.24277" calcext:value-type="float">
            <text:p>11.24277</text:p>
          </table:table-cell>
          <table:table-cell office:value-type="float" office:value="-8.379333" calcext:value-type="float">
            <text:p>-8.379333</text:p>
          </table:table-cell>
          <table:table-cell office:value-type="float" office:value="2.235992" calcext:value-type="float">
            <text:p>2.235992</text:p>
          </table:table-cell>
          <table:table-cell office:value-type="float" office:value="-2.343353" calcext:value-type="float">
            <text:p>-2.343353</text:p>
          </table:table-cell>
          <table:table-cell office:value-type="float" office:value="-0.1699219" calcext:value-type="float">
            <text:p>-0.1699219</text:p>
          </table:table-cell>
          <table:table-cell office:value-type="float" office:value="-0.9665222" calcext:value-type="float">
            <text:p>-0.9665222</text:p>
          </table:table-cell>
          <table:table-cell office:value-type="float" office:value="-0.5209045" calcext:value-type="float">
            <text:p>-0.5209045</text:p>
          </table:table-cell>
          <table:table-cell office:value-type="float" office:value="-0.6609497" calcext:value-type="float">
            <text:p>-0.6609497</text:p>
          </table:table-cell>
          <table:table-cell office:value-type="float" office:value="-0.4639893" calcext:value-type="float">
            <text:p>-0.4639893</text:p>
          </table:table-cell>
          <table:table-cell office:value-type="float" office:value="-0.5231628" calcext:value-type="float">
            <text:p>-0.5231628</text:p>
          </table:table-cell>
          <table:table-cell office:value-type="float" office:value="-0.3100281" calcext:value-type="float">
            <text:p>-0.3100281</text:p>
          </table:table-cell>
          <table:table-cell office:value-type="float" office:value="-0.3260193" calcext:value-type="float">
            <text:p>-0.3260193</text:p>
          </table:table-cell>
          <table:table-cell office:value-type="float" office:value="-0.05276489" calcext:value-type="float">
            <text:p>-0.05276489</text:p>
          </table:table-cell>
          <table:table-cell office:value-type="float" office:value="-0.05319214" calcext:value-type="float">
            <text:p>-0.05319214</text:p>
          </table:table-cell>
          <table:table-cell office:value-type="float" office:value="0.4205627" calcext:value-type="float">
            <text:p>0.4205627</text:p>
          </table:table-cell>
          <table:table-cell office:value-type="float" office:value="0.414978" calcext:value-type="float">
            <text:p>0.414978</text:p>
          </table:table-cell>
          <table:table-cell office:value-type="float" office:value="1.281891" calcext:value-type="float">
            <text:p>1.281891</text:p>
          </table:table-cell>
          <table:table-cell office:value-type="float" office:value="1.266785" calcext:value-type="float">
            <text:p>1.266785</text:p>
          </table:table-cell>
          <table:table-cell office:value-type="float" office:value="2.343018" calcext:value-type="float">
            <text:p>2.343018</text:p>
          </table:table-cell>
          <table:table-cell office:value-type="float" office:value="2.318939" calcext:value-type="float">
            <text:p>2.318939</text:p>
          </table:table-cell>
          <table:table-cell office:value-type="float" office:value="3.256317" calcext:value-type="float">
            <text:p>3.256317</text:p>
          </table:table-cell>
          <table:table-cell office:value-type="float" office:value="3.224121" calcext:value-type="float">
            <text:p>3.224121</text:p>
          </table:table-cell>
          <table:table-cell office:value-type="float" office:value="4.084961" calcext:value-type="float">
            <text:p>4.084961</text:p>
          </table:table-cell>
          <table:table-cell office:value-type="float" office:value="4.045868" calcext:value-type="float">
            <text:p>4.045868</text:p>
          </table:table-cell>
          <table:table-cell office:value-type="float" office:value="4.858063" calcext:value-type="float">
            <text:p>4.858063</text:p>
          </table:table-cell>
          <table:table-cell office:value-type="float" office:value="4.812988" calcext:value-type="float">
            <text:p>4.812988</text:p>
          </table:table-cell>
          <table:table-cell office:value-type="float" office:value="5.403198" calcext:value-type="float">
            <text:p>5.403198</text:p>
          </table:table-cell>
          <table:table-cell office:value-type="float" office:value="5.357452" calcext:value-type="float">
            <text:p>5.357452</text:p>
          </table:table-cell>
          <table:table-cell office:value-type="float" office:value="15.87799" calcext:value-type="float">
            <text:p>15.87799</text:p>
          </table:table-cell>
          <table:table-cell office:value-type="float" office:value="-14.97379" calcext:value-type="float">
            <text:p>-14.9737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3032003" calcext:value-type="float">
            <text:p>3032003</text:p>
          </table:table-cell>
          <table:table-cell office:value-type="float" office:value="12.81581" calcext:value-type="float">
            <text:p>12.81581</text:p>
          </table:table-cell>
          <table:table-cell office:value-type="float" office:value="8.83" calcext:value-type="float">
            <text:p>8.83</text:p>
          </table:table-cell>
          <table:table-cell office:value-type="float" office:value="-4.52" calcext:value-type="float">
            <text:p>-4.52</text:p>
          </table:table-cell>
          <table:table-cell office:value-type="float" office:value="0.8520805" calcext:value-type="float">
            <text:p>0.8520805</text:p>
          </table:table-cell>
          <table:table-cell office:value-type="float" office:value="0.3874936" calcext:value-type="float">
            <text:p>0.3874936</text:p>
          </table:table-cell>
          <table:table-cell office:value-type="float" office:value="328.104" calcext:value-type="float">
            <text:p>328.104</text:p>
          </table:table-cell>
          <table:table-cell office:value-type="float" office:value="0" calcext:value-type="float">
            <text:p>0</text:p>
          </table:table-cell>
          <table:table-cell office:value-type="float" office:value="18.77847" calcext:value-type="float">
            <text:p>18.77847</text:p>
          </table:table-cell>
          <table:table-cell office:value-type="float" office:value="-4.970581" calcext:value-type="float">
            <text:p>-4.970581</text:p>
          </table:table-cell>
          <table:table-cell office:value-type="float" office:value="6.81955" calcext:value-type="float">
            <text:p>6.81955</text:p>
          </table:table-cell>
          <table:table-cell office:value-type="float" office:value="-1.717865" calcext:value-type="float">
            <text:p>-1.717865</text:p>
          </table:table-cell>
          <table:table-cell office:value-type="float" office:value="0.6260376" calcext:value-type="float">
            <text:p>0.6260376</text:p>
          </table:table-cell>
          <table:table-cell office:value-type="float" office:value="-0.7955933" calcext:value-type="float">
            <text:p>-0.7955933</text:p>
          </table:table-cell>
          <table:table-cell office:value-type="float" office:value="-0.3335571" calcext:value-type="float">
            <text:p>-0.3335571</text:p>
          </table:table-cell>
          <table:table-cell office:value-type="float" office:value="-0.5709534" calcext:value-type="float">
            <text:p>-0.5709534</text:p>
          </table:table-cell>
          <table:table-cell office:value-type="float" office:value="-0.382782" calcext:value-type="float">
            <text:p>-0.382782</text:p>
          </table:table-cell>
          <table:table-cell office:value-type="float" office:value="-0.4637146" calcext:value-type="float">
            <text:p>-0.4637146</text:p>
          </table:table-cell>
          <table:table-cell office:value-type="float" office:value="-0.2871704" calcext:value-type="float">
            <text:p>-0.2871704</text:p>
          </table:table-cell>
          <table:table-cell office:value-type="float" office:value="-0.3097839" calcext:value-type="float">
            <text:p>-0.3097839</text:p>
          </table:table-cell>
          <table:table-cell office:value-type="float" office:value="-0.05145264" calcext:value-type="float">
            <text:p>-0.05145264</text:p>
          </table:table-cell>
          <table:table-cell office:value-type="float" office:value="-0.05285645" calcext:value-type="float">
            <text:p>-0.05285645</text:p>
          </table:table-cell>
          <table:table-cell office:value-type="float" office:value="0.4148865" calcext:value-type="float">
            <text:p>0.4148865</text:p>
          </table:table-cell>
          <table:table-cell office:value-type="float" office:value="0.4100952" calcext:value-type="float">
            <text:p>0.4100952</text:p>
          </table:table-cell>
          <table:table-cell office:value-type="float" office:value="1.266632" calcext:value-type="float">
            <text:p>1.266632</text:p>
          </table:table-cell>
          <table:table-cell office:value-type="float" office:value="1.252228" calcext:value-type="float">
            <text:p>1.252228</text:p>
          </table:table-cell>
          <table:table-cell office:value-type="float" office:value="2.318695" calcext:value-type="float">
            <text:p>2.318695</text:p>
          </table:table-cell>
          <table:table-cell office:value-type="float" office:value="2.294434" calcext:value-type="float">
            <text:p>2.294434</text:p>
          </table:table-cell>
          <table:table-cell office:value-type="float" office:value="3.223785" calcext:value-type="float">
            <text:p>3.223785</text:p>
          </table:table-cell>
          <table:table-cell office:value-type="float" office:value="3.191711" calcext:value-type="float">
            <text:p>3.191711</text:p>
          </table:table-cell>
          <table:table-cell office:value-type="float" office:value="4.045471" calcext:value-type="float">
            <text:p>4.045471</text:p>
          </table:table-cell>
          <table:table-cell office:value-type="float" office:value="4.006287" calcext:value-type="float">
            <text:p>4.006287</text:p>
          </table:table-cell>
          <table:table-cell office:value-type="float" office:value="4.8125" calcext:value-type="float">
            <text:p>4.8125</text:p>
          </table:table-cell>
          <table:table-cell office:value-type="float" office:value="4.769562" calcext:value-type="float">
            <text:p>4.769562</text:p>
          </table:table-cell>
          <table:table-cell office:value-type="float" office:value="5.356995" calcext:value-type="float">
            <text:p>5.356995</text:p>
          </table:table-cell>
          <table:table-cell office:value-type="float" office:value="5.31366" calcext:value-type="float">
            <text:p>5.31366</text:p>
          </table:table-cell>
          <table:table-cell office:value-type="float" office:value="28.68585" calcext:value-type="float">
            <text:p>28.68585</text:p>
          </table:table-cell>
          <table:table-cell office:value-type="float" office:value="-8.396881" calcext:value-type="float">
            <text:p>-8.39688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4032003" calcext:value-type="float">
            <text:p>4032003</text:p>
          </table:table-cell>
          <table:table-cell office:value-type="float" office:value="4.04136" calcext:value-type="float">
            <text:p>4.04136</text:p>
          </table:table-cell>
          <table:table-cell office:value-type="float" office:value="0.18" calcext:value-type="float">
            <text:p>0.18</text:p>
          </table:table-cell>
          <table:table-cell office:value-type="float" office:value="-13.18" calcext:value-type="float">
            <text:p>-13.18</text:p>
          </table:table-cell>
          <table:table-cell office:value-type="float" office:value="0.5460978" calcext:value-type="float">
            <text:p>0.5460978</text:p>
          </table:table-cell>
          <table:table-cell office:value-type="float" office:value="0.1993437" calcext:value-type="float">
            <text:p>0.1993437</text:p>
          </table:table-cell>
          <table:table-cell office:value-type="float" office:value="639.936" calcext:value-type="float">
            <text:p>639.936</text:p>
          </table:table-cell>
          <table:table-cell office:value-type="float" office:value="0" calcext:value-type="float">
            <text:p>0</text:p>
          </table:table-cell>
          <table:table-cell office:value-type="float" office:value="-1.438049" calcext:value-type="float">
            <text:p>-1.438049</text:p>
          </table:table-cell>
          <table:table-cell office:value-type="float" office:value="-9.763611" calcext:value-type="float">
            <text:p>-9.763611</text:p>
          </table:table-cell>
          <table:table-cell office:value-type="float" office:value="-0.6240234" calcext:value-type="float">
            <text:p>-0.6240234</text:p>
          </table:table-cell>
          <table:table-cell office:value-type="float" office:value="-4.351746" calcext:value-type="float">
            <text:p>-4.351746</text:p>
          </table:table-cell>
          <table:table-cell office:value-type="float" office:value="-0.2802124" calcext:value-type="float">
            <text:p>-0.2802124</text:p>
          </table:table-cell>
          <table:table-cell office:value-type="float" office:value="-1.415588" calcext:value-type="float">
            <text:p>-1.415588</text:p>
          </table:table-cell>
          <table:table-cell office:value-type="float" office:value="-0.3872986" calcext:value-type="float">
            <text:p>-0.3872986</text:p>
          </table:table-cell>
          <table:table-cell office:value-type="float" office:value="-0.5714417" calcext:value-type="float">
            <text:p>-0.5714417</text:p>
          </table:table-cell>
          <table:table-cell office:value-type="float" office:value="-0.3658752" calcext:value-type="float">
            <text:p>-0.3658752</text:p>
          </table:table-cell>
          <table:table-cell office:value-type="float" office:value="-0.4004211" calcext:value-type="float">
            <text:p>-0.4004211</text:p>
          </table:table-cell>
          <table:table-cell office:value-type="float" office:value="-0.2685852" calcext:value-type="float">
            <text:p>-0.2685852</text:p>
          </table:table-cell>
          <table:table-cell office:value-type="float" office:value="-0.2868652" calcext:value-type="float">
            <text:p>-0.2868652</text:p>
          </table:table-cell>
          <table:table-cell office:value-type="float" office:value="-0.04995728" calcext:value-type="float">
            <text:p>-0.04995728</text:p>
          </table:table-cell>
          <table:table-cell office:value-type="float" office:value="-0.05145264" calcext:value-type="float">
            <text:p>-0.05145264</text:p>
          </table:table-cell>
          <table:table-cell office:value-type="float" office:value="0.4100342" calcext:value-type="float">
            <text:p>0.4100342</text:p>
          </table:table-cell>
          <table:table-cell office:value-type="float" office:value="0.4064026" calcext:value-type="float">
            <text:p>0.4064026</text:p>
          </table:table-cell>
          <table:table-cell office:value-type="float" office:value="1.252075" calcext:value-type="float">
            <text:p>1.252075</text:p>
          </table:table-cell>
          <table:table-cell office:value-type="float" office:value="1.238861" calcext:value-type="float">
            <text:p>1.238861</text:p>
          </table:table-cell>
          <table:table-cell office:value-type="float" office:value="2.294159" calcext:value-type="float">
            <text:p>2.294159</text:p>
          </table:table-cell>
          <table:table-cell office:value-type="float" office:value="2.270111" calcext:value-type="float">
            <text:p>2.270111</text:p>
          </table:table-cell>
          <table:table-cell office:value-type="float" office:value="3.191376" calcext:value-type="float">
            <text:p>3.191376</text:p>
          </table:table-cell>
          <table:table-cell office:value-type="float" office:value="3.159698" calcext:value-type="float">
            <text:p>3.159698</text:p>
          </table:table-cell>
          <table:table-cell office:value-type="float" office:value="4.005859" calcext:value-type="float">
            <text:p>4.005859</text:p>
          </table:table-cell>
          <table:table-cell office:value-type="float" office:value="3.967285" calcext:value-type="float">
            <text:p>3.967285</text:p>
          </table:table-cell>
          <table:table-cell office:value-type="float" office:value="4.769104" calcext:value-type="float">
            <text:p>4.769104</text:p>
          </table:table-cell>
          <table:table-cell office:value-type="float" office:value="4.727142" calcext:value-type="float">
            <text:p>4.727142</text:p>
          </table:table-cell>
          <table:table-cell office:value-type="float" office:value="5.313202" calcext:value-type="float">
            <text:p>5.313202</text:p>
          </table:table-cell>
          <table:table-cell office:value-type="float" office:value="5.271484" calcext:value-type="float">
            <text:p>5.271484</text:p>
          </table:table-cell>
          <table:table-cell office:value-type="float" office:value="-3.844055" calcext:value-type="float">
            <text:p>-3.844055</text:p>
          </table:table-cell>
          <table:table-cell office:value-type="float" office:value="-16.13843" calcext:value-type="float">
            <text:p>-16.1384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032003" calcext:value-type="float">
            <text:p>5032003</text:p>
          </table:table-cell>
          <table:table-cell office:value-type="float" office:value="13.05112" calcext:value-type="float">
            <text:p>13.05112</text:p>
          </table:table-cell>
          <table:table-cell office:value-type="float" office:value="-8.7" calcext:value-type="float">
            <text:p>-8.7</text:p>
          </table:table-cell>
          <table:table-cell office:value-type="float" office:value="-15.72" calcext:value-type="float">
            <text:p>-15.72</text:p>
          </table:table-cell>
          <table:table-cell office:value-type="float" office:value="0.2826786" calcext:value-type="float">
            <text:p>0.2826786</text:p>
          </table:table-cell>
          <table:table-cell office:value-type="float" office:value="0.1626497" calcext:value-type="float">
            <text:p>0.1626497</text:p>
          </table:table-cell>
          <table:table-cell office:value-type="float" office:value="199.332" calcext:value-type="float">
            <text:p>199.332</text:p>
          </table:table-cell>
          <table:table-cell office:value-type="float" office:value="0.7" calcext:value-type="float">
            <text:p>0.7</text:p>
          </table:table-cell>
          <table:table-cell office:value-type="float" office:value="5.600006" calcext:value-type="float">
            <text:p>5.600006</text:p>
          </table:table-cell>
          <table:table-cell office:value-type="float" office:value="-11.9278" calcext:value-type="float">
            <text:p>-11.9278</text:p>
          </table:table-cell>
          <table:table-cell office:value-type="float" office:value="-0.9145813" calcext:value-type="float">
            <text:p>-0.9145813</text:p>
          </table:table-cell>
          <table:table-cell office:value-type="float" office:value="-6.117767" calcext:value-type="float">
            <text:p>-6.117767</text:p>
          </table:table-cell>
          <table:table-cell office:value-type="float" office:value="-1.44928" calcext:value-type="float">
            <text:p>-1.44928</text:p>
          </table:table-cell>
          <table:table-cell office:value-type="float" office:value="-2.819733" calcext:value-type="float">
            <text:p>-2.819733</text:p>
          </table:table-cell>
          <table:table-cell office:value-type="float" office:value="-0.5787048" calcext:value-type="float">
            <text:p>-0.5787048</text:p>
          </table:table-cell>
          <table:table-cell office:value-type="float" office:value="-1.105225" calcext:value-type="float">
            <text:p>-1.105225</text:p>
          </table:table-cell>
          <table:table-cell office:value-type="float" office:value="-0.4024048" calcext:value-type="float">
            <text:p>-0.4024048</text:p>
          </table:table-cell>
          <table:table-cell office:value-type="float" office:value="-0.6543579" calcext:value-type="float">
            <text:p>-0.6543579</text:p>
          </table:table-cell>
          <table:table-cell office:value-type="float" office:value="-0.2685242" calcext:value-type="float">
            <text:p>-0.2685242</text:p>
          </table:table-cell>
          <table:table-cell office:value-type="float" office:value="-0.2929382" calcext:value-type="float">
            <text:p>-0.2929382</text:p>
          </table:table-cell>
          <table:table-cell office:value-type="float" office:value="-0.04998779" calcext:value-type="float">
            <text:p>-0.04998779</text:p>
          </table:table-cell>
          <table:table-cell office:value-type="float" office:value="-0.05175781" calcext:value-type="float">
            <text:p>-0.05175781</text:p>
          </table:table-cell>
          <table:table-cell office:value-type="float" office:value="0.4064026" calcext:value-type="float">
            <text:p>0.4064026</text:p>
          </table:table-cell>
          <table:table-cell office:value-type="float" office:value="0.4016724" calcext:value-type="float">
            <text:p>0.4016724</text:p>
          </table:table-cell>
          <table:table-cell office:value-type="float" office:value="1.238739" calcext:value-type="float">
            <text:p>1.238739</text:p>
          </table:table-cell>
          <table:table-cell office:value-type="float" office:value="1.225922" calcext:value-type="float">
            <text:p>1.225922</text:p>
          </table:table-cell>
          <table:table-cell office:value-type="float" office:value="2.269928" calcext:value-type="float">
            <text:p>2.269928</text:p>
          </table:table-cell>
          <table:table-cell office:value-type="float" office:value="2.246948" calcext:value-type="float">
            <text:p>2.246948</text:p>
          </table:table-cell>
          <table:table-cell office:value-type="float" office:value="3.159363" calcext:value-type="float">
            <text:p>3.159363</text:p>
          </table:table-cell>
          <table:table-cell office:value-type="float" office:value="3.129181" calcext:value-type="float">
            <text:p>3.129181</text:p>
          </table:table-cell>
          <table:table-cell office:value-type="float" office:value="3.966888" calcext:value-type="float">
            <text:p>3.966888</text:p>
          </table:table-cell>
          <table:table-cell office:value-type="float" office:value="3.92923" calcext:value-type="float">
            <text:p>3.92923</text:p>
          </table:table-cell>
          <table:table-cell office:value-type="float" office:value="4.726715" calcext:value-type="float">
            <text:p>4.726715</text:p>
          </table:table-cell>
          <table:table-cell office:value-type="float" office:value="4.685791" calcext:value-type="float">
            <text:p>4.685791</text:p>
          </table:table-cell>
          <table:table-cell office:value-type="float" office:value="5.271057" calcext:value-type="float">
            <text:p>5.271057</text:p>
          </table:table-cell>
          <table:table-cell office:value-type="float" office:value="5.230408" calcext:value-type="float">
            <text:p>5.230408</text:p>
          </table:table-cell>
          <table:table-cell office:value-type="float" office:value="8.802429" calcext:value-type="float">
            <text:p>8.802429</text:p>
          </table:table-cell>
          <table:table-cell office:value-type="float" office:value="-17.93889" calcext:value-type="float">
            <text:p>-17.9388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032003" calcext:value-type="float">
            <text:p>6032003</text:p>
          </table:table-cell>
          <table:table-cell office:value-type="float" office:value="16.10671" calcext:value-type="float">
            <text:p>16.10671</text:p>
          </table:table-cell>
          <table:table-cell office:value-type="float" office:value="5.22" calcext:value-type="float">
            <text:p>5.22</text:p>
          </table:table-cell>
          <table:table-cell office:value-type="float" office:value="-13.84" calcext:value-type="float">
            <text:p>-13.84</text:p>
          </table:table-cell>
          <table:table-cell office:value-type="float" office:value="0.7788706" calcext:value-type="float">
            <text:p>0.7788706</text:p>
          </table:table-cell>
          <table:table-cell office:value-type="float" office:value="0.1891524" calcext:value-type="float">
            <text:p>0.1891524</text:p>
          </table:table-cell>
          <table:table-cell office:value-type="float" office:value="512.172" calcext:value-type="float">
            <text:p>512.172</text:p>
          </table:table-cell>
          <table:table-cell office:value-type="float" office:value="0.1" calcext:value-type="float">
            <text:p>0.1</text:p>
          </table:table-cell>
          <table:table-cell office:value-type="float" office:value="14.11844" calcext:value-type="float">
            <text:p>14.11844</text:p>
          </table:table-cell>
          <table:table-cell office:value-type="float" office:value="-9.928558" calcext:value-type="float">
            <text:p>-9.928558</text:p>
          </table:table-cell>
          <table:table-cell office:value-type="float" office:value="0.9649353" calcext:value-type="float">
            <text:p>0.9649353</text:p>
          </table:table-cell>
          <table:table-cell office:value-type="float" office:value="-5.522552" calcext:value-type="float">
            <text:p>-5.522552</text:p>
          </table:table-cell>
          <table:table-cell office:value-type="float" office:value="-1.042419" calcext:value-type="float">
            <text:p>-1.042419</text:p>
          </table:table-cell>
          <table:table-cell office:value-type="float" office:value="-3.230896" calcext:value-type="float">
            <text:p>-3.230896</text:p>
          </table:table-cell>
          <table:table-cell office:value-type="float" office:value="-1.041687" calcext:value-type="float">
            <text:p>-1.041687</text:p>
          </table:table-cell>
          <table:table-cell office:value-type="float" office:value="-1.597565" calcext:value-type="float">
            <text:p>-1.597565</text:p>
          </table:table-cell>
          <table:table-cell office:value-type="float" office:value="-0.6583862" calcext:value-type="float">
            <text:p>-0.6583862</text:p>
          </table:table-cell>
          <table:table-cell office:value-type="float" office:value="-0.9024658" calcext:value-type="float">
            <text:p>-0.9024658</text:p>
          </table:table-cell>
          <table:table-cell office:value-type="float" office:value="-0.2934875" calcext:value-type="float">
            <text:p>-0.2934875</text:p>
          </table:table-cell>
          <table:table-cell office:value-type="float" office:value="-0.3493958" calcext:value-type="float">
            <text:p>-0.3493958</text:p>
          </table:table-cell>
          <table:table-cell office:value-type="float" office:value="-0.05181885" calcext:value-type="float">
            <text:p>-0.05181885</text:p>
          </table:table-cell>
          <table:table-cell office:value-type="float" office:value="-0.05731201" calcext:value-type="float">
            <text:p>-0.05731201</text:p>
          </table:table-cell>
          <table:table-cell office:value-type="float" office:value="0.4016113" calcext:value-type="float">
            <text:p>0.4016113</text:p>
          </table:table-cell>
          <table:table-cell office:value-type="float" office:value="0.3944702" calcext:value-type="float">
            <text:p>0.3944702</text:p>
          </table:table-cell>
          <table:table-cell office:value-type="float" office:value="1.225769" calcext:value-type="float">
            <text:p>1.225769</text:p>
          </table:table-cell>
          <table:table-cell office:value-type="float" office:value="1.212585" calcext:value-type="float">
            <text:p>1.212585</text:p>
          </table:table-cell>
          <table:table-cell office:value-type="float" office:value="2.246674" calcext:value-type="float">
            <text:p>2.246674</text:p>
          </table:table-cell>
          <table:table-cell office:value-type="float" office:value="2.224121" calcext:value-type="float">
            <text:p>2.224121</text:p>
          </table:table-cell>
          <table:table-cell office:value-type="float" office:value="3.128845" calcext:value-type="float">
            <text:p>3.128845</text:p>
          </table:table-cell>
          <table:table-cell office:value-type="float" office:value="3.098236" calcext:value-type="float">
            <text:p>3.098236</text:p>
          </table:table-cell>
          <table:table-cell office:value-type="float" office:value="3.928864" calcext:value-type="float">
            <text:p>3.928864</text:p>
          </table:table-cell>
          <table:table-cell office:value-type="float" office:value="3.892151" calcext:value-type="float">
            <text:p>3.892151</text:p>
          </table:table-cell>
          <table:table-cell office:value-type="float" office:value="4.685333" calcext:value-type="float">
            <text:p>4.685333</text:p>
          </table:table-cell>
          <table:table-cell office:value-type="float" office:value="4.645416" calcext:value-type="float">
            <text:p>4.645416</text:p>
          </table:table-cell>
          <table:table-cell office:value-type="float" office:value="5.230011" calcext:value-type="float">
            <text:p>5.230011</text:p>
          </table:table-cell>
          <table:table-cell office:value-type="float" office:value="5.190582" calcext:value-type="float">
            <text:p>5.190582</text:p>
          </table:table-cell>
          <table:table-cell office:value-type="float" office:value="22.09573" calcext:value-type="float">
            <text:p>22.09573</text:p>
          </table:table-cell>
          <table:table-cell office:value-type="float" office:value="-15.99643" calcext:value-type="float">
            <text:p>-15.9964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7032003" calcext:value-type="float">
            <text:p>7032003</text:p>
          </table:table-cell>
          <table:table-cell office:value-type="float" office:value="15.12968" calcext:value-type="float">
            <text:p>15.12968</text:p>
          </table:table-cell>
          <table:table-cell office:value-type="float" office:value="-1.19" calcext:value-type="float">
            <text:p>-1.19</text:p>
          </table:table-cell>
          <table:table-cell office:value-type="float" office:value="-8.71" calcext:value-type="float">
            <text:p>-8.71</text:p>
          </table:table-cell>
          <table:table-cell office:value-type="float" office:value="0.4947301" calcext:value-type="float">
            <text:p>0.4947301</text:p>
          </table:table-cell>
          <table:table-cell office:value-type="float" office:value="0.2824624" calcext:value-type="float">
            <text:p>0.2824624</text:p>
          </table:table-cell>
          <table:table-cell office:value-type="float" office:value="312.552" calcext:value-type="float">
            <text:p>312.552</text:p>
          </table:table-cell>
          <table:table-cell office:value-type="float" office:value="0" calcext:value-type="float">
            <text:p>0</text:p>
          </table:table-cell>
          <table:table-cell office:value-type="float" office:value="11.69525" calcext:value-type="float">
            <text:p>11.69525</text:p>
          </table:table-cell>
          <table:table-cell office:value-type="float" office:value="-6.90744" calcext:value-type="float">
            <text:p>-6.90744</text:p>
          </table:table-cell>
          <table:table-cell office:value-type="float" office:value="2.849213" calcext:value-type="float">
            <text:p>2.849213</text:p>
          </table:table-cell>
          <table:table-cell office:value-type="float" office:value="-2.331329" calcext:value-type="float">
            <text:p>-2.331329</text:p>
          </table:table-cell>
          <table:table-cell office:value-type="float" office:value="-0.2636414" calcext:value-type="float">
            <text:p>-0.2636414</text:p>
          </table:table-cell>
          <table:table-cell office:value-type="float" office:value="-1.306671" calcext:value-type="float">
            <text:p>-1.306671</text:p>
          </table:table-cell>
          <table:table-cell office:value-type="float" office:value="-0.732666" calcext:value-type="float">
            <text:p>-0.732666</text:p>
          </table:table-cell>
          <table:table-cell office:value-type="float" office:value="-1.037384" calcext:value-type="float">
            <text:p>-1.037384</text:p>
          </table:table-cell>
          <table:table-cell office:value-type="float" office:value="-0.6090088" calcext:value-type="float">
            <text:p>-0.6090088</text:p>
          </table:table-cell>
          <table:table-cell office:value-type="float" office:value="-0.7810669" calcext:value-type="float">
            <text:p>-0.7810669</text:p>
          </table:table-cell>
          <table:table-cell office:value-type="float" office:value="-0.3497009" calcext:value-type="float">
            <text:p>-0.3497009</text:p>
          </table:table-cell>
          <table:table-cell office:value-type="float" office:value="-0.3587952" calcext:value-type="float">
            <text:p>-0.3587952</text:p>
          </table:table-cell>
          <table:table-cell office:value-type="float" office:value="-0.05734253" calcext:value-type="float">
            <text:p>-0.05734253</text:p>
          </table:table-cell>
          <table:table-cell office:value-type="float" office:value="-0.05963135" calcext:value-type="float">
            <text:p>-0.05963135</text:p>
          </table:table-cell>
          <table:table-cell office:value-type="float" office:value="0.3943787" calcext:value-type="float">
            <text:p>0.3943787</text:p>
          </table:table-cell>
          <table:table-cell office:value-type="float" office:value="0.3874817" calcext:value-type="float">
            <text:p>0.3874817</text:p>
          </table:table-cell>
          <table:table-cell office:value-type="float" office:value="1.212463" calcext:value-type="float">
            <text:p>1.212463</text:p>
          </table:table-cell>
          <table:table-cell office:value-type="float" office:value="1.19928" calcext:value-type="float">
            <text:p>1.19928</text:p>
          </table:table-cell>
          <table:table-cell office:value-type="float" office:value="2.223907" calcext:value-type="float">
            <text:p>2.223907</text:p>
          </table:table-cell>
          <table:table-cell office:value-type="float" office:value="2.202148" calcext:value-type="float">
            <text:p>2.202148</text:p>
          </table:table-cell>
          <table:table-cell office:value-type="float" office:value="3.097931" calcext:value-type="float">
            <text:p>3.097931</text:p>
          </table:table-cell>
          <table:table-cell office:value-type="float" office:value="3.06839" calcext:value-type="float">
            <text:p>3.06839</text:p>
          </table:table-cell>
          <table:table-cell office:value-type="float" office:value="3.891724" calcext:value-type="float">
            <text:p>3.891724</text:p>
          </table:table-cell>
          <table:table-cell office:value-type="float" office:value="3.855988" calcext:value-type="float">
            <text:p>3.855988</text:p>
          </table:table-cell>
          <table:table-cell office:value-type="float" office:value="4.64502" calcext:value-type="float">
            <text:p>4.64502</text:p>
          </table:table-cell>
          <table:table-cell office:value-type="float" office:value="4.606018" calcext:value-type="float">
            <text:p>4.606018</text:p>
          </table:table-cell>
          <table:table-cell office:value-type="float" office:value="5.190155" calcext:value-type="float">
            <text:p>5.190155</text:p>
          </table:table-cell>
          <table:table-cell office:value-type="float" office:value="5.151245" calcext:value-type="float">
            <text:p>5.151245</text:p>
          </table:table-cell>
          <table:table-cell office:value-type="float" office:value="17.60248" calcext:value-type="float">
            <text:p>17.60248</text:p>
          </table:table-cell>
          <table:table-cell office:value-type="float" office:value="-11.88608" calcext:value-type="float">
            <text:p>-11.8860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8032003" calcext:value-type="float">
            <text:p>8032003</text:p>
          </table:table-cell>
          <table:table-cell office:value-type="float" office:value="10.8126" calcext:value-type="float">
            <text:p>10.8126</text:p>
          </table:table-cell>
          <table:table-cell office:value-type="float" office:value="-1.46" calcext:value-type="float">
            <text:p>-1.46</text:p>
          </table:table-cell>
          <table:table-cell office:value-type="float" office:value="-14.12" calcext:value-type="float">
            <text:p>-14.12</text:p>
          </table:table-cell>
          <table:table-cell office:value-type="float" office:value="0.4851347" calcext:value-type="float">
            <text:p>0.4851347</text:p>
          </table:table-cell>
          <table:table-cell office:value-type="float" office:value="0.1849729" calcext:value-type="float">
            <text:p>0.1849729</text:p>
          </table:table-cell>
          <table:table-cell office:value-type="float" office:value="548.496" calcext:value-type="float">
            <text:p>548.496</text:p>
          </table:table-cell>
          <table:table-cell office:value-type="float" office:value="0" calcext:value-type="float">
            <text:p>0</text:p>
          </table:table-cell>
          <table:table-cell office:value-type="float" office:value="8.356873" calcext:value-type="float">
            <text:p>8.356873</text:p>
          </table:table-cell>
          <table:table-cell office:value-type="float" office:value="-9.427063" calcext:value-type="float">
            <text:p>-9.427063</text:p>
          </table:table-cell>
          <table:table-cell office:value-type="float" office:value="0.5706482" calcext:value-type="float">
            <text:p>0.5706482</text:p>
          </table:table-cell>
          <table:table-cell office:value-type="float" office:value="-2.886719" calcext:value-type="float">
            <text:p>-2.886719</text:p>
          </table:table-cell>
          <table:table-cell office:value-type="float" office:value="-0.5976562" calcext:value-type="float">
            <text:p>-0.5976562</text:p>
          </table:table-cell>
          <table:table-cell office:value-type="float" office:value="-1.191589" calcext:value-type="float">
            <text:p>-1.191589</text:p>
          </table:table-cell>
          <table:table-cell office:value-type="float" office:value="-0.6793213" calcext:value-type="float">
            <text:p>-0.6793213</text:p>
          </table:table-cell>
          <table:table-cell office:value-type="float" office:value="-0.7515564" calcext:value-type="float">
            <text:p>-0.7515564</text:p>
          </table:table-cell>
          <table:table-cell office:value-type="float" office:value="-0.5603943" calcext:value-type="float">
            <text:p>-0.5603943</text:p>
          </table:table-cell>
          <table:table-cell office:value-type="float" office:value="-0.6080627" calcext:value-type="float">
            <text:p>-0.6080627</text:p>
          </table:table-cell>
          <table:table-cell office:value-type="float" office:value="-0.3470459" calcext:value-type="float">
            <text:p>-0.3470459</text:p>
          </table:table-cell>
          <table:table-cell office:value-type="float" office:value="-0.3556824" calcext:value-type="float">
            <text:p>-0.3556824</text:p>
          </table:table-cell>
          <table:table-cell office:value-type="float" office:value="-0.05960083" calcext:value-type="float">
            <text:p>-0.05960083</text:p>
          </table:table-cell>
          <table:table-cell office:value-type="float" office:value="-0.06015015" calcext:value-type="float">
            <text:p>-0.06015015</text:p>
          </table:table-cell>
          <table:table-cell office:value-type="float" office:value="0.3874512" calcext:value-type="float">
            <text:p>0.3874512</text:p>
          </table:table-cell>
          <table:table-cell office:value-type="float" office:value="0.3819885" calcext:value-type="float">
            <text:p>0.3819885</text:p>
          </table:table-cell>
          <table:table-cell office:value-type="float" office:value="1.199127" calcext:value-type="float">
            <text:p>1.199127</text:p>
          </table:table-cell>
          <table:table-cell office:value-type="float" office:value="1.185974" calcext:value-type="float">
            <text:p>1.185974</text:p>
          </table:table-cell>
          <table:table-cell office:value-type="float" office:value="2.201935" calcext:value-type="float">
            <text:p>2.201935</text:p>
          </table:table-cell>
          <table:table-cell office:value-type="float" office:value="2.179932" calcext:value-type="float">
            <text:p>2.179932</text:p>
          </table:table-cell>
          <table:table-cell office:value-type="float" office:value="3.068115" calcext:value-type="float">
            <text:p>3.068115</text:p>
          </table:table-cell>
          <table:table-cell office:value-type="float" office:value="3.038116" calcext:value-type="float">
            <text:p>3.038116</text:p>
          </table:table-cell>
          <table:table-cell office:value-type="float" office:value="3.855591" calcext:value-type="float">
            <text:p>3.855591</text:p>
          </table:table-cell>
          <table:table-cell office:value-type="float" office:value="3.820801" calcext:value-type="float">
            <text:p>3.820801</text:p>
          </table:table-cell>
          <table:table-cell office:value-type="float" office:value="4.605621" calcext:value-type="float">
            <text:p>4.605621</text:p>
          </table:table-cell>
          <table:table-cell office:value-type="float" office:value="4.567444" calcext:value-type="float">
            <text:p>4.567444</text:p>
          </table:table-cell>
          <table:table-cell office:value-type="float" office:value="5.150818" calcext:value-type="float">
            <text:p>5.150818</text:p>
          </table:table-cell>
          <table:table-cell office:value-type="float" office:value="5.11261" calcext:value-type="float">
            <text:p>5.11261</text:p>
          </table:table-cell>
          <table:table-cell office:value-type="float" office:value="14.39725" calcext:value-type="float">
            <text:p>14.39725</text:p>
          </table:table-cell>
          <table:table-cell office:value-type="float" office:value="-16.66086" calcext:value-type="float">
            <text:p>-16.6608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032003" calcext:value-type="float">
            <text:p>9032003</text:p>
          </table:table-cell>
          <table:table-cell office:value-type="float" office:value="18.30027" calcext:value-type="float">
            <text:p>18.30027</text:p>
          </table:table-cell>
          <table:table-cell office:value-type="float" office:value="-4.66" calcext:value-type="float">
            <text:p>-4.66</text:p>
          </table:table-cell>
          <table:table-cell office:value-type="float" office:value="-14.78" calcext:value-type="float">
            <text:p>-14.78</text:p>
          </table:table-cell>
          <table:table-cell office:value-type="float" office:value="0.3834824" calcext:value-type="float">
            <text:p>0.3834824</text:p>
          </table:table-cell>
          <table:table-cell office:value-type="float" office:value="0.1754494" calcext:value-type="float">
            <text:p>0.1754494</text:p>
          </table:table-cell>
          <table:table-cell office:value-type="float" office:value="289.62" calcext:value-type="float">
            <text:p>289.62</text:p>
          </table:table-cell>
          <table:table-cell office:value-type="float" office:value="0" calcext:value-type="float">
            <text:p>0</text:p>
          </table:table-cell>
          <table:table-cell office:value-type="float" office:value="13.29385" calcext:value-type="float">
            <text:p>13.29385</text:p>
          </table:table-cell>
          <table:table-cell office:value-type="float" office:value="-11.1539" calcext:value-type="float">
            <text:p>-11.1539</text:p>
          </table:table-cell>
          <table:table-cell office:value-type="float" office:value="3.619598" calcext:value-type="float">
            <text:p>3.619598</text:p>
          </table:table-cell>
          <table:table-cell office:value-type="float" office:value="-5.420105" calcext:value-type="float">
            <text:p>-5.420105</text:p>
          </table:table-cell>
          <table:table-cell office:value-type="float" office:value="-0.3456726" calcext:value-type="float">
            <text:p>-0.3456726</text:p>
          </table:table-cell>
          <table:table-cell office:value-type="float" office:value="-2.42038" calcext:value-type="float">
            <text:p>-2.42038</text:p>
          </table:table-cell>
          <table:table-cell office:value-type="float" office:value="-0.7514343" calcext:value-type="float">
            <text:p>-0.7514343</text:p>
          </table:table-cell>
          <table:table-cell office:value-type="float" office:value="-1.07135" calcext:value-type="float">
            <text:p>-1.07135</text:p>
          </table:table-cell>
          <table:table-cell office:value-type="float" office:value="-0.5688477" calcext:value-type="float">
            <text:p>-0.5688477</text:p>
          </table:table-cell>
          <table:table-cell office:value-type="float" office:value="-0.677948" calcext:value-type="float">
            <text:p>-0.677948</text:p>
          </table:table-cell>
          <table:table-cell office:value-type="float" office:value="-0.3470154" calcext:value-type="float">
            <text:p>-0.3470154</text:p>
          </table:table-cell>
          <table:table-cell office:value-type="float" office:value="-0.3569336" calcext:value-type="float">
            <text:p>-0.3569336</text:p>
          </table:table-cell>
          <table:table-cell office:value-type="float" office:value="-0.06015015" calcext:value-type="float">
            <text:p>-0.06015015</text:p>
          </table:table-cell>
          <table:table-cell office:value-type="float" office:value="-0.06192017" calcext:value-type="float">
            <text:p>-0.06192017</text:p>
          </table:table-cell>
          <table:table-cell office:value-type="float" office:value="0.381897" calcext:value-type="float">
            <text:p>0.381897</text:p>
          </table:table-cell>
          <table:table-cell office:value-type="float" office:value="0.3762512" calcext:value-type="float">
            <text:p>0.3762512</text:p>
          </table:table-cell>
          <table:table-cell office:value-type="float" office:value="1.185852" calcext:value-type="float">
            <text:p>1.185852</text:p>
          </table:table-cell>
          <table:table-cell office:value-type="float" office:value="1.172516" calcext:value-type="float">
            <text:p>1.172516</text:p>
          </table:table-cell>
          <table:table-cell office:value-type="float" office:value="2.179688" calcext:value-type="float">
            <text:p>2.179688</text:p>
          </table:table-cell>
          <table:table-cell office:value-type="float" office:value="2.156738" calcext:value-type="float">
            <text:p>2.156738</text:p>
          </table:table-cell>
          <table:table-cell office:value-type="float" office:value="3.037811" calcext:value-type="float">
            <text:p>3.037811</text:p>
          </table:table-cell>
          <table:table-cell office:value-type="float" office:value="3.009033" calcext:value-type="float">
            <text:p>3.009033</text:p>
          </table:table-cell>
          <table:table-cell office:value-type="float" office:value="3.820435" calcext:value-type="float">
            <text:p>3.820435</text:p>
          </table:table-cell>
          <table:table-cell office:value-type="float" office:value="3.785919" calcext:value-type="float">
            <text:p>3.785919</text:p>
          </table:table-cell>
          <table:table-cell office:value-type="float" office:value="4.567047" calcext:value-type="float">
            <text:p>4.567047</text:p>
          </table:table-cell>
          <table:table-cell office:value-type="float" office:value="4.529724" calcext:value-type="float">
            <text:p>4.529724</text:p>
          </table:table-cell>
          <table:table-cell office:value-type="float" office:value="5.112183" calcext:value-type="float">
            <text:p>5.112183</text:p>
          </table:table-cell>
          <table:table-cell office:value-type="float" office:value="5.07486" calcext:value-type="float">
            <text:p>5.07486</text:p>
          </table:table-cell>
          <table:table-cell office:value-type="float" office:value="20.3158" calcext:value-type="float">
            <text:p>20.3158</text:p>
          </table:table-cell>
          <table:table-cell office:value-type="float" office:value="-17.24252" calcext:value-type="float">
            <text:p>-17.2425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032003" calcext:value-type="float">
            <text:p>10032003</text:p>
          </table:table-cell>
          <table:table-cell office:value-type="float" office:value="17.94036" calcext:value-type="float">
            <text:p>17.94036</text:p>
          </table:table-cell>
          <table:table-cell office:value-type="float" office:value="1.68" calcext:value-type="float">
            <text:p>1.68</text:p>
          </table:table-cell>
          <table:table-cell office:value-type="float" office:value="-10.68" calcext:value-type="float">
            <text:p>-10.68</text:p>
          </table:table-cell>
          <table:table-cell office:value-type="float" office:value="0.607789" calcext:value-type="float">
            <text:p>0.607789</text:p>
          </table:table-cell>
          <table:table-cell office:value-type="float" office:value="0.2425997" calcext:value-type="float">
            <text:p>0.2425997</text:p>
          </table:table-cell>
          <table:table-cell office:value-type="float" office:value="281.16" calcext:value-type="float">
            <text:p>281.16</text:p>
          </table:table-cell>
          <table:table-cell office:value-type="float" office:value="0" calcext:value-type="float">
            <text:p>0</text:p>
          </table:table-cell>
          <table:table-cell office:value-type="float" office:value="17.81506" calcext:value-type="float">
            <text:p>17.81506</text:p>
          </table:table-cell>
          <table:table-cell office:value-type="float" office:value="-8.907501" calcext:value-type="float">
            <text:p>-8.907501</text:p>
          </table:table-cell>
          <table:table-cell office:value-type="float" office:value="6.445892" calcext:value-type="float">
            <text:p>6.445892</text:p>
          </table:table-cell>
          <table:table-cell office:value-type="float" office:value="-4.054108" calcext:value-type="float">
            <text:p>-4.054108</text:p>
          </table:table-cell>
          <table:table-cell office:value-type="float" office:value="0.3020935" calcext:value-type="float">
            <text:p>0.3020935</text:p>
          </table:table-cell>
          <table:table-cell office:value-type="float" office:value="-1.836365" calcext:value-type="float">
            <text:p>-1.836365</text:p>
          </table:table-cell>
          <table:table-cell office:value-type="float" office:value="-0.6255798" calcext:value-type="float">
            <text:p>-0.6255798</text:p>
          </table:table-cell>
          <table:table-cell office:value-type="float" office:value="-0.9903564" calcext:value-type="float">
            <text:p>-0.9903564</text:p>
          </table:table-cell>
          <table:table-cell office:value-type="float" office:value="-0.5543518" calcext:value-type="float">
            <text:p>-0.5543518</text:p>
          </table:table-cell>
          <table:table-cell office:value-type="float" office:value="-0.6752319" calcext:value-type="float">
            <text:p>-0.6752319</text:p>
          </table:table-cell>
          <table:table-cell office:value-type="float" office:value="-0.3527222" calcext:value-type="float">
            <text:p>-0.3527222</text:p>
          </table:table-cell>
          <table:table-cell office:value-type="float" office:value="-0.3624573" calcext:value-type="float">
            <text:p>-0.3624573</text:p>
          </table:table-cell>
          <table:table-cell office:value-type="float" office:value="-0.06188965" calcext:value-type="float">
            <text:p>-0.06188965</text:p>
          </table:table-cell>
          <table:table-cell office:value-type="float" office:value="-0.0632019" calcext:value-type="float">
            <text:p>-0.0632019</text:p>
          </table:table-cell>
          <table:table-cell office:value-type="float" office:value="0.3762207" calcext:value-type="float">
            <text:p>0.3762207</text:p>
          </table:table-cell>
          <table:table-cell office:value-type="float" office:value="0.3704834" calcext:value-type="float">
            <text:p>0.3704834</text:p>
          </table:table-cell>
          <table:table-cell office:value-type="float" office:value="1.172363" calcext:value-type="float">
            <text:p>1.172363</text:p>
          </table:table-cell>
          <table:table-cell office:value-type="float" office:value="1.15921" calcext:value-type="float">
            <text:p>1.15921</text:p>
          </table:table-cell>
          <table:table-cell office:value-type="float" office:value="2.156525" calcext:value-type="float">
            <text:p>2.156525</text:p>
          </table:table-cell>
          <table:table-cell office:value-type="float" office:value="2.135529" calcext:value-type="float">
            <text:p>2.135529</text:p>
          </table:table-cell>
          <table:table-cell office:value-type="float" office:value="3.008728" calcext:value-type="float">
            <text:p>3.008728</text:p>
          </table:table-cell>
          <table:table-cell office:value-type="float" office:value="2.980682" calcext:value-type="float">
            <text:p>2.980682</text:p>
          </table:table-cell>
          <table:table-cell office:value-type="float" office:value="3.785553" calcext:value-type="float">
            <text:p>3.785553</text:p>
          </table:table-cell>
          <table:table-cell office:value-type="float" office:value="3.751801" calcext:value-type="float">
            <text:p>3.751801</text:p>
          </table:table-cell>
          <table:table-cell office:value-type="float" office:value="4.529358" calcext:value-type="float">
            <text:p>4.529358</text:p>
          </table:table-cell>
          <table:table-cell office:value-type="float" office:value="4.492889" calcext:value-type="float">
            <text:p>4.492889</text:p>
          </table:table-cell>
          <table:table-cell office:value-type="float" office:value="5.074493" calcext:value-type="float">
            <text:p>5.074493</text:p>
          </table:table-cell>
          <table:table-cell office:value-type="float" office:value="5.038361" calcext:value-type="float">
            <text:p>5.038361</text:p>
          </table:table-cell>
          <table:table-cell office:value-type="float" office:value="24.74585" calcext:value-type="float">
            <text:p>24.74585</text:p>
          </table:table-cell>
          <table:table-cell office:value-type="float" office:value="-14.37338" calcext:value-type="float">
            <text:p>-14.3733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1032003" calcext:value-type="float">
            <text:p>11032003</text:p>
          </table:table-cell>
          <table:table-cell office:value-type="float" office:value="18.07029" calcext:value-type="float">
            <text:p>18.07029</text:p>
          </table:table-cell>
          <table:table-cell office:value-type="float" office:value="17.25" calcext:value-type="float">
            <text:p>17.25</text:p>
          </table:table-cell>
          <table:table-cell office:value-type="float" office:value="-4.42" calcext:value-type="float">
            <text:p>-4.42</text:p>
          </table:table-cell>
          <table:table-cell office:value-type="float" office:value="0.9393908" calcext:value-type="float">
            <text:p>0.9393908</text:p>
          </table:table-cell>
          <table:table-cell office:value-type="float" office:value="0.3903806" calcext:value-type="float">
            <text:p>0.3903806</text:p>
          </table:table-cell>
          <table:table-cell office:value-type="float" office:value="329.184" calcext:value-type="float">
            <text:p>329.184</text:p>
          </table:table-cell>
          <table:table-cell office:value-type="float" office:value="0" calcext:value-type="float">
            <text:p>0</text:p>
          </table:table-cell>
          <table:table-cell office:value-type="float" office:value="28.79376" calcext:value-type="float">
            <text:p>28.79376</text:p>
          </table:table-cell>
          <table:table-cell office:value-type="float" office:value="-4.963837" calcext:value-type="float">
            <text:p>-4.963837</text:p>
          </table:table-cell>
          <table:table-cell office:value-type="float" office:value="13.15466" calcext:value-type="float">
            <text:p>13.15466</text:p>
          </table:table-cell>
          <table:table-cell office:value-type="float" office:value="-1.612305" calcext:value-type="float">
            <text:p>-1.612305</text:p>
          </table:table-cell>
          <table:table-cell office:value-type="float" office:value="6.708771" calcext:value-type="float">
            <text:p>6.708771</text:p>
          </table:table-cell>
          <table:table-cell office:value-type="float" office:value="-0.7490234" calcext:value-type="float">
            <text:p>-0.7490234</text:p>
          </table:table-cell>
          <table:table-cell office:value-type="float" office:value="0.5632935" calcext:value-type="float">
            <text:p>0.5632935</text:p>
          </table:table-cell>
          <table:table-cell office:value-type="float" office:value="-0.6383667" calcext:value-type="float">
            <text:p>-0.6383667</text:p>
          </table:table-cell>
          <table:table-cell office:value-type="float" office:value="-0.1786194" calcext:value-type="float">
            <text:p>-0.1786194</text:p>
          </table:table-cell>
          <table:table-cell office:value-type="float" office:value="-0.5534058" calcext:value-type="float">
            <text:p>-0.5534058</text:p>
          </table:table-cell>
          <table:table-cell office:value-type="float" office:value="-0.2970886" calcext:value-type="float">
            <text:p>-0.2970886</text:p>
          </table:table-cell>
          <table:table-cell office:value-type="float" office:value="-0.3525085" calcext:value-type="float">
            <text:p>-0.3525085</text:p>
          </table:table-cell>
          <table:table-cell office:value-type="float" office:value="-0.05914307" calcext:value-type="float">
            <text:p>-0.05914307</text:p>
          </table:table-cell>
          <table:table-cell office:value-type="float" office:value="-0.06295776" calcext:value-type="float">
            <text:p>-0.06295776</text:p>
          </table:table-cell>
          <table:table-cell office:value-type="float" office:value="0.3704224" calcext:value-type="float">
            <text:p>0.3704224</text:p>
          </table:table-cell>
          <table:table-cell office:value-type="float" office:value="0.3668213" calcext:value-type="float">
            <text:p>0.3668213</text:p>
          </table:table-cell>
          <table:table-cell office:value-type="float" office:value="1.159088" calcext:value-type="float">
            <text:p>1.159088</text:p>
          </table:table-cell>
          <table:table-cell office:value-type="float" office:value="1.147186" calcext:value-type="float">
            <text:p>1.147186</text:p>
          </table:table-cell>
          <table:table-cell office:value-type="float" office:value="2.135284" calcext:value-type="float">
            <text:p>2.135284</text:p>
          </table:table-cell>
          <table:table-cell office:value-type="float" office:value="2.114471" calcext:value-type="float">
            <text:p>2.114471</text:p>
          </table:table-cell>
          <table:table-cell office:value-type="float" office:value="2.980377" calcext:value-type="float">
            <text:p>2.980377</text:p>
          </table:table-cell>
          <table:table-cell office:value-type="float" office:value="2.952698" calcext:value-type="float">
            <text:p>2.952698</text:p>
          </table:table-cell>
          <table:table-cell office:value-type="float" office:value="3.751495" calcext:value-type="float">
            <text:p>3.751495</text:p>
          </table:table-cell>
          <table:table-cell office:value-type="float" office:value="3.718811" calcext:value-type="float">
            <text:p>3.718811</text:p>
          </table:table-cell>
          <table:table-cell office:value-type="float" office:value="4.492554" calcext:value-type="float">
            <text:p>4.492554</text:p>
          </table:table-cell>
          <table:table-cell office:value-type="float" office:value="4.457001" calcext:value-type="float">
            <text:p>4.457001</text:p>
          </table:table-cell>
          <table:table-cell office:value-type="float" office:value="5.037933" calcext:value-type="float">
            <text:p>5.037933</text:p>
          </table:table-cell>
          <table:table-cell office:value-type="float" office:value="5.002289" calcext:value-type="float">
            <text:p>5.002289</text:p>
          </table:table-cell>
          <table:table-cell office:value-type="float" office:value="41.7977" calcext:value-type="float">
            <text:p>41.7977</text:p>
          </table:table-cell>
          <table:table-cell office:value-type="float" office:value="-8.858398" calcext:value-type="float">
            <text:p>-8.85839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2032003" calcext:value-type="float">
            <text:p>12032003</text:p>
          </table:table-cell>
          <table:table-cell office:value-type="float" office:value="3.96504" calcext:value-type="float">
            <text:p>3.96504</text:p>
          </table:table-cell>
          <table:table-cell office:value-type="float" office:value="1.69" calcext:value-type="float">
            <text:p>1.69</text:p>
          </table:table-cell>
          <table:table-cell office:value-type="float" office:value="-0.46" calcext:value-type="float">
            <text:p>-0.46</text:p>
          </table:table-cell>
          <table:table-cell office:value-type="float" office:value="0.6082208" calcext:value-type="float">
            <text:p>0.6082208</text:p>
          </table:table-cell>
          <table:table-cell office:value-type="float" office:value="0.5215338" calcext:value-type="float">
            <text:p>0.5215338</text:p>
          </table:table-cell>
          <table:table-cell office:value-type="float" office:value="247.608" calcext:value-type="float">
            <text:p>247.608</text:p>
          </table:table-cell>
          <table:table-cell office:value-type="float" office:value="0" calcext:value-type="float">
            <text:p>0</text:p>
          </table:table-cell>
          <table:table-cell office:value-type="float" office:value="4.8862" calcext:value-type="float">
            <text:p>4.8862</text:p>
          </table:table-cell>
          <table:table-cell office:value-type="float" office:value="-3.005859" calcext:value-type="float">
            <text:p>-3.005859</text:p>
          </table:table-cell>
          <table:table-cell office:value-type="float" office:value="2.041504" calcext:value-type="float">
            <text:p>2.041504</text:p>
          </table:table-cell>
          <table:table-cell office:value-type="float" office:value="-0.8513184" calcext:value-type="float">
            <text:p>-0.8513184</text:p>
          </table:table-cell>
          <table:table-cell office:value-type="float" office:value="0.9316101" calcext:value-type="float">
            <text:p>0.9316101</text:p>
          </table:table-cell>
          <table:table-cell office:value-type="float" office:value="-0.2755127" calcext:value-type="float">
            <text:p>-0.2755127</text:p>
          </table:table-cell>
          <table:table-cell office:value-type="float" office:value="-0.02523804" calcext:value-type="float">
            <text:p>-0.02523804</text:p>
          </table:table-cell>
          <table:table-cell office:value-type="float" office:value="-0.1696777" calcext:value-type="float">
            <text:p>-0.1696777</text:p>
          </table:table-cell>
          <table:table-cell office:value-type="float" office:value="-0.2011719" calcext:value-type="float">
            <text:p>-0.2011719</text:p>
          </table:table-cell>
          <table:table-cell office:value-type="float" office:value="-0.2638855" calcext:value-type="float">
            <text:p>-0.2638855</text:p>
          </table:table-cell>
          <table:table-cell office:value-type="float" office:value="-0.2506409" calcext:value-type="float">
            <text:p>-0.2506409</text:p>
          </table:table-cell>
          <table:table-cell office:value-type="float" office:value="-0.2967224" calcext:value-type="float">
            <text:p>-0.2967224</text:p>
          </table:table-cell>
          <table:table-cell office:value-type="float" office:value="-0.05447388" calcext:value-type="float">
            <text:p>-0.05447388</text:p>
          </table:table-cell>
          <table:table-cell office:value-type="float" office:value="-0.059021" calcext:value-type="float">
            <text:p>-0.059021</text:p>
          </table:table-cell>
          <table:table-cell office:value-type="float" office:value="0.3667908" calcext:value-type="float">
            <text:p>0.3667908</text:p>
          </table:table-cell>
          <table:table-cell office:value-type="float" office:value="0.3655701" calcext:value-type="float">
            <text:p>0.3655701</text:p>
          </table:table-cell>
          <table:table-cell office:value-type="float" office:value="1.147034" calcext:value-type="float">
            <text:p>1.147034</text:p>
          </table:table-cell>
          <table:table-cell office:value-type="float" office:value="1.136017" calcext:value-type="float">
            <text:p>1.136017</text:p>
          </table:table-cell>
          <table:table-cell office:value-type="float" office:value="2.114258" calcext:value-type="float">
            <text:p>2.114258</text:p>
          </table:table-cell>
          <table:table-cell office:value-type="float" office:value="2.093994" calcext:value-type="float">
            <text:p>2.093994</text:p>
          </table:table-cell>
          <table:table-cell office:value-type="float" office:value="2.952423" calcext:value-type="float">
            <text:p>2.952423</text:p>
          </table:table-cell>
          <table:table-cell office:value-type="float" office:value="2.925598" calcext:value-type="float">
            <text:p>2.925598</text:p>
          </table:table-cell>
          <table:table-cell office:value-type="float" office:value="3.718475" calcext:value-type="float">
            <text:p>3.718475</text:p>
          </table:table-cell>
          <table:table-cell office:value-type="float" office:value="3.68692" calcext:value-type="float">
            <text:p>3.68692</text:p>
          </table:table-cell>
          <table:table-cell office:value-type="float" office:value="4.456604" calcext:value-type="float">
            <text:p>4.456604</text:p>
          </table:table-cell>
          <table:table-cell office:value-type="float" office:value="4.421722" calcext:value-type="float">
            <text:p>4.421722</text:p>
          </table:table-cell>
          <table:table-cell office:value-type="float" office:value="5.001923" calcext:value-type="float">
            <text:p>5.001923</text:p>
          </table:table-cell>
          <table:table-cell office:value-type="float" office:value="4.96701" calcext:value-type="float">
            <text:p>4.96701</text:p>
          </table:table-cell>
          <table:table-cell office:value-type="float" office:value="7.071564" calcext:value-type="float">
            <text:p>7.071564</text:p>
          </table:table-cell>
          <table:table-cell office:value-type="float" office:value="-5.593201" calcext:value-type="float">
            <text:p>-5.59320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3032003" calcext:value-type="float">
            <text:p>13032003</text:p>
          </table:table-cell>
          <table:table-cell office:value-type="float" office:value="12.61224" calcext:value-type="float">
            <text:p>12.61224</text:p>
          </table:table-cell>
          <table:table-cell office:value-type="float" office:value="11.83" calcext:value-type="float">
            <text:p>11.83</text:p>
          </table:table-cell>
          <table:table-cell office:value-type="float" office:value="0" calcext:value-type="float">
            <text:p>0</text:p>
          </table:table-cell>
          <table:table-cell office:value-type="float" office:value="0.9739382" calcext:value-type="float">
            <text:p>0.9739382</text:p>
          </table:table-cell>
          <table:table-cell office:value-type="float" office:value="0.539086" calcext:value-type="float">
            <text:p>0.539086</text:p>
          </table:table-cell>
          <table:table-cell office:value-type="float" office:value="231.012" calcext:value-type="float">
            <text:p>231.012</text:p>
          </table:table-cell>
          <table:table-cell office:value-type="float" office:value="0" calcext:value-type="float">
            <text:p>0</text:p>
          </table:table-cell>
          <table:table-cell office:value-type="float" office:value="20.44476" calcext:value-type="float">
            <text:p>20.44476</text:p>
          </table:table-cell>
          <table:table-cell office:value-type="float" office:value="-3.066498" calcext:value-type="float">
            <text:p>-3.066498</text:p>
          </table:table-cell>
          <table:table-cell office:value-type="float" office:value="11.08804" calcext:value-type="float">
            <text:p>11.08804</text:p>
          </table:table-cell>
          <table:table-cell office:value-type="float" office:value="-1.131348" calcext:value-type="float">
            <text:p>-1.131348</text:p>
          </table:table-cell>
          <table:table-cell office:value-type="float" office:value="6.360382" calcext:value-type="float">
            <text:p>6.360382</text:p>
          </table:table-cell>
          <table:table-cell office:value-type="float" office:value="-0.3427429" calcext:value-type="float">
            <text:p>-0.3427429</text:p>
          </table:table-cell>
          <table:table-cell office:value-type="float" office:value="2.882416" calcext:value-type="float">
            <text:p>2.882416</text:p>
          </table:table-cell>
          <table:table-cell office:value-type="float" office:value="-0.1829834" calcext:value-type="float">
            <text:p>-0.1829834</text:p>
          </table:table-cell>
          <table:table-cell office:value-type="float" office:value="0.4814453" calcext:value-type="float">
            <text:p>0.4814453</text:p>
          </table:table-cell>
          <table:table-cell office:value-type="float" office:value="-0.2159119" calcext:value-type="float">
            <text:p>-0.2159119</text:p>
          </table:table-cell>
          <table:table-cell office:value-type="float" office:value="-0.1694031" calcext:value-type="float">
            <text:p>-0.1694031</text:p>
          </table:table-cell>
          <table:table-cell office:value-type="float" office:value="-0.2502441" calcext:value-type="float">
            <text:p>-0.2502441</text:p>
          </table:table-cell>
          <table:table-cell office:value-type="float" office:value="-0.04675293" calcext:value-type="float">
            <text:p>-0.04675293</text:p>
          </table:table-cell>
          <table:table-cell office:value-type="float" office:value="-0.05447388" calcext:value-type="float">
            <text:p>-0.05447388</text:p>
          </table:table-cell>
          <table:table-cell office:value-type="float" office:value="0.3657227" calcext:value-type="float">
            <text:p>0.3657227</text:p>
          </table:table-cell>
          <table:table-cell office:value-type="float" office:value="0.3649902" calcext:value-type="float">
            <text:p>0.3649902</text:p>
          </table:table-cell>
          <table:table-cell office:value-type="float" office:value="1.135895" calcext:value-type="float">
            <text:p>1.135895</text:p>
          </table:table-cell>
          <table:table-cell office:value-type="float" office:value="1.12558" calcext:value-type="float">
            <text:p>1.12558</text:p>
          </table:table-cell>
          <table:table-cell office:value-type="float" office:value="2.093781" calcext:value-type="float">
            <text:p>2.093781</text:p>
          </table:table-cell>
          <table:table-cell office:value-type="float" office:value="2.074036" calcext:value-type="float">
            <text:p>2.074036</text:p>
          </table:table-cell>
          <table:table-cell office:value-type="float" office:value="2.925323" calcext:value-type="float">
            <text:p>2.925323</text:p>
          </table:table-cell>
          <table:table-cell office:value-type="float" office:value="2.899139" calcext:value-type="float">
            <text:p>2.899139</text:p>
          </table:table-cell>
          <table:table-cell office:value-type="float" office:value="3.686584" calcext:value-type="float">
            <text:p>3.686584</text:p>
          </table:table-cell>
          <table:table-cell office:value-type="float" office:value="3.655212" calcext:value-type="float">
            <text:p>3.655212</text:p>
          </table:table-cell>
          <table:table-cell office:value-type="float" office:value="4.421356" calcext:value-type="float">
            <text:p>4.421356</text:p>
          </table:table-cell>
          <table:table-cell office:value-type="float" office:value="4.387268" calcext:value-type="float">
            <text:p>4.387268</text:p>
          </table:table-cell>
          <table:table-cell office:value-type="float" office:value="4.966644" calcext:value-type="float">
            <text:p>4.966644</text:p>
          </table:table-cell>
          <table:table-cell office:value-type="float" office:value="4.93277" calcext:value-type="float">
            <text:p>4.93277</text:p>
          </table:table-cell>
          <table:table-cell office:value-type="float" office:value="29.54553" calcext:value-type="float">
            <text:p>29.54553</text:p>
          </table:table-cell>
          <table:table-cell office:value-type="float" office:value="-4.990082" calcext:value-type="float">
            <text:p>-4.99008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4032003" calcext:value-type="float">
            <text:p>14032003</text:p>
          </table:table-cell>
          <table:table-cell office:value-type="float" office:value="19.00728" calcext:value-type="float">
            <text:p>19.00728</text:p>
          </table:table-cell>
          <table:table-cell office:value-type="float" office:value="21.83" calcext:value-type="float">
            <text:p>21.83</text:p>
          </table:table-cell>
          <table:table-cell office:value-type="float" office:value="1.51" calcext:value-type="float">
            <text:p>1.51</text:p>
          </table:table-cell>
          <table:table-cell office:value-type="float" office:value="1.11197" calcext:value-type="float">
            <text:p>1.11197</text:p>
          </table:table-cell>
          <table:table-cell office:value-type="float" office:value="0.6004969" calcext:value-type="float">
            <text:p>0.6004969</text:p>
          </table:table-cell>
          <table:table-cell office:value-type="float" office:value="450.252" calcext:value-type="float">
            <text:p>450.252</text:p>
          </table:table-cell>
          <table:table-cell office:value-type="float" office:value="0" calcext:value-type="float">
            <text:p>0</text:p>
          </table:table-cell>
          <table:table-cell office:value-type="float" office:value="35.68292" calcext:value-type="float">
            <text:p>35.68292</text:p>
          </table:table-cell>
          <table:table-cell office:value-type="float" office:value="-2.236877" calcext:value-type="float">
            <text:p>-2.236877</text:p>
          </table:table-cell>
          <table:table-cell office:value-type="float" office:value="21.44858" calcext:value-type="float">
            <text:p>21.44858</text:p>
          </table:table-cell>
          <table:table-cell office:value-type="float" office:value="-0.7550964" calcext:value-type="float">
            <text:p>-0.7550964</text:p>
          </table:table-cell>
          <table:table-cell office:value-type="float" office:value="14.42404" calcext:value-type="float">
            <text:p>14.42404</text:p>
          </table:table-cell>
          <table:table-cell office:value-type="float" office:value="-0.2553711" calcext:value-type="float">
            <text:p>-0.2553711</text:p>
          </table:table-cell>
          <table:table-cell office:value-type="float" office:value="8.812744" calcext:value-type="float">
            <text:p>8.812744</text:p>
          </table:table-cell>
          <table:table-cell office:value-type="float" office:value="-0.1305542" calcext:value-type="float">
            <text:p>-0.1305542</text:p>
          </table:table-cell>
          <table:table-cell office:value-type="float" office:value="4.933868" calcext:value-type="float">
            <text:p>4.933868</text:p>
          </table:table-cell>
          <table:table-cell office:value-type="float" office:value="-0.1053162" calcext:value-type="float">
            <text:p>-0.1053162</text:p>
          </table:table-cell>
          <table:table-cell office:value-type="float" office:value="0.2078857" calcext:value-type="float">
            <text:p>0.2078857</text:p>
          </table:table-cell>
          <table:table-cell office:value-type="float" office:value="-0.1845093" calcext:value-type="float">
            <text:p>-0.1845093</text:p>
          </table:table-cell>
          <table:table-cell office:value-type="float" office:value="-0.01507568" calcext:value-type="float">
            <text:p>-0.01507568</text:p>
          </table:table-cell>
          <table:table-cell office:value-type="float" office:value="-0.04702759" calcext:value-type="float">
            <text:p>-0.04702759</text:p>
          </table:table-cell>
          <table:table-cell office:value-type="float" office:value="0.3747864" calcext:value-type="float">
            <text:p>0.3747864</text:p>
          </table:table-cell>
          <table:table-cell office:value-type="float" office:value="0.3657532" calcext:value-type="float">
            <text:p>0.3657532</text:p>
          </table:table-cell>
          <table:table-cell office:value-type="float" office:value="1.125488" calcext:value-type="float">
            <text:p>1.125488</text:p>
          </table:table-cell>
          <table:table-cell office:value-type="float" office:value="1.117554" calcext:value-type="float">
            <text:p>1.117554</text:p>
          </table:table-cell>
          <table:table-cell office:value-type="float" office:value="2.073822" calcext:value-type="float">
            <text:p>2.073822</text:p>
          </table:table-cell>
          <table:table-cell office:value-type="float" office:value="2.054932" calcext:value-type="float">
            <text:p>2.054932</text:p>
          </table:table-cell>
          <table:table-cell office:value-type="float" office:value="2.898865" calcext:value-type="float">
            <text:p>2.898865</text:p>
          </table:table-cell>
          <table:table-cell office:value-type="float" office:value="2.87262" calcext:value-type="float">
            <text:p>2.87262</text:p>
          </table:table-cell>
          <table:table-cell office:value-type="float" office:value="3.654846" calcext:value-type="float">
            <text:p>3.654846</text:p>
          </table:table-cell>
          <table:table-cell office:value-type="float" office:value="3.624207" calcext:value-type="float">
            <text:p>3.624207</text:p>
          </table:table-cell>
          <table:table-cell office:value-type="float" office:value="4.386932" calcext:value-type="float">
            <text:p>4.386932</text:p>
          </table:table-cell>
          <table:table-cell office:value-type="float" office:value="4.354156" calcext:value-type="float">
            <text:p>4.354156</text:p>
          </table:table-cell>
          <table:table-cell office:value-type="float" office:value="4.932373" calcext:value-type="float">
            <text:p>4.932373</text:p>
          </table:table-cell>
          <table:table-cell office:value-type="float" office:value="4.899261" calcext:value-type="float">
            <text:p>4.899261</text:p>
          </table:table-cell>
          <table:table-cell office:value-type="float" office:value="48.37766" calcext:value-type="float">
            <text:p>48.37766</text:p>
          </table:table-cell>
          <table:table-cell office:value-type="float" office:value="-3.725494" calcext:value-type="float">
            <text:p>-3.72549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5032003" calcext:value-type="float">
            <text:p>15032003</text:p>
          </table:table-cell>
          <table:table-cell office:value-type="float" office:value="18.77985" calcext:value-type="float">
            <text:p>18.77985</text:p>
          </table:table-cell>
          <table:table-cell office:value-type="float" office:value="28.89" calcext:value-type="float">
            <text:p>28.89</text:p>
          </table:table-cell>
          <table:table-cell office:value-type="float" office:value="3.68" calcext:value-type="float">
            <text:p>3.68</text:p>
          </table:table-cell>
          <table:table-cell office:value-type="float" office:value="1.146628" calcext:value-type="float">
            <text:p>1.146628</text:p>
          </table:table-cell>
          <table:table-cell office:value-type="float" office:value="0.6997541" calcext:value-type="float">
            <text:p>0.6997541</text:p>
          </table:table-cell>
          <table:table-cell office:value-type="float" office:value="421.452" calcext:value-type="float">
            <text:p>421.452</text:p>
          </table:table-cell>
          <table:table-cell office:value-type="float" office:value="0" calcext:value-type="float">
            <text:p>0</text:p>
          </table:table-cell>
          <table:table-cell office:value-type="float" office:value="40.61139" calcext:value-type="float">
            <text:p>40.61139</text:p>
          </table:table-cell>
          <table:table-cell office:value-type="float" office:value="0.462616" calcext:value-type="float">
            <text:p>0.462616</text:p>
          </table:table-cell>
          <table:table-cell office:value-type="float" office:value="25.79059" calcext:value-type="float">
            <text:p>25.79059</text:p>
          </table:table-cell>
          <table:table-cell office:value-type="float" office:value="1.823364" calcext:value-type="float">
            <text:p>1.823364</text:p>
          </table:table-cell>
          <table:table-cell office:value-type="float" office:value="18.37964" calcext:value-type="float">
            <text:p>18.37964</text:p>
          </table:table-cell>
          <table:table-cell office:value-type="float" office:value="2.112122" calcext:value-type="float">
            <text:p>2.112122</text:p>
          </table:table-cell>
          <table:table-cell office:value-type="float" office:value="12.5849" calcext:value-type="float">
            <text:p>12.5849</text:p>
          </table:table-cell>
          <table:table-cell office:value-type="float" office:value="1.899689" calcext:value-type="float">
            <text:p>1.899689</text:p>
          </table:table-cell>
          <table:table-cell office:value-type="float" office:value="9.153656" calcext:value-type="float">
            <text:p>9.153656</text:p>
          </table:table-cell>
          <table:table-cell office:value-type="float" office:value="1.489136" calcext:value-type="float">
            <text:p>1.489136</text:p>
          </table:table-cell>
          <table:table-cell office:value-type="float" office:value="6.301544" calcext:value-type="float">
            <text:p>6.301544</text:p>
          </table:table-cell>
          <table:table-cell office:value-type="float" office:value="0.1013794" calcext:value-type="float">
            <text:p>0.1013794</text:p>
          </table:table-cell>
          <table:table-cell office:value-type="float" office:value="4.074951" calcext:value-type="float">
            <text:p>4.074951</text:p>
          </table:table-cell>
          <table:table-cell office:value-type="float" office:value="-0.02026367" calcext:value-type="float">
            <text:p>-0.02026367</text:p>
          </table:table-cell>
          <table:table-cell office:value-type="float" office:value="1.279053" calcext:value-type="float">
            <text:p>1.279053</text:p>
          </table:table-cell>
          <table:table-cell office:value-type="float" office:value="0.3749084" calcext:value-type="float">
            <text:p>0.3749084</text:p>
          </table:table-cell>
          <table:table-cell office:value-type="float" office:value="1.175018" calcext:value-type="float">
            <text:p>1.175018</text:p>
          </table:table-cell>
          <table:table-cell office:value-type="float" office:value="1.116608" calcext:value-type="float">
            <text:p>1.116608</text:p>
          </table:table-cell>
          <table:table-cell office:value-type="float" office:value="2.054779" calcext:value-type="float">
            <text:p>2.054779</text:p>
          </table:table-cell>
          <table:table-cell office:value-type="float" office:value="2.039581" calcext:value-type="float">
            <text:p>2.039581</text:p>
          </table:table-cell>
          <table:table-cell office:value-type="float" office:value="2.872345" calcext:value-type="float">
            <text:p>2.872345</text:p>
          </table:table-cell>
          <table:table-cell office:value-type="float" office:value="2.848602" calcext:value-type="float">
            <text:p>2.848602</text:p>
          </table:table-cell>
          <table:table-cell office:value-type="float" office:value="3.623932" calcext:value-type="float">
            <text:p>3.623932</text:p>
          </table:table-cell>
          <table:table-cell office:value-type="float" office:value="3.59433" calcext:value-type="float">
            <text:p>3.59433</text:p>
          </table:table-cell>
          <table:table-cell office:value-type="float" office:value="4.35379" calcext:value-type="float">
            <text:p>4.35379</text:p>
          </table:table-cell>
          <table:table-cell office:value-type="float" office:value="4.321167" calcext:value-type="float">
            <text:p>4.321167</text:p>
          </table:table-cell>
          <table:table-cell office:value-type="float" office:value="4.898926" calcext:value-type="float">
            <text:p>4.898926</text:p>
          </table:table-cell>
          <table:table-cell office:value-type="float" office:value="4.866028" calcext:value-type="float">
            <text:p>4.866028</text:p>
          </table:table-cell>
          <table:table-cell office:value-type="float" office:value="53.26321" calcext:value-type="float">
            <text:p>53.26321</text:p>
          </table:table-cell>
          <table:table-cell office:value-type="float" office:value="-1.020721" calcext:value-type="float">
            <text:p>-1.02072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6032003" calcext:value-type="float">
            <text:p>16032003</text:p>
          </table:table-cell>
          <table:table-cell office:value-type="float" office:value="17.56804" calcext:value-type="float">
            <text:p>17.56804</text:p>
          </table:table-cell>
          <table:table-cell office:value-type="float" office:value="26.56" calcext:value-type="float">
            <text:p>26.56</text:p>
          </table:table-cell>
          <table:table-cell office:value-type="float" office:value="7.07" calcext:value-type="float">
            <text:p>7.07</text:p>
          </table:table-cell>
          <table:table-cell office:value-type="float" office:value="1.342044" calcext:value-type="float">
            <text:p>1.342044</text:p>
          </table:table-cell>
          <table:table-cell office:value-type="float" office:value="0.8844498" calcext:value-type="float">
            <text:p>0.8844498</text:p>
          </table:table-cell>
          <table:table-cell office:value-type="float" office:value="179.208" calcext:value-type="float">
            <text:p>179.208</text:p>
          </table:table-cell>
          <table:table-cell office:value-type="float" office:value="0" calcext:value-type="float">
            <text:p>0</text:p>
          </table:table-cell>
          <table:table-cell office:value-type="float" office:value="39.9545" calcext:value-type="float">
            <text:p>39.9545</text:p>
          </table:table-cell>
          <table:table-cell office:value-type="float" office:value="5.698334" calcext:value-type="float">
            <text:p>5.698334</text:p>
          </table:table-cell>
          <table:table-cell office:value-type="float" office:value="26.73032" calcext:value-type="float">
            <text:p>26.73032</text:p>
          </table:table-cell>
          <table:table-cell office:value-type="float" office:value="7.522003" calcext:value-type="float">
            <text:p>7.522003</text:p>
          </table:table-cell>
          <table:table-cell office:value-type="float" office:value="20.54221" calcext:value-type="float">
            <text:p>20.54221</text:p>
          </table:table-cell>
          <table:table-cell office:value-type="float" office:value="7.743683" calcext:value-type="float">
            <text:p>7.743683</text:p>
          </table:table-cell>
          <table:table-cell office:value-type="float" office:value="15.65973" calcext:value-type="float">
            <text:p>15.65973</text:p>
          </table:table-cell>
          <table:table-cell office:value-type="float" office:value="7.380951" calcext:value-type="float">
            <text:p>7.380951</text:p>
          </table:table-cell>
          <table:table-cell office:value-type="float" office:value="12.60587" calcext:value-type="float">
            <text:p>12.60587</text:p>
          </table:table-cell>
          <table:table-cell office:value-type="float" office:value="6.77005" calcext:value-type="float">
            <text:p>6.77005</text:p>
          </table:table-cell>
          <table:table-cell office:value-type="float" office:value="9.652954" calcext:value-type="float">
            <text:p>9.652954</text:p>
          </table:table-cell>
          <table:table-cell office:value-type="float" office:value="5.84494" calcext:value-type="float">
            <text:p>5.84494</text:p>
          </table:table-cell>
          <table:table-cell office:value-type="float" office:value="7.245697" calcext:value-type="float">
            <text:p>7.245697</text:p>
          </table:table-cell>
          <table:table-cell office:value-type="float" office:value="4.116394" calcext:value-type="float">
            <text:p>4.116394</text:p>
          </table:table-cell>
          <table:table-cell office:value-type="float" office:value="3.752472" calcext:value-type="float">
            <text:p>3.752472</text:p>
          </table:table-cell>
          <table:table-cell office:value-type="float" office:value="1.312256" calcext:value-type="float">
            <text:p>1.312256</text:p>
          </table:table-cell>
          <table:table-cell office:value-type="float" office:value="1.873627" calcext:value-type="float">
            <text:p>1.873627</text:p>
          </table:table-cell>
          <table:table-cell office:value-type="float" office:value="1.178864" calcext:value-type="float">
            <text:p>1.178864</text:p>
          </table:table-cell>
          <table:table-cell office:value-type="float" office:value="2.112" calcext:value-type="float">
            <text:p>2.112</text:p>
          </table:table-cell>
          <table:table-cell office:value-type="float" office:value="2.039551" calcext:value-type="float">
            <text:p>2.039551</text:p>
          </table:table-cell>
          <table:table-cell office:value-type="float" office:value="2.848389" calcext:value-type="float">
            <text:p>2.848389</text:p>
          </table:table-cell>
          <table:table-cell office:value-type="float" office:value="2.835938" calcext:value-type="float">
            <text:p>2.835938</text:p>
          </table:table-cell>
          <table:table-cell office:value-type="float" office:value="3.594025" calcext:value-type="float">
            <text:p>3.594025</text:p>
          </table:table-cell>
          <table:table-cell office:value-type="float" office:value="3.566498" calcext:value-type="float">
            <text:p>3.566498</text:p>
          </table:table-cell>
          <table:table-cell office:value-type="float" office:value="4.320831" calcext:value-type="float">
            <text:p>4.320831</text:p>
          </table:table-cell>
          <table:table-cell office:value-type="float" office:value="4.288757" calcext:value-type="float">
            <text:p>4.288757</text:p>
          </table:table-cell>
          <table:table-cell office:value-type="float" office:value="4.865692" calcext:value-type="float">
            <text:p>4.865692</text:p>
          </table:table-cell>
          <table:table-cell office:value-type="float" office:value="4.83371" calcext:value-type="float">
            <text:p>4.83371</text:p>
          </table:table-cell>
          <table:table-cell office:value-type="float" office:value="47.63852" calcext:value-type="float">
            <text:p>47.63852</text:p>
          </table:table-cell>
          <table:table-cell office:value-type="float" office:value="3.288513" calcext:value-type="float">
            <text:p>3.28851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7032003" calcext:value-type="float">
            <text:p>17032003</text:p>
          </table:table-cell>
          <table:table-cell office:value-type="float" office:value="8.38584" calcext:value-type="float">
            <text:p>8.38584</text:p>
          </table:table-cell>
          <table:table-cell office:value-type="float" office:value="20.71" calcext:value-type="float">
            <text:p>20.71</text:p>
          </table:table-cell>
          <table:table-cell office:value-type="float" office:value="9.05" calcext:value-type="float">
            <text:p>9.05</text:p>
          </table:table-cell>
          <table:table-cell office:value-type="float" office:value="1.48836" calcext:value-type="float">
            <text:p>1.48836</text:p>
          </table:table-cell>
          <table:table-cell office:value-type="float" office:value="1.011482" calcext:value-type="float">
            <text:p>1.011482</text:p>
          </table:table-cell>
          <table:table-cell office:value-type="float" office:value="215.712" calcext:value-type="float">
            <text:p>215.712</text:p>
          </table:table-cell>
          <table:table-cell office:value-type="float" office:value="0" calcext:value-type="float">
            <text:p>0</text:p>
          </table:table-cell>
          <table:table-cell office:value-type="float" office:value="30.33908" calcext:value-type="float">
            <text:p>30.33908</text:p>
          </table:table-cell>
          <table:table-cell office:value-type="float" office:value="7.381104" calcext:value-type="float">
            <text:p>7.381104</text:p>
          </table:table-cell>
          <table:table-cell office:value-type="float" office:value="20.37326" calcext:value-type="float">
            <text:p>20.37326</text:p>
          </table:table-cell>
          <table:table-cell office:value-type="float" office:value="9.107819" calcext:value-type="float">
            <text:p>9.107819</text:p>
          </table:table-cell>
          <table:table-cell office:value-type="float" office:value="16.34079" calcext:value-type="float">
            <text:p>16.34079</text:p>
          </table:table-cell>
          <table:table-cell office:value-type="float" office:value="9.601959" calcext:value-type="float">
            <text:p>9.601959</text:p>
          </table:table-cell>
          <table:table-cell office:value-type="float" office:value="13.38605" calcext:value-type="float">
            <text:p>13.38605</text:p>
          </table:table-cell>
          <table:table-cell office:value-type="float" office:value="9.489105" calcext:value-type="float">
            <text:p>9.489105</text:p>
          </table:table-cell>
          <table:table-cell office:value-type="float" office:value="11.51056" calcext:value-type="float">
            <text:p>11.51056</text:p>
          </table:table-cell>
          <table:table-cell office:value-type="float" office:value="9.045319" calcext:value-type="float">
            <text:p>9.045319</text:p>
          </table:table-cell>
          <table:table-cell office:value-type="float" office:value="9.620575" calcext:value-type="float">
            <text:p>9.620575</text:p>
          </table:table-cell>
          <table:table-cell office:value-type="float" office:value="8.213257" calcext:value-type="float">
            <text:p>8.213257</text:p>
          </table:table-cell>
          <table:table-cell office:value-type="float" office:value="7.869659" calcext:value-type="float">
            <text:p>7.869659</text:p>
          </table:table-cell>
          <table:table-cell office:value-type="float" office:value="6.932281" calcext:value-type="float">
            <text:p>6.932281</text:p>
          </table:table-cell>
          <table:table-cell office:value-type="float" office:value="5.339691" calcext:value-type="float">
            <text:p>5.339691</text:p>
          </table:table-cell>
          <table:table-cell office:value-type="float" office:value="3.782227" calcext:value-type="float">
            <text:p>3.782227</text:p>
          </table:table-cell>
          <table:table-cell office:value-type="float" office:value="2.882629" calcext:value-type="float">
            <text:p>2.882629</text:p>
          </table:table-cell>
          <table:table-cell office:value-type="float" office:value="1.883728" calcext:value-type="float">
            <text:p>1.883728</text:p>
          </table:table-cell>
          <table:table-cell office:value-type="float" office:value="2.355438" calcext:value-type="float">
            <text:p>2.355438</text:p>
          </table:table-cell>
          <table:table-cell office:value-type="float" office:value="2.113647" calcext:value-type="float">
            <text:p>2.113647</text:p>
          </table:table-cell>
          <table:table-cell office:value-type="float" office:value="2.873993" calcext:value-type="float">
            <text:p>2.873993</text:p>
          </table:table-cell>
          <table:table-cell office:value-type="float" office:value="2.836548" calcext:value-type="float">
            <text:p>2.836548</text:p>
          </table:table-cell>
          <table:table-cell office:value-type="float" office:value="3.566254" calcext:value-type="float">
            <text:p>3.566254</text:p>
          </table:table-cell>
          <table:table-cell office:value-type="float" office:value="3.546326" calcext:value-type="float">
            <text:p>3.546326</text:p>
          </table:table-cell>
          <table:table-cell office:value-type="float" office:value="4.288452" calcext:value-type="float">
            <text:p>4.288452</text:p>
          </table:table-cell>
          <table:table-cell office:value-type="float" office:value="4.258301" calcext:value-type="float">
            <text:p>4.258301</text:p>
          </table:table-cell>
          <table:table-cell office:value-type="float" office:value="4.833374" calcext:value-type="float">
            <text:p>4.833374</text:p>
          </table:table-cell>
          <table:table-cell office:value-type="float" office:value="4.801758" calcext:value-type="float">
            <text:p>4.801758</text:p>
          </table:table-cell>
          <table:table-cell office:value-type="float" office:value="40.33893" calcext:value-type="float">
            <text:p>40.33893</text:p>
          </table:table-cell>
          <table:table-cell office:value-type="float" office:value="5.329285" calcext:value-type="float">
            <text:p>5.32928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8032003" calcext:value-type="float">
            <text:p>18032003</text:p>
          </table:table-cell>
          <table:table-cell office:value-type="float" office:value="13.25504" calcext:value-type="float">
            <text:p>13.25504</text:p>
          </table:table-cell>
          <table:table-cell office:value-type="float" office:value="21.09" calcext:value-type="float">
            <text:p>21.09</text:p>
          </table:table-cell>
          <table:table-cell office:value-type="float" office:value="8.62" calcext:value-type="float">
            <text:p>8.62</text:p>
          </table:table-cell>
          <table:table-cell office:value-type="float" office:value="1.409561" calcext:value-type="float">
            <text:p>1.409561</text:p>
          </table:table-cell>
          <table:table-cell office:value-type="float" office:value="0.9825843" calcext:value-type="float">
            <text:p>0.9825843</text:p>
          </table:table-cell>
          <table:table-cell office:value-type="float" office:value="479.556" calcext:value-type="float">
            <text:p>479.556</text:p>
          </table:table-cell>
          <table:table-cell office:value-type="float" office:value="0" calcext:value-type="float">
            <text:p>0</text:p>
          </table:table-cell>
          <table:table-cell office:value-type="float" office:value="32.87073" calcext:value-type="float">
            <text:p>32.87073</text:p>
          </table:table-cell>
          <table:table-cell office:value-type="float" office:value="6.848724" calcext:value-type="float">
            <text:p>6.848724</text:p>
          </table:table-cell>
          <table:table-cell office:value-type="float" office:value="23.53775" calcext:value-type="float">
            <text:p>23.53775</text:p>
          </table:table-cell>
          <table:table-cell office:value-type="float" office:value="8.304138" calcext:value-type="float">
            <text:p>8.304138</text:p>
          </table:table-cell>
          <table:table-cell office:value-type="float" office:value="18.73843" calcext:value-type="float">
            <text:p>18.73843</text:p>
          </table:table-cell>
          <table:table-cell office:value-type="float" office:value="8.917175" calcext:value-type="float">
            <text:p>8.917175</text:p>
          </table:table-cell>
          <table:table-cell office:value-type="float" office:value="15.08737" calcext:value-type="float">
            <text:p>15.08737</text:p>
          </table:table-cell>
          <table:table-cell office:value-type="float" office:value="9.030792" calcext:value-type="float">
            <text:p>9.030792</text:p>
          </table:table-cell>
          <table:table-cell office:value-type="float" office:value="12.87433" calcext:value-type="float">
            <text:p>12.87433</text:p>
          </table:table-cell>
          <table:table-cell office:value-type="float" office:value="8.837341" calcext:value-type="float">
            <text:p>8.837341</text:p>
          </table:table-cell>
          <table:table-cell office:value-type="float" office:value="10.70471" calcext:value-type="float">
            <text:p>10.70471</text:p>
          </table:table-cell>
          <table:table-cell office:value-type="float" office:value="8.360382" calcext:value-type="float">
            <text:p>8.360382</text:p>
          </table:table-cell>
          <table:table-cell office:value-type="float" office:value="8.931519" calcext:value-type="float">
            <text:p>8.931519</text:p>
          </table:table-cell>
          <table:table-cell office:value-type="float" office:value="7.41861" calcext:value-type="float">
            <text:p>7.41861</text:p>
          </table:table-cell>
          <table:table-cell office:value-type="float" office:value="6.275452" calcext:value-type="float">
            <text:p>6.275452</text:p>
          </table:table-cell>
          <table:table-cell office:value-type="float" office:value="5.353912" calcext:value-type="float">
            <text:p>5.353912</text:p>
          </table:table-cell>
          <table:table-cell office:value-type="float" office:value="3.738342" calcext:value-type="float">
            <text:p>3.738342</text:p>
          </table:table-cell>
          <table:table-cell office:value-type="float" office:value="2.892609" calcext:value-type="float">
            <text:p>2.892609</text:p>
          </table:table-cell>
          <table:table-cell office:value-type="float" office:value="2.710541" calcext:value-type="float">
            <text:p>2.710541</text:p>
          </table:table-cell>
          <table:table-cell office:value-type="float" office:value="2.358734" calcext:value-type="float">
            <text:p>2.358734</text:p>
          </table:table-cell>
          <table:table-cell office:value-type="float" office:value="2.978577" calcext:value-type="float">
            <text:p>2.978577</text:p>
          </table:table-cell>
          <table:table-cell office:value-type="float" office:value="2.874725" calcext:value-type="float">
            <text:p>2.874725</text:p>
          </table:table-cell>
          <table:table-cell office:value-type="float" office:value="3.546204" calcext:value-type="float">
            <text:p>3.546204</text:p>
          </table:table-cell>
          <table:table-cell office:value-type="float" office:value="3.543091" calcext:value-type="float">
            <text:p>3.543091</text:p>
          </table:table-cell>
          <table:table-cell office:value-type="float" office:value="4.257965" calcext:value-type="float">
            <text:p>4.257965</text:p>
          </table:table-cell>
          <table:table-cell office:value-type="float" office:value="4.23175" calcext:value-type="float">
            <text:p>4.23175</text:p>
          </table:table-cell>
          <table:table-cell office:value-type="float" office:value="4.801453" calcext:value-type="float">
            <text:p>4.801453</text:p>
          </table:table-cell>
          <table:table-cell office:value-type="float" office:value="4.772308" calcext:value-type="float">
            <text:p>4.772308</text:p>
          </table:table-cell>
          <table:table-cell office:value-type="float" office:value="44.59286" calcext:value-type="float">
            <text:p>44.59286</text:p>
          </table:table-cell>
          <table:table-cell office:value-type="float" office:value="5.290497" calcext:value-type="float">
            <text:p>5.29049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9032003" calcext:value-type="float">
            <text:p>19032003</text:p>
          </table:table-cell>
          <table:table-cell office:value-type="float" office:value="2.65212" calcext:value-type="float">
            <text:p>2.65212</text:p>
          </table:table-cell>
          <table:table-cell office:value-type="float" office:value="9.41" calcext:value-type="float">
            <text:p>9.41</text:p>
          </table:table-cell>
          <table:table-cell office:value-type="float" office:value="4.82" calcext:value-type="float">
            <text:p>4.82</text:p>
          </table:table-cell>
          <table:table-cell office:value-type="float" office:value="1.036258" calcext:value-type="float">
            <text:p>1.036258</text:p>
          </table:table-cell>
          <table:table-cell office:value-type="float" office:value="0.7575863" calcext:value-type="float">
            <text:p>0.7575863</text:p>
          </table:table-cell>
          <table:table-cell office:value-type="float" office:value="730.26" calcext:value-type="float">
            <text:p>730.26</text:p>
          </table:table-cell>
          <table:table-cell office:value-type="float" office:value="10.5" calcext:value-type="float">
            <text:p>10.5</text:p>
          </table:table-cell>
          <table:table-cell office:value-type="float" office:value="10.88092" calcext:value-type="float">
            <text:p>10.88092</text:p>
          </table:table-cell>
          <table:table-cell office:value-type="float" office:value="3.031891" calcext:value-type="float">
            <text:p>3.031891</text:p>
          </table:table-cell>
          <table:table-cell office:value-type="float" office:value="12.10635" calcext:value-type="float">
            <text:p>12.10635</text:p>
          </table:table-cell>
          <table:table-cell office:value-type="float" office:value="4.303864" calcext:value-type="float">
            <text:p>4.303864</text:p>
          </table:table-cell>
          <table:table-cell office:value-type="float" office:value="12.82425" calcext:value-type="float">
            <text:p>12.82425</text:p>
          </table:table-cell>
          <table:table-cell office:value-type="float" office:value="5.759399" calcext:value-type="float">
            <text:p>5.759399</text:p>
          </table:table-cell>
          <table:table-cell office:value-type="float" office:value="12.5835" calcext:value-type="float">
            <text:p>12.5835</text:p>
          </table:table-cell>
          <table:table-cell office:value-type="float" office:value="6.857178" calcext:value-type="float">
            <text:p>6.857178</text:p>
          </table:table-cell>
          <table:table-cell office:value-type="float" office:value="11.83517" calcext:value-type="float">
            <text:p>11.83517</text:p>
          </table:table-cell>
          <table:table-cell office:value-type="float" office:value="7.333221" calcext:value-type="float">
            <text:p>7.333221</text:p>
          </table:table-cell>
          <table:table-cell office:value-type="float" office:value="10.63254" calcext:value-type="float">
            <text:p>10.63254</text:p>
          </table:table-cell>
          <table:table-cell office:value-type="float" office:value="7.690887" calcext:value-type="float">
            <text:p>7.690887</text:p>
          </table:table-cell>
          <table:table-cell office:value-type="float" office:value="8.956329" calcext:value-type="float">
            <text:p>8.956329</text:p>
          </table:table-cell>
          <table:table-cell office:value-type="float" office:value="7.44339" calcext:value-type="float">
            <text:p>7.44339</text:p>
          </table:table-cell>
          <table:table-cell office:value-type="float" office:value="6.686005" calcext:value-type="float">
            <text:p>6.686005</text:p>
          </table:table-cell>
          <table:table-cell office:value-type="float" office:value="6.29068" calcext:value-type="float">
            <text:p>6.29068</text:p>
          </table:table-cell>
          <table:table-cell office:value-type="float" office:value="4.45343" calcext:value-type="float">
            <text:p>4.45343</text:p>
          </table:table-cell>
          <table:table-cell office:value-type="float" office:value="3.746796" calcext:value-type="float">
            <text:p>3.746796</text:p>
          </table:table-cell>
          <table:table-cell office:value-type="float" office:value="3.109802" calcext:value-type="float">
            <text:p>3.109802</text:p>
          </table:table-cell>
          <table:table-cell office:value-type="float" office:value="2.714539" calcext:value-type="float">
            <text:p>2.714539</text:p>
          </table:table-cell>
          <table:table-cell office:value-type="float" office:value="3.137878" calcext:value-type="float">
            <text:p>3.137878</text:p>
          </table:table-cell>
          <table:table-cell office:value-type="float" office:value="2.97998" calcext:value-type="float">
            <text:p>2.97998</text:p>
          </table:table-cell>
          <table:table-cell office:value-type="float" office:value="3.572723" calcext:value-type="float">
            <text:p>3.572723</text:p>
          </table:table-cell>
          <table:table-cell office:value-type="float" office:value="3.546234" calcext:value-type="float">
            <text:p>3.546234</text:p>
          </table:table-cell>
          <table:table-cell office:value-type="float" office:value="4.231506" calcext:value-type="float">
            <text:p>4.231506</text:p>
          </table:table-cell>
          <table:table-cell office:value-type="float" office:value="4.213379" calcext:value-type="float">
            <text:p>4.213379</text:p>
          </table:table-cell>
          <table:table-cell office:value-type="float" office:value="4.772003" calcext:value-type="float">
            <text:p>4.772003</text:p>
          </table:table-cell>
          <table:table-cell office:value-type="float" office:value="4.74469" calcext:value-type="float">
            <text:p>4.74469</text:p>
          </table:table-cell>
          <table:table-cell office:value-type="float" office:value="11.57538" calcext:value-type="float">
            <text:p>11.57538</text:p>
          </table:table-cell>
          <table:table-cell office:value-type="float" office:value="2.569458" calcext:value-type="float">
            <text:p>2.56945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0032003" calcext:value-type="float">
            <text:p>20032003</text:p>
          </table:table-cell>
          <table:table-cell office:value-type="float" office:value="6.34464" calcext:value-type="float">
            <text:p>6.34464</text:p>
          </table:table-cell>
          <table:table-cell office:value-type="float" office:value="8.09" calcext:value-type="float">
            <text:p>8.09</text:p>
          </table:table-cell>
          <table:table-cell office:value-type="float" office:value="1.32" calcext:value-type="float">
            <text:p>1.32</text:p>
          </table:table-cell>
          <table:table-cell office:value-type="float" office:value="0.9273819" calcext:value-type="float">
            <text:p>0.9273819</text:p>
          </table:table-cell>
          <table:table-cell office:value-type="float" office:value="0.5924392" calcext:value-type="float">
            <text:p>0.5924392</text:p>
          </table:table-cell>
          <table:table-cell office:value-type="float" office:value="514.944" calcext:value-type="float">
            <text:p>514.944</text:p>
          </table:table-cell>
          <table:table-cell office:value-type="float" office:value="5.5" calcext:value-type="float">
            <text:p>5.5</text:p>
          </table:table-cell>
          <table:table-cell office:value-type="float" office:value="14.24124" calcext:value-type="float">
            <text:p>14.24124</text:p>
          </table:table-cell>
          <table:table-cell office:value-type="float" office:value="0.7382812" calcext:value-type="float">
            <text:p>0.7382812</text:p>
          </table:table-cell>
          <table:table-cell office:value-type="float" office:value="10.45319" calcext:value-type="float">
            <text:p>10.45319</text:p>
          </table:table-cell>
          <table:table-cell office:value-type="float" office:value="2.55896" calcext:value-type="float">
            <text:p>2.55896</text:p>
          </table:table-cell>
          <table:table-cell office:value-type="float" office:value="9.00708" calcext:value-type="float">
            <text:p>9.00708</text:p>
          </table:table-cell>
          <table:table-cell office:value-type="float" office:value="3.819" calcext:value-type="float">
            <text:p>3.819</text:p>
          </table:table-cell>
          <table:table-cell office:value-type="float" office:value="7.842651" calcext:value-type="float">
            <text:p>7.842651</text:p>
          </table:table-cell>
          <table:table-cell office:value-type="float" office:value="4.91571" calcext:value-type="float">
            <text:p>4.91571</text:p>
          </table:table-cell>
          <table:table-cell office:value-type="float" office:value="7.271423" calcext:value-type="float">
            <text:p>7.271423</text:p>
          </table:table-cell>
          <table:table-cell office:value-type="float" office:value="5.509918" calcext:value-type="float">
            <text:p>5.509918</text:p>
          </table:table-cell>
          <table:table-cell office:value-type="float" office:value="7.651428" calcext:value-type="float">
            <text:p>7.651428</text:p>
          </table:table-cell>
          <table:table-cell office:value-type="float" office:value="5.968384" calcext:value-type="float">
            <text:p>5.968384</text:p>
          </table:table-cell>
          <table:table-cell office:value-type="float" office:value="7.421631" calcext:value-type="float">
            <text:p>7.421631</text:p>
          </table:table-cell>
          <table:table-cell office:value-type="float" office:value="6.09436" calcext:value-type="float">
            <text:p>6.09436</text:p>
          </table:table-cell>
          <table:table-cell office:value-type="float" office:value="6.590424" calcext:value-type="float">
            <text:p>6.590424</text:p>
          </table:table-cell>
          <table:table-cell office:value-type="float" office:value="5.911957" calcext:value-type="float">
            <text:p>5.911957</text:p>
          </table:table-cell>
          <table:table-cell office:value-type="float" office:value="4.721863" calcext:value-type="float">
            <text:p>4.721863</text:p>
          </table:table-cell>
          <table:table-cell office:value-type="float" office:value="4.45874" calcext:value-type="float">
            <text:p>4.45874</text:p>
          </table:table-cell>
          <table:table-cell office:value-type="float" office:value="3.475006" calcext:value-type="float">
            <text:p>3.475006</text:p>
          </table:table-cell>
          <table:table-cell office:value-type="float" office:value="3.113953" calcext:value-type="float">
            <text:p>3.113953</text:p>
          </table:table-cell>
          <table:table-cell office:value-type="float" office:value="3.330505" calcext:value-type="float">
            <text:p>3.330505</text:p>
          </table:table-cell>
          <table:table-cell office:value-type="float" office:value="3.139771" calcext:value-type="float">
            <text:p>3.139771</text:p>
          </table:table-cell>
          <table:table-cell office:value-type="float" office:value="3.630096" calcext:value-type="float">
            <text:p>3.630096</text:p>
          </table:table-cell>
          <table:table-cell office:value-type="float" office:value="3.573181" calcext:value-type="float">
            <text:p>3.573181</text:p>
          </table:table-cell>
          <table:table-cell office:value-type="float" office:value="4.222382" calcext:value-type="float">
            <text:p>4.222382</text:p>
          </table:table-cell>
          <table:table-cell office:value-type="float" office:value="4.209167" calcext:value-type="float">
            <text:p>4.209167</text:p>
          </table:table-cell>
          <table:table-cell office:value-type="float" office:value="4.744415" calcext:value-type="float">
            <text:p>4.744415</text:p>
          </table:table-cell>
          <table:table-cell office:value-type="float" office:value="4.720276" calcext:value-type="float">
            <text:p>4.720276</text:p>
          </table:table-cell>
          <table:table-cell office:value-type="float" office:value="16.62546" calcext:value-type="float">
            <text:p>16.62546</text:p>
          </table:table-cell>
          <table:table-cell office:value-type="float" office:value="-0.4724121" calcext:value-type="float">
            <text:p>-0.472412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1032003" calcext:value-type="float">
            <text:p>21032003</text:p>
          </table:table-cell>
          <table:table-cell office:value-type="float" office:value="21.21578" calcext:value-type="float">
            <text:p>21.21578</text:p>
          </table:table-cell>
          <table:table-cell office:value-type="float" office:value="14.1" calcext:value-type="float">
            <text:p>14.1</text:p>
          </table:table-cell>
          <table:table-cell office:value-type="float" office:value="-0.94" calcext:value-type="float">
            <text:p>-0.94</text:p>
          </table:table-cell>
          <table:table-cell office:value-type="float" office:value="0.8553715" calcext:value-type="float">
            <text:p>0.8553715</text:p>
          </table:table-cell>
          <table:table-cell office:value-type="float" office:value="0.5037665" calcext:value-type="float">
            <text:p>0.5037665</text:p>
          </table:table-cell>
          <table:table-cell office:value-type="float" office:value="343.908" calcext:value-type="float">
            <text:p>343.908</text:p>
          </table:table-cell>
          <table:table-cell office:value-type="float" office:value="0" calcext:value-type="float">
            <text:p>0</text:p>
          </table:table-cell>
          <table:table-cell office:value-type="float" office:value="26.68094" calcext:value-type="float">
            <text:p>26.68094</text:p>
          </table:table-cell>
          <table:table-cell office:value-type="float" office:value="-0.730835" calcext:value-type="float">
            <text:p>-0.730835</text:p>
          </table:table-cell>
          <table:table-cell office:value-type="float" office:value="20.32513" calcext:value-type="float">
            <text:p>20.32513</text:p>
          </table:table-cell>
          <table:table-cell office:value-type="float" office:value="0.5570984" calcext:value-type="float">
            <text:p>0.5570984</text:p>
          </table:table-cell>
          <table:table-cell office:value-type="float" office:value="15.77942" calcext:value-type="float">
            <text:p>15.77942</text:p>
          </table:table-cell>
          <table:table-cell office:value-type="float" office:value="1.944122" calcext:value-type="float">
            <text:p>1.944122</text:p>
          </table:table-cell>
          <table:table-cell office:value-type="float" office:value="12.21548" calcext:value-type="float">
            <text:p>12.21548</text:p>
          </table:table-cell>
          <table:table-cell office:value-type="float" office:value="3.257629" calcext:value-type="float">
            <text:p>3.257629</text:p>
          </table:table-cell>
          <table:table-cell office:value-type="float" office:value="10.14853" calcext:value-type="float">
            <text:p>10.14853</text:p>
          </table:table-cell>
          <table:table-cell office:value-type="float" office:value="4.08252" calcext:value-type="float">
            <text:p>4.08252</text:p>
          </table:table-cell>
          <table:table-cell office:value-type="float" office:value="8.338409" calcext:value-type="float">
            <text:p>8.338409</text:p>
          </table:table-cell>
          <table:table-cell office:value-type="float" office:value="4.880005" calcext:value-type="float">
            <text:p>4.880005</text:p>
          </table:table-cell>
          <table:table-cell office:value-type="float" office:value="7.237488" calcext:value-type="float">
            <text:p>7.237488</text:p>
          </table:table-cell>
          <table:table-cell office:value-type="float" office:value="5.262115" calcext:value-type="float">
            <text:p>5.262115</text:p>
          </table:table-cell>
          <table:table-cell office:value-type="float" office:value="5.908997" calcext:value-type="float">
            <text:p>5.908997</text:p>
          </table:table-cell>
          <table:table-cell office:value-type="float" office:value="5.488861" calcext:value-type="float">
            <text:p>5.488861</text:p>
          </table:table-cell>
          <table:table-cell office:value-type="float" office:value="4.749146" calcext:value-type="float">
            <text:p>4.749146</text:p>
          </table:table-cell>
          <table:table-cell office:value-type="float" office:value="4.722931" calcext:value-type="float">
            <text:p>4.722931</text:p>
          </table:table-cell>
          <table:table-cell office:value-type="float" office:value="3.743256" calcext:value-type="float">
            <text:p>3.743256</text:p>
          </table:table-cell>
          <table:table-cell office:value-type="float" office:value="3.478333" calcext:value-type="float">
            <text:p>3.478333</text:p>
          </table:table-cell>
          <table:table-cell office:value-type="float" office:value="3.52066" calcext:value-type="float">
            <text:p>3.52066</text:p>
          </table:table-cell>
          <table:table-cell office:value-type="float" office:value="3.332581" calcext:value-type="float">
            <text:p>3.332581</text:p>
          </table:table-cell>
          <table:table-cell office:value-type="float" office:value="3.704834" calcext:value-type="float">
            <text:p>3.704834</text:p>
          </table:table-cell>
          <table:table-cell office:value-type="float" office:value="3.630829" calcext:value-type="float">
            <text:p>3.630829</text:p>
          </table:table-cell>
          <table:table-cell office:value-type="float" office:value="4.210815" calcext:value-type="float">
            <text:p>4.210815</text:p>
          </table:table-cell>
          <table:table-cell office:value-type="float" office:value="4.208191" calcext:value-type="float">
            <text:p>4.208191</text:p>
          </table:table-cell>
          <table:table-cell office:value-type="float" office:value="4.720032" calcext:value-type="float">
            <text:p>4.720032</text:p>
          </table:table-cell>
          <table:table-cell office:value-type="float" office:value="4.700653" calcext:value-type="float">
            <text:p>4.700653</text:p>
          </table:table-cell>
          <table:table-cell office:value-type="float" office:value="30.4097" calcext:value-type="float">
            <text:p>30.4097</text:p>
          </table:table-cell>
          <table:table-cell office:value-type="float" office:value="-2.396606" calcext:value-type="float">
            <text:p>-2.39660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2032003" calcext:value-type="float">
            <text:p>22032003</text:p>
          </table:table-cell>
          <table:table-cell office:value-type="float" office:value="20.8779" calcext:value-type="float">
            <text:p>20.8779</text:p>
          </table:table-cell>
          <table:table-cell office:value-type="float" office:value="17.91" calcext:value-type="float">
            <text:p>17.91</text:p>
          </table:table-cell>
          <table:table-cell office:value-type="float" office:value="-2.2" calcext:value-type="float">
            <text:p>-2.2</text:p>
          </table:table-cell>
          <table:table-cell office:value-type="float" office:value="0.8664941" calcext:value-type="float">
            <text:p>0.8664941</text:p>
          </table:table-cell>
          <table:table-cell office:value-type="float" office:value="0.4596862" calcext:value-type="float">
            <text:p>0.4596862</text:p>
          </table:table-cell>
          <table:table-cell office:value-type="float" office:value="141.66" calcext:value-type="float">
            <text:p>141.66</text:p>
          </table:table-cell>
          <table:table-cell office:value-type="float" office:value="0" calcext:value-type="float">
            <text:p>0</text:p>
          </table:table-cell>
          <table:table-cell office:value-type="float" office:value="25.81375" calcext:value-type="float">
            <text:p>25.81375</text:p>
          </table:table-cell>
          <table:table-cell office:value-type="float" office:value="-0.8757019" calcext:value-type="float">
            <text:p>-0.8757019</text:p>
          </table:table-cell>
          <table:table-cell office:value-type="float" office:value="19.07037" calcext:value-type="float">
            <text:p>19.07037</text:p>
          </table:table-cell>
          <table:table-cell office:value-type="float" office:value="1.253693" calcext:value-type="float">
            <text:p>1.253693</text:p>
          </table:table-cell>
          <table:table-cell office:value-type="float" office:value="15.23419" calcext:value-type="float">
            <text:p>15.23419</text:p>
          </table:table-cell>
          <table:table-cell office:value-type="float" office:value="3.08786" calcext:value-type="float">
            <text:p>3.08786</text:p>
          </table:table-cell>
          <table:table-cell office:value-type="float" office:value="12.21747" calcext:value-type="float">
            <text:p>12.21747</text:p>
          </table:table-cell>
          <table:table-cell office:value-type="float" office:value="4.575592" calcext:value-type="float">
            <text:p>4.575592</text:p>
          </table:table-cell>
          <table:table-cell office:value-type="float" office:value="10.40924" calcext:value-type="float">
            <text:p>10.40924</text:p>
          </table:table-cell>
          <table:table-cell office:value-type="float" office:value="5.381226" calcext:value-type="float">
            <text:p>5.381226</text:p>
          </table:table-cell>
          <table:table-cell office:value-type="float" office:value="8.756531" calcext:value-type="float">
            <text:p>8.756531</text:p>
          </table:table-cell>
          <table:table-cell office:value-type="float" office:value="6.035217" calcext:value-type="float">
            <text:p>6.035217</text:p>
          </table:table-cell>
          <table:table-cell office:value-type="float" office:value="7.650757" calcext:value-type="float">
            <text:p>7.650757</text:p>
          </table:table-cell>
          <table:table-cell office:value-type="float" office:value="6.09256" calcext:value-type="float">
            <text:p>6.09256</text:p>
          </table:table-cell>
          <table:table-cell office:value-type="float" office:value="6.102234" calcext:value-type="float">
            <text:p>6.102234</text:p>
          </table:table-cell>
          <table:table-cell office:value-type="float" office:value="5.757629" calcext:value-type="float">
            <text:p>5.757629</text:p>
          </table:table-cell>
          <table:table-cell office:value-type="float" office:value="4.900574" calcext:value-type="float">
            <text:p>4.900574</text:p>
          </table:table-cell>
          <table:table-cell office:value-type="float" office:value="4.748993" calcext:value-type="float">
            <text:p>4.748993</text:p>
          </table:table-cell>
          <table:table-cell office:value-type="float" office:value="3.951202" calcext:value-type="float">
            <text:p>3.951202</text:p>
          </table:table-cell>
          <table:table-cell office:value-type="float" office:value="3.745544" calcext:value-type="float">
            <text:p>3.745544</text:p>
          </table:table-cell>
          <table:table-cell office:value-type="float" office:value="3.689545" calcext:value-type="float">
            <text:p>3.689545</text:p>
          </table:table-cell>
          <table:table-cell office:value-type="float" office:value="3.522522" calcext:value-type="float">
            <text:p>3.522522</text:p>
          </table:table-cell>
          <table:table-cell office:value-type="float" office:value="3.789154" calcext:value-type="float">
            <text:p>3.789154</text:p>
          </table:table-cell>
          <table:table-cell office:value-type="float" office:value="3.705719" calcext:value-type="float">
            <text:p>3.705719</text:p>
          </table:table-cell>
          <table:table-cell office:value-type="float" office:value="4.225006" calcext:value-type="float">
            <text:p>4.225006</text:p>
          </table:table-cell>
          <table:table-cell office:value-type="float" office:value="4.210876" calcext:value-type="float">
            <text:p>4.210876</text:p>
          </table:table-cell>
          <table:table-cell office:value-type="float" office:value="4.70047" calcext:value-type="float">
            <text:p>4.70047</text:p>
          </table:table-cell>
          <table:table-cell office:value-type="float" office:value="4.688538" calcext:value-type="float">
            <text:p>4.688538</text:p>
          </table:table-cell>
          <table:table-cell office:value-type="float" office:value="27.90045" calcext:value-type="float">
            <text:p>27.90045</text:p>
          </table:table-cell>
          <table:table-cell office:value-type="float" office:value="-3.055786" calcext:value-type="float">
            <text:p>-3.05578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3032003" calcext:value-type="float">
            <text:p>23032003</text:p>
          </table:table-cell>
          <table:table-cell office:value-type="float" office:value="17.80977" calcext:value-type="float">
            <text:p>17.80977</text:p>
          </table:table-cell>
          <table:table-cell office:value-type="float" office:value="23.36" calcext:value-type="float">
            <text:p>23.36</text:p>
          </table:table-cell>
          <table:table-cell office:value-type="float" office:value="3.03" calcext:value-type="float">
            <text:p>3.03</text:p>
          </table:table-cell>
          <table:table-cell office:value-type="float" office:value="1.189153" calcext:value-type="float">
            <text:p>1.189153</text:p>
          </table:table-cell>
          <table:table-cell office:value-type="float" office:value="0.668583" calcext:value-type="float">
            <text:p>0.668583</text:p>
          </table:table-cell>
          <table:table-cell office:value-type="float" office:value="470.664" calcext:value-type="float">
            <text:p>470.664</text:p>
          </table:table-cell>
          <table:table-cell office:value-type="float" office:value="0" calcext:value-type="float">
            <text:p>0</text:p>
          </table:table-cell>
          <table:table-cell office:value-type="float" office:value="30.38104" calcext:value-type="float">
            <text:p>30.38104</text:p>
          </table:table-cell>
          <table:table-cell office:value-type="float" office:value="2.085754" calcext:value-type="float">
            <text:p>2.085754</text:p>
          </table:table-cell>
          <table:table-cell office:value-type="float" office:value="21.77777" calcext:value-type="float">
            <text:p>21.77777</text:p>
          </table:table-cell>
          <table:table-cell office:value-type="float" office:value="4.566162" calcext:value-type="float">
            <text:p>4.566162</text:p>
          </table:table-cell>
          <table:table-cell office:value-type="float" office:value="17.8353" calcext:value-type="float">
            <text:p>17.8353</text:p>
          </table:table-cell>
          <table:table-cell office:value-type="float" office:value="5.963684" calcext:value-type="float">
            <text:p>5.963684</text:p>
          </table:table-cell>
          <table:table-cell office:value-type="float" office:value="14.55438" calcext:value-type="float">
            <text:p>14.55438</text:p>
          </table:table-cell>
          <table:table-cell office:value-type="float" office:value="6.79953" calcext:value-type="float">
            <text:p>6.79953</text:p>
          </table:table-cell>
          <table:table-cell office:value-type="float" office:value="12.48206" calcext:value-type="float">
            <text:p>12.48206</text:p>
          </table:table-cell>
          <table:table-cell office:value-type="float" office:value="7.144684" calcext:value-type="float">
            <text:p>7.144684</text:p>
          </table:table-cell>
          <table:table-cell office:value-type="float" office:value="10.56482" calcext:value-type="float">
            <text:p>10.56482</text:p>
          </table:table-cell>
          <table:table-cell office:value-type="float" office:value="7.32019" calcext:value-type="float">
            <text:p>7.32019</text:p>
          </table:table-cell>
          <table:table-cell office:value-type="float" office:value="8.970459" calcext:value-type="float">
            <text:p>8.970459</text:p>
          </table:table-cell>
          <table:table-cell office:value-type="float" office:value="7.022797" calcext:value-type="float">
            <text:p>7.022797</text:p>
          </table:table-cell>
          <table:table-cell office:value-type="float" office:value="6.767548" calcext:value-type="float">
            <text:p>6.767548</text:p>
          </table:table-cell>
          <table:table-cell office:value-type="float" office:value="6.113007" calcext:value-type="float">
            <text:p>6.113007</text:p>
          </table:table-cell>
          <table:table-cell office:value-type="float" office:value="5.171356" calcext:value-type="float">
            <text:p>5.171356</text:p>
          </table:table-cell>
          <table:table-cell office:value-type="float" office:value="4.902863" calcext:value-type="float">
            <text:p>4.902863</text:p>
          </table:table-cell>
          <table:table-cell office:value-type="float" office:value="4.148804" calcext:value-type="float">
            <text:p>4.148804</text:p>
          </table:table-cell>
          <table:table-cell office:value-type="float" office:value="3.953217" calcext:value-type="float">
            <text:p>3.953217</text:p>
          </table:table-cell>
          <table:table-cell office:value-type="float" office:value="3.842926" calcext:value-type="float">
            <text:p>3.842926</text:p>
          </table:table-cell>
          <table:table-cell office:value-type="float" office:value="3.691223" calcext:value-type="float">
            <text:p>3.691223</text:p>
          </table:table-cell>
          <table:table-cell office:value-type="float" office:value="3.877075" calcext:value-type="float">
            <text:p>3.877075</text:p>
          </table:table-cell>
          <table:table-cell office:value-type="float" office:value="3.790039" calcext:value-type="float">
            <text:p>3.790039</text:p>
          </table:table-cell>
          <table:table-cell office:value-type="float" office:value="4.249207" calcext:value-type="float">
            <text:p>4.249207</text:p>
          </table:table-cell>
          <table:table-cell office:value-type="float" office:value="4.22522" calcext:value-type="float">
            <text:p>4.22522</text:p>
          </table:table-cell>
          <table:table-cell office:value-type="float" office:value="4.688446" calcext:value-type="float">
            <text:p>4.688446</text:p>
          </table:table-cell>
          <table:table-cell office:value-type="float" office:value="4.685913" calcext:value-type="float">
            <text:p>4.685913</text:p>
          </table:table-cell>
          <table:table-cell office:value-type="float" office:value="46.04507" calcext:value-type="float">
            <text:p>46.04507</text:p>
          </table:table-cell>
          <table:table-cell office:value-type="float" office:value="-0.7277222" calcext:value-type="float">
            <text:p>-0.727722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4032003" calcext:value-type="float">
            <text:p>24032003</text:p>
          </table:table-cell>
          <table:table-cell office:value-type="float" office:value="12.31865" calcext:value-type="float">
            <text:p>12.31865</text:p>
          </table:table-cell>
          <table:table-cell office:value-type="float" office:value="15.67" calcext:value-type="float">
            <text:p>15.67</text:p>
          </table:table-cell>
          <table:table-cell office:value-type="float" office:value="6.86" calcext:value-type="float">
            <text:p>6.86</text:p>
          </table:table-cell>
          <table:table-cell office:value-type="float" office:value="1.082306" calcext:value-type="float">
            <text:p>1.082306</text:p>
          </table:table-cell>
          <table:table-cell office:value-type="float" office:value="0.8455966" calcext:value-type="float">
            <text:p>0.8455966</text:p>
          </table:table-cell>
          <table:table-cell office:value-type="float" office:value="362.412" calcext:value-type="float">
            <text:p>362.412</text:p>
          </table:table-cell>
          <table:table-cell office:value-type="float" office:value="0.4" calcext:value-type="float">
            <text:p>0.4</text:p>
          </table:table-cell>
          <table:table-cell office:value-type="float" office:value="31.35904" calcext:value-type="float">
            <text:p>31.35904</text:p>
          </table:table-cell>
          <table:table-cell office:value-type="float" office:value="6.204193" calcext:value-type="float">
            <text:p>6.204193</text:p>
          </table:table-cell>
          <table:table-cell office:value-type="float" office:value="21.6973" calcext:value-type="float">
            <text:p>21.6973</text:p>
          </table:table-cell>
          <table:table-cell office:value-type="float" office:value="8.885559" calcext:value-type="float">
            <text:p>8.885559</text:p>
          </table:table-cell>
          <table:table-cell office:value-type="float" office:value="17.26282" calcext:value-type="float">
            <text:p>17.26282</text:p>
          </table:table-cell>
          <table:table-cell office:value-type="float" office:value="10.08496" calcext:value-type="float">
            <text:p>10.08496</text:p>
          </table:table-cell>
          <table:table-cell office:value-type="float" office:value="14.44205" calcext:value-type="float">
            <text:p>14.44205</text:p>
          </table:table-cell>
          <table:table-cell office:value-type="float" office:value="10.32108" calcext:value-type="float">
            <text:p>10.32108</text:p>
          </table:table-cell>
          <table:table-cell office:value-type="float" office:value="12.81168" calcext:value-type="float">
            <text:p>12.81168</text:p>
          </table:table-cell>
          <table:table-cell office:value-type="float" office:value="10.15582" calcext:value-type="float">
            <text:p>10.15582</text:p>
          </table:table-cell>
          <table:table-cell office:value-type="float" office:value="11.15634" calcext:value-type="float">
            <text:p>11.15634</text:p>
          </table:table-cell>
          <table:table-cell office:value-type="float" office:value="9.72937" calcext:value-type="float">
            <text:p>9.72937</text:p>
          </table:table-cell>
          <table:table-cell office:value-type="float" office:value="9.761841" calcext:value-type="float">
            <text:p>9.761841</text:p>
          </table:table-cell>
          <table:table-cell office:value-type="float" office:value="8.851135" calcext:value-type="float">
            <text:p>8.851135</text:p>
          </table:table-cell>
          <table:table-cell office:value-type="float" office:value="7.777588" calcext:value-type="float">
            <text:p>7.777588</text:p>
          </table:table-cell>
          <table:table-cell office:value-type="float" office:value="6.7836" calcext:value-type="float">
            <text:p>6.7836</text:p>
          </table:table-cell>
          <table:table-cell office:value-type="float" office:value="5.647675" calcext:value-type="float">
            <text:p>5.647675</text:p>
          </table:table-cell>
          <table:table-cell office:value-type="float" office:value="5.175293" calcext:value-type="float">
            <text:p>5.175293</text:p>
          </table:table-cell>
          <table:table-cell office:value-type="float" office:value="4.375702" calcext:value-type="float">
            <text:p>4.375702</text:p>
          </table:table-cell>
          <table:table-cell office:value-type="float" office:value="4.15094" calcext:value-type="float">
            <text:p>4.15094</text:p>
          </table:table-cell>
          <table:table-cell office:value-type="float" office:value="3.99408" calcext:value-type="float">
            <text:p>3.99408</text:p>
          </table:table-cell>
          <table:table-cell office:value-type="float" office:value="3.844482" calcext:value-type="float">
            <text:p>3.844482</text:p>
          </table:table-cell>
          <table:table-cell office:value-type="float" office:value="3.967499" calcext:value-type="float">
            <text:p>3.967499</text:p>
          </table:table-cell>
          <table:table-cell office:value-type="float" office:value="3.877991" calcext:value-type="float">
            <text:p>3.877991</text:p>
          </table:table-cell>
          <table:table-cell office:value-type="float" office:value="4.28125" calcext:value-type="float">
            <text:p>4.28125</text:p>
          </table:table-cell>
          <table:table-cell office:value-type="float" office:value="4.249542" calcext:value-type="float">
            <text:p>4.249542</text:p>
          </table:table-cell>
          <table:table-cell office:value-type="float" office:value="4.690033" calcext:value-type="float">
            <text:p>4.690033</text:p>
          </table:table-cell>
          <table:table-cell office:value-type="float" office:value="4.685944" calcext:value-type="float">
            <text:p>4.685944</text:p>
          </table:table-cell>
          <table:table-cell office:value-type="float" office:value="39.30023" calcext:value-type="float">
            <text:p>39.30023</text:p>
          </table:table-cell>
          <table:table-cell office:value-type="float" office:value="3.633698" calcext:value-type="float">
            <text:p>3.63369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5032003" calcext:value-type="float">
            <text:p>25032003</text:p>
          </table:table-cell>
          <table:table-cell office:value-type="float" office:value="20.24754" calcext:value-type="float">
            <text:p>20.24754</text:p>
          </table:table-cell>
          <table:table-cell office:value-type="float" office:value="17.34" calcext:value-type="float">
            <text:p>17.34</text:p>
          </table:table-cell>
          <table:table-cell office:value-type="float" office:value="0.96" calcext:value-type="float">
            <text:p>0.96</text:p>
          </table:table-cell>
          <table:table-cell office:value-type="float" office:value="0.8545691" calcext:value-type="float">
            <text:p>0.8545691</text:p>
          </table:table-cell>
          <table:table-cell office:value-type="float" office:value="0.5774366" calcext:value-type="float">
            <text:p>0.5774366</text:p>
          </table:table-cell>
          <table:table-cell office:value-type="float" office:value="198.792" calcext:value-type="float">
            <text:p>198.792</text:p>
          </table:table-cell>
          <table:table-cell office:value-type="float" office:value="0" calcext:value-type="float">
            <text:p>0</text:p>
          </table:table-cell>
          <table:table-cell office:value-type="float" office:value="36.42035" calcext:value-type="float">
            <text:p>36.42035</text:p>
          </table:table-cell>
          <table:table-cell office:value-type="float" office:value="1.354736" calcext:value-type="float">
            <text:p>1.354736</text:p>
          </table:table-cell>
          <table:table-cell office:value-type="float" office:value="24.08875" calcext:value-type="float">
            <text:p>24.08875</text:p>
          </table:table-cell>
          <table:table-cell office:value-type="float" office:value="5.058899" calcext:value-type="float">
            <text:p>5.058899</text:p>
          </table:table-cell>
          <table:table-cell office:value-type="float" office:value="19.29578" calcext:value-type="float">
            <text:p>19.29578</text:p>
          </table:table-cell>
          <table:table-cell office:value-type="float" office:value="6.903473" calcext:value-type="float">
            <text:p>6.903473</text:p>
          </table:table-cell>
          <table:table-cell office:value-type="float" office:value="15.70862" calcext:value-type="float">
            <text:p>15.70862</text:p>
          </table:table-cell>
          <table:table-cell office:value-type="float" office:value="8.061493" calcext:value-type="float">
            <text:p>8.061493</text:p>
          </table:table-cell>
          <table:table-cell office:value-type="float" office:value="13.58746" calcext:value-type="float">
            <text:p>13.58746</text:p>
          </table:table-cell>
          <table:table-cell office:value-type="float" office:value="8.566132" calcext:value-type="float">
            <text:p>8.566132</text:p>
          </table:table-cell>
          <table:table-cell office:value-type="float" office:value="11.60275" calcext:value-type="float">
            <text:p>11.60275</text:p>
          </table:table-cell>
          <table:table-cell office:value-type="float" office:value="8.856262" calcext:value-type="float">
            <text:p>8.856262</text:p>
          </table:table-cell>
          <table:table-cell office:value-type="float" office:value="10.16928" calcext:value-type="float">
            <text:p>10.16928</text:p>
          </table:table-cell>
          <table:table-cell office:value-type="float" office:value="8.572235" calcext:value-type="float">
            <text:p>8.572235</text:p>
          </table:table-cell>
          <table:table-cell office:value-type="float" office:value="8.093262" calcext:value-type="float">
            <text:p>8.093262</text:p>
          </table:table-cell>
          <table:table-cell office:value-type="float" office:value="7.786835" calcext:value-type="float">
            <text:p>7.786835</text:p>
          </table:table-cell>
          <table:table-cell office:value-type="float" office:value="6.085144" calcext:value-type="float">
            <text:p>6.085144</text:p>
          </table:table-cell>
          <table:table-cell office:value-type="float" office:value="5.653229" calcext:value-type="float">
            <text:p>5.653229</text:p>
          </table:table-cell>
          <table:table-cell office:value-type="float" office:value="4.642212" calcext:value-type="float">
            <text:p>4.642212</text:p>
          </table:table-cell>
          <table:table-cell office:value-type="float" office:value="4.378296" calcext:value-type="float">
            <text:p>4.378296</text:p>
          </table:table-cell>
          <table:table-cell office:value-type="float" office:value="4.15741" calcext:value-type="float">
            <text:p>4.15741</text:p>
          </table:table-cell>
          <table:table-cell office:value-type="float" office:value="3.995697" calcext:value-type="float">
            <text:p>3.995697</text:p>
          </table:table-cell>
          <table:table-cell office:value-type="float" office:value="4.06189" calcext:value-type="float">
            <text:p>4.06189</text:p>
          </table:table-cell>
          <table:table-cell office:value-type="float" office:value="3.968414" calcext:value-type="float">
            <text:p>3.968414</text:p>
          </table:table-cell>
          <table:table-cell office:value-type="float" office:value="4.320007" calcext:value-type="float">
            <text:p>4.320007</text:p>
          </table:table-cell>
          <table:table-cell office:value-type="float" office:value="4.281647" calcext:value-type="float">
            <text:p>4.281647</text:p>
          </table:table-cell>
          <table:table-cell office:value-type="float" office:value="4.702057" calcext:value-type="float">
            <text:p>4.702057</text:p>
          </table:table-cell>
          <table:table-cell office:value-type="float" office:value="4.690125" calcext:value-type="float">
            <text:p>4.690125</text:p>
          </table:table-cell>
          <table:table-cell office:value-type="float" office:value="41.37888" calcext:value-type="float">
            <text:p>41.37888</text:p>
          </table:table-cell>
          <table:table-cell office:value-type="float" office:value="-2.119385" calcext:value-type="float">
            <text:p>-2.11938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6032003" calcext:value-type="float">
            <text:p>26032003</text:p>
          </table:table-cell>
          <table:table-cell office:value-type="float" office:value="8.9514" calcext:value-type="float">
            <text:p>8.9514</text:p>
          </table:table-cell>
          <table:table-cell office:value-type="float" office:value="18.24" calcext:value-type="float">
            <text:p>18.24</text:p>
          </table:table-cell>
          <table:table-cell office:value-type="float" office:value="0.55" calcext:value-type="float">
            <text:p>0.55</text:p>
          </table:table-cell>
          <table:table-cell office:value-type="float" office:value="1.309539" calcext:value-type="float">
            <text:p>1.309539</text:p>
          </table:table-cell>
          <table:table-cell office:value-type="float" office:value="0.5607681" calcext:value-type="float">
            <text:p>0.5607681</text:p>
          </table:table-cell>
          <table:table-cell office:value-type="float" office:value="301.788" calcext:value-type="float">
            <text:p>301.788</text:p>
          </table:table-cell>
          <table:table-cell office:value-type="float" office:value="2.2" calcext:value-type="float">
            <text:p>2.2</text:p>
          </table:table-cell>
          <table:table-cell office:value-type="float" office:value="28.80701" calcext:value-type="float">
            <text:p>28.80701</text:p>
          </table:table-cell>
          <table:table-cell office:value-type="float" office:value="1.962311" calcext:value-type="float">
            <text:p>1.962311</text:p>
          </table:table-cell>
          <table:table-cell office:value-type="float" office:value="18.35971" calcext:value-type="float">
            <text:p>18.35971</text:p>
          </table:table-cell>
          <table:table-cell office:value-type="float" office:value="5.743195" calcext:value-type="float">
            <text:p>5.743195</text:p>
          </table:table-cell>
          <table:table-cell office:value-type="float" office:value="15.09305" calcext:value-type="float">
            <text:p>15.09305</text:p>
          </table:table-cell>
          <table:table-cell office:value-type="float" office:value="7.629395" calcext:value-type="float">
            <text:p>7.629395</text:p>
          </table:table-cell>
          <table:table-cell office:value-type="float" office:value="12.89017" calcext:value-type="float">
            <text:p>12.89017</text:p>
          </table:table-cell>
          <table:table-cell office:value-type="float" office:value="8.796997" calcext:value-type="float">
            <text:p>8.796997</text:p>
          </table:table-cell>
          <table:table-cell office:value-type="float" office:value="12.23303" calcext:value-type="float">
            <text:p>12.23303</text:p>
          </table:table-cell>
          <table:table-cell office:value-type="float" office:value="9.276947" calcext:value-type="float">
            <text:p>9.276947</text:p>
          </table:table-cell>
          <table:table-cell office:value-type="float" office:value="11.48709" calcext:value-type="float">
            <text:p>11.48709</text:p>
          </table:table-cell>
          <table:table-cell office:value-type="float" office:value="9.450806" calcext:value-type="float">
            <text:p>9.450806</text:p>
          </table:table-cell>
          <table:table-cell office:value-type="float" office:value="10.17999" calcext:value-type="float">
            <text:p>10.17999</text:p>
          </table:table-cell>
          <table:table-cell office:value-type="float" office:value="9.075439" calcext:value-type="float">
            <text:p>9.075439</text:p>
          </table:table-cell>
          <table:table-cell office:value-type="float" office:value="8.330353" calcext:value-type="float">
            <text:p>8.330353</text:p>
          </table:table-cell>
          <table:table-cell office:value-type="float" office:value="8.10495" calcext:value-type="float">
            <text:p>8.10495</text:p>
          </table:table-cell>
          <table:table-cell office:value-type="float" office:value="6.463593" calcext:value-type="float">
            <text:p>6.463593</text:p>
          </table:table-cell>
          <table:table-cell office:value-type="float" office:value="6.089508" calcext:value-type="float">
            <text:p>6.089508</text:p>
          </table:table-cell>
          <table:table-cell office:value-type="float" office:value="4.916046" calcext:value-type="float">
            <text:p>4.916046</text:p>
          </table:table-cell>
          <table:table-cell office:value-type="float" office:value="4.64505" calcext:value-type="float">
            <text:p>4.64505</text:p>
          </table:table-cell>
          <table:table-cell office:value-type="float" office:value="4.333252" calcext:value-type="float">
            <text:p>4.333252</text:p>
          </table:table-cell>
          <table:table-cell office:value-type="float" office:value="4.15918" calcext:value-type="float">
            <text:p>4.15918</text:p>
          </table:table-cell>
          <table:table-cell office:value-type="float" office:value="4.162964" calcext:value-type="float">
            <text:p>4.162964</text:p>
          </table:table-cell>
          <table:table-cell office:value-type="float" office:value="4.062866" calcext:value-type="float">
            <text:p>4.062866</text:p>
          </table:table-cell>
          <table:table-cell office:value-type="float" office:value="4.365417" calcext:value-type="float">
            <text:p>4.365417</text:p>
          </table:table-cell>
          <table:table-cell office:value-type="float" office:value="4.320435" calcext:value-type="float">
            <text:p>4.320435</text:p>
          </table:table-cell>
          <table:table-cell office:value-type="float" office:value="4.721252" calcext:value-type="float">
            <text:p>4.721252</text:p>
          </table:table-cell>
          <table:table-cell office:value-type="float" office:value="4.70224" calcext:value-type="float">
            <text:p>4.70224</text:p>
          </table:table-cell>
          <table:table-cell office:value-type="float" office:value="40.38272" calcext:value-type="float">
            <text:p>40.38272</text:p>
          </table:table-cell>
          <table:table-cell office:value-type="float" office:value="-2.422791" calcext:value-type="float">
            <text:p>-2.42279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7032003" calcext:value-type="float">
            <text:p>27032003</text:p>
          </table:table-cell>
          <table:table-cell office:value-type="float" office:value="6.8832" calcext:value-type="float">
            <text:p>6.8832</text:p>
          </table:table-cell>
          <table:table-cell office:value-type="float" office:value="11.41" calcext:value-type="float">
            <text:p>11.41</text:p>
          </table:table-cell>
          <table:table-cell office:value-type="float" office:value="2.19" calcext:value-type="float">
            <text:p>2.19</text:p>
          </table:table-cell>
          <table:table-cell office:value-type="float" office:value="1.106833" calcext:value-type="float">
            <text:p>1.106833</text:p>
          </table:table-cell>
          <table:table-cell office:value-type="float" office:value="0.6301469" calcext:value-type="float">
            <text:p>0.6301469</text:p>
          </table:table-cell>
          <table:table-cell office:value-type="float" office:value="615.924" calcext:value-type="float">
            <text:p>615.924</text:p>
          </table:table-cell>
          <table:table-cell office:value-type="float" office:value="0.3" calcext:value-type="float">
            <text:p>0.3</text:p>
          </table:table-cell>
          <table:table-cell office:value-type="float" office:value="18.72858" calcext:value-type="float">
            <text:p>18.72858</text:p>
          </table:table-cell>
          <table:table-cell office:value-type="float" office:value="1.401184" calcext:value-type="float">
            <text:p>1.401184</text:p>
          </table:table-cell>
          <table:table-cell office:value-type="float" office:value="14.42462" calcext:value-type="float">
            <text:p>14.42462</text:p>
          </table:table-cell>
          <table:table-cell office:value-type="float" office:value="3.794159" calcext:value-type="float">
            <text:p>3.794159</text:p>
          </table:table-cell>
          <table:table-cell office:value-type="float" office:value="12.59198" calcext:value-type="float">
            <text:p>12.59198</text:p>
          </table:table-cell>
          <table:table-cell office:value-type="float" office:value="5.743835" calcext:value-type="float">
            <text:p>5.743835</text:p>
          </table:table-cell>
          <table:table-cell office:value-type="float" office:value="11.24704" calcext:value-type="float">
            <text:p>11.24704</text:p>
          </table:table-cell>
          <table:table-cell office:value-type="float" office:value="7.276154" calcext:value-type="float">
            <text:p>7.276154</text:p>
          </table:table-cell>
          <table:table-cell office:value-type="float" office:value="10.63171" calcext:value-type="float">
            <text:p>10.63171</text:p>
          </table:table-cell>
          <table:table-cell office:value-type="float" office:value="8.056366" calcext:value-type="float">
            <text:p>8.056366</text:p>
          </table:table-cell>
          <table:table-cell office:value-type="float" office:value="10.34241" calcext:value-type="float">
            <text:p>10.34241</text:p>
          </table:table-cell>
          <table:table-cell office:value-type="float" office:value="8.764252" calcext:value-type="float">
            <text:p>8.764252</text:p>
          </table:table-cell>
          <table:table-cell office:value-type="float" office:value="9.620056" calcext:value-type="float">
            <text:p>9.620056</text:p>
          </table:table-cell>
          <table:table-cell office:value-type="float" office:value="8.769287" calcext:value-type="float">
            <text:p>8.769287</text:p>
          </table:table-cell>
          <table:table-cell office:value-type="float" office:value="8.363831" calcext:value-type="float">
            <text:p>8.363831</text:p>
          </table:table-cell>
          <table:table-cell office:value-type="float" office:value="8.230774" calcext:value-type="float">
            <text:p>8.230774</text:p>
          </table:table-cell>
          <table:table-cell office:value-type="float" office:value="6.700195" calcext:value-type="float">
            <text:p>6.700195</text:p>
          </table:table-cell>
          <table:table-cell office:value-type="float" office:value="6.466797" calcext:value-type="float">
            <text:p>6.466797</text:p>
          </table:table-cell>
          <table:table-cell office:value-type="float" office:value="5.173431" calcext:value-type="float">
            <text:p>5.173431</text:p>
          </table:table-cell>
          <table:table-cell office:value-type="float" office:value="4.918854" calcext:value-type="float">
            <text:p>4.918854</text:p>
          </table:table-cell>
          <table:table-cell office:value-type="float" office:value="4.514587" calcext:value-type="float">
            <text:p>4.514587</text:p>
          </table:table-cell>
          <table:table-cell office:value-type="float" office:value="4.335144" calcext:value-type="float">
            <text:p>4.335144</text:p>
          </table:table-cell>
          <table:table-cell office:value-type="float" office:value="4.271545" calcext:value-type="float">
            <text:p>4.271545</text:p>
          </table:table-cell>
          <table:table-cell office:value-type="float" office:value="4.164032" calcext:value-type="float">
            <text:p>4.164032</text:p>
          </table:table-cell>
          <table:table-cell office:value-type="float" office:value="4.417755" calcext:value-type="float">
            <text:p>4.417755</text:p>
          </table:table-cell>
          <table:table-cell office:value-type="float" office:value="4.365906" calcext:value-type="float">
            <text:p>4.365906</text:p>
          </table:table-cell>
          <table:table-cell office:value-type="float" office:value="4.746735" calcext:value-type="float">
            <text:p>4.746735</text:p>
          </table:table-cell>
          <table:table-cell office:value-type="float" office:value="4.721497" calcext:value-type="float">
            <text:p>4.721497</text:p>
          </table:table-cell>
          <table:table-cell office:value-type="float" office:value="21.3978" calcext:value-type="float">
            <text:p>21.3978</text:p>
          </table:table-cell>
          <table:table-cell office:value-type="float" office:value="-0.7478638" calcext:value-type="float">
            <text:p>-0.747863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8032003" calcext:value-type="float">
            <text:p>28032003</text:p>
          </table:table-cell>
          <table:table-cell office:value-type="float" office:value="16.72668" calcext:value-type="float">
            <text:p>16.72668</text:p>
          </table:table-cell>
          <table:table-cell office:value-type="float" office:value="9.2" calcext:value-type="float">
            <text:p>9.2</text:p>
          </table:table-cell>
          <table:table-cell office:value-type="float" office:value="-2.04" calcext:value-type="float">
            <text:p>-2.04</text:p>
          </table:table-cell>
          <table:table-cell office:value-type="float" office:value="0.7706749" calcext:value-type="float">
            <text:p>0.7706749</text:p>
          </table:table-cell>
          <table:table-cell office:value-type="float" office:value="0.465085" calcext:value-type="float">
            <text:p>0.465085</text:p>
          </table:table-cell>
          <table:table-cell office:value-type="float" office:value="788.3281" calcext:value-type="float">
            <text:p>788.3281</text:p>
          </table:table-cell>
          <table:table-cell office:value-type="float" office:value="0.1" calcext:value-type="float">
            <text:p>0.1</text:p>
          </table:table-cell>
          <table:table-cell office:value-type="float" office:value="25.64597" calcext:value-type="float">
            <text:p>25.64597</text:p>
          </table:table-cell>
          <table:table-cell office:value-type="float" office:value="-0.9927979" calcext:value-type="float">
            <text:p>-0.9927979</text:p>
          </table:table-cell>
          <table:table-cell office:value-type="float" office:value="18.21072" calcext:value-type="float">
            <text:p>18.21072</text:p>
          </table:table-cell>
          <table:table-cell office:value-type="float" office:value="2.235748" calcext:value-type="float">
            <text:p>2.235748</text:p>
          </table:table-cell>
          <table:table-cell office:value-type="float" office:value="13.93826" calcext:value-type="float">
            <text:p>13.93826</text:p>
          </table:table-cell>
          <table:table-cell office:value-type="float" office:value="3.912445" calcext:value-type="float">
            <text:p>3.912445</text:p>
          </table:table-cell>
          <table:table-cell office:value-type="float" office:value="11.30447" calcext:value-type="float">
            <text:p>11.30447</text:p>
          </table:table-cell>
          <table:table-cell office:value-type="float" office:value="5.28717" calcext:value-type="float">
            <text:p>5.28717</text:p>
          </table:table-cell>
          <table:table-cell office:value-type="float" office:value="9.972595" calcext:value-type="float">
            <text:p>9.972595</text:p>
          </table:table-cell>
          <table:table-cell office:value-type="float" office:value="6.115204" calcext:value-type="float">
            <text:p>6.115204</text:p>
          </table:table-cell>
          <table:table-cell office:value-type="float" office:value="8.863953" calcext:value-type="float">
            <text:p>8.863953</text:p>
          </table:table-cell>
          <table:table-cell office:value-type="float" office:value="6.905273" calcext:value-type="float">
            <text:p>6.905273</text:p>
          </table:table-cell>
          <table:table-cell office:value-type="float" office:value="8.74234" calcext:value-type="float">
            <text:p>8.74234</text:p>
          </table:table-cell>
          <table:table-cell office:value-type="float" office:value="7.333099" calcext:value-type="float">
            <text:p>7.333099</text:p>
          </table:table-cell>
          <table:table-cell office:value-type="float" office:value="8.227051" calcext:value-type="float">
            <text:p>8.227051</text:p>
          </table:table-cell>
          <table:table-cell office:value-type="float" office:value="7.594482" calcext:value-type="float">
            <text:p>7.594482</text:p>
          </table:table-cell>
          <table:table-cell office:value-type="float" office:value="6.739624" calcext:value-type="float">
            <text:p>6.739624</text:p>
          </table:table-cell>
          <table:table-cell office:value-type="float" office:value="6.701843" calcext:value-type="float">
            <text:p>6.701843</text:p>
          </table:table-cell>
          <table:table-cell office:value-type="float" office:value="5.38205" calcext:value-type="float">
            <text:p>5.38205</text:p>
          </table:table-cell>
          <table:table-cell office:value-type="float" office:value="5.175934" calcext:value-type="float">
            <text:p>5.175934</text:p>
          </table:table-cell>
          <table:table-cell office:value-type="float" office:value="4.690643" calcext:value-type="float">
            <text:p>4.690643</text:p>
          </table:table-cell>
          <table:table-cell office:value-type="float" office:value="4.516449" calcext:value-type="float">
            <text:p>4.516449</text:p>
          </table:table-cell>
          <table:table-cell office:value-type="float" office:value="4.385559" calcext:value-type="float">
            <text:p>4.385559</text:p>
          </table:table-cell>
          <table:table-cell office:value-type="float" office:value="4.272705" calcext:value-type="float">
            <text:p>4.272705</text:p>
          </table:table-cell>
          <table:table-cell office:value-type="float" office:value="4.476593" calcext:value-type="float">
            <text:p>4.476593</text:p>
          </table:table-cell>
          <table:table-cell office:value-type="float" office:value="4.418335" calcext:value-type="float">
            <text:p>4.418335</text:p>
          </table:table-cell>
          <table:table-cell office:value-type="float" office:value="4.778931" calcext:value-type="float">
            <text:p>4.778931</text:p>
          </table:table-cell>
          <table:table-cell office:value-type="float" office:value="4.74704" calcext:value-type="float">
            <text:p>4.74704</text:p>
          </table:table-cell>
          <table:table-cell office:value-type="float" office:value="28.98126" calcext:value-type="float">
            <text:p>28.98126</text:p>
          </table:table-cell>
          <table:table-cell office:value-type="float" office:value="-5.301971" calcext:value-type="float">
            <text:p>-5.30197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9032003" calcext:value-type="float">
            <text:p>29032003</text:p>
          </table:table-cell>
          <table:table-cell office:value-type="float" office:value="18.43524" calcext:value-type="float">
            <text:p>18.43524</text:p>
          </table:table-cell>
          <table:table-cell office:value-type="float" office:value="6.6" calcext:value-type="float">
            <text:p>6.6</text:p>
          </table:table-cell>
          <table:table-cell office:value-type="float" office:value="-3.8" calcext:value-type="float">
            <text:p>-3.8</text:p>
          </table:table-cell>
          <table:table-cell office:value-type="float" office:value="0.6996636" calcext:value-type="float">
            <text:p>0.6996636</text:p>
          </table:table-cell>
          <table:table-cell office:value-type="float" office:value="0.408722" calcext:value-type="float">
            <text:p>0.408722</text:p>
          </table:table-cell>
          <table:table-cell office:value-type="float" office:value="445.644" calcext:value-type="float">
            <text:p>445.644</text:p>
          </table:table-cell>
          <table:table-cell office:value-type="float" office:value="0" calcext:value-type="float">
            <text:p>0</text:p>
          </table:table-cell>
          <table:table-cell office:value-type="float" office:value="27.5993" calcext:value-type="float">
            <text:p>27.5993</text:p>
          </table:table-cell>
          <table:table-cell office:value-type="float" office:value="-3.269531" calcext:value-type="float">
            <text:p>-3.269531</text:p>
          </table:table-cell>
          <table:table-cell office:value-type="float" office:value="17.04126" calcext:value-type="float">
            <text:p>17.04126</text:p>
          </table:table-cell>
          <table:table-cell office:value-type="float" office:value="0.263855" calcext:value-type="float">
            <text:p>0.263855</text:p>
          </table:table-cell>
          <table:table-cell office:value-type="float" office:value="13.4866" calcext:value-type="float">
            <text:p>13.4866</text:p>
          </table:table-cell>
          <table:table-cell office:value-type="float" office:value="2.549438" calcext:value-type="float">
            <text:p>2.549438</text:p>
          </table:table-cell>
          <table:table-cell office:value-type="float" office:value="11.03848" calcext:value-type="float">
            <text:p>11.03848</text:p>
          </table:table-cell>
          <table:table-cell office:value-type="float" office:value="4.327454" calcext:value-type="float">
            <text:p>4.327454</text:p>
          </table:table-cell>
          <table:table-cell office:value-type="float" office:value="9.716583" calcext:value-type="float">
            <text:p>9.716583</text:p>
          </table:table-cell>
          <table:table-cell office:value-type="float" office:value="5.384949" calcext:value-type="float">
            <text:p>5.384949</text:p>
          </table:table-cell>
          <table:table-cell office:value-type="float" office:value="8.593231" calcext:value-type="float">
            <text:p>8.593231</text:p>
          </table:table-cell>
          <table:table-cell office:value-type="float" office:value="6.374786" calcext:value-type="float">
            <text:p>6.374786</text:p>
          </table:table-cell>
          <table:table-cell office:value-type="float" office:value="8.273804" calcext:value-type="float">
            <text:p>8.273804</text:p>
          </table:table-cell>
          <table:table-cell office:value-type="float" office:value="6.865631" calcext:value-type="float">
            <text:p>6.865631</text:p>
          </table:table-cell>
          <table:table-cell office:value-type="float" office:value="7.63623" calcext:value-type="float">
            <text:p>7.63623</text:p>
          </table:table-cell>
          <table:table-cell office:value-type="float" office:value="7.221924" calcext:value-type="float">
            <text:p>7.221924</text:p>
          </table:table-cell>
          <table:table-cell office:value-type="float" office:value="6.702179" calcext:value-type="float">
            <text:p>6.702179</text:p>
          </table:table-cell>
          <table:table-cell office:value-type="float" office:value="6.612457" calcext:value-type="float">
            <text:p>6.612457</text:p>
          </table:table-cell>
          <table:table-cell office:value-type="float" office:value="5.521118" calcext:value-type="float">
            <text:p>5.521118</text:p>
          </table:table-cell>
          <table:table-cell office:value-type="float" office:value="5.383789" calcext:value-type="float">
            <text:p>5.383789</text:p>
          </table:table-cell>
          <table:table-cell office:value-type="float" office:value="4.846497" calcext:value-type="float">
            <text:p>4.846497</text:p>
          </table:table-cell>
          <table:table-cell office:value-type="float" office:value="4.692383" calcext:value-type="float">
            <text:p>4.692383</text:p>
          </table:table-cell>
          <table:table-cell office:value-type="float" office:value="4.501129" calcext:value-type="float">
            <text:p>4.501129</text:p>
          </table:table-cell>
          <table:table-cell office:value-type="float" office:value="4.38681" calcext:value-type="float">
            <text:p>4.38681</text:p>
          </table:table-cell>
          <table:table-cell office:value-type="float" office:value="4.541565" calcext:value-type="float">
            <text:p>4.541565</text:p>
          </table:table-cell>
          <table:table-cell office:value-type="float" office:value="4.477264" calcext:value-type="float">
            <text:p>4.477264</text:p>
          </table:table-cell>
          <table:table-cell office:value-type="float" office:value="4.817627" calcext:value-type="float">
            <text:p>4.817627</text:p>
          </table:table-cell>
          <table:table-cell office:value-type="float" office:value="4.779297" calcext:value-type="float">
            <text:p>4.779297</text:p>
          </table:table-cell>
          <table:table-cell office:value-type="float" office:value="37.9509" calcext:value-type="float">
            <text:p>37.9509</text:p>
          </table:table-cell>
          <table:table-cell office:value-type="float" office:value="-6.702972" calcext:value-type="float">
            <text:p>-6.70297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30032003" calcext:value-type="float">
            <text:p>30032003</text:p>
          </table:table-cell>
          <table:table-cell office:value-type="float" office:value="20.99427" calcext:value-type="float">
            <text:p>20.99427</text:p>
          </table:table-cell>
          <table:table-cell office:value-type="float" office:value="12" calcext:value-type="float">
            <text:p>12</text:p>
          </table:table-cell>
          <table:table-cell office:value-type="float" office:value="-6.94" calcext:value-type="float">
            <text:p>-6.94</text:p>
          </table:table-cell>
          <table:table-cell office:value-type="float" office:value="0.7398255" calcext:value-type="float">
            <text:p>0.7398255</text:p>
          </table:table-cell>
          <table:table-cell office:value-type="float" office:value="0.3232134" calcext:value-type="float">
            <text:p>0.3232134</text:p>
          </table:table-cell>
          <table:table-cell office:value-type="float" office:value="180.972" calcext:value-type="float">
            <text:p>180.972</text:p>
          </table:table-cell>
          <table:table-cell office:value-type="float" office:value="0" calcext:value-type="float">
            <text:p>0</text:p>
          </table:table-cell>
          <table:table-cell office:value-type="float" office:value="32.95807" calcext:value-type="float">
            <text:p>32.95807</text:p>
          </table:table-cell>
          <table:table-cell office:value-type="float" office:value="-5.285919" calcext:value-type="float">
            <text:p>-5.285919</text:p>
          </table:table-cell>
          <table:table-cell office:value-type="float" office:value="21.59528" calcext:value-type="float">
            <text:p>21.59528</text:p>
          </table:table-cell>
          <table:table-cell office:value-type="float" office:value="-0.3111572" calcext:value-type="float">
            <text:p>-0.3111572</text:p>
          </table:table-cell>
          <table:table-cell office:value-type="float" office:value="16.37732" calcext:value-type="float">
            <text:p>16.37732</text:p>
          </table:table-cell>
          <table:table-cell office:value-type="float" office:value="2.096649" calcext:value-type="float">
            <text:p>2.096649</text:p>
          </table:table-cell>
          <table:table-cell office:value-type="float" office:value="12.78146" calcext:value-type="float">
            <text:p>12.78146</text:p>
          </table:table-cell>
          <table:table-cell office:value-type="float" office:value="4.024536" calcext:value-type="float">
            <text:p>4.024536</text:p>
          </table:table-cell>
          <table:table-cell office:value-type="float" office:value="10.90485" calcext:value-type="float">
            <text:p>10.90485</text:p>
          </table:table-cell>
          <table:table-cell office:value-type="float" office:value="5.172119" calcext:value-type="float">
            <text:p>5.172119</text:p>
          </table:table-cell>
          <table:table-cell office:value-type="float" office:value="9.373535" calcext:value-type="float">
            <text:p>9.373535</text:p>
          </table:table-cell>
          <table:table-cell office:value-type="float" office:value="6.218109" calcext:value-type="float">
            <text:p>6.218109</text:p>
          </table:table-cell>
          <table:table-cell office:value-type="float" office:value="8.472107" calcext:value-type="float">
            <text:p>8.472107</text:p>
          </table:table-cell>
          <table:table-cell office:value-type="float" office:value="6.690887" calcext:value-type="float">
            <text:p>6.690887</text:p>
          </table:table-cell>
          <table:table-cell office:value-type="float" office:value="7.332275" calcext:value-type="float">
            <text:p>7.332275</text:p>
          </table:table-cell>
          <table:table-cell office:value-type="float" office:value="7.04129" calcext:value-type="float">
            <text:p>7.04129</text:p>
          </table:table-cell>
          <table:table-cell office:value-type="float" office:value="6.611664" calcext:value-type="float">
            <text:p>6.611664</text:p>
          </table:table-cell>
          <table:table-cell office:value-type="float" office:value="6.535461" calcext:value-type="float">
            <text:p>6.535461</text:p>
          </table:table-cell>
          <table:table-cell office:value-type="float" office:value="5.610565" calcext:value-type="float">
            <text:p>5.610565</text:p>
          </table:table-cell>
          <table:table-cell office:value-type="float" office:value="5.522278" calcext:value-type="float">
            <text:p>5.522278</text:p>
          </table:table-cell>
          <table:table-cell office:value-type="float" office:value="4.976044" calcext:value-type="float">
            <text:p>4.976044</text:p>
          </table:table-cell>
          <table:table-cell office:value-type="float" office:value="4.847961" calcext:value-type="float">
            <text:p>4.847961</text:p>
          </table:table-cell>
          <table:table-cell office:value-type="float" office:value="4.613129" calcext:value-type="float">
            <text:p>4.613129</text:p>
          </table:table-cell>
          <table:table-cell office:value-type="float" office:value="4.502319" calcext:value-type="float">
            <text:p>4.502319</text:p>
          </table:table-cell>
          <table:table-cell office:value-type="float" office:value="4.610992" calcext:value-type="float">
            <text:p>4.610992</text:p>
          </table:table-cell>
          <table:table-cell office:value-type="float" office:value="4.542236" calcext:value-type="float">
            <text:p>4.542236</text:p>
          </table:table-cell>
          <table:table-cell office:value-type="float" office:value="4.862549" calcext:value-type="float">
            <text:p>4.862549</text:p>
          </table:table-cell>
          <table:table-cell office:value-type="float" office:value="4.818054" calcext:value-type="float">
            <text:p>4.818054</text:p>
          </table:table-cell>
          <table:table-cell office:value-type="float" office:value="38.30963" calcext:value-type="float">
            <text:p>38.30963</text:p>
          </table:table-cell>
          <table:table-cell office:value-type="float" office:value="-10.14438" calcext:value-type="float">
            <text:p>-10.1443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1032003" calcext:value-type="float">
            <text:p>31032003</text:p>
          </table:table-cell>
          <table:table-cell office:value-type="float" office:value="19.66744" calcext:value-type="float">
            <text:p>19.66744</text:p>
          </table:table-cell>
          <table:table-cell office:value-type="float" office:value="26.8" calcext:value-type="float">
            <text:p>26.8</text:p>
          </table:table-cell>
          <table:table-cell office:value-type="float" office:value="0.62" calcext:value-type="float">
            <text:p>0.62</text:p>
          </table:table-cell>
          <table:table-cell office:value-type="float" office:value="0.9850867" calcext:value-type="float">
            <text:p>0.9850867</text:p>
          </table:table-cell>
          <table:table-cell office:value-type="float" office:value="0.5635828" calcext:value-type="float">
            <text:p>0.5635828</text:p>
          </table:table-cell>
          <table:table-cell office:value-type="float" office:value="376.488" calcext:value-type="float">
            <text:p>376.488</text:p>
          </table:table-cell>
          <table:table-cell office:value-type="float" office:value="0" calcext:value-type="float">
            <text:p>0</text:p>
          </table:table-cell>
          <table:table-cell office:value-type="float" office:value="40.38876" calcext:value-type="float">
            <text:p>40.38876</text:p>
          </table:table-cell>
          <table:table-cell office:value-type="float" office:value="0.795929" calcext:value-type="float">
            <text:p>0.795929</text:p>
          </table:table-cell>
          <table:table-cell office:value-type="float" office:value="27.8092" calcext:value-type="float">
            <text:p>27.8092</text:p>
          </table:table-cell>
          <table:table-cell office:value-type="float" office:value="4.14621" calcext:value-type="float">
            <text:p>4.14621</text:p>
          </table:table-cell>
          <table:table-cell office:value-type="float" office:value="21.87283" calcext:value-type="float">
            <text:p>21.87283</text:p>
          </table:table-cell>
          <table:table-cell office:value-type="float" office:value="5.958862" calcext:value-type="float">
            <text:p>5.958862</text:p>
          </table:table-cell>
          <table:table-cell office:value-type="float" office:value="17.29059" calcext:value-type="float">
            <text:p>17.29059</text:p>
          </table:table-cell>
          <table:table-cell office:value-type="float" office:value="7.090424" calcext:value-type="float">
            <text:p>7.090424</text:p>
          </table:table-cell>
          <table:table-cell office:value-type="float" office:value="14.62469" calcext:value-type="float">
            <text:p>14.62469</text:p>
          </table:table-cell>
          <table:table-cell office:value-type="float" office:value="7.607391" calcext:value-type="float">
            <text:p>7.607391</text:p>
          </table:table-cell>
          <table:table-cell office:value-type="float" office:value="12.25568" calcext:value-type="float">
            <text:p>12.25568</text:p>
          </table:table-cell>
          <table:table-cell office:value-type="float" office:value="7.971069" calcext:value-type="float">
            <text:p>7.971069</text:p>
          </table:table-cell>
          <table:table-cell office:value-type="float" office:value="10.43973" calcext:value-type="float">
            <text:p>10.43973</text:p>
          </table:table-cell>
          <table:table-cell office:value-type="float" office:value="7.855164" calcext:value-type="float">
            <text:p>7.855164</text:p>
          </table:table-cell>
          <table:table-cell office:value-type="float" office:value="7.982513" calcext:value-type="float">
            <text:p>7.982513</text:p>
          </table:table-cell>
          <table:table-cell office:value-type="float" office:value="7.258545" calcext:value-type="float">
            <text:p>7.258545</text:p>
          </table:table-cell>
          <table:table-cell office:value-type="float" office:value="6.637421" calcext:value-type="float">
            <text:p>6.637421</text:p>
          </table:table-cell>
          <table:table-cell office:value-type="float" office:value="6.535431" calcext:value-type="float">
            <text:p>6.535431</text:p>
          </table:table-cell>
          <table:table-cell office:value-type="float" office:value="5.687775" calcext:value-type="float">
            <text:p>5.687775</text:p>
          </table:table-cell>
          <table:table-cell office:value-type="float" office:value="5.611298" calcext:value-type="float">
            <text:p>5.611298</text:p>
          </table:table-cell>
          <table:table-cell office:value-type="float" office:value="5.084259" calcext:value-type="float">
            <text:p>5.084259</text:p>
          </table:table-cell>
          <table:table-cell office:value-type="float" office:value="4.977234" calcext:value-type="float">
            <text:p>4.977234</text:p>
          </table:table-cell>
          <table:table-cell office:value-type="float" office:value="4.718018" calcext:value-type="float">
            <text:p>4.718018</text:p>
          </table:table-cell>
          <table:table-cell office:value-type="float" office:value="4.614258" calcext:value-type="float">
            <text:p>4.614258</text:p>
          </table:table-cell>
          <table:table-cell office:value-type="float" office:value="4.683167" calcext:value-type="float">
            <text:p>4.683167</text:p>
          </table:table-cell>
          <table:table-cell office:value-type="float" office:value="4.611755" calcext:value-type="float">
            <text:p>4.611755</text:p>
          </table:table-cell>
          <table:table-cell office:value-type="float" office:value="4.912689" calcext:value-type="float">
            <text:p>4.912689</text:p>
          </table:table-cell>
          <table:table-cell office:value-type="float" office:value="4.863037" calcext:value-type="float">
            <text:p>4.863037</text:p>
          </table:table-cell>
          <table:table-cell office:value-type="float" office:value="50.47318" calcext:value-type="float">
            <text:p>50.47318</text:p>
          </table:table-cell>
          <table:table-cell office:value-type="float" office:value="-3.437897" calcext:value-type="float">
            <text:p>-3.43789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042003" calcext:value-type="float">
            <text:p>1042003</text:p>
          </table:table-cell>
          <table:table-cell office:value-type="float" office:value="22.72866" calcext:value-type="float">
            <text:p>22.72866</text:p>
          </table:table-cell>
          <table:table-cell office:value-type="float" office:value="32.32" calcext:value-type="float">
            <text:p>32.32</text:p>
          </table:table-cell>
          <table:table-cell office:value-type="float" office:value="8.85" calcext:value-type="float">
            <text:p>8.85</text:p>
          </table:table-cell>
          <table:table-cell office:value-type="float" office:value="1.096348" calcext:value-type="float">
            <text:p>1.096348</text:p>
          </table:table-cell>
          <table:table-cell office:value-type="float" office:value="0.723904" calcext:value-type="float">
            <text:p>0.723904</text:p>
          </table:table-cell>
          <table:table-cell office:value-type="float" office:value="438.336" calcext:value-type="float">
            <text:p>438.336</text:p>
          </table:table-cell>
          <table:table-cell office:value-type="float" office:value="0" calcext:value-type="float">
            <text:p>0</text:p>
          </table:table-cell>
          <table:table-cell office:value-type="float" office:value="50.02597" calcext:value-type="float">
            <text:p>50.02597</text:p>
          </table:table-cell>
          <table:table-cell office:value-type="float" office:value="7.998657" calcext:value-type="float">
            <text:p>7.998657</text:p>
          </table:table-cell>
          <table:table-cell office:value-type="float" office:value="34.71494" calcext:value-type="float">
            <text:p>34.71494</text:p>
          </table:table-cell>
          <table:table-cell office:value-type="float" office:value="10.3519" calcext:value-type="float">
            <text:p>10.3519</text:p>
          </table:table-cell>
          <table:table-cell office:value-type="float" office:value="27.79605" calcext:value-type="float">
            <text:p>27.79605</text:p>
          </table:table-cell>
          <table:table-cell office:value-type="float" office:value="11.40268" calcext:value-type="float">
            <text:p>11.40268</text:p>
          </table:table-cell>
          <table:table-cell office:value-type="float" office:value="22.29434" calcext:value-type="float">
            <text:p>22.29434</text:p>
          </table:table-cell>
          <table:table-cell office:value-type="float" office:value="11.69943" calcext:value-type="float">
            <text:p>11.69943</text:p>
          </table:table-cell>
          <table:table-cell office:value-type="float" office:value="18.91513" calcext:value-type="float">
            <text:p>18.91513</text:p>
          </table:table-cell>
          <table:table-cell office:value-type="float" office:value="11.57071" calcext:value-type="float">
            <text:p>11.57071</text:p>
          </table:table-cell>
          <table:table-cell office:value-type="float" office:value="15.71606" calcext:value-type="float">
            <text:p>15.71606</text:p>
          </table:table-cell>
          <table:table-cell office:value-type="float" office:value="11.16214" calcext:value-type="float">
            <text:p>11.16214</text:p>
          </table:table-cell>
          <table:table-cell office:value-type="float" office:value="13.19739" calcext:value-type="float">
            <text:p>13.19739</text:p>
          </table:table-cell>
          <table:table-cell office:value-type="float" office:value="10.25189" calcext:value-type="float">
            <text:p>10.25189</text:p>
          </table:table-cell>
          <table:table-cell office:value-type="float" office:value="9.573456" calcext:value-type="float">
            <text:p>9.573456</text:p>
          </table:table-cell>
          <table:table-cell office:value-type="float" office:value="8.003174" calcext:value-type="float">
            <text:p>8.003174</text:p>
          </table:table-cell>
          <table:table-cell office:value-type="float" office:value="7.103943" calcext:value-type="float">
            <text:p>7.103943</text:p>
          </table:table-cell>
          <table:table-cell office:value-type="float" office:value="6.640411" calcext:value-type="float">
            <text:p>6.640411</text:p>
          </table:table-cell>
          <table:table-cell office:value-type="float" office:value="5.818756" calcext:value-type="float">
            <text:p>5.818756</text:p>
          </table:table-cell>
          <table:table-cell office:value-type="float" office:value="5.688721" calcext:value-type="float">
            <text:p>5.688721</text:p>
          </table:table-cell>
          <table:table-cell office:value-type="float" office:value="5.188507" calcext:value-type="float">
            <text:p>5.188507</text:p>
          </table:table-cell>
          <table:table-cell office:value-type="float" office:value="5.085297" calcext:value-type="float">
            <text:p>5.085297</text:p>
          </table:table-cell>
          <table:table-cell office:value-type="float" office:value="4.816223" calcext:value-type="float">
            <text:p>4.816223</text:p>
          </table:table-cell>
          <table:table-cell office:value-type="float" office:value="4.719086" calcext:value-type="float">
            <text:p>4.719086</text:p>
          </table:table-cell>
          <table:table-cell office:value-type="float" office:value="4.756897" calcext:value-type="float">
            <text:p>4.756897</text:p>
          </table:table-cell>
          <table:table-cell office:value-type="float" office:value="4.683899" calcext:value-type="float">
            <text:p>4.683899</text:p>
          </table:table-cell>
          <table:table-cell office:value-type="float" office:value="4.967468" calcext:value-type="float">
            <text:p>4.967468</text:p>
          </table:table-cell>
          <table:table-cell office:value-type="float" office:value="4.913239" calcext:value-type="float">
            <text:p>4.913239</text:p>
          </table:table-cell>
          <table:table-cell office:value-type="float" office:value="60.13629" calcext:value-type="float">
            <text:p>60.13629</text:p>
          </table:table-cell>
          <table:table-cell office:value-type="float" office:value="4.954376" calcext:value-type="float">
            <text:p>4.95437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042003" calcext:value-type="float">
            <text:p>2042003</text:p>
          </table:table-cell>
          <table:table-cell office:value-type="float" office:value="21.9942" calcext:value-type="float">
            <text:p>21.9942</text:p>
          </table:table-cell>
          <table:table-cell office:value-type="float" office:value="29.36" calcext:value-type="float">
            <text:p>29.36</text:p>
          </table:table-cell>
          <table:table-cell office:value-type="float" office:value="10.32" calcext:value-type="float">
            <text:p>10.32</text:p>
          </table:table-cell>
          <table:table-cell office:value-type="float" office:value="1.39429" calcext:value-type="float">
            <text:p>1.39429</text:p>
          </table:table-cell>
          <table:table-cell office:value-type="float" office:value="0.8902985" calcext:value-type="float">
            <text:p>0.8902985</text:p>
          </table:table-cell>
          <table:table-cell office:value-type="float" office:value="300.204" calcext:value-type="float">
            <text:p>300.204</text:p>
          </table:table-cell>
          <table:table-cell office:value-type="float" office:value="0" calcext:value-type="float">
            <text:p>0</text:p>
          </table:table-cell>
          <table:table-cell office:value-type="float" office:value="47.34308" calcext:value-type="float">
            <text:p>47.34308</text:p>
          </table:table-cell>
          <table:table-cell office:value-type="float" office:value="11.39651" calcext:value-type="float">
            <text:p>11.39651</text:p>
          </table:table-cell>
          <table:table-cell office:value-type="float" office:value="34.54001" calcext:value-type="float">
            <text:p>34.54001</text:p>
          </table:table-cell>
          <table:table-cell office:value-type="float" office:value="14.15686" calcext:value-type="float">
            <text:p>14.15686</text:p>
          </table:table-cell>
          <table:table-cell office:value-type="float" office:value="28.63211" calcext:value-type="float">
            <text:p>28.63211</text:p>
          </table:table-cell>
          <table:table-cell office:value-type="float" office:value="15.22302" calcext:value-type="float">
            <text:p>15.22302</text:p>
          </table:table-cell>
          <table:table-cell office:value-type="float" office:value="23.79132" calcext:value-type="float">
            <text:p>23.79132</text:p>
          </table:table-cell>
          <table:table-cell office:value-type="float" office:value="15.33643" calcext:value-type="float">
            <text:p>15.33643</text:p>
          </table:table-cell>
          <table:table-cell office:value-type="float" office:value="20.69888" calcext:value-type="float">
            <text:p>20.69888</text:p>
          </table:table-cell>
          <table:table-cell office:value-type="float" office:value="14.98364" calcext:value-type="float">
            <text:p>14.98364</text:p>
          </table:table-cell>
          <table:table-cell office:value-type="float" office:value="17.57712" calcext:value-type="float">
            <text:p>17.57712</text:p>
          </table:table-cell>
          <table:table-cell office:value-type="float" office:value="14.23053" calcext:value-type="float">
            <text:p>14.23053</text:p>
          </table:table-cell>
          <table:table-cell office:value-type="float" office:value="15.04831" calcext:value-type="float">
            <text:p>15.04831</text:p>
          </table:table-cell>
          <table:table-cell office:value-type="float" office:value="12.84616" calcext:value-type="float">
            <text:p>12.84616</text:p>
          </table:table-cell>
          <table:table-cell office:value-type="float" office:value="11.29279" calcext:value-type="float">
            <text:p>11.29279</text:p>
          </table:table-cell>
          <table:table-cell office:value-type="float" office:value="9.600739" calcext:value-type="float">
            <text:p>9.600739</text:p>
          </table:table-cell>
          <table:table-cell office:value-type="float" office:value="7.912109" calcext:value-type="float">
            <text:p>7.912109</text:p>
          </table:table-cell>
          <table:table-cell office:value-type="float" office:value="7.111145" calcext:value-type="float">
            <text:p>7.111145</text:p>
          </table:table-cell>
          <table:table-cell office:value-type="float" office:value="6.063751" calcext:value-type="float">
            <text:p>6.063751</text:p>
          </table:table-cell>
          <table:table-cell office:value-type="float" office:value="5.820587" calcext:value-type="float">
            <text:p>5.820587</text:p>
          </table:table-cell>
          <table:table-cell office:value-type="float" office:value="5.31665" calcext:value-type="float">
            <text:p>5.31665</text:p>
          </table:table-cell>
          <table:table-cell office:value-type="float" office:value="5.189667" calcext:value-type="float">
            <text:p>5.189667</text:p>
          </table:table-cell>
          <table:table-cell office:value-type="float" office:value="4.914154" calcext:value-type="float">
            <text:p>4.914154</text:p>
          </table:table-cell>
          <table:table-cell office:value-type="float" office:value="4.81723" calcext:value-type="float">
            <text:p>4.81723</text:p>
          </table:table-cell>
          <table:table-cell office:value-type="float" office:value="4.831329" calcext:value-type="float">
            <text:p>4.831329</text:p>
          </table:table-cell>
          <table:table-cell office:value-type="float" office:value="4.75766" calcext:value-type="float">
            <text:p>4.75766</text:p>
          </table:table-cell>
          <table:table-cell office:value-type="float" office:value="5.025879" calcext:value-type="float">
            <text:p>5.025879</text:p>
          </table:table-cell>
          <table:table-cell office:value-type="float" office:value="4.968079" calcext:value-type="float">
            <text:p>4.968079</text:p>
          </table:table-cell>
          <table:table-cell office:value-type="float" office:value="55.27087" calcext:value-type="float">
            <text:p>55.27087</text:p>
          </table:table-cell>
          <table:table-cell office:value-type="float" office:value="8.195374" calcext:value-type="float">
            <text:p>8.19537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3042003" calcext:value-type="float">
            <text:p>3042003</text:p>
          </table:table-cell>
          <table:table-cell office:value-type="float" office:value="18.84888" calcext:value-type="float">
            <text:p>18.84888</text:p>
          </table:table-cell>
          <table:table-cell office:value-type="float" office:value="19.98" calcext:value-type="float">
            <text:p>19.98</text:p>
          </table:table-cell>
          <table:table-cell office:value-type="float" office:value="3.76" calcext:value-type="float">
            <text:p>3.76</text:p>
          </table:table-cell>
          <table:table-cell office:value-type="float" office:value="1.45293" calcext:value-type="float">
            <text:p>1.45293</text:p>
          </table:table-cell>
          <table:table-cell office:value-type="float" office:value="0.7036809" calcext:value-type="float">
            <text:p>0.7036809</text:p>
          </table:table-cell>
          <table:table-cell office:value-type="float" office:value="570.528" calcext:value-type="float">
            <text:p>570.528</text:p>
          </table:table-cell>
          <table:table-cell office:value-type="float" office:value="0" calcext:value-type="float">
            <text:p>0</text:p>
          </table:table-cell>
          <table:table-cell office:value-type="float" office:value="41.13712" calcext:value-type="float">
            <text:p>41.13712</text:p>
          </table:table-cell>
          <table:table-cell office:value-type="float" office:value="7.713837" calcext:value-type="float">
            <text:p>7.713837</text:p>
          </table:table-cell>
          <table:table-cell office:value-type="float" office:value="30.71268" calcext:value-type="float">
            <text:p>30.71268</text:p>
          </table:table-cell>
          <table:table-cell office:value-type="float" office:value="13.11346" calcext:value-type="float">
            <text:p>13.11346</text:p>
          </table:table-cell>
          <table:table-cell office:value-type="float" office:value="26.01016" calcext:value-type="float">
            <text:p>26.01016</text:p>
          </table:table-cell>
          <table:table-cell office:value-type="float" office:value="15.88901" calcext:value-type="float">
            <text:p>15.88901</text:p>
          </table:table-cell>
          <table:table-cell office:value-type="float" office:value="22.32626" calcext:value-type="float">
            <text:p>22.32626</text:p>
          </table:table-cell>
          <table:table-cell office:value-type="float" office:value="17.32938" calcext:value-type="float">
            <text:p>17.32938</text:p>
          </table:table-cell>
          <table:table-cell office:value-type="float" office:value="19.99619" calcext:value-type="float">
            <text:p>19.99619</text:p>
          </table:table-cell>
          <table:table-cell office:value-type="float" office:value="16.87076" calcext:value-type="float">
            <text:p>16.87076</text:p>
          </table:table-cell>
          <table:table-cell office:value-type="float" office:value="17.5249" calcext:value-type="float">
            <text:p>17.5249</text:p>
          </table:table-cell>
          <table:table-cell office:value-type="float" office:value="15.92615" calcext:value-type="float">
            <text:p>15.92615</text:p>
          </table:table-cell>
          <table:table-cell office:value-type="float" office:value="15.4549" calcext:value-type="float">
            <text:p>15.4549</text:p>
          </table:table-cell>
          <table:table-cell office:value-type="float" office:value="14.4689" calcext:value-type="float">
            <text:p>14.4689</text:p>
          </table:table-cell>
          <table:table-cell office:value-type="float" office:value="12.45535" calcext:value-type="float">
            <text:p>12.45535</text:p>
          </table:table-cell>
          <table:table-cell office:value-type="float" office:value="11.31558" calcext:value-type="float">
            <text:p>11.31558</text:p>
          </table:table-cell>
          <table:table-cell office:value-type="float" office:value="8.804993" calcext:value-type="float">
            <text:p>8.804993</text:p>
          </table:table-cell>
          <table:table-cell office:value-type="float" office:value="7.9216" calcext:value-type="float">
            <text:p>7.9216</text:p>
          </table:table-cell>
          <table:table-cell office:value-type="float" office:value="6.425812" calcext:value-type="float">
            <text:p>6.425812</text:p>
          </table:table-cell>
          <table:table-cell office:value-type="float" office:value="6.066986" calcext:value-type="float">
            <text:p>6.066986</text:p>
          </table:table-cell>
          <table:table-cell office:value-type="float" office:value="5.491272" calcext:value-type="float">
            <text:p>5.491272</text:p>
          </table:table-cell>
          <table:table-cell office:value-type="float" office:value="5.318207" calcext:value-type="float">
            <text:p>5.318207</text:p>
          </table:table-cell>
          <table:table-cell office:value-type="float" office:value="5.01947" calcext:value-type="float">
            <text:p>5.01947</text:p>
          </table:table-cell>
          <table:table-cell office:value-type="float" office:value="4.915253" calcext:value-type="float">
            <text:p>4.915253</text:p>
          </table:table-cell>
          <table:table-cell office:value-type="float" office:value="4.90802" calcext:value-type="float">
            <text:p>4.90802</text:p>
          </table:table-cell>
          <table:table-cell office:value-type="float" office:value="4.832123" calcext:value-type="float">
            <text:p>4.832123</text:p>
          </table:table-cell>
          <table:table-cell office:value-type="float" office:value="5.086945" calcext:value-type="float">
            <text:p>5.086945</text:p>
          </table:table-cell>
          <table:table-cell office:value-type="float" office:value="5.026489" calcext:value-type="float">
            <text:p>5.026489</text:p>
          </table:table-cell>
          <table:table-cell office:value-type="float" office:value="45.49994" calcext:value-type="float">
            <text:p>45.49994</text:p>
          </table:table-cell>
          <table:table-cell office:value-type="float" office:value="1.471558" calcext:value-type="float">
            <text:p>1.47155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042003" calcext:value-type="float">
            <text:p>4042003</text:p>
          </table:table-cell>
          <table:table-cell office:value-type="float" office:value="4.71708" calcext:value-type="float">
            <text:p>4.71708</text:p>
          </table:table-cell>
          <table:table-cell office:value-type="float" office:value="3.06" calcext:value-type="float">
            <text:p>3.06</text:p>
          </table:table-cell>
          <table:table-cell office:value-type="float" office:value="-1.15" calcext:value-type="float">
            <text:p>-1.15</text:p>
          </table:table-cell>
          <table:table-cell office:value-type="float" office:value="0.6699937" calcext:value-type="float">
            <text:p>0.6699937</text:p>
          </table:table-cell>
          <table:table-cell office:value-type="float" office:value="0.4961664" calcext:value-type="float">
            <text:p>0.4961664</text:p>
          </table:table-cell>
          <table:table-cell office:value-type="float" office:value="516.744" calcext:value-type="float">
            <text:p>516.744</text:p>
          </table:table-cell>
          <table:table-cell office:value-type="float" office:value="7.8" calcext:value-type="float">
            <text:p>7.8</text:p>
          </table:table-cell>
          <table:table-cell office:value-type="float" office:value="9.434204" calcext:value-type="float">
            <text:p>9.434204</text:p>
          </table:table-cell>
          <table:table-cell office:value-type="float" office:value="-0.3106384" calcext:value-type="float">
            <text:p>-0.3106384</text:p>
          </table:table-cell>
          <table:table-cell office:value-type="float" office:value="12.79535" calcext:value-type="float">
            <text:p>12.79535</text:p>
          </table:table-cell>
          <table:table-cell office:value-type="float" office:value="2.38385" calcext:value-type="float">
            <text:p>2.38385</text:p>
          </table:table-cell>
          <table:table-cell office:value-type="float" office:value="15.63538" calcext:value-type="float">
            <text:p>15.63538</text:p>
          </table:table-cell>
          <table:table-cell office:value-type="float" office:value="5.040192" calcext:value-type="float">
            <text:p>5.040192</text:p>
          </table:table-cell>
          <table:table-cell office:value-type="float" office:value="17.12924" calcext:value-type="float">
            <text:p>17.12924</text:p>
          </table:table-cell>
          <table:table-cell office:value-type="float" office:value="7.414795" calcext:value-type="float">
            <text:p>7.414795</text:p>
          </table:table-cell>
          <table:table-cell office:value-type="float" office:value="17.28976" calcext:value-type="float">
            <text:p>17.28976</text:p>
          </table:table-cell>
          <table:table-cell office:value-type="float" office:value="8.843597" calcext:value-type="float">
            <text:p>8.843597</text:p>
          </table:table-cell>
          <table:table-cell office:value-type="float" office:value="16.93005" calcext:value-type="float">
            <text:p>16.93005</text:p>
          </table:table-cell>
          <table:table-cell office:value-type="float" office:value="10.34125" calcext:value-type="float">
            <text:p>10.34125</text:p>
          </table:table-cell>
          <table:table-cell office:value-type="float" office:value="15.38898" calcext:value-type="float">
            <text:p>15.38898</text:p>
          </table:table-cell>
          <table:table-cell office:value-type="float" office:value="11.09625" calcext:value-type="float">
            <text:p>11.09625</text:p>
          </table:table-cell>
          <table:table-cell office:value-type="float" office:value="12.59396" calcext:value-type="float">
            <text:p>12.59396</text:p>
          </table:table-cell>
          <table:table-cell office:value-type="float" office:value="11.52939" calcext:value-type="float">
            <text:p>11.52939</text:p>
          </table:table-cell>
          <table:table-cell office:value-type="float" office:value="9.347961" calcext:value-type="float">
            <text:p>9.347961</text:p>
          </table:table-cell>
          <table:table-cell office:value-type="float" office:value="8.813751" calcext:value-type="float">
            <text:p>8.813751</text:p>
          </table:table-cell>
          <table:table-cell office:value-type="float" office:value="6.837006" calcext:value-type="float">
            <text:p>6.837006</text:p>
          </table:table-cell>
          <table:table-cell office:value-type="float" office:value="6.430054" calcext:value-type="float">
            <text:p>6.430054</text:p>
          </table:table-cell>
          <table:table-cell office:value-type="float" office:value="5.713715" calcext:value-type="float">
            <text:p>5.713715</text:p>
          </table:table-cell>
          <table:table-cell office:value-type="float" office:value="5.493347" calcext:value-type="float">
            <text:p>5.493347</text:p>
          </table:table-cell>
          <table:table-cell office:value-type="float" office:value="5.141846" calcext:value-type="float">
            <text:p>5.141846</text:p>
          </table:table-cell>
          <table:table-cell office:value-type="float" office:value="5.020691" calcext:value-type="float">
            <text:p>5.020691</text:p>
          </table:table-cell>
          <table:table-cell office:value-type="float" office:value="4.991608" calcext:value-type="float">
            <text:p>4.991608</text:p>
          </table:table-cell>
          <table:table-cell office:value-type="float" office:value="4.908875" calcext:value-type="float">
            <text:p>4.908875</text:p>
          </table:table-cell>
          <table:table-cell office:value-type="float" office:value="5.15155" calcext:value-type="float">
            <text:p>5.15155</text:p>
          </table:table-cell>
          <table:table-cell office:value-type="float" office:value="5.087585" calcext:value-type="float">
            <text:p>5.087585</text:p>
          </table:table-cell>
          <table:table-cell office:value-type="float" office:value="9.697205" calcext:value-type="float">
            <text:p>9.697205</text:p>
          </table:table-cell>
          <table:table-cell office:value-type="float" office:value="-2.577545" calcext:value-type="float">
            <text:p>-2.57754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5042003" calcext:value-type="float">
            <text:p>5042003</text:p>
          </table:table-cell>
          <table:table-cell office:value-type="float" office:value="17.27265" calcext:value-type="float">
            <text:p>17.27265</text:p>
          </table:table-cell>
          <table:table-cell office:value-type="float" office:value="4.87" calcext:value-type="float">
            <text:p>4.87</text:p>
          </table:table-cell>
          <table:table-cell office:value-type="float" office:value="-3.5" calcext:value-type="float">
            <text:p>-3.5</text:p>
          </table:table-cell>
          <table:table-cell office:value-type="float" office:value="0.7172635" calcext:value-type="float">
            <text:p>0.7172635</text:p>
          </table:table-cell>
          <table:table-cell office:value-type="float" office:value="0.4178716" calcext:value-type="float">
            <text:p>0.4178716</text:p>
          </table:table-cell>
          <table:table-cell office:value-type="float" office:value="314.928" calcext:value-type="float">
            <text:p>314.928</text:p>
          </table:table-cell>
          <table:table-cell office:value-type="float" office:value="0" calcext:value-type="float">
            <text:p>0</text:p>
          </table:table-cell>
          <table:table-cell office:value-type="float" office:value="18.24026" calcext:value-type="float">
            <text:p>18.24026</text:p>
          </table:table-cell>
          <table:table-cell office:value-type="float" office:value="-1.267853" calcext:value-type="float">
            <text:p>-1.267853</text:p>
          </table:table-cell>
          <table:table-cell office:value-type="float" office:value="14.03641" calcext:value-type="float">
            <text:p>14.03641</text:p>
          </table:table-cell>
          <table:table-cell office:value-type="float" office:value="1.000854" calcext:value-type="float">
            <text:p>1.000854</text:p>
          </table:table-cell>
          <table:table-cell office:value-type="float" office:value="11.85565" calcext:value-type="float">
            <text:p>11.85565</text:p>
          </table:table-cell>
          <table:table-cell office:value-type="float" office:value="3.313477" calcext:value-type="float">
            <text:p>3.313477</text:p>
          </table:table-cell>
          <table:table-cell office:value-type="float" office:value="10.5882" calcext:value-type="float">
            <text:p>10.5882</text:p>
          </table:table-cell>
          <table:table-cell office:value-type="float" office:value="5.415436" calcext:value-type="float">
            <text:p>5.415436</text:p>
          </table:table-cell>
          <table:table-cell office:value-type="float" office:value="10.04886" calcext:value-type="float">
            <text:p>10.04886</text:p>
          </table:table-cell>
          <table:table-cell office:value-type="float" office:value="6.809448" calcext:value-type="float">
            <text:p>6.809448</text:p>
          </table:table-cell>
          <table:table-cell office:value-type="float" office:value="10.28244" calcext:value-type="float">
            <text:p>10.28244</text:p>
          </table:table-cell>
          <table:table-cell office:value-type="float" office:value="8.258942" calcext:value-type="float">
            <text:p>8.258942</text:p>
          </table:table-cell>
          <table:table-cell office:value-type="float" office:value="11.056" calcext:value-type="float">
            <text:p>11.056</text:p>
          </table:table-cell>
          <table:table-cell office:value-type="float" office:value="9.225311" calcext:value-type="float">
            <text:p>9.225311</text:p>
          </table:table-cell>
          <table:table-cell office:value-type="float" office:value="11.5097" calcext:value-type="float">
            <text:p>11.5097</text:p>
          </table:table-cell>
          <table:table-cell office:value-type="float" office:value="9.861694" calcext:value-type="float">
            <text:p>9.861694</text:p>
          </table:table-cell>
          <table:table-cell office:value-type="float" office:value="9.35495" calcext:value-type="float">
            <text:p>9.35495</text:p>
          </table:table-cell>
          <table:table-cell office:value-type="float" office:value="9.11795" calcext:value-type="float">
            <text:p>9.11795</text:p>
          </table:table-cell>
          <table:table-cell office:value-type="float" office:value="7.137054" calcext:value-type="float">
            <text:p>7.137054</text:p>
          </table:table-cell>
          <table:table-cell office:value-type="float" office:value="6.841003" calcext:value-type="float">
            <text:p>6.841003</text:p>
          </table:table-cell>
          <table:table-cell office:value-type="float" office:value="5.950134" calcext:value-type="float">
            <text:p>5.950134</text:p>
          </table:table-cell>
          <table:table-cell office:value-type="float" office:value="5.716217" calcext:value-type="float">
            <text:p>5.716217</text:p>
          </table:table-cell>
          <table:table-cell office:value-type="float" office:value="5.282013" calcext:value-type="float">
            <text:p>5.282013</text:p>
          </table:table-cell>
          <table:table-cell office:value-type="float" office:value="5.143219" calcext:value-type="float">
            <text:p>5.143219</text:p>
          </table:table-cell>
          <table:table-cell office:value-type="float" office:value="5.078339" calcext:value-type="float">
            <text:p>5.078339</text:p>
          </table:table-cell>
          <table:table-cell office:value-type="float" office:value="4.992493" calcext:value-type="float">
            <text:p>4.992493</text:p>
          </table:table-cell>
          <table:table-cell office:value-type="float" office:value="5.219849" calcext:value-type="float">
            <text:p>5.219849</text:p>
          </table:table-cell>
          <table:table-cell office:value-type="float" office:value="5.152191" calcext:value-type="float">
            <text:p>5.152191</text:p>
          </table:table-cell>
          <table:table-cell office:value-type="float" office:value="19.85367" calcext:value-type="float">
            <text:p>19.85367</text:p>
          </table:table-cell>
          <table:table-cell office:value-type="float" office:value="-3.992981" calcext:value-type="float">
            <text:p>-3.99298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6042003" calcext:value-type="float">
            <text:p>6042003</text:p>
          </table:table-cell>
          <table:table-cell office:value-type="float" office:value="4.95864" calcext:value-type="float">
            <text:p>4.95864</text:p>
          </table:table-cell>
          <table:table-cell office:value-type="float" office:value="0.52" calcext:value-type="float">
            <text:p>0.52</text:p>
          </table:table-cell>
          <table:table-cell office:value-type="float" office:value="-1.35" calcext:value-type="float">
            <text:p>-1.35</text:p>
          </table:table-cell>
          <table:table-cell office:value-type="float" office:value="0.559565" calcext:value-type="float">
            <text:p>0.559565</text:p>
          </table:table-cell>
          <table:table-cell office:value-type="float" office:value="0.4890232" calcext:value-type="float">
            <text:p>0.4890232</text:p>
          </table:table-cell>
          <table:table-cell office:value-type="float" office:value="521.748" calcext:value-type="float">
            <text:p>521.748</text:p>
          </table:table-cell>
          <table:table-cell office:value-type="float" office:value="11.4" calcext:value-type="float">
            <text:p>11.4</text:p>
          </table:table-cell>
          <table:table-cell office:value-type="float" office:value="6.183319" calcext:value-type="float">
            <text:p>6.183319</text:p>
          </table:table-cell>
          <table:table-cell office:value-type="float" office:value="-0.6996765" calcext:value-type="float">
            <text:p>-0.6996765</text:p>
          </table:table-cell>
          <table:table-cell office:value-type="float" office:value="5.665863" calcext:value-type="float">
            <text:p>5.665863</text:p>
          </table:table-cell>
          <table:table-cell office:value-type="float" office:value="0.9343567" calcext:value-type="float">
            <text:p>0.9343567</text:p>
          </table:table-cell>
          <table:table-cell office:value-type="float" office:value="5.676605" calcext:value-type="float">
            <text:p>5.676605</text:p>
          </table:table-cell>
          <table:table-cell office:value-type="float" office:value="2.515045" calcext:value-type="float">
            <text:p>2.515045</text:p>
          </table:table-cell>
          <table:table-cell office:value-type="float" office:value="7.560272" calcext:value-type="float">
            <text:p>7.560272</text:p>
          </table:table-cell>
          <table:table-cell office:value-type="float" office:value="4.21524" calcext:value-type="float">
            <text:p>4.21524</text:p>
          </table:table-cell>
          <table:table-cell office:value-type="float" office:value="8.487701" calcext:value-type="float">
            <text:p>8.487701</text:p>
          </table:table-cell>
          <table:table-cell office:value-type="float" office:value="5.353302" calcext:value-type="float">
            <text:p>5.353302</text:p>
          </table:table-cell>
          <table:table-cell office:value-type="float" office:value="9.346588" calcext:value-type="float">
            <text:p>9.346588</text:p>
          </table:table-cell>
          <table:table-cell office:value-type="float" office:value="6.640747" calcext:value-type="float">
            <text:p>6.640747</text:p>
          </table:table-cell>
          <table:table-cell office:value-type="float" office:value="9.670959" calcext:value-type="float">
            <text:p>9.670959</text:p>
          </table:table-cell>
          <table:table-cell office:value-type="float" office:value="7.574677" calcext:value-type="float">
            <text:p>7.574677</text:p>
          </table:table-cell>
          <table:table-cell office:value-type="float" office:value="9.854645" calcext:value-type="float">
            <text:p>9.854645</text:p>
          </table:table-cell>
          <table:table-cell office:value-type="float" office:value="8.660431" calcext:value-type="float">
            <text:p>8.660431</text:p>
          </table:table-cell>
          <table:table-cell office:value-type="float" office:value="9.114105" calcext:value-type="float">
            <text:p>9.114105</text:p>
          </table:table-cell>
          <table:table-cell office:value-type="float" office:value="8.681427" calcext:value-type="float">
            <text:p>8.681427</text:p>
          </table:table-cell>
          <table:table-cell office:value-type="float" office:value="7.271362" calcext:value-type="float">
            <text:p>7.271362</text:p>
          </table:table-cell>
          <table:table-cell office:value-type="float" office:value="7.139221" calcext:value-type="float">
            <text:p>7.139221</text:p>
          </table:table-cell>
          <table:table-cell office:value-type="float" office:value="6.14978" calcext:value-type="float">
            <text:p>6.14978</text:p>
          </table:table-cell>
          <table:table-cell office:value-type="float" office:value="5.952454" calcext:value-type="float">
            <text:p>5.952454</text:p>
          </table:table-cell>
          <table:table-cell office:value-type="float" office:value="5.430389" calcext:value-type="float">
            <text:p>5.430389</text:p>
          </table:table-cell>
          <table:table-cell office:value-type="float" office:value="5.283569" calcext:value-type="float">
            <text:p>5.283569</text:p>
          </table:table-cell>
          <table:table-cell office:value-type="float" office:value="5.173309" calcext:value-type="float">
            <text:p>5.173309</text:p>
          </table:table-cell>
          <table:table-cell office:value-type="float" office:value="5.079285" calcext:value-type="float">
            <text:p>5.079285</text:p>
          </table:table-cell>
          <table:table-cell office:value-type="float" office:value="5.291656" calcext:value-type="float">
            <text:p>5.291656</text:p>
          </table:table-cell>
          <table:table-cell office:value-type="float" office:value="5.220551" calcext:value-type="float">
            <text:p>5.220551</text:p>
          </table:table-cell>
          <table:table-cell office:value-type="float" office:value="6.285004" calcext:value-type="float">
            <text:p>6.285004</text:p>
          </table:table-cell>
          <table:table-cell office:value-type="float" office:value="-3.250153" calcext:value-type="float">
            <text:p>-3.25015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7042003" calcext:value-type="float">
            <text:p>7042003</text:p>
          </table:table-cell>
          <table:table-cell office:value-type="float" office:value="15.85224" calcext:value-type="float">
            <text:p>15.85224</text:p>
          </table:table-cell>
          <table:table-cell office:value-type="float" office:value="0.64" calcext:value-type="float">
            <text:p>0.64</text:p>
          </table:table-cell>
          <table:table-cell office:value-type="float" office:value="-2.27" calcext:value-type="float">
            <text:p>-2.27</text:p>
          </table:table-cell>
          <table:table-cell office:value-type="float" office:value="0.5643902" calcext:value-type="float">
            <text:p>0.5643902</text:p>
          </table:table-cell>
          <table:table-cell office:value-type="float" office:value="0.4573436" calcext:value-type="float">
            <text:p>0.4573436</text:p>
          </table:table-cell>
          <table:table-cell office:value-type="float" office:value="417.924" calcext:value-type="float">
            <text:p>417.924</text:p>
          </table:table-cell>
          <table:table-cell office:value-type="float" office:value="5.3" calcext:value-type="float">
            <text:p>5.3</text:p>
          </table:table-cell>
          <table:table-cell office:value-type="float" office:value="11.47379" calcext:value-type="float">
            <text:p>11.47379</text:p>
          </table:table-cell>
          <table:table-cell office:value-type="float" office:value="-1.077423" calcext:value-type="float">
            <text:p>-1.077423</text:p>
          </table:table-cell>
          <table:table-cell office:value-type="float" office:value="8.975433" calcext:value-type="float">
            <text:p>8.975433</text:p>
          </table:table-cell>
          <table:table-cell office:value-type="float" office:value="0.2243347" calcext:value-type="float">
            <text:p>0.2243347</text:p>
          </table:table-cell>
          <table:table-cell office:value-type="float" office:value="7.589752" calcext:value-type="float">
            <text:p>7.589752</text:p>
          </table:table-cell>
          <table:table-cell office:value-type="float" office:value="1.713928" calcext:value-type="float">
            <text:p>1.713928</text:p>
          </table:table-cell>
          <table:table-cell office:value-type="float" office:value="6.831299" calcext:value-type="float">
            <text:p>6.831299</text:p>
          </table:table-cell>
          <table:table-cell office:value-type="float" office:value="3.210052" calcext:value-type="float">
            <text:p>3.210052</text:p>
          </table:table-cell>
          <table:table-cell office:value-type="float" office:value="6.594849" calcext:value-type="float">
            <text:p>6.594849</text:p>
          </table:table-cell>
          <table:table-cell office:value-type="float" office:value="4.285156" calcext:value-type="float">
            <text:p>4.285156</text:p>
          </table:table-cell>
          <table:table-cell office:value-type="float" office:value="6.606018" calcext:value-type="float">
            <text:p>6.606018</text:p>
          </table:table-cell>
          <table:table-cell office:value-type="float" office:value="5.473114" calcext:value-type="float">
            <text:p>5.473114</text:p>
          </table:table-cell>
          <table:table-cell office:value-type="float" office:value="7.551056" calcext:value-type="float">
            <text:p>7.551056</text:p>
          </table:table-cell>
          <table:table-cell office:value-type="float" office:value="6.480194" calcext:value-type="float">
            <text:p>6.480194</text:p>
          </table:table-cell>
          <table:table-cell office:value-type="float" office:value="8.647461" calcext:value-type="float">
            <text:p>8.647461</text:p>
          </table:table-cell>
          <table:table-cell office:value-type="float" office:value="7.550293" calcext:value-type="float">
            <text:p>7.550293</text:p>
          </table:table-cell>
          <table:table-cell office:value-type="float" office:value="8.675964" calcext:value-type="float">
            <text:p>8.675964</text:p>
          </table:table-cell>
          <table:table-cell office:value-type="float" office:value="8.097321" calcext:value-type="float">
            <text:p>8.097321</text:p>
          </table:table-cell>
          <table:table-cell office:value-type="float" office:value="7.28598" calcext:value-type="float">
            <text:p>7.28598</text:p>
          </table:table-cell>
          <table:table-cell office:value-type="float" office:value="7.268677" calcext:value-type="float">
            <text:p>7.268677</text:p>
          </table:table-cell>
          <table:table-cell office:value-type="float" office:value="6.291534" calcext:value-type="float">
            <text:p>6.291534</text:p>
          </table:table-cell>
          <table:table-cell office:value-type="float" office:value="6.151581" calcext:value-type="float">
            <text:p>6.151581</text:p>
          </table:table-cell>
          <table:table-cell office:value-type="float" office:value="5.573486" calcext:value-type="float">
            <text:p>5.573486</text:p>
          </table:table-cell>
          <table:table-cell office:value-type="float" office:value="5.431885" calcext:value-type="float">
            <text:p>5.431885</text:p>
          </table:table-cell>
          <table:table-cell office:value-type="float" office:value="5.274506" calcext:value-type="float">
            <text:p>5.274506</text:p>
          </table:table-cell>
          <table:table-cell office:value-type="float" office:value="5.174316" calcext:value-type="float">
            <text:p>5.174316</text:p>
          </table:table-cell>
          <table:table-cell office:value-type="float" office:value="5.368134" calcext:value-type="float">
            <text:p>5.368134</text:p>
          </table:table-cell>
          <table:table-cell office:value-type="float" office:value="5.292419" calcext:value-type="float">
            <text:p>5.292419</text:p>
          </table:table-cell>
          <table:table-cell office:value-type="float" office:value="13.56351" calcext:value-type="float">
            <text:p>13.56351</text:p>
          </table:table-cell>
          <table:table-cell office:value-type="float" office:value="-2.803253" calcext:value-type="float">
            <text:p>-2.80325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8042003" calcext:value-type="float">
            <text:p>8042003</text:p>
          </table:table-cell>
          <table:table-cell office:value-type="float" office:value="25.2927" calcext:value-type="float">
            <text:p>25.2927</text:p>
          </table:table-cell>
          <table:table-cell office:value-type="float" office:value="4.29" calcext:value-type="float">
            <text:p>4.29</text:p>
          </table:table-cell>
          <table:table-cell office:value-type="float" office:value="-3.52" calcext:value-type="float">
            <text:p>-3.52</text:p>
          </table:table-cell>
          <table:table-cell office:value-type="float" office:value="0.7176054" calcext:value-type="float">
            <text:p>0.7176054</text:p>
          </table:table-cell>
          <table:table-cell office:value-type="float" office:value="0.4172561" calcext:value-type="float">
            <text:p>0.4172561</text:p>
          </table:table-cell>
          <table:table-cell office:value-type="float" office:value="297.828" calcext:value-type="float">
            <text:p>297.828</text:p>
          </table:table-cell>
          <table:table-cell office:value-type="float" office:value="0.1" calcext:value-type="float">
            <text:p>0.1</text:p>
          </table:table-cell>
          <table:table-cell office:value-type="float" office:value="23.59708" calcext:value-type="float">
            <text:p>23.59708</text:p>
          </table:table-cell>
          <table:table-cell office:value-type="float" office:value="-1.083557" calcext:value-type="float">
            <text:p>-1.083557</text:p>
          </table:table-cell>
          <table:table-cell office:value-type="float" office:value="17.10971" calcext:value-type="float">
            <text:p>17.10971</text:p>
          </table:table-cell>
          <table:table-cell office:value-type="float" office:value="0.4845581" calcext:value-type="float">
            <text:p>0.4845581</text:p>
          </table:table-cell>
          <table:table-cell office:value-type="float" office:value="12.94876" calcext:value-type="float">
            <text:p>12.94876</text:p>
          </table:table-cell>
          <table:table-cell office:value-type="float" office:value="1.965912" calcext:value-type="float">
            <text:p>1.965912</text:p>
          </table:table-cell>
          <table:table-cell office:value-type="float" office:value="10.28745" calcext:value-type="float">
            <text:p>10.28745</text:p>
          </table:table-cell>
          <table:table-cell office:value-type="float" office:value="3.322571" calcext:value-type="float">
            <text:p>3.322571</text:p>
          </table:table-cell>
          <table:table-cell office:value-type="float" office:value="8.923035" calcext:value-type="float">
            <text:p>8.923035</text:p>
          </table:table-cell>
          <table:table-cell office:value-type="float" office:value="4.240936" calcext:value-type="float">
            <text:p>4.240936</text:p>
          </table:table-cell>
          <table:table-cell office:value-type="float" office:value="7.832306" calcext:value-type="float">
            <text:p>7.832306</text:p>
          </table:table-cell>
          <table:table-cell office:value-type="float" office:value="5.243652" calcext:value-type="float">
            <text:p>5.243652</text:p>
          </table:table-cell>
          <table:table-cell office:value-type="float" office:value="7.473206" calcext:value-type="float">
            <text:p>7.473206</text:p>
          </table:table-cell>
          <table:table-cell office:value-type="float" office:value="6.057434" calcext:value-type="float">
            <text:p>6.057434</text:p>
          </table:table-cell>
          <table:table-cell office:value-type="float" office:value="7.545807" calcext:value-type="float">
            <text:p>7.545807</text:p>
          </table:table-cell>
          <table:table-cell office:value-type="float" office:value="7.058807" calcext:value-type="float">
            <text:p>7.058807</text:p>
          </table:table-cell>
          <table:table-cell office:value-type="float" office:value="8.091522" calcext:value-type="float">
            <text:p>8.091522</text:p>
          </table:table-cell>
          <table:table-cell office:value-type="float" office:value="7.600464" calcext:value-type="float">
            <text:p>7.600464</text:p>
          </table:table-cell>
          <table:table-cell office:value-type="float" office:value="7.268036" calcext:value-type="float">
            <text:p>7.268036</text:p>
          </table:table-cell>
          <table:table-cell office:value-type="float" office:value="7.171082" calcext:value-type="float">
            <text:p>7.171082</text:p>
          </table:table-cell>
          <table:table-cell office:value-type="float" office:value="6.371735" calcext:value-type="float">
            <text:p>6.371735</text:p>
          </table:table-cell>
          <table:table-cell office:value-type="float" office:value="6.292694" calcext:value-type="float">
            <text:p>6.292694</text:p>
          </table:table-cell>
          <table:table-cell office:value-type="float" office:value="5.700348" calcext:value-type="float">
            <text:p>5.700348</text:p>
          </table:table-cell>
          <table:table-cell office:value-type="float" office:value="5.574921" calcext:value-type="float">
            <text:p>5.574921</text:p>
          </table:table-cell>
          <table:table-cell office:value-type="float" office:value="5.377716" calcext:value-type="float">
            <text:p>5.377716</text:p>
          </table:table-cell>
          <table:table-cell office:value-type="float" office:value="5.275574" calcext:value-type="float">
            <text:p>5.275574</text:p>
          </table:table-cell>
          <table:table-cell office:value-type="float" office:value="5.449127" calcext:value-type="float">
            <text:p>5.449127</text:p>
          </table:table-cell>
          <table:table-cell office:value-type="float" office:value="5.368958" calcext:value-type="float">
            <text:p>5.368958</text:p>
          </table:table-cell>
          <table:table-cell office:value-type="float" office:value="26.94315" calcext:value-type="float">
            <text:p>26.94315</text:p>
          </table:table-cell>
          <table:table-cell office:value-type="float" office:value="-3.599487" calcext:value-type="float">
            <text:p>-3.59948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9042003" calcext:value-type="float">
            <text:p>9042003</text:p>
          </table:table-cell>
          <table:table-cell office:value-type="float" office:value="24.89186" calcext:value-type="float">
            <text:p>24.89186</text:p>
          </table:table-cell>
          <table:table-cell office:value-type="float" office:value="14.57" calcext:value-type="float">
            <text:p>14.57</text:p>
          </table:table-cell>
          <table:table-cell office:value-type="float" office:value="-5.34" calcext:value-type="float">
            <text:p>-5.34</text:p>
          </table:table-cell>
          <table:table-cell office:value-type="float" office:value="0.8669841" calcext:value-type="float">
            <text:p>0.8669841</text:p>
          </table:table-cell>
          <table:table-cell office:value-type="float" office:value="0.3645285" calcext:value-type="float">
            <text:p>0.3645285</text:p>
          </table:table-cell>
          <table:table-cell office:value-type="float" office:value="293.796" calcext:value-type="float">
            <text:p>293.796</text:p>
          </table:table-cell>
          <table:table-cell office:value-type="float" office:value="0" calcext:value-type="float">
            <text:p>0</text:p>
          </table:table-cell>
          <table:table-cell office:value-type="float" office:value="27.79898" calcext:value-type="float">
            <text:p>27.79898</text:p>
          </table:table-cell>
          <table:table-cell office:value-type="float" office:value="-2.196075" calcext:value-type="float">
            <text:p>-2.196075</text:p>
          </table:table-cell>
          <table:table-cell office:value-type="float" office:value="19.83124" calcext:value-type="float">
            <text:p>19.83124</text:p>
          </table:table-cell>
          <table:table-cell office:value-type="float" office:value="-0.04412842" calcext:value-type="float">
            <text:p>-0.04412842</text:p>
          </table:table-cell>
          <table:table-cell office:value-type="float" office:value="15.25439" calcext:value-type="float">
            <text:p>15.25439</text:p>
          </table:table-cell>
          <table:table-cell office:value-type="float" office:value="2.058014" calcext:value-type="float">
            <text:p>2.058014</text:p>
          </table:table-cell>
          <table:table-cell office:value-type="float" office:value="12.11203" calcext:value-type="float">
            <text:p>12.11203</text:p>
          </table:table-cell>
          <table:table-cell office:value-type="float" office:value="3.784332" calcext:value-type="float">
            <text:p>3.784332</text:p>
          </table:table-cell>
          <table:table-cell office:value-type="float" office:value="10.40253" calcext:value-type="float">
            <text:p>10.40253</text:p>
          </table:table-cell>
          <table:table-cell office:value-type="float" office:value="4.810669" calcext:value-type="float">
            <text:p>4.810669</text:p>
          </table:table-cell>
          <table:table-cell office:value-type="float" office:value="8.982269" calcext:value-type="float">
            <text:p>8.982269</text:p>
          </table:table-cell>
          <table:table-cell office:value-type="float" office:value="5.804352" calcext:value-type="float">
            <text:p>5.804352</text:p>
          </table:table-cell>
          <table:table-cell office:value-type="float" office:value="8.230011" calcext:value-type="float">
            <text:p>8.230011</text:p>
          </table:table-cell>
          <table:table-cell office:value-type="float" office:value="6.407013" calcext:value-type="float">
            <text:p>6.407013</text:p>
          </table:table-cell>
          <table:table-cell office:value-type="float" office:value="7.305115" calcext:value-type="float">
            <text:p>7.305115</text:p>
          </table:table-cell>
          <table:table-cell office:value-type="float" office:value="7.066376" calcext:value-type="float">
            <text:p>7.066376</text:p>
          </table:table-cell>
          <table:table-cell office:value-type="float" office:value="7.596832" calcext:value-type="float">
            <text:p>7.596832</text:p>
          </table:table-cell>
          <table:table-cell office:value-type="float" office:value="7.340729" calcext:value-type="float">
            <text:p>7.340729</text:p>
          </table:table-cell>
          <table:table-cell office:value-type="float" office:value="7.16983" calcext:value-type="float">
            <text:p>7.16983</text:p>
          </table:table-cell>
          <table:table-cell office:value-type="float" office:value="7.049927" calcext:value-type="float">
            <text:p>7.049927</text:p>
          </table:table-cell>
          <table:table-cell office:value-type="float" office:value="6.404419" calcext:value-type="float">
            <text:p>6.404419</text:p>
          </table:table-cell>
          <table:table-cell office:value-type="float" office:value="6.372284" calcext:value-type="float">
            <text:p>6.372284</text:p>
          </table:table-cell>
          <table:table-cell office:value-type="float" office:value="5.805023" calcext:value-type="float">
            <text:p>5.805023</text:p>
          </table:table-cell>
          <table:table-cell office:value-type="float" office:value="5.701599" calcext:value-type="float">
            <text:p>5.701599</text:p>
          </table:table-cell>
          <table:table-cell office:value-type="float" office:value="5.478851" calcext:value-type="float">
            <text:p>5.478851</text:p>
          </table:table-cell>
          <table:table-cell office:value-type="float" office:value="5.378784" calcext:value-type="float">
            <text:p>5.378784</text:p>
          </table:table-cell>
          <table:table-cell office:value-type="float" office:value="5.533661" calcext:value-type="float">
            <text:p>5.533661</text:p>
          </table:table-cell>
          <table:table-cell office:value-type="float" office:value="5.450043" calcext:value-type="float">
            <text:p>5.450043</text:p>
          </table:table-cell>
          <table:table-cell office:value-type="float" office:value="30.84564" calcext:value-type="float">
            <text:p>30.84564</text:p>
          </table:table-cell>
          <table:table-cell office:value-type="float" office:value="-5.076904" calcext:value-type="float">
            <text:p>-5.07690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42003" calcext:value-type="float">
            <text:p>10042003</text:p>
          </table:table-cell>
          <table:table-cell office:value-type="float" office:value="23.99905" calcext:value-type="float">
            <text:p>23.99905</text:p>
          </table:table-cell>
          <table:table-cell office:value-type="float" office:value="22.45" calcext:value-type="float">
            <text:p>22.45</text:p>
          </table:table-cell>
          <table:table-cell office:value-type="float" office:value="0.44" calcext:value-type="float">
            <text:p>0.44</text:p>
          </table:table-cell>
          <table:table-cell office:value-type="float" office:value="0.9680631" calcext:value-type="float">
            <text:p>0.9680631</text:p>
          </table:table-cell>
          <table:table-cell office:value-type="float" office:value="0.5563703" calcext:value-type="float">
            <text:p>0.5563703</text:p>
          </table:table-cell>
          <table:table-cell office:value-type="float" office:value="338.616" calcext:value-type="float">
            <text:p>338.616</text:p>
          </table:table-cell>
          <table:table-cell office:value-type="float" office:value="0" calcext:value-type="float">
            <text:p>0</text:p>
          </table:table-cell>
          <table:table-cell office:value-type="float" office:value="41.29016" calcext:value-type="float">
            <text:p>41.29016</text:p>
          </table:table-cell>
          <table:table-cell office:value-type="float" office:value="0.1741333" calcext:value-type="float">
            <text:p>0.1741333</text:p>
          </table:table-cell>
          <table:table-cell office:value-type="float" office:value="27.04587" calcext:value-type="float">
            <text:p>27.04587</text:p>
          </table:table-cell>
          <table:table-cell office:value-type="float" office:value="3.090424" calcext:value-type="float">
            <text:p>3.090424</text:p>
          </table:table-cell>
          <table:table-cell office:value-type="float" office:value="21.04352" calcext:value-type="float">
            <text:p>21.04352</text:p>
          </table:table-cell>
          <table:table-cell office:value-type="float" office:value="5.045593" calcext:value-type="float">
            <text:p>5.045593</text:p>
          </table:table-cell>
          <table:table-cell office:value-type="float" office:value="16.62854" calcext:value-type="float">
            <text:p>16.62854</text:p>
          </table:table-cell>
          <table:table-cell office:value-type="float" office:value="6.375793" calcext:value-type="float">
            <text:p>6.375793</text:p>
          </table:table-cell>
          <table:table-cell office:value-type="float" office:value="14.07184" calcext:value-type="float">
            <text:p>14.07184</text:p>
          </table:table-cell>
          <table:table-cell office:value-type="float" office:value="7.03067" calcext:value-type="float">
            <text:p>7.03067</text:p>
          </table:table-cell>
          <table:table-cell office:value-type="float" office:value="11.82889" calcext:value-type="float">
            <text:p>11.82889</text:p>
          </table:table-cell>
          <table:table-cell office:value-type="float" office:value="7.563019" calcext:value-type="float">
            <text:p>7.563019</text:p>
          </table:table-cell>
          <table:table-cell office:value-type="float" office:value="10.19824" calcext:value-type="float">
            <text:p>10.19824</text:p>
          </table:table-cell>
          <table:table-cell office:value-type="float" office:value="7.637177" calcext:value-type="float">
            <text:p>7.637177</text:p>
          </table:table-cell>
          <table:table-cell office:value-type="float" office:value="8.077454" calcext:value-type="float">
            <text:p>8.077454</text:p>
          </table:table-cell>
          <table:table-cell office:value-type="float" office:value="7.316345" calcext:value-type="float">
            <text:p>7.316345</text:p>
          </table:table-cell>
          <table:table-cell office:value-type="float" office:value="7.349548" calcext:value-type="float">
            <text:p>7.349548</text:p>
          </table:table-cell>
          <table:table-cell office:value-type="float" office:value="7.321075" calcext:value-type="float">
            <text:p>7.321075</text:p>
          </table:table-cell>
          <table:table-cell office:value-type="float" office:value="7.048767" calcext:value-type="float">
            <text:p>7.048767</text:p>
          </table:table-cell>
          <table:table-cell office:value-type="float" office:value="6.961548" calcext:value-type="float">
            <text:p>6.961548</text:p>
          </table:table-cell>
          <table:table-cell office:value-type="float" office:value="6.414276" calcext:value-type="float">
            <text:p>6.414276</text:p>
          </table:table-cell>
          <table:table-cell office:value-type="float" office:value="6.404602" calcext:value-type="float">
            <text:p>6.404602</text:p>
          </table:table-cell>
          <table:table-cell office:value-type="float" office:value="5.888733" calcext:value-type="float">
            <text:p>5.888733</text:p>
          </table:table-cell>
          <table:table-cell office:value-type="float" office:value="5.80603" calcext:value-type="float">
            <text:p>5.80603</text:p>
          </table:table-cell>
          <table:table-cell office:value-type="float" office:value="5.575317" calcext:value-type="float">
            <text:p>5.575317</text:p>
          </table:table-cell>
          <table:table-cell office:value-type="float" office:value="5.479858" calcext:value-type="float">
            <text:p>5.479858</text:p>
          </table:table-cell>
          <table:table-cell office:value-type="float" office:value="5.620453" calcext:value-type="float">
            <text:p>5.620453</text:p>
          </table:table-cell>
          <table:table-cell office:value-type="float" office:value="5.534546" calcext:value-type="float">
            <text:p>5.534546</text:p>
          </table:table-cell>
          <table:table-cell office:value-type="float" office:value="51.90723" calcext:value-type="float">
            <text:p>51.90723</text:p>
          </table:table-cell>
          <table:table-cell office:value-type="float" office:value="-3.0354" calcext:value-type="float">
            <text:p>-3.035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1042003" calcext:value-type="float">
            <text:p>11042003</text:p>
          </table:table-cell>
          <table:table-cell office:value-type="float" office:value="23.19999" calcext:value-type="float">
            <text:p>23.19999</text:p>
          </table:table-cell>
          <table:table-cell office:value-type="float" office:value="24.42" calcext:value-type="float">
            <text:p>24.42</text:p>
          </table:table-cell>
          <table:table-cell office:value-type="float" office:value="4.98" calcext:value-type="float">
            <text:p>4.98</text:p>
          </table:table-cell>
          <table:table-cell office:value-type="float" office:value="1.075412" calcext:value-type="float">
            <text:p>1.075412</text:p>
          </table:table-cell>
          <table:table-cell office:value-type="float" office:value="0.7660371" calcext:value-type="float">
            <text:p>0.7660371</text:p>
          </table:table-cell>
          <table:table-cell office:value-type="float" office:value="180.576" calcext:value-type="float">
            <text:p>180.576</text:p>
          </table:table-cell>
          <table:table-cell office:value-type="float" office:value="0" calcext:value-type="float">
            <text:p>0</text:p>
          </table:table-cell>
          <table:table-cell office:value-type="float" office:value="42.6301" calcext:value-type="float">
            <text:p>42.6301</text:p>
          </table:table-cell>
          <table:table-cell office:value-type="float" office:value="5.36554" calcext:value-type="float">
            <text:p>5.36554</text:p>
          </table:table-cell>
          <table:table-cell office:value-type="float" office:value="29.55164" calcext:value-type="float">
            <text:p>29.55164</text:p>
          </table:table-cell>
          <table:table-cell office:value-type="float" office:value="8.455353" calcext:value-type="float">
            <text:p>8.455353</text:p>
          </table:table-cell>
          <table:table-cell office:value-type="float" office:value="23.93347" calcext:value-type="float">
            <text:p>23.93347</text:p>
          </table:table-cell>
          <table:table-cell office:value-type="float" office:value="9.975647" calcext:value-type="float">
            <text:p>9.975647</text:p>
          </table:table-cell>
          <table:table-cell office:value-type="float" office:value="19.5303" calcext:value-type="float">
            <text:p>19.5303</text:p>
          </table:table-cell>
          <table:table-cell office:value-type="float" office:value="10.66064" calcext:value-type="float">
            <text:p>10.66064</text:p>
          </table:table-cell>
          <table:table-cell office:value-type="float" office:value="16.84021" calcext:value-type="float">
            <text:p>16.84021</text:p>
          </table:table-cell>
          <table:table-cell office:value-type="float" office:value="10.76886" calcext:value-type="float">
            <text:p>10.76886</text:p>
          </table:table-cell>
          <table:table-cell office:value-type="float" office:value="14.28961" calcext:value-type="float">
            <text:p>14.28961</text:p>
          </table:table-cell>
          <table:table-cell office:value-type="float" office:value="10.61722" calcext:value-type="float">
            <text:p>10.61722</text:p>
          </table:table-cell>
          <table:table-cell office:value-type="float" office:value="12.3027" calcext:value-type="float">
            <text:p>12.3027</text:p>
          </table:table-cell>
          <table:table-cell office:value-type="float" office:value="9.95462" calcext:value-type="float">
            <text:p>9.95462</text:p>
          </table:table-cell>
          <table:table-cell office:value-type="float" office:value="9.482452" calcext:value-type="float">
            <text:p>9.482452</text:p>
          </table:table-cell>
          <table:table-cell office:value-type="float" office:value="8.098053" calcext:value-type="float">
            <text:p>8.098053</text:p>
          </table:table-cell>
          <table:table-cell office:value-type="float" office:value="7.724304" calcext:value-type="float">
            <text:p>7.724304</text:p>
          </table:table-cell>
          <table:table-cell office:value-type="float" office:value="7.351654" calcext:value-type="float">
            <text:p>7.351654</text:p>
          </table:table-cell>
          <table:table-cell office:value-type="float" office:value="6.960968" calcext:value-type="float">
            <text:p>6.960968</text:p>
          </table:table-cell>
          <table:table-cell office:value-type="float" office:value="6.947052" calcext:value-type="float">
            <text:p>6.947052</text:p>
          </table:table-cell>
          <table:table-cell office:value-type="float" office:value="6.427826" calcext:value-type="float">
            <text:p>6.427826</text:p>
          </table:table-cell>
          <table:table-cell office:value-type="float" office:value="6.414337" calcext:value-type="float">
            <text:p>6.414337</text:p>
          </table:table-cell>
          <table:table-cell office:value-type="float" office:value="5.957367" calcext:value-type="float">
            <text:p>5.957367</text:p>
          </table:table-cell>
          <table:table-cell office:value-type="float" office:value="5.889526" calcext:value-type="float">
            <text:p>5.889526</text:p>
          </table:table-cell>
          <table:table-cell office:value-type="float" office:value="5.665344" calcext:value-type="float">
            <text:p>5.665344</text:p>
          </table:table-cell>
          <table:table-cell office:value-type="float" office:value="5.576294" calcext:value-type="float">
            <text:p>5.576294</text:p>
          </table:table-cell>
          <table:table-cell office:value-type="float" office:value="5.706726" calcext:value-type="float">
            <text:p>5.706726</text:p>
          </table:table-cell>
          <table:table-cell office:value-type="float" office:value="5.621338" calcext:value-type="float">
            <text:p>5.621338</text:p>
          </table:table-cell>
          <table:table-cell office:value-type="float" office:value="49.13342" calcext:value-type="float">
            <text:p>49.13342</text:p>
          </table:table-cell>
          <table:table-cell office:value-type="float" office:value="1.508698" calcext:value-type="float">
            <text:p>1.50869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2042003" calcext:value-type="float">
            <text:p>12042003</text:p>
          </table:table-cell>
          <table:table-cell office:value-type="float" office:value="23.12624" calcext:value-type="float">
            <text:p>23.12624</text:p>
          </table:table-cell>
          <table:table-cell office:value-type="float" office:value="25.01" calcext:value-type="float">
            <text:p>25.01</text:p>
          </table:table-cell>
          <table:table-cell office:value-type="float" office:value="7.67" calcext:value-type="float">
            <text:p>7.67</text:p>
          </table:table-cell>
          <table:table-cell office:value-type="float" office:value="0.9598823" calcext:value-type="float">
            <text:p>0.9598823</text:p>
          </table:table-cell>
          <table:table-cell office:value-type="float" office:value="0.8527973" calcext:value-type="float">
            <text:p>0.8527973</text:p>
          </table:table-cell>
          <table:table-cell office:value-type="float" office:value="202.248" calcext:value-type="float">
            <text:p>202.248</text:p>
          </table:table-cell>
          <table:table-cell office:value-type="float" office:value="0" calcext:value-type="float">
            <text:p>0</text:p>
          </table:table-cell>
          <table:table-cell office:value-type="float" office:value="43.4458" calcext:value-type="float">
            <text:p>43.4458</text:p>
          </table:table-cell>
          <table:table-cell office:value-type="float" office:value="8.10614" calcext:value-type="float">
            <text:p>8.10614</text:p>
          </table:table-cell>
          <table:table-cell office:value-type="float" office:value="31.04047" calcext:value-type="float">
            <text:p>31.04047</text:p>
          </table:table-cell>
          <table:table-cell office:value-type="float" office:value="11.21213" calcext:value-type="float">
            <text:p>11.21213</text:p>
          </table:table-cell>
          <table:table-cell office:value-type="float" office:value="25.61728" calcext:value-type="float">
            <text:p>25.61728</text:p>
          </table:table-cell>
          <table:table-cell office:value-type="float" office:value="12.66611" calcext:value-type="float">
            <text:p>12.66611</text:p>
          </table:table-cell>
          <table:table-cell office:value-type="float" office:value="21.302" calcext:value-type="float">
            <text:p>21.302</text:p>
          </table:table-cell>
          <table:table-cell office:value-type="float" office:value="13.20093" calcext:value-type="float">
            <text:p>13.20093</text:p>
          </table:table-cell>
          <table:table-cell office:value-type="float" office:value="18.62561" calcext:value-type="float">
            <text:p>18.62561</text:p>
          </table:table-cell>
          <table:table-cell office:value-type="float" office:value="13.17169" calcext:value-type="float">
            <text:p>13.17169</text:p>
          </table:table-cell>
          <table:table-cell office:value-type="float" office:value="15.98877" calcext:value-type="float">
            <text:p>15.98877</text:p>
          </table:table-cell>
          <table:table-cell office:value-type="float" office:value="12.81387" calcext:value-type="float">
            <text:p>12.81387</text:p>
          </table:table-cell>
          <table:table-cell office:value-type="float" office:value="13.9053" calcext:value-type="float">
            <text:p>13.9053</text:p>
          </table:table-cell>
          <table:table-cell office:value-type="float" office:value="11.87128" calcext:value-type="float">
            <text:p>11.87128</text:p>
          </table:table-cell>
          <table:table-cell office:value-type="float" office:value="10.8548" calcext:value-type="float">
            <text:p>10.8548</text:p>
          </table:table-cell>
          <table:table-cell office:value-type="float" office:value="9.504669" calcext:value-type="float">
            <text:p>9.504669</text:p>
          </table:table-cell>
          <table:table-cell office:value-type="float" office:value="8.354401" calcext:value-type="float">
            <text:p>8.354401</text:p>
          </table:table-cell>
          <table:table-cell office:value-type="float" office:value="7.730011" calcext:value-type="float">
            <text:p>7.730011</text:p>
          </table:table-cell>
          <table:table-cell office:value-type="float" office:value="7.083435" calcext:value-type="float">
            <text:p>7.083435</text:p>
          </table:table-cell>
          <table:table-cell office:value-type="float" office:value="6.961456" calcext:value-type="float">
            <text:p>6.961456</text:p>
          </table:table-cell>
          <table:table-cell office:value-type="float" office:value="6.472565" calcext:value-type="float">
            <text:p>6.472565</text:p>
          </table:table-cell>
          <table:table-cell office:value-type="float" office:value="6.428101" calcext:value-type="float">
            <text:p>6.428101</text:p>
          </table:table-cell>
          <table:table-cell office:value-type="float" office:value="6.020355" calcext:value-type="float">
            <text:p>6.020355</text:p>
          </table:table-cell>
          <table:table-cell office:value-type="float" office:value="5.958038" calcext:value-type="float">
            <text:p>5.958038</text:p>
          </table:table-cell>
          <table:table-cell office:value-type="float" office:value="5.74881" calcext:value-type="float">
            <text:p>5.74881</text:p>
          </table:table-cell>
          <table:table-cell office:value-type="float" office:value="5.66626" calcext:value-type="float">
            <text:p>5.66626</text:p>
          </table:table-cell>
          <table:table-cell office:value-type="float" office:value="5.79129" calcext:value-type="float">
            <text:p>5.79129</text:p>
          </table:table-cell>
          <table:table-cell office:value-type="float" office:value="5.707611" calcext:value-type="float">
            <text:p>5.707611</text:p>
          </table:table-cell>
          <table:table-cell office:value-type="float" office:value="48.68988" calcext:value-type="float">
            <text:p>48.68988</text:p>
          </table:table-cell>
          <table:table-cell office:value-type="float" office:value="4.451416" calcext:value-type="float">
            <text:p>4.45141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3042003" calcext:value-type="float">
            <text:p>13042003</text:p>
          </table:table-cell>
          <table:table-cell office:value-type="float" office:value="23.14003" calcext:value-type="float">
            <text:p>23.14003</text:p>
          </table:table-cell>
          <table:table-cell office:value-type="float" office:value="28.94" calcext:value-type="float">
            <text:p>28.94</text:p>
          </table:table-cell>
          <table:table-cell office:value-type="float" office:value="8.64" calcext:value-type="float">
            <text:p>8.64</text:p>
          </table:table-cell>
          <table:table-cell office:value-type="float" office:value="1.3033" calcext:value-type="float">
            <text:p>1.3033</text:p>
          </table:table-cell>
          <table:table-cell office:value-type="float" office:value="0.8968347" calcext:value-type="float">
            <text:p>0.8968347</text:p>
          </table:table-cell>
          <table:table-cell office:value-type="float" office:value="494.208" calcext:value-type="float">
            <text:p>494.208</text:p>
          </table:table-cell>
          <table:table-cell office:value-type="float" office:value="0" calcext:value-type="float">
            <text:p>0</text:p>
          </table:table-cell>
          <table:table-cell office:value-type="float" office:value="48.9437" calcext:value-type="float">
            <text:p>48.9437</text:p>
          </table:table-cell>
          <table:table-cell office:value-type="float" office:value="9.728363" calcext:value-type="float">
            <text:p>9.728363</text:p>
          </table:table-cell>
          <table:table-cell office:value-type="float" office:value="35.09061" calcext:value-type="float">
            <text:p>35.09061</text:p>
          </table:table-cell>
          <table:table-cell office:value-type="float" office:value="12.63831" calcext:value-type="float">
            <text:p>12.63831</text:p>
          </table:table-cell>
          <table:table-cell office:value-type="float" office:value="28.77203" calcext:value-type="float">
            <text:p>28.77203</text:p>
          </table:table-cell>
          <table:table-cell office:value-type="float" office:value="14.07547" calcext:value-type="float">
            <text:p>14.07547</text:p>
          </table:table-cell>
          <table:table-cell office:value-type="float" office:value="23.86261" calcext:value-type="float">
            <text:p>23.86261</text:p>
          </table:table-cell>
          <table:table-cell office:value-type="float" office:value="14.655" calcext:value-type="float">
            <text:p>14.655</text:p>
          </table:table-cell>
          <table:table-cell office:value-type="float" office:value="20.84781" calcext:value-type="float">
            <text:p>20.84781</text:p>
          </table:table-cell>
          <table:table-cell office:value-type="float" office:value="14.6424" calcext:value-type="float">
            <text:p>14.6424</text:p>
          </table:table-cell>
          <table:table-cell office:value-type="float" office:value="17.90628" calcext:value-type="float">
            <text:p>17.90628</text:p>
          </table:table-cell>
          <table:table-cell office:value-type="float" office:value="14.2771" calcext:value-type="float">
            <text:p>14.2771</text:p>
          </table:table-cell>
          <table:table-cell office:value-type="float" office:value="15.5502" calcext:value-type="float">
            <text:p>15.5502</text:p>
          </table:table-cell>
          <table:table-cell office:value-type="float" office:value="13.26962" calcext:value-type="float">
            <text:p>13.26962</text:p>
          </table:table-cell>
          <table:table-cell office:value-type="float" office:value="12.10022" calcext:value-type="float">
            <text:p>12.10022</text:p>
          </table:table-cell>
          <table:table-cell office:value-type="float" office:value="10.87491" calcext:value-type="float">
            <text:p>10.87491</text:p>
          </table:table-cell>
          <table:table-cell office:value-type="float" office:value="9.0784" calcext:value-type="float">
            <text:p>9.0784</text:p>
          </table:table-cell>
          <table:table-cell office:value-type="float" office:value="8.361816" calcext:value-type="float">
            <text:p>8.361816</text:p>
          </table:table-cell>
          <table:table-cell office:value-type="float" office:value="7.318329" calcext:value-type="float">
            <text:p>7.318329</text:p>
          </table:table-cell>
          <table:table-cell office:value-type="float" office:value="7.085358" calcext:value-type="float">
            <text:p>7.085358</text:p>
          </table:table-cell>
          <table:table-cell office:value-type="float" office:value="6.565308" calcext:value-type="float">
            <text:p>6.565308</text:p>
          </table:table-cell>
          <table:table-cell office:value-type="float" office:value="6.473267" calcext:value-type="float">
            <text:p>6.473267</text:p>
          </table:table-cell>
          <table:table-cell office:value-type="float" office:value="6.088776" calcext:value-type="float">
            <text:p>6.088776</text:p>
          </table:table-cell>
          <table:table-cell office:value-type="float" office:value="6.021027" calcext:value-type="float">
            <text:p>6.021027</text:p>
          </table:table-cell>
          <table:table-cell office:value-type="float" office:value="5.828735" calcext:value-type="float">
            <text:p>5.828735</text:p>
          </table:table-cell>
          <table:table-cell office:value-type="float" office:value="5.749695" calcext:value-type="float">
            <text:p>5.749695</text:p>
          </table:table-cell>
          <table:table-cell office:value-type="float" office:value="5.873291" calcext:value-type="float">
            <text:p>5.873291</text:p>
          </table:table-cell>
          <table:table-cell office:value-type="float" office:value="5.792145" calcext:value-type="float">
            <text:p>5.792145</text:p>
          </table:table-cell>
          <table:table-cell office:value-type="float" office:value="59.39407" calcext:value-type="float">
            <text:p>59.39407</text:p>
          </table:table-cell>
          <table:table-cell office:value-type="float" office:value="6.136932" calcext:value-type="float">
            <text:p>6.13693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4042003" calcext:value-type="float">
            <text:p>14042003</text:p>
          </table:table-cell>
          <table:table-cell office:value-type="float" office:value="23.71846" calcext:value-type="float">
            <text:p>23.71846</text:p>
          </table:table-cell>
          <table:table-cell office:value-type="float" office:value="31.33" calcext:value-type="float">
            <text:p>31.33</text:p>
          </table:table-cell>
          <table:table-cell office:value-type="float" office:value="16.4" calcext:value-type="float">
            <text:p>16.4</text:p>
          </table:table-cell>
          <table:table-cell office:value-type="float" office:value="1.629022" calcext:value-type="float">
            <text:p>1.629022</text:p>
          </table:table-cell>
          <table:table-cell office:value-type="float" office:value="1.112244" calcext:value-type="float">
            <text:p>1.112244</text:p>
          </table:table-cell>
          <table:table-cell office:value-type="float" office:value="594.684" calcext:value-type="float">
            <text:p>594.684</text:p>
          </table:table-cell>
          <table:table-cell office:value-type="float" office:value="0" calcext:value-type="float">
            <text:p>0</text:p>
          </table:table-cell>
          <table:table-cell office:value-type="float" office:value="52.7113" calcext:value-type="float">
            <text:p>52.7113</text:p>
          </table:table-cell>
          <table:table-cell office:value-type="float" office:value="15.72797" calcext:value-type="float">
            <text:p>15.72797</text:p>
          </table:table-cell>
          <table:table-cell office:value-type="float" office:value="38.1185" calcext:value-type="float">
            <text:p>38.1185</text:p>
          </table:table-cell>
          <table:table-cell office:value-type="float" office:value="17.20496" calcext:value-type="float">
            <text:p>17.20496</text:p>
          </table:table-cell>
          <table:table-cell office:value-type="float" office:value="31.81885" calcext:value-type="float">
            <text:p>31.81885</text:p>
          </table:table-cell>
          <table:table-cell office:value-type="float" office:value="17.8439" calcext:value-type="float">
            <text:p>17.8439</text:p>
          </table:table-cell>
          <table:table-cell office:value-type="float" office:value="26.71649" calcext:value-type="float">
            <text:p>26.71649</text:p>
          </table:table-cell>
          <table:table-cell office:value-type="float" office:value="17.78537" calcext:value-type="float">
            <text:p>17.78537</text:p>
          </table:table-cell>
          <table:table-cell office:value-type="float" office:value="23.49136" calcext:value-type="float">
            <text:p>23.49136</text:p>
          </table:table-cell>
          <table:table-cell office:value-type="float" office:value="17.36557" calcext:value-type="float">
            <text:p>17.36557</text:p>
          </table:table-cell>
          <table:table-cell office:value-type="float" office:value="20.27618" calcext:value-type="float">
            <text:p>20.27618</text:p>
          </table:table-cell>
          <table:table-cell office:value-type="float" office:value="16.56458" calcext:value-type="float">
            <text:p>16.56458</text:p>
          </table:table-cell>
          <table:table-cell office:value-type="float" office:value="17.58664" calcext:value-type="float">
            <text:p>17.58664</text:p>
          </table:table-cell>
          <table:table-cell office:value-type="float" office:value="15.17578" calcext:value-type="float">
            <text:p>15.17578</text:p>
          </table:table-cell>
          <table:table-cell office:value-type="float" office:value="13.59109" calcext:value-type="float">
            <text:p>13.59109</text:p>
          </table:table-cell>
          <table:table-cell office:value-type="float" office:value="12.1217" calcext:value-type="float">
            <text:p>12.1217</text:p>
          </table:table-cell>
          <table:table-cell office:value-type="float" office:value="9.901886" calcext:value-type="float">
            <text:p>9.901886</text:p>
          </table:table-cell>
          <table:table-cell office:value-type="float" office:value="9.086548" calcext:value-type="float">
            <text:p>9.086548</text:p>
          </table:table-cell>
          <table:table-cell office:value-type="float" office:value="7.64444" calcext:value-type="float">
            <text:p>7.64444</text:p>
          </table:table-cell>
          <table:table-cell office:value-type="float" office:value="7.321289" calcext:value-type="float">
            <text:p>7.321289</text:p>
          </table:table-cell>
          <table:table-cell office:value-type="float" office:value="6.710144" calcext:value-type="float">
            <text:p>6.710144</text:p>
          </table:table-cell>
          <table:table-cell office:value-type="float" office:value="6.566528" calcext:value-type="float">
            <text:p>6.566528</text:p>
          </table:table-cell>
          <table:table-cell office:value-type="float" office:value="6.171692" calcext:value-type="float">
            <text:p>6.171692</text:p>
          </table:table-cell>
          <table:table-cell office:value-type="float" office:value="6.0896" calcext:value-type="float">
            <text:p>6.0896</text:p>
          </table:table-cell>
          <table:table-cell office:value-type="float" office:value="5.908234" calcext:value-type="float">
            <text:p>5.908234</text:p>
          </table:table-cell>
          <table:table-cell office:value-type="float" office:value="5.829559" calcext:value-type="float">
            <text:p>5.829559</text:p>
          </table:table-cell>
          <table:table-cell office:value-type="float" office:value="5.953552" calcext:value-type="float">
            <text:p>5.953552</text:p>
          </table:table-cell>
          <table:table-cell office:value-type="float" office:value="5.874115" calcext:value-type="float">
            <text:p>5.874115</text:p>
          </table:table-cell>
          <table:table-cell office:value-type="float" office:value="61.06033" calcext:value-type="float">
            <text:p>61.06033</text:p>
          </table:table-cell>
          <table:table-cell office:value-type="float" office:value="13.62479" calcext:value-type="float">
            <text:p>13.6247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5042003" calcext:value-type="float">
            <text:p>15042003</text:p>
          </table:table-cell>
          <table:table-cell office:value-type="float" office:value="15.16445" calcext:value-type="float">
            <text:p>15.16445</text:p>
          </table:table-cell>
          <table:table-cell office:value-type="float" office:value="27.54" calcext:value-type="float">
            <text:p>27.54</text:p>
          </table:table-cell>
          <table:table-cell office:value-type="float" office:value="16.48" calcext:value-type="float">
            <text:p>16.48</text:p>
          </table:table-cell>
          <table:table-cell office:value-type="float" office:value="1.793412" calcext:value-type="float">
            <text:p>1.793412</text:p>
          </table:table-cell>
          <table:table-cell office:value-type="float" office:value="1.347669" calcext:value-type="float">
            <text:p>1.347669</text:p>
          </table:table-cell>
          <table:table-cell office:value-type="float" office:value="713.7" calcext:value-type="float">
            <text:p>713.7</text:p>
          </table:table-cell>
          <table:table-cell office:value-type="float" office:value="0.8" calcext:value-type="float">
            <text:p>0.8</text:p>
          </table:table-cell>
          <table:table-cell office:value-type="float" office:value="43.27591" calcext:value-type="float">
            <text:p>43.27591</text:p>
          </table:table-cell>
          <table:table-cell office:value-type="float" office:value="17.18246" calcext:value-type="float">
            <text:p>17.18246</text:p>
          </table:table-cell>
          <table:table-cell office:value-type="float" office:value="32.70065" calcext:value-type="float">
            <text:p>32.70065</text:p>
          </table:table-cell>
          <table:table-cell office:value-type="float" office:value="19.73935" calcext:value-type="float">
            <text:p>19.73935</text:p>
          </table:table-cell>
          <table:table-cell office:value-type="float" office:value="28.47638" calcext:value-type="float">
            <text:p>28.47638</text:p>
          </table:table-cell>
          <table:table-cell office:value-type="float" office:value="20.46744" calcext:value-type="float">
            <text:p>20.46744</text:p>
          </table:table-cell>
          <table:table-cell office:value-type="float" office:value="25.05096" calcext:value-type="float">
            <text:p>25.05096</text:p>
          </table:table-cell>
          <table:table-cell office:value-type="float" office:value="20.30637" calcext:value-type="float">
            <text:p>20.30637</text:p>
          </table:table-cell>
          <table:table-cell office:value-type="float" office:value="22.81332" calcext:value-type="float">
            <text:p>22.81332</text:p>
          </table:table-cell>
          <table:table-cell office:value-type="float" office:value="19.76593" calcext:value-type="float">
            <text:p>19.76593</text:p>
          </table:table-cell>
          <table:table-cell office:value-type="float" office:value="20.3815" calcext:value-type="float">
            <text:p>20.3815</text:p>
          </table:table-cell>
          <table:table-cell office:value-type="float" office:value="18.78809" calcext:value-type="float">
            <text:p>18.78809</text:p>
          </table:table-cell>
          <table:table-cell office:value-type="float" office:value="18.20303" calcext:value-type="float">
            <text:p>18.20303</text:p>
          </table:table-cell>
          <table:table-cell office:value-type="float" office:value="17.15854" calcext:value-type="float">
            <text:p>17.15854</text:p>
          </table:table-cell>
          <table:table-cell office:value-type="float" office:value="14.87988" calcext:value-type="float">
            <text:p>14.87988</text:p>
          </table:table-cell>
          <table:table-cell office:value-type="float" office:value="13.61475" calcext:value-type="float">
            <text:p>13.61475</text:p>
          </table:table-cell>
          <table:table-cell office:value-type="float" office:value="10.8295" calcext:value-type="float">
            <text:p>10.8295</text:p>
          </table:table-cell>
          <table:table-cell office:value-type="float" office:value="9.911407" calcext:value-type="float">
            <text:p>9.911407</text:p>
          </table:table-cell>
          <table:table-cell office:value-type="float" office:value="8.059204" calcext:value-type="float">
            <text:p>8.059204</text:p>
          </table:table-cell>
          <table:table-cell office:value-type="float" office:value="7.648315" calcext:value-type="float">
            <text:p>7.648315</text:p>
          </table:table-cell>
          <table:table-cell office:value-type="float" office:value="6.907928" calcext:value-type="float">
            <text:p>6.907928</text:p>
          </table:table-cell>
          <table:table-cell office:value-type="float" office:value="6.711914" calcext:value-type="float">
            <text:p>6.711914</text:p>
          </table:table-cell>
          <table:table-cell office:value-type="float" office:value="6.275208" calcext:value-type="float">
            <text:p>6.275208</text:p>
          </table:table-cell>
          <table:table-cell office:value-type="float" office:value="6.172668" calcext:value-type="float">
            <text:p>6.172668</text:p>
          </table:table-cell>
          <table:table-cell office:value-type="float" office:value="5.990387" calcext:value-type="float">
            <text:p>5.990387</text:p>
          </table:table-cell>
          <table:table-cell office:value-type="float" office:value="5.909058" calcext:value-type="float">
            <text:p>5.909058</text:p>
          </table:table-cell>
          <table:table-cell office:value-type="float" office:value="6.031494" calcext:value-type="float">
            <text:p>6.031494</text:p>
          </table:table-cell>
          <table:table-cell office:value-type="float" office:value="5.954376" calcext:value-type="float">
            <text:p>5.954376</text:p>
          </table:table-cell>
          <table:table-cell office:value-type="float" office:value="50.92542" calcext:value-type="float">
            <text:p>50.92542</text:p>
          </table:table-cell>
          <table:table-cell office:value-type="float" office:value="14.73294" calcext:value-type="float">
            <text:p>14.7329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6042003" calcext:value-type="float">
            <text:p>16042003</text:p>
          </table:table-cell>
          <table:table-cell office:value-type="float" office:value="19.82869" calcext:value-type="float">
            <text:p>19.82869</text:p>
          </table:table-cell>
          <table:table-cell office:value-type="float" office:value="22.17" calcext:value-type="float">
            <text:p>22.17</text:p>
          </table:table-cell>
          <table:table-cell office:value-type="float" office:value="5.55" calcext:value-type="float">
            <text:p>5.55</text:p>
          </table:table-cell>
          <table:table-cell office:value-type="float" office:value="1.642324" calcext:value-type="float">
            <text:p>1.642324</text:p>
          </table:table-cell>
          <table:table-cell office:value-type="float" office:value="0.7968311" calcext:value-type="float">
            <text:p>0.7968311</text:p>
          </table:table-cell>
          <table:table-cell office:value-type="float" office:value="537.372" calcext:value-type="float">
            <text:p>537.372</text:p>
          </table:table-cell>
          <table:table-cell office:value-type="float" office:value="0.3" calcext:value-type="float">
            <text:p>0.3</text:p>
          </table:table-cell>
          <table:table-cell office:value-type="float" office:value="40.35605" calcext:value-type="float">
            <text:p>40.35605</text:p>
          </table:table-cell>
          <table:table-cell office:value-type="float" office:value="9.275055" calcext:value-type="float">
            <text:p>9.275055</text:p>
          </table:table-cell>
          <table:table-cell office:value-type="float" office:value="30.5097" calcext:value-type="float">
            <text:p>30.5097</text:p>
          </table:table-cell>
          <table:table-cell office:value-type="float" office:value="14.49689" calcext:value-type="float">
            <text:p>14.49689</text:p>
          </table:table-cell>
          <table:table-cell office:value-type="float" office:value="26.32587" calcext:value-type="float">
            <text:p>26.32587</text:p>
          </table:table-cell>
          <table:table-cell office:value-type="float" office:value="17.21954" calcext:value-type="float">
            <text:p>17.21954</text:p>
          </table:table-cell>
          <table:table-cell office:value-type="float" office:value="23.25928" calcext:value-type="float">
            <text:p>23.25928</text:p>
          </table:table-cell>
          <table:table-cell office:value-type="float" office:value="18.59445" calcext:value-type="float">
            <text:p>18.59445</text:p>
          </table:table-cell>
          <table:table-cell office:value-type="float" office:value="21.43069" calcext:value-type="float">
            <text:p>21.43069</text:p>
          </table:table-cell>
          <table:table-cell office:value-type="float" office:value="18.6019" calcext:value-type="float">
            <text:p>18.6019</text:p>
          </table:table-cell>
          <table:table-cell office:value-type="float" office:value="20.1972" calcext:value-type="float">
            <text:p>20.1972</text:p>
          </table:table-cell>
          <table:table-cell office:value-type="float" office:value="18.20367" calcext:value-type="float">
            <text:p>18.20367</text:p>
          </table:table-cell>
          <table:table-cell office:value-type="float" office:value="18.20325" calcext:value-type="float">
            <text:p>18.20325</text:p>
          </table:table-cell>
          <table:table-cell office:value-type="float" office:value="17.12125" calcext:value-type="float">
            <text:p>17.12125</text:p>
          </table:table-cell>
          <table:table-cell office:value-type="float" office:value="15.28268" calcext:value-type="float">
            <text:p>15.28268</text:p>
          </table:table-cell>
          <table:table-cell office:value-type="float" office:value="14.89307" calcext:value-type="float">
            <text:p>14.89307</text:p>
          </table:table-cell>
          <table:table-cell office:value-type="float" office:value="11.58655" calcext:value-type="float">
            <text:p>11.58655</text:p>
          </table:table-cell>
          <table:table-cell office:value-type="float" office:value="10.83881" calcext:value-type="float">
            <text:p>10.83881</text:p>
          </table:table-cell>
          <table:table-cell office:value-type="float" office:value="8.526611" calcext:value-type="float">
            <text:p>8.526611</text:p>
          </table:table-cell>
          <table:table-cell office:value-type="float" office:value="8.063904" calcext:value-type="float">
            <text:p>8.063904</text:p>
          </table:table-cell>
          <table:table-cell office:value-type="float" office:value="7.155487" calcext:value-type="float">
            <text:p>7.155487</text:p>
          </table:table-cell>
          <table:table-cell office:value-type="float" office:value="6.910278" calcext:value-type="float">
            <text:p>6.910278</text:p>
          </table:table-cell>
          <table:table-cell office:value-type="float" office:value="6.40274" calcext:value-type="float">
            <text:p>6.40274</text:p>
          </table:table-cell>
          <table:table-cell office:value-type="float" office:value="6.276428" calcext:value-type="float">
            <text:p>6.276428</text:p>
          </table:table-cell>
          <table:table-cell office:value-type="float" office:value="6.07843" calcext:value-type="float">
            <text:p>6.07843</text:p>
          </table:table-cell>
          <table:table-cell office:value-type="float" office:value="5.991272" calcext:value-type="float">
            <text:p>5.991272</text:p>
          </table:table-cell>
          <table:table-cell office:value-type="float" office:value="6.110413" calcext:value-type="float">
            <text:p>6.110413</text:p>
          </table:table-cell>
          <table:table-cell office:value-type="float" office:value="6.032288" calcext:value-type="float">
            <text:p>6.032288</text:p>
          </table:table-cell>
          <table:table-cell office:value-type="float" office:value="43.92349" calcext:value-type="float">
            <text:p>43.92349</text:p>
          </table:table-cell>
          <table:table-cell office:value-type="float" office:value="3.341553" calcext:value-type="float">
            <text:p>3.34155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7042003" calcext:value-type="float">
            <text:p>17042003</text:p>
          </table:table-cell>
          <table:table-cell office:value-type="float" office:value="21.70527" calcext:value-type="float">
            <text:p>21.70527</text:p>
          </table:table-cell>
          <table:table-cell office:value-type="float" office:value="12.88" calcext:value-type="float">
            <text:p>12.88</text:p>
          </table:table-cell>
          <table:table-cell office:value-type="float" office:value="3.96" calcext:value-type="float">
            <text:p>3.96</text:p>
          </table:table-cell>
          <table:table-cell office:value-type="float" office:value="0.9691758" calcext:value-type="float">
            <text:p>0.9691758</text:p>
          </table:table-cell>
          <table:table-cell office:value-type="float" office:value="0.7135792" calcext:value-type="float">
            <text:p>0.7135792</text:p>
          </table:table-cell>
          <table:table-cell office:value-type="float" office:value="408.78" calcext:value-type="float">
            <text:p>408.78</text:p>
          </table:table-cell>
          <table:table-cell office:value-type="float" office:value="0" calcext:value-type="float">
            <text:p>0</text:p>
          </table:table-cell>
          <table:table-cell office:value-type="float" office:value="38.76578" calcext:value-type="float">
            <text:p>38.76578</text:p>
          </table:table-cell>
          <table:table-cell office:value-type="float" office:value="6.010162" calcext:value-type="float">
            <text:p>6.010162</text:p>
          </table:table-cell>
          <table:table-cell office:value-type="float" office:value="28.13922" calcext:value-type="float">
            <text:p>28.13922</text:p>
          </table:table-cell>
          <table:table-cell office:value-type="float" office:value="10.41977" calcext:value-type="float">
            <text:p>10.41977</text:p>
          </table:table-cell>
          <table:table-cell office:value-type="float" office:value="23.92349" calcext:value-type="float">
            <text:p>23.92349</text:p>
          </table:table-cell>
          <table:table-cell office:value-type="float" office:value="12.92844" calcext:value-type="float">
            <text:p>12.92844</text:p>
          </table:table-cell>
          <table:table-cell office:value-type="float" office:value="20.96869" calcext:value-type="float">
            <text:p>20.96869</text:p>
          </table:table-cell>
          <table:table-cell office:value-type="float" office:value="14.60928" calcext:value-type="float">
            <text:p>14.60928</text:p>
          </table:table-cell>
          <table:table-cell office:value-type="float" office:value="19.28799" calcext:value-type="float">
            <text:p>19.28799</text:p>
          </table:table-cell>
          <table:table-cell office:value-type="float" office:value="15.41833" calcext:value-type="float">
            <text:p>15.41833</text:p>
          </table:table-cell>
          <table:table-cell office:value-type="float" office:value="18.82895" calcext:value-type="float">
            <text:p>18.82895</text:p>
          </table:table-cell>
          <table:table-cell office:value-type="float" office:value="15.90506" calcext:value-type="float">
            <text:p>15.90506</text:p>
          </table:table-cell>
          <table:table-cell office:value-type="float" office:value="17.65863" calcext:value-type="float">
            <text:p>17.65863</text:p>
          </table:table-cell>
          <table:table-cell office:value-type="float" office:value="15.67511" calcext:value-type="float">
            <text:p>15.67511</text:p>
          </table:table-cell>
          <table:table-cell office:value-type="float" office:value="15.31357" calcext:value-type="float">
            <text:p>15.31357</text:p>
          </table:table-cell>
          <table:table-cell office:value-type="float" office:value="14.80685" calcext:value-type="float">
            <text:p>14.80685</text:p>
          </table:table-cell>
          <table:table-cell office:value-type="float" office:value="11.98779" calcext:value-type="float">
            <text:p>11.98779</text:p>
          </table:table-cell>
          <table:table-cell office:value-type="float" office:value="11.59305" calcext:value-type="float">
            <text:p>11.59305</text:p>
          </table:table-cell>
          <table:table-cell office:value-type="float" office:value="8.970123" calcext:value-type="float">
            <text:p>8.970123</text:p>
          </table:table-cell>
          <table:table-cell office:value-type="float" office:value="8.531464" calcext:value-type="float">
            <text:p>8.531464</text:p>
          </table:table-cell>
          <table:table-cell office:value-type="float" office:value="7.434204" calcext:value-type="float">
            <text:p>7.434204</text:p>
          </table:table-cell>
          <table:table-cell office:value-type="float" office:value="7.158295" calcext:value-type="float">
            <text:p>7.158295</text:p>
          </table:table-cell>
          <table:table-cell office:value-type="float" office:value="6.555573" calcext:value-type="float">
            <text:p>6.555573</text:p>
          </table:table-cell>
          <table:table-cell office:value-type="float" office:value="6.404236" calcext:value-type="float">
            <text:p>6.404236</text:p>
          </table:table-cell>
          <table:table-cell office:value-type="float" office:value="6.175781" calcext:value-type="float">
            <text:p>6.175781</text:p>
          </table:table-cell>
          <table:table-cell office:value-type="float" office:value="6.079407" calcext:value-type="float">
            <text:p>6.079407</text:p>
          </table:table-cell>
          <table:table-cell office:value-type="float" office:value="6.191132" calcext:value-type="float">
            <text:p>6.191132</text:p>
          </table:table-cell>
          <table:table-cell office:value-type="float" office:value="6.111267" calcext:value-type="float">
            <text:p>6.111267</text:p>
          </table:table-cell>
          <table:table-cell office:value-type="float" office:value="43.26166" calcext:value-type="float">
            <text:p>43.26166</text:p>
          </table:table-cell>
          <table:table-cell office:value-type="float" office:value="1.268402" calcext:value-type="float">
            <text:p>1.26840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8042003" calcext:value-type="float">
            <text:p>18042003</text:p>
          </table:table-cell>
          <table:table-cell office:value-type="float" office:value="3.881012" calcext:value-type="float">
            <text:p>3.881012</text:p>
          </table:table-cell>
          <table:table-cell office:value-type="float" office:value="14.34" calcext:value-type="float">
            <text:p>14.34</text:p>
          </table:table-cell>
          <table:table-cell office:value-type="float" office:value="7.31" calcext:value-type="float">
            <text:p>7.31</text:p>
          </table:table-cell>
          <table:table-cell office:value-type="float" office:value="1.428699" calcext:value-type="float">
            <text:p>1.428699</text:p>
          </table:table-cell>
          <table:table-cell office:value-type="float" office:value="0.899045" calcext:value-type="float">
            <text:p>0.899045</text:p>
          </table:table-cell>
          <table:table-cell office:value-type="float" office:value="494.604" calcext:value-type="float">
            <text:p>494.604</text:p>
          </table:table-cell>
          <table:table-cell office:value-type="float" office:value="1.7" calcext:value-type="float">
            <text:p>1.7</text:p>
          </table:table-cell>
          <table:table-cell office:value-type="float" office:value="16.57535" calcext:value-type="float">
            <text:p>16.57535</text:p>
          </table:table-cell>
          <table:table-cell office:value-type="float" office:value="8.330139" calcext:value-type="float">
            <text:p>8.330139</text:p>
          </table:table-cell>
          <table:table-cell office:value-type="float" office:value="14.80429" calcext:value-type="float">
            <text:p>14.80429</text:p>
          </table:table-cell>
          <table:table-cell office:value-type="float" office:value="11.37372" calcext:value-type="float">
            <text:p>11.37372</text:p>
          </table:table-cell>
          <table:table-cell office:value-type="float" office:value="15.60651" calcext:value-type="float">
            <text:p>15.60651</text:p>
          </table:table-cell>
          <table:table-cell office:value-type="float" office:value="12.75537" calcext:value-type="float">
            <text:p>12.75537</text:p>
          </table:table-cell>
          <table:table-cell office:value-type="float" office:value="17.08527" calcext:value-type="float">
            <text:p>17.08527</text:p>
          </table:table-cell>
          <table:table-cell office:value-type="float" office:value="13.60355" calcext:value-type="float">
            <text:p>13.60355</text:p>
          </table:table-cell>
          <table:table-cell office:value-type="float" office:value="17.40735" calcext:value-type="float">
            <text:p>17.40735</text:p>
          </table:table-cell>
          <table:table-cell office:value-type="float" office:value="13.96036" calcext:value-type="float">
            <text:p>13.96036</text:p>
          </table:table-cell>
          <table:table-cell office:value-type="float" office:value="17.35156" calcext:value-type="float">
            <text:p>17.35156</text:p>
          </table:table-cell>
          <table:table-cell office:value-type="float" office:value="14.25333" calcext:value-type="float">
            <text:p>14.25333</text:p>
          </table:table-cell>
          <table:table-cell office:value-type="float" office:value="16.48212" calcext:value-type="float">
            <text:p>16.48212</text:p>
          </table:table-cell>
          <table:table-cell office:value-type="float" office:value="14.26965" calcext:value-type="float">
            <text:p>14.26965</text:p>
          </table:table-cell>
          <table:table-cell office:value-type="float" office:value="14.83008" calcext:value-type="float">
            <text:p>14.83008</text:p>
          </table:table-cell>
          <table:table-cell office:value-type="float" office:value="14.04718" calcext:value-type="float">
            <text:p>14.04718</text:p>
          </table:table-cell>
          <table:table-cell office:value-type="float" office:value="12.10043" calcext:value-type="float">
            <text:p>12.10043</text:p>
          </table:table-cell>
          <table:table-cell office:value-type="float" office:value="11.99026" calcext:value-type="float">
            <text:p>11.99026</text:p>
          </table:table-cell>
          <table:table-cell office:value-type="float" office:value="9.328827" calcext:value-type="float">
            <text:p>9.328827</text:p>
          </table:table-cell>
          <table:table-cell office:value-type="float" office:value="8.974335" calcext:value-type="float">
            <text:p>8.974335</text:p>
          </table:table-cell>
          <table:table-cell office:value-type="float" office:value="7.713562" calcext:value-type="float">
            <text:p>7.713562</text:p>
          </table:table-cell>
          <table:table-cell office:value-type="float" office:value="7.437134" calcext:value-type="float">
            <text:p>7.437134</text:p>
          </table:table-cell>
          <table:table-cell office:value-type="float" office:value="6.727386" calcext:value-type="float">
            <text:p>6.727386</text:p>
          </table:table-cell>
          <table:table-cell office:value-type="float" office:value="6.557312" calcext:value-type="float">
            <text:p>6.557312</text:p>
          </table:table-cell>
          <table:table-cell office:value-type="float" office:value="6.283661" calcext:value-type="float">
            <text:p>6.283661</text:p>
          </table:table-cell>
          <table:table-cell office:value-type="float" office:value="6.176819" calcext:value-type="float">
            <text:p>6.176819</text:p>
          </table:table-cell>
          <table:table-cell office:value-type="float" office:value="6.274933" calcext:value-type="float">
            <text:p>6.274933</text:p>
          </table:table-cell>
          <table:table-cell office:value-type="float" office:value="6.191986" calcext:value-type="float">
            <text:p>6.191986</text:p>
          </table:table-cell>
          <table:table-cell office:value-type="float" office:value="17.78992" calcext:value-type="float">
            <text:p>17.78992</text:p>
          </table:table-cell>
          <table:table-cell office:value-type="float" office:value="4.58252" calcext:value-type="float">
            <text:p>4.5825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9042003" calcext:value-type="float">
            <text:p>19042003</text:p>
          </table:table-cell>
          <table:table-cell office:value-type="float" office:value="4.05504" calcext:value-type="float">
            <text:p>4.05504</text:p>
          </table:table-cell>
          <table:table-cell office:value-type="float" office:value="9.06" calcext:value-type="float">
            <text:p>9.06</text:p>
          </table:table-cell>
          <table:table-cell office:value-type="float" office:value="5.97" calcext:value-type="float">
            <text:p>5.97</text:p>
          </table:table-cell>
          <table:table-cell office:value-type="float" office:value="1.012162" calcext:value-type="float">
            <text:p>1.012162</text:p>
          </table:table-cell>
          <table:table-cell office:value-type="float" office:value="0.8202288" calcext:value-type="float">
            <text:p>0.8202288</text:p>
          </table:table-cell>
          <table:table-cell office:value-type="float" office:value="370.476" calcext:value-type="float">
            <text:p>370.476</text:p>
          </table:table-cell>
          <table:table-cell office:value-type="float" office:value="2.4" calcext:value-type="float">
            <text:p>2.4</text:p>
          </table:table-cell>
          <table:table-cell office:value-type="float" office:value="12.45361" calcext:value-type="float">
            <text:p>12.45361</text:p>
          </table:table-cell>
          <table:table-cell office:value-type="float" office:value="4.891418" calcext:value-type="float">
            <text:p>4.891418</text:p>
          </table:table-cell>
          <table:table-cell office:value-type="float" office:value="11.72913" calcext:value-type="float">
            <text:p>11.72913</text:p>
          </table:table-cell>
          <table:table-cell office:value-type="float" office:value="7.061829" calcext:value-type="float">
            <text:p>7.061829</text:p>
          </table:table-cell>
          <table:table-cell office:value-type="float" office:value="12.65231" calcext:value-type="float">
            <text:p>12.65231</text:p>
          </table:table-cell>
          <table:table-cell office:value-type="float" office:value="8.984772" calcext:value-type="float">
            <text:p>8.984772</text:p>
          </table:table-cell>
          <table:table-cell office:value-type="float" office:value="13.54352" calcext:value-type="float">
            <text:p>13.54352</text:p>
          </table:table-cell>
          <table:table-cell office:value-type="float" office:value="10.5188" calcext:value-type="float">
            <text:p>10.5188</text:p>
          </table:table-cell>
          <table:table-cell office:value-type="float" office:value="13.92126" calcext:value-type="float">
            <text:p>13.92126</text:p>
          </table:table-cell>
          <table:table-cell office:value-type="float" office:value="11.35797" calcext:value-type="float">
            <text:p>11.35797</text:p>
          </table:table-cell>
          <table:table-cell office:value-type="float" office:value="14.23438" calcext:value-type="float">
            <text:p>14.23438</text:p>
          </table:table-cell>
          <table:table-cell office:value-type="float" office:value="12.20096" calcext:value-type="float">
            <text:p>12.20096</text:p>
          </table:table-cell>
          <table:table-cell office:value-type="float" office:value="14.25754" calcext:value-type="float">
            <text:p>14.25754</text:p>
          </table:table-cell>
          <table:table-cell office:value-type="float" office:value="12.63477" calcext:value-type="float">
            <text:p>12.63477</text:p>
          </table:table-cell>
          <table:table-cell office:value-type="float" office:value="14.03714" calcext:value-type="float">
            <text:p>14.03714</text:p>
          </table:table-cell>
          <table:table-cell office:value-type="float" office:value="12.95419" calcext:value-type="float">
            <text:p>12.95419</text:p>
          </table:table-cell>
          <table:table-cell office:value-type="float" office:value="12.08899" calcext:value-type="float">
            <text:p>12.08899</text:p>
          </table:table-cell>
          <table:table-cell office:value-type="float" office:value="11.87445" calcext:value-type="float">
            <text:p>11.87445</text:p>
          </table:table-cell>
          <table:table-cell office:value-type="float" office:value="9.569733" calcext:value-type="float">
            <text:p>9.569733</text:p>
          </table:table-cell>
          <table:table-cell office:value-type="float" office:value="9.332001" calcext:value-type="float">
            <text:p>9.332001</text:p>
          </table:table-cell>
          <table:table-cell office:value-type="float" office:value="7.967346" calcext:value-type="float">
            <text:p>7.967346</text:p>
          </table:table-cell>
          <table:table-cell office:value-type="float" office:value="7.71637" calcext:value-type="float">
            <text:p>7.71637</text:p>
          </table:table-cell>
          <table:table-cell office:value-type="float" office:value="6.909515" calcext:value-type="float">
            <text:p>6.909515</text:p>
          </table:table-cell>
          <table:table-cell office:value-type="float" office:value="6.729248" calcext:value-type="float">
            <text:p>6.729248</text:p>
          </table:table-cell>
          <table:table-cell office:value-type="float" office:value="6.401398" calcext:value-type="float">
            <text:p>6.401398</text:p>
          </table:table-cell>
          <table:table-cell office:value-type="float" office:value="6.284851" calcext:value-type="float">
            <text:p>6.284851</text:p>
          </table:table-cell>
          <table:table-cell office:value-type="float" office:value="6.364044" calcext:value-type="float">
            <text:p>6.364044</text:p>
          </table:table-cell>
          <table:table-cell office:value-type="float" office:value="6.275848" calcext:value-type="float">
            <text:p>6.275848</text:p>
          </table:table-cell>
          <table:table-cell office:value-type="float" office:value="12.64023" calcext:value-type="float">
            <text:p>12.64023</text:p>
          </table:table-cell>
          <table:table-cell office:value-type="float" office:value="2.903015" calcext:value-type="float">
            <text:p>2.90301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0042003" calcext:value-type="float">
            <text:p>20042003</text:p>
          </table:table-cell>
          <table:table-cell office:value-type="float" office:value="7.208753" calcext:value-type="float">
            <text:p>7.208753</text:p>
          </table:table-cell>
          <table:table-cell office:value-type="float" office:value="9.84" calcext:value-type="float">
            <text:p>9.84</text:p>
          </table:table-cell>
          <table:table-cell office:value-type="float" office:value="4.89" calcext:value-type="float">
            <text:p>4.89</text:p>
          </table:table-cell>
          <table:table-cell office:value-type="float" office:value="1.009967" calcext:value-type="float">
            <text:p>1.009967</text:p>
          </table:table-cell>
          <table:table-cell office:value-type="float" office:value="0.761273" calcext:value-type="float">
            <text:p>0.761273</text:p>
          </table:table-cell>
          <table:table-cell office:value-type="float" office:value="401.976" calcext:value-type="float">
            <text:p>401.976</text:p>
          </table:table-cell>
          <table:table-cell office:value-type="float" office:value="0" calcext:value-type="float">
            <text:p>0</text:p>
          </table:table-cell>
          <table:table-cell office:value-type="float" office:value="15.3429" calcext:value-type="float">
            <text:p>15.3429</text:p>
          </table:table-cell>
          <table:table-cell office:value-type="float" office:value="3.707367" calcext:value-type="float">
            <text:p>3.707367</text:p>
          </table:table-cell>
          <table:table-cell office:value-type="float" office:value="13.25436" calcext:value-type="float">
            <text:p>13.25436</text:p>
          </table:table-cell>
          <table:table-cell office:value-type="float" office:value="5.571808" calcext:value-type="float">
            <text:p>5.571808</text:p>
          </table:table-cell>
          <table:table-cell office:value-type="float" office:value="12.17627" calcext:value-type="float">
            <text:p>12.17627</text:p>
          </table:table-cell>
          <table:table-cell office:value-type="float" office:value="7.270355" calcext:value-type="float">
            <text:p>7.270355</text:p>
          </table:table-cell>
          <table:table-cell office:value-type="float" office:value="11.71313" calcext:value-type="float">
            <text:p>11.71313</text:p>
          </table:table-cell>
          <table:table-cell office:value-type="float" office:value="8.861969" calcext:value-type="float">
            <text:p>8.861969</text:p>
          </table:table-cell>
          <table:table-cell office:value-type="float" office:value="11.56232" calcext:value-type="float">
            <text:p>11.56232</text:p>
          </table:table-cell>
          <table:table-cell office:value-type="float" office:value="9.871399" calcext:value-type="float">
            <text:p>9.871399</text:p>
          </table:table-cell>
          <table:table-cell office:value-type="float" office:value="12.16934" calcext:value-type="float">
            <text:p>12.16934</text:p>
          </table:table-cell>
          <table:table-cell office:value-type="float" office:value="10.87573" calcext:value-type="float">
            <text:p>10.87573</text:p>
          </table:table-cell>
          <table:table-cell office:value-type="float" office:value="12.61557" calcext:value-type="float">
            <text:p>12.61557</text:p>
          </table:table-cell>
          <table:table-cell office:value-type="float" office:value="11.50015" calcext:value-type="float">
            <text:p>11.50015</text:p>
          </table:table-cell>
          <table:table-cell office:value-type="float" office:value="12.94333" calcext:value-type="float">
            <text:p>12.94333</text:p>
          </table:table-cell>
          <table:table-cell office:value-type="float" office:value="11.89996" calcext:value-type="float">
            <text:p>11.89996</text:p>
          </table:table-cell>
          <table:table-cell office:value-type="float" office:value="11.87103" calcext:value-type="float">
            <text:p>11.87103</text:p>
          </table:table-cell>
          <table:table-cell office:value-type="float" office:value="11.46045" calcext:value-type="float">
            <text:p>11.46045</text:p>
          </table:table-cell>
          <table:table-cell office:value-type="float" office:value="9.681671" calcext:value-type="float">
            <text:p>9.681671</text:p>
          </table:table-cell>
          <table:table-cell office:value-type="float" office:value="9.571564" calcext:value-type="float">
            <text:p>9.571564</text:p>
          </table:table-cell>
          <table:table-cell office:value-type="float" office:value="8.175354" calcext:value-type="float">
            <text:p>8.175354</text:p>
          </table:table-cell>
          <table:table-cell office:value-type="float" office:value="7.969788" calcext:value-type="float">
            <text:p>7.969788</text:p>
          </table:table-cell>
          <table:table-cell office:value-type="float" office:value="7.090698" calcext:value-type="float">
            <text:p>7.090698</text:p>
          </table:table-cell>
          <table:table-cell office:value-type="float" office:value="6.911407" calcext:value-type="float">
            <text:p>6.911407</text:p>
          </table:table-cell>
          <table:table-cell office:value-type="float" office:value="6.526642" calcext:value-type="float">
            <text:p>6.526642</text:p>
          </table:table-cell>
          <table:table-cell office:value-type="float" office:value="6.402679" calcext:value-type="float">
            <text:p>6.402679</text:p>
          </table:table-cell>
          <table:table-cell office:value-type="float" office:value="6.457916" calcext:value-type="float">
            <text:p>6.457916</text:p>
          </table:table-cell>
          <table:table-cell office:value-type="float" office:value="6.36499" calcext:value-type="float">
            <text:p>6.36499</text:p>
          </table:table-cell>
          <table:table-cell office:value-type="float" office:value="16.67862" calcext:value-type="float">
            <text:p>16.67862</text:p>
          </table:table-cell>
          <table:table-cell office:value-type="float" office:value="1.789398" calcext:value-type="float">
            <text:p>1.78939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1042003" calcext:value-type="float">
            <text:p>21042003</text:p>
          </table:table-cell>
          <table:table-cell office:value-type="float" office:value="26.15545" calcext:value-type="float">
            <text:p>26.15545</text:p>
          </table:table-cell>
          <table:table-cell office:value-type="float" office:value="20" calcext:value-type="float">
            <text:p>20</text:p>
          </table:table-cell>
          <table:table-cell office:value-type="float" office:value="4.28" calcext:value-type="float">
            <text:p>4.28</text:p>
          </table:table-cell>
          <table:table-cell office:value-type="float" office:value="1.010879" calcext:value-type="float">
            <text:p>1.010879</text:p>
          </table:table-cell>
          <table:table-cell office:value-type="float" office:value="0.729679" calcext:value-type="float">
            <text:p>0.729679</text:p>
          </table:table-cell>
          <table:table-cell office:value-type="float" office:value="413.1" calcext:value-type="float">
            <text:p>413.1</text:p>
          </table:table-cell>
          <table:table-cell office:value-type="float" office:value="0" calcext:value-type="float">
            <text:p>0</text:p>
          </table:table-cell>
          <table:table-cell office:value-type="float" office:value="37.62177" calcext:value-type="float">
            <text:p>37.62177</text:p>
          </table:table-cell>
          <table:table-cell office:value-type="float" office:value="5.110443" calcext:value-type="float">
            <text:p>5.110443</text:p>
          </table:table-cell>
          <table:table-cell office:value-type="float" office:value="26.63992" calcext:value-type="float">
            <text:p>26.63992</text:p>
          </table:table-cell>
          <table:table-cell office:value-type="float" office:value="6.622192" calcext:value-type="float">
            <text:p>6.622192</text:p>
          </table:table-cell>
          <table:table-cell office:value-type="float" office:value="21.96124" calcext:value-type="float">
            <text:p>21.96124</text:p>
          </table:table-cell>
          <table:table-cell office:value-type="float" office:value="7.995758" calcext:value-type="float">
            <text:p>7.995758</text:p>
          </table:table-cell>
          <table:table-cell office:value-type="float" office:value="18.38089" calcext:value-type="float">
            <text:p>18.38089</text:p>
          </table:table-cell>
          <table:table-cell office:value-type="float" office:value="9.141693" calcext:value-type="float">
            <text:p>9.141693</text:p>
          </table:table-cell>
          <table:table-cell office:value-type="float" office:value="16.30392" calcext:value-type="float">
            <text:p>16.30392</text:p>
          </table:table-cell>
          <table:table-cell office:value-type="float" office:value="9.832977" calcext:value-type="float">
            <text:p>9.832977</text:p>
          </table:table-cell>
          <table:table-cell office:value-type="float" office:value="14.47388" calcext:value-type="float">
            <text:p>14.47388</text:p>
          </table:table-cell>
          <table:table-cell office:value-type="float" office:value="10.55023" calcext:value-type="float">
            <text:p>10.55023</text:p>
          </table:table-cell>
          <table:table-cell office:value-type="float" office:value="13.30972" calcext:value-type="float">
            <text:p>13.30972</text:p>
          </table:table-cell>
          <table:table-cell office:value-type="float" office:value="11.01761" calcext:value-type="float">
            <text:p>11.01761</text:p>
          </table:table-cell>
          <table:table-cell office:value-type="float" office:value="11.89371" calcext:value-type="float">
            <text:p>11.89371</text:p>
          </table:table-cell>
          <table:table-cell office:value-type="float" office:value="11.47006" calcext:value-type="float">
            <text:p>11.47006</text:p>
          </table:table-cell>
          <table:table-cell office:value-type="float" office:value="11.45593" calcext:value-type="float">
            <text:p>11.45593</text:p>
          </table:table-cell>
          <table:table-cell office:value-type="float" office:value="11.07846" calcext:value-type="float">
            <text:p>11.07846</text:p>
          </table:table-cell>
          <table:table-cell office:value-type="float" office:value="9.69632" calcext:value-type="float">
            <text:p>9.69632</text:p>
          </table:table-cell>
          <table:table-cell office:value-type="float" office:value="9.68219" calcext:value-type="float">
            <text:p>9.68219</text:p>
          </table:table-cell>
          <table:table-cell office:value-type="float" office:value="8.326721" calcext:value-type="float">
            <text:p>8.326721</text:p>
          </table:table-cell>
          <table:table-cell office:value-type="float" office:value="8.177216" calcext:value-type="float">
            <text:p>8.177216</text:p>
          </table:table-cell>
          <table:table-cell office:value-type="float" office:value="7.257507" calcext:value-type="float">
            <text:p>7.257507</text:p>
          </table:table-cell>
          <table:table-cell office:value-type="float" office:value="7.092529" calcext:value-type="float">
            <text:p>7.092529</text:p>
          </table:table-cell>
          <table:table-cell office:value-type="float" office:value="6.655334" calcext:value-type="float">
            <text:p>6.655334</text:p>
          </table:table-cell>
          <table:table-cell office:value-type="float" office:value="6.527954" calcext:value-type="float">
            <text:p>6.527954</text:p>
          </table:table-cell>
          <table:table-cell office:value-type="float" office:value="6.558838" calcext:value-type="float">
            <text:p>6.558838</text:p>
          </table:table-cell>
          <table:table-cell office:value-type="float" office:value="6.458954" calcext:value-type="float">
            <text:p>6.458954</text:p>
          </table:table-cell>
          <table:table-cell office:value-type="float" office:value="49.76196" calcext:value-type="float">
            <text:p>49.76196</text:p>
          </table:table-cell>
          <table:table-cell office:value-type="float" office:value="3.200989" calcext:value-type="float">
            <text:p>3.20098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2042003" calcext:value-type="float">
            <text:p>22042003</text:p>
          </table:table-cell>
          <table:table-cell office:value-type="float" office:value="25.54245" calcext:value-type="float">
            <text:p>25.54245</text:p>
          </table:table-cell>
          <table:table-cell office:value-type="float" office:value="21.88" calcext:value-type="float">
            <text:p>21.88</text:p>
          </table:table-cell>
          <table:table-cell office:value-type="float" office:value="1.57" calcext:value-type="float">
            <text:p>1.57</text:p>
          </table:table-cell>
          <table:table-cell office:value-type="float" office:value="0.9788284" calcext:value-type="float">
            <text:p>0.9788284</text:p>
          </table:table-cell>
          <table:table-cell office:value-type="float" office:value="0.6030616" calcext:value-type="float">
            <text:p>0.6030616</text:p>
          </table:table-cell>
          <table:table-cell office:value-type="float" office:value="202.356" calcext:value-type="float">
            <text:p>202.356</text:p>
          </table:table-cell>
          <table:table-cell office:value-type="float" office:value="0" calcext:value-type="float">
            <text:p>0</text:p>
          </table:table-cell>
          <table:table-cell office:value-type="float" office:value="43.7616" calcext:value-type="float">
            <text:p>43.7616</text:p>
          </table:table-cell>
          <table:table-cell office:value-type="float" office:value="3.01416" calcext:value-type="float">
            <text:p>3.01416</text:p>
          </table:table-cell>
          <table:table-cell office:value-type="float" office:value="30.76971" calcext:value-type="float">
            <text:p>30.76971</text:p>
          </table:table-cell>
          <table:table-cell office:value-type="float" office:value="7.363464" calcext:value-type="float">
            <text:p>7.363464</text:p>
          </table:table-cell>
          <table:table-cell office:value-type="float" office:value="25.34836" calcext:value-type="float">
            <text:p>25.34836</text:p>
          </table:table-cell>
          <table:table-cell office:value-type="float" office:value="9.82135" calcext:value-type="float">
            <text:p>9.82135</text:p>
          </table:table-cell>
          <table:table-cell office:value-type="float" office:value="21.17523" calcext:value-type="float">
            <text:p>21.17523</text:p>
          </table:table-cell>
          <table:table-cell office:value-type="float" office:value="11.41522" calcext:value-type="float">
            <text:p>11.41522</text:p>
          </table:table-cell>
          <table:table-cell office:value-type="float" office:value="18.67703" calcext:value-type="float">
            <text:p>18.67703</text:p>
          </table:table-cell>
          <table:table-cell office:value-type="float" office:value="12.13547" calcext:value-type="float">
            <text:p>12.13547</text:p>
          </table:table-cell>
          <table:table-cell office:value-type="float" office:value="16.38049" calcext:value-type="float">
            <text:p>16.38049</text:p>
          </table:table-cell>
          <table:table-cell office:value-type="float" office:value="12.64227" calcext:value-type="float">
            <text:p>12.64227</text:p>
          </table:table-cell>
          <table:table-cell office:value-type="float" office:value="14.77722" calcext:value-type="float">
            <text:p>14.77722</text:p>
          </table:table-cell>
          <table:table-cell office:value-type="float" office:value="12.52371" calcext:value-type="float">
            <text:p>12.52371</text:p>
          </table:table-cell>
          <table:table-cell office:value-type="float" office:value="12.52927" calcext:value-type="float">
            <text:p>12.52927</text:p>
          </table:table-cell>
          <table:table-cell office:value-type="float" office:value="11.78848" calcext:value-type="float">
            <text:p>11.78848</text:p>
          </table:table-cell>
          <table:table-cell office:value-type="float" office:value="11.07666" calcext:value-type="float">
            <text:p>11.07666</text:p>
          </table:table-cell>
          <table:table-cell office:value-type="float" office:value="11.04703" calcext:value-type="float">
            <text:p>11.04703</text:p>
          </table:table-cell>
          <table:table-cell office:value-type="float" office:value="9.69104" calcext:value-type="float">
            <text:p>9.69104</text:p>
          </table:table-cell>
          <table:table-cell office:value-type="float" office:value="9.684204" calcext:value-type="float">
            <text:p>9.684204</text:p>
          </table:table-cell>
          <table:table-cell office:value-type="float" office:value="8.433105" calcext:value-type="float">
            <text:p>8.433105</text:p>
          </table:table-cell>
          <table:table-cell office:value-type="float" office:value="8.328033" calcext:value-type="float">
            <text:p>8.328033</text:p>
          </table:table-cell>
          <table:table-cell office:value-type="float" office:value="7.406769" calcext:value-type="float">
            <text:p>7.406769</text:p>
          </table:table-cell>
          <table:table-cell office:value-type="float" office:value="7.259186" calcext:value-type="float">
            <text:p>7.259186</text:p>
          </table:table-cell>
          <table:table-cell office:value-type="float" office:value="6.785431" calcext:value-type="float">
            <text:p>6.785431</text:p>
          </table:table-cell>
          <table:table-cell office:value-type="float" office:value="6.656738" calcext:value-type="float">
            <text:p>6.656738</text:p>
          </table:table-cell>
          <table:table-cell office:value-type="float" office:value="6.665131" calcext:value-type="float">
            <text:p>6.665131</text:p>
          </table:table-cell>
          <table:table-cell office:value-type="float" office:value="6.559937" calcext:value-type="float">
            <text:p>6.559937</text:p>
          </table:table-cell>
          <table:table-cell office:value-type="float" office:value="47.89935" calcext:value-type="float">
            <text:p>47.89935</text:p>
          </table:table-cell>
          <table:table-cell office:value-type="float" office:value="-0.9686584" calcext:value-type="float">
            <text:p>-0.968658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3042003" calcext:value-type="float">
            <text:p>23042003</text:p>
          </table:table-cell>
          <table:table-cell office:value-type="float" office:value="10.26911" calcext:value-type="float">
            <text:p>10.26911</text:p>
          </table:table-cell>
          <table:table-cell office:value-type="float" office:value="18.39" calcext:value-type="float">
            <text:p>18.39</text:p>
          </table:table-cell>
          <table:table-cell office:value-type="float" office:value="9.19" calcext:value-type="float">
            <text:p>9.19</text:p>
          </table:table-cell>
          <table:table-cell office:value-type="float" office:value="1.293054" calcext:value-type="float">
            <text:p>1.293054</text:p>
          </table:table-cell>
          <table:table-cell office:value-type="float" office:value="0.9602609" calcext:value-type="float">
            <text:p>0.9602609</text:p>
          </table:table-cell>
          <table:table-cell office:value-type="float" office:value="537.84" calcext:value-type="float">
            <text:p>537.84</text:p>
          </table:table-cell>
          <table:table-cell office:value-type="float" office:value="7.2" calcext:value-type="float">
            <text:p>7.2</text:p>
          </table:table-cell>
          <table:table-cell office:value-type="float" office:value="32.42346" calcext:value-type="float">
            <text:p>32.42346</text:p>
          </table:table-cell>
          <table:table-cell office:value-type="float" office:value="9.460632" calcext:value-type="float">
            <text:p>9.460632</text:p>
          </table:table-cell>
          <table:table-cell office:value-type="float" office:value="22.91815" calcext:value-type="float">
            <text:p>22.91815</text:p>
          </table:table-cell>
          <table:table-cell office:value-type="float" office:value="11.26462" calcext:value-type="float">
            <text:p>11.26462</text:p>
          </table:table-cell>
          <table:table-cell office:value-type="float" office:value="19.94653" calcext:value-type="float">
            <text:p>19.94653</text:p>
          </table:table-cell>
          <table:table-cell office:value-type="float" office:value="13.02237" calcext:value-type="float">
            <text:p>13.02237</text:p>
          </table:table-cell>
          <table:table-cell office:value-type="float" office:value="18.03796" calcext:value-type="float">
            <text:p>18.03796</text:p>
          </table:table-cell>
          <table:table-cell office:value-type="float" office:value="14.33701" calcext:value-type="float">
            <text:p>14.33701</text:p>
          </table:table-cell>
          <table:table-cell office:value-type="float" office:value="17.22137" calcext:value-type="float">
            <text:p>17.22137</text:p>
          </table:table-cell>
          <table:table-cell office:value-type="float" office:value="14.73633" calcext:value-type="float">
            <text:p>14.73633</text:p>
          </table:table-cell>
          <table:table-cell office:value-type="float" office:value="16.29443" calcext:value-type="float">
            <text:p>16.29443</text:p>
          </table:table-cell>
          <table:table-cell office:value-type="float" office:value="14.68097" calcext:value-type="float">
            <text:p>14.68097</text:p>
          </table:table-cell>
          <table:table-cell office:value-type="float" office:value="14.81744" calcext:value-type="float">
            <text:p>14.81744</text:p>
          </table:table-cell>
          <table:table-cell office:value-type="float" office:value="14.09808" calcext:value-type="float">
            <text:p>14.09808</text:p>
          </table:table-cell>
          <table:table-cell office:value-type="float" office:value="13.18741" calcext:value-type="float">
            <text:p>13.18741</text:p>
          </table:table-cell>
          <table:table-cell office:value-type="float" office:value="12.54651" calcext:value-type="float">
            <text:p>12.54651</text:p>
          </table:table-cell>
          <table:table-cell office:value-type="float" office:value="11.34381" calcext:value-type="float">
            <text:p>11.34381</text:p>
          </table:table-cell>
          <table:table-cell office:value-type="float" office:value="11.07419" calcext:value-type="float">
            <text:p>11.07419</text:p>
          </table:table-cell>
          <table:table-cell office:value-type="float" office:value="9.742218" calcext:value-type="float">
            <text:p>9.742218</text:p>
          </table:table-cell>
          <table:table-cell office:value-type="float" office:value="9.686493" calcext:value-type="float">
            <text:p>9.686493</text:p>
          </table:table-cell>
          <table:table-cell office:value-type="float" office:value="8.526031" calcext:value-type="float">
            <text:p>8.526031</text:p>
          </table:table-cell>
          <table:table-cell office:value-type="float" office:value="8.434082" calcext:value-type="float">
            <text:p>8.434082</text:p>
          </table:table-cell>
          <table:table-cell office:value-type="float" office:value="7.540436" calcext:value-type="float">
            <text:p>7.540436</text:p>
          </table:table-cell>
          <table:table-cell office:value-type="float" office:value="7.408234" calcext:value-type="float">
            <text:p>7.408234</text:p>
          </table:table-cell>
          <table:table-cell office:value-type="float" office:value="6.912659" calcext:value-type="float">
            <text:p>6.912659</text:p>
          </table:table-cell>
          <table:table-cell office:value-type="float" office:value="6.786804" calcext:value-type="float">
            <text:p>6.786804</text:p>
          </table:table-cell>
          <table:table-cell office:value-type="float" office:value="6.774109" calcext:value-type="float">
            <text:p>6.774109</text:p>
          </table:table-cell>
          <table:table-cell office:value-type="float" office:value="6.666229" calcext:value-type="float">
            <text:p>6.666229</text:p>
          </table:table-cell>
          <table:table-cell office:value-type="float" office:value="40.46405" calcext:value-type="float">
            <text:p>40.46405</text:p>
          </table:table-cell>
          <table:table-cell office:value-type="float" office:value="6.784332" calcext:value-type="float">
            <text:p>6.78433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4042003" calcext:value-type="float">
            <text:p>24042003</text:p>
          </table:table-cell>
          <table:table-cell office:value-type="float" office:value="4.71024" calcext:value-type="float">
            <text:p>4.71024</text:p>
          </table:table-cell>
          <table:table-cell office:value-type="float" office:value="11.37" calcext:value-type="float">
            <text:p>11.37</text:p>
          </table:table-cell>
          <table:table-cell office:value-type="float" office:value="9.2" calcext:value-type="float">
            <text:p>9.2</text:p>
          </table:table-cell>
          <table:table-cell office:value-type="float" office:value="1.180918" calcext:value-type="float">
            <text:p>1.180918</text:p>
          </table:table-cell>
          <table:table-cell office:value-type="float" office:value="1.02174" calcext:value-type="float">
            <text:p>1.02174</text:p>
          </table:table-cell>
          <table:table-cell office:value-type="float" office:value="437.22" calcext:value-type="float">
            <text:p>437.22</text:p>
          </table:table-cell>
          <table:table-cell office:value-type="float" office:value="0.4" calcext:value-type="float">
            <text:p>0.4</text:p>
          </table:table-cell>
          <table:table-cell office:value-type="float" office:value="15.98752" calcext:value-type="float">
            <text:p>15.98752</text:p>
          </table:table-cell>
          <table:table-cell office:value-type="float" office:value="7.617676" calcext:value-type="float">
            <text:p>7.617676</text:p>
          </table:table-cell>
          <table:table-cell office:value-type="float" office:value="14.06427" calcext:value-type="float">
            <text:p>14.06427</text:p>
          </table:table-cell>
          <table:table-cell office:value-type="float" office:value="9.134705" calcext:value-type="float">
            <text:p>9.134705</text:p>
          </table:table-cell>
          <table:table-cell office:value-type="float" office:value="13.52167" calcext:value-type="float">
            <text:p>13.52167</text:p>
          </table:table-cell>
          <table:table-cell office:value-type="float" office:value="10.54715" calcext:value-type="float">
            <text:p>10.54715</text:p>
          </table:table-cell>
          <table:table-cell office:value-type="float" office:value="14.2323" calcext:value-type="float">
            <text:p>14.2323</text:p>
          </table:table-cell>
          <table:table-cell office:value-type="float" office:value="11.66635" calcext:value-type="float">
            <text:p>11.66635</text:p>
          </table:table-cell>
          <table:table-cell office:value-type="float" office:value="14.72928" calcext:value-type="float">
            <text:p>14.72928</text:p>
          </table:table-cell>
          <table:table-cell office:value-type="float" office:value="12.23248" calcext:value-type="float">
            <text:p>12.23248</text:p>
          </table:table-cell>
          <table:table-cell office:value-type="float" office:value="15.01529" calcext:value-type="float">
            <text:p>15.01529</text:p>
          </table:table-cell>
          <table:table-cell office:value-type="float" office:value="12.75586" calcext:value-type="float">
            <text:p>12.75586</text:p>
          </table:table-cell>
          <table:table-cell office:value-type="float" office:value="14.48517" calcext:value-type="float">
            <text:p>14.48517</text:p>
          </table:table-cell>
          <table:table-cell office:value-type="float" office:value="12.86356" calcext:value-type="float">
            <text:p>12.86356</text:p>
          </table:table-cell>
          <table:table-cell office:value-type="float" office:value="13.21024" calcext:value-type="float">
            <text:p>13.21024</text:p>
          </table:table-cell>
          <table:table-cell office:value-type="float" office:value="12.71371" calcext:value-type="float">
            <text:p>12.71371</text:p>
          </table:table-cell>
          <table:table-cell office:value-type="float" office:value="11.48373" calcext:value-type="float">
            <text:p>11.48373</text:p>
          </table:table-cell>
          <table:table-cell office:value-type="float" office:value="11.34674" calcext:value-type="float">
            <text:p>11.34674</text:p>
          </table:table-cell>
          <table:table-cell office:value-type="float" office:value="9.845947" calcext:value-type="float">
            <text:p>9.845947</text:p>
          </table:table-cell>
          <table:table-cell office:value-type="float" office:value="9.743164" calcext:value-type="float">
            <text:p>9.743164</text:p>
          </table:table-cell>
          <table:table-cell office:value-type="float" office:value="8.627838" calcext:value-type="float">
            <text:p>8.627838</text:p>
          </table:table-cell>
          <table:table-cell office:value-type="float" office:value="8.527039" calcext:value-type="float">
            <text:p>8.527039</text:p>
          </table:table-cell>
          <table:table-cell office:value-type="float" office:value="7.664307" calcext:value-type="float">
            <text:p>7.664307</text:p>
          </table:table-cell>
          <table:table-cell office:value-type="float" office:value="7.541779" calcext:value-type="float">
            <text:p>7.541779</text:p>
          </table:table-cell>
          <table:table-cell office:value-type="float" office:value="7.036133" calcext:value-type="float">
            <text:p>7.036133</text:p>
          </table:table-cell>
          <table:table-cell office:value-type="float" office:value="6.913971" calcext:value-type="float">
            <text:p>6.913971</text:p>
          </table:table-cell>
          <table:table-cell office:value-type="float" office:value="6.884094" calcext:value-type="float">
            <text:p>6.884094</text:p>
          </table:table-cell>
          <table:table-cell office:value-type="float" office:value="6.775238" calcext:value-type="float">
            <text:p>6.775238</text:p>
          </table:table-cell>
          <table:table-cell office:value-type="float" office:value="18.0943" calcext:value-type="float">
            <text:p>18.0943</text:p>
          </table:table-cell>
          <table:table-cell office:value-type="float" office:value="6.439301" calcext:value-type="float">
            <text:p>6.43930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5042003" calcext:value-type="float">
            <text:p>25042003</text:p>
          </table:table-cell>
          <table:table-cell office:value-type="float" office:value="25.99272" calcext:value-type="float">
            <text:p>25.99272</text:p>
          </table:table-cell>
          <table:table-cell office:value-type="float" office:value="20.91" calcext:value-type="float">
            <text:p>20.91</text:p>
          </table:table-cell>
          <table:table-cell office:value-type="float" office:value="7.71" calcext:value-type="float">
            <text:p>7.71</text:p>
          </table:table-cell>
          <table:table-cell office:value-type="float" office:value="1.046863" calcext:value-type="float">
            <text:p>1.046863</text:p>
          </table:table-cell>
          <table:table-cell office:value-type="float" office:value="0.7908655" calcext:value-type="float">
            <text:p>0.7908655</text:p>
          </table:table-cell>
          <table:table-cell office:value-type="float" office:value="355.536" calcext:value-type="float">
            <text:p>355.536</text:p>
          </table:table-cell>
          <table:table-cell office:value-type="float" office:value="0.2" calcext:value-type="float">
            <text:p>0.2</text:p>
          </table:table-cell>
          <table:table-cell office:value-type="float" office:value="32.28555" calcext:value-type="float">
            <text:p>32.28555</text:p>
          </table:table-cell>
          <table:table-cell office:value-type="float" office:value="6.822601" calcext:value-type="float">
            <text:p>6.822601</text:p>
          </table:table-cell>
          <table:table-cell office:value-type="float" office:value="25.08804" calcext:value-type="float">
            <text:p>25.08804</text:p>
          </table:table-cell>
          <table:table-cell office:value-type="float" office:value="8.190796" calcext:value-type="float">
            <text:p>8.190796</text:p>
          </table:table-cell>
          <table:table-cell office:value-type="float" office:value="21.45322" calcext:value-type="float">
            <text:p>21.45322</text:p>
          </table:table-cell>
          <table:table-cell office:value-type="float" office:value="9.382874" calcext:value-type="float">
            <text:p>9.382874</text:p>
          </table:table-cell>
          <table:table-cell office:value-type="float" office:value="18.49463" calcext:value-type="float">
            <text:p>18.49463</text:p>
          </table:table-cell>
          <table:table-cell office:value-type="float" office:value="10.4566" calcext:value-type="float">
            <text:p>10.4566</text:p>
          </table:table-cell>
          <table:table-cell office:value-type="float" office:value="16.7261" calcext:value-type="float">
            <text:p>16.7261</text:p>
          </table:table-cell>
          <table:table-cell office:value-type="float" office:value="11.10236" calcext:value-type="float">
            <text:p>11.10236</text:p>
          </table:table-cell>
          <table:table-cell office:value-type="float" office:value="15.09821" calcext:value-type="float">
            <text:p>15.09821</text:p>
          </table:table-cell>
          <table:table-cell office:value-type="float" office:value="11.74081" calcext:value-type="float">
            <text:p>11.74081</text:p>
          </table:table-cell>
          <table:table-cell office:value-type="float" office:value="13.983" calcext:value-type="float">
            <text:p>13.983</text:p>
          </table:table-cell>
          <table:table-cell office:value-type="float" office:value="12.06146" calcext:value-type="float">
            <text:p>12.06146</text:p>
          </table:table-cell>
          <table:table-cell office:value-type="float" office:value="12.70749" calcext:value-type="float">
            <text:p>12.70749</text:p>
          </table:table-cell>
          <table:table-cell office:value-type="float" office:value="12.23547" calcext:value-type="float">
            <text:p>12.23547</text:p>
          </table:table-cell>
          <table:table-cell office:value-type="float" office:value="11.48303" calcext:value-type="float">
            <text:p>11.48303</text:p>
          </table:table-cell>
          <table:table-cell office:value-type="float" office:value="11.38095" calcext:value-type="float">
            <text:p>11.38095</text:p>
          </table:table-cell>
          <table:table-cell office:value-type="float" office:value="9.923187" calcext:value-type="float">
            <text:p>9.923187</text:p>
          </table:table-cell>
          <table:table-cell office:value-type="float" office:value="9.846985" calcext:value-type="float">
            <text:p>9.846985</text:p>
          </table:table-cell>
          <table:table-cell office:value-type="float" office:value="8.733032" calcext:value-type="float">
            <text:p>8.733032</text:p>
          </table:table-cell>
          <table:table-cell office:value-type="float" office:value="8.628937" calcext:value-type="float">
            <text:p>8.628937</text:p>
          </table:table-cell>
          <table:table-cell office:value-type="float" office:value="7.78363" calcext:value-type="float">
            <text:p>7.78363</text:p>
          </table:table-cell>
          <table:table-cell office:value-type="float" office:value="7.665588" calcext:value-type="float">
            <text:p>7.665588</text:p>
          </table:table-cell>
          <table:table-cell office:value-type="float" office:value="7.15625" calcext:value-type="float">
            <text:p>7.15625</text:p>
          </table:table-cell>
          <table:table-cell office:value-type="float" office:value="7.037384" calcext:value-type="float">
            <text:p>7.037384</text:p>
          </table:table-cell>
          <table:table-cell office:value-type="float" office:value="6.994263" calcext:value-type="float">
            <text:p>6.994263</text:p>
          </table:table-cell>
          <table:table-cell office:value-type="float" office:value="6.885254" calcext:value-type="float">
            <text:p>6.885254</text:p>
          </table:table-cell>
          <table:table-cell office:value-type="float" office:value="45.26682" calcext:value-type="float">
            <text:p>45.26682</text:p>
          </table:table-cell>
          <table:table-cell office:value-type="float" office:value="5.559723" calcext:value-type="float">
            <text:p>5.55972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6042003" calcext:value-type="float">
            <text:p>26042003</text:p>
          </table:table-cell>
          <table:table-cell office:value-type="float" office:value="25.962" calcext:value-type="float">
            <text:p>25.962</text:p>
          </table:table-cell>
          <table:table-cell office:value-type="float" office:value="22.63" calcext:value-type="float">
            <text:p>22.63</text:p>
          </table:table-cell>
          <table:table-cell office:value-type="float" office:value="3.81" calcext:value-type="float">
            <text:p>3.81</text:p>
          </table:table-cell>
          <table:table-cell office:value-type="float" office:value="1.124686" calcext:value-type="float">
            <text:p>1.124686</text:p>
          </table:table-cell>
          <table:table-cell office:value-type="float" office:value="0.7061431" calcext:value-type="float">
            <text:p>0.7061431</text:p>
          </table:table-cell>
          <table:table-cell office:value-type="float" office:value="375.768" calcext:value-type="float">
            <text:p>375.768</text:p>
          </table:table-cell>
          <table:table-cell office:value-type="float" office:value="0" calcext:value-type="float">
            <text:p>0</text:p>
          </table:table-cell>
          <table:table-cell office:value-type="float" office:value="47.93509" calcext:value-type="float">
            <text:p>47.93509</text:p>
          </table:table-cell>
          <table:table-cell office:value-type="float" office:value="4.935974" calcext:value-type="float">
            <text:p>4.935974</text:p>
          </table:table-cell>
          <table:table-cell office:value-type="float" office:value="33.59589" calcext:value-type="float">
            <text:p>33.59589</text:p>
          </table:table-cell>
          <table:table-cell office:value-type="float" office:value="9.067657" calcext:value-type="float">
            <text:p>9.067657</text:p>
          </table:table-cell>
          <table:table-cell office:value-type="float" office:value="27.49988" calcext:value-type="float">
            <text:p>27.49988</text:p>
          </table:table-cell>
          <table:table-cell office:value-type="float" office:value="11.14429" calcext:value-type="float">
            <text:p>11.14429</text:p>
          </table:table-cell>
          <table:table-cell office:value-type="float" office:value="22.88049" calcext:value-type="float">
            <text:p>22.88049</text:p>
          </table:table-cell>
          <table:table-cell office:value-type="float" office:value="12.52524" calcext:value-type="float">
            <text:p>12.52524</text:p>
          </table:table-cell>
          <table:table-cell office:value-type="float" office:value="20.1442" calcext:value-type="float">
            <text:p>20.1442</text:p>
          </table:table-cell>
          <table:table-cell office:value-type="float" office:value="13.10806" calcext:value-type="float">
            <text:p>13.10806</text:p>
          </table:table-cell>
          <table:table-cell office:value-type="float" office:value="17.6105" calcext:value-type="float">
            <text:p>17.6105</text:p>
          </table:table-cell>
          <table:table-cell office:value-type="float" office:value="13.4848" calcext:value-type="float">
            <text:p>13.4848</text:p>
          </table:table-cell>
          <table:table-cell office:value-type="float" office:value="15.78677" calcext:value-type="float">
            <text:p>15.78677</text:p>
          </table:table-cell>
          <table:table-cell office:value-type="float" office:value="13.27847" calcext:value-type="float">
            <text:p>13.27847</text:p>
          </table:table-cell>
          <table:table-cell office:value-type="float" office:value="13.21167" calcext:value-type="float">
            <text:p>13.21167</text:p>
          </table:table-cell>
          <table:table-cell office:value-type="float" office:value="12.47531" calcext:value-type="float">
            <text:p>12.47531</text:p>
          </table:table-cell>
          <table:table-cell office:value-type="float" office:value="11.47543" calcext:value-type="float">
            <text:p>11.47543</text:p>
          </table:table-cell>
          <table:table-cell office:value-type="float" office:value="11.38058" calcext:value-type="float">
            <text:p>11.38058</text:p>
          </table:table-cell>
          <table:table-cell office:value-type="float" office:value="9.985779" calcext:value-type="float">
            <text:p>9.985779</text:p>
          </table:table-cell>
          <table:table-cell office:value-type="float" office:value="9.923798" calcext:value-type="float">
            <text:p>9.923798</text:p>
          </table:table-cell>
          <table:table-cell office:value-type="float" office:value="8.829437" calcext:value-type="float">
            <text:p>8.829437</text:p>
          </table:table-cell>
          <table:table-cell office:value-type="float" office:value="8.73407" calcext:value-type="float">
            <text:p>8.73407</text:p>
          </table:table-cell>
          <table:table-cell office:value-type="float" office:value="7.898621" calcext:value-type="float">
            <text:p>7.898621</text:p>
          </table:table-cell>
          <table:table-cell office:value-type="float" office:value="7.784882" calcext:value-type="float">
            <text:p>7.784882</text:p>
          </table:table-cell>
          <table:table-cell office:value-type="float" office:value="7.273499" calcext:value-type="float">
            <text:p>7.273499</text:p>
          </table:table-cell>
          <table:table-cell office:value-type="float" office:value="7.157471" calcext:value-type="float">
            <text:p>7.157471</text:p>
          </table:table-cell>
          <table:table-cell office:value-type="float" office:value="7.104401" calcext:value-type="float">
            <text:p>7.104401</text:p>
          </table:table-cell>
          <table:table-cell office:value-type="float" office:value="6.995392" calcext:value-type="float">
            <text:p>6.995392</text:p>
          </table:table-cell>
          <table:table-cell office:value-type="float" office:value="56.27444" calcext:value-type="float">
            <text:p>56.27444</text:p>
          </table:table-cell>
          <table:table-cell office:value-type="float" office:value="1.404785" calcext:value-type="float">
            <text:p>1.40478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7042003" calcext:value-type="float">
            <text:p>27042003</text:p>
          </table:table-cell>
          <table:table-cell office:value-type="float" office:value="18.27624" calcext:value-type="float">
            <text:p>18.27624</text:p>
          </table:table-cell>
          <table:table-cell office:value-type="float" office:value="24.55" calcext:value-type="float">
            <text:p>24.55</text:p>
          </table:table-cell>
          <table:table-cell office:value-type="float" office:value="9.77" calcext:value-type="float">
            <text:p>9.77</text:p>
          </table:table-cell>
          <table:table-cell office:value-type="float" office:value="1.250207" calcext:value-type="float">
            <text:p>1.250207</text:p>
          </table:table-cell>
          <table:table-cell office:value-type="float" office:value="0.9339786" calcext:value-type="float">
            <text:p>0.9339786</text:p>
          </table:table-cell>
          <table:table-cell office:value-type="float" office:value="192.528" calcext:value-type="float">
            <text:p>192.528</text:p>
          </table:table-cell>
          <table:table-cell office:value-type="float" office:value="0.7" calcext:value-type="float">
            <text:p>0.7</text:p>
          </table:table-cell>
          <table:table-cell office:value-type="float" office:value="44.25732" calcext:value-type="float">
            <text:p>44.25732</text:p>
          </table:table-cell>
          <table:table-cell office:value-type="float" office:value="10.57834" calcext:value-type="float">
            <text:p>10.57834</text:p>
          </table:table-cell>
          <table:table-cell office:value-type="float" office:value="30.31564" calcext:value-type="float">
            <text:p>30.31564</text:p>
          </table:table-cell>
          <table:table-cell office:value-type="float" office:value="13.61472" calcext:value-type="float">
            <text:p>13.61472</text:p>
          </table:table-cell>
          <table:table-cell office:value-type="float" office:value="25.35715" calcext:value-type="float">
            <text:p>25.35715</text:p>
          </table:table-cell>
          <table:table-cell office:value-type="float" office:value="15.02139" calcext:value-type="float">
            <text:p>15.02139</text:p>
          </table:table-cell>
          <table:table-cell office:value-type="float" office:value="22.18057" calcext:value-type="float">
            <text:p>22.18057</text:p>
          </table:table-cell>
          <table:table-cell office:value-type="float" office:value="15.7637" calcext:value-type="float">
            <text:p>15.7637</text:p>
          </table:table-cell>
          <table:table-cell office:value-type="float" office:value="20.19006" calcext:value-type="float">
            <text:p>20.19006</text:p>
          </table:table-cell>
          <table:table-cell office:value-type="float" office:value="15.92603" calcext:value-type="float">
            <text:p>15.92603</text:p>
          </table:table-cell>
          <table:table-cell office:value-type="float" office:value="18.18488" calcext:value-type="float">
            <text:p>18.18488</text:p>
          </table:table-cell>
          <table:table-cell office:value-type="float" office:value="15.8074" calcext:value-type="float">
            <text:p>15.8074</text:p>
          </table:table-cell>
          <table:table-cell office:value-type="float" office:value="16.56836" calcext:value-type="float">
            <text:p>16.56836</text:p>
          </table:table-cell>
          <table:table-cell office:value-type="float" office:value="15.09854" calcext:value-type="float">
            <text:p>15.09854</text:p>
          </table:table-cell>
          <table:table-cell office:value-type="float" office:value="14.17886" calcext:value-type="float">
            <text:p>14.17886</text:p>
          </table:table-cell>
          <table:table-cell office:value-type="float" office:value="13.23099" calcext:value-type="float">
            <text:p>13.23099</text:p>
          </table:table-cell>
          <table:table-cell office:value-type="float" office:value="11.85522" calcext:value-type="float">
            <text:p>11.85522</text:p>
          </table:table-cell>
          <table:table-cell office:value-type="float" office:value="11.4783" calcext:value-type="float">
            <text:p>11.4783</text:p>
          </table:table-cell>
          <table:table-cell office:value-type="float" office:value="10.09955" calcext:value-type="float">
            <text:p>10.09955</text:p>
          </table:table-cell>
          <table:table-cell office:value-type="float" office:value="9.986572" calcext:value-type="float">
            <text:p>9.986572</text:p>
          </table:table-cell>
          <table:table-cell office:value-type="float" office:value="8.927979" calcext:value-type="float">
            <text:p>8.927979</text:p>
          </table:table-cell>
          <table:table-cell office:value-type="float" office:value="8.830444" calcext:value-type="float">
            <text:p>8.830444</text:p>
          </table:table-cell>
          <table:table-cell office:value-type="float" office:value="8.00943" calcext:value-type="float">
            <text:p>8.00943</text:p>
          </table:table-cell>
          <table:table-cell office:value-type="float" office:value="7.899841" calcext:value-type="float">
            <text:p>7.899841</text:p>
          </table:table-cell>
          <table:table-cell office:value-type="float" office:value="7.388062" calcext:value-type="float">
            <text:p>7.388062</text:p>
          </table:table-cell>
          <table:table-cell office:value-type="float" office:value="7.274689" calcext:value-type="float">
            <text:p>7.274689</text:p>
          </table:table-cell>
          <table:table-cell office:value-type="float" office:value="7.214325" calcext:value-type="float">
            <text:p>7.214325</text:p>
          </table:table-cell>
          <table:table-cell office:value-type="float" office:value="7.10553" calcext:value-type="float">
            <text:p>7.10553</text:p>
          </table:table-cell>
          <table:table-cell office:value-type="float" office:value="48.69666" calcext:value-type="float">
            <text:p>48.69666</text:p>
          </table:table-cell>
          <table:table-cell office:value-type="float" office:value="7.500854" calcext:value-type="float">
            <text:p>7.50085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28042003" calcext:value-type="float">
            <text:p>28042003</text:p>
          </table:table-cell>
          <table:table-cell office:value-type="float" office:value="25.56036" calcext:value-type="float">
            <text:p>25.56036</text:p>
          </table:table-cell>
          <table:table-cell office:value-type="float" office:value="21.52" calcext:value-type="float">
            <text:p>21.52</text:p>
          </table:table-cell>
          <table:table-cell office:value-type="float" office:value="11.14" calcext:value-type="float">
            <text:p>11.14</text:p>
          </table:table-cell>
          <table:table-cell office:value-type="float" office:value="1.24161" calcext:value-type="float">
            <text:p>1.24161</text:p>
          </table:table-cell>
          <table:table-cell office:value-type="float" office:value="0.9351631" calcext:value-type="float">
            <text:p>0.9351631</text:p>
          </table:table-cell>
          <table:table-cell office:value-type="float" office:value="299.52" calcext:value-type="float">
            <text:p>299.52</text:p>
          </table:table-cell>
          <table:table-cell office:value-type="float" office:value="6.9" calcext:value-type="float">
            <text:p>6.9</text:p>
          </table:table-cell>
          <table:table-cell office:value-type="float" office:value="33.26578" calcext:value-type="float">
            <text:p>33.26578</text:p>
          </table:table-cell>
          <table:table-cell office:value-type="float" office:value="10.7399" calcext:value-type="float">
            <text:p>10.7399</text:p>
          </table:table-cell>
          <table:table-cell office:value-type="float" office:value="27.34454" calcext:value-type="float">
            <text:p>27.34454</text:p>
          </table:table-cell>
          <table:table-cell office:value-type="float" office:value="12.72098" calcext:value-type="float">
            <text:p>12.72098</text:p>
          </table:table-cell>
          <table:table-cell office:value-type="float" office:value="23.78918" calcext:value-type="float">
            <text:p>23.78918</text:p>
          </table:table-cell>
          <table:table-cell office:value-type="float" office:value="14.44235" calcext:value-type="float">
            <text:p>14.44235</text:p>
          </table:table-cell>
          <table:table-cell office:value-type="float" office:value="21.12604" calcext:value-type="float">
            <text:p>21.12604</text:p>
          </table:table-cell>
          <table:table-cell office:value-type="float" office:value="15.63412" calcext:value-type="float">
            <text:p>15.63412</text:p>
          </table:table-cell>
          <table:table-cell office:value-type="float" office:value="19.49802" calcext:value-type="float">
            <text:p>19.49802</text:p>
          </table:table-cell>
          <table:table-cell office:value-type="float" office:value="16.0506" calcext:value-type="float">
            <text:p>16.0506</text:p>
          </table:table-cell>
          <table:table-cell office:value-type="float" office:value="18.05551" calcext:value-type="float">
            <text:p>18.05551</text:p>
          </table:table-cell>
          <table:table-cell office:value-type="float" office:value="16.14835" calcext:value-type="float">
            <text:p>16.14835</text:p>
          </table:table-cell>
          <table:table-cell office:value-type="float" office:value="16.57578" calcext:value-type="float">
            <text:p>16.57578</text:p>
          </table:table-cell>
          <table:table-cell office:value-type="float" office:value="15.59225" calcext:value-type="float">
            <text:p>15.59225</text:p>
          </table:table-cell>
          <table:table-cell office:value-type="float" office:value="14.64145" calcext:value-type="float">
            <text:p>14.64145</text:p>
          </table:table-cell>
          <table:table-cell office:value-type="float" office:value="14.19211" calcext:value-type="float">
            <text:p>14.19211</text:p>
          </table:table-cell>
          <table:table-cell office:value-type="float" office:value="12.27551" calcext:value-type="float">
            <text:p>12.27551</text:p>
          </table:table-cell>
          <table:table-cell office:value-type="float" office:value="11.85995" calcext:value-type="float">
            <text:p>11.85995</text:p>
          </table:table-cell>
          <table:table-cell office:value-type="float" office:value="10.27942" calcext:value-type="float">
            <text:p>10.27942</text:p>
          </table:table-cell>
          <table:table-cell office:value-type="float" office:value="10.10114" calcext:value-type="float">
            <text:p>10.10114</text:p>
          </table:table-cell>
          <table:table-cell office:value-type="float" office:value="9.046112" calcext:value-type="float">
            <text:p>9.046112</text:p>
          </table:table-cell>
          <table:table-cell office:value-type="float" office:value="8.929077" calcext:value-type="float">
            <text:p>8.929077</text:p>
          </table:table-cell>
          <table:table-cell office:value-type="float" office:value="8.120483" calcext:value-type="float">
            <text:p>8.120483</text:p>
          </table:table-cell>
          <table:table-cell office:value-type="float" office:value="8.01062" calcext:value-type="float">
            <text:p>8.01062</text:p>
          </table:table-cell>
          <table:table-cell office:value-type="float" office:value="7.501007" calcext:value-type="float">
            <text:p>7.501007</text:p>
          </table:table-cell>
          <table:table-cell office:value-type="float" office:value="7.389252" calcext:value-type="float">
            <text:p>7.389252</text:p>
          </table:table-cell>
          <table:table-cell office:value-type="float" office:value="7.322754" calcext:value-type="float">
            <text:p>7.322754</text:p>
          </table:table-cell>
          <table:table-cell office:value-type="float" office:value="7.215485" calcext:value-type="float">
            <text:p>7.215485</text:p>
          </table:table-cell>
          <table:table-cell office:value-type="float" office:value="35.7529" calcext:value-type="float">
            <text:p>35.7529</text:p>
          </table:table-cell>
          <table:table-cell office:value-type="float" office:value="8.991241" calcext:value-type="float">
            <text:p>8.99124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29042003" calcext:value-type="float">
            <text:p>29042003</text:p>
          </table:table-cell>
          <table:table-cell office:value-type="float" office:value="13.5396" calcext:value-type="float">
            <text:p>13.5396</text:p>
          </table:table-cell>
          <table:table-cell office:value-type="float" office:value="16.24" calcext:value-type="float">
            <text:p>16.24</text:p>
          </table:table-cell>
          <table:table-cell office:value-type="float" office:value="8.09" calcext:value-type="float">
            <text:p>8.09</text:p>
          </table:table-cell>
          <table:table-cell office:value-type="float" office:value="1.307021" calcext:value-type="float">
            <text:p>1.307021</text:p>
          </table:table-cell>
          <table:table-cell office:value-type="float" office:value="0.9284195" calcext:value-type="float">
            <text:p>0.9284195</text:p>
          </table:table-cell>
          <table:table-cell office:value-type="float" office:value="504.72" calcext:value-type="float">
            <text:p>504.72</text:p>
          </table:table-cell>
          <table:table-cell office:value-type="float" office:value="25.1" calcext:value-type="float">
            <text:p>25.1</text:p>
          </table:table-cell>
          <table:table-cell office:value-type="float" office:value="28.90704" calcext:value-type="float">
            <text:p>28.90704</text:p>
          </table:table-cell>
          <table:table-cell office:value-type="float" office:value="9.840729" calcext:value-type="float">
            <text:p>9.840729</text:p>
          </table:table-cell>
          <table:table-cell office:value-type="float" office:value="21.76743" calcext:value-type="float">
            <text:p>21.76743</text:p>
          </table:table-cell>
          <table:table-cell office:value-type="float" office:value="11.32028" calcext:value-type="float">
            <text:p>11.32028</text:p>
          </table:table-cell>
          <table:table-cell office:value-type="float" office:value="19.47549" calcext:value-type="float">
            <text:p>19.47549</text:p>
          </table:table-cell>
          <table:table-cell office:value-type="float" office:value="12.72375" calcext:value-type="float">
            <text:p>12.72375</text:p>
          </table:table-cell>
          <table:table-cell office:value-type="float" office:value="18.00375" calcext:value-type="float">
            <text:p>18.00375</text:p>
          </table:table-cell>
          <table:table-cell office:value-type="float" office:value="14.05563" calcext:value-type="float">
            <text:p>14.05563</text:p>
          </table:table-cell>
          <table:table-cell office:value-type="float" office:value="17.81006" calcext:value-type="float">
            <text:p>17.81006</text:p>
          </table:table-cell>
          <table:table-cell office:value-type="float" office:value="14.76486" calcext:value-type="float">
            <text:p>14.76486</text:p>
          </table:table-cell>
          <table:table-cell office:value-type="float" office:value="17.53488" calcext:value-type="float">
            <text:p>17.53488</text:p>
          </table:table-cell>
          <table:table-cell office:value-type="float" office:value="15.27737" calcext:value-type="float">
            <text:p>15.27737</text:p>
          </table:table-cell>
          <table:table-cell office:value-type="float" office:value="16.51602" calcext:value-type="float">
            <text:p>16.51602</text:p>
          </table:table-cell>
          <table:table-cell office:value-type="float" office:value="15.13617" calcext:value-type="float">
            <text:p>15.13617</text:p>
          </table:table-cell>
          <table:table-cell office:value-type="float" office:value="14.73224" calcext:value-type="float">
            <text:p>14.73224</text:p>
          </table:table-cell>
          <table:table-cell office:value-type="float" office:value="14.48761" calcext:value-type="float">
            <text:p>14.48761</text:p>
          </table:table-cell>
          <table:table-cell office:value-type="float" office:value="12.55219" calcext:value-type="float">
            <text:p>12.55219</text:p>
          </table:table-cell>
          <table:table-cell office:value-type="float" office:value="12.27954" calcext:value-type="float">
            <text:p>12.27954</text:p>
          </table:table-cell>
          <table:table-cell office:value-type="float" office:value="10.48569" calcext:value-type="float">
            <text:p>10.48569</text:p>
          </table:table-cell>
          <table:table-cell office:value-type="float" office:value="10.28152" calcext:value-type="float">
            <text:p>10.28152</text:p>
          </table:table-cell>
          <table:table-cell office:value-type="float" office:value="9.186218" calcext:value-type="float">
            <text:p>9.186218</text:p>
          </table:table-cell>
          <table:table-cell office:value-type="float" office:value="9.047455" calcext:value-type="float">
            <text:p>9.047455</text:p>
          </table:table-cell>
          <table:table-cell office:value-type="float" office:value="8.236206" calcext:value-type="float">
            <text:p>8.236206</text:p>
          </table:table-cell>
          <table:table-cell office:value-type="float" office:value="8.121613" calcext:value-type="float">
            <text:p>8.121613</text:p>
          </table:table-cell>
          <table:table-cell office:value-type="float" office:value="7.612793" calcext:value-type="float">
            <text:p>7.612793</text:p>
          </table:table-cell>
          <table:table-cell office:value-type="float" office:value="7.502197" calcext:value-type="float">
            <text:p>7.502197</text:p>
          </table:table-cell>
          <table:table-cell office:value-type="float" office:value="7.430084" calcext:value-type="float">
            <text:p>7.430084</text:p>
          </table:table-cell>
          <table:table-cell office:value-type="float" office:value="7.323853" calcext:value-type="float">
            <text:p>7.323853</text:p>
          </table:table-cell>
          <table:table-cell office:value-type="float" office:value="33.20236" calcext:value-type="float">
            <text:p>33.20236</text:p>
          </table:table-cell>
          <table:table-cell office:value-type="float" office:value="8.451904" calcext:value-type="float">
            <text:p>8.45190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0042003" calcext:value-type="float">
            <text:p>30042003</text:p>
          </table:table-cell>
          <table:table-cell office:value-type="float" office:value="6.10128" calcext:value-type="float">
            <text:p>6.10128</text:p>
          </table:table-cell>
          <table:table-cell office:value-type="float" office:value="14.05" calcext:value-type="float">
            <text:p>14.05</text:p>
          </table:table-cell>
          <table:table-cell office:value-type="float" office:value="10.69" calcext:value-type="float">
            <text:p>10.69</text:p>
          </table:table-cell>
          <table:table-cell office:value-type="float" office:value="1.354903" calcext:value-type="float">
            <text:p>1.354903</text:p>
          </table:table-cell>
          <table:table-cell office:value-type="float" office:value="1.128806" calcext:value-type="float">
            <text:p>1.128806</text:p>
          </table:table-cell>
          <table:table-cell office:value-type="float" office:value="420.948" calcext:value-type="float">
            <text:p>420.948</text:p>
          </table:table-cell>
          <table:table-cell office:value-type="float" office:value="2.8" calcext:value-type="float">
            <text:p>2.8</text:p>
          </table:table-cell>
          <table:table-cell office:value-type="float" office:value="19.85455" calcext:value-type="float">
            <text:p>19.85455</text:p>
          </table:table-cell>
          <table:table-cell office:value-type="float" office:value="9.47702" calcext:value-type="float">
            <text:p>9.47702</text:p>
          </table:table-cell>
          <table:table-cell office:value-type="float" office:value="17.38202" calcext:value-type="float">
            <text:p>17.38202</text:p>
          </table:table-cell>
          <table:table-cell office:value-type="float" office:value="11.08725" calcext:value-type="float">
            <text:p>11.08725</text:p>
          </table:table-cell>
          <table:table-cell office:value-type="float" office:value="15.93054" calcext:value-type="float">
            <text:p>15.93054</text:p>
          </table:table-cell>
          <table:table-cell office:value-type="float" office:value="12.49231" calcext:value-type="float">
            <text:p>12.49231</text:p>
          </table:table-cell>
          <table:table-cell office:value-type="float" office:value="15.43866" calcext:value-type="float">
            <text:p>15.43866</text:p>
          </table:table-cell>
          <table:table-cell office:value-type="float" office:value="13.5127" calcext:value-type="float">
            <text:p>13.5127</text:p>
          </table:table-cell>
          <table:table-cell office:value-type="float" office:value="15.7905" calcext:value-type="float">
            <text:p>15.7905</text:p>
          </table:table-cell>
          <table:table-cell office:value-type="float" office:value="13.98532" calcext:value-type="float">
            <text:p>13.98532</text:p>
          </table:table-cell>
          <table:table-cell office:value-type="float" office:value="15.93469" calcext:value-type="float">
            <text:p>15.93469</text:p>
          </table:table-cell>
          <table:table-cell office:value-type="float" office:value="14.39886" calcext:value-type="float">
            <text:p>14.39886</text:p>
          </table:table-cell>
          <table:table-cell office:value-type="float" office:value="15.487" calcext:value-type="float">
            <text:p>15.487</text:p>
          </table:table-cell>
          <table:table-cell office:value-type="float" office:value="14.38116" calcext:value-type="float">
            <text:p>14.38116</text:p>
          </table:table-cell>
          <table:table-cell office:value-type="float" office:value="14.48709" calcext:value-type="float">
            <text:p>14.48709</text:p>
          </table:table-cell>
          <table:table-cell office:value-type="float" office:value="14.02554" calcext:value-type="float">
            <text:p>14.02554</text:p>
          </table:table-cell>
          <table:table-cell office:value-type="float" office:value="12.61353" calcext:value-type="float">
            <text:p>12.61353</text:p>
          </table:table-cell>
          <table:table-cell office:value-type="float" office:value="12.55383" calcext:value-type="float">
            <text:p>12.55383</text:p>
          </table:table-cell>
          <table:table-cell office:value-type="float" office:value="10.66626" calcext:value-type="float">
            <text:p>10.66626</text:p>
          </table:table-cell>
          <table:table-cell office:value-type="float" office:value="10.48773" calcext:value-type="float">
            <text:p>10.48773</text:p>
          </table:table-cell>
          <table:table-cell office:value-type="float" office:value="9.336243" calcext:value-type="float">
            <text:p>9.336243</text:p>
          </table:table-cell>
          <table:table-cell office:value-type="float" office:value="9.187775" calcext:value-type="float">
            <text:p>9.187775</text:p>
          </table:table-cell>
          <table:table-cell office:value-type="float" office:value="8.358124" calcext:value-type="float">
            <text:p>8.358124</text:p>
          </table:table-cell>
          <table:table-cell office:value-type="float" office:value="8.237488" calcext:value-type="float">
            <text:p>8.237488</text:p>
          </table:table-cell>
          <table:table-cell office:value-type="float" office:value="7.724945" calcext:value-type="float">
            <text:p>7.724945</text:p>
          </table:table-cell>
          <table:table-cell office:value-type="float" office:value="7.613983" calcext:value-type="float">
            <text:p>7.613983</text:p>
          </table:table-cell>
          <table:table-cell office:value-type="float" office:value="7.536743" calcext:value-type="float">
            <text:p>7.536743</text:p>
          </table:table-cell>
          <table:table-cell office:value-type="float" office:value="7.431183" calcext:value-type="float">
            <text:p>7.431183</text:p>
          </table:table-cell>
          <table:table-cell office:value-type="float" office:value="22.40085" calcext:value-type="float">
            <text:p>22.40085</text:p>
          </table:table-cell>
          <table:table-cell office:value-type="float" office:value="8.141327" calcext:value-type="float">
            <text:p>8.14132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052003" calcext:value-type="float">
            <text:p>1052003</text:p>
          </table:table-cell>
          <table:table-cell office:value-type="float" office:value="14.69052" calcext:value-type="float">
            <text:p>14.69052</text:p>
          </table:table-cell>
          <table:table-cell office:value-type="float" office:value="16.33" calcext:value-type="float">
            <text:p>16.33</text:p>
          </table:table-cell>
          <table:table-cell office:value-type="float" office:value="9.05" calcext:value-type="float">
            <text:p>9.05</text:p>
          </table:table-cell>
          <table:table-cell office:value-type="float" office:value="1.211527" calcext:value-type="float">
            <text:p>1.211527</text:p>
          </table:table-cell>
          <table:table-cell office:value-type="float" office:value="1.011482" calcext:value-type="float">
            <text:p>1.011482</text:p>
          </table:table-cell>
          <table:table-cell office:value-type="float" office:value="307.404" calcext:value-type="float">
            <text:p>307.404</text:p>
          </table:table-cell>
          <table:table-cell office:value-type="float" office:value="0" calcext:value-type="float">
            <text:p>0</text:p>
          </table:table-cell>
          <table:table-cell office:value-type="float" office:value="25.81625" calcext:value-type="float">
            <text:p>25.81625</text:p>
          </table:table-cell>
          <table:table-cell office:value-type="float" office:value="7.839844" calcext:value-type="float">
            <text:p>7.839844</text:p>
          </table:table-cell>
          <table:table-cell office:value-type="float" office:value="20.9512" calcext:value-type="float">
            <text:p>20.9512</text:p>
          </table:table-cell>
          <table:table-cell office:value-type="float" office:value="9.572144" calcext:value-type="float">
            <text:p>9.572144</text:p>
          </table:table-cell>
          <table:table-cell office:value-type="float" office:value="18.13861" calcext:value-type="float">
            <text:p>18.13861</text:p>
          </table:table-cell>
          <table:table-cell office:value-type="float" office:value="11.02249" calcext:value-type="float">
            <text:p>11.02249</text:p>
          </table:table-cell>
          <table:table-cell office:value-type="float" office:value="16.52908" calcext:value-type="float">
            <text:p>16.52908</text:p>
          </table:table-cell>
          <table:table-cell office:value-type="float" office:value="12.09323" calcext:value-type="float">
            <text:p>12.09323</text:p>
          </table:table-cell>
          <table:table-cell office:value-type="float" office:value="15.59933" calcext:value-type="float">
            <text:p>15.59933</text:p>
          </table:table-cell>
          <table:table-cell office:value-type="float" office:value="12.70395" calcext:value-type="float">
            <text:p>12.70395</text:p>
          </table:table-cell>
          <table:table-cell office:value-type="float" office:value="14.76752" calcext:value-type="float">
            <text:p>14.76752</text:p>
          </table:table-cell>
          <table:table-cell office:value-type="float" office:value="13.26694" calcext:value-type="float">
            <text:p>13.26694</text:p>
          </table:table-cell>
          <table:table-cell office:value-type="float" office:value="14.36597" calcext:value-type="float">
            <text:p>14.36597</text:p>
          </table:table-cell>
          <table:table-cell office:value-type="float" office:value="13.49295" calcext:value-type="float">
            <text:p>13.49295</text:p>
          </table:table-cell>
          <table:table-cell office:value-type="float" office:value="14.0206" calcext:value-type="float">
            <text:p>14.0206</text:p>
          </table:table-cell>
          <table:table-cell office:value-type="float" office:value="13.51697" calcext:value-type="float">
            <text:p>13.51697</text:p>
          </table:table-cell>
          <table:table-cell office:value-type="float" office:value="12.60791" calcext:value-type="float">
            <text:p>12.60791</text:p>
          </table:table-cell>
          <table:table-cell office:value-type="float" office:value="12.48907" calcext:value-type="float">
            <text:p>12.48907</text:p>
          </table:table-cell>
          <table:table-cell office:value-type="float" office:value="10.78864" calcext:value-type="float">
            <text:p>10.78864</text:p>
          </table:table-cell>
          <table:table-cell office:value-type="float" office:value="10.66782" calcext:value-type="float">
            <text:p>10.66782</text:p>
          </table:table-cell>
          <table:table-cell office:value-type="float" office:value="9.47876" calcext:value-type="float">
            <text:p>9.47876</text:p>
          </table:table-cell>
          <table:table-cell office:value-type="float" office:value="9.337799" calcext:value-type="float">
            <text:p>9.337799</text:p>
          </table:table-cell>
          <table:table-cell office:value-type="float" office:value="8.483917" calcext:value-type="float">
            <text:p>8.483917</text:p>
          </table:table-cell>
          <table:table-cell office:value-type="float" office:value="8.359467" calcext:value-type="float">
            <text:p>8.359467</text:p>
          </table:table-cell>
          <table:table-cell office:value-type="float" office:value="7.838287" calcext:value-type="float">
            <text:p>7.838287</text:p>
          </table:table-cell>
          <table:table-cell office:value-type="float" office:value="7.726105" calcext:value-type="float">
            <text:p>7.726105</text:p>
          </table:table-cell>
          <table:table-cell office:value-type="float" office:value="7.642242" calcext:value-type="float">
            <text:p>7.642242</text:p>
          </table:table-cell>
          <table:table-cell office:value-type="float" office:value="7.537842" calcext:value-type="float">
            <text:p>7.537842</text:p>
          </table:table-cell>
          <table:table-cell office:value-type="float" office:value="29.03647" calcext:value-type="float">
            <text:p>29.03647</text:p>
          </table:table-cell>
          <table:table-cell office:value-type="float" office:value="6.354767" calcext:value-type="float">
            <text:p>6.35476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2052003" calcext:value-type="float">
            <text:p>2052003</text:p>
          </table:table-cell>
          <table:table-cell office:value-type="float" office:value="23.79943" calcext:value-type="float">
            <text:p>23.79943</text:p>
          </table:table-cell>
          <table:table-cell office:value-type="float" office:value="19.44" calcext:value-type="float">
            <text:p>19.44</text:p>
          </table:table-cell>
          <table:table-cell office:value-type="float" office:value="8.19" calcext:value-type="float">
            <text:p>8.19</text:p>
          </table:table-cell>
          <table:table-cell office:value-type="float" office:value="1.086438" calcext:value-type="float">
            <text:p>1.086438</text:p>
          </table:table-cell>
          <table:table-cell office:value-type="float" office:value="0.9192826" calcext:value-type="float">
            <text:p>0.9192826</text:p>
          </table:table-cell>
          <table:table-cell office:value-type="float" office:value="183.276" calcext:value-type="float">
            <text:p>183.276</text:p>
          </table:table-cell>
          <table:table-cell office:value-type="float" office:value="0" calcext:value-type="float">
            <text:p>0</text:p>
          </table:table-cell>
          <table:table-cell office:value-type="float" office:value="29.52081" calcext:value-type="float">
            <text:p>29.52081</text:p>
          </table:table-cell>
          <table:table-cell office:value-type="float" office:value="7.40387" calcext:value-type="float">
            <text:p>7.40387</text:p>
          </table:table-cell>
          <table:table-cell office:value-type="float" office:value="23.43271" calcext:value-type="float">
            <text:p>23.43271</text:p>
          </table:table-cell>
          <table:table-cell office:value-type="float" office:value="9.377899" calcext:value-type="float">
            <text:p>9.377899</text:p>
          </table:table-cell>
          <table:table-cell office:value-type="float" office:value="20.23114" calcext:value-type="float">
            <text:p>20.23114</text:p>
          </table:table-cell>
          <table:table-cell office:value-type="float" office:value="10.99655" calcext:value-type="float">
            <text:p>10.99655</text:p>
          </table:table-cell>
          <table:table-cell office:value-type="float" office:value="17.96686" calcext:value-type="float">
            <text:p>17.96686</text:p>
          </table:table-cell>
          <table:table-cell office:value-type="float" office:value="12.24112" calcext:value-type="float">
            <text:p>12.24112</text:p>
          </table:table-cell>
          <table:table-cell office:value-type="float" office:value="16.66556" calcext:value-type="float">
            <text:p>16.66556</text:p>
          </table:table-cell>
          <table:table-cell office:value-type="float" office:value="12.87524" calcext:value-type="float">
            <text:p>12.87524</text:p>
          </table:table-cell>
          <table:table-cell office:value-type="float" office:value="15.4567" calcext:value-type="float">
            <text:p>15.4567</text:p>
          </table:table-cell>
          <table:table-cell office:value-type="float" office:value="13.41208" calcext:value-type="float">
            <text:p>13.41208</text:p>
          </table:table-cell>
          <table:table-cell office:value-type="float" office:value="14.65286" calcext:value-type="float">
            <text:p>14.65286</text:p>
          </table:table-cell>
          <table:table-cell office:value-type="float" office:value="13.51178" calcext:value-type="float">
            <text:p>13.51178</text:p>
          </table:table-cell>
          <table:table-cell office:value-type="float" office:value="13.55609" calcext:value-type="float">
            <text:p>13.55609</text:p>
          </table:table-cell>
          <table:table-cell office:value-type="float" office:value="13.37894" calcext:value-type="float">
            <text:p>13.37894</text:p>
          </table:table-cell>
          <table:table-cell office:value-type="float" office:value="12.48785" calcext:value-type="float">
            <text:p>12.48785</text:p>
          </table:table-cell>
          <table:table-cell office:value-type="float" office:value="12.39447" calcext:value-type="float">
            <text:p>12.39447</text:p>
          </table:table-cell>
          <table:table-cell office:value-type="float" office:value="10.86066" calcext:value-type="float">
            <text:p>10.86066</text:p>
          </table:table-cell>
          <table:table-cell office:value-type="float" office:value="10.78961" calcext:value-type="float">
            <text:p>10.78961</text:p>
          </table:table-cell>
          <table:table-cell office:value-type="float" office:value="9.601471" calcext:value-type="float">
            <text:p>9.601471</text:p>
          </table:table-cell>
          <table:table-cell office:value-type="float" office:value="9.480133" calcext:value-type="float">
            <text:p>9.480133</text:p>
          </table:table-cell>
          <table:table-cell office:value-type="float" office:value="8.609283" calcext:value-type="float">
            <text:p>8.609283</text:p>
          </table:table-cell>
          <table:table-cell office:value-type="float" office:value="8.485229" calcext:value-type="float">
            <text:p>8.485229</text:p>
          </table:table-cell>
          <table:table-cell office:value-type="float" office:value="7.952362" calcext:value-type="float">
            <text:p>7.952362</text:p>
          </table:table-cell>
          <table:table-cell office:value-type="float" office:value="7.839508" calcext:value-type="float">
            <text:p>7.839508</text:p>
          </table:table-cell>
          <table:table-cell office:value-type="float" office:value="7.747742" calcext:value-type="float">
            <text:p>7.747742</text:p>
          </table:table-cell>
          <table:table-cell office:value-type="float" office:value="7.643341" calcext:value-type="float">
            <text:p>7.643341</text:p>
          </table:table-cell>
          <table:table-cell office:value-type="float" office:value="31.96552" calcext:value-type="float">
            <text:p>31.96552</text:p>
          </table:table-cell>
          <table:table-cell office:value-type="float" office:value="5.74588" calcext:value-type="float">
            <text:p>5.7458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3052003" calcext:value-type="float">
            <text:p>3052003</text:p>
          </table:table-cell>
          <table:table-cell office:value-type="float" office:value="23.77232" calcext:value-type="float">
            <text:p>23.77232</text:p>
          </table:table-cell>
          <table:table-cell office:value-type="float" office:value="23.05" calcext:value-type="float">
            <text:p>23.05</text:p>
          </table:table-cell>
          <table:table-cell office:value-type="float" office:value="6.96" calcext:value-type="float">
            <text:p>6.96</text:p>
          </table:table-cell>
          <table:table-cell office:value-type="float" office:value="1.142192" calcext:value-type="float">
            <text:p>1.142192</text:p>
          </table:table-cell>
          <table:table-cell office:value-type="float" office:value="0.8778301" calcext:value-type="float">
            <text:p>0.8778301</text:p>
          </table:table-cell>
          <table:table-cell office:value-type="float" office:value="441.576" calcext:value-type="float">
            <text:p>441.576</text:p>
          </table:table-cell>
          <table:table-cell office:value-type="float" office:value="0" calcext:value-type="float">
            <text:p>0</text:p>
          </table:table-cell>
          <table:table-cell office:value-type="float" office:value="46.41425" calcext:value-type="float">
            <text:p>46.41425</text:p>
          </table:table-cell>
          <table:table-cell office:value-type="float" office:value="6.634369" calcext:value-type="float">
            <text:p>6.634369</text:p>
          </table:table-cell>
          <table:table-cell office:value-type="float" office:value="31.67062" calcext:value-type="float">
            <text:p>31.67062</text:p>
          </table:table-cell>
          <table:table-cell office:value-type="float" office:value="9.959045" calcext:value-type="float">
            <text:p>9.959045</text:p>
          </table:table-cell>
          <table:table-cell office:value-type="float" office:value="26.1282" calcext:value-type="float">
            <text:p>26.1282</text:p>
          </table:table-cell>
          <table:table-cell office:value-type="float" office:value="11.70224" calcext:value-type="float">
            <text:p>11.70224</text:p>
          </table:table-cell>
          <table:table-cell office:value-type="float" office:value="22.06186" calcext:value-type="float">
            <text:p>22.06186</text:p>
          </table:table-cell>
          <table:table-cell office:value-type="float" office:value="12.96115" calcext:value-type="float">
            <text:p>12.96115</text:p>
          </table:table-cell>
          <table:table-cell office:value-type="float" office:value="19.7204" calcext:value-type="float">
            <text:p>19.7204</text:p>
          </table:table-cell>
          <table:table-cell office:value-type="float" office:value="13.54645" calcext:value-type="float">
            <text:p>13.54645</text:p>
          </table:table-cell>
          <table:table-cell office:value-type="float" office:value="17.60748" calcext:value-type="float">
            <text:p>17.60748</text:p>
          </table:table-cell>
          <table:table-cell office:value-type="float" office:value="13.97607" calcext:value-type="float">
            <text:p>13.97607</text:p>
          </table:table-cell>
          <table:table-cell office:value-type="float" office:value="16.05005" calcext:value-type="float">
            <text:p>16.05005</text:p>
          </table:table-cell>
          <table:table-cell office:value-type="float" office:value="13.91089" calcext:value-type="float">
            <text:p>13.91089</text:p>
          </table:table-cell>
          <table:table-cell office:value-type="float" office:value="13.91425" calcext:value-type="float">
            <text:p>13.91425</text:p>
          </table:table-cell>
          <table:table-cell office:value-type="float" office:value="13.52292" calcext:value-type="float">
            <text:p>13.52292</text:p>
          </table:table-cell>
          <table:table-cell office:value-type="float" office:value="12.42328" calcext:value-type="float">
            <text:p>12.42328</text:p>
          </table:table-cell>
          <table:table-cell office:value-type="float" office:value="12.3934" calcext:value-type="float">
            <text:p>12.3934</text:p>
          </table:table-cell>
          <table:table-cell office:value-type="float" office:value="10.91937" calcext:value-type="float">
            <text:p>10.91937</text:p>
          </table:table-cell>
          <table:table-cell office:value-type="float" office:value="10.86127" calcext:value-type="float">
            <text:p>10.86127</text:p>
          </table:table-cell>
          <table:table-cell office:value-type="float" office:value="9.706116" calcext:value-type="float">
            <text:p>9.706116</text:p>
          </table:table-cell>
          <table:table-cell office:value-type="float" office:value="9.602631" calcext:value-type="float">
            <text:p>9.602631</text:p>
          </table:table-cell>
          <table:table-cell office:value-type="float" office:value="8.729187" calcext:value-type="float">
            <text:p>8.729187</text:p>
          </table:table-cell>
          <table:table-cell office:value-type="float" office:value="8.610565" calcext:value-type="float">
            <text:p>8.610565</text:p>
          </table:table-cell>
          <table:table-cell office:value-type="float" office:value="8.065491" calcext:value-type="float">
            <text:p>8.065491</text:p>
          </table:table-cell>
          <table:table-cell office:value-type="float" office:value="7.953522" calcext:value-type="float">
            <text:p>7.953522</text:p>
          </table:table-cell>
          <table:table-cell office:value-type="float" office:value="7.853241" calcext:value-type="float">
            <text:p>7.853241</text:p>
          </table:table-cell>
          <table:table-cell office:value-type="float" office:value="7.74884" calcext:value-type="float">
            <text:p>7.74884</text:p>
          </table:table-cell>
          <table:table-cell office:value-type="float" office:value="54.89551" calcext:value-type="float">
            <text:p>54.89551</text:p>
          </table:table-cell>
          <table:table-cell office:value-type="float" office:value="3.621857" calcext:value-type="float">
            <text:p>3.62185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4052003" calcext:value-type="float">
            <text:p>4052003</text:p>
          </table:table-cell>
          <table:table-cell office:value-type="float" office:value="2.961" calcext:value-type="float">
            <text:p>2.961</text:p>
          </table:table-cell>
          <table:table-cell office:value-type="float" office:value="15.67" calcext:value-type="float">
            <text:p>15.67</text:p>
          </table:table-cell>
          <table:table-cell office:value-type="float" office:value="9.39" calcext:value-type="float">
            <text:p>9.39</text:p>
          </table:table-cell>
          <table:table-cell office:value-type="float" office:value="1.448653" calcext:value-type="float">
            <text:p>1.448653</text:p>
          </table:table-cell>
          <table:table-cell office:value-type="float" office:value="1.02539" calcext:value-type="float">
            <text:p>1.02539</text:p>
          </table:table-cell>
          <table:table-cell office:value-type="float" office:value="534.528" calcext:value-type="float">
            <text:p>534.528</text:p>
          </table:table-cell>
          <table:table-cell office:value-type="float" office:value="54.9" calcext:value-type="float">
            <text:p>54.9</text:p>
          </table:table-cell>
          <table:table-cell office:value-type="float" office:value="16.81177" calcext:value-type="float">
            <text:p>16.81177</text:p>
          </table:table-cell>
          <table:table-cell office:value-type="float" office:value="9.124969" calcext:value-type="float">
            <text:p>9.124969</text:p>
          </table:table-cell>
          <table:table-cell office:value-type="float" office:value="18.12375" calcext:value-type="float">
            <text:p>18.12375</text:p>
          </table:table-cell>
          <table:table-cell office:value-type="float" office:value="11.11542" calcext:value-type="float">
            <text:p>11.11542</text:p>
          </table:table-cell>
          <table:table-cell office:value-type="float" office:value="19.3689" calcext:value-type="float">
            <text:p>19.3689</text:p>
          </table:table-cell>
          <table:table-cell office:value-type="float" office:value="12.5061" calcext:value-type="float">
            <text:p>12.5061</text:p>
          </table:table-cell>
          <table:table-cell office:value-type="float" office:value="19.43466" calcext:value-type="float">
            <text:p>19.43466</text:p>
          </table:table-cell>
          <table:table-cell office:value-type="float" office:value="13.48547" calcext:value-type="float">
            <text:p>13.48547</text:p>
          </table:table-cell>
          <table:table-cell office:value-type="float" office:value="18.77139" calcext:value-type="float">
            <text:p>18.77139</text:p>
          </table:table-cell>
          <table:table-cell office:value-type="float" office:value="13.96497" calcext:value-type="float">
            <text:p>13.96497</text:p>
          </table:table-cell>
          <table:table-cell office:value-type="float" office:value="17.59625" calcext:value-type="float">
            <text:p>17.59625</text:p>
          </table:table-cell>
          <table:table-cell office:value-type="float" office:value="14.45413" calcext:value-type="float">
            <text:p>14.45413</text:p>
          </table:table-cell>
          <table:table-cell office:value-type="float" office:value="16.18988" calcext:value-type="float">
            <text:p>16.18988</text:p>
          </table:table-cell>
          <table:table-cell office:value-type="float" office:value="14.50311" calcext:value-type="float">
            <text:p>14.50311</text:p>
          </table:table-cell>
          <table:table-cell office:value-type="float" office:value="14.36447" calcext:value-type="float">
            <text:p>14.36447</text:p>
          </table:table-cell>
          <table:table-cell office:value-type="float" office:value="13.93005" calcext:value-type="float">
            <text:p>13.93005</text:p>
          </table:table-cell>
          <table:table-cell office:value-type="float" office:value="12.73102" calcext:value-type="float">
            <text:p>12.73102</text:p>
          </table:table-cell>
          <table:table-cell office:value-type="float" office:value="12.42496" calcext:value-type="float">
            <text:p>12.42496</text:p>
          </table:table-cell>
          <table:table-cell office:value-type="float" office:value="11.01498" calcext:value-type="float">
            <text:p>11.01498</text:p>
          </table:table-cell>
          <table:table-cell office:value-type="float" office:value="10.92004" calcext:value-type="float">
            <text:p>10.92004</text:p>
          </table:table-cell>
          <table:table-cell office:value-type="float" office:value="9.805389" calcext:value-type="float">
            <text:p>9.805389</text:p>
          </table:table-cell>
          <table:table-cell office:value-type="float" office:value="9.707123" calcext:value-type="float">
            <text:p>9.707123</text:p>
          </table:table-cell>
          <table:table-cell office:value-type="float" office:value="8.843262" calcext:value-type="float">
            <text:p>8.843262</text:p>
          </table:table-cell>
          <table:table-cell office:value-type="float" office:value="8.730438" calcext:value-type="float">
            <text:p>8.730438</text:p>
          </table:table-cell>
          <table:table-cell office:value-type="float" office:value="8.178406" calcext:value-type="float">
            <text:p>8.178406</text:p>
          </table:table-cell>
          <table:table-cell office:value-type="float" office:value="8.06665" calcext:value-type="float">
            <text:p>8.06665</text:p>
          </table:table-cell>
          <table:table-cell office:value-type="float" office:value="7.95871" calcext:value-type="float">
            <text:p>7.95871</text:p>
          </table:table-cell>
          <table:table-cell office:value-type="float" office:value="7.85434" calcext:value-type="float">
            <text:p>7.85434</text:p>
          </table:table-cell>
          <table:table-cell office:value-type="float" office:value="18.064" calcext:value-type="float">
            <text:p>18.064</text:p>
          </table:table-cell>
          <table:table-cell office:value-type="float" office:value="7.185699" calcext:value-type="float">
            <text:p>7.18569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5052003" calcext:value-type="float">
            <text:p>5052003</text:p>
          </table:table-cell>
          <table:table-cell office:value-type="float" office:value="15.7058" calcext:value-type="float">
            <text:p>15.7058</text:p>
          </table:table-cell>
          <table:table-cell office:value-type="float" office:value="20.32" calcext:value-type="float">
            <text:p>20.32</text:p>
          </table:table-cell>
          <table:table-cell office:value-type="float" office:value="7.57" calcext:value-type="float">
            <text:p>7.57</text:p>
          </table:table-cell>
          <table:table-cell office:value-type="float" office:value="1.363707" calcext:value-type="float">
            <text:p>1.363707</text:p>
          </table:table-cell>
          <table:table-cell office:value-type="float" office:value="0.9151019" calcext:value-type="float">
            <text:p>0.9151019</text:p>
          </table:table-cell>
          <table:table-cell office:value-type="float" office:value="207.432" calcext:value-type="float">
            <text:p>207.432</text:p>
          </table:table-cell>
          <table:table-cell office:value-type="float" office:value="4.3" calcext:value-type="float">
            <text:p>4.3</text:p>
          </table:table-cell>
          <table:table-cell office:value-type="float" office:value="26.28766" calcext:value-type="float">
            <text:p>26.28766</text:p>
          </table:table-cell>
          <table:table-cell office:value-type="float" office:value="7.027985" calcext:value-type="float">
            <text:p>7.027985</text:p>
          </table:table-cell>
          <table:table-cell office:value-type="float" office:value="21.50311" calcext:value-type="float">
            <text:p>21.50311</text:p>
          </table:table-cell>
          <table:table-cell office:value-type="float" office:value="9.119507" calcext:value-type="float">
            <text:p>9.119507</text:p>
          </table:table-cell>
          <table:table-cell office:value-type="float" office:value="18.8317" calcext:value-type="float">
            <text:p>18.8317</text:p>
          </table:table-cell>
          <table:table-cell office:value-type="float" office:value="10.6232" calcext:value-type="float">
            <text:p>10.6232</text:p>
          </table:table-cell>
          <table:table-cell office:value-type="float" office:value="17.01053" calcext:value-type="float">
            <text:p>17.01053</text:p>
          </table:table-cell>
          <table:table-cell office:value-type="float" office:value="11.82068" calcext:value-type="float">
            <text:p>11.82068</text:p>
          </table:table-cell>
          <table:table-cell office:value-type="float" office:value="16.0083" calcext:value-type="float">
            <text:p>16.0083</text:p>
          </table:table-cell>
          <table:table-cell office:value-type="float" office:value="12.5033" calcext:value-type="float">
            <text:p>12.5033</text:p>
          </table:table-cell>
          <table:table-cell office:value-type="float" office:value="15.03064" calcext:value-type="float">
            <text:p>15.03064</text:p>
          </table:table-cell>
          <table:table-cell office:value-type="float" office:value="13.17044" calcext:value-type="float">
            <text:p>13.17044</text:p>
          </table:table-cell>
          <table:table-cell office:value-type="float" office:value="14.48642" calcext:value-type="float">
            <text:p>14.48642</text:p>
          </table:table-cell>
          <table:table-cell office:value-type="float" office:value="13.47693" calcext:value-type="float">
            <text:p>13.47693</text:p>
          </table:table-cell>
          <table:table-cell office:value-type="float" office:value="14.2027" calcext:value-type="float">
            <text:p>14.2027</text:p>
          </table:table-cell>
          <table:table-cell office:value-type="float" office:value="13.60358" calcext:value-type="float">
            <text:p>13.60358</text:p>
          </table:table-cell>
          <table:table-cell office:value-type="float" office:value="12.77521" calcext:value-type="float">
            <text:p>12.77521</text:p>
          </table:table-cell>
          <table:table-cell office:value-type="float" office:value="12.71579" calcext:value-type="float">
            <text:p>12.71579</text:p>
          </table:table-cell>
          <table:table-cell office:value-type="float" office:value="11.14536" calcext:value-type="float">
            <text:p>11.14536</text:p>
          </table:table-cell>
          <table:table-cell office:value-type="float" office:value="11.01642" calcext:value-type="float">
            <text:p>11.01642</text:p>
          </table:table-cell>
          <table:table-cell office:value-type="float" office:value="9.916443" calcext:value-type="float">
            <text:p>9.916443</text:p>
          </table:table-cell>
          <table:table-cell office:value-type="float" office:value="9.806488" calcext:value-type="float">
            <text:p>9.806488</text:p>
          </table:table-cell>
          <table:table-cell office:value-type="float" office:value="8.955078" calcext:value-type="float">
            <text:p>8.955078</text:p>
          </table:table-cell>
          <table:table-cell office:value-type="float" office:value="8.844452" calcext:value-type="float">
            <text:p>8.844452</text:p>
          </table:table-cell>
          <table:table-cell office:value-type="float" office:value="8.28952" calcext:value-type="float">
            <text:p>8.28952</text:p>
          </table:table-cell>
          <table:table-cell office:value-type="float" office:value="8.179596" calcext:value-type="float">
            <text:p>8.179596</text:p>
          </table:table-cell>
          <table:table-cell office:value-type="float" office:value="8.064148" calcext:value-type="float">
            <text:p>8.064148</text:p>
          </table:table-cell>
          <table:table-cell office:value-type="float" office:value="7.959808" calcext:value-type="float">
            <text:p>7.959808</text:p>
          </table:table-cell>
          <table:table-cell office:value-type="float" office:value="28.5961" calcext:value-type="float">
            <text:p>28.5961</text:p>
          </table:table-cell>
          <table:table-cell office:value-type="float" office:value="5.035065" calcext:value-type="float">
            <text:p>5.03506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6052003" calcext:value-type="float">
            <text:p>6052003</text:p>
          </table:table-cell>
          <table:table-cell office:value-type="float" office:value="7.48152" calcext:value-type="float">
            <text:p>7.48152</text:p>
          </table:table-cell>
          <table:table-cell office:value-type="float" office:value="14.44" calcext:value-type="float">
            <text:p>14.44</text:p>
          </table:table-cell>
          <table:table-cell office:value-type="float" office:value="5.15" calcext:value-type="float">
            <text:p>5.15</text:p>
          </table:table-cell>
          <table:table-cell office:value-type="float" office:value="1.181433" calcext:value-type="float">
            <text:p>1.181433</text:p>
          </table:table-cell>
          <table:table-cell office:value-type="float" office:value="0.7751074" calcext:value-type="float">
            <text:p>0.7751074</text:p>
          </table:table-cell>
          <table:table-cell office:value-type="float" office:value="189.756" calcext:value-type="float">
            <text:p>189.756</text:p>
          </table:table-cell>
          <table:table-cell office:value-type="float" office:value="7.4" calcext:value-type="float">
            <text:p>7.4</text:p>
          </table:table-cell>
          <table:table-cell office:value-type="float" office:value="21.85669" calcext:value-type="float">
            <text:p>21.85669</text:p>
          </table:table-cell>
          <table:table-cell office:value-type="float" office:value="5.914917" calcext:value-type="float">
            <text:p>5.914917</text:p>
          </table:table-cell>
          <table:table-cell office:value-type="float" office:value="17.62384" calcext:value-type="float">
            <text:p>17.62384</text:p>
          </table:table-cell>
          <table:table-cell office:value-type="float" office:value="8.764648" calcext:value-type="float">
            <text:p>8.764648</text:p>
          </table:table-cell>
          <table:table-cell office:value-type="float" office:value="15.63708" calcext:value-type="float">
            <text:p>15.63708</text:p>
          </table:table-cell>
          <table:table-cell office:value-type="float" office:value="10.91962" calcext:value-type="float">
            <text:p>10.91962</text:p>
          </table:table-cell>
          <table:table-cell office:value-type="float" office:value="15.20316" calcext:value-type="float">
            <text:p>15.20316</text:p>
          </table:table-cell>
          <table:table-cell office:value-type="float" office:value="12.40771" calcext:value-type="float">
            <text:p>12.40771</text:p>
          </table:table-cell>
          <table:table-cell office:value-type="float" office:value="15.23987" calcext:value-type="float">
            <text:p>15.23987</text:p>
          </table:table-cell>
          <table:table-cell office:value-type="float" office:value="13.07379" calcext:value-type="float">
            <text:p>13.07379</text:p>
          </table:table-cell>
          <table:table-cell office:value-type="float" office:value="14.9924" calcext:value-type="float">
            <text:p>14.9924</text:p>
          </table:table-cell>
          <table:table-cell office:value-type="float" office:value="13.6904" calcext:value-type="float">
            <text:p>13.6904</text:p>
          </table:table-cell>
          <table:table-cell office:value-type="float" office:value="14.44025" calcext:value-type="float">
            <text:p>14.44025</text:p>
          </table:table-cell>
          <table:table-cell office:value-type="float" office:value="13.76215" calcext:value-type="float">
            <text:p>13.76215</text:p>
          </table:table-cell>
          <table:table-cell office:value-type="float" office:value="13.69489" calcext:value-type="float">
            <text:p>13.69489</text:p>
          </table:table-cell>
          <table:table-cell office:value-type="float" office:value="13.52405" calcext:value-type="float">
            <text:p>13.52405</text:p>
          </table:table-cell>
          <table:table-cell office:value-type="float" office:value="12.71521" calcext:value-type="float">
            <text:p>12.71521</text:p>
          </table:table-cell>
          <table:table-cell office:value-type="float" office:value="12.66406" calcext:value-type="float">
            <text:p>12.66406</text:p>
          </table:table-cell>
          <table:table-cell office:value-type="float" office:value="11.2533" calcext:value-type="float">
            <text:p>11.2533</text:p>
          </table:table-cell>
          <table:table-cell office:value-type="float" office:value="11.14648" calcext:value-type="float">
            <text:p>11.14648</text:p>
          </table:table-cell>
          <table:table-cell office:value-type="float" office:value="10.03104" calcext:value-type="float">
            <text:p>10.03104</text:p>
          </table:table-cell>
          <table:table-cell office:value-type="float" office:value="9.917633" calcext:value-type="float">
            <text:p>9.917633</text:p>
          </table:table-cell>
          <table:table-cell office:value-type="float" office:value="9.067047" calcext:value-type="float">
            <text:p>9.067047</text:p>
          </table:table-cell>
          <table:table-cell office:value-type="float" office:value="8.956207" calcext:value-type="float">
            <text:p>8.956207</text:p>
          </table:table-cell>
          <table:table-cell office:value-type="float" office:value="8.400146" calcext:value-type="float">
            <text:p>8.400146</text:p>
          </table:table-cell>
          <table:table-cell office:value-type="float" office:value="8.290649" calcext:value-type="float">
            <text:p>8.290649</text:p>
          </table:table-cell>
          <table:table-cell office:value-type="float" office:value="8.169525" calcext:value-type="float">
            <text:p>8.169525</text:p>
          </table:table-cell>
          <table:table-cell office:value-type="float" office:value="8.065247" calcext:value-type="float">
            <text:p>8.065247</text:p>
          </table:table-cell>
          <table:table-cell office:value-type="float" office:value="24.43216" calcext:value-type="float">
            <text:p>24.43216</text:p>
          </table:table-cell>
          <table:table-cell office:value-type="float" office:value="3.476349" calcext:value-type="float">
            <text:p>3.47634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7052003" calcext:value-type="float">
            <text:p>7052003</text:p>
          </table:table-cell>
          <table:table-cell office:value-type="float" office:value="27.69368" calcext:value-type="float">
            <text:p>27.69368</text:p>
          </table:table-cell>
          <table:table-cell office:value-type="float" office:value="21.3" calcext:value-type="float">
            <text:p>21.3</text:p>
          </table:table-cell>
          <table:table-cell office:value-type="float" office:value="3.88" calcext:value-type="float">
            <text:p>3.88</text:p>
          </table:table-cell>
          <table:table-cell office:value-type="float" office:value="1.253617" calcext:value-type="float">
            <text:p>1.253617</text:p>
          </table:table-cell>
          <table:table-cell office:value-type="float" office:value="0.7096052" calcext:value-type="float">
            <text:p>0.7096052</text:p>
          </table:table-cell>
          <table:table-cell office:value-type="float" office:value="188.136" calcext:value-type="float">
            <text:p>188.136</text:p>
          </table:table-cell>
          <table:table-cell office:value-type="float" office:value="0.1" calcext:value-type="float">
            <text:p>0.1</text:p>
          </table:table-cell>
          <table:table-cell office:value-type="float" office:value="30.78159" calcext:value-type="float">
            <text:p>30.78159</text:p>
          </table:table-cell>
          <table:table-cell office:value-type="float" office:value="4.075134" calcext:value-type="float">
            <text:p>4.075134</text:p>
          </table:table-cell>
          <table:table-cell office:value-type="float" office:value="23.62335" calcext:value-type="float">
            <text:p>23.62335</text:p>
          </table:table-cell>
          <table:table-cell office:value-type="float" office:value="6.693634" calcext:value-type="float">
            <text:p>6.693634</text:p>
          </table:table-cell>
          <table:table-cell office:value-type="float" office:value="20.38489" calcext:value-type="float">
            <text:p>20.38489</text:p>
          </table:table-cell>
          <table:table-cell office:value-type="float" office:value="8.671448" calcext:value-type="float">
            <text:p>8.671448</text:p>
          </table:table-cell>
          <table:table-cell office:value-type="float" office:value="18.08542" calcext:value-type="float">
            <text:p>18.08542</text:p>
          </table:table-cell>
          <table:table-cell office:value-type="float" office:value="10.22861" calcext:value-type="float">
            <text:p>10.22861</text:p>
          </table:table-cell>
          <table:table-cell office:value-type="float" office:value="16.73221" calcext:value-type="float">
            <text:p>16.73221</text:p>
          </table:table-cell>
          <table:table-cell office:value-type="float" office:value="11.1489" calcext:value-type="float">
            <text:p>11.1489</text:p>
          </table:table-cell>
          <table:table-cell office:value-type="float" office:value="15.41232" calcext:value-type="float">
            <text:p>15.41232</text:p>
          </table:table-cell>
          <table:table-cell office:value-type="float" office:value="12.14035" calcext:value-type="float">
            <text:p>12.14035</text:p>
          </table:table-cell>
          <table:table-cell office:value-type="float" office:value="14.46506" calcext:value-type="float">
            <text:p>14.46506</text:p>
          </table:table-cell>
          <table:table-cell office:value-type="float" office:value="12.65918" calcext:value-type="float">
            <text:p>12.65918</text:p>
          </table:table-cell>
          <table:table-cell office:value-type="float" office:value="13.52109" calcext:value-type="float">
            <text:p>13.52109</text:p>
          </table:table-cell>
          <table:table-cell office:value-type="float" office:value="13.06174" calcext:value-type="float">
            <text:p>13.06174</text:p>
          </table:table-cell>
          <table:table-cell office:value-type="float" office:value="12.66339" calcext:value-type="float">
            <text:p>12.66339</text:p>
          </table:table-cell>
          <table:table-cell office:value-type="float" office:value="12.52231" calcext:value-type="float">
            <text:p>12.52231</text:p>
          </table:table-cell>
          <table:table-cell office:value-type="float" office:value="11.31461" calcext:value-type="float">
            <text:p>11.31461</text:p>
          </table:table-cell>
          <table:table-cell office:value-type="float" office:value="11.25433" calcext:value-type="float">
            <text:p>11.25433</text:p>
          </table:table-cell>
          <table:table-cell office:value-type="float" office:value="10.14117" calcext:value-type="float">
            <text:p>10.14117</text:p>
          </table:table-cell>
          <table:table-cell office:value-type="float" office:value="10.03226" calcext:value-type="float">
            <text:p>10.03226</text:p>
          </table:table-cell>
          <table:table-cell office:value-type="float" office:value="9.179108" calcext:value-type="float">
            <text:p>9.179108</text:p>
          </table:table-cell>
          <table:table-cell office:value-type="float" office:value="9.068207" calcext:value-type="float">
            <text:p>9.068207</text:p>
          </table:table-cell>
          <table:table-cell office:value-type="float" office:value="8.509155" calcext:value-type="float">
            <text:p>8.509155</text:p>
          </table:table-cell>
          <table:table-cell office:value-type="float" office:value="8.401337" calcext:value-type="float">
            <text:p>8.401337</text:p>
          </table:table-cell>
          <table:table-cell office:value-type="float" office:value="8.272247" calcext:value-type="float">
            <text:p>8.272247</text:p>
          </table:table-cell>
          <table:table-cell office:value-type="float" office:value="8.170624" calcext:value-type="float">
            <text:p>8.170624</text:p>
          </table:table-cell>
          <table:table-cell office:value-type="float" office:value="40.59644" calcext:value-type="float">
            <text:p>40.59644</text:p>
          </table:table-cell>
          <table:table-cell office:value-type="float" office:value="1.613464" calcext:value-type="float">
            <text:p>1.61346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8052003" calcext:value-type="float">
            <text:p>8052003</text:p>
          </table:table-cell>
          <table:table-cell office:value-type="float" office:value="5.21676" calcext:value-type="float">
            <text:p>5.21676</text:p>
          </table:table-cell>
          <table:table-cell office:value-type="float" office:value="12.42" calcext:value-type="float">
            <text:p>12.42</text:p>
          </table:table-cell>
          <table:table-cell office:value-type="float" office:value="10.61" calcext:value-type="float">
            <text:p>10.61</text:p>
          </table:table-cell>
          <table:table-cell office:value-type="float" office:value="1.265618" calcext:value-type="float">
            <text:p>1.265618</text:p>
          </table:table-cell>
          <table:table-cell office:value-type="float" office:value="1.122811" calcext:value-type="float">
            <text:p>1.122811</text:p>
          </table:table-cell>
          <table:table-cell office:value-type="float" office:value="493.596" calcext:value-type="float">
            <text:p>493.596</text:p>
          </table:table-cell>
          <table:table-cell office:value-type="float" office:value="24.8" calcext:value-type="float">
            <text:p>24.8</text:p>
          </table:table-cell>
          <table:table-cell office:value-type="float" office:value="20.74057" calcext:value-type="float">
            <text:p>20.74057</text:p>
          </table:table-cell>
          <table:table-cell office:value-type="float" office:value="10.13531" calcext:value-type="float">
            <text:p>10.13531</text:p>
          </table:table-cell>
          <table:table-cell office:value-type="float" office:value="16.11697" calcext:value-type="float">
            <text:p>16.11697</text:p>
          </table:table-cell>
          <table:table-cell office:value-type="float" office:value="11.46555" calcext:value-type="float">
            <text:p>11.46555</text:p>
          </table:table-cell>
          <table:table-cell office:value-type="float" office:value="16.10516" calcext:value-type="float">
            <text:p>16.10516</text:p>
          </table:table-cell>
          <table:table-cell office:value-type="float" office:value="12.48087" calcext:value-type="float">
            <text:p>12.48087</text:p>
          </table:table-cell>
          <table:table-cell office:value-type="float" office:value="16.3826" calcext:value-type="float">
            <text:p>16.3826</text:p>
          </table:table-cell>
          <table:table-cell office:value-type="float" office:value="13.20685" calcext:value-type="float">
            <text:p>13.20685</text:p>
          </table:table-cell>
          <table:table-cell office:value-type="float" office:value="16.0733" calcext:value-type="float">
            <text:p>16.0733</text:p>
          </table:table-cell>
          <table:table-cell office:value-type="float" office:value="13.54614" calcext:value-type="float">
            <text:p>13.54614</text:p>
          </table:table-cell>
          <table:table-cell office:value-type="float" office:value="15.405" calcext:value-type="float">
            <text:p>15.405</text:p>
          </table:table-cell>
          <table:table-cell office:value-type="float" office:value="13.86429" calcext:value-type="float">
            <text:p>13.86429</text:p>
          </table:table-cell>
          <table:table-cell office:value-type="float" office:value="14.54584" calcext:value-type="float">
            <text:p>14.54584</text:p>
          </table:table-cell>
          <table:table-cell office:value-type="float" office:value="13.83377" calcext:value-type="float">
            <text:p>13.83377</text:p>
          </table:table-cell>
          <table:table-cell office:value-type="float" office:value="13.54169" calcext:value-type="float">
            <text:p>13.54169</text:p>
          </table:table-cell>
          <table:table-cell office:value-type="float" office:value="13.26254" calcext:value-type="float">
            <text:p>13.26254</text:p>
          </table:table-cell>
          <table:table-cell office:value-type="float" office:value="12.56995" calcext:value-type="float">
            <text:p>12.56995</text:p>
          </table:table-cell>
          <table:table-cell office:value-type="float" office:value="12.51709" calcext:value-type="float">
            <text:p>12.51709</text:p>
          </table:table-cell>
          <table:table-cell office:value-type="float" office:value="11.36142" calcext:value-type="float">
            <text:p>11.36142</text:p>
          </table:table-cell>
          <table:table-cell office:value-type="float" office:value="11.31491" calcext:value-type="float">
            <text:p>11.31491</text:p>
          </table:table-cell>
          <table:table-cell office:value-type="float" office:value="10.23642" calcext:value-type="float">
            <text:p>10.23642</text:p>
          </table:table-cell>
          <table:table-cell office:value-type="float" office:value="10.14221" calcext:value-type="float">
            <text:p>10.14221</text:p>
          </table:table-cell>
          <table:table-cell office:value-type="float" office:value="9.288391" calcext:value-type="float">
            <text:p>9.288391</text:p>
          </table:table-cell>
          <table:table-cell office:value-type="float" office:value="9.180206" calcext:value-type="float">
            <text:p>9.180206</text:p>
          </table:table-cell>
          <table:table-cell office:value-type="float" office:value="8.616974" calcext:value-type="float">
            <text:p>8.616974</text:p>
          </table:table-cell>
          <table:table-cell office:value-type="float" office:value="8.510254" calcext:value-type="float">
            <text:p>8.510254</text:p>
          </table:table-cell>
          <table:table-cell office:value-type="float" office:value="8.374786" calcext:value-type="float">
            <text:p>8.374786</text:p>
          </table:table-cell>
          <table:table-cell office:value-type="float" office:value="8.273315" calcext:value-type="float">
            <text:p>8.273315</text:p>
          </table:table-cell>
          <table:table-cell office:value-type="float" office:value="24.26404" calcext:value-type="float">
            <text:p>24.26404</text:p>
          </table:table-cell>
          <table:table-cell office:value-type="float" office:value="8.987122" calcext:value-type="float">
            <text:p>8.98712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9052003" calcext:value-type="float">
            <text:p>9052003</text:p>
          </table:table-cell>
          <table:table-cell office:value-type="float" office:value="26.60003" calcext:value-type="float">
            <text:p>26.60003</text:p>
          </table:table-cell>
          <table:table-cell office:value-type="float" office:value="19.48" calcext:value-type="float">
            <text:p>19.48</text:p>
          </table:table-cell>
          <table:table-cell office:value-type="float" office:value="9.9" calcext:value-type="float">
            <text:p>9.9</text:p>
          </table:table-cell>
          <table:table-cell office:value-type="float" office:value="1.299076" calcext:value-type="float">
            <text:p>1.299076</text:p>
          </table:table-cell>
          <table:table-cell office:value-type="float" office:value="1.070851" calcext:value-type="float">
            <text:p>1.070851</text:p>
          </table:table-cell>
          <table:table-cell office:value-type="float" office:value="320.256" calcext:value-type="float">
            <text:p>320.256</text:p>
          </table:table-cell>
          <table:table-cell office:value-type="float" office:value="0" calcext:value-type="float">
            <text:p>0</text:p>
          </table:table-cell>
          <table:table-cell office:value-type="float" office:value="30.65326" calcext:value-type="float">
            <text:p>30.65326</text:p>
          </table:table-cell>
          <table:table-cell office:value-type="float" office:value="8.671631" calcext:value-type="float">
            <text:p>8.671631</text:p>
          </table:table-cell>
          <table:table-cell office:value-type="float" office:value="24.20657" calcext:value-type="float">
            <text:p>24.20657</text:p>
          </table:table-cell>
          <table:table-cell office:value-type="float" office:value="10.24475" calcext:value-type="float">
            <text:p>10.24475</text:p>
          </table:table-cell>
          <table:table-cell office:value-type="float" office:value="21.00653" calcext:value-type="float">
            <text:p>21.00653</text:p>
          </table:table-cell>
          <table:table-cell office:value-type="float" office:value="11.3465" calcext:value-type="float">
            <text:p>11.3465</text:p>
          </table:table-cell>
          <table:table-cell office:value-type="float" office:value="18.70126" calcext:value-type="float">
            <text:p>18.70126</text:p>
          </table:table-cell>
          <table:table-cell office:value-type="float" office:value="12.15222" calcext:value-type="float">
            <text:p>12.15222</text:p>
          </table:table-cell>
          <table:table-cell office:value-type="float" office:value="17.34109" calcext:value-type="float">
            <text:p>17.34109</text:p>
          </table:table-cell>
          <table:table-cell office:value-type="float" office:value="12.59979" calcext:value-type="float">
            <text:p>12.59979</text:p>
          </table:table-cell>
          <table:table-cell office:value-type="float" office:value="15.93472" calcext:value-type="float">
            <text:p>15.93472</text:p>
          </table:table-cell>
          <table:table-cell office:value-type="float" office:value="13.06335" calcext:value-type="float">
            <text:p>13.06335</text:p>
          </table:table-cell>
          <table:table-cell office:value-type="float" office:value="14.91937" calcext:value-type="float">
            <text:p>14.91937</text:p>
          </table:table-cell>
          <table:table-cell office:value-type="float" office:value="13.23538" calcext:value-type="float">
            <text:p>13.23538</text:p>
          </table:table-cell>
          <table:table-cell office:value-type="float" office:value="13.52567" calcext:value-type="float">
            <text:p>13.52567</text:p>
          </table:table-cell>
          <table:table-cell office:value-type="float" office:value="13.255" calcext:value-type="float">
            <text:p>13.255</text:p>
          </table:table-cell>
          <table:table-cell office:value-type="float" office:value="12.58081" calcext:value-type="float">
            <text:p>12.58081</text:p>
          </table:table-cell>
          <table:table-cell office:value-type="float" office:value="12.5509" calcext:value-type="float">
            <text:p>12.5509</text:p>
          </table:table-cell>
          <table:table-cell office:value-type="float" office:value="11.42963" calcext:value-type="float">
            <text:p>11.42963</text:p>
          </table:table-cell>
          <table:table-cell office:value-type="float" office:value="11.36243" calcext:value-type="float">
            <text:p>11.36243</text:p>
          </table:table-cell>
          <table:table-cell office:value-type="float" office:value="10.35864" calcext:value-type="float">
            <text:p>10.35864</text:p>
          </table:table-cell>
          <table:table-cell office:value-type="float" office:value="10.23746" calcext:value-type="float">
            <text:p>10.23746</text:p>
          </table:table-cell>
          <table:table-cell office:value-type="float" office:value="9.394867" calcext:value-type="float">
            <text:p>9.394867</text:p>
          </table:table-cell>
          <table:table-cell office:value-type="float" office:value="9.28952" calcext:value-type="float">
            <text:p>9.28952</text:p>
          </table:table-cell>
          <table:table-cell office:value-type="float" office:value="8.720184" calcext:value-type="float">
            <text:p>8.720184</text:p>
          </table:table-cell>
          <table:table-cell office:value-type="float" office:value="8.618134" calcext:value-type="float">
            <text:p>8.618134</text:p>
          </table:table-cell>
          <table:table-cell office:value-type="float" office:value="8.477722" calcext:value-type="float">
            <text:p>8.477722</text:p>
          </table:table-cell>
          <table:table-cell office:value-type="float" office:value="8.375854" calcext:value-type="float">
            <text:p>8.375854</text:p>
          </table:table-cell>
          <table:table-cell office:value-type="float" office:value="39.83188" calcext:value-type="float">
            <text:p>39.83188</text:p>
          </table:table-cell>
          <table:table-cell office:value-type="float" office:value="7.284058" calcext:value-type="float">
            <text:p>7.28405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0052003" calcext:value-type="float">
            <text:p>10052003</text:p>
          </table:table-cell>
          <table:table-cell office:value-type="float" office:value="3.32748" calcext:value-type="float">
            <text:p>3.32748</text:p>
          </table:table-cell>
          <table:table-cell office:value-type="float" office:value="10.93" calcext:value-type="float">
            <text:p>10.93</text:p>
          </table:table-cell>
          <table:table-cell office:value-type="float" office:value="6.97" calcext:value-type="float">
            <text:p>6.97</text:p>
          </table:table-cell>
          <table:table-cell office:value-type="float" office:value="1.144908" calcext:value-type="float">
            <text:p>1.144908</text:p>
          </table:table-cell>
          <table:table-cell office:value-type="float" office:value="0.8784305" calcext:value-type="float">
            <text:p>0.8784305</text:p>
          </table:table-cell>
          <table:table-cell office:value-type="float" office:value="518.508" calcext:value-type="float">
            <text:p>518.508</text:p>
          </table:table-cell>
          <table:table-cell office:value-type="float" office:value="4.9" calcext:value-type="float">
            <text:p>4.9</text:p>
          </table:table-cell>
          <table:table-cell office:value-type="float" office:value="14.26566" calcext:value-type="float">
            <text:p>14.26566</text:p>
          </table:table-cell>
          <table:table-cell office:value-type="float" office:value="6.35556" calcext:value-type="float">
            <text:p>6.35556</text:p>
          </table:table-cell>
          <table:table-cell office:value-type="float" office:value="14.63892" calcext:value-type="float">
            <text:p>14.63892</text:p>
          </table:table-cell>
          <table:table-cell office:value-type="float" office:value="8.22403" calcext:value-type="float">
            <text:p>8.22403</text:p>
          </table:table-cell>
          <table:table-cell office:value-type="float" office:value="15.99213" calcext:value-type="float">
            <text:p>15.99213</text:p>
          </table:table-cell>
          <table:table-cell office:value-type="float" office:value="9.949585" calcext:value-type="float">
            <text:p>9.949585</text:p>
          </table:table-cell>
          <table:table-cell office:value-type="float" office:value="16.53629" calcext:value-type="float">
            <text:p>16.53629</text:p>
          </table:table-cell>
          <table:table-cell office:value-type="float" office:value="11.42325" calcext:value-type="float">
            <text:p>11.42325</text:p>
          </table:table-cell>
          <table:table-cell office:value-type="float" office:value="16.38342" calcext:value-type="float">
            <text:p>16.38342</text:p>
          </table:table-cell>
          <table:table-cell office:value-type="float" office:value="12.26715" calcext:value-type="float">
            <text:p>12.26715</text:p>
          </table:table-cell>
          <table:table-cell office:value-type="float" office:value="15.87228" calcext:value-type="float">
            <text:p>15.87228</text:p>
          </table:table-cell>
          <table:table-cell office:value-type="float" office:value="13.18768" calcext:value-type="float">
            <text:p>13.18768</text:p>
          </table:table-cell>
          <table:table-cell office:value-type="float" office:value="14.94531" calcext:value-type="float">
            <text:p>14.94531</text:p>
          </table:table-cell>
          <table:table-cell office:value-type="float" office:value="13.53998" calcext:value-type="float">
            <text:p>13.53998</text:p>
          </table:table-cell>
          <table:table-cell office:value-type="float" office:value="13.76987" calcext:value-type="float">
            <text:p>13.76987</text:p>
          </table:table-cell>
          <table:table-cell office:value-type="float" office:value="13.53635" calcext:value-type="float">
            <text:p>13.53635</text:p>
          </table:table-cell>
          <table:table-cell office:value-type="float" office:value="12.65082" calcext:value-type="float">
            <text:p>12.65082</text:p>
          </table:table-cell>
          <table:table-cell office:value-type="float" office:value="12.55554" calcext:value-type="float">
            <text:p>12.55554</text:p>
          </table:table-cell>
          <table:table-cell office:value-type="float" office:value="11.47815" calcext:value-type="float">
            <text:p>11.47815</text:p>
          </table:table-cell>
          <table:table-cell office:value-type="float" office:value="11.43015" calcext:value-type="float">
            <text:p>11.43015</text:p>
          </table:table-cell>
          <table:table-cell office:value-type="float" office:value="10.46658" calcext:value-type="float">
            <text:p>10.46658</text:p>
          </table:table-cell>
          <table:table-cell office:value-type="float" office:value="10.36014" calcext:value-type="float">
            <text:p>10.36014</text:p>
          </table:table-cell>
          <table:table-cell office:value-type="float" office:value="9.516235" calcext:value-type="float">
            <text:p>9.516235</text:p>
          </table:table-cell>
          <table:table-cell office:value-type="float" office:value="9.396057" calcext:value-type="float">
            <text:p>9.396057</text:p>
          </table:table-cell>
          <table:table-cell office:value-type="float" office:value="8.830017" calcext:value-type="float">
            <text:p>8.830017</text:p>
          </table:table-cell>
          <table:table-cell office:value-type="float" office:value="8.721344" calcext:value-type="float">
            <text:p>8.721344</text:p>
          </table:table-cell>
          <table:table-cell office:value-type="float" office:value="8.580933" calcext:value-type="float">
            <text:p>8.580933</text:p>
          </table:table-cell>
          <table:table-cell office:value-type="float" office:value="8.47879" calcext:value-type="float">
            <text:p>8.47879</text:p>
          </table:table-cell>
          <table:table-cell office:value-type="float" office:value="12.8317" calcext:value-type="float">
            <text:p>12.8317</text:p>
          </table:table-cell>
          <table:table-cell office:value-type="float" office:value="4.797119" calcext:value-type="float">
            <text:p>4.79711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1052003" calcext:value-type="float">
            <text:p>11052003</text:p>
          </table:table-cell>
          <table:table-cell office:value-type="float" office:value="20.40912" calcext:value-type="float">
            <text:p>20.40912</text:p>
          </table:table-cell>
          <table:table-cell office:value-type="float" office:value="15.63" calcext:value-type="float">
            <text:p>15.63</text:p>
          </table:table-cell>
          <table:table-cell office:value-type="float" office:value="6.77" calcext:value-type="float">
            <text:p>6.77</text:p>
          </table:table-cell>
          <table:table-cell office:value-type="float" office:value="0.9975076" calcext:value-type="float">
            <text:p>0.9975076</text:p>
          </table:table-cell>
          <table:table-cell office:value-type="float" office:value="0.8665018" calcext:value-type="float">
            <text:p>0.8665018</text:p>
          </table:table-cell>
          <table:table-cell office:value-type="float" office:value="638.136" calcext:value-type="float">
            <text:p>638.136</text:p>
          </table:table-cell>
          <table:table-cell office:value-type="float" office:value="0" calcext:value-type="float">
            <text:p>0</text:p>
          </table:table-cell>
          <table:table-cell office:value-type="float" office:value="26.02161" calcext:value-type="float">
            <text:p>26.02161</text:p>
          </table:table-cell>
          <table:table-cell office:value-type="float" office:value="5.776215" calcext:value-type="float">
            <text:p>5.776215</text:p>
          </table:table-cell>
          <table:table-cell office:value-type="float" office:value="21.42838" calcext:value-type="float">
            <text:p>21.42838</text:p>
          </table:table-cell>
          <table:table-cell office:value-type="float" office:value="7.452423" calcext:value-type="float">
            <text:p>7.452423</text:p>
          </table:table-cell>
          <table:table-cell office:value-type="float" office:value="18.30176" calcext:value-type="float">
            <text:p>18.30176</text:p>
          </table:table-cell>
          <table:table-cell office:value-type="float" office:value="8.974701" calcext:value-type="float">
            <text:p>8.974701</text:p>
          </table:table-cell>
          <table:table-cell office:value-type="float" office:value="16.2265" calcext:value-type="float">
            <text:p>16.2265</text:p>
          </table:table-cell>
          <table:table-cell office:value-type="float" office:value="10.25897" calcext:value-type="float">
            <text:p>10.25897</text:p>
          </table:table-cell>
          <table:table-cell office:value-type="float" office:value="15.11783" calcext:value-type="float">
            <text:p>15.11783</text:p>
          </table:table-cell>
          <table:table-cell office:value-type="float" office:value="11.05829" calcext:value-type="float">
            <text:p>11.05829</text:p>
          </table:table-cell>
          <table:table-cell office:value-type="float" office:value="14.11716" calcext:value-type="float">
            <text:p>14.11716</text:p>
          </table:table-cell>
          <table:table-cell office:value-type="float" office:value="11.92331" calcext:value-type="float">
            <text:p>11.92331</text:p>
          </table:table-cell>
          <table:table-cell office:value-type="float" office:value="13.61829" calcext:value-type="float">
            <text:p>13.61829</text:p>
          </table:table-cell>
          <table:table-cell office:value-type="float" office:value="12.47604" calcext:value-type="float">
            <text:p>12.47604</text:p>
          </table:table-cell>
          <table:table-cell office:value-type="float" office:value="13.57483" calcext:value-type="float">
            <text:p>13.57483</text:p>
          </table:table-cell>
          <table:table-cell office:value-type="float" office:value="12.94766" calcext:value-type="float">
            <text:p>12.94766</text:p>
          </table:table-cell>
          <table:table-cell office:value-type="float" office:value="12.65094" calcext:value-type="float">
            <text:p>12.65094</text:p>
          </table:table-cell>
          <table:table-cell office:value-type="float" office:value="12.51572" calcext:value-type="float">
            <text:p>12.51572</text:p>
          </table:table-cell>
          <table:table-cell office:value-type="float" office:value="11.50208" calcext:value-type="float">
            <text:p>11.50208</text:p>
          </table:table-cell>
          <table:table-cell office:value-type="float" office:value="11.47861" calcext:value-type="float">
            <text:p>11.47861</text:p>
          </table:table-cell>
          <table:table-cell office:value-type="float" office:value="10.54617" calcext:value-type="float">
            <text:p>10.54617</text:p>
          </table:table-cell>
          <table:table-cell office:value-type="float" office:value="10.46753" calcext:value-type="float">
            <text:p>10.46753</text:p>
          </table:table-cell>
          <table:table-cell office:value-type="float" office:value="9.639374" calcext:value-type="float">
            <text:p>9.639374</text:p>
          </table:table-cell>
          <table:table-cell office:value-type="float" office:value="9.517517" calcext:value-type="float">
            <text:p>9.517517</text:p>
          </table:table-cell>
          <table:table-cell office:value-type="float" office:value="8.942993" calcext:value-type="float">
            <text:p>8.942993</text:p>
          </table:table-cell>
          <table:table-cell office:value-type="float" office:value="8.831177" calcext:value-type="float">
            <text:p>8.831177</text:p>
          </table:table-cell>
          <table:table-cell office:value-type="float" office:value="8.683655" calcext:value-type="float">
            <text:p>8.683655</text:p>
          </table:table-cell>
          <table:table-cell office:value-type="float" office:value="8.582001" calcext:value-type="float">
            <text:p>8.582001</text:p>
          </table:table-cell>
          <table:table-cell office:value-type="float" office:value="29.09198" calcext:value-type="float">
            <text:p>29.09198</text:p>
          </table:table-cell>
          <table:table-cell office:value-type="float" office:value="4.432465" calcext:value-type="float">
            <text:p>4.43246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2052003" calcext:value-type="float">
            <text:p>12052003</text:p>
          </table:table-cell>
          <table:table-cell office:value-type="float" office:value="25.95534" calcext:value-type="float">
            <text:p>25.95534</text:p>
          </table:table-cell>
          <table:table-cell office:value-type="float" office:value="20.31" calcext:value-type="float">
            <text:p>20.31</text:p>
          </table:table-cell>
          <table:table-cell office:value-type="float" office:value="4.28" calcext:value-type="float">
            <text:p>4.28</text:p>
          </table:table-cell>
          <table:table-cell office:value-type="float" office:value="1.122707" calcext:value-type="float">
            <text:p>1.122707</text:p>
          </table:table-cell>
          <table:table-cell office:value-type="float" office:value="0.729679" calcext:value-type="float">
            <text:p>0.729679</text:p>
          </table:table-cell>
          <table:table-cell office:value-type="float" office:value="199.908" calcext:value-type="float">
            <text:p>199.908</text:p>
          </table:table-cell>
          <table:table-cell office:value-type="float" office:value="0" calcext:value-type="float">
            <text:p>0</text:p>
          </table:table-cell>
          <table:table-cell office:value-type="float" office:value="29.19827" calcext:value-type="float">
            <text:p>29.19827</text:p>
          </table:table-cell>
          <table:table-cell office:value-type="float" office:value="4.18219" calcext:value-type="float">
            <text:p>4.18219</text:p>
          </table:table-cell>
          <table:table-cell office:value-type="float" office:value="23.45337" calcext:value-type="float">
            <text:p>23.45337</text:p>
          </table:table-cell>
          <table:table-cell office:value-type="float" office:value="6.954926" calcext:value-type="float">
            <text:p>6.954926</text:p>
          </table:table-cell>
          <table:table-cell office:value-type="float" office:value="20.02301" calcext:value-type="float">
            <text:p>20.02301</text:p>
          </table:table-cell>
          <table:table-cell office:value-type="float" office:value="9.245056" calcext:value-type="float">
            <text:p>9.245056</text:p>
          </table:table-cell>
          <table:table-cell office:value-type="float" office:value="17.53708" calcext:value-type="float">
            <text:p>17.53708</text:p>
          </table:table-cell>
          <table:table-cell office:value-type="float" office:value="10.88327" calcext:value-type="float">
            <text:p>10.88327</text:p>
          </table:table-cell>
          <table:table-cell office:value-type="float" office:value="16.14938" calcext:value-type="float">
            <text:p>16.14938</text:p>
          </table:table-cell>
          <table:table-cell office:value-type="float" office:value="11.74493" calcext:value-type="float">
            <text:p>11.74493</text:p>
          </table:table-cell>
          <table:table-cell office:value-type="float" office:value="14.91165" calcext:value-type="float">
            <text:p>14.91165</text:p>
          </table:table-cell>
          <table:table-cell office:value-type="float" office:value="12.52859" calcext:value-type="float">
            <text:p>12.52859</text:p>
          </table:table-cell>
          <table:table-cell office:value-type="float" office:value="14.13751" calcext:value-type="float">
            <text:p>14.13751</text:p>
          </table:table-cell>
          <table:table-cell office:value-type="float" office:value="12.79544" calcext:value-type="float">
            <text:p>12.79544</text:p>
          </table:table-cell>
          <table:table-cell office:value-type="float" office:value="13.09201" calcext:value-type="float">
            <text:p>13.09201</text:p>
          </table:table-cell>
          <table:table-cell office:value-type="float" office:value="12.91272" calcext:value-type="float">
            <text:p>12.91272</text:p>
          </table:table-cell>
          <table:table-cell office:value-type="float" office:value="12.51425" calcext:value-type="float">
            <text:p>12.51425</text:p>
          </table:table-cell>
          <table:table-cell office:value-type="float" office:value="12.41452" calcext:value-type="float">
            <text:p>12.41452</text:p>
          </table:table-cell>
          <table:table-cell office:value-type="float" office:value="11.50198" calcext:value-type="float">
            <text:p>11.50198</text:p>
          </table:table-cell>
          <table:table-cell office:value-type="float" office:value="11.49161" calcext:value-type="float">
            <text:p>11.49161</text:p>
          </table:table-cell>
          <table:table-cell office:value-type="float" office:value="10.59518" calcext:value-type="float">
            <text:p>10.59518</text:p>
          </table:table-cell>
          <table:table-cell office:value-type="float" office:value="10.54678" calcext:value-type="float">
            <text:p>10.54678</text:p>
          </table:table-cell>
          <table:table-cell office:value-type="float" office:value="9.752533" calcext:value-type="float">
            <text:p>9.752533</text:p>
          </table:table-cell>
          <table:table-cell office:value-type="float" office:value="9.640625" calcext:value-type="float">
            <text:p>9.640625</text:p>
          </table:table-cell>
          <table:table-cell office:value-type="float" office:value="9.058105" calcext:value-type="float">
            <text:p>9.058105</text:p>
          </table:table-cell>
          <table:table-cell office:value-type="float" office:value="8.944183" calcext:value-type="float">
            <text:p>8.944183</text:p>
          </table:table-cell>
          <table:table-cell office:value-type="float" office:value="8.786407" calcext:value-type="float">
            <text:p>8.786407</text:p>
          </table:table-cell>
          <table:table-cell office:value-type="float" office:value="8.684692" calcext:value-type="float">
            <text:p>8.684692</text:p>
          </table:table-cell>
          <table:table-cell office:value-type="float" office:value="31.60297" calcext:value-type="float">
            <text:p>31.60297</text:p>
          </table:table-cell>
          <table:table-cell office:value-type="float" office:value="1.921875" calcext:value-type="float">
            <text:p>1.92187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3052003" calcext:value-type="float">
            <text:p>13052003</text:p>
          </table:table-cell>
          <table:table-cell office:value-type="float" office:value="20.81246" calcext:value-type="float">
            <text:p>20.81246</text:p>
          </table:table-cell>
          <table:table-cell office:value-type="float" office:value="25.47" calcext:value-type="float">
            <text:p>25.47</text:p>
          </table:table-cell>
          <table:table-cell office:value-type="float" office:value="12.13" calcext:value-type="float">
            <text:p>12.13</text:p>
          </table:table-cell>
          <table:table-cell office:value-type="float" office:value="1.507802" calcext:value-type="float">
            <text:p>1.507802</text:p>
          </table:table-cell>
          <table:table-cell office:value-type="float" office:value="1.08829" calcext:value-type="float">
            <text:p>1.08829</text:p>
          </table:table-cell>
          <table:table-cell office:value-type="float" office:value="351" calcext:value-type="float">
            <text:p>351</text:p>
          </table:table-cell>
          <table:table-cell office:value-type="float" office:value="1.2" calcext:value-type="float">
            <text:p>1.2</text:p>
          </table:table-cell>
          <table:table-cell office:value-type="float" office:value="34.31189" calcext:value-type="float">
            <text:p>34.31189</text:p>
          </table:table-cell>
          <table:table-cell office:value-type="float" office:value="9.785095" calcext:value-type="float">
            <text:p>9.785095</text:p>
          </table:table-cell>
          <table:table-cell office:value-type="float" office:value="27.17874" calcext:value-type="float">
            <text:p>27.17874</text:p>
          </table:table-cell>
          <table:table-cell office:value-type="float" office:value="11.23602" calcext:value-type="float">
            <text:p>11.23602</text:p>
          </table:table-cell>
          <table:table-cell office:value-type="float" office:value="22.3869" calcext:value-type="float">
            <text:p>22.3869</text:p>
          </table:table-cell>
          <table:table-cell office:value-type="float" office:value="12.52686" calcext:value-type="float">
            <text:p>12.52686</text:p>
          </table:table-cell>
          <table:table-cell office:value-type="float" office:value="19.25467" calcext:value-type="float">
            <text:p>19.25467</text:p>
          </table:table-cell>
          <table:table-cell office:value-type="float" office:value="13.33768" calcext:value-type="float">
            <text:p>13.33768</text:p>
          </table:table-cell>
          <table:table-cell office:value-type="float" office:value="17.56866" calcext:value-type="float">
            <text:p>17.56866</text:p>
          </table:table-cell>
          <table:table-cell office:value-type="float" office:value="13.6821" calcext:value-type="float">
            <text:p>13.6821</text:p>
          </table:table-cell>
          <table:table-cell office:value-type="float" office:value="16.07239" calcext:value-type="float">
            <text:p>16.07239</text:p>
          </table:table-cell>
          <table:table-cell office:value-type="float" office:value="13.88922" calcext:value-type="float">
            <text:p>13.88922</text:p>
          </table:table-cell>
          <table:table-cell office:value-type="float" office:value="15.043" calcext:value-type="float">
            <text:p>15.043</text:p>
          </table:table-cell>
          <table:table-cell office:value-type="float" office:value="13.70987" calcext:value-type="float">
            <text:p>13.70987</text:p>
          </table:table-cell>
          <table:table-cell office:value-type="float" office:value="13.58505" calcext:value-type="float">
            <text:p>13.58505</text:p>
          </table:table-cell>
          <table:table-cell office:value-type="float" office:value="13.09991" calcext:value-type="float">
            <text:p>13.09991</text:p>
          </table:table-cell>
          <table:table-cell office:value-type="float" office:value="12.47113" calcext:value-type="float">
            <text:p>12.47113</text:p>
          </table:table-cell>
          <table:table-cell office:value-type="float" office:value="12.41388" calcext:value-type="float">
            <text:p>12.41388</text:p>
          </table:table-cell>
          <table:table-cell office:value-type="float" office:value="11.49149" calcext:value-type="float">
            <text:p>11.49149</text:p>
          </table:table-cell>
          <table:table-cell office:value-type="float" office:value="11.48792" calcext:value-type="float">
            <text:p>11.48792</text:p>
          </table:table-cell>
          <table:table-cell office:value-type="float" office:value="10.63382" calcext:value-type="float">
            <text:p>10.63382</text:p>
          </table:table-cell>
          <table:table-cell office:value-type="float" office:value="10.59558" calcext:value-type="float">
            <text:p>10.59558</text:p>
          </table:table-cell>
          <table:table-cell office:value-type="float" office:value="9.847076" calcext:value-type="float">
            <text:p>9.847076</text:p>
          </table:table-cell>
          <table:table-cell office:value-type="float" office:value="9.753601" calcext:value-type="float">
            <text:p>9.753601</text:p>
          </table:table-cell>
          <table:table-cell office:value-type="float" office:value="9.172974" calcext:value-type="float">
            <text:p>9.172974</text:p>
          </table:table-cell>
          <table:table-cell office:value-type="float" office:value="9.059326" calcext:value-type="float">
            <text:p>9.059326</text:p>
          </table:table-cell>
          <table:table-cell office:value-type="float" office:value="8.89035" calcext:value-type="float">
            <text:p>8.89035</text:p>
          </table:table-cell>
          <table:table-cell office:value-type="float" office:value="8.787476" calcext:value-type="float">
            <text:p>8.787476</text:p>
          </table:table-cell>
          <table:table-cell office:value-type="float" office:value="37.4776" calcext:value-type="float">
            <text:p>37.4776</text:p>
          </table:table-cell>
          <table:table-cell office:value-type="float" office:value="8.618896" calcext:value-type="float">
            <text:p>8.61889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052003" calcext:value-type="float">
            <text:p>14052003</text:p>
          </table:table-cell>
          <table:table-cell office:value-type="float" office:value="24.91528" calcext:value-type="float">
            <text:p>24.91528</text:p>
          </table:table-cell>
          <table:table-cell office:value-type="float" office:value="24.6" calcext:value-type="float">
            <text:p>24.6</text:p>
          </table:table-cell>
          <table:table-cell office:value-type="float" office:value="8.87" calcext:value-type="float">
            <text:p>8.87</text:p>
          </table:table-cell>
          <table:table-cell office:value-type="float" office:value="1.312354" calcext:value-type="float">
            <text:p>1.312354</text:p>
          </table:table-cell>
          <table:table-cell office:value-type="float" office:value="0.9448283" calcext:value-type="float">
            <text:p>0.9448283</text:p>
          </table:table-cell>
          <table:table-cell office:value-type="float" office:value="367.812" calcext:value-type="float">
            <text:p>367.812</text:p>
          </table:table-cell>
          <table:table-cell office:value-type="float" office:value="0.3" calcext:value-type="float">
            <text:p>0.3</text:p>
          </table:table-cell>
          <table:table-cell office:value-type="float" office:value="32.27725" calcext:value-type="float">
            <text:p>32.27725</text:p>
          </table:table-cell>
          <table:table-cell office:value-type="float" office:value="8.609436" calcext:value-type="float">
            <text:p>8.609436</text:p>
          </table:table-cell>
          <table:table-cell office:value-type="float" office:value="25.94107" calcext:value-type="float">
            <text:p>25.94107</text:p>
          </table:table-cell>
          <table:table-cell office:value-type="float" office:value="11.10452" calcext:value-type="float">
            <text:p>11.10452</text:p>
          </table:table-cell>
          <table:table-cell office:value-type="float" office:value="22.54681" calcext:value-type="float">
            <text:p>22.54681</text:p>
          </table:table-cell>
          <table:table-cell office:value-type="float" office:value="12.86963" calcext:value-type="float">
            <text:p>12.86963</text:p>
          </table:table-cell>
          <table:table-cell office:value-type="float" office:value="19.92917" calcext:value-type="float">
            <text:p>19.92917</text:p>
          </table:table-cell>
          <table:table-cell office:value-type="float" office:value="13.97256" calcext:value-type="float">
            <text:p>13.97256</text:p>
          </table:table-cell>
          <table:table-cell office:value-type="float" office:value="18.34674" calcext:value-type="float">
            <text:p>18.34674</text:p>
          </table:table-cell>
          <table:table-cell office:value-type="float" office:value="14.41669" calcext:value-type="float">
            <text:p>14.41669</text:p>
          </table:table-cell>
          <table:table-cell office:value-type="float" office:value="16.79266" calcext:value-type="float">
            <text:p>16.79266</text:p>
          </table:table-cell>
          <table:table-cell office:value-type="float" office:value="14.67484" calcext:value-type="float">
            <text:p>14.67484</text:p>
          </table:table-cell>
          <table:table-cell office:value-type="float" office:value="15.66806" calcext:value-type="float">
            <text:p>15.66806</text:p>
          </table:table-cell>
          <table:table-cell office:value-type="float" office:value="14.41696" calcext:value-type="float">
            <text:p>14.41696</text:p>
          </table:table-cell>
          <table:table-cell office:value-type="float" office:value="14.07864" calcext:value-type="float">
            <text:p>14.07864</text:p>
          </table:table-cell>
          <table:table-cell office:value-type="float" office:value="13.59497" calcext:value-type="float">
            <text:p>13.59497</text:p>
          </table:table-cell>
          <table:table-cell office:value-type="float" office:value="12.66119" calcext:value-type="float">
            <text:p>12.66119</text:p>
          </table:table-cell>
          <table:table-cell office:value-type="float" office:value="12.47281" calcext:value-type="float">
            <text:p>12.47281</text:p>
          </table:table-cell>
          <table:table-cell office:value-type="float" office:value="11.53217" calcext:value-type="float">
            <text:p>11.53217</text:p>
          </table:table-cell>
          <table:table-cell office:value-type="float" office:value="11.49142" calcext:value-type="float">
            <text:p>11.49142</text:p>
          </table:table-cell>
          <table:table-cell office:value-type="float" office:value="10.67685" calcext:value-type="float">
            <text:p>10.67685</text:p>
          </table:table-cell>
          <table:table-cell office:value-type="float" office:value="10.63425" calcext:value-type="float">
            <text:p>10.63425</text:p>
          </table:table-cell>
          <table:table-cell office:value-type="float" office:value="9.925842" calcext:value-type="float">
            <text:p>9.925842</text:p>
          </table:table-cell>
          <table:table-cell office:value-type="float" office:value="9.847931" calcext:value-type="float">
            <text:p>9.847931</text:p>
          </table:table-cell>
          <table:table-cell office:value-type="float" office:value="9.283661" calcext:value-type="float">
            <text:p>9.283661</text:p>
          </table:table-cell>
          <table:table-cell office:value-type="float" office:value="9.174133" calcext:value-type="float">
            <text:p>9.174133</text:p>
          </table:table-cell>
          <table:table-cell office:value-type="float" office:value="8.995819" calcext:value-type="float">
            <text:p>8.995819</text:p>
          </table:table-cell>
          <table:table-cell office:value-type="float" office:value="8.891449" calcext:value-type="float">
            <text:p>8.891449</text:p>
          </table:table-cell>
          <table:table-cell office:value-type="float" office:value="35.19666" calcext:value-type="float">
            <text:p>35.19666</text:p>
          </table:table-cell>
          <table:table-cell office:value-type="float" office:value="6.619568" calcext:value-type="float">
            <text:p>6.61956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5052003" calcext:value-type="float">
            <text:p>15052003</text:p>
          </table:table-cell>
          <table:table-cell office:value-type="float" office:value="12.07908" calcext:value-type="float">
            <text:p>12.07908</text:p>
          </table:table-cell>
          <table:table-cell office:value-type="float" office:value="17.36" calcext:value-type="float">
            <text:p>17.36</text:p>
          </table:table-cell>
          <table:table-cell office:value-type="float" office:value="8.9" calcext:value-type="float">
            <text:p>8.9</text:p>
          </table:table-cell>
          <table:table-cell office:value-type="float" office:value="1.223351" calcext:value-type="float">
            <text:p>1.223351</text:p>
          </table:table-cell>
          <table:table-cell office:value-type="float" office:value="1.001316" calcext:value-type="float">
            <text:p>1.001316</text:p>
          </table:table-cell>
          <table:table-cell office:value-type="float" office:value="225.684" calcext:value-type="float">
            <text:p>225.684</text:p>
          </table:table-cell>
          <table:table-cell office:value-type="float" office:value="0" calcext:value-type="float">
            <text:p>0</text:p>
          </table:table-cell>
          <table:table-cell office:value-type="float" office:value="30.17758" calcext:value-type="float">
            <text:p>30.17758</text:p>
          </table:table-cell>
          <table:table-cell office:value-type="float" office:value="8.625366" calcext:value-type="float">
            <text:p>8.625366</text:p>
          </table:table-cell>
          <table:table-cell office:value-type="float" office:value="23.04376" calcext:value-type="float">
            <text:p>23.04376</text:p>
          </table:table-cell>
          <table:table-cell office:value-type="float" office:value="11.64511" calcext:value-type="float">
            <text:p>11.64511</text:p>
          </table:table-cell>
          <table:table-cell office:value-type="float" office:value="20.11868" calcext:value-type="float">
            <text:p>20.11868</text:p>
          </table:table-cell>
          <table:table-cell office:value-type="float" office:value="13.27649" calcext:value-type="float">
            <text:p>13.27649</text:p>
          </table:table-cell>
          <table:table-cell office:value-type="float" office:value="18.16055" calcext:value-type="float">
            <text:p>18.16055</text:p>
          </table:table-cell>
          <table:table-cell office:value-type="float" office:value="14.28775" calcext:value-type="float">
            <text:p>14.28775</text:p>
          </table:table-cell>
          <table:table-cell office:value-type="float" office:value="17.06326" calcext:value-type="float">
            <text:p>17.06326</text:p>
          </table:table-cell>
          <table:table-cell office:value-type="float" office:value="14.67819" calcext:value-type="float">
            <text:p>14.67819</text:p>
          </table:table-cell>
          <table:table-cell office:value-type="float" office:value="16.60208" calcext:value-type="float">
            <text:p>16.60208</text:p>
          </table:table-cell>
          <table:table-cell office:value-type="float" office:value="14.85562" calcext:value-type="float">
            <text:p>14.85562</text:p>
          </table:table-cell>
          <table:table-cell office:value-type="float" office:value="15.66742" calcext:value-type="float">
            <text:p>15.66742</text:p>
          </table:table-cell>
          <table:table-cell office:value-type="float" office:value="14.66171" calcext:value-type="float">
            <text:p>14.66171</text:p>
          </table:table-cell>
          <table:table-cell office:value-type="float" office:value="14.24554" calcext:value-type="float">
            <text:p>14.24554</text:p>
          </table:table-cell>
          <table:table-cell office:value-type="float" office:value="14.08807" calcext:value-type="float">
            <text:p>14.08807</text:p>
          </table:table-cell>
          <table:table-cell office:value-type="float" office:value="12.87137" calcext:value-type="float">
            <text:p>12.87137</text:p>
          </table:table-cell>
          <table:table-cell office:value-type="float" office:value="12.6637" calcext:value-type="float">
            <text:p>12.6637</text:p>
          </table:table-cell>
          <table:table-cell office:value-type="float" office:value="11.61151" calcext:value-type="float">
            <text:p>11.61151</text:p>
          </table:table-cell>
          <table:table-cell office:value-type="float" office:value="11.53278" calcext:value-type="float">
            <text:p>11.53278</text:p>
          </table:table-cell>
          <table:table-cell office:value-type="float" office:value="10.72836" calcext:value-type="float">
            <text:p>10.72836</text:p>
          </table:table-cell>
          <table:table-cell office:value-type="float" office:value="10.67734" calcext:value-type="float">
            <text:p>10.67734</text:p>
          </table:table-cell>
          <table:table-cell office:value-type="float" office:value="9.991852" calcext:value-type="float">
            <text:p>9.991852</text:p>
          </table:table-cell>
          <table:table-cell office:value-type="float" office:value="9.926544" calcext:value-type="float">
            <text:p>9.926544</text:p>
          </table:table-cell>
          <table:table-cell office:value-type="float" office:value="9.380585" calcext:value-type="float">
            <text:p>9.380585</text:p>
          </table:table-cell>
          <table:table-cell office:value-type="float" office:value="9.28476" calcext:value-type="float">
            <text:p>9.28476</text:p>
          </table:table-cell>
          <table:table-cell office:value-type="float" office:value="9.099579" calcext:value-type="float">
            <text:p>9.099579</text:p>
          </table:table-cell>
          <table:table-cell office:value-type="float" office:value="8.996887" calcext:value-type="float">
            <text:p>8.996887</text:p>
          </table:table-cell>
          <table:table-cell office:value-type="float" office:value="30.17755" calcext:value-type="float">
            <text:p>30.17755</text:p>
          </table:table-cell>
          <table:table-cell office:value-type="float" office:value="8.625366" calcext:value-type="float">
            <text:p>8.62536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6052003" calcext:value-type="float">
            <text:p>16052003</text:p>
          </table:table-cell>
          <table:table-cell office:value-type="float" office:value="21.663" calcext:value-type="float">
            <text:p>21.663</text:p>
          </table:table-cell>
          <table:table-cell office:value-type="float" office:value="20.21" calcext:value-type="float">
            <text:p>20.21</text:p>
          </table:table-cell>
          <table:table-cell office:value-type="float" office:value="9.79" calcext:value-type="float">
            <text:p>9.79</text:p>
          </table:table-cell>
          <table:table-cell office:value-type="float" office:value="1.252428" calcext:value-type="float">
            <text:p>1.252428</text:p>
          </table:table-cell>
          <table:table-cell office:value-type="float" office:value="1.030908" calcext:value-type="float">
            <text:p>1.030908</text:p>
          </table:table-cell>
          <table:table-cell office:value-type="float" office:value="280.656" calcext:value-type="float">
            <text:p>280.656</text:p>
          </table:table-cell>
          <table:table-cell office:value-type="float" office:value="0" calcext:value-type="float">
            <text:p>0</text:p>
          </table:table-cell>
          <table:table-cell office:value-type="float" office:value="41.90247" calcext:value-type="float">
            <text:p>41.90247</text:p>
          </table:table-cell>
          <table:table-cell office:value-type="float" office:value="9.120605" calcext:value-type="float">
            <text:p>9.120605</text:p>
          </table:table-cell>
          <table:table-cell office:value-type="float" office:value="30.39139" calcext:value-type="float">
            <text:p>30.39139</text:p>
          </table:table-cell>
          <table:table-cell office:value-type="float" office:value="11.90259" calcext:value-type="float">
            <text:p>11.90259</text:p>
          </table:table-cell>
          <table:table-cell office:value-type="float" office:value="25.4935" calcext:value-type="float">
            <text:p>25.4935</text:p>
          </table:table-cell>
          <table:table-cell office:value-type="float" office:value="13.36853" calcext:value-type="float">
            <text:p>13.36853</text:p>
          </table:table-cell>
          <table:table-cell office:value-type="float" office:value="21.98282" calcext:value-type="float">
            <text:p>21.98282</text:p>
          </table:table-cell>
          <table:table-cell office:value-type="float" office:value="14.25998" calcext:value-type="float">
            <text:p>14.25998</text:p>
          </table:table-cell>
          <table:table-cell office:value-type="float" office:value="19.88141" calcext:value-type="float">
            <text:p>19.88141</text:p>
          </table:table-cell>
          <table:table-cell office:value-type="float" office:value="14.64499" calcext:value-type="float">
            <text:p>14.64499</text:p>
          </table:table-cell>
          <table:table-cell office:value-type="float" office:value="17.89716" calcext:value-type="float">
            <text:p>17.89716</text:p>
          </table:table-cell>
          <table:table-cell office:value-type="float" office:value="14.87097" calcext:value-type="float">
            <text:p>14.87097</text:p>
          </table:table-cell>
          <table:table-cell office:value-type="float" office:value="16.48999" calcext:value-type="float">
            <text:p>16.48999</text:p>
          </table:table-cell>
          <table:table-cell office:value-type="float" office:value="14.69354" calcext:value-type="float">
            <text:p>14.69354</text:p>
          </table:table-cell>
          <table:table-cell office:value-type="float" office:value="14.52634" calcext:value-type="float">
            <text:p>14.52634</text:p>
          </table:table-cell>
          <table:table-cell office:value-type="float" office:value="14.20517" calcext:value-type="float">
            <text:p>14.20517</text:p>
          </table:table-cell>
          <table:table-cell office:value-type="float" office:value="13.01883" calcext:value-type="float">
            <text:p>13.01883</text:p>
          </table:table-cell>
          <table:table-cell office:value-type="float" office:value="12.87302" calcext:value-type="float">
            <text:p>12.87302</text:p>
          </table:table-cell>
          <table:table-cell office:value-type="float" office:value="11.70297" calcext:value-type="float">
            <text:p>11.70297</text:p>
          </table:table-cell>
          <table:table-cell office:value-type="float" office:value="11.61243" calcext:value-type="float">
            <text:p>11.61243</text:p>
          </table:table-cell>
          <table:table-cell office:value-type="float" office:value="10.79135" calcext:value-type="float">
            <text:p>10.79135</text:p>
          </table:table-cell>
          <table:table-cell office:value-type="float" office:value="10.72897" calcext:value-type="float">
            <text:p>10.72897</text:p>
          </table:table-cell>
          <table:table-cell office:value-type="float" office:value="10.05606" calcext:value-type="float">
            <text:p>10.05606</text:p>
          </table:table-cell>
          <table:table-cell office:value-type="float" office:value="9.992554" calcext:value-type="float">
            <text:p>9.992554</text:p>
          </table:table-cell>
          <table:table-cell office:value-type="float" office:value="9.468384" calcext:value-type="float">
            <text:p>9.468384</text:p>
          </table:table-cell>
          <table:table-cell office:value-type="float" office:value="9.381531" calcext:value-type="float">
            <text:p>9.381531</text:p>
          </table:table-cell>
          <table:table-cell office:value-type="float" office:value="9.19873" calcext:value-type="float">
            <text:p>9.19873</text:p>
          </table:table-cell>
          <table:table-cell office:value-type="float" office:value="9.100647" calcext:value-type="float">
            <text:p>9.100647</text:p>
          </table:table-cell>
          <table:table-cell office:value-type="float" office:value="41.90234" calcext:value-type="float">
            <text:p>41.90234</text:p>
          </table:table-cell>
          <table:table-cell office:value-type="float" office:value="9.120605" calcext:value-type="float">
            <text:p>9.12060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7052003" calcext:value-type="float">
            <text:p>17052003</text:p>
          </table:table-cell>
          <table:table-cell office:value-type="float" office:value="28.28176" calcext:value-type="float">
            <text:p>28.28176</text:p>
          </table:table-cell>
          <table:table-cell office:value-type="float" office:value="24.38" calcext:value-type="float">
            <text:p>24.38</text:p>
          </table:table-cell>
          <table:table-cell office:value-type="float" office:value="9.87" calcext:value-type="float">
            <text:p>9.87</text:p>
          </table:table-cell>
          <table:table-cell office:value-type="float" office:value="1.231396" calcext:value-type="float">
            <text:p>1.231396</text:p>
          </table:table-cell>
          <table:table-cell office:value-type="float" office:value="1.001259" calcext:value-type="float">
            <text:p>1.001259</text:p>
          </table:table-cell>
          <table:table-cell office:value-type="float" office:value="229.32" calcext:value-type="float">
            <text:p>229.32</text:p>
          </table:table-cell>
          <table:table-cell office:value-type="float" office:value="0" calcext:value-type="float">
            <text:p>0</text:p>
          </table:table-cell>
          <table:table-cell office:value-type="float" office:value="48.31934" calcext:value-type="float">
            <text:p>48.31934</text:p>
          </table:table-cell>
          <table:table-cell office:value-type="float" office:value="10.01324" calcext:value-type="float">
            <text:p>10.01324</text:p>
          </table:table-cell>
          <table:table-cell office:value-type="float" office:value="35.586" calcext:value-type="float">
            <text:p>35.586</text:p>
          </table:table-cell>
          <table:table-cell office:value-type="float" office:value="13.34637" calcext:value-type="float">
            <text:p>13.34637</text:p>
          </table:table-cell>
          <table:table-cell office:value-type="float" office:value="29.90012" calcext:value-type="float">
            <text:p>29.90012</text:p>
          </table:table-cell>
          <table:table-cell office:value-type="float" office:value="15.01035" calcext:value-type="float">
            <text:p>15.01035</text:p>
          </table:table-cell>
          <table:table-cell office:value-type="float" office:value="25.46207" calcext:value-type="float">
            <text:p>25.46207</text:p>
          </table:table-cell>
          <table:table-cell office:value-type="float" office:value="15.96393" calcext:value-type="float">
            <text:p>15.96393</text:p>
          </table:table-cell>
          <table:table-cell office:value-type="float" office:value="22.75131" calcext:value-type="float">
            <text:p>22.75131</text:p>
          </table:table-cell>
          <table:table-cell office:value-type="float" office:value="16.2836" calcext:value-type="float">
            <text:p>16.2836</text:p>
          </table:table-cell>
          <table:table-cell office:value-type="float" office:value="20.14581" calcext:value-type="float">
            <text:p>20.14581</text:p>
          </table:table-cell>
          <table:table-cell office:value-type="float" office:value="16.35571" calcext:value-type="float">
            <text:p>16.35571</text:p>
          </table:table-cell>
          <table:table-cell office:value-type="float" office:value="18.19736" calcext:value-type="float">
            <text:p>18.19736</text:p>
          </table:table-cell>
          <table:table-cell office:value-type="float" office:value="15.86279" calcext:value-type="float">
            <text:p>15.86279</text:p>
          </table:table-cell>
          <table:table-cell office:value-type="float" office:value="15.4173" calcext:value-type="float">
            <text:p>15.4173</text:p>
          </table:table-cell>
          <table:table-cell office:value-type="float" office:value="14.53976" calcext:value-type="float">
            <text:p>14.53976</text:p>
          </table:table-cell>
          <table:table-cell office:value-type="float" office:value="13.31683" calcext:value-type="float">
            <text:p>13.31683</text:p>
          </table:table-cell>
          <table:table-cell office:value-type="float" office:value="13.02118" calcext:value-type="float">
            <text:p>13.02118</text:p>
          </table:table-cell>
          <table:table-cell office:value-type="float" office:value="11.81799" calcext:value-type="float">
            <text:p>11.81799</text:p>
          </table:table-cell>
          <table:table-cell office:value-type="float" office:value="11.70398" calcext:value-type="float">
            <text:p>11.70398</text:p>
          </table:table-cell>
          <table:table-cell office:value-type="float" office:value="10.86588" calcext:value-type="float">
            <text:p>10.86588</text:p>
          </table:table-cell>
          <table:table-cell office:value-type="float" office:value="10.79205" calcext:value-type="float">
            <text:p>10.79205</text:p>
          </table:table-cell>
          <table:table-cell office:value-type="float" office:value="10.12274" calcext:value-type="float">
            <text:p>10.12274</text:p>
          </table:table-cell>
          <table:table-cell office:value-type="float" office:value="10.05673" calcext:value-type="float">
            <text:p>10.05673</text:p>
          </table:table-cell>
          <table:table-cell office:value-type="float" office:value="9.551453" calcext:value-type="float">
            <text:p>9.551453</text:p>
          </table:table-cell>
          <table:table-cell office:value-type="float" office:value="9.469269" calcext:value-type="float">
            <text:p>9.469269</text:p>
          </table:table-cell>
          <table:table-cell office:value-type="float" office:value="9.292725" calcext:value-type="float">
            <text:p>9.292725</text:p>
          </table:table-cell>
          <table:table-cell office:value-type="float" office:value="9.199707" calcext:value-type="float">
            <text:p>9.199707</text:p>
          </table:table-cell>
          <table:table-cell office:value-type="float" office:value="48.31915" calcext:value-type="float">
            <text:p>48.31915</text:p>
          </table:table-cell>
          <table:table-cell office:value-type="float" office:value="10.01328" calcext:value-type="float">
            <text:p>10.0132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8052003" calcext:value-type="float">
            <text:p>18052003</text:p>
          </table:table-cell>
          <table:table-cell office:value-type="float" office:value="24.0544" calcext:value-type="float">
            <text:p>24.0544</text:p>
          </table:table-cell>
          <table:table-cell office:value-type="float" office:value="27.07" calcext:value-type="float">
            <text:p>27.07</text:p>
          </table:table-cell>
          <table:table-cell office:value-type="float" office:value="13.32" calcext:value-type="float">
            <text:p>13.32</text:p>
          </table:table-cell>
          <table:table-cell office:value-type="float" office:value="1.674136" calcext:value-type="float">
            <text:p>1.674136</text:p>
          </table:table-cell>
          <table:table-cell office:value-type="float" office:value="1.218032" calcext:value-type="float">
            <text:p>1.218032</text:p>
          </table:table-cell>
          <table:table-cell office:value-type="float" office:value="417.78" calcext:value-type="float">
            <text:p>417.78</text:p>
          </table:table-cell>
          <table:table-cell office:value-type="float" office:value="0" calcext:value-type="float">
            <text:p>0</text:p>
          </table:table-cell>
          <table:table-cell office:value-type="float" office:value="50.80411" calcext:value-type="float">
            <text:p>50.80411</text:p>
          </table:table-cell>
          <table:table-cell office:value-type="float" office:value="13.37201" calcext:value-type="float">
            <text:p>13.37201</text:p>
          </table:table-cell>
          <table:table-cell office:value-type="float" office:value="37.18008" calcext:value-type="float">
            <text:p>37.18008</text:p>
          </table:table-cell>
          <table:table-cell office:value-type="float" office:value="16.56943" calcext:value-type="float">
            <text:p>16.56943</text:p>
          </table:table-cell>
          <table:table-cell office:value-type="float" office:value="31.64883" calcext:value-type="float">
            <text:p>31.64883</text:p>
          </table:table-cell>
          <table:table-cell office:value-type="float" office:value="17.99796" calcext:value-type="float">
            <text:p>17.99796</text:p>
          </table:table-cell>
          <table:table-cell office:value-type="float" office:value="27.18365" calcext:value-type="float">
            <text:p>27.18365</text:p>
          </table:table-cell>
          <table:table-cell office:value-type="float" office:value="18.66669" calcext:value-type="float">
            <text:p>18.66669</text:p>
          </table:table-cell>
          <table:table-cell office:value-type="float" office:value="24.45148" calcext:value-type="float">
            <text:p>24.45148</text:p>
          </table:table-cell>
          <table:table-cell office:value-type="float" office:value="18.73547" calcext:value-type="float">
            <text:p>18.73547</text:p>
          </table:table-cell>
          <table:table-cell office:value-type="float" office:value="21.7934" calcext:value-type="float">
            <text:p>21.7934</text:p>
          </table:table-cell>
          <table:table-cell office:value-type="float" office:value="18.4783" calcext:value-type="float">
            <text:p>18.4783</text:p>
          </table:table-cell>
          <table:table-cell office:value-type="float" office:value="19.68814" calcext:value-type="float">
            <text:p>19.68814</text:p>
          </table:table-cell>
          <table:table-cell office:value-type="float" office:value="17.5907" calcext:value-type="float">
            <text:p>17.5907</text:p>
          </table:table-cell>
          <table:table-cell office:value-type="float" office:value="16.58731" calcext:value-type="float">
            <text:p>16.58731</text:p>
          </table:table-cell>
          <table:table-cell office:value-type="float" office:value="15.43649" calcext:value-type="float">
            <text:p>15.43649</text:p>
          </table:table-cell>
          <table:table-cell office:value-type="float" office:value="13.82953" calcext:value-type="float">
            <text:p>13.82953</text:p>
          </table:table-cell>
          <table:table-cell office:value-type="float" office:value="13.32135" calcext:value-type="float">
            <text:p>13.32135</text:p>
          </table:table-cell>
          <table:table-cell office:value-type="float" office:value="11.99255" calcext:value-type="float">
            <text:p>11.99255</text:p>
          </table:table-cell>
          <table:table-cell office:value-type="float" office:value="11.81943" calcext:value-type="float">
            <text:p>11.81943</text:p>
          </table:table-cell>
          <table:table-cell office:value-type="float" office:value="10.95959" calcext:value-type="float">
            <text:p>10.95959</text:p>
          </table:table-cell>
          <table:table-cell office:value-type="float" office:value="10.86673" calcext:value-type="float">
            <text:p>10.86673</text:p>
          </table:table-cell>
          <table:table-cell office:value-type="float" office:value="10.19537" calcext:value-type="float">
            <text:p>10.19537</text:p>
          </table:table-cell>
          <table:table-cell office:value-type="float" office:value="10.12347" calcext:value-type="float">
            <text:p>10.12347</text:p>
          </table:table-cell>
          <table:table-cell office:value-type="float" office:value="9.63266" calcext:value-type="float">
            <text:p>9.63266</text:p>
          </table:table-cell>
          <table:table-cell office:value-type="float" office:value="9.552307" calcext:value-type="float">
            <text:p>9.552307</text:p>
          </table:table-cell>
          <table:table-cell office:value-type="float" office:value="9.382477" calcext:value-type="float">
            <text:p>9.382477</text:p>
          </table:table-cell>
          <table:table-cell office:value-type="float" office:value="9.293671" calcext:value-type="float">
            <text:p>9.293671</text:p>
          </table:table-cell>
          <table:table-cell office:value-type="float" office:value="50.80392" calcext:value-type="float">
            <text:p>50.80392</text:p>
          </table:table-cell>
          <table:table-cell office:value-type="float" office:value="13.37204" calcext:value-type="float">
            <text:p>13.3720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9052003" calcext:value-type="float">
            <text:p>19052003</text:p>
          </table:table-cell>
          <table:table-cell office:value-type="float" office:value="9.25632" calcext:value-type="float">
            <text:p>9.25632</text:p>
          </table:table-cell>
          <table:table-cell office:value-type="float" office:value="18.39" calcext:value-type="float">
            <text:p>18.39</text:p>
          </table:table-cell>
          <table:table-cell office:value-type="float" office:value="8.11" calcext:value-type="float">
            <text:p>8.11</text:p>
          </table:table-cell>
          <table:table-cell office:value-type="float" office:value="1.708564" calcext:value-type="float">
            <text:p>1.708564</text:p>
          </table:table-cell>
          <table:table-cell office:value-type="float" office:value="0.9127346" calcext:value-type="float">
            <text:p>0.9127346</text:p>
          </table:table-cell>
          <table:table-cell office:value-type="float" office:value="488.7" calcext:value-type="float">
            <text:p>488.7</text:p>
          </table:table-cell>
          <table:table-cell office:value-type="float" office:value="21" calcext:value-type="float">
            <text:p>21</text:p>
          </table:table-cell>
          <table:table-cell office:value-type="float" office:value="25.79892" calcext:value-type="float">
            <text:p>25.79892</text:p>
          </table:table-cell>
          <table:table-cell office:value-type="float" office:value="8.655334" calcext:value-type="float">
            <text:p>8.655334</text:p>
          </table:table-cell>
          <table:table-cell office:value-type="float" office:value="22.69742" calcext:value-type="float">
            <text:p>22.69742</text:p>
          </table:table-cell>
          <table:table-cell office:value-type="float" office:value="12.17972" calcext:value-type="float">
            <text:p>12.17972</text:p>
          </table:table-cell>
          <table:table-cell office:value-type="float" office:value="23.80856" calcext:value-type="float">
            <text:p>23.80856</text:p>
          </table:table-cell>
          <table:table-cell office:value-type="float" office:value="15.0994" calcext:value-type="float">
            <text:p>15.0994</text:p>
          </table:table-cell>
          <table:table-cell office:value-type="float" office:value="23.79327" calcext:value-type="float">
            <text:p>23.79327</text:p>
          </table:table-cell>
          <table:table-cell office:value-type="float" office:value="17.07117" calcext:value-type="float">
            <text:p>17.07117</text:p>
          </table:table-cell>
          <table:table-cell office:value-type="float" office:value="23.02969" calcext:value-type="float">
            <text:p>23.02969</text:p>
          </table:table-cell>
          <table:table-cell office:value-type="float" office:value="17.84546" calcext:value-type="float">
            <text:p>17.84546</text:p>
          </table:table-cell>
          <table:table-cell office:value-type="float" office:value="21.68912" calcext:value-type="float">
            <text:p>21.68912</text:p>
          </table:table-cell>
          <table:table-cell office:value-type="float" office:value="18.38638" calcext:value-type="float">
            <text:p>18.38638</text:p>
          </table:table-cell>
          <table:table-cell office:value-type="float" office:value="19.71875" calcext:value-type="float">
            <text:p>19.71875</text:p>
          </table:table-cell>
          <table:table-cell office:value-type="float" office:value="18.06012" calcext:value-type="float">
            <text:p>18.06012</text:p>
          </table:table-cell>
          <table:table-cell office:value-type="float" office:value="17.11725" calcext:value-type="float">
            <text:p>17.11725</text:p>
          </table:table-cell>
          <table:table-cell office:value-type="float" office:value="16.60608" calcext:value-type="float">
            <text:p>16.60608</text:p>
          </table:table-cell>
          <table:table-cell office:value-type="float" office:value="14.4191" calcext:value-type="float">
            <text:p>14.4191</text:p>
          </table:table-cell>
          <table:table-cell office:value-type="float" office:value="13.83594" calcext:value-type="float">
            <text:p>13.83594</text:p>
          </table:table-cell>
          <table:table-cell office:value-type="float" office:value="12.24231" calcext:value-type="float">
            <text:p>12.24231</text:p>
          </table:table-cell>
          <table:table-cell office:value-type="float" office:value="11.99478" calcext:value-type="float">
            <text:p>11.99478</text:p>
          </table:table-cell>
          <table:table-cell office:value-type="float" office:value="11.08511" calcext:value-type="float">
            <text:p>11.08511</text:p>
          </table:table-cell>
          <table:table-cell office:value-type="float" office:value="10.96072" calcext:value-type="float">
            <text:p>10.96072</text:p>
          </table:table-cell>
          <table:table-cell office:value-type="float" office:value="10.27756" calcext:value-type="float">
            <text:p>10.27756</text:p>
          </table:table-cell>
          <table:table-cell office:value-type="float" office:value="10.1962" calcext:value-type="float">
            <text:p>10.1962</text:p>
          </table:table-cell>
          <table:table-cell office:value-type="float" office:value="9.71344" calcext:value-type="float">
            <text:p>9.71344</text:p>
          </table:table-cell>
          <table:table-cell office:value-type="float" office:value="9.633484" calcext:value-type="float">
            <text:p>9.633484</text:p>
          </table:table-cell>
          <table:table-cell office:value-type="float" office:value="9.468262" calcext:value-type="float">
            <text:p>9.468262</text:p>
          </table:table-cell>
          <table:table-cell office:value-type="float" office:value="9.383392" calcext:value-type="float">
            <text:p>9.383392</text:p>
          </table:table-cell>
          <table:table-cell office:value-type="float" office:value="27.75504" calcext:value-type="float">
            <text:p>27.75504</text:p>
          </table:table-cell>
          <table:table-cell office:value-type="float" office:value="6.166351" calcext:value-type="float">
            <text:p>6.16635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0052003" calcext:value-type="float">
            <text:p>20052003</text:p>
          </table:table-cell>
          <table:table-cell office:value-type="float" office:value="30.03399" calcext:value-type="float">
            <text:p>30.03399</text:p>
          </table:table-cell>
          <table:table-cell office:value-type="float" office:value="14.15" calcext:value-type="float">
            <text:p>14.15</text:p>
          </table:table-cell>
          <table:table-cell office:value-type="float" office:value="6.36" calcext:value-type="float">
            <text:p>6.36</text:p>
          </table:table-cell>
          <table:table-cell office:value-type="float" office:value="0.9167457" calcext:value-type="float">
            <text:p>0.9167457</text:p>
          </table:table-cell>
          <table:table-cell office:value-type="float" office:value="0.8083622" calcext:value-type="float">
            <text:p>0.8083622</text:p>
          </table:table-cell>
          <table:table-cell office:value-type="float" office:value="319.392" calcext:value-type="float">
            <text:p>319.392</text:p>
          </table:table-cell>
          <table:table-cell office:value-type="float" office:value="0" calcext:value-type="float">
            <text:p>0</text:p>
          </table:table-cell>
          <table:table-cell office:value-type="float" office:value="37.04803" calcext:value-type="float">
            <text:p>37.04803</text:p>
          </table:table-cell>
          <table:table-cell office:value-type="float" office:value="6.192627" calcext:value-type="float">
            <text:p>6.192627</text:p>
          </table:table-cell>
          <table:table-cell office:value-type="float" office:value="27.50076" calcext:value-type="float">
            <text:p>27.50076</text:p>
          </table:table-cell>
          <table:table-cell office:value-type="float" office:value="9.288177" calcext:value-type="float">
            <text:p>9.288177</text:p>
          </table:table-cell>
          <table:table-cell office:value-type="float" office:value="23.74149" calcext:value-type="float">
            <text:p>23.74149</text:p>
          </table:table-cell>
          <table:table-cell office:value-type="float" office:value="11.93112" calcext:value-type="float">
            <text:p>11.93112</text:p>
          </table:table-cell>
          <table:table-cell office:value-type="float" office:value="21.09454" calcext:value-type="float">
            <text:p>21.09454</text:p>
          </table:table-cell>
          <table:table-cell office:value-type="float" office:value="13.96411" calcext:value-type="float">
            <text:p>13.96411</text:p>
          </table:table-cell>
          <table:table-cell office:value-type="float" office:value="19.62396" calcext:value-type="float">
            <text:p>19.62396</text:p>
          </table:table-cell>
          <table:table-cell office:value-type="float" office:value="15.09647" calcext:value-type="float">
            <text:p>15.09647</text:p>
          </table:table-cell>
          <table:table-cell office:value-type="float" office:value="18.33215" calcext:value-type="float">
            <text:p>18.33215</text:p>
          </table:table-cell>
          <table:table-cell office:value-type="float" office:value="16.06723" calcext:value-type="float">
            <text:p>16.06723</text:p>
          </table:table-cell>
          <table:table-cell office:value-type="float" office:value="18.03534" calcext:value-type="float">
            <text:p>18.03534</text:p>
          </table:table-cell>
          <table:table-cell office:value-type="float" office:value="16.35962" calcext:value-type="float">
            <text:p>16.35962</text:p>
          </table:table-cell>
          <table:table-cell office:value-type="float" office:value="16.99963" calcext:value-type="float">
            <text:p>16.99963</text:p>
          </table:table-cell>
          <table:table-cell office:value-type="float" office:value="16.25073" calcext:value-type="float">
            <text:p>16.25073</text:p>
          </table:table-cell>
          <table:table-cell office:value-type="float" office:value="14.57941" calcext:value-type="float">
            <text:p>14.57941</text:p>
          </table:table-cell>
          <table:table-cell office:value-type="float" office:value="14.4234" calcext:value-type="float">
            <text:p>14.4234</text:p>
          </table:table-cell>
          <table:table-cell office:value-type="float" office:value="12.4942" calcext:value-type="float">
            <text:p>12.4942</text:p>
          </table:table-cell>
          <table:table-cell office:value-type="float" office:value="12.24515" calcext:value-type="float">
            <text:p>12.24515</text:p>
          </table:table-cell>
          <table:table-cell office:value-type="float" office:value="11.23956" calcext:value-type="float">
            <text:p>11.23956</text:p>
          </table:table-cell>
          <table:table-cell office:value-type="float" office:value="11.08661" calcext:value-type="float">
            <text:p>11.08661</text:p>
          </table:table-cell>
          <table:table-cell office:value-type="float" office:value="10.37341" calcext:value-type="float">
            <text:p>10.37341</text:p>
          </table:table-cell>
          <table:table-cell office:value-type="float" office:value="10.27847" calcext:value-type="float">
            <text:p>10.27847</text:p>
          </table:table-cell>
          <table:table-cell office:value-type="float" office:value="9.796509" calcext:value-type="float">
            <text:p>9.796509</text:p>
          </table:table-cell>
          <table:table-cell office:value-type="float" office:value="9.714294" calcext:value-type="float">
            <text:p>9.714294</text:p>
          </table:table-cell>
          <table:table-cell office:value-type="float" office:value="9.550873" calcext:value-type="float">
            <text:p>9.550873</text:p>
          </table:table-cell>
          <table:table-cell office:value-type="float" office:value="9.469147" calcext:value-type="float">
            <text:p>9.469147</text:p>
          </table:table-cell>
          <table:table-cell office:value-type="float" office:value="43.29269" calcext:value-type="float">
            <text:p>43.29269</text:p>
          </table:table-cell>
          <table:table-cell office:value-type="float" office:value="3.955811" calcext:value-type="float">
            <text:p>3.95581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21052003" calcext:value-type="float">
            <text:p>21052003</text:p>
          </table:table-cell>
          <table:table-cell office:value-type="float" office:value="29.04155" calcext:value-type="float">
            <text:p>29.04155</text:p>
          </table:table-cell>
          <table:table-cell office:value-type="float" office:value="19.5" calcext:value-type="float">
            <text:p>19.5</text:p>
          </table:table-cell>
          <table:table-cell office:value-type="float" office:value="3.31" calcext:value-type="float">
            <text:p>3.31</text:p>
          </table:table-cell>
          <table:table-cell office:value-type="float" office:value="0.9989816" calcext:value-type="float">
            <text:p>0.9989816</text:p>
          </table:table-cell>
          <table:table-cell office:value-type="float" office:value="0.6818543" calcext:value-type="float">
            <text:p>0.6818543</text:p>
          </table:table-cell>
          <table:table-cell office:value-type="float" office:value="140.688" calcext:value-type="float">
            <text:p>140.688</text:p>
          </table:table-cell>
          <table:table-cell office:value-type="float" office:value="0" calcext:value-type="float">
            <text:p>0</text:p>
          </table:table-cell>
          <table:table-cell office:value-type="float" office:value="43.81308" calcext:value-type="float">
            <text:p>43.81308</text:p>
          </table:table-cell>
          <table:table-cell office:value-type="float" office:value="4.870636" calcext:value-type="float">
            <text:p>4.870636</text:p>
          </table:table-cell>
          <table:table-cell office:value-type="float" office:value="32.12473" calcext:value-type="float">
            <text:p>32.12473</text:p>
          </table:table-cell>
          <table:table-cell office:value-type="float" office:value="9.911255" calcext:value-type="float">
            <text:p>9.911255</text:p>
          </table:table-cell>
          <table:table-cell office:value-type="float" office:value="27.07785" calcext:value-type="float">
            <text:p>27.07785</text:p>
          </table:table-cell>
          <table:table-cell office:value-type="float" office:value="12.54904" calcext:value-type="float">
            <text:p>12.54904</text:p>
          </table:table-cell>
          <table:table-cell office:value-type="float" office:value="23.44928" calcext:value-type="float">
            <text:p>23.44928</text:p>
          </table:table-cell>
          <table:table-cell office:value-type="float" office:value="14.39822" calcext:value-type="float">
            <text:p>14.39822</text:p>
          </table:table-cell>
          <table:table-cell office:value-type="float" office:value="21.33643" calcext:value-type="float">
            <text:p>21.33643</text:p>
          </table:table-cell>
          <table:table-cell office:value-type="float" office:value="15.3497" calcext:value-type="float">
            <text:p>15.3497</text:p>
          </table:table-cell>
          <table:table-cell office:value-type="float" office:value="19.39694" calcext:value-type="float">
            <text:p>19.39694</text:p>
          </table:table-cell>
          <table:table-cell office:value-type="float" office:value="16.11578" calcext:value-type="float">
            <text:p>16.11578</text:p>
          </table:table-cell>
          <table:table-cell office:value-type="float" office:value="18.08755" calcext:value-type="float">
            <text:p>18.08755</text:p>
          </table:table-cell>
          <table:table-cell office:value-type="float" office:value="16.24088" calcext:value-type="float">
            <text:p>16.24088</text:p>
          </table:table-cell>
          <table:table-cell office:value-type="float" office:value="16.30225" calcext:value-type="float">
            <text:p>16.30225</text:p>
          </table:table-cell>
          <table:table-cell office:value-type="float" office:value="16.02695" calcext:value-type="float">
            <text:p>16.02695</text:p>
          </table:table-cell>
          <table:table-cell office:value-type="float" office:value="14.59833" calcext:value-type="float">
            <text:p>14.59833</text:p>
          </table:table-cell>
          <table:table-cell office:value-type="float" office:value="14.57986" calcext:value-type="float">
            <text:p>14.57986</text:p>
          </table:table-cell>
          <table:table-cell office:value-type="float" office:value="12.68036" calcext:value-type="float">
            <text:p>12.68036</text:p>
          </table:table-cell>
          <table:table-cell office:value-type="float" office:value="12.49643" calcext:value-type="float">
            <text:p>12.49643</text:p>
          </table:table-cell>
          <table:table-cell office:value-type="float" office:value="11.39587" calcext:value-type="float">
            <text:p>11.39587</text:p>
          </table:table-cell>
          <table:table-cell office:value-type="float" office:value="11.24121" calcext:value-type="float">
            <text:p>11.24121</text:p>
          </table:table-cell>
          <table:table-cell office:value-type="float" office:value="10.48114" calcext:value-type="float">
            <text:p>10.48114</text:p>
          </table:table-cell>
          <table:table-cell office:value-type="float" office:value="10.37448" calcext:value-type="float">
            <text:p>10.37448</text:p>
          </table:table-cell>
          <table:table-cell office:value-type="float" office:value="9.883209" calcext:value-type="float">
            <text:p>9.883209</text:p>
          </table:table-cell>
          <table:table-cell office:value-type="float" office:value="9.797424" calcext:value-type="float">
            <text:p>9.797424</text:p>
          </table:table-cell>
          <table:table-cell office:value-type="float" office:value="9.632965" calcext:value-type="float">
            <text:p>9.632965</text:p>
          </table:table-cell>
          <table:table-cell office:value-type="float" office:value="9.551727" calcext:value-type="float">
            <text:p>9.551727</text:p>
          </table:table-cell>
          <table:table-cell office:value-type="float" office:value="43.81296" calcext:value-type="float">
            <text:p>43.81296</text:p>
          </table:table-cell>
          <table:table-cell office:value-type="float" office:value="4.870667" calcext:value-type="float">
            <text:p>4.87066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22052003" calcext:value-type="float">
            <text:p>22052003</text:p>
          </table:table-cell>
          <table:table-cell office:value-type="float" office:value="17.37202" calcext:value-type="float">
            <text:p>17.37202</text:p>
          </table:table-cell>
          <table:table-cell office:value-type="float" office:value="21.91" calcext:value-type="float">
            <text:p>21.91</text:p>
          </table:table-cell>
          <table:table-cell office:value-type="float" office:value="8.19" calcext:value-type="float">
            <text:p>8.19</text:p>
          </table:table-cell>
          <table:table-cell office:value-type="float" office:value="1.454293" calcext:value-type="float">
            <text:p>1.454293</text:p>
          </table:table-cell>
          <table:table-cell office:value-type="float" office:value="0.917923" calcext:value-type="float">
            <text:p>0.917923</text:p>
          </table:table-cell>
          <table:table-cell office:value-type="float" office:value="217.44" calcext:value-type="float">
            <text:p>217.44</text:p>
          </table:table-cell>
          <table:table-cell office:value-type="float" office:value="2" calcext:value-type="float">
            <text:p>2</text:p>
          </table:table-cell>
          <table:table-cell office:value-type="float" office:value="40.78036" calcext:value-type="float">
            <text:p>40.78036</text:p>
          </table:table-cell>
          <table:table-cell office:value-type="float" office:value="9.265533" calcext:value-type="float">
            <text:p>9.265533</text:p>
          </table:table-cell>
          <table:table-cell office:value-type="float" office:value="29.89178" calcext:value-type="float">
            <text:p>29.89178</text:p>
          </table:table-cell>
          <table:table-cell office:value-type="float" office:value="13.21307" calcext:value-type="float">
            <text:p>13.21307</text:p>
          </table:table-cell>
          <table:table-cell office:value-type="float" office:value="25.26685" calcext:value-type="float">
            <text:p>25.26685</text:p>
          </table:table-cell>
          <table:table-cell office:value-type="float" office:value="15.30951" calcext:value-type="float">
            <text:p>15.30951</text:p>
          </table:table-cell>
          <table:table-cell office:value-type="float" office:value="22.64331" calcext:value-type="float">
            <text:p>22.64331</text:p>
          </table:table-cell>
          <table:table-cell office:value-type="float" office:value="16.63092" calcext:value-type="float">
            <text:p>16.63092</text:p>
          </table:table-cell>
          <table:table-cell office:value-type="float" office:value="21.05502" calcext:value-type="float">
            <text:p>21.05502</text:p>
          </table:table-cell>
          <table:table-cell office:value-type="float" office:value="17.18002" calcext:value-type="float">
            <text:p>17.18002</text:p>
          </table:table-cell>
          <table:table-cell office:value-type="float" office:value="19.50983" calcext:value-type="float">
            <text:p>19.50983</text:p>
          </table:table-cell>
          <table:table-cell office:value-type="float" office:value="17.45071" calcext:value-type="float">
            <text:p>17.45071</text:p>
          </table:table-cell>
          <table:table-cell office:value-type="float" office:value="18.32843" calcext:value-type="float">
            <text:p>18.32843</text:p>
          </table:table-cell>
          <table:table-cell office:value-type="float" office:value="17.15408" calcext:value-type="float">
            <text:p>17.15408</text:p>
          </table:table-cell>
          <table:table-cell office:value-type="float" office:value="16.61584" calcext:value-type="float">
            <text:p>16.61584</text:p>
          </table:table-cell>
          <table:table-cell office:value-type="float" office:value="16.26483" calcext:value-type="float">
            <text:p>16.26483</text:p>
          </table:table-cell>
          <table:table-cell office:value-type="float" office:value="14.73489" calcext:value-type="float">
            <text:p>14.73489</text:p>
          </table:table-cell>
          <table:table-cell office:value-type="float" office:value="14.59619" calcext:value-type="float">
            <text:p>14.59619</text:p>
          </table:table-cell>
          <table:table-cell office:value-type="float" office:value="12.8349" calcext:value-type="float">
            <text:p>12.8349</text:p>
          </table:table-cell>
          <table:table-cell office:value-type="float" office:value="12.68204" calcext:value-type="float">
            <text:p>12.68204</text:p>
          </table:table-cell>
          <table:table-cell office:value-type="float" office:value="11.54053" calcext:value-type="float">
            <text:p>11.54053</text:p>
          </table:table-cell>
          <table:table-cell office:value-type="float" office:value="11.39743" calcext:value-type="float">
            <text:p>11.39743</text:p>
          </table:table-cell>
          <table:table-cell office:value-type="float" office:value="10.59454" calcext:value-type="float">
            <text:p>10.59454</text:p>
          </table:table-cell>
          <table:table-cell office:value-type="float" office:value="10.48233" calcext:value-type="float">
            <text:p>10.48233</text:p>
          </table:table-cell>
          <table:table-cell office:value-type="float" office:value="9.97406" calcext:value-type="float">
            <text:p>9.97406</text:p>
          </table:table-cell>
          <table:table-cell office:value-type="float" office:value="9.884125" calcext:value-type="float">
            <text:p>9.884125</text:p>
          </table:table-cell>
          <table:table-cell office:value-type="float" office:value="9.715027" calcext:value-type="float">
            <text:p>9.715027</text:p>
          </table:table-cell>
          <table:table-cell office:value-type="float" office:value="9.63382" calcext:value-type="float">
            <text:p>9.63382</text:p>
          </table:table-cell>
          <table:table-cell office:value-type="float" office:value="40.78024" calcext:value-type="float">
            <text:p>40.78024</text:p>
          </table:table-cell>
          <table:table-cell office:value-type="float" office:value="9.265533" calcext:value-type="float">
            <text:p>9.26553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23052003" calcext:value-type="float">
            <text:p>23052003</text:p>
          </table:table-cell>
          <table:table-cell office:value-type="float" office:value="25.70076" calcext:value-type="float">
            <text:p>25.70076</text:p>
          </table:table-cell>
          <table:table-cell office:value-type="float" office:value="21.95" calcext:value-type="float">
            <text:p>21.95</text:p>
          </table:table-cell>
          <table:table-cell office:value-type="float" office:value="12.64" calcext:value-type="float">
            <text:p>12.64</text:p>
          </table:table-cell>
          <table:table-cell office:value-type="float" office:value="1.45212" calcext:value-type="float">
            <text:p>1.45212</text:p>
          </table:table-cell>
          <table:table-cell office:value-type="float" office:value="0.8705912" calcext:value-type="float">
            <text:p>0.8705912</text:p>
          </table:table-cell>
          <table:table-cell office:value-type="float" office:value="216.936" calcext:value-type="float">
            <text:p>216.936</text:p>
          </table:table-cell>
          <table:table-cell office:value-type="float" office:value="0.1" calcext:value-type="float">
            <text:p>0.1</text:p>
          </table:table-cell>
          <table:table-cell office:value-type="float" office:value="42.07297" calcext:value-type="float">
            <text:p>42.07297</text:p>
          </table:table-cell>
          <table:table-cell office:value-type="float" office:value="12.0174" calcext:value-type="float">
            <text:p>12.0174</text:p>
          </table:table-cell>
          <table:table-cell office:value-type="float" office:value="30.43494" calcext:value-type="float">
            <text:p>30.43494</text:p>
          </table:table-cell>
          <table:table-cell office:value-type="float" office:value="14.31537" calcext:value-type="float">
            <text:p>14.31537</text:p>
          </table:table-cell>
          <table:table-cell office:value-type="float" office:value="26.33011" calcext:value-type="float">
            <text:p>26.33011</text:p>
          </table:table-cell>
          <table:table-cell office:value-type="float" office:value="16.01877" calcext:value-type="float">
            <text:p>16.01877</text:p>
          </table:table-cell>
          <table:table-cell office:value-type="float" office:value="23.28799" calcext:value-type="float">
            <text:p>23.28799</text:p>
          </table:table-cell>
          <table:table-cell office:value-type="float" office:value="17.04089" calcext:value-type="float">
            <text:p>17.04089</text:p>
          </table:table-cell>
          <table:table-cell office:value-type="float" office:value="21.51886" calcext:value-type="float">
            <text:p>21.51886</text:p>
          </table:table-cell>
          <table:table-cell office:value-type="float" office:value="17.47058" calcext:value-type="float">
            <text:p>17.47058</text:p>
          </table:table-cell>
          <table:table-cell office:value-type="float" office:value="19.82355" calcext:value-type="float">
            <text:p>19.82355</text:p>
          </table:table-cell>
          <table:table-cell office:value-type="float" office:value="17.68454" calcext:value-type="float">
            <text:p>17.68454</text:p>
          </table:table-cell>
          <table:table-cell office:value-type="float" office:value="18.59711" calcext:value-type="float">
            <text:p>18.59711</text:p>
          </table:table-cell>
          <table:table-cell office:value-type="float" office:value="17.38693" calcext:value-type="float">
            <text:p>17.38693</text:p>
          </table:table-cell>
          <table:table-cell office:value-type="float" office:value="16.8291" calcext:value-type="float">
            <text:p>16.8291</text:p>
          </table:table-cell>
          <table:table-cell office:value-type="float" office:value="16.62387" calcext:value-type="float">
            <text:p>16.62387</text:p>
          </table:table-cell>
          <table:table-cell office:value-type="float" office:value="14.9151" calcext:value-type="float">
            <text:p>14.9151</text:p>
          </table:table-cell>
          <table:table-cell office:value-type="float" office:value="14.73688" calcext:value-type="float">
            <text:p>14.73688</text:p>
          </table:table-cell>
          <table:table-cell office:value-type="float" office:value="12.98972" calcext:value-type="float">
            <text:p>12.98972</text:p>
          </table:table-cell>
          <table:table-cell office:value-type="float" office:value="12.83652" calcext:value-type="float">
            <text:p>12.83652</text:p>
          </table:table-cell>
          <table:table-cell office:value-type="float" office:value="11.67889" calcext:value-type="float">
            <text:p>11.67889</text:p>
          </table:table-cell>
          <table:table-cell office:value-type="float" office:value="11.54196" calcext:value-type="float">
            <text:p>11.54196</text:p>
          </table:table-cell>
          <table:table-cell office:value-type="float" office:value="10.71002" calcext:value-type="float">
            <text:p>10.71002</text:p>
          </table:table-cell>
          <table:table-cell office:value-type="float" office:value="10.59576" calcext:value-type="float">
            <text:p>10.59576</text:p>
          </table:table-cell>
          <table:table-cell office:value-type="float" office:value="10.06772" calcext:value-type="float">
            <text:p>10.06772</text:p>
          </table:table-cell>
          <table:table-cell office:value-type="float" office:value="9.975006" calcext:value-type="float">
            <text:p>9.975006</text:p>
          </table:table-cell>
          <table:table-cell office:value-type="float" office:value="9.797577" calcext:value-type="float">
            <text:p>9.797577</text:p>
          </table:table-cell>
          <table:table-cell office:value-type="float" office:value="9.715881" calcext:value-type="float">
            <text:p>9.715881</text:p>
          </table:table-cell>
          <table:table-cell office:value-type="float" office:value="42.07285" calcext:value-type="float">
            <text:p>42.07285</text:p>
          </table:table-cell>
          <table:table-cell office:value-type="float" office:value="12.01743" calcext:value-type="float">
            <text:p>12.0174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24052003" calcext:value-type="float">
            <text:p>24052003</text:p>
          </table:table-cell>
          <table:table-cell office:value-type="float" office:value="5.216041" calcext:value-type="float">
            <text:p>5.216041</text:p>
          </table:table-cell>
          <table:table-cell office:value-type="float" office:value="15.15" calcext:value-type="float">
            <text:p>15.15</text:p>
          </table:table-cell>
          <table:table-cell office:value-type="float" office:value="9.61" calcext:value-type="float">
            <text:p>9.61</text:p>
          </table:table-cell>
          <table:table-cell office:value-type="float" office:value="1.390334" calcext:value-type="float">
            <text:p>1.390334</text:p>
          </table:table-cell>
          <table:table-cell office:value-type="float" office:value="1.050253" calcext:value-type="float">
            <text:p>1.050253</text:p>
          </table:table-cell>
          <table:table-cell office:value-type="float" office:value="236.268" calcext:value-type="float">
            <text:p>236.268</text:p>
          </table:table-cell>
          <table:table-cell office:value-type="float" office:value="3.1" calcext:value-type="float">
            <text:p>3.1</text:p>
          </table:table-cell>
          <table:table-cell office:value-type="float" office:value="18.14941" calcext:value-type="float">
            <text:p>18.14941</text:p>
          </table:table-cell>
          <table:table-cell office:value-type="float" office:value="9.430695" calcext:value-type="float">
            <text:p>9.430695</text:p>
          </table:table-cell>
          <table:table-cell office:value-type="float" office:value="18.81702" calcext:value-type="float">
            <text:p>18.81702</text:p>
          </table:table-cell>
          <table:table-cell office:value-type="float" office:value="12.17197" calcext:value-type="float">
            <text:p>12.17197</text:p>
          </table:table-cell>
          <table:table-cell office:value-type="float" office:value="20.18173" calcext:value-type="float">
            <text:p>20.18173</text:p>
          </table:table-cell>
          <table:table-cell office:value-type="float" office:value="14.34045" calcext:value-type="float">
            <text:p>14.34045</text:p>
          </table:table-cell>
          <table:table-cell office:value-type="float" office:value="20.65259" calcext:value-type="float">
            <text:p>20.65259</text:p>
          </table:table-cell>
          <table:table-cell office:value-type="float" office:value="15.83316" calcext:value-type="float">
            <text:p>15.83316</text:p>
          </table:table-cell>
          <table:table-cell office:value-type="float" office:value="20.38809" calcext:value-type="float">
            <text:p>20.38809</text:p>
          </table:table-cell>
          <table:table-cell office:value-type="float" office:value="16.49796" calcext:value-type="float">
            <text:p>16.49796</text:p>
          </table:table-cell>
          <table:table-cell office:value-type="float" office:value="19.73642" calcext:value-type="float">
            <text:p>19.73642</text:p>
          </table:table-cell>
          <table:table-cell office:value-type="float" office:value="17.05682" calcext:value-type="float">
            <text:p>17.05682</text:p>
          </table:table-cell>
          <table:table-cell office:value-type="float" office:value="18.60986" calcext:value-type="float">
            <text:p>18.60986</text:p>
          </table:table-cell>
          <table:table-cell office:value-type="float" office:value="17.08008" calcext:value-type="float">
            <text:p>17.08008</text:p>
          </table:table-cell>
          <table:table-cell office:value-type="float" office:value="17.00052" calcext:value-type="float">
            <text:p>17.00052</text:p>
          </table:table-cell>
          <table:table-cell office:value-type="float" office:value="16.72556" calcext:value-type="float">
            <text:p>16.72556</text:p>
          </table:table-cell>
          <table:table-cell office:value-type="float" office:value="15.09186" calcext:value-type="float">
            <text:p>15.09186</text:p>
          </table:table-cell>
          <table:table-cell office:value-type="float" office:value="14.91718" calcext:value-type="float">
            <text:p>14.91718</text:p>
          </table:table-cell>
          <table:table-cell office:value-type="float" office:value="13.1474" calcext:value-type="float">
            <text:p>13.1474</text:p>
          </table:table-cell>
          <table:table-cell office:value-type="float" office:value="12.99133" calcext:value-type="float">
            <text:p>12.99133</text:p>
          </table:table-cell>
          <table:table-cell office:value-type="float" office:value="11.81561" calcext:value-type="float">
            <text:p>11.81561</text:p>
          </table:table-cell>
          <table:table-cell office:value-type="float" office:value="11.68033" calcext:value-type="float">
            <text:p>11.68033</text:p>
          </table:table-cell>
          <table:table-cell office:value-type="float" office:value="10.82635" calcext:value-type="float">
            <text:p>10.82635</text:p>
          </table:table-cell>
          <table:table-cell office:value-type="float" office:value="10.71124" calcext:value-type="float">
            <text:p>10.71124</text:p>
          </table:table-cell>
          <table:table-cell office:value-type="float" office:value="10.16391" calcext:value-type="float">
            <text:p>10.16391</text:p>
          </table:table-cell>
          <table:table-cell office:value-type="float" office:value="10.0687" calcext:value-type="float">
            <text:p>10.0687</text:p>
          </table:table-cell>
          <table:table-cell office:value-type="float" office:value="9.882324" calcext:value-type="float">
            <text:p>9.882324</text:p>
          </table:table-cell>
          <table:table-cell office:value-type="float" office:value="9.798462" calcext:value-type="float">
            <text:p>9.798462</text:p>
          </table:table-cell>
          <table:table-cell office:value-type="float" office:value="18.14941" calcext:value-type="float">
            <text:p>18.14941</text:p>
          </table:table-cell>
          <table:table-cell office:value-type="float" office:value="9.586151" calcext:value-type="float">
            <text:p>9.58615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25052003" calcext:value-type="float">
            <text:p>25052003</text:p>
          </table:table-cell>
          <table:table-cell office:value-type="float" office:value="28.17083" calcext:value-type="float">
            <text:p>28.17083</text:p>
          </table:table-cell>
          <table:table-cell office:value-type="float" office:value="21.96" calcext:value-type="float">
            <text:p>21.96</text:p>
          </table:table-cell>
          <table:table-cell office:value-type="float" office:value="9.39" calcext:value-type="float">
            <text:p>9.39</text:p>
          </table:table-cell>
          <table:table-cell office:value-type="float" office:value="1.218491" calcext:value-type="float">
            <text:p>1.218491</text:p>
          </table:table-cell>
          <table:table-cell office:value-type="float" office:value="0.8845648" calcext:value-type="float">
            <text:p>0.8845648</text:p>
          </table:table-cell>
          <table:table-cell office:value-type="float" office:value="154.548" calcext:value-type="float">
            <text:p>154.548</text:p>
          </table:table-cell>
          <table:table-cell office:value-type="float" office:value="0" calcext:value-type="float">
            <text:p>0</text:p>
          </table:table-cell>
          <table:table-cell office:value-type="float" office:value="41.75073" calcext:value-type="float">
            <text:p>41.75073</text:p>
          </table:table-cell>
          <table:table-cell office:value-type="float" office:value="8.457489" calcext:value-type="float">
            <text:p>8.457489</text:p>
          </table:table-cell>
          <table:table-cell office:value-type="float" office:value="30.30496" calcext:value-type="float">
            <text:p>30.30496</text:p>
          </table:table-cell>
          <table:table-cell office:value-type="float" office:value="10.67017" calcext:value-type="float">
            <text:p>10.67017</text:p>
          </table:table-cell>
          <table:table-cell office:value-type="float" office:value="25.72699" calcext:value-type="float">
            <text:p>25.72699</text:p>
          </table:table-cell>
          <table:table-cell office:value-type="float" office:value="12.52246" calcext:value-type="float">
            <text:p>12.52246</text:p>
          </table:table-cell>
          <table:table-cell office:value-type="float" office:value="22.43817" calcext:value-type="float">
            <text:p>22.43817</text:p>
          </table:table-cell>
          <table:table-cell office:value-type="float" office:value="13.99356" calcext:value-type="float">
            <text:p>13.99356</text:p>
          </table:table-cell>
          <table:table-cell office:value-type="float" office:value="20.5676" calcext:value-type="float">
            <text:p>20.5676</text:p>
          </table:table-cell>
          <table:table-cell office:value-type="float" office:value="14.86215" calcext:value-type="float">
            <text:p>14.86215</text:p>
          </table:table-cell>
          <table:table-cell office:value-type="float" office:value="18.88791" calcext:value-type="float">
            <text:p>18.88791</text:p>
          </table:table-cell>
          <table:table-cell office:value-type="float" office:value="15.66702" calcext:value-type="float">
            <text:p>15.66702</text:p>
          </table:table-cell>
          <table:table-cell office:value-type="float" office:value="17.78125" calcext:value-type="float">
            <text:p>17.78125</text:p>
          </table:table-cell>
          <table:table-cell office:value-type="float" office:value="16.01453" calcext:value-type="float">
            <text:p>16.01453</text:p>
          </table:table-cell>
          <table:table-cell office:value-type="float" office:value="16.71915" calcext:value-type="float">
            <text:p>16.71915</text:p>
          </table:table-cell>
          <table:table-cell office:value-type="float" office:value="16.13202" calcext:value-type="float">
            <text:p>16.13202</text:p>
          </table:table-cell>
          <table:table-cell office:value-type="float" office:value="15.09799" calcext:value-type="float">
            <text:p>15.09799</text:p>
          </table:table-cell>
          <table:table-cell office:value-type="float" office:value="15.02158" calcext:value-type="float">
            <text:p>15.02158</text:p>
          </table:table-cell>
          <table:table-cell office:value-type="float" office:value="13.27451" calcext:value-type="float">
            <text:p>13.27451</text:p>
          </table:table-cell>
          <table:table-cell office:value-type="float" office:value="13.14899" calcext:value-type="float">
            <text:p>13.14899</text:p>
          </table:table-cell>
          <table:table-cell office:value-type="float" office:value="11.9491" calcext:value-type="float">
            <text:p>11.9491</text:p>
          </table:table-cell>
          <table:table-cell office:value-type="float" office:value="11.81705" calcext:value-type="float">
            <text:p>11.81705</text:p>
          </table:table-cell>
          <table:table-cell office:value-type="float" office:value="10.94315" calcext:value-type="float">
            <text:p>10.94315</text:p>
          </table:table-cell>
          <table:table-cell office:value-type="float" office:value="10.82755" calcext:value-type="float">
            <text:p>10.82755</text:p>
          </table:table-cell>
          <table:table-cell office:value-type="float" office:value="10.26181" calcext:value-type="float">
            <text:p>10.26181</text:p>
          </table:table-cell>
          <table:table-cell office:value-type="float" office:value="10.16492" calcext:value-type="float">
            <text:p>10.16492</text:p>
          </table:table-cell>
          <table:table-cell office:value-type="float" office:value="9.968414" calcext:value-type="float">
            <text:p>9.968414</text:p>
          </table:table-cell>
          <table:table-cell office:value-type="float" office:value="9.883209" calcext:value-type="float">
            <text:p>9.883209</text:p>
          </table:table-cell>
          <table:table-cell office:value-type="float" office:value="41.75067" calcext:value-type="float">
            <text:p>41.75067</text:p>
          </table:table-cell>
          <table:table-cell office:value-type="float" office:value="8.457489" calcext:value-type="float">
            <text:p>8.45748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26052003" calcext:value-type="float">
            <text:p>26052003</text:p>
          </table:table-cell>
          <table:table-cell office:value-type="float" office:value="26.7084" calcext:value-type="float">
            <text:p>26.7084</text:p>
          </table:table-cell>
          <table:table-cell office:value-type="float" office:value="24.9" calcext:value-type="float">
            <text:p>24.9</text:p>
          </table:table-cell>
          <table:table-cell office:value-type="float" office:value="8.6" calcext:value-type="float">
            <text:p>8.6</text:p>
          </table:table-cell>
          <table:table-cell office:value-type="float" office:value="1.201694" calcext:value-type="float">
            <text:p>1.201694</text:p>
          </table:table-cell>
          <table:table-cell office:value-type="float" office:value="0.8183699" calcext:value-type="float">
            <text:p>0.8183699</text:p>
          </table:table-cell>
          <table:table-cell office:value-type="float" office:value="130.14" calcext:value-type="float">
            <text:p>130.14</text:p>
          </table:table-cell>
          <table:table-cell office:value-type="float" office:value="0" calcext:value-type="float">
            <text:p>0</text:p>
          </table:table-cell>
          <table:table-cell office:value-type="float" office:value="46.22025" calcext:value-type="float">
            <text:p>46.22025</text:p>
          </table:table-cell>
          <table:table-cell office:value-type="float" office:value="9.810303" calcext:value-type="float">
            <text:p>9.810303</text:p>
          </table:table-cell>
          <table:table-cell office:value-type="float" office:value="34.29312" calcext:value-type="float">
            <text:p>34.29312</text:p>
          </table:table-cell>
          <table:table-cell office:value-type="float" office:value="13.61627" calcext:value-type="float">
            <text:p>13.61627</text:p>
          </table:table-cell>
          <table:table-cell office:value-type="float" office:value="29.21091" calcext:value-type="float">
            <text:p>29.21091</text:p>
          </table:table-cell>
          <table:table-cell office:value-type="float" office:value="15.49893" calcext:value-type="float">
            <text:p>15.49893</text:p>
          </table:table-cell>
          <table:table-cell office:value-type="float" office:value="25.31046" calcext:value-type="float">
            <text:p>25.31046</text:p>
          </table:table-cell>
          <table:table-cell office:value-type="float" office:value="16.63824" calcext:value-type="float">
            <text:p>16.63824</text:p>
          </table:table-cell>
          <table:table-cell office:value-type="float" office:value="22.98026" calcext:value-type="float">
            <text:p>22.98026</text:p>
          </table:table-cell>
          <table:table-cell office:value-type="float" office:value="17.11209" calcext:value-type="float">
            <text:p>17.11209</text:p>
          </table:table-cell>
          <table:table-cell office:value-type="float" office:value="20.77002" calcext:value-type="float">
            <text:p>20.77002</text:p>
          </table:table-cell>
          <table:table-cell office:value-type="float" office:value="17.38373" calcext:value-type="float">
            <text:p>17.38373</text:p>
          </table:table-cell>
          <table:table-cell office:value-type="float" office:value="19.1601" calcext:value-type="float">
            <text:p>19.1601</text:p>
          </table:table-cell>
          <table:table-cell office:value-type="float" office:value="17.12531" calcext:value-type="float">
            <text:p>17.12531</text:p>
          </table:table-cell>
          <table:table-cell office:value-type="float" office:value="16.87701" calcext:value-type="float">
            <text:p>16.87701</text:p>
          </table:table-cell>
          <table:table-cell office:value-type="float" office:value="16.30176" calcext:value-type="float">
            <text:p>16.30176</text:p>
          </table:table-cell>
          <table:table-cell office:value-type="float" office:value="15.08771" calcext:value-type="float">
            <text:p>15.08771</text:p>
          </table:table-cell>
          <table:table-cell office:value-type="float" office:value="15.02011" calcext:value-type="float">
            <text:p>15.02011</text:p>
          </table:table-cell>
          <table:table-cell office:value-type="float" office:value="13.36911" calcext:value-type="float">
            <text:p>13.36911</text:p>
          </table:table-cell>
          <table:table-cell office:value-type="float" office:value="13.27551" calcext:value-type="float">
            <text:p>13.27551</text:p>
          </table:table-cell>
          <table:table-cell office:value-type="float" office:value="12.06879" calcext:value-type="float">
            <text:p>12.06879</text:p>
          </table:table-cell>
          <table:table-cell office:value-type="float" office:value="11.95044" calcext:value-type="float">
            <text:p>11.95044</text:p>
          </table:table-cell>
          <table:table-cell office:value-type="float" office:value="11.05835" calcext:value-type="float">
            <text:p>11.05835</text:p>
          </table:table-cell>
          <table:table-cell office:value-type="float" office:value="10.9444" calcext:value-type="float">
            <text:p>10.9444</text:p>
          </table:table-cell>
          <table:table-cell office:value-type="float" office:value="10.36096" calcext:value-type="float">
            <text:p>10.36096</text:p>
          </table:table-cell>
          <table:table-cell office:value-type="float" office:value="10.26288" calcext:value-type="float">
            <text:p>10.26288</text:p>
          </table:table-cell>
          <table:table-cell office:value-type="float" office:value="10.05551" calcext:value-type="float">
            <text:p>10.05551</text:p>
          </table:table-cell>
          <table:table-cell office:value-type="float" office:value="9.96933" calcext:value-type="float">
            <text:p>9.96933</text:p>
          </table:table-cell>
          <table:table-cell office:value-type="float" office:value="46.22012" calcext:value-type="float">
            <text:p>46.22012</text:p>
          </table:table-cell>
          <table:table-cell office:value-type="float" office:value="9.810333" calcext:value-type="float">
            <text:p>9.81033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27052003" calcext:value-type="float">
            <text:p>27052003</text:p>
          </table:table-cell>
          <table:table-cell office:value-type="float" office:value="27.18545" calcext:value-type="float">
            <text:p>27.18545</text:p>
          </table:table-cell>
          <table:table-cell office:value-type="float" office:value="26.59" calcext:value-type="float">
            <text:p>26.59</text:p>
          </table:table-cell>
          <table:table-cell office:value-type="float" office:value="9.74" calcext:value-type="float">
            <text:p>9.74</text:p>
          </table:table-cell>
          <table:table-cell office:value-type="float" office:value="1.291271" calcext:value-type="float">
            <text:p>1.291271</text:p>
          </table:table-cell>
          <table:table-cell office:value-type="float" office:value="0.8855082" calcext:value-type="float">
            <text:p>0.8855082</text:p>
          </table:table-cell>
          <table:table-cell office:value-type="float" office:value="286.128" calcext:value-type="float">
            <text:p>286.128</text:p>
          </table:table-cell>
          <table:table-cell office:value-type="float" office:value="0" calcext:value-type="float">
            <text:p>0</text:p>
          </table:table-cell>
          <table:table-cell office:value-type="float" office:value="52.56003" calcext:value-type="float">
            <text:p>52.56003</text:p>
          </table:table-cell>
          <table:table-cell office:value-type="float" office:value="11.31326" calcext:value-type="float">
            <text:p>11.31326</text:p>
          </table:table-cell>
          <table:table-cell office:value-type="float" office:value="38.29523" calcext:value-type="float">
            <text:p>38.29523</text:p>
          </table:table-cell>
          <table:table-cell office:value-type="float" office:value="15.33524" calcext:value-type="float">
            <text:p>15.33524</text:p>
          </table:table-cell>
          <table:table-cell office:value-type="float" office:value="32.27298" calcext:value-type="float">
            <text:p>32.27298</text:p>
          </table:table-cell>
          <table:table-cell office:value-type="float" office:value="17.31659" calcext:value-type="float">
            <text:p>17.31659</text:p>
          </table:table-cell>
          <table:table-cell office:value-type="float" office:value="27.74008" calcext:value-type="float">
            <text:p>27.74008</text:p>
          </table:table-cell>
          <table:table-cell office:value-type="float" office:value="18.44855" calcext:value-type="float">
            <text:p>18.44855</text:p>
          </table:table-cell>
          <table:table-cell office:value-type="float" office:value="25.06985" calcext:value-type="float">
            <text:p>25.06985</text:p>
          </table:table-cell>
          <table:table-cell office:value-type="float" office:value="18.83267" calcext:value-type="float">
            <text:p>18.83267</text:p>
          </table:table-cell>
          <table:table-cell office:value-type="float" office:value="22.52545" calcext:value-type="float">
            <text:p>22.52545</text:p>
          </table:table-cell>
          <table:table-cell office:value-type="float" office:value="18.93555" calcext:value-type="float">
            <text:p>18.93555</text:p>
          </table:table-cell>
          <table:table-cell office:value-type="float" office:value="20.58795" calcext:value-type="float">
            <text:p>20.58795</text:p>
          </table:table-cell>
          <table:table-cell office:value-type="float" office:value="18.38531" calcext:value-type="float">
            <text:p>18.38531</text:p>
          </table:table-cell>
          <table:table-cell office:value-type="float" office:value="17.77429" calcext:value-type="float">
            <text:p>17.77429</text:p>
          </table:table-cell>
          <table:table-cell office:value-type="float" office:value="16.8924" calcext:value-type="float">
            <text:p>16.8924</text:p>
          </table:table-cell>
          <table:table-cell office:value-type="float" office:value="15.38821" calcext:value-type="float">
            <text:p>15.38821</text:p>
          </table:table-cell>
          <table:table-cell office:value-type="float" office:value="15.08994" calcext:value-type="float">
            <text:p>15.08994</text:p>
          </table:table-cell>
          <table:table-cell office:value-type="float" office:value="13.49139" calcext:value-type="float">
            <text:p>13.49139</text:p>
          </table:table-cell>
          <table:table-cell office:value-type="float" office:value="13.37015" calcext:value-type="float">
            <text:p>13.37015</text:p>
          </table:table-cell>
          <table:table-cell office:value-type="float" office:value="12.18292" calcext:value-type="float">
            <text:p>12.18292</text:p>
          </table:table-cell>
          <table:table-cell office:value-type="float" office:value="12.06998" calcext:value-type="float">
            <text:p>12.06998</text:p>
          </table:table-cell>
          <table:table-cell office:value-type="float" office:value="11.17035" calcext:value-type="float">
            <text:p>11.17035</text:p>
          </table:table-cell>
          <table:table-cell office:value-type="float" office:value="11.05954" calcext:value-type="float">
            <text:p>11.05954</text:p>
          </table:table-cell>
          <table:table-cell office:value-type="float" office:value="10.46048" calcext:value-type="float">
            <text:p>10.46048</text:p>
          </table:table-cell>
          <table:table-cell office:value-type="float" office:value="10.362" calcext:value-type="float">
            <text:p>10.362</text:p>
          </table:table-cell>
          <table:table-cell office:value-type="float" office:value="10.14478" calcext:value-type="float">
            <text:p>10.14478</text:p>
          </table:table-cell>
          <table:table-cell office:value-type="float" office:value="10.05643" calcext:value-type="float">
            <text:p>10.05643</text:p>
          </table:table-cell>
          <table:table-cell office:value-type="float" office:value="52.55984" calcext:value-type="float">
            <text:p>52.55984</text:p>
          </table:table-cell>
          <table:table-cell office:value-type="float" office:value="11.31329" calcext:value-type="float">
            <text:p>11.3132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28052003" calcext:value-type="float">
            <text:p>28052003</text:p>
          </table:table-cell>
          <table:table-cell office:value-type="float" office:value="26.54866" calcext:value-type="float">
            <text:p>26.54866</text:p>
          </table:table-cell>
          <table:table-cell office:value-type="float" office:value="28.87" calcext:value-type="float">
            <text:p>28.87</text:p>
          </table:table-cell>
          <table:table-cell office:value-type="float" office:value="13.84" calcext:value-type="float">
            <text:p>13.84</text:p>
          </table:table-cell>
          <table:table-cell office:value-type="float" office:value="1.580219" calcext:value-type="float">
            <text:p>1.580219</text:p>
          </table:table-cell>
          <table:table-cell office:value-type="float" office:value="0.9004287" calcext:value-type="float">
            <text:p>0.9004287</text:p>
          </table:table-cell>
          <table:table-cell office:value-type="float" office:value="406.224" calcext:value-type="float">
            <text:p>406.224</text:p>
          </table:table-cell>
          <table:table-cell office:value-type="float" office:value="0" calcext:value-type="float">
            <text:p>0</text:p>
          </table:table-cell>
          <table:table-cell office:value-type="float" office:value="53.7952" calcext:value-type="float">
            <text:p>53.7952</text:p>
          </table:table-cell>
          <table:table-cell office:value-type="float" office:value="16.92264" calcext:value-type="float">
            <text:p>16.92264</text:p>
          </table:table-cell>
          <table:table-cell office:value-type="float" office:value="40.2088" calcext:value-type="float">
            <text:p>40.2088</text:p>
          </table:table-cell>
          <table:table-cell office:value-type="float" office:value="20.16867" calcext:value-type="float">
            <text:p>20.16867</text:p>
          </table:table-cell>
          <table:table-cell office:value-type="float" office:value="34.28152" calcext:value-type="float">
            <text:p>34.28152</text:p>
          </table:table-cell>
          <table:table-cell office:value-type="float" office:value="21.18979" calcext:value-type="float">
            <text:p>21.18979</text:p>
          </table:table-cell>
          <table:table-cell office:value-type="float" office:value="29.99829" calcext:value-type="float">
            <text:p>29.99829</text:p>
          </table:table-cell>
          <table:table-cell office:value-type="float" office:value="21.5488" calcext:value-type="float">
            <text:p>21.5488</text:p>
          </table:table-cell>
          <table:table-cell office:value-type="float" office:value="27.22836" calcext:value-type="float">
            <text:p>27.22836</text:p>
          </table:table-cell>
          <table:table-cell office:value-type="float" office:value="21.45224" calcext:value-type="float">
            <text:p>21.45224</text:p>
          </table:table-cell>
          <table:table-cell office:value-type="float" office:value="24.4209" calcext:value-type="float">
            <text:p>24.4209</text:p>
          </table:table-cell>
          <table:table-cell office:value-type="float" office:value="21.03931" calcext:value-type="float">
            <text:p>21.03931</text:p>
          </table:table-cell>
          <table:table-cell office:value-type="float" office:value="22.19281" calcext:value-type="float">
            <text:p>22.19281</text:p>
          </table:table-cell>
          <table:table-cell office:value-type="float" office:value="20.04874" calcext:value-type="float">
            <text:p>20.04874</text:p>
          </table:table-cell>
          <table:table-cell office:value-type="float" office:value="18.92661" calcext:value-type="float">
            <text:p>18.92661</text:p>
          </table:table-cell>
          <table:table-cell office:value-type="float" office:value="17.79208" calcext:value-type="float">
            <text:p>17.79208</text:p>
          </table:table-cell>
          <table:table-cell office:value-type="float" office:value="15.88895" calcext:value-type="float">
            <text:p>15.88895</text:p>
          </table:table-cell>
          <table:table-cell office:value-type="float" office:value="15.39264" calcext:value-type="float">
            <text:p>15.39264</text:p>
          </table:table-cell>
          <table:table-cell office:value-type="float" office:value="13.67584" calcext:value-type="float">
            <text:p>13.67584</text:p>
          </table:table-cell>
          <table:table-cell office:value-type="float" office:value="13.49295" calcext:value-type="float">
            <text:p>13.49295</text:p>
          </table:table-cell>
          <table:table-cell office:value-type="float" office:value="12.30823" calcext:value-type="float">
            <text:p>12.30823</text:p>
          </table:table-cell>
          <table:table-cell office:value-type="float" office:value="12.18414" calcext:value-type="float">
            <text:p>12.18414</text:p>
          </table:table-cell>
          <table:table-cell office:value-type="float" office:value="11.28116" calcext:value-type="float">
            <text:p>11.28116</text:p>
          </table:table-cell>
          <table:table-cell office:value-type="float" office:value="11.17151" calcext:value-type="float">
            <text:p>11.17151</text:p>
          </table:table-cell>
          <table:table-cell office:value-type="float" office:value="10.56015" calcext:value-type="float">
            <text:p>10.56015</text:p>
          </table:table-cell>
          <table:table-cell office:value-type="float" office:value="10.46155" calcext:value-type="float">
            <text:p>10.46155</text:p>
          </table:table-cell>
          <table:table-cell office:value-type="float" office:value="10.2341" calcext:value-type="float">
            <text:p>10.2341</text:p>
          </table:table-cell>
          <table:table-cell office:value-type="float" office:value="10.14569" calcext:value-type="float">
            <text:p>10.14569</text:p>
          </table:table-cell>
          <table:table-cell office:value-type="float" office:value="53.79501" calcext:value-type="float">
            <text:p>53.79501</text:p>
          </table:table-cell>
          <table:table-cell office:value-type="float" office:value="17.27646" calcext:value-type="float">
            <text:p>17.2764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29052003" calcext:value-type="float">
            <text:p>29052003</text:p>
          </table:table-cell>
          <table:table-cell office:value-type="float" office:value="27.17446" calcext:value-type="float">
            <text:p>27.17446</text:p>
          </table:table-cell>
          <table:table-cell office:value-type="float" office:value="31.7" calcext:value-type="float">
            <text:p>31.7</text:p>
          </table:table-cell>
          <table:table-cell office:value-type="float" office:value="11.45" calcext:value-type="float">
            <text:p>11.45</text:p>
          </table:table-cell>
          <table:table-cell office:value-type="float" office:value="1.252639" calcext:value-type="float">
            <text:p>1.252639</text:p>
          </table:table-cell>
          <table:table-cell office:value-type="float" office:value="0.8913859" calcext:value-type="float">
            <text:p>0.8913859</text:p>
          </table:table-cell>
          <table:table-cell office:value-type="float" office:value="305.964" calcext:value-type="float">
            <text:p>305.964</text:p>
          </table:table-cell>
          <table:table-cell office:value-type="float" office:value="0" calcext:value-type="float">
            <text:p>0</text:p>
          </table:table-cell>
          <table:table-cell office:value-type="float" office:value="53.89066" calcext:value-type="float">
            <text:p>53.89066</text:p>
          </table:table-cell>
          <table:table-cell office:value-type="float" office:value="13.17468" calcext:value-type="float">
            <text:p>13.17468</text:p>
          </table:table-cell>
          <table:table-cell office:value-type="float" office:value="40.82623" calcext:value-type="float">
            <text:p>40.82623</text:p>
          </table:table-cell>
          <table:table-cell office:value-type="float" office:value="17.93405" calcext:value-type="float">
            <text:p>17.93405</text:p>
          </table:table-cell>
          <table:table-cell office:value-type="float" office:value="34.94507" calcext:value-type="float">
            <text:p>34.94507</text:p>
          </table:table-cell>
          <table:table-cell office:value-type="float" office:value="20.18991" calcext:value-type="float">
            <text:p>20.18991</text:p>
          </table:table-cell>
          <table:table-cell office:value-type="float" office:value="30.52362" calcext:value-type="float">
            <text:p>30.52362</text:p>
          </table:table-cell>
          <table:table-cell office:value-type="float" office:value="21.45184" calcext:value-type="float">
            <text:p>21.45184</text:p>
          </table:table-cell>
          <table:table-cell office:value-type="float" office:value="27.83612" calcext:value-type="float">
            <text:p>27.83612</text:p>
          </table:table-cell>
          <table:table-cell office:value-type="float" office:value="21.84274" calcext:value-type="float">
            <text:p>21.84274</text:p>
          </table:table-cell>
          <table:table-cell office:value-type="float" office:value="25.13885" calcext:value-type="float">
            <text:p>25.13885</text:p>
          </table:table-cell>
          <table:table-cell office:value-type="float" office:value="21.84305" calcext:value-type="float">
            <text:p>21.84305</text:p>
          </table:table-cell>
          <table:table-cell office:value-type="float" office:value="22.9783" calcext:value-type="float">
            <text:p>22.9783</text:p>
          </table:table-cell>
          <table:table-cell office:value-type="float" office:value="21.00723" calcext:value-type="float">
            <text:p>21.00723</text:p>
          </table:table-cell>
          <table:table-cell office:value-type="float" office:value="19.78647" calcext:value-type="float">
            <text:p>19.78647</text:p>
          </table:table-cell>
          <table:table-cell office:value-type="float" office:value="18.9455" calcext:value-type="float">
            <text:p>18.9455</text:p>
          </table:table-cell>
          <table:table-cell office:value-type="float" office:value="16.48682" calcext:value-type="float">
            <text:p>16.48682</text:p>
          </table:table-cell>
          <table:table-cell office:value-type="float" office:value="15.89532" calcext:value-type="float">
            <text:p>15.89532</text:p>
          </table:table-cell>
          <table:table-cell office:value-type="float" office:value="13.93405" calcext:value-type="float">
            <text:p>13.93405</text:p>
          </table:table-cell>
          <table:table-cell office:value-type="float" office:value="13.67813" calcext:value-type="float">
            <text:p>13.67813</text:p>
          </table:table-cell>
          <table:table-cell office:value-type="float" office:value="12.45938" calcext:value-type="float">
            <text:p>12.45938</text:p>
          </table:table-cell>
          <table:table-cell office:value-type="float" office:value="12.30963" calcext:value-type="float">
            <text:p>12.30963</text:p>
          </table:table-cell>
          <table:table-cell office:value-type="float" office:value="11.39621" calcext:value-type="float">
            <text:p>11.39621</text:p>
          </table:table-cell>
          <table:table-cell office:value-type="float" office:value="11.28235" calcext:value-type="float">
            <text:p>11.28235</text:p>
          </table:table-cell>
          <table:table-cell office:value-type="float" office:value="10.66028" calcext:value-type="float">
            <text:p>10.66028</text:p>
          </table:table-cell>
          <table:table-cell office:value-type="float" office:value="10.56116" calcext:value-type="float">
            <text:p>10.56116</text:p>
          </table:table-cell>
          <table:table-cell office:value-type="float" office:value="10.32501" calcext:value-type="float">
            <text:p>10.32501</text:p>
          </table:table-cell>
          <table:table-cell office:value-type="float" office:value="10.23505" calcext:value-type="float">
            <text:p>10.23505</text:p>
          </table:table-cell>
          <table:table-cell office:value-type="float" office:value="53.89047" calcext:value-type="float">
            <text:p>53.89047</text:p>
          </table:table-cell>
          <table:table-cell office:value-type="float" office:value="13.17471" calcext:value-type="float">
            <text:p>13.1747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0052003" calcext:value-type="float">
            <text:p>30052003</text:p>
          </table:table-cell>
          <table:table-cell office:value-type="float" office:value="28.29064" calcext:value-type="float">
            <text:p>28.29064</text:p>
          </table:table-cell>
          <table:table-cell office:value-type="float" office:value="31.24" calcext:value-type="float">
            <text:p>31.24</text:p>
          </table:table-cell>
          <table:table-cell office:value-type="float" office:value="14.54" calcext:value-type="float">
            <text:p>14.54</text:p>
          </table:table-cell>
          <table:table-cell office:value-type="float" office:value="1.445861" calcext:value-type="float">
            <text:p>1.445861</text:p>
          </table:table-cell>
          <table:table-cell office:value-type="float" office:value="0.7847521" calcext:value-type="float">
            <text:p>0.7847521</text:p>
          </table:table-cell>
          <table:table-cell office:value-type="float" office:value="530.892" calcext:value-type="float">
            <text:p>530.892</text:p>
          </table:table-cell>
          <table:table-cell office:value-type="float" office:value="0" calcext:value-type="float">
            <text:p>0</text:p>
          </table:table-cell>
          <table:table-cell office:value-type="float" office:value="56.79089" calcext:value-type="float">
            <text:p>56.79089</text:p>
          </table:table-cell>
          <table:table-cell office:value-type="float" office:value="17.61108" calcext:value-type="float">
            <text:p>17.61108</text:p>
          </table:table-cell>
          <table:table-cell office:value-type="float" office:value="43.34412" calcext:value-type="float">
            <text:p>43.34412</text:p>
          </table:table-cell>
          <table:table-cell office:value-type="float" office:value="21.44901" calcext:value-type="float">
            <text:p>21.44901</text:p>
          </table:table-cell>
          <table:table-cell office:value-type="float" office:value="37.22995" calcext:value-type="float">
            <text:p>37.22995</text:p>
          </table:table-cell>
          <table:table-cell office:value-type="float" office:value="22.96228" calcext:value-type="float">
            <text:p>22.96228</text:p>
          </table:table-cell>
          <table:table-cell office:value-type="float" office:value="32.47284" calcext:value-type="float">
            <text:p>32.47284</text:p>
          </table:table-cell>
          <table:table-cell office:value-type="float" office:value="23.5954" calcext:value-type="float">
            <text:p>23.5954</text:p>
          </table:table-cell>
          <table:table-cell office:value-type="float" office:value="29.50674" calcext:value-type="float">
            <text:p>29.50674</text:p>
          </table:table-cell>
          <table:table-cell office:value-type="float" office:value="23.60809" calcext:value-type="float">
            <text:p>23.60809</text:p>
          </table:table-cell>
          <table:table-cell office:value-type="float" office:value="26.51852" calcext:value-type="float">
            <text:p>26.51852</text:p>
          </table:table-cell>
          <table:table-cell office:value-type="float" office:value="23.24728" calcext:value-type="float">
            <text:p>23.24728</text:p>
          </table:table-cell>
          <table:table-cell office:value-type="float" office:value="24.16779" calcext:value-type="float">
            <text:p>24.16779</text:p>
          </table:table-cell>
          <table:table-cell office:value-type="float" office:value="22.17996" calcext:value-type="float">
            <text:p>22.17996</text:p>
          </table:table-cell>
          <table:table-cell office:value-type="float" office:value="20.73798" calcext:value-type="float">
            <text:p>20.73798</text:p>
          </table:table-cell>
          <table:table-cell office:value-type="float" office:value="19.80283" calcext:value-type="float">
            <text:p>19.80283</text:p>
          </table:table-cell>
          <table:table-cell office:value-type="float" office:value="17.09995" calcext:value-type="float">
            <text:p>17.09995</text:p>
          </table:table-cell>
          <table:table-cell office:value-type="float" office:value="16.49319" calcext:value-type="float">
            <text:p>16.49319</text:p>
          </table:table-cell>
          <table:table-cell office:value-type="float" office:value="14.24634" calcext:value-type="float">
            <text:p>14.24634</text:p>
          </table:table-cell>
          <table:table-cell office:value-type="float" office:value="13.93704" calcext:value-type="float">
            <text:p>13.93704</text:p>
          </table:table-cell>
          <table:table-cell office:value-type="float" office:value="12.64218" calcext:value-type="float">
            <text:p>12.64218</text:p>
          </table:table-cell>
          <table:table-cell office:value-type="float" office:value="12.46112" calcext:value-type="float">
            <text:p>12.46112</text:p>
          </table:table-cell>
          <table:table-cell office:value-type="float" office:value="11.52097" calcext:value-type="float">
            <text:p>11.52097</text:p>
          </table:table-cell>
          <table:table-cell office:value-type="float" office:value="11.39746" calcext:value-type="float">
            <text:p>11.39746</text:p>
          </table:table-cell>
          <table:table-cell office:value-type="float" office:value="10.76266" calcext:value-type="float">
            <text:p>10.76266</text:p>
          </table:table-cell>
          <table:table-cell office:value-type="float" office:value="10.66132" calcext:value-type="float">
            <text:p>10.66132</text:p>
          </table:table-cell>
          <table:table-cell office:value-type="float" office:value="10.41687" calcext:value-type="float">
            <text:p>10.41687</text:p>
          </table:table-cell>
          <table:table-cell office:value-type="float" office:value="10.32599" calcext:value-type="float">
            <text:p>10.32599</text:p>
          </table:table-cell>
          <table:table-cell office:value-type="float" office:value="56.79068" calcext:value-type="float">
            <text:p>56.79068</text:p>
          </table:table-cell>
          <table:table-cell office:value-type="float" office:value="17.76245" calcext:value-type="float">
            <text:p>17.7624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31052003" calcext:value-type="float">
            <text:p>31052003</text:p>
          </table:table-cell>
          <table:table-cell office:value-type="float" office:value="26.57527" calcext:value-type="float">
            <text:p>26.57527</text:p>
          </table:table-cell>
          <table:table-cell office:value-type="float" office:value="22.87" calcext:value-type="float">
            <text:p>22.87</text:p>
          </table:table-cell>
          <table:table-cell office:value-type="float" office:value="12.08" calcext:value-type="float">
            <text:p>12.08</text:p>
          </table:table-cell>
          <table:table-cell office:value-type="float" office:value="1.176974" calcext:value-type="float">
            <text:p>1.176974</text:p>
          </table:table-cell>
          <table:table-cell office:value-type="float" office:value="0.9355073" calcext:value-type="float">
            <text:p>0.9355073</text:p>
          </table:table-cell>
          <table:table-cell office:value-type="float" office:value="295.344" calcext:value-type="float">
            <text:p>295.344</text:p>
          </table:table-cell>
          <table:table-cell office:value-type="float" office:value="0.1" calcext:value-type="float">
            <text:p>0.1</text:p>
          </table:table-cell>
          <table:table-cell office:value-type="float" office:value="47.82193" calcext:value-type="float">
            <text:p>47.82193</text:p>
          </table:table-cell>
          <table:table-cell office:value-type="float" office:value="14.12891" calcext:value-type="float">
            <text:p>14.12891</text:p>
          </table:table-cell>
          <table:table-cell office:value-type="float" office:value="37.2478" calcext:value-type="float">
            <text:p>37.2478</text:p>
          </table:table-cell>
          <table:table-cell office:value-type="float" office:value="19.10175" calcext:value-type="float">
            <text:p>19.10175</text:p>
          </table:table-cell>
          <table:table-cell office:value-type="float" office:value="32.75095" calcext:value-type="float">
            <text:p>32.75095</text:p>
          </table:table-cell>
          <table:table-cell office:value-type="float" office:value="21.44806" calcext:value-type="float">
            <text:p>21.44806</text:p>
          </table:table-cell>
          <table:table-cell office:value-type="float" office:value="29.30197" calcext:value-type="float">
            <text:p>29.30197</text:p>
          </table:table-cell>
          <table:table-cell office:value-type="float" office:value="22.86356" calcext:value-type="float">
            <text:p>22.86356</text:p>
          </table:table-cell>
          <table:table-cell office:value-type="float" office:value="27.25119" calcext:value-type="float">
            <text:p>27.25119</text:p>
          </table:table-cell>
          <table:table-cell office:value-type="float" office:value="23.35275" calcext:value-type="float">
            <text:p>23.35275</text:p>
          </table:table-cell>
          <table:table-cell office:value-type="float" office:value="26.19815" calcext:value-type="float">
            <text:p>26.19815</text:p>
          </table:table-cell>
          <table:table-cell office:value-type="float" office:value="23.41998" calcext:value-type="float">
            <text:p>23.41998</text:p>
          </table:table-cell>
          <table:table-cell office:value-type="float" office:value="24.1665" calcext:value-type="float">
            <text:p>24.1665</text:p>
          </table:table-cell>
          <table:table-cell office:value-type="float" office:value="22.62418" calcext:value-type="float">
            <text:p>22.62418</text:p>
          </table:table-cell>
          <table:table-cell office:value-type="float" office:value="21.13809" calcext:value-type="float">
            <text:p>21.13809</text:p>
          </table:table-cell>
          <table:table-cell office:value-type="float" office:value="20.75491" calcext:value-type="float">
            <text:p>20.75491</text:p>
          </table:table-cell>
          <table:table-cell office:value-type="float" office:value="17.6842" calcext:value-type="float">
            <text:p>17.6842</text:p>
          </table:table-cell>
          <table:table-cell office:value-type="float" office:value="17.10687" calcext:value-type="float">
            <text:p>17.10687</text:p>
          </table:table-cell>
          <table:table-cell office:value-type="float" office:value="14.59787" calcext:value-type="float">
            <text:p>14.59787</text:p>
          </table:table-cell>
          <table:table-cell office:value-type="float" office:value="14.24988" calcext:value-type="float">
            <text:p>14.24988</text:p>
          </table:table-cell>
          <table:table-cell office:value-type="float" office:value="12.85425" calcext:value-type="float">
            <text:p>12.85425</text:p>
          </table:table-cell>
          <table:table-cell office:value-type="float" office:value="12.64426" calcext:value-type="float">
            <text:p>12.64426</text:p>
          </table:table-cell>
          <table:table-cell office:value-type="float" office:value="11.65854" calcext:value-type="float">
            <text:p>11.65854</text:p>
          </table:table-cell>
          <table:table-cell office:value-type="float" office:value="11.52231" calcext:value-type="float">
            <text:p>11.52231</text:p>
          </table:table-cell>
          <table:table-cell office:value-type="float" office:value="10.86884" calcext:value-type="float">
            <text:p>10.86884</text:p>
          </table:table-cell>
          <table:table-cell office:value-type="float" office:value="10.76373" calcext:value-type="float">
            <text:p>10.76373</text:p>
          </table:table-cell>
          <table:table-cell office:value-type="float" office:value="10.50928" calcext:value-type="float">
            <text:p>10.50928</text:p>
          </table:table-cell>
          <table:table-cell office:value-type="float" office:value="10.41782" calcext:value-type="float">
            <text:p>10.41782</text:p>
          </table:table-cell>
          <table:table-cell office:value-type="float" office:value="47.82178" calcext:value-type="float">
            <text:p>47.82178</text:p>
          </table:table-cell>
          <table:table-cell office:value-type="float" office:value="14.12897" calcext:value-type="float">
            <text:p>14.1289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062003" calcext:value-type="float">
            <text:p>1062003</text:p>
          </table:table-cell>
          <table:table-cell office:value-type="float" office:value="23.68188" calcext:value-type="float">
            <text:p>23.68188</text:p>
          </table:table-cell>
          <table:table-cell office:value-type="float" office:value="24.42" calcext:value-type="float">
            <text:p>24.42</text:p>
          </table:table-cell>
          <table:table-cell office:value-type="float" office:value="14.23" calcext:value-type="float">
            <text:p>14.23</text:p>
          </table:table-cell>
          <table:table-cell office:value-type="float" office:value="1.433705" calcext:value-type="float">
            <text:p>1.433705</text:p>
          </table:table-cell>
          <table:table-cell office:value-type="float" office:value="1.000659" calcext:value-type="float">
            <text:p>1.000659</text:p>
          </table:table-cell>
          <table:table-cell office:value-type="float" office:value="338.724" calcext:value-type="float">
            <text:p>338.724</text:p>
          </table:table-cell>
          <table:table-cell office:value-type="float" office:value="7.7" calcext:value-type="float">
            <text:p>7.7</text:p>
          </table:table-cell>
          <table:table-cell office:value-type="float" office:value="50.06671" calcext:value-type="float">
            <text:p>50.06671</text:p>
          </table:table-cell>
          <table:table-cell office:value-type="float" office:value="15.58957" calcext:value-type="float">
            <text:p>15.58957</text:p>
          </table:table-cell>
          <table:table-cell office:value-type="float" office:value="37.46262" calcext:value-type="float">
            <text:p>37.46262</text:p>
          </table:table-cell>
          <table:table-cell office:value-type="float" office:value="18.68924" calcext:value-type="float">
            <text:p>18.68924</text:p>
          </table:table-cell>
          <table:table-cell office:value-type="float" office:value="32.61615" calcext:value-type="float">
            <text:p>32.61615</text:p>
          </table:table-cell>
          <table:table-cell office:value-type="float" office:value="20.85172" calcext:value-type="float">
            <text:p>20.85172</text:p>
          </table:table-cell>
          <table:table-cell office:value-type="float" office:value="29.13419" calcext:value-type="float">
            <text:p>29.13419</text:p>
          </table:table-cell>
          <table:table-cell office:value-type="float" office:value="21.98618" calcext:value-type="float">
            <text:p>21.98618</text:p>
          </table:table-cell>
          <table:table-cell office:value-type="float" office:value="27.05988" calcext:value-type="float">
            <text:p>27.05988</text:p>
          </table:table-cell>
          <table:table-cell office:value-type="float" office:value="22.45847" calcext:value-type="float">
            <text:p>22.45847</text:p>
          </table:table-cell>
          <table:table-cell office:value-type="float" office:value="25.01767" calcext:value-type="float">
            <text:p>25.01767</text:p>
          </table:table-cell>
          <table:table-cell office:value-type="float" office:value="22.65121" calcext:value-type="float">
            <text:p>22.65121</text:p>
          </table:table-cell>
          <table:table-cell office:value-type="float" office:value="23.50662" calcext:value-type="float">
            <text:p>23.50662</text:p>
          </table:table-cell>
          <table:table-cell office:value-type="float" office:value="22.1586" calcext:value-type="float">
            <text:p>22.1586</text:p>
          </table:table-cell>
          <table:table-cell office:value-type="float" office:value="21.19278" calcext:value-type="float">
            <text:p>21.19278</text:p>
          </table:table-cell>
          <table:table-cell office:value-type="float" office:value="20.97003" calcext:value-type="float">
            <text:p>20.97003</text:p>
          </table:table-cell>
          <table:table-cell office:value-type="float" office:value="18.04929" calcext:value-type="float">
            <text:p>18.04929</text:p>
          </table:table-cell>
          <table:table-cell office:value-type="float" office:value="17.68933" calcext:value-type="float">
            <text:p>17.68933</text:p>
          </table:table-cell>
          <table:table-cell office:value-type="float" office:value="14.94449" calcext:value-type="float">
            <text:p>14.94449</text:p>
          </table:table-cell>
          <table:table-cell office:value-type="float" office:value="14.60159" calcext:value-type="float">
            <text:p>14.60159</text:p>
          </table:table-cell>
          <table:table-cell office:value-type="float" office:value="13.08725" calcext:value-type="float">
            <text:p>13.08725</text:p>
          </table:table-cell>
          <table:table-cell office:value-type="float" office:value="12.85663" calcext:value-type="float">
            <text:p>12.85663</text:p>
          </table:table-cell>
          <table:table-cell office:value-type="float" office:value="11.81052" calcext:value-type="float">
            <text:p>11.81052</text:p>
          </table:table-cell>
          <table:table-cell office:value-type="float" office:value="11.66003" calcext:value-type="float">
            <text:p>11.66003</text:p>
          </table:table-cell>
          <table:table-cell office:value-type="float" office:value="10.98032" calcext:value-type="float">
            <text:p>10.98032</text:p>
          </table:table-cell>
          <table:table-cell office:value-type="float" office:value="10.86996" calcext:value-type="float">
            <text:p>10.86996</text:p>
          </table:table-cell>
          <table:table-cell office:value-type="float" office:value="10.60397" calcext:value-type="float">
            <text:p>10.60397</text:p>
          </table:table-cell>
          <table:table-cell office:value-type="float" office:value="10.51025" calcext:value-type="float">
            <text:p>10.51025</text:p>
          </table:table-cell>
          <table:table-cell office:value-type="float" office:value="50.06656" calcext:value-type="float">
            <text:p>50.06656</text:p>
          </table:table-cell>
          <table:table-cell office:value-type="float" office:value="15.70187" calcext:value-type="float">
            <text:p>15.7018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2062003" calcext:value-type="float">
            <text:p>2062003</text:p>
          </table:table-cell>
          <table:table-cell office:value-type="float" office:value="4.13928" calcext:value-type="float">
            <text:p>4.13928</text:p>
          </table:table-cell>
          <table:table-cell office:value-type="float" office:value="13.97" calcext:value-type="float">
            <text:p>13.97</text:p>
          </table:table-cell>
          <table:table-cell office:value-type="float" office:value="10.19" calcext:value-type="float">
            <text:p>10.19</text:p>
          </table:table-cell>
          <table:table-cell office:value-type="float" office:value="1.400578" calcext:value-type="float">
            <text:p>1.400578</text:p>
          </table:table-cell>
          <table:table-cell office:value-type="float" office:value="1.091809" calcext:value-type="float">
            <text:p>1.091809</text:p>
          </table:table-cell>
          <table:table-cell office:value-type="float" office:value="341.964" calcext:value-type="float">
            <text:p>341.964</text:p>
          </table:table-cell>
          <table:table-cell office:value-type="float" office:value="5.4" calcext:value-type="float">
            <text:p>5.4</text:p>
          </table:table-cell>
          <table:table-cell office:value-type="float" office:value="16.79684" calcext:value-type="float">
            <text:p>16.79684</text:p>
          </table:table-cell>
          <table:table-cell office:value-type="float" office:value="9.773224" calcext:value-type="float">
            <text:p>9.773224</text:p>
          </table:table-cell>
          <table:table-cell office:value-type="float" office:value="18.4776" calcext:value-type="float">
            <text:p>18.4776</text:p>
          </table:table-cell>
          <table:table-cell office:value-type="float" office:value="12.11212" calcext:value-type="float">
            <text:p>12.11212</text:p>
          </table:table-cell>
          <table:table-cell office:value-type="float" office:value="21.98352" calcext:value-type="float">
            <text:p>21.98352</text:p>
          </table:table-cell>
          <table:table-cell office:value-type="float" office:value="14.43713" calcext:value-type="float">
            <text:p>14.43713</text:p>
          </table:table-cell>
          <table:table-cell office:value-type="float" office:value="24.14041" calcext:value-type="float">
            <text:p>24.14041</text:p>
          </table:table-cell>
          <table:table-cell office:value-type="float" office:value="16.48404" calcext:value-type="float">
            <text:p>16.48404</text:p>
          </table:table-cell>
          <table:table-cell office:value-type="float" office:value="24.62" calcext:value-type="float">
            <text:p>24.62</text:p>
          </table:table-cell>
          <table:table-cell office:value-type="float" office:value="17.72144" calcext:value-type="float">
            <text:p>17.72144</text:p>
          </table:table-cell>
          <table:table-cell office:value-type="float" office:value="24.56979" calcext:value-type="float">
            <text:p>24.56979</text:p>
          </table:table-cell>
          <table:table-cell office:value-type="float" office:value="19.05347" calcext:value-type="float">
            <text:p>19.05347</text:p>
          </table:table-cell>
          <table:table-cell office:value-type="float" office:value="23.39719" calcext:value-type="float">
            <text:p>23.39719</text:p>
          </table:table-cell>
          <table:table-cell office:value-type="float" office:value="19.76364" calcext:value-type="float">
            <text:p>19.76364</text:p>
          </table:table-cell>
          <table:table-cell office:value-type="float" office:value="21.20486" calcext:value-type="float">
            <text:p>21.20486</text:p>
          </table:table-cell>
          <table:table-cell office:value-type="float" office:value="20.1972" calcext:value-type="float">
            <text:p>20.1972</text:p>
          </table:table-cell>
          <table:table-cell office:value-type="float" office:value="18.21811" calcext:value-type="float">
            <text:p>18.21811</text:p>
          </table:table-cell>
          <table:table-cell office:value-type="float" office:value="18.05267" calcext:value-type="float">
            <text:p>18.05267</text:p>
          </table:table-cell>
          <table:table-cell office:value-type="float" office:value="15.24875" calcext:value-type="float">
            <text:p>15.24875</text:p>
          </table:table-cell>
          <table:table-cell office:value-type="float" office:value="14.94791" calcext:value-type="float">
            <text:p>14.94791</text:p>
          </table:table-cell>
          <table:table-cell office:value-type="float" office:value="13.32504" calcext:value-type="float">
            <text:p>13.32504</text:p>
          </table:table-cell>
          <table:table-cell office:value-type="float" office:value="13.08972" calcext:value-type="float">
            <text:p>13.08972</text:p>
          </table:table-cell>
          <table:table-cell office:value-type="float" office:value="11.97443" calcext:value-type="float">
            <text:p>11.97443</text:p>
          </table:table-cell>
          <table:table-cell office:value-type="float" office:value="11.81219" calcext:value-type="float">
            <text:p>11.81219</text:p>
          </table:table-cell>
          <table:table-cell office:value-type="float" office:value="11.09848" calcext:value-type="float">
            <text:p>11.09848</text:p>
          </table:table-cell>
          <table:table-cell office:value-type="float" office:value="10.98154" calcext:value-type="float">
            <text:p>10.98154</text:p>
          </table:table-cell>
          <table:table-cell office:value-type="float" office:value="10.70166" calcext:value-type="float">
            <text:p>10.70166</text:p>
          </table:table-cell>
          <table:table-cell office:value-type="float" office:value="10.60498" calcext:value-type="float">
            <text:p>10.60498</text:p>
          </table:table-cell>
          <table:table-cell office:value-type="float" office:value="16.79681" calcext:value-type="float">
            <text:p>16.79681</text:p>
          </table:table-cell>
          <table:table-cell office:value-type="float" office:value="9.825104" calcext:value-type="float">
            <text:p>9.82510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3062003" calcext:value-type="float">
            <text:p>3062003</text:p>
          </table:table-cell>
          <table:table-cell office:value-type="float" office:value="14.04684" calcext:value-type="float">
            <text:p>14.04684</text:p>
          </table:table-cell>
          <table:table-cell office:value-type="float" office:value="17.57" calcext:value-type="float">
            <text:p>17.57</text:p>
          </table:table-cell>
          <table:table-cell office:value-type="float" office:value="9.88" calcext:value-type="float">
            <text:p>9.88</text:p>
          </table:table-cell>
          <table:table-cell office:value-type="float" office:value="1.67644" calcext:value-type="float">
            <text:p>1.67644</text:p>
          </table:table-cell>
          <table:table-cell office:value-type="float" office:value="1.069421" calcext:value-type="float">
            <text:p>1.069421</text:p>
          </table:table-cell>
          <table:table-cell office:value-type="float" office:value="177.264" calcext:value-type="float">
            <text:p>177.264</text:p>
          </table:table-cell>
          <table:table-cell office:value-type="float" office:value="0.1" calcext:value-type="float">
            <text:p>0.1</text:p>
          </table:table-cell>
          <table:table-cell office:value-type="float" office:value="27.50204" calcext:value-type="float">
            <text:p>27.50204</text:p>
          </table:table-cell>
          <table:table-cell office:value-type="float" office:value="9.314545" calcext:value-type="float">
            <text:p>9.314545</text:p>
          </table:table-cell>
          <table:table-cell office:value-type="float" office:value="22.90454" calcext:value-type="float">
            <text:p>22.90454</text:p>
          </table:table-cell>
          <table:table-cell office:value-type="float" office:value="11.23834" calcext:value-type="float">
            <text:p>11.23834</text:p>
          </table:table-cell>
          <table:table-cell office:value-type="float" office:value="20.07709" calcext:value-type="float">
            <text:p>20.07709</text:p>
          </table:table-cell>
          <table:table-cell office:value-type="float" office:value="13.25964" calcext:value-type="float">
            <text:p>13.25964</text:p>
          </table:table-cell>
          <table:table-cell office:value-type="float" office:value="18.92703" calcext:value-type="float">
            <text:p>18.92703</text:p>
          </table:table-cell>
          <table:table-cell office:value-type="float" office:value="15.07138" calcext:value-type="float">
            <text:p>15.07138</text:p>
          </table:table-cell>
          <table:table-cell office:value-type="float" office:value="18.5918" calcext:value-type="float">
            <text:p>18.5918</text:p>
          </table:table-cell>
          <table:table-cell office:value-type="float" office:value="16.21735" calcext:value-type="float">
            <text:p>16.21735</text:p>
          </table:table-cell>
          <table:table-cell office:value-type="float" office:value="19.00534" calcext:value-type="float">
            <text:p>19.00534</text:p>
          </table:table-cell>
          <table:table-cell office:value-type="float" office:value="17.36621" calcext:value-type="float">
            <text:p>17.36621</text:p>
          </table:table-cell>
          <table:table-cell office:value-type="float" office:value="19.7287" calcext:value-type="float">
            <text:p>19.7287</text:p>
          </table:table-cell>
          <table:table-cell office:value-type="float" office:value="18.14127" calcext:value-type="float">
            <text:p>18.14127</text:p>
          </table:table-cell>
          <table:table-cell office:value-type="float" office:value="20.17905" calcext:value-type="float">
            <text:p>20.17905</text:p>
          </table:table-cell>
          <table:table-cell office:value-type="float" office:value="18.63187" calcext:value-type="float">
            <text:p>18.63187</text:p>
          </table:table-cell>
          <table:table-cell office:value-type="float" office:value="18.20206" calcext:value-type="float">
            <text:p>18.20206</text:p>
          </table:table-cell>
          <table:table-cell office:value-type="float" office:value="17.8248" calcext:value-type="float">
            <text:p>17.8248</text:p>
          </table:table-cell>
          <table:table-cell office:value-type="float" office:value="15.43616" calcext:value-type="float">
            <text:p>15.43616</text:p>
          </table:table-cell>
          <table:table-cell office:value-type="float" office:value="15.2515" calcext:value-type="float">
            <text:p>15.2515</text:p>
          </table:table-cell>
          <table:table-cell office:value-type="float" office:value="13.54373" calcext:value-type="float">
            <text:p>13.54373</text:p>
          </table:table-cell>
          <table:table-cell office:value-type="float" office:value="13.32748" calcext:value-type="float">
            <text:p>13.32748</text:p>
          </table:table-cell>
          <table:table-cell office:value-type="float" office:value="12.14456" calcext:value-type="float">
            <text:p>12.14456</text:p>
          </table:table-cell>
          <table:table-cell office:value-type="float" office:value="11.97617" calcext:value-type="float">
            <text:p>11.97617</text:p>
          </table:table-cell>
          <table:table-cell office:value-type="float" office:value="11.22284" calcext:value-type="float">
            <text:p>11.22284</text:p>
          </table:table-cell>
          <table:table-cell office:value-type="float" office:value="11.09973" calcext:value-type="float">
            <text:p>11.09973</text:p>
          </table:table-cell>
          <table:table-cell office:value-type="float" office:value="10.80359" calcext:value-type="float">
            <text:p>10.80359</text:p>
          </table:table-cell>
          <table:table-cell office:value-type="float" office:value="10.7027" calcext:value-type="float">
            <text:p>10.7027</text:p>
          </table:table-cell>
          <table:table-cell office:value-type="float" office:value="27.50201" calcext:value-type="float">
            <text:p>27.50201</text:p>
          </table:table-cell>
          <table:table-cell office:value-type="float" office:value="9.314545" calcext:value-type="float">
            <text:p>9.31454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4062003" calcext:value-type="float">
            <text:p>4062003</text:p>
          </table:table-cell>
          <table:table-cell office:value-type="float" office:value="21.75876" calcext:value-type="float">
            <text:p>21.75876</text:p>
          </table:table-cell>
          <table:table-cell office:value-type="float" office:value="20.75" calcext:value-type="float">
            <text:p>20.75</text:p>
          </table:table-cell>
          <table:table-cell office:value-type="float" office:value="9.24" calcext:value-type="float">
            <text:p>9.24</text:p>
          </table:table-cell>
          <table:table-cell office:value-type="float" office:value="1.396188" calcext:value-type="float">
            <text:p>1.396188</text:p>
          </table:table-cell>
          <table:table-cell office:value-type="float" office:value="1.024491" calcext:value-type="float">
            <text:p>1.024491</text:p>
          </table:table-cell>
          <table:table-cell office:value-type="float" office:value="146.844" calcext:value-type="float">
            <text:p>146.844</text:p>
          </table:table-cell>
          <table:table-cell office:value-type="float" office:value="0" calcext:value-type="float">
            <text:p>0</text:p>
          </table:table-cell>
          <table:table-cell office:value-type="float" office:value="30.24719" calcext:value-type="float">
            <text:p>30.24719</text:p>
          </table:table-cell>
          <table:table-cell office:value-type="float" office:value="9.035675" calcext:value-type="float">
            <text:p>9.035675</text:p>
          </table:table-cell>
          <table:table-cell office:value-type="float" office:value="24.36063" calcext:value-type="float">
            <text:p>24.36063</text:p>
          </table:table-cell>
          <table:table-cell office:value-type="float" office:value="11.16409" calcext:value-type="float">
            <text:p>11.16409</text:p>
          </table:table-cell>
          <table:table-cell office:value-type="float" office:value="22.10455" calcext:value-type="float">
            <text:p>22.10455</text:p>
          </table:table-cell>
          <table:table-cell office:value-type="float" office:value="13.16626" calcext:value-type="float">
            <text:p>13.16626</text:p>
          </table:table-cell>
          <table:table-cell office:value-type="float" office:value="20.45663" calcext:value-type="float">
            <text:p>20.45663</text:p>
          </table:table-cell>
          <table:table-cell office:value-type="float" office:value="14.85797" calcext:value-type="float">
            <text:p>14.85797</text:p>
          </table:table-cell>
          <table:table-cell office:value-type="float" office:value="19.58121" calcext:value-type="float">
            <text:p>19.58121</text:p>
          </table:table-cell>
          <table:table-cell office:value-type="float" office:value="15.87653" calcext:value-type="float">
            <text:p>15.87653</text:p>
          </table:table-cell>
          <table:table-cell office:value-type="float" office:value="18.84576" calcext:value-type="float">
            <text:p>18.84576</text:p>
          </table:table-cell>
          <table:table-cell office:value-type="float" office:value="16.86905" calcext:value-type="float">
            <text:p>16.86905</text:p>
          </table:table-cell>
          <table:table-cell office:value-type="float" office:value="18.4436" calcext:value-type="float">
            <text:p>18.4436</text:p>
          </table:table-cell>
          <table:table-cell office:value-type="float" office:value="17.45749" calcext:value-type="float">
            <text:p>17.45749</text:p>
          </table:table-cell>
          <table:table-cell office:value-type="float" office:value="18.62451" calcext:value-type="float">
            <text:p>18.62451</text:p>
          </table:table-cell>
          <table:table-cell office:value-type="float" office:value="17.92169" calcext:value-type="float">
            <text:p>17.92169</text:p>
          </table:table-cell>
          <table:table-cell office:value-type="float" office:value="17.81976" calcext:value-type="float">
            <text:p>17.81976</text:p>
          </table:table-cell>
          <table:table-cell office:value-type="float" office:value="17.35126" calcext:value-type="float">
            <text:p>17.35126</text:p>
          </table:table-cell>
          <table:table-cell office:value-type="float" office:value="15.4837" calcext:value-type="float">
            <text:p>15.4837</text:p>
          </table:table-cell>
          <table:table-cell office:value-type="float" office:value="15.43723" calcext:value-type="float">
            <text:p>15.43723</text:p>
          </table:table-cell>
          <table:table-cell office:value-type="float" office:value="13.71387" calcext:value-type="float">
            <text:p>13.71387</text:p>
          </table:table-cell>
          <table:table-cell office:value-type="float" office:value="13.54578" calcext:value-type="float">
            <text:p>13.54578</text:p>
          </table:table-cell>
          <table:table-cell office:value-type="float" office:value="12.31116" calcext:value-type="float">
            <text:p>12.31116</text:p>
          </table:table-cell>
          <table:table-cell office:value-type="float" office:value="12.14633" calcext:value-type="float">
            <text:p>12.14633</text:p>
          </table:table-cell>
          <table:table-cell office:value-type="float" office:value="11.35226" calcext:value-type="float">
            <text:p>11.35226</text:p>
          </table:table-cell>
          <table:table-cell office:value-type="float" office:value="11.22418" calcext:value-type="float">
            <text:p>11.22418</text:p>
          </table:table-cell>
          <table:table-cell office:value-type="float" office:value="10.91013" calcext:value-type="float">
            <text:p>10.91013</text:p>
          </table:table-cell>
          <table:table-cell office:value-type="float" office:value="10.80469" calcext:value-type="float">
            <text:p>10.80469</text:p>
          </table:table-cell>
          <table:table-cell office:value-type="float" office:value="30.24713" calcext:value-type="float">
            <text:p>30.24713</text:p>
          </table:table-cell>
          <table:table-cell office:value-type="float" office:value="9.035675" calcext:value-type="float">
            <text:p>9.03567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5062003" calcext:value-type="float">
            <text:p>5062003</text:p>
          </table:table-cell>
          <table:table-cell office:value-type="float" office:value="17.4877" calcext:value-type="float">
            <text:p>17.4877</text:p>
          </table:table-cell>
          <table:table-cell office:value-type="float" office:value="24.04" calcext:value-type="float">
            <text:p>24.04</text:p>
          </table:table-cell>
          <table:table-cell office:value-type="float" office:value="11.76" calcext:value-type="float">
            <text:p>11.76</text:p>
          </table:table-cell>
          <table:table-cell office:value-type="float" office:value="1.648027" calcext:value-type="float">
            <text:p>1.648027</text:p>
          </table:table-cell>
          <table:table-cell office:value-type="float" office:value="1.211768" calcext:value-type="float">
            <text:p>1.211768</text:p>
          </table:table-cell>
          <table:table-cell office:value-type="float" office:value="235.008" calcext:value-type="float">
            <text:p>235.008</text:p>
          </table:table-cell>
          <table:table-cell office:value-type="float" office:value="4.3" calcext:value-type="float">
            <text:p>4.3</text:p>
          </table:table-cell>
          <table:table-cell office:value-type="float" office:value="37.01981" calcext:value-type="float">
            <text:p>37.01981</text:p>
          </table:table-cell>
          <table:table-cell office:value-type="float" office:value="12.17422" calcext:value-type="float">
            <text:p>12.17422</text:p>
          </table:table-cell>
          <table:table-cell office:value-type="float" office:value="26.16705" calcext:value-type="float">
            <text:p>26.16705</text:p>
          </table:table-cell>
          <table:table-cell office:value-type="float" office:value="14.92636" calcext:value-type="float">
            <text:p>14.92636</text:p>
          </table:table-cell>
          <table:table-cell office:value-type="float" office:value="23.2608" calcext:value-type="float">
            <text:p>23.2608</text:p>
          </table:table-cell>
          <table:table-cell office:value-type="float" office:value="16.42719" calcext:value-type="float">
            <text:p>16.42719</text:p>
          </table:table-cell>
          <table:table-cell office:value-type="float" office:value="21.64395" calcext:value-type="float">
            <text:p>21.64395</text:p>
          </table:table-cell>
          <table:table-cell office:value-type="float" office:value="17.34222" calcext:value-type="float">
            <text:p>17.34222</text:p>
          </table:table-cell>
          <table:table-cell office:value-type="float" office:value="20.66357" calcext:value-type="float">
            <text:p>20.66357</text:p>
          </table:table-cell>
          <table:table-cell office:value-type="float" office:value="17.76483" calcext:value-type="float">
            <text:p>17.76483</text:p>
          </table:table-cell>
          <table:table-cell office:value-type="float" office:value="19.68073" calcext:value-type="float">
            <text:p>19.68073</text:p>
          </table:table-cell>
          <table:table-cell office:value-type="float" office:value="18.09686" calcext:value-type="float">
            <text:p>18.09686</text:p>
          </table:table-cell>
          <table:table-cell office:value-type="float" office:value="18.98761" calcext:value-type="float">
            <text:p>18.98761</text:p>
          </table:table-cell>
          <table:table-cell office:value-type="float" office:value="18.09781" calcext:value-type="float">
            <text:p>18.09781</text:p>
          </table:table-cell>
          <table:table-cell office:value-type="float" office:value="18.04013" calcext:value-type="float">
            <text:p>18.04013</text:p>
          </table:table-cell>
          <table:table-cell office:value-type="float" office:value="17.90768" calcext:value-type="float">
            <text:p>17.90768</text:p>
          </table:table-cell>
          <table:table-cell office:value-type="float" office:value="17.34714" calcext:value-type="float">
            <text:p>17.34714</text:p>
          </table:table-cell>
          <table:table-cell office:value-type="float" office:value="17.08328" calcext:value-type="float">
            <text:p>17.08328</text:p>
          </table:table-cell>
          <table:table-cell office:value-type="float" office:value="15.48352" calcext:value-type="float">
            <text:p>15.48352</text:p>
          </table:table-cell>
          <table:table-cell office:value-type="float" office:value="15.46054" calcext:value-type="float">
            <text:p>15.46054</text:p>
          </table:table-cell>
          <table:table-cell office:value-type="float" office:value="13.83127" calcext:value-type="float">
            <text:p>13.83127</text:p>
          </table:table-cell>
          <table:table-cell office:value-type="float" office:value="13.71533" calcext:value-type="float">
            <text:p>13.71533</text:p>
          </table:table-cell>
          <table:table-cell office:value-type="float" office:value="12.46368" calcext:value-type="float">
            <text:p>12.46368</text:p>
          </table:table-cell>
          <table:table-cell office:value-type="float" office:value="12.31281" calcext:value-type="float">
            <text:p>12.31281</text:p>
          </table:table-cell>
          <table:table-cell office:value-type="float" office:value="11.48346" calcext:value-type="float">
            <text:p>11.48346</text:p>
          </table:table-cell>
          <table:table-cell office:value-type="float" office:value="11.35364" calcext:value-type="float">
            <text:p>11.35364</text:p>
          </table:table-cell>
          <table:table-cell office:value-type="float" office:value="11.02121" calcext:value-type="float">
            <text:p>11.02121</text:p>
          </table:table-cell>
          <table:table-cell office:value-type="float" office:value="10.91122" calcext:value-type="float">
            <text:p>10.91122</text:p>
          </table:table-cell>
          <table:table-cell office:value-type="float" office:value="37.01974" calcext:value-type="float">
            <text:p>37.01974</text:p>
          </table:table-cell>
          <table:table-cell office:value-type="float" office:value="12.17422" calcext:value-type="float">
            <text:p>12.1742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6062003" calcext:value-type="float">
            <text:p>6062003</text:p>
          </table:table-cell>
          <table:table-cell office:value-type="float" office:value="27.93024" calcext:value-type="float">
            <text:p>27.93024</text:p>
          </table:table-cell>
          <table:table-cell office:value-type="float" office:value="22.99" calcext:value-type="float">
            <text:p>22.99</text:p>
          </table:table-cell>
          <table:table-cell office:value-type="float" office:value="11.03" calcext:value-type="float">
            <text:p>11.03</text:p>
          </table:table-cell>
          <table:table-cell office:value-type="float" office:value="1.414312" calcext:value-type="float">
            <text:p>1.414312</text:p>
          </table:table-cell>
          <table:table-cell office:value-type="float" office:value="1.003961" calcext:value-type="float">
            <text:p>1.003961</text:p>
          </table:table-cell>
          <table:table-cell office:value-type="float" office:value="311.04" calcext:value-type="float">
            <text:p>311.04</text:p>
          </table:table-cell>
          <table:table-cell office:value-type="float" office:value="0" calcext:value-type="float">
            <text:p>0</text:p>
          </table:table-cell>
          <table:table-cell office:value-type="float" office:value="42.95273" calcext:value-type="float">
            <text:p>42.95273</text:p>
          </table:table-cell>
          <table:table-cell office:value-type="float" office:value="11.18567" calcext:value-type="float">
            <text:p>11.18567</text:p>
          </table:table-cell>
          <table:table-cell office:value-type="float" office:value="31.27933" calcext:value-type="float">
            <text:p>31.27933</text:p>
          </table:table-cell>
          <table:table-cell office:value-type="float" office:value="13.37555" calcext:value-type="float">
            <text:p>13.37555</text:p>
          </table:table-cell>
          <table:table-cell office:value-type="float" office:value="26.62875" calcext:value-type="float">
            <text:p>26.62875</text:p>
          </table:table-cell>
          <table:table-cell office:value-type="float" office:value="15.33423" calcext:value-type="float">
            <text:p>15.33423</text:p>
          </table:table-cell>
          <table:table-cell office:value-type="float" office:value="23.7674" calcext:value-type="float">
            <text:p>23.7674</text:p>
          </table:table-cell>
          <table:table-cell office:value-type="float" office:value="16.71567" calcext:value-type="float">
            <text:p>16.71567</text:p>
          </table:table-cell>
          <table:table-cell office:value-type="float" office:value="22.12186" calcext:value-type="float">
            <text:p>22.12186</text:p>
          </table:table-cell>
          <table:table-cell office:value-type="float" office:value="17.42764" calcext:value-type="float">
            <text:p>17.42764</text:p>
          </table:table-cell>
          <table:table-cell office:value-type="float" office:value="20.58987" calcext:value-type="float">
            <text:p>20.58987</text:p>
          </table:table-cell>
          <table:table-cell office:value-type="float" office:value="18.005" calcext:value-type="float">
            <text:p>18.005</text:p>
          </table:table-cell>
          <table:table-cell office:value-type="float" office:value="19.55185" calcext:value-type="float">
            <text:p>19.55185</text:p>
          </table:table-cell>
          <table:table-cell office:value-type="float" office:value="18.09265" calcext:value-type="float">
            <text:p>18.09265</text:p>
          </table:table-cell>
          <table:table-cell office:value-type="float" office:value="18.13321" calcext:value-type="float">
            <text:p>18.13321</text:p>
          </table:table-cell>
          <table:table-cell office:value-type="float" office:value="17.94626" calcext:value-type="float">
            <text:p>17.94626</text:p>
          </table:table-cell>
          <table:table-cell office:value-type="float" office:value="17.08185" calcext:value-type="float">
            <text:p>17.08185</text:p>
          </table:table-cell>
          <table:table-cell office:value-type="float" office:value="16.98236" calcext:value-type="float">
            <text:p>16.98236</text:p>
          </table:table-cell>
          <table:table-cell office:value-type="float" office:value="15.46021" calcext:value-type="float">
            <text:p>15.46021</text:p>
          </table:table-cell>
          <table:table-cell office:value-type="float" office:value="15.43527" calcext:value-type="float">
            <text:p>15.43527</text:p>
          </table:table-cell>
          <table:table-cell office:value-type="float" office:value="13.91428" calcext:value-type="float">
            <text:p>13.91428</text:p>
          </table:table-cell>
          <table:table-cell office:value-type="float" office:value="13.83228" calcext:value-type="float">
            <text:p>13.83228</text:p>
          </table:table-cell>
          <table:table-cell office:value-type="float" office:value="12.59814" calcext:value-type="float">
            <text:p>12.59814</text:p>
          </table:table-cell>
          <table:table-cell office:value-type="float" office:value="12.46515" calcext:value-type="float">
            <text:p>12.46515</text:p>
          </table:table-cell>
          <table:table-cell office:value-type="float" office:value="11.61261" calcext:value-type="float">
            <text:p>11.61261</text:p>
          </table:table-cell>
          <table:table-cell office:value-type="float" office:value="11.48486" calcext:value-type="float">
            <text:p>11.48486</text:p>
          </table:table-cell>
          <table:table-cell office:value-type="float" office:value="11.13464" calcext:value-type="float">
            <text:p>11.13464</text:p>
          </table:table-cell>
          <table:table-cell office:value-type="float" office:value="11.02234" calcext:value-type="float">
            <text:p>11.02234</text:p>
          </table:table-cell>
          <table:table-cell office:value-type="float" office:value="42.95264" calcext:value-type="float">
            <text:p>42.95264</text:p>
          </table:table-cell>
          <table:table-cell office:value-type="float" office:value="11.18567" calcext:value-type="float">
            <text:p>11.1856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7062003" calcext:value-type="float">
            <text:p>7062003</text:p>
          </table:table-cell>
          <table:table-cell office:value-type="float" office:value="6.20748" calcext:value-type="float">
            <text:p>6.20748</text:p>
          </table:table-cell>
          <table:table-cell office:value-type="float" office:value="15.08" calcext:value-type="float">
            <text:p>15.08</text:p>
          </table:table-cell>
          <table:table-cell office:value-type="float" office:value="10.67" calcext:value-type="float">
            <text:p>10.67</text:p>
          </table:table-cell>
          <table:table-cell office:value-type="float" office:value="1.504976" calcext:value-type="float">
            <text:p>1.504976</text:p>
          </table:table-cell>
          <table:table-cell office:value-type="float" office:value="1.127305" calcext:value-type="float">
            <text:p>1.127305</text:p>
          </table:table-cell>
          <table:table-cell office:value-type="float" office:value="297.36" calcext:value-type="float">
            <text:p>297.36</text:p>
          </table:table-cell>
          <table:table-cell office:value-type="float" office:value="15.7" calcext:value-type="float">
            <text:p>15.7</text:p>
          </table:table-cell>
          <table:table-cell office:value-type="float" office:value="19.95605" calcext:value-type="float">
            <text:p>19.95605</text:p>
          </table:table-cell>
          <table:table-cell office:value-type="float" office:value="10.56766" calcext:value-type="float">
            <text:p>10.56766</text:p>
          </table:table-cell>
          <table:table-cell office:value-type="float" office:value="18.35959" calcext:value-type="float">
            <text:p>18.35959</text:p>
          </table:table-cell>
          <table:table-cell office:value-type="float" office:value="12.64899" calcext:value-type="float">
            <text:p>12.64899</text:p>
          </table:table-cell>
          <table:table-cell office:value-type="float" office:value="20.38098" calcext:value-type="float">
            <text:p>20.38098</text:p>
          </table:table-cell>
          <table:table-cell office:value-type="float" office:value="14.63681" calcext:value-type="float">
            <text:p>14.63681</text:p>
          </table:table-cell>
          <table:table-cell office:value-type="float" office:value="21.21066" calcext:value-type="float">
            <text:p>21.21066</text:p>
          </table:table-cell>
          <table:table-cell office:value-type="float" office:value="16.19275" calcext:value-type="float">
            <text:p>16.19275</text:p>
          </table:table-cell>
          <table:table-cell office:value-type="float" office:value="21.0766" calcext:value-type="float">
            <text:p>21.0766</text:p>
          </table:table-cell>
          <table:table-cell office:value-type="float" office:value="16.97461" calcext:value-type="float">
            <text:p>16.97461</text:p>
          </table:table-cell>
          <table:table-cell office:value-type="float" office:value="20.53394" calcext:value-type="float">
            <text:p>20.53394</text:p>
          </table:table-cell>
          <table:table-cell office:value-type="float" office:value="17.71109" calcext:value-type="float">
            <text:p>17.71109</text:p>
          </table:table-cell>
          <table:table-cell office:value-type="float" office:value="19.5813" calcext:value-type="float">
            <text:p>19.5813</text:p>
          </table:table-cell>
          <table:table-cell office:value-type="float" office:value="17.96179" calcext:value-type="float">
            <text:p>17.96179</text:p>
          </table:table-cell>
          <table:table-cell office:value-type="float" office:value="18.32333" calcext:value-type="float">
            <text:p>18.32333</text:p>
          </table:table-cell>
          <table:table-cell office:value-type="float" office:value="18.00323" calcext:value-type="float">
            <text:p>18.00323</text:p>
          </table:table-cell>
          <table:table-cell office:value-type="float" office:value="17.00485" calcext:value-type="float">
            <text:p>17.00485</text:p>
          </table:table-cell>
          <table:table-cell office:value-type="float" office:value="16.98187" calcext:value-type="float">
            <text:p>16.98187</text:p>
          </table:table-cell>
          <table:table-cell office:value-type="float" office:value="15.43506" calcext:value-type="float">
            <text:p>15.43506</text:p>
          </table:table-cell>
          <table:table-cell office:value-type="float" office:value="15.43011" calcext:value-type="float">
            <text:p>15.43011</text:p>
          </table:table-cell>
          <table:table-cell office:value-type="float" office:value="13.98193" calcext:value-type="float">
            <text:p>13.98193</text:p>
          </table:table-cell>
          <table:table-cell office:value-type="float" office:value="13.91501" calcext:value-type="float">
            <text:p>13.91501</text:p>
          </table:table-cell>
          <table:table-cell office:value-type="float" office:value="12.71716" calcext:value-type="float">
            <text:p>12.71716</text:p>
          </table:table-cell>
          <table:table-cell office:value-type="float" office:value="12.59949" calcext:value-type="float">
            <text:p>12.59949</text:p>
          </table:table-cell>
          <table:table-cell office:value-type="float" office:value="11.73779" calcext:value-type="float">
            <text:p>11.73779</text:p>
          </table:table-cell>
          <table:table-cell office:value-type="float" office:value="11.61392" calcext:value-type="float">
            <text:p>11.61392</text:p>
          </table:table-cell>
          <table:table-cell office:value-type="float" office:value="11.24893" calcext:value-type="float">
            <text:p>11.24893</text:p>
          </table:table-cell>
          <table:table-cell office:value-type="float" office:value="11.13583" calcext:value-type="float">
            <text:p>11.13583</text:p>
          </table:table-cell>
          <table:table-cell office:value-type="float" office:value="21.17075" calcext:value-type="float">
            <text:p>21.17075</text:p>
          </table:table-cell>
          <table:table-cell office:value-type="float" office:value="8.993042" calcext:value-type="float">
            <text:p>8.99304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8062003" calcext:value-type="float">
            <text:p>8062003</text:p>
          </table:table-cell>
          <table:table-cell office:value-type="float" office:value="20.94598" calcext:value-type="float">
            <text:p>20.94598</text:p>
          </table:table-cell>
          <table:table-cell office:value-type="float" office:value="20.92" calcext:value-type="float">
            <text:p>20.92</text:p>
          </table:table-cell>
          <table:table-cell office:value-type="float" office:value="10.9" calcext:value-type="float">
            <text:p>10.9</text:p>
          </table:table-cell>
          <table:table-cell office:value-type="float" office:value="1.439405" calcext:value-type="float">
            <text:p>1.439405</text:p>
          </table:table-cell>
          <table:table-cell office:value-type="float" office:value="1.135363" calcext:value-type="float">
            <text:p>1.135363</text:p>
          </table:table-cell>
          <table:table-cell office:value-type="float" office:value="343.368" calcext:value-type="float">
            <text:p>343.368</text:p>
          </table:table-cell>
          <table:table-cell office:value-type="float" office:value="0" calcext:value-type="float">
            <text:p>0</text:p>
          </table:table-cell>
          <table:table-cell office:value-type="float" office:value="27.50116" calcext:value-type="float">
            <text:p>27.50116</text:p>
          </table:table-cell>
          <table:table-cell office:value-type="float" office:value="10.00211" calcext:value-type="float">
            <text:p>10.00211</text:p>
          </table:table-cell>
          <table:table-cell office:value-type="float" office:value="23.99716" calcext:value-type="float">
            <text:p>23.99716</text:p>
          </table:table-cell>
          <table:table-cell office:value-type="float" office:value="11.64453" calcext:value-type="float">
            <text:p>11.64453</text:p>
          </table:table-cell>
          <table:table-cell office:value-type="float" office:value="21.55789" calcext:value-type="float">
            <text:p>21.55789</text:p>
          </table:table-cell>
          <table:table-cell office:value-type="float" office:value="13.32593" calcext:value-type="float">
            <text:p>13.32593</text:p>
          </table:table-cell>
          <table:table-cell office:value-type="float" office:value="19.94861" calcext:value-type="float">
            <text:p>19.94861</text:p>
          </table:table-cell>
          <table:table-cell office:value-type="float" office:value="14.74179" calcext:value-type="float">
            <text:p>14.74179</text:p>
          </table:table-cell>
          <table:table-cell office:value-type="float" office:value="19.08701" calcext:value-type="float">
            <text:p>19.08701</text:p>
          </table:table-cell>
          <table:table-cell office:value-type="float" office:value="15.60962" calcext:value-type="float">
            <text:p>15.60962</text:p>
          </table:table-cell>
          <table:table-cell office:value-type="float" office:value="18.33139" calcext:value-type="float">
            <text:p>18.33139</text:p>
          </table:table-cell>
          <table:table-cell office:value-type="float" office:value="16.47964" calcext:value-type="float">
            <text:p>16.47964</text:p>
          </table:table-cell>
          <table:table-cell office:value-type="float" office:value="17.94403" calcext:value-type="float">
            <text:p>17.94403</text:p>
          </table:table-cell>
          <table:table-cell office:value-type="float" office:value="16.98322" calcext:value-type="float">
            <text:p>16.98322</text:p>
          </table:table-cell>
          <table:table-cell office:value-type="float" office:value="17.99612" calcext:value-type="float">
            <text:p>17.99612</text:p>
          </table:table-cell>
          <table:table-cell office:value-type="float" office:value="17.36581" calcext:value-type="float">
            <text:p>17.36581</text:p>
          </table:table-cell>
          <table:table-cell office:value-type="float" office:value="16.98904" calcext:value-type="float">
            <text:p>16.98904</text:p>
          </table:table-cell>
          <table:table-cell office:value-type="float" office:value="16.78668" calcext:value-type="float">
            <text:p>16.78668</text:p>
          </table:table-cell>
          <table:table-cell office:value-type="float" office:value="15.43335" calcext:value-type="float">
            <text:p>15.43335</text:p>
          </table:table-cell>
          <table:table-cell office:value-type="float" office:value="15.42288" calcext:value-type="float">
            <text:p>15.42288</text:p>
          </table:table-cell>
          <table:table-cell office:value-type="float" office:value="14.04294" calcext:value-type="float">
            <text:p>14.04294</text:p>
          </table:table-cell>
          <table:table-cell office:value-type="float" office:value="13.9826" calcext:value-type="float">
            <text:p>13.9826</text:p>
          </table:table-cell>
          <table:table-cell office:value-type="float" office:value="12.82416" calcext:value-type="float">
            <text:p>12.82416</text:p>
          </table:table-cell>
          <table:table-cell office:value-type="float" office:value="12.71832" calcext:value-type="float">
            <text:p>12.71832</text:p>
          </table:table-cell>
          <table:table-cell office:value-type="float" office:value="11.85767" calcext:value-type="float">
            <text:p>11.85767</text:p>
          </table:table-cell>
          <table:table-cell office:value-type="float" office:value="11.73904" calcext:value-type="float">
            <text:p>11.73904</text:p>
          </table:table-cell>
          <table:table-cell office:value-type="float" office:value="11.36316" calcext:value-type="float">
            <text:p>11.36316</text:p>
          </table:table-cell>
          <table:table-cell office:value-type="float" office:value="11.25012" calcext:value-type="float">
            <text:p>11.25012</text:p>
          </table:table-cell>
          <table:table-cell office:value-type="float" office:value="29.26895" calcext:value-type="float">
            <text:p>29.26895</text:p>
          </table:table-cell>
          <table:table-cell office:value-type="float" office:value="8.683411" calcext:value-type="float">
            <text:p>8.68341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9062003" calcext:value-type="float">
            <text:p>9062003</text:p>
          </table:table-cell>
          <table:table-cell office:value-type="float" office:value="26.96112" calcext:value-type="float">
            <text:p>26.96112</text:p>
          </table:table-cell>
          <table:table-cell office:value-type="float" office:value="30.32" calcext:value-type="float">
            <text:p>30.32</text:p>
          </table:table-cell>
          <table:table-cell office:value-type="float" office:value="10.68" calcext:value-type="float">
            <text:p>10.68</text:p>
          </table:table-cell>
          <table:table-cell office:value-type="float" office:value="2.010098" calcext:value-type="float">
            <text:p>2.010098</text:p>
          </table:table-cell>
          <table:table-cell office:value-type="float" office:value="1.049603" calcext:value-type="float">
            <text:p>1.049603</text:p>
          </table:table-cell>
          <table:table-cell office:value-type="float" office:value="419.688" calcext:value-type="float">
            <text:p>419.688</text:p>
          </table:table-cell>
          <table:table-cell office:value-type="float" office:value="5.7" calcext:value-type="float">
            <text:p>5.7</text:p>
          </table:table-cell>
          <table:table-cell office:value-type="float" office:value="44.27307" calcext:value-type="float">
            <text:p>44.27307</text:p>
          </table:table-cell>
          <table:table-cell office:value-type="float" office:value="10.68402" calcext:value-type="float">
            <text:p>10.68402</text:p>
          </table:table-cell>
          <table:table-cell office:value-type="float" office:value="31.91205" calcext:value-type="float">
            <text:p>31.91205</text:p>
          </table:table-cell>
          <table:table-cell office:value-type="float" office:value="12.74622" calcext:value-type="float">
            <text:p>12.74622</text:p>
          </table:table-cell>
          <table:table-cell office:value-type="float" office:value="27.3696" calcext:value-type="float">
            <text:p>27.3696</text:p>
          </table:table-cell>
          <table:table-cell office:value-type="float" office:value="14.58118" calcext:value-type="float">
            <text:p>14.58118</text:p>
          </table:table-cell>
          <table:table-cell office:value-type="float" office:value="24.01041" calcext:value-type="float">
            <text:p>24.01041</text:p>
          </table:table-cell>
          <table:table-cell office:value-type="float" office:value="15.89038" calcext:value-type="float">
            <text:p>15.89038</text:p>
          </table:table-cell>
          <table:table-cell office:value-type="float" office:value="22.1474" calcext:value-type="float">
            <text:p>22.1474</text:p>
          </table:table-cell>
          <table:table-cell office:value-type="float" office:value="16.56213" calcext:value-type="float">
            <text:p>16.56213</text:p>
          </table:table-cell>
          <table:table-cell office:value-type="float" office:value="20.43396" calcext:value-type="float">
            <text:p>20.43396</text:p>
          </table:table-cell>
          <table:table-cell office:value-type="float" office:value="17.13815" calcext:value-type="float">
            <text:p>17.13815</text:p>
          </table:table-cell>
          <table:table-cell office:value-type="float" office:value="19.1517" calcext:value-type="float">
            <text:p>19.1517</text:p>
          </table:table-cell>
          <table:table-cell office:value-type="float" office:value="17.29279" calcext:value-type="float">
            <text:p>17.29279</text:p>
          </table:table-cell>
          <table:table-cell office:value-type="float" office:value="17.55237" calcext:value-type="float">
            <text:p>17.55237</text:p>
          </table:table-cell>
          <table:table-cell office:value-type="float" office:value="17.29111" calcext:value-type="float">
            <text:p>17.29111</text:p>
          </table:table-cell>
          <table:table-cell office:value-type="float" office:value="16.78455" calcext:value-type="float">
            <text:p>16.78455</text:p>
          </table:table-cell>
          <table:table-cell office:value-type="float" office:value="16.63715" calcext:value-type="float">
            <text:p>16.63715</text:p>
          </table:table-cell>
          <table:table-cell office:value-type="float" office:value="15.42258" calcext:value-type="float">
            <text:p>15.42258</text:p>
          </table:table-cell>
          <table:table-cell office:value-type="float" office:value="15.38809" calcext:value-type="float">
            <text:p>15.38809</text:p>
          </table:table-cell>
          <table:table-cell office:value-type="float" office:value="14.09088" calcext:value-type="float">
            <text:p>14.09088</text:p>
          </table:table-cell>
          <table:table-cell office:value-type="float" office:value="14.04355" calcext:value-type="float">
            <text:p>14.04355</text:p>
          </table:table-cell>
          <table:table-cell office:value-type="float" office:value="12.92111" calcext:value-type="float">
            <text:p>12.92111</text:p>
          </table:table-cell>
          <table:table-cell office:value-type="float" office:value="12.82523" calcext:value-type="float">
            <text:p>12.82523</text:p>
          </table:table-cell>
          <table:table-cell office:value-type="float" office:value="11.97223" calcext:value-type="float">
            <text:p>11.97223</text:p>
          </table:table-cell>
          <table:table-cell office:value-type="float" office:value="11.85886" calcext:value-type="float">
            <text:p>11.85886</text:p>
          </table:table-cell>
          <table:table-cell office:value-type="float" office:value="11.47614" calcext:value-type="float">
            <text:p>11.47614</text:p>
          </table:table-cell>
          <table:table-cell office:value-type="float" office:value="11.36435" calcext:value-type="float">
            <text:p>11.36435</text:p>
          </table:table-cell>
          <table:table-cell office:value-type="float" office:value="44.27295" calcext:value-type="float">
            <text:p>44.27295</text:p>
          </table:table-cell>
          <table:table-cell office:value-type="float" office:value="10.68402" calcext:value-type="float">
            <text:p>10.6840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0062003" calcext:value-type="float">
            <text:p>10062003</text:p>
          </table:table-cell>
          <table:table-cell office:value-type="float" office:value="24.62808" calcext:value-type="float">
            <text:p>24.62808</text:p>
          </table:table-cell>
          <table:table-cell office:value-type="float" office:value="23.12" calcext:value-type="float">
            <text:p>23.12</text:p>
          </table:table-cell>
          <table:table-cell office:value-type="float" office:value="13.92" calcext:value-type="float">
            <text:p>13.92</text:p>
          </table:table-cell>
          <table:table-cell office:value-type="float" office:value="1.874054" calcext:value-type="float">
            <text:p>1.874054</text:p>
          </table:table-cell>
          <table:table-cell office:value-type="float" office:value="1.337436" calcext:value-type="float">
            <text:p>1.337436</text:p>
          </table:table-cell>
          <table:table-cell office:value-type="float" office:value="346.824" calcext:value-type="float">
            <text:p>346.824</text:p>
          </table:table-cell>
          <table:table-cell office:value-type="float" office:value="0.1" calcext:value-type="float">
            <text:p>0.1</text:p>
          </table:table-cell>
          <table:table-cell office:value-type="float" office:value="31.83731" calcext:value-type="float">
            <text:p>31.83731</text:p>
          </table:table-cell>
          <table:table-cell office:value-type="float" office:value="15.54477" calcext:value-type="float">
            <text:p>15.54477</text:p>
          </table:table-cell>
          <table:table-cell office:value-type="float" office:value="27.07175" calcext:value-type="float">
            <text:p>27.07175</text:p>
          </table:table-cell>
          <table:table-cell office:value-type="float" office:value="17.87909" calcext:value-type="float">
            <text:p>17.87909</text:p>
          </table:table-cell>
          <table:table-cell office:value-type="float" office:value="24.88779" calcext:value-type="float">
            <text:p>24.88779</text:p>
          </table:table-cell>
          <table:table-cell office:value-type="float" office:value="18.93167" calcext:value-type="float">
            <text:p>18.93167</text:p>
          </table:table-cell>
          <table:table-cell office:value-type="float" office:value="23.11032" calcext:value-type="float">
            <text:p>23.11032</text:p>
          </table:table-cell>
          <table:table-cell office:value-type="float" office:value="19.44778" calcext:value-type="float">
            <text:p>19.44778</text:p>
          </table:table-cell>
          <table:table-cell office:value-type="float" office:value="21.95905" calcext:value-type="float">
            <text:p>21.95905</text:p>
          </table:table-cell>
          <table:table-cell office:value-type="float" office:value="19.5466" calcext:value-type="float">
            <text:p>19.5466</text:p>
          </table:table-cell>
          <table:table-cell office:value-type="float" office:value="20.73346" calcext:value-type="float">
            <text:p>20.73346</text:p>
          </table:table-cell>
          <table:table-cell office:value-type="float" office:value="19.43607" calcext:value-type="float">
            <text:p>19.43607</text:p>
          </table:table-cell>
          <table:table-cell office:value-type="float" office:value="19.72775" calcext:value-type="float">
            <text:p>19.72775</text:p>
          </table:table-cell>
          <table:table-cell office:value-type="float" office:value="18.9169" calcext:value-type="float">
            <text:p>18.9169</text:p>
          </table:table-cell>
          <table:table-cell office:value-type="float" office:value="18.24112" calcext:value-type="float">
            <text:p>18.24112</text:p>
          </table:table-cell>
          <table:table-cell office:value-type="float" office:value="17.56549" calcext:value-type="float">
            <text:p>17.56549</text:p>
          </table:table-cell>
          <table:table-cell office:value-type="float" office:value="16.75394" calcext:value-type="float">
            <text:p>16.75394</text:p>
          </table:table-cell>
          <table:table-cell office:value-type="float" office:value="16.63681" calcext:value-type="float">
            <text:p>16.63681</text:p>
          </table:table-cell>
          <table:table-cell office:value-type="float" office:value="15.38766" calcext:value-type="float">
            <text:p>15.38766</text:p>
          </table:table-cell>
          <table:table-cell office:value-type="float" office:value="15.37451" calcext:value-type="float">
            <text:p>15.37451</text:p>
          </table:table-cell>
          <table:table-cell office:value-type="float" office:value="14.13022" calcext:value-type="float">
            <text:p>14.13022</text:p>
          </table:table-cell>
          <table:table-cell office:value-type="float" office:value="14.09131" calcext:value-type="float">
            <text:p>14.09131</text:p>
          </table:table-cell>
          <table:table-cell office:value-type="float" office:value="13.00815" calcext:value-type="float">
            <text:p>13.00815</text:p>
          </table:table-cell>
          <table:table-cell office:value-type="float" office:value="12.92206" calcext:value-type="float">
            <text:p>12.92206</text:p>
          </table:table-cell>
          <table:table-cell office:value-type="float" office:value="12.08136" calcext:value-type="float">
            <text:p>12.08136</text:p>
          </table:table-cell>
          <table:table-cell office:value-type="float" office:value="11.97339" calcext:value-type="float">
            <text:p>11.97339</text:p>
          </table:table-cell>
          <table:table-cell office:value-type="float" office:value="11.58734" calcext:value-type="float">
            <text:p>11.58734</text:p>
          </table:table-cell>
          <table:table-cell office:value-type="float" office:value="11.47733" calcext:value-type="float">
            <text:p>11.47733</text:p>
          </table:table-cell>
          <table:table-cell office:value-type="float" office:value="31.83728" calcext:value-type="float">
            <text:p>31.83728</text:p>
          </table:table-cell>
          <table:table-cell office:value-type="float" office:value="15.73123" calcext:value-type="float">
            <text:p>15.7312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1062003" calcext:value-type="float">
            <text:p>11062003</text:p>
          </table:table-cell>
          <table:table-cell office:value-type="float" office:value="26.8335" calcext:value-type="float">
            <text:p>26.8335</text:p>
          </table:table-cell>
          <table:table-cell office:value-type="float" office:value="26.75" calcext:value-type="float">
            <text:p>26.75</text:p>
          </table:table-cell>
          <table:table-cell office:value-type="float" office:value="12.21" calcext:value-type="float">
            <text:p>12.21</text:p>
          </table:table-cell>
          <table:table-cell office:value-type="float" office:value="1.662635" calcext:value-type="float">
            <text:p>1.662635</text:p>
          </table:table-cell>
          <table:table-cell office:value-type="float" office:value="1.248254" calcext:value-type="float">
            <text:p>1.248254</text:p>
          </table:table-cell>
          <table:table-cell office:value-type="float" office:value="205.236" calcext:value-type="float">
            <text:p>205.236</text:p>
          </table:table-cell>
          <table:table-cell office:value-type="float" office:value="0" calcext:value-type="float">
            <text:p>0</text:p>
          </table:table-cell>
          <table:table-cell office:value-type="float" office:value="45.4783" calcext:value-type="float">
            <text:p>45.4783</text:p>
          </table:table-cell>
          <table:table-cell office:value-type="float" office:value="13.35077" calcext:value-type="float">
            <text:p>13.35077</text:p>
          </table:table-cell>
          <table:table-cell office:value-type="float" office:value="34.7962" calcext:value-type="float">
            <text:p>34.7962</text:p>
          </table:table-cell>
          <table:table-cell office:value-type="float" office:value="16.49139" calcext:value-type="float">
            <text:p>16.49139</text:p>
          </table:table-cell>
          <table:table-cell office:value-type="float" office:value="30.03842" calcext:value-type="float">
            <text:p>30.03842</text:p>
          </table:table-cell>
          <table:table-cell office:value-type="float" office:value="17.99451" calcext:value-type="float">
            <text:p>17.99451</text:p>
          </table:table-cell>
          <table:table-cell office:value-type="float" office:value="26.47455" calcext:value-type="float">
            <text:p>26.47455</text:p>
          </table:table-cell>
          <table:table-cell office:value-type="float" office:value="18.90759" calcext:value-type="float">
            <text:p>18.90759</text:p>
          </table:table-cell>
          <table:table-cell office:value-type="float" office:value="24.39459" calcext:value-type="float">
            <text:p>24.39459</text:p>
          </table:table-cell>
          <table:table-cell office:value-type="float" office:value="19.26016" calcext:value-type="float">
            <text:p>19.26016</text:p>
          </table:table-cell>
          <table:table-cell office:value-type="float" office:value="22.41177" calcext:value-type="float">
            <text:p>22.41177</text:p>
          </table:table-cell>
          <table:table-cell office:value-type="float" office:value="19.42062" calcext:value-type="float">
            <text:p>19.42062</text:p>
          </table:table-cell>
          <table:table-cell office:value-type="float" office:value="20.87173" calcext:value-type="float">
            <text:p>20.87173</text:p>
          </table:table-cell>
          <table:table-cell office:value-type="float" office:value="19.10339" calcext:value-type="float">
            <text:p>19.10339</text:p>
          </table:table-cell>
          <table:table-cell office:value-type="float" office:value="18.72131" calcext:value-type="float">
            <text:p>18.72131</text:p>
          </table:table-cell>
          <table:table-cell office:value-type="float" office:value="18.24918" calcext:value-type="float">
            <text:p>18.24918</text:p>
          </table:table-cell>
          <table:table-cell office:value-type="float" office:value="16.957" calcext:value-type="float">
            <text:p>16.957</text:p>
          </table:table-cell>
          <table:table-cell office:value-type="float" office:value="16.75601" calcext:value-type="float">
            <text:p>16.75601</text:p>
          </table:table-cell>
          <table:table-cell office:value-type="float" office:value="15.41949" calcext:value-type="float">
            <text:p>15.41949</text:p>
          </table:table-cell>
          <table:table-cell office:value-type="float" office:value="15.37704" calcext:value-type="float">
            <text:p>15.37704</text:p>
          </table:table-cell>
          <table:table-cell office:value-type="float" office:value="14.1774" calcext:value-type="float">
            <text:p>14.1774</text:p>
          </table:table-cell>
          <table:table-cell office:value-type="float" office:value="14.13068" calcext:value-type="float">
            <text:p>14.13068</text:p>
          </table:table-cell>
          <table:table-cell office:value-type="float" office:value="13.08871" calcext:value-type="float">
            <text:p>13.08871</text:p>
          </table:table-cell>
          <table:table-cell office:value-type="float" office:value="13.009" calcext:value-type="float">
            <text:p>13.009</text:p>
          </table:table-cell>
          <table:table-cell office:value-type="float" office:value="12.18472" calcext:value-type="float">
            <text:p>12.18472</text:p>
          </table:table-cell>
          <table:table-cell office:value-type="float" office:value="12.08243" calcext:value-type="float">
            <text:p>12.08243</text:p>
          </table:table-cell>
          <table:table-cell office:value-type="float" office:value="11.69461" calcext:value-type="float">
            <text:p>11.69461</text:p>
          </table:table-cell>
          <table:table-cell office:value-type="float" office:value="11.5885" calcext:value-type="float">
            <text:p>11.5885</text:p>
          </table:table-cell>
          <table:table-cell office:value-type="float" office:value="45.47821" calcext:value-type="float">
            <text:p>45.47821</text:p>
          </table:table-cell>
          <table:table-cell office:value-type="float" office:value="13.3508" calcext:value-type="float">
            <text:p>13.350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2062003" calcext:value-type="float">
            <text:p>12062003</text:p>
          </table:table-cell>
          <table:table-cell office:value-type="float" office:value="3.807" calcext:value-type="float">
            <text:p>3.807</text:p>
          </table:table-cell>
          <table:table-cell office:value-type="float" office:value="21.05" calcext:value-type="float">
            <text:p>21.05</text:p>
          </table:table-cell>
          <table:table-cell office:value-type="float" office:value="16.76" calcext:value-type="float">
            <text:p>16.76</text:p>
          </table:table-cell>
          <table:table-cell office:value-type="float" office:value="2.150565" calcext:value-type="float">
            <text:p>2.150565</text:p>
          </table:table-cell>
          <table:table-cell office:value-type="float" office:value="1.676221" calcext:value-type="float">
            <text:p>1.676221</text:p>
          </table:table-cell>
          <table:table-cell office:value-type="float" office:value="190.872" calcext:value-type="float">
            <text:p>190.872</text:p>
          </table:table-cell>
          <table:table-cell office:value-type="float" office:value="7.1" calcext:value-type="float">
            <text:p>7.1</text:p>
          </table:table-cell>
          <table:table-cell office:value-type="float" office:value="24.47537" calcext:value-type="float">
            <text:p>24.47537</text:p>
          </table:table-cell>
          <table:table-cell office:value-type="float" office:value="16.02676" calcext:value-type="float">
            <text:p>16.02676</text:p>
          </table:table-cell>
          <table:table-cell office:value-type="float" office:value="23.10013" calcext:value-type="float">
            <text:p>23.10013</text:p>
          </table:table-cell>
          <table:table-cell office:value-type="float" office:value="17.49326" calcext:value-type="float">
            <text:p>17.49326</text:p>
          </table:table-cell>
          <table:table-cell office:value-type="float" office:value="24.17209" calcext:value-type="float">
            <text:p>24.17209</text:p>
          </table:table-cell>
          <table:table-cell office:value-type="float" office:value="18.74203" calcext:value-type="float">
            <text:p>18.74203</text:p>
          </table:table-cell>
          <table:table-cell office:value-type="float" office:value="24.20804" calcext:value-type="float">
            <text:p>24.20804</text:p>
          </table:table-cell>
          <table:table-cell office:value-type="float" office:value="19.5665" calcext:value-type="float">
            <text:p>19.5665</text:p>
          </table:table-cell>
          <table:table-cell office:value-type="float" office:value="23.55133" calcext:value-type="float">
            <text:p>23.55133</text:p>
          </table:table-cell>
          <table:table-cell office:value-type="float" office:value="19.88794" calcext:value-type="float">
            <text:p>19.88794</text:p>
          </table:table-cell>
          <table:table-cell office:value-type="float" office:value="22.39828" calcext:value-type="float">
            <text:p>22.39828</text:p>
          </table:table-cell>
          <table:table-cell office:value-type="float" office:value="20.10385" calcext:value-type="float">
            <text:p>20.10385</text:p>
          </table:table-cell>
          <table:table-cell office:value-type="float" office:value="20.96259" calcext:value-type="float">
            <text:p>20.96259</text:p>
          </table:table-cell>
          <table:table-cell office:value-type="float" office:value="19.85953" calcext:value-type="float">
            <text:p>19.85953</text:p>
          </table:table-cell>
          <table:table-cell office:value-type="float" office:value="19.16312" calcext:value-type="float">
            <text:p>19.16312</text:p>
          </table:table-cell>
          <table:table-cell office:value-type="float" office:value="18.73541" calcext:value-type="float">
            <text:p>18.73541</text:p>
          </table:table-cell>
          <table:table-cell office:value-type="float" office:value="17.26981" calcext:value-type="float">
            <text:p>17.26981</text:p>
          </table:table-cell>
          <table:table-cell office:value-type="float" office:value="16.95981" calcext:value-type="float">
            <text:p>16.95981</text:p>
          </table:table-cell>
          <table:table-cell office:value-type="float" office:value="15.51508" calcext:value-type="float">
            <text:p>15.51508</text:p>
          </table:table-cell>
          <table:table-cell office:value-type="float" office:value="15.42014" calcext:value-type="float">
            <text:p>15.42014</text:p>
          </table:table-cell>
          <table:table-cell office:value-type="float" office:value="14.24164" calcext:value-type="float">
            <text:p>14.24164</text:p>
          </table:table-cell>
          <table:table-cell office:value-type="float" office:value="14.17795" calcext:value-type="float">
            <text:p>14.17795</text:p>
          </table:table-cell>
          <table:table-cell office:value-type="float" office:value="13.16861" calcext:value-type="float">
            <text:p>13.16861</text:p>
          </table:table-cell>
          <table:table-cell office:value-type="float" office:value="13.08957" calcext:value-type="float">
            <text:p>13.08957</text:p>
          </table:table-cell>
          <table:table-cell office:value-type="float" office:value="12.28369" calcext:value-type="float">
            <text:p>12.28369</text:p>
          </table:table-cell>
          <table:table-cell office:value-type="float" office:value="12.18576" calcext:value-type="float">
            <text:p>12.18576</text:p>
          </table:table-cell>
          <table:table-cell office:value-type="float" office:value="11.79825" calcext:value-type="float">
            <text:p>11.79825</text:p>
          </table:table-cell>
          <table:table-cell office:value-type="float" office:value="11.69571" calcext:value-type="float">
            <text:p>11.69571</text:p>
          </table:table-cell>
          <table:table-cell office:value-type="float" office:value="24.47537" calcext:value-type="float">
            <text:p>24.47537</text:p>
          </table:table-cell>
          <table:table-cell office:value-type="float" office:value="16.10239" calcext:value-type="float">
            <text:p>16.1023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3062003" calcext:value-type="float">
            <text:p>13062003</text:p>
          </table:table-cell>
          <table:table-cell office:value-type="float" office:value="27.2142" calcext:value-type="float">
            <text:p>27.2142</text:p>
          </table:table-cell>
          <table:table-cell office:value-type="float" office:value="28.84" calcext:value-type="float">
            <text:p>28.84</text:p>
          </table:table-cell>
          <table:table-cell office:value-type="float" office:value="14.21" calcext:value-type="float">
            <text:p>14.21</text:p>
          </table:table-cell>
          <table:table-cell office:value-type="float" office:value="2.782674" calcext:value-type="float">
            <text:p>2.782674</text:p>
          </table:table-cell>
          <table:table-cell office:value-type="float" office:value="1.073403" calcext:value-type="float">
            <text:p>1.073403</text:p>
          </table:table-cell>
          <table:table-cell office:value-type="float" office:value="215.244" calcext:value-type="float">
            <text:p>215.244</text:p>
          </table:table-cell>
          <table:table-cell office:value-type="float" office:value="0" calcext:value-type="float">
            <text:p>0</text:p>
          </table:table-cell>
          <table:table-cell office:value-type="float" office:value="39.92657" calcext:value-type="float">
            <text:p>39.92657</text:p>
          </table:table-cell>
          <table:table-cell office:value-type="float" office:value="13.77283" calcext:value-type="float">
            <text:p>13.77283</text:p>
          </table:table-cell>
          <table:table-cell office:value-type="float" office:value="31.32733" calcext:value-type="float">
            <text:p>31.32733</text:p>
          </table:table-cell>
          <table:table-cell office:value-type="float" office:value="15.5275" calcext:value-type="float">
            <text:p>15.5275</text:p>
          </table:table-cell>
          <table:table-cell office:value-type="float" office:value="27.53415" calcext:value-type="float">
            <text:p>27.53415</text:p>
          </table:table-cell>
          <table:table-cell office:value-type="float" office:value="17.03473" calcext:value-type="float">
            <text:p>17.03473</text:p>
          </table:table-cell>
          <table:table-cell office:value-type="float" office:value="24.85672" calcext:value-type="float">
            <text:p>24.85672</text:p>
          </table:table-cell>
          <table:table-cell office:value-type="float" office:value="18.07938" calcext:value-type="float">
            <text:p>18.07938</text:p>
          </table:table-cell>
          <table:table-cell office:value-type="float" office:value="23.27637" calcext:value-type="float">
            <text:p>23.27637</text:p>
          </table:table-cell>
          <table:table-cell office:value-type="float" office:value="18.61142" calcext:value-type="float">
            <text:p>18.61142</text:p>
          </table:table-cell>
          <table:table-cell office:value-type="float" office:value="21.77399" calcext:value-type="float">
            <text:p>21.77399</text:p>
          </table:table-cell>
          <table:table-cell office:value-type="float" office:value="19.05014" calcext:value-type="float">
            <text:p>19.05014</text:p>
          </table:table-cell>
          <table:table-cell office:value-type="float" office:value="20.57736" calcext:value-type="float">
            <text:p>20.57736</text:p>
          </table:table-cell>
          <table:table-cell office:value-type="float" office:value="19.07053" calcext:value-type="float">
            <text:p>19.07053</text:p>
          </table:table-cell>
          <table:table-cell office:value-type="float" office:value="19.11203" calcext:value-type="float">
            <text:p>19.11203</text:p>
          </table:table-cell>
          <table:table-cell office:value-type="float" office:value="18.77307" calcext:value-type="float">
            <text:p>18.77307</text:p>
          </table:table-cell>
          <table:table-cell office:value-type="float" office:value="17.3714" calcext:value-type="float">
            <text:p>17.3714</text:p>
          </table:table-cell>
          <table:table-cell office:value-type="float" office:value="17.27222" calcext:value-type="float">
            <text:p>17.27222</text:p>
          </table:table-cell>
          <table:table-cell office:value-type="float" office:value="15.6297" calcext:value-type="float">
            <text:p>15.6297</text:p>
          </table:table-cell>
          <table:table-cell office:value-type="float" office:value="15.51636" calcext:value-type="float">
            <text:p>15.51636</text:p>
          </table:table-cell>
          <table:table-cell office:value-type="float" office:value="14.32483" calcext:value-type="float">
            <text:p>14.32483</text:p>
          </table:table-cell>
          <table:table-cell office:value-type="float" office:value="14.24243" calcext:value-type="float">
            <text:p>14.24243</text:p>
          </table:table-cell>
          <table:table-cell office:value-type="float" office:value="13.25107" calcext:value-type="float">
            <text:p>13.25107</text:p>
          </table:table-cell>
          <table:table-cell office:value-type="float" office:value="13.16943" calcext:value-type="float">
            <text:p>13.16943</text:p>
          </table:table-cell>
          <table:table-cell office:value-type="float" office:value="12.37952" calcext:value-type="float">
            <text:p>12.37952</text:p>
          </table:table-cell>
          <table:table-cell office:value-type="float" office:value="12.28467" calcext:value-type="float">
            <text:p>12.28467</text:p>
          </table:table-cell>
          <table:table-cell office:value-type="float" office:value="11.89832" calcext:value-type="float">
            <text:p>11.89832</text:p>
          </table:table-cell>
          <table:table-cell office:value-type="float" office:value="11.79932" calcext:value-type="float">
            <text:p>11.79932</text:p>
          </table:table-cell>
          <table:table-cell office:value-type="float" office:value="39.92648" calcext:value-type="float">
            <text:p>39.92648</text:p>
          </table:table-cell>
          <table:table-cell office:value-type="float" office:value="13.77286" calcext:value-type="float">
            <text:p>13.7728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4062003" calcext:value-type="float">
            <text:p>14062003</text:p>
          </table:table-cell>
          <table:table-cell office:value-type="float" office:value="28.84859" calcext:value-type="float">
            <text:p>28.84859</text:p>
          </table:table-cell>
          <table:table-cell office:value-type="float" office:value="30.22" calcext:value-type="float">
            <text:p>30.22</text:p>
          </table:table-cell>
          <table:table-cell office:value-type="float" office:value="16.58" calcext:value-type="float">
            <text:p>16.58</text:p>
          </table:table-cell>
          <table:table-cell office:value-type="float" office:value="1.54912" calcext:value-type="float">
            <text:p>1.54912</text:p>
          </table:table-cell>
          <table:table-cell office:value-type="float" office:value="1.023176" calcext:value-type="float">
            <text:p>1.023176</text:p>
          </table:table-cell>
          <table:table-cell office:value-type="float" office:value="170.748" calcext:value-type="float">
            <text:p>170.748</text:p>
          </table:table-cell>
          <table:table-cell office:value-type="float" office:value="0" calcext:value-type="float">
            <text:p>0</text:p>
          </table:table-cell>
          <table:table-cell office:value-type="float" office:value="47.64871" calcext:value-type="float">
            <text:p>47.64871</text:p>
          </table:table-cell>
          <table:table-cell office:value-type="float" office:value="17.3988" calcext:value-type="float">
            <text:p>17.3988</text:p>
          </table:table-cell>
          <table:table-cell office:value-type="float" office:value="37.27585" calcext:value-type="float">
            <text:p>37.27585</text:p>
          </table:table-cell>
          <table:table-cell office:value-type="float" office:value="19.70905" calcext:value-type="float">
            <text:p>19.70905</text:p>
          </table:table-cell>
          <table:table-cell office:value-type="float" office:value="32.42041" calcext:value-type="float">
            <text:p>32.42041</text:p>
          </table:table-cell>
          <table:table-cell office:value-type="float" office:value="20.74847" calcext:value-type="float">
            <text:p>20.74847</text:p>
          </table:table-cell>
          <table:table-cell office:value-type="float" office:value="28.62567" calcext:value-type="float">
            <text:p>28.62567</text:p>
          </table:table-cell>
          <table:table-cell office:value-type="float" office:value="21.16495" calcext:value-type="float">
            <text:p>21.16495</text:p>
          </table:table-cell>
          <table:table-cell office:value-type="float" office:value="26.31238" calcext:value-type="float">
            <text:p>26.31238</text:p>
          </table:table-cell>
          <table:table-cell office:value-type="float" office:value="21.17172" calcext:value-type="float">
            <text:p>21.17172</text:p>
          </table:table-cell>
          <table:table-cell office:value-type="float" office:value="24.0488" calcext:value-type="float">
            <text:p>24.0488</text:p>
          </table:table-cell>
          <table:table-cell office:value-type="float" office:value="20.96887" calcext:value-type="float">
            <text:p>20.96887</text:p>
          </table:table-cell>
          <table:table-cell office:value-type="float" office:value="22.27646" calcext:value-type="float">
            <text:p>22.27646</text:p>
          </table:table-cell>
          <table:table-cell office:value-type="float" office:value="20.35867" calcext:value-type="float">
            <text:p>20.35867</text:p>
          </table:table-cell>
          <table:table-cell office:value-type="float" office:value="19.72162" calcext:value-type="float">
            <text:p>19.72162</text:p>
          </table:table-cell>
          <table:table-cell office:value-type="float" office:value="18.95499" calcext:value-type="float">
            <text:p>18.95499</text:p>
          </table:table-cell>
          <table:table-cell office:value-type="float" office:value="17.57431" calcext:value-type="float">
            <text:p>17.57431</text:p>
          </table:table-cell>
          <table:table-cell office:value-type="float" office:value="17.37256" calcext:value-type="float">
            <text:p>17.37256</text:p>
          </table:table-cell>
          <table:table-cell office:value-type="float" office:value="15.7417" calcext:value-type="float">
            <text:p>15.7417</text:p>
          </table:table-cell>
          <table:table-cell office:value-type="float" office:value="15.63083" calcext:value-type="float">
            <text:p>15.63083</text:p>
          </table:table-cell>
          <table:table-cell office:value-type="float" office:value="14.41644" calcext:value-type="float">
            <text:p>14.41644</text:p>
          </table:table-cell>
          <table:table-cell office:value-type="float" office:value="14.32574" calcext:value-type="float">
            <text:p>14.32574</text:p>
          </table:table-cell>
          <table:table-cell office:value-type="float" office:value="13.33771" calcext:value-type="float">
            <text:p>13.33771</text:p>
          </table:table-cell>
          <table:table-cell office:value-type="float" office:value="13.25195" calcext:value-type="float">
            <text:p>13.25195</text:p>
          </table:table-cell>
          <table:table-cell office:value-type="float" office:value="12.47342" calcext:value-type="float">
            <text:p>12.47342</text:p>
          </table:table-cell>
          <table:table-cell office:value-type="float" office:value="12.38052" calcext:value-type="float">
            <text:p>12.38052</text:p>
          </table:table-cell>
          <table:table-cell office:value-type="float" office:value="11.99509" calcext:value-type="float">
            <text:p>11.99509</text:p>
          </table:table-cell>
          <table:table-cell office:value-type="float" office:value="11.89935" calcext:value-type="float">
            <text:p>11.89935</text:p>
          </table:table-cell>
          <table:table-cell office:value-type="float" office:value="47.64859" calcext:value-type="float">
            <text:p>47.64859</text:p>
          </table:table-cell>
          <table:table-cell office:value-type="float" office:value="17.3988" calcext:value-type="float">
            <text:p>17.398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5062003" calcext:value-type="float">
            <text:p>15062003</text:p>
          </table:table-cell>
          <table:table-cell office:value-type="float" office:value="26.80372" calcext:value-type="float">
            <text:p>26.80372</text:p>
          </table:table-cell>
          <table:table-cell office:value-type="float" office:value="31.66" calcext:value-type="float">
            <text:p>31.66</text:p>
          </table:table-cell>
          <table:table-cell office:value-type="float" office:value="16.43" calcext:value-type="float">
            <text:p>16.43</text:p>
          </table:table-cell>
          <table:table-cell office:value-type="float" office:value="1.674443" calcext:value-type="float">
            <text:p>1.674443</text:p>
          </table:table-cell>
          <table:table-cell office:value-type="float" office:value="0.962357" calcext:value-type="float">
            <text:p>0.962357</text:p>
          </table:table-cell>
          <table:table-cell office:value-type="float" office:value="139.824" calcext:value-type="float">
            <text:p>139.824</text:p>
          </table:table-cell>
          <table:table-cell office:value-type="float" office:value="0" calcext:value-type="float">
            <text:p>0</text:p>
          </table:table-cell>
          <table:table-cell office:value-type="float" office:value="48.36127" calcext:value-type="float">
            <text:p>48.36127</text:p>
          </table:table-cell>
          <table:table-cell office:value-type="float" office:value="17.32071" calcext:value-type="float">
            <text:p>17.32071</text:p>
          </table:table-cell>
          <table:table-cell office:value-type="float" office:value="37.43744" calcext:value-type="float">
            <text:p>37.43744</text:p>
          </table:table-cell>
          <table:table-cell office:value-type="float" office:value="20.52155" calcext:value-type="float">
            <text:p>20.52155</text:p>
          </table:table-cell>
          <table:table-cell office:value-type="float" office:value="32.89993" calcext:value-type="float">
            <text:p>32.89993</text:p>
          </table:table-cell>
          <table:table-cell office:value-type="float" office:value="21.94992" calcext:value-type="float">
            <text:p>21.94992</text:p>
          </table:table-cell>
          <table:table-cell office:value-type="float" office:value="29.36694" calcext:value-type="float">
            <text:p>29.36694</text:p>
          </table:table-cell>
          <table:table-cell office:value-type="float" office:value="22.62213" calcext:value-type="float">
            <text:p>22.62213</text:p>
          </table:table-cell>
          <table:table-cell office:value-type="float" office:value="27.1705" calcext:value-type="float">
            <text:p>27.1705</text:p>
          </table:table-cell>
          <table:table-cell office:value-type="float" office:value="22.70984" calcext:value-type="float">
            <text:p>22.70984</text:p>
          </table:table-cell>
          <table:table-cell office:value-type="float" office:value="24.97446" calcext:value-type="float">
            <text:p>24.97446</text:p>
          </table:table-cell>
          <table:table-cell office:value-type="float" office:value="22.47794" calcext:value-type="float">
            <text:p>22.47794</text:p>
          </table:table-cell>
          <table:table-cell office:value-type="float" office:value="23.20477" calcext:value-type="float">
            <text:p>23.20477</text:p>
          </table:table-cell>
          <table:table-cell office:value-type="float" office:value="21.677" calcext:value-type="float">
            <text:p>21.677</text:p>
          </table:table-cell>
          <table:table-cell office:value-type="float" office:value="20.59418" calcext:value-type="float">
            <text:p>20.59418</text:p>
          </table:table-cell>
          <table:table-cell office:value-type="float" office:value="19.73801" calcext:value-type="float">
            <text:p>19.73801</text:p>
          </table:table-cell>
          <table:table-cell office:value-type="float" office:value="17.98297" calcext:value-type="float">
            <text:p>17.98297</text:p>
          </table:table-cell>
          <table:table-cell office:value-type="float" office:value="17.57788" calcext:value-type="float">
            <text:p>17.57788</text:p>
          </table:table-cell>
          <table:table-cell office:value-type="float" office:value="15.89734" calcext:value-type="float">
            <text:p>15.89734</text:p>
          </table:table-cell>
          <table:table-cell office:value-type="float" office:value="15.74301" calcext:value-type="float">
            <text:p>15.74301</text:p>
          </table:table-cell>
          <table:table-cell office:value-type="float" office:value="14.51968" calcext:value-type="float">
            <text:p>14.51968</text:p>
          </table:table-cell>
          <table:table-cell office:value-type="float" office:value="14.41739" calcext:value-type="float">
            <text:p>14.41739</text:p>
          </table:table-cell>
          <table:table-cell office:value-type="float" office:value="13.42819" calcext:value-type="float">
            <text:p>13.42819</text:p>
          </table:table-cell>
          <table:table-cell office:value-type="float" office:value="13.33862" calcext:value-type="float">
            <text:p>13.33862</text:p>
          </table:table-cell>
          <table:table-cell office:value-type="float" office:value="12.56686" calcext:value-type="float">
            <text:p>12.56686</text:p>
          </table:table-cell>
          <table:table-cell office:value-type="float" office:value="12.47437" calcext:value-type="float">
            <text:p>12.47437</text:p>
          </table:table-cell>
          <table:table-cell office:value-type="float" office:value="12.0892" calcext:value-type="float">
            <text:p>12.0892</text:p>
          </table:table-cell>
          <table:table-cell office:value-type="float" office:value="11.99606" calcext:value-type="float">
            <text:p>11.99606</text:p>
          </table:table-cell>
          <table:table-cell office:value-type="float" office:value="48.36115" calcext:value-type="float">
            <text:p>48.36115</text:p>
          </table:table-cell>
          <table:table-cell office:value-type="float" office:value="17.32074" calcext:value-type="float">
            <text:p>17.3207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6062003" calcext:value-type="float">
            <text:p>16062003</text:p>
          </table:table-cell>
          <table:table-cell office:value-type="float" office:value="22.87224" calcext:value-type="float">
            <text:p>22.87224</text:p>
          </table:table-cell>
          <table:table-cell office:value-type="float" office:value="30.85" calcext:value-type="float">
            <text:p>30.85</text:p>
          </table:table-cell>
          <table:table-cell office:value-type="float" office:value="16.91" calcext:value-type="float">
            <text:p>16.91</text:p>
          </table:table-cell>
          <table:table-cell office:value-type="float" office:value="1.876163" calcext:value-type="float">
            <text:p>1.876163</text:p>
          </table:table-cell>
          <table:table-cell office:value-type="float" office:value="1.170824" calcext:value-type="float">
            <text:p>1.170824</text:p>
          </table:table-cell>
          <table:table-cell office:value-type="float" office:value="134.496" calcext:value-type="float">
            <text:p>134.496</text:p>
          </table:table-cell>
          <table:table-cell office:value-type="float" office:value="0" calcext:value-type="float">
            <text:p>0</text:p>
          </table:table-cell>
          <table:table-cell office:value-type="float" office:value="47.27991" calcext:value-type="float">
            <text:p>47.27991</text:p>
          </table:table-cell>
          <table:table-cell office:value-type="float" office:value="18.63611" calcext:value-type="float">
            <text:p>18.63611</text:p>
          </table:table-cell>
          <table:table-cell office:value-type="float" office:value="36.35361" calcext:value-type="float">
            <text:p>36.35361</text:p>
          </table:table-cell>
          <table:table-cell office:value-type="float" office:value="21.69263" calcext:value-type="float">
            <text:p>21.69263</text:p>
          </table:table-cell>
          <table:table-cell office:value-type="float" office:value="32.41788" calcext:value-type="float">
            <text:p>32.41788</text:p>
          </table:table-cell>
          <table:table-cell office:value-type="float" office:value="23.05713" calcext:value-type="float">
            <text:p>23.05713</text:p>
          </table:table-cell>
          <table:table-cell office:value-type="float" office:value="29.18314" calcext:value-type="float">
            <text:p>29.18314</text:p>
          </table:table-cell>
          <table:table-cell office:value-type="float" office:value="23.65033" calcext:value-type="float">
            <text:p>23.65033</text:p>
          </table:table-cell>
          <table:table-cell office:value-type="float" office:value="27.24036" calcext:value-type="float">
            <text:p>27.24036</text:p>
          </table:table-cell>
          <table:table-cell office:value-type="float" office:value="23.69165" calcext:value-type="float">
            <text:p>23.69165</text:p>
          </table:table-cell>
          <table:table-cell office:value-type="float" office:value="25.29181" calcext:value-type="float">
            <text:p>25.29181</text:p>
          </table:table-cell>
          <table:table-cell office:value-type="float" office:value="23.41705" calcext:value-type="float">
            <text:p>23.41705</text:p>
          </table:table-cell>
          <table:table-cell office:value-type="float" office:value="23.68848" calcext:value-type="float">
            <text:p>23.68848</text:p>
          </table:table-cell>
          <table:table-cell office:value-type="float" office:value="22.56122" calcext:value-type="float">
            <text:p>22.56122</text:p>
          </table:table-cell>
          <table:table-cell office:value-type="float" office:value="21.28964" calcext:value-type="float">
            <text:p>21.28964</text:p>
          </table:table-cell>
          <table:table-cell office:value-type="float" office:value="20.60822" calcext:value-type="float">
            <text:p>20.60822</text:p>
          </table:table-cell>
          <table:table-cell office:value-type="float" office:value="18.45483" calcext:value-type="float">
            <text:p>18.45483</text:p>
          </table:table-cell>
          <table:table-cell office:value-type="float" office:value="17.98785" calcext:value-type="float">
            <text:p>17.98785</text:p>
          </table:table-cell>
          <table:table-cell office:value-type="float" office:value="16.10794" calcext:value-type="float">
            <text:p>16.10794</text:p>
          </table:table-cell>
          <table:table-cell office:value-type="float" office:value="15.89923" calcext:value-type="float">
            <text:p>15.89923</text:p>
          </table:table-cell>
          <table:table-cell office:value-type="float" office:value="14.64478" calcext:value-type="float">
            <text:p>14.64478</text:p>
          </table:table-cell>
          <table:table-cell office:value-type="float" office:value="14.52084" calcext:value-type="float">
            <text:p>14.52084</text:p>
          </table:table-cell>
          <table:table-cell office:value-type="float" office:value="13.52493" calcext:value-type="float">
            <text:p>13.52493</text:p>
          </table:table-cell>
          <table:table-cell office:value-type="float" office:value="13.42917" calcext:value-type="float">
            <text:p>13.42917</text:p>
          </table:table-cell>
          <table:table-cell office:value-type="float" office:value="12.66052" calcext:value-type="float">
            <text:p>12.66052</text:p>
          </table:table-cell>
          <table:table-cell office:value-type="float" office:value="12.56787" calcext:value-type="float">
            <text:p>12.56787</text:p>
          </table:table-cell>
          <table:table-cell office:value-type="float" office:value="12.18234" calcext:value-type="float">
            <text:p>12.18234</text:p>
          </table:table-cell>
          <table:table-cell office:value-type="float" office:value="12.09018" calcext:value-type="float">
            <text:p>12.09018</text:p>
          </table:table-cell>
          <table:table-cell office:value-type="float" office:value="47.27982" calcext:value-type="float">
            <text:p>47.27982</text:p>
          </table:table-cell>
          <table:table-cell office:value-type="float" office:value="18.63614" calcext:value-type="float">
            <text:p>18.6361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7062003" calcext:value-type="float">
            <text:p>17062003</text:p>
          </table:table-cell>
          <table:table-cell office:value-type="float" office:value="21.82271" calcext:value-type="float">
            <text:p>21.82271</text:p>
          </table:table-cell>
          <table:table-cell office:value-type="float" office:value="31.34" calcext:value-type="float">
            <text:p>31.34</text:p>
          </table:table-cell>
          <table:table-cell office:value-type="float" office:value="17.63" calcext:value-type="float">
            <text:p>17.63</text:p>
          </table:table-cell>
          <table:table-cell office:value-type="float" office:value="1.899184" calcext:value-type="float">
            <text:p>1.899184</text:p>
          </table:table-cell>
          <table:table-cell office:value-type="float" office:value="1.156287" calcext:value-type="float">
            <text:p>1.156287</text:p>
          </table:table-cell>
          <table:table-cell office:value-type="float" office:value="148.896" calcext:value-type="float">
            <text:p>148.896</text:p>
          </table:table-cell>
          <table:table-cell office:value-type="float" office:value="0" calcext:value-type="float">
            <text:p>0</text:p>
          </table:table-cell>
          <table:table-cell office:value-type="float" office:value="49.57007" calcext:value-type="float">
            <text:p>49.57007</text:p>
          </table:table-cell>
          <table:table-cell office:value-type="float" office:value="18.9527" calcext:value-type="float">
            <text:p>18.9527</text:p>
          </table:table-cell>
          <table:table-cell office:value-type="float" office:value="37.62262" calcext:value-type="float">
            <text:p>37.62262</text:p>
          </table:table-cell>
          <table:table-cell office:value-type="float" office:value="21.68964" calcext:value-type="float">
            <text:p>21.68964</text:p>
          </table:table-cell>
          <table:table-cell office:value-type="float" office:value="32.1582" calcext:value-type="float">
            <text:p>32.1582</text:p>
          </table:table-cell>
          <table:table-cell office:value-type="float" office:value="22.99741" calcext:value-type="float">
            <text:p>22.99741</text:p>
          </table:table-cell>
          <table:table-cell office:value-type="float" office:value="28.8504" calcext:value-type="float">
            <text:p>28.8504</text:p>
          </table:table-cell>
          <table:table-cell office:value-type="float" office:value="23.64334" calcext:value-type="float">
            <text:p>23.64334</text:p>
          </table:table-cell>
          <table:table-cell office:value-type="float" office:value="27.04678" calcext:value-type="float">
            <text:p>27.04678</text:p>
          </table:table-cell>
          <table:table-cell office:value-type="float" office:value="23.75909" calcext:value-type="float">
            <text:p>23.75909</text:p>
          </table:table-cell>
          <table:table-cell office:value-type="float" office:value="25.32623" calcext:value-type="float">
            <text:p>25.32623</text:p>
          </table:table-cell>
          <table:table-cell office:value-type="float" office:value="23.58981" calcext:value-type="float">
            <text:p>23.58981</text:p>
          </table:table-cell>
          <table:table-cell office:value-type="float" office:value="23.88068" calcext:value-type="float">
            <text:p>23.88068</text:p>
          </table:table-cell>
          <table:table-cell office:value-type="float" office:value="22.86874" calcext:value-type="float">
            <text:p>22.86874</text:p>
          </table:table-cell>
          <table:table-cell office:value-type="float" office:value="21.68796" calcext:value-type="float">
            <text:p>21.68796</text:p>
          </table:table-cell>
          <table:table-cell office:value-type="float" office:value="21.29968" calcext:value-type="float">
            <text:p>21.29968</text:p>
          </table:table-cell>
          <table:table-cell office:value-type="float" office:value="18.87997" calcext:value-type="float">
            <text:p>18.87997</text:p>
          </table:table-cell>
          <table:table-cell office:value-type="float" office:value="18.45978" calcext:value-type="float">
            <text:p>18.45978</text:p>
          </table:table-cell>
          <table:table-cell office:value-type="float" office:value="16.35495" calcext:value-type="float">
            <text:p>16.35495</text:p>
          </table:table-cell>
          <table:table-cell office:value-type="float" office:value="16.11038" calcext:value-type="float">
            <text:p>16.11038</text:p>
          </table:table-cell>
          <table:table-cell office:value-type="float" office:value="14.79477" calcext:value-type="float">
            <text:p>14.79477</text:p>
          </table:table-cell>
          <table:table-cell office:value-type="float" office:value="14.64621" calcext:value-type="float">
            <text:p>14.64621</text:p>
          </table:table-cell>
          <table:table-cell office:value-type="float" office:value="13.63083" calcext:value-type="float">
            <text:p>13.63083</text:p>
          </table:table-cell>
          <table:table-cell office:value-type="float" office:value="13.52594" calcext:value-type="float">
            <text:p>13.52594</text:p>
          </table:table-cell>
          <table:table-cell office:value-type="float" office:value="12.7551" calcext:value-type="float">
            <text:p>12.7551</text:p>
          </table:table-cell>
          <table:table-cell office:value-type="float" office:value="12.6615" calcext:value-type="float">
            <text:p>12.6615</text:p>
          </table:table-cell>
          <table:table-cell office:value-type="float" office:value="12.27454" calcext:value-type="float">
            <text:p>12.27454</text:p>
          </table:table-cell>
          <table:table-cell office:value-type="float" office:value="12.18329" calcext:value-type="float">
            <text:p>12.18329</text:p>
          </table:table-cell>
          <table:table-cell office:value-type="float" office:value="49.56995" calcext:value-type="float">
            <text:p>49.56995</text:p>
          </table:table-cell>
          <table:table-cell office:value-type="float" office:value="18.95273" calcext:value-type="float">
            <text:p>18.9527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8062003" calcext:value-type="float">
            <text:p>18062003</text:p>
          </table:table-cell>
          <table:table-cell office:value-type="float" office:value="12.3282" calcext:value-type="float">
            <text:p>12.3282</text:p>
          </table:table-cell>
          <table:table-cell office:value-type="float" office:value="27.86" calcext:value-type="float">
            <text:p>27.86</text:p>
          </table:table-cell>
          <table:table-cell office:value-type="float" office:value="18.04" calcext:value-type="float">
            <text:p>18.04</text:p>
          </table:table-cell>
          <table:table-cell office:value-type="float" office:value="2.045996" calcext:value-type="float">
            <text:p>2.045996</text:p>
          </table:table-cell>
          <table:table-cell office:value-type="float" office:value="1.663583" calcext:value-type="float">
            <text:p>1.663583</text:p>
          </table:table-cell>
          <table:table-cell office:value-type="float" office:value="147.528" calcext:value-type="float">
            <text:p>147.528</text:p>
          </table:table-cell>
          <table:table-cell office:value-type="float" office:value="19.5" calcext:value-type="float">
            <text:p>19.5</text:p>
          </table:table-cell>
          <table:table-cell office:value-type="float" office:value="42.16455" calcext:value-type="float">
            <text:p>42.16455</text:p>
          </table:table-cell>
          <table:table-cell office:value-type="float" office:value="17.90497" calcext:value-type="float">
            <text:p>17.90497</text:p>
          </table:table-cell>
          <table:table-cell office:value-type="float" office:value="32.15152" calcext:value-type="float">
            <text:p>32.15152</text:p>
          </table:table-cell>
          <table:table-cell office:value-type="float" office:value="19.73331" calcext:value-type="float">
            <text:p>19.73331</text:p>
          </table:table-cell>
          <table:table-cell office:value-type="float" office:value="28.51956" calcext:value-type="float">
            <text:p>28.51956</text:p>
          </table:table-cell>
          <table:table-cell office:value-type="float" office:value="21.36823" calcext:value-type="float">
            <text:p>21.36823</text:p>
          </table:table-cell>
          <table:table-cell office:value-type="float" office:value="26.45889" calcext:value-type="float">
            <text:p>26.45889</text:p>
          </table:table-cell>
          <table:table-cell office:value-type="float" office:value="22.56216" calcext:value-type="float">
            <text:p>22.56216</text:p>
          </table:table-cell>
          <table:table-cell office:value-type="float" office:value="25.96692" calcext:value-type="float">
            <text:p>25.96692</text:p>
          </table:table-cell>
          <table:table-cell office:value-type="float" office:value="23.06207" calcext:value-type="float">
            <text:p>23.06207</text:p>
          </table:table-cell>
          <table:table-cell office:value-type="float" office:value="25.19064" calcext:value-type="float">
            <text:p>25.19064</text:p>
          </table:table-cell>
          <table:table-cell office:value-type="float" office:value="23.40253" calcext:value-type="float">
            <text:p>23.40253</text:p>
          </table:table-cell>
          <table:table-cell office:value-type="float" office:value="23.88062" calcext:value-type="float">
            <text:p>23.88062</text:p>
          </table:table-cell>
          <table:table-cell office:value-type="float" office:value="22.99292" calcext:value-type="float">
            <text:p>22.99292</text:p>
          </table:table-cell>
          <table:table-cell office:value-type="float" office:value="21.83524" calcext:value-type="float">
            <text:p>21.83524</text:p>
          </table:table-cell>
          <table:table-cell office:value-type="float" office:value="21.69571" calcext:value-type="float">
            <text:p>21.69571</text:p>
          </table:table-cell>
          <table:table-cell office:value-type="float" office:value="19.22479" calcext:value-type="float">
            <text:p>19.22479</text:p>
          </table:table-cell>
          <table:table-cell office:value-type="float" office:value="18.88416" calcext:value-type="float">
            <text:p>18.88416</text:p>
          </table:table-cell>
          <table:table-cell office:value-type="float" office:value="16.61154" calcext:value-type="float">
            <text:p>16.61154</text:p>
          </table:table-cell>
          <table:table-cell office:value-type="float" office:value="16.35757" calcext:value-type="float">
            <text:p>16.35757</text:p>
          </table:table-cell>
          <table:table-cell office:value-type="float" office:value="14.96384" calcext:value-type="float">
            <text:p>14.96384</text:p>
          </table:table-cell>
          <table:table-cell office:value-type="float" office:value="14.79645" calcext:value-type="float">
            <text:p>14.79645</text:p>
          </table:table-cell>
          <table:table-cell office:value-type="float" office:value="13.7478" calcext:value-type="float">
            <text:p>13.7478</text:p>
          </table:table-cell>
          <table:table-cell office:value-type="float" office:value="13.63202" calcext:value-type="float">
            <text:p>13.63202</text:p>
          </table:table-cell>
          <table:table-cell office:value-type="float" office:value="12.85294" calcext:value-type="float">
            <text:p>12.85294</text:p>
          </table:table-cell>
          <table:table-cell office:value-type="float" office:value="12.75613" calcext:value-type="float">
            <text:p>12.75613</text:p>
          </table:table-cell>
          <table:table-cell office:value-type="float" office:value="12.36581" calcext:value-type="float">
            <text:p>12.36581</text:p>
          </table:table-cell>
          <table:table-cell office:value-type="float" office:value="12.27551" calcext:value-type="float">
            <text:p>12.27551</text:p>
          </table:table-cell>
          <table:table-cell office:value-type="float" office:value="42.16446" calcext:value-type="float">
            <text:p>42.16446</text:p>
          </table:table-cell>
          <table:table-cell office:value-type="float" office:value="17.96909" calcext:value-type="float">
            <text:p>17.9690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9062003" calcext:value-type="float">
            <text:p>19062003</text:p>
          </table:table-cell>
          <table:table-cell office:value-type="float" office:value="29.20906" calcext:value-type="float">
            <text:p>29.20906</text:p>
          </table:table-cell>
          <table:table-cell office:value-type="float" office:value="26.67" calcext:value-type="float">
            <text:p>26.67</text:p>
          </table:table-cell>
          <table:table-cell office:value-type="float" office:value="15.89" calcext:value-type="float">
            <text:p>15.89</text:p>
          </table:table-cell>
          <table:table-cell office:value-type="float" office:value="1.805751" calcext:value-type="float">
            <text:p>1.805751</text:p>
          </table:table-cell>
          <table:table-cell office:value-type="float" office:value="1.200678" calcext:value-type="float">
            <text:p>1.200678</text:p>
          </table:table-cell>
          <table:table-cell office:value-type="float" office:value="261.108" calcext:value-type="float">
            <text:p>261.108</text:p>
          </table:table-cell>
          <table:table-cell office:value-type="float" office:value="0" calcext:value-type="float">
            <text:p>0</text:p>
          </table:table-cell>
          <table:table-cell office:value-type="float" office:value="37.14423" calcext:value-type="float">
            <text:p>37.14423</text:p>
          </table:table-cell>
          <table:table-cell office:value-type="float" office:value="16.11902" calcext:value-type="float">
            <text:p>16.11902</text:p>
          </table:table-cell>
          <table:table-cell office:value-type="float" office:value="30.18945" calcext:value-type="float">
            <text:p>30.18945</text:p>
          </table:table-cell>
          <table:table-cell office:value-type="float" office:value="17.94577" calcext:value-type="float">
            <text:p>17.94577</text:p>
          </table:table-cell>
          <table:table-cell office:value-type="float" office:value="27.51501" calcext:value-type="float">
            <text:p>27.51501</text:p>
          </table:table-cell>
          <table:table-cell office:value-type="float" office:value="19.59177" calcext:value-type="float">
            <text:p>19.59177</text:p>
          </table:table-cell>
          <table:table-cell office:value-type="float" office:value="25.55829" calcext:value-type="float">
            <text:p>25.55829</text:p>
          </table:table-cell>
          <table:table-cell office:value-type="float" office:value="20.74625" calcext:value-type="float">
            <text:p>20.74625</text:p>
          </table:table-cell>
          <table:table-cell office:value-type="float" office:value="24.42459" calcext:value-type="float">
            <text:p>24.42459</text:p>
          </table:table-cell>
          <table:table-cell office:value-type="float" office:value="21.33176" calcext:value-type="float">
            <text:p>21.33176</text:p>
          </table:table-cell>
          <table:table-cell office:value-type="float" office:value="23.35803" calcext:value-type="float">
            <text:p>23.35803</text:p>
          </table:table-cell>
          <table:table-cell office:value-type="float" office:value="21.76773" calcext:value-type="float">
            <text:p>21.76773</text:p>
          </table:table-cell>
          <table:table-cell office:value-type="float" office:value="22.96924" calcext:value-type="float">
            <text:p>22.96924</text:p>
          </table:table-cell>
          <table:table-cell office:value-type="float" office:value="21.72894" calcext:value-type="float">
            <text:p>21.72894</text:p>
          </table:table-cell>
          <table:table-cell office:value-type="float" office:value="21.79303" calcext:value-type="float">
            <text:p>21.79303</text:p>
          </table:table-cell>
          <table:table-cell office:value-type="float" office:value="21.24216" calcext:value-type="float">
            <text:p>21.24216</text:p>
          </table:table-cell>
          <table:table-cell office:value-type="float" office:value="19.3204" calcext:value-type="float">
            <text:p>19.3204</text:p>
          </table:table-cell>
          <table:table-cell office:value-type="float" office:value="19.22748" calcext:value-type="float">
            <text:p>19.22748</text:p>
          </table:table-cell>
          <table:table-cell office:value-type="float" office:value="16.84067" calcext:value-type="float">
            <text:p>16.84067</text:p>
          </table:table-cell>
          <table:table-cell office:value-type="float" office:value="16.6142" calcext:value-type="float">
            <text:p>16.6142</text:p>
          </table:table-cell>
          <table:table-cell office:value-type="float" office:value="15.14139" calcext:value-type="float">
            <text:p>15.14139</text:p>
          </table:table-cell>
          <table:table-cell office:value-type="float" office:value="14.96567" calcext:value-type="float">
            <text:p>14.96567</text:p>
          </table:table-cell>
          <table:table-cell office:value-type="float" office:value="13.87503" calcext:value-type="float">
            <text:p>13.87503</text:p>
          </table:table-cell>
          <table:table-cell office:value-type="float" office:value="13.74908" calcext:value-type="float">
            <text:p>13.74908</text:p>
          </table:table-cell>
          <table:table-cell office:value-type="float" office:value="12.95465" calcext:value-type="float">
            <text:p>12.95465</text:p>
          </table:table-cell>
          <table:table-cell office:value-type="float" office:value="12.854" calcext:value-type="float">
            <text:p>12.854</text:p>
          </table:table-cell>
          <table:table-cell office:value-type="float" office:value="12.4584" calcext:value-type="float">
            <text:p>12.4584</text:p>
          </table:table-cell>
          <table:table-cell office:value-type="float" office:value="12.36676" calcext:value-type="float">
            <text:p>12.36676</text:p>
          </table:table-cell>
          <table:table-cell office:value-type="float" office:value="37.14417" calcext:value-type="float">
            <text:p>37.14417</text:p>
          </table:table-cell>
          <table:table-cell office:value-type="float" office:value="16.11902" calcext:value-type="float">
            <text:p>16.1190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20062003" calcext:value-type="float">
            <text:p>20062003</text:p>
          </table:table-cell>
          <table:table-cell office:value-type="float" office:value="28.59669" calcext:value-type="float">
            <text:p>28.59669</text:p>
          </table:table-cell>
          <table:table-cell office:value-type="float" office:value="26.29" calcext:value-type="float">
            <text:p>26.29</text:p>
          </table:table-cell>
          <table:table-cell office:value-type="float" office:value="15.04" calcext:value-type="float">
            <text:p>15.04</text:p>
          </table:table-cell>
          <table:table-cell office:value-type="float" office:value="1.294637" calcext:value-type="float">
            <text:p>1.294637</text:p>
          </table:table-cell>
          <table:table-cell office:value-type="float" office:value="0.9914662" calcext:value-type="float">
            <text:p>0.9914662</text:p>
          </table:table-cell>
          <table:table-cell office:value-type="float" office:value="382.932" calcext:value-type="float">
            <text:p>382.932</text:p>
          </table:table-cell>
          <table:table-cell office:value-type="float" office:value="0" calcext:value-type="float">
            <text:p>0</text:p>
          </table:table-cell>
          <table:table-cell office:value-type="float" office:value="46.90936" calcext:value-type="float">
            <text:p>46.90936</text:p>
          </table:table-cell>
          <table:table-cell office:value-type="float" office:value="15.89871" calcext:value-type="float">
            <text:p>15.89871</text:p>
          </table:table-cell>
          <table:table-cell office:value-type="float" office:value="36.26822" calcext:value-type="float">
            <text:p>36.26822</text:p>
          </table:table-cell>
          <table:table-cell office:value-type="float" office:value="19.18689" calcext:value-type="float">
            <text:p>19.18689</text:p>
          </table:table-cell>
          <table:table-cell office:value-type="float" office:value="31.65616" calcext:value-type="float">
            <text:p>31.65616</text:p>
          </table:table-cell>
          <table:table-cell office:value-type="float" office:value="20.68372" calcext:value-type="float">
            <text:p>20.68372</text:p>
          </table:table-cell>
          <table:table-cell office:value-type="float" office:value="28.36264" calcext:value-type="float">
            <text:p>28.36264</text:p>
          </table:table-cell>
          <table:table-cell office:value-type="float" office:value="21.59506" calcext:value-type="float">
            <text:p>21.59506</text:p>
          </table:table-cell>
          <table:table-cell office:value-type="float" office:value="26.46939" calcext:value-type="float">
            <text:p>26.46939</text:p>
          </table:table-cell>
          <table:table-cell office:value-type="float" office:value="21.95786" calcext:value-type="float">
            <text:p>21.95786</text:p>
          </table:table-cell>
          <table:table-cell office:value-type="float" office:value="24.66681" calcext:value-type="float">
            <text:p>24.66681</text:p>
          </table:table-cell>
          <table:table-cell office:value-type="float" office:value="22.14825" calcext:value-type="float">
            <text:p>22.14825</text:p>
          </table:table-cell>
          <table:table-cell office:value-type="float" office:value="23.33276" calcext:value-type="float">
            <text:p>23.33276</text:p>
          </table:table-cell>
          <table:table-cell office:value-type="float" office:value="21.8783" calcext:value-type="float">
            <text:p>21.8783</text:p>
          </table:table-cell>
          <table:table-cell office:value-type="float" office:value="21.39441" calcext:value-type="float">
            <text:p>21.39441</text:p>
          </table:table-cell>
          <table:table-cell office:value-type="float" office:value="21.17612" calcext:value-type="float">
            <text:p>21.17612</text:p>
          </table:table-cell>
          <table:table-cell office:value-type="float" office:value="19.35471" calcext:value-type="float">
            <text:p>19.35471</text:p>
          </table:table-cell>
          <table:table-cell office:value-type="float" office:value="19.32059" calcext:value-type="float">
            <text:p>19.32059</text:p>
          </table:table-cell>
          <table:table-cell office:value-type="float" office:value="17.01459" calcext:value-type="float">
            <text:p>17.01459</text:p>
          </table:table-cell>
          <table:table-cell office:value-type="float" office:value="16.84274" calcext:value-type="float">
            <text:p>16.84274</text:p>
          </table:table-cell>
          <table:table-cell office:value-type="float" office:value="15.31036" calcext:value-type="float">
            <text:p>15.31036</text:p>
          </table:table-cell>
          <table:table-cell office:value-type="float" office:value="15.14322" calcext:value-type="float">
            <text:p>15.14322</text:p>
          </table:table-cell>
          <table:table-cell office:value-type="float" office:value="14.00827" calcext:value-type="float">
            <text:p>14.00827</text:p>
          </table:table-cell>
          <table:table-cell office:value-type="float" office:value="13.87637" calcext:value-type="float">
            <text:p>13.87637</text:p>
          </table:table-cell>
          <table:table-cell office:value-type="float" office:value="13.06064" calcext:value-type="float">
            <text:p>13.06064</text:p>
          </table:table-cell>
          <table:table-cell office:value-type="float" office:value="12.95572" calcext:value-type="float">
            <text:p>12.95572</text:p>
          </table:table-cell>
          <table:table-cell office:value-type="float" office:value="12.55112" calcext:value-type="float">
            <text:p>12.55112</text:p>
          </table:table-cell>
          <table:table-cell office:value-type="float" office:value="12.45938" calcext:value-type="float">
            <text:p>12.45938</text:p>
          </table:table-cell>
          <table:table-cell office:value-type="float" office:value="46.90924" calcext:value-type="float">
            <text:p>46.90924</text:p>
          </table:table-cell>
          <table:table-cell office:value-type="float" office:value="15.89874" calcext:value-type="float">
            <text:p>15.8987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21062003" calcext:value-type="float">
            <text:p>21062003</text:p>
          </table:table-cell>
          <table:table-cell office:value-type="float" office:value="19.4076" calcext:value-type="float">
            <text:p>19.4076</text:p>
          </table:table-cell>
          <table:table-cell office:value-type="float" office:value="28.38" calcext:value-type="float">
            <text:p>28.38</text:p>
          </table:table-cell>
          <table:table-cell office:value-type="float" office:value="17.86" calcext:value-type="float">
            <text:p>17.86</text:p>
          </table:table-cell>
          <table:table-cell office:value-type="float" office:value="2.079621" calcext:value-type="float">
            <text:p>2.079621</text:p>
          </table:table-cell>
          <table:table-cell office:value-type="float" office:value="1.063574" calcext:value-type="float">
            <text:p>1.063574</text:p>
          </table:table-cell>
          <table:table-cell office:value-type="float" office:value="458.892" calcext:value-type="float">
            <text:p>458.892</text:p>
          </table:table-cell>
          <table:table-cell office:value-type="float" office:value="0.5" calcext:value-type="float">
            <text:p>0.5</text:p>
          </table:table-cell>
          <table:table-cell office:value-type="float" office:value="41.47778" calcext:value-type="float">
            <text:p>41.47778</text:p>
          </table:table-cell>
          <table:table-cell office:value-type="float" office:value="18.48038" calcext:value-type="float">
            <text:p>18.48038</text:p>
          </table:table-cell>
          <table:table-cell office:value-type="float" office:value="32.91586" calcext:value-type="float">
            <text:p>32.91586</text:p>
          </table:table-cell>
          <table:table-cell office:value-type="float" office:value="21.1651" calcext:value-type="float">
            <text:p>21.1651</text:p>
          </table:table-cell>
          <table:table-cell office:value-type="float" office:value="29.63931" calcext:value-type="float">
            <text:p>29.63931</text:p>
          </table:table-cell>
          <table:table-cell office:value-type="float" office:value="22.42407" calcext:value-type="float">
            <text:p>22.42407</text:p>
          </table:table-cell>
          <table:table-cell office:value-type="float" office:value="27.328" calcext:value-type="float">
            <text:p>27.328</text:p>
          </table:table-cell>
          <table:table-cell office:value-type="float" office:value="23.10477" calcext:value-type="float">
            <text:p>23.10477</text:p>
          </table:table-cell>
          <table:table-cell office:value-type="float" office:value="25.9487" calcext:value-type="float">
            <text:p>25.9487</text:p>
          </table:table-cell>
          <table:table-cell office:value-type="float" office:value="23.2869" calcext:value-type="float">
            <text:p>23.2869</text:p>
          </table:table-cell>
          <table:table-cell office:value-type="float" office:value="24.58862" calcext:value-type="float">
            <text:p>24.58862</text:p>
          </table:table-cell>
          <table:table-cell office:value-type="float" office:value="23.22144" calcext:value-type="float">
            <text:p>23.22144</text:p>
          </table:table-cell>
          <table:table-cell office:value-type="float" office:value="23.39801" calcext:value-type="float">
            <text:p>23.39801</text:p>
          </table:table-cell>
          <table:table-cell office:value-type="float" office:value="22.66748" calcext:value-type="float">
            <text:p>22.66748</text:p>
          </table:table-cell>
          <table:table-cell office:value-type="float" office:value="21.69824" calcext:value-type="float">
            <text:p>21.69824</text:p>
          </table:table-cell>
          <table:table-cell office:value-type="float" office:value="21.40424" calcext:value-type="float">
            <text:p>21.40424</text:p>
          </table:table-cell>
          <table:table-cell office:value-type="float" office:value="19.5163" calcext:value-type="float">
            <text:p>19.5163</text:p>
          </table:table-cell>
          <table:table-cell office:value-type="float" office:value="19.35593" calcext:value-type="float">
            <text:p>19.35593</text:p>
          </table:table-cell>
          <table:table-cell office:value-type="float" office:value="17.17163" calcext:value-type="float">
            <text:p>17.17163</text:p>
          </table:table-cell>
          <table:table-cell office:value-type="float" office:value="17.0162" calcext:value-type="float">
            <text:p>17.0162</text:p>
          </table:table-cell>
          <table:table-cell office:value-type="float" office:value="15.46649" calcext:value-type="float">
            <text:p>15.46649</text:p>
          </table:table-cell>
          <table:table-cell office:value-type="float" office:value="15.31204" calcext:value-type="float">
            <text:p>15.31204</text:p>
          </table:table-cell>
          <table:table-cell office:value-type="float" office:value="14.14273" calcext:value-type="float">
            <text:p>14.14273</text:p>
          </table:table-cell>
          <table:table-cell office:value-type="float" office:value="14.00964" calcext:value-type="float">
            <text:p>14.00964</text:p>
          </table:table-cell>
          <table:table-cell office:value-type="float" office:value="13.16946" calcext:value-type="float">
            <text:p>13.16946</text:p>
          </table:table-cell>
          <table:table-cell office:value-type="float" office:value="13.06171" calcext:value-type="float">
            <text:p>13.06171</text:p>
          </table:table-cell>
          <table:table-cell office:value-type="float" office:value="12.64517" calcext:value-type="float">
            <text:p>12.64517</text:p>
          </table:table-cell>
          <table:table-cell office:value-type="float" office:value="12.55209" calcext:value-type="float">
            <text:p>12.55209</text:p>
          </table:table-cell>
          <table:table-cell office:value-type="float" office:value="41.47772" calcext:value-type="float">
            <text:p>41.47772</text:p>
          </table:table-cell>
          <table:table-cell office:value-type="float" office:value="18.48041" calcext:value-type="float">
            <text:p>18.4804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22062003" calcext:value-type="float">
            <text:p>22062003</text:p>
          </table:table-cell>
          <table:table-cell office:value-type="float" office:value="11.6874" calcext:value-type="float">
            <text:p>11.6874</text:p>
          </table:table-cell>
          <table:table-cell office:value-type="float" office:value="28.35" calcext:value-type="float">
            <text:p>28.35</text:p>
          </table:table-cell>
          <table:table-cell office:value-type="float" office:value="19.69" calcext:value-type="float">
            <text:p>19.69</text:p>
          </table:table-cell>
          <table:table-cell office:value-type="float" office:value="2.158483" calcext:value-type="float">
            <text:p>2.158483</text:p>
          </table:table-cell>
          <table:table-cell office:value-type="float" office:value="1.381558" calcext:value-type="float">
            <text:p>1.381558</text:p>
          </table:table-cell>
          <table:table-cell office:value-type="float" office:value="509.22" calcext:value-type="float">
            <text:p>509.22</text:p>
          </table:table-cell>
          <table:table-cell office:value-type="float" office:value="7" calcext:value-type="float">
            <text:p>7</text:p>
          </table:table-cell>
          <table:table-cell office:value-type="float" office:value="39.46744" calcext:value-type="float">
            <text:p>39.46744</text:p>
          </table:table-cell>
          <table:table-cell office:value-type="float" office:value="19.3804" calcext:value-type="float">
            <text:p>19.3804</text:p>
          </table:table-cell>
          <table:table-cell office:value-type="float" office:value="30.72351" calcext:value-type="float">
            <text:p>30.72351</text:p>
          </table:table-cell>
          <table:table-cell office:value-type="float" office:value="21.55579" calcext:value-type="float">
            <text:p>21.55579</text:p>
          </table:table-cell>
          <table:table-cell office:value-type="float" office:value="27.92963" calcext:value-type="float">
            <text:p>27.92963</text:p>
          </table:table-cell>
          <table:table-cell office:value-type="float" office:value="23.17166" calcext:value-type="float">
            <text:p>23.17166</text:p>
          </table:table-cell>
          <table:table-cell office:value-type="float" office:value="26.12488" calcext:value-type="float">
            <text:p>26.12488</text:p>
          </table:table-cell>
          <table:table-cell office:value-type="float" office:value="23.43567" calcext:value-type="float">
            <text:p>23.43567</text:p>
          </table:table-cell>
          <table:table-cell office:value-type="float" office:value="25.35373" calcext:value-type="float">
            <text:p>25.35373</text:p>
          </table:table-cell>
          <table:table-cell office:value-type="float" office:value="23.41742" calcext:value-type="float">
            <text:p>23.41742</text:p>
          </table:table-cell>
          <table:table-cell office:value-type="float" office:value="24.53278" calcext:value-type="float">
            <text:p>24.53278</text:p>
          </table:table-cell>
          <table:table-cell office:value-type="float" office:value="23.24301" calcext:value-type="float">
            <text:p>23.24301</text:p>
          </table:table-cell>
          <table:table-cell office:value-type="float" office:value="23.43005" calcext:value-type="float">
            <text:p>23.43005</text:p>
          </table:table-cell>
          <table:table-cell office:value-type="float" office:value="22.74869" calcext:value-type="float">
            <text:p>22.74869</text:p>
          </table:table-cell>
          <table:table-cell office:value-type="float" office:value="21.83853" calcext:value-type="float">
            <text:p>21.83853</text:p>
          </table:table-cell>
          <table:table-cell office:value-type="float" office:value="21.70428" calcext:value-type="float">
            <text:p>21.70428</text:p>
          </table:table-cell>
          <table:table-cell office:value-type="float" office:value="19.68994" calcext:value-type="float">
            <text:p>19.68994</text:p>
          </table:table-cell>
          <table:table-cell office:value-type="float" office:value="19.51816" calcext:value-type="float">
            <text:p>19.51816</text:p>
          </table:table-cell>
          <table:table-cell office:value-type="float" office:value="17.33151" calcext:value-type="float">
            <text:p>17.33151</text:p>
          </table:table-cell>
          <table:table-cell office:value-type="float" office:value="17.17322" calcext:value-type="float">
            <text:p>17.17322</text:p>
          </table:table-cell>
          <table:table-cell office:value-type="float" office:value="15.61682" calcext:value-type="float">
            <text:p>15.61682</text:p>
          </table:table-cell>
          <table:table-cell office:value-type="float" office:value="15.46808" calcext:value-type="float">
            <text:p>15.46808</text:p>
          </table:table-cell>
          <table:table-cell office:value-type="float" office:value="14.27606" calcext:value-type="float">
            <text:p>14.27606</text:p>
          </table:table-cell>
          <table:table-cell office:value-type="float" office:value="14.1441" calcext:value-type="float">
            <text:p>14.1441</text:p>
          </table:table-cell>
          <table:table-cell office:value-type="float" office:value="13.28076" calcext:value-type="float">
            <text:p>13.28076</text:p>
          </table:table-cell>
          <table:table-cell office:value-type="float" office:value="13.17059" calcext:value-type="float">
            <text:p>13.17059</text:p>
          </table:table-cell>
          <table:table-cell office:value-type="float" office:value="12.74088" calcext:value-type="float">
            <text:p>12.74088</text:p>
          </table:table-cell>
          <table:table-cell office:value-type="float" office:value="12.64618" calcext:value-type="float">
            <text:p>12.64618</text:p>
          </table:table-cell>
          <table:table-cell office:value-type="float" office:value="39.46738" calcext:value-type="float">
            <text:p>39.46738</text:p>
          </table:table-cell>
          <table:table-cell office:value-type="float" office:value="19.4371" calcext:value-type="float">
            <text:p>19.437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23062003" calcext:value-type="float">
            <text:p>23062003</text:p>
          </table:table-cell>
          <table:table-cell office:value-type="float" office:value="24.62256" calcext:value-type="float">
            <text:p>24.62256</text:p>
          </table:table-cell>
          <table:table-cell office:value-type="float" office:value="30.67" calcext:value-type="float">
            <text:p>30.67</text:p>
          </table:table-cell>
          <table:table-cell office:value-type="float" office:value="19.32" calcext:value-type="float">
            <text:p>19.32</text:p>
          </table:table-cell>
          <table:table-cell office:value-type="float" office:value="2.385887" calcext:value-type="float">
            <text:p>2.385887</text:p>
          </table:table-cell>
          <table:table-cell office:value-type="float" office:value="1.38472" calcext:value-type="float">
            <text:p>1.38472</text:p>
          </table:table-cell>
          <table:table-cell office:value-type="float" office:value="502.884" calcext:value-type="float">
            <text:p>502.884</text:p>
          </table:table-cell>
          <table:table-cell office:value-type="float" office:value="0.2" calcext:value-type="float">
            <text:p>0.2</text:p>
          </table:table-cell>
          <table:table-cell office:value-type="float" office:value="37.81836" calcext:value-type="float">
            <text:p>37.81836</text:p>
          </table:table-cell>
          <table:table-cell office:value-type="float" office:value="17.98874" calcext:value-type="float">
            <text:p>17.98874</text:p>
          </table:table-cell>
          <table:table-cell office:value-type="float" office:value="30.96536" calcext:value-type="float">
            <text:p>30.96536</text:p>
          </table:table-cell>
          <table:table-cell office:value-type="float" office:value="19.66064" calcext:value-type="float">
            <text:p>19.66064</text:p>
          </table:table-cell>
          <table:table-cell office:value-type="float" office:value="28.35602" calcext:value-type="float">
            <text:p>28.35602</text:p>
          </table:table-cell>
          <table:table-cell office:value-type="float" office:value="21.00061" calcext:value-type="float">
            <text:p>21.00061</text:p>
          </table:table-cell>
          <table:table-cell office:value-type="float" office:value="26.41519" calcext:value-type="float">
            <text:p>26.41519</text:p>
          </table:table-cell>
          <table:table-cell office:value-type="float" office:value="21.88309" calcext:value-type="float">
            <text:p>21.88309</text:p>
          </table:table-cell>
          <table:table-cell office:value-type="float" office:value="25.24365" calcext:value-type="float">
            <text:p>25.24365</text:p>
          </table:table-cell>
          <table:table-cell office:value-type="float" office:value="22.27225" calcext:value-type="float">
            <text:p>22.27225</text:p>
          </table:table-cell>
          <table:table-cell office:value-type="float" office:value="24.09167" calcext:value-type="float">
            <text:p>24.09167</text:p>
          </table:table-cell>
          <table:table-cell office:value-type="float" office:value="22.49316" calcext:value-type="float">
            <text:p>22.49316</text:p>
          </table:table-cell>
          <table:table-cell office:value-type="float" office:value="23.13013" calcext:value-type="float">
            <text:p>23.13013</text:p>
          </table:table-cell>
          <table:table-cell office:value-type="float" office:value="22.26559" calcext:value-type="float">
            <text:p>22.26559</text:p>
          </table:table-cell>
          <table:table-cell office:value-type="float" office:value="21.81888" calcext:value-type="float">
            <text:p>21.81888</text:p>
          </table:table-cell>
          <table:table-cell office:value-type="float" office:value="21.61035" calcext:value-type="float">
            <text:p>21.61035</text:p>
          </table:table-cell>
          <table:table-cell office:value-type="float" office:value="19.77344" calcext:value-type="float">
            <text:p>19.77344</text:p>
          </table:table-cell>
          <table:table-cell office:value-type="float" office:value="19.69135" calcext:value-type="float">
            <text:p>19.69135</text:p>
          </table:table-cell>
          <table:table-cell office:value-type="float" office:value="17.48175" calcext:value-type="float">
            <text:p>17.48175</text:p>
          </table:table-cell>
          <table:table-cell office:value-type="float" office:value="17.33316" calcext:value-type="float">
            <text:p>17.33316</text:p>
          </table:table-cell>
          <table:table-cell office:value-type="float" office:value="15.76401" calcext:value-type="float">
            <text:p>15.76401</text:p>
          </table:table-cell>
          <table:table-cell office:value-type="float" office:value="15.61838" calcext:value-type="float">
            <text:p>15.61838</text:p>
          </table:table-cell>
          <table:table-cell office:value-type="float" office:value="14.40863" calcext:value-type="float">
            <text:p>14.40863</text:p>
          </table:table-cell>
          <table:table-cell office:value-type="float" office:value="14.27744" calcext:value-type="float">
            <text:p>14.27744</text:p>
          </table:table-cell>
          <table:table-cell office:value-type="float" office:value="13.39398" calcext:value-type="float">
            <text:p>13.39398</text:p>
          </table:table-cell>
          <table:table-cell office:value-type="float" office:value="13.28195" calcext:value-type="float">
            <text:p>13.28195</text:p>
          </table:table-cell>
          <table:table-cell office:value-type="float" office:value="12.83951" calcext:value-type="float">
            <text:p>12.83951</text:p>
          </table:table-cell>
          <table:table-cell office:value-type="float" office:value="12.74191" calcext:value-type="float">
            <text:p>12.74191</text:p>
          </table:table-cell>
          <table:table-cell office:value-type="float" office:value="37.8183" calcext:value-type="float">
            <text:p>37.8183</text:p>
          </table:table-cell>
          <table:table-cell office:value-type="float" office:value="17.98874" calcext:value-type="float">
            <text:p>17.9887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24062003" calcext:value-type="float">
            <text:p>24062003</text:p>
          </table:table-cell>
          <table:table-cell office:value-type="float" office:value="23.3658" calcext:value-type="float">
            <text:p>23.3658</text:p>
          </table:table-cell>
          <table:table-cell office:value-type="float" office:value="33.14" calcext:value-type="float">
            <text:p>33.14</text:p>
          </table:table-cell>
          <table:table-cell office:value-type="float" office:value="24.66" calcext:value-type="float">
            <text:p>24.66</text:p>
          </table:table-cell>
          <table:table-cell office:value-type="float" office:value="2.273423" calcext:value-type="float">
            <text:p>2.273423</text:p>
          </table:table-cell>
          <table:table-cell office:value-type="float" office:value="1.866048" calcext:value-type="float">
            <text:p>1.866048</text:p>
          </table:table-cell>
          <table:table-cell office:value-type="float" office:value="512.856" calcext:value-type="float">
            <text:p>512.856</text:p>
          </table:table-cell>
          <table:table-cell office:value-type="float" office:value="0" calcext:value-type="float">
            <text:p>0</text:p>
          </table:table-cell>
          <table:table-cell office:value-type="float" office:value="46.95255" calcext:value-type="float">
            <text:p>46.95255</text:p>
          </table:table-cell>
          <table:table-cell office:value-type="float" office:value="24.36694" calcext:value-type="float">
            <text:p>24.36694</text:p>
          </table:table-cell>
          <table:table-cell office:value-type="float" office:value="37.8042" calcext:value-type="float">
            <text:p>37.8042</text:p>
          </table:table-cell>
          <table:table-cell office:value-type="float" office:value="24.95468" calcext:value-type="float">
            <text:p>24.95468</text:p>
          </table:table-cell>
          <table:table-cell office:value-type="float" office:value="33.65866" calcext:value-type="float">
            <text:p>33.65866</text:p>
          </table:table-cell>
          <table:table-cell office:value-type="float" office:value="25.02814" calcext:value-type="float">
            <text:p>25.02814</text:p>
          </table:table-cell>
          <table:table-cell office:value-type="float" office:value="30.38165" calcext:value-type="float">
            <text:p>30.38165</text:p>
          </table:table-cell>
          <table:table-cell office:value-type="float" office:value="24.76459" calcext:value-type="float">
            <text:p>24.76459</text:p>
          </table:table-cell>
          <table:table-cell office:value-type="float" office:value="28.36069" calcext:value-type="float">
            <text:p>28.36069</text:p>
          </table:table-cell>
          <table:table-cell office:value-type="float" office:value="24.41077" calcext:value-type="float">
            <text:p>24.41077</text:p>
          </table:table-cell>
          <table:table-cell office:value-type="float" office:value="26.37646" calcext:value-type="float">
            <text:p>26.37646</text:p>
          </table:table-cell>
          <table:table-cell office:value-type="float" office:value="23.88043" calcext:value-type="float">
            <text:p>23.88043</text:p>
          </table:table-cell>
          <table:table-cell office:value-type="float" office:value="24.69791" calcext:value-type="float">
            <text:p>24.69791</text:p>
          </table:table-cell>
          <table:table-cell office:value-type="float" office:value="23.07178" calcext:value-type="float">
            <text:p>23.07178</text:p>
          </table:table-cell>
          <table:table-cell office:value-type="float" office:value="22.26019" calcext:value-type="float">
            <text:p>22.26019</text:p>
          </table:table-cell>
          <table:table-cell office:value-type="float" office:value="21.66513" calcext:value-type="float">
            <text:p>21.66513</text:p>
          </table:table-cell>
          <table:table-cell office:value-type="float" office:value="19.9118" calcext:value-type="float">
            <text:p>19.9118</text:p>
          </table:table-cell>
          <table:table-cell office:value-type="float" office:value="19.77408" calcext:value-type="float">
            <text:p>19.77408</text:p>
          </table:table-cell>
          <table:table-cell office:value-type="float" office:value="17.6171" calcext:value-type="float">
            <text:p>17.6171</text:p>
          </table:table-cell>
          <table:table-cell office:value-type="float" office:value="17.48315" calcext:value-type="float">
            <text:p>17.48315</text:p>
          </table:table-cell>
          <table:table-cell office:value-type="float" office:value="15.90414" calcext:value-type="float">
            <text:p>15.90414</text:p>
          </table:table-cell>
          <table:table-cell office:value-type="float" office:value="15.76553" calcext:value-type="float">
            <text:p>15.76553</text:p>
          </table:table-cell>
          <table:table-cell office:value-type="float" office:value="14.53979" calcext:value-type="float">
            <text:p>14.53979</text:p>
          </table:table-cell>
          <table:table-cell office:value-type="float" office:value="14.41003" calcext:value-type="float">
            <text:p>14.41003</text:p>
          </table:table-cell>
          <table:table-cell office:value-type="float" office:value="13.50723" calcext:value-type="float">
            <text:p>13.50723</text:p>
          </table:table-cell>
          <table:table-cell office:value-type="float" office:value="13.39514" calcext:value-type="float">
            <text:p>13.39514</text:p>
          </table:table-cell>
          <table:table-cell office:value-type="float" office:value="12.94012" calcext:value-type="float">
            <text:p>12.94012</text:p>
          </table:table-cell>
          <table:table-cell office:value-type="float" office:value="12.84058" calcext:value-type="float">
            <text:p>12.84058</text:p>
          </table:table-cell>
          <table:table-cell office:value-type="float" office:value="46.95242" calcext:value-type="float">
            <text:p>46.95242</text:p>
          </table:table-cell>
          <table:table-cell office:value-type="float" office:value="24.36697" calcext:value-type="float">
            <text:p>24.3669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25062003" calcext:value-type="float">
            <text:p>25062003</text:p>
          </table:table-cell>
          <table:table-cell office:value-type="float" office:value="9.633601" calcext:value-type="float">
            <text:p>9.633601</text:p>
          </table:table-cell>
          <table:table-cell office:value-type="float" office:value="26.38" calcext:value-type="float">
            <text:p>26.38</text:p>
          </table:table-cell>
          <table:table-cell office:value-type="float" office:value="10.6" calcext:value-type="float">
            <text:p>10.6</text:p>
          </table:table-cell>
          <table:table-cell office:value-type="float" office:value="2.296041" calcext:value-type="float">
            <text:p>2.296041</text:p>
          </table:table-cell>
          <table:table-cell office:value-type="float" office:value="1.122064" calcext:value-type="float">
            <text:p>1.122064</text:p>
          </table:table-cell>
          <table:table-cell office:value-type="float" office:value="351.288" calcext:value-type="float">
            <text:p>351.288</text:p>
          </table:table-cell>
          <table:table-cell office:value-type="float" office:value="0.3" calcext:value-type="float">
            <text:p>0.3</text:p>
          </table:table-cell>
          <table:table-cell office:value-type="float" office:value="28.85342" calcext:value-type="float">
            <text:p>28.85342</text:p>
          </table:table-cell>
          <table:table-cell office:value-type="float" office:value="13.74405" calcext:value-type="float">
            <text:p>13.74405</text:p>
          </table:table-cell>
          <table:table-cell office:value-type="float" office:value="28.72293" calcext:value-type="float">
            <text:p>28.72293</text:p>
          </table:table-cell>
          <table:table-cell office:value-type="float" office:value="19.05688" calcext:value-type="float">
            <text:p>19.05688</text:p>
          </table:table-cell>
          <table:table-cell office:value-type="float" office:value="29.05722" calcext:value-type="float">
            <text:p>29.05722</text:p>
          </table:table-cell>
          <table:table-cell office:value-type="float" office:value="21.67804" calcext:value-type="float">
            <text:p>21.67804</text:p>
          </table:table-cell>
          <table:table-cell office:value-type="float" office:value="28.57623" calcext:value-type="float">
            <text:p>28.57623</text:p>
          </table:table-cell>
          <table:table-cell office:value-type="float" office:value="23.25589" calcext:value-type="float">
            <text:p>23.25589</text:p>
          </table:table-cell>
          <table:table-cell office:value-type="float" office:value="27.70319" calcext:value-type="float">
            <text:p>27.70319</text:p>
          </table:table-cell>
          <table:table-cell office:value-type="float" office:value="23.80344" calcext:value-type="float">
            <text:p>23.80344</text:p>
          </table:table-cell>
          <table:table-cell office:value-type="float" office:value="26.36905" calcext:value-type="float">
            <text:p>26.36905</text:p>
          </table:table-cell>
          <table:table-cell office:value-type="float" office:value="24.129" calcext:value-type="float">
            <text:p>24.129</text:p>
          </table:table-cell>
          <table:table-cell office:value-type="float" office:value="24.78778" calcext:value-type="float">
            <text:p>24.78778</text:p>
          </table:table-cell>
          <table:table-cell office:value-type="float" office:value="23.7485" calcext:value-type="float">
            <text:p>23.7485</text:p>
          </table:table-cell>
          <table:table-cell office:value-type="float" office:value="22.7326" calcext:value-type="float">
            <text:p>22.7326</text:p>
          </table:table-cell>
          <table:table-cell office:value-type="float" office:value="22.2738" calcext:value-type="float">
            <text:p>22.2738</text:p>
          </table:table-cell>
          <table:table-cell office:value-type="float" office:value="20.23883" calcext:value-type="float">
            <text:p>20.23883</text:p>
          </table:table-cell>
          <table:table-cell office:value-type="float" office:value="19.91464" calcext:value-type="float">
            <text:p>19.91464</text:p>
          </table:table-cell>
          <table:table-cell office:value-type="float" office:value="17.78012" calcext:value-type="float">
            <text:p>17.78012</text:p>
          </table:table-cell>
          <table:table-cell office:value-type="float" office:value="17.61856" calcext:value-type="float">
            <text:p>17.61856</text:p>
          </table:table-cell>
          <table:table-cell office:value-type="float" office:value="16.04388" calcext:value-type="float">
            <text:p>16.04388</text:p>
          </table:table-cell>
          <table:table-cell office:value-type="float" office:value="15.90558" calcext:value-type="float">
            <text:p>15.90558</text:p>
          </table:table-cell>
          <table:table-cell office:value-type="float" office:value="14.66867" calcext:value-type="float">
            <text:p>14.66867</text:p>
          </table:table-cell>
          <table:table-cell office:value-type="float" office:value="14.54114" calcext:value-type="float">
            <text:p>14.54114</text:p>
          </table:table-cell>
          <table:table-cell office:value-type="float" office:value="13.62164" calcext:value-type="float">
            <text:p>13.62164</text:p>
          </table:table-cell>
          <table:table-cell office:value-type="float" office:value="13.50842" calcext:value-type="float">
            <text:p>13.50842</text:p>
          </table:table-cell>
          <table:table-cell office:value-type="float" office:value="13.04248" calcext:value-type="float">
            <text:p>13.04248</text:p>
          </table:table-cell>
          <table:table-cell office:value-type="float" office:value="12.94116" calcext:value-type="float">
            <text:p>12.94116</text:p>
          </table:table-cell>
          <table:table-cell office:value-type="float" office:value="28.85342" calcext:value-type="float">
            <text:p>28.85342</text:p>
          </table:table-cell>
          <table:table-cell office:value-type="float" office:value="14.01688" calcext:value-type="float">
            <text:p>14.0168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26062003" calcext:value-type="float">
            <text:p>26062003</text:p>
          </table:table-cell>
          <table:table-cell office:value-type="float" office:value="30.10026" calcext:value-type="float">
            <text:p>30.10026</text:p>
          </table:table-cell>
          <table:table-cell office:value-type="float" office:value="26.07" calcext:value-type="float">
            <text:p>26.07</text:p>
          </table:table-cell>
          <table:table-cell office:value-type="float" office:value="9.39" calcext:value-type="float">
            <text:p>9.39</text:p>
          </table:table-cell>
          <table:table-cell office:value-type="float" office:value="1.252079" calcext:value-type="float">
            <text:p>1.252079</text:p>
          </table:table-cell>
          <table:table-cell office:value-type="float" office:value="0.9273254" calcext:value-type="float">
            <text:p>0.9273254</text:p>
          </table:table-cell>
          <table:table-cell office:value-type="float" office:value="243.576" calcext:value-type="float">
            <text:p>243.576</text:p>
          </table:table-cell>
          <table:table-cell office:value-type="float" office:value="0" calcext:value-type="float">
            <text:p>0</text:p>
          </table:table-cell>
          <table:table-cell office:value-type="float" office:value="42.16199" calcext:value-type="float">
            <text:p>42.16199</text:p>
          </table:table-cell>
          <table:table-cell office:value-type="float" office:value="11.76788" calcext:value-type="float">
            <text:p>11.76788</text:p>
          </table:table-cell>
          <table:table-cell office:value-type="float" office:value="33.04227" calcext:value-type="float">
            <text:p>33.04227</text:p>
          </table:table-cell>
          <table:table-cell office:value-type="float" office:value="16.12842" calcext:value-type="float">
            <text:p>16.12842</text:p>
          </table:table-cell>
          <table:table-cell office:value-type="float" office:value="29.44745" calcext:value-type="float">
            <text:p>29.44745</text:p>
          </table:table-cell>
          <table:table-cell office:value-type="float" office:value="18.49081" calcext:value-type="float">
            <text:p>18.49081</text:p>
          </table:table-cell>
          <table:table-cell office:value-type="float" office:value="26.91779" calcext:value-type="float">
            <text:p>26.91779</text:p>
          </table:table-cell>
          <table:table-cell office:value-type="float" office:value="20.25717" calcext:value-type="float">
            <text:p>20.25717</text:p>
          </table:table-cell>
          <table:table-cell office:value-type="float" office:value="25.49948" calcext:value-type="float">
            <text:p>25.49948</text:p>
          </table:table-cell>
          <table:table-cell office:value-type="float" office:value="21.21524" calcext:value-type="float">
            <text:p>21.21524</text:p>
          </table:table-cell>
          <table:table-cell office:value-type="float" office:value="24.19833" calcext:value-type="float">
            <text:p>24.19833</text:p>
          </table:table-cell>
          <table:table-cell office:value-type="float" office:value="22.01364" calcext:value-type="float">
            <text:p>22.01364</text:p>
          </table:table-cell>
          <table:table-cell office:value-type="float" office:value="23.72818" calcext:value-type="float">
            <text:p>23.72818</text:p>
          </table:table-cell>
          <table:table-cell office:value-type="float" office:value="22.21945" calcext:value-type="float">
            <text:p>22.21945</text:p>
          </table:table-cell>
          <table:table-cell office:value-type="float" office:value="22.68188" calcext:value-type="float">
            <text:p>22.68188</text:p>
          </table:table-cell>
          <table:table-cell office:value-type="float" office:value="22.03625" calcext:value-type="float">
            <text:p>22.03625</text:p>
          </table:table-cell>
          <table:table-cell office:value-type="float" office:value="20.31808" calcext:value-type="float">
            <text:p>20.31808</text:p>
          </table:table-cell>
          <table:table-cell office:value-type="float" office:value="20.24149" calcext:value-type="float">
            <text:p>20.24149</text:p>
          </table:table-cell>
          <table:table-cell office:value-type="float" office:value="17.94809" calcext:value-type="float">
            <text:p>17.94809</text:p>
          </table:table-cell>
          <table:table-cell office:value-type="float" office:value="17.78195" calcext:value-type="float">
            <text:p>17.78195</text:p>
          </table:table-cell>
          <table:table-cell office:value-type="float" office:value="16.18994" calcext:value-type="float">
            <text:p>16.18994</text:p>
          </table:table-cell>
          <table:table-cell office:value-type="float" office:value="16.04538" calcext:value-type="float">
            <text:p>16.04538</text:p>
          </table:table-cell>
          <table:table-cell office:value-type="float" office:value="14.79807" calcext:value-type="float">
            <text:p>14.79807</text:p>
          </table:table-cell>
          <table:table-cell office:value-type="float" office:value="14.67001" calcext:value-type="float">
            <text:p>14.67001</text:p>
          </table:table-cell>
          <table:table-cell office:value-type="float" office:value="13.73605" calcext:value-type="float">
            <text:p>13.73605</text:p>
          </table:table-cell>
          <table:table-cell office:value-type="float" office:value="13.62286" calcext:value-type="float">
            <text:p>13.62286</text:p>
          </table:table-cell>
          <table:table-cell office:value-type="float" office:value="13.14545" calcext:value-type="float">
            <text:p>13.14545</text:p>
          </table:table-cell>
          <table:table-cell office:value-type="float" office:value="13.04355" calcext:value-type="float">
            <text:p>13.04355</text:p>
          </table:table-cell>
          <table:table-cell office:value-type="float" office:value="42.16193" calcext:value-type="float">
            <text:p>42.16193</text:p>
          </table:table-cell>
          <table:table-cell office:value-type="float" office:value="11.76788" calcext:value-type="float">
            <text:p>11.7678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27062003" calcext:value-type="float">
            <text:p>27062003</text:p>
          </table:table-cell>
          <table:table-cell office:value-type="float" office:value="29.20409" calcext:value-type="float">
            <text:p>29.20409</text:p>
          </table:table-cell>
          <table:table-cell office:value-type="float" office:value="31.45" calcext:value-type="float">
            <text:p>31.45</text:p>
          </table:table-cell>
          <table:table-cell office:value-type="float" office:value="12.67" calcext:value-type="float">
            <text:p>12.67</text:p>
          </table:table-cell>
          <table:table-cell office:value-type="float" office:value="1.724705" calcext:value-type="float">
            <text:p>1.724705</text:p>
          </table:table-cell>
          <table:table-cell office:value-type="float" office:value="0.9273885" calcext:value-type="float">
            <text:p>0.9273885</text:p>
          </table:table-cell>
          <table:table-cell office:value-type="float" office:value="214.956" calcext:value-type="float">
            <text:p>214.956</text:p>
          </table:table-cell>
          <table:table-cell office:value-type="float" office:value="5.5" calcext:value-type="float">
            <text:p>5.5</text:p>
          </table:table-cell>
          <table:table-cell office:value-type="float" office:value="44.98132" calcext:value-type="float">
            <text:p>44.98132</text:p>
          </table:table-cell>
          <table:table-cell office:value-type="float" office:value="14.74219" calcext:value-type="float">
            <text:p>14.74219</text:p>
          </table:table-cell>
          <table:table-cell office:value-type="float" office:value="35.34622" calcext:value-type="float">
            <text:p>35.34622</text:p>
          </table:table-cell>
          <table:table-cell office:value-type="float" office:value="18.35913" calcext:value-type="float">
            <text:p>18.35913</text:p>
          </table:table-cell>
          <table:table-cell office:value-type="float" office:value="31.34686" calcext:value-type="float">
            <text:p>31.34686</text:p>
          </table:table-cell>
          <table:table-cell office:value-type="float" office:value="20.22314" calcext:value-type="float">
            <text:p>20.22314</text:p>
          </table:table-cell>
          <table:table-cell office:value-type="float" office:value="28.38379" calcext:value-type="float">
            <text:p>28.38379</text:p>
          </table:table-cell>
          <table:table-cell office:value-type="float" office:value="21.48151" calcext:value-type="float">
            <text:p>21.48151</text:p>
          </table:table-cell>
          <table:table-cell office:value-type="float" office:value="26.63666" calcext:value-type="float">
            <text:p>26.63666</text:p>
          </table:table-cell>
          <table:table-cell office:value-type="float" office:value="22.08087" calcext:value-type="float">
            <text:p>22.08087</text:p>
          </table:table-cell>
          <table:table-cell office:value-type="float" office:value="24.97153" calcext:value-type="float">
            <text:p>24.97153</text:p>
          </table:table-cell>
          <table:table-cell office:value-type="float" office:value="22.49625" calcext:value-type="float">
            <text:p>22.49625</text:p>
          </table:table-cell>
          <table:table-cell office:value-type="float" office:value="23.76871" calcext:value-type="float">
            <text:p>23.76871</text:p>
          </table:table-cell>
          <table:table-cell office:value-type="float" office:value="22.3992" calcext:value-type="float">
            <text:p>22.3992</text:p>
          </table:table-cell>
          <table:table-cell office:value-type="float" office:value="22.11176" calcext:value-type="float">
            <text:p>22.11176</text:p>
          </table:table-cell>
          <table:table-cell office:value-type="float" office:value="21.92407" calcext:value-type="float">
            <text:p>21.92407</text:p>
          </table:table-cell>
          <table:table-cell office:value-type="float" office:value="20.30273" calcext:value-type="float">
            <text:p>20.30273</text:p>
          </table:table-cell>
          <table:table-cell office:value-type="float" office:value="20.28656" calcext:value-type="float">
            <text:p>20.28656</text:p>
          </table:table-cell>
          <table:table-cell office:value-type="float" office:value="18.07214" calcext:value-type="float">
            <text:p>18.07214</text:p>
          </table:table-cell>
          <table:table-cell office:value-type="float" office:value="17.94962" calcext:value-type="float">
            <text:p>17.94962</text:p>
          </table:table-cell>
          <table:table-cell office:value-type="float" office:value="16.33017" calcext:value-type="float">
            <text:p>16.33017</text:p>
          </table:table-cell>
          <table:table-cell office:value-type="float" office:value="16.19147" calcext:value-type="float">
            <text:p>16.19147</text:p>
          </table:table-cell>
          <table:table-cell office:value-type="float" office:value="14.9285" calcext:value-type="float">
            <text:p>14.9285</text:p>
          </table:table-cell>
          <table:table-cell office:value-type="float" office:value="14.79944" calcext:value-type="float">
            <text:p>14.79944</text:p>
          </table:table-cell>
          <table:table-cell office:value-type="float" office:value="13.85184" calcext:value-type="float">
            <text:p>13.85184</text:p>
          </table:table-cell>
          <table:table-cell office:value-type="float" office:value="13.73721" calcext:value-type="float">
            <text:p>13.73721</text:p>
          </table:table-cell>
          <table:table-cell office:value-type="float" office:value="13.25082" calcext:value-type="float">
            <text:p>13.25082</text:p>
          </table:table-cell>
          <table:table-cell office:value-type="float" office:value="13.14655" calcext:value-type="float">
            <text:p>13.14655</text:p>
          </table:table-cell>
          <table:table-cell office:value-type="float" office:value="44.98123" calcext:value-type="float">
            <text:p>44.98123</text:p>
          </table:table-cell>
          <table:table-cell office:value-type="float" office:value="14.74222" calcext:value-type="float">
            <text:p>14.7422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28062003" calcext:value-type="float">
            <text:p>28062003</text:p>
          </table:table-cell>
          <table:table-cell office:value-type="float" office:value="28.99734" calcext:value-type="float">
            <text:p>28.99734</text:p>
          </table:table-cell>
          <table:table-cell office:value-type="float" office:value="28.03" calcext:value-type="float">
            <text:p>28.03</text:p>
          </table:table-cell>
          <table:table-cell office:value-type="float" office:value="15.28" calcext:value-type="float">
            <text:p>15.28</text:p>
          </table:table-cell>
          <table:table-cell office:value-type="float" office:value="1.702477" calcext:value-type="float">
            <text:p>1.702477</text:p>
          </table:table-cell>
          <table:table-cell office:value-type="float" office:value="1.202418" calcext:value-type="float">
            <text:p>1.202418</text:p>
          </table:table-cell>
          <table:table-cell office:value-type="float" office:value="147.996" calcext:value-type="float">
            <text:p>147.996</text:p>
          </table:table-cell>
          <table:table-cell office:value-type="float" office:value="1.1" calcext:value-type="float">
            <text:p>1.1</text:p>
          </table:table-cell>
          <table:table-cell office:value-type="float" office:value="36.4429" calcext:value-type="float">
            <text:p>36.4429</text:p>
          </table:table-cell>
          <table:table-cell office:value-type="float" office:value="16.25067" calcext:value-type="float">
            <text:p>16.25067</text:p>
          </table:table-cell>
          <table:table-cell office:value-type="float" office:value="29.92307" calcext:value-type="float">
            <text:p>29.92307</text:p>
          </table:table-cell>
          <table:table-cell office:value-type="float" office:value="18.56949" calcext:value-type="float">
            <text:p>18.56949</text:p>
          </table:table-cell>
          <table:table-cell office:value-type="float" office:value="27.47073" calcext:value-type="float">
            <text:p>27.47073</text:p>
          </table:table-cell>
          <table:table-cell office:value-type="float" office:value="20.5401" calcext:value-type="float">
            <text:p>20.5401</text:p>
          </table:table-cell>
          <table:table-cell office:value-type="float" office:value="25.79126" calcext:value-type="float">
            <text:p>25.79126</text:p>
          </table:table-cell>
          <table:table-cell office:value-type="float" office:value="21.85892" calcext:value-type="float">
            <text:p>21.85892</text:p>
          </table:table-cell>
          <table:table-cell office:value-type="float" office:value="25.23911" calcext:value-type="float">
            <text:p>25.23911</text:p>
          </table:table-cell>
          <table:table-cell office:value-type="float" office:value="22.4628" calcext:value-type="float">
            <text:p>22.4628</text:p>
          </table:table-cell>
          <table:table-cell office:value-type="float" office:value="24.84024" calcext:value-type="float">
            <text:p>24.84024</text:p>
          </table:table-cell>
          <table:table-cell office:value-type="float" office:value="22.81216" calcext:value-type="float">
            <text:p>22.81216</text:p>
          </table:table-cell>
          <table:table-cell office:value-type="float" office:value="23.77603" calcext:value-type="float">
            <text:p>23.77603</text:p>
          </table:table-cell>
          <table:table-cell office:value-type="float" office:value="22.61893" calcext:value-type="float">
            <text:p>22.61893</text:p>
          </table:table-cell>
          <table:table-cell office:value-type="float" office:value="22.21304" calcext:value-type="float">
            <text:p>22.21304</text:p>
          </table:table-cell>
          <table:table-cell office:value-type="float" office:value="22.02441" calcext:value-type="float">
            <text:p>22.02441</text:p>
          </table:table-cell>
          <table:table-cell office:value-type="float" office:value="20.33658" calcext:value-type="float">
            <text:p>20.33658</text:p>
          </table:table-cell>
          <table:table-cell office:value-type="float" office:value="20.28903" calcext:value-type="float">
            <text:p>20.28903</text:p>
          </table:table-cell>
          <table:table-cell office:value-type="float" office:value="18.17712" calcext:value-type="float">
            <text:p>18.17712</text:p>
          </table:table-cell>
          <table:table-cell office:value-type="float" office:value="18.07324" calcext:value-type="float">
            <text:p>18.07324</text:p>
          </table:table-cell>
          <table:table-cell office:value-type="float" office:value="16.45837" calcext:value-type="float">
            <text:p>16.45837</text:p>
          </table:table-cell>
          <table:table-cell office:value-type="float" office:value="16.33154" calcext:value-type="float">
            <text:p>16.33154</text:p>
          </table:table-cell>
          <table:table-cell office:value-type="float" office:value="15.05673" calcext:value-type="float">
            <text:p>15.05673</text:p>
          </table:table-cell>
          <table:table-cell office:value-type="float" office:value="14.92981" calcext:value-type="float">
            <text:p>14.92981</text:p>
          </table:table-cell>
          <table:table-cell office:value-type="float" office:value="13.9679" calcext:value-type="float">
            <text:p>13.9679</text:p>
          </table:table-cell>
          <table:table-cell office:value-type="float" office:value="13.85306" calcext:value-type="float">
            <text:p>13.85306</text:p>
          </table:table-cell>
          <table:table-cell office:value-type="float" office:value="13.35632" calcext:value-type="float">
            <text:p>13.35632</text:p>
          </table:table-cell>
          <table:table-cell office:value-type="float" office:value="13.25192" calcext:value-type="float">
            <text:p>13.25192</text:p>
          </table:table-cell>
          <table:table-cell office:value-type="float" office:value="36.44287" calcext:value-type="float">
            <text:p>36.44287</text:p>
          </table:table-cell>
          <table:table-cell office:value-type="float" office:value="16.25067" calcext:value-type="float">
            <text:p>16.2506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9062003" calcext:value-type="float">
            <text:p>29062003</text:p>
          </table:table-cell>
          <table:table-cell office:value-type="float" office:value="26.20332" calcext:value-type="float">
            <text:p>26.20332</text:p>
          </table:table-cell>
          <table:table-cell office:value-type="float" office:value="26.5" calcext:value-type="float">
            <text:p>26.5</text:p>
          </table:table-cell>
          <table:table-cell office:value-type="float" office:value="16.22" calcext:value-type="float">
            <text:p>16.22</text:p>
          </table:table-cell>
          <table:table-cell office:value-type="float" office:value="1.731421" calcext:value-type="float">
            <text:p>1.731421</text:p>
          </table:table-cell>
          <table:table-cell office:value-type="float" office:value="1.107361" calcext:value-type="float">
            <text:p>1.107361</text:p>
          </table:table-cell>
          <table:table-cell office:value-type="float" office:value="149.472" calcext:value-type="float">
            <text:p>149.472</text:p>
          </table:table-cell>
          <table:table-cell office:value-type="float" office:value="0" calcext:value-type="float">
            <text:p>0</text:p>
          </table:table-cell>
          <table:table-cell office:value-type="float" office:value="39.70959" calcext:value-type="float">
            <text:p>39.70959</text:p>
          </table:table-cell>
          <table:table-cell office:value-type="float" office:value="18.39981" calcext:value-type="float">
            <text:p>18.39981</text:p>
          </table:table-cell>
          <table:table-cell office:value-type="float" office:value="31.99362" calcext:value-type="float">
            <text:p>31.99362</text:p>
          </table:table-cell>
          <table:table-cell office:value-type="float" office:value="20.83521" calcext:value-type="float">
            <text:p>20.83521</text:p>
          </table:table-cell>
          <table:table-cell office:value-type="float" office:value="29.03738" calcext:value-type="float">
            <text:p>29.03738</text:p>
          </table:table-cell>
          <table:table-cell office:value-type="float" office:value="21.88766" calcext:value-type="float">
            <text:p>21.88766</text:p>
          </table:table-cell>
          <table:table-cell office:value-type="float" office:value="26.87305" calcext:value-type="float">
            <text:p>26.87305</text:p>
          </table:table-cell>
          <table:table-cell office:value-type="float" office:value="22.50653" calcext:value-type="float">
            <text:p>22.50653</text:p>
          </table:table-cell>
          <table:table-cell office:value-type="float" office:value="25.59943" calcext:value-type="float">
            <text:p>25.59943</text:p>
          </table:table-cell>
          <table:table-cell office:value-type="float" office:value="22.74899" calcext:value-type="float">
            <text:p>22.74899</text:p>
          </table:table-cell>
          <table:table-cell office:value-type="float" office:value="24.35886" calcext:value-type="float">
            <text:p>24.35886</text:p>
          </table:table-cell>
          <table:table-cell office:value-type="float" office:value="22.84665" calcext:value-type="float">
            <text:p>22.84665</text:p>
          </table:table-cell>
          <table:table-cell office:value-type="float" office:value="23.42157" calcext:value-type="float">
            <text:p>23.42157</text:p>
          </table:table-cell>
          <table:table-cell office:value-type="float" office:value="22.58365" calcext:value-type="float">
            <text:p>22.58365</text:p>
          </table:table-cell>
          <table:table-cell office:value-type="float" office:value="22.06549" calcext:value-type="float">
            <text:p>22.06549</text:p>
          </table:table-cell>
          <table:table-cell office:value-type="float" office:value="21.95505" calcext:value-type="float">
            <text:p>21.95505</text:p>
          </table:table-cell>
          <table:table-cell office:value-type="float" office:value="20.35214" calcext:value-type="float">
            <text:p>20.35214</text:p>
          </table:table-cell>
          <table:table-cell office:value-type="float" office:value="20.33676" calcext:value-type="float">
            <text:p>20.33676</text:p>
          </table:table-cell>
          <table:table-cell office:value-type="float" office:value="18.26816" calcext:value-type="float">
            <text:p>18.26816</text:p>
          </table:table-cell>
          <table:table-cell office:value-type="float" office:value="18.17813" calcext:value-type="float">
            <text:p>18.17813</text:p>
          </table:table-cell>
          <table:table-cell office:value-type="float" office:value="16.57715" calcext:value-type="float">
            <text:p>16.57715</text:p>
          </table:table-cell>
          <table:table-cell office:value-type="float" office:value="16.45969" calcext:value-type="float">
            <text:p>16.45969</text:p>
          </table:table-cell>
          <table:table-cell office:value-type="float" office:value="15.18076" calcext:value-type="float">
            <text:p>15.18076</text:p>
          </table:table-cell>
          <table:table-cell office:value-type="float" office:value="15.05807" calcext:value-type="float">
            <text:p>15.05807</text:p>
          </table:table-cell>
          <table:table-cell office:value-type="float" office:value="14.08389" calcext:value-type="float">
            <text:p>14.08389</text:p>
          </table:table-cell>
          <table:table-cell office:value-type="float" office:value="13.96912" calcext:value-type="float">
            <text:p>13.96912</text:p>
          </table:table-cell>
          <table:table-cell office:value-type="float" office:value="13.46271" calcext:value-type="float">
            <text:p>13.46271</text:p>
          </table:table-cell>
          <table:table-cell office:value-type="float" office:value="13.35742" calcext:value-type="float">
            <text:p>13.35742</text:p>
          </table:table-cell>
          <table:table-cell office:value-type="float" office:value="39.70956" calcext:value-type="float">
            <text:p>39.70956</text:p>
          </table:table-cell>
          <table:table-cell office:value-type="float" office:value="18.39981" calcext:value-type="float">
            <text:p>18.3998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30062003" calcext:value-type="float">
            <text:p>30062003</text:p>
          </table:table-cell>
          <table:table-cell office:value-type="float" office:value="29.68731" calcext:value-type="float">
            <text:p>29.68731</text:p>
          </table:table-cell>
          <table:table-cell office:value-type="float" office:value="27.95" calcext:value-type="float">
            <text:p>27.95</text:p>
          </table:table-cell>
          <table:table-cell office:value-type="float" office:value="13.29" calcext:value-type="float">
            <text:p>13.29</text:p>
          </table:table-cell>
          <table:table-cell office:value-type="float" office:value="1.674847" calcext:value-type="float">
            <text:p>1.674847</text:p>
          </table:table-cell>
          <table:table-cell office:value-type="float" office:value="1.1062" calcext:value-type="float">
            <text:p>1.1062</text:p>
          </table:table-cell>
          <table:table-cell office:value-type="float" office:value="139.788" calcext:value-type="float">
            <text:p>139.788</text:p>
          </table:table-cell>
          <table:table-cell office:value-type="float" office:value="0" calcext:value-type="float">
            <text:p>0</text:p>
          </table:table-cell>
          <table:table-cell office:value-type="float" office:value="41.39932" calcext:value-type="float">
            <text:p>41.39932</text:p>
          </table:table-cell>
          <table:table-cell office:value-type="float" office:value="15.54694" calcext:value-type="float">
            <text:p>15.54694</text:p>
          </table:table-cell>
          <table:table-cell office:value-type="float" office:value="33.42453" calcext:value-type="float">
            <text:p>33.42453</text:p>
          </table:table-cell>
          <table:table-cell office:value-type="float" office:value="19.11386" calcext:value-type="float">
            <text:p>19.11386</text:p>
          </table:table-cell>
          <table:table-cell office:value-type="float" office:value="30.02948" calcext:value-type="float">
            <text:p>30.02948</text:p>
          </table:table-cell>
          <table:table-cell office:value-type="float" office:value="20.88303" calcext:value-type="float">
            <text:p>20.88303</text:p>
          </table:table-cell>
          <table:table-cell office:value-type="float" office:value="27.5715" calcext:value-type="float">
            <text:p>27.5715</text:p>
          </table:table-cell>
          <table:table-cell office:value-type="float" office:value="21.99939" calcext:value-type="float">
            <text:p>21.99939</text:p>
          </table:table-cell>
          <table:table-cell office:value-type="float" office:value="26.10837" calcext:value-type="float">
            <text:p>26.10837</text:p>
          </table:table-cell>
          <table:table-cell office:value-type="float" office:value="22.48291" calcext:value-type="float">
            <text:p>22.48291</text:p>
          </table:table-cell>
          <table:table-cell office:value-type="float" office:value="24.70499" calcext:value-type="float">
            <text:p>24.70499</text:p>
          </table:table-cell>
          <table:table-cell office:value-type="float" office:value="22.77036" calcext:value-type="float">
            <text:p>22.77036</text:p>
          </table:table-cell>
          <table:table-cell office:value-type="float" office:value="23.65707" calcext:value-type="float">
            <text:p>23.65707</text:p>
          </table:table-cell>
          <table:table-cell office:value-type="float" office:value="22.5806" calcext:value-type="float">
            <text:p>22.5806</text:p>
          </table:table-cell>
          <table:table-cell office:value-type="float" office:value="22.14188" calcext:value-type="float">
            <text:p>22.14188</text:p>
          </table:table-cell>
          <table:table-cell office:value-type="float" office:value="22.00662" calcext:value-type="float">
            <text:p>22.00662</text:p>
          </table:table-cell>
          <table:table-cell office:value-type="float" office:value="20.39835" calcext:value-type="float">
            <text:p>20.39835</text:p>
          </table:table-cell>
          <table:table-cell office:value-type="float" office:value="20.3526" calcext:value-type="float">
            <text:p>20.3526</text:p>
          </table:table-cell>
          <table:table-cell office:value-type="float" office:value="18.35159" calcext:value-type="float">
            <text:p>18.35159</text:p>
          </table:table-cell>
          <table:table-cell office:value-type="float" office:value="18.26904" calcext:value-type="float">
            <text:p>18.26904</text:p>
          </table:table-cell>
          <table:table-cell office:value-type="float" office:value="16.68692" calcext:value-type="float">
            <text:p>16.68692</text:p>
          </table:table-cell>
          <table:table-cell office:value-type="float" office:value="16.57831" calcext:value-type="float">
            <text:p>16.57831</text:p>
          </table:table-cell>
          <table:table-cell office:value-type="float" office:value="15.30069" calcext:value-type="float">
            <text:p>15.30069</text:p>
          </table:table-cell>
          <table:table-cell office:value-type="float" office:value="15.18204" calcext:value-type="float">
            <text:p>15.18204</text:p>
          </table:table-cell>
          <table:table-cell office:value-type="float" office:value="14.19946" calcext:value-type="float">
            <text:p>14.19946</text:p>
          </table:table-cell>
          <table:table-cell office:value-type="float" office:value="14.08511" calcext:value-type="float">
            <text:p>14.08511</text:p>
          </table:table-cell>
          <table:table-cell office:value-type="float" office:value="13.57001" calcext:value-type="float">
            <text:p>13.57001</text:p>
          </table:table-cell>
          <table:table-cell office:value-type="float" office:value="13.46381" calcext:value-type="float">
            <text:p>13.46381</text:p>
          </table:table-cell>
          <table:table-cell office:value-type="float" office:value="41.39923" calcext:value-type="float">
            <text:p>41.39923</text:p>
          </table:table-cell>
          <table:table-cell office:value-type="float" office:value="15.54697" calcext:value-type="float">
            <text:p>15.5469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072003" calcext:value-type="float">
            <text:p>1072003</text:p>
          </table:table-cell>
          <table:table-cell office:value-type="float" office:value="27.49572" calcext:value-type="float">
            <text:p>27.49572</text:p>
          </table:table-cell>
          <table:table-cell office:value-type="float" office:value="30.18" calcext:value-type="float">
            <text:p>30.18</text:p>
          </table:table-cell>
          <table:table-cell office:value-type="float" office:value="17.8" calcext:value-type="float">
            <text:p>17.8</text:p>
          </table:table-cell>
          <table:table-cell office:value-type="float" office:value="1.984744" calcext:value-type="float">
            <text:p>1.984744</text:p>
          </table:table-cell>
          <table:table-cell office:value-type="float" office:value="1.49476" calcext:value-type="float">
            <text:p>1.49476</text:p>
          </table:table-cell>
          <table:table-cell office:value-type="float" office:value="204.444" calcext:value-type="float">
            <text:p>204.444</text:p>
          </table:table-cell>
          <table:table-cell office:value-type="float" office:value="0" calcext:value-type="float">
            <text:p>0</text:p>
          </table:table-cell>
          <table:table-cell office:value-type="float" office:value="42.76343" calcext:value-type="float">
            <text:p>42.76343</text:p>
          </table:table-cell>
          <table:table-cell office:value-type="float" office:value="19.05316" calcext:value-type="float">
            <text:p>19.05316</text:p>
          </table:table-cell>
          <table:table-cell office:value-type="float" office:value="34.75021" calcext:value-type="float">
            <text:p>34.75021</text:p>
          </table:table-cell>
          <table:table-cell office:value-type="float" office:value="21.25473" calcext:value-type="float">
            <text:p>21.25473</text:p>
          </table:table-cell>
          <table:table-cell office:value-type="float" office:value="31.15591" calcext:value-type="float">
            <text:p>31.15591</text:p>
          </table:table-cell>
          <table:table-cell office:value-type="float" office:value="22.38501" calcext:value-type="float">
            <text:p>22.38501</text:p>
          </table:table-cell>
          <table:table-cell office:value-type="float" office:value="28.4968" calcext:value-type="float">
            <text:p>28.4968</text:p>
          </table:table-cell>
          <table:table-cell office:value-type="float" office:value="23.06262" calcext:value-type="float">
            <text:p>23.06262</text:p>
          </table:table-cell>
          <table:table-cell office:value-type="float" office:value="26.89984" calcext:value-type="float">
            <text:p>26.89984</text:p>
          </table:table-cell>
          <table:table-cell office:value-type="float" office:value="23.30405" calcext:value-type="float">
            <text:p>23.30405</text:p>
          </table:table-cell>
          <table:table-cell office:value-type="float" office:value="25.35669" calcext:value-type="float">
            <text:p>25.35669</text:p>
          </table:table-cell>
          <table:table-cell office:value-type="float" office:value="23.35458" calcext:value-type="float">
            <text:p>23.35458</text:p>
          </table:table-cell>
          <table:table-cell office:value-type="float" office:value="24.1485" calcext:value-type="float">
            <text:p>24.1485</text:p>
          </table:table-cell>
          <table:table-cell office:value-type="float" office:value="22.99066" calcext:value-type="float">
            <text:p>22.99066</text:p>
          </table:table-cell>
          <table:table-cell office:value-type="float" office:value="22.39505" calcext:value-type="float">
            <text:p>22.39505</text:p>
          </table:table-cell>
          <table:table-cell office:value-type="float" office:value="22.14847" calcext:value-type="float">
            <text:p>22.14847</text:p>
          </table:table-cell>
          <table:table-cell office:value-type="float" office:value="20.49466" calcext:value-type="float">
            <text:p>20.49466</text:p>
          </table:table-cell>
          <table:table-cell office:value-type="float" office:value="20.39911" calcext:value-type="float">
            <text:p>20.39911</text:p>
          </table:table-cell>
          <table:table-cell office:value-type="float" office:value="18.43713" calcext:value-type="float">
            <text:p>18.43713</text:p>
          </table:table-cell>
          <table:table-cell office:value-type="float" office:value="18.35245" calcext:value-type="float">
            <text:p>18.35245</text:p>
          </table:table-cell>
          <table:table-cell office:value-type="float" office:value="16.79123" calcext:value-type="float">
            <text:p>16.79123</text:p>
          </table:table-cell>
          <table:table-cell office:value-type="float" office:value="16.68799" calcext:value-type="float">
            <text:p>16.68799</text:p>
          </table:table-cell>
          <table:table-cell office:value-type="float" office:value="15.41626" calcext:value-type="float">
            <text:p>15.41626</text:p>
          </table:table-cell>
          <table:table-cell office:value-type="float" office:value="15.30188" calcext:value-type="float">
            <text:p>15.30188</text:p>
          </table:table-cell>
          <table:table-cell office:value-type="float" office:value="14.31299" calcext:value-type="float">
            <text:p>14.31299</text:p>
          </table:table-cell>
          <table:table-cell office:value-type="float" office:value="14.20068" calcext:value-type="float">
            <text:p>14.20068</text:p>
          </table:table-cell>
          <table:table-cell office:value-type="float" office:value="13.67722" calcext:value-type="float">
            <text:p>13.67722</text:p>
          </table:table-cell>
          <table:table-cell office:value-type="float" office:value="13.57111" calcext:value-type="float">
            <text:p>13.57111</text:p>
          </table:table-cell>
          <table:table-cell office:value-type="float" office:value="42.76331" calcext:value-type="float">
            <text:p>42.76331</text:p>
          </table:table-cell>
          <table:table-cell office:value-type="float" office:value="19.05316" calcext:value-type="float">
            <text:p>19.0531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2072003" calcext:value-type="float">
            <text:p>2072003</text:p>
          </table:table-cell>
          <table:table-cell office:value-type="float" office:value="28.15848" calcext:value-type="float">
            <text:p>28.15848</text:p>
          </table:table-cell>
          <table:table-cell office:value-type="float" office:value="33.09" calcext:value-type="float">
            <text:p>33.09</text:p>
          </table:table-cell>
          <table:table-cell office:value-type="float" office:value="18.77" calcext:value-type="float">
            <text:p>18.77</text:p>
          </table:table-cell>
          <table:table-cell office:value-type="float" office:value="2.220615" calcext:value-type="float">
            <text:p>2.220615</text:p>
          </table:table-cell>
          <table:table-cell office:value-type="float" office:value="1.673975" calcext:value-type="float">
            <text:p>1.673975</text:p>
          </table:table-cell>
          <table:table-cell office:value-type="float" office:value="329.436" calcext:value-type="float">
            <text:p>329.436</text:p>
          </table:table-cell>
          <table:table-cell office:value-type="float" office:value="0" calcext:value-type="float">
            <text:p>0</text:p>
          </table:table-cell>
          <table:table-cell office:value-type="float" office:value="45.9628" calcext:value-type="float">
            <text:p>45.9628</text:p>
          </table:table-cell>
          <table:table-cell office:value-type="float" office:value="20.40219" calcext:value-type="float">
            <text:p>20.40219</text:p>
          </table:table-cell>
          <table:table-cell office:value-type="float" office:value="37.06488" calcext:value-type="float">
            <text:p>37.06488</text:p>
          </table:table-cell>
          <table:table-cell office:value-type="float" office:value="22.54611" calcext:value-type="float">
            <text:p>22.54611</text:p>
          </table:table-cell>
          <table:table-cell office:value-type="float" office:value="33.06329" calcext:value-type="float">
            <text:p>33.06329</text:p>
          </table:table-cell>
          <table:table-cell office:value-type="float" office:value="23.58395" calcext:value-type="float">
            <text:p>23.58395</text:p>
          </table:table-cell>
          <table:table-cell office:value-type="float" office:value="30.00726" calcext:value-type="float">
            <text:p>30.00726</text:p>
          </table:table-cell>
          <table:table-cell office:value-type="float" office:value="24.10043" calcext:value-type="float">
            <text:p>24.10043</text:p>
          </table:table-cell>
          <table:table-cell office:value-type="float" office:value="28.1593" calcext:value-type="float">
            <text:p>28.1593</text:p>
          </table:table-cell>
          <table:table-cell office:value-type="float" office:value="24.21298" calcext:value-type="float">
            <text:p>24.21298</text:p>
          </table:table-cell>
          <table:table-cell office:value-type="float" office:value="26.39328" calcext:value-type="float">
            <text:p>26.39328</text:p>
          </table:table-cell>
          <table:table-cell office:value-type="float" office:value="24.11404" calcext:value-type="float">
            <text:p>24.11404</text:p>
          </table:table-cell>
          <table:table-cell office:value-type="float" office:value="24.94717" calcext:value-type="float">
            <text:p>24.94717</text:p>
          </table:table-cell>
          <table:table-cell office:value-type="float" office:value="23.5914" calcext:value-type="float">
            <text:p>23.5914</text:p>
          </table:table-cell>
          <table:table-cell office:value-type="float" office:value="22.84216" calcext:value-type="float">
            <text:p>22.84216</text:p>
          </table:table-cell>
          <table:table-cell office:value-type="float" office:value="22.40344" calcext:value-type="float">
            <text:p>22.40344</text:p>
          </table:table-cell>
          <table:table-cell office:value-type="float" office:value="20.67233" calcext:value-type="float">
            <text:p>20.67233</text:p>
          </table:table-cell>
          <table:table-cell office:value-type="float" office:value="20.49615" calcext:value-type="float">
            <text:p>20.49615</text:p>
          </table:table-cell>
          <table:table-cell office:value-type="float" office:value="18.53799" calcext:value-type="float">
            <text:p>18.53799</text:p>
          </table:table-cell>
          <table:table-cell office:value-type="float" office:value="18.43814" calcext:value-type="float">
            <text:p>18.43814</text:p>
          </table:table-cell>
          <table:table-cell office:value-type="float" office:value="16.89502" calcext:value-type="float">
            <text:p>16.89502</text:p>
          </table:table-cell>
          <table:table-cell office:value-type="float" office:value="16.79233" calcext:value-type="float">
            <text:p>16.79233</text:p>
          </table:table-cell>
          <table:table-cell office:value-type="float" office:value="15.52856" calcext:value-type="float">
            <text:p>15.52856</text:p>
          </table:table-cell>
          <table:table-cell office:value-type="float" office:value="15.41745" calcext:value-type="float">
            <text:p>15.41745</text:p>
          </table:table-cell>
          <table:table-cell office:value-type="float" office:value="14.4252" calcext:value-type="float">
            <text:p>14.4252</text:p>
          </table:table-cell>
          <table:table-cell office:value-type="float" office:value="14.31415" calcext:value-type="float">
            <text:p>14.31415</text:p>
          </table:table-cell>
          <table:table-cell office:value-type="float" office:value="13.78287" calcext:value-type="float">
            <text:p>13.78287</text:p>
          </table:table-cell>
          <table:table-cell office:value-type="float" office:value="13.67831" calcext:value-type="float">
            <text:p>13.67831</text:p>
          </table:table-cell>
          <table:table-cell office:value-type="float" office:value="45.96271" calcext:value-type="float">
            <text:p>45.96271</text:p>
          </table:table-cell>
          <table:table-cell office:value-type="float" office:value="20.40222" calcext:value-type="float">
            <text:p>20.4022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3072003" calcext:value-type="float">
            <text:p>3072003</text:p>
          </table:table-cell>
          <table:table-cell office:value-type="float" office:value="28.33776" calcext:value-type="float">
            <text:p>28.33776</text:p>
          </table:table-cell>
          <table:table-cell office:value-type="float" office:value="35.41" calcext:value-type="float">
            <text:p>35.41</text:p>
          </table:table-cell>
          <table:table-cell office:value-type="float" office:value="22.09" calcext:value-type="float">
            <text:p>22.09</text:p>
          </table:table-cell>
          <table:table-cell office:value-type="float" office:value="2.365337" calcext:value-type="float">
            <text:p>2.365337</text:p>
          </table:table-cell>
          <table:table-cell office:value-type="float" office:value="1.695218" calcext:value-type="float">
            <text:p>1.695218</text:p>
          </table:table-cell>
          <table:table-cell office:value-type="float" office:value="179.64" calcext:value-type="float">
            <text:p>179.64</text:p>
          </table:table-cell>
          <table:table-cell office:value-type="float" office:value="0" calcext:value-type="float">
            <text:p>0</text:p>
          </table:table-cell>
          <table:table-cell office:value-type="float" office:value="45.62469" calcext:value-type="float">
            <text:p>45.62469</text:p>
          </table:table-cell>
          <table:table-cell office:value-type="float" office:value="23.38623" calcext:value-type="float">
            <text:p>23.38623</text:p>
          </table:table-cell>
          <table:table-cell office:value-type="float" office:value="37.86121" calcext:value-type="float">
            <text:p>37.86121</text:p>
          </table:table-cell>
          <table:table-cell office:value-type="float" office:value="25.15964" calcext:value-type="float">
            <text:p>25.15964</text:p>
          </table:table-cell>
          <table:table-cell office:value-type="float" office:value="34.104" calcext:value-type="float">
            <text:p>34.104</text:p>
          </table:table-cell>
          <table:table-cell office:value-type="float" office:value="25.82809" calcext:value-type="float">
            <text:p>25.82809</text:p>
          </table:table-cell>
          <table:table-cell office:value-type="float" office:value="31.12769" calcext:value-type="float">
            <text:p>31.12769</text:p>
          </table:table-cell>
          <table:table-cell office:value-type="float" office:value="25.95877" calcext:value-type="float">
            <text:p>25.95877</text:p>
          </table:table-cell>
          <table:table-cell office:value-type="float" office:value="29.25137" calcext:value-type="float">
            <text:p>29.25137</text:p>
          </table:table-cell>
          <table:table-cell office:value-type="float" office:value="25.79688" calcext:value-type="float">
            <text:p>25.79688</text:p>
          </table:table-cell>
          <table:table-cell office:value-type="float" office:value="27.37228" calcext:value-type="float">
            <text:p>27.37228</text:p>
          </table:table-cell>
          <table:table-cell office:value-type="float" office:value="25.39099" calcext:value-type="float">
            <text:p>25.39099</text:p>
          </table:table-cell>
          <table:table-cell office:value-type="float" office:value="25.80505" calcext:value-type="float">
            <text:p>25.80505</text:p>
          </table:table-cell>
          <table:table-cell office:value-type="float" office:value="24.58539" calcext:value-type="float">
            <text:p>24.58539</text:p>
          </table:table-cell>
          <table:table-cell office:value-type="float" office:value="23.483" calcext:value-type="float">
            <text:p>23.483</text:p>
          </table:table-cell>
          <table:table-cell office:value-type="float" office:value="22.85294" calcext:value-type="float">
            <text:p>22.85294</text:p>
          </table:table-cell>
          <table:table-cell office:value-type="float" office:value="20.96057" calcext:value-type="float">
            <text:p>20.96057</text:p>
          </table:table-cell>
          <table:table-cell office:value-type="float" office:value="20.67484" calcext:value-type="float">
            <text:p>20.67484</text:p>
          </table:table-cell>
          <table:table-cell office:value-type="float" office:value="18.66962" calcext:value-type="float">
            <text:p>18.66962</text:p>
          </table:table-cell>
          <table:table-cell office:value-type="float" office:value="18.53912" calcext:value-type="float">
            <text:p>18.53912</text:p>
          </table:table-cell>
          <table:table-cell office:value-type="float" office:value="17.00473" calcext:value-type="float">
            <text:p>17.00473</text:p>
          </table:table-cell>
          <table:table-cell office:value-type="float" office:value="16.89612" calcext:value-type="float">
            <text:p>16.89612</text:p>
          </table:table-cell>
          <table:table-cell office:value-type="float" office:value="15.63901" calcext:value-type="float">
            <text:p>15.63901</text:p>
          </table:table-cell>
          <table:table-cell office:value-type="float" office:value="15.52969" calcext:value-type="float">
            <text:p>15.52969</text:p>
          </table:table-cell>
          <table:table-cell office:value-type="float" office:value="14.53571" calcext:value-type="float">
            <text:p>14.53571</text:p>
          </table:table-cell>
          <table:table-cell office:value-type="float" office:value="14.42636" calcext:value-type="float">
            <text:p>14.42636</text:p>
          </table:table-cell>
          <table:table-cell office:value-type="float" office:value="13.88834" calcext:value-type="float">
            <text:p>13.88834</text:p>
          </table:table-cell>
          <table:table-cell office:value-type="float" office:value="13.78397" calcext:value-type="float">
            <text:p>13.78397</text:p>
          </table:table-cell>
          <table:table-cell office:value-type="float" office:value="45.6246" calcext:value-type="float">
            <text:p>45.6246</text:p>
          </table:table-cell>
          <table:table-cell office:value-type="float" office:value="23.38623" calcext:value-type="float">
            <text:p>23.3862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4072003" calcext:value-type="float">
            <text:p>4072003</text:p>
          </table:table-cell>
          <table:table-cell office:value-type="float" office:value="23.34492" calcext:value-type="float">
            <text:p>23.34492</text:p>
          </table:table-cell>
          <table:table-cell office:value-type="float" office:value="30.91" calcext:value-type="float">
            <text:p>30.91</text:p>
          </table:table-cell>
          <table:table-cell office:value-type="float" office:value="22.83" calcext:value-type="float">
            <text:p>22.83</text:p>
          </table:table-cell>
          <table:table-cell office:value-type="float" office:value="2.183474" calcext:value-type="float">
            <text:p>2.183474</text:p>
          </table:table-cell>
          <table:table-cell office:value-type="float" office:value="1.533084" calcext:value-type="float">
            <text:p>1.533084</text:p>
          </table:table-cell>
          <table:table-cell office:value-type="float" office:value="301.104" calcext:value-type="float">
            <text:p>301.104</text:p>
          </table:table-cell>
          <table:table-cell office:value-type="float" office:value="0" calcext:value-type="float">
            <text:p>0</text:p>
          </table:table-cell>
          <table:table-cell office:value-type="float" office:value="44.03973" calcext:value-type="float">
            <text:p>44.03973</text:p>
          </table:table-cell>
          <table:table-cell office:value-type="float" office:value="24.03238" calcext:value-type="float">
            <text:p>24.03238</text:p>
          </table:table-cell>
          <table:table-cell office:value-type="float" office:value="36.14868" calcext:value-type="float">
            <text:p>36.14868</text:p>
          </table:table-cell>
          <table:table-cell office:value-type="float" office:value="25.86929" calcext:value-type="float">
            <text:p>25.86929</text:p>
          </table:table-cell>
          <table:table-cell office:value-type="float" office:value="32.61795" calcext:value-type="float">
            <text:p>32.61795</text:p>
          </table:table-cell>
          <table:table-cell office:value-type="float" office:value="26.56152" calcext:value-type="float">
            <text:p>26.56152</text:p>
          </table:table-cell>
          <table:table-cell office:value-type="float" office:value="30.17126" calcext:value-type="float">
            <text:p>30.17126</text:p>
          </table:table-cell>
          <table:table-cell office:value-type="float" office:value="26.67749" calcext:value-type="float">
            <text:p>26.67749</text:p>
          </table:table-cell>
          <table:table-cell office:value-type="float" office:value="28.70215" calcext:value-type="float">
            <text:p>28.70215</text:p>
          </table:table-cell>
          <table:table-cell office:value-type="float" office:value="26.52542" calcext:value-type="float">
            <text:p>26.52542</text:p>
          </table:table-cell>
          <table:table-cell office:value-type="float" office:value="27.32236" calcext:value-type="float">
            <text:p>27.32236</text:p>
          </table:table-cell>
          <table:table-cell office:value-type="float" office:value="26.11804" calcext:value-type="float">
            <text:p>26.11804</text:p>
          </table:table-cell>
          <table:table-cell office:value-type="float" office:value="25.94193" calcext:value-type="float">
            <text:p>25.94193</text:p>
          </table:table-cell>
          <table:table-cell office:value-type="float" office:value="25.27979" calcext:value-type="float">
            <text:p>25.27979</text:p>
          </table:table-cell>
          <table:table-cell office:value-type="float" office:value="23.96832" calcext:value-type="float">
            <text:p>23.96832</text:p>
          </table:table-cell>
          <table:table-cell office:value-type="float" office:value="23.49402" calcext:value-type="float">
            <text:p>23.49402</text:p>
          </table:table-cell>
          <table:table-cell office:value-type="float" office:value="21.31296" calcext:value-type="float">
            <text:p>21.31296</text:p>
          </table:table-cell>
          <table:table-cell office:value-type="float" office:value="20.96417" calcext:value-type="float">
            <text:p>20.96417</text:p>
          </table:table-cell>
          <table:table-cell office:value-type="float" office:value="18.84094" calcext:value-type="float">
            <text:p>18.84094</text:p>
          </table:table-cell>
          <table:table-cell office:value-type="float" office:value="18.6712" calcext:value-type="float">
            <text:p>18.6712</text:p>
          </table:table-cell>
          <table:table-cell office:value-type="float" office:value="17.12796" calcext:value-type="float">
            <text:p>17.12796</text:p>
          </table:table-cell>
          <table:table-cell office:value-type="float" office:value="17.00592" calcext:value-type="float">
            <text:p>17.00592</text:p>
          </table:table-cell>
          <table:table-cell office:value-type="float" office:value="15.7507" calcext:value-type="float">
            <text:p>15.7507</text:p>
          </table:table-cell>
          <table:table-cell office:value-type="float" office:value="15.6402" calcext:value-type="float">
            <text:p>15.6402</text:p>
          </table:table-cell>
          <table:table-cell office:value-type="float" office:value="14.64532" calcext:value-type="float">
            <text:p>14.64532</text:p>
          </table:table-cell>
          <table:table-cell office:value-type="float" office:value="14.53687" calcext:value-type="float">
            <text:p>14.53687</text:p>
          </table:table-cell>
          <table:table-cell office:value-type="float" office:value="13.99374" calcext:value-type="float">
            <text:p>13.99374</text:p>
          </table:table-cell>
          <table:table-cell office:value-type="float" office:value="13.88943" calcext:value-type="float">
            <text:p>13.88943</text:p>
          </table:table-cell>
          <table:table-cell office:value-type="float" office:value="44.0397" calcext:value-type="float">
            <text:p>44.0397</text:p>
          </table:table-cell>
          <table:table-cell office:value-type="float" office:value="24.03238" calcext:value-type="float">
            <text:p>24.0323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5072003" calcext:value-type="float">
            <text:p>5072003</text:p>
          </table:table-cell>
          <table:table-cell office:value-type="float" office:value="24.14628" calcext:value-type="float">
            <text:p>24.14628</text:p>
          </table:table-cell>
          <table:table-cell office:value-type="float" office:value="32.51" calcext:value-type="float">
            <text:p>32.51</text:p>
          </table:table-cell>
          <table:table-cell office:value-type="float" office:value="18.21" calcext:value-type="float">
            <text:p>18.21</text:p>
          </table:table-cell>
          <table:table-cell office:value-type="float" office:value="2.059325" calcext:value-type="float">
            <text:p>2.059325</text:p>
          </table:table-cell>
          <table:table-cell office:value-type="float" office:value="1.71883" calcext:value-type="float">
            <text:p>1.71883</text:p>
          </table:table-cell>
          <table:table-cell office:value-type="float" office:value="217.008" calcext:value-type="float">
            <text:p>217.008</text:p>
          </table:table-cell>
          <table:table-cell office:value-type="float" office:value="21.7" calcext:value-type="float">
            <text:p>21.7</text:p>
          </table:table-cell>
          <table:table-cell office:value-type="float" office:value="42.01767" calcext:value-type="float">
            <text:p>42.01767</text:p>
          </table:table-cell>
          <table:table-cell office:value-type="float" office:value="20.51529" calcext:value-type="float">
            <text:p>20.51529</text:p>
          </table:table-cell>
          <table:table-cell office:value-type="float" office:value="34.82303" calcext:value-type="float">
            <text:p>34.82303</text:p>
          </table:table-cell>
          <table:table-cell office:value-type="float" office:value="23.35266" calcext:value-type="float">
            <text:p>23.35266</text:p>
          </table:table-cell>
          <table:table-cell office:value-type="float" office:value="31.51605" calcext:value-type="float">
            <text:p>31.51605</text:p>
          </table:table-cell>
          <table:table-cell office:value-type="float" office:value="24.73453" calcext:value-type="float">
            <text:p>24.73453</text:p>
          </table:table-cell>
          <table:table-cell office:value-type="float" office:value="29.51993" calcext:value-type="float">
            <text:p>29.51993</text:p>
          </table:table-cell>
          <table:table-cell office:value-type="float" office:value="25.44571" calcext:value-type="float">
            <text:p>25.44571</text:p>
          </table:table-cell>
          <table:table-cell office:value-type="float" office:value="28.21268" calcext:value-type="float">
            <text:p>28.21268</text:p>
          </table:table-cell>
          <table:table-cell office:value-type="float" office:value="25.65552" calcext:value-type="float">
            <text:p>25.65552</text:p>
          </table:table-cell>
          <table:table-cell office:value-type="float" office:value="27.11655" calcext:value-type="float">
            <text:p>27.11655</text:p>
          </table:table-cell>
          <table:table-cell office:value-type="float" office:value="25.61005" calcext:value-type="float">
            <text:p>25.61005</text:p>
          </table:table-cell>
          <table:table-cell office:value-type="float" office:value="25.94022" calcext:value-type="float">
            <text:p>25.94022</text:p>
          </table:table-cell>
          <table:table-cell office:value-type="float" office:value="25.07449" calcext:value-type="float">
            <text:p>25.07449</text:p>
          </table:table-cell>
          <table:table-cell office:value-type="float" office:value="24.0665" calcext:value-type="float">
            <text:p>24.0665</text:p>
          </table:table-cell>
          <table:table-cell office:value-type="float" office:value="23.96976" calcext:value-type="float">
            <text:p>23.96976</text:p>
          </table:table-cell>
          <table:table-cell office:value-type="float" office:value="21.58688" calcext:value-type="float">
            <text:p>21.58688</text:p>
          </table:table-cell>
          <table:table-cell office:value-type="float" office:value="21.3165" calcext:value-type="float">
            <text:p>21.3165</text:p>
          </table:table-cell>
          <table:table-cell office:value-type="float" office:value="19.03461" calcext:value-type="float">
            <text:p>19.03461</text:p>
          </table:table-cell>
          <table:table-cell office:value-type="float" office:value="18.84286" calcext:value-type="float">
            <text:p>18.84286</text:p>
          </table:table-cell>
          <table:table-cell office:value-type="float" office:value="17.26639" calcext:value-type="float">
            <text:p>17.26639</text:p>
          </table:table-cell>
          <table:table-cell office:value-type="float" office:value="17.12933" calcext:value-type="float">
            <text:p>17.12933</text:p>
          </table:table-cell>
          <table:table-cell office:value-type="float" office:value="15.866" calcext:value-type="float">
            <text:p>15.866</text:p>
          </table:table-cell>
          <table:table-cell office:value-type="float" office:value="15.75186" calcext:value-type="float">
            <text:p>15.75186</text:p>
          </table:table-cell>
          <table:table-cell office:value-type="float" office:value="14.75421" calcext:value-type="float">
            <text:p>14.75421</text:p>
          </table:table-cell>
          <table:table-cell office:value-type="float" office:value="14.64648" calcext:value-type="float">
            <text:p>14.64648</text:p>
          </table:table-cell>
          <table:table-cell office:value-type="float" office:value="14.09756" calcext:value-type="float">
            <text:p>14.09756</text:p>
          </table:table-cell>
          <table:table-cell office:value-type="float" office:value="13.99484" calcext:value-type="float">
            <text:p>13.99484</text:p>
          </table:table-cell>
          <table:table-cell office:value-type="float" office:value="42.01764" calcext:value-type="float">
            <text:p>42.01764</text:p>
          </table:table-cell>
          <table:table-cell office:value-type="float" office:value="17.72363" calcext:value-type="float">
            <text:p>17.7236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6072003" calcext:value-type="float">
            <text:p>6072003</text:p>
          </table:table-cell>
          <table:table-cell office:value-type="float" office:value="28.77156" calcext:value-type="float">
            <text:p>28.77156</text:p>
          </table:table-cell>
          <table:table-cell office:value-type="float" office:value="34.65066" calcext:value-type="float">
            <text:p>34.65066</text:p>
          </table:table-cell>
          <table:table-cell office:value-type="float" office:value="18" calcext:value-type="float">
            <text:p>18</text:p>
          </table:table-cell>
          <table:table-cell office:value-type="float" office:value="2.212065" calcext:value-type="float">
            <text:p>2.212065</text:p>
          </table:table-cell>
          <table:table-cell office:value-type="float" office:value="1.549924" calcext:value-type="float">
            <text:p>1.549924</text:p>
          </table:table-cell>
          <table:table-cell office:value-type="float" office:value="270.684" calcext:value-type="float">
            <text:p>270.684</text:p>
          </table:table-cell>
          <table:table-cell office:value-type="float" office:value="0" calcext:value-type="float">
            <text:p>0</text:p>
          </table:table-cell>
          <table:table-cell office:value-type="float" office:value="32.75516" calcext:value-type="float">
            <text:p>32.75516</text:p>
          </table:table-cell>
          <table:table-cell office:value-type="float" office:value="18.83948" calcext:value-type="float">
            <text:p>18.83948</text:p>
          </table:table-cell>
          <table:table-cell office:value-type="float" office:value="29.63641" calcext:value-type="float">
            <text:p>29.63641</text:p>
          </table:table-cell>
          <table:table-cell office:value-type="float" office:value="20.694" calcext:value-type="float">
            <text:p>20.694</text:p>
          </table:table-cell>
          <table:table-cell office:value-type="float" office:value="27.95334" calcext:value-type="float">
            <text:p>27.95334</text:p>
          </table:table-cell>
          <table:table-cell office:value-type="float" office:value="22.39316" calcext:value-type="float">
            <text:p>22.39316</text:p>
          </table:table-cell>
          <table:table-cell office:value-type="float" office:value="27.20633" calcext:value-type="float">
            <text:p>27.20633</text:p>
          </table:table-cell>
          <table:table-cell office:value-type="float" office:value="23.6908" calcext:value-type="float">
            <text:p>23.6908</text:p>
          </table:table-cell>
          <table:table-cell office:value-type="float" office:value="27.21347" calcext:value-type="float">
            <text:p>27.21347</text:p>
          </table:table-cell>
          <table:table-cell office:value-type="float" office:value="24.29459" calcext:value-type="float">
            <text:p>24.29459</text:p>
          </table:table-cell>
          <table:table-cell office:value-type="float" office:value="26.79486" calcext:value-type="float">
            <text:p>26.79486</text:p>
          </table:table-cell>
          <table:table-cell office:value-type="float" office:value="24.64117" calcext:value-type="float">
            <text:p>24.64117</text:p>
          </table:table-cell>
          <table:table-cell office:value-type="float" office:value="25.80472" calcext:value-type="float">
            <text:p>25.80472</text:p>
          </table:table-cell>
          <table:table-cell office:value-type="float" office:value="24.45087" calcext:value-type="float">
            <text:p>24.45087</text:p>
          </table:table-cell>
          <table:table-cell office:value-type="float" office:value="24.11072" calcext:value-type="float">
            <text:p>24.11072</text:p>
          </table:table-cell>
          <table:table-cell office:value-type="float" office:value="23.73593" calcext:value-type="float">
            <text:p>23.73593</text:p>
          </table:table-cell>
          <table:table-cell office:value-type="float" office:value="21.72409" calcext:value-type="float">
            <text:p>21.72409</text:p>
          </table:table-cell>
          <table:table-cell office:value-type="float" office:value="21.58923" calcext:value-type="float">
            <text:p>21.58923</text:p>
          </table:table-cell>
          <table:table-cell office:value-type="float" office:value="19.21927" calcext:value-type="float">
            <text:p>19.21927</text:p>
          </table:table-cell>
          <table:table-cell office:value-type="float" office:value="19.03665" calcext:value-type="float">
            <text:p>19.03665</text:p>
          </table:table-cell>
          <table:table-cell office:value-type="float" office:value="17.41428" calcext:value-type="float">
            <text:p>17.41428</text:p>
          </table:table-cell>
          <table:table-cell office:value-type="float" office:value="17.26788" calcext:value-type="float">
            <text:p>17.26788</text:p>
          </table:table-cell>
          <table:table-cell office:value-type="float" office:value="15.98837" calcext:value-type="float">
            <text:p>15.98837</text:p>
          </table:table-cell>
          <table:table-cell office:value-type="float" office:value="15.86725" calcext:value-type="float">
            <text:p>15.86725</text:p>
          </table:table-cell>
          <table:table-cell office:value-type="float" office:value="14.86453" calcext:value-type="float">
            <text:p>14.86453</text:p>
          </table:table-cell>
          <table:table-cell office:value-type="float" office:value="14.75537" calcext:value-type="float">
            <text:p>14.75537</text:p>
          </table:table-cell>
          <table:table-cell office:value-type="float" office:value="14.20013" calcext:value-type="float">
            <text:p>14.20013</text:p>
          </table:table-cell>
          <table:table-cell office:value-type="float" office:value="14.09866" calcext:value-type="float">
            <text:p>14.09866</text:p>
          </table:table-cell>
          <table:table-cell office:value-type="float" office:value="32.75513" calcext:value-type="float">
            <text:p>32.75513</text:p>
          </table:table-cell>
          <table:table-cell office:value-type="float" office:value="18.58377" calcext:value-type="float">
            <text:p>18.5837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7072003" calcext:value-type="float">
            <text:p>7072003</text:p>
          </table:table-cell>
          <table:table-cell office:value-type="float" office:value="26.29368" calcext:value-type="float">
            <text:p>26.29368</text:p>
          </table:table-cell>
          <table:table-cell office:value-type="float" office:value="31.56" calcext:value-type="float">
            <text:p>31.56</text:p>
          </table:table-cell>
          <table:table-cell office:value-type="float" office:value="21.96" calcext:value-type="float">
            <text:p>21.96</text:p>
          </table:table-cell>
          <table:table-cell office:value-type="float" office:value="2.315032" calcext:value-type="float">
            <text:p>2.315032</text:p>
          </table:table-cell>
          <table:table-cell office:value-type="float" office:value="1.893175" calcext:value-type="float">
            <text:p>1.893175</text:p>
          </table:table-cell>
          <table:table-cell office:value-type="float" office:value="196.92" calcext:value-type="float">
            <text:p>196.92</text:p>
          </table:table-cell>
          <table:table-cell office:value-type="float" office:value="0" calcext:value-type="float">
            <text:p>0</text:p>
          </table:table-cell>
          <table:table-cell office:value-type="float" office:value="41.67368" calcext:value-type="float">
            <text:p>41.67368</text:p>
          </table:table-cell>
          <table:table-cell office:value-type="float" office:value="22.18933" calcext:value-type="float">
            <text:p>22.18933</text:p>
          </table:table-cell>
          <table:table-cell office:value-type="float" office:value="34.51938" calcext:value-type="float">
            <text:p>34.51938</text:p>
          </table:table-cell>
          <table:table-cell office:value-type="float" office:value="23.38889" calcext:value-type="float">
            <text:p>23.38889</text:p>
          </table:table-cell>
          <table:table-cell office:value-type="float" office:value="31.55365" calcext:value-type="float">
            <text:p>31.55365</text:p>
          </table:table-cell>
          <table:table-cell office:value-type="float" office:value="23.95911" calcext:value-type="float">
            <text:p>23.95911</text:p>
          </table:table-cell>
          <table:table-cell office:value-type="float" office:value="29.18048" calcext:value-type="float">
            <text:p>29.18048</text:p>
          </table:table-cell>
          <table:table-cell office:value-type="float" office:value="24.30276" calcext:value-type="float">
            <text:p>24.30276</text:p>
          </table:table-cell>
          <table:table-cell office:value-type="float" office:value="27.72534" calcext:value-type="float">
            <text:p>27.72534</text:p>
          </table:table-cell>
          <table:table-cell office:value-type="float" office:value="24.41962" calcext:value-type="float">
            <text:p>24.41962</text:p>
          </table:table-cell>
          <table:table-cell office:value-type="float" office:value="26.35663" calcext:value-type="float">
            <text:p>26.35663</text:p>
          </table:table-cell>
          <table:table-cell office:value-type="float" office:value="24.41312" calcext:value-type="float">
            <text:p>24.41312</text:p>
          </table:table-cell>
          <table:table-cell office:value-type="float" office:value="25.23874" calcext:value-type="float">
            <text:p>25.23874</text:p>
          </table:table-cell>
          <table:table-cell office:value-type="float" office:value="24.1387" calcext:value-type="float">
            <text:p>24.1387</text:p>
          </table:table-cell>
          <table:table-cell office:value-type="float" office:value="23.7338" calcext:value-type="float">
            <text:p>23.7338</text:p>
          </table:table-cell>
          <table:table-cell office:value-type="float" office:value="23.49756" calcext:value-type="float">
            <text:p>23.49756</text:p>
          </table:table-cell>
          <table:table-cell office:value-type="float" office:value="21.73062" calcext:value-type="float">
            <text:p>21.73062</text:p>
          </table:table-cell>
          <table:table-cell office:value-type="float" office:value="21.71777" calcext:value-type="float">
            <text:p>21.71777</text:p>
          </table:table-cell>
          <table:table-cell office:value-type="float" office:value="19.36365" calcext:value-type="float">
            <text:p>19.36365</text:p>
          </table:table-cell>
          <table:table-cell office:value-type="float" office:value="19.22098" calcext:value-type="float">
            <text:p>19.22098</text:p>
          </table:table-cell>
          <table:table-cell office:value-type="float" office:value="17.55893" calcext:value-type="float">
            <text:p>17.55893</text:p>
          </table:table-cell>
          <table:table-cell office:value-type="float" office:value="17.4158" calcext:value-type="float">
            <text:p>17.4158</text:p>
          </table:table-cell>
          <table:table-cell office:value-type="float" office:value="16.11386" calcext:value-type="float">
            <text:p>16.11386</text:p>
          </table:table-cell>
          <table:table-cell office:value-type="float" office:value="15.98969" calcext:value-type="float">
            <text:p>15.98969</text:p>
          </table:table-cell>
          <table:table-cell office:value-type="float" office:value="14.97598" calcext:value-type="float">
            <text:p>14.97598</text:p>
          </table:table-cell>
          <table:table-cell office:value-type="float" office:value="14.86566" calcext:value-type="float">
            <text:p>14.86566</text:p>
          </table:table-cell>
          <table:table-cell office:value-type="float" office:value="14.30298" calcext:value-type="float">
            <text:p>14.30298</text:p>
          </table:table-cell>
          <table:table-cell office:value-type="float" office:value="14.2012" calcext:value-type="float">
            <text:p>14.2012</text:p>
          </table:table-cell>
          <table:table-cell office:value-type="float" office:value="41.67361" calcext:value-type="float">
            <text:p>41.67361</text:p>
          </table:table-cell>
          <table:table-cell office:value-type="float" office:value="22.18933" calcext:value-type="float">
            <text:p>22.1893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8072003" calcext:value-type="float">
            <text:p>8072003</text:p>
          </table:table-cell>
          <table:table-cell office:value-type="float" office:value="26.39196" calcext:value-type="float">
            <text:p>26.39196</text:p>
          </table:table-cell>
          <table:table-cell office:value-type="float" office:value="32.73" calcext:value-type="float">
            <text:p>32.73</text:p>
          </table:table-cell>
          <table:table-cell office:value-type="float" office:value="23.29" calcext:value-type="float">
            <text:p>23.29</text:p>
          </table:table-cell>
          <table:table-cell office:value-type="float" office:value="2.293069" calcext:value-type="float">
            <text:p>2.293069</text:p>
          </table:table-cell>
          <table:table-cell office:value-type="float" office:value="1.508757" calcext:value-type="float">
            <text:p>1.508757</text:p>
          </table:table-cell>
          <table:table-cell office:value-type="float" office:value="255.6" calcext:value-type="float">
            <text:p>255.6</text:p>
          </table:table-cell>
          <table:table-cell office:value-type="float" office:value="1.4" calcext:value-type="float">
            <text:p>1.4</text:p>
          </table:table-cell>
          <table:table-cell office:value-type="float" office:value="40.70236" calcext:value-type="float">
            <text:p>40.70236</text:p>
          </table:table-cell>
          <table:table-cell office:value-type="float" office:value="22.19131" calcext:value-type="float">
            <text:p>22.19131</text:p>
          </table:table-cell>
          <table:table-cell office:value-type="float" office:value="34.10117" calcext:value-type="float">
            <text:p>34.10117</text:p>
          </table:table-cell>
          <table:table-cell office:value-type="float" office:value="24.1868" calcext:value-type="float">
            <text:p>24.1868</text:p>
          </table:table-cell>
          <table:table-cell office:value-type="float" office:value="31.29102" calcext:value-type="float">
            <text:p>31.29102</text:p>
          </table:table-cell>
          <table:table-cell office:value-type="float" office:value="25.047" calcext:value-type="float">
            <text:p>25.047</text:p>
          </table:table-cell>
          <table:table-cell office:value-type="float" office:value="29.1886" calcext:value-type="float">
            <text:p>29.1886</text:p>
          </table:table-cell>
          <table:table-cell office:value-type="float" office:value="25.37964" calcext:value-type="float">
            <text:p>25.37964</text:p>
          </table:table-cell>
          <table:table-cell office:value-type="float" office:value="27.86014" calcext:value-type="float">
            <text:p>27.86014</text:p>
          </table:table-cell>
          <table:table-cell office:value-type="float" office:value="25.41031" calcext:value-type="float">
            <text:p>25.41031</text:p>
          </table:table-cell>
          <table:table-cell office:value-type="float" office:value="26.53848" calcext:value-type="float">
            <text:p>26.53848</text:p>
          </table:table-cell>
          <table:table-cell office:value-type="float" office:value="25.23849" calcext:value-type="float">
            <text:p>25.23849</text:p>
          </table:table-cell>
          <table:table-cell office:value-type="float" office:value="25.4584" calcext:value-type="float">
            <text:p>25.4584</text:p>
          </table:table-cell>
          <table:table-cell office:value-type="float" office:value="24.72964" calcext:value-type="float">
            <text:p>24.72964</text:p>
          </table:table-cell>
          <table:table-cell office:value-type="float" office:value="23.86667" calcext:value-type="float">
            <text:p>23.86667</text:p>
          </table:table-cell>
          <table:table-cell office:value-type="float" office:value="23.634" calcext:value-type="float">
            <text:p>23.634</text:p>
          </table:table-cell>
          <table:table-cell office:value-type="float" office:value="21.8082" calcext:value-type="float">
            <text:p>21.8082</text:p>
          </table:table-cell>
          <table:table-cell office:value-type="float" office:value="21.72055" calcext:value-type="float">
            <text:p>21.72055</text:p>
          </table:table-cell>
          <table:table-cell office:value-type="float" office:value="19.48444" calcext:value-type="float">
            <text:p>19.48444</text:p>
          </table:table-cell>
          <table:table-cell office:value-type="float" office:value="19.36493" calcext:value-type="float">
            <text:p>19.36493</text:p>
          </table:table-cell>
          <table:table-cell office:value-type="float" office:value="17.69312" calcext:value-type="float">
            <text:p>17.69312</text:p>
          </table:table-cell>
          <table:table-cell office:value-type="float" office:value="17.56036" calcext:value-type="float">
            <text:p>17.56036</text:p>
          </table:table-cell>
          <table:table-cell office:value-type="float" office:value="16.23962" calcext:value-type="float">
            <text:p>16.23962</text:p>
          </table:table-cell>
          <table:table-cell office:value-type="float" office:value="16.11517" calcext:value-type="float">
            <text:p>16.11517</text:p>
          </table:table-cell>
          <table:table-cell office:value-type="float" office:value="15.08841" calcext:value-type="float">
            <text:p>15.08841</text:p>
          </table:table-cell>
          <table:table-cell office:value-type="float" office:value="14.97711" calcext:value-type="float">
            <text:p>14.97711</text:p>
          </table:table-cell>
          <table:table-cell office:value-type="float" office:value="14.40756" calcext:value-type="float">
            <text:p>14.40756</text:p>
          </table:table-cell>
          <table:table-cell office:value-type="float" office:value="14.30405" calcext:value-type="float">
            <text:p>14.30405</text:p>
          </table:table-cell>
          <table:table-cell office:value-type="float" office:value="40.7023" calcext:value-type="float">
            <text:p>40.7023</text:p>
          </table:table-cell>
          <table:table-cell office:value-type="float" office:value="22.19131" calcext:value-type="float">
            <text:p>22.1913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9072003" calcext:value-type="float">
            <text:p>9072003</text:p>
          </table:table-cell>
          <table:table-cell office:value-type="float" office:value="20.86164" calcext:value-type="float">
            <text:p>20.86164</text:p>
          </table:table-cell>
          <table:table-cell office:value-type="float" office:value="29.14" calcext:value-type="float">
            <text:p>29.14</text:p>
          </table:table-cell>
          <table:table-cell office:value-type="float" office:value="19.09" calcext:value-type="float">
            <text:p>19.09</text:p>
          </table:table-cell>
          <table:table-cell office:value-type="float" office:value="2.320476" calcext:value-type="float">
            <text:p>2.320476</text:p>
          </table:table-cell>
          <table:table-cell office:value-type="float" office:value="1.751151" calcext:value-type="float">
            <text:p>1.751151</text:p>
          </table:table-cell>
          <table:table-cell office:value-type="float" office:value="277.56" calcext:value-type="float">
            <text:p>277.56</text:p>
          </table:table-cell>
          <table:table-cell office:value-type="float" office:value="7.8" calcext:value-type="float">
            <text:p>7.8</text:p>
          </table:table-cell>
          <table:table-cell office:value-type="float" office:value="28.84586" calcext:value-type="float">
            <text:p>28.84586</text:p>
          </table:table-cell>
          <table:table-cell office:value-type="float" office:value="19.39822" calcext:value-type="float">
            <text:p>19.39822</text:p>
          </table:table-cell>
          <table:table-cell office:value-type="float" office:value="27.05612" calcext:value-type="float">
            <text:p>27.05612</text:p>
          </table:table-cell>
          <table:table-cell office:value-type="float" office:value="21.35742" calcext:value-type="float">
            <text:p>21.35742</text:p>
          </table:table-cell>
          <table:table-cell office:value-type="float" office:value="27.44333" calcext:value-type="float">
            <text:p>27.44333</text:p>
          </table:table-cell>
          <table:table-cell office:value-type="float" office:value="22.92468" calcext:value-type="float">
            <text:p>22.92468</text:p>
          </table:table-cell>
          <table:table-cell office:value-type="float" office:value="27.51157" calcext:value-type="float">
            <text:p>27.51157</text:p>
          </table:table-cell>
          <table:table-cell office:value-type="float" office:value="23.8537" calcext:value-type="float">
            <text:p>23.8537</text:p>
          </table:table-cell>
          <table:table-cell office:value-type="float" office:value="27.14209" calcext:value-type="float">
            <text:p>27.14209</text:p>
          </table:table-cell>
          <table:table-cell office:value-type="float" office:value="24.2233" calcext:value-type="float">
            <text:p>24.2233</text:p>
          </table:table-cell>
          <table:table-cell office:value-type="float" office:value="26.48016" calcext:value-type="float">
            <text:p>26.48016</text:p>
          </table:table-cell>
          <table:table-cell office:value-type="float" office:value="24.47247" calcext:value-type="float">
            <text:p>24.47247</text:p>
          </table:table-cell>
          <table:table-cell office:value-type="float" office:value="25.46634" calcext:value-type="float">
            <text:p>25.46634</text:p>
          </table:table-cell>
          <table:table-cell office:value-type="float" office:value="24.27222" calcext:value-type="float">
            <text:p>24.27222</text:p>
          </table:table-cell>
          <table:table-cell office:value-type="float" office:value="23.96222" calcext:value-type="float">
            <text:p>23.96222</text:p>
          </table:table-cell>
          <table:table-cell office:value-type="float" office:value="23.66599" calcext:value-type="float">
            <text:p>23.66599</text:p>
          </table:table-cell>
          <table:table-cell office:value-type="float" office:value="21.8956" calcext:value-type="float">
            <text:p>21.8956</text:p>
          </table:table-cell>
          <table:table-cell office:value-type="float" office:value="21.80939" calcext:value-type="float">
            <text:p>21.80939</text:p>
          </table:table-cell>
          <table:table-cell office:value-type="float" office:value="19.6037" calcext:value-type="float">
            <text:p>19.6037</text:p>
          </table:table-cell>
          <table:table-cell office:value-type="float" office:value="19.48569" calcext:value-type="float">
            <text:p>19.48569</text:p>
          </table:table-cell>
          <table:table-cell office:value-type="float" office:value="17.82007" calcext:value-type="float">
            <text:p>17.82007</text:p>
          </table:table-cell>
          <table:table-cell office:value-type="float" office:value="17.69446" calcext:value-type="float">
            <text:p>17.69446</text:p>
          </table:table-cell>
          <table:table-cell office:value-type="float" office:value="16.3634" calcext:value-type="float">
            <text:p>16.3634</text:p>
          </table:table-cell>
          <table:table-cell office:value-type="float" office:value="16.24091" calcext:value-type="float">
            <text:p>16.24091</text:p>
          </table:table-cell>
          <table:table-cell office:value-type="float" office:value="15.20193" calcext:value-type="float">
            <text:p>15.20193</text:p>
          </table:table-cell>
          <table:table-cell office:value-type="float" office:value="15.08957" calcext:value-type="float">
            <text:p>15.08957</text:p>
          </table:table-cell>
          <table:table-cell office:value-type="float" office:value="14.51285" calcext:value-type="float">
            <text:p>14.51285</text:p>
          </table:table-cell>
          <table:table-cell office:value-type="float" office:value="14.40866" calcext:value-type="float">
            <text:p>14.40866</text:p>
          </table:table-cell>
          <table:table-cell office:value-type="float" office:value="28.84586" calcext:value-type="float">
            <text:p>28.84586</text:p>
          </table:table-cell>
          <table:table-cell office:value-type="float" office:value="19.52853" calcext:value-type="float">
            <text:p>19.5285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0072003" calcext:value-type="float">
            <text:p>10072003</text:p>
          </table:table-cell>
          <table:table-cell office:value-type="float" office:value="29.57904" calcext:value-type="float">
            <text:p>29.57904</text:p>
          </table:table-cell>
          <table:table-cell office:value-type="float" office:value="29.13" calcext:value-type="float">
            <text:p>29.13</text:p>
          </table:table-cell>
          <table:table-cell office:value-type="float" office:value="17.82" calcext:value-type="float">
            <text:p>17.82</text:p>
          </table:table-cell>
          <table:table-cell office:value-type="float" office:value="1.859523" calcext:value-type="float">
            <text:p>1.859523</text:p>
          </table:table-cell>
          <table:table-cell office:value-type="float" office:value="1.340158" calcext:value-type="float">
            <text:p>1.340158</text:p>
          </table:table-cell>
          <table:table-cell office:value-type="float" office:value="279.504" calcext:value-type="float">
            <text:p>279.504</text:p>
          </table:table-cell>
          <table:table-cell office:value-type="float" office:value="0" calcext:value-type="float">
            <text:p>0</text:p>
          </table:table-cell>
          <table:table-cell office:value-type="float" office:value="37.82483" calcext:value-type="float">
            <text:p>37.82483</text:p>
          </table:table-cell>
          <table:table-cell office:value-type="float" office:value="17.84448" calcext:value-type="float">
            <text:p>17.84448</text:p>
          </table:table-cell>
          <table:table-cell office:value-type="float" office:value="31.2341" calcext:value-type="float">
            <text:p>31.2341</text:p>
          </table:table-cell>
          <table:table-cell office:value-type="float" office:value="19.82196" calcext:value-type="float">
            <text:p>19.82196</text:p>
          </table:table-cell>
          <table:table-cell office:value-type="float" office:value="28.64606" calcext:value-type="float">
            <text:p>28.64606</text:p>
          </table:table-cell>
          <table:table-cell office:value-type="float" office:value="21.09866" calcext:value-type="float">
            <text:p>21.09866</text:p>
          </table:table-cell>
          <table:table-cell office:value-type="float" office:value="26.83258" calcext:value-type="float">
            <text:p>26.83258</text:p>
          </table:table-cell>
          <table:table-cell office:value-type="float" office:value="22.09259" calcext:value-type="float">
            <text:p>22.09259</text:p>
          </table:table-cell>
          <table:table-cell office:value-type="float" office:value="25.76196" calcext:value-type="float">
            <text:p>25.76196</text:p>
          </table:table-cell>
          <table:table-cell office:value-type="float" office:value="22.65942" calcext:value-type="float">
            <text:p>22.65942</text:p>
          </table:table-cell>
          <table:table-cell office:value-type="float" office:value="24.78708" calcext:value-type="float">
            <text:p>24.78708</text:p>
          </table:table-cell>
          <table:table-cell office:value-type="float" office:value="23.11966" calcext:value-type="float">
            <text:p>23.11966</text:p>
          </table:table-cell>
          <table:table-cell office:value-type="float" office:value="24.25848" calcext:value-type="float">
            <text:p>24.25848</text:p>
          </table:table-cell>
          <table:table-cell office:value-type="float" office:value="23.25452" calcext:value-type="float">
            <text:p>23.25452</text:p>
          </table:table-cell>
          <table:table-cell office:value-type="float" office:value="23.66156" calcext:value-type="float">
            <text:p>23.66156</text:p>
          </table:table-cell>
          <table:table-cell office:value-type="float" office:value="23.12479" calcext:value-type="float">
            <text:p>23.12479</text:p>
          </table:table-cell>
          <table:table-cell office:value-type="float" office:value="21.89557" calcext:value-type="float">
            <text:p>21.89557</text:p>
          </table:table-cell>
          <table:table-cell office:value-type="float" office:value="21.79245" calcext:value-type="float">
            <text:p>21.79245</text:p>
          </table:table-cell>
          <table:table-cell office:value-type="float" office:value="19.6944" calcext:value-type="float">
            <text:p>19.6944</text:p>
          </table:table-cell>
          <table:table-cell office:value-type="float" office:value="19.60489" calcext:value-type="float">
            <text:p>19.60489</text:p>
          </table:table-cell>
          <table:table-cell office:value-type="float" office:value="17.93954" calcext:value-type="float">
            <text:p>17.93954</text:p>
          </table:table-cell>
          <table:table-cell office:value-type="float" office:value="17.82138" calcext:value-type="float">
            <text:p>17.82138</text:p>
          </table:table-cell>
          <table:table-cell office:value-type="float" office:value="16.48438" calcext:value-type="float">
            <text:p>16.48438</text:p>
          </table:table-cell>
          <table:table-cell office:value-type="float" office:value="16.36462" calcext:value-type="float">
            <text:p>16.36462</text:p>
          </table:table-cell>
          <table:table-cell office:value-type="float" office:value="15.31522" calcext:value-type="float">
            <text:p>15.31522</text:p>
          </table:table-cell>
          <table:table-cell office:value-type="float" office:value="15.20306" calcext:value-type="float">
            <text:p>15.20306</text:p>
          </table:table-cell>
          <table:table-cell office:value-type="float" office:value="14.61832" calcext:value-type="float">
            <text:p>14.61832</text:p>
          </table:table-cell>
          <table:table-cell office:value-type="float" office:value="14.51395" calcext:value-type="float">
            <text:p>14.51395</text:p>
          </table:table-cell>
          <table:table-cell office:value-type="float" office:value="37.8248" calcext:value-type="float">
            <text:p>37.8248</text:p>
          </table:table-cell>
          <table:table-cell office:value-type="float" office:value="17.84451" calcext:value-type="float">
            <text:p>17.8445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1072003" calcext:value-type="float">
            <text:p>11072003</text:p>
          </table:table-cell>
          <table:table-cell office:value-type="float" office:value="29.23233" calcext:value-type="float">
            <text:p>29.23233</text:p>
          </table:table-cell>
          <table:table-cell office:value-type="float" office:value="29.43" calcext:value-type="float">
            <text:p>29.43</text:p>
          </table:table-cell>
          <table:table-cell office:value-type="float" office:value="15.82" calcext:value-type="float">
            <text:p>15.82</text:p>
          </table:table-cell>
          <table:table-cell office:value-type="float" office:value="1.756443" calcext:value-type="float">
            <text:p>1.756443</text:p>
          </table:table-cell>
          <table:table-cell office:value-type="float" office:value="1.130779" calcext:value-type="float">
            <text:p>1.130779</text:p>
          </table:table-cell>
          <table:table-cell office:value-type="float" office:value="202.5" calcext:value-type="float">
            <text:p>202.5</text:p>
          </table:table-cell>
          <table:table-cell office:value-type="float" office:value="0" calcext:value-type="float">
            <text:p>0</text:p>
          </table:table-cell>
          <table:table-cell office:value-type="float" office:value="39.49173" calcext:value-type="float">
            <text:p>39.49173</text:p>
          </table:table-cell>
          <table:table-cell office:value-type="float" office:value="17.94434" calcext:value-type="float">
            <text:p>17.94434</text:p>
          </table:table-cell>
          <table:table-cell office:value-type="float" office:value="32.9332" calcext:value-type="float">
            <text:p>32.9332</text:p>
          </table:table-cell>
          <table:table-cell office:value-type="float" office:value="20.5285" calcext:value-type="float">
            <text:p>20.5285</text:p>
          </table:table-cell>
          <table:table-cell office:value-type="float" office:value="29.99783" calcext:value-type="float">
            <text:p>29.99783</text:p>
          </table:table-cell>
          <table:table-cell office:value-type="float" office:value="21.89505" calcext:value-type="float">
            <text:p>21.89505</text:p>
          </table:table-cell>
          <table:table-cell office:value-type="float" office:value="27.81171" calcext:value-type="float">
            <text:p>27.81171</text:p>
          </table:table-cell>
          <table:table-cell office:value-type="float" office:value="22.80588" calcext:value-type="float">
            <text:p>22.80588</text:p>
          </table:table-cell>
          <table:table-cell office:value-type="float" office:value="26.49542" calcext:value-type="float">
            <text:p>26.49542</text:p>
          </table:table-cell>
          <table:table-cell office:value-type="float" office:value="23.24527" calcext:value-type="float">
            <text:p>23.24527</text:p>
          </table:table-cell>
          <table:table-cell office:value-type="float" office:value="25.27557" calcext:value-type="float">
            <text:p>25.27557</text:p>
          </table:table-cell>
          <table:table-cell office:value-type="float" office:value="23.52255" calcext:value-type="float">
            <text:p>23.52255</text:p>
          </table:table-cell>
          <table:table-cell office:value-type="float" office:value="24.39386" calcext:value-type="float">
            <text:p>24.39386</text:p>
          </table:table-cell>
          <table:table-cell office:value-type="float" office:value="23.42752" calcext:value-type="float">
            <text:p>23.42752</text:p>
          </table:table-cell>
          <table:table-cell office:value-type="float" office:value="23.18121" calcext:value-type="float">
            <text:p>23.18121</text:p>
          </table:table-cell>
          <table:table-cell office:value-type="float" office:value="23.03842" calcext:value-type="float">
            <text:p>23.03842</text:p>
          </table:table-cell>
          <table:table-cell office:value-type="float" office:value="21.79117" calcext:value-type="float">
            <text:p>21.79117</text:p>
          </table:table-cell>
          <table:table-cell office:value-type="float" office:value="21.70193" calcext:value-type="float">
            <text:p>21.70193</text:p>
          </table:table-cell>
          <table:table-cell office:value-type="float" office:value="19.74545" calcext:value-type="float">
            <text:p>19.74545</text:p>
          </table:table-cell>
          <table:table-cell office:value-type="float" office:value="19.6951" calcext:value-type="float">
            <text:p>19.6951</text:p>
          </table:table-cell>
          <table:table-cell office:value-type="float" office:value="18.04306" calcext:value-type="float">
            <text:p>18.04306</text:p>
          </table:table-cell>
          <table:table-cell office:value-type="float" office:value="17.94073" calcext:value-type="float">
            <text:p>17.94073</text:p>
          </table:table-cell>
          <table:table-cell office:value-type="float" office:value="16.60129" calcext:value-type="float">
            <text:p>16.60129</text:p>
          </table:table-cell>
          <table:table-cell office:value-type="float" office:value="16.4856" calcext:value-type="float">
            <text:p>16.4856</text:p>
          </table:table-cell>
          <table:table-cell office:value-type="float" office:value="15.42798" calcext:value-type="float">
            <text:p>15.42798</text:p>
          </table:table-cell>
          <table:table-cell office:value-type="float" office:value="15.31641" calcext:value-type="float">
            <text:p>15.31641</text:p>
          </table:table-cell>
          <table:table-cell office:value-type="float" office:value="14.72372" calcext:value-type="float">
            <text:p>14.72372</text:p>
          </table:table-cell>
          <table:table-cell office:value-type="float" office:value="14.61938" calcext:value-type="float">
            <text:p>14.61938</text:p>
          </table:table-cell>
          <table:table-cell office:value-type="float" office:value="39.4917" calcext:value-type="float">
            <text:p>39.4917</text:p>
          </table:table-cell>
          <table:table-cell office:value-type="float" office:value="17.94434" calcext:value-type="float">
            <text:p>17.9443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2072003" calcext:value-type="float">
            <text:p>12072003</text:p>
          </table:table-cell>
          <table:table-cell office:value-type="float" office:value="28.92414" calcext:value-type="float">
            <text:p>28.92414</text:p>
          </table:table-cell>
          <table:table-cell office:value-type="float" office:value="27.77" calcext:value-type="float">
            <text:p>27.77</text:p>
          </table:table-cell>
          <table:table-cell office:value-type="float" office:value="14.94" calcext:value-type="float">
            <text:p>14.94</text:p>
          </table:table-cell>
          <table:table-cell office:value-type="float" office:value="1.656299" calcext:value-type="float">
            <text:p>1.656299</text:p>
          </table:table-cell>
          <table:table-cell office:value-type="float" office:value="1.269261" calcext:value-type="float">
            <text:p>1.269261</text:p>
          </table:table-cell>
          <table:table-cell office:value-type="float" office:value="142.056" calcext:value-type="float">
            <text:p>142.056</text:p>
          </table:table-cell>
          <table:table-cell office:value-type="float" office:value="0" calcext:value-type="float">
            <text:p>0</text:p>
          </table:table-cell>
          <table:table-cell office:value-type="float" office:value="36.33408" calcext:value-type="float">
            <text:p>36.33408</text:p>
          </table:table-cell>
          <table:table-cell office:value-type="float" office:value="17.23267" calcext:value-type="float">
            <text:p>17.23267</text:p>
          </table:table-cell>
          <table:table-cell office:value-type="float" office:value="30.8298" calcext:value-type="float">
            <text:p>30.8298</text:p>
          </table:table-cell>
          <table:table-cell office:value-type="float" office:value="20.05038" calcext:value-type="float">
            <text:p>20.05038</text:p>
          </table:table-cell>
          <table:table-cell office:value-type="float" office:value="28.5531" calcext:value-type="float">
            <text:p>28.5531</text:p>
          </table:table-cell>
          <table:table-cell office:value-type="float" office:value="21.56674" calcext:value-type="float">
            <text:p>21.56674</text:p>
          </table:table-cell>
          <table:table-cell office:value-type="float" office:value="26.87753" calcext:value-type="float">
            <text:p>26.87753</text:p>
          </table:table-cell>
          <table:table-cell office:value-type="float" office:value="22.62268" calcext:value-type="float">
            <text:p>22.62268</text:p>
          </table:table-cell>
          <table:table-cell office:value-type="float" office:value="25.83798" calcext:value-type="float">
            <text:p>25.83798</text:p>
          </table:table-cell>
          <table:table-cell office:value-type="float" office:value="23.16101" calcext:value-type="float">
            <text:p>23.16101</text:p>
          </table:table-cell>
          <table:table-cell office:value-type="float" office:value="25.13937" calcext:value-type="float">
            <text:p>25.13937</text:p>
          </table:table-cell>
          <table:table-cell office:value-type="float" office:value="23.5174" calcext:value-type="float">
            <text:p>23.5174</text:p>
          </table:table-cell>
          <table:table-cell office:value-type="float" office:value="24.39355" calcext:value-type="float">
            <text:p>24.39355</text:p>
          </table:table-cell>
          <table:table-cell office:value-type="float" office:value="23.44189" calcext:value-type="float">
            <text:p>23.44189</text:p>
          </table:table-cell>
          <table:table-cell office:value-type="float" office:value="23.2196" calcext:value-type="float">
            <text:p>23.2196</text:p>
          </table:table-cell>
          <table:table-cell office:value-type="float" office:value="23.05014" calcext:value-type="float">
            <text:p>23.05014</text:p>
          </table:table-cell>
          <table:table-cell office:value-type="float" office:value="21.7016" calcext:value-type="float">
            <text:p>21.7016</text:p>
          </table:table-cell>
          <table:table-cell office:value-type="float" office:value="21.67648" calcext:value-type="float">
            <text:p>21.67648</text:p>
          </table:table-cell>
          <table:table-cell office:value-type="float" office:value="19.78503" calcext:value-type="float">
            <text:p>19.78503</text:p>
          </table:table-cell>
          <table:table-cell office:value-type="float" office:value="19.74585" calcext:value-type="float">
            <text:p>19.74585</text:p>
          </table:table-cell>
          <table:table-cell office:value-type="float" office:value="18.1315" calcext:value-type="float">
            <text:p>18.1315</text:p>
          </table:table-cell>
          <table:table-cell office:value-type="float" office:value="18.04407" calcext:value-type="float">
            <text:p>18.04407</text:p>
          </table:table-cell>
          <table:table-cell office:value-type="float" office:value="16.71155" calcext:value-type="float">
            <text:p>16.71155</text:p>
          </table:table-cell>
          <table:table-cell office:value-type="float" office:value="16.60248" calcext:value-type="float">
            <text:p>16.60248</text:p>
          </table:table-cell>
          <table:table-cell office:value-type="float" office:value="15.53925" calcext:value-type="float">
            <text:p>15.53925</text:p>
          </table:table-cell>
          <table:table-cell office:value-type="float" office:value="15.42914" calcext:value-type="float">
            <text:p>15.42914</text:p>
          </table:table-cell>
          <table:table-cell office:value-type="float" office:value="14.82913" calcext:value-type="float">
            <text:p>14.82913</text:p>
          </table:table-cell>
          <table:table-cell office:value-type="float" office:value="14.72482" calcext:value-type="float">
            <text:p>14.72482</text:p>
          </table:table-cell>
          <table:table-cell office:value-type="float" office:value="36.33408" calcext:value-type="float">
            <text:p>36.33408</text:p>
          </table:table-cell>
          <table:table-cell office:value-type="float" office:value="17.23264" calcext:value-type="float">
            <text:p>17.2326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3072003" calcext:value-type="float">
            <text:p>13072003</text:p>
          </table:table-cell>
          <table:table-cell office:value-type="float" office:value="28.73412" calcext:value-type="float">
            <text:p>28.73412</text:p>
          </table:table-cell>
          <table:table-cell office:value-type="float" office:value="29.98" calcext:value-type="float">
            <text:p>29.98</text:p>
          </table:table-cell>
          <table:table-cell office:value-type="float" office:value="17.47" calcext:value-type="float">
            <text:p>17.47</text:p>
          </table:table-cell>
          <table:table-cell office:value-type="float" office:value="1.795221" calcext:value-type="float">
            <text:p>1.795221</text:p>
          </table:table-cell>
          <table:table-cell office:value-type="float" office:value="1.336127" calcext:value-type="float">
            <text:p>1.336127</text:p>
          </table:table-cell>
          <table:table-cell office:value-type="float" office:value="258.012" calcext:value-type="float">
            <text:p>258.012</text:p>
          </table:table-cell>
          <table:table-cell office:value-type="float" office:value="0" calcext:value-type="float">
            <text:p>0</text:p>
          </table:table-cell>
          <table:table-cell office:value-type="float" office:value="39.62308" calcext:value-type="float">
            <text:p>39.62308</text:p>
          </table:table-cell>
          <table:table-cell office:value-type="float" office:value="18.82397" calcext:value-type="float">
            <text:p>18.82397</text:p>
          </table:table-cell>
          <table:table-cell office:value-type="float" office:value="33.18155" calcext:value-type="float">
            <text:p>33.18155</text:p>
          </table:table-cell>
          <table:table-cell office:value-type="float" office:value="20.98779" calcext:value-type="float">
            <text:p>20.98779</text:p>
          </table:table-cell>
          <table:table-cell office:value-type="float" office:value="30.24237" calcext:value-type="float">
            <text:p>30.24237</text:p>
          </table:table-cell>
          <table:table-cell office:value-type="float" office:value="22.13083" calcext:value-type="float">
            <text:p>22.13083</text:p>
          </table:table-cell>
          <table:table-cell office:value-type="float" office:value="28.03116" calcext:value-type="float">
            <text:p>28.03116</text:p>
          </table:table-cell>
          <table:table-cell office:value-type="float" office:value="22.9054" calcext:value-type="float">
            <text:p>22.9054</text:p>
          </table:table-cell>
          <table:table-cell office:value-type="float" office:value="26.66702" calcext:value-type="float">
            <text:p>26.66702</text:p>
          </table:table-cell>
          <table:table-cell office:value-type="float" office:value="23.28885" calcext:value-type="float">
            <text:p>23.28885</text:p>
          </table:table-cell>
          <table:table-cell office:value-type="float" office:value="25.40189" calcext:value-type="float">
            <text:p>25.40189</text:p>
          </table:table-cell>
          <table:table-cell office:value-type="float" office:value="23.52917" calcext:value-type="float">
            <text:p>23.52917</text:p>
          </table:table-cell>
          <table:table-cell office:value-type="float" office:value="24.4675" calcext:value-type="float">
            <text:p>24.4675</text:p>
          </table:table-cell>
          <table:table-cell office:value-type="float" office:value="23.41177" calcext:value-type="float">
            <text:p>23.41177</text:p>
          </table:table-cell>
          <table:table-cell office:value-type="float" office:value="23.13382" calcext:value-type="float">
            <text:p>23.13382</text:p>
          </table:table-cell>
          <table:table-cell office:value-type="float" office:value="22.99564" calcext:value-type="float">
            <text:p>22.99564</text:p>
          </table:table-cell>
          <table:table-cell office:value-type="float" office:value="21.67627" calcext:value-type="float">
            <text:p>21.67627</text:p>
          </table:table-cell>
          <table:table-cell office:value-type="float" office:value="21.65579" calcext:value-type="float">
            <text:p>21.65579</text:p>
          </table:table-cell>
          <table:table-cell office:value-type="float" office:value="19.8208" calcext:value-type="float">
            <text:p>19.8208</text:p>
          </table:table-cell>
          <table:table-cell office:value-type="float" office:value="19.78543" calcext:value-type="float">
            <text:p>19.78543</text:p>
          </table:table-cell>
          <table:table-cell office:value-type="float" office:value="18.21024" calcext:value-type="float">
            <text:p>18.21024</text:p>
          </table:table-cell>
          <table:table-cell office:value-type="float" office:value="18.13235" calcext:value-type="float">
            <text:p>18.13235</text:p>
          </table:table-cell>
          <table:table-cell office:value-type="float" office:value="16.81488" calcext:value-type="float">
            <text:p>16.81488</text:p>
          </table:table-cell>
          <table:table-cell office:value-type="float" office:value="16.71265" calcext:value-type="float">
            <text:p>16.71265</text:p>
          </table:table-cell>
          <table:table-cell office:value-type="float" office:value="15.64764" calcext:value-type="float">
            <text:p>15.64764</text:p>
          </table:table-cell>
          <table:table-cell office:value-type="float" office:value="15.54037" calcext:value-type="float">
            <text:p>15.54037</text:p>
          </table:table-cell>
          <table:table-cell office:value-type="float" office:value="14.93185" calcext:value-type="float">
            <text:p>14.93185</text:p>
          </table:table-cell>
          <table:table-cell office:value-type="float" office:value="14.83023" calcext:value-type="float">
            <text:p>14.83023</text:p>
          </table:table-cell>
          <table:table-cell office:value-type="float" office:value="39.62305" calcext:value-type="float">
            <text:p>39.62305</text:p>
          </table:table-cell>
          <table:table-cell office:value-type="float" office:value="18.82397" calcext:value-type="float">
            <text:p>18.8239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4072003" calcext:value-type="float">
            <text:p>14072003</text:p>
          </table:table-cell>
          <table:table-cell office:value-type="float" office:value="26.89416" calcext:value-type="float">
            <text:p>26.89416</text:p>
          </table:table-cell>
          <table:table-cell office:value-type="float" office:value="35.41" calcext:value-type="float">
            <text:p>35.41</text:p>
          </table:table-cell>
          <table:table-cell office:value-type="float" office:value="20.92" calcext:value-type="float">
            <text:p>20.92</text:p>
          </table:table-cell>
          <table:table-cell office:value-type="float" office:value="2.322902" calcext:value-type="float">
            <text:p>2.322902</text:p>
          </table:table-cell>
          <table:table-cell office:value-type="float" office:value="1.612989" calcext:value-type="float">
            <text:p>1.612989</text:p>
          </table:table-cell>
          <table:table-cell office:value-type="float" office:value="366.552" calcext:value-type="float">
            <text:p>366.552</text:p>
          </table:table-cell>
          <table:table-cell office:value-type="float" office:value="0" calcext:value-type="float">
            <text:p>0</text:p>
          </table:table-cell>
          <table:table-cell office:value-type="float" office:value="42.37836" calcext:value-type="float">
            <text:p>42.37836</text:p>
          </table:table-cell>
          <table:table-cell office:value-type="float" office:value="22.20279" calcext:value-type="float">
            <text:p>22.20279</text:p>
          </table:table-cell>
          <table:table-cell office:value-type="float" office:value="35.58224" calcext:value-type="float">
            <text:p>35.58224</text:p>
          </table:table-cell>
          <table:table-cell office:value-type="float" office:value="23.56808" calcext:value-type="float">
            <text:p>23.56808</text:p>
          </table:table-cell>
          <table:table-cell office:value-type="float" office:value="32.33295" calcext:value-type="float">
            <text:p>32.33295</text:p>
          </table:table-cell>
          <table:table-cell office:value-type="float" office:value="24.1633" calcext:value-type="float">
            <text:p>24.1633</text:p>
          </table:table-cell>
          <table:table-cell office:value-type="float" office:value="29.78516" calcext:value-type="float">
            <text:p>29.78516</text:p>
          </table:table-cell>
          <table:table-cell office:value-type="float" office:value="24.44974" calcext:value-type="float">
            <text:p>24.44974</text:p>
          </table:table-cell>
          <table:table-cell office:value-type="float" office:value="28.15341" calcext:value-type="float">
            <text:p>28.15341</text:p>
          </table:table-cell>
          <table:table-cell office:value-type="float" office:value="24.50436" calcext:value-type="float">
            <text:p>24.50436</text:p>
          </table:table-cell>
          <table:table-cell office:value-type="float" office:value="26.59589" calcext:value-type="float">
            <text:p>26.59589</text:p>
          </table:table-cell>
          <table:table-cell office:value-type="float" office:value="24.40302" calcext:value-type="float">
            <text:p>24.40302</text:p>
          </table:table-cell>
          <table:table-cell office:value-type="float" office:value="25.31537" calcext:value-type="float">
            <text:p>25.31537</text:p>
          </table:table-cell>
          <table:table-cell office:value-type="float" office:value="24.0051" calcext:value-type="float">
            <text:p>24.0051</text:p>
          </table:table-cell>
          <table:table-cell office:value-type="float" office:value="23.48816" calcext:value-type="float">
            <text:p>23.48816</text:p>
          </table:table-cell>
          <table:table-cell office:value-type="float" office:value="23.13501" calcext:value-type="float">
            <text:p>23.13501</text:p>
          </table:table-cell>
          <table:table-cell office:value-type="float" office:value="21.72375" calcext:value-type="float">
            <text:p>21.72375</text:p>
          </table:table-cell>
          <table:table-cell office:value-type="float" office:value="21.65677" calcext:value-type="float">
            <text:p>21.65677</text:p>
          </table:table-cell>
          <table:table-cell office:value-type="float" office:value="19.86288" calcext:value-type="float">
            <text:p>19.86288</text:p>
          </table:table-cell>
          <table:table-cell office:value-type="float" office:value="19.82123" calcext:value-type="float">
            <text:p>19.82123</text:p>
          </table:table-cell>
          <table:table-cell office:value-type="float" office:value="18.28351" calcext:value-type="float">
            <text:p>18.28351</text:p>
          </table:table-cell>
          <table:table-cell office:value-type="float" office:value="18.211" calcext:value-type="float">
            <text:p>18.211</text:p>
          </table:table-cell>
          <table:table-cell office:value-type="float" office:value="16.9118" calcext:value-type="float">
            <text:p>16.9118</text:p>
          </table:table-cell>
          <table:table-cell office:value-type="float" office:value="16.81589" calcext:value-type="float">
            <text:p>16.81589</text:p>
          </table:table-cell>
          <table:table-cell office:value-type="float" office:value="15.75272" calcext:value-type="float">
            <text:p>15.75272</text:p>
          </table:table-cell>
          <table:table-cell office:value-type="float" office:value="15.64877" calcext:value-type="float">
            <text:p>15.64877</text:p>
          </table:table-cell>
          <table:table-cell office:value-type="float" office:value="15.03458" calcext:value-type="float">
            <text:p>15.03458</text:p>
          </table:table-cell>
          <table:table-cell office:value-type="float" office:value="14.93298" calcext:value-type="float">
            <text:p>14.93298</text:p>
          </table:table-cell>
          <table:table-cell office:value-type="float" office:value="42.37833" calcext:value-type="float">
            <text:p>42.37833</text:p>
          </table:table-cell>
          <table:table-cell office:value-type="float" office:value="22.20279" calcext:value-type="float">
            <text:p>22.2027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5072003" calcext:value-type="float">
            <text:p>15072003</text:p>
          </table:table-cell>
          <table:table-cell office:value-type="float" office:value="28.87609" calcext:value-type="float">
            <text:p>28.87609</text:p>
          </table:table-cell>
          <table:table-cell office:value-type="float" office:value="31.93" calcext:value-type="float">
            <text:p>31.93</text:p>
          </table:table-cell>
          <table:table-cell office:value-type="float" office:value="19.46" calcext:value-type="float">
            <text:p>19.46</text:p>
          </table:table-cell>
          <table:table-cell office:value-type="float" office:value="2.10933" calcext:value-type="float">
            <text:p>2.10933</text:p>
          </table:table-cell>
          <table:table-cell office:value-type="float" office:value="1.093626" calcext:value-type="float">
            <text:p>1.093626</text:p>
          </table:table-cell>
          <table:table-cell office:value-type="float" office:value="173.7" calcext:value-type="float">
            <text:p>173.7</text:p>
          </table:table-cell>
          <table:table-cell office:value-type="float" office:value="0" calcext:value-type="float">
            <text:p>0</text:p>
          </table:table-cell>
          <table:table-cell office:value-type="float" office:value="40.14093" calcext:value-type="float">
            <text:p>40.14093</text:p>
          </table:table-cell>
          <table:table-cell office:value-type="float" office:value="22.16156" calcext:value-type="float">
            <text:p>22.16156</text:p>
          </table:table-cell>
          <table:table-cell office:value-type="float" office:value="34.58215" calcext:value-type="float">
            <text:p>34.58215</text:p>
          </table:table-cell>
          <table:table-cell office:value-type="float" office:value="24.46503" calcext:value-type="float">
            <text:p>24.46503</text:p>
          </table:table-cell>
          <table:table-cell office:value-type="float" office:value="31.89185" calcext:value-type="float">
            <text:p>31.89185</text:p>
          </table:table-cell>
          <table:table-cell office:value-type="float" office:value="25.29935" calcext:value-type="float">
            <text:p>25.29935</text:p>
          </table:table-cell>
          <table:table-cell office:value-type="float" office:value="29.71436" calcext:value-type="float">
            <text:p>29.71436</text:p>
          </table:table-cell>
          <table:table-cell office:value-type="float" office:value="25.62418" calcext:value-type="float">
            <text:p>25.62418</text:p>
          </table:table-cell>
          <table:table-cell office:value-type="float" office:value="28.29208" calcext:value-type="float">
            <text:p>28.29208</text:p>
          </table:table-cell>
          <table:table-cell office:value-type="float" office:value="25.63837" calcext:value-type="float">
            <text:p>25.63837</text:p>
          </table:table-cell>
          <table:table-cell office:value-type="float" office:value="26.85944" calcext:value-type="float">
            <text:p>26.85944</text:p>
          </table:table-cell>
          <table:table-cell office:value-type="float" office:value="25.43756" calcext:value-type="float">
            <text:p>25.43756</text:p>
          </table:table-cell>
          <table:table-cell office:value-type="float" office:value="25.6759" calcext:value-type="float">
            <text:p>25.6759</text:p>
          </table:table-cell>
          <table:table-cell office:value-type="float" office:value="24.84686" calcext:value-type="float">
            <text:p>24.84686</text:p>
          </table:table-cell>
          <table:table-cell office:value-type="float" office:value="23.96585" calcext:value-type="float">
            <text:p>23.96585</text:p>
          </table:table-cell>
          <table:table-cell office:value-type="float" office:value="23.49832" calcext:value-type="float">
            <text:p>23.49832</text:p>
          </table:table-cell>
          <table:table-cell office:value-type="float" office:value="21.9213" calcext:value-type="float">
            <text:p>21.9213</text:p>
          </table:table-cell>
          <table:table-cell office:value-type="float" office:value="21.72528" calcext:value-type="float">
            <text:p>21.72528</text:p>
          </table:table-cell>
          <table:table-cell office:value-type="float" office:value="19.93378" calcext:value-type="float">
            <text:p>19.93378</text:p>
          </table:table-cell>
          <table:table-cell office:value-type="float" office:value="19.86346" calcext:value-type="float">
            <text:p>19.86346</text:p>
          </table:table-cell>
          <table:table-cell office:value-type="float" office:value="18.35785" calcext:value-type="float">
            <text:p>18.35785</text:p>
          </table:table-cell>
          <table:table-cell office:value-type="float" office:value="18.28424" calcext:value-type="float">
            <text:p>18.28424</text:p>
          </table:table-cell>
          <table:table-cell office:value-type="float" office:value="17.00406" calcext:value-type="float">
            <text:p>17.00406</text:p>
          </table:table-cell>
          <table:table-cell office:value-type="float" office:value="16.91278" calcext:value-type="float">
            <text:p>16.91278</text:p>
          </table:table-cell>
          <table:table-cell office:value-type="float" office:value="15.85477" calcext:value-type="float">
            <text:p>15.85477</text:p>
          </table:table-cell>
          <table:table-cell office:value-type="float" office:value="15.75381" calcext:value-type="float">
            <text:p>15.75381</text:p>
          </table:table-cell>
          <table:table-cell office:value-type="float" office:value="15.13562" calcext:value-type="float">
            <text:p>15.13562</text:p>
          </table:table-cell>
          <table:table-cell office:value-type="float" office:value="15.03564" calcext:value-type="float">
            <text:p>15.03564</text:p>
          </table:table-cell>
          <table:table-cell office:value-type="float" office:value="40.1409" calcext:value-type="float">
            <text:p>40.1409</text:p>
          </table:table-cell>
          <table:table-cell office:value-type="float" office:value="22.31613" calcext:value-type="float">
            <text:p>22.3161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6072003" calcext:value-type="float">
            <text:p>16072003</text:p>
          </table:table-cell>
          <table:table-cell office:value-type="float" office:value="22.07268" calcext:value-type="float">
            <text:p>22.07268</text:p>
          </table:table-cell>
          <table:table-cell office:value-type="float" office:value="32.66" calcext:value-type="float">
            <text:p>32.66</text:p>
          </table:table-cell>
          <table:table-cell office:value-type="float" office:value="17.28" calcext:value-type="float">
            <text:p>17.28</text:p>
          </table:table-cell>
          <table:table-cell office:value-type="float" office:value="1.824646" calcext:value-type="float">
            <text:p>1.824646</text:p>
          </table:table-cell>
          <table:table-cell office:value-type="float" office:value="1.449991" calcext:value-type="float">
            <text:p>1.449991</text:p>
          </table:table-cell>
          <table:table-cell office:value-type="float" office:value="284.148" calcext:value-type="float">
            <text:p>284.148</text:p>
          </table:table-cell>
          <table:table-cell office:value-type="float" office:value="0" calcext:value-type="float">
            <text:p>0</text:p>
          </table:table-cell>
          <table:table-cell office:value-type="float" office:value="39.06567" calcext:value-type="float">
            <text:p>39.06567</text:p>
          </table:table-cell>
          <table:table-cell office:value-type="float" office:value="19.8786" calcext:value-type="float">
            <text:p>19.8786</text:p>
          </table:table-cell>
          <table:table-cell office:value-type="float" office:value="33.02603" calcext:value-type="float">
            <text:p>33.02603</text:p>
          </table:table-cell>
          <table:table-cell office:value-type="float" office:value="22.229" calcext:value-type="float">
            <text:p>22.229</text:p>
          </table:table-cell>
          <table:table-cell office:value-type="float" office:value="30.5163" calcext:value-type="float">
            <text:p>30.5163</text:p>
          </table:table-cell>
          <table:table-cell office:value-type="float" office:value="23.49338" calcext:value-type="float">
            <text:p>23.49338</text:p>
          </table:table-cell>
          <table:table-cell office:value-type="float" office:value="28.61795" calcext:value-type="float">
            <text:p>28.61795</text:p>
          </table:table-cell>
          <table:table-cell office:value-type="float" office:value="24.32114" calcext:value-type="float">
            <text:p>24.32114</text:p>
          </table:table-cell>
          <table:table-cell office:value-type="float" office:value="27.40103" calcext:value-type="float">
            <text:p>27.40103</text:p>
          </table:table-cell>
          <table:table-cell office:value-type="float" office:value="24.70398" calcext:value-type="float">
            <text:p>24.70398</text:p>
          </table:table-cell>
          <table:table-cell office:value-type="float" office:value="26.66028" calcext:value-type="float">
            <text:p>26.66028</text:p>
          </table:table-cell>
          <table:table-cell office:value-type="float" office:value="24.80881" calcext:value-type="float">
            <text:p>24.80881</text:p>
          </table:table-cell>
          <table:table-cell office:value-type="float" office:value="25.66971" calcext:value-type="float">
            <text:p>25.66971</text:p>
          </table:table-cell>
          <table:table-cell office:value-type="float" office:value="24.54364" calcext:value-type="float">
            <text:p>24.54364</text:p>
          </table:table-cell>
          <table:table-cell office:value-type="float" office:value="24.06024" calcext:value-type="float">
            <text:p>24.06024</text:p>
          </table:table-cell>
          <table:table-cell office:value-type="float" office:value="23.88391" calcext:value-type="float">
            <text:p>23.88391</text:p>
          </table:table-cell>
          <table:table-cell office:value-type="float" office:value="22.09027" calcext:value-type="float">
            <text:p>22.09027</text:p>
          </table:table-cell>
          <table:table-cell office:value-type="float" office:value="21.92371" calcext:value-type="float">
            <text:p>21.92371</text:p>
          </table:table-cell>
          <table:table-cell office:value-type="float" office:value="20.03485" calcext:value-type="float">
            <text:p>20.03485</text:p>
          </table:table-cell>
          <table:table-cell office:value-type="float" office:value="19.93469" calcext:value-type="float">
            <text:p>19.93469</text:p>
          </table:table-cell>
          <table:table-cell office:value-type="float" office:value="18.44168" calcext:value-type="float">
            <text:p>18.44168</text:p>
          </table:table-cell>
          <table:table-cell office:value-type="float" office:value="18.35867" calcext:value-type="float">
            <text:p>18.35867</text:p>
          </table:table-cell>
          <table:table-cell office:value-type="float" office:value="17.09451" calcext:value-type="float">
            <text:p>17.09451</text:p>
          </table:table-cell>
          <table:table-cell office:value-type="float" office:value="17.005" calcext:value-type="float">
            <text:p>17.005</text:p>
          </table:table-cell>
          <table:table-cell office:value-type="float" office:value="15.95395" calcext:value-type="float">
            <text:p>15.95395</text:p>
          </table:table-cell>
          <table:table-cell office:value-type="float" office:value="15.8558" calcext:value-type="float">
            <text:p>15.8558</text:p>
          </table:table-cell>
          <table:table-cell office:value-type="float" office:value="15.23471" calcext:value-type="float">
            <text:p>15.23471</text:p>
          </table:table-cell>
          <table:table-cell office:value-type="float" office:value="15.13669" calcext:value-type="float">
            <text:p>15.13669</text:p>
          </table:table-cell>
          <table:table-cell office:value-type="float" office:value="39.06564" calcext:value-type="float">
            <text:p>39.06564</text:p>
          </table:table-cell>
          <table:table-cell office:value-type="float" office:value="19.87857" calcext:value-type="float">
            <text:p>19.8785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7072003" calcext:value-type="float">
            <text:p>17072003</text:p>
          </table:table-cell>
          <table:table-cell office:value-type="float" office:value="26.75736" calcext:value-type="float">
            <text:p>26.75736</text:p>
          </table:table-cell>
          <table:table-cell office:value-type="float" office:value="36.98" calcext:value-type="float">
            <text:p>36.98</text:p>
          </table:table-cell>
          <table:table-cell office:value-type="float" office:value="23.86" calcext:value-type="float">
            <text:p>23.86</text:p>
          </table:table-cell>
          <table:table-cell office:value-type="float" office:value="2.039838" calcext:value-type="float">
            <text:p>2.039838</text:p>
          </table:table-cell>
          <table:table-cell office:value-type="float" office:value="1.246394" calcext:value-type="float">
            <text:p>1.246394</text:p>
          </table:table-cell>
          <table:table-cell office:value-type="float" office:value="275.544" calcext:value-type="float">
            <text:p>275.544</text:p>
          </table:table-cell>
          <table:table-cell office:value-type="float" office:value="0" calcext:value-type="float">
            <text:p>0</text:p>
          </table:table-cell>
          <table:table-cell office:value-type="float" office:value="44.22504" calcext:value-type="float">
            <text:p>44.22504</text:p>
          </table:table-cell>
          <table:table-cell office:value-type="float" office:value="24.73672" calcext:value-type="float">
            <text:p>24.73672</text:p>
          </table:table-cell>
          <table:table-cell office:value-type="float" office:value="37.1098" calcext:value-type="float">
            <text:p>37.1098</text:p>
          </table:table-cell>
          <table:table-cell office:value-type="float" office:value="25.73499" calcext:value-type="float">
            <text:p>25.73499</text:p>
          </table:table-cell>
          <table:table-cell office:value-type="float" office:value="33.78455" calcext:value-type="float">
            <text:p>33.78455</text:p>
          </table:table-cell>
          <table:table-cell office:value-type="float" office:value="26.00626" calcext:value-type="float">
            <text:p>26.00626</text:p>
          </table:table-cell>
          <table:table-cell office:value-type="float" office:value="31.15891" calcext:value-type="float">
            <text:p>31.15891</text:p>
          </table:table-cell>
          <table:table-cell office:value-type="float" office:value="26.01016" calcext:value-type="float">
            <text:p>26.01016</text:p>
          </table:table-cell>
          <table:table-cell office:value-type="float" office:value="29.43558" calcext:value-type="float">
            <text:p>29.43558</text:p>
          </table:table-cell>
          <table:table-cell office:value-type="float" office:value="25.86966" calcext:value-type="float">
            <text:p>25.86966</text:p>
          </table:table-cell>
          <table:table-cell office:value-type="float" office:value="27.72562" calcext:value-type="float">
            <text:p>27.72562</text:p>
          </table:table-cell>
          <table:table-cell office:value-type="float" office:value="25.5777" calcext:value-type="float">
            <text:p>25.5777</text:p>
          </table:table-cell>
          <table:table-cell office:value-type="float" office:value="26.33392" calcext:value-type="float">
            <text:p>26.33392</text:p>
          </table:table-cell>
          <table:table-cell office:value-type="float" office:value="25.01996" calcext:value-type="float">
            <text:p>25.01996</text:p>
          </table:table-cell>
          <table:table-cell office:value-type="float" office:value="24.31308" calcext:value-type="float">
            <text:p>24.31308</text:p>
          </table:table-cell>
          <table:table-cell office:value-type="float" office:value="23.94449" calcext:value-type="float">
            <text:p>23.94449</text:p>
          </table:table-cell>
          <table:table-cell office:value-type="float" office:value="22.22678" calcext:value-type="float">
            <text:p>22.22678</text:p>
          </table:table-cell>
          <table:table-cell office:value-type="float" office:value="22.09146" calcext:value-type="float">
            <text:p>22.09146</text:p>
          </table:table-cell>
          <table:table-cell office:value-type="float" office:value="20.13947" calcext:value-type="float">
            <text:p>20.13947</text:p>
          </table:table-cell>
          <table:table-cell office:value-type="float" office:value="20.03592" calcext:value-type="float">
            <text:p>20.03592</text:p>
          </table:table-cell>
          <table:table-cell office:value-type="float" office:value="18.53339" calcext:value-type="float">
            <text:p>18.53339</text:p>
          </table:table-cell>
          <table:table-cell office:value-type="float" office:value="18.4426" calcext:value-type="float">
            <text:p>18.4426</text:p>
          </table:table-cell>
          <table:table-cell office:value-type="float" office:value="17.18622" calcext:value-type="float">
            <text:p>17.18622</text:p>
          </table:table-cell>
          <table:table-cell office:value-type="float" office:value="17.09546" calcext:value-type="float">
            <text:p>17.09546</text:p>
          </table:table-cell>
          <table:table-cell office:value-type="float" office:value="16.05093" calcext:value-type="float">
            <text:p>16.05093</text:p>
          </table:table-cell>
          <table:table-cell office:value-type="float" office:value="15.95493" calcext:value-type="float">
            <text:p>15.95493</text:p>
          </table:table-cell>
          <table:table-cell office:value-type="float" office:value="15.33115" calcext:value-type="float">
            <text:p>15.33115</text:p>
          </table:table-cell>
          <table:table-cell office:value-type="float" office:value="15.23572" calcext:value-type="float">
            <text:p>15.23572</text:p>
          </table:table-cell>
          <table:table-cell office:value-type="float" office:value="44.22501" calcext:value-type="float">
            <text:p>44.22501</text:p>
          </table:table-cell>
          <table:table-cell office:value-type="float" office:value="24.73676" calcext:value-type="float">
            <text:p>24.7367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8072003" calcext:value-type="float">
            <text:p>18072003</text:p>
          </table:table-cell>
          <table:table-cell office:value-type="float" office:value="23.89968" calcext:value-type="float">
            <text:p>23.89968</text:p>
          </table:table-cell>
          <table:table-cell office:value-type="float" office:value="31.25" calcext:value-type="float">
            <text:p>31.25</text:p>
          </table:table-cell>
          <table:table-cell office:value-type="float" office:value="20.77" calcext:value-type="float">
            <text:p>20.77</text:p>
          </table:table-cell>
          <table:table-cell office:value-type="float" office:value="2.177889" calcext:value-type="float">
            <text:p>2.177889</text:p>
          </table:table-cell>
          <table:table-cell office:value-type="float" office:value="1.644144" calcext:value-type="float">
            <text:p>1.644144</text:p>
          </table:table-cell>
          <table:table-cell office:value-type="float" office:value="278.748" calcext:value-type="float">
            <text:p>278.748</text:p>
          </table:table-cell>
          <table:table-cell office:value-type="float" office:value="0" calcext:value-type="float">
            <text:p>0</text:p>
          </table:table-cell>
          <table:table-cell office:value-type="float" office:value="39.77097" calcext:value-type="float">
            <text:p>39.77097</text:p>
          </table:table-cell>
          <table:table-cell office:value-type="float" office:value="23.41531" calcext:value-type="float">
            <text:p>23.41531</text:p>
          </table:table-cell>
          <table:table-cell office:value-type="float" office:value="34.61777" calcext:value-type="float">
            <text:p>34.61777</text:p>
          </table:table-cell>
          <table:table-cell office:value-type="float" office:value="25.85022" calcext:value-type="float">
            <text:p>25.85022</text:p>
          </table:table-cell>
          <table:table-cell office:value-type="float" office:value="32.15796" calcext:value-type="float">
            <text:p>32.15796</text:p>
          </table:table-cell>
          <table:table-cell office:value-type="float" office:value="26.43179" calcext:value-type="float">
            <text:p>26.43179</text:p>
          </table:table-cell>
          <table:table-cell office:value-type="float" office:value="30.13211" calcext:value-type="float">
            <text:p>30.13211</text:p>
          </table:table-cell>
          <table:table-cell office:value-type="float" office:value="26.64404" calcext:value-type="float">
            <text:p>26.64404</text:p>
          </table:table-cell>
          <table:table-cell office:value-type="float" office:value="28.80313" calcext:value-type="float">
            <text:p>28.80313</text:p>
          </table:table-cell>
          <table:table-cell office:value-type="float" office:value="26.59467" calcext:value-type="float">
            <text:p>26.59467</text:p>
          </table:table-cell>
          <table:table-cell office:value-type="float" office:value="27.63678" calcext:value-type="float">
            <text:p>27.63678</text:p>
          </table:table-cell>
          <table:table-cell office:value-type="float" office:value="26.32339" calcext:value-type="float">
            <text:p>26.32339</text:p>
          </table:table-cell>
          <table:table-cell office:value-type="float" office:value="26.34366" calcext:value-type="float">
            <text:p>26.34366</text:p>
          </table:table-cell>
          <table:table-cell office:value-type="float" office:value="25.68518" calcext:value-type="float">
            <text:p>25.68518</text:p>
          </table:table-cell>
          <table:table-cell office:value-type="float" office:value="24.67328" calcext:value-type="float">
            <text:p>24.67328</text:p>
          </table:table-cell>
          <table:table-cell office:value-type="float" office:value="24.32339" calcext:value-type="float">
            <text:p>24.32339</text:p>
          </table:table-cell>
          <table:table-cell office:value-type="float" office:value="22.45972" calcext:value-type="float">
            <text:p>22.45972</text:p>
          </table:table-cell>
          <table:table-cell office:value-type="float" office:value="22.22903" calcext:value-type="float">
            <text:p>22.22903</text:p>
          </table:table-cell>
          <table:table-cell office:value-type="float" office:value="20.26251" calcext:value-type="float">
            <text:p>20.26251</text:p>
          </table:table-cell>
          <table:table-cell office:value-type="float" office:value="20.14056" calcext:value-type="float">
            <text:p>20.14056</text:p>
          </table:table-cell>
          <table:table-cell office:value-type="float" office:value="18.63107" calcext:value-type="float">
            <text:p>18.63107</text:p>
          </table:table-cell>
          <table:table-cell office:value-type="float" office:value="18.53433" calcext:value-type="float">
            <text:p>18.53433</text:p>
          </table:table-cell>
          <table:table-cell office:value-type="float" office:value="17.27945" calcext:value-type="float">
            <text:p>17.27945</text:p>
          </table:table-cell>
          <table:table-cell office:value-type="float" office:value="17.18716" calcext:value-type="float">
            <text:p>17.18716</text:p>
          </table:table-cell>
          <table:table-cell office:value-type="float" office:value="16.14636" calcext:value-type="float">
            <text:p>16.14636</text:p>
          </table:table-cell>
          <table:table-cell office:value-type="float" office:value="16.05194" calcext:value-type="float">
            <text:p>16.05194</text:p>
          </table:table-cell>
          <table:table-cell office:value-type="float" office:value="15.42575" calcext:value-type="float">
            <text:p>15.42575</text:p>
          </table:table-cell>
          <table:table-cell office:value-type="float" office:value="15.33212" calcext:value-type="float">
            <text:p>15.33212</text:p>
          </table:table-cell>
          <table:table-cell office:value-type="float" office:value="39.77097" calcext:value-type="float">
            <text:p>39.77097</text:p>
          </table:table-cell>
          <table:table-cell office:value-type="float" office:value="23.60983" calcext:value-type="float">
            <text:p>23.6098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9072003" calcext:value-type="float">
            <text:p>19072003</text:p>
          </table:table-cell>
          <table:table-cell office:value-type="float" office:value="23.37084" calcext:value-type="float">
            <text:p>23.37084</text:p>
          </table:table-cell>
          <table:table-cell office:value-type="float" office:value="29.82" calcext:value-type="float">
            <text:p>29.82</text:p>
          </table:table-cell>
          <table:table-cell office:value-type="float" office:value="19.81" calcext:value-type="float">
            <text:p>19.81</text:p>
          </table:table-cell>
          <table:table-cell office:value-type="float" office:value="2.240304" calcext:value-type="float">
            <text:p>2.240304</text:p>
          </table:table-cell>
          <table:table-cell office:value-type="float" office:value="1.90455" calcext:value-type="float">
            <text:p>1.90455</text:p>
          </table:table-cell>
          <table:table-cell office:value-type="float" office:value="158.256" calcext:value-type="float">
            <text:p>158.256</text:p>
          </table:table-cell>
          <table:table-cell office:value-type="float" office:value="0" calcext:value-type="float">
            <text:p>0</text:p>
          </table:table-cell>
          <table:table-cell office:value-type="float" office:value="37.77075" calcext:value-type="float">
            <text:p>37.77075</text:p>
          </table:table-cell>
          <table:table-cell office:value-type="float" office:value="22.11591" calcext:value-type="float">
            <text:p>22.11591</text:p>
          </table:table-cell>
          <table:table-cell office:value-type="float" office:value="32.81979" calcext:value-type="float">
            <text:p>32.81979</text:p>
          </table:table-cell>
          <table:table-cell office:value-type="float" office:value="23.87244" calcext:value-type="float">
            <text:p>23.87244</text:p>
          </table:table-cell>
          <table:table-cell office:value-type="float" office:value="30.56888" calcext:value-type="float">
            <text:p>30.56888</text:p>
          </table:table-cell>
          <table:table-cell office:value-type="float" office:value="24.69217" calcext:value-type="float">
            <text:p>24.69217</text:p>
          </table:table-cell>
          <table:table-cell office:value-type="float" office:value="28.85339" calcext:value-type="float">
            <text:p>28.85339</text:p>
          </table:table-cell>
          <table:table-cell office:value-type="float" office:value="25.20819" calcext:value-type="float">
            <text:p>25.20819</text:p>
          </table:table-cell>
          <table:table-cell office:value-type="float" office:value="27.76498" calcext:value-type="float">
            <text:p>27.76498</text:p>
          </table:table-cell>
          <table:table-cell office:value-type="float" office:value="25.44458" calcext:value-type="float">
            <text:p>25.44458</text:p>
          </table:table-cell>
          <table:table-cell office:value-type="float" office:value="27.17267" calcext:value-type="float">
            <text:p>27.17267</text:p>
          </table:table-cell>
          <table:table-cell office:value-type="float" office:value="25.51407" calcext:value-type="float">
            <text:p>25.51407</text:p>
          </table:table-cell>
          <table:table-cell office:value-type="float" office:value="26.28378" calcext:value-type="float">
            <text:p>26.28378</text:p>
          </table:table-cell>
          <table:table-cell office:value-type="float" office:value="25.22757" calcext:value-type="float">
            <text:p>25.22757</text:p>
          </table:table-cell>
          <table:table-cell office:value-type="float" office:value="24.72333" calcext:value-type="float">
            <text:p>24.72333</text:p>
          </table:table-cell>
          <table:table-cell office:value-type="float" office:value="24.5191" calcext:value-type="float">
            <text:p>24.5191</text:p>
          </table:table-cell>
          <table:table-cell office:value-type="float" office:value="22.61465" calcext:value-type="float">
            <text:p>22.61465</text:p>
          </table:table-cell>
          <table:table-cell office:value-type="float" office:value="22.46213" calcext:value-type="float">
            <text:p>22.46213</text:p>
          </table:table-cell>
          <table:table-cell office:value-type="float" office:value="20.39804" calcext:value-type="float">
            <text:p>20.39804</text:p>
          </table:table-cell>
          <table:table-cell office:value-type="float" office:value="20.26389" calcext:value-type="float">
            <text:p>20.26389</text:p>
          </table:table-cell>
          <table:table-cell office:value-type="float" office:value="18.73822" calcext:value-type="float">
            <text:p>18.73822</text:p>
          </table:table-cell>
          <table:table-cell office:value-type="float" office:value="18.63214" calcext:value-type="float">
            <text:p>18.63214</text:p>
          </table:table-cell>
          <table:table-cell office:value-type="float" office:value="17.37527" calcext:value-type="float">
            <text:p>17.37527</text:p>
          </table:table-cell>
          <table:table-cell office:value-type="float" office:value="17.28046" calcext:value-type="float">
            <text:p>17.28046</text:p>
          </table:table-cell>
          <table:table-cell office:value-type="float" office:value="16.24109" calcext:value-type="float">
            <text:p>16.24109</text:p>
          </table:table-cell>
          <table:table-cell office:value-type="float" office:value="16.14734" calcext:value-type="float">
            <text:p>16.14734</text:p>
          </table:table-cell>
          <table:table-cell office:value-type="float" office:value="15.51947" calcext:value-type="float">
            <text:p>15.51947</text:p>
          </table:table-cell>
          <table:table-cell office:value-type="float" office:value="15.42673" calcext:value-type="float">
            <text:p>15.42673</text:p>
          </table:table-cell>
          <table:table-cell office:value-type="float" office:value="37.77072" calcext:value-type="float">
            <text:p>37.77072</text:p>
          </table:table-cell>
          <table:table-cell office:value-type="float" office:value="22.11591" calcext:value-type="float">
            <text:p>22.1159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20072003" calcext:value-type="float">
            <text:p>20072003</text:p>
          </table:table-cell>
          <table:table-cell office:value-type="float" office:value="24.498" calcext:value-type="float">
            <text:p>24.498</text:p>
          </table:table-cell>
          <table:table-cell office:value-type="float" office:value="34.61" calcext:value-type="float">
            <text:p>34.61</text:p>
          </table:table-cell>
          <table:table-cell office:value-type="float" office:value="20.24" calcext:value-type="float">
            <text:p>20.24</text:p>
          </table:table-cell>
          <table:table-cell office:value-type="float" office:value="2.37039" calcext:value-type="float">
            <text:p>2.37039</text:p>
          </table:table-cell>
          <table:table-cell office:value-type="float" office:value="1.293443" calcext:value-type="float">
            <text:p>1.293443</text:p>
          </table:table-cell>
          <table:table-cell office:value-type="float" office:value="182.772" calcext:value-type="float">
            <text:p>182.772</text:p>
          </table:table-cell>
          <table:table-cell office:value-type="float" office:value="0" calcext:value-type="float">
            <text:p>0</text:p>
          </table:table-cell>
          <table:table-cell office:value-type="float" office:value="41.83353" calcext:value-type="float">
            <text:p>41.83353</text:p>
          </table:table-cell>
          <table:table-cell office:value-type="float" office:value="21.66626" calcext:value-type="float">
            <text:p>21.66626</text:p>
          </table:table-cell>
          <table:table-cell office:value-type="float" office:value="35.34213" calcext:value-type="float">
            <text:p>35.34213</text:p>
          </table:table-cell>
          <table:table-cell office:value-type="float" office:value="23.45984" calcext:value-type="float">
            <text:p>23.45984</text:p>
          </table:table-cell>
          <table:table-cell office:value-type="float" office:value="32.32764" calcext:value-type="float">
            <text:p>32.32764</text:p>
          </table:table-cell>
          <table:table-cell office:value-type="float" office:value="24.37415" calcext:value-type="float">
            <text:p>24.37415</text:p>
          </table:table-cell>
          <table:table-cell office:value-type="float" office:value="29.93707" calcext:value-type="float">
            <text:p>29.93707</text:p>
          </table:table-cell>
          <table:table-cell office:value-type="float" office:value="24.95959" calcext:value-type="float">
            <text:p>24.95959</text:p>
          </table:table-cell>
          <table:table-cell office:value-type="float" office:value="28.4852" calcext:value-type="float">
            <text:p>28.4852</text:p>
          </table:table-cell>
          <table:table-cell office:value-type="float" office:value="25.21106" calcext:value-type="float">
            <text:p>25.21106</text:p>
          </table:table-cell>
          <table:table-cell office:value-type="float" office:value="27.11917" calcext:value-type="float">
            <text:p>27.11917</text:p>
          </table:table-cell>
          <table:table-cell office:value-type="float" office:value="25.30276" calcext:value-type="float">
            <text:p>25.30276</text:p>
          </table:table-cell>
          <table:table-cell office:value-type="float" office:value="26.06332" calcext:value-type="float">
            <text:p>26.06332</text:p>
          </table:table-cell>
          <table:table-cell office:value-type="float" office:value="25.0477" calcext:value-type="float">
            <text:p>25.0477</text:p>
          </table:table-cell>
          <table:table-cell office:value-type="float" office:value="24.57526" calcext:value-type="float">
            <text:p>24.57526</text:p>
          </table:table-cell>
          <table:table-cell office:value-type="float" office:value="24.41437" calcext:value-type="float">
            <text:p>24.41437</text:p>
          </table:table-cell>
          <table:table-cell office:value-type="float" office:value="22.67871" calcext:value-type="float">
            <text:p>22.67871</text:p>
          </table:table-cell>
          <table:table-cell office:value-type="float" office:value="22.61566" calcext:value-type="float">
            <text:p>22.61566</text:p>
          </table:table-cell>
          <table:table-cell office:value-type="float" office:value="20.51831" calcext:value-type="float">
            <text:p>20.51831</text:p>
          </table:table-cell>
          <table:table-cell office:value-type="float" office:value="20.39938" calcext:value-type="float">
            <text:p>20.39938</text:p>
          </table:table-cell>
          <table:table-cell office:value-type="float" office:value="18.84827" calcext:value-type="float">
            <text:p>18.84827</text:p>
          </table:table-cell>
          <table:table-cell office:value-type="float" office:value="18.73935" calcext:value-type="float">
            <text:p>18.73935</text:p>
          </table:table-cell>
          <table:table-cell office:value-type="float" office:value="17.47385" calcext:value-type="float">
            <text:p>17.47385</text:p>
          </table:table-cell>
          <table:table-cell office:value-type="float" office:value="17.37628" calcext:value-type="float">
            <text:p>17.37628</text:p>
          </table:table-cell>
          <table:table-cell office:value-type="float" office:value="16.33591" calcext:value-type="float">
            <text:p>16.33591</text:p>
          </table:table-cell>
          <table:table-cell office:value-type="float" office:value="16.2421" calcext:value-type="float">
            <text:p>16.2421</text:p>
          </table:table-cell>
          <table:table-cell office:value-type="float" office:value="15.61301" calcext:value-type="float">
            <text:p>15.61301</text:p>
          </table:table-cell>
          <table:table-cell office:value-type="float" office:value="15.52045" calcext:value-type="float">
            <text:p>15.52045</text:p>
          </table:table-cell>
          <table:table-cell office:value-type="float" office:value="41.8335" calcext:value-type="float">
            <text:p>41.8335</text:p>
          </table:table-cell>
          <table:table-cell office:value-type="float" office:value="21.66626" calcext:value-type="float">
            <text:p>21.6662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21072003" calcext:value-type="float">
            <text:p>21072003</text:p>
          </table:table-cell>
          <table:table-cell office:value-type="float" office:value="17.51847" calcext:value-type="float">
            <text:p>17.51847</text:p>
          </table:table-cell>
          <table:table-cell office:value-type="float" office:value="26.48" calcext:value-type="float">
            <text:p>26.48</text:p>
          </table:table-cell>
          <table:table-cell office:value-type="float" office:value="17.01" calcext:value-type="float">
            <text:p>17.01</text:p>
          </table:table-cell>
          <table:table-cell office:value-type="float" office:value="2.02399" calcext:value-type="float">
            <text:p>2.02399</text:p>
          </table:table-cell>
          <table:table-cell office:value-type="float" office:value="1.358509" calcext:value-type="float">
            <text:p>1.358509</text:p>
          </table:table-cell>
          <table:table-cell office:value-type="float" office:value="199.692" calcext:value-type="float">
            <text:p>199.692</text:p>
          </table:table-cell>
          <table:table-cell office:value-type="float" office:value="0" calcext:value-type="float">
            <text:p>0</text:p>
          </table:table-cell>
          <table:table-cell office:value-type="float" office:value="31.13553" calcext:value-type="float">
            <text:p>31.13553</text:p>
          </table:table-cell>
          <table:table-cell office:value-type="float" office:value="20.10306" calcext:value-type="float">
            <text:p>20.10306</text:p>
          </table:table-cell>
          <table:table-cell office:value-type="float" office:value="28.3992" calcext:value-type="float">
            <text:p>28.3992</text:p>
          </table:table-cell>
          <table:table-cell office:value-type="float" office:value="22.94937" calcext:value-type="float">
            <text:p>22.94937</text:p>
          </table:table-cell>
          <table:table-cell office:value-type="float" office:value="27.50452" calcext:value-type="float">
            <text:p>27.50452</text:p>
          </table:table-cell>
          <table:table-cell office:value-type="float" office:value="24.37021" calcext:value-type="float">
            <text:p>24.37021</text:p>
          </table:table-cell>
          <table:table-cell office:value-type="float" office:value="27.66504" calcext:value-type="float">
            <text:p>27.66504</text:p>
          </table:table-cell>
          <table:table-cell office:value-type="float" office:value="25.19324" calcext:value-type="float">
            <text:p>25.19324</text:p>
          </table:table-cell>
          <table:table-cell office:value-type="float" office:value="27.44366" calcext:value-type="float">
            <text:p>27.44366</text:p>
          </table:table-cell>
          <table:table-cell office:value-type="float" office:value="25.44119" calcext:value-type="float">
            <text:p>25.44119</text:p>
          </table:table-cell>
          <table:table-cell office:value-type="float" office:value="26.9682" calcext:value-type="float">
            <text:p>26.9682</text:p>
          </table:table-cell>
          <table:table-cell office:value-type="float" office:value="25.54099" calcext:value-type="float">
            <text:p>25.54099</text:p>
          </table:table-cell>
          <table:table-cell office:value-type="float" office:value="26.06158" calcext:value-type="float">
            <text:p>26.06158</text:p>
          </table:table-cell>
          <table:table-cell office:value-type="float" office:value="25.20801" calcext:value-type="float">
            <text:p>25.20801</text:p>
          </table:table-cell>
          <table:table-cell office:value-type="float" office:value="24.63147" calcext:value-type="float">
            <text:p>24.63147</text:p>
          </table:table-cell>
          <table:table-cell office:value-type="float" office:value="24.44403" calcext:value-type="float">
            <text:p>24.44403</text:p>
          </table:table-cell>
          <table:table-cell office:value-type="float" office:value="22.74872" calcext:value-type="float">
            <text:p>22.74872</text:p>
          </table:table-cell>
          <table:table-cell office:value-type="float" office:value="22.67963" calcext:value-type="float">
            <text:p>22.67963</text:p>
          </table:table-cell>
          <table:table-cell office:value-type="float" office:value="20.62543" calcext:value-type="float">
            <text:p>20.62543</text:p>
          </table:table-cell>
          <table:table-cell office:value-type="float" office:value="20.51944" calcext:value-type="float">
            <text:p>20.51944</text:p>
          </table:table-cell>
          <table:table-cell office:value-type="float" office:value="18.95569" calcext:value-type="float">
            <text:p>18.95569</text:p>
          </table:table-cell>
          <table:table-cell office:value-type="float" office:value="18.8494" calcext:value-type="float">
            <text:p>18.8494</text:p>
          </table:table-cell>
          <table:table-cell office:value-type="float" office:value="17.57382" calcext:value-type="float">
            <text:p>17.57382</text:p>
          </table:table-cell>
          <table:table-cell office:value-type="float" office:value="17.47488" calcext:value-type="float">
            <text:p>17.47488</text:p>
          </table:table-cell>
          <table:table-cell office:value-type="float" office:value="16.43109" calcext:value-type="float">
            <text:p>16.43109</text:p>
          </table:table-cell>
          <table:table-cell office:value-type="float" office:value="16.33688" calcext:value-type="float">
            <text:p>16.33688</text:p>
          </table:table-cell>
          <table:table-cell office:value-type="float" office:value="15.70477" calcext:value-type="float">
            <text:p>15.70477</text:p>
          </table:table-cell>
          <table:table-cell office:value-type="float" office:value="15.61398" calcext:value-type="float">
            <text:p>15.61398</text:p>
          </table:table-cell>
          <table:table-cell office:value-type="float" office:value="31.1355" calcext:value-type="float">
            <text:p>31.1355</text:p>
          </table:table-cell>
          <table:table-cell office:value-type="float" office:value="20.33365" calcext:value-type="float">
            <text:p>20.3336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22072003" calcext:value-type="float">
            <text:p>22072003</text:p>
          </table:table-cell>
          <table:table-cell office:value-type="float" office:value="23.37204" calcext:value-type="float">
            <text:p>23.37204</text:p>
          </table:table-cell>
          <table:table-cell office:value-type="float" office:value="26.09" calcext:value-type="float">
            <text:p>26.09</text:p>
          </table:table-cell>
          <table:table-cell office:value-type="float" office:value="14.41" calcext:value-type="float">
            <text:p>14.41</text:p>
          </table:table-cell>
          <table:table-cell office:value-type="float" office:value="1.606766" calcext:value-type="float">
            <text:p>1.606766</text:p>
          </table:table-cell>
          <table:table-cell office:value-type="float" office:value="1.278325" calcext:value-type="float">
            <text:p>1.278325</text:p>
          </table:table-cell>
          <table:table-cell office:value-type="float" office:value="221.256" calcext:value-type="float">
            <text:p>221.256</text:p>
          </table:table-cell>
          <table:table-cell office:value-type="float" office:value="0" calcext:value-type="float">
            <text:p>0</text:p>
          </table:table-cell>
          <table:table-cell office:value-type="float" office:value="33.19168" calcext:value-type="float">
            <text:p>33.19168</text:p>
          </table:table-cell>
          <table:table-cell office:value-type="float" office:value="17.01401" calcext:value-type="float">
            <text:p>17.01401</text:p>
          </table:table-cell>
          <table:table-cell office:value-type="float" office:value="28.91168" calcext:value-type="float">
            <text:p>28.91168</text:p>
          </table:table-cell>
          <table:table-cell office:value-type="float" office:value="19.86685" calcext:value-type="float">
            <text:p>19.86685</text:p>
          </table:table-cell>
          <table:table-cell office:value-type="float" office:value="27.32379" calcext:value-type="float">
            <text:p>27.32379</text:p>
          </table:table-cell>
          <table:table-cell office:value-type="float" office:value="21.45737" calcext:value-type="float">
            <text:p>21.45737</text:p>
          </table:table-cell>
          <table:table-cell office:value-type="float" office:value="26.18701" calcext:value-type="float">
            <text:p>26.18701</text:p>
          </table:table-cell>
          <table:table-cell office:value-type="float" office:value="22.65353" calcext:value-type="float">
            <text:p>22.65353</text:p>
          </table:table-cell>
          <table:table-cell office:value-type="float" office:value="25.50674" calcext:value-type="float">
            <text:p>25.50674</text:p>
          </table:table-cell>
          <table:table-cell office:value-type="float" office:value="23.32559" calcext:value-type="float">
            <text:p>23.32559</text:p>
          </table:table-cell>
          <table:table-cell office:value-type="float" office:value="25.51123" calcext:value-type="float">
            <text:p>25.51123</text:p>
          </table:table-cell>
          <table:table-cell office:value-type="float" office:value="23.85376" calcext:value-type="float">
            <text:p>23.85376</text:p>
          </table:table-cell>
          <table:table-cell office:value-type="float" office:value="25.19601" calcext:value-type="float">
            <text:p>25.19601</text:p>
          </table:table-cell>
          <table:table-cell office:value-type="float" office:value="24.02032" calcext:value-type="float">
            <text:p>24.02032</text:p>
          </table:table-cell>
          <table:table-cell office:value-type="float" office:value="24.44193" calcext:value-type="float">
            <text:p>24.44193</text:p>
          </table:table-cell>
          <table:table-cell office:value-type="float" office:value="23.88736" calcext:value-type="float">
            <text:p>23.88736</text:p>
          </table:table-cell>
          <table:table-cell office:value-type="float" office:value="22.75024" calcext:value-type="float">
            <text:p>22.75024</text:p>
          </table:table-cell>
          <table:table-cell office:value-type="float" office:value="22.66486" calcext:value-type="float">
            <text:p>22.66486</text:p>
          </table:table-cell>
          <table:table-cell office:value-type="float" office:value="20.70688" calcext:value-type="float">
            <text:p>20.70688</text:p>
          </table:table-cell>
          <table:table-cell office:value-type="float" office:value="20.62643" calcext:value-type="float">
            <text:p>20.62643</text:p>
          </table:table-cell>
          <table:table-cell office:value-type="float" office:value="19.05746" calcext:value-type="float">
            <text:p>19.05746</text:p>
          </table:table-cell>
          <table:table-cell office:value-type="float" office:value="18.95679" calcext:value-type="float">
            <text:p>18.95679</text:p>
          </table:table-cell>
          <table:table-cell office:value-type="float" office:value="17.67365" calcext:value-type="float">
            <text:p>17.67365</text:p>
          </table:table-cell>
          <table:table-cell office:value-type="float" office:value="17.57483" calcext:value-type="float">
            <text:p>17.57483</text:p>
          </table:table-cell>
          <table:table-cell office:value-type="float" office:value="16.52579" calcext:value-type="float">
            <text:p>16.52579</text:p>
          </table:table-cell>
          <table:table-cell office:value-type="float" office:value="16.43207" calcext:value-type="float">
            <text:p>16.43207</text:p>
          </table:table-cell>
          <table:table-cell office:value-type="float" office:value="15.79446" calcext:value-type="float">
            <text:p>15.79446</text:p>
          </table:table-cell>
          <table:table-cell office:value-type="float" office:value="15.70572" calcext:value-type="float">
            <text:p>15.70572</text:p>
          </table:table-cell>
          <table:table-cell office:value-type="float" office:value="33.19165" calcext:value-type="float">
            <text:p>33.19165</text:p>
          </table:table-cell>
          <table:table-cell office:value-type="float" office:value="17.01404" calcext:value-type="float">
            <text:p>17.0140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23072003" calcext:value-type="float">
            <text:p>23072003</text:p>
          </table:table-cell>
          <table:table-cell office:value-type="float" office:value="28.71324" calcext:value-type="float">
            <text:p>28.71324</text:p>
          </table:table-cell>
          <table:table-cell office:value-type="float" office:value="26.27" calcext:value-type="float">
            <text:p>26.27</text:p>
          </table:table-cell>
          <table:table-cell office:value-type="float" office:value="11.88" calcext:value-type="float">
            <text:p>11.88</text:p>
          </table:table-cell>
          <table:table-cell office:value-type="float" office:value="1.596282" calcext:value-type="float">
            <text:p>1.596282</text:p>
          </table:table-cell>
          <table:table-cell office:value-type="float" office:value="1.188042" calcext:value-type="float">
            <text:p>1.188042</text:p>
          </table:table-cell>
          <table:table-cell office:value-type="float" office:value="141.84" calcext:value-type="float">
            <text:p>141.84</text:p>
          </table:table-cell>
          <table:table-cell office:value-type="float" office:value="0" calcext:value-type="float">
            <text:p>0</text:p>
          </table:table-cell>
          <table:table-cell office:value-type="float" office:value="34.95688" calcext:value-type="float">
            <text:p>34.95688</text:p>
          </table:table-cell>
          <table:table-cell office:value-type="float" office:value="14.20862" calcext:value-type="float">
            <text:p>14.20862</text:p>
          </table:table-cell>
          <table:table-cell office:value-type="float" office:value="29.33371" calcext:value-type="float">
            <text:p>29.33371</text:p>
          </table:table-cell>
          <table:table-cell office:value-type="float" office:value="17.6123" calcext:value-type="float">
            <text:p>17.6123</text:p>
          </table:table-cell>
          <table:table-cell office:value-type="float" office:value="27.23077" calcext:value-type="float">
            <text:p>27.23077</text:p>
          </table:table-cell>
          <table:table-cell office:value-type="float" office:value="19.56824" calcext:value-type="float">
            <text:p>19.56824</text:p>
          </table:table-cell>
          <table:table-cell office:value-type="float" office:value="25.84464" calcext:value-type="float">
            <text:p>25.84464</text:p>
          </table:table-cell>
          <table:table-cell office:value-type="float" office:value="21.09778" calcext:value-type="float">
            <text:p>21.09778</text:p>
          </table:table-cell>
          <table:table-cell office:value-type="float" office:value="25.04346" calcext:value-type="float">
            <text:p>25.04346</text:p>
          </table:table-cell>
          <table:table-cell office:value-type="float" office:value="21.99551" calcext:value-type="float">
            <text:p>21.99551</text:p>
          </table:table-cell>
          <table:table-cell office:value-type="float" office:value="24.59344" calcext:value-type="float">
            <text:p>24.59344</text:p>
          </table:table-cell>
          <table:table-cell office:value-type="float" office:value="22.77182" calcext:value-type="float">
            <text:p>22.77182</text:p>
          </table:table-cell>
          <table:table-cell office:value-type="float" office:value="24.41293" calcext:value-type="float">
            <text:p>24.41293</text:p>
          </table:table-cell>
          <table:table-cell office:value-type="float" office:value="23.15182" calcext:value-type="float">
            <text:p>23.15182</text:p>
          </table:table-cell>
          <table:table-cell office:value-type="float" office:value="23.88568" calcext:value-type="float">
            <text:p>23.88568</text:p>
          </table:table-cell>
          <table:table-cell office:value-type="float" office:value="23.34601" calcext:value-type="float">
            <text:p>23.34601</text:p>
          </table:table-cell>
          <table:table-cell office:value-type="float" office:value="22.66339" calcext:value-type="float">
            <text:p>22.66339</text:p>
          </table:table-cell>
          <table:table-cell office:value-type="float" office:value="22.46246" calcext:value-type="float">
            <text:p>22.46246</text:p>
          </table:table-cell>
          <table:table-cell office:value-type="float" office:value="20.73978" calcext:value-type="float">
            <text:p>20.73978</text:p>
          </table:table-cell>
          <table:table-cell office:value-type="float" office:value="20.70749" calcext:value-type="float">
            <text:p>20.70749</text:p>
          </table:table-cell>
          <table:table-cell office:value-type="float" office:value="19.14474" calcext:value-type="float">
            <text:p>19.14474</text:p>
          </table:table-cell>
          <table:table-cell office:value-type="float" office:value="19.05847" calcext:value-type="float">
            <text:p>19.05847</text:p>
          </table:table-cell>
          <table:table-cell office:value-type="float" office:value="17.77106" calcext:value-type="float">
            <text:p>17.77106</text:p>
          </table:table-cell>
          <table:table-cell office:value-type="float" office:value="17.67465" calcext:value-type="float">
            <text:p>17.67465</text:p>
          </table:table-cell>
          <table:table-cell office:value-type="float" office:value="16.62009" calcext:value-type="float">
            <text:p>16.62009</text:p>
          </table:table-cell>
          <table:table-cell office:value-type="float" office:value="16.52679" calcext:value-type="float">
            <text:p>16.52679</text:p>
          </table:table-cell>
          <table:table-cell office:value-type="float" office:value="15.88397" calcext:value-type="float">
            <text:p>15.88397</text:p>
          </table:table-cell>
          <table:table-cell office:value-type="float" office:value="15.79538" calcext:value-type="float">
            <text:p>15.79538</text:p>
          </table:table-cell>
          <table:table-cell office:value-type="float" office:value="34.95688" calcext:value-type="float">
            <text:p>34.95688</text:p>
          </table:table-cell>
          <table:table-cell office:value-type="float" office:value="14.20865" calcext:value-type="float">
            <text:p>14.2086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24072003" calcext:value-type="float">
            <text:p>24072003</text:p>
          </table:table-cell>
          <table:table-cell office:value-type="float" office:value="26.72892" calcext:value-type="float">
            <text:p>26.72892</text:p>
          </table:table-cell>
          <table:table-cell office:value-type="float" office:value="30.91" calcext:value-type="float">
            <text:p>30.91</text:p>
          </table:table-cell>
          <table:table-cell office:value-type="float" office:value="16.42" calcext:value-type="float">
            <text:p>16.42</text:p>
          </table:table-cell>
          <table:table-cell office:value-type="float" office:value="1.427235" calcext:value-type="float">
            <text:p>1.427235</text:p>
          </table:table-cell>
          <table:table-cell office:value-type="float" office:value="1.149612" calcext:value-type="float">
            <text:p>1.149612</text:p>
          </table:table-cell>
          <table:table-cell office:value-type="float" office:value="336.06" calcext:value-type="float">
            <text:p>336.06</text:p>
          </table:table-cell>
          <table:table-cell office:value-type="float" office:value="0" calcext:value-type="float">
            <text:p>0</text:p>
          </table:table-cell>
          <table:table-cell office:value-type="float" office:value="37.79028" calcext:value-type="float">
            <text:p>37.79028</text:p>
          </table:table-cell>
          <table:table-cell office:value-type="float" office:value="17.68814" calcext:value-type="float">
            <text:p>17.68814</text:p>
          </table:table-cell>
          <table:table-cell office:value-type="float" office:value="31.69324" calcext:value-type="float">
            <text:p>31.69324</text:p>
          </table:table-cell>
          <table:table-cell office:value-type="float" office:value="19.81061" calcext:value-type="float">
            <text:p>19.81061</text:p>
          </table:table-cell>
          <table:table-cell office:value-type="float" office:value="29.08649" calcext:value-type="float">
            <text:p>29.08649</text:p>
          </table:table-cell>
          <table:table-cell office:value-type="float" office:value="21.00064" calcext:value-type="float">
            <text:p>21.00064</text:p>
          </table:table-cell>
          <table:table-cell office:value-type="float" office:value="27.1778" calcext:value-type="float">
            <text:p>27.1778</text:p>
          </table:table-cell>
          <table:table-cell office:value-type="float" office:value="21.92401" calcext:value-type="float">
            <text:p>21.92401</text:p>
          </table:table-cell>
          <table:table-cell office:value-type="float" office:value="26.03201" calcext:value-type="float">
            <text:p>26.03201</text:p>
          </table:table-cell>
          <table:table-cell office:value-type="float" office:value="22.45923" calcext:value-type="float">
            <text:p>22.45923</text:p>
          </table:table-cell>
          <table:table-cell office:value-type="float" office:value="25.0051" calcext:value-type="float">
            <text:p>25.0051</text:p>
          </table:table-cell>
          <table:table-cell office:value-type="float" office:value="22.91721" calcext:value-type="float">
            <text:p>22.91721</text:p>
          </table:table-cell>
          <table:table-cell office:value-type="float" office:value="24.25522" calcext:value-type="float">
            <text:p>24.25522</text:p>
          </table:table-cell>
          <table:table-cell office:value-type="float" office:value="23.08786" calcext:value-type="float">
            <text:p>23.08786</text:p>
          </table:table-cell>
          <table:table-cell office:value-type="float" office:value="23.35736" calcext:value-type="float">
            <text:p>23.35736</text:p>
          </table:table-cell>
          <table:table-cell office:value-type="float" office:value="23.10452" calcext:value-type="float">
            <text:p>23.10452</text:p>
          </table:table-cell>
          <table:table-cell office:value-type="float" office:value="22.46027" calcext:value-type="float">
            <text:p>22.46027</text:p>
          </table:table-cell>
          <table:table-cell office:value-type="float" office:value="22.27158" calcext:value-type="float">
            <text:p>22.27158</text:p>
          </table:table-cell>
          <table:table-cell office:value-type="float" office:value="20.74026" calcext:value-type="float">
            <text:p>20.74026</text:p>
          </table:table-cell>
          <table:table-cell office:value-type="float" office:value="20.72964" calcext:value-type="float">
            <text:p>20.72964</text:p>
          </table:table-cell>
          <table:table-cell office:value-type="float" office:value="19.21106" calcext:value-type="float">
            <text:p>19.21106</text:p>
          </table:table-cell>
          <table:table-cell office:value-type="float" office:value="19.14554" calcext:value-type="float">
            <text:p>19.14554</text:p>
          </table:table-cell>
          <table:table-cell office:value-type="float" office:value="17.86301" calcext:value-type="float">
            <text:p>17.86301</text:p>
          </table:table-cell>
          <table:table-cell office:value-type="float" office:value="17.77206" calcext:value-type="float">
            <text:p>17.77206</text:p>
          </table:table-cell>
          <table:table-cell office:value-type="float" office:value="16.7131" calcext:value-type="float">
            <text:p>16.7131</text:p>
          </table:table-cell>
          <table:table-cell office:value-type="float" office:value="16.62103" calcext:value-type="float">
            <text:p>16.62103</text:p>
          </table:table-cell>
          <table:table-cell office:value-type="float" office:value="15.97342" calcext:value-type="float">
            <text:p>15.97342</text:p>
          </table:table-cell>
          <table:table-cell office:value-type="float" office:value="15.88492" calcext:value-type="float">
            <text:p>15.88492</text:p>
          </table:table-cell>
          <table:table-cell office:value-type="float" office:value="37.79025" calcext:value-type="float">
            <text:p>37.79025</text:p>
          </table:table-cell>
          <table:table-cell office:value-type="float" office:value="17.68814" calcext:value-type="float">
            <text:p>17.6881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25072003" calcext:value-type="float">
            <text:p>25072003</text:p>
          </table:table-cell>
          <table:table-cell office:value-type="float" office:value="26.76528" calcext:value-type="float">
            <text:p>26.76528</text:p>
          </table:table-cell>
          <table:table-cell office:value-type="float" office:value="35.61" calcext:value-type="float">
            <text:p>35.61</text:p>
          </table:table-cell>
          <table:table-cell office:value-type="float" office:value="20.76" calcext:value-type="float">
            <text:p>20.76</text:p>
          </table:table-cell>
          <table:table-cell office:value-type="float" office:value="1.662987" calcext:value-type="float">
            <text:p>1.662987</text:p>
          </table:table-cell>
          <table:table-cell office:value-type="float" office:value="1.391824" calcext:value-type="float">
            <text:p>1.391824</text:p>
          </table:table-cell>
          <table:table-cell office:value-type="float" office:value="408.888" calcext:value-type="float">
            <text:p>408.888</text:p>
          </table:table-cell>
          <table:table-cell office:value-type="float" office:value="0" calcext:value-type="float">
            <text:p>0</text:p>
          </table:table-cell>
          <table:table-cell office:value-type="float" office:value="41.24463" calcext:value-type="float">
            <text:p>41.24463</text:p>
          </table:table-cell>
          <table:table-cell office:value-type="float" office:value="22.06461" calcext:value-type="float">
            <text:p>22.06461</text:p>
          </table:table-cell>
          <table:table-cell office:value-type="float" office:value="34.79663" calcext:value-type="float">
            <text:p>34.79663</text:p>
          </table:table-cell>
          <table:table-cell office:value-type="float" office:value="23.40958" calcext:value-type="float">
            <text:p>23.40958</text:p>
          </table:table-cell>
          <table:table-cell office:value-type="float" office:value="31.84955" calcext:value-type="float">
            <text:p>31.84955</text:p>
          </table:table-cell>
          <table:table-cell office:value-type="float" office:value="23.9537" calcext:value-type="float">
            <text:p>23.9537</text:p>
          </table:table-cell>
          <table:table-cell office:value-type="float" office:value="29.50864" calcext:value-type="float">
            <text:p>29.50864</text:p>
          </table:table-cell>
          <table:table-cell office:value-type="float" office:value="24.2265" calcext:value-type="float">
            <text:p>24.2265</text:p>
          </table:table-cell>
          <table:table-cell office:value-type="float" office:value="28.01785" calcext:value-type="float">
            <text:p>28.01785</text:p>
          </table:table-cell>
          <table:table-cell office:value-type="float" office:value="24.28711" calcext:value-type="float">
            <text:p>24.28711</text:p>
          </table:table-cell>
          <table:table-cell office:value-type="float" office:value="26.57785" calcext:value-type="float">
            <text:p>26.57785</text:p>
          </table:table-cell>
          <table:table-cell office:value-type="float" office:value="24.22879" calcext:value-type="float">
            <text:p>24.22879</text:p>
          </table:table-cell>
          <table:table-cell office:value-type="float" office:value="25.37204" calcext:value-type="float">
            <text:p>25.37204</text:p>
          </table:table-cell>
          <table:table-cell office:value-type="float" office:value="23.93005" calcext:value-type="float">
            <text:p>23.93005</text:p>
          </table:table-cell>
          <table:table-cell office:value-type="float" office:value="23.65665" calcext:value-type="float">
            <text:p>23.65665</text:p>
          </table:table-cell>
          <table:table-cell office:value-type="float" office:value="23.22467" calcext:value-type="float">
            <text:p>23.22467</text:p>
          </table:table-cell>
          <table:table-cell office:value-type="float" office:value="22.27036" calcext:value-type="float">
            <text:p>22.27036</text:p>
          </table:table-cell>
          <table:table-cell office:value-type="float" office:value="22.2338" calcext:value-type="float">
            <text:p>22.2338</text:p>
          </table:table-cell>
          <table:table-cell office:value-type="float" office:value="20.72937" calcext:value-type="float">
            <text:p>20.72937</text:p>
          </table:table-cell>
          <table:table-cell office:value-type="float" office:value="20.71271" calcext:value-type="float">
            <text:p>20.71271</text:p>
          </table:table-cell>
          <table:table-cell office:value-type="float" office:value="19.2594" calcext:value-type="float">
            <text:p>19.2594</text:p>
          </table:table-cell>
          <table:table-cell office:value-type="float" office:value="19.21164" calcext:value-type="float">
            <text:p>19.21164</text:p>
          </table:table-cell>
          <table:table-cell office:value-type="float" office:value="17.94617" calcext:value-type="float">
            <text:p>17.94617</text:p>
          </table:table-cell>
          <table:table-cell office:value-type="float" office:value="17.86389" calcext:value-type="float">
            <text:p>17.86389</text:p>
          </table:table-cell>
          <table:table-cell office:value-type="float" office:value="16.80383" calcext:value-type="float">
            <text:p>16.80383</text:p>
          </table:table-cell>
          <table:table-cell office:value-type="float" office:value="16.71405" calcext:value-type="float">
            <text:p>16.71405</text:p>
          </table:table-cell>
          <table:table-cell office:value-type="float" office:value="16.06058" calcext:value-type="float">
            <text:p>16.06058</text:p>
          </table:table-cell>
          <table:table-cell office:value-type="float" office:value="15.97437" calcext:value-type="float">
            <text:p>15.97437</text:p>
          </table:table-cell>
          <table:table-cell office:value-type="float" office:value="41.2446" calcext:value-type="float">
            <text:p>41.2446</text:p>
          </table:table-cell>
          <table:table-cell office:value-type="float" office:value="22.06461" calcext:value-type="float">
            <text:p>22.0646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26072003" calcext:value-type="float">
            <text:p>26072003</text:p>
          </table:table-cell>
          <table:table-cell office:value-type="float" office:value="26.5176" calcext:value-type="float">
            <text:p>26.5176</text:p>
          </table:table-cell>
          <table:table-cell office:value-type="float" office:value="37.16" calcext:value-type="float">
            <text:p>37.16</text:p>
          </table:table-cell>
          <table:table-cell office:value-type="float" office:value="23.08" calcext:value-type="float">
            <text:p>23.08</text:p>
          </table:table-cell>
          <table:table-cell office:value-type="float" office:value="2.709171" calcext:value-type="float">
            <text:p>2.709171</text:p>
          </table:table-cell>
          <table:table-cell office:value-type="float" office:value="1.39025" calcext:value-type="float">
            <text:p>1.39025</text:p>
          </table:table-cell>
          <table:table-cell office:value-type="float" office:value="252.792" calcext:value-type="float">
            <text:p>252.792</text:p>
          </table:table-cell>
          <table:table-cell office:value-type="float" office:value="0" calcext:value-type="float">
            <text:p>0</text:p>
          </table:table-cell>
          <table:table-cell office:value-type="float" office:value="44.09689" calcext:value-type="float">
            <text:p>44.09689</text:p>
          </table:table-cell>
          <table:table-cell office:value-type="float" office:value="24.34549" calcext:value-type="float">
            <text:p>24.34549</text:p>
          </table:table-cell>
          <table:table-cell office:value-type="float" office:value="37.00958" calcext:value-type="float">
            <text:p>37.00958</text:p>
          </table:table-cell>
          <table:table-cell office:value-type="float" office:value="25.72244" calcext:value-type="float">
            <text:p>25.72244</text:p>
          </table:table-cell>
          <table:table-cell office:value-type="float" office:value="33.78558" calcext:value-type="float">
            <text:p>33.78558</text:p>
          </table:table-cell>
          <table:table-cell office:value-type="float" office:value="26.12411" calcext:value-type="float">
            <text:p>26.12411</text:p>
          </table:table-cell>
          <table:table-cell office:value-type="float" office:value="31.21799" calcext:value-type="float">
            <text:p>31.21799</text:p>
          </table:table-cell>
          <table:table-cell office:value-type="float" office:value="26.17813" calcext:value-type="float">
            <text:p>26.17813</text:p>
          </table:table-cell>
          <table:table-cell office:value-type="float" office:value="29.54178" calcext:value-type="float">
            <text:p>29.54178</text:p>
          </table:table-cell>
          <table:table-cell office:value-type="float" office:value="26.03436" calcext:value-type="float">
            <text:p>26.03436</text:p>
          </table:table-cell>
          <table:table-cell office:value-type="float" office:value="27.85989" calcext:value-type="float">
            <text:p>27.85989</text:p>
          </table:table-cell>
          <table:table-cell office:value-type="float" office:value="25.70486" calcext:value-type="float">
            <text:p>25.70486</text:p>
          </table:table-cell>
          <table:table-cell office:value-type="float" office:value="26.44418" calcext:value-type="float">
            <text:p>26.44418</text:p>
          </table:table-cell>
          <table:table-cell office:value-type="float" office:value="25.07745" calcext:value-type="float">
            <text:p>25.07745</text:p>
          </table:table-cell>
          <table:table-cell office:value-type="float" office:value="24.36765" calcext:value-type="float">
            <text:p>24.36765</text:p>
          </table:table-cell>
          <table:table-cell office:value-type="float" office:value="23.66785" calcext:value-type="float">
            <text:p>23.66785</text:p>
          </table:table-cell>
          <table:table-cell office:value-type="float" office:value="22.43237" calcext:value-type="float">
            <text:p>22.43237</text:p>
          </table:table-cell>
          <table:table-cell office:value-type="float" office:value="22.24625" calcext:value-type="float">
            <text:p>22.24625</text:p>
          </table:table-cell>
          <table:table-cell office:value-type="float" office:value="20.73422" calcext:value-type="float">
            <text:p>20.73422</text:p>
          </table:table-cell>
          <table:table-cell office:value-type="float" office:value="20.71237" calcext:value-type="float">
            <text:p>20.71237</text:p>
          </table:table-cell>
          <table:table-cell office:value-type="float" office:value="19.30389" calcext:value-type="float">
            <text:p>19.30389</text:p>
          </table:table-cell>
          <table:table-cell office:value-type="float" office:value="19.25986" calcext:value-type="float">
            <text:p>19.25986</text:p>
          </table:table-cell>
          <table:table-cell office:value-type="float" office:value="18.02176" calcext:value-type="float">
            <text:p>18.02176</text:p>
          </table:table-cell>
          <table:table-cell office:value-type="float" office:value="17.94699" calcext:value-type="float">
            <text:p>17.94699</text:p>
          </table:table-cell>
          <table:table-cell office:value-type="float" office:value="16.89059" calcext:value-type="float">
            <text:p>16.89059</text:p>
          </table:table-cell>
          <table:table-cell office:value-type="float" office:value="16.80472" calcext:value-type="float">
            <text:p>16.80472</text:p>
          </table:table-cell>
          <table:table-cell office:value-type="float" office:value="16.14703" calcext:value-type="float">
            <text:p>16.14703</text:p>
          </table:table-cell>
          <table:table-cell office:value-type="float" office:value="16.06149" calcext:value-type="float">
            <text:p>16.06149</text:p>
          </table:table-cell>
          <table:table-cell office:value-type="float" office:value="44.09686" calcext:value-type="float">
            <text:p>44.09686</text:p>
          </table:table-cell>
          <table:table-cell office:value-type="float" office:value="24.34552" calcext:value-type="float">
            <text:p>24.3455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27072003" calcext:value-type="float">
            <text:p>27072003</text:p>
          </table:table-cell>
          <table:table-cell office:value-type="float" office:value="6.9588" calcext:value-type="float">
            <text:p>6.9588</text:p>
          </table:table-cell>
          <table:table-cell office:value-type="float" office:value="27.18" calcext:value-type="float">
            <text:p>27.18</text:p>
          </table:table-cell>
          <table:table-cell office:value-type="float" office:value="20.12" calcext:value-type="float">
            <text:p>20.12</text:p>
          </table:table-cell>
          <table:table-cell office:value-type="float" office:value="2.538819" calcext:value-type="float">
            <text:p>2.538819</text:p>
          </table:table-cell>
          <table:table-cell office:value-type="float" office:value="1.738547" calcext:value-type="float">
            <text:p>1.738547</text:p>
          </table:table-cell>
          <table:table-cell office:value-type="float" office:value="253.008" calcext:value-type="float">
            <text:p>253.008</text:p>
          </table:table-cell>
          <table:table-cell office:value-type="float" office:value="1.7" calcext:value-type="float">
            <text:p>1.7</text:p>
          </table:table-cell>
          <table:table-cell office:value-type="float" office:value="29.16574" calcext:value-type="float">
            <text:p>29.16574</text:p>
          </table:table-cell>
          <table:table-cell office:value-type="float" office:value="21.07803" calcext:value-type="float">
            <text:p>21.07803</text:p>
          </table:table-cell>
          <table:table-cell office:value-type="float" office:value="29.85236" calcext:value-type="float">
            <text:p>29.85236</text:p>
          </table:table-cell>
          <table:table-cell office:value-type="float" office:value="22.73434" calcext:value-type="float">
            <text:p>22.73434</text:p>
          </table:table-cell>
          <table:table-cell office:value-type="float" office:value="29.92453" calcext:value-type="float">
            <text:p>29.92453</text:p>
          </table:table-cell>
          <table:table-cell office:value-type="float" office:value="23.68698" calcext:value-type="float">
            <text:p>23.68698</text:p>
          </table:table-cell>
          <table:table-cell office:value-type="float" office:value="29.4837" calcext:value-type="float">
            <text:p>29.4837</text:p>
          </table:table-cell>
          <table:table-cell office:value-type="float" office:value="24.36725" calcext:value-type="float">
            <text:p>24.36725</text:p>
          </table:table-cell>
          <table:table-cell office:value-type="float" office:value="28.80743" calcext:value-type="float">
            <text:p>28.80743</text:p>
          </table:table-cell>
          <table:table-cell office:value-type="float" office:value="24.68253" calcext:value-type="float">
            <text:p>24.68253</text:p>
          </table:table-cell>
          <table:table-cell office:value-type="float" office:value="27.80606" calcext:value-type="float">
            <text:p>27.80606</text:p>
          </table:table-cell>
          <table:table-cell office:value-type="float" office:value="24.94501" calcext:value-type="float">
            <text:p>24.94501</text:p>
          </table:table-cell>
          <table:table-cell office:value-type="float" office:value="26.46671" calcext:value-type="float">
            <text:p>26.46671</text:p>
          </table:table-cell>
          <table:table-cell office:value-type="float" office:value="24.87195" calcext:value-type="float">
            <text:p>24.87195</text:p>
          </table:table-cell>
          <table:table-cell office:value-type="float" office:value="24.67847" calcext:value-type="float">
            <text:p>24.67847</text:p>
          </table:table-cell>
          <table:table-cell office:value-type="float" office:value="24.3797" calcext:value-type="float">
            <text:p>24.3797</text:p>
          </table:table-cell>
          <table:table-cell office:value-type="float" office:value="22.70239" calcext:value-type="float">
            <text:p>22.70239</text:p>
          </table:table-cell>
          <table:table-cell office:value-type="float" office:value="22.4353" calcext:value-type="float">
            <text:p>22.4353</text:p>
          </table:table-cell>
          <table:table-cell office:value-type="float" office:value="20.81412" calcext:value-type="float">
            <text:p>20.81412</text:p>
          </table:table-cell>
          <table:table-cell office:value-type="float" office:value="20.73477" calcext:value-type="float">
            <text:p>20.73477</text:p>
          </table:table-cell>
          <table:table-cell office:value-type="float" office:value="19.3602" calcext:value-type="float">
            <text:p>19.3602</text:p>
          </table:table-cell>
          <table:table-cell office:value-type="float" office:value="19.30438" calcext:value-type="float">
            <text:p>19.30438</text:p>
          </table:table-cell>
          <table:table-cell office:value-type="float" office:value="18.09348" calcext:value-type="float">
            <text:p>18.09348</text:p>
          </table:table-cell>
          <table:table-cell office:value-type="float" office:value="18.02246" calcext:value-type="float">
            <text:p>18.02246</text:p>
          </table:table-cell>
          <table:table-cell office:value-type="float" office:value="16.97437" calcext:value-type="float">
            <text:p>16.97437</text:p>
          </table:table-cell>
          <table:table-cell office:value-type="float" office:value="16.89148" calcext:value-type="float">
            <text:p>16.89148</text:p>
          </table:table-cell>
          <table:table-cell office:value-type="float" office:value="16.23135" calcext:value-type="float">
            <text:p>16.23135</text:p>
          </table:table-cell>
          <table:table-cell office:value-type="float" office:value="16.14792" calcext:value-type="float">
            <text:p>16.14792</text:p>
          </table:table-cell>
          <table:table-cell office:value-type="float" office:value="29.3024" calcext:value-type="float">
            <text:p>29.3024</text:p>
          </table:table-cell>
          <table:table-cell office:value-type="float" office:value="21.15939" calcext:value-type="float">
            <text:p>21.1593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28072003" calcext:value-type="float">
            <text:p>28072003</text:p>
          </table:table-cell>
          <table:table-cell office:value-type="float" office:value="26.6058" calcext:value-type="float">
            <text:p>26.6058</text:p>
          </table:table-cell>
          <table:table-cell office:value-type="float" office:value="28.32" calcext:value-type="float">
            <text:p>28.32</text:p>
          </table:table-cell>
          <table:table-cell office:value-type="float" office:value="17.53" calcext:value-type="float">
            <text:p>17.53</text:p>
          </table:table-cell>
          <table:table-cell office:value-type="float" office:value="1.956191" calcext:value-type="float">
            <text:p>1.956191</text:p>
          </table:table-cell>
          <table:table-cell office:value-type="float" office:value="1.354033" calcext:value-type="float">
            <text:p>1.354033</text:p>
          </table:table-cell>
          <table:table-cell office:value-type="float" office:value="233.64" calcext:value-type="float">
            <text:p>233.64</text:p>
          </table:table-cell>
          <table:table-cell office:value-type="float" office:value="0" calcext:value-type="float">
            <text:p>0</text:p>
          </table:table-cell>
          <table:table-cell office:value-type="float" office:value="37.30518" calcext:value-type="float">
            <text:p>37.30518</text:p>
          </table:table-cell>
          <table:table-cell office:value-type="float" office:value="19.95871" calcext:value-type="float">
            <text:p>19.95871</text:p>
          </table:table-cell>
          <table:table-cell office:value-type="float" office:value="31.60043" calcext:value-type="float">
            <text:p>31.60043</text:p>
          </table:table-cell>
          <table:table-cell office:value-type="float" office:value="21.53354" calcext:value-type="float">
            <text:p>21.53354</text:p>
          </table:table-cell>
          <table:table-cell office:value-type="float" office:value="29.19568" calcext:value-type="float">
            <text:p>29.19568</text:p>
          </table:table-cell>
          <table:table-cell office:value-type="float" office:value="22.39883" calcext:value-type="float">
            <text:p>22.39883</text:p>
          </table:table-cell>
          <table:table-cell office:value-type="float" office:value="27.48349" calcext:value-type="float">
            <text:p>27.48349</text:p>
          </table:table-cell>
          <table:table-cell office:value-type="float" office:value="23.10904" calcext:value-type="float">
            <text:p>23.10904</text:p>
          </table:table-cell>
          <table:table-cell office:value-type="float" office:value="26.47754" calcext:value-type="float">
            <text:p>26.47754</text:p>
          </table:table-cell>
          <table:table-cell office:value-type="float" office:value="23.53229" calcext:value-type="float">
            <text:p>23.53229</text:p>
          </table:table-cell>
          <table:table-cell office:value-type="float" office:value="25.55505" calcext:value-type="float">
            <text:p>25.55505</text:p>
          </table:table-cell>
          <table:table-cell office:value-type="float" office:value="23.89914" calcext:value-type="float">
            <text:p>23.89914</text:p>
          </table:table-cell>
          <table:table-cell office:value-type="float" office:value="24.89062" calcext:value-type="float">
            <text:p>24.89062</text:p>
          </table:table-cell>
          <table:table-cell office:value-type="float" office:value="24.01831" calcext:value-type="float">
            <text:p>24.01831</text:p>
          </table:table-cell>
          <table:table-cell office:value-type="float" office:value="24.44611" calcext:value-type="float">
            <text:p>24.44611</text:p>
          </table:table-cell>
          <table:table-cell office:value-type="float" office:value="23.909" calcext:value-type="float">
            <text:p>23.909</text:p>
          </table:table-cell>
          <table:table-cell office:value-type="float" office:value="22.72418" calcext:value-type="float">
            <text:p>22.72418</text:p>
          </table:table-cell>
          <table:table-cell office:value-type="float" office:value="22.67795" calcext:value-type="float">
            <text:p>22.67795</text:p>
          </table:table-cell>
          <table:table-cell office:value-type="float" office:value="20.89685" calcext:value-type="float">
            <text:p>20.89685</text:p>
          </table:table-cell>
          <table:table-cell office:value-type="float" office:value="20.81509" calcext:value-type="float">
            <text:p>20.81509</text:p>
          </table:table-cell>
          <table:table-cell office:value-type="float" office:value="19.43079" calcext:value-type="float">
            <text:p>19.43079</text:p>
          </table:table-cell>
          <table:table-cell office:value-type="float" office:value="19.36087" calcext:value-type="float">
            <text:p>19.36087</text:p>
          </table:table-cell>
          <table:table-cell office:value-type="float" office:value="18.16602" calcext:value-type="float">
            <text:p>18.16602</text:p>
          </table:table-cell>
          <table:table-cell office:value-type="float" office:value="18.09421" calcext:value-type="float">
            <text:p>18.09421</text:p>
          </table:table-cell>
          <table:table-cell office:value-type="float" office:value="17.05518" calcext:value-type="float">
            <text:p>17.05518</text:p>
          </table:table-cell>
          <table:table-cell office:value-type="float" office:value="16.97522" calcext:value-type="float">
            <text:p>16.97522</text:p>
          </table:table-cell>
          <table:table-cell office:value-type="float" office:value="16.3132" calcext:value-type="float">
            <text:p>16.3132</text:p>
          </table:table-cell>
          <table:table-cell office:value-type="float" office:value="16.23221" calcext:value-type="float">
            <text:p>16.23221</text:p>
          </table:table-cell>
          <table:table-cell office:value-type="float" office:value="37.30518" calcext:value-type="float">
            <text:p>37.30518</text:p>
          </table:table-cell>
          <table:table-cell office:value-type="float" office:value="19.95871" calcext:value-type="float">
            <text:p>19.9587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9072003" calcext:value-type="float">
            <text:p>29072003</text:p>
          </table:table-cell>
          <table:table-cell office:value-type="float" office:value="24.61342" calcext:value-type="float">
            <text:p>24.61342</text:p>
          </table:table-cell>
          <table:table-cell office:value-type="float" office:value="29.69" calcext:value-type="float">
            <text:p>29.69</text:p>
          </table:table-cell>
          <table:table-cell office:value-type="float" office:value="14.49" calcext:value-type="float">
            <text:p>14.49</text:p>
          </table:table-cell>
          <table:table-cell office:value-type="float" office:value="1.838024" calcext:value-type="float">
            <text:p>1.838024</text:p>
          </table:table-cell>
          <table:table-cell office:value-type="float" office:value="1.313778" calcext:value-type="float">
            <text:p>1.313778</text:p>
          </table:table-cell>
          <table:table-cell office:value-type="float" office:value="122.58" calcext:value-type="float">
            <text:p>122.58</text:p>
          </table:table-cell>
          <table:table-cell office:value-type="float" office:value="0" calcext:value-type="float">
            <text:p>0</text:p>
          </table:table-cell>
          <table:table-cell office:value-type="float" office:value="36.16574" calcext:value-type="float">
            <text:p>36.16574</text:p>
          </table:table-cell>
          <table:table-cell office:value-type="float" office:value="16.86029" calcext:value-type="float">
            <text:p>16.86029</text:p>
          </table:table-cell>
          <table:table-cell office:value-type="float" office:value="30.88745" calcext:value-type="float">
            <text:p>30.88745</text:p>
          </table:table-cell>
          <table:table-cell office:value-type="float" office:value="19.87314" calcext:value-type="float">
            <text:p>19.87314</text:p>
          </table:table-cell>
          <table:table-cell office:value-type="float" office:value="28.71976" calcext:value-type="float">
            <text:p>28.71976</text:p>
          </table:table-cell>
          <table:table-cell office:value-type="float" office:value="21.5076" calcext:value-type="float">
            <text:p>21.5076</text:p>
          </table:table-cell>
          <table:table-cell office:value-type="float" office:value="27.10333" calcext:value-type="float">
            <text:p>27.10333</text:p>
          </table:table-cell>
          <table:table-cell office:value-type="float" office:value="22.67282" calcext:value-type="float">
            <text:p>22.67282</text:p>
          </table:table-cell>
          <table:table-cell office:value-type="float" office:value="26.16257" calcext:value-type="float">
            <text:p>26.16257</text:p>
          </table:table-cell>
          <table:table-cell office:value-type="float" office:value="23.29379" calcext:value-type="float">
            <text:p>23.29379</text:p>
          </table:table-cell>
          <table:table-cell office:value-type="float" office:value="25.40182" calcext:value-type="float">
            <text:p>25.40182</text:p>
          </table:table-cell>
          <table:table-cell office:value-type="float" office:value="23.75888" calcext:value-type="float">
            <text:p>23.75888</text:p>
          </table:table-cell>
          <table:table-cell office:value-type="float" office:value="24.88342" calcext:value-type="float">
            <text:p>24.88342</text:p>
          </table:table-cell>
          <table:table-cell office:value-type="float" office:value="23.84381" calcext:value-type="float">
            <text:p>23.84381</text:p>
          </table:table-cell>
          <table:table-cell office:value-type="float" office:value="23.97778" calcext:value-type="float">
            <text:p>23.97778</text:p>
          </table:table-cell>
          <table:table-cell office:value-type="float" office:value="23.70447" calcext:value-type="float">
            <text:p>23.70447</text:p>
          </table:table-cell>
          <table:table-cell office:value-type="float" office:value="22.67743" calcext:value-type="float">
            <text:p>22.67743</text:p>
          </table:table-cell>
          <table:table-cell office:value-type="float" office:value="22.60364" calcext:value-type="float">
            <text:p>22.60364</text:p>
          </table:table-cell>
          <table:table-cell office:value-type="float" office:value="20.94489" calcext:value-type="float">
            <text:p>20.94489</text:p>
          </table:table-cell>
          <table:table-cell office:value-type="float" office:value="20.89746" calcext:value-type="float">
            <text:p>20.89746</text:p>
          </table:table-cell>
          <table:table-cell office:value-type="float" office:value="19.49991" calcext:value-type="float">
            <text:p>19.49991</text:p>
          </table:table-cell>
          <table:table-cell office:value-type="float" office:value="19.43155" calcext:value-type="float">
            <text:p>19.43155</text:p>
          </table:table-cell>
          <table:table-cell office:value-type="float" office:value="18.23969" calcext:value-type="float">
            <text:p>18.23969</text:p>
          </table:table-cell>
          <table:table-cell office:value-type="float" office:value="18.16678" calcext:value-type="float">
            <text:p>18.16678</text:p>
          </table:table-cell>
          <table:table-cell office:value-type="float" office:value="17.13412" calcext:value-type="float">
            <text:p>17.13412</text:p>
          </table:table-cell>
          <table:table-cell office:value-type="float" office:value="17.056" calcext:value-type="float">
            <text:p>17.056</text:p>
          </table:table-cell>
          <table:table-cell office:value-type="float" office:value="16.39328" calcext:value-type="float">
            <text:p>16.39328</text:p>
          </table:table-cell>
          <table:table-cell office:value-type="float" office:value="16.31403" calcext:value-type="float">
            <text:p>16.31403</text:p>
          </table:table-cell>
          <table:table-cell office:value-type="float" office:value="36.16571" calcext:value-type="float">
            <text:p>36.16571</text:p>
          </table:table-cell>
          <table:table-cell office:value-type="float" office:value="16.86032" calcext:value-type="float">
            <text:p>16.8603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30072003" calcext:value-type="float">
            <text:p>30072003</text:p>
          </table:table-cell>
          <table:table-cell office:value-type="float" office:value="26.3538" calcext:value-type="float">
            <text:p>26.3538</text:p>
          </table:table-cell>
          <table:table-cell office:value-type="float" office:value="31.51" calcext:value-type="float">
            <text:p>31.51</text:p>
          </table:table-cell>
          <table:table-cell office:value-type="float" office:value="19.24" calcext:value-type="float">
            <text:p>19.24</text:p>
          </table:table-cell>
          <table:table-cell office:value-type="float" office:value="1.83942" calcext:value-type="float">
            <text:p>1.83942</text:p>
          </table:table-cell>
          <table:table-cell office:value-type="float" office:value="1.047407" calcext:value-type="float">
            <text:p>1.047407</text:p>
          </table:table-cell>
          <table:table-cell office:value-type="float" office:value="141.156" calcext:value-type="float">
            <text:p>141.156</text:p>
          </table:table-cell>
          <table:table-cell office:value-type="float" office:value="0.2" calcext:value-type="float">
            <text:p>0.2</text:p>
          </table:table-cell>
          <table:table-cell office:value-type="float" office:value="37.89139" calcext:value-type="float">
            <text:p>37.89139</text:p>
          </table:table-cell>
          <table:table-cell office:value-type="float" office:value="20.11807" calcext:value-type="float">
            <text:p>20.11807</text:p>
          </table:table-cell>
          <table:table-cell office:value-type="float" office:value="32.09012" calcext:value-type="float">
            <text:p>32.09012</text:p>
          </table:table-cell>
          <table:table-cell office:value-type="float" office:value="21.91336" calcext:value-type="float">
            <text:p>21.91336</text:p>
          </table:table-cell>
          <table:table-cell office:value-type="float" office:value="29.75281" calcext:value-type="float">
            <text:p>29.75281</text:p>
          </table:table-cell>
          <table:table-cell office:value-type="float" office:value="22.84561" calcext:value-type="float">
            <text:p>22.84561</text:p>
          </table:table-cell>
          <table:table-cell office:value-type="float" office:value="27.96463" calcext:value-type="float">
            <text:p>27.96463</text:p>
          </table:table-cell>
          <table:table-cell office:value-type="float" office:value="23.48386" calcext:value-type="float">
            <text:p>23.48386</text:p>
          </table:table-cell>
          <table:table-cell office:value-type="float" office:value="26.84735" calcext:value-type="float">
            <text:p>26.84735</text:p>
          </table:table-cell>
          <table:table-cell office:value-type="float" office:value="23.79993" calcext:value-type="float">
            <text:p>23.79993</text:p>
          </table:table-cell>
          <table:table-cell office:value-type="float" office:value="25.76968" calcext:value-type="float">
            <text:p>25.76968</text:p>
          </table:table-cell>
          <table:table-cell office:value-type="float" office:value="24.00748" calcext:value-type="float">
            <text:p>24.00748</text:p>
          </table:table-cell>
          <table:table-cell office:value-type="float" office:value="24.94983" calcext:value-type="float">
            <text:p>24.94983</text:p>
          </table:table-cell>
          <table:table-cell office:value-type="float" office:value="23.9422" calcext:value-type="float">
            <text:p>23.9422</text:p>
          </table:table-cell>
          <table:table-cell office:value-type="float" office:value="23.7872" calcext:value-type="float">
            <text:p>23.7872</text:p>
          </table:table-cell>
          <table:table-cell office:value-type="float" office:value="23.64886" calcext:value-type="float">
            <text:p>23.64886</text:p>
          </table:table-cell>
          <table:table-cell office:value-type="float" office:value="22.60294" calcext:value-type="float">
            <text:p>22.60294</text:p>
          </table:table-cell>
          <table:table-cell office:value-type="float" office:value="22.54922" calcext:value-type="float">
            <text:p>22.54922</text:p>
          </table:table-cell>
          <table:table-cell office:value-type="float" office:value="20.97083" calcext:value-type="float">
            <text:p>20.97083</text:p>
          </table:table-cell>
          <table:table-cell office:value-type="float" office:value="20.94525" calcext:value-type="float">
            <text:p>20.94525</text:p>
          </table:table-cell>
          <table:table-cell office:value-type="float" office:value="19.55991" calcext:value-type="float">
            <text:p>19.55991</text:p>
          </table:table-cell>
          <table:table-cell office:value-type="float" office:value="19.50058" calcext:value-type="float">
            <text:p>19.50058</text:p>
          </table:table-cell>
          <table:table-cell office:value-type="float" office:value="18.31201" calcext:value-type="float">
            <text:p>18.31201</text:p>
          </table:table-cell>
          <table:table-cell office:value-type="float" office:value="18.24045" calcext:value-type="float">
            <text:p>18.24045</text:p>
          </table:table-cell>
          <table:table-cell office:value-type="float" office:value="17.21201" calcext:value-type="float">
            <text:p>17.21201</text:p>
          </table:table-cell>
          <table:table-cell office:value-type="float" office:value="17.13495" calcext:value-type="float">
            <text:p>17.13495</text:p>
          </table:table-cell>
          <table:table-cell office:value-type="float" office:value="16.47076" calcext:value-type="float">
            <text:p>16.47076</text:p>
          </table:table-cell>
          <table:table-cell office:value-type="float" office:value="16.39407" calcext:value-type="float">
            <text:p>16.39407</text:p>
          </table:table-cell>
          <table:table-cell office:value-type="float" office:value="37.89136" calcext:value-type="float">
            <text:p>37.89136</text:p>
          </table:table-cell>
          <table:table-cell office:value-type="float" office:value="20.1181" calcext:value-type="float">
            <text:p>20.118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31072003" calcext:value-type="float">
            <text:p>31072003</text:p>
          </table:table-cell>
          <table:table-cell office:value-type="float" office:value="18.47484" calcext:value-type="float">
            <text:p>18.47484</text:p>
          </table:table-cell>
          <table:table-cell office:value-type="float" office:value="29.32" calcext:value-type="float">
            <text:p>29.32</text:p>
          </table:table-cell>
          <table:table-cell office:value-type="float" office:value="16.92" calcext:value-type="float">
            <text:p>16.92</text:p>
          </table:table-cell>
          <table:table-cell office:value-type="float" office:value="1.923138" calcext:value-type="float">
            <text:p>1.923138</text:p>
          </table:table-cell>
          <table:table-cell office:value-type="float" office:value="1.432174" calcext:value-type="float">
            <text:p>1.432174</text:p>
          </table:table-cell>
          <table:table-cell office:value-type="float" office:value="211.752" calcext:value-type="float">
            <text:p>211.752</text:p>
          </table:table-cell>
          <table:table-cell office:value-type="float" office:value="4.7" calcext:value-type="float">
            <text:p>4.7</text:p>
          </table:table-cell>
          <table:table-cell office:value-type="float" office:value="27.95447" calcext:value-type="float">
            <text:p>27.95447</text:p>
          </table:table-cell>
          <table:table-cell office:value-type="float" office:value="18.35641" calcext:value-type="float">
            <text:p>18.35641</text:p>
          </table:table-cell>
          <table:table-cell office:value-type="float" office:value="25.88483" calcext:value-type="float">
            <text:p>25.88483</text:p>
          </table:table-cell>
          <table:table-cell office:value-type="float" office:value="19.88336" calcext:value-type="float">
            <text:p>19.88336</text:p>
          </table:table-cell>
          <table:table-cell office:value-type="float" office:value="25.6824" calcext:value-type="float">
            <text:p>25.6824</text:p>
          </table:table-cell>
          <table:table-cell office:value-type="float" office:value="21.29193" calcext:value-type="float">
            <text:p>21.29193</text:p>
          </table:table-cell>
          <table:table-cell office:value-type="float" office:value="26.12665" calcext:value-type="float">
            <text:p>26.12665</text:p>
          </table:table-cell>
          <table:table-cell office:value-type="float" office:value="22.43842" calcext:value-type="float">
            <text:p>22.43842</text:p>
          </table:table-cell>
          <table:table-cell office:value-type="float" office:value="26.02118" calcext:value-type="float">
            <text:p>26.02118</text:p>
          </table:table-cell>
          <table:table-cell office:value-type="float" office:value="23.08136" calcext:value-type="float">
            <text:p>23.08136</text:p>
          </table:table-cell>
          <table:table-cell office:value-type="float" office:value="25.67197" calcext:value-type="float">
            <text:p>25.67197</text:p>
          </table:table-cell>
          <table:table-cell office:value-type="float" office:value="23.59747" calcext:value-type="float">
            <text:p>23.59747</text:p>
          </table:table-cell>
          <table:table-cell office:value-type="float" office:value="24.95068" calcext:value-type="float">
            <text:p>24.95068</text:p>
          </table:table-cell>
          <table:table-cell office:value-type="float" office:value="23.68082" calcext:value-type="float">
            <text:p>23.68082</text:p>
          </table:table-cell>
          <table:table-cell office:value-type="float" office:value="23.86325" calcext:value-type="float">
            <text:p>23.86325</text:p>
          </table:table-cell>
          <table:table-cell office:value-type="float" office:value="23.50345" calcext:value-type="float">
            <text:p>23.50345</text:p>
          </table:table-cell>
          <table:table-cell office:value-type="float" office:value="22.55954" calcext:value-type="float">
            <text:p>22.55954</text:p>
          </table:table-cell>
          <table:table-cell office:value-type="float" office:value="22.52667" calcext:value-type="float">
            <text:p>22.52667</text:p>
          </table:table-cell>
          <table:table-cell office:value-type="float" office:value="20.99307" calcext:value-type="float">
            <text:p>20.99307</text:p>
          </table:table-cell>
          <table:table-cell office:value-type="float" office:value="20.97101" calcext:value-type="float">
            <text:p>20.97101</text:p>
          </table:table-cell>
          <table:table-cell office:value-type="float" office:value="19.61249" calcext:value-type="float">
            <text:p>19.61249</text:p>
          </table:table-cell>
          <table:table-cell office:value-type="float" office:value="19.56049" calcext:value-type="float">
            <text:p>19.56049</text:p>
          </table:table-cell>
          <table:table-cell office:value-type="float" office:value="18.3815" calcext:value-type="float">
            <text:p>18.3815</text:p>
          </table:table-cell>
          <table:table-cell office:value-type="float" office:value="18.31274" calcext:value-type="float">
            <text:p>18.31274</text:p>
          </table:table-cell>
          <table:table-cell office:value-type="float" office:value="17.28781" calcext:value-type="float">
            <text:p>17.28781</text:p>
          </table:table-cell>
          <table:table-cell office:value-type="float" office:value="17.21283" calcext:value-type="float">
            <text:p>17.21283</text:p>
          </table:table-cell>
          <table:table-cell office:value-type="float" office:value="16.54651" calcext:value-type="float">
            <text:p>16.54651</text:p>
          </table:table-cell>
          <table:table-cell office:value-type="float" office:value="16.47156" calcext:value-type="float">
            <text:p>16.47156</text:p>
          </table:table-cell>
          <table:table-cell office:value-type="float" office:value="27.95447" calcext:value-type="float">
            <text:p>27.95447</text:p>
          </table:table-cell>
          <table:table-cell office:value-type="float" office:value="18.35641" calcext:value-type="float">
            <text:p>18.3564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082003" calcext:value-type="float">
            <text:p>1082003</text:p>
          </table:table-cell>
          <table:table-cell office:value-type="float" office:value="21.0618" calcext:value-type="float">
            <text:p>21.0618</text:p>
          </table:table-cell>
          <table:table-cell office:value-type="float" office:value="30.05" calcext:value-type="float">
            <text:p>30.05</text:p>
          </table:table-cell>
          <table:table-cell office:value-type="float" office:value="18.28" calcext:value-type="float">
            <text:p>18.28</text:p>
          </table:table-cell>
          <table:table-cell office:value-type="float" office:value="1.957536" calcext:value-type="float">
            <text:p>1.957536</text:p>
          </table:table-cell>
          <table:table-cell office:value-type="float" office:value="1.395198" calcext:value-type="float">
            <text:p>1.395198</text:p>
          </table:table-cell>
          <table:table-cell office:value-type="float" office:value="164.196" calcext:value-type="float">
            <text:p>164.196</text:p>
          </table:table-cell>
          <table:table-cell office:value-type="float" office:value="0" calcext:value-type="float">
            <text:p>0</text:p>
          </table:table-cell>
          <table:table-cell office:value-type="float" office:value="33.52872" calcext:value-type="float">
            <text:p>33.52872</text:p>
          </table:table-cell>
          <table:table-cell office:value-type="float" office:value="18.2648" calcext:value-type="float">
            <text:p>18.2648</text:p>
          </table:table-cell>
          <table:table-cell office:value-type="float" office:value="28.81149" calcext:value-type="float">
            <text:p>28.81149</text:p>
          </table:table-cell>
          <table:table-cell office:value-type="float" office:value="19.76572" calcext:value-type="float">
            <text:p>19.76572</text:p>
          </table:table-cell>
          <table:table-cell office:value-type="float" office:value="27.04044" calcext:value-type="float">
            <text:p>27.04044</text:p>
          </table:table-cell>
          <table:table-cell office:value-type="float" office:value="20.76389" calcext:value-type="float">
            <text:p>20.76389</text:p>
          </table:table-cell>
          <table:table-cell office:value-type="float" office:value="25.69312" calcext:value-type="float">
            <text:p>25.69312</text:p>
          </table:table-cell>
          <table:table-cell office:value-type="float" office:value="21.62732" calcext:value-type="float">
            <text:p>21.62732</text:p>
          </table:table-cell>
          <table:table-cell office:value-type="float" office:value="24.89896" calcext:value-type="float">
            <text:p>24.89896</text:p>
          </table:table-cell>
          <table:table-cell office:value-type="float" office:value="22.14807" calcext:value-type="float">
            <text:p>22.14807</text:p>
          </table:table-cell>
          <table:table-cell office:value-type="float" office:value="24.19128" calcext:value-type="float">
            <text:p>24.19128</text:p>
          </table:table-cell>
          <table:table-cell office:value-type="float" office:value="22.6142" calcext:value-type="float">
            <text:p>22.6142</text:p>
          </table:table-cell>
          <table:table-cell office:value-type="float" office:value="23.71295" calcext:value-type="float">
            <text:p>23.71295</text:p>
          </table:table-cell>
          <table:table-cell office:value-type="float" office:value="22.87625" calcext:value-type="float">
            <text:p>22.87625</text:p>
          </table:table-cell>
          <table:table-cell office:value-type="float" office:value="23.49899" calcext:value-type="float">
            <text:p>23.49899</text:p>
          </table:table-cell>
          <table:table-cell office:value-type="float" office:value="23.02554" calcext:value-type="float">
            <text:p>23.02554</text:p>
          </table:table-cell>
          <table:table-cell office:value-type="float" office:value="22.52557" calcext:value-type="float">
            <text:p>22.52557</text:p>
          </table:table-cell>
          <table:table-cell office:value-type="float" office:value="22.35086" calcext:value-type="float">
            <text:p>22.35086</text:p>
          </table:table-cell>
          <table:table-cell office:value-type="float" office:value="20.99774" calcext:value-type="float">
            <text:p>20.99774</text:p>
          </table:table-cell>
          <table:table-cell office:value-type="float" office:value="20.99213" calcext:value-type="float">
            <text:p>20.99213</text:p>
          </table:table-cell>
          <table:table-cell office:value-type="float" office:value="19.6582" calcext:value-type="float">
            <text:p>19.6582</text:p>
          </table:table-cell>
          <table:table-cell office:value-type="float" office:value="19.61301" calcext:value-type="float">
            <text:p>19.61301</text:p>
          </table:table-cell>
          <table:table-cell office:value-type="float" office:value="18.44772" calcext:value-type="float">
            <text:p>18.44772</text:p>
          </table:table-cell>
          <table:table-cell office:value-type="float" office:value="18.38223" calcext:value-type="float">
            <text:p>18.38223</text:p>
          </table:table-cell>
          <table:table-cell office:value-type="float" office:value="17.36133" calcext:value-type="float">
            <text:p>17.36133</text:p>
          </table:table-cell>
          <table:table-cell office:value-type="float" office:value="17.2886" calcext:value-type="float">
            <text:p>17.2886</text:p>
          </table:table-cell>
          <table:table-cell office:value-type="float" office:value="16.62051" calcext:value-type="float">
            <text:p>16.62051</text:p>
          </table:table-cell>
          <table:table-cell office:value-type="float" office:value="16.54727" calcext:value-type="float">
            <text:p>16.54727</text:p>
          </table:table-cell>
          <table:table-cell office:value-type="float" office:value="33.52869" calcext:value-type="float">
            <text:p>33.52869</text:p>
          </table:table-cell>
          <table:table-cell office:value-type="float" office:value="18.2648" calcext:value-type="float">
            <text:p>18.264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2082003" calcext:value-type="float">
            <text:p>2082003</text:p>
          </table:table-cell>
          <table:table-cell office:value-type="float" office:value="24.49359" calcext:value-type="float">
            <text:p>24.49359</text:p>
          </table:table-cell>
          <table:table-cell office:value-type="float" office:value="29.35" calcext:value-type="float">
            <text:p>29.35</text:p>
          </table:table-cell>
          <table:table-cell office:value-type="float" office:value="16.99" calcext:value-type="float">
            <text:p>16.99</text:p>
          </table:table-cell>
          <table:table-cell office:value-type="float" office:value="1.946205" calcext:value-type="float">
            <text:p>1.946205</text:p>
          </table:table-cell>
          <table:table-cell office:value-type="float" office:value="1.241952" calcext:value-type="float">
            <text:p>1.241952</text:p>
          </table:table-cell>
          <table:table-cell office:value-type="float" office:value="143.892" calcext:value-type="float">
            <text:p>143.892</text:p>
          </table:table-cell>
          <table:table-cell office:value-type="float" office:value="0" calcext:value-type="float">
            <text:p>0</text:p>
          </table:table-cell>
          <table:table-cell office:value-type="float" office:value="35.77481" calcext:value-type="float">
            <text:p>35.77481</text:p>
          </table:table-cell>
          <table:table-cell office:value-type="float" office:value="18.7551" calcext:value-type="float">
            <text:p>18.7551</text:p>
          </table:table-cell>
          <table:table-cell office:value-type="float" office:value="30.49771" calcext:value-type="float">
            <text:p>30.49771</text:p>
          </table:table-cell>
          <table:table-cell office:value-type="float" office:value="20.95273" calcext:value-type="float">
            <text:p>20.95273</text:p>
          </table:table-cell>
          <table:table-cell office:value-type="float" office:value="28.37732" calcext:value-type="float">
            <text:p>28.37732</text:p>
          </table:table-cell>
          <table:table-cell office:value-type="float" office:value="22.00021" calcext:value-type="float">
            <text:p>22.00021</text:p>
          </table:table-cell>
          <table:table-cell office:value-type="float" office:value="26.78217" calcext:value-type="float">
            <text:p>26.78217</text:p>
          </table:table-cell>
          <table:table-cell office:value-type="float" office:value="22.6911" calcext:value-type="float">
            <text:p>22.6911</text:p>
          </table:table-cell>
          <table:table-cell office:value-type="float" office:value="25.79462" calcext:value-type="float">
            <text:p>25.79462</text:p>
          </table:table-cell>
          <table:table-cell office:value-type="float" office:value="23.02399" calcext:value-type="float">
            <text:p>23.02399</text:p>
          </table:table-cell>
          <table:table-cell office:value-type="float" office:value="24.85327" calcext:value-type="float">
            <text:p>24.85327</text:p>
          </table:table-cell>
          <table:table-cell office:value-type="float" office:value="23.25363" calcext:value-type="float">
            <text:p>23.25363</text:p>
          </table:table-cell>
          <table:table-cell office:value-type="float" office:value="24.15323" calcext:value-type="float">
            <text:p>24.15323</text:p>
          </table:table-cell>
          <table:table-cell office:value-type="float" office:value="23.22473" calcext:value-type="float">
            <text:p>23.22473</text:p>
          </table:table-cell>
          <table:table-cell office:value-type="float" office:value="23.16284" calcext:value-type="float">
            <text:p>23.16284</text:p>
          </table:table-cell>
          <table:table-cell office:value-type="float" office:value="23.02972" calcext:value-type="float">
            <text:p>23.02972</text:p>
          </table:table-cell>
          <table:table-cell office:value-type="float" office:value="22.34918" calcext:value-type="float">
            <text:p>22.34918</text:p>
          </table:table-cell>
          <table:table-cell office:value-type="float" office:value="22.24081" calcext:value-type="float">
            <text:p>22.24081</text:p>
          </table:table-cell>
          <table:table-cell office:value-type="float" office:value="20.99191" calcext:value-type="float">
            <text:p>20.99191</text:p>
          </table:table-cell>
          <table:table-cell office:value-type="float" office:value="20.96643" calcext:value-type="float">
            <text:p>20.96643</text:p>
          </table:table-cell>
          <table:table-cell office:value-type="float" office:value="19.69092" calcext:value-type="float">
            <text:p>19.69092</text:p>
          </table:table-cell>
          <table:table-cell office:value-type="float" office:value="19.65863" calcext:value-type="float">
            <text:p>19.65863</text:p>
          </table:table-cell>
          <table:table-cell office:value-type="float" office:value="18.50851" calcext:value-type="float">
            <text:p>18.50851</text:p>
          </table:table-cell>
          <table:table-cell office:value-type="float" office:value="18.44839" calcext:value-type="float">
            <text:p>18.44839</text:p>
          </table:table-cell>
          <table:table-cell office:value-type="float" office:value="17.43246" calcext:value-type="float">
            <text:p>17.43246</text:p>
          </table:table-cell>
          <table:table-cell office:value-type="float" office:value="17.36206" calcext:value-type="float">
            <text:p>17.36206</text:p>
          </table:table-cell>
          <table:table-cell office:value-type="float" office:value="16.6925" calcext:value-type="float">
            <text:p>16.6925</text:p>
          </table:table-cell>
          <table:table-cell office:value-type="float" office:value="16.62128" calcext:value-type="float">
            <text:p>16.62128</text:p>
          </table:table-cell>
          <table:table-cell office:value-type="float" office:value="35.77478" calcext:value-type="float">
            <text:p>35.77478</text:p>
          </table:table-cell>
          <table:table-cell office:value-type="float" office:value="18.75513" calcext:value-type="float">
            <text:p>18.7551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3082003" calcext:value-type="float">
            <text:p>3082003</text:p>
          </table:table-cell>
          <table:table-cell office:value-type="float" office:value="27.44104" calcext:value-type="float">
            <text:p>27.44104</text:p>
          </table:table-cell>
          <table:table-cell office:value-type="float" office:value="30.46" calcext:value-type="float">
            <text:p>30.46</text:p>
          </table:table-cell>
          <table:table-cell office:value-type="float" office:value="14.77" calcext:value-type="float">
            <text:p>14.77</text:p>
          </table:table-cell>
          <table:table-cell office:value-type="float" office:value="1.695706" calcext:value-type="float">
            <text:p>1.695706</text:p>
          </table:table-cell>
          <table:table-cell office:value-type="float" office:value="1.124198" calcext:value-type="float">
            <text:p>1.124198</text:p>
          </table:table-cell>
          <table:table-cell office:value-type="float" office:value="148.824" calcext:value-type="float">
            <text:p>148.824</text:p>
          </table:table-cell>
          <table:table-cell office:value-type="float" office:value="0" calcext:value-type="float">
            <text:p>0</text:p>
          </table:table-cell>
          <table:table-cell office:value-type="float" office:value="37.4953" calcext:value-type="float">
            <text:p>37.4953</text:p>
          </table:table-cell>
          <table:table-cell office:value-type="float" office:value="16.92065" calcext:value-type="float">
            <text:p>16.92065</text:p>
          </table:table-cell>
          <table:table-cell office:value-type="float" office:value="31.55664" calcext:value-type="float">
            <text:p>31.55664</text:p>
          </table:table-cell>
          <table:table-cell office:value-type="float" office:value="19.74857" calcext:value-type="float">
            <text:p>19.74857</text:p>
          </table:table-cell>
          <table:table-cell office:value-type="float" office:value="29.10519" calcext:value-type="float">
            <text:p>29.10519</text:p>
          </table:table-cell>
          <table:table-cell office:value-type="float" office:value="21.22214" calcext:value-type="float">
            <text:p>21.22214</text:p>
          </table:table-cell>
          <table:table-cell office:value-type="float" office:value="27.25861" calcext:value-type="float">
            <text:p>27.25861</text:p>
          </table:table-cell>
          <table:table-cell office:value-type="float" office:value="22.26382" calcext:value-type="float">
            <text:p>22.26382</text:p>
          </table:table-cell>
          <table:table-cell office:value-type="float" office:value="26.13977" calcext:value-type="float">
            <text:p>26.13977</text:p>
          </table:table-cell>
          <table:table-cell office:value-type="float" office:value="22.80457" calcext:value-type="float">
            <text:p>22.80457</text:p>
          </table:table-cell>
          <table:table-cell office:value-type="float" office:value="25.08957" calcext:value-type="float">
            <text:p>25.08957</text:p>
          </table:table-cell>
          <table:table-cell office:value-type="float" office:value="23.2001" calcext:value-type="float">
            <text:p>23.2001</text:p>
          </table:table-cell>
          <table:table-cell office:value-type="float" office:value="24.32343" calcext:value-type="float">
            <text:p>24.32343</text:p>
          </table:table-cell>
          <table:table-cell office:value-type="float" office:value="23.24561" calcext:value-type="float">
            <text:p>23.24561</text:p>
          </table:table-cell>
          <table:table-cell office:value-type="float" office:value="23.24164" calcext:value-type="float">
            <text:p>23.24164</text:p>
          </table:table-cell>
          <table:table-cell office:value-type="float" office:value="23.10059" calcext:value-type="float">
            <text:p>23.10059</text:p>
          </table:table-cell>
          <table:table-cell office:value-type="float" office:value="22.24048" calcext:value-type="float">
            <text:p>22.24048</text:p>
          </table:table-cell>
          <table:table-cell office:value-type="float" office:value="22.2157" calcext:value-type="float">
            <text:p>22.2157</text:p>
          </table:table-cell>
          <table:table-cell office:value-type="float" office:value="20.96616" calcext:value-type="float">
            <text:p>20.96616</text:p>
          </table:table-cell>
          <table:table-cell office:value-type="float" office:value="20.94693" calcext:value-type="float">
            <text:p>20.94693</text:p>
          </table:table-cell>
          <table:table-cell office:value-type="float" office:value="19.71512" calcext:value-type="float">
            <text:p>19.71512</text:p>
          </table:table-cell>
          <table:table-cell office:value-type="float" office:value="19.69116" calcext:value-type="float">
            <text:p>19.69116</text:p>
          </table:table-cell>
          <table:table-cell office:value-type="float" office:value="18.564" calcext:value-type="float">
            <text:p>18.564</text:p>
          </table:table-cell>
          <table:table-cell office:value-type="float" office:value="18.50909" calcext:value-type="float">
            <text:p>18.50909</text:p>
          </table:table-cell>
          <table:table-cell office:value-type="float" office:value="17.50073" calcext:value-type="float">
            <text:p>17.50073</text:p>
          </table:table-cell>
          <table:table-cell office:value-type="float" office:value="17.43317" calcext:value-type="float">
            <text:p>17.43317</text:p>
          </table:table-cell>
          <table:table-cell office:value-type="float" office:value="16.76236" calcext:value-type="float">
            <text:p>16.76236</text:p>
          </table:table-cell>
          <table:table-cell office:value-type="float" office:value="16.69324" calcext:value-type="float">
            <text:p>16.69324</text:p>
          </table:table-cell>
          <table:table-cell office:value-type="float" office:value="37.49527" calcext:value-type="float">
            <text:p>37.49527</text:p>
          </table:table-cell>
          <table:table-cell office:value-type="float" office:value="16.92068" calcext:value-type="float">
            <text:p>16.9206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4082003" calcext:value-type="float">
            <text:p>4082003</text:p>
          </table:table-cell>
          <table:table-cell office:value-type="float" office:value="16.52112" calcext:value-type="float">
            <text:p>16.52112</text:p>
          </table:table-cell>
          <table:table-cell office:value-type="float" office:value="28.94" calcext:value-type="float">
            <text:p>28.94</text:p>
          </table:table-cell>
          <table:table-cell office:value-type="float" office:value="16.75" calcext:value-type="float">
            <text:p>16.75</text:p>
          </table:table-cell>
          <table:table-cell office:value-type="float" office:value="1.888418" calcext:value-type="float">
            <text:p>1.888418</text:p>
          </table:table-cell>
          <table:table-cell office:value-type="float" office:value="1.422182" calcext:value-type="float">
            <text:p>1.422182</text:p>
          </table:table-cell>
          <table:table-cell office:value-type="float" office:value="138.816" calcext:value-type="float">
            <text:p>138.816</text:p>
          </table:table-cell>
          <table:table-cell office:value-type="float" office:value="0" calcext:value-type="float">
            <text:p>0</text:p>
          </table:table-cell>
          <table:table-cell office:value-type="float" office:value="32.23615" calcext:value-type="float">
            <text:p>32.23615</text:p>
          </table:table-cell>
          <table:table-cell office:value-type="float" office:value="19.00574" calcext:value-type="float">
            <text:p>19.00574</text:p>
          </table:table-cell>
          <table:table-cell office:value-type="float" office:value="28.54086" calcext:value-type="float">
            <text:p>28.54086</text:p>
          </table:table-cell>
          <table:table-cell office:value-type="float" office:value="21.0376" calcext:value-type="float">
            <text:p>21.0376</text:p>
          </table:table-cell>
          <table:table-cell office:value-type="float" office:value="27.02805" calcext:value-type="float">
            <text:p>27.02805</text:p>
          </table:table-cell>
          <table:table-cell office:value-type="float" office:value="22.1474" calcext:value-type="float">
            <text:p>22.1474</text:p>
          </table:table-cell>
          <table:table-cell office:value-type="float" office:value="25.88644" calcext:value-type="float">
            <text:p>25.88644</text:p>
          </table:table-cell>
          <table:table-cell office:value-type="float" office:value="22.90161" calcext:value-type="float">
            <text:p>22.90161</text:p>
          </table:table-cell>
          <table:table-cell office:value-type="float" office:value="25.25613" calcext:value-type="float">
            <text:p>25.25613</text:p>
          </table:table-cell>
          <table:table-cell office:value-type="float" office:value="23.26917" calcext:value-type="float">
            <text:p>23.26917</text:p>
          </table:table-cell>
          <table:table-cell office:value-type="float" office:value="24.97998" calcext:value-type="float">
            <text:p>24.97998</text:p>
          </table:table-cell>
          <table:table-cell office:value-type="float" office:value="23.48206" calcext:value-type="float">
            <text:p>23.48206</text:p>
          </table:table-cell>
          <table:table-cell office:value-type="float" office:value="24.32358" calcext:value-type="float">
            <text:p>24.32358</text:p>
          </table:table-cell>
          <table:table-cell office:value-type="float" office:value="23.43448" calcext:value-type="float">
            <text:p>23.43448</text:p>
          </table:table-cell>
          <table:table-cell office:value-type="float" office:value="23.32941" calcext:value-type="float">
            <text:p>23.32941</text:p>
          </table:table-cell>
          <table:table-cell office:value-type="float" office:value="23.18335" calcext:value-type="float">
            <text:p>23.18335</text:p>
          </table:table-cell>
          <table:table-cell office:value-type="float" office:value="22.23349" calcext:value-type="float">
            <text:p>22.23349</text:p>
          </table:table-cell>
          <table:table-cell office:value-type="float" office:value="22.21609" calcext:value-type="float">
            <text:p>22.21609</text:p>
          </table:table-cell>
          <table:table-cell office:value-type="float" office:value="20.94678" calcext:value-type="float">
            <text:p>20.94678</text:p>
          </table:table-cell>
          <table:table-cell office:value-type="float" office:value="20.94159" calcext:value-type="float">
            <text:p>20.94159</text:p>
          </table:table-cell>
          <table:table-cell office:value-type="float" office:value="19.73792" calcext:value-type="float">
            <text:p>19.73792</text:p>
          </table:table-cell>
          <table:table-cell office:value-type="float" office:value="19.71533" calcext:value-type="float">
            <text:p>19.71533</text:p>
          </table:table-cell>
          <table:table-cell office:value-type="float" office:value="18.61475" calcext:value-type="float">
            <text:p>18.61475</text:p>
          </table:table-cell>
          <table:table-cell office:value-type="float" office:value="18.56458" calcext:value-type="float">
            <text:p>18.56458</text:p>
          </table:table-cell>
          <table:table-cell office:value-type="float" office:value="17.56561" calcext:value-type="float">
            <text:p>17.56561</text:p>
          </table:table-cell>
          <table:table-cell office:value-type="float" office:value="17.50143" calcext:value-type="float">
            <text:p>17.50143</text:p>
          </table:table-cell>
          <table:table-cell office:value-type="float" office:value="16.83044" calcext:value-type="float">
            <text:p>16.83044</text:p>
          </table:table-cell>
          <table:table-cell office:value-type="float" office:value="16.76309" calcext:value-type="float">
            <text:p>16.76309</text:p>
          </table:table-cell>
          <table:table-cell office:value-type="float" office:value="32.23611" calcext:value-type="float">
            <text:p>32.23611</text:p>
          </table:table-cell>
          <table:table-cell office:value-type="float" office:value="19.00574" calcext:value-type="float">
            <text:p>19.0057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5082003" calcext:value-type="float">
            <text:p>5082003</text:p>
          </table:table-cell>
          <table:table-cell office:value-type="float" office:value="23.84892" calcext:value-type="float">
            <text:p>23.84892</text:p>
          </table:table-cell>
          <table:table-cell office:value-type="float" office:value="30.44" calcext:value-type="float">
            <text:p>30.44</text:p>
          </table:table-cell>
          <table:table-cell office:value-type="float" office:value="19.23" calcext:value-type="float">
            <text:p>19.23</text:p>
          </table:table-cell>
          <table:table-cell office:value-type="float" office:value="2.227059" calcext:value-type="float">
            <text:p>2.227059</text:p>
          </table:table-cell>
          <table:table-cell office:value-type="float" office:value="1.739661" calcext:value-type="float">
            <text:p>1.739661</text:p>
          </table:table-cell>
          <table:table-cell office:value-type="float" office:value="164.52" calcext:value-type="float">
            <text:p>164.52</text:p>
          </table:table-cell>
          <table:table-cell office:value-type="float" office:value="3" calcext:value-type="float">
            <text:p>3</text:p>
          </table:table-cell>
          <table:table-cell office:value-type="float" office:value="30.00528" calcext:value-type="float">
            <text:p>30.00528</text:p>
          </table:table-cell>
          <table:table-cell office:value-type="float" office:value="19.12582" calcext:value-type="float">
            <text:p>19.12582</text:p>
          </table:table-cell>
          <table:table-cell office:value-type="float" office:value="27.07968" calcext:value-type="float">
            <text:p>27.07968</text:p>
          </table:table-cell>
          <table:table-cell office:value-type="float" office:value="20.71207" calcext:value-type="float">
            <text:p>20.71207</text:p>
          </table:table-cell>
          <table:table-cell office:value-type="float" office:value="26.04794" calcext:value-type="float">
            <text:p>26.04794</text:p>
          </table:table-cell>
          <table:table-cell office:value-type="float" office:value="21.81964" calcext:value-type="float">
            <text:p>21.81964</text:p>
          </table:table-cell>
          <table:table-cell office:value-type="float" office:value="25.24194" calcext:value-type="float">
            <text:p>25.24194</text:p>
          </table:table-cell>
          <table:table-cell office:value-type="float" office:value="22.57538" calcext:value-type="float">
            <text:p>22.57538</text:p>
          </table:table-cell>
          <table:table-cell office:value-type="float" office:value="24.72064" calcext:value-type="float">
            <text:p>24.72064</text:p>
          </table:table-cell>
          <table:table-cell office:value-type="float" office:value="22.96414" calcext:value-type="float">
            <text:p>22.96414</text:p>
          </table:table-cell>
          <table:table-cell office:value-type="float" office:value="24.45889" calcext:value-type="float">
            <text:p>24.45889</text:p>
          </table:table-cell>
          <table:table-cell office:value-type="float" office:value="23.24292" calcext:value-type="float">
            <text:p>23.24292</text:p>
          </table:table-cell>
          <table:table-cell office:value-type="float" office:value="23.98074" calcext:value-type="float">
            <text:p>23.98074</text:p>
          </table:table-cell>
          <table:table-cell office:value-type="float" office:value="23.2551" calcext:value-type="float">
            <text:p>23.2551</text:p>
          </table:table-cell>
          <table:table-cell office:value-type="float" office:value="23.25058" calcext:value-type="float">
            <text:p>23.25058</text:p>
          </table:table-cell>
          <table:table-cell office:value-type="float" office:value="23.07617" calcext:value-type="float">
            <text:p>23.07617</text:p>
          </table:table-cell>
          <table:table-cell office:value-type="float" office:value="22.22644" calcext:value-type="float">
            <text:p>22.22644</text:p>
          </table:table-cell>
          <table:table-cell office:value-type="float" office:value="22.19815" calcext:value-type="float">
            <text:p>22.19815</text:p>
          </table:table-cell>
          <table:table-cell office:value-type="float" office:value="20.9418" calcext:value-type="float">
            <text:p>20.9418</text:p>
          </table:table-cell>
          <table:table-cell office:value-type="float" office:value="20.94131" calcext:value-type="float">
            <text:p>20.94131</text:p>
          </table:table-cell>
          <table:table-cell office:value-type="float" office:value="19.76138" calcext:value-type="float">
            <text:p>19.76138</text:p>
          </table:table-cell>
          <table:table-cell office:value-type="float" office:value="19.73816" calcext:value-type="float">
            <text:p>19.73816</text:p>
          </table:table-cell>
          <table:table-cell office:value-type="float" office:value="18.66168" calcext:value-type="float">
            <text:p>18.66168</text:p>
          </table:table-cell>
          <table:table-cell office:value-type="float" office:value="18.61523" calcext:value-type="float">
            <text:p>18.61523</text:p>
          </table:table-cell>
          <table:table-cell office:value-type="float" office:value="17.62738" calcext:value-type="float">
            <text:p>17.62738</text:p>
          </table:table-cell>
          <table:table-cell office:value-type="float" office:value="17.56631" calcext:value-type="float">
            <text:p>17.56631</text:p>
          </table:table-cell>
          <table:table-cell office:value-type="float" office:value="16.8959" calcext:value-type="float">
            <text:p>16.8959</text:p>
          </table:table-cell>
          <table:table-cell office:value-type="float" office:value="16.83115" calcext:value-type="float">
            <text:p>16.83115</text:p>
          </table:table-cell>
          <table:table-cell office:value-type="float" office:value="30.00528" calcext:value-type="float">
            <text:p>30.00528</text:p>
          </table:table-cell>
          <table:table-cell office:value-type="float" office:value="19.12582" calcext:value-type="float">
            <text:p>19.1258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6082003" calcext:value-type="float">
            <text:p>6082003</text:p>
          </table:table-cell>
          <table:table-cell office:value-type="float" office:value="16.37496" calcext:value-type="float">
            <text:p>16.37496</text:p>
          </table:table-cell>
          <table:table-cell office:value-type="float" office:value="27.1" calcext:value-type="float">
            <text:p>27.1</text:p>
          </table:table-cell>
          <table:table-cell office:value-type="float" office:value="17.44" calcext:value-type="float">
            <text:p>17.44</text:p>
          </table:table-cell>
          <table:table-cell office:value-type="float" office:value="2.112688" calcext:value-type="float">
            <text:p>2.112688</text:p>
          </table:table-cell>
          <table:table-cell office:value-type="float" office:value="1.528257" calcext:value-type="float">
            <text:p>1.528257</text:p>
          </table:table-cell>
          <table:table-cell office:value-type="float" office:value="201.276" calcext:value-type="float">
            <text:p>201.276</text:p>
          </table:table-cell>
          <table:table-cell office:value-type="float" office:value="0" calcext:value-type="float">
            <text:p>0</text:p>
          </table:table-cell>
          <table:table-cell office:value-type="float" office:value="30.60071" calcext:value-type="float">
            <text:p>30.60071</text:p>
          </table:table-cell>
          <table:table-cell office:value-type="float" office:value="20.07144" calcext:value-type="float">
            <text:p>20.07144</text:p>
          </table:table-cell>
          <table:table-cell office:value-type="float" office:value="27.42661" calcext:value-type="float">
            <text:p>27.42661</text:p>
          </table:table-cell>
          <table:table-cell office:value-type="float" office:value="21.52496" calcext:value-type="float">
            <text:p>21.52496</text:p>
          </table:table-cell>
          <table:table-cell office:value-type="float" office:value="26.16391" calcext:value-type="float">
            <text:p>26.16391</text:p>
          </table:table-cell>
          <table:table-cell office:value-type="float" office:value="22.28769" calcext:value-type="float">
            <text:p>22.28769</text:p>
          </table:table-cell>
          <table:table-cell office:value-type="float" office:value="25.19193" calcext:value-type="float">
            <text:p>25.19193</text:p>
          </table:table-cell>
          <table:table-cell office:value-type="float" office:value="22.79218" calcext:value-type="float">
            <text:p>22.79218</text:p>
          </table:table-cell>
          <table:table-cell office:value-type="float" office:value="24.5957" calcext:value-type="float">
            <text:p>24.5957</text:p>
          </table:table-cell>
          <table:table-cell office:value-type="float" office:value="23.04355" calcext:value-type="float">
            <text:p>23.04355</text:p>
          </table:table-cell>
          <table:table-cell office:value-type="float" office:value="24.12915" calcext:value-type="float">
            <text:p>24.12915</text:p>
          </table:table-cell>
          <table:table-cell office:value-type="float" office:value="23.20401" calcext:value-type="float">
            <text:p>23.20401</text:p>
          </table:table-cell>
          <table:table-cell office:value-type="float" office:value="23.73291" calcext:value-type="float">
            <text:p>23.73291</text:p>
          </table:table-cell>
          <table:table-cell office:value-type="float" office:value="23.16238" calcext:value-type="float">
            <text:p>23.16238</text:p>
          </table:table-cell>
          <table:table-cell office:value-type="float" office:value="23.11319" calcext:value-type="float">
            <text:p>23.11319</text:p>
          </table:table-cell>
          <table:table-cell office:value-type="float" office:value="22.96091" calcext:value-type="float">
            <text:p>22.96091</text:p>
          </table:table-cell>
          <table:table-cell office:value-type="float" office:value="22.19769" calcext:value-type="float">
            <text:p>22.19769</text:p>
          </table:table-cell>
          <table:table-cell office:value-type="float" office:value="22.14633" calcext:value-type="float">
            <text:p>22.14633</text:p>
          </table:table-cell>
          <table:table-cell office:value-type="float" office:value="20.94147" calcext:value-type="float">
            <text:p>20.94147</text:p>
          </table:table-cell>
          <table:table-cell office:value-type="float" office:value="20.93741" calcext:value-type="float">
            <text:p>20.93741</text:p>
          </table:table-cell>
          <table:table-cell office:value-type="float" office:value="19.78442" calcext:value-type="float">
            <text:p>19.78442</text:p>
          </table:table-cell>
          <table:table-cell office:value-type="float" office:value="19.7616" calcext:value-type="float">
            <text:p>19.7616</text:p>
          </table:table-cell>
          <table:table-cell office:value-type="float" office:value="18.70596" calcext:value-type="float">
            <text:p>18.70596</text:p>
          </table:table-cell>
          <table:table-cell office:value-type="float" office:value="18.66217" calcext:value-type="float">
            <text:p>18.66217</text:p>
          </table:table-cell>
          <table:table-cell office:value-type="float" office:value="17.68613" calcext:value-type="float">
            <text:p>17.68613</text:p>
          </table:table-cell>
          <table:table-cell office:value-type="float" office:value="17.62799" calcext:value-type="float">
            <text:p>17.62799</text:p>
          </table:table-cell>
          <table:table-cell office:value-type="float" office:value="16.95834" calcext:value-type="float">
            <text:p>16.95834</text:p>
          </table:table-cell>
          <table:table-cell office:value-type="float" office:value="16.89658" calcext:value-type="float">
            <text:p>16.89658</text:p>
          </table:table-cell>
          <table:table-cell office:value-type="float" office:value="30.60068" calcext:value-type="float">
            <text:p>30.60068</text:p>
          </table:table-cell>
          <table:table-cell office:value-type="float" office:value="20.10571" calcext:value-type="float">
            <text:p>20.1057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7082003" calcext:value-type="float">
            <text:p>7082003</text:p>
          </table:table-cell>
          <table:table-cell office:value-type="float" office:value="26.23124" calcext:value-type="float">
            <text:p>26.23124</text:p>
          </table:table-cell>
          <table:table-cell office:value-type="float" office:value="29.7" calcext:value-type="float">
            <text:p>29.7</text:p>
          </table:table-cell>
          <table:table-cell office:value-type="float" office:value="15.7" calcext:value-type="float">
            <text:p>15.7</text:p>
          </table:table-cell>
          <table:table-cell office:value-type="float" office:value="1.893991" calcext:value-type="float">
            <text:p>1.893991</text:p>
          </table:table-cell>
          <table:table-cell office:value-type="float" office:value="1.423538" calcext:value-type="float">
            <text:p>1.423538</text:p>
          </table:table-cell>
          <table:table-cell office:value-type="float" office:value="151.884" calcext:value-type="float">
            <text:p>151.884</text:p>
          </table:table-cell>
          <table:table-cell office:value-type="float" office:value="0" calcext:value-type="float">
            <text:p>0</text:p>
          </table:table-cell>
          <table:table-cell office:value-type="float" office:value="35.70657" calcext:value-type="float">
            <text:p>35.70657</text:p>
          </table:table-cell>
          <table:table-cell office:value-type="float" office:value="17.8389" calcext:value-type="float">
            <text:p>17.8389</text:p>
          </table:table-cell>
          <table:table-cell office:value-type="float" office:value="30.47754" calcext:value-type="float">
            <text:p>30.47754</text:p>
          </table:table-cell>
          <table:table-cell office:value-type="float" office:value="19.93628" calcext:value-type="float">
            <text:p>19.93628</text:p>
          </table:table-cell>
          <table:table-cell office:value-type="float" office:value="28.24417" calcext:value-type="float">
            <text:p>28.24417</text:p>
          </table:table-cell>
          <table:table-cell office:value-type="float" office:value="21.08566" calcext:value-type="float">
            <text:p>21.08566</text:p>
          </table:table-cell>
          <table:table-cell office:value-type="float" office:value="26.58426" calcext:value-type="float">
            <text:p>26.58426</text:p>
          </table:table-cell>
          <table:table-cell office:value-type="float" office:value="21.93018" calcext:value-type="float">
            <text:p>21.93018</text:p>
          </table:table-cell>
          <table:table-cell office:value-type="float" office:value="25.57132" calcext:value-type="float">
            <text:p>25.57132</text:p>
          </table:table-cell>
          <table:table-cell office:value-type="float" office:value="22.39532" calcext:value-type="float">
            <text:p>22.39532</text:p>
          </table:table-cell>
          <table:table-cell office:value-type="float" office:value="24.63425" calcext:value-type="float">
            <text:p>24.63425</text:p>
          </table:table-cell>
          <table:table-cell office:value-type="float" office:value="22.76593" calcext:value-type="float">
            <text:p>22.76593</text:p>
          </table:table-cell>
          <table:table-cell office:value-type="float" office:value="23.93942" calcext:value-type="float">
            <text:p>23.93942</text:p>
          </table:table-cell>
          <table:table-cell office:value-type="float" office:value="22.86334" calcext:value-type="float">
            <text:p>22.86334</text:p>
          </table:table-cell>
          <table:table-cell office:value-type="float" office:value="22.99994" calcext:value-type="float">
            <text:p>22.99994</text:p>
          </table:table-cell>
          <table:table-cell office:value-type="float" office:value="22.81915" calcext:value-type="float">
            <text:p>22.81915</text:p>
          </table:table-cell>
          <table:table-cell office:value-type="float" office:value="22.14581" calcext:value-type="float">
            <text:p>22.14581</text:p>
          </table:table-cell>
          <table:table-cell office:value-type="float" office:value="22.08322" calcext:value-type="float">
            <text:p>22.08322</text:p>
          </table:table-cell>
          <table:table-cell office:value-type="float" office:value="20.93735" calcext:value-type="float">
            <text:p>20.93735</text:p>
          </table:table-cell>
          <table:table-cell office:value-type="float" office:value="20.92737" calcext:value-type="float">
            <text:p>20.92737</text:p>
          </table:table-cell>
          <table:table-cell office:value-type="float" office:value="19.80463" calcext:value-type="float">
            <text:p>19.80463</text:p>
          </table:table-cell>
          <table:table-cell office:value-type="float" office:value="19.78467" calcext:value-type="float">
            <text:p>19.78467</text:p>
          </table:table-cell>
          <table:table-cell office:value-type="float" office:value="18.74792" calcext:value-type="float">
            <text:p>18.74792</text:p>
          </table:table-cell>
          <table:table-cell office:value-type="float" office:value="18.70645" calcext:value-type="float">
            <text:p>18.70645</text:p>
          </table:table-cell>
          <table:table-cell office:value-type="float" office:value="17.74179" calcext:value-type="float">
            <text:p>17.74179</text:p>
          </table:table-cell>
          <table:table-cell office:value-type="float" office:value="17.68668" calcext:value-type="float">
            <text:p>17.68668</text:p>
          </table:table-cell>
          <table:table-cell office:value-type="float" office:value="17.01862" calcext:value-type="float">
            <text:p>17.01862</text:p>
          </table:table-cell>
          <table:table-cell office:value-type="float" office:value="16.95898" calcext:value-type="float">
            <text:p>16.95898</text:p>
          </table:table-cell>
          <table:table-cell office:value-type="float" office:value="35.70654" calcext:value-type="float">
            <text:p>35.70654</text:p>
          </table:table-cell>
          <table:table-cell office:value-type="float" office:value="17.8389" calcext:value-type="float">
            <text:p>17.838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8082003" calcext:value-type="float">
            <text:p>8082003</text:p>
          </table:table-cell>
          <table:table-cell office:value-type="float" office:value="24.48648" calcext:value-type="float">
            <text:p>24.48648</text:p>
          </table:table-cell>
          <table:table-cell office:value-type="float" office:value="30.38" calcext:value-type="float">
            <text:p>30.38</text:p>
          </table:table-cell>
          <table:table-cell office:value-type="float" office:value="17.42" calcext:value-type="float">
            <text:p>17.42</text:p>
          </table:table-cell>
          <table:table-cell office:value-type="float" office:value="1.89528" calcext:value-type="float">
            <text:p>1.89528</text:p>
          </table:table-cell>
          <table:table-cell office:value-type="float" office:value="1.351625" calcext:value-type="float">
            <text:p>1.351625</text:p>
          </table:table-cell>
          <table:table-cell office:value-type="float" office:value="148.644" calcext:value-type="float">
            <text:p>148.644</text:p>
          </table:table-cell>
          <table:table-cell office:value-type="float" office:value="0" calcext:value-type="float">
            <text:p>0</text:p>
          </table:table-cell>
          <table:table-cell office:value-type="float" office:value="36.81482" calcext:value-type="float">
            <text:p>36.81482</text:p>
          </table:table-cell>
          <table:table-cell office:value-type="float" office:value="19.50662" calcext:value-type="float">
            <text:p>19.50662</text:p>
          </table:table-cell>
          <table:table-cell office:value-type="float" office:value="31.38336" calcext:value-type="float">
            <text:p>31.38336</text:p>
          </table:table-cell>
          <table:table-cell office:value-type="float" office:value="21.59241" calcext:value-type="float">
            <text:p>21.59241</text:p>
          </table:table-cell>
          <table:table-cell office:value-type="float" office:value="28.98553" calcext:value-type="float">
            <text:p>28.98553</text:p>
          </table:table-cell>
          <table:table-cell office:value-type="float" office:value="22.52756" calcext:value-type="float">
            <text:p>22.52756</text:p>
          </table:table-cell>
          <table:table-cell office:value-type="float" office:value="27.1767" calcext:value-type="float">
            <text:p>27.1767</text:p>
          </table:table-cell>
          <table:table-cell office:value-type="float" office:value="23.13217" calcext:value-type="float">
            <text:p>23.13217</text:p>
          </table:table-cell>
          <table:table-cell office:value-type="float" office:value="26.09357" calcext:value-type="float">
            <text:p>26.09357</text:p>
          </table:table-cell>
          <table:table-cell office:value-type="float" office:value="23.39331" calcext:value-type="float">
            <text:p>23.39331</text:p>
          </table:table-cell>
          <table:table-cell office:value-type="float" office:value="25.08798" calcext:value-type="float">
            <text:p>25.08798</text:p>
          </table:table-cell>
          <table:table-cell office:value-type="float" office:value="23.52661" calcext:value-type="float">
            <text:p>23.52661</text:p>
          </table:table-cell>
          <table:table-cell office:value-type="float" office:value="24.3139" calcext:value-type="float">
            <text:p>24.3139</text:p>
          </table:table-cell>
          <table:table-cell office:value-type="float" office:value="23.38406" calcext:value-type="float">
            <text:p>23.38406</text:p>
          </table:table-cell>
          <table:table-cell office:value-type="float" office:value="23.18933" calcext:value-type="float">
            <text:p>23.18933</text:p>
          </table:table-cell>
          <table:table-cell office:value-type="float" office:value="22.95258" calcext:value-type="float">
            <text:p>22.95258</text:p>
          </table:table-cell>
          <table:table-cell office:value-type="float" office:value="22.10367" calcext:value-type="float">
            <text:p>22.10367</text:p>
          </table:table-cell>
          <table:table-cell office:value-type="float" office:value="22.0824" calcext:value-type="float">
            <text:p>22.0824</text:p>
          </table:table-cell>
          <table:table-cell office:value-type="float" office:value="20.92728" calcext:value-type="float">
            <text:p>20.92728</text:p>
          </table:table-cell>
          <table:table-cell office:value-type="float" office:value="20.92081" calcext:value-type="float">
            <text:p>20.92081</text:p>
          </table:table-cell>
          <table:table-cell office:value-type="float" office:value="19.82248" calcext:value-type="float">
            <text:p>19.82248</text:p>
          </table:table-cell>
          <table:table-cell office:value-type="float" office:value="19.80484" calcext:value-type="float">
            <text:p>19.80484</text:p>
          </table:table-cell>
          <table:table-cell office:value-type="float" office:value="18.78732" calcext:value-type="float">
            <text:p>18.78732</text:p>
          </table:table-cell>
          <table:table-cell office:value-type="float" office:value="18.74835" calcext:value-type="float">
            <text:p>18.74835</text:p>
          </table:table-cell>
          <table:table-cell office:value-type="float" office:value="17.79477" calcext:value-type="float">
            <text:p>17.79477</text:p>
          </table:table-cell>
          <table:table-cell office:value-type="float" office:value="17.74237" calcext:value-type="float">
            <text:p>17.74237</text:p>
          </table:table-cell>
          <table:table-cell office:value-type="float" office:value="17.07544" calcext:value-type="float">
            <text:p>17.07544</text:p>
          </table:table-cell>
          <table:table-cell office:value-type="float" office:value="17.01923" calcext:value-type="float">
            <text:p>17.01923</text:p>
          </table:table-cell>
          <table:table-cell office:value-type="float" office:value="36.81479" calcext:value-type="float">
            <text:p>36.81479</text:p>
          </table:table-cell>
          <table:table-cell office:value-type="float" office:value="19.50665" calcext:value-type="float">
            <text:p>19.5066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9082003" calcext:value-type="float">
            <text:p>9082003</text:p>
          </table:table-cell>
          <table:table-cell office:value-type="float" office:value="25.00097" calcext:value-type="float">
            <text:p>25.00097</text:p>
          </table:table-cell>
          <table:table-cell office:value-type="float" office:value="30.61" calcext:value-type="float">
            <text:p>30.61</text:p>
          </table:table-cell>
          <table:table-cell office:value-type="float" office:value="18.01" calcext:value-type="float">
            <text:p>18.01</text:p>
          </table:table-cell>
          <table:table-cell office:value-type="float" office:value="1.850305" calcext:value-type="float">
            <text:p>1.850305</text:p>
          </table:table-cell>
          <table:table-cell office:value-type="float" office:value="1.295298" calcext:value-type="float">
            <text:p>1.295298</text:p>
          </table:table-cell>
          <table:table-cell office:value-type="float" office:value="143.892" calcext:value-type="float">
            <text:p>143.892</text:p>
          </table:table-cell>
          <table:table-cell office:value-type="float" office:value="0.2" calcext:value-type="float">
            <text:p>0.2</text:p>
          </table:table-cell>
          <table:table-cell office:value-type="float" office:value="36.06131" calcext:value-type="float">
            <text:p>36.06131</text:p>
          </table:table-cell>
          <table:table-cell office:value-type="float" office:value="19.6423" calcext:value-type="float">
            <text:p>19.6423</text:p>
          </table:table-cell>
          <table:table-cell office:value-type="float" office:value="31.29501" calcext:value-type="float">
            <text:p>31.29501</text:p>
          </table:table-cell>
          <table:table-cell office:value-type="float" office:value="21.66147" calcext:value-type="float">
            <text:p>21.66147</text:p>
          </table:table-cell>
          <table:table-cell office:value-type="float" office:value="29.09384" calcext:value-type="float">
            <text:p>29.09384</text:p>
          </table:table-cell>
          <table:table-cell office:value-type="float" office:value="22.64325" calcext:value-type="float">
            <text:p>22.64325</text:p>
          </table:table-cell>
          <table:table-cell office:value-type="float" office:value="27.36493" calcext:value-type="float">
            <text:p>27.36493</text:p>
          </table:table-cell>
          <table:table-cell office:value-type="float" office:value="23.26837" calcext:value-type="float">
            <text:p>23.26837</text:p>
          </table:table-cell>
          <table:table-cell office:value-type="float" office:value="26.29477" calcext:value-type="float">
            <text:p>26.29477</text:p>
          </table:table-cell>
          <table:table-cell office:value-type="float" office:value="23.55524" calcext:value-type="float">
            <text:p>23.55524</text:p>
          </table:table-cell>
          <table:table-cell office:value-type="float" office:value="25.27829" calcext:value-type="float">
            <text:p>25.27829</text:p>
          </table:table-cell>
          <table:table-cell office:value-type="float" office:value="23.71292" calcext:value-type="float">
            <text:p>23.71292</text:p>
          </table:table-cell>
          <table:table-cell office:value-type="float" office:value="24.49548" calcext:value-type="float">
            <text:p>24.49548</text:p>
          </table:table-cell>
          <table:table-cell office:value-type="float" office:value="23.58261" calcext:value-type="float">
            <text:p>23.58261</text:p>
          </table:table-cell>
          <table:table-cell office:value-type="float" office:value="23.35474" calcext:value-type="float">
            <text:p>23.35474</text:p>
          </table:table-cell>
          <table:table-cell office:value-type="float" office:value="23.19571" calcext:value-type="float">
            <text:p>23.19571</text:p>
          </table:table-cell>
          <table:table-cell office:value-type="float" office:value="22.17725" calcext:value-type="float">
            <text:p>22.17725</text:p>
          </table:table-cell>
          <table:table-cell office:value-type="float" office:value="22.1044" calcext:value-type="float">
            <text:p>22.1044</text:p>
          </table:table-cell>
          <table:table-cell office:value-type="float" office:value="20.93347" calcext:value-type="float">
            <text:p>20.93347</text:p>
          </table:table-cell>
          <table:table-cell office:value-type="float" office:value="20.9209" calcext:value-type="float">
            <text:p>20.9209</text:p>
          </table:table-cell>
          <table:table-cell office:value-type="float" office:value="19.84256" calcext:value-type="float">
            <text:p>19.84256</text:p>
          </table:table-cell>
          <table:table-cell office:value-type="float" office:value="19.82269" calcext:value-type="float">
            <text:p>19.82269</text:p>
          </table:table-cell>
          <table:table-cell office:value-type="float" office:value="18.82462" calcext:value-type="float">
            <text:p>18.82462</text:p>
          </table:table-cell>
          <table:table-cell office:value-type="float" office:value="18.78769" calcext:value-type="float">
            <text:p>18.78769</text:p>
          </table:table-cell>
          <table:table-cell office:value-type="float" office:value="17.84534" calcext:value-type="float">
            <text:p>17.84534</text:p>
          </table:table-cell>
          <table:table-cell office:value-type="float" office:value="17.79532" calcext:value-type="float">
            <text:p>17.79532</text:p>
          </table:table-cell>
          <table:table-cell office:value-type="float" office:value="17.12991" calcext:value-type="float">
            <text:p>17.12991</text:p>
          </table:table-cell>
          <table:table-cell office:value-type="float" office:value="17.07602" calcext:value-type="float">
            <text:p>17.07602</text:p>
          </table:table-cell>
          <table:table-cell office:value-type="float" office:value="36.06131" calcext:value-type="float">
            <text:p>36.06131</text:p>
          </table:table-cell>
          <table:table-cell office:value-type="float" office:value="19.6423" calcext:value-type="float">
            <text:p>19.642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0082003" calcext:value-type="float">
            <text:p>10082003</text:p>
          </table:table-cell>
          <table:table-cell office:value-type="float" office:value="24.67116" calcext:value-type="float">
            <text:p>24.67116</text:p>
          </table:table-cell>
          <table:table-cell office:value-type="float" office:value="31.61" calcext:value-type="float">
            <text:p>31.61</text:p>
          </table:table-cell>
          <table:table-cell office:value-type="float" office:value="18.74" calcext:value-type="float">
            <text:p>18.74</text:p>
          </table:table-cell>
          <table:table-cell office:value-type="float" office:value="1.981123" calcext:value-type="float">
            <text:p>1.981123</text:p>
          </table:table-cell>
          <table:table-cell office:value-type="float" office:value="1.398304" calcext:value-type="float">
            <text:p>1.398304</text:p>
          </table:table-cell>
          <table:table-cell office:value-type="float" office:value="133.56" calcext:value-type="float">
            <text:p>133.56</text:p>
          </table:table-cell>
          <table:table-cell office:value-type="float" office:value="0.6" calcext:value-type="float">
            <text:p>0.6</text:p>
          </table:table-cell>
          <table:table-cell office:value-type="float" office:value="35.78906" calcext:value-type="float">
            <text:p>35.78906</text:p>
          </table:table-cell>
          <table:table-cell office:value-type="float" office:value="20.49484" calcext:value-type="float">
            <text:p>20.49484</text:p>
          </table:table-cell>
          <table:table-cell office:value-type="float" office:value="31.5311" calcext:value-type="float">
            <text:p>31.5311</text:p>
          </table:table-cell>
          <table:table-cell office:value-type="float" office:value="22.21887" calcext:value-type="float">
            <text:p>22.21887</text:p>
          </table:table-cell>
          <table:table-cell office:value-type="float" office:value="29.38815" calcext:value-type="float">
            <text:p>29.38815</text:p>
          </table:table-cell>
          <table:table-cell office:value-type="float" office:value="23.04672" calcext:value-type="float">
            <text:p>23.04672</text:p>
          </table:table-cell>
          <table:table-cell office:value-type="float" office:value="27.71155" calcext:value-type="float">
            <text:p>27.71155</text:p>
          </table:table-cell>
          <table:table-cell office:value-type="float" office:value="23.59821" calcext:value-type="float">
            <text:p>23.59821</text:p>
          </table:table-cell>
          <table:table-cell office:value-type="float" office:value="26.65231" calcext:value-type="float">
            <text:p>26.65231</text:p>
          </table:table-cell>
          <table:table-cell office:value-type="float" office:value="23.84433" calcext:value-type="float">
            <text:p>23.84433</text:p>
          </table:table-cell>
          <table:table-cell office:value-type="float" office:value="25.60095" calcext:value-type="float">
            <text:p>25.60095</text:p>
          </table:table-cell>
          <table:table-cell office:value-type="float" office:value="23.96536" calcext:value-type="float">
            <text:p>23.96536</text:p>
          </table:table-cell>
          <table:table-cell office:value-type="float" office:value="24.75513" calcext:value-type="float">
            <text:p>24.75513</text:p>
          </table:table-cell>
          <table:table-cell office:value-type="float" office:value="23.79852" calcext:value-type="float">
            <text:p>23.79852</text:p>
          </table:table-cell>
          <table:table-cell office:value-type="float" office:value="23.52405" calcext:value-type="float">
            <text:p>23.52405</text:p>
          </table:table-cell>
          <table:table-cell office:value-type="float" office:value="23.36069" calcext:value-type="float">
            <text:p>23.36069</text:p>
          </table:table-cell>
          <table:table-cell office:value-type="float" office:value="22.2659" calcext:value-type="float">
            <text:p>22.2659</text:p>
          </table:table-cell>
          <table:table-cell office:value-type="float" office:value="22.17822" calcext:value-type="float">
            <text:p>22.17822</text:p>
          </table:table-cell>
          <table:table-cell office:value-type="float" office:value="20.96429" calcext:value-type="float">
            <text:p>20.96429</text:p>
          </table:table-cell>
          <table:table-cell office:value-type="float" office:value="20.93369" calcext:value-type="float">
            <text:p>20.93369</text:p>
          </table:table-cell>
          <table:table-cell office:value-type="float" office:value="19.8689" calcext:value-type="float">
            <text:p>19.8689</text:p>
          </table:table-cell>
          <table:table-cell office:value-type="float" office:value="19.84277" calcext:value-type="float">
            <text:p>19.84277</text:p>
          </table:table-cell>
          <table:table-cell office:value-type="float" office:value="18.86115" calcext:value-type="float">
            <text:p>18.86115</text:p>
          </table:table-cell>
          <table:table-cell office:value-type="float" office:value="18.82504" calcext:value-type="float">
            <text:p>18.82504</text:p>
          </table:table-cell>
          <table:table-cell office:value-type="float" office:value="17.89337" calcext:value-type="float">
            <text:p>17.89337</text:p>
          </table:table-cell>
          <table:table-cell office:value-type="float" office:value="17.84583" calcext:value-type="float">
            <text:p>17.84583</text:p>
          </table:table-cell>
          <table:table-cell office:value-type="float" office:value="17.18176" calcext:value-type="float">
            <text:p>17.18176</text:p>
          </table:table-cell>
          <table:table-cell office:value-type="float" office:value="17.13046" calcext:value-type="float">
            <text:p>17.13046</text:p>
          </table:table-cell>
          <table:table-cell office:value-type="float" office:value="35.78906" calcext:value-type="float">
            <text:p>35.78906</text:p>
          </table:table-cell>
          <table:table-cell office:value-type="float" office:value="20.49484" calcext:value-type="float">
            <text:p>20.4948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1082003" calcext:value-type="float">
            <text:p>11082003</text:p>
          </table:table-cell>
          <table:table-cell office:value-type="float" office:value="23.03128" calcext:value-type="float">
            <text:p>23.03128</text:p>
          </table:table-cell>
          <table:table-cell office:value-type="float" office:value="28.54" calcext:value-type="float">
            <text:p>28.54</text:p>
          </table:table-cell>
          <table:table-cell office:value-type="float" office:value="16.9" calcext:value-type="float">
            <text:p>16.9</text:p>
          </table:table-cell>
          <table:table-cell office:value-type="float" office:value="1.850112" calcext:value-type="float">
            <text:p>1.850112</text:p>
          </table:table-cell>
          <table:table-cell office:value-type="float" office:value="1.411984" calcext:value-type="float">
            <text:p>1.411984</text:p>
          </table:table-cell>
          <table:table-cell office:value-type="float" office:value="194.904" calcext:value-type="float">
            <text:p>194.904</text:p>
          </table:table-cell>
          <table:table-cell office:value-type="float" office:value="0.1" calcext:value-type="float">
            <text:p>0.1</text:p>
          </table:table-cell>
          <table:table-cell office:value-type="float" office:value="33.89383" calcext:value-type="float">
            <text:p>33.89383</text:p>
          </table:table-cell>
          <table:table-cell office:value-type="float" office:value="18.8255" calcext:value-type="float">
            <text:p>18.8255</text:p>
          </table:table-cell>
          <table:table-cell office:value-type="float" office:value="29.48767" calcext:value-type="float">
            <text:p>29.48767</text:p>
          </table:table-cell>
          <table:table-cell office:value-type="float" office:value="21.16562" calcext:value-type="float">
            <text:p>21.16562</text:p>
          </table:table-cell>
          <table:table-cell office:value-type="float" office:value="27.77402" calcext:value-type="float">
            <text:p>27.77402</text:p>
          </table:table-cell>
          <table:table-cell office:value-type="float" office:value="22.34698" calcext:value-type="float">
            <text:p>22.34698</text:p>
          </table:table-cell>
          <table:table-cell office:value-type="float" office:value="26.48608" calcext:value-type="float">
            <text:p>26.48608</text:p>
          </table:table-cell>
          <table:table-cell office:value-type="float" office:value="23.16095" calcext:value-type="float">
            <text:p>23.16095</text:p>
          </table:table-cell>
          <table:table-cell office:value-type="float" office:value="25.82605" calcext:value-type="float">
            <text:p>25.82605</text:p>
          </table:table-cell>
          <table:table-cell office:value-type="float" office:value="23.57095" calcext:value-type="float">
            <text:p>23.57095</text:p>
          </table:table-cell>
          <table:table-cell office:value-type="float" office:value="25.49854" calcext:value-type="float">
            <text:p>25.49854</text:p>
          </table:table-cell>
          <table:table-cell office:value-type="float" office:value="23.81607" calcext:value-type="float">
            <text:p>23.81607</text:p>
          </table:table-cell>
          <table:table-cell office:value-type="float" office:value="24.75562" calcext:value-type="float">
            <text:p>24.75562</text:p>
          </table:table-cell>
          <table:table-cell office:value-type="float" office:value="23.75266" calcext:value-type="float">
            <text:p>23.75266</text:p>
          </table:table-cell>
          <table:table-cell office:value-type="float" office:value="23.61838" calcext:value-type="float">
            <text:p>23.61838</text:p>
          </table:table-cell>
          <table:table-cell office:value-type="float" office:value="23.45154" calcext:value-type="float">
            <text:p>23.45154</text:p>
          </table:table-cell>
          <table:table-cell office:value-type="float" office:value="22.34573" calcext:value-type="float">
            <text:p>22.34573</text:p>
          </table:table-cell>
          <table:table-cell office:value-type="float" office:value="22.26706" calcext:value-type="float">
            <text:p>22.26706</text:p>
          </table:table-cell>
          <table:table-cell office:value-type="float" office:value="21.00833" calcext:value-type="float">
            <text:p>21.00833</text:p>
          </table:table-cell>
          <table:table-cell office:value-type="float" office:value="20.96463" calcext:value-type="float">
            <text:p>20.96463</text:p>
          </table:table-cell>
          <table:table-cell office:value-type="float" office:value="19.90228" calcext:value-type="float">
            <text:p>19.90228</text:p>
          </table:table-cell>
          <table:table-cell office:value-type="float" office:value="19.8692" calcext:value-type="float">
            <text:p>19.8692</text:p>
          </table:table-cell>
          <table:table-cell office:value-type="float" office:value="18.89899" calcext:value-type="float">
            <text:p>18.89899</text:p>
          </table:table-cell>
          <table:table-cell office:value-type="float" office:value="18.86148" calcext:value-type="float">
            <text:p>18.86148</text:p>
          </table:table-cell>
          <table:table-cell office:value-type="float" office:value="17.93936" calcext:value-type="float">
            <text:p>17.93936</text:p>
          </table:table-cell>
          <table:table-cell office:value-type="float" office:value="17.89389" calcext:value-type="float">
            <text:p>17.89389</text:p>
          </table:table-cell>
          <table:table-cell office:value-type="float" office:value="17.2305" calcext:value-type="float">
            <text:p>17.2305</text:p>
          </table:table-cell>
          <table:table-cell office:value-type="float" office:value="17.18228" calcext:value-type="float">
            <text:p>17.18228</text:p>
          </table:table-cell>
          <table:table-cell office:value-type="float" office:value="33.89383" calcext:value-type="float">
            <text:p>33.89383</text:p>
          </table:table-cell>
          <table:table-cell office:value-type="float" office:value="18.8255" calcext:value-type="float">
            <text:p>18.825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2082003" calcext:value-type="float">
            <text:p>12082003</text:p>
          </table:table-cell>
          <table:table-cell office:value-type="float" office:value="25.89057" calcext:value-type="float">
            <text:p>25.89057</text:p>
          </table:table-cell>
          <table:table-cell office:value-type="float" office:value="28.33" calcext:value-type="float">
            <text:p>28.33</text:p>
          </table:table-cell>
          <table:table-cell office:value-type="float" office:value="16.44" calcext:value-type="float">
            <text:p>16.44</text:p>
          </table:table-cell>
          <table:table-cell office:value-type="float" office:value="1.830839" calcext:value-type="float">
            <text:p>1.830839</text:p>
          </table:table-cell>
          <table:table-cell office:value-type="float" office:value="1.189468" calcext:value-type="float">
            <text:p>1.189468</text:p>
          </table:table-cell>
          <table:table-cell office:value-type="float" office:value="180.612" calcext:value-type="float">
            <text:p>180.612</text:p>
          </table:table-cell>
          <table:table-cell office:value-type="float" office:value="0" calcext:value-type="float">
            <text:p>0</text:p>
          </table:table-cell>
          <table:table-cell office:value-type="float" office:value="35.72186" calcext:value-type="float">
            <text:p>35.72186</text:p>
          </table:table-cell>
          <table:table-cell office:value-type="float" office:value="18.78934" calcext:value-type="float">
            <text:p>18.78934</text:p>
          </table:table-cell>
          <table:table-cell office:value-type="float" office:value="30.42123" calcext:value-type="float">
            <text:p>30.42123</text:p>
          </table:table-cell>
          <table:table-cell office:value-type="float" office:value="20.89142" calcext:value-type="float">
            <text:p>20.89142</text:p>
          </table:table-cell>
          <table:table-cell office:value-type="float" office:value="28.34122" calcext:value-type="float">
            <text:p>28.34122</text:p>
          </table:table-cell>
          <table:table-cell office:value-type="float" office:value="22.01331" calcext:value-type="float">
            <text:p>22.01331</text:p>
          </table:table-cell>
          <table:table-cell office:value-type="float" office:value="26.80054" calcext:value-type="float">
            <text:p>26.80054</text:p>
          </table:table-cell>
          <table:table-cell office:value-type="float" office:value="22.80496" calcext:value-type="float">
            <text:p>22.80496</text:p>
          </table:table-cell>
          <table:table-cell office:value-type="float" office:value="25.86417" calcext:value-type="float">
            <text:p>25.86417</text:p>
          </table:table-cell>
          <table:table-cell office:value-type="float" office:value="23.21652" calcext:value-type="float">
            <text:p>23.21652</text:p>
          </table:table-cell>
          <table:table-cell office:value-type="float" office:value="24.9812" calcext:value-type="float">
            <text:p>24.9812</text:p>
          </table:table-cell>
          <table:table-cell office:value-type="float" office:value="23.51346" calcext:value-type="float">
            <text:p>23.51346</text:p>
          </table:table-cell>
          <table:table-cell office:value-type="float" office:value="24.33493" calcext:value-type="float">
            <text:p>24.33493</text:p>
          </table:table-cell>
          <table:table-cell office:value-type="float" office:value="23.52301" calcext:value-type="float">
            <text:p>23.52301</text:p>
          </table:table-cell>
          <table:table-cell office:value-type="float" office:value="23.51654" calcext:value-type="float">
            <text:p>23.51654</text:p>
          </table:table-cell>
          <table:table-cell office:value-type="float" office:value="23.33197" calcext:value-type="float">
            <text:p>23.33197</text:p>
          </table:table-cell>
          <table:table-cell office:value-type="float" office:value="22.36371" calcext:value-type="float">
            <text:p>22.36371</text:p>
          </table:table-cell>
          <table:table-cell office:value-type="float" office:value="22.34619" calcext:value-type="float">
            <text:p>22.34619</text:p>
          </table:table-cell>
          <table:table-cell office:value-type="float" office:value="21.04852" calcext:value-type="float">
            <text:p>21.04852</text:p>
          </table:table-cell>
          <table:table-cell office:value-type="float" office:value="21.00876" calcext:value-type="float">
            <text:p>21.00876</text:p>
          </table:table-cell>
          <table:table-cell office:value-type="float" office:value="19.94012" calcext:value-type="float">
            <text:p>19.94012</text:p>
          </table:table-cell>
          <table:table-cell office:value-type="float" office:value="19.90265" calcext:value-type="float">
            <text:p>19.90265</text:p>
          </table:table-cell>
          <table:table-cell office:value-type="float" office:value="18.93851" calcext:value-type="float">
            <text:p>18.93851</text:p>
          </table:table-cell>
          <table:table-cell office:value-type="float" office:value="18.89935" calcext:value-type="float">
            <text:p>18.89935</text:p>
          </table:table-cell>
          <table:table-cell office:value-type="float" office:value="17.98401" calcext:value-type="float">
            <text:p>17.98401</text:p>
          </table:table-cell>
          <table:table-cell office:value-type="float" office:value="17.93982" calcext:value-type="float">
            <text:p>17.93982</text:p>
          </table:table-cell>
          <table:table-cell office:value-type="float" office:value="17.27747" calcext:value-type="float">
            <text:p>17.27747</text:p>
          </table:table-cell>
          <table:table-cell office:value-type="float" office:value="17.23099" calcext:value-type="float">
            <text:p>17.23099</text:p>
          </table:table-cell>
          <table:table-cell office:value-type="float" office:value="35.72183" calcext:value-type="float">
            <text:p>35.72183</text:p>
          </table:table-cell>
          <table:table-cell office:value-type="float" office:value="18.78934" calcext:value-type="float">
            <text:p>18.7893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3082003" calcext:value-type="float">
            <text:p>13082003</text:p>
          </table:table-cell>
          <table:table-cell office:value-type="float" office:value="23.97487" calcext:value-type="float">
            <text:p>23.97487</text:p>
          </table:table-cell>
          <table:table-cell office:value-type="float" office:value="28.23" calcext:value-type="float">
            <text:p>28.23</text:p>
          </table:table-cell>
          <table:table-cell office:value-type="float" office:value="15.97" calcext:value-type="float">
            <text:p>15.97</text:p>
          </table:table-cell>
          <table:table-cell office:value-type="float" office:value="1.778095" calcext:value-type="float">
            <text:p>1.778095</text:p>
          </table:table-cell>
          <table:table-cell office:value-type="float" office:value="1.382559" calcext:value-type="float">
            <text:p>1.382559</text:p>
          </table:table-cell>
          <table:table-cell office:value-type="float" office:value="191.232" calcext:value-type="float">
            <text:p>191.232</text:p>
          </table:table-cell>
          <table:table-cell office:value-type="float" office:value="0" calcext:value-type="float">
            <text:p>0</text:p>
          </table:table-cell>
          <table:table-cell office:value-type="float" office:value="35.71442" calcext:value-type="float">
            <text:p>35.71442</text:p>
          </table:table-cell>
          <table:table-cell office:value-type="float" office:value="17.88757" calcext:value-type="float">
            <text:p>17.88757</text:p>
          </table:table-cell>
          <table:table-cell office:value-type="float" office:value="29.78235" calcext:value-type="float">
            <text:p>29.78235</text:p>
          </table:table-cell>
          <table:table-cell office:value-type="float" office:value="20.19022" calcext:value-type="float">
            <text:p>20.19022</text:p>
          </table:table-cell>
          <table:table-cell office:value-type="float" office:value="27.79596" calcext:value-type="float">
            <text:p>27.79596</text:p>
          </table:table-cell>
          <table:table-cell office:value-type="float" office:value="21.43781" calcext:value-type="float">
            <text:p>21.43781</text:p>
          </table:table-cell>
          <table:table-cell office:value-type="float" office:value="26.36139" calcext:value-type="float">
            <text:p>26.36139</text:p>
          </table:table-cell>
          <table:table-cell office:value-type="float" office:value="22.37909" calcext:value-type="float">
            <text:p>22.37909</text:p>
          </table:table-cell>
          <table:table-cell office:value-type="float" office:value="25.50455" calcext:value-type="float">
            <text:p>25.50455</text:p>
          </table:table-cell>
          <table:table-cell office:value-type="float" office:value="22.88623" calcext:value-type="float">
            <text:p>22.88623</text:p>
          </table:table-cell>
          <table:table-cell office:value-type="float" office:value="24.80014" calcext:value-type="float">
            <text:p>24.80014</text:p>
          </table:table-cell>
          <table:table-cell office:value-type="float" office:value="23.27029" calcext:value-type="float">
            <text:p>23.27029</text:p>
          </table:table-cell>
          <table:table-cell office:value-type="float" office:value="24.32208" calcext:value-type="float">
            <text:p>24.32208</text:p>
          </table:table-cell>
          <table:table-cell office:value-type="float" office:value="23.3447" calcext:value-type="float">
            <text:p>23.3447</text:p>
          </table:table-cell>
          <table:table-cell office:value-type="float" office:value="23.45709" calcext:value-type="float">
            <text:p>23.45709</text:p>
          </table:table-cell>
          <table:table-cell office:value-type="float" office:value="23.23947" calcext:value-type="float">
            <text:p>23.23947</text:p>
          </table:table-cell>
          <table:table-cell office:value-type="float" office:value="22.36493" calcext:value-type="float">
            <text:p>22.36493</text:p>
          </table:table-cell>
          <table:table-cell office:value-type="float" office:value="22.34183" calcext:value-type="float">
            <text:p>22.34183</text:p>
          </table:table-cell>
          <table:table-cell office:value-type="float" office:value="21.07913" calcext:value-type="float">
            <text:p>21.07913</text:p>
          </table:table-cell>
          <table:table-cell office:value-type="float" office:value="21.04886" calcext:value-type="float">
            <text:p>21.04886</text:p>
          </table:table-cell>
          <table:table-cell office:value-type="float" office:value="19.97794" calcext:value-type="float">
            <text:p>19.97794</text:p>
          </table:table-cell>
          <table:table-cell office:value-type="float" office:value="19.94052" calcext:value-type="float">
            <text:p>19.94052</text:p>
          </table:table-cell>
          <table:table-cell office:value-type="float" office:value="18.97858" calcext:value-type="float">
            <text:p>18.97858</text:p>
          </table:table-cell>
          <table:table-cell office:value-type="float" office:value="18.9389" calcext:value-type="float">
            <text:p>18.9389</text:p>
          </table:table-cell>
          <table:table-cell office:value-type="float" office:value="18.02838" calcext:value-type="float">
            <text:p>18.02838</text:p>
          </table:table-cell>
          <table:table-cell office:value-type="float" office:value="17.98447" calcext:value-type="float">
            <text:p>17.98447</text:p>
          </table:table-cell>
          <table:table-cell office:value-type="float" office:value="17.32425" calcext:value-type="float">
            <text:p>17.32425</text:p>
          </table:table-cell>
          <table:table-cell office:value-type="float" office:value="17.27795" calcext:value-type="float">
            <text:p>17.27795</text:p>
          </table:table-cell>
          <table:table-cell office:value-type="float" office:value="35.71442" calcext:value-type="float">
            <text:p>35.71442</text:p>
          </table:table-cell>
          <table:table-cell office:value-type="float" office:value="17.88757" calcext:value-type="float">
            <text:p>17.8875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4082003" calcext:value-type="float">
            <text:p>14082003</text:p>
          </table:table-cell>
          <table:table-cell office:value-type="float" office:value="21.80191" calcext:value-type="float">
            <text:p>21.80191</text:p>
          </table:table-cell>
          <table:table-cell office:value-type="float" office:value="29.24" calcext:value-type="float">
            <text:p>29.24</text:p>
          </table:table-cell>
          <table:table-cell office:value-type="float" office:value="18.3" calcext:value-type="float">
            <text:p>18.3</text:p>
          </table:table-cell>
          <table:table-cell office:value-type="float" office:value="1.892274" calcext:value-type="float">
            <text:p>1.892274</text:p>
          </table:table-cell>
          <table:table-cell office:value-type="float" office:value="1.443094" calcext:value-type="float">
            <text:p>1.443094</text:p>
          </table:table-cell>
          <table:table-cell office:value-type="float" office:value="184.032" calcext:value-type="float">
            <text:p>184.032</text:p>
          </table:table-cell>
          <table:table-cell office:value-type="float" office:value="0" calcext:value-type="float">
            <text:p>0</text:p>
          </table:table-cell>
          <table:table-cell office:value-type="float" office:value="34.5206" calcext:value-type="float">
            <text:p>34.5206</text:p>
          </table:table-cell>
          <table:table-cell office:value-type="float" office:value="19.87723" calcext:value-type="float">
            <text:p>19.87723</text:p>
          </table:table-cell>
          <table:table-cell office:value-type="float" office:value="29.94229" calcext:value-type="float">
            <text:p>29.94229</text:p>
          </table:table-cell>
          <table:table-cell office:value-type="float" office:value="21.60446" calcext:value-type="float">
            <text:p>21.60446</text:p>
          </table:table-cell>
          <table:table-cell office:value-type="float" office:value="28.13116" calcext:value-type="float">
            <text:p>28.13116</text:p>
          </table:table-cell>
          <table:table-cell office:value-type="float" office:value="22.46292" calcext:value-type="float">
            <text:p>22.46292</text:p>
          </table:table-cell>
          <table:table-cell office:value-type="float" office:value="26.69836" calcext:value-type="float">
            <text:p>26.69836</text:p>
          </table:table-cell>
          <table:table-cell office:value-type="float" office:value="23.06311" calcext:value-type="float">
            <text:p>23.06311</text:p>
          </table:table-cell>
          <table:table-cell office:value-type="float" office:value="25.8082" calcext:value-type="float">
            <text:p>25.8082</text:p>
          </table:table-cell>
          <table:table-cell office:value-type="float" office:value="23.35803" calcext:value-type="float">
            <text:p>23.35803</text:p>
          </table:table-cell>
          <table:table-cell office:value-type="float" office:value="24.96146" calcext:value-type="float">
            <text:p>24.96146</text:p>
          </table:table-cell>
          <table:table-cell office:value-type="float" office:value="23.55179" calcext:value-type="float">
            <text:p>23.55179</text:p>
          </table:table-cell>
          <table:table-cell office:value-type="float" office:value="24.3089" calcext:value-type="float">
            <text:p>24.3089</text:p>
          </table:table-cell>
          <table:table-cell office:value-type="float" office:value="23.49347" calcext:value-type="float">
            <text:p>23.49347</text:p>
          </table:table-cell>
          <table:table-cell office:value-type="float" office:value="23.35098" calcext:value-type="float">
            <text:p>23.35098</text:p>
          </table:table-cell>
          <table:table-cell office:value-type="float" office:value="23.24023" calcext:value-type="float">
            <text:p>23.24023</text:p>
          </table:table-cell>
          <table:table-cell office:value-type="float" office:value="22.34277" calcext:value-type="float">
            <text:p>22.34277</text:p>
          </table:table-cell>
          <table:table-cell office:value-type="float" office:value="22.33109" calcext:value-type="float">
            <text:p>22.33109</text:p>
          </table:table-cell>
          <table:table-cell office:value-type="float" office:value="21.10028" calcext:value-type="float">
            <text:p>21.10028</text:p>
          </table:table-cell>
          <table:table-cell office:value-type="float" office:value="21.07938" calcext:value-type="float">
            <text:p>21.07938</text:p>
          </table:table-cell>
          <table:table-cell office:value-type="float" office:value="20.01273" calcext:value-type="float">
            <text:p>20.01273</text:p>
          </table:table-cell>
          <table:table-cell office:value-type="float" office:value="19.9783" calcext:value-type="float">
            <text:p>19.9783</text:p>
          </table:table-cell>
          <table:table-cell office:value-type="float" office:value="19.01892" calcext:value-type="float">
            <text:p>19.01892</text:p>
          </table:table-cell>
          <table:table-cell office:value-type="float" office:value="18.979" calcext:value-type="float">
            <text:p>18.979</text:p>
          </table:table-cell>
          <table:table-cell office:value-type="float" office:value="18.07233" calcext:value-type="float">
            <text:p>18.07233</text:p>
          </table:table-cell>
          <table:table-cell office:value-type="float" office:value="18.02887" calcext:value-type="float">
            <text:p>18.02887</text:p>
          </table:table-cell>
          <table:table-cell office:value-type="float" office:value="17.36786" calcext:value-type="float">
            <text:p>17.36786</text:p>
          </table:table-cell>
          <table:table-cell office:value-type="float" office:value="17.32474" calcext:value-type="float">
            <text:p>17.32474</text:p>
          </table:table-cell>
          <table:table-cell office:value-type="float" office:value="34.5206" calcext:value-type="float">
            <text:p>34.5206</text:p>
          </table:table-cell>
          <table:table-cell office:value-type="float" office:value="19.8772" calcext:value-type="float">
            <text:p>19.877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5082003" calcext:value-type="float">
            <text:p>15082003</text:p>
          </table:table-cell>
          <table:table-cell office:value-type="float" office:value="24.70365" calcext:value-type="float">
            <text:p>24.70365</text:p>
          </table:table-cell>
          <table:table-cell office:value-type="float" office:value="32.46" calcext:value-type="float">
            <text:p>32.46</text:p>
          </table:table-cell>
          <table:table-cell office:value-type="float" office:value="18.82" calcext:value-type="float">
            <text:p>18.82</text:p>
          </table:table-cell>
          <table:table-cell office:value-type="float" office:value="1.899428" calcext:value-type="float">
            <text:p>1.899428</text:p>
          </table:table-cell>
          <table:table-cell office:value-type="float" office:value="1.229043" calcext:value-type="float">
            <text:p>1.229043</text:p>
          </table:table-cell>
          <table:table-cell office:value-type="float" office:value="182.484" calcext:value-type="float">
            <text:p>182.484</text:p>
          </table:table-cell>
          <table:table-cell office:value-type="float" office:value="0" calcext:value-type="float">
            <text:p>0</text:p>
          </table:table-cell>
          <table:table-cell office:value-type="float" office:value="37.72156" calcext:value-type="float">
            <text:p>37.72156</text:p>
          </table:table-cell>
          <table:table-cell office:value-type="float" office:value="20.28778" calcext:value-type="float">
            <text:p>20.28778</text:p>
          </table:table-cell>
          <table:table-cell office:value-type="float" office:value="32.12302" calcext:value-type="float">
            <text:p>32.12302</text:p>
          </table:table-cell>
          <table:table-cell office:value-type="float" office:value="22.03391" calcext:value-type="float">
            <text:p>22.03391</text:p>
          </table:table-cell>
          <table:table-cell office:value-type="float" office:value="29.74405" calcext:value-type="float">
            <text:p>29.74405</text:p>
          </table:table-cell>
          <table:table-cell office:value-type="float" office:value="22.87369" calcext:value-type="float">
            <text:p>22.87369</text:p>
          </table:table-cell>
          <table:table-cell office:value-type="float" office:value="27.91049" calcext:value-type="float">
            <text:p>27.91049</text:p>
          </table:table-cell>
          <table:table-cell office:value-type="float" office:value="23.43329" calcext:value-type="float">
            <text:p>23.43329</text:p>
          </table:table-cell>
          <table:table-cell office:value-type="float" office:value="26.77682" calcext:value-type="float">
            <text:p>26.77682</text:p>
          </table:table-cell>
          <table:table-cell office:value-type="float" office:value="23.68738" calcext:value-type="float">
            <text:p>23.68738</text:p>
          </table:table-cell>
          <table:table-cell office:value-type="float" office:value="25.69757" calcext:value-type="float">
            <text:p>25.69757</text:p>
          </table:table-cell>
          <table:table-cell office:value-type="float" office:value="23.82968" calcext:value-type="float">
            <text:p>23.82968</text:p>
          </table:table-cell>
          <table:table-cell office:value-type="float" office:value="24.82364" calcext:value-type="float">
            <text:p>24.82364</text:p>
          </table:table-cell>
          <table:table-cell office:value-type="float" office:value="23.70572" calcext:value-type="float">
            <text:p>23.70572</text:p>
          </table:table-cell>
          <table:table-cell office:value-type="float" office:value="23.53864" calcext:value-type="float">
            <text:p>23.53864</text:p>
          </table:table-cell>
          <table:table-cell office:value-type="float" office:value="23.35187" calcext:value-type="float">
            <text:p>23.35187</text:p>
          </table:table-cell>
          <table:table-cell office:value-type="float" office:value="22.3688" calcext:value-type="float">
            <text:p>22.3688</text:p>
          </table:table-cell>
          <table:table-cell office:value-type="float" office:value="22.33231" calcext:value-type="float">
            <text:p>22.33231</text:p>
          </table:table-cell>
          <table:table-cell office:value-type="float" office:value="21.1225" calcext:value-type="float">
            <text:p>21.1225</text:p>
          </table:table-cell>
          <table:table-cell office:value-type="float" office:value="21.10049" calcext:value-type="float">
            <text:p>21.10049</text:p>
          </table:table-cell>
          <table:table-cell office:value-type="float" office:value="20.04504" calcext:value-type="float">
            <text:p>20.04504</text:p>
          </table:table-cell>
          <table:table-cell office:value-type="float" office:value="20.01309" calcext:value-type="float">
            <text:p>20.01309</text:p>
          </table:table-cell>
          <table:table-cell office:value-type="float" office:value="19.05844" calcext:value-type="float">
            <text:p>19.05844</text:p>
          </table:table-cell>
          <table:table-cell office:value-type="float" office:value="19.01935" calcext:value-type="float">
            <text:p>19.01935</text:p>
          </table:table-cell>
          <table:table-cell office:value-type="float" office:value="18.11505" calcext:value-type="float">
            <text:p>18.11505</text:p>
          </table:table-cell>
          <table:table-cell office:value-type="float" office:value="18.07275" calcext:value-type="float">
            <text:p>18.07275</text:p>
          </table:table-cell>
          <table:table-cell office:value-type="float" office:value="17.41107" calcext:value-type="float">
            <text:p>17.41107</text:p>
          </table:table-cell>
          <table:table-cell office:value-type="float" office:value="17.36832" calcext:value-type="float">
            <text:p>17.36832</text:p>
          </table:table-cell>
          <table:table-cell office:value-type="float" office:value="37.72156" calcext:value-type="float">
            <text:p>37.72156</text:p>
          </table:table-cell>
          <table:table-cell office:value-type="float" office:value="20.28778" calcext:value-type="float">
            <text:p>20.2877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6082003" calcext:value-type="float">
            <text:p>16082003</text:p>
          </table:table-cell>
          <table:table-cell office:value-type="float" office:value="24.91274" calcext:value-type="float">
            <text:p>24.91274</text:p>
          </table:table-cell>
          <table:table-cell office:value-type="float" office:value="34.88" calcext:value-type="float">
            <text:p>34.88</text:p>
          </table:table-cell>
          <table:table-cell office:value-type="float" office:value="19.64" calcext:value-type="float">
            <text:p>19.64</text:p>
          </table:table-cell>
          <table:table-cell office:value-type="float" office:value="1.812001" calcext:value-type="float">
            <text:p>1.812001</text:p>
          </table:table-cell>
          <table:table-cell office:value-type="float" office:value="1.031473" calcext:value-type="float">
            <text:p>1.031473</text:p>
          </table:table-cell>
          <table:table-cell office:value-type="float" office:value="157.968" calcext:value-type="float">
            <text:p>157.968</text:p>
          </table:table-cell>
          <table:table-cell office:value-type="float" office:value="0" calcext:value-type="float">
            <text:p>0</text:p>
          </table:table-cell>
          <table:table-cell office:value-type="float" office:value="40.15741" calcext:value-type="float">
            <text:p>40.15741</text:p>
          </table:table-cell>
          <table:table-cell office:value-type="float" office:value="21.10068" calcext:value-type="float">
            <text:p>21.10068</text:p>
          </table:table-cell>
          <table:table-cell office:value-type="float" office:value="33.84247" calcext:value-type="float">
            <text:p>33.84247</text:p>
          </table:table-cell>
          <table:table-cell office:value-type="float" office:value="22.89548" calcext:value-type="float">
            <text:p>22.89548</text:p>
          </table:table-cell>
          <table:table-cell office:value-type="float" office:value="31.20663" calcext:value-type="float">
            <text:p>31.20663</text:p>
          </table:table-cell>
          <table:table-cell office:value-type="float" office:value="23.73364" calcext:value-type="float">
            <text:p>23.73364</text:p>
          </table:table-cell>
          <table:table-cell office:value-type="float" office:value="29.13766" calcext:value-type="float">
            <text:p>29.13766</text:p>
          </table:table-cell>
          <table:table-cell office:value-type="float" office:value="24.24454" calcext:value-type="float">
            <text:p>24.24454</text:p>
          </table:table-cell>
          <table:table-cell office:value-type="float" office:value="27.81659" calcext:value-type="float">
            <text:p>27.81659</text:p>
          </table:table-cell>
          <table:table-cell office:value-type="float" office:value="24.44031" calcext:value-type="float">
            <text:p>24.44031</text:p>
          </table:table-cell>
          <table:table-cell office:value-type="float" office:value="26.52493" calcext:value-type="float">
            <text:p>26.52493</text:p>
          </table:table-cell>
          <table:table-cell office:value-type="float" office:value="24.49265" calcext:value-type="float">
            <text:p>24.49265</text:p>
          </table:table-cell>
          <table:table-cell office:value-type="float" office:value="25.47348" calcext:value-type="float">
            <text:p>25.47348</text:p>
          </table:table-cell>
          <table:table-cell office:value-type="float" office:value="24.23346" calcext:value-type="float">
            <text:p>24.23346</text:p>
          </table:table-cell>
          <table:table-cell office:value-type="float" office:value="23.914" calcext:value-type="float">
            <text:p>23.914</text:p>
          </table:table-cell>
          <table:table-cell office:value-type="float" office:value="23.5466" calcext:value-type="float">
            <text:p>23.5466</text:p>
          </table:table-cell>
          <table:table-cell office:value-type="float" office:value="22.48975" calcext:value-type="float">
            <text:p>22.48975</text:p>
          </table:table-cell>
          <table:table-cell office:value-type="float" office:value="22.36975" calcext:value-type="float">
            <text:p>22.36975</text:p>
          </table:table-cell>
          <table:table-cell office:value-type="float" office:value="21.16052" calcext:value-type="float">
            <text:p>21.16052</text:p>
          </table:table-cell>
          <table:table-cell office:value-type="float" office:value="21.12274" calcext:value-type="float">
            <text:p>21.12274</text:p>
          </table:table-cell>
          <table:table-cell office:value-type="float" office:value="20.07858" calcext:value-type="float">
            <text:p>20.07858</text:p>
          </table:table-cell>
          <table:table-cell office:value-type="float" office:value="20.04538" calcext:value-type="float">
            <text:p>20.04538</text:p>
          </table:table-cell>
          <table:table-cell office:value-type="float" office:value="19.09695" calcext:value-type="float">
            <text:p>19.09695</text:p>
          </table:table-cell>
          <table:table-cell office:value-type="float" office:value="19.05884" calcext:value-type="float">
            <text:p>19.05884</text:p>
          </table:table-cell>
          <table:table-cell office:value-type="float" office:value="18.15671" calcext:value-type="float">
            <text:p>18.15671</text:p>
          </table:table-cell>
          <table:table-cell office:value-type="float" office:value="18.11548" calcext:value-type="float">
            <text:p>18.11548</text:p>
          </table:table-cell>
          <table:table-cell office:value-type="float" office:value="17.45215" calcext:value-type="float">
            <text:p>17.45215</text:p>
          </table:table-cell>
          <table:table-cell office:value-type="float" office:value="17.4115" calcext:value-type="float">
            <text:p>17.4115</text:p>
          </table:table-cell>
          <table:table-cell office:value-type="float" office:value="40.15741" calcext:value-type="float">
            <text:p>40.15741</text:p>
          </table:table-cell>
          <table:table-cell office:value-type="float" office:value="21.10071" calcext:value-type="float">
            <text:p>21.1007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7082003" calcext:value-type="float">
            <text:p>17082003</text:p>
          </table:table-cell>
          <table:table-cell office:value-type="float" office:value="23.75505" calcext:value-type="float">
            <text:p>23.75505</text:p>
          </table:table-cell>
          <table:table-cell office:value-type="float" office:value="36.04" calcext:value-type="float">
            <text:p>36.04</text:p>
          </table:table-cell>
          <table:table-cell office:value-type="float" office:value="20.27" calcext:value-type="float">
            <text:p>20.27</text:p>
          </table:table-cell>
          <table:table-cell office:value-type="float" office:value="1.833897" calcext:value-type="float">
            <text:p>1.833897</text:p>
          </table:table-cell>
          <table:table-cell office:value-type="float" office:value="1.107296" calcext:value-type="float">
            <text:p>1.107296</text:p>
          </table:table-cell>
          <table:table-cell office:value-type="float" office:value="198.36" calcext:value-type="float">
            <text:p>198.36</text:p>
          </table:table-cell>
          <table:table-cell office:value-type="float" office:value="0" calcext:value-type="float">
            <text:p>0</text:p>
          </table:table-cell>
          <table:table-cell office:value-type="float" office:value="40.84225" calcext:value-type="float">
            <text:p>40.84225</text:p>
          </table:table-cell>
          <table:table-cell office:value-type="float" office:value="21.99695" calcext:value-type="float">
            <text:p>21.99695</text:p>
          </table:table-cell>
          <table:table-cell office:value-type="float" office:value="34.09644" calcext:value-type="float">
            <text:p>34.09644</text:p>
          </table:table-cell>
          <table:table-cell office:value-type="float" office:value="23.8324" calcext:value-type="float">
            <text:p>23.8324</text:p>
          </table:table-cell>
          <table:table-cell office:value-type="float" office:value="31.75006" calcext:value-type="float">
            <text:p>31.75006</text:p>
          </table:table-cell>
          <table:table-cell office:value-type="float" office:value="24.67313" calcext:value-type="float">
            <text:p>24.67313</text:p>
          </table:table-cell>
          <table:table-cell office:value-type="float" office:value="29.71808" calcext:value-type="float">
            <text:p>29.71808</text:p>
          </table:table-cell>
          <table:table-cell office:value-type="float" office:value="25.1272" calcext:value-type="float">
            <text:p>25.1272</text:p>
          </table:table-cell>
          <table:table-cell office:value-type="float" office:value="28.39462" calcext:value-type="float">
            <text:p>28.39462</text:p>
          </table:table-cell>
          <table:table-cell office:value-type="float" office:value="25.26367" calcext:value-type="float">
            <text:p>25.26367</text:p>
          </table:table-cell>
          <table:table-cell office:value-type="float" office:value="27.07556" calcext:value-type="float">
            <text:p>27.07556</text:p>
          </table:table-cell>
          <table:table-cell office:value-type="float" office:value="25.22964" calcext:value-type="float">
            <text:p>25.22964</text:p>
          </table:table-cell>
          <table:table-cell office:value-type="float" office:value="25.98474" calcext:value-type="float">
            <text:p>25.98474</text:p>
          </table:table-cell>
          <table:table-cell office:value-type="float" office:value="24.85501" calcext:value-type="float">
            <text:p>24.85501</text:p>
          </table:table-cell>
          <table:table-cell office:value-type="float" office:value="24.34549" calcext:value-type="float">
            <text:p>24.34549</text:p>
          </table:table-cell>
          <table:table-cell office:value-type="float" office:value="23.92365" calcext:value-type="float">
            <text:p>23.92365</text:p>
          </table:table-cell>
          <table:table-cell office:value-type="float" office:value="22.6915" calcext:value-type="float">
            <text:p>22.6915</text:p>
          </table:table-cell>
          <table:table-cell office:value-type="float" office:value="22.49164" calcext:value-type="float">
            <text:p>22.49164</text:p>
          </table:table-cell>
          <table:table-cell office:value-type="float" office:value="21.22635" calcext:value-type="float">
            <text:p>21.22635</text:p>
          </table:table-cell>
          <table:table-cell office:value-type="float" office:value="21.16101" calcext:value-type="float">
            <text:p>21.16101</text:p>
          </table:table-cell>
          <table:table-cell office:value-type="float" office:value="20.11929" calcext:value-type="float">
            <text:p>20.11929</text:p>
          </table:table-cell>
          <table:table-cell office:value-type="float" office:value="20.07898" calcext:value-type="float">
            <text:p>20.07898</text:p>
          </table:table-cell>
          <table:table-cell office:value-type="float" office:value="19.13608" calcext:value-type="float">
            <text:p>19.13608</text:p>
          </table:table-cell>
          <table:table-cell office:value-type="float" office:value="19.09738" calcext:value-type="float">
            <text:p>19.09738</text:p>
          </table:table-cell>
          <table:table-cell office:value-type="float" office:value="18.19748" calcext:value-type="float">
            <text:p>18.19748</text:p>
          </table:table-cell>
          <table:table-cell office:value-type="float" office:value="18.15717" calcext:value-type="float">
            <text:p>18.15717</text:p>
          </table:table-cell>
          <table:table-cell office:value-type="float" office:value="17.49313" calcext:value-type="float">
            <text:p>17.49313</text:p>
          </table:table-cell>
          <table:table-cell office:value-type="float" office:value="17.45258" calcext:value-type="float">
            <text:p>17.45258</text:p>
          </table:table-cell>
          <table:table-cell office:value-type="float" office:value="40.84229" calcext:value-type="float">
            <text:p>40.84229</text:p>
          </table:table-cell>
          <table:table-cell office:value-type="float" office:value="21.99692" calcext:value-type="float">
            <text:p>21.9969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8082003" calcext:value-type="float">
            <text:p>18082003</text:p>
          </table:table-cell>
          <table:table-cell office:value-type="float" office:value="16.08981" calcext:value-type="float">
            <text:p>16.08981</text:p>
          </table:table-cell>
          <table:table-cell office:value-type="float" office:value="36.54" calcext:value-type="float">
            <text:p>36.54</text:p>
          </table:table-cell>
          <table:table-cell office:value-type="float" office:value="21.11" calcext:value-type="float">
            <text:p>21.11</text:p>
          </table:table-cell>
          <table:table-cell office:value-type="float" office:value="2.124552" calcext:value-type="float">
            <text:p>2.124552</text:p>
          </table:table-cell>
          <table:table-cell office:value-type="float" office:value="1.165301" calcext:value-type="float">
            <text:p>1.165301</text:p>
          </table:table-cell>
          <table:table-cell office:value-type="float" office:value="269.352" calcext:value-type="float">
            <text:p>269.352</text:p>
          </table:table-cell>
          <table:table-cell office:value-type="float" office:value="16.1" calcext:value-type="float">
            <text:p>16.1</text:p>
          </table:table-cell>
          <table:table-cell office:value-type="float" office:value="41.24124" calcext:value-type="float">
            <text:p>41.24124</text:p>
          </table:table-cell>
          <table:table-cell office:value-type="float" office:value="20.87341" calcext:value-type="float">
            <text:p>20.87341</text:p>
          </table:table-cell>
          <table:table-cell office:value-type="float" office:value="34.19016" calcext:value-type="float">
            <text:p>34.19016</text:p>
          </table:table-cell>
          <table:table-cell office:value-type="float" office:value="21.96094" calcext:value-type="float">
            <text:p>21.96094</text:p>
          </table:table-cell>
          <table:table-cell office:value-type="float" office:value="31.47803" calcext:value-type="float">
            <text:p>31.47803</text:p>
          </table:table-cell>
          <table:table-cell office:value-type="float" office:value="23.39444" calcext:value-type="float">
            <text:p>23.39444</text:p>
          </table:table-cell>
          <table:table-cell office:value-type="float" office:value="29.38422" calcext:value-type="float">
            <text:p>29.38422</text:p>
          </table:table-cell>
          <table:table-cell office:value-type="float" office:value="24.6282" calcext:value-type="float">
            <text:p>24.6282</text:p>
          </table:table-cell>
          <table:table-cell office:value-type="float" office:value="28.11267" calcext:value-type="float">
            <text:p>28.11267</text:p>
          </table:table-cell>
          <table:table-cell office:value-type="float" office:value="25.24811" calcext:value-type="float">
            <text:p>25.24811</text:p>
          </table:table-cell>
          <table:table-cell office:value-type="float" office:value="27.00702" calcext:value-type="float">
            <text:p>27.00702</text:p>
          </table:table-cell>
          <table:table-cell office:value-type="float" office:value="25.78055" calcext:value-type="float">
            <text:p>25.78055</text:p>
          </table:table-cell>
          <table:table-cell office:value-type="float" office:value="25.99088" calcext:value-type="float">
            <text:p>25.99088</text:p>
          </table:table-cell>
          <table:table-cell office:value-type="float" office:value="25.38913" calcext:value-type="float">
            <text:p>25.38913</text:p>
          </table:table-cell>
          <table:table-cell office:value-type="float" office:value="24.63681" calcext:value-type="float">
            <text:p>24.63681</text:p>
          </table:table-cell>
          <table:table-cell office:value-type="float" office:value="24.35458" calcext:value-type="float">
            <text:p>24.35458</text:p>
          </table:table-cell>
          <table:table-cell office:value-type="float" office:value="22.92664" calcext:value-type="float">
            <text:p>22.92664</text:p>
          </table:table-cell>
          <table:table-cell office:value-type="float" office:value="22.69397" calcext:value-type="float">
            <text:p>22.69397</text:p>
          </table:table-cell>
          <table:table-cell office:value-type="float" office:value="21.32285" calcext:value-type="float">
            <text:p>21.32285</text:p>
          </table:table-cell>
          <table:table-cell office:value-type="float" office:value="21.2272" calcext:value-type="float">
            <text:p>21.2272</text:p>
          </table:table-cell>
          <table:table-cell office:value-type="float" office:value="20.17236" calcext:value-type="float">
            <text:p>20.17236</text:p>
          </table:table-cell>
          <table:table-cell office:value-type="float" office:value="20.11975" calcext:value-type="float">
            <text:p>20.11975</text:p>
          </table:table-cell>
          <table:table-cell office:value-type="float" office:value="19.17752" calcext:value-type="float">
            <text:p>19.17752</text:p>
          </table:table-cell>
          <table:table-cell office:value-type="float" office:value="19.13651" calcext:value-type="float">
            <text:p>19.13651</text:p>
          </table:table-cell>
          <table:table-cell office:value-type="float" office:value="18.23761" calcext:value-type="float">
            <text:p>18.23761</text:p>
          </table:table-cell>
          <table:table-cell office:value-type="float" office:value="18.19788" calcext:value-type="float">
            <text:p>18.19788</text:p>
          </table:table-cell>
          <table:table-cell office:value-type="float" office:value="17.53204" calcext:value-type="float">
            <text:p>17.53204</text:p>
          </table:table-cell>
          <table:table-cell office:value-type="float" office:value="17.49356" calcext:value-type="float">
            <text:p>17.49356</text:p>
          </table:table-cell>
          <table:table-cell office:value-type="float" office:value="41.24124" calcext:value-type="float">
            <text:p>41.24124</text:p>
          </table:table-cell>
          <table:table-cell office:value-type="float" office:value="20.31213" calcext:value-type="float">
            <text:p>20.3121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9082003" calcext:value-type="float">
            <text:p>19082003</text:p>
          </table:table-cell>
          <table:table-cell office:value-type="float" office:value="16.48548" calcext:value-type="float">
            <text:p>16.48548</text:p>
          </table:table-cell>
          <table:table-cell office:value-type="float" office:value="31.62" calcext:value-type="float">
            <text:p>31.62</text:p>
          </table:table-cell>
          <table:table-cell office:value-type="float" office:value="20.2" calcext:value-type="float">
            <text:p>20.2</text:p>
          </table:table-cell>
          <table:table-cell office:value-type="float" office:value="2.152041" calcext:value-type="float">
            <text:p>2.152041</text:p>
          </table:table-cell>
          <table:table-cell office:value-type="float" office:value="1.54823" calcext:value-type="float">
            <text:p>1.54823</text:p>
          </table:table-cell>
          <table:table-cell office:value-type="float" office:value="246.276" calcext:value-type="float">
            <text:p>246.276</text:p>
          </table:table-cell>
          <table:table-cell office:value-type="float" office:value="5.3" calcext:value-type="float">
            <text:p>5.3</text:p>
          </table:table-cell>
          <table:table-cell office:value-type="float" office:value="28.71094" calcext:value-type="float">
            <text:p>28.71094</text:p>
          </table:table-cell>
          <table:table-cell office:value-type="float" office:value="19.28925" calcext:value-type="float">
            <text:p>19.28925</text:p>
          </table:table-cell>
          <table:table-cell office:value-type="float" office:value="26.81644" calcext:value-type="float">
            <text:p>26.81644</text:p>
          </table:table-cell>
          <table:table-cell office:value-type="float" office:value="20.73154" calcext:value-type="float">
            <text:p>20.73154</text:p>
          </table:table-cell>
          <table:table-cell office:value-type="float" office:value="25.75711" calcext:value-type="float">
            <text:p>25.75711</text:p>
          </table:table-cell>
          <table:table-cell office:value-type="float" office:value="21.96204" calcext:value-type="float">
            <text:p>21.96204</text:p>
          </table:table-cell>
          <table:table-cell office:value-type="float" office:value="25.05969" calcext:value-type="float">
            <text:p>25.05969</text:p>
          </table:table-cell>
          <table:table-cell office:value-type="float" office:value="22.87915" calcext:value-type="float">
            <text:p>22.87915</text:p>
          </table:table-cell>
          <table:table-cell office:value-type="float" office:value="25.17444" calcext:value-type="float">
            <text:p>25.17444</text:p>
          </table:table-cell>
          <table:table-cell office:value-type="float" office:value="23.42947" calcext:value-type="float">
            <text:p>23.42947</text:p>
          </table:table-cell>
          <table:table-cell office:value-type="float" office:value="25.72406" calcext:value-type="float">
            <text:p>25.72406</text:p>
          </table:table-cell>
          <table:table-cell office:value-type="float" office:value="23.8974" calcext:value-type="float">
            <text:p>23.8974</text:p>
          </table:table-cell>
          <table:table-cell office:value-type="float" office:value="25.53366" calcext:value-type="float">
            <text:p>25.53366</text:p>
          </table:table-cell>
          <table:table-cell office:value-type="float" office:value="24.08304" calcext:value-type="float">
            <text:p>24.08304</text:p>
          </table:table-cell>
          <table:table-cell office:value-type="float" office:value="24.63635" calcext:value-type="float">
            <text:p>24.63635</text:p>
          </table:table-cell>
          <table:table-cell office:value-type="float" office:value="23.9649" calcext:value-type="float">
            <text:p>23.9649</text:p>
          </table:table-cell>
          <table:table-cell office:value-type="float" office:value="22.99075" calcext:value-type="float">
            <text:p>22.99075</text:p>
          </table:table-cell>
          <table:table-cell office:value-type="float" office:value="22.92883" calcext:value-type="float">
            <text:p>22.92883</text:p>
          </table:table-cell>
          <table:table-cell office:value-type="float" office:value="21.42197" calcext:value-type="float">
            <text:p>21.42197</text:p>
          </table:table-cell>
          <table:table-cell office:value-type="float" office:value="21.32397" calcext:value-type="float">
            <text:p>21.32397</text:p>
          </table:table-cell>
          <table:table-cell office:value-type="float" office:value="20.2373" calcext:value-type="float">
            <text:p>20.2373</text:p>
          </table:table-cell>
          <table:table-cell office:value-type="float" office:value="20.17297" calcext:value-type="float">
            <text:p>20.17297</text:p>
          </table:table-cell>
          <table:table-cell office:value-type="float" office:value="19.22354" calcext:value-type="float">
            <text:p>19.22354</text:p>
          </table:table-cell>
          <table:table-cell office:value-type="float" office:value="19.17798" calcext:value-type="float">
            <text:p>19.17798</text:p>
          </table:table-cell>
          <table:table-cell office:value-type="float" office:value="18.27866" calcext:value-type="float">
            <text:p>18.27866</text:p>
          </table:table-cell>
          <table:table-cell office:value-type="float" office:value="18.23798" calcext:value-type="float">
            <text:p>18.23798</text:p>
          </table:table-cell>
          <table:table-cell office:value-type="float" office:value="17.57074" calcext:value-type="float">
            <text:p>17.57074</text:p>
          </table:table-cell>
          <table:table-cell office:value-type="float" office:value="17.53244" calcext:value-type="float">
            <text:p>17.53244</text:p>
          </table:table-cell>
          <table:table-cell office:value-type="float" office:value="30.10101" calcext:value-type="float">
            <text:p>30.10101</text:p>
          </table:table-cell>
          <table:table-cell office:value-type="float" office:value="18.18756" calcext:value-type="float">
            <text:p>18.1875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20082003" calcext:value-type="float">
            <text:p>20082003</text:p>
          </table:table-cell>
          <table:table-cell office:value-type="float" office:value="20.6712" calcext:value-type="float">
            <text:p>20.6712</text:p>
          </table:table-cell>
          <table:table-cell office:value-type="float" office:value="35.36" calcext:value-type="float">
            <text:p>35.36</text:p>
          </table:table-cell>
          <table:table-cell office:value-type="float" office:value="20.46" calcext:value-type="float">
            <text:p>20.46</text:p>
          </table:table-cell>
          <table:table-cell office:value-type="float" office:value="2.48472" calcext:value-type="float">
            <text:p>2.48472</text:p>
          </table:table-cell>
          <table:table-cell office:value-type="float" office:value="1.555079" calcext:value-type="float">
            <text:p>1.555079</text:p>
          </table:table-cell>
          <table:table-cell office:value-type="float" office:value="214.236" calcext:value-type="float">
            <text:p>214.236</text:p>
          </table:table-cell>
          <table:table-cell office:value-type="float" office:value="6.9" calcext:value-type="float">
            <text:p>6.9</text:p>
          </table:table-cell>
          <table:table-cell office:value-type="float" office:value="29.2291" calcext:value-type="float">
            <text:p>29.2291</text:p>
          </table:table-cell>
          <table:table-cell office:value-type="float" office:value="19.51178" calcext:value-type="float">
            <text:p>19.51178</text:p>
          </table:table-cell>
          <table:table-cell office:value-type="float" office:value="26.98978" calcext:value-type="float">
            <text:p>26.98978</text:p>
          </table:table-cell>
          <table:table-cell office:value-type="float" office:value="20.27347" calcext:value-type="float">
            <text:p>20.27347</text:p>
          </table:table-cell>
          <table:table-cell office:value-type="float" office:value="25.73828" calcext:value-type="float">
            <text:p>25.73828</text:p>
          </table:table-cell>
          <table:table-cell office:value-type="float" office:value="21.04523" calcext:value-type="float">
            <text:p>21.04523</text:p>
          </table:table-cell>
          <table:table-cell office:value-type="float" office:value="24.95129" calcext:value-type="float">
            <text:p>24.95129</text:p>
          </table:table-cell>
          <table:table-cell office:value-type="float" office:value="21.88617" calcext:value-type="float">
            <text:p>21.88617</text:p>
          </table:table-cell>
          <table:table-cell office:value-type="float" office:value="24.47604" calcext:value-type="float">
            <text:p>24.47604</text:p>
          </table:table-cell>
          <table:table-cell office:value-type="float" office:value="22.41757" calcext:value-type="float">
            <text:p>22.41757</text:p>
          </table:table-cell>
          <table:table-cell office:value-type="float" office:value="24.08914" calcext:value-type="float">
            <text:p>24.08914</text:p>
          </table:table-cell>
          <table:table-cell office:value-type="float" office:value="22.91431" calcext:value-type="float">
            <text:p>22.91431</text:p>
          </table:table-cell>
          <table:table-cell office:value-type="float" office:value="24.14334" calcext:value-type="float">
            <text:p>24.14334</text:p>
          </table:table-cell>
          <table:table-cell office:value-type="float" office:value="23.21045" calcext:value-type="float">
            <text:p>23.21045</text:p>
          </table:table-cell>
          <table:table-cell office:value-type="float" office:value="23.96024" calcext:value-type="float">
            <text:p>23.96024</text:p>
          </table:table-cell>
          <table:table-cell office:value-type="float" office:value="23.3952" calcext:value-type="float">
            <text:p>23.3952</text:p>
          </table:table-cell>
          <table:table-cell office:value-type="float" office:value="22.95877" calcext:value-type="float">
            <text:p>22.95877</text:p>
          </table:table-cell>
          <table:table-cell office:value-type="float" office:value="22.77618" calcext:value-type="float">
            <text:p>22.77618</text:p>
          </table:table-cell>
          <table:table-cell office:value-type="float" office:value="21.4682" calcext:value-type="float">
            <text:p>21.4682</text:p>
          </table:table-cell>
          <table:table-cell office:value-type="float" office:value="21.42276" calcext:value-type="float">
            <text:p>21.42276</text:p>
          </table:table-cell>
          <table:table-cell office:value-type="float" office:value="20.29901" calcext:value-type="float">
            <text:p>20.29901</text:p>
          </table:table-cell>
          <table:table-cell office:value-type="float" office:value="20.23801" calcext:value-type="float">
            <text:p>20.23801</text:p>
          </table:table-cell>
          <table:table-cell office:value-type="float" office:value="19.27295" calcext:value-type="float">
            <text:p>19.27295</text:p>
          </table:table-cell>
          <table:table-cell office:value-type="float" office:value="19.22406" calcext:value-type="float">
            <text:p>19.22406</text:p>
          </table:table-cell>
          <table:table-cell office:value-type="float" office:value="18.32043" calcext:value-type="float">
            <text:p>18.32043</text:p>
          </table:table-cell>
          <table:table-cell office:value-type="float" office:value="18.27908" calcext:value-type="float">
            <text:p>18.27908</text:p>
          </table:table-cell>
          <table:table-cell office:value-type="float" office:value="17.60947" calcext:value-type="float">
            <text:p>17.60947</text:p>
          </table:table-cell>
          <table:table-cell office:value-type="float" office:value="17.57117" calcext:value-type="float">
            <text:p>17.57117</text:p>
          </table:table-cell>
          <table:table-cell office:value-type="float" office:value="30.99634" calcext:value-type="float">
            <text:p>30.99634</text:p>
          </table:table-cell>
          <table:table-cell office:value-type="float" office:value="18.94391" calcext:value-type="float">
            <text:p>18.9439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21082003" calcext:value-type="float">
            <text:p>21082003</text:p>
          </table:table-cell>
          <table:table-cell office:value-type="float" office:value="21.86231" calcext:value-type="float">
            <text:p>21.86231</text:p>
          </table:table-cell>
          <table:table-cell office:value-type="float" office:value="29.2" calcext:value-type="float">
            <text:p>29.2</text:p>
          </table:table-cell>
          <table:table-cell office:value-type="float" office:value="19.35" calcext:value-type="float">
            <text:p>19.35</text:p>
          </table:table-cell>
          <table:table-cell office:value-type="float" office:value="2.075628" calcext:value-type="float">
            <text:p>2.075628</text:p>
          </table:table-cell>
          <table:table-cell office:value-type="float" office:value="1.268837" calcext:value-type="float">
            <text:p>1.268837</text:p>
          </table:table-cell>
          <table:table-cell office:value-type="float" office:value="226.332" calcext:value-type="float">
            <text:p>226.332</text:p>
          </table:table-cell>
          <table:table-cell office:value-type="float" office:value="0" calcext:value-type="float">
            <text:p>0</text:p>
          </table:table-cell>
          <table:table-cell office:value-type="float" office:value="27.03476" calcext:value-type="float">
            <text:p>27.03476</text:p>
          </table:table-cell>
          <table:table-cell office:value-type="float" office:value="18.71194" calcext:value-type="float">
            <text:p>18.71194</text:p>
          </table:table-cell>
          <table:table-cell office:value-type="float" office:value="25.44821" calcext:value-type="float">
            <text:p>25.44821</text:p>
          </table:table-cell>
          <table:table-cell office:value-type="float" office:value="20.27402" calcext:value-type="float">
            <text:p>20.27402</text:p>
          </table:table-cell>
          <table:table-cell office:value-type="float" office:value="24.6626" calcext:value-type="float">
            <text:p>24.6626</text:p>
          </table:table-cell>
          <table:table-cell office:value-type="float" office:value="21.42752" calcext:value-type="float">
            <text:p>21.42752</text:p>
          </table:table-cell>
          <table:table-cell office:value-type="float" office:value="24.29199" calcext:value-type="float">
            <text:p>24.29199</text:p>
          </table:table-cell>
          <table:table-cell office:value-type="float" office:value="22.35196" calcext:value-type="float">
            <text:p>22.35196</text:p>
          </table:table-cell>
          <table:table-cell office:value-type="float" office:value="24.22583" calcext:value-type="float">
            <text:p>24.22583</text:p>
          </table:table-cell>
          <table:table-cell office:value-type="float" office:value="22.8237" calcext:value-type="float">
            <text:p>22.8237</text:p>
          </table:table-cell>
          <table:table-cell office:value-type="float" office:value="24.05505" calcext:value-type="float">
            <text:p>24.05505</text:p>
          </table:table-cell>
          <table:table-cell office:value-type="float" office:value="23.25726" calcext:value-type="float">
            <text:p>23.25726</text:p>
          </table:table-cell>
          <table:table-cell office:value-type="float" office:value="23.7933" calcext:value-type="float">
            <text:p>23.7933</text:p>
          </table:table-cell>
          <table:table-cell office:value-type="float" office:value="23.33398" calcext:value-type="float">
            <text:p>23.33398</text:p>
          </table:table-cell>
          <table:table-cell office:value-type="float" office:value="23.40286" calcext:value-type="float">
            <text:p>23.40286</text:p>
          </table:table-cell>
          <table:table-cell office:value-type="float" office:value="23.20734" calcext:value-type="float">
            <text:p>23.20734</text:p>
          </table:table-cell>
          <table:table-cell office:value-type="float" office:value="22.77414" calcext:value-type="float">
            <text:p>22.77414</text:p>
          </table:table-cell>
          <table:table-cell office:value-type="float" office:value="22.61343" calcext:value-type="float">
            <text:p>22.61343</text:p>
          </table:table-cell>
          <table:table-cell office:value-type="float" office:value="21.47079" calcext:value-type="float">
            <text:p>21.47079</text:p>
          </table:table-cell>
          <table:table-cell office:value-type="float" office:value="21.46518" calcext:value-type="float">
            <text:p>21.46518</text:p>
          </table:table-cell>
          <table:table-cell office:value-type="float" office:value="20.34338" calcext:value-type="float">
            <text:p>20.34338</text:p>
          </table:table-cell>
          <table:table-cell office:value-type="float" office:value="20.29959" calcext:value-type="float">
            <text:p>20.29959</text:p>
          </table:table-cell>
          <table:table-cell office:value-type="float" office:value="19.3219" calcext:value-type="float">
            <text:p>19.3219</text:p>
          </table:table-cell>
          <table:table-cell office:value-type="float" office:value="19.27347" calcext:value-type="float">
            <text:p>19.27347</text:p>
          </table:table-cell>
          <table:table-cell office:value-type="float" office:value="18.36316" calcext:value-type="float">
            <text:p>18.36316</text:p>
          </table:table-cell>
          <table:table-cell office:value-type="float" office:value="18.32089" calcext:value-type="float">
            <text:p>18.32089</text:p>
          </table:table-cell>
          <table:table-cell office:value-type="float" office:value="17.64825" calcext:value-type="float">
            <text:p>17.64825</text:p>
          </table:table-cell>
          <table:table-cell office:value-type="float" office:value="17.60986" calcext:value-type="float">
            <text:p>17.60986</text:p>
          </table:table-cell>
          <table:table-cell office:value-type="float" office:value="28.07294" calcext:value-type="float">
            <text:p>28.07294</text:p>
          </table:table-cell>
          <table:table-cell office:value-type="float" office:value="17.89471" calcext:value-type="float">
            <text:p>17.8947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22082003" calcext:value-type="float">
            <text:p>22082003</text:p>
          </table:table-cell>
          <table:table-cell office:value-type="float" office:value="22.1415" calcext:value-type="float">
            <text:p>22.1415</text:p>
          </table:table-cell>
          <table:table-cell office:value-type="float" office:value="29.23" calcext:value-type="float">
            <text:p>29.23</text:p>
          </table:table-cell>
          <table:table-cell office:value-type="float" office:value="17.5" calcext:value-type="float">
            <text:p>17.5</text:p>
          </table:table-cell>
          <table:table-cell office:value-type="float" office:value="1.818321" calcext:value-type="float">
            <text:p>1.818321</text:p>
          </table:table-cell>
          <table:table-cell office:value-type="float" office:value="1.297656" calcext:value-type="float">
            <text:p>1.297656</text:p>
          </table:table-cell>
          <table:table-cell office:value-type="float" office:value="176.508" calcext:value-type="float">
            <text:p>176.508</text:p>
          </table:table-cell>
          <table:table-cell office:value-type="float" office:value="0" calcext:value-type="float">
            <text:p>0</text:p>
          </table:table-cell>
          <table:table-cell office:value-type="float" office:value="28.13763" calcext:value-type="float">
            <text:p>28.13763</text:p>
          </table:table-cell>
          <table:table-cell office:value-type="float" office:value="17.38736" calcext:value-type="float">
            <text:p>17.38736</text:p>
          </table:table-cell>
          <table:table-cell office:value-type="float" office:value="25.71182" calcext:value-type="float">
            <text:p>25.71182</text:p>
          </table:table-cell>
          <table:table-cell office:value-type="float" office:value="18.91949" calcext:value-type="float">
            <text:p>18.91949</text:p>
          </table:table-cell>
          <table:table-cell office:value-type="float" office:value="24.70764" calcext:value-type="float">
            <text:p>24.70764</text:p>
          </table:table-cell>
          <table:table-cell office:value-type="float" office:value="19.99454" calcext:value-type="float">
            <text:p>19.99454</text:p>
          </table:table-cell>
          <table:table-cell office:value-type="float" office:value="23.94208" calcext:value-type="float">
            <text:p>23.94208</text:p>
          </table:table-cell>
          <table:table-cell office:value-type="float" office:value="20.93588" calcext:value-type="float">
            <text:p>20.93588</text:p>
          </table:table-cell>
          <table:table-cell office:value-type="float" office:value="23.50699" calcext:value-type="float">
            <text:p>23.50699</text:p>
          </table:table-cell>
          <table:table-cell office:value-type="float" office:value="21.52203" calcext:value-type="float">
            <text:p>21.52203</text:p>
          </table:table-cell>
          <table:table-cell office:value-type="float" office:value="23.22849" calcext:value-type="float">
            <text:p>23.22849</text:p>
          </table:table-cell>
          <table:table-cell office:value-type="float" office:value="22.07803" calcext:value-type="float">
            <text:p>22.07803</text:p>
          </table:table-cell>
          <table:table-cell office:value-type="float" office:value="23.3226" calcext:value-type="float">
            <text:p>23.3226</text:p>
          </table:table-cell>
          <table:table-cell office:value-type="float" office:value="22.43289" calcext:value-type="float">
            <text:p>22.43289</text:p>
          </table:table-cell>
          <table:table-cell office:value-type="float" office:value="23.20471" calcext:value-type="float">
            <text:p>23.20471</text:p>
          </table:table-cell>
          <table:table-cell office:value-type="float" office:value="22.73145" calcext:value-type="float">
            <text:p>22.73145</text:p>
          </table:table-cell>
          <table:table-cell office:value-type="float" office:value="22.61191" calcext:value-type="float">
            <text:p>22.61191</text:p>
          </table:table-cell>
          <table:table-cell office:value-type="float" office:value="22.40793" calcext:value-type="float">
            <text:p>22.40793</text:p>
          </table:table-cell>
          <table:table-cell office:value-type="float" office:value="21.46503" calcext:value-type="float">
            <text:p>21.46503</text:p>
          </table:table-cell>
          <table:table-cell office:value-type="float" office:value="21.4332" calcext:value-type="float">
            <text:p>21.4332</text:p>
          </table:table-cell>
          <table:table-cell office:value-type="float" office:value="20.3699" calcext:value-type="float">
            <text:p>20.3699</text:p>
          </table:table-cell>
          <table:table-cell office:value-type="float" office:value="20.34375" calcext:value-type="float">
            <text:p>20.34375</text:p>
          </table:table-cell>
          <table:table-cell office:value-type="float" office:value="19.36682" calcext:value-type="float">
            <text:p>19.36682</text:p>
          </table:table-cell>
          <table:table-cell office:value-type="float" office:value="19.32242" calcext:value-type="float">
            <text:p>19.32242</text:p>
          </table:table-cell>
          <table:table-cell office:value-type="float" office:value="18.40564" calcext:value-type="float">
            <text:p>18.40564</text:p>
          </table:table-cell>
          <table:table-cell office:value-type="float" office:value="18.36359" calcext:value-type="float">
            <text:p>18.36359</text:p>
          </table:table-cell>
          <table:table-cell office:value-type="float" office:value="17.68692" calcext:value-type="float">
            <text:p>17.68692</text:p>
          </table:table-cell>
          <table:table-cell office:value-type="float" office:value="17.64868" calcext:value-type="float">
            <text:p>17.64868</text:p>
          </table:table-cell>
          <table:table-cell office:value-type="float" office:value="28.13763" calcext:value-type="float">
            <text:p>28.13763</text:p>
          </table:table-cell>
          <table:table-cell office:value-type="float" office:value="16.54761" calcext:value-type="float">
            <text:p>16.5476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23082003" calcext:value-type="float">
            <text:p>23082003</text:p>
          </table:table-cell>
          <table:table-cell office:value-type="float" office:value="22.07204" calcext:value-type="float">
            <text:p>22.07204</text:p>
          </table:table-cell>
          <table:table-cell office:value-type="float" office:value="33.02" calcext:value-type="float">
            <text:p>33.02</text:p>
          </table:table-cell>
          <table:table-cell office:value-type="float" office:value="18.75" calcext:value-type="float">
            <text:p>18.75</text:p>
          </table:table-cell>
          <table:table-cell office:value-type="float" office:value="1.945518" calcext:value-type="float">
            <text:p>1.945518</text:p>
          </table:table-cell>
          <table:table-cell office:value-type="float" office:value="1.444806" calcext:value-type="float">
            <text:p>1.444806</text:p>
          </table:table-cell>
          <table:table-cell office:value-type="float" office:value="251.748" calcext:value-type="float">
            <text:p>251.748</text:p>
          </table:table-cell>
          <table:table-cell office:value-type="float" office:value="0" calcext:value-type="float">
            <text:p>0</text:p>
          </table:table-cell>
          <table:table-cell office:value-type="float" office:value="35.53537" calcext:value-type="float">
            <text:p>35.53537</text:p>
          </table:table-cell>
          <table:table-cell office:value-type="float" office:value="19.57397" calcext:value-type="float">
            <text:p>19.57397</text:p>
          </table:table-cell>
          <table:table-cell office:value-type="float" office:value="30.47025" calcext:value-type="float">
            <text:p>30.47025</text:p>
          </table:table-cell>
          <table:table-cell office:value-type="float" office:value="20.75433" calcext:value-type="float">
            <text:p>20.75433</text:p>
          </table:table-cell>
          <table:table-cell office:value-type="float" office:value="28.26434" calcext:value-type="float">
            <text:p>28.26434</text:p>
          </table:table-cell>
          <table:table-cell office:value-type="float" office:value="21.3938" calcext:value-type="float">
            <text:p>21.3938</text:p>
          </table:table-cell>
          <table:table-cell office:value-type="float" office:value="26.54492" calcext:value-type="float">
            <text:p>26.54492</text:p>
          </table:table-cell>
          <table:table-cell office:value-type="float" office:value="21.91937" calcext:value-type="float">
            <text:p>21.91937</text:p>
          </table:table-cell>
          <table:table-cell office:value-type="float" office:value="25.4906" calcext:value-type="float">
            <text:p>25.4906</text:p>
          </table:table-cell>
          <table:table-cell office:value-type="float" office:value="22.21933" calcext:value-type="float">
            <text:p>22.21933</text:p>
          </table:table-cell>
          <table:table-cell office:value-type="float" office:value="24.55057" calcext:value-type="float">
            <text:p>24.55057</text:p>
          </table:table-cell>
          <table:table-cell office:value-type="float" office:value="22.48169" calcext:value-type="float">
            <text:p>22.48169</text:p>
          </table:table-cell>
          <table:table-cell office:value-type="float" office:value="23.81992" calcext:value-type="float">
            <text:p>23.81992</text:p>
          </table:table-cell>
          <table:table-cell office:value-type="float" office:value="22.58777" calcext:value-type="float">
            <text:p>22.58777</text:p>
          </table:table-cell>
          <table:table-cell office:value-type="float" office:value="22.82062" calcext:value-type="float">
            <text:p>22.82062</text:p>
          </table:table-cell>
          <table:table-cell office:value-type="float" office:value="22.63181" calcext:value-type="float">
            <text:p>22.63181</text:p>
          </table:table-cell>
          <table:table-cell office:value-type="float" office:value="22.4057" calcext:value-type="float">
            <text:p>22.4057</text:p>
          </table:table-cell>
          <table:table-cell office:value-type="float" office:value="22.24591" calcext:value-type="float">
            <text:p>22.24591</text:p>
          </table:table-cell>
          <table:table-cell office:value-type="float" office:value="21.43271" calcext:value-type="float">
            <text:p>21.43271</text:p>
          </table:table-cell>
          <table:table-cell office:value-type="float" office:value="21.37595" calcext:value-type="float">
            <text:p>21.37595</text:p>
          </table:table-cell>
          <table:table-cell office:value-type="float" office:value="20.37866" calcext:value-type="float">
            <text:p>20.37866</text:p>
          </table:table-cell>
          <table:table-cell office:value-type="float" office:value="20.37006" calcext:value-type="float">
            <text:p>20.37006</text:p>
          </table:table-cell>
          <table:table-cell office:value-type="float" office:value="19.40466" calcext:value-type="float">
            <text:p>19.40466</text:p>
          </table:table-cell>
          <table:table-cell office:value-type="float" office:value="19.36728" calcext:value-type="float">
            <text:p>19.36728</text:p>
          </table:table-cell>
          <table:table-cell office:value-type="float" office:value="18.44724" calcext:value-type="float">
            <text:p>18.44724</text:p>
          </table:table-cell>
          <table:table-cell office:value-type="float" office:value="18.4061" calcext:value-type="float">
            <text:p>18.4061</text:p>
          </table:table-cell>
          <table:table-cell office:value-type="float" office:value="17.72571" calcext:value-type="float">
            <text:p>17.72571</text:p>
          </table:table-cell>
          <table:table-cell office:value-type="float" office:value="17.68732" calcext:value-type="float">
            <text:p>17.68732</text:p>
          </table:table-cell>
          <table:table-cell office:value-type="float" office:value="35.53534" calcext:value-type="float">
            <text:p>35.53534</text:p>
          </table:table-cell>
          <table:table-cell office:value-type="float" office:value="19.57394" calcext:value-type="float">
            <text:p>19.5739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24082003" calcext:value-type="float">
            <text:p>24082003</text:p>
          </table:table-cell>
          <table:table-cell office:value-type="float" office:value="22.88369" calcext:value-type="float">
            <text:p>22.88369</text:p>
          </table:table-cell>
          <table:table-cell office:value-type="float" office:value="35.25" calcext:value-type="float">
            <text:p>35.25</text:p>
          </table:table-cell>
          <table:table-cell office:value-type="float" office:value="20.9" calcext:value-type="float">
            <text:p>20.9</text:p>
          </table:table-cell>
          <table:table-cell office:value-type="float" office:value="2.006975" calcext:value-type="float">
            <text:p>2.006975</text:p>
          </table:table-cell>
          <table:table-cell office:value-type="float" office:value="1.219062" calcext:value-type="float">
            <text:p>1.219062</text:p>
          </table:table-cell>
          <table:table-cell office:value-type="float" office:value="183.996" calcext:value-type="float">
            <text:p>183.996</text:p>
          </table:table-cell>
          <table:table-cell office:value-type="float" office:value="0" calcext:value-type="float">
            <text:p>0</text:p>
          </table:table-cell>
          <table:table-cell office:value-type="float" office:value="38.37955" calcext:value-type="float">
            <text:p>38.37955</text:p>
          </table:table-cell>
          <table:table-cell office:value-type="float" office:value="21.63873" calcext:value-type="float">
            <text:p>21.63873</text:p>
          </table:table-cell>
          <table:table-cell office:value-type="float" office:value="32.96643" calcext:value-type="float">
            <text:p>32.96643</text:p>
          </table:table-cell>
          <table:table-cell office:value-type="float" office:value="23.00812" calcext:value-type="float">
            <text:p>23.00812</text:p>
          </table:table-cell>
          <table:table-cell office:value-type="float" office:value="30.45258" calcext:value-type="float">
            <text:p>30.45258</text:p>
          </table:table-cell>
          <table:table-cell office:value-type="float" office:value="23.61014" calcext:value-type="float">
            <text:p>23.61014</text:p>
          </table:table-cell>
          <table:table-cell office:value-type="float" office:value="28.4119" calcext:value-type="float">
            <text:p>28.4119</text:p>
          </table:table-cell>
          <table:table-cell office:value-type="float" office:value="23.88913" calcext:value-type="float">
            <text:p>23.88913</text:p>
          </table:table-cell>
          <table:table-cell office:value-type="float" office:value="27.11774" calcext:value-type="float">
            <text:p>27.11774</text:p>
          </table:table-cell>
          <table:table-cell office:value-type="float" office:value="23.94339" calcext:value-type="float">
            <text:p>23.94339</text:p>
          </table:table-cell>
          <table:table-cell office:value-type="float" office:value="25.87802" calcext:value-type="float">
            <text:p>25.87802</text:p>
          </table:table-cell>
          <table:table-cell office:value-type="float" office:value="23.88574" calcext:value-type="float">
            <text:p>23.88574</text:p>
          </table:table-cell>
          <table:table-cell office:value-type="float" office:value="24.87393" calcext:value-type="float">
            <text:p>24.87393</text:p>
          </table:table-cell>
          <table:table-cell office:value-type="float" office:value="23.60471" calcext:value-type="float">
            <text:p>23.60471</text:p>
          </table:table-cell>
          <table:table-cell office:value-type="float" office:value="23.39594" calcext:value-type="float">
            <text:p>23.39594</text:p>
          </table:table-cell>
          <table:table-cell office:value-type="float" office:value="22.82922" calcext:value-type="float">
            <text:p>22.82922</text:p>
          </table:table-cell>
          <table:table-cell office:value-type="float" office:value="22.29568" calcext:value-type="float">
            <text:p>22.29568</text:p>
          </table:table-cell>
          <table:table-cell office:value-type="float" office:value="22.24219" calcext:value-type="float">
            <text:p>22.24219</text:p>
          </table:table-cell>
          <table:table-cell office:value-type="float" office:value="21.37534" calcext:value-type="float">
            <text:p>21.37534</text:p>
          </table:table-cell>
          <table:table-cell office:value-type="float" office:value="21.33405" calcext:value-type="float">
            <text:p>21.33405</text:p>
          </table:table-cell>
          <table:table-cell office:value-type="float" office:value="20.37885" calcext:value-type="float">
            <text:p>20.37885</text:p>
          </table:table-cell>
          <table:table-cell office:value-type="float" office:value="20.3772" calcext:value-type="float">
            <text:p>20.3772</text:p>
          </table:table-cell>
          <table:table-cell office:value-type="float" office:value="19.43512" calcext:value-type="float">
            <text:p>19.43512</text:p>
          </table:table-cell>
          <table:table-cell office:value-type="float" office:value="19.40497" calcext:value-type="float">
            <text:p>19.40497</text:p>
          </table:table-cell>
          <table:table-cell office:value-type="float" office:value="18.48654" calcext:value-type="float">
            <text:p>18.48654</text:p>
          </table:table-cell>
          <table:table-cell office:value-type="float" office:value="18.44772" calcext:value-type="float">
            <text:p>18.44772</text:p>
          </table:table-cell>
          <table:table-cell office:value-type="float" office:value="17.76382" calcext:value-type="float">
            <text:p>17.76382</text:p>
          </table:table-cell>
          <table:table-cell office:value-type="float" office:value="17.7261" calcext:value-type="float">
            <text:p>17.7261</text:p>
          </table:table-cell>
          <table:table-cell office:value-type="float" office:value="38.22018" calcext:value-type="float">
            <text:p>38.22018</text:p>
          </table:table-cell>
          <table:table-cell office:value-type="float" office:value="21.63876" calcext:value-type="float">
            <text:p>21.6387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25082003" calcext:value-type="float">
            <text:p>25082003</text:p>
          </table:table-cell>
          <table:table-cell office:value-type="float" office:value="22.91577" calcext:value-type="float">
            <text:p>22.91577</text:p>
          </table:table-cell>
          <table:table-cell office:value-type="float" office:value="36.09" calcext:value-type="float">
            <text:p>36.09</text:p>
          </table:table-cell>
          <table:table-cell office:value-type="float" office:value="22.11" calcext:value-type="float">
            <text:p>22.11</text:p>
          </table:table-cell>
          <table:table-cell office:value-type="float" office:value="2.05638" calcext:value-type="float">
            <text:p>2.05638</text:p>
          </table:table-cell>
          <table:table-cell office:value-type="float" office:value="1.059222" calcext:value-type="float">
            <text:p>1.059222</text:p>
          </table:table-cell>
          <table:table-cell office:value-type="float" office:value="194.616" calcext:value-type="float">
            <text:p>194.616</text:p>
          </table:table-cell>
          <table:table-cell office:value-type="float" office:value="0" calcext:value-type="float">
            <text:p>0</text:p>
          </table:table-cell>
          <table:table-cell office:value-type="float" office:value="39.9025" calcext:value-type="float">
            <text:p>39.9025</text:p>
          </table:table-cell>
          <table:table-cell office:value-type="float" office:value="22.93201" calcext:value-type="float">
            <text:p>22.93201</text:p>
          </table:table-cell>
          <table:table-cell office:value-type="float" office:value="34.00284" calcext:value-type="float">
            <text:p>34.00284</text:p>
          </table:table-cell>
          <table:table-cell office:value-type="float" office:value="24.22308" calcext:value-type="float">
            <text:p>24.22308</text:p>
          </table:table-cell>
          <table:table-cell office:value-type="float" office:value="31.42706" calcext:value-type="float">
            <text:p>31.42706</text:p>
          </table:table-cell>
          <table:table-cell office:value-type="float" office:value="24.77014" calcext:value-type="float">
            <text:p>24.77014</text:p>
          </table:table-cell>
          <table:table-cell office:value-type="float" office:value="29.35562" calcext:value-type="float">
            <text:p>29.35562</text:p>
          </table:table-cell>
          <table:table-cell office:value-type="float" office:value="24.99945" calcext:value-type="float">
            <text:p>24.99945</text:p>
          </table:table-cell>
          <table:table-cell office:value-type="float" office:value="28.01328" calcext:value-type="float">
            <text:p>28.01328</text:p>
          </table:table-cell>
          <table:table-cell office:value-type="float" office:value="25.00897" calcext:value-type="float">
            <text:p>25.00897</text:p>
          </table:table-cell>
          <table:table-cell office:value-type="float" office:value="26.68814" calcext:value-type="float">
            <text:p>26.68814</text:p>
          </table:table-cell>
          <table:table-cell office:value-type="float" office:value="24.86841" calcext:value-type="float">
            <text:p>24.86841</text:p>
          </table:table-cell>
          <table:table-cell office:value-type="float" office:value="25.60724" calcext:value-type="float">
            <text:p>25.60724</text:p>
          </table:table-cell>
          <table:table-cell office:value-type="float" office:value="24.45587" calcext:value-type="float">
            <text:p>24.45587</text:p>
          </table:table-cell>
          <table:table-cell office:value-type="float" office:value="23.98538" calcext:value-type="float">
            <text:p>23.98538</text:p>
          </table:table-cell>
          <table:table-cell office:value-type="float" office:value="23.40698" calcext:value-type="float">
            <text:p>23.40698</text:p>
          </table:table-cell>
          <table:table-cell office:value-type="float" office:value="22.50848" calcext:value-type="float">
            <text:p>22.50848</text:p>
          </table:table-cell>
          <table:table-cell office:value-type="float" office:value="22.29739" calcext:value-type="float">
            <text:p>22.29739</text:p>
          </table:table-cell>
          <table:table-cell office:value-type="float" office:value="21.34436" calcext:value-type="float">
            <text:p>21.34436</text:p>
          </table:table-cell>
          <table:table-cell office:value-type="float" office:value="21.33096" calcext:value-type="float">
            <text:p>21.33096</text:p>
          </table:table-cell>
          <table:table-cell office:value-type="float" office:value="20.38049" calcext:value-type="float">
            <text:p>20.38049</text:p>
          </table:table-cell>
          <table:table-cell office:value-type="float" office:value="20.37683" calcext:value-type="float">
            <text:p>20.37683</text:p>
          </table:table-cell>
          <table:table-cell office:value-type="float" office:value="19.45734" calcext:value-type="float">
            <text:p>19.45734</text:p>
          </table:table-cell>
          <table:table-cell office:value-type="float" office:value="19.43539" calcext:value-type="float">
            <text:p>19.43539</text:p>
          </table:table-cell>
          <table:table-cell office:value-type="float" office:value="18.51373" calcext:value-type="float">
            <text:p>18.51373</text:p>
          </table:table-cell>
          <table:table-cell office:value-type="float" office:value="18.48694" calcext:value-type="float">
            <text:p>18.48694</text:p>
          </table:table-cell>
          <table:table-cell office:value-type="float" office:value="17.80038" calcext:value-type="float">
            <text:p>17.80038</text:p>
          </table:table-cell>
          <table:table-cell office:value-type="float" office:value="17.76419" calcext:value-type="float">
            <text:p>17.76419</text:p>
          </table:table-cell>
          <table:table-cell office:value-type="float" office:value="38.18744" calcext:value-type="float">
            <text:p>38.18744</text:p>
          </table:table-cell>
          <table:table-cell office:value-type="float" office:value="22.93201" calcext:value-type="float">
            <text:p>22.9320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26082003" calcext:value-type="float">
            <text:p>26082003</text:p>
          </table:table-cell>
          <table:table-cell office:value-type="float" office:value="20.24658" calcext:value-type="float">
            <text:p>20.24658</text:p>
          </table:table-cell>
          <table:table-cell office:value-type="float" office:value="35.02" calcext:value-type="float">
            <text:p>35.02</text:p>
          </table:table-cell>
          <table:table-cell office:value-type="float" office:value="20.08" calcext:value-type="float">
            <text:p>20.08</text:p>
          </table:table-cell>
          <table:table-cell office:value-type="float" office:value="2.016964" calcext:value-type="float">
            <text:p>2.016964</text:p>
          </table:table-cell>
          <table:table-cell office:value-type="float" office:value="1.199717" calcext:value-type="float">
            <text:p>1.199717</text:p>
          </table:table-cell>
          <table:table-cell office:value-type="float" office:value="138.672" calcext:value-type="float">
            <text:p>138.672</text:p>
          </table:table-cell>
          <table:table-cell office:value-type="float" office:value="0" calcext:value-type="float">
            <text:p>0</text:p>
          </table:table-cell>
          <table:table-cell office:value-type="float" office:value="38.69547" calcext:value-type="float">
            <text:p>38.69547</text:p>
          </table:table-cell>
          <table:table-cell office:value-type="float" office:value="22.1777" calcext:value-type="float">
            <text:p>22.1777</text:p>
          </table:table-cell>
          <table:table-cell office:value-type="float" office:value="33.34875" calcext:value-type="float">
            <text:p>33.34875</text:p>
          </table:table-cell>
          <table:table-cell office:value-type="float" office:value="23.89606" calcext:value-type="float">
            <text:p>23.89606</text:p>
          </table:table-cell>
          <table:table-cell office:value-type="float" office:value="31.01822" calcext:value-type="float">
            <text:p>31.01822</text:p>
          </table:table-cell>
          <table:table-cell office:value-type="float" office:value="24.74878" calcext:value-type="float">
            <text:p>24.74878</text:p>
          </table:table-cell>
          <table:table-cell office:value-type="float" office:value="29.13809" calcext:value-type="float">
            <text:p>29.13809</text:p>
          </table:table-cell>
          <table:table-cell office:value-type="float" office:value="25.20551" calcext:value-type="float">
            <text:p>25.20551</text:p>
          </table:table-cell>
          <table:table-cell office:value-type="float" office:value="27.94052" calcext:value-type="float">
            <text:p>27.94052</text:p>
          </table:table-cell>
          <table:table-cell office:value-type="float" office:value="25.32321" calcext:value-type="float">
            <text:p>25.32321</text:p>
          </table:table-cell>
          <table:table-cell office:value-type="float" office:value="26.76657" calcext:value-type="float">
            <text:p>26.76657</text:p>
          </table:table-cell>
          <table:table-cell office:value-type="float" office:value="25.2746" calcext:value-type="float">
            <text:p>25.2746</text:p>
          </table:table-cell>
          <table:table-cell office:value-type="float" office:value="25.80569" calcext:value-type="float">
            <text:p>25.80569</text:p>
          </table:table-cell>
          <table:table-cell office:value-type="float" office:value="24.91214" calcext:value-type="float">
            <text:p>24.91214</text:p>
          </table:table-cell>
          <table:table-cell office:value-type="float" office:value="24.35272" calcext:value-type="float">
            <text:p>24.35272</text:p>
          </table:table-cell>
          <table:table-cell office:value-type="float" office:value="23.99561" calcext:value-type="float">
            <text:p>23.99561</text:p>
          </table:table-cell>
          <table:table-cell office:value-type="float" office:value="22.76514" calcext:value-type="float">
            <text:p>22.76514</text:p>
          </table:table-cell>
          <table:table-cell office:value-type="float" office:value="22.51126" calcext:value-type="float">
            <text:p>22.51126</text:p>
          </table:table-cell>
          <table:table-cell office:value-type="float" office:value="21.40692" calcext:value-type="float">
            <text:p>21.40692</text:p>
          </table:table-cell>
          <table:table-cell office:value-type="float" office:value="21.34479" calcext:value-type="float">
            <text:p>21.34479</text:p>
          </table:table-cell>
          <table:table-cell office:value-type="float" office:value="20.39957" calcext:value-type="float">
            <text:p>20.39957</text:p>
          </table:table-cell>
          <table:table-cell office:value-type="float" office:value="20.38062" calcext:value-type="float">
            <text:p>20.38062</text:p>
          </table:table-cell>
          <table:table-cell office:value-type="float" office:value="19.47787" calcext:value-type="float">
            <text:p>19.47787</text:p>
          </table:table-cell>
          <table:table-cell office:value-type="float" office:value="19.45755" calcext:value-type="float">
            <text:p>19.45755</text:p>
          </table:table-cell>
          <table:table-cell office:value-type="float" office:value="18.55225" calcext:value-type="float">
            <text:p>18.55225</text:p>
          </table:table-cell>
          <table:table-cell office:value-type="float" office:value="18.51416" calcext:value-type="float">
            <text:p>18.51416</text:p>
          </table:table-cell>
          <table:table-cell office:value-type="float" office:value="17.83826" calcext:value-type="float">
            <text:p>17.83826</text:p>
          </table:table-cell>
          <table:table-cell office:value-type="float" office:value="17.80078" calcext:value-type="float">
            <text:p>17.80078</text:p>
          </table:table-cell>
          <table:table-cell office:value-type="float" office:value="37.55359" calcext:value-type="float">
            <text:p>37.55359</text:p>
          </table:table-cell>
          <table:table-cell office:value-type="float" office:value="22.17767" calcext:value-type="float">
            <text:p>22.1776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27082003" calcext:value-type="float">
            <text:p>27082003</text:p>
          </table:table-cell>
          <table:table-cell office:value-type="float" office:value="22.73789" calcext:value-type="float">
            <text:p>22.73789</text:p>
          </table:table-cell>
          <table:table-cell office:value-type="float" office:value="33.62" calcext:value-type="float">
            <text:p>33.62</text:p>
          </table:table-cell>
          <table:table-cell office:value-type="float" office:value="18.91" calcext:value-type="float">
            <text:p>18.91</text:p>
          </table:table-cell>
          <table:table-cell office:value-type="float" office:value="1.940996" calcext:value-type="float">
            <text:p>1.940996</text:p>
          </table:table-cell>
          <table:table-cell office:value-type="float" office:value="1.205765" calcext:value-type="float">
            <text:p>1.205765</text:p>
          </table:table-cell>
          <table:table-cell office:value-type="float" office:value="175.392" calcext:value-type="float">
            <text:p>175.392</text:p>
          </table:table-cell>
          <table:table-cell office:value-type="float" office:value="0" calcext:value-type="float">
            <text:p>0</text:p>
          </table:table-cell>
          <table:table-cell office:value-type="float" office:value="38.38199" calcext:value-type="float">
            <text:p>38.38199</text:p>
          </table:table-cell>
          <table:table-cell office:value-type="float" office:value="20.9108" calcext:value-type="float">
            <text:p>20.9108</text:p>
          </table:table-cell>
          <table:table-cell office:value-type="float" office:value="33.02243" calcext:value-type="float">
            <text:p>33.02243</text:p>
          </table:table-cell>
          <table:table-cell office:value-type="float" office:value="22.97293" calcext:value-type="float">
            <text:p>22.97293</text:p>
          </table:table-cell>
          <table:table-cell office:value-type="float" office:value="30.77536" calcext:value-type="float">
            <text:p>30.77536</text:p>
          </table:table-cell>
          <table:table-cell office:value-type="float" office:value="24.06827" calcext:value-type="float">
            <text:p>24.06827</text:p>
          </table:table-cell>
          <table:table-cell office:value-type="float" office:value="28.98145" calcext:value-type="float">
            <text:p>28.98145</text:p>
          </table:table-cell>
          <table:table-cell office:value-type="float" office:value="24.75372" calcext:value-type="float">
            <text:p>24.75372</text:p>
          </table:table-cell>
          <table:table-cell office:value-type="float" office:value="27.83871" calcext:value-type="float">
            <text:p>27.83871</text:p>
          </table:table-cell>
          <table:table-cell office:value-type="float" office:value="25.05283" calcext:value-type="float">
            <text:p>25.05283</text:p>
          </table:table-cell>
          <table:table-cell office:value-type="float" office:value="26.71347" calcext:value-type="float">
            <text:p>26.71347</text:p>
          </table:table-cell>
          <table:table-cell office:value-type="float" office:value="25.1871" calcext:value-type="float">
            <text:p>25.1871</text:p>
          </table:table-cell>
          <table:table-cell office:value-type="float" office:value="25.82938" calcext:value-type="float">
            <text:p>25.82938</text:p>
          </table:table-cell>
          <table:table-cell office:value-type="float" office:value="24.95734" calcext:value-type="float">
            <text:p>24.95734</text:p>
          </table:table-cell>
          <table:table-cell office:value-type="float" office:value="24.51608" calcext:value-type="float">
            <text:p>24.51608</text:p>
          </table:table-cell>
          <table:table-cell office:value-type="float" office:value="24.36005" calcext:value-type="float">
            <text:p>24.36005</text:p>
          </table:table-cell>
          <table:table-cell office:value-type="float" office:value="22.97037" calcext:value-type="float">
            <text:p>22.97037</text:p>
          </table:table-cell>
          <table:table-cell office:value-type="float" office:value="22.7677" calcext:value-type="float">
            <text:p>22.7677</text:p>
          </table:table-cell>
          <table:table-cell office:value-type="float" office:value="21.49872" calcext:value-type="float">
            <text:p>21.49872</text:p>
          </table:table-cell>
          <table:table-cell office:value-type="float" office:value="21.40781" calcext:value-type="float">
            <text:p>21.40781</text:p>
          </table:table-cell>
          <table:table-cell office:value-type="float" office:value="20.43857" calcext:value-type="float">
            <text:p>20.43857</text:p>
          </table:table-cell>
          <table:table-cell office:value-type="float" office:value="20.39987" calcext:value-type="float">
            <text:p>20.39987</text:p>
          </table:table-cell>
          <table:table-cell office:value-type="float" office:value="19.50528" calcext:value-type="float">
            <text:p>19.50528</text:p>
          </table:table-cell>
          <table:table-cell office:value-type="float" office:value="19.47815" calcext:value-type="float">
            <text:p>19.47815</text:p>
          </table:table-cell>
          <table:table-cell office:value-type="float" office:value="18.58646" calcext:value-type="float">
            <text:p>18.58646</text:p>
          </table:table-cell>
          <table:table-cell office:value-type="float" office:value="18.55261" calcext:value-type="float">
            <text:p>18.55261</text:p>
          </table:table-cell>
          <table:table-cell office:value-type="float" office:value="17.87415" calcext:value-type="float">
            <text:p>17.87415</text:p>
          </table:table-cell>
          <table:table-cell office:value-type="float" office:value="17.83862" calcext:value-type="float">
            <text:p>17.83862</text:p>
          </table:table-cell>
          <table:table-cell office:value-type="float" office:value="36.85129" calcext:value-type="float">
            <text:p>36.85129</text:p>
          </table:table-cell>
          <table:table-cell office:value-type="float" office:value="20.91083" calcext:value-type="float">
            <text:p>20.9108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8082003" calcext:value-type="float">
            <text:p>28082003</text:p>
          </table:table-cell>
          <table:table-cell office:value-type="float" office:value="18.95926" calcext:value-type="float">
            <text:p>18.95926</text:p>
          </table:table-cell>
          <table:table-cell office:value-type="float" office:value="31.89" calcext:value-type="float">
            <text:p>31.89</text:p>
          </table:table-cell>
          <table:table-cell office:value-type="float" office:value="20.54" calcext:value-type="float">
            <text:p>20.54</text:p>
          </table:table-cell>
          <table:table-cell office:value-type="float" office:value="1.967266" calcext:value-type="float">
            <text:p>1.967266</text:p>
          </table:table-cell>
          <table:table-cell office:value-type="float" office:value="1.446784" calcext:value-type="float">
            <text:p>1.446784</text:p>
          </table:table-cell>
          <table:table-cell office:value-type="float" office:value="243.54" calcext:value-type="float">
            <text:p>243.54</text:p>
          </table:table-cell>
          <table:table-cell office:value-type="float" office:value="0" calcext:value-type="float">
            <text:p>0</text:p>
          </table:table-cell>
          <table:table-cell office:value-type="float" office:value="36.97931" calcext:value-type="float">
            <text:p>36.97931</text:p>
          </table:table-cell>
          <table:table-cell office:value-type="float" office:value="22.23782" calcext:value-type="float">
            <text:p>22.23782</text:p>
          </table:table-cell>
          <table:table-cell office:value-type="float" office:value="31.86066" calcext:value-type="float">
            <text:p>31.86066</text:p>
          </table:table-cell>
          <table:table-cell office:value-type="float" office:value="23.79266" calcext:value-type="float">
            <text:p>23.79266</text:p>
          </table:table-cell>
          <table:table-cell office:value-type="float" office:value="29.90195" calcext:value-type="float">
            <text:p>29.90195</text:p>
          </table:table-cell>
          <table:table-cell office:value-type="float" office:value="24.51514" calcext:value-type="float">
            <text:p>24.51514</text:p>
          </table:table-cell>
          <table:table-cell office:value-type="float" office:value="28.36099" calcext:value-type="float">
            <text:p>28.36099</text:p>
          </table:table-cell>
          <table:table-cell office:value-type="float" office:value="24.99341" calcext:value-type="float">
            <text:p>24.99341</text:p>
          </table:table-cell>
          <table:table-cell office:value-type="float" office:value="27.37939" calcext:value-type="float">
            <text:p>27.37939</text:p>
          </table:table-cell>
          <table:table-cell office:value-type="float" office:value="25.17902" calcext:value-type="float">
            <text:p>25.17902</text:p>
          </table:table-cell>
          <table:table-cell office:value-type="float" office:value="26.58032" calcext:value-type="float">
            <text:p>26.58032</text:p>
          </table:table-cell>
          <table:table-cell office:value-type="float" office:value="25.20288" calcext:value-type="float">
            <text:p>25.20288</text:p>
          </table:table-cell>
          <table:table-cell office:value-type="float" office:value="25.82681" calcext:value-type="float">
            <text:p>25.82681</text:p>
          </table:table-cell>
          <table:table-cell office:value-type="float" office:value="24.98877" calcext:value-type="float">
            <text:p>24.98877</text:p>
          </table:table-cell>
          <table:table-cell office:value-type="float" office:value="24.59552" calcext:value-type="float">
            <text:p>24.59552</text:p>
          </table:table-cell>
          <table:table-cell office:value-type="float" office:value="24.47122" calcext:value-type="float">
            <text:p>24.47122</text:p>
          </table:table-cell>
          <table:table-cell office:value-type="float" office:value="23.11191" calcext:value-type="float">
            <text:p>23.11191</text:p>
          </table:table-cell>
          <table:table-cell office:value-type="float" office:value="22.97229" calcext:value-type="float">
            <text:p>22.97229</text:p>
          </table:table-cell>
          <table:table-cell office:value-type="float" office:value="21.59726" calcext:value-type="float">
            <text:p>21.59726</text:p>
          </table:table-cell>
          <table:table-cell office:value-type="float" office:value="21.49976" calcext:value-type="float">
            <text:p>21.49976</text:p>
          </table:table-cell>
          <table:table-cell office:value-type="float" office:value="20.49225" calcext:value-type="float">
            <text:p>20.49225</text:p>
          </table:table-cell>
          <table:table-cell office:value-type="float" office:value="20.43906" calcext:value-type="float">
            <text:p>20.43906</text:p>
          </table:table-cell>
          <table:table-cell office:value-type="float" office:value="19.53931" calcext:value-type="float">
            <text:p>19.53931</text:p>
          </table:table-cell>
          <table:table-cell office:value-type="float" office:value="19.50558" calcext:value-type="float">
            <text:p>19.50558</text:p>
          </table:table-cell>
          <table:table-cell office:value-type="float" office:value="18.61951" calcext:value-type="float">
            <text:p>18.61951</text:p>
          </table:table-cell>
          <table:table-cell office:value-type="float" office:value="18.58682" calcext:value-type="float">
            <text:p>18.58682</text:p>
          </table:table-cell>
          <table:table-cell office:value-type="float" office:value="17.90802" calcext:value-type="float">
            <text:p>17.90802</text:p>
          </table:table-cell>
          <table:table-cell office:value-type="float" office:value="17.87451" calcext:value-type="float">
            <text:p>17.87451</text:p>
          </table:table-cell>
          <table:table-cell office:value-type="float" office:value="35.56662" calcext:value-type="float">
            <text:p>35.56662</text:p>
          </table:table-cell>
          <table:table-cell office:value-type="float" office:value="22.23782" calcext:value-type="float">
            <text:p>22.2378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29082003" calcext:value-type="float">
            <text:p>29082003</text:p>
          </table:table-cell>
          <table:table-cell office:value-type="float" office:value="22.23254" calcext:value-type="float">
            <text:p>22.23254</text:p>
          </table:table-cell>
          <table:table-cell office:value-type="float" office:value="29.86" calcext:value-type="float">
            <text:p>29.86</text:p>
          </table:table-cell>
          <table:table-cell office:value-type="float" office:value="17.02" calcext:value-type="float">
            <text:p>17.02</text:p>
          </table:table-cell>
          <table:table-cell office:value-type="float" office:value="1.701093" calcext:value-type="float">
            <text:p>1.701093</text:p>
          </table:table-cell>
          <table:table-cell office:value-type="float" office:value="1.014147" calcext:value-type="float">
            <text:p>1.014147</text:p>
          </table:table-cell>
          <table:table-cell office:value-type="float" office:value="332.46" calcext:value-type="float">
            <text:p>332.46</text:p>
          </table:table-cell>
          <table:table-cell office:value-type="float" office:value="0" calcext:value-type="float">
            <text:p>0</text:p>
          </table:table-cell>
          <table:table-cell office:value-type="float" office:value="35.70001" calcext:value-type="float">
            <text:p>35.70001</text:p>
          </table:table-cell>
          <table:table-cell office:value-type="float" office:value="19.5405" calcext:value-type="float">
            <text:p>19.5405</text:p>
          </table:table-cell>
          <table:table-cell office:value-type="float" office:value="31.03815" calcext:value-type="float">
            <text:p>31.03815</text:p>
          </table:table-cell>
          <table:table-cell office:value-type="float" office:value="21.91559" calcext:value-type="float">
            <text:p>21.91559</text:p>
          </table:table-cell>
          <table:table-cell office:value-type="float" office:value="29.08109" calcext:value-type="float">
            <text:p>29.08109</text:p>
          </table:table-cell>
          <table:table-cell office:value-type="float" office:value="23.17581" calcext:value-type="float">
            <text:p>23.17581</text:p>
          </table:table-cell>
          <table:table-cell office:value-type="float" office:value="27.63135" calcext:value-type="float">
            <text:p>27.63135</text:p>
          </table:table-cell>
          <table:table-cell office:value-type="float" office:value="24.0426" calcext:value-type="float">
            <text:p>24.0426</text:p>
          </table:table-cell>
          <table:table-cell office:value-type="float" office:value="26.75748" calcext:value-type="float">
            <text:p>26.75748</text:p>
          </table:table-cell>
          <table:table-cell office:value-type="float" office:value="24.48022" calcext:value-type="float">
            <text:p>24.48022</text:p>
          </table:table-cell>
          <table:table-cell office:value-type="float" office:value="26.29578" calcext:value-type="float">
            <text:p>26.29578</text:p>
          </table:table-cell>
          <table:table-cell office:value-type="float" office:value="24.77481" calcext:value-type="float">
            <text:p>24.77481</text:p>
          </table:table-cell>
          <table:table-cell office:value-type="float" office:value="25.66434" calcext:value-type="float">
            <text:p>25.66434</text:p>
          </table:table-cell>
          <table:table-cell office:value-type="float" office:value="24.72293" calcext:value-type="float">
            <text:p>24.72293</text:p>
          </table:table-cell>
          <table:table-cell office:value-type="float" office:value="24.59924" calcext:value-type="float">
            <text:p>24.59924</text:p>
          </table:table-cell>
          <table:table-cell office:value-type="float" office:value="24.40012" calcext:value-type="float">
            <text:p>24.40012</text:p>
          </table:table-cell>
          <table:table-cell office:value-type="float" office:value="23.18094" calcext:value-type="float">
            <text:p>23.18094</text:p>
          </table:table-cell>
          <table:table-cell office:value-type="float" office:value="23.11316" calcext:value-type="float">
            <text:p>23.11316</text:p>
          </table:table-cell>
          <table:table-cell office:value-type="float" office:value="21.68713" calcext:value-type="float">
            <text:p>21.68713</text:p>
          </table:table-cell>
          <table:table-cell office:value-type="float" office:value="21.59827" calcext:value-type="float">
            <text:p>21.59827</text:p>
          </table:table-cell>
          <table:table-cell office:value-type="float" office:value="20.55289" calcext:value-type="float">
            <text:p>20.55289</text:p>
          </table:table-cell>
          <table:table-cell office:value-type="float" office:value="20.49286" calcext:value-type="float">
            <text:p>20.49286</text:p>
          </table:table-cell>
          <table:table-cell office:value-type="float" office:value="19.57852" calcext:value-type="float">
            <text:p>19.57852</text:p>
          </table:table-cell>
          <table:table-cell office:value-type="float" office:value="19.5397" calcext:value-type="float">
            <text:p>19.5397</text:p>
          </table:table-cell>
          <table:table-cell office:value-type="float" office:value="18.65305" calcext:value-type="float">
            <text:p>18.65305</text:p>
          </table:table-cell>
          <table:table-cell office:value-type="float" office:value="18.61987" calcext:value-type="float">
            <text:p>18.61987</text:p>
          </table:table-cell>
          <table:table-cell office:value-type="float" office:value="17.94034" calcext:value-type="float">
            <text:p>17.94034</text:p>
          </table:table-cell>
          <table:table-cell office:value-type="float" office:value="17.90839" calcext:value-type="float">
            <text:p>17.90839</text:p>
          </table:table-cell>
          <table:table-cell office:value-type="float" office:value="35.54843" calcext:value-type="float">
            <text:p>35.54843</text:p>
          </table:table-cell>
          <table:table-cell office:value-type="float" office:value="19.54053" calcext:value-type="float">
            <text:p>19.5405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30082003" calcext:value-type="float">
            <text:p>30082003</text:p>
          </table:table-cell>
          <table:table-cell office:value-type="float" office:value="11.59053" calcext:value-type="float">
            <text:p>11.59053</text:p>
          </table:table-cell>
          <table:table-cell office:value-type="float" office:value="21.45" calcext:value-type="float">
            <text:p>21.45</text:p>
          </table:table-cell>
          <table:table-cell office:value-type="float" office:value="14.58" calcext:value-type="float">
            <text:p>14.58</text:p>
          </table:table-cell>
          <table:table-cell office:value-type="float" office:value="1.332079" calcext:value-type="float">
            <text:p>1.332079</text:p>
          </table:table-cell>
          <table:table-cell office:value-type="float" office:value="1.141834" calcext:value-type="float">
            <text:p>1.141834</text:p>
          </table:table-cell>
          <table:table-cell office:value-type="float" office:value="277.236" calcext:value-type="float">
            <text:p>277.236</text:p>
          </table:table-cell>
          <table:table-cell office:value-type="float" office:value="0" calcext:value-type="float">
            <text:p>0</text:p>
          </table:table-cell>
          <table:table-cell office:value-type="float" office:value="25.03973" calcext:value-type="float">
            <text:p>25.03973</text:p>
          </table:table-cell>
          <table:table-cell office:value-type="float" office:value="17.32874" calcext:value-type="float">
            <text:p>17.32874</text:p>
          </table:table-cell>
          <table:table-cell office:value-type="float" office:value="23.92923" calcext:value-type="float">
            <text:p>23.92923</text:p>
          </table:table-cell>
          <table:table-cell office:value-type="float" office:value="20.03445" calcext:value-type="float">
            <text:p>20.03445</text:p>
          </table:table-cell>
          <table:table-cell office:value-type="float" office:value="24.67297" calcext:value-type="float">
            <text:p>24.67297</text:p>
          </table:table-cell>
          <table:table-cell office:value-type="float" office:value="21.46448" calcext:value-type="float">
            <text:p>21.46448</text:p>
          </table:table-cell>
          <table:table-cell office:value-type="float" office:value="25.47769" calcext:value-type="float">
            <text:p>25.47769</text:p>
          </table:table-cell>
          <table:table-cell office:value-type="float" office:value="22.41904" calcext:value-type="float">
            <text:p>22.41904</text:p>
          </table:table-cell>
          <table:table-cell office:value-type="float" office:value="25.68094" calcext:value-type="float">
            <text:p>25.68094</text:p>
          </table:table-cell>
          <table:table-cell office:value-type="float" office:value="22.93967" calcext:value-type="float">
            <text:p>22.93967</text:p>
          </table:table-cell>
          <table:table-cell office:value-type="float" office:value="25.70837" calcext:value-type="float">
            <text:p>25.70837</text:p>
          </table:table-cell>
          <table:table-cell office:value-type="float" office:value="23.46024" calcext:value-type="float">
            <text:p>23.46024</text:p>
          </table:table-cell>
          <table:table-cell office:value-type="float" office:value="25.29691" calcext:value-type="float">
            <text:p>25.29691</text:p>
          </table:table-cell>
          <table:table-cell office:value-type="float" office:value="23.70486" calcext:value-type="float">
            <text:p>23.70486</text:p>
          </table:table-cell>
          <table:table-cell office:value-type="float" office:value="24.45706" calcext:value-type="float">
            <text:p>24.45706</text:p>
          </table:table-cell>
          <table:table-cell office:value-type="float" office:value="23.85654" calcext:value-type="float">
            <text:p>23.85654</text:p>
          </table:table-cell>
          <table:table-cell office:value-type="float" office:value="23.19345" calcext:value-type="float">
            <text:p>23.19345</text:p>
          </table:table-cell>
          <table:table-cell office:value-type="float" office:value="23.12973" calcext:value-type="float">
            <text:p>23.12973</text:p>
          </table:table-cell>
          <table:table-cell office:value-type="float" office:value="21.7529" calcext:value-type="float">
            <text:p>21.7529</text:p>
          </table:table-cell>
          <table:table-cell office:value-type="float" office:value="21.68796" calcext:value-type="float">
            <text:p>21.68796</text:p>
          </table:table-cell>
          <table:table-cell office:value-type="float" office:value="20.61295" calcext:value-type="float">
            <text:p>20.61295</text:p>
          </table:table-cell>
          <table:table-cell office:value-type="float" office:value="20.55353" calcext:value-type="float">
            <text:p>20.55353</text:p>
          </table:table-cell>
          <table:table-cell office:value-type="float" office:value="19.62234" calcext:value-type="float">
            <text:p>19.62234</text:p>
          </table:table-cell>
          <table:table-cell office:value-type="float" office:value="19.57892" calcext:value-type="float">
            <text:p>19.57892</text:p>
          </table:table-cell>
          <table:table-cell office:value-type="float" office:value="18.68802" calcext:value-type="float">
            <text:p>18.68802</text:p>
          </table:table-cell>
          <table:table-cell office:value-type="float" office:value="18.65338" calcext:value-type="float">
            <text:p>18.65338</text:p>
          </table:table-cell>
          <table:table-cell office:value-type="float" office:value="17.9725" calcext:value-type="float">
            <text:p>17.9725</text:p>
          </table:table-cell>
          <table:table-cell office:value-type="float" office:value="17.94067" calcext:value-type="float">
            <text:p>17.94067</text:p>
          </table:table-cell>
          <table:table-cell office:value-type="float" office:value="25.03973" calcext:value-type="float">
            <text:p>25.03973</text:p>
          </table:table-cell>
          <table:table-cell office:value-type="float" office:value="17.32877" calcext:value-type="float">
            <text:p>17.3287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31082003" calcext:value-type="float">
            <text:p>31082003</text:p>
          </table:table-cell>
          <table:table-cell office:value-type="float" office:value="7.025674" calcext:value-type="float">
            <text:p>7.025674</text:p>
          </table:table-cell>
          <table:table-cell office:value-type="float" office:value="20.03" calcext:value-type="float">
            <text:p>20.03</text:p>
          </table:table-cell>
          <table:table-cell office:value-type="float" office:value="13.1" calcext:value-type="float">
            <text:p>13.1</text:p>
          </table:table-cell>
          <table:table-cell office:value-type="float" office:value="1.696746" calcext:value-type="float">
            <text:p>1.696746</text:p>
          </table:table-cell>
          <table:table-cell office:value-type="float" office:value="1.271501" calcext:value-type="float">
            <text:p>1.271501</text:p>
          </table:table-cell>
          <table:table-cell office:value-type="float" office:value="195.192" calcext:value-type="float">
            <text:p>195.192</text:p>
          </table:table-cell>
          <table:table-cell office:value-type="float" office:value="0.7" calcext:value-type="float">
            <text:p>0.7</text:p>
          </table:table-cell>
          <table:table-cell office:value-type="float" office:value="21.8045" calcext:value-type="float">
            <text:p>21.8045</text:p>
          </table:table-cell>
          <table:table-cell office:value-type="float" office:value="15.05652" calcext:value-type="float">
            <text:p>15.05652</text:p>
          </table:table-cell>
          <table:table-cell office:value-type="float" office:value="21.42477" calcext:value-type="float">
            <text:p>21.42477</text:p>
          </table:table-cell>
          <table:table-cell office:value-type="float" office:value="17.73181" calcext:value-type="float">
            <text:p>17.73181</text:p>
          </table:table-cell>
          <table:table-cell office:value-type="float" office:value="21.49854" calcext:value-type="float">
            <text:p>21.49854</text:p>
          </table:table-cell>
          <table:table-cell office:value-type="float" office:value="19.3302" calcext:value-type="float">
            <text:p>19.3302</text:p>
          </table:table-cell>
          <table:table-cell office:value-type="float" office:value="22.36816" calcext:value-type="float">
            <text:p>22.36816</text:p>
          </table:table-cell>
          <table:table-cell office:value-type="float" office:value="20.58304" calcext:value-type="float">
            <text:p>20.58304</text:p>
          </table:table-cell>
          <table:table-cell office:value-type="float" office:value="22.89993" calcext:value-type="float">
            <text:p>22.89993</text:p>
          </table:table-cell>
          <table:table-cell office:value-type="float" office:value="21.29065" calcext:value-type="float">
            <text:p>21.29065</text:p>
          </table:table-cell>
          <table:table-cell office:value-type="float" office:value="23.4357" calcext:value-type="float">
            <text:p>23.4357</text:p>
          </table:table-cell>
          <table:table-cell office:value-type="float" office:value="22.01974" calcext:value-type="float">
            <text:p>22.01974</text:p>
          </table:table-cell>
          <table:table-cell office:value-type="float" office:value="23.6904" calcext:value-type="float">
            <text:p>23.6904</text:p>
          </table:table-cell>
          <table:table-cell office:value-type="float" office:value="22.48712" calcext:value-type="float">
            <text:p>22.48712</text:p>
          </table:table-cell>
          <table:table-cell office:value-type="float" office:value="23.84933" calcext:value-type="float">
            <text:p>23.84933</text:p>
          </table:table-cell>
          <table:table-cell office:value-type="float" office:value="23.00421" calcext:value-type="float">
            <text:p>23.00421</text:p>
          </table:table-cell>
          <table:table-cell office:value-type="float" office:value="23.1279" calcext:value-type="float">
            <text:p>23.1279</text:p>
          </table:table-cell>
          <table:table-cell office:value-type="float" office:value="22.85532" calcext:value-type="float">
            <text:p>22.85532</text:p>
          </table:table-cell>
          <table:table-cell office:value-type="float" office:value="21.76721" calcext:value-type="float">
            <text:p>21.76721</text:p>
          </table:table-cell>
          <table:table-cell office:value-type="float" office:value="21.75339" calcext:value-type="float">
            <text:p>21.75339</text:p>
          </table:table-cell>
          <table:table-cell office:value-type="float" office:value="20.66147" calcext:value-type="float">
            <text:p>20.66147</text:p>
          </table:table-cell>
          <table:table-cell office:value-type="float" office:value="20.61353" calcext:value-type="float">
            <text:p>20.61353</text:p>
          </table:table-cell>
          <table:table-cell office:value-type="float" office:value="19.66672" calcext:value-type="float">
            <text:p>19.66672</text:p>
          </table:table-cell>
          <table:table-cell office:value-type="float" office:value="19.6228" calcext:value-type="float">
            <text:p>19.6228</text:p>
          </table:table-cell>
          <table:table-cell office:value-type="float" office:value="18.71994" calcext:value-type="float">
            <text:p>18.71994</text:p>
          </table:table-cell>
          <table:table-cell office:value-type="float" office:value="18.68845" calcext:value-type="float">
            <text:p>18.68845</text:p>
          </table:table-cell>
          <table:table-cell office:value-type="float" office:value="18.00452" calcext:value-type="float">
            <text:p>18.00452</text:p>
          </table:table-cell>
          <table:table-cell office:value-type="float" office:value="17.97284" calcext:value-type="float">
            <text:p>17.97284</text:p>
          </table:table-cell>
          <table:table-cell office:value-type="float" office:value="21.8045" calcext:value-type="float">
            <text:p>21.8045</text:p>
          </table:table-cell>
          <table:table-cell office:value-type="float" office:value="15.20801" calcext:value-type="float">
            <text:p>15.2080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092003" calcext:value-type="float">
            <text:p>1092003</text:p>
          </table:table-cell>
          <table:table-cell office:value-type="float" office:value="23.23368" calcext:value-type="float">
            <text:p>23.23368</text:p>
          </table:table-cell>
          <table:table-cell office:value-type="float" office:value="25.41" calcext:value-type="float">
            <text:p>25.41</text:p>
          </table:table-cell>
          <table:table-cell office:value-type="float" office:value="10.92" calcext:value-type="float">
            <text:p>10.92</text:p>
          </table:table-cell>
          <table:table-cell office:value-type="float" office:value="1.390276" calcext:value-type="float">
            <text:p>1.390276</text:p>
          </table:table-cell>
          <table:table-cell office:value-type="float" office:value="1.009837" calcext:value-type="float">
            <text:p>1.009837</text:p>
          </table:table-cell>
          <table:table-cell office:value-type="float" office:value="142.092" calcext:value-type="float">
            <text:p>142.092</text:p>
          </table:table-cell>
          <table:table-cell office:value-type="float" office:value="0" calcext:value-type="float">
            <text:p>0</text:p>
          </table:table-cell>
          <table:table-cell office:value-type="float" office:value="30.31143" calcext:value-type="float">
            <text:p>30.31143</text:p>
          </table:table-cell>
          <table:table-cell office:value-type="float" office:value="13.05072" calcext:value-type="float">
            <text:p>13.05072</text:p>
          </table:table-cell>
          <table:table-cell office:value-type="float" office:value="26.0679" calcext:value-type="float">
            <text:p>26.0679</text:p>
          </table:table-cell>
          <table:table-cell office:value-type="float" office:value="15.68472" calcext:value-type="float">
            <text:p>15.68472</text:p>
          </table:table-cell>
          <table:table-cell office:value-type="float" office:value="24.43906" calcext:value-type="float">
            <text:p>24.43906</text:p>
          </table:table-cell>
          <table:table-cell office:value-type="float" office:value="17.36694" calcext:value-type="float">
            <text:p>17.36694</text:p>
          </table:table-cell>
          <table:table-cell office:value-type="float" office:value="23.3956" calcext:value-type="float">
            <text:p>23.3956</text:p>
          </table:table-cell>
          <table:table-cell office:value-type="float" office:value="18.836" calcext:value-type="float">
            <text:p>18.836</text:p>
          </table:table-cell>
          <table:table-cell office:value-type="float" office:value="22.84653" calcext:value-type="float">
            <text:p>22.84653</text:p>
          </table:table-cell>
          <table:table-cell office:value-type="float" office:value="19.78418" calcext:value-type="float">
            <text:p>19.78418</text:p>
          </table:table-cell>
          <table:table-cell office:value-type="float" office:value="22.46594" calcext:value-type="float">
            <text:p>22.46594</text:p>
          </table:table-cell>
          <table:table-cell office:value-type="float" office:value="20.74445" calcext:value-type="float">
            <text:p>20.74445</text:p>
          </table:table-cell>
          <table:table-cell office:value-type="float" office:value="22.47226" calcext:value-type="float">
            <text:p>22.47226</text:p>
          </table:table-cell>
          <table:table-cell office:value-type="float" office:value="21.46875" calcext:value-type="float">
            <text:p>21.46875</text:p>
          </table:table-cell>
          <table:table-cell office:value-type="float" office:value="22.99637" calcext:value-type="float">
            <text:p>22.99637</text:p>
          </table:table-cell>
          <table:table-cell office:value-type="float" office:value="22.28412" calcext:value-type="float">
            <text:p>22.28412</text:p>
          </table:table-cell>
          <table:table-cell office:value-type="float" office:value="22.85168" calcext:value-type="float">
            <text:p>22.85168</text:p>
          </table:table-cell>
          <table:table-cell office:value-type="float" office:value="22.45129" calcext:value-type="float">
            <text:p>22.45129</text:p>
          </table:table-cell>
          <table:table-cell office:value-type="float" office:value="21.76166" calcext:value-type="float">
            <text:p>21.76166</text:p>
          </table:table-cell>
          <table:table-cell office:value-type="float" office:value="21.69708" calcext:value-type="float">
            <text:p>21.69708</text:p>
          </table:table-cell>
          <table:table-cell office:value-type="float" office:value="20.68381" calcext:value-type="float">
            <text:p>20.68381</text:p>
          </table:table-cell>
          <table:table-cell office:value-type="float" office:value="20.66187" calcext:value-type="float">
            <text:p>20.66187</text:p>
          </table:table-cell>
          <table:table-cell office:value-type="float" office:value="19.70593" calcext:value-type="float">
            <text:p>19.70593</text:p>
          </table:table-cell>
          <table:table-cell office:value-type="float" office:value="19.66718" calcext:value-type="float">
            <text:p>19.66718</text:p>
          </table:table-cell>
          <table:table-cell office:value-type="float" office:value="18.75879" calcext:value-type="float">
            <text:p>18.75879</text:p>
          </table:table-cell>
          <table:table-cell office:value-type="float" office:value="18.72034" calcext:value-type="float">
            <text:p>18.72034</text:p>
          </table:table-cell>
          <table:table-cell office:value-type="float" office:value="18.03653" calcext:value-type="float">
            <text:p>18.03653</text:p>
          </table:table-cell>
          <table:table-cell office:value-type="float" office:value="18.00485" calcext:value-type="float">
            <text:p>18.00485</text:p>
          </table:table-cell>
          <table:table-cell office:value-type="float" office:value="30.31143" calcext:value-type="float">
            <text:p>30.31143</text:p>
          </table:table-cell>
          <table:table-cell office:value-type="float" office:value="13.05072" calcext:value-type="float">
            <text:p>13.0507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2092003" calcext:value-type="float">
            <text:p>2092003</text:p>
          </table:table-cell>
          <table:table-cell office:value-type="float" office:value="22.95265" calcext:value-type="float">
            <text:p>22.95265</text:p>
          </table:table-cell>
          <table:table-cell office:value-type="float" office:value="29.07" calcext:value-type="float">
            <text:p>29.07</text:p>
          </table:table-cell>
          <table:table-cell office:value-type="float" office:value="12.6" calcext:value-type="float">
            <text:p>12.6</text:p>
          </table:table-cell>
          <table:table-cell office:value-type="float" office:value="1.606301" calcext:value-type="float">
            <text:p>1.606301</text:p>
          </table:table-cell>
          <table:table-cell office:value-type="float" office:value="1.14639" calcext:value-type="float">
            <text:p>1.14639</text:p>
          </table:table-cell>
          <table:table-cell office:value-type="float" office:value="154.584" calcext:value-type="float">
            <text:p>154.584</text:p>
          </table:table-cell>
          <table:table-cell office:value-type="float" office:value="0" calcext:value-type="float">
            <text:p>0</text:p>
          </table:table-cell>
          <table:table-cell office:value-type="float" office:value="33.07166" calcext:value-type="float">
            <text:p>33.07166</text:p>
          </table:table-cell>
          <table:table-cell office:value-type="float" office:value="14.67203" calcext:value-type="float">
            <text:p>14.67203</text:p>
          </table:table-cell>
          <table:table-cell office:value-type="float" office:value="28.16739" calcext:value-type="float">
            <text:p>28.16739</text:p>
          </table:table-cell>
          <table:table-cell office:value-type="float" office:value="17.03705" calcext:value-type="float">
            <text:p>17.03705</text:p>
          </table:table-cell>
          <table:table-cell office:value-type="float" office:value="26.16193" calcext:value-type="float">
            <text:p>26.16193</text:p>
          </table:table-cell>
          <table:table-cell office:value-type="float" office:value="18.52264" calcext:value-type="float">
            <text:p>18.52264</text:p>
          </table:table-cell>
          <table:table-cell office:value-type="float" office:value="24.6889" calcext:value-type="float">
            <text:p>24.6889</text:p>
          </table:table-cell>
          <table:table-cell office:value-type="float" office:value="19.74423" calcext:value-type="float">
            <text:p>19.74423</text:p>
          </table:table-cell>
          <table:table-cell office:value-type="float" office:value="23.83276" calcext:value-type="float">
            <text:p>23.83276</text:p>
          </table:table-cell>
          <table:table-cell office:value-type="float" office:value="20.48083" calcext:value-type="float">
            <text:p>20.48083</text:p>
          </table:table-cell>
          <table:table-cell office:value-type="float" office:value="23.12592" calcext:value-type="float">
            <text:p>23.12592</text:p>
          </table:table-cell>
          <table:table-cell office:value-type="float" office:value="21.17432" calcext:value-type="float">
            <text:p>21.17432</text:p>
          </table:table-cell>
          <table:table-cell office:value-type="float" office:value="22.72714" calcext:value-type="float">
            <text:p>22.72714</text:p>
          </table:table-cell>
          <table:table-cell office:value-type="float" office:value="21.61038" calcext:value-type="float">
            <text:p>21.61038</text:p>
          </table:table-cell>
          <table:table-cell office:value-type="float" office:value="22.31946" calcext:value-type="float">
            <text:p>22.31946</text:p>
          </table:table-cell>
          <table:table-cell office:value-type="float" office:value="22.09821" calcext:value-type="float">
            <text:p>22.09821</text:p>
          </table:table-cell>
          <table:table-cell office:value-type="float" office:value="22.44754" calcext:value-type="float">
            <text:p>22.44754</text:p>
          </table:table-cell>
          <table:table-cell office:value-type="float" office:value="22.15826" calcext:value-type="float">
            <text:p>22.15826</text:p>
          </table:table-cell>
          <table:table-cell office:value-type="float" office:value="21.69608" calcext:value-type="float">
            <text:p>21.69608</text:p>
          </table:table-cell>
          <table:table-cell office:value-type="float" office:value="21.58453" calcext:value-type="float">
            <text:p>21.58453</text:p>
          </table:table-cell>
          <table:table-cell office:value-type="float" office:value="20.68448" calcext:value-type="float">
            <text:p>20.68448</text:p>
          </table:table-cell>
          <table:table-cell office:value-type="float" office:value="20.6752" calcext:value-type="float">
            <text:p>20.6752</text:p>
          </table:table-cell>
          <table:table-cell office:value-type="float" office:value="19.73749" calcext:value-type="float">
            <text:p>19.73749</text:p>
          </table:table-cell>
          <table:table-cell office:value-type="float" office:value="19.7063" calcext:value-type="float">
            <text:p>19.7063</text:p>
          </table:table-cell>
          <table:table-cell office:value-type="float" office:value="18.79514" calcext:value-type="float">
            <text:p>18.79514</text:p>
          </table:table-cell>
          <table:table-cell office:value-type="float" office:value="18.75922" calcext:value-type="float">
            <text:p>18.75922</text:p>
          </table:table-cell>
          <table:table-cell office:value-type="float" office:value="18.06955" calcext:value-type="float">
            <text:p>18.06955</text:p>
          </table:table-cell>
          <table:table-cell office:value-type="float" office:value="18.0369" calcext:value-type="float">
            <text:p>18.0369</text:p>
          </table:table-cell>
          <table:table-cell office:value-type="float" office:value="33.07169" calcext:value-type="float">
            <text:p>33.07169</text:p>
          </table:table-cell>
          <table:table-cell office:value-type="float" office:value="14.67203" calcext:value-type="float">
            <text:p>14.6720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3092003" calcext:value-type="float">
            <text:p>3092003</text:p>
          </table:table-cell>
          <table:table-cell office:value-type="float" office:value="22.16448" calcext:value-type="float">
            <text:p>22.16448</text:p>
          </table:table-cell>
          <table:table-cell office:value-type="float" office:value="26.37" calcext:value-type="float">
            <text:p>26.37</text:p>
          </table:table-cell>
          <table:table-cell office:value-type="float" office:value="11.7" calcext:value-type="float">
            <text:p>11.7</text:p>
          </table:table-cell>
          <table:table-cell office:value-type="float" office:value="1.519147" calcext:value-type="float">
            <text:p>1.519147</text:p>
          </table:table-cell>
          <table:table-cell office:value-type="float" office:value="0.8898702" calcext:value-type="float">
            <text:p>0.8898702</text:p>
          </table:table-cell>
          <table:table-cell office:value-type="float" office:value="229.896" calcext:value-type="float">
            <text:p>229.896</text:p>
          </table:table-cell>
          <table:table-cell office:value-type="float" office:value="0" calcext:value-type="float">
            <text:p>0</text:p>
          </table:table-cell>
          <table:table-cell office:value-type="float" office:value="32.70868" calcext:value-type="float">
            <text:p>32.70868</text:p>
          </table:table-cell>
          <table:table-cell office:value-type="float" office:value="15.2533" calcext:value-type="float">
            <text:p>15.2533</text:p>
          </table:table-cell>
          <table:table-cell office:value-type="float" office:value="27.88153" calcext:value-type="float">
            <text:p>27.88153</text:p>
          </table:table-cell>
          <table:table-cell office:value-type="float" office:value="18.47232" calcext:value-type="float">
            <text:p>18.47232</text:p>
          </table:table-cell>
          <table:table-cell office:value-type="float" office:value="25.93372" calcext:value-type="float">
            <text:p>25.93372</text:p>
          </table:table-cell>
          <table:table-cell office:value-type="float" office:value="19.80539" calcext:value-type="float">
            <text:p>19.80539</text:p>
          </table:table-cell>
          <table:table-cell office:value-type="float" office:value="24.59863" calcext:value-type="float">
            <text:p>24.59863</text:p>
          </table:table-cell>
          <table:table-cell office:value-type="float" office:value="20.78201" calcext:value-type="float">
            <text:p>20.78201</text:p>
          </table:table-cell>
          <table:table-cell office:value-type="float" office:value="23.83279" calcext:value-type="float">
            <text:p>23.83279</text:p>
          </table:table-cell>
          <table:table-cell office:value-type="float" office:value="21.33313" calcext:value-type="float">
            <text:p>21.33313</text:p>
          </table:table-cell>
          <table:table-cell office:value-type="float" office:value="23.15659" calcext:value-type="float">
            <text:p>23.15659</text:p>
          </table:table-cell>
          <table:table-cell office:value-type="float" office:value="21.81406" calcext:value-type="float">
            <text:p>21.81406</text:p>
          </table:table-cell>
          <table:table-cell office:value-type="float" office:value="22.77716" calcext:value-type="float">
            <text:p>22.77716</text:p>
          </table:table-cell>
          <table:table-cell office:value-type="float" office:value="22.0332" calcext:value-type="float">
            <text:p>22.0332</text:p>
          </table:table-cell>
          <table:table-cell office:value-type="float" office:value="22.3165" calcext:value-type="float">
            <text:p>22.3165</text:p>
          </table:table-cell>
          <table:table-cell office:value-type="float" office:value="22.21466" calcext:value-type="float">
            <text:p>22.21466</text:p>
          </table:table-cell>
          <table:table-cell office:value-type="float" office:value="22.15628" calcext:value-type="float">
            <text:p>22.15628</text:p>
          </table:table-cell>
          <table:table-cell office:value-type="float" office:value="22.02878" calcext:value-type="float">
            <text:p>22.02878</text:p>
          </table:table-cell>
          <table:table-cell office:value-type="float" office:value="21.58331" calcext:value-type="float">
            <text:p>21.58331</text:p>
          </table:table-cell>
          <table:table-cell office:value-type="float" office:value="21.47491" calcext:value-type="float">
            <text:p>21.47491</text:p>
          </table:table-cell>
          <table:table-cell office:value-type="float" office:value="20.67499" calcext:value-type="float">
            <text:p>20.67499</text:p>
          </table:table-cell>
          <table:table-cell office:value-type="float" office:value="20.64581" calcext:value-type="float">
            <text:p>20.64581</text:p>
          </table:table-cell>
          <table:table-cell office:value-type="float" office:value="19.75793" calcext:value-type="float">
            <text:p>19.75793</text:p>
          </table:table-cell>
          <table:table-cell office:value-type="float" office:value="19.73773" calcext:value-type="float">
            <text:p>19.73773</text:p>
          </table:table-cell>
          <table:table-cell office:value-type="float" office:value="18.82825" calcext:value-type="float">
            <text:p>18.82825</text:p>
          </table:table-cell>
          <table:table-cell office:value-type="float" office:value="18.7955" calcext:value-type="float">
            <text:p>18.7955</text:p>
          </table:table-cell>
          <table:table-cell office:value-type="float" office:value="18.10178" calcext:value-type="float">
            <text:p>18.10178</text:p>
          </table:table-cell>
          <table:table-cell office:value-type="float" office:value="18.06985" calcext:value-type="float">
            <text:p>18.06985</text:p>
          </table:table-cell>
          <table:table-cell office:value-type="float" office:value="32.70868" calcext:value-type="float">
            <text:p>32.70868</text:p>
          </table:table-cell>
          <table:table-cell office:value-type="float" office:value="15.40033" calcext:value-type="float">
            <text:p>15.4003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4092003" calcext:value-type="float">
            <text:p>4092003</text:p>
          </table:table-cell>
          <table:table-cell office:value-type="float" office:value="23.3562" calcext:value-type="float">
            <text:p>23.3562</text:p>
          </table:table-cell>
          <table:table-cell office:value-type="float" office:value="27.09" calcext:value-type="float">
            <text:p>27.09</text:p>
          </table:table-cell>
          <table:table-cell office:value-type="float" office:value="8.18" calcext:value-type="float">
            <text:p>8.18</text:p>
          </table:table-cell>
          <table:table-cell office:value-type="float" office:value="1.251223" calcext:value-type="float">
            <text:p>1.251223</text:p>
          </table:table-cell>
          <table:table-cell office:value-type="float" office:value="0.9309697" calcext:value-type="float">
            <text:p>0.9309697</text:p>
          </table:table-cell>
          <table:table-cell office:value-type="float" office:value="116.424" calcext:value-type="float">
            <text:p>116.424</text:p>
          </table:table-cell>
          <table:table-cell office:value-type="float" office:value="0" calcext:value-type="float">
            <text:p>0</text:p>
          </table:table-cell>
          <table:table-cell office:value-type="float" office:value="31.48782" calcext:value-type="float">
            <text:p>31.48782</text:p>
          </table:table-cell>
          <table:table-cell office:value-type="float" office:value="10.99152" calcext:value-type="float">
            <text:p>10.99152</text:p>
          </table:table-cell>
          <table:table-cell office:value-type="float" office:value="26.80865" calcext:value-type="float">
            <text:p>26.80865</text:p>
          </table:table-cell>
          <table:table-cell office:value-type="float" office:value="14.69608" calcext:value-type="float">
            <text:p>14.69608</text:p>
          </table:table-cell>
          <table:table-cell office:value-type="float" office:value="25.01019" calcext:value-type="float">
            <text:p>25.01019</text:p>
          </table:table-cell>
          <table:table-cell office:value-type="float" office:value="16.91287" calcext:value-type="float">
            <text:p>16.91287</text:p>
          </table:table-cell>
          <table:table-cell office:value-type="float" office:value="23.72772" calcext:value-type="float">
            <text:p>23.72772</text:p>
          </table:table-cell>
          <table:table-cell office:value-type="float" office:value="18.69516" calcext:value-type="float">
            <text:p>18.69516</text:p>
          </table:table-cell>
          <table:table-cell office:value-type="float" office:value="23.01855" calcext:value-type="float">
            <text:p>23.01855</text:p>
          </table:table-cell>
          <table:table-cell office:value-type="float" office:value="19.76367" calcext:value-type="float">
            <text:p>19.76367</text:p>
          </table:table-cell>
          <table:table-cell office:value-type="float" office:value="22.87927" calcext:value-type="float">
            <text:p>22.87927</text:p>
          </table:table-cell>
          <table:table-cell office:value-type="float" office:value="20.74374" calcext:value-type="float">
            <text:p>20.74374</text:p>
          </table:table-cell>
          <table:table-cell office:value-type="float" office:value="22.74304" calcext:value-type="float">
            <text:p>22.74304</text:p>
          </table:table-cell>
          <table:table-cell office:value-type="float" office:value="21.32877" calcext:value-type="float">
            <text:p>21.32877</text:p>
          </table:table-cell>
          <table:table-cell office:value-type="float" office:value="22.33804" calcext:value-type="float">
            <text:p>22.33804</text:p>
          </table:table-cell>
          <table:table-cell office:value-type="float" office:value="21.92755" calcext:value-type="float">
            <text:p>21.92755</text:p>
          </table:table-cell>
          <table:table-cell office:value-type="float" office:value="22.02798" calcext:value-type="float">
            <text:p>22.02798</text:p>
          </table:table-cell>
          <table:table-cell office:value-type="float" office:value="21.89142" calcext:value-type="float">
            <text:p>21.89142</text:p>
          </table:table-cell>
          <table:table-cell office:value-type="float" office:value="21.47388" calcext:value-type="float">
            <text:p>21.47388</text:p>
          </table:table-cell>
          <table:table-cell office:value-type="float" office:value="21.38181" calcext:value-type="float">
            <text:p>21.38181</text:p>
          </table:table-cell>
          <table:table-cell office:value-type="float" office:value="20.64545" calcext:value-type="float">
            <text:p>20.64545</text:p>
          </table:table-cell>
          <table:table-cell office:value-type="float" office:value="20.60849" calcext:value-type="float">
            <text:p>20.60849</text:p>
          </table:table-cell>
          <table:table-cell office:value-type="float" office:value="19.76437" calcext:value-type="float">
            <text:p>19.76437</text:p>
          </table:table-cell>
          <table:table-cell office:value-type="float" office:value="19.75809" calcext:value-type="float">
            <text:p>19.75809</text:p>
          </table:table-cell>
          <table:table-cell office:value-type="float" office:value="18.85153" calcext:value-type="float">
            <text:p>18.85153</text:p>
          </table:table-cell>
          <table:table-cell office:value-type="float" office:value="18.82568" calcext:value-type="float">
            <text:p>18.82568</text:p>
          </table:table-cell>
          <table:table-cell office:value-type="float" office:value="18.13242" calcext:value-type="float">
            <text:p>18.13242</text:p>
          </table:table-cell>
          <table:table-cell office:value-type="float" office:value="18.10205" calcext:value-type="float">
            <text:p>18.10205</text:p>
          </table:table-cell>
          <table:table-cell office:value-type="float" office:value="31.48782" calcext:value-type="float">
            <text:p>31.48782</text:p>
          </table:table-cell>
          <table:table-cell office:value-type="float" office:value="10.99155" calcext:value-type="float">
            <text:p>10.9915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5092003" calcext:value-type="float">
            <text:p>5092003</text:p>
          </table:table-cell>
          <table:table-cell office:value-type="float" office:value="22.03812" calcext:value-type="float">
            <text:p>22.03812</text:p>
          </table:table-cell>
          <table:table-cell office:value-type="float" office:value="30.34" calcext:value-type="float">
            <text:p>30.34</text:p>
          </table:table-cell>
          <table:table-cell office:value-type="float" office:value="12.72" calcext:value-type="float">
            <text:p>12.72</text:p>
          </table:table-cell>
          <table:table-cell office:value-type="float" office:value="1.424566" calcext:value-type="float">
            <text:p>1.424566</text:p>
          </table:table-cell>
          <table:table-cell office:value-type="float" office:value="1.065239" calcext:value-type="float">
            <text:p>1.065239</text:p>
          </table:table-cell>
          <table:table-cell office:value-type="float" office:value="206.532" calcext:value-type="float">
            <text:p>206.532</text:p>
          </table:table-cell>
          <table:table-cell office:value-type="float" office:value="0" calcext:value-type="float">
            <text:p>0</text:p>
          </table:table-cell>
          <table:table-cell office:value-type="float" office:value="34.02347" calcext:value-type="float">
            <text:p>34.02347</text:p>
          </table:table-cell>
          <table:table-cell office:value-type="float" office:value="14.61548" calcext:value-type="float">
            <text:p>14.61548</text:p>
          </table:table-cell>
          <table:table-cell office:value-type="float" office:value="28.77939" calcext:value-type="float">
            <text:p>28.77939</text:p>
          </table:table-cell>
          <table:table-cell office:value-type="float" office:value="17.13574" calcext:value-type="float">
            <text:p>17.13574</text:p>
          </table:table-cell>
          <table:table-cell office:value-type="float" office:value="26.57397" calcext:value-type="float">
            <text:p>26.57397</text:p>
          </table:table-cell>
          <table:table-cell office:value-type="float" office:value="18.59921" calcext:value-type="float">
            <text:p>18.59921</text:p>
          </table:table-cell>
          <table:table-cell office:value-type="float" office:value="24.93771" calcext:value-type="float">
            <text:p>24.93771</text:p>
          </table:table-cell>
          <table:table-cell office:value-type="float" office:value="19.75461" calcext:value-type="float">
            <text:p>19.75461</text:p>
          </table:table-cell>
          <table:table-cell office:value-type="float" office:value="23.96637" calcext:value-type="float">
            <text:p>23.96637</text:p>
          </table:table-cell>
          <table:table-cell office:value-type="float" office:value="20.44083" calcext:value-type="float">
            <text:p>20.44083</text:p>
          </table:table-cell>
          <table:table-cell office:value-type="float" office:value="23.13037" calcext:value-type="float">
            <text:p>23.13037</text:p>
          </table:table-cell>
          <table:table-cell office:value-type="float" office:value="21.07318" calcext:value-type="float">
            <text:p>21.07318</text:p>
          </table:table-cell>
          <table:table-cell office:value-type="float" office:value="22.62994" calcext:value-type="float">
            <text:p>22.62994</text:p>
          </table:table-cell>
          <table:table-cell office:value-type="float" office:value="21.43448" calcext:value-type="float">
            <text:p>21.43448</text:p>
          </table:table-cell>
          <table:table-cell office:value-type="float" office:value="21.99796" calcext:value-type="float">
            <text:p>21.99796</text:p>
          </table:table-cell>
          <table:table-cell office:value-type="float" office:value="21.80649" calcext:value-type="float">
            <text:p>21.80649</text:p>
          </table:table-cell>
          <table:table-cell office:value-type="float" office:value="21.88974" calcext:value-type="float">
            <text:p>21.88974</text:p>
          </table:table-cell>
          <table:table-cell office:value-type="float" office:value="21.74796" calcext:value-type="float">
            <text:p>21.74796</text:p>
          </table:table-cell>
          <table:table-cell office:value-type="float" office:value="21.3808" calcext:value-type="float">
            <text:p>21.3808</text:p>
          </table:table-cell>
          <table:table-cell office:value-type="float" office:value="21.28751" calcext:value-type="float">
            <text:p>21.28751</text:p>
          </table:table-cell>
          <table:table-cell office:value-type="float" office:value="20.60809" calcext:value-type="float">
            <text:p>20.60809</text:p>
          </table:table-cell>
          <table:table-cell office:value-type="float" office:value="20.5665" calcext:value-type="float">
            <text:p>20.5665</text:p>
          </table:table-cell>
          <table:table-cell office:value-type="float" office:value="19.76535" calcext:value-type="float">
            <text:p>19.76535</text:p>
          </table:table-cell>
          <table:table-cell office:value-type="float" office:value="19.7644" calcext:value-type="float">
            <text:p>19.7644</text:p>
          </table:table-cell>
          <table:table-cell office:value-type="float" office:value="18.879" calcext:value-type="float">
            <text:p>18.879</text:p>
          </table:table-cell>
          <table:table-cell office:value-type="float" office:value="18.85187" calcext:value-type="float">
            <text:p>18.85187</text:p>
          </table:table-cell>
          <table:table-cell office:value-type="float" office:value="18.16336" calcext:value-type="float">
            <text:p>18.16336</text:p>
          </table:table-cell>
          <table:table-cell office:value-type="float" office:value="18.13275" calcext:value-type="float">
            <text:p>18.13275</text:p>
          </table:table-cell>
          <table:table-cell office:value-type="float" office:value="34.01523" calcext:value-type="float">
            <text:p>34.01523</text:p>
          </table:table-cell>
          <table:table-cell office:value-type="float" office:value="14.61551" calcext:value-type="float">
            <text:p>14.6155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6092003" calcext:value-type="float">
            <text:p>6092003</text:p>
          </table:table-cell>
          <table:table-cell office:value-type="float" office:value="22.29999" calcext:value-type="float">
            <text:p>22.29999</text:p>
          </table:table-cell>
          <table:table-cell office:value-type="float" office:value="30.75" calcext:value-type="float">
            <text:p>30.75</text:p>
          </table:table-cell>
          <table:table-cell office:value-type="float" office:value="14.06" calcext:value-type="float">
            <text:p>14.06</text:p>
          </table:table-cell>
          <table:table-cell office:value-type="float" office:value="1.408173" calcext:value-type="float">
            <text:p>1.408173</text:p>
          </table:table-cell>
          <table:table-cell office:value-type="float" office:value="0.9663838" calcext:value-type="float">
            <text:p>0.9663838</text:p>
          </table:table-cell>
          <table:table-cell office:value-type="float" office:value="199.368" calcext:value-type="float">
            <text:p>199.368</text:p>
          </table:table-cell>
          <table:table-cell office:value-type="float" office:value="0" calcext:value-type="float">
            <text:p>0</text:p>
          </table:table-cell>
          <table:table-cell office:value-type="float" office:value="34.56625" calcext:value-type="float">
            <text:p>34.56625</text:p>
          </table:table-cell>
          <table:table-cell office:value-type="float" office:value="15.92789" calcext:value-type="float">
            <text:p>15.92789</text:p>
          </table:table-cell>
          <table:table-cell office:value-type="float" office:value="29.33173" calcext:value-type="float">
            <text:p>29.33173</text:p>
          </table:table-cell>
          <table:table-cell office:value-type="float" office:value="18.32578" calcext:value-type="float">
            <text:p>18.32578</text:p>
          </table:table-cell>
          <table:table-cell office:value-type="float" office:value="27.11783" calcext:value-type="float">
            <text:p>27.11783</text:p>
          </table:table-cell>
          <table:table-cell office:value-type="float" office:value="19.70328" calcext:value-type="float">
            <text:p>19.70328</text:p>
          </table:table-cell>
          <table:table-cell office:value-type="float" office:value="25.44977" calcext:value-type="float">
            <text:p>25.44977</text:p>
          </table:table-cell>
          <table:table-cell office:value-type="float" office:value="20.71271" calcext:value-type="float">
            <text:p>20.71271</text:p>
          </table:table-cell>
          <table:table-cell office:value-type="float" office:value="24.44122" calcext:value-type="float">
            <text:p>24.44122</text:p>
          </table:table-cell>
          <table:table-cell office:value-type="float" office:value="21.26462" calcext:value-type="float">
            <text:p>21.26462</text:p>
          </table:table-cell>
          <table:table-cell office:value-type="float" office:value="23.53787" calcext:value-type="float">
            <text:p>23.53787</text:p>
          </table:table-cell>
          <table:table-cell office:value-type="float" office:value="21.72501" calcext:value-type="float">
            <text:p>21.72501</text:p>
          </table:table-cell>
          <table:table-cell office:value-type="float" office:value="22.9613" calcext:value-type="float">
            <text:p>22.9613</text:p>
          </table:table-cell>
          <table:table-cell office:value-type="float" office:value="21.89359" calcext:value-type="float">
            <text:p>21.89359</text:p>
          </table:table-cell>
          <table:table-cell office:value-type="float" office:value="22.15851" calcext:value-type="float">
            <text:p>22.15851</text:p>
          </table:table-cell>
          <table:table-cell office:value-type="float" office:value="21.96201" calcext:value-type="float">
            <text:p>21.96201</text:p>
          </table:table-cell>
          <table:table-cell office:value-type="float" office:value="21.74716" calcext:value-type="float">
            <text:p>21.74716</text:p>
          </table:table-cell>
          <table:table-cell office:value-type="float" office:value="21.71255" calcext:value-type="float">
            <text:p>21.71255</text:p>
          </table:table-cell>
          <table:table-cell office:value-type="float" office:value="21.28653" calcext:value-type="float">
            <text:p>21.28653</text:p>
          </table:table-cell>
          <table:table-cell office:value-type="float" office:value="21.20718" calcext:value-type="float">
            <text:p>21.20718</text:p>
          </table:table-cell>
          <table:table-cell office:value-type="float" office:value="20.56604" calcext:value-type="float">
            <text:p>20.56604</text:p>
          </table:table-cell>
          <table:table-cell office:value-type="float" office:value="20.52292" calcext:value-type="float">
            <text:p>20.52292</text:p>
          </table:table-cell>
          <table:table-cell office:value-type="float" office:value="19.7652" calcext:value-type="float">
            <text:p>19.7652</text:p>
          </table:table-cell>
          <table:table-cell office:value-type="float" office:value="19.76169" calcext:value-type="float">
            <text:p>19.76169</text:p>
          </table:table-cell>
          <table:table-cell office:value-type="float" office:value="18.89999" calcext:value-type="float">
            <text:p>18.89999</text:p>
          </table:table-cell>
          <table:table-cell office:value-type="float" office:value="18.87924" calcext:value-type="float">
            <text:p>18.87924</text:p>
          </table:table-cell>
          <table:table-cell office:value-type="float" office:value="18.19101" calcext:value-type="float">
            <text:p>18.19101</text:p>
          </table:table-cell>
          <table:table-cell office:value-type="float" office:value="18.16364" calcext:value-type="float">
            <text:p>18.16364</text:p>
          </table:table-cell>
          <table:table-cell office:value-type="float" office:value="38.76755" calcext:value-type="float">
            <text:p>38.76755</text:p>
          </table:table-cell>
          <table:table-cell office:value-type="float" office:value="15.92789" calcext:value-type="float">
            <text:p>15.9278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7092003" calcext:value-type="float">
            <text:p>7092003</text:p>
          </table:table-cell>
          <table:table-cell office:value-type="float" office:value="22.34732" calcext:value-type="float">
            <text:p>22.34732</text:p>
          </table:table-cell>
          <table:table-cell office:value-type="float" office:value="28.95" calcext:value-type="float">
            <text:p>28.95</text:p>
          </table:table-cell>
          <table:table-cell office:value-type="float" office:value="12.19" calcext:value-type="float">
            <text:p>12.19</text:p>
          </table:table-cell>
          <table:table-cell office:value-type="float" office:value="1.311917" calcext:value-type="float">
            <text:p>1.311917</text:p>
          </table:table-cell>
          <table:table-cell office:value-type="float" office:value="0.8592324" calcext:value-type="float">
            <text:p>0.8592324</text:p>
          </table:table-cell>
          <table:table-cell office:value-type="float" office:value="199.26" calcext:value-type="float">
            <text:p>199.26</text:p>
          </table:table-cell>
          <table:table-cell office:value-type="float" office:value="0" calcext:value-type="float">
            <text:p>0</text:p>
          </table:table-cell>
          <table:table-cell office:value-type="float" office:value="33.82755" calcext:value-type="float">
            <text:p>33.82755</text:p>
          </table:table-cell>
          <table:table-cell office:value-type="float" office:value="14.79559" calcext:value-type="float">
            <text:p>14.79559</text:p>
          </table:table-cell>
          <table:table-cell office:value-type="float" office:value="28.50034" calcext:value-type="float">
            <text:p>28.50034</text:p>
          </table:table-cell>
          <table:table-cell office:value-type="float" office:value="17.71335" calcext:value-type="float">
            <text:p>17.71335</text:p>
          </table:table-cell>
          <table:table-cell office:value-type="float" office:value="26.48505" calcext:value-type="float">
            <text:p>26.48505</text:p>
          </table:table-cell>
          <table:table-cell office:value-type="float" office:value="19.36392" calcext:value-type="float">
            <text:p>19.36392</text:p>
          </table:table-cell>
          <table:table-cell office:value-type="float" office:value="25.02087" calcext:value-type="float">
            <text:p>25.02087</text:p>
          </table:table-cell>
          <table:table-cell office:value-type="float" office:value="20.56555" calcext:value-type="float">
            <text:p>20.56555</text:p>
          </table:table-cell>
          <table:table-cell office:value-type="float" office:value="24.14679" calcext:value-type="float">
            <text:p>24.14679</text:p>
          </table:table-cell>
          <table:table-cell office:value-type="float" office:value="21.23273" calcext:value-type="float">
            <text:p>21.23273</text:p>
          </table:table-cell>
          <table:table-cell office:value-type="float" office:value="23.43671" calcext:value-type="float">
            <text:p>23.43671</text:p>
          </table:table-cell>
          <table:table-cell office:value-type="float" office:value="21.79156" calcext:value-type="float">
            <text:p>21.79156</text:p>
          </table:table-cell>
          <table:table-cell office:value-type="float" office:value="22.96213" calcext:value-type="float">
            <text:p>22.96213</text:p>
          </table:table-cell>
          <table:table-cell office:value-type="float" office:value="22.00211" calcext:value-type="float">
            <text:p>22.00211</text:p>
          </table:table-cell>
          <table:table-cell office:value-type="float" office:value="22.26578" calcext:value-type="float">
            <text:p>22.26578</text:p>
          </table:table-cell>
          <table:table-cell office:value-type="float" office:value="22.11847" calcext:value-type="float">
            <text:p>22.11847</text:p>
          </table:table-cell>
          <table:table-cell office:value-type="float" office:value="21.73453" calcext:value-type="float">
            <text:p>21.73453</text:p>
          </table:table-cell>
          <table:table-cell office:value-type="float" office:value="21.71353" calcext:value-type="float">
            <text:p>21.71353</text:p>
          </table:table-cell>
          <table:table-cell office:value-type="float" office:value="21.20645" calcext:value-type="float">
            <text:p>21.20645</text:p>
          </table:table-cell>
          <table:table-cell office:value-type="float" office:value="21.15414" calcext:value-type="float">
            <text:p>21.15414</text:p>
          </table:table-cell>
          <table:table-cell office:value-type="float" office:value="20.52246" calcext:value-type="float">
            <text:p>20.52246</text:p>
          </table:table-cell>
          <table:table-cell office:value-type="float" office:value="20.48465" calcext:value-type="float">
            <text:p>20.48465</text:p>
          </table:table-cell>
          <table:table-cell office:value-type="float" office:value="19.76163" calcext:value-type="float">
            <text:p>19.76163</text:p>
          </table:table-cell>
          <table:table-cell office:value-type="float" office:value="19.75491" calcext:value-type="float">
            <text:p>19.75491</text:p>
          </table:table-cell>
          <table:table-cell office:value-type="float" office:value="18.9165" calcext:value-type="float">
            <text:p>18.9165</text:p>
          </table:table-cell>
          <table:table-cell office:value-type="float" office:value="18.90018" calcext:value-type="float">
            <text:p>18.90018</text:p>
          </table:table-cell>
          <table:table-cell office:value-type="float" office:value="18.21515" calcext:value-type="float">
            <text:p>18.21515</text:p>
          </table:table-cell>
          <table:table-cell office:value-type="float" office:value="18.19128" calcext:value-type="float">
            <text:p>18.19128</text:p>
          </table:table-cell>
          <table:table-cell office:value-type="float" office:value="47.55908" calcext:value-type="float">
            <text:p>47.55908</text:p>
          </table:table-cell>
          <table:table-cell office:value-type="float" office:value="14.79562" calcext:value-type="float">
            <text:p>14.7956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8092003" calcext:value-type="float">
            <text:p>8092003</text:p>
          </table:table-cell>
          <table:table-cell office:value-type="float" office:value="22.39411" calcext:value-type="float">
            <text:p>22.39411</text:p>
          </table:table-cell>
          <table:table-cell office:value-type="float" office:value="28.68" calcext:value-type="float">
            <text:p>28.68</text:p>
          </table:table-cell>
          <table:table-cell office:value-type="float" office:value="11.16" calcext:value-type="float">
            <text:p>11.16</text:p>
          </table:table-cell>
          <table:table-cell office:value-type="float" office:value="1.377624" calcext:value-type="float">
            <text:p>1.377624</text:p>
          </table:table-cell>
          <table:table-cell office:value-type="float" office:value="0.9475935" calcext:value-type="float">
            <text:p>0.9475935</text:p>
          </table:table-cell>
          <table:table-cell office:value-type="float" office:value="230.148" calcext:value-type="float">
            <text:p>230.148</text:p>
          </table:table-cell>
          <table:table-cell office:value-type="float" office:value="0" calcext:value-type="float">
            <text:p>0</text:p>
          </table:table-cell>
          <table:table-cell office:value-type="float" office:value="32.97287" calcext:value-type="float">
            <text:p>32.97287</text:p>
          </table:table-cell>
          <table:table-cell office:value-type="float" office:value="13.68738" calcext:value-type="float">
            <text:p>13.68738</text:p>
          </table:table-cell>
          <table:table-cell office:value-type="float" office:value="27.96481" calcext:value-type="float">
            <text:p>27.96481</text:p>
          </table:table-cell>
          <table:table-cell office:value-type="float" office:value="16.8804" calcext:value-type="float">
            <text:p>16.8804</text:p>
          </table:table-cell>
          <table:table-cell office:value-type="float" office:value="26.0112" calcext:value-type="float">
            <text:p>26.0112</text:p>
          </table:table-cell>
          <table:table-cell office:value-type="float" office:value="18.66055" calcext:value-type="float">
            <text:p>18.66055</text:p>
          </table:table-cell>
          <table:table-cell office:value-type="float" office:value="24.6106" calcext:value-type="float">
            <text:p>24.6106</text:p>
          </table:table-cell>
          <table:table-cell office:value-type="float" office:value="20.01105" calcext:value-type="float">
            <text:p>20.01105</text:p>
          </table:table-cell>
          <table:table-cell office:value-type="float" office:value="23.79269" calcext:value-type="float">
            <text:p>23.79269</text:p>
          </table:table-cell>
          <table:table-cell office:value-type="float" office:value="20.7854" calcext:value-type="float">
            <text:p>20.7854</text:p>
          </table:table-cell>
          <table:table-cell office:value-type="float" office:value="23.23547" calcext:value-type="float">
            <text:p>23.23547</text:p>
          </table:table-cell>
          <table:table-cell office:value-type="float" office:value="21.46396" calcext:value-type="float">
            <text:p>21.46396</text:p>
          </table:table-cell>
          <table:table-cell office:value-type="float" office:value="22.88373" calcext:value-type="float">
            <text:p>22.88373</text:p>
          </table:table-cell>
          <table:table-cell office:value-type="float" office:value="21.78519" calcext:value-type="float">
            <text:p>21.78519</text:p>
          </table:table-cell>
          <table:table-cell office:value-type="float" office:value="22.28244" calcext:value-type="float">
            <text:p>22.28244</text:p>
          </table:table-cell>
          <table:table-cell office:value-type="float" office:value="22.04141" calcext:value-type="float">
            <text:p>22.04141</text:p>
          </table:table-cell>
          <table:table-cell office:value-type="float" office:value="21.74057" calcext:value-type="float">
            <text:p>21.74057</text:p>
          </table:table-cell>
          <table:table-cell office:value-type="float" office:value="21.70947" calcext:value-type="float">
            <text:p>21.70947</text:p>
          </table:table-cell>
          <table:table-cell office:value-type="float" office:value="21.15366" calcext:value-type="float">
            <text:p>21.15366</text:p>
          </table:table-cell>
          <table:table-cell office:value-type="float" office:value="21.11749" calcext:value-type="float">
            <text:p>21.11749</text:p>
          </table:table-cell>
          <table:table-cell office:value-type="float" office:value="20.48428" calcext:value-type="float">
            <text:p>20.48428</text:p>
          </table:table-cell>
          <table:table-cell office:value-type="float" office:value="20.45428" calcext:value-type="float">
            <text:p>20.45428</text:p>
          </table:table-cell>
          <table:table-cell office:value-type="float" office:value="19.75482" calcext:value-type="float">
            <text:p>19.75482</text:p>
          </table:table-cell>
          <table:table-cell office:value-type="float" office:value="19.74677" calcext:value-type="float">
            <text:p>19.74677</text:p>
          </table:table-cell>
          <table:table-cell office:value-type="float" office:value="18.92932" calcext:value-type="float">
            <text:p>18.92932</text:p>
          </table:table-cell>
          <table:table-cell office:value-type="float" office:value="18.91669" calcext:value-type="float">
            <text:p>18.91669</text:p>
          </table:table-cell>
          <table:table-cell office:value-type="float" office:value="18.2359" calcext:value-type="float">
            <text:p>18.2359</text:p>
          </table:table-cell>
          <table:table-cell office:value-type="float" office:value="18.21539" calcext:value-type="float">
            <text:p>18.21539</text:p>
          </table:table-cell>
          <table:table-cell office:value-type="float" office:value="37.21014" calcext:value-type="float">
            <text:p>37.21014</text:p>
          </table:table-cell>
          <table:table-cell office:value-type="float" office:value="11.84366" calcext:value-type="float">
            <text:p>11.8436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9092003" calcext:value-type="float">
            <text:p>9092003</text:p>
          </table:table-cell>
          <table:table-cell office:value-type="float" office:value="7.814524" calcext:value-type="float">
            <text:p>7.814524</text:p>
          </table:table-cell>
          <table:table-cell office:value-type="float" office:value="25.62" calcext:value-type="float">
            <text:p>25.62</text:p>
          </table:table-cell>
          <table:table-cell office:value-type="float" office:value="16.191" calcext:value-type="float">
            <text:p>16.191</text:p>
          </table:table-cell>
          <table:table-cell office:value-type="float" office:value="1.880754" calcext:value-type="float">
            <text:p>1.880754</text:p>
          </table:table-cell>
          <table:table-cell office:value-type="float" office:value="1.34196" calcext:value-type="float">
            <text:p>1.34196</text:p>
          </table:table-cell>
          <table:table-cell office:value-type="float" office:value="321.048" calcext:value-type="float">
            <text:p>321.048</text:p>
          </table:table-cell>
          <table:table-cell office:value-type="float" office:value="20.6" calcext:value-type="float">
            <text:p>20.6</text:p>
          </table:table-cell>
          <table:table-cell office:value-type="float" office:value="22.22778" calcext:value-type="float">
            <text:p>22.22778</text:p>
          </table:table-cell>
          <table:table-cell office:value-type="float" office:value="16.9556" calcext:value-type="float">
            <text:p>16.9556</text:p>
          </table:table-cell>
          <table:table-cell office:value-type="float" office:value="21.40503" calcext:value-type="float">
            <text:p>21.40503</text:p>
          </table:table-cell>
          <table:table-cell office:value-type="float" office:value="18.2663" calcext:value-type="float">
            <text:p>18.2663</text:p>
          </table:table-cell>
          <table:table-cell office:value-type="float" office:value="22.45319" calcext:value-type="float">
            <text:p>22.45319</text:p>
          </table:table-cell>
          <table:table-cell office:value-type="float" office:value="19.39984" calcext:value-type="float">
            <text:p>19.39984</text:p>
          </table:table-cell>
          <table:table-cell office:value-type="float" office:value="23.01205" calcext:value-type="float">
            <text:p>23.01205</text:p>
          </table:table-cell>
          <table:table-cell office:value-type="float" office:value="20.24481" calcext:value-type="float">
            <text:p>20.24481</text:p>
          </table:table-cell>
          <table:table-cell office:value-type="float" office:value="23.09579" calcext:value-type="float">
            <text:p>23.09579</text:p>
          </table:table-cell>
          <table:table-cell office:value-type="float" office:value="20.78522" calcext:value-type="float">
            <text:p>20.78522</text:p>
          </table:table-cell>
          <table:table-cell office:value-type="float" office:value="23.02328" calcext:value-type="float">
            <text:p>23.02328</text:p>
          </table:table-cell>
          <table:table-cell office:value-type="float" office:value="21.26892" calcext:value-type="float">
            <text:p>21.26892</text:p>
          </table:table-cell>
          <table:table-cell office:value-type="float" office:value="22.6857" calcext:value-type="float">
            <text:p>22.6857</text:p>
          </table:table-cell>
          <table:table-cell office:value-type="float" office:value="21.52515" calcext:value-type="float">
            <text:p>21.52515</text:p>
          </table:table-cell>
          <table:table-cell office:value-type="float" office:value="22.17801" calcext:value-type="float">
            <text:p>22.17801</text:p>
          </table:table-cell>
          <table:table-cell office:value-type="float" office:value="21.79523" calcext:value-type="float">
            <text:p>21.79523</text:p>
          </table:table-cell>
          <table:table-cell office:value-type="float" office:value="21.7092" calcext:value-type="float">
            <text:p>21.7092</text:p>
          </table:table-cell>
          <table:table-cell office:value-type="float" office:value="21.65036" calcext:value-type="float">
            <text:p>21.65036</text:p>
          </table:table-cell>
          <table:table-cell office:value-type="float" office:value="21.11713" calcext:value-type="float">
            <text:p>21.11713</text:p>
          </table:table-cell>
          <table:table-cell office:value-type="float" office:value="21.0827" calcext:value-type="float">
            <text:p>21.0827</text:p>
          </table:table-cell>
          <table:table-cell office:value-type="float" office:value="20.45401" calcext:value-type="float">
            <text:p>20.45401</text:p>
          </table:table-cell>
          <table:table-cell office:value-type="float" office:value="20.42877" calcext:value-type="float">
            <text:p>20.42877</text:p>
          </table:table-cell>
          <table:table-cell office:value-type="float" office:value="19.7467" calcext:value-type="float">
            <text:p>19.7467</text:p>
          </table:table-cell>
          <table:table-cell office:value-type="float" office:value="19.73447" calcext:value-type="float">
            <text:p>19.73447</text:p>
          </table:table-cell>
          <table:table-cell office:value-type="float" office:value="18.93451" calcext:value-type="float">
            <text:p>18.93451</text:p>
          </table:table-cell>
          <table:table-cell office:value-type="float" office:value="18.9201" calcext:value-type="float">
            <text:p>18.9201</text:p>
          </table:table-cell>
          <table:table-cell office:value-type="float" office:value="18.25391" calcext:value-type="float">
            <text:p>18.25391</text:p>
          </table:table-cell>
          <table:table-cell office:value-type="float" office:value="18.23608" calcext:value-type="float">
            <text:p>18.23608</text:p>
          </table:table-cell>
          <table:table-cell office:value-type="float" office:value="23.05295" calcext:value-type="float">
            <text:p>23.05295</text:p>
          </table:table-cell>
          <table:table-cell office:value-type="float" office:value="15.53244" calcext:value-type="float">
            <text:p>15.5324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0092003" calcext:value-type="float">
            <text:p>10092003</text:p>
          </table:table-cell>
          <table:table-cell office:value-type="float" office:value="5.91012" calcext:value-type="float">
            <text:p>5.91012</text:p>
          </table:table-cell>
          <table:table-cell office:value-type="float" office:value="27.94" calcext:value-type="float">
            <text:p>27.94</text:p>
          </table:table-cell>
          <table:table-cell office:value-type="float" office:value="18.6" calcext:value-type="float">
            <text:p>18.6</text:p>
          </table:table-cell>
          <table:table-cell office:value-type="float" office:value="1.940015" calcext:value-type="float">
            <text:p>1.940015</text:p>
          </table:table-cell>
          <table:table-cell office:value-type="float" office:value="1.606209" calcext:value-type="float">
            <text:p>1.606209</text:p>
          </table:table-cell>
          <table:table-cell office:value-type="float" office:value="417.78" calcext:value-type="float">
            <text:p>417.78</text:p>
          </table:table-cell>
          <table:table-cell office:value-type="float" office:value="23.5" calcext:value-type="float">
            <text:p>23.5</text:p>
          </table:table-cell>
          <table:table-cell office:value-type="float" office:value="22.26993" calcext:value-type="float">
            <text:p>22.26993</text:p>
          </table:table-cell>
          <table:table-cell office:value-type="float" office:value="17.9191" calcext:value-type="float">
            <text:p>17.9191</text:p>
          </table:table-cell>
          <table:table-cell office:value-type="float" office:value="21.47433" calcext:value-type="float">
            <text:p>21.47433</text:p>
          </table:table-cell>
          <table:table-cell office:value-type="float" office:value="18.55289" calcext:value-type="float">
            <text:p>18.55289</text:p>
          </table:table-cell>
          <table:table-cell office:value-type="float" office:value="21.17447" calcext:value-type="float">
            <text:p>21.17447</text:p>
          </table:table-cell>
          <table:table-cell office:value-type="float" office:value="19.15314" calcext:value-type="float">
            <text:p>19.15314</text:p>
          </table:table-cell>
          <table:table-cell office:value-type="float" office:value="21.02103" calcext:value-type="float">
            <text:p>21.02103</text:p>
          </table:table-cell>
          <table:table-cell office:value-type="float" office:value="19.81918" calcext:value-type="float">
            <text:p>19.81918</text:p>
          </table:table-cell>
          <table:table-cell office:value-type="float" office:value="21.02289" calcext:value-type="float">
            <text:p>21.02289</text:p>
          </table:table-cell>
          <table:table-cell office:value-type="float" office:value="20.25711" calcext:value-type="float">
            <text:p>20.25711</text:p>
          </table:table-cell>
          <table:table-cell office:value-type="float" office:value="21.30948" calcext:value-type="float">
            <text:p>21.30948</text:p>
          </table:table-cell>
          <table:table-cell office:value-type="float" office:value="20.68933" calcext:value-type="float">
            <text:p>20.68933</text:p>
          </table:table-cell>
          <table:table-cell office:value-type="float" office:value="21.52081" calcext:value-type="float">
            <text:p>21.52081</text:p>
          </table:table-cell>
          <table:table-cell office:value-type="float" office:value="21.01645" calcext:value-type="float">
            <text:p>21.01645</text:p>
          </table:table-cell>
          <table:table-cell office:value-type="float" office:value="21.79062" calcext:value-type="float">
            <text:p>21.79062</text:p>
          </table:table-cell>
          <table:table-cell office:value-type="float" office:value="21.34879" calcext:value-type="float">
            <text:p>21.34879</text:p>
          </table:table-cell>
          <table:table-cell office:value-type="float" office:value="21.6488" calcext:value-type="float">
            <text:p>21.6488</text:p>
          </table:table-cell>
          <table:table-cell office:value-type="float" office:value="21.45251" calcext:value-type="float">
            <text:p>21.45251</text:p>
          </table:table-cell>
          <table:table-cell office:value-type="float" office:value="21.08228" calcext:value-type="float">
            <text:p>21.08228</text:p>
          </table:table-cell>
          <table:table-cell office:value-type="float" office:value="21.02606" calcext:value-type="float">
            <text:p>21.02606</text:p>
          </table:table-cell>
          <table:table-cell office:value-type="float" office:value="20.42853" calcext:value-type="float">
            <text:p>20.42853</text:p>
          </table:table-cell>
          <table:table-cell office:value-type="float" office:value="20.40158" calcext:value-type="float">
            <text:p>20.40158</text:p>
          </table:table-cell>
          <table:table-cell office:value-type="float" office:value="19.73434" calcext:value-type="float">
            <text:p>19.73434</text:p>
          </table:table-cell>
          <table:table-cell office:value-type="float" office:value="19.72498" calcext:value-type="float">
            <text:p>19.72498</text:p>
          </table:table-cell>
          <table:table-cell office:value-type="float" office:value="18.94461" calcext:value-type="float">
            <text:p>18.94461</text:p>
          </table:table-cell>
          <table:table-cell office:value-type="float" office:value="18.93463" calcext:value-type="float">
            <text:p>18.93463</text:p>
          </table:table-cell>
          <table:table-cell office:value-type="float" office:value="18.27063" calcext:value-type="float">
            <text:p>18.27063</text:p>
          </table:table-cell>
          <table:table-cell office:value-type="float" office:value="18.25409" calcext:value-type="float">
            <text:p>18.25409</text:p>
          </table:table-cell>
          <table:table-cell office:value-type="float" office:value="22.72507" calcext:value-type="float">
            <text:p>22.72507</text:p>
          </table:table-cell>
          <table:table-cell office:value-type="float" office:value="17.51279" calcext:value-type="float">
            <text:p>17.5127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1092003" calcext:value-type="float">
            <text:p>11092003</text:p>
          </table:table-cell>
          <table:table-cell office:value-type="float" office:value="3.11904" calcext:value-type="float">
            <text:p>3.11904</text:p>
          </table:table-cell>
          <table:table-cell office:value-type="float" office:value="18.69" calcext:value-type="float">
            <text:p>18.69</text:p>
          </table:table-cell>
          <table:table-cell office:value-type="float" office:value="11.39" calcext:value-type="float">
            <text:p>11.39</text:p>
          </table:table-cell>
          <table:table-cell office:value-type="float" office:value="1.894227" calcext:value-type="float">
            <text:p>1.894227</text:p>
          </table:table-cell>
          <table:table-cell office:value-type="float" office:value="1.182484" calcext:value-type="float">
            <text:p>1.182484</text:p>
          </table:table-cell>
          <table:table-cell office:value-type="float" office:value="242.496" calcext:value-type="float">
            <text:p>242.496</text:p>
          </table:table-cell>
          <table:table-cell office:value-type="float" office:value="12.6" calcext:value-type="float">
            <text:p>12.6</text:p>
          </table:table-cell>
          <table:table-cell office:value-type="float" office:value="18.4313" calcext:value-type="float">
            <text:p>18.4313</text:p>
          </table:table-cell>
          <table:table-cell office:value-type="float" office:value="13.10907" calcext:value-type="float">
            <text:p>13.10907</text:p>
          </table:table-cell>
          <table:table-cell office:value-type="float" office:value="19.14935" calcext:value-type="float">
            <text:p>19.14935</text:p>
          </table:table-cell>
          <table:table-cell office:value-type="float" office:value="14.8811" calcext:value-type="float">
            <text:p>14.8811</text:p>
          </table:table-cell>
          <table:table-cell office:value-type="float" office:value="19.74442" calcext:value-type="float">
            <text:p>19.74442</text:p>
          </table:table-cell>
          <table:table-cell office:value-type="float" office:value="16.19489" calcext:value-type="float">
            <text:p>16.19489</text:p>
          </table:table-cell>
          <table:table-cell office:value-type="float" office:value="20.28983" calcext:value-type="float">
            <text:p>20.28983</text:p>
          </table:table-cell>
          <table:table-cell office:value-type="float" office:value="17.2049" calcext:value-type="float">
            <text:p>17.2049</text:p>
          </table:table-cell>
          <table:table-cell office:value-type="float" office:value="20.62936" calcext:value-type="float">
            <text:p>20.62936</text:p>
          </table:table-cell>
          <table:table-cell office:value-type="float" office:value="17.90918" calcext:value-type="float">
            <text:p>17.90918</text:p>
          </table:table-cell>
          <table:table-cell office:value-type="float" office:value="20.95029" calcext:value-type="float">
            <text:p>20.95029</text:p>
          </table:table-cell>
          <table:table-cell office:value-type="float" office:value="18.93958" calcext:value-type="float">
            <text:p>18.93958</text:p>
          </table:table-cell>
          <table:table-cell office:value-type="float" office:value="21.12708" calcext:value-type="float">
            <text:p>21.12708</text:p>
          </table:table-cell>
          <table:table-cell office:value-type="float" office:value="19.75018" calcext:value-type="float">
            <text:p>19.75018</text:p>
          </table:table-cell>
          <table:table-cell office:value-type="float" office:value="21.34668" calcext:value-type="float">
            <text:p>21.34668</text:p>
          </table:table-cell>
          <table:table-cell office:value-type="float" office:value="20.759" calcext:value-type="float">
            <text:p>20.759</text:p>
          </table:table-cell>
          <table:table-cell office:value-type="float" office:value="21.45029" calcext:value-type="float">
            <text:p>21.45029</text:p>
          </table:table-cell>
          <table:table-cell office:value-type="float" office:value="21.20764" calcext:value-type="float">
            <text:p>21.20764</text:p>
          </table:table-cell>
          <table:table-cell office:value-type="float" office:value="21.02527" calcext:value-type="float">
            <text:p>21.02527</text:p>
          </table:table-cell>
          <table:table-cell office:value-type="float" office:value="20.93805" calcext:value-type="float">
            <text:p>20.93805</text:p>
          </table:table-cell>
          <table:table-cell office:value-type="float" office:value="20.40125" calcext:value-type="float">
            <text:p>20.40125</text:p>
          </table:table-cell>
          <table:table-cell office:value-type="float" office:value="20.366" calcext:value-type="float">
            <text:p>20.366</text:p>
          </table:table-cell>
          <table:table-cell office:value-type="float" office:value="19.72491" calcext:value-type="float">
            <text:p>19.72491</text:p>
          </table:table-cell>
          <table:table-cell office:value-type="float" office:value="19.7149" calcext:value-type="float">
            <text:p>19.7149</text:p>
          </table:table-cell>
          <table:table-cell office:value-type="float" office:value="18.95139" calcext:value-type="float">
            <text:p>18.95139</text:p>
          </table:table-cell>
          <table:table-cell office:value-type="float" office:value="18.9447" calcext:value-type="float">
            <text:p>18.9447</text:p>
          </table:table-cell>
          <table:table-cell office:value-type="float" office:value="18.28418" calcext:value-type="float">
            <text:p>18.28418</text:p>
          </table:table-cell>
          <table:table-cell office:value-type="float" office:value="18.27078" calcext:value-type="float">
            <text:p>18.27078</text:p>
          </table:table-cell>
          <table:table-cell office:value-type="float" office:value="17.9931" calcext:value-type="float">
            <text:p>17.9931</text:p>
          </table:table-cell>
          <table:table-cell office:value-type="float" office:value="11.75882" calcext:value-type="float">
            <text:p>11.7588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2092003" calcext:value-type="float">
            <text:p>12092003</text:p>
          </table:table-cell>
          <table:table-cell office:value-type="float" office:value="21.77882" calcext:value-type="float">
            <text:p>21.77882</text:p>
          </table:table-cell>
          <table:table-cell office:value-type="float" office:value="26.14" calcext:value-type="float">
            <text:p>26.14</text:p>
          </table:table-cell>
          <table:table-cell office:value-type="float" office:value="8.42" calcext:value-type="float">
            <text:p>8.42</text:p>
          </table:table-cell>
          <table:table-cell office:value-type="float" office:value="1.64101" calcext:value-type="float">
            <text:p>1.64101</text:p>
          </table:table-cell>
          <table:table-cell office:value-type="float" office:value="0.9575453" calcext:value-type="float">
            <text:p>0.9575453</text:p>
          </table:table-cell>
          <table:table-cell office:value-type="float" office:value="165.708" calcext:value-type="float">
            <text:p>165.708</text:p>
          </table:table-cell>
          <table:table-cell office:value-type="float" office:value="0" calcext:value-type="float">
            <text:p>0</text:p>
          </table:table-cell>
          <table:table-cell office:value-type="float" office:value="22.69855" calcext:value-type="float">
            <text:p>22.69855</text:p>
          </table:table-cell>
          <table:table-cell office:value-type="float" office:value="10.35864" calcext:value-type="float">
            <text:p>10.35864</text:p>
          </table:table-cell>
          <table:table-cell office:value-type="float" office:value="20.19531" calcext:value-type="float">
            <text:p>20.19531</text:p>
          </table:table-cell>
          <table:table-cell office:value-type="float" office:value="12.48401" calcext:value-type="float">
            <text:p>12.48401</text:p>
          </table:table-cell>
          <table:table-cell office:value-type="float" office:value="19.14243" calcext:value-type="float">
            <text:p>19.14243</text:p>
          </table:table-cell>
          <table:table-cell office:value-type="float" office:value="14.11234" calcext:value-type="float">
            <text:p>14.11234</text:p>
          </table:table-cell>
          <table:table-cell office:value-type="float" office:value="18.79492" calcext:value-type="float">
            <text:p>18.79492</text:p>
          </table:table-cell>
          <table:table-cell office:value-type="float" office:value="15.35391" calcext:value-type="float">
            <text:p>15.35391</text:p>
          </table:table-cell>
          <table:table-cell office:value-type="float" office:value="18.72449" calcext:value-type="float">
            <text:p>18.72449</text:p>
          </table:table-cell>
          <table:table-cell office:value-type="float" office:value="16.27646" calcext:value-type="float">
            <text:p>16.27646</text:p>
          </table:table-cell>
          <table:table-cell office:value-type="float" office:value="18.9133" calcext:value-type="float">
            <text:p>18.9133</text:p>
          </table:table-cell>
          <table:table-cell office:value-type="float" office:value="17.55991" calcext:value-type="float">
            <text:p>17.55991</text:p>
          </table:table-cell>
          <table:table-cell office:value-type="float" office:value="19.73099" calcext:value-type="float">
            <text:p>19.73099</text:p>
          </table:table-cell>
          <table:table-cell office:value-type="float" office:value="18.59897" calcext:value-type="float">
            <text:p>18.59897</text:p>
          </table:table-cell>
          <table:table-cell office:value-type="float" office:value="20.74899" calcext:value-type="float">
            <text:p>20.74899</text:p>
          </table:table-cell>
          <table:table-cell office:value-type="float" office:value="19.82846" calcext:value-type="float">
            <text:p>19.82846</text:p>
          </table:table-cell>
          <table:table-cell office:value-type="float" office:value="21.20425" calcext:value-type="float">
            <text:p>21.20425</text:p>
          </table:table-cell>
          <table:table-cell office:value-type="float" office:value="20.76965" calcext:value-type="float">
            <text:p>20.76965</text:p>
          </table:table-cell>
          <table:table-cell office:value-type="float" office:value="20.93695" calcext:value-type="float">
            <text:p>20.93695</text:p>
          </table:table-cell>
          <table:table-cell office:value-type="float" office:value="20.80426" calcext:value-type="float">
            <text:p>20.80426</text:p>
          </table:table-cell>
          <table:table-cell office:value-type="float" office:value="20.3656" calcext:value-type="float">
            <text:p>20.3656</text:p>
          </table:table-cell>
          <table:table-cell office:value-type="float" office:value="20.31516" calcext:value-type="float">
            <text:p>20.31516</text:p>
          </table:table-cell>
          <table:table-cell office:value-type="float" office:value="19.71475" calcext:value-type="float">
            <text:p>19.71475</text:p>
          </table:table-cell>
          <table:table-cell office:value-type="float" office:value="19.70117" calcext:value-type="float">
            <text:p>19.70117</text:p>
          </table:table-cell>
          <table:table-cell office:value-type="float" office:value="18.95532" calcext:value-type="float">
            <text:p>18.95532</text:p>
          </table:table-cell>
          <table:table-cell office:value-type="float" office:value="18.95145" calcext:value-type="float">
            <text:p>18.95145</text:p>
          </table:table-cell>
          <table:table-cell office:value-type="float" office:value="18.29449" calcext:value-type="float">
            <text:p>18.29449</text:p>
          </table:table-cell>
          <table:table-cell office:value-type="float" office:value="18.2843" calcext:value-type="float">
            <text:p>18.2843</text:p>
          </table:table-cell>
          <table:table-cell office:value-type="float" office:value="24.69708" calcext:value-type="float">
            <text:p>24.69708</text:p>
          </table:table-cell>
          <table:table-cell office:value-type="float" office:value="8.899506" calcext:value-type="float">
            <text:p>8.89950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3092003" calcext:value-type="float">
            <text:p>13092003</text:p>
          </table:table-cell>
          <table:table-cell office:value-type="float" office:value="16.35795" calcext:value-type="float">
            <text:p>16.35795</text:p>
          </table:table-cell>
          <table:table-cell office:value-type="float" office:value="20.83" calcext:value-type="float">
            <text:p>20.83</text:p>
          </table:table-cell>
          <table:table-cell office:value-type="float" office:value="9.9" calcext:value-type="float">
            <text:p>9.9</text:p>
          </table:table-cell>
          <table:table-cell office:value-type="float" office:value="1.31283" calcext:value-type="float">
            <text:p>1.31283</text:p>
          </table:table-cell>
          <table:table-cell office:value-type="float" office:value="1.00954" calcext:value-type="float">
            <text:p>1.00954</text:p>
          </table:table-cell>
          <table:table-cell office:value-type="float" office:value="279.576" calcext:value-type="float">
            <text:p>279.576</text:p>
          </table:table-cell>
          <table:table-cell office:value-type="float" office:value="0" calcext:value-type="float">
            <text:p>0</text:p>
          </table:table-cell>
          <table:table-cell office:value-type="float" office:value="20.19781" calcext:value-type="float">
            <text:p>20.19781</text:p>
          </table:table-cell>
          <table:table-cell office:value-type="float" office:value="11.62039" calcext:value-type="float">
            <text:p>11.62039</text:p>
          </table:table-cell>
          <table:table-cell office:value-type="float" office:value="18.4151" calcext:value-type="float">
            <text:p>18.4151</text:p>
          </table:table-cell>
          <table:table-cell office:value-type="float" office:value="13.6221" calcext:value-type="float">
            <text:p>13.6221</text:p>
          </table:table-cell>
          <table:table-cell office:value-type="float" office:value="17.9158" calcext:value-type="float">
            <text:p>17.9158</text:p>
          </table:table-cell>
          <table:table-cell office:value-type="float" office:value="15.31052" calcext:value-type="float">
            <text:p>15.31052</text:p>
          </table:table-cell>
          <table:table-cell office:value-type="float" office:value="17.83008" calcext:value-type="float">
            <text:p>17.83008</text:p>
          </table:table-cell>
          <table:table-cell office:value-type="float" office:value="16.4306" calcext:value-type="float">
            <text:p>16.4306</text:p>
          </table:table-cell>
          <table:table-cell office:value-type="float" office:value="18.24704" calcext:value-type="float">
            <text:p>18.24704</text:p>
          </table:table-cell>
          <table:table-cell office:value-type="float" office:value="17.05215" calcext:value-type="float">
            <text:p>17.05215</text:p>
          </table:table-cell>
          <table:table-cell office:value-type="float" office:value="18.76556" calcext:value-type="float">
            <text:p>18.76556</text:p>
          </table:table-cell>
          <table:table-cell office:value-type="float" office:value="17.85196" calcext:value-type="float">
            <text:p>17.85196</text:p>
          </table:table-cell>
          <table:table-cell office:value-type="float" office:value="19.17566" calcext:value-type="float">
            <text:p>19.17566</text:p>
          </table:table-cell>
          <table:table-cell office:value-type="float" office:value="18.54272" calcext:value-type="float">
            <text:p>18.54272</text:p>
          </table:table-cell>
          <table:table-cell office:value-type="float" office:value="19.82669" calcext:value-type="float">
            <text:p>19.82669</text:p>
          </table:table-cell>
          <table:table-cell office:value-type="float" office:value="19.40356" calcext:value-type="float">
            <text:p>19.40356</text:p>
          </table:table-cell>
          <table:table-cell office:value-type="float" office:value="20.76501" calcext:value-type="float">
            <text:p>20.76501</text:p>
          </table:table-cell>
          <table:table-cell office:value-type="float" office:value="20.36539" calcext:value-type="float">
            <text:p>20.36539</text:p>
          </table:table-cell>
          <table:table-cell office:value-type="float" office:value="20.80252" calcext:value-type="float">
            <text:p>20.80252</text:p>
          </table:table-cell>
          <table:table-cell office:value-type="float" office:value="20.62079" calcext:value-type="float">
            <text:p>20.62079</text:p>
          </table:table-cell>
          <table:table-cell office:value-type="float" office:value="20.31451" calcext:value-type="float">
            <text:p>20.31451</text:p>
          </table:table-cell>
          <table:table-cell office:value-type="float" office:value="20.24072" calcext:value-type="float">
            <text:p>20.24072</text:p>
          </table:table-cell>
          <table:table-cell office:value-type="float" office:value="19.70102" calcext:value-type="float">
            <text:p>19.70102</text:p>
          </table:table-cell>
          <table:table-cell office:value-type="float" office:value="19.67987" calcext:value-type="float">
            <text:p>19.67987</text:p>
          </table:table-cell>
          <table:table-cell office:value-type="float" office:value="18.95627" calcext:value-type="float">
            <text:p>18.95627</text:p>
          </table:table-cell>
          <table:table-cell office:value-type="float" office:value="18.95535" calcext:value-type="float">
            <text:p>18.95535</text:p>
          </table:table-cell>
          <table:table-cell office:value-type="float" office:value="18.30225" calcext:value-type="float">
            <text:p>18.30225</text:p>
          </table:table-cell>
          <table:table-cell office:value-type="float" office:value="18.29459" calcext:value-type="float">
            <text:p>18.29459</text:p>
          </table:table-cell>
          <table:table-cell office:value-type="float" office:value="21.46255" calcext:value-type="float">
            <text:p>21.46255</text:p>
          </table:table-cell>
          <table:table-cell office:value-type="float" office:value="10.11731" calcext:value-type="float">
            <text:p>10.1173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4092003" calcext:value-type="float">
            <text:p>14092003</text:p>
          </table:table-cell>
          <table:table-cell office:value-type="float" office:value="21.33759" calcext:value-type="float">
            <text:p>21.33759</text:p>
          </table:table-cell>
          <table:table-cell office:value-type="float" office:value="20.94" calcext:value-type="float">
            <text:p>20.94</text:p>
          </table:table-cell>
          <table:table-cell office:value-type="float" office:value="8.85" calcext:value-type="float">
            <text:p>8.85</text:p>
          </table:table-cell>
          <table:table-cell office:value-type="float" office:value="1.08087" calcext:value-type="float">
            <text:p>1.08087</text:p>
          </table:table-cell>
          <table:table-cell office:value-type="float" office:value="0.8502191" calcext:value-type="float">
            <text:p>0.8502191</text:p>
          </table:table-cell>
          <table:table-cell office:value-type="float" office:value="222.264" calcext:value-type="float">
            <text:p>222.264</text:p>
          </table:table-cell>
          <table:table-cell office:value-type="float" office:value="0" calcext:value-type="float">
            <text:p>0</text:p>
          </table:table-cell>
          <table:table-cell office:value-type="float" office:value="20.17728" calcext:value-type="float">
            <text:p>20.17728</text:p>
          </table:table-cell>
          <table:table-cell office:value-type="float" office:value="10.33661" calcext:value-type="float">
            <text:p>10.33661</text:p>
          </table:table-cell>
          <table:table-cell office:value-type="float" office:value="18.22961" calcext:value-type="float">
            <text:p>18.22961</text:p>
          </table:table-cell>
          <table:table-cell office:value-type="float" office:value="12.06128" calcext:value-type="float">
            <text:p>12.06128</text:p>
          </table:table-cell>
          <table:table-cell office:value-type="float" office:value="17.34308" calcext:value-type="float">
            <text:p>17.34308</text:p>
          </table:table-cell>
          <table:table-cell office:value-type="float" office:value="13.5835" calcext:value-type="float">
            <text:p>13.5835</text:p>
          </table:table-cell>
          <table:table-cell office:value-type="float" office:value="17.17731" calcext:value-type="float">
            <text:p>17.17731</text:p>
          </table:table-cell>
          <table:table-cell office:value-type="float" office:value="14.8316" calcext:value-type="float">
            <text:p>14.8316</text:p>
          </table:table-cell>
          <table:table-cell office:value-type="float" office:value="17.25623" calcext:value-type="float">
            <text:p>17.25623</text:p>
          </table:table-cell>
          <table:table-cell office:value-type="float" office:value="15.69748" calcext:value-type="float">
            <text:p>15.69748</text:p>
          </table:table-cell>
          <table:table-cell office:value-type="float" office:value="17.99792" calcext:value-type="float">
            <text:p>17.99792</text:p>
          </table:table-cell>
          <table:table-cell office:value-type="float" office:value="16.75607" calcext:value-type="float">
            <text:p>16.75607</text:p>
          </table:table-cell>
          <table:table-cell office:value-type="float" office:value="18.60046" calcext:value-type="float">
            <text:p>18.60046</text:p>
          </table:table-cell>
          <table:table-cell office:value-type="float" office:value="17.65762" calcext:value-type="float">
            <text:p>17.65762</text:p>
          </table:table-cell>
          <table:table-cell office:value-type="float" office:value="19.40009" calcext:value-type="float">
            <text:p>19.40009</text:p>
          </table:table-cell>
          <table:table-cell office:value-type="float" office:value="18.7941" calcext:value-type="float">
            <text:p>18.7941</text:p>
          </table:table-cell>
          <table:table-cell office:value-type="float" office:value="20.36151" calcext:value-type="float">
            <text:p>20.36151</text:p>
          </table:table-cell>
          <table:table-cell office:value-type="float" office:value="19.96396" calcext:value-type="float">
            <text:p>19.96396</text:p>
          </table:table-cell>
          <table:table-cell office:value-type="float" office:value="20.61868" calcext:value-type="float">
            <text:p>20.61868</text:p>
          </table:table-cell>
          <table:table-cell office:value-type="float" office:value="20.41431" calcext:value-type="float">
            <text:p>20.41431</text:p>
          </table:table-cell>
          <table:table-cell office:value-type="float" office:value="20.23981" calcext:value-type="float">
            <text:p>20.23981</text:p>
          </table:table-cell>
          <table:table-cell office:value-type="float" office:value="20.14404" calcext:value-type="float">
            <text:p>20.14404</text:p>
          </table:table-cell>
          <table:table-cell office:value-type="float" office:value="19.67957" calcext:value-type="float">
            <text:p>19.67957</text:p>
          </table:table-cell>
          <table:table-cell office:value-type="float" office:value="19.64322" calcext:value-type="float">
            <text:p>19.64322</text:p>
          </table:table-cell>
          <table:table-cell office:value-type="float" office:value="18.95605" calcext:value-type="float">
            <text:p>18.95605</text:p>
          </table:table-cell>
          <table:table-cell office:value-type="float" office:value="18.94394" calcext:value-type="float">
            <text:p>18.94394</text:p>
          </table:table-cell>
          <table:table-cell office:value-type="float" office:value="18.30759" calcext:value-type="float">
            <text:p>18.30759</text:p>
          </table:table-cell>
          <table:table-cell office:value-type="float" office:value="18.30231" calcext:value-type="float">
            <text:p>18.30231</text:p>
          </table:table-cell>
          <table:table-cell office:value-type="float" office:value="21.59995" calcext:value-type="float">
            <text:p>21.59995</text:p>
          </table:table-cell>
          <table:table-cell office:value-type="float" office:value="8.967285" calcext:value-type="float">
            <text:p>8.96728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5092003" calcext:value-type="float">
            <text:p>15092003</text:p>
          </table:table-cell>
          <table:table-cell office:value-type="float" office:value="21.07555" calcext:value-type="float">
            <text:p>21.07555</text:p>
          </table:table-cell>
          <table:table-cell office:value-type="float" office:value="28.04" calcext:value-type="float">
            <text:p>28.04</text:p>
          </table:table-cell>
          <table:table-cell office:value-type="float" office:value="6.41" calcext:value-type="float">
            <text:p>6.41</text:p>
          </table:table-cell>
          <table:table-cell office:value-type="float" office:value="1.269403" calcext:value-type="float">
            <text:p>1.269403</text:p>
          </table:table-cell>
          <table:table-cell office:value-type="float" office:value="0.8453984" calcext:value-type="float">
            <text:p>0.8453984</text:p>
          </table:table-cell>
          <table:table-cell office:value-type="float" office:value="240.084" calcext:value-type="float">
            <text:p>240.084</text:p>
          </table:table-cell>
          <table:table-cell office:value-type="float" office:value="0" calcext:value-type="float">
            <text:p>0</text:p>
          </table:table-cell>
          <table:table-cell office:value-type="float" office:value="22.57788" calcext:value-type="float">
            <text:p>22.57788</text:p>
          </table:table-cell>
          <table:table-cell office:value-type="float" office:value="8.301239" calcext:value-type="float">
            <text:p>8.301239</text:p>
          </table:table-cell>
          <table:table-cell office:value-type="float" office:value="19.71021" calcext:value-type="float">
            <text:p>19.71021</text:p>
          </table:table-cell>
          <table:table-cell office:value-type="float" office:value="10.51541" calcext:value-type="float">
            <text:p>10.51541</text:p>
          </table:table-cell>
          <table:table-cell office:value-type="float" office:value="18.35828" calcext:value-type="float">
            <text:p>18.35828</text:p>
          </table:table-cell>
          <table:table-cell office:value-type="float" office:value="12.51477" calcext:value-type="float">
            <text:p>12.51477</text:p>
          </table:table-cell>
          <table:table-cell office:value-type="float" office:value="17.76831" calcext:value-type="float">
            <text:p>17.76831</text:p>
          </table:table-cell>
          <table:table-cell office:value-type="float" office:value="14.0722" calcext:value-type="float">
            <text:p>14.0722</text:p>
          </table:table-cell>
          <table:table-cell office:value-type="float" office:value="17.57486" calcext:value-type="float">
            <text:p>17.57486</text:p>
          </table:table-cell>
          <table:table-cell office:value-type="float" office:value="15.05539" calcext:value-type="float">
            <text:p>15.05539</text:p>
          </table:table-cell>
          <table:table-cell office:value-type="float" office:value="17.57504" calcext:value-type="float">
            <text:p>17.57504</text:p>
          </table:table-cell>
          <table:table-cell office:value-type="float" office:value="16.17172" calcext:value-type="float">
            <text:p>16.17172</text:p>
          </table:table-cell>
          <table:table-cell office:value-type="float" office:value="17.95721" calcext:value-type="float">
            <text:p>17.95721</text:p>
          </table:table-cell>
          <table:table-cell office:value-type="float" office:value="17.09946" calcext:value-type="float">
            <text:p>17.09946</text:p>
          </table:table-cell>
          <table:table-cell office:value-type="float" office:value="18.7916" calcext:value-type="float">
            <text:p>18.7916</text:p>
          </table:table-cell>
          <table:table-cell office:value-type="float" office:value="18.33878" calcext:value-type="float">
            <text:p>18.33878</text:p>
          </table:table-cell>
          <table:table-cell office:value-type="float" office:value="19.95981" calcext:value-type="float">
            <text:p>19.95981</text:p>
          </table:table-cell>
          <table:table-cell office:value-type="float" office:value="19.56735" calcext:value-type="float">
            <text:p>19.56735</text:p>
          </table:table-cell>
          <table:table-cell office:value-type="float" office:value="20.41199" calcext:value-type="float">
            <text:p>20.41199</text:p>
          </table:table-cell>
          <table:table-cell office:value-type="float" office:value="20.18738" calcext:value-type="float">
            <text:p>20.18738</text:p>
          </table:table-cell>
          <table:table-cell office:value-type="float" office:value="20.14294" calcext:value-type="float">
            <text:p>20.14294</text:p>
          </table:table-cell>
          <table:table-cell office:value-type="float" office:value="20.02802" calcext:value-type="float">
            <text:p>20.02802</text:p>
          </table:table-cell>
          <table:table-cell office:value-type="float" office:value="19.64276" calcext:value-type="float">
            <text:p>19.64276</text:p>
          </table:table-cell>
          <table:table-cell office:value-type="float" office:value="19.59796" calcext:value-type="float">
            <text:p>19.59796</text:p>
          </table:table-cell>
          <table:table-cell office:value-type="float" office:value="18.94592" calcext:value-type="float">
            <text:p>18.94592</text:p>
          </table:table-cell>
          <table:table-cell office:value-type="float" office:value="18.94" calcext:value-type="float">
            <text:p>18.94</text:p>
          </table:table-cell>
          <table:table-cell office:value-type="float" office:value="18.31171" calcext:value-type="float">
            <text:p>18.31171</text:p>
          </table:table-cell>
          <table:table-cell office:value-type="float" office:value="18.30765" calcext:value-type="float">
            <text:p>18.30765</text:p>
          </table:table-cell>
          <table:table-cell office:value-type="float" office:value="24.60272" calcext:value-type="float">
            <text:p>24.60272</text:p>
          </table:table-cell>
          <table:table-cell office:value-type="float" office:value="6.873474" calcext:value-type="float">
            <text:p>6.87347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6092003" calcext:value-type="float">
            <text:p>16092003</text:p>
          </table:table-cell>
          <table:table-cell office:value-type="float" office:value="20.45976" calcext:value-type="float">
            <text:p>20.45976</text:p>
          </table:table-cell>
          <table:table-cell office:value-type="float" office:value="29.21" calcext:value-type="float">
            <text:p>29.21</text:p>
          </table:table-cell>
          <table:table-cell office:value-type="float" office:value="13.87" calcext:value-type="float">
            <text:p>13.87</text:p>
          </table:table-cell>
          <table:table-cell office:value-type="float" office:value="1.793116" calcext:value-type="float">
            <text:p>1.793116</text:p>
          </table:table-cell>
          <table:table-cell office:value-type="float" office:value="1.242356" calcext:value-type="float">
            <text:p>1.242356</text:p>
          </table:table-cell>
          <table:table-cell office:value-type="float" office:value="320.616" calcext:value-type="float">
            <text:p>320.616</text:p>
          </table:table-cell>
          <table:table-cell office:value-type="float" office:value="0" calcext:value-type="float">
            <text:p>0</text:p>
          </table:table-cell>
          <table:table-cell office:value-type="float" office:value="24.21844" calcext:value-type="float">
            <text:p>24.21844</text:p>
          </table:table-cell>
          <table:table-cell office:value-type="float" office:value="13.22827" calcext:value-type="float">
            <text:p>13.22827</text:p>
          </table:table-cell>
          <table:table-cell office:value-type="float" office:value="21.41324" calcext:value-type="float">
            <text:p>21.41324</text:p>
          </table:table-cell>
          <table:table-cell office:value-type="float" office:value="14.24716" calcext:value-type="float">
            <text:p>14.24716</text:p>
          </table:table-cell>
          <table:table-cell office:value-type="float" office:value="19.98642" calcext:value-type="float">
            <text:p>19.98642</text:p>
          </table:table-cell>
          <table:table-cell office:value-type="float" office:value="15.20306" calcext:value-type="float">
            <text:p>15.20306</text:p>
          </table:table-cell>
          <table:table-cell office:value-type="float" office:value="19.20462" calcext:value-type="float">
            <text:p>19.20462</text:p>
          </table:table-cell>
          <table:table-cell office:value-type="float" office:value="15.99353" calcext:value-type="float">
            <text:p>15.99353</text:p>
          </table:table-cell>
          <table:table-cell office:value-type="float" office:value="18.83804" calcext:value-type="float">
            <text:p>18.83804</text:p>
          </table:table-cell>
          <table:table-cell office:value-type="float" office:value="16.49823" calcext:value-type="float">
            <text:p>16.49823</text:p>
          </table:table-cell>
          <table:table-cell office:value-type="float" office:value="18.6033" calcext:value-type="float">
            <text:p>18.6033</text:p>
          </table:table-cell>
          <table:table-cell office:value-type="float" office:value="17.07828" calcext:value-type="float">
            <text:p>17.07828</text:p>
          </table:table-cell>
          <table:table-cell office:value-type="float" office:value="18.47256" calcext:value-type="float">
            <text:p>18.47256</text:p>
          </table:table-cell>
          <table:table-cell office:value-type="float" office:value="17.58197" calcext:value-type="float">
            <text:p>17.58197</text:p>
          </table:table-cell>
          <table:table-cell office:value-type="float" office:value="18.4621" calcext:value-type="float">
            <text:p>18.4621</text:p>
          </table:table-cell>
          <table:table-cell office:value-type="float" office:value="18.32516" calcext:value-type="float">
            <text:p>18.32516</text:p>
          </table:table-cell>
          <table:table-cell office:value-type="float" office:value="19.56369" calcext:value-type="float">
            <text:p>19.56369</text:p>
          </table:table-cell>
          <table:table-cell office:value-type="float" office:value="19.30222" calcext:value-type="float">
            <text:p>19.30222</text:p>
          </table:table-cell>
          <table:table-cell office:value-type="float" office:value="20.18497" calcext:value-type="float">
            <text:p>20.18497</text:p>
          </table:table-cell>
          <table:table-cell office:value-type="float" office:value="19.96146" calcext:value-type="float">
            <text:p>19.96146</text:p>
          </table:table-cell>
          <table:table-cell office:value-type="float" office:value="20.0267" calcext:value-type="float">
            <text:p>20.0267</text:p>
          </table:table-cell>
          <table:table-cell office:value-type="float" office:value="19.89856" calcext:value-type="float">
            <text:p>19.89856</text:p>
          </table:table-cell>
          <table:table-cell office:value-type="float" office:value="19.59741" calcext:value-type="float">
            <text:p>19.59741</text:p>
          </table:table-cell>
          <table:table-cell office:value-type="float" office:value="19.54276" calcext:value-type="float">
            <text:p>19.54276</text:p>
          </table:table-cell>
          <table:table-cell office:value-type="float" office:value="18.93991" calcext:value-type="float">
            <text:p>18.93991</text:p>
          </table:table-cell>
          <table:table-cell office:value-type="float" office:value="18.92645" calcext:value-type="float">
            <text:p>18.92645</text:p>
          </table:table-cell>
          <table:table-cell office:value-type="float" office:value="18.31229" calcext:value-type="float">
            <text:p>18.31229</text:p>
          </table:table-cell>
          <table:table-cell office:value-type="float" office:value="18.31171" calcext:value-type="float">
            <text:p>18.31171</text:p>
          </table:table-cell>
          <table:table-cell office:value-type="float" office:value="25.94223" calcext:value-type="float">
            <text:p>25.94223</text:p>
          </table:table-cell>
          <table:table-cell office:value-type="float" office:value="12.46426" calcext:value-type="float">
            <text:p>12.4642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7092003" calcext:value-type="float">
            <text:p>17092003</text:p>
          </table:table-cell>
          <table:table-cell office:value-type="float" office:value="19.8831" calcext:value-type="float">
            <text:p>19.8831</text:p>
          </table:table-cell>
          <table:table-cell office:value-type="float" office:value="32.25" calcext:value-type="float">
            <text:p>32.25</text:p>
          </table:table-cell>
          <table:table-cell office:value-type="float" office:value="18.91" calcext:value-type="float">
            <text:p>18.91</text:p>
          </table:table-cell>
          <table:table-cell office:value-type="float" office:value="1.839828" calcext:value-type="float">
            <text:p>1.839828</text:p>
          </table:table-cell>
          <table:table-cell office:value-type="float" office:value="1.108893" calcext:value-type="float">
            <text:p>1.108893</text:p>
          </table:table-cell>
          <table:table-cell office:value-type="float" office:value="527.112" calcext:value-type="float">
            <text:p>527.112</text:p>
          </table:table-cell>
          <table:table-cell office:value-type="float" office:value="0" calcext:value-type="float">
            <text:p>0</text:p>
          </table:table-cell>
          <table:table-cell office:value-type="float" office:value="27.08118" calcext:value-type="float">
            <text:p>27.08118</text:p>
          </table:table-cell>
          <table:table-cell office:value-type="float" office:value="17.51456" calcext:value-type="float">
            <text:p>17.51456</text:p>
          </table:table-cell>
          <table:table-cell office:value-type="float" office:value="23.93597" calcext:value-type="float">
            <text:p>23.93597</text:p>
          </table:table-cell>
          <table:table-cell office:value-type="float" office:value="18.06161" calcext:value-type="float">
            <text:p>18.06161</text:p>
          </table:table-cell>
          <table:table-cell office:value-type="float" office:value="22.57941" calcext:value-type="float">
            <text:p>22.57941</text:p>
          </table:table-cell>
          <table:table-cell office:value-type="float" office:value="18.33124" calcext:value-type="float">
            <text:p>18.33124</text:p>
          </table:table-cell>
          <table:table-cell office:value-type="float" office:value="21.56876" calcext:value-type="float">
            <text:p>21.56876</text:p>
          </table:table-cell>
          <table:table-cell office:value-type="float" office:value="18.48071" calcext:value-type="float">
            <text:p>18.48071</text:p>
          </table:table-cell>
          <table:table-cell office:value-type="float" office:value="20.94693" calcext:value-type="float">
            <text:p>20.94693</text:p>
          </table:table-cell>
          <table:table-cell office:value-type="float" office:value="18.53867" calcext:value-type="float">
            <text:p>18.53867</text:p>
          </table:table-cell>
          <table:table-cell office:value-type="float" office:value="20.17743" calcext:value-type="float">
            <text:p>20.17743</text:p>
          </table:table-cell>
          <table:table-cell office:value-type="float" office:value="18.59311" calcext:value-type="float">
            <text:p>18.59311</text:p>
          </table:table-cell>
          <table:table-cell office:value-type="float" office:value="19.59467" calcext:value-type="float">
            <text:p>19.59467</text:p>
          </table:table-cell>
          <table:table-cell office:value-type="float" office:value="18.48367" calcext:value-type="float">
            <text:p>18.48367</text:p>
          </table:table-cell>
          <table:table-cell office:value-type="float" office:value="18.99356" calcext:value-type="float">
            <text:p>18.99356</text:p>
          </table:table-cell>
          <table:table-cell office:value-type="float" office:value="18.46835" calcext:value-type="float">
            <text:p>18.46835</text:p>
          </table:table-cell>
          <table:table-cell office:value-type="float" office:value="19.3006" calcext:value-type="float">
            <text:p>19.3006</text:p>
          </table:table-cell>
          <table:table-cell office:value-type="float" office:value="19.25217" calcext:value-type="float">
            <text:p>19.25217</text:p>
          </table:table-cell>
          <table:table-cell office:value-type="float" office:value="19.95923" calcext:value-type="float">
            <text:p>19.95923</text:p>
          </table:table-cell>
          <table:table-cell office:value-type="float" office:value="19.77524" calcext:value-type="float">
            <text:p>19.77524</text:p>
          </table:table-cell>
          <table:table-cell office:value-type="float" office:value="19.89716" calcext:value-type="float">
            <text:p>19.89716</text:p>
          </table:table-cell>
          <table:table-cell office:value-type="float" office:value="19.76694" calcext:value-type="float">
            <text:p>19.76694</text:p>
          </table:table-cell>
          <table:table-cell office:value-type="float" office:value="19.54218" calcext:value-type="float">
            <text:p>19.54218</text:p>
          </table:table-cell>
          <table:table-cell office:value-type="float" office:value="19.47827" calcext:value-type="float">
            <text:p>19.47827</text:p>
          </table:table-cell>
          <table:table-cell office:value-type="float" office:value="18.92624" calcext:value-type="float">
            <text:p>18.92624</text:p>
          </table:table-cell>
          <table:table-cell office:value-type="float" office:value="18.90546" calcext:value-type="float">
            <text:p>18.90546</text:p>
          </table:table-cell>
          <table:table-cell office:value-type="float" office:value="18.31165" calcext:value-type="float">
            <text:p>18.31165</text:p>
          </table:table-cell>
          <table:table-cell office:value-type="float" office:value="18.3067" calcext:value-type="float">
            <text:p>18.3067</text:p>
          </table:table-cell>
          <table:table-cell office:value-type="float" office:value="33.83148" calcext:value-type="float">
            <text:p>33.83148</text:p>
          </table:table-cell>
          <table:table-cell office:value-type="float" office:value="17.2294" calcext:value-type="float">
            <text:p>17.229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8092003" calcext:value-type="float">
            <text:p>18092003</text:p>
          </table:table-cell>
          <table:table-cell office:value-type="float" office:value="7.16328" calcext:value-type="float">
            <text:p>7.16328</text:p>
          </table:table-cell>
          <table:table-cell office:value-type="float" office:value="22.37" calcext:value-type="float">
            <text:p>22.37</text:p>
          </table:table-cell>
          <table:table-cell office:value-type="float" office:value="4.61" calcext:value-type="float">
            <text:p>4.61</text:p>
          </table:table-cell>
          <table:table-cell office:value-type="float" office:value="1.845041" calcext:value-type="float">
            <text:p>1.845041</text:p>
          </table:table-cell>
          <table:table-cell office:value-type="float" office:value="0.7466208" calcext:value-type="float">
            <text:p>0.7466208</text:p>
          </table:table-cell>
          <table:table-cell office:value-type="float" office:value="347.328" calcext:value-type="float">
            <text:p>347.328</text:p>
          </table:table-cell>
          <table:table-cell office:value-type="float" office:value="2.5" calcext:value-type="float">
            <text:p>2.5</text:p>
          </table:table-cell>
          <table:table-cell office:value-type="float" office:value="22.85977" calcext:value-type="float">
            <text:p>22.85977</text:p>
          </table:table-cell>
          <table:table-cell office:value-type="float" office:value="7.004791" calcext:value-type="float">
            <text:p>7.004791</text:p>
          </table:table-cell>
          <table:table-cell office:value-type="float" office:value="22.64194" calcext:value-type="float">
            <text:p>22.64194</text:p>
          </table:table-cell>
          <table:table-cell office:value-type="float" office:value="10.88486" calcext:value-type="float">
            <text:p>10.88486</text:p>
          </table:table-cell>
          <table:table-cell office:value-type="float" office:value="22.22281" calcext:value-type="float">
            <text:p>22.22281</text:p>
          </table:table-cell>
          <table:table-cell office:value-type="float" office:value="13.43066" calcext:value-type="float">
            <text:p>13.43066</text:p>
          </table:table-cell>
          <table:table-cell office:value-type="float" office:value="21.54761" calcext:value-type="float">
            <text:p>21.54761</text:p>
          </table:table-cell>
          <table:table-cell office:value-type="float" office:value="15.42776" calcext:value-type="float">
            <text:p>15.42776</text:p>
          </table:table-cell>
          <table:table-cell office:value-type="float" office:value="20.97119" calcext:value-type="float">
            <text:p>20.97119</text:p>
          </table:table-cell>
          <table:table-cell office:value-type="float" office:value="16.55301" calcext:value-type="float">
            <text:p>16.55301</text:p>
          </table:table-cell>
          <table:table-cell office:value-type="float" office:value="20.37885" calcext:value-type="float">
            <text:p>20.37885</text:p>
          </table:table-cell>
          <table:table-cell office:value-type="float" office:value="17.76312" calcext:value-type="float">
            <text:p>17.76312</text:p>
          </table:table-cell>
          <table:table-cell office:value-type="float" office:value="19.90295" calcext:value-type="float">
            <text:p>19.90295</text:p>
          </table:table-cell>
          <table:table-cell office:value-type="float" office:value="18.49036" calcext:value-type="float">
            <text:p>18.49036</text:p>
          </table:table-cell>
          <table:table-cell office:value-type="float" office:value="19.38596" calcext:value-type="float">
            <text:p>19.38596</text:p>
          </table:table-cell>
          <table:table-cell office:value-type="float" office:value="19.00339" calcext:value-type="float">
            <text:p>19.00339</text:p>
          </table:table-cell>
          <table:table-cell office:value-type="float" office:value="19.38342" calcext:value-type="float">
            <text:p>19.38342</text:p>
          </table:table-cell>
          <table:table-cell office:value-type="float" office:value="19.26062" calcext:value-type="float">
            <text:p>19.26062</text:p>
          </table:table-cell>
          <table:table-cell office:value-type="float" office:value="19.77362" calcext:value-type="float">
            <text:p>19.77362</text:p>
          </table:table-cell>
          <table:table-cell office:value-type="float" office:value="19.66052" calcext:value-type="float">
            <text:p>19.66052</text:p>
          </table:table-cell>
          <table:table-cell office:value-type="float" office:value="19.76559" calcext:value-type="float">
            <text:p>19.76559</text:p>
          </table:table-cell>
          <table:table-cell office:value-type="float" office:value="19.65036" calcext:value-type="float">
            <text:p>19.65036</text:p>
          </table:table-cell>
          <table:table-cell office:value-type="float" office:value="19.47754" calcext:value-type="float">
            <text:p>19.47754</text:p>
          </table:table-cell>
          <table:table-cell office:value-type="float" office:value="19.40884" calcext:value-type="float">
            <text:p>19.40884</text:p>
          </table:table-cell>
          <table:table-cell office:value-type="float" office:value="18.90518" calcext:value-type="float">
            <text:p>18.90518</text:p>
          </table:table-cell>
          <table:table-cell office:value-type="float" office:value="18.87784" calcext:value-type="float">
            <text:p>18.87784</text:p>
          </table:table-cell>
          <table:table-cell office:value-type="float" office:value="18.30661" calcext:value-type="float">
            <text:p>18.30661</text:p>
          </table:table-cell>
          <table:table-cell office:value-type="float" office:value="18.29614" calcext:value-type="float">
            <text:p>18.29614</text:p>
          </table:table-cell>
          <table:table-cell office:value-type="float" office:value="22.78201" calcext:value-type="float">
            <text:p>22.78201</text:p>
          </table:table-cell>
          <table:table-cell office:value-type="float" office:value="5.077026" calcext:value-type="float">
            <text:p>5.07702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9092003" calcext:value-type="float">
            <text:p>19092003</text:p>
          </table:table-cell>
          <table:table-cell office:value-type="float" office:value="20.865" calcext:value-type="float">
            <text:p>20.865</text:p>
          </table:table-cell>
          <table:table-cell office:value-type="float" office:value="21.12" calcext:value-type="float">
            <text:p>21.12</text:p>
          </table:table-cell>
          <table:table-cell office:value-type="float" office:value="2.79" calcext:value-type="float">
            <text:p>2.79</text:p>
          </table:table-cell>
          <table:table-cell office:value-type="float" office:value="0.9862522" calcext:value-type="float">
            <text:p>0.9862522</text:p>
          </table:table-cell>
          <table:table-cell office:value-type="float" office:value="0.6573927" calcext:value-type="float">
            <text:p>0.6573927</text:p>
          </table:table-cell>
          <table:table-cell office:value-type="float" office:value="159.66" calcext:value-type="float">
            <text:p>159.66</text:p>
          </table:table-cell>
          <table:table-cell office:value-type="float" office:value="0" calcext:value-type="float">
            <text:p>0</text:p>
          </table:table-cell>
          <table:table-cell office:value-type="float" office:value="20.60095" calcext:value-type="float">
            <text:p>20.60095</text:p>
          </table:table-cell>
          <table:table-cell office:value-type="float" office:value="5.078949" calcext:value-type="float">
            <text:p>5.078949</text:p>
          </table:table-cell>
          <table:table-cell office:value-type="float" office:value="17.83942" calcext:value-type="float">
            <text:p>17.83942</text:p>
          </table:table-cell>
          <table:table-cell office:value-type="float" office:value="8.560822" calcext:value-type="float">
            <text:p>8.560822</text:p>
          </table:table-cell>
          <table:table-cell office:value-type="float" office:value="17.01303" calcext:value-type="float">
            <text:p>17.01303</text:p>
          </table:table-cell>
          <table:table-cell office:value-type="float" office:value="10.90457" calcext:value-type="float">
            <text:p>10.90457</text:p>
          </table:table-cell>
          <table:table-cell office:value-type="float" office:value="16.65747" calcext:value-type="float">
            <text:p>16.65747</text:p>
          </table:table-cell>
          <table:table-cell office:value-type="float" office:value="12.94315" calcext:value-type="float">
            <text:p>12.94315</text:p>
          </table:table-cell>
          <table:table-cell office:value-type="float" office:value="16.63824" calcext:value-type="float">
            <text:p>16.63824</text:p>
          </table:table-cell>
          <table:table-cell office:value-type="float" office:value="14.27155" calcext:value-type="float">
            <text:p>14.27155</text:p>
          </table:table-cell>
          <table:table-cell office:value-type="float" office:value="17.71698" calcext:value-type="float">
            <text:p>17.71698</text:p>
          </table:table-cell>
          <table:table-cell office:value-type="float" office:value="15.67719" calcext:value-type="float">
            <text:p>15.67719</text:p>
          </table:table-cell>
          <table:table-cell office:value-type="float" office:value="18.4624" calcext:value-type="float">
            <text:p>18.4624</text:p>
          </table:table-cell>
          <table:table-cell office:value-type="float" office:value="16.80121" calcext:value-type="float">
            <text:p>16.80121</text:p>
          </table:table-cell>
          <table:table-cell office:value-type="float" office:value="19.19305" calcext:value-type="float">
            <text:p>19.19305</text:p>
          </table:table-cell>
          <table:table-cell office:value-type="float" office:value="18.10483" calcext:value-type="float">
            <text:p>18.10483</text:p>
          </table:table-cell>
          <table:table-cell office:value-type="float" office:value="19.38382" calcext:value-type="float">
            <text:p>19.38382</text:p>
          </table:table-cell>
          <table:table-cell office:value-type="float" office:value="19.15656" calcext:value-type="float">
            <text:p>19.15656</text:p>
          </table:table-cell>
          <table:table-cell office:value-type="float" office:value="19.65961" calcext:value-type="float">
            <text:p>19.65961</text:p>
          </table:table-cell>
          <table:table-cell office:value-type="float" office:value="19.56516" calcext:value-type="float">
            <text:p>19.56516</text:p>
          </table:table-cell>
          <table:table-cell office:value-type="float" office:value="19.64929" calcext:value-type="float">
            <text:p>19.64929</text:p>
          </table:table-cell>
          <table:table-cell office:value-type="float" office:value="19.55475" calcext:value-type="float">
            <text:p>19.55475</text:p>
          </table:table-cell>
          <table:table-cell office:value-type="float" office:value="19.40814" calcext:value-type="float">
            <text:p>19.40814</text:p>
          </table:table-cell>
          <table:table-cell office:value-type="float" office:value="19.33966" calcext:value-type="float">
            <text:p>19.33966</text:p>
          </table:table-cell>
          <table:table-cell office:value-type="float" office:value="18.8775" calcext:value-type="float">
            <text:p>18.8775</text:p>
          </table:table-cell>
          <table:table-cell office:value-type="float" office:value="18.84525" calcext:value-type="float">
            <text:p>18.84525</text:p>
          </table:table-cell>
          <table:table-cell office:value-type="float" office:value="18.29599" calcext:value-type="float">
            <text:p>18.29599</text:p>
          </table:table-cell>
          <table:table-cell office:value-type="float" office:value="18.28088" calcext:value-type="float">
            <text:p>18.28088</text:p>
          </table:table-cell>
          <table:table-cell office:value-type="float" office:value="25.737" calcext:value-type="float">
            <text:p>25.737</text:p>
          </table:table-cell>
          <table:table-cell office:value-type="float" office:value="3.185211" calcext:value-type="float">
            <text:p>3.18521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20092003" calcext:value-type="float">
            <text:p>20092003</text:p>
          </table:table-cell>
          <table:table-cell office:value-type="float" office:value="18.74702" calcext:value-type="float">
            <text:p>18.74702</text:p>
          </table:table-cell>
          <table:table-cell office:value-type="float" office:value="22.21" calcext:value-type="float">
            <text:p>22.21</text:p>
          </table:table-cell>
          <table:table-cell office:value-type="float" office:value="6.7" calcext:value-type="float">
            <text:p>6.7</text:p>
          </table:table-cell>
          <table:table-cell office:value-type="float" office:value="1.110476" calcext:value-type="float">
            <text:p>1.110476</text:p>
          </table:table-cell>
          <table:table-cell office:value-type="float" office:value="0.8444772" calcext:value-type="float">
            <text:p>0.8444772</text:p>
          </table:table-cell>
          <table:table-cell office:value-type="float" office:value="255.06" calcext:value-type="float">
            <text:p>255.06</text:p>
          </table:table-cell>
          <table:table-cell office:value-type="float" office:value="0" calcext:value-type="float">
            <text:p>0</text:p>
          </table:table-cell>
          <table:table-cell office:value-type="float" office:value="24.24011" calcext:value-type="float">
            <text:p>24.24011</text:p>
          </table:table-cell>
          <table:table-cell office:value-type="float" office:value="8.831848" calcext:value-type="float">
            <text:p>8.831848</text:p>
          </table:table-cell>
          <table:table-cell office:value-type="float" office:value="20.11444" calcext:value-type="float">
            <text:p>20.11444</text:p>
          </table:table-cell>
          <table:table-cell office:value-type="float" office:value="11.41425" calcext:value-type="float">
            <text:p>11.41425</text:p>
          </table:table-cell>
          <table:table-cell office:value-type="float" office:value="18.7627" calcext:value-type="float">
            <text:p>18.7627</text:p>
          </table:table-cell>
          <table:table-cell office:value-type="float" office:value="12.95752" calcext:value-type="float">
            <text:p>12.95752</text:p>
          </table:table-cell>
          <table:table-cell office:value-type="float" office:value="17.96124" calcext:value-type="float">
            <text:p>17.96124</text:p>
          </table:table-cell>
          <table:table-cell office:value-type="float" office:value="14.23926" calcext:value-type="float">
            <text:p>14.23926</text:p>
          </table:table-cell>
          <table:table-cell office:value-type="float" office:value="17.616" calcext:value-type="float">
            <text:p>17.616</text:p>
          </table:table-cell>
          <table:table-cell office:value-type="float" office:value="15.06512" calcext:value-type="float">
            <text:p>15.06512</text:p>
          </table:table-cell>
          <table:table-cell office:value-type="float" office:value="17.46011" calcext:value-type="float">
            <text:p>17.46011</text:p>
          </table:table-cell>
          <table:table-cell office:value-type="float" office:value="15.96591" calcext:value-type="float">
            <text:p>15.96591</text:p>
          </table:table-cell>
          <table:table-cell office:value-type="float" office:value="17.54364" calcext:value-type="float">
            <text:p>17.54364</text:p>
          </table:table-cell>
          <table:table-cell office:value-type="float" office:value="16.72601" calcext:value-type="float">
            <text:p>16.72601</text:p>
          </table:table-cell>
          <table:table-cell office:value-type="float" office:value="18.10168" calcext:value-type="float">
            <text:p>18.10168</text:p>
          </table:table-cell>
          <table:table-cell office:value-type="float" office:value="17.76572" calcext:value-type="float">
            <text:p>17.76572</text:p>
          </table:table-cell>
          <table:table-cell office:value-type="float" office:value="19.15283" calcext:value-type="float">
            <text:p>19.15283</text:p>
          </table:table-cell>
          <table:table-cell office:value-type="float" office:value="18.82315" calcext:value-type="float">
            <text:p>18.82315</text:p>
          </table:table-cell>
          <table:table-cell office:value-type="float" office:value="19.56384" calcext:value-type="float">
            <text:p>19.56384</text:p>
          </table:table-cell>
          <table:table-cell office:value-type="float" office:value="19.41919" calcext:value-type="float">
            <text:p>19.41919</text:p>
          </table:table-cell>
          <table:table-cell office:value-type="float" office:value="19.55377" calcext:value-type="float">
            <text:p>19.55377</text:p>
          </table:table-cell>
          <table:table-cell office:value-type="float" office:value="19.45853" calcext:value-type="float">
            <text:p>19.45853</text:p>
          </table:table-cell>
          <table:table-cell office:value-type="float" office:value="19.33896" calcext:value-type="float">
            <text:p>19.33896</text:p>
          </table:table-cell>
          <table:table-cell office:value-type="float" office:value="19.2717" calcext:value-type="float">
            <text:p>19.2717</text:p>
          </table:table-cell>
          <table:table-cell office:value-type="float" office:value="18.84488" calcext:value-type="float">
            <text:p>18.84488</text:p>
          </table:table-cell>
          <table:table-cell office:value-type="float" office:value="18.8067" calcext:value-type="float">
            <text:p>18.8067</text:p>
          </table:table-cell>
          <table:table-cell office:value-type="float" office:value="18.28067" calcext:value-type="float">
            <text:p>18.28067</text:p>
          </table:table-cell>
          <table:table-cell office:value-type="float" office:value="18.26074" calcext:value-type="float">
            <text:p>18.26074</text:p>
          </table:table-cell>
          <table:table-cell office:value-type="float" office:value="28.76022" calcext:value-type="float">
            <text:p>28.76022</text:p>
          </table:table-cell>
          <table:table-cell office:value-type="float" office:value="6.950409" calcext:value-type="float">
            <text:p>6.95040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21092003" calcext:value-type="float">
            <text:p>21092003</text:p>
          </table:table-cell>
          <table:table-cell office:value-type="float" office:value="11.85624" calcext:value-type="float">
            <text:p>11.85624</text:p>
          </table:table-cell>
          <table:table-cell office:value-type="float" office:value="23.07" calcext:value-type="float">
            <text:p>23.07</text:p>
          </table:table-cell>
          <table:table-cell office:value-type="float" office:value="11.31" calcext:value-type="float">
            <text:p>11.31</text:p>
          </table:table-cell>
          <table:table-cell office:value-type="float" office:value="1.611519" calcext:value-type="float">
            <text:p>1.611519</text:p>
          </table:table-cell>
          <table:table-cell office:value-type="float" office:value="1.109567" calcext:value-type="float">
            <text:p>1.109567</text:p>
          </table:table-cell>
          <table:table-cell office:value-type="float" office:value="138.6" calcext:value-type="float">
            <text:p>138.6</text:p>
          </table:table-cell>
          <table:table-cell office:value-type="float" office:value="18.7" calcext:value-type="float">
            <text:p>18.7</text:p>
          </table:table-cell>
          <table:table-cell office:value-type="float" office:value="20.3215" calcext:value-type="float">
            <text:p>20.3215</text:p>
          </table:table-cell>
          <table:table-cell office:value-type="float" office:value="12.51251" calcext:value-type="float">
            <text:p>12.51251</text:p>
          </table:table-cell>
          <table:table-cell office:value-type="float" office:value="19.05844" calcext:value-type="float">
            <text:p>19.05844</text:p>
          </table:table-cell>
          <table:table-cell office:value-type="float" office:value="14.1131" calcext:value-type="float">
            <text:p>14.1131</text:p>
          </table:table-cell>
          <table:table-cell office:value-type="float" office:value="18.27133" calcext:value-type="float">
            <text:p>18.27133</text:p>
          </table:table-cell>
          <table:table-cell office:value-type="float" office:value="14.99835" calcext:value-type="float">
            <text:p>14.99835</text:p>
          </table:table-cell>
          <table:table-cell office:value-type="float" office:value="17.77411" calcext:value-type="float">
            <text:p>17.77411</text:p>
          </table:table-cell>
          <table:table-cell office:value-type="float" office:value="15.77841" calcext:value-type="float">
            <text:p>15.77841</text:p>
          </table:table-cell>
          <table:table-cell office:value-type="float" office:value="17.5762" calcext:value-type="float">
            <text:p>17.5762</text:p>
          </table:table-cell>
          <table:table-cell office:value-type="float" office:value="16.27216" calcext:value-type="float">
            <text:p>16.27216</text:p>
          </table:table-cell>
          <table:table-cell office:value-type="float" office:value="17.48151" calcext:value-type="float">
            <text:p>17.48151</text:p>
          </table:table-cell>
          <table:table-cell office:value-type="float" office:value="16.80042" calcext:value-type="float">
            <text:p>16.80042</text:p>
          </table:table-cell>
          <table:table-cell office:value-type="float" office:value="17.59357" calcext:value-type="float">
            <text:p>17.59357</text:p>
          </table:table-cell>
          <table:table-cell office:value-type="float" office:value="17.22672" calcext:value-type="float">
            <text:p>17.22672</text:p>
          </table:table-cell>
          <table:table-cell office:value-type="float" office:value="17.8894" calcext:value-type="float">
            <text:p>17.8894</text:p>
          </table:table-cell>
          <table:table-cell office:value-type="float" office:value="17.82178" calcext:value-type="float">
            <text:p>17.82178</text:p>
          </table:table-cell>
          <table:table-cell office:value-type="float" office:value="18.82043" calcext:value-type="float">
            <text:p>18.82043</text:p>
          </table:table-cell>
          <table:table-cell office:value-type="float" office:value="18.63809" calcext:value-type="float">
            <text:p>18.63809</text:p>
          </table:table-cell>
          <table:table-cell office:value-type="float" office:value="19.41748" calcext:value-type="float">
            <text:p>19.41748</text:p>
          </table:table-cell>
          <table:table-cell office:value-type="float" office:value="19.25928" calcext:value-type="float">
            <text:p>19.25928</text:p>
          </table:table-cell>
          <table:table-cell office:value-type="float" office:value="19.45743" calcext:value-type="float">
            <text:p>19.45743</text:p>
          </table:table-cell>
          <table:table-cell office:value-type="float" office:value="19.35239" calcext:value-type="float">
            <text:p>19.35239</text:p>
          </table:table-cell>
          <table:table-cell office:value-type="float" office:value="19.27097" calcext:value-type="float">
            <text:p>19.27097</text:p>
          </table:table-cell>
          <table:table-cell office:value-type="float" office:value="19.20148" calcext:value-type="float">
            <text:p>19.20148</text:p>
          </table:table-cell>
          <table:table-cell office:value-type="float" office:value="18.80634" calcext:value-type="float">
            <text:p>18.80634</text:p>
          </table:table-cell>
          <table:table-cell office:value-type="float" office:value="18.76819" calcext:value-type="float">
            <text:p>18.76819</text:p>
          </table:table-cell>
          <table:table-cell office:value-type="float" office:value="18.26053" calcext:value-type="float">
            <text:p>18.26053</text:p>
          </table:table-cell>
          <table:table-cell office:value-type="float" office:value="18.23709" calcext:value-type="float">
            <text:p>18.23709</text:p>
          </table:table-cell>
          <table:table-cell office:value-type="float" office:value="21.66577" calcext:value-type="float">
            <text:p>21.66577</text:p>
          </table:table-cell>
          <table:table-cell office:value-type="float" office:value="11.29678" calcext:value-type="float">
            <text:p>11.2967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22092003" calcext:value-type="float">
            <text:p>22092003</text:p>
          </table:table-cell>
          <table:table-cell office:value-type="float" office:value="17.45893" calcext:value-type="float">
            <text:p>17.45893</text:p>
          </table:table-cell>
          <table:table-cell office:value-type="float" office:value="20.06" calcext:value-type="float">
            <text:p>20.06</text:p>
          </table:table-cell>
          <table:table-cell office:value-type="float" office:value="7.07" calcext:value-type="float">
            <text:p>7.07</text:p>
          </table:table-cell>
          <table:table-cell office:value-type="float" office:value="1.174924" calcext:value-type="float">
            <text:p>1.174924</text:p>
          </table:table-cell>
          <table:table-cell office:value-type="float" office:value="0.8741373" calcext:value-type="float">
            <text:p>0.8741373</text:p>
          </table:table-cell>
          <table:table-cell office:value-type="float" office:value="261.936" calcext:value-type="float">
            <text:p>261.936</text:p>
          </table:table-cell>
          <table:table-cell office:value-type="float" office:value="0" calcext:value-type="float">
            <text:p>0</text:p>
          </table:table-cell>
          <table:table-cell office:value-type="float" office:value="19.04187" calcext:value-type="float">
            <text:p>19.04187</text:p>
          </table:table-cell>
          <table:table-cell office:value-type="float" office:value="9.0784" calcext:value-type="float">
            <text:p>9.0784</text:p>
          </table:table-cell>
          <table:table-cell office:value-type="float" office:value="17.47684" calcext:value-type="float">
            <text:p>17.47684</text:p>
          </table:table-cell>
          <table:table-cell office:value-type="float" office:value="11.54099" calcext:value-type="float">
            <text:p>11.54099</text:p>
          </table:table-cell>
          <table:table-cell office:value-type="float" office:value="16.91617" calcext:value-type="float">
            <text:p>16.91617</text:p>
          </table:table-cell>
          <table:table-cell office:value-type="float" office:value="13.65967" calcext:value-type="float">
            <text:p>13.65967</text:p>
          </table:table-cell>
          <table:table-cell office:value-type="float" office:value="16.69656" calcext:value-type="float">
            <text:p>16.69656</text:p>
          </table:table-cell>
          <table:table-cell office:value-type="float" office:value="14.83243" calcext:value-type="float">
            <text:p>14.83243</text:p>
          </table:table-cell>
          <table:table-cell office:value-type="float" office:value="16.96893" calcext:value-type="float">
            <text:p>16.96893</text:p>
          </table:table-cell>
          <table:table-cell office:value-type="float" office:value="15.54861" calcext:value-type="float">
            <text:p>15.54861</text:p>
          </table:table-cell>
          <table:table-cell office:value-type="float" office:value="17.3829" calcext:value-type="float">
            <text:p>17.3829</text:p>
          </table:table-cell>
          <table:table-cell office:value-type="float" office:value="16.29224" calcext:value-type="float">
            <text:p>16.29224</text:p>
          </table:table-cell>
          <table:table-cell office:value-type="float" office:value="17.58902" calcext:value-type="float">
            <text:p>17.58902</text:p>
          </table:table-cell>
          <table:table-cell office:value-type="float" office:value="16.87802" calcext:value-type="float">
            <text:p>16.87802</text:p>
          </table:table-cell>
          <table:table-cell office:value-type="float" office:value="17.88443" calcext:value-type="float">
            <text:p>17.88443</text:p>
          </table:table-cell>
          <table:table-cell office:value-type="float" office:value="17.6301" calcext:value-type="float">
            <text:p>17.6301</text:p>
          </table:table-cell>
          <table:table-cell office:value-type="float" office:value="18.63669" calcext:value-type="float">
            <text:p>18.63669</text:p>
          </table:table-cell>
          <table:table-cell office:value-type="float" office:value="18.48502" calcext:value-type="float">
            <text:p>18.48502</text:p>
          </table:table-cell>
          <table:table-cell office:value-type="float" office:value="19.25763" calcext:value-type="float">
            <text:p>19.25763</text:p>
          </table:table-cell>
          <table:table-cell office:value-type="float" office:value="19.11273" calcext:value-type="float">
            <text:p>19.11273</text:p>
          </table:table-cell>
          <table:table-cell office:value-type="float" office:value="19.35126" calcext:value-type="float">
            <text:p>19.35126</text:p>
          </table:table-cell>
          <table:table-cell office:value-type="float" office:value="19.24319" calcext:value-type="float">
            <text:p>19.24319</text:p>
          </table:table-cell>
          <table:table-cell office:value-type="float" office:value="19.20074" calcext:value-type="float">
            <text:p>19.20074</text:p>
          </table:table-cell>
          <table:table-cell office:value-type="float" office:value="19.12903" calcext:value-type="float">
            <text:p>19.12903</text:p>
          </table:table-cell>
          <table:table-cell office:value-type="float" office:value="18.76779" calcext:value-type="float">
            <text:p>18.76779</text:p>
          </table:table-cell>
          <table:table-cell office:value-type="float" office:value="18.72589" calcext:value-type="float">
            <text:p>18.72589</text:p>
          </table:table-cell>
          <table:table-cell office:value-type="float" office:value="18.23682" calcext:value-type="float">
            <text:p>18.23682</text:p>
          </table:table-cell>
          <table:table-cell office:value-type="float" office:value="18.20975" calcext:value-type="float">
            <text:p>18.20975</text:p>
          </table:table-cell>
          <table:table-cell office:value-type="float" office:value="20.17053" calcext:value-type="float">
            <text:p>20.17053</text:p>
          </table:table-cell>
          <table:table-cell office:value-type="float" office:value="7.590851" calcext:value-type="float">
            <text:p>7.59085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23092003" calcext:value-type="float">
            <text:p>23092003</text:p>
          </table:table-cell>
          <table:table-cell office:value-type="float" office:value="19.07256" calcext:value-type="float">
            <text:p>19.07256</text:p>
          </table:table-cell>
          <table:table-cell office:value-type="float" office:value="27.55" calcext:value-type="float">
            <text:p>27.55</text:p>
          </table:table-cell>
          <table:table-cell office:value-type="float" office:value="5.48" calcext:value-type="float">
            <text:p>5.48</text:p>
          </table:table-cell>
          <table:table-cell office:value-type="float" office:value="1.625964" calcext:value-type="float">
            <text:p>1.625964</text:p>
          </table:table-cell>
          <table:table-cell office:value-type="float" office:value="0.7929921" calcext:value-type="float">
            <text:p>0.7929921</text:p>
          </table:table-cell>
          <table:table-cell office:value-type="float" office:value="262.224" calcext:value-type="float">
            <text:p>262.224</text:p>
          </table:table-cell>
          <table:table-cell office:value-type="float" office:value="0" calcext:value-type="float">
            <text:p>0</text:p>
          </table:table-cell>
          <table:table-cell office:value-type="float" office:value="22.25867" calcext:value-type="float">
            <text:p>22.25867</text:p>
          </table:table-cell>
          <table:table-cell office:value-type="float" office:value="7.303009" calcext:value-type="float">
            <text:p>7.303009</text:p>
          </table:table-cell>
          <table:table-cell office:value-type="float" office:value="19.31812" calcext:value-type="float">
            <text:p>19.31812</text:p>
          </table:table-cell>
          <table:table-cell office:value-type="float" office:value="9.4505" calcext:value-type="float">
            <text:p>9.4505</text:p>
          </table:table-cell>
          <table:table-cell office:value-type="float" office:value="18.07355" calcext:value-type="float">
            <text:p>18.07355</text:p>
          </table:table-cell>
          <table:table-cell office:value-type="float" office:value="11.29495" calcext:value-type="float">
            <text:p>11.29495</text:p>
          </table:table-cell>
          <table:table-cell office:value-type="float" office:value="17.3006" calcext:value-type="float">
            <text:p>17.3006</text:p>
          </table:table-cell>
          <table:table-cell office:value-type="float" office:value="12.92291" calcext:value-type="float">
            <text:p>12.92291</text:p>
          </table:table-cell>
          <table:table-cell office:value-type="float" office:value="16.97687" calcext:value-type="float">
            <text:p>16.97687</text:p>
          </table:table-cell>
          <table:table-cell office:value-type="float" office:value="13.98669" calcext:value-type="float">
            <text:p>13.98669</text:p>
          </table:table-cell>
          <table:table-cell office:value-type="float" office:value="16.84781" calcext:value-type="float">
            <text:p>16.84781</text:p>
          </table:table-cell>
          <table:table-cell office:value-type="float" office:value="15.11105" calcext:value-type="float">
            <text:p>15.11105</text:p>
          </table:table-cell>
          <table:table-cell office:value-type="float" office:value="17.04004" calcext:value-type="float">
            <text:p>17.04004</text:p>
          </table:table-cell>
          <table:table-cell office:value-type="float" office:value="16.00748" calcext:value-type="float">
            <text:p>16.00748</text:p>
          </table:table-cell>
          <table:table-cell office:value-type="float" office:value="17.62857" calcext:value-type="float">
            <text:p>17.62857</text:p>
          </table:table-cell>
          <table:table-cell office:value-type="float" office:value="17.16531" calcext:value-type="float">
            <text:p>17.16531</text:p>
          </table:table-cell>
          <table:table-cell office:value-type="float" office:value="18.48322" calcext:value-type="float">
            <text:p>18.48322</text:p>
          </table:table-cell>
          <table:table-cell office:value-type="float" office:value="18.24689" calcext:value-type="float">
            <text:p>18.24689</text:p>
          </table:table-cell>
          <table:table-cell office:value-type="float" office:value="19.11124" calcext:value-type="float">
            <text:p>19.11124</text:p>
          </table:table-cell>
          <table:table-cell office:value-type="float" office:value="18.96561" calcext:value-type="float">
            <text:p>18.96561</text:p>
          </table:table-cell>
          <table:table-cell office:value-type="float" office:value="19.24203" calcext:value-type="float">
            <text:p>19.24203</text:p>
          </table:table-cell>
          <table:table-cell office:value-type="float" office:value="19.13425" calcext:value-type="float">
            <text:p>19.13425</text:p>
          </table:table-cell>
          <table:table-cell office:value-type="float" office:value="19.12827" calcext:value-type="float">
            <text:p>19.12827</text:p>
          </table:table-cell>
          <table:table-cell office:value-type="float" office:value="19.0542" calcext:value-type="float">
            <text:p>19.0542</text:p>
          </table:table-cell>
          <table:table-cell office:value-type="float" office:value="18.72543" calcext:value-type="float">
            <text:p>18.72543</text:p>
          </table:table-cell>
          <table:table-cell office:value-type="float" office:value="18.68002" calcext:value-type="float">
            <text:p>18.68002</text:p>
          </table:table-cell>
          <table:table-cell office:value-type="float" office:value="18.20947" calcext:value-type="float">
            <text:p>18.20947</text:p>
          </table:table-cell>
          <table:table-cell office:value-type="float" office:value="18.17841" calcext:value-type="float">
            <text:p>18.17841</text:p>
          </table:table-cell>
          <table:table-cell office:value-type="float" office:value="24.27939" calcext:value-type="float">
            <text:p>24.27939</text:p>
          </table:table-cell>
          <table:table-cell office:value-type="float" office:value="5.804504" calcext:value-type="float">
            <text:p>5.80450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24092003" calcext:value-type="float">
            <text:p>24092003</text:p>
          </table:table-cell>
          <table:table-cell office:value-type="float" office:value="19.57042" calcext:value-type="float">
            <text:p>19.57042</text:p>
          </table:table-cell>
          <table:table-cell office:value-type="float" office:value="20.85" calcext:value-type="float">
            <text:p>20.85</text:p>
          </table:table-cell>
          <table:table-cell office:value-type="float" office:value="5.76" calcext:value-type="float">
            <text:p>5.76</text:p>
          </table:table-cell>
          <table:table-cell office:value-type="float" office:value="1.619765" calcext:value-type="float">
            <text:p>1.619765</text:p>
          </table:table-cell>
          <table:table-cell office:value-type="float" office:value="0.76759" calcext:value-type="float">
            <text:p>0.76759</text:p>
          </table:table-cell>
          <table:table-cell office:value-type="float" office:value="333.972" calcext:value-type="float">
            <text:p>333.972</text:p>
          </table:table-cell>
          <table:table-cell office:value-type="float" office:value="0" calcext:value-type="float">
            <text:p>0</text:p>
          </table:table-cell>
          <table:table-cell office:value-type="float" office:value="19.81531" calcext:value-type="float">
            <text:p>19.81531</text:p>
          </table:table-cell>
          <table:table-cell office:value-type="float" office:value="9.676117" calcext:value-type="float">
            <text:p>9.676117</text:p>
          </table:table-cell>
          <table:table-cell office:value-type="float" office:value="18.05331" calcext:value-type="float">
            <text:p>18.05331</text:p>
          </table:table-cell>
          <table:table-cell office:value-type="float" office:value="13.18811" calcext:value-type="float">
            <text:p>13.18811</text:p>
          </table:table-cell>
          <table:table-cell office:value-type="float" office:value="17.52652" calcext:value-type="float">
            <text:p>17.52652</text:p>
          </table:table-cell>
          <table:table-cell office:value-type="float" office:value="14.87695" calcext:value-type="float">
            <text:p>14.87695</text:p>
          </table:table-cell>
          <table:table-cell office:value-type="float" office:value="17.21149" calcext:value-type="float">
            <text:p>17.21149</text:p>
          </table:table-cell>
          <table:table-cell office:value-type="float" office:value="15.85446" calcext:value-type="float">
            <text:p>15.85446</text:p>
          </table:table-cell>
          <table:table-cell office:value-type="float" office:value="17.08127" calcext:value-type="float">
            <text:p>17.08127</text:p>
          </table:table-cell>
          <table:table-cell office:value-type="float" office:value="16.19617" calcext:value-type="float">
            <text:p>16.19617</text:p>
          </table:table-cell>
          <table:table-cell office:value-type="float" office:value="17.02008" calcext:value-type="float">
            <text:p>17.02008</text:p>
          </table:table-cell>
          <table:table-cell office:value-type="float" office:value="16.56091" calcext:value-type="float">
            <text:p>16.56091</text:p>
          </table:table-cell>
          <table:table-cell office:value-type="float" office:value="17.12015" calcext:value-type="float">
            <text:p>17.12015</text:p>
          </table:table-cell>
          <table:table-cell office:value-type="float" office:value="16.86194" calcext:value-type="float">
            <text:p>16.86194</text:p>
          </table:table-cell>
          <table:table-cell office:value-type="float" office:value="17.37433" calcext:value-type="float">
            <text:p>17.37433</text:p>
          </table:table-cell>
          <table:table-cell office:value-type="float" office:value="17.20374" calcext:value-type="float">
            <text:p>17.20374</text:p>
          </table:table-cell>
          <table:table-cell office:value-type="float" office:value="18.24451" calcext:value-type="float">
            <text:p>18.24451</text:p>
          </table:table-cell>
          <table:table-cell office:value-type="float" office:value="18.10559" calcext:value-type="float">
            <text:p>18.10559</text:p>
          </table:table-cell>
          <table:table-cell office:value-type="float" office:value="18.96402" calcext:value-type="float">
            <text:p>18.96402</text:p>
          </table:table-cell>
          <table:table-cell office:value-type="float" office:value="18.81409" calcext:value-type="float">
            <text:p>18.81409</text:p>
          </table:table-cell>
          <table:table-cell office:value-type="float" office:value="19.13309" calcext:value-type="float">
            <text:p>19.13309</text:p>
          </table:table-cell>
          <table:table-cell office:value-type="float" office:value="19.02252" calcext:value-type="float">
            <text:p>19.02252</text:p>
          </table:table-cell>
          <table:table-cell office:value-type="float" office:value="19.05341" calcext:value-type="float">
            <text:p>19.05341</text:p>
          </table:table-cell>
          <table:table-cell office:value-type="float" office:value="18.97665" calcext:value-type="float">
            <text:p>18.97665</text:p>
          </table:table-cell>
          <table:table-cell office:value-type="float" office:value="18.6795" calcext:value-type="float">
            <text:p>18.6795</text:p>
          </table:table-cell>
          <table:table-cell office:value-type="float" office:value="18.63046" calcext:value-type="float">
            <text:p>18.63046</text:p>
          </table:table-cell>
          <table:table-cell office:value-type="float" office:value="18.17807" calcext:value-type="float">
            <text:p>18.17807</text:p>
          </table:table-cell>
          <table:table-cell office:value-type="float" office:value="18.14359" calcext:value-type="float">
            <text:p>18.14359</text:p>
          </table:table-cell>
          <table:table-cell office:value-type="float" office:value="25.66119" calcext:value-type="float">
            <text:p>25.66119</text:p>
          </table:table-cell>
          <table:table-cell office:value-type="float" office:value="7.090424" calcext:value-type="float">
            <text:p>7.09042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25092003" calcext:value-type="float">
            <text:p>25092003</text:p>
          </table:table-cell>
          <table:table-cell office:value-type="float" office:value="18.75792" calcext:value-type="float">
            <text:p>18.75792</text:p>
          </table:table-cell>
          <table:table-cell office:value-type="float" office:value="21.17" calcext:value-type="float">
            <text:p>21.17</text:p>
          </table:table-cell>
          <table:table-cell office:value-type="float" office:value="2.75" calcext:value-type="float">
            <text:p>2.75</text:p>
          </table:table-cell>
          <table:table-cell office:value-type="float" office:value="1.008153" calcext:value-type="float">
            <text:p>1.008153</text:p>
          </table:table-cell>
          <table:table-cell office:value-type="float" office:value="0.6555437" calcext:value-type="float">
            <text:p>0.6555437</text:p>
          </table:table-cell>
          <table:table-cell office:value-type="float" office:value="217.152" calcext:value-type="float">
            <text:p>217.152</text:p>
          </table:table-cell>
          <table:table-cell office:value-type="float" office:value="0" calcext:value-type="float">
            <text:p>0</text:p>
          </table:table-cell>
          <table:table-cell office:value-type="float" office:value="22.9003" calcext:value-type="float">
            <text:p>22.9003</text:p>
          </table:table-cell>
          <table:table-cell office:value-type="float" office:value="5.767334" calcext:value-type="float">
            <text:p>5.767334</text:p>
          </table:table-cell>
          <table:table-cell office:value-type="float" office:value="19.07251" calcext:value-type="float">
            <text:p>19.07251</text:p>
          </table:table-cell>
          <table:table-cell office:value-type="float" office:value="9.540161" calcext:value-type="float">
            <text:p>9.540161</text:p>
          </table:table-cell>
          <table:table-cell office:value-type="float" office:value="17.80716" calcext:value-type="float">
            <text:p>17.80716</text:p>
          </table:table-cell>
          <table:table-cell office:value-type="float" office:value="11.61505" calcext:value-type="float">
            <text:p>11.61505</text:p>
          </table:table-cell>
          <table:table-cell office:value-type="float" office:value="17.03287" calcext:value-type="float">
            <text:p>17.03287</text:p>
          </table:table-cell>
          <table:table-cell office:value-type="float" office:value="13.27545" calcext:value-type="float">
            <text:p>13.27545</text:p>
          </table:table-cell>
          <table:table-cell office:value-type="float" office:value="16.72174" calcext:value-type="float">
            <text:p>16.72174</text:p>
          </table:table-cell>
          <table:table-cell office:value-type="float" office:value="14.28558" calcext:value-type="float">
            <text:p>14.28558</text:p>
          </table:table-cell>
          <table:table-cell office:value-type="float" office:value="16.8721" calcext:value-type="float">
            <text:p>16.8721</text:p>
          </table:table-cell>
          <table:table-cell office:value-type="float" office:value="15.3093" calcext:value-type="float">
            <text:p>15.3093</text:p>
          </table:table-cell>
          <table:table-cell office:value-type="float" office:value="17.10278" calcext:value-type="float">
            <text:p>17.10278</text:p>
          </table:table-cell>
          <table:table-cell office:value-type="float" office:value="16.07404" calcext:value-type="float">
            <text:p>16.07404</text:p>
          </table:table-cell>
          <table:table-cell office:value-type="float" office:value="17.38519" calcext:value-type="float">
            <text:p>17.38519</text:p>
          </table:table-cell>
          <table:table-cell office:value-type="float" office:value="17.04874" calcext:value-type="float">
            <text:p>17.04874</text:p>
          </table:table-cell>
          <table:table-cell office:value-type="float" office:value="18.10474" calcext:value-type="float">
            <text:p>18.10474</text:p>
          </table:table-cell>
          <table:table-cell office:value-type="float" office:value="17.96832" calcext:value-type="float">
            <text:p>17.96832</text:p>
          </table:table-cell>
          <table:table-cell office:value-type="float" office:value="18.81259" calcext:value-type="float">
            <text:p>18.81259</text:p>
          </table:table-cell>
          <table:table-cell office:value-type="float" office:value="18.68002" calcext:value-type="float">
            <text:p>18.68002</text:p>
          </table:table-cell>
          <table:table-cell office:value-type="float" office:value="19.02133" calcext:value-type="float">
            <text:p>19.02133</text:p>
          </table:table-cell>
          <table:table-cell office:value-type="float" office:value="18.91226" calcext:value-type="float">
            <text:p>18.91226</text:p>
          </table:table-cell>
          <table:table-cell office:value-type="float" office:value="18.9758" calcext:value-type="float">
            <text:p>18.9758</text:p>
          </table:table-cell>
          <table:table-cell office:value-type="float" office:value="18.89725" calcext:value-type="float">
            <text:p>18.89725</text:p>
          </table:table-cell>
          <table:table-cell office:value-type="float" office:value="18.62991" calcext:value-type="float">
            <text:p>18.62991</text:p>
          </table:table-cell>
          <table:table-cell office:value-type="float" office:value="18.57877" calcext:value-type="float">
            <text:p>18.57877</text:p>
          </table:table-cell>
          <table:table-cell office:value-type="float" office:value="18.14316" calcext:value-type="float">
            <text:p>18.14316</text:p>
          </table:table-cell>
          <table:table-cell office:value-type="float" office:value="18.10593" calcext:value-type="float">
            <text:p>18.10593</text:p>
          </table:table-cell>
          <table:table-cell office:value-type="float" office:value="27.56454" calcext:value-type="float">
            <text:p>27.56454</text:p>
          </table:table-cell>
          <table:table-cell office:value-type="float" office:value="3.481323" calcext:value-type="float">
            <text:p>3.48132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26092003" calcext:value-type="float">
            <text:p>26092003</text:p>
          </table:table-cell>
          <table:table-cell office:value-type="float" office:value="13.85604" calcext:value-type="float">
            <text:p>13.85604</text:p>
          </table:table-cell>
          <table:table-cell office:value-type="float" office:value="24.07" calcext:value-type="float">
            <text:p>24.07</text:p>
          </table:table-cell>
          <table:table-cell office:value-type="float" office:value="8.41" calcext:value-type="float">
            <text:p>8.41</text:p>
          </table:table-cell>
          <table:table-cell office:value-type="float" office:value="1.219279" calcext:value-type="float">
            <text:p>1.219279</text:p>
          </table:table-cell>
          <table:table-cell office:value-type="float" office:value="0.8644211" calcext:value-type="float">
            <text:p>0.8644211</text:p>
          </table:table-cell>
          <table:table-cell office:value-type="float" office:value="275.4" calcext:value-type="float">
            <text:p>275.4</text:p>
          </table:table-cell>
          <table:table-cell office:value-type="float" office:value="0" calcext:value-type="float">
            <text:p>0</text:p>
          </table:table-cell>
          <table:table-cell office:value-type="float" office:value="24.67429" calcext:value-type="float">
            <text:p>24.67429</text:p>
          </table:table-cell>
          <table:table-cell office:value-type="float" office:value="11.70782" calcext:value-type="float">
            <text:p>11.70782</text:p>
          </table:table-cell>
          <table:table-cell office:value-type="float" office:value="20.33157" calcext:value-type="float">
            <text:p>20.33157</text:p>
          </table:table-cell>
          <table:table-cell office:value-type="float" office:value="14.13004" calcext:value-type="float">
            <text:p>14.13004</text:p>
          </table:table-cell>
          <table:table-cell office:value-type="float" office:value="19.09363" calcext:value-type="float">
            <text:p>19.09363</text:p>
          </table:table-cell>
          <table:table-cell office:value-type="float" office:value="14.88782" calcext:value-type="float">
            <text:p>14.88782</text:p>
          </table:table-cell>
          <table:table-cell office:value-type="float" office:value="18.21329" calcext:value-type="float">
            <text:p>18.21329</text:p>
          </table:table-cell>
          <table:table-cell office:value-type="float" office:value="15.48218" calcext:value-type="float">
            <text:p>15.48218</text:p>
          </table:table-cell>
          <table:table-cell office:value-type="float" office:value="17.74869" calcext:value-type="float">
            <text:p>17.74869</text:p>
          </table:table-cell>
          <table:table-cell office:value-type="float" office:value="15.84891" calcext:value-type="float">
            <text:p>15.84891</text:p>
          </table:table-cell>
          <table:table-cell office:value-type="float" office:value="17.38586" calcext:value-type="float">
            <text:p>17.38586</text:p>
          </table:table-cell>
          <table:table-cell office:value-type="float" office:value="16.24802" calcext:value-type="float">
            <text:p>16.24802</text:p>
          </table:table-cell>
          <table:table-cell office:value-type="float" office:value="17.27985" calcext:value-type="float">
            <text:p>17.27985</text:p>
          </table:table-cell>
          <table:table-cell office:value-type="float" office:value="16.58884" calcext:value-type="float">
            <text:p>16.58884</text:p>
          </table:table-cell>
          <table:table-cell office:value-type="float" office:value="17.22821" calcext:value-type="float">
            <text:p>17.22821</text:p>
          </table:table-cell>
          <table:table-cell office:value-type="float" office:value="17.06885" calcext:value-type="float">
            <text:p>17.06885</text:p>
          </table:table-cell>
          <table:table-cell office:value-type="float" office:value="17.96661" calcext:value-type="float">
            <text:p>17.96661</text:p>
          </table:table-cell>
          <table:table-cell office:value-type="float" office:value="17.85721" calcext:value-type="float">
            <text:p>17.85721</text:p>
          </table:table-cell>
          <table:table-cell office:value-type="float" office:value="18.67865" calcext:value-type="float">
            <text:p>18.67865</text:p>
          </table:table-cell>
          <table:table-cell office:value-type="float" office:value="18.55017" calcext:value-type="float">
            <text:p>18.55017</text:p>
          </table:table-cell>
          <table:table-cell office:value-type="float" office:value="18.91113" calcext:value-type="float">
            <text:p>18.91113</text:p>
          </table:table-cell>
          <table:table-cell office:value-type="float" office:value="18.80423" calcext:value-type="float">
            <text:p>18.80423</text:p>
          </table:table-cell>
          <table:table-cell office:value-type="float" office:value="18.89642" calcext:value-type="float">
            <text:p>18.89642</text:p>
          </table:table-cell>
          <table:table-cell office:value-type="float" office:value="18.81433" calcext:value-type="float">
            <text:p>18.81433</text:p>
          </table:table-cell>
          <table:table-cell office:value-type="float" office:value="18.57819" calcext:value-type="float">
            <text:p>18.57819</text:p>
          </table:table-cell>
          <table:table-cell office:value-type="float" office:value="18.52011" calcext:value-type="float">
            <text:p>18.52011</text:p>
          </table:table-cell>
          <table:table-cell office:value-type="float" office:value="18.10553" calcext:value-type="float">
            <text:p>18.10553</text:p>
          </table:table-cell>
          <table:table-cell office:value-type="float" office:value="18.06454" calcext:value-type="float">
            <text:p>18.06454</text:p>
          </table:table-cell>
          <table:table-cell office:value-type="float" office:value="30.74277" calcext:value-type="float">
            <text:p>30.74277</text:p>
          </table:table-cell>
          <table:table-cell office:value-type="float" office:value="9.418365" calcext:value-type="float">
            <text:p>9.41836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27092003" calcext:value-type="float">
            <text:p>27092003</text:p>
          </table:table-cell>
          <table:table-cell office:value-type="float" office:value="15.04344" calcext:value-type="float">
            <text:p>15.04344</text:p>
          </table:table-cell>
          <table:table-cell office:value-type="float" office:value="17.74" calcext:value-type="float">
            <text:p>17.74</text:p>
          </table:table-cell>
          <table:table-cell office:value-type="float" office:value="5.14" calcext:value-type="float">
            <text:p>5.14</text:p>
          </table:table-cell>
          <table:table-cell office:value-type="float" office:value="1.009118" calcext:value-type="float">
            <text:p>1.009118</text:p>
          </table:table-cell>
          <table:table-cell office:value-type="float" office:value="0.7745717" calcext:value-type="float">
            <text:p>0.7745717</text:p>
          </table:table-cell>
          <table:table-cell office:value-type="float" office:value="317.916" calcext:value-type="float">
            <text:p>317.916</text:p>
          </table:table-cell>
          <table:table-cell office:value-type="float" office:value="0" calcext:value-type="float">
            <text:p>0</text:p>
          </table:table-cell>
          <table:table-cell office:value-type="float" office:value="20.64618" calcext:value-type="float">
            <text:p>20.64618</text:p>
          </table:table-cell>
          <table:table-cell office:value-type="float" office:value="8.987854" calcext:value-type="float">
            <text:p>8.987854</text:p>
          </table:table-cell>
          <table:table-cell office:value-type="float" office:value="18.29318" calcext:value-type="float">
            <text:p>18.29318</text:p>
          </table:table-cell>
          <table:table-cell office:value-type="float" office:value="12.37399" calcext:value-type="float">
            <text:p>12.37399</text:p>
          </table:table-cell>
          <table:table-cell office:value-type="float" office:value="17.46622" calcext:value-type="float">
            <text:p>17.46622</text:p>
          </table:table-cell>
          <table:table-cell office:value-type="float" office:value="13.71954" calcext:value-type="float">
            <text:p>13.71954</text:p>
          </table:table-cell>
          <table:table-cell office:value-type="float" office:value="17.01218" calcext:value-type="float">
            <text:p>17.01218</text:p>
          </table:table-cell>
          <table:table-cell office:value-type="float" office:value="14.80276" calcext:value-type="float">
            <text:p>14.80276</text:p>
          </table:table-cell>
          <table:table-cell office:value-type="float" office:value="17.11469" calcext:value-type="float">
            <text:p>17.11469</text:p>
          </table:table-cell>
          <table:table-cell office:value-type="float" office:value="15.46262" calcext:value-type="float">
            <text:p>15.46262</text:p>
          </table:table-cell>
          <table:table-cell office:value-type="float" office:value="17.30908" calcext:value-type="float">
            <text:p>17.30908</text:p>
          </table:table-cell>
          <table:table-cell office:value-type="float" office:value="16.11002" calcext:value-type="float">
            <text:p>16.11002</text:p>
          </table:table-cell>
          <table:table-cell office:value-type="float" office:value="17.28061" calcext:value-type="float">
            <text:p>17.28061</text:p>
          </table:table-cell>
          <table:table-cell office:value-type="float" office:value="16.56909" calcext:value-type="float">
            <text:p>16.56909</text:p>
          </table:table-cell>
          <table:table-cell office:value-type="float" office:value="17.30304" calcext:value-type="float">
            <text:p>17.30304</text:p>
          </table:table-cell>
          <table:table-cell office:value-type="float" office:value="17.16516" calcext:value-type="float">
            <text:p>17.16516</text:p>
          </table:table-cell>
          <table:table-cell office:value-type="float" office:value="17.85681" calcext:value-type="float">
            <text:p>17.85681</text:p>
          </table:table-cell>
          <table:table-cell office:value-type="float" office:value="17.81244" calcext:value-type="float">
            <text:p>17.81244</text:p>
          </table:table-cell>
          <table:table-cell office:value-type="float" office:value="18.54892" calcext:value-type="float">
            <text:p>18.54892</text:p>
          </table:table-cell>
          <table:table-cell office:value-type="float" office:value="18.44098" calcext:value-type="float">
            <text:p>18.44098</text:p>
          </table:table-cell>
          <table:table-cell office:value-type="float" office:value="18.80307" calcext:value-type="float">
            <text:p>18.80307</text:p>
          </table:table-cell>
          <table:table-cell office:value-type="float" office:value="18.70059" calcext:value-type="float">
            <text:p>18.70059</text:p>
          </table:table-cell>
          <table:table-cell office:value-type="float" office:value="18.81348" calcext:value-type="float">
            <text:p>18.81348</text:p>
          </table:table-cell>
          <table:table-cell office:value-type="float" office:value="18.73224" calcext:value-type="float">
            <text:p>18.73224</text:p>
          </table:table-cell>
          <table:table-cell office:value-type="float" office:value="18.51953" calcext:value-type="float">
            <text:p>18.51953</text:p>
          </table:table-cell>
          <table:table-cell office:value-type="float" office:value="18.46448" calcext:value-type="float">
            <text:p>18.46448</text:p>
          </table:table-cell>
          <table:table-cell office:value-type="float" office:value="18.06409" calcext:value-type="float">
            <text:p>18.06409</text:p>
          </table:table-cell>
          <table:table-cell office:value-type="float" office:value="18.02151" calcext:value-type="float">
            <text:p>18.02151</text:p>
          </table:table-cell>
          <table:table-cell office:value-type="float" office:value="23.05161" calcext:value-type="float">
            <text:p>23.05161</text:p>
          </table:table-cell>
          <table:table-cell office:value-type="float" office:value="6.347504" calcext:value-type="float">
            <text:p>6.34750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28092003" calcext:value-type="float">
            <text:p>28092003</text:p>
          </table:table-cell>
          <table:table-cell office:value-type="float" office:value="16.8925" calcext:value-type="float">
            <text:p>16.8925</text:p>
          </table:table-cell>
          <table:table-cell office:value-type="float" office:value="15.27" calcext:value-type="float">
            <text:p>15.27</text:p>
          </table:table-cell>
          <table:table-cell office:value-type="float" office:value="2.5" calcext:value-type="float">
            <text:p>2.5</text:p>
          </table:table-cell>
          <table:table-cell office:value-type="float" office:value="0.9195007" calcext:value-type="float">
            <text:p>0.9195007</text:p>
          </table:table-cell>
          <table:table-cell office:value-type="float" office:value="0.6440941" calcext:value-type="float">
            <text:p>0.6440941</text:p>
          </table:table-cell>
          <table:table-cell office:value-type="float" office:value="267.084" calcext:value-type="float">
            <text:p>267.084</text:p>
          </table:table-cell>
          <table:table-cell office:value-type="float" office:value="0" calcext:value-type="float">
            <text:p>0</text:p>
          </table:table-cell>
          <table:table-cell office:value-type="float" office:value="18.89084" calcext:value-type="float">
            <text:p>18.89084</text:p>
          </table:table-cell>
          <table:table-cell office:value-type="float" office:value="6.313904" calcext:value-type="float">
            <text:p>6.313904</text:p>
          </table:table-cell>
          <table:table-cell office:value-type="float" office:value="16.64911" calcext:value-type="float">
            <text:p>16.64911</text:p>
          </table:table-cell>
          <table:table-cell office:value-type="float" office:value="9.838562" calcext:value-type="float">
            <text:p>9.838562</text:p>
          </table:table-cell>
          <table:table-cell office:value-type="float" office:value="15.9566" calcext:value-type="float">
            <text:p>15.9566</text:p>
          </table:table-cell>
          <table:table-cell office:value-type="float" office:value="11.6391" calcext:value-type="float">
            <text:p>11.6391</text:p>
          </table:table-cell>
          <table:table-cell office:value-type="float" office:value="15.65454" calcext:value-type="float">
            <text:p>15.65454</text:p>
          </table:table-cell>
          <table:table-cell office:value-type="float" office:value="13.1608" calcext:value-type="float">
            <text:p>13.1608</text:p>
          </table:table-cell>
          <table:table-cell office:value-type="float" office:value="16.06345" calcext:value-type="float">
            <text:p>16.06345</text:p>
          </table:table-cell>
          <table:table-cell office:value-type="float" office:value="14.1138" calcext:value-type="float">
            <text:p>14.1138</text:p>
          </table:table-cell>
          <table:table-cell office:value-type="float" office:value="16.60062" calcext:value-type="float">
            <text:p>16.60062</text:p>
          </table:table-cell>
          <table:table-cell office:value-type="float" office:value="15.07803" calcext:value-type="float">
            <text:p>15.07803</text:p>
          </table:table-cell>
          <table:table-cell office:value-type="float" office:value="16.86441" calcext:value-type="float">
            <text:p>16.86441</text:p>
          </table:table-cell>
          <table:table-cell office:value-type="float" office:value="15.82135" calcext:value-type="float">
            <text:p>15.82135</text:p>
          </table:table-cell>
          <table:table-cell office:value-type="float" office:value="17.17715" calcext:value-type="float">
            <text:p>17.17715</text:p>
          </table:table-cell>
          <table:table-cell office:value-type="float" office:value="16.7377" calcext:value-type="float">
            <text:p>16.7377</text:p>
          </table:table-cell>
          <table:table-cell office:value-type="float" office:value="17.81171" calcext:value-type="float">
            <text:p>17.81171</text:p>
          </table:table-cell>
          <table:table-cell office:value-type="float" office:value="17.6723" calcext:value-type="float">
            <text:p>17.6723</text:p>
          </table:table-cell>
          <table:table-cell office:value-type="float" office:value="18.43994" calcext:value-type="float">
            <text:p>18.43994</text:p>
          </table:table-cell>
          <table:table-cell office:value-type="float" office:value="18.33881" calcext:value-type="float">
            <text:p>18.33881</text:p>
          </table:table-cell>
          <table:table-cell office:value-type="float" office:value="18.69955" calcext:value-type="float">
            <text:p>18.69955</text:p>
          </table:table-cell>
          <table:table-cell office:value-type="float" office:value="18.60403" calcext:value-type="float">
            <text:p>18.60403</text:p>
          </table:table-cell>
          <table:table-cell office:value-type="float" office:value="18.73138" calcext:value-type="float">
            <text:p>18.73138</text:p>
          </table:table-cell>
          <table:table-cell office:value-type="float" office:value="18.65146" calcext:value-type="float">
            <text:p>18.65146</text:p>
          </table:table-cell>
          <table:table-cell office:value-type="float" office:value="18.4639" calcext:value-type="float">
            <text:p>18.4639</text:p>
          </table:table-cell>
          <table:table-cell office:value-type="float" office:value="18.40588" calcext:value-type="float">
            <text:p>18.40588</text:p>
          </table:table-cell>
          <table:table-cell office:value-type="float" office:value="18.02106" calcext:value-type="float">
            <text:p>18.02106</text:p>
          </table:table-cell>
          <table:table-cell office:value-type="float" office:value="17.97546" calcext:value-type="float">
            <text:p>17.97546</text:p>
          </table:table-cell>
          <table:table-cell office:value-type="float" office:value="21.77301" calcext:value-type="float">
            <text:p>21.77301</text:p>
          </table:table-cell>
          <table:table-cell office:value-type="float" office:value="3.761322" calcext:value-type="float">
            <text:p>3.76132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29092003" calcext:value-type="float">
            <text:p>29092003</text:p>
          </table:table-cell>
          <table:table-cell office:value-type="float" office:value="4.49028" calcext:value-type="float">
            <text:p>4.49028</text:p>
          </table:table-cell>
          <table:table-cell office:value-type="float" office:value="13.34" calcext:value-type="float">
            <text:p>13.34</text:p>
          </table:table-cell>
          <table:table-cell office:value-type="float" office:value="-0.01" calcext:value-type="float">
            <text:p>-0.01</text:p>
          </table:table-cell>
          <table:table-cell office:value-type="float" office:value="0.9523139" calcext:value-type="float">
            <text:p>0.9523139</text:p>
          </table:table-cell>
          <table:table-cell office:value-type="float" office:value="0.5386987" calcext:value-type="float">
            <text:p>0.5386987</text:p>
          </table:table-cell>
          <table:table-cell office:value-type="float" office:value="142.164" calcext:value-type="float">
            <text:p>142.164</text:p>
          </table:table-cell>
          <table:table-cell office:value-type="float" office:value="0" calcext:value-type="float">
            <text:p>0</text:p>
          </table:table-cell>
          <table:table-cell office:value-type="float" office:value="12.84042" calcext:value-type="float">
            <text:p>12.84042</text:p>
          </table:table-cell>
          <table:table-cell office:value-type="float" office:value="2.801819" calcext:value-type="float">
            <text:p>2.801819</text:p>
          </table:table-cell>
          <table:table-cell office:value-type="float" office:value="12.39108" calcext:value-type="float">
            <text:p>12.39108</text:p>
          </table:table-cell>
          <table:table-cell office:value-type="float" office:value="6.838684" calcext:value-type="float">
            <text:p>6.838684</text:p>
          </table:table-cell>
          <table:table-cell office:value-type="float" office:value="12.58075" calcext:value-type="float">
            <text:p>12.58075</text:p>
          </table:table-cell>
          <table:table-cell office:value-type="float" office:value="9.178101" calcext:value-type="float">
            <text:p>9.178101</text:p>
          </table:table-cell>
          <table:table-cell office:value-type="float" office:value="14.10211" calcext:value-type="float">
            <text:p>14.10211</text:p>
          </table:table-cell>
          <table:table-cell office:value-type="float" office:value="11.14102" calcext:value-type="float">
            <text:p>11.14102</text:p>
          </table:table-cell>
          <table:table-cell office:value-type="float" office:value="14.84897" calcext:value-type="float">
            <text:p>14.84897</text:p>
          </table:table-cell>
          <table:table-cell office:value-type="float" office:value="12.38391" calcext:value-type="float">
            <text:p>12.38391</text:p>
          </table:table-cell>
          <table:table-cell office:value-type="float" office:value="15.57867" calcext:value-type="float">
            <text:p>15.57867</text:p>
          </table:table-cell>
          <table:table-cell office:value-type="float" office:value="13.62195" calcext:value-type="float">
            <text:p>13.62195</text:p>
          </table:table-cell>
          <table:table-cell office:value-type="float" office:value="16.06607" calcext:value-type="float">
            <text:p>16.06607</text:p>
          </table:table-cell>
          <table:table-cell office:value-type="float" office:value="14.63794" calcext:value-type="float">
            <text:p>14.63794</text:p>
          </table:table-cell>
          <table:table-cell office:value-type="float" office:value="16.73566" calcext:value-type="float">
            <text:p>16.73566</text:p>
          </table:table-cell>
          <table:table-cell office:value-type="float" office:value="15.94821" calcext:value-type="float">
            <text:p>15.94821</text:p>
          </table:table-cell>
          <table:table-cell office:value-type="float" office:value="17.67023" calcext:value-type="float">
            <text:p>17.67023</text:p>
          </table:table-cell>
          <table:table-cell office:value-type="float" office:value="17.38571" calcext:value-type="float">
            <text:p>17.38571</text:p>
          </table:table-cell>
          <table:table-cell office:value-type="float" office:value="18.33768" calcext:value-type="float">
            <text:p>18.33768</text:p>
          </table:table-cell>
          <table:table-cell office:value-type="float" office:value="18.21329" calcext:value-type="float">
            <text:p>18.21329</text:p>
          </table:table-cell>
          <table:table-cell office:value-type="float" office:value="18.60306" calcext:value-type="float">
            <text:p>18.60306</text:p>
          </table:table-cell>
          <table:table-cell office:value-type="float" office:value="18.50766" calcext:value-type="float">
            <text:p>18.50766</text:p>
          </table:table-cell>
          <table:table-cell office:value-type="float" office:value="18.6506" calcext:value-type="float">
            <text:p>18.6506</text:p>
          </table:table-cell>
          <table:table-cell office:value-type="float" office:value="18.57178" calcext:value-type="float">
            <text:p>18.57178</text:p>
          </table:table-cell>
          <table:table-cell office:value-type="float" office:value="18.40524" calcext:value-type="float">
            <text:p>18.40524</text:p>
          </table:table-cell>
          <table:table-cell office:value-type="float" office:value="18.34543" calcext:value-type="float">
            <text:p>18.34543</text:p>
          </table:table-cell>
          <table:table-cell office:value-type="float" office:value="17.97498" calcext:value-type="float">
            <text:p>17.97498</text:p>
          </table:table-cell>
          <table:table-cell office:value-type="float" office:value="17.92645" calcext:value-type="float">
            <text:p>17.92645</text:p>
          </table:table-cell>
          <table:table-cell office:value-type="float" office:value="13.90863" calcext:value-type="float">
            <text:p>13.90863</text:p>
          </table:table-cell>
          <table:table-cell office:value-type="float" office:value="0.6220398" calcext:value-type="float">
            <text:p>0.622039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30092003" calcext:value-type="float">
            <text:p>30092003</text:p>
          </table:table-cell>
          <table:table-cell office:value-type="float" office:value="12.21876" calcext:value-type="float">
            <text:p>12.21876</text:p>
          </table:table-cell>
          <table:table-cell office:value-type="float" office:value="16.031" calcext:value-type="float">
            <text:p>16.031</text:p>
          </table:table-cell>
          <table:table-cell office:value-type="float" office:value="3.02" calcext:value-type="float">
            <text:p>3.02</text:p>
          </table:table-cell>
          <table:table-cell office:value-type="float" office:value="0.9281383" calcext:value-type="float">
            <text:p>0.9281383</text:p>
          </table:table-cell>
          <table:table-cell office:value-type="float" office:value="0.6681125" calcext:value-type="float">
            <text:p>0.6681125</text:p>
          </table:table-cell>
          <table:table-cell office:value-type="float" office:value="203.868" calcext:value-type="float">
            <text:p>203.868</text:p>
          </table:table-cell>
          <table:table-cell office:value-type="float" office:value="0" calcext:value-type="float">
            <text:p>0</text:p>
          </table:table-cell>
          <table:table-cell office:value-type="float" office:value="17.21997" calcext:value-type="float">
            <text:p>17.21997</text:p>
          </table:table-cell>
          <table:table-cell office:value-type="float" office:value="5.152863" calcext:value-type="float">
            <text:p>5.152863</text:p>
          </table:table-cell>
          <table:table-cell office:value-type="float" office:value="14.69342" calcext:value-type="float">
            <text:p>14.69342</text:p>
          </table:table-cell>
          <table:table-cell office:value-type="float" office:value="7.875275" calcext:value-type="float">
            <text:p>7.875275</text:p>
          </table:table-cell>
          <table:table-cell office:value-type="float" office:value="13.88345" calcext:value-type="float">
            <text:p>13.88345</text:p>
          </table:table-cell>
          <table:table-cell office:value-type="float" office:value="9.533417" calcext:value-type="float">
            <text:p>9.533417</text:p>
          </table:table-cell>
          <table:table-cell office:value-type="float" office:value="13.62701" calcext:value-type="float">
            <text:p>13.62701</text:p>
          </table:table-cell>
          <table:table-cell office:value-type="float" office:value="10.99014" calcext:value-type="float">
            <text:p>10.99014</text:p>
          </table:table-cell>
          <table:table-cell office:value-type="float" office:value="13.67303" calcext:value-type="float">
            <text:p>13.67303</text:p>
          </table:table-cell>
          <table:table-cell office:value-type="float" office:value="11.96323" calcext:value-type="float">
            <text:p>11.96323</text:p>
          </table:table-cell>
          <table:table-cell office:value-type="float" office:value="13.93091" calcext:value-type="float">
            <text:p>13.93091</text:p>
          </table:table-cell>
          <table:table-cell office:value-type="float" office:value="13.03336" calcext:value-type="float">
            <text:p>13.03336</text:p>
          </table:table-cell>
          <table:table-cell office:value-type="float" office:value="14.68475" calcext:value-type="float">
            <text:p>14.68475</text:p>
          </table:table-cell>
          <table:table-cell office:value-type="float" office:value="14.02008" calcext:value-type="float">
            <text:p>14.02008</text:p>
          </table:table-cell>
          <table:table-cell office:value-type="float" office:value="15.94202" calcext:value-type="float">
            <text:p>15.94202</text:p>
          </table:table-cell>
          <table:table-cell office:value-type="float" office:value="15.3793" calcext:value-type="float">
            <text:p>15.3793</text:p>
          </table:table-cell>
          <table:table-cell office:value-type="float" office:value="17.38168" calcext:value-type="float">
            <text:p>17.38168</text:p>
          </table:table-cell>
          <table:table-cell office:value-type="float" office:value="16.9856" calcext:value-type="float">
            <text:p>16.9856</text:p>
          </table:table-cell>
          <table:table-cell office:value-type="float" office:value="18.21173" calcext:value-type="float">
            <text:p>18.21173</text:p>
          </table:table-cell>
          <table:table-cell office:value-type="float" office:value="18.03986" calcext:value-type="float">
            <text:p>18.03986</text:p>
          </table:table-cell>
          <table:table-cell office:value-type="float" office:value="18.50662" calcext:value-type="float">
            <text:p>18.50662</text:p>
          </table:table-cell>
          <table:table-cell office:value-type="float" office:value="18.39966" calcext:value-type="float">
            <text:p>18.39966</text:p>
          </table:table-cell>
          <table:table-cell office:value-type="float" office:value="18.57095" calcext:value-type="float">
            <text:p>18.57095</text:p>
          </table:table-cell>
          <table:table-cell office:value-type="float" office:value="18.49088" calcext:value-type="float">
            <text:p>18.49088</text:p>
          </table:table-cell>
          <table:table-cell office:value-type="float" office:value="18.34482" calcext:value-type="float">
            <text:p>18.34482</text:p>
          </table:table-cell>
          <table:table-cell office:value-type="float" office:value="18.28348" calcext:value-type="float">
            <text:p>18.28348</text:p>
          </table:table-cell>
          <table:table-cell office:value-type="float" office:value="17.92593" calcext:value-type="float">
            <text:p>17.92593</text:p>
          </table:table-cell>
          <table:table-cell office:value-type="float" office:value="17.87537" calcext:value-type="float">
            <text:p>17.87537</text:p>
          </table:table-cell>
          <table:table-cell office:value-type="float" office:value="20.98828" calcext:value-type="float">
            <text:p>20.98828</text:p>
          </table:table-cell>
          <table:table-cell office:value-type="float" office:value="3.422913" calcext:value-type="float">
            <text:p>3.42291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102003" calcext:value-type="float">
            <text:p>1102003</text:p>
          </table:table-cell>
          <table:table-cell office:value-type="float" office:value="18.2596" calcext:value-type="float">
            <text:p>18.2596</text:p>
          </table:table-cell>
          <table:table-cell office:value-type="float" office:value="17.93" calcext:value-type="float">
            <text:p>17.93</text:p>
          </table:table-cell>
          <table:table-cell office:value-type="float" office:value="0.63" calcext:value-type="float">
            <text:p>0.63</text:p>
          </table:table-cell>
          <table:table-cell office:value-type="float" office:value="0.919281" calcext:value-type="float">
            <text:p>0.919281</text:p>
          </table:table-cell>
          <table:table-cell office:value-type="float" office:value="0.5639867" calcext:value-type="float">
            <text:p>0.5639867</text:p>
          </table:table-cell>
          <table:table-cell office:value-type="float" office:value="161.388" calcext:value-type="float">
            <text:p>161.388</text:p>
          </table:table-cell>
          <table:table-cell office:value-type="float" office:value="0" calcext:value-type="float">
            <text:p>0</text:p>
          </table:table-cell>
          <table:table-cell office:value-type="float" office:value="19.74454" calcext:value-type="float">
            <text:p>19.74454</text:p>
          </table:table-cell>
          <table:table-cell office:value-type="float" office:value="3.421265" calcext:value-type="float">
            <text:p>3.421265</text:p>
          </table:table-cell>
          <table:table-cell office:value-type="float" office:value="16.28455" calcext:value-type="float">
            <text:p>16.28455</text:p>
          </table:table-cell>
          <table:table-cell office:value-type="float" office:value="7.145203" calcext:value-type="float">
            <text:p>7.145203</text:p>
          </table:table-cell>
          <table:table-cell office:value-type="float" office:value="15.06186" calcext:value-type="float">
            <text:p>15.06186</text:p>
          </table:table-cell>
          <table:table-cell office:value-type="float" office:value="9.084503" calcext:value-type="float">
            <text:p>9.084503</text:p>
          </table:table-cell>
          <table:table-cell office:value-type="float" office:value="14.37497" calcext:value-type="float">
            <text:p>14.37497</text:p>
          </table:table-cell>
          <table:table-cell office:value-type="float" office:value="10.71213" calcext:value-type="float">
            <text:p>10.71213</text:p>
          </table:table-cell>
          <table:table-cell office:value-type="float" office:value="14.1463" calcext:value-type="float">
            <text:p>14.1463</text:p>
          </table:table-cell>
          <table:table-cell office:value-type="float" office:value="11.73947" calcext:value-type="float">
            <text:p>11.73947</text:p>
          </table:table-cell>
          <table:table-cell office:value-type="float" office:value="14.14764" calcext:value-type="float">
            <text:p>14.14764</text:p>
          </table:table-cell>
          <table:table-cell office:value-type="float" office:value="12.84232" calcext:value-type="float">
            <text:p>12.84232</text:p>
          </table:table-cell>
          <table:table-cell office:value-type="float" office:value="14.46561" calcext:value-type="float">
            <text:p>14.46561</text:p>
          </table:table-cell>
          <table:table-cell office:value-type="float" office:value="13.77499" calcext:value-type="float">
            <text:p>13.77499</text:p>
          </table:table-cell>
          <table:table-cell office:value-type="float" office:value="15.37857" calcext:value-type="float">
            <text:p>15.37857</text:p>
          </table:table-cell>
          <table:table-cell office:value-type="float" office:value="15.08405" calcext:value-type="float">
            <text:p>15.08405</text:p>
          </table:table-cell>
          <table:table-cell office:value-type="float" office:value="16.98166" calcext:value-type="float">
            <text:p>16.98166</text:p>
          </table:table-cell>
          <table:table-cell office:value-type="float" office:value="16.64319" calcext:value-type="float">
            <text:p>16.64319</text:p>
          </table:table-cell>
          <table:table-cell office:value-type="float" office:value="18.03781" calcext:value-type="float">
            <text:p>18.03781</text:p>
          </table:table-cell>
          <table:table-cell office:value-type="float" office:value="17.83572" calcext:value-type="float">
            <text:p>17.83572</text:p>
          </table:table-cell>
          <table:table-cell office:value-type="float" office:value="18.39847" calcext:value-type="float">
            <text:p>18.39847</text:p>
          </table:table-cell>
          <table:table-cell office:value-type="float" office:value="18.27411" calcext:value-type="float">
            <text:p>18.27411</text:p>
          </table:table-cell>
          <table:table-cell office:value-type="float" office:value="18.48999" calcext:value-type="float">
            <text:p>18.48999</text:p>
          </table:table-cell>
          <table:table-cell office:value-type="float" office:value="18.40543" calcext:value-type="float">
            <text:p>18.40543</text:p>
          </table:table-cell>
          <table:table-cell office:value-type="float" office:value="18.28284" calcext:value-type="float">
            <text:p>18.28284</text:p>
          </table:table-cell>
          <table:table-cell office:value-type="float" office:value="18.21948" calcext:value-type="float">
            <text:p>18.21948</text:p>
          </table:table-cell>
          <table:table-cell office:value-type="float" office:value="17.87482" calcext:value-type="float">
            <text:p>17.87482</text:p>
          </table:table-cell>
          <table:table-cell office:value-type="float" office:value="17.8223" calcext:value-type="float">
            <text:p>17.8223</text:p>
          </table:table-cell>
          <table:table-cell office:value-type="float" office:value="24.24615" calcext:value-type="float">
            <text:p>24.24615</text:p>
          </table:table-cell>
          <table:table-cell office:value-type="float" office:value="1.361847" calcext:value-type="float">
            <text:p>1.36184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2102003" calcext:value-type="float">
            <text:p>2102003</text:p>
          </table:table-cell>
          <table:table-cell office:value-type="float" office:value="17.31358" calcext:value-type="float">
            <text:p>17.31358</text:p>
          </table:table-cell>
          <table:table-cell office:value-type="float" office:value="19.83" calcext:value-type="float">
            <text:p>19.83</text:p>
          </table:table-cell>
          <table:table-cell office:value-type="float" office:value="0.75" calcext:value-type="float">
            <text:p>0.75</text:p>
          </table:table-cell>
          <table:table-cell office:value-type="float" office:value="0.9954913" calcext:value-type="float">
            <text:p>0.9954913</text:p>
          </table:table-cell>
          <table:table-cell office:value-type="float" office:value="0.568845" calcext:value-type="float">
            <text:p>0.568845</text:p>
          </table:table-cell>
          <table:table-cell office:value-type="float" office:value="233.82" calcext:value-type="float">
            <text:p>233.82</text:p>
          </table:table-cell>
          <table:table-cell office:value-type="float" office:value="0" calcext:value-type="float">
            <text:p>0</text:p>
          </table:table-cell>
          <table:table-cell office:value-type="float" office:value="20.97784" calcext:value-type="float">
            <text:p>20.97784</text:p>
          </table:table-cell>
          <table:table-cell office:value-type="float" office:value="3.859344" calcext:value-type="float">
            <text:p>3.859344</text:p>
          </table:table-cell>
          <table:table-cell office:value-type="float" office:value="17.07092" calcext:value-type="float">
            <text:p>17.07092</text:p>
          </table:table-cell>
          <table:table-cell office:value-type="float" office:value="7.306671" calcext:value-type="float">
            <text:p>7.306671</text:p>
          </table:table-cell>
          <table:table-cell office:value-type="float" office:value="15.6496" calcext:value-type="float">
            <text:p>15.6496</text:p>
          </table:table-cell>
          <table:table-cell office:value-type="float" office:value="9.217224" calcext:value-type="float">
            <text:p>9.217224</text:p>
          </table:table-cell>
          <table:table-cell office:value-type="float" office:value="14.80316" calcext:value-type="float">
            <text:p>14.80316</text:p>
          </table:table-cell>
          <table:table-cell office:value-type="float" office:value="10.81265" calcext:value-type="float">
            <text:p>10.81265</text:p>
          </table:table-cell>
          <table:table-cell office:value-type="float" office:value="14.47031" calcext:value-type="float">
            <text:p>14.47031</text:p>
          </table:table-cell>
          <table:table-cell office:value-type="float" office:value="11.81512" calcext:value-type="float">
            <text:p>11.81512</text:p>
          </table:table-cell>
          <table:table-cell office:value-type="float" office:value="14.36133" calcext:value-type="float">
            <text:p>14.36133</text:p>
          </table:table-cell>
          <table:table-cell office:value-type="float" office:value="12.86972" calcext:value-type="float">
            <text:p>12.86972</text:p>
          </table:table-cell>
          <table:table-cell office:value-type="float" office:value="14.53345" calcext:value-type="float">
            <text:p>14.53345</text:p>
          </table:table-cell>
          <table:table-cell office:value-type="float" office:value="13.72986" calcext:value-type="float">
            <text:p>13.72986</text:p>
          </table:table-cell>
          <table:table-cell office:value-type="float" office:value="15.14371" calcext:value-type="float">
            <text:p>15.14371</text:p>
          </table:table-cell>
          <table:table-cell office:value-type="float" office:value="14.93466" calcext:value-type="float">
            <text:p>14.93466</text:p>
          </table:table-cell>
          <table:table-cell office:value-type="float" office:value="16.6402" calcext:value-type="float">
            <text:p>16.6402</text:p>
          </table:table-cell>
          <table:table-cell office:value-type="float" office:value="16.39188" calcext:value-type="float">
            <text:p>16.39188</text:p>
          </table:table-cell>
          <table:table-cell office:value-type="float" office:value="17.83356" calcext:value-type="float">
            <text:p>17.83356</text:p>
          </table:table-cell>
          <table:table-cell office:value-type="float" office:value="17.63013" calcext:value-type="float">
            <text:p>17.63013</text:p>
          </table:table-cell>
          <table:table-cell office:value-type="float" office:value="18.27271" calcext:value-type="float">
            <text:p>18.27271</text:p>
          </table:table-cell>
          <table:table-cell office:value-type="float" office:value="18.13565" calcext:value-type="float">
            <text:p>18.13565</text:p>
          </table:table-cell>
          <table:table-cell office:value-type="float" office:value="18.40451" calcext:value-type="float">
            <text:p>18.40451</text:p>
          </table:table-cell>
          <table:table-cell office:value-type="float" office:value="18.31296" calcext:value-type="float">
            <text:p>18.31296</text:p>
          </table:table-cell>
          <table:table-cell office:value-type="float" office:value="18.21884" calcext:value-type="float">
            <text:p>18.21884</text:p>
          </table:table-cell>
          <table:table-cell office:value-type="float" office:value="18.1525" calcext:value-type="float">
            <text:p>18.1525</text:p>
          </table:table-cell>
          <table:table-cell office:value-type="float" office:value="17.82172" calcext:value-type="float">
            <text:p>17.82172</text:p>
          </table:table-cell>
          <table:table-cell office:value-type="float" office:value="17.76703" calcext:value-type="float">
            <text:p>17.76703</text:p>
          </table:table-cell>
          <table:table-cell office:value-type="float" office:value="25.85886" calcext:value-type="float">
            <text:p>25.85886</text:p>
          </table:table-cell>
          <table:table-cell office:value-type="float" office:value="1.39978" calcext:value-type="float">
            <text:p>1.3997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3102003" calcext:value-type="float">
            <text:p>3102003</text:p>
          </table:table-cell>
          <table:table-cell office:value-type="float" office:value="15.21738" calcext:value-type="float">
            <text:p>15.21738</text:p>
          </table:table-cell>
          <table:table-cell office:value-type="float" office:value="23.39" calcext:value-type="float">
            <text:p>23.39</text:p>
          </table:table-cell>
          <table:table-cell office:value-type="float" office:value="8.94" calcext:value-type="float">
            <text:p>8.94</text:p>
          </table:table-cell>
          <table:table-cell office:value-type="float" office:value="1.175356" calcext:value-type="float">
            <text:p>1.175356</text:p>
          </table:table-cell>
          <table:table-cell office:value-type="float" office:value="0.8254692" calcext:value-type="float">
            <text:p>0.8254692</text:p>
          </table:table-cell>
          <table:table-cell office:value-type="float" office:value="280.764" calcext:value-type="float">
            <text:p>280.764</text:p>
          </table:table-cell>
          <table:table-cell office:value-type="float" office:value="0" calcext:value-type="float">
            <text:p>0</text:p>
          </table:table-cell>
          <table:table-cell office:value-type="float" office:value="23.82889" calcext:value-type="float">
            <text:p>23.82889</text:p>
          </table:table-cell>
          <table:table-cell office:value-type="float" office:value="10.64813" calcext:value-type="float">
            <text:p>10.64813</text:p>
          </table:table-cell>
          <table:table-cell office:value-type="float" office:value="19.62787" calcext:value-type="float">
            <text:p>19.62787</text:p>
          </table:table-cell>
          <table:table-cell office:value-type="float" office:value="12.18054" calcext:value-type="float">
            <text:p>12.18054</text:p>
          </table:table-cell>
          <table:table-cell office:value-type="float" office:value="17.85019" calcext:value-type="float">
            <text:p>17.85019</text:p>
          </table:table-cell>
          <table:table-cell office:value-type="float" office:value="12.87576" calcext:value-type="float">
            <text:p>12.87576</text:p>
          </table:table-cell>
          <table:table-cell office:value-type="float" office:value="16.66791" calcext:value-type="float">
            <text:p>16.66791</text:p>
          </table:table-cell>
          <table:table-cell office:value-type="float" office:value="13.39465" calcext:value-type="float">
            <text:p>13.39465</text:p>
          </table:table-cell>
          <table:table-cell office:value-type="float" office:value="16.06229" calcext:value-type="float">
            <text:p>16.06229</text:p>
          </table:table-cell>
          <table:table-cell office:value-type="float" office:value="13.71103" calcext:value-type="float">
            <text:p>13.71103</text:p>
          </table:table-cell>
          <table:table-cell office:value-type="float" office:value="15.6012" calcext:value-type="float">
            <text:p>15.6012</text:p>
          </table:table-cell>
          <table:table-cell office:value-type="float" office:value="14.0889" calcext:value-type="float">
            <text:p>14.0889</text:p>
          </table:table-cell>
          <table:table-cell office:value-type="float" office:value="15.44321" calcext:value-type="float">
            <text:p>15.44321</text:p>
          </table:table-cell>
          <table:table-cell office:value-type="float" office:value="14.47202" calcext:value-type="float">
            <text:p>14.47202</text:p>
          </table:table-cell>
          <table:table-cell office:value-type="float" office:value="15.33667" calcext:value-type="float">
            <text:p>15.33667</text:p>
          </table:table-cell>
          <table:table-cell office:value-type="float" office:value="14.99451" calcext:value-type="float">
            <text:p>14.99451</text:p>
          </table:table-cell>
          <table:table-cell office:value-type="float" office:value="16.38971" calcext:value-type="float">
            <text:p>16.38971</text:p>
          </table:table-cell>
          <table:table-cell office:value-type="float" office:value="16.27502" calcext:value-type="float">
            <text:p>16.27502</text:p>
          </table:table-cell>
          <table:table-cell office:value-type="float" office:value="17.62799" calcext:value-type="float">
            <text:p>17.62799</text:p>
          </table:table-cell>
          <table:table-cell office:value-type="float" office:value="17.44247" calcext:value-type="float">
            <text:p>17.44247</text:p>
          </table:table-cell>
          <table:table-cell office:value-type="float" office:value="18.13412" calcext:value-type="float">
            <text:p>18.13412</text:p>
          </table:table-cell>
          <table:table-cell office:value-type="float" office:value="17.99243" calcext:value-type="float">
            <text:p>17.99243</text:p>
          </table:table-cell>
          <table:table-cell office:value-type="float" office:value="18.31192" calcext:value-type="float">
            <text:p>18.31192</text:p>
          </table:table-cell>
          <table:table-cell office:value-type="float" office:value="18.21344" calcext:value-type="float">
            <text:p>18.21344</text:p>
          </table:table-cell>
          <table:table-cell office:value-type="float" office:value="18.15179" calcext:value-type="float">
            <text:p>18.15179</text:p>
          </table:table-cell>
          <table:table-cell office:value-type="float" office:value="18.08014" calcext:value-type="float">
            <text:p>18.08014</text:p>
          </table:table-cell>
          <table:table-cell office:value-type="float" office:value="17.76642" calcext:value-type="float">
            <text:p>17.76642</text:p>
          </table:table-cell>
          <table:table-cell office:value-type="float" office:value="17.70926" calcext:value-type="float">
            <text:p>17.70926</text:p>
          </table:table-cell>
          <table:table-cell office:value-type="float" office:value="29.03976" calcext:value-type="float">
            <text:p>29.03976</text:p>
          </table:table-cell>
          <table:table-cell office:value-type="float" office:value="9.374207" calcext:value-type="float">
            <text:p>9.37420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4102003" calcext:value-type="float">
            <text:p>4102003</text:p>
          </table:table-cell>
          <table:table-cell office:value-type="float" office:value="17.10012" calcext:value-type="float">
            <text:p>17.10012</text:p>
          </table:table-cell>
          <table:table-cell office:value-type="float" office:value="27.03" calcext:value-type="float">
            <text:p>27.03</text:p>
          </table:table-cell>
          <table:table-cell office:value-type="float" office:value="4.74" calcext:value-type="float">
            <text:p>4.74</text:p>
          </table:table-cell>
          <table:table-cell office:value-type="float" office:value="1.060627" calcext:value-type="float">
            <text:p>1.060627</text:p>
          </table:table-cell>
          <table:table-cell office:value-type="float" office:value="0.7533916" calcext:value-type="float">
            <text:p>0.7533916</text:p>
          </table:table-cell>
          <table:table-cell office:value-type="float" office:value="191.412" calcext:value-type="float">
            <text:p>191.412</text:p>
          </table:table-cell>
          <table:table-cell office:value-type="float" office:value="0" calcext:value-type="float">
            <text:p>0</text:p>
          </table:table-cell>
          <table:table-cell office:value-type="float" office:value="26.27032" calcext:value-type="float">
            <text:p>26.27032</text:p>
          </table:table-cell>
          <table:table-cell office:value-type="float" office:value="7.256805" calcext:value-type="float">
            <text:p>7.256805</text:p>
          </table:table-cell>
          <table:table-cell office:value-type="float" office:value="21.3587" calcext:value-type="float">
            <text:p>21.3587</text:p>
          </table:table-cell>
          <table:table-cell office:value-type="float" office:value="10.3493" calcext:value-type="float">
            <text:p>10.3493</text:p>
          </table:table-cell>
          <table:table-cell office:value-type="float" office:value="19.21854" calcext:value-type="float">
            <text:p>19.21854</text:p>
          </table:table-cell>
          <table:table-cell office:value-type="float" office:value="11.91766" calcext:value-type="float">
            <text:p>11.91766</text:p>
          </table:table-cell>
          <table:table-cell office:value-type="float" office:value="17.7225" calcext:value-type="float">
            <text:p>17.7225</text:p>
          </table:table-cell>
          <table:table-cell office:value-type="float" office:value="13.11331" calcext:value-type="float">
            <text:p>13.11331</text:p>
          </table:table-cell>
          <table:table-cell office:value-type="float" office:value="16.9469" calcext:value-type="float">
            <text:p>16.9469</text:p>
          </table:table-cell>
          <table:table-cell office:value-type="float" office:value="13.79382" calcext:value-type="float">
            <text:p>13.79382</text:p>
          </table:table-cell>
          <table:table-cell office:value-type="float" office:value="16.36621" calcext:value-type="float">
            <text:p>16.36621</text:p>
          </table:table-cell>
          <table:table-cell office:value-type="float" office:value="14.45667" calcext:value-type="float">
            <text:p>14.45667</text:p>
          </table:table-cell>
          <table:table-cell office:value-type="float" office:value="15.99771" calcext:value-type="float">
            <text:p>15.99771</text:p>
          </table:table-cell>
          <table:table-cell office:value-type="float" office:value="14.89127" calcext:value-type="float">
            <text:p>14.89127</text:p>
          </table:table-cell>
          <table:table-cell office:value-type="float" office:value="15.65851" calcext:value-type="float">
            <text:p>15.65851</text:p>
          </table:table-cell>
          <table:table-cell office:value-type="float" office:value="15.34476" calcext:value-type="float">
            <text:p>15.34476</text:p>
          </table:table-cell>
          <table:table-cell office:value-type="float" office:value="16.30292" calcext:value-type="float">
            <text:p>16.30292</text:p>
          </table:table-cell>
          <table:table-cell office:value-type="float" office:value="16.27499" calcext:value-type="float">
            <text:p>16.27499</text:p>
          </table:table-cell>
          <table:table-cell office:value-type="float" office:value="17.4407" calcext:value-type="float">
            <text:p>17.4407</text:p>
          </table:table-cell>
          <table:table-cell office:value-type="float" office:value="17.30264" calcext:value-type="float">
            <text:p>17.30264</text:p>
          </table:table-cell>
          <table:table-cell office:value-type="float" office:value="17.99097" calcext:value-type="float">
            <text:p>17.99097</text:p>
          </table:table-cell>
          <table:table-cell office:value-type="float" office:value="17.85629" calcext:value-type="float">
            <text:p>17.85629</text:p>
          </table:table-cell>
          <table:table-cell office:value-type="float" office:value="18.2124" calcext:value-type="float">
            <text:p>18.2124</text:p>
          </table:table-cell>
          <table:table-cell office:value-type="float" office:value="18.11005" calcext:value-type="float">
            <text:p>18.11005</text:p>
          </table:table-cell>
          <table:table-cell office:value-type="float" office:value="18.07938" calcext:value-type="float">
            <text:p>18.07938</text:p>
          </table:table-cell>
          <table:table-cell office:value-type="float" office:value="18.00693" calcext:value-type="float">
            <text:p>18.00693</text:p>
          </table:table-cell>
          <table:table-cell office:value-type="float" office:value="17.70865" calcext:value-type="float">
            <text:p>17.70865</text:p>
          </table:table-cell>
          <table:table-cell office:value-type="float" office:value="17.64944" calcext:value-type="float">
            <text:p>17.64944</text:p>
          </table:table-cell>
          <table:table-cell office:value-type="float" office:value="32.0304" calcext:value-type="float">
            <text:p>32.0304</text:p>
          </table:table-cell>
          <table:table-cell office:value-type="float" office:value="5.301056" calcext:value-type="float">
            <text:p>5.30105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5102003" calcext:value-type="float">
            <text:p>5102003</text:p>
          </table:table-cell>
          <table:table-cell office:value-type="float" office:value="16.79558" calcext:value-type="float">
            <text:p>16.79558</text:p>
          </table:table-cell>
          <table:table-cell office:value-type="float" office:value="29.35" calcext:value-type="float">
            <text:p>29.35</text:p>
          </table:table-cell>
          <table:table-cell office:value-type="float" office:value="8.31" calcext:value-type="float">
            <text:p>8.31</text:p>
          </table:table-cell>
          <table:table-cell office:value-type="float" office:value="1.115681" calcext:value-type="float">
            <text:p>1.115681</text:p>
          </table:table-cell>
          <table:table-cell office:value-type="float" office:value="0.7923626" calcext:value-type="float">
            <text:p>0.7923626</text:p>
          </table:table-cell>
          <table:table-cell office:value-type="float" office:value="172.332" calcext:value-type="float">
            <text:p>172.332</text:p>
          </table:table-cell>
          <table:table-cell office:value-type="float" office:value="0" calcext:value-type="float">
            <text:p>0</text:p>
          </table:table-cell>
          <table:table-cell office:value-type="float" office:value="28.15161" calcext:value-type="float">
            <text:p>28.15161</text:p>
          </table:table-cell>
          <table:table-cell office:value-type="float" office:value="10.59247" calcext:value-type="float">
            <text:p>10.59247</text:p>
          </table:table-cell>
          <table:table-cell office:value-type="float" office:value="23.07944" calcext:value-type="float">
            <text:p>23.07944</text:p>
          </table:table-cell>
          <table:table-cell office:value-type="float" office:value="12.91864" calcext:value-type="float">
            <text:p>12.91864</text:p>
          </table:table-cell>
          <table:table-cell office:value-type="float" office:value="20.81955" calcext:value-type="float">
            <text:p>20.81955</text:p>
          </table:table-cell>
          <table:table-cell office:value-type="float" office:value="14.03104" calcext:value-type="float">
            <text:p>14.03104</text:p>
          </table:table-cell>
          <table:table-cell office:value-type="float" office:value="19.14194" calcext:value-type="float">
            <text:p>19.14194</text:p>
          </table:table-cell>
          <table:table-cell office:value-type="float" office:value="14.82364" calcext:value-type="float">
            <text:p>14.82364</text:p>
          </table:table-cell>
          <table:table-cell office:value-type="float" office:value="18.2135" calcext:value-type="float">
            <text:p>18.2135</text:p>
          </table:table-cell>
          <table:table-cell office:value-type="float" office:value="15.23413" calcext:value-type="float">
            <text:p>15.23413</text:p>
          </table:table-cell>
          <table:table-cell office:value-type="float" office:value="17.45511" calcext:value-type="float">
            <text:p>17.45511</text:p>
          </table:table-cell>
          <table:table-cell office:value-type="float" office:value="15.59647" calcext:value-type="float">
            <text:p>15.59647</text:p>
          </table:table-cell>
          <table:table-cell office:value-type="float" office:value="16.88168" calcext:value-type="float">
            <text:p>16.88168</text:p>
          </table:table-cell>
          <table:table-cell office:value-type="float" office:value="15.75684" calcext:value-type="float">
            <text:p>15.75684</text:p>
          </table:table-cell>
          <table:table-cell office:value-type="float" office:value="16.20035" calcext:value-type="float">
            <text:p>16.20035</text:p>
          </table:table-cell>
          <table:table-cell office:value-type="float" office:value="15.66757" calcext:value-type="float">
            <text:p>15.66757</text:p>
          </table:table-cell>
          <table:table-cell office:value-type="float" office:value="16.43332" calcext:value-type="float">
            <text:p>16.43332</text:p>
          </table:table-cell>
          <table:table-cell office:value-type="float" office:value="16.30368" calcext:value-type="float">
            <text:p>16.30368</text:p>
          </table:table-cell>
          <table:table-cell office:value-type="float" office:value="17.30142" calcext:value-type="float">
            <text:p>17.30142</text:p>
          </table:table-cell>
          <table:table-cell office:value-type="float" office:value="17.21381" calcext:value-type="float">
            <text:p>17.21381</text:p>
          </table:table-cell>
          <table:table-cell office:value-type="float" office:value="17.85492" calcext:value-type="float">
            <text:p>17.85492</text:p>
          </table:table-cell>
          <table:table-cell office:value-type="float" office:value="17.73712" calcext:value-type="float">
            <text:p>17.73712</text:p>
          </table:table-cell>
          <table:table-cell office:value-type="float" office:value="18.10895" calcext:value-type="float">
            <text:p>18.10895</text:p>
          </table:table-cell>
          <table:table-cell office:value-type="float" office:value="18.00708" calcext:value-type="float">
            <text:p>18.00708</text:p>
          </table:table-cell>
          <table:table-cell office:value-type="float" office:value="18.00616" calcext:value-type="float">
            <text:p>18.00616</text:p>
          </table:table-cell>
          <table:table-cell office:value-type="float" office:value="17.93027" calcext:value-type="float">
            <text:p>17.93027</text:p>
          </table:table-cell>
          <table:table-cell office:value-type="float" office:value="17.64877" calcext:value-type="float">
            <text:p>17.64877</text:p>
          </table:table-cell>
          <table:table-cell office:value-type="float" office:value="17.58713" calcext:value-type="float">
            <text:p>17.58713</text:p>
          </table:table-cell>
          <table:table-cell office:value-type="float" office:value="34.29144" calcext:value-type="float">
            <text:p>34.29144</text:p>
          </table:table-cell>
          <table:table-cell office:value-type="float" office:value="8.81131" calcext:value-type="float">
            <text:p>8.8113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6102003" calcext:value-type="float">
            <text:p>6102003</text:p>
          </table:table-cell>
          <table:table-cell office:value-type="float" office:value="16.67528" calcext:value-type="float">
            <text:p>16.67528</text:p>
          </table:table-cell>
          <table:table-cell office:value-type="float" office:value="28.44" calcext:value-type="float">
            <text:p>28.44</text:p>
          </table:table-cell>
          <table:table-cell office:value-type="float" office:value="9.95" calcext:value-type="float">
            <text:p>9.95</text:p>
          </table:table-cell>
          <table:table-cell office:value-type="float" office:value="1.257207" calcext:value-type="float">
            <text:p>1.257207</text:p>
          </table:table-cell>
          <table:table-cell office:value-type="float" office:value="0.8777212" calcext:value-type="float">
            <text:p>0.8777212</text:p>
          </table:table-cell>
          <table:table-cell office:value-type="float" office:value="201.852" calcext:value-type="float">
            <text:p>201.852</text:p>
          </table:table-cell>
          <table:table-cell office:value-type="float" office:value="0" calcext:value-type="float">
            <text:p>0</text:p>
          </table:table-cell>
          <table:table-cell office:value-type="float" office:value="28.55298" calcext:value-type="float">
            <text:p>28.55298</text:p>
          </table:table-cell>
          <table:table-cell office:value-type="float" office:value="12.48611" calcext:value-type="float">
            <text:p>12.48611</text:p>
          </table:table-cell>
          <table:table-cell office:value-type="float" office:value="23.78021" calcext:value-type="float">
            <text:p>23.78021</text:p>
          </table:table-cell>
          <table:table-cell office:value-type="float" office:value="14.66168" calcext:value-type="float">
            <text:p>14.66168</text:p>
          </table:table-cell>
          <table:table-cell office:value-type="float" office:value="21.66199" calcext:value-type="float">
            <text:p>21.66199</text:p>
          </table:table-cell>
          <table:table-cell office:value-type="float" office:value="15.64081" calcext:value-type="float">
            <text:p>15.64081</text:p>
          </table:table-cell>
          <table:table-cell office:value-type="float" office:value="20.03979" calcext:value-type="float">
            <text:p>20.03979</text:p>
          </table:table-cell>
          <table:table-cell office:value-type="float" office:value="16.26544" calcext:value-type="float">
            <text:p>16.26544</text:p>
          </table:table-cell>
          <table:table-cell office:value-type="float" office:value="19.09042" calcext:value-type="float">
            <text:p>19.09042</text:p>
          </table:table-cell>
          <table:table-cell office:value-type="float" office:value="16.53564" calcext:value-type="float">
            <text:p>16.53564</text:p>
          </table:table-cell>
          <table:table-cell office:value-type="float" office:value="18.24295" calcext:value-type="float">
            <text:p>18.24295</text:p>
          </table:table-cell>
          <table:table-cell office:value-type="float" office:value="16.72067" calcext:value-type="float">
            <text:p>16.72067</text:p>
          </table:table-cell>
          <table:table-cell office:value-type="float" office:value="17.64679" calcext:value-type="float">
            <text:p>17.64679</text:p>
          </table:table-cell>
          <table:table-cell office:value-type="float" office:value="16.68399" calcext:value-type="float">
            <text:p>16.68399</text:p>
          </table:table-cell>
          <table:table-cell office:value-type="float" office:value="16.82266" calcext:value-type="float">
            <text:p>16.82266</text:p>
          </table:table-cell>
          <table:table-cell office:value-type="float" office:value="16.21094" calcext:value-type="float">
            <text:p>16.21094</text:p>
          </table:table-cell>
          <table:table-cell office:value-type="float" office:value="16.66977" calcext:value-type="float">
            <text:p>16.66977</text:p>
          </table:table-cell>
          <table:table-cell office:value-type="float" office:value="16.4353" calcext:value-type="float">
            <text:p>16.4353</text:p>
          </table:table-cell>
          <table:table-cell office:value-type="float" office:value="17.2132" calcext:value-type="float">
            <text:p>17.2132</text:p>
          </table:table-cell>
          <table:table-cell office:value-type="float" office:value="17.18213" calcext:value-type="float">
            <text:p>17.18213</text:p>
          </table:table-cell>
          <table:table-cell office:value-type="float" office:value="17.73599" calcext:value-type="float">
            <text:p>17.73599</text:p>
          </table:table-cell>
          <table:table-cell office:value-type="float" office:value="17.64191" calcext:value-type="float">
            <text:p>17.64191</text:p>
          </table:table-cell>
          <table:table-cell office:value-type="float" office:value="18.00598" calcext:value-type="float">
            <text:p>18.00598</text:p>
          </table:table-cell>
          <table:table-cell office:value-type="float" office:value="17.90814" calcext:value-type="float">
            <text:p>17.90814</text:p>
          </table:table-cell>
          <table:table-cell office:value-type="float" office:value="17.92941" calcext:value-type="float">
            <text:p>17.92941</text:p>
          </table:table-cell>
          <table:table-cell office:value-type="float" office:value="17.85199" calcext:value-type="float">
            <text:p>17.85199</text:p>
          </table:table-cell>
          <table:table-cell office:value-type="float" office:value="17.58646" calcext:value-type="float">
            <text:p>17.58646</text:p>
          </table:table-cell>
          <table:table-cell office:value-type="float" office:value="17.52194" calcext:value-type="float">
            <text:p>17.52194</text:p>
          </table:table-cell>
          <table:table-cell office:value-type="float" office:value="33.95999" calcext:value-type="float">
            <text:p>33.95999</text:p>
          </table:table-cell>
          <table:table-cell office:value-type="float" office:value="10.71429" calcext:value-type="float">
            <text:p>10.7142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7102003" calcext:value-type="float">
            <text:p>7102003</text:p>
          </table:table-cell>
          <table:table-cell office:value-type="float" office:value="16.16324" calcext:value-type="float">
            <text:p>16.16324</text:p>
          </table:table-cell>
          <table:table-cell office:value-type="float" office:value="27.29" calcext:value-type="float">
            <text:p>27.29</text:p>
          </table:table-cell>
          <table:table-cell office:value-type="float" office:value="10.76" calcext:value-type="float">
            <text:p>10.76</text:p>
          </table:table-cell>
          <table:table-cell office:value-type="float" office:value="1.464129" calcext:value-type="float">
            <text:p>1.464129</text:p>
          </table:table-cell>
          <table:table-cell office:value-type="float" office:value="1.05908" calcext:value-type="float">
            <text:p>1.05908</text:p>
          </table:table-cell>
          <table:table-cell office:value-type="float" office:value="252" calcext:value-type="float">
            <text:p>252</text:p>
          </table:table-cell>
          <table:table-cell office:value-type="float" office:value="0" calcext:value-type="float">
            <text:p>0</text:p>
          </table:table-cell>
          <table:table-cell office:value-type="float" office:value="27.39874" calcext:value-type="float">
            <text:p>27.39874</text:p>
          </table:table-cell>
          <table:table-cell office:value-type="float" office:value="12.9985" calcext:value-type="float">
            <text:p>12.9985</text:p>
          </table:table-cell>
          <table:table-cell office:value-type="float" office:value="23.34375" calcext:value-type="float">
            <text:p>23.34375</text:p>
          </table:table-cell>
          <table:table-cell office:value-type="float" office:value="15.08984" calcext:value-type="float">
            <text:p>15.08984</text:p>
          </table:table-cell>
          <table:table-cell office:value-type="float" office:value="21.51465" calcext:value-type="float">
            <text:p>21.51465</text:p>
          </table:table-cell>
          <table:table-cell office:value-type="float" office:value="16.09167" calcext:value-type="float">
            <text:p>16.09167</text:p>
          </table:table-cell>
          <table:table-cell office:value-type="float" office:value="20.11099" calcext:value-type="float">
            <text:p>20.11099</text:p>
          </table:table-cell>
          <table:table-cell office:value-type="float" office:value="16.7471" calcext:value-type="float">
            <text:p>16.7471</text:p>
          </table:table-cell>
          <table:table-cell office:value-type="float" office:value="19.2872" calcext:value-type="float">
            <text:p>19.2872</text:p>
          </table:table-cell>
          <table:table-cell office:value-type="float" office:value="17.05069" calcext:value-type="float">
            <text:p>17.05069</text:p>
          </table:table-cell>
          <table:table-cell office:value-type="float" office:value="18.54349" calcext:value-type="float">
            <text:p>18.54349</text:p>
          </table:table-cell>
          <table:table-cell office:value-type="float" office:value="17.25784" calcext:value-type="float">
            <text:p>17.25784</text:p>
          </table:table-cell>
          <table:table-cell office:value-type="float" office:value="18.01202" calcext:value-type="float">
            <text:p>18.01202</text:p>
          </table:table-cell>
          <table:table-cell office:value-type="float" office:value="17.22586" calcext:value-type="float">
            <text:p>17.22586</text:p>
          </table:table-cell>
          <table:table-cell office:value-type="float" office:value="17.26303" calcext:value-type="float">
            <text:p>17.26303</text:p>
          </table:table-cell>
          <table:table-cell office:value-type="float" office:value="16.83228" calcext:value-type="float">
            <text:p>16.83228</text:p>
          </table:table-cell>
          <table:table-cell office:value-type="float" office:value="16.93985" calcext:value-type="float">
            <text:p>16.93985</text:p>
          </table:table-cell>
          <table:table-cell office:value-type="float" office:value="16.67264" calcext:value-type="float">
            <text:p>16.67264</text:p>
          </table:table-cell>
          <table:table-cell office:value-type="float" office:value="17.20367" calcext:value-type="float">
            <text:p>17.20367</text:p>
          </table:table-cell>
          <table:table-cell office:value-type="float" office:value="17.18204" calcext:value-type="float">
            <text:p>17.18204</text:p>
          </table:table-cell>
          <table:table-cell office:value-type="float" office:value="17.64105" calcext:value-type="float">
            <text:p>17.64105</text:p>
          </table:table-cell>
          <table:table-cell office:value-type="float" office:value="17.57443" calcext:value-type="float">
            <text:p>17.57443</text:p>
          </table:table-cell>
          <table:table-cell office:value-type="float" office:value="17.9071" calcext:value-type="float">
            <text:p>17.9071</text:p>
          </table:table-cell>
          <table:table-cell office:value-type="float" office:value="17.81754" calcext:value-type="float">
            <text:p>17.81754</text:p>
          </table:table-cell>
          <table:table-cell office:value-type="float" office:value="17.85114" calcext:value-type="float">
            <text:p>17.85114</text:p>
          </table:table-cell>
          <table:table-cell office:value-type="float" office:value="17.77292" calcext:value-type="float">
            <text:p>17.77292</text:p>
          </table:table-cell>
          <table:table-cell office:value-type="float" office:value="17.52124" calcext:value-type="float">
            <text:p>17.52124</text:p>
          </table:table-cell>
          <table:table-cell office:value-type="float" office:value="17.45447" calcext:value-type="float">
            <text:p>17.45447</text:p>
          </table:table-cell>
          <table:table-cell office:value-type="float" office:value="32.28809" calcext:value-type="float">
            <text:p>32.28809</text:p>
          </table:table-cell>
          <table:table-cell office:value-type="float" office:value="11.24048" calcext:value-type="float">
            <text:p>11.2404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8102003" calcext:value-type="float">
            <text:p>8102003</text:p>
          </table:table-cell>
          <table:table-cell office:value-type="float" office:value="11.31786" calcext:value-type="float">
            <text:p>11.31786</text:p>
          </table:table-cell>
          <table:table-cell office:value-type="float" office:value="27.14" calcext:value-type="float">
            <text:p>27.14</text:p>
          </table:table-cell>
          <table:table-cell office:value-type="float" office:value="14.12" calcext:value-type="float">
            <text:p>14.12</text:p>
          </table:table-cell>
          <table:table-cell office:value-type="float" office:value="1.562874" calcext:value-type="float">
            <text:p>1.562874</text:p>
          </table:table-cell>
          <table:table-cell office:value-type="float" office:value="1.397887" calcext:value-type="float">
            <text:p>1.397887</text:p>
          </table:table-cell>
          <table:table-cell office:value-type="float" office:value="344.7" calcext:value-type="float">
            <text:p>344.7</text:p>
          </table:table-cell>
          <table:table-cell office:value-type="float" office:value="0" calcext:value-type="float">
            <text:p>0</text:p>
          </table:table-cell>
          <table:table-cell office:value-type="float" office:value="26.36533" calcext:value-type="float">
            <text:p>26.36533</text:p>
          </table:table-cell>
          <table:table-cell office:value-type="float" office:value="15.38074" calcext:value-type="float">
            <text:p>15.38074</text:p>
          </table:table-cell>
          <table:table-cell office:value-type="float" office:value="22.5116" calcext:value-type="float">
            <text:p>22.5116</text:p>
          </table:table-cell>
          <table:table-cell office:value-type="float" office:value="16.62811" calcext:value-type="float">
            <text:p>16.62811</text:p>
          </table:table-cell>
          <table:table-cell office:value-type="float" office:value="21.0386" calcext:value-type="float">
            <text:p>21.0386</text:p>
          </table:table-cell>
          <table:table-cell office:value-type="float" office:value="17.24945" calcext:value-type="float">
            <text:p>17.24945</text:p>
          </table:table-cell>
          <table:table-cell office:value-type="float" office:value="19.97708" calcext:value-type="float">
            <text:p>19.97708</text:p>
          </table:table-cell>
          <table:table-cell office:value-type="float" office:value="17.64261" calcext:value-type="float">
            <text:p>17.64261</text:p>
          </table:table-cell>
          <table:table-cell office:value-type="float" office:value="19.3472" calcext:value-type="float">
            <text:p>19.3472</text:p>
          </table:table-cell>
          <table:table-cell office:value-type="float" office:value="17.79401" calcext:value-type="float">
            <text:p>17.79401</text:p>
          </table:table-cell>
          <table:table-cell office:value-type="float" office:value="18.7597" calcext:value-type="float">
            <text:p>18.7597</text:p>
          </table:table-cell>
          <table:table-cell office:value-type="float" office:value="17.86148" calcext:value-type="float">
            <text:p>17.86148</text:p>
          </table:table-cell>
          <table:table-cell office:value-type="float" office:value="18.30618" calcext:value-type="float">
            <text:p>18.30618</text:p>
          </table:table-cell>
          <table:table-cell office:value-type="float" office:value="17.74304" calcext:value-type="float">
            <text:p>17.74304</text:p>
          </table:table-cell>
          <table:table-cell office:value-type="float" office:value="17.63605" calcext:value-type="float">
            <text:p>17.63605</text:p>
          </table:table-cell>
          <table:table-cell office:value-type="float" office:value="17.27051" calcext:value-type="float">
            <text:p>17.27051</text:p>
          </table:table-cell>
          <table:table-cell office:value-type="float" office:value="17.19315" calcext:value-type="float">
            <text:p>17.19315</text:p>
          </table:table-cell>
          <table:table-cell office:value-type="float" office:value="16.94257" calcext:value-type="float">
            <text:p>16.94257</text:p>
          </table:table-cell>
          <table:table-cell office:value-type="float" office:value="17.2597" calcext:value-type="float">
            <text:p>17.2597</text:p>
          </table:table-cell>
          <table:table-cell office:value-type="float" office:value="17.20407" calcext:value-type="float">
            <text:p>17.20407</text:p>
          </table:table-cell>
          <table:table-cell office:value-type="float" office:value="17.57388" calcext:value-type="float">
            <text:p>17.57388</text:p>
          </table:table-cell>
          <table:table-cell office:value-type="float" office:value="17.53387" calcext:value-type="float">
            <text:p>17.53387</text:p>
          </table:table-cell>
          <table:table-cell office:value-type="float" office:value="17.81668" calcext:value-type="float">
            <text:p>17.81668</text:p>
          </table:table-cell>
          <table:table-cell office:value-type="float" office:value="17.73853" calcext:value-type="float">
            <text:p>17.73853</text:p>
          </table:table-cell>
          <table:table-cell office:value-type="float" office:value="17.77213" calcext:value-type="float">
            <text:p>17.77213</text:p>
          </table:table-cell>
          <table:table-cell office:value-type="float" office:value="17.69534" calcext:value-type="float">
            <text:p>17.69534</text:p>
          </table:table-cell>
          <table:table-cell office:value-type="float" office:value="17.45374" calcext:value-type="float">
            <text:p>17.45374</text:p>
          </table:table-cell>
          <table:table-cell office:value-type="float" office:value="17.38562" calcext:value-type="float">
            <text:p>17.38562</text:p>
          </table:table-cell>
          <table:table-cell office:value-type="float" office:value="31.91351" calcext:value-type="float">
            <text:p>31.91351</text:p>
          </table:table-cell>
          <table:table-cell office:value-type="float" office:value="14.17871" calcext:value-type="float">
            <text:p>14.1787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9102003" calcext:value-type="float">
            <text:p>9102003</text:p>
          </table:table-cell>
          <table:table-cell office:value-type="float" office:value="15.6753" calcext:value-type="float">
            <text:p>15.6753</text:p>
          </table:table-cell>
          <table:table-cell office:value-type="float" office:value="27.11" calcext:value-type="float">
            <text:p>27.11</text:p>
          </table:table-cell>
          <table:table-cell office:value-type="float" office:value="13.39" calcext:value-type="float">
            <text:p>13.39</text:p>
          </table:table-cell>
          <table:table-cell office:value-type="float" office:value="1.565128" calcext:value-type="float">
            <text:p>1.565128</text:p>
          </table:table-cell>
          <table:table-cell office:value-type="float" office:value="1.191332" calcext:value-type="float">
            <text:p>1.191332</text:p>
          </table:table-cell>
          <table:table-cell office:value-type="float" office:value="253.404" calcext:value-type="float">
            <text:p>253.404</text:p>
          </table:table-cell>
          <table:table-cell office:value-type="float" office:value="0" calcext:value-type="float">
            <text:p>0</text:p>
          </table:table-cell>
          <table:table-cell office:value-type="float" office:value="27.42328" calcext:value-type="float">
            <text:p>27.42328</text:p>
          </table:table-cell>
          <table:table-cell office:value-type="float" office:value="14.72501" calcext:value-type="float">
            <text:p>14.72501</text:p>
          </table:table-cell>
          <table:table-cell office:value-type="float" office:value="23.60861" calcext:value-type="float">
            <text:p>23.60861</text:p>
          </table:table-cell>
          <table:table-cell office:value-type="float" office:value="16.44229" calcext:value-type="float">
            <text:p>16.44229</text:p>
          </table:table-cell>
          <table:table-cell office:value-type="float" office:value="21.89206" calcext:value-type="float">
            <text:p>21.89206</text:p>
          </table:table-cell>
          <table:table-cell office:value-type="float" office:value="17.23016" calcext:value-type="float">
            <text:p>17.23016</text:p>
          </table:table-cell>
          <table:table-cell office:value-type="float" office:value="20.59036" calcext:value-type="float">
            <text:p>20.59036</text:p>
          </table:table-cell>
          <table:table-cell office:value-type="float" office:value="17.71286" calcext:value-type="float">
            <text:p>17.71286</text:p>
          </table:table-cell>
          <table:table-cell office:value-type="float" office:value="19.82727" calcext:value-type="float">
            <text:p>19.82727</text:p>
          </table:table-cell>
          <table:table-cell office:value-type="float" office:value="17.91968" calcext:value-type="float">
            <text:p>17.91968</text:p>
          </table:table-cell>
          <table:table-cell office:value-type="float" office:value="19.11618" calcext:value-type="float">
            <text:p>19.11618</text:p>
          </table:table-cell>
          <table:table-cell office:value-type="float" office:value="18.04529" calcext:value-type="float">
            <text:p>18.04529</text:p>
          </table:table-cell>
          <table:table-cell office:value-type="float" office:value="18.61993" calcext:value-type="float">
            <text:p>18.61993</text:p>
          </table:table-cell>
          <table:table-cell office:value-type="float" office:value="17.97314" calcext:value-type="float">
            <text:p>17.97314</text:p>
          </table:table-cell>
          <table:table-cell office:value-type="float" office:value="17.90518" calcext:value-type="float">
            <text:p>17.90518</text:p>
          </table:table-cell>
          <table:table-cell office:value-type="float" office:value="17.6416" calcext:value-type="float">
            <text:p>17.6416</text:p>
          </table:table-cell>
          <table:table-cell office:value-type="float" office:value="17.41309" calcext:value-type="float">
            <text:p>17.41309</text:p>
          </table:table-cell>
          <table:table-cell office:value-type="float" office:value="17.19568" calcext:value-type="float">
            <text:p>17.19568</text:p>
          </table:table-cell>
          <table:table-cell office:value-type="float" office:value="17.33524" calcext:value-type="float">
            <text:p>17.33524</text:p>
          </table:table-cell>
          <table:table-cell office:value-type="float" office:value="17.26038" calcext:value-type="float">
            <text:p>17.26038</text:p>
          </table:table-cell>
          <table:table-cell office:value-type="float" office:value="17.53357" calcext:value-type="float">
            <text:p>17.53357</text:p>
          </table:table-cell>
          <table:table-cell office:value-type="float" office:value="17.51559" calcext:value-type="float">
            <text:p>17.51559</text:p>
          </table:table-cell>
          <table:table-cell office:value-type="float" office:value="17.7377" calcext:value-type="float">
            <text:p>17.7377</text:p>
          </table:table-cell>
          <table:table-cell office:value-type="float" office:value="17.67163" calcext:value-type="float">
            <text:p>17.67163</text:p>
          </table:table-cell>
          <table:table-cell office:value-type="float" office:value="17.69455" calcext:value-type="float">
            <text:p>17.69455</text:p>
          </table:table-cell>
          <table:table-cell office:value-type="float" office:value="17.61905" calcext:value-type="float">
            <text:p>17.61905</text:p>
          </table:table-cell>
          <table:table-cell office:value-type="float" office:value="17.38492" calcext:value-type="float">
            <text:p>17.38492</text:p>
          </table:table-cell>
          <table:table-cell office:value-type="float" office:value="17.31613" calcext:value-type="float">
            <text:p>17.31613</text:p>
          </table:table-cell>
          <table:table-cell office:value-type="float" office:value="31.98453" calcext:value-type="float">
            <text:p>31.98453</text:p>
          </table:table-cell>
          <table:table-cell office:value-type="float" office:value="13.42432" calcext:value-type="float">
            <text:p>13.4243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0102003" calcext:value-type="float">
            <text:p>10102003</text:p>
          </table:table-cell>
          <table:table-cell office:value-type="float" office:value="9.916365" calcext:value-type="float">
            <text:p>9.916365</text:p>
          </table:table-cell>
          <table:table-cell office:value-type="float" office:value="23.13" calcext:value-type="float">
            <text:p>23.13</text:p>
          </table:table-cell>
          <table:table-cell office:value-type="float" office:value="13.3" calcext:value-type="float">
            <text:p>13.3</text:p>
          </table:table-cell>
          <table:table-cell office:value-type="float" office:value="1.498085" calcext:value-type="float">
            <text:p>1.498085</text:p>
          </table:table-cell>
          <table:table-cell office:value-type="float" office:value="1.246633" calcext:value-type="float">
            <text:p>1.246633</text:p>
          </table:table-cell>
          <table:table-cell office:value-type="float" office:value="365.076" calcext:value-type="float">
            <text:p>365.076</text:p>
          </table:table-cell>
          <table:table-cell office:value-type="float" office:value="0" calcext:value-type="float">
            <text:p>0</text:p>
          </table:table-cell>
          <table:table-cell office:value-type="float" office:value="23.42035" calcext:value-type="float">
            <text:p>23.42035</text:p>
          </table:table-cell>
          <table:table-cell office:value-type="float" office:value="15.33945" calcext:value-type="float">
            <text:p>15.33945</text:p>
          </table:table-cell>
          <table:table-cell office:value-type="float" office:value="21.05429" calcext:value-type="float">
            <text:p>21.05429</text:p>
          </table:table-cell>
          <table:table-cell office:value-type="float" office:value="16.90472" calcext:value-type="float">
            <text:p>16.90472</text:p>
          </table:table-cell>
          <table:table-cell office:value-type="float" office:value="20.03622" calcext:value-type="float">
            <text:p>20.03622</text:p>
          </table:table-cell>
          <table:table-cell office:value-type="float" office:value="17.44748" calcext:value-type="float">
            <text:p>17.44748</text:p>
          </table:table-cell>
          <table:table-cell office:value-type="float" office:value="19.34708" calcext:value-type="float">
            <text:p>19.34708</text:p>
          </table:table-cell>
          <table:table-cell office:value-type="float" office:value="17.82684" calcext:value-type="float">
            <text:p>17.82684</text:p>
          </table:table-cell>
          <table:table-cell office:value-type="float" office:value="19.28818" calcext:value-type="float">
            <text:p>19.28818</text:p>
          </table:table-cell>
          <table:table-cell office:value-type="float" office:value="17.99554" calcext:value-type="float">
            <text:p>17.99554</text:p>
          </table:table-cell>
          <table:table-cell office:value-type="float" office:value="19.06598" calcext:value-type="float">
            <text:p>19.06598</text:p>
          </table:table-cell>
          <table:table-cell office:value-type="float" office:value="18.11398" calcext:value-type="float">
            <text:p>18.11398</text:p>
          </table:table-cell>
          <table:table-cell office:value-type="float" office:value="18.62436" calcext:value-type="float">
            <text:p>18.62436</text:p>
          </table:table-cell>
          <table:table-cell office:value-type="float" office:value="18.09494" calcext:value-type="float">
            <text:p>18.09494</text:p>
          </table:table-cell>
          <table:table-cell office:value-type="float" office:value="18.01923" calcext:value-type="float">
            <text:p>18.01923</text:p>
          </table:table-cell>
          <table:table-cell office:value-type="float" office:value="17.91092" calcext:value-type="float">
            <text:p>17.91092</text:p>
          </table:table-cell>
          <table:table-cell office:value-type="float" office:value="17.59268" calcext:value-type="float">
            <text:p>17.59268</text:p>
          </table:table-cell>
          <table:table-cell office:value-type="float" office:value="17.41528" calcext:value-type="float">
            <text:p>17.41528</text:p>
          </table:table-cell>
          <table:table-cell office:value-type="float" office:value="17.41864" calcext:value-type="float">
            <text:p>17.41864</text:p>
          </table:table-cell>
          <table:table-cell office:value-type="float" office:value="17.33609" calcext:value-type="float">
            <text:p>17.33609</text:p>
          </table:table-cell>
          <table:table-cell office:value-type="float" office:value="17.5155" calcext:value-type="float">
            <text:p>17.5155</text:p>
          </table:table-cell>
          <table:table-cell office:value-type="float" office:value="17.51294" calcext:value-type="float">
            <text:p>17.51294</text:p>
          </table:table-cell>
          <table:table-cell office:value-type="float" office:value="17.67099" calcext:value-type="float">
            <text:p>17.67099</text:p>
          </table:table-cell>
          <table:table-cell office:value-type="float" office:value="17.61676" calcext:value-type="float">
            <text:p>17.61676</text:p>
          </table:table-cell>
          <table:table-cell office:value-type="float" office:value="17.61832" calcext:value-type="float">
            <text:p>17.61832</text:p>
          </table:table-cell>
          <table:table-cell office:value-type="float" office:value="17.54919" calcext:value-type="float">
            <text:p>17.54919</text:p>
          </table:table-cell>
          <table:table-cell office:value-type="float" office:value="17.31543" calcext:value-type="float">
            <text:p>17.31543</text:p>
          </table:table-cell>
          <table:table-cell office:value-type="float" office:value="17.24802" calcext:value-type="float">
            <text:p>17.24802</text:p>
          </table:table-cell>
          <table:table-cell office:value-type="float" office:value="27.51633" calcext:value-type="float">
            <text:p>27.51633</text:p>
          </table:table-cell>
          <table:table-cell office:value-type="float" office:value="13.84583" calcext:value-type="float">
            <text:p>13.8458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1102003" calcext:value-type="float">
            <text:p>11102003</text:p>
          </table:table-cell>
          <table:table-cell office:value-type="float" office:value="11.7828" calcext:value-type="float">
            <text:p>11.7828</text:p>
          </table:table-cell>
          <table:table-cell office:value-type="float" office:value="19.24" calcext:value-type="float">
            <text:p>19.24</text:p>
          </table:table-cell>
          <table:table-cell office:value-type="float" office:value="6.96" calcext:value-type="float">
            <text:p>6.96</text:p>
          </table:table-cell>
          <table:table-cell office:value-type="float" office:value="1.607948" calcext:value-type="float">
            <text:p>1.607948</text:p>
          </table:table-cell>
          <table:table-cell office:value-type="float" office:value="0.8394235" calcext:value-type="float">
            <text:p>0.8394235</text:p>
          </table:table-cell>
          <table:table-cell office:value-type="float" office:value="353.916" calcext:value-type="float">
            <text:p>353.916</text:p>
          </table:table-cell>
          <table:table-cell office:value-type="float" office:value="12.3" calcext:value-type="float">
            <text:p>12.3</text:p>
          </table:table-cell>
          <table:table-cell office:value-type="float" office:value="17.82806" calcext:value-type="float">
            <text:p>17.82806</text:p>
          </table:table-cell>
          <table:table-cell office:value-type="float" office:value="8.833893" calcext:value-type="float">
            <text:p>8.833893</text:p>
          </table:table-cell>
          <table:table-cell office:value-type="float" office:value="18.58505" calcext:value-type="float">
            <text:p>18.58505</text:p>
          </table:table-cell>
          <table:table-cell office:value-type="float" office:value="11.13528" calcext:value-type="float">
            <text:p>11.13528</text:p>
          </table:table-cell>
          <table:table-cell office:value-type="float" office:value="18.86615" calcext:value-type="float">
            <text:p>18.86615</text:p>
          </table:table-cell>
          <table:table-cell office:value-type="float" office:value="13.33209" calcext:value-type="float">
            <text:p>13.33209</text:p>
          </table:table-cell>
          <table:table-cell office:value-type="float" office:value="18.89786" calcext:value-type="float">
            <text:p>18.89786</text:p>
          </table:table-cell>
          <table:table-cell office:value-type="float" office:value="15.13486" calcext:value-type="float">
            <text:p>15.13486</text:p>
          </table:table-cell>
          <table:table-cell office:value-type="float" office:value="18.79379" calcext:value-type="float">
            <text:p>18.79379</text:p>
          </table:table-cell>
          <table:table-cell office:value-type="float" office:value="16.10516" calcext:value-type="float">
            <text:p>16.10516</text:p>
          </table:table-cell>
          <table:table-cell office:value-type="float" office:value="18.60754" calcext:value-type="float">
            <text:p>18.60754</text:p>
          </table:table-cell>
          <table:table-cell office:value-type="float" office:value="17.07007" calcext:value-type="float">
            <text:p>17.07007</text:p>
          </table:table-cell>
          <table:table-cell office:value-type="float" office:value="18.37009" calcext:value-type="float">
            <text:p>18.37009</text:p>
          </table:table-cell>
          <table:table-cell office:value-type="float" office:value="17.52969" calcext:value-type="float">
            <text:p>17.52969</text:p>
          </table:table-cell>
          <table:table-cell office:value-type="float" office:value="18.03864" calcext:value-type="float">
            <text:p>18.03864</text:p>
          </table:table-cell>
          <table:table-cell office:value-type="float" office:value="17.85709" calcext:value-type="float">
            <text:p>17.85709</text:p>
          </table:table-cell>
          <table:table-cell office:value-type="float" office:value="17.68524" calcext:value-type="float">
            <text:p>17.68524</text:p>
          </table:table-cell>
          <table:table-cell office:value-type="float" office:value="17.59402" calcext:value-type="float">
            <text:p>17.59402</text:p>
          </table:table-cell>
          <table:table-cell office:value-type="float" office:value="17.49405" calcext:value-type="float">
            <text:p>17.49405</text:p>
          </table:table-cell>
          <table:table-cell office:value-type="float" office:value="17.41949" calcext:value-type="float">
            <text:p>17.41949</text:p>
          </table:table-cell>
          <table:table-cell office:value-type="float" office:value="17.522" calcext:value-type="float">
            <text:p>17.522</text:p>
          </table:table-cell>
          <table:table-cell office:value-type="float" office:value="17.51395" calcext:value-type="float">
            <text:p>17.51395</text:p>
          </table:table-cell>
          <table:table-cell office:value-type="float" office:value="17.61621" calcext:value-type="float">
            <text:p>17.61621</text:p>
          </table:table-cell>
          <table:table-cell office:value-type="float" office:value="17.57288" calcext:value-type="float">
            <text:p>17.57288</text:p>
          </table:table-cell>
          <table:table-cell office:value-type="float" office:value="17.54852" calcext:value-type="float">
            <text:p>17.54852</text:p>
          </table:table-cell>
          <table:table-cell office:value-type="float" office:value="17.48376" calcext:value-type="float">
            <text:p>17.48376</text:p>
          </table:table-cell>
          <table:table-cell office:value-type="float" office:value="17.24731" calcext:value-type="float">
            <text:p>17.24731</text:p>
          </table:table-cell>
          <table:table-cell office:value-type="float" office:value="17.18106" calcext:value-type="float">
            <text:p>17.18106</text:p>
          </table:table-cell>
          <table:table-cell office:value-type="float" office:value="18.32373" calcext:value-type="float">
            <text:p>18.32373</text:p>
          </table:table-cell>
          <table:table-cell office:value-type="float" office:value="7.335236" calcext:value-type="float">
            <text:p>7.33523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2102003" calcext:value-type="float">
            <text:p>12102003</text:p>
          </table:table-cell>
          <table:table-cell office:value-type="float" office:value="15.97539" calcext:value-type="float">
            <text:p>15.97539</text:p>
          </table:table-cell>
          <table:table-cell office:value-type="float" office:value="21.95" calcext:value-type="float">
            <text:p>21.95</text:p>
          </table:table-cell>
          <table:table-cell office:value-type="float" office:value="3.35" calcext:value-type="float">
            <text:p>3.35</text:p>
          </table:table-cell>
          <table:table-cell office:value-type="float" office:value="1.011015" calcext:value-type="float">
            <text:p>1.011015</text:p>
          </table:table-cell>
          <table:table-cell office:value-type="float" office:value="0.6837699" calcext:value-type="float">
            <text:p>0.6837699</text:p>
          </table:table-cell>
          <table:table-cell office:value-type="float" office:value="239.184" calcext:value-type="float">
            <text:p>239.184</text:p>
          </table:table-cell>
          <table:table-cell office:value-type="float" office:value="0" calcext:value-type="float">
            <text:p>0</text:p>
          </table:table-cell>
          <table:table-cell office:value-type="float" office:value="18.15375" calcext:value-type="float">
            <text:p>18.15375</text:p>
          </table:table-cell>
          <table:table-cell office:value-type="float" office:value="5.693878" calcext:value-type="float">
            <text:p>5.693878</text:p>
          </table:table-cell>
          <table:table-cell office:value-type="float" office:value="16.33078" calcext:value-type="float">
            <text:p>16.33078</text:p>
          </table:table-cell>
          <table:table-cell office:value-type="float" office:value="8.12207" calcext:value-type="float">
            <text:p>8.12207</text:p>
          </table:table-cell>
          <table:table-cell office:value-type="float" office:value="15.66388" calcext:value-type="float">
            <text:p>15.66388</text:p>
          </table:table-cell>
          <table:table-cell office:value-type="float" office:value="10.34354" calcext:value-type="float">
            <text:p>10.34354</text:p>
          </table:table-cell>
          <table:table-cell office:value-type="float" office:value="15.41559" calcext:value-type="float">
            <text:p>15.41559</text:p>
          </table:table-cell>
          <table:table-cell office:value-type="float" office:value="12.35306" calcext:value-type="float">
            <text:p>12.35306</text:p>
          </table:table-cell>
          <table:table-cell office:value-type="float" office:value="16.03275" calcext:value-type="float">
            <text:p>16.03275</text:p>
          </table:table-cell>
          <table:table-cell office:value-type="float" office:value="13.63446" calcext:value-type="float">
            <text:p>13.63446</text:p>
          </table:table-cell>
          <table:table-cell office:value-type="float" office:value="17.02682" calcext:value-type="float">
            <text:p>17.02682</text:p>
          </table:table-cell>
          <table:table-cell office:value-type="float" office:value="14.9231" calcext:value-type="float">
            <text:p>14.9231</text:p>
          </table:table-cell>
          <table:table-cell office:value-type="float" office:value="17.50656" calcext:value-type="float">
            <text:p>17.50656</text:p>
          </table:table-cell>
          <table:table-cell office:value-type="float" office:value="15.8624" calcext:value-type="float">
            <text:p>15.8624</text:p>
          </table:table-cell>
          <table:table-cell office:value-type="float" office:value="17.85147" calcext:value-type="float">
            <text:p>17.85147</text:p>
          </table:table-cell>
          <table:table-cell office:value-type="float" office:value="16.84943" calcext:value-type="float">
            <text:p>16.84943</text:p>
          </table:table-cell>
          <table:table-cell office:value-type="float" office:value="17.68555" calcext:value-type="float">
            <text:p>17.68555</text:p>
          </table:table-cell>
          <table:table-cell office:value-type="float" office:value="17.50296" calcext:value-type="float">
            <text:p>17.50296</text:p>
          </table:table-cell>
          <table:table-cell office:value-type="float" office:value="17.52921" calcext:value-type="float">
            <text:p>17.52921</text:p>
          </table:table-cell>
          <table:table-cell office:value-type="float" office:value="17.49472" calcext:value-type="float">
            <text:p>17.49472</text:p>
          </table:table-cell>
          <table:table-cell office:value-type="float" office:value="17.53049" calcext:value-type="float">
            <text:p>17.53049</text:p>
          </table:table-cell>
          <table:table-cell office:value-type="float" office:value="17.52213" calcext:value-type="float">
            <text:p>17.52213</text:p>
          </table:table-cell>
          <table:table-cell office:value-type="float" office:value="17.57248" calcext:value-type="float">
            <text:p>17.57248</text:p>
          </table:table-cell>
          <table:table-cell office:value-type="float" office:value="17.53745" calcext:value-type="float">
            <text:p>17.53745</text:p>
          </table:table-cell>
          <table:table-cell office:value-type="float" office:value="17.48312" calcext:value-type="float">
            <text:p>17.48312</text:p>
          </table:table-cell>
          <table:table-cell office:value-type="float" office:value="17.4234" calcext:value-type="float">
            <text:p>17.4234</text:p>
          </table:table-cell>
          <table:table-cell office:value-type="float" office:value="17.18039" calcext:value-type="float">
            <text:p>17.18039</text:p>
          </table:table-cell>
          <table:table-cell office:value-type="float" office:value="17.11578" calcext:value-type="float">
            <text:p>17.11578</text:p>
          </table:table-cell>
          <table:table-cell office:value-type="float" office:value="19.673" calcext:value-type="float">
            <text:p>19.673</text:p>
          </table:table-cell>
          <table:table-cell office:value-type="float" office:value="3.994232" calcext:value-type="float">
            <text:p>3.99423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3102003" calcext:value-type="float">
            <text:p>13102003</text:p>
          </table:table-cell>
          <table:table-cell office:value-type="float" office:value="2.649428" calcext:value-type="float">
            <text:p>2.649428</text:p>
          </table:table-cell>
          <table:table-cell office:value-type="float" office:value="13.17" calcext:value-type="float">
            <text:p>13.17</text:p>
          </table:table-cell>
          <table:table-cell office:value-type="float" office:value="5.03" calcext:value-type="float">
            <text:p>5.03</text:p>
          </table:table-cell>
          <table:table-cell office:value-type="float" office:value="1.136338" calcext:value-type="float">
            <text:p>1.136338</text:p>
          </table:table-cell>
          <table:table-cell office:value-type="float" office:value="0.7686946" calcext:value-type="float">
            <text:p>0.7686946</text:p>
          </table:table-cell>
          <table:table-cell office:value-type="float" office:value="170.064" calcext:value-type="float">
            <text:p>170.064</text:p>
          </table:table-cell>
          <table:table-cell office:value-type="float" office:value="22.9" calcext:value-type="float">
            <text:p>22.9</text:p>
          </table:table-cell>
          <table:table-cell office:value-type="float" office:value="12.08621" calcext:value-type="float">
            <text:p>12.08621</text:p>
          </table:table-cell>
          <table:table-cell office:value-type="float" office:value="6.651886" calcext:value-type="float">
            <text:p>6.651886</text:p>
          </table:table-cell>
          <table:table-cell office:value-type="float" office:value="11.93231" calcext:value-type="float">
            <text:p>11.93231</text:p>
          </table:table-cell>
          <table:table-cell office:value-type="float" office:value="8.715729" calcext:value-type="float">
            <text:p>8.715729</text:p>
          </table:table-cell>
          <table:table-cell office:value-type="float" office:value="12.77951" calcext:value-type="float">
            <text:p>12.77951</text:p>
          </table:table-cell>
          <table:table-cell office:value-type="float" office:value="10.52051" calcext:value-type="float">
            <text:p>10.52051</text:p>
          </table:table-cell>
          <table:table-cell office:value-type="float" office:value="14.06357" calcext:value-type="float">
            <text:p>14.06357</text:p>
          </table:table-cell>
          <table:table-cell office:value-type="float" office:value="11.65558" calcext:value-type="float">
            <text:p>11.65558</text:p>
          </table:table-cell>
          <table:table-cell office:value-type="float" office:value="14.77408" calcext:value-type="float">
            <text:p>14.77408</text:p>
          </table:table-cell>
          <table:table-cell office:value-type="float" office:value="12.58072" calcext:value-type="float">
            <text:p>12.58072</text:p>
          </table:table-cell>
          <table:table-cell office:value-type="float" office:value="15.51291" calcext:value-type="float">
            <text:p>15.51291</text:p>
          </table:table-cell>
          <table:table-cell office:value-type="float" office:value="13.67996" calcext:value-type="float">
            <text:p>13.67996</text:p>
          </table:table-cell>
          <table:table-cell office:value-type="float" office:value="16.06598" calcext:value-type="float">
            <text:p>16.06598</text:p>
          </table:table-cell>
          <table:table-cell office:value-type="float" office:value="14.65509" calcext:value-type="float">
            <text:p>14.65509</text:p>
          </table:table-cell>
          <table:table-cell office:value-type="float" office:value="16.84396" calcext:value-type="float">
            <text:p>16.84396</text:p>
          </table:table-cell>
          <table:table-cell office:value-type="float" office:value="15.99805" calcext:value-type="float">
            <text:p>15.99805</text:p>
          </table:table-cell>
          <table:table-cell office:value-type="float" office:value="17.49976" calcext:value-type="float">
            <text:p>17.49976</text:p>
          </table:table-cell>
          <table:table-cell office:value-type="float" office:value="17.14056" calcext:value-type="float">
            <text:p>17.14056</text:p>
          </table:table-cell>
          <table:table-cell office:value-type="float" office:value="17.52881" calcext:value-type="float">
            <text:p>17.52881</text:p>
          </table:table-cell>
          <table:table-cell office:value-type="float" office:value="17.48141" calcext:value-type="float">
            <text:p>17.48141</text:p>
          </table:table-cell>
          <table:table-cell office:value-type="float" office:value="17.53061" calcext:value-type="float">
            <text:p>17.53061</text:p>
          </table:table-cell>
          <table:table-cell office:value-type="float" office:value="17.52084" calcext:value-type="float">
            <text:p>17.52084</text:p>
          </table:table-cell>
          <table:table-cell office:value-type="float" office:value="17.53711" calcext:value-type="float">
            <text:p>17.53711</text:p>
          </table:table-cell>
          <table:table-cell office:value-type="float" office:value="17.50574" calcext:value-type="float">
            <text:p>17.50574</text:p>
          </table:table-cell>
          <table:table-cell office:value-type="float" office:value="17.42279" calcext:value-type="float">
            <text:p>17.42279</text:p>
          </table:table-cell>
          <table:table-cell office:value-type="float" office:value="17.36786" calcext:value-type="float">
            <text:p>17.36786</text:p>
          </table:table-cell>
          <table:table-cell office:value-type="float" office:value="17.11514" calcext:value-type="float">
            <text:p>17.11514</text:p>
          </table:table-cell>
          <table:table-cell office:value-type="float" office:value="17.05368" calcext:value-type="float">
            <text:p>17.05368</text:p>
          </table:table-cell>
          <table:table-cell office:value-type="float" office:value="12.22806" calcext:value-type="float">
            <text:p>12.22806</text:p>
          </table:table-cell>
          <table:table-cell office:value-type="float" office:value="5.269775" calcext:value-type="float">
            <text:p>5.26977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4102003" calcext:value-type="float">
            <text:p>14102003</text:p>
          </table:table-cell>
          <table:table-cell office:value-type="float" office:value="14.77321" calcext:value-type="float">
            <text:p>14.77321</text:p>
          </table:table-cell>
          <table:table-cell office:value-type="float" office:value="19.46" calcext:value-type="float">
            <text:p>19.46</text:p>
          </table:table-cell>
          <table:table-cell office:value-type="float" office:value="4.4" calcext:value-type="float">
            <text:p>4.4</text:p>
          </table:table-cell>
          <table:table-cell office:value-type="float" office:value="1.038667" calcext:value-type="float">
            <text:p>1.038667</text:p>
          </table:table-cell>
          <table:table-cell office:value-type="float" office:value="0.7357993" calcext:value-type="float">
            <text:p>0.7357993</text:p>
          </table:table-cell>
          <table:table-cell office:value-type="float" office:value="246.024" calcext:value-type="float">
            <text:p>246.024</text:p>
          </table:table-cell>
          <table:table-cell office:value-type="float" office:value="0" calcext:value-type="float">
            <text:p>0</text:p>
          </table:table-cell>
          <table:table-cell office:value-type="float" office:value="16.41107" calcext:value-type="float">
            <text:p>16.41107</text:p>
          </table:table-cell>
          <table:table-cell office:value-type="float" office:value="7.373566" calcext:value-type="float">
            <text:p>7.373566</text:p>
          </table:table-cell>
          <table:table-cell office:value-type="float" office:value="14.58981" calcext:value-type="float">
            <text:p>14.58981</text:p>
          </table:table-cell>
          <table:table-cell office:value-type="float" office:value="8.686432" calcext:value-type="float">
            <text:p>8.686432</text:p>
          </table:table-cell>
          <table:table-cell office:value-type="float" office:value="13.97287" calcext:value-type="float">
            <text:p>13.97287</text:p>
          </table:table-cell>
          <table:table-cell office:value-type="float" office:value="9.685608" calcext:value-type="float">
            <text:p>9.685608</text:p>
          </table:table-cell>
          <table:table-cell office:value-type="float" office:value="13.69641" calcext:value-type="float">
            <text:p>13.69641</text:p>
          </table:table-cell>
          <table:table-cell office:value-type="float" office:value="10.80811" calcext:value-type="float">
            <text:p>10.80811</text:p>
          </table:table-cell>
          <table:table-cell office:value-type="float" office:value="13.67987" calcext:value-type="float">
            <text:p>13.67987</text:p>
          </table:table-cell>
          <table:table-cell office:value-type="float" office:value="11.77271" calcext:value-type="float">
            <text:p>11.77271</text:p>
          </table:table-cell>
          <table:table-cell office:value-type="float" office:value="13.87521" calcext:value-type="float">
            <text:p>13.87521</text:p>
          </table:table-cell>
          <table:table-cell office:value-type="float" office:value="12.88248" calcext:value-type="float">
            <text:p>12.88248</text:p>
          </table:table-cell>
          <table:table-cell office:value-type="float" office:value="14.64029" calcext:value-type="float">
            <text:p>14.64029</text:p>
          </table:table-cell>
          <table:table-cell office:value-type="float" office:value="13.90411" calcext:value-type="float">
            <text:p>13.90411</text:p>
          </table:table-cell>
          <table:table-cell office:value-type="float" office:value="15.98862" calcext:value-type="float">
            <text:p>15.98862</text:p>
          </table:table-cell>
          <table:table-cell office:value-type="float" office:value="15.24405" calcext:value-type="float">
            <text:p>15.24405</text:p>
          </table:table-cell>
          <table:table-cell office:value-type="float" office:value="17.13608" calcext:value-type="float">
            <text:p>17.13608</text:p>
          </table:table-cell>
          <table:table-cell office:value-type="float" office:value="16.67062" calcext:value-type="float">
            <text:p>16.67062</text:p>
          </table:table-cell>
          <table:table-cell office:value-type="float" office:value="17.4805" calcext:value-type="float">
            <text:p>17.4805</text:p>
          </table:table-cell>
          <table:table-cell office:value-type="float" office:value="17.35486" calcext:value-type="float">
            <text:p>17.35486</text:p>
          </table:table-cell>
          <table:table-cell office:value-type="float" office:value="17.5206" calcext:value-type="float">
            <text:p>17.5206</text:p>
          </table:table-cell>
          <table:table-cell office:value-type="float" office:value="17.4798" calcext:value-type="float">
            <text:p>17.4798</text:p>
          </table:table-cell>
          <table:table-cell office:value-type="float" office:value="17.5054" calcext:value-type="float">
            <text:p>17.5054</text:p>
          </table:table-cell>
          <table:table-cell office:value-type="float" office:value="17.47101" calcext:value-type="float">
            <text:p>17.47101</text:p>
          </table:table-cell>
          <table:table-cell office:value-type="float" office:value="17.36728" calcext:value-type="float">
            <text:p>17.36728</text:p>
          </table:table-cell>
          <table:table-cell office:value-type="float" office:value="17.31519" calcext:value-type="float">
            <text:p>17.31519</text:p>
          </table:table-cell>
          <table:table-cell office:value-type="float" office:value="17.05304" calcext:value-type="float">
            <text:p>17.05304</text:p>
          </table:table-cell>
          <table:table-cell office:value-type="float" office:value="16.99451" calcext:value-type="float">
            <text:p>16.99451</text:p>
          </table:table-cell>
          <table:table-cell office:value-type="float" office:value="18.31067" calcext:value-type="float">
            <text:p>18.31067</text:p>
          </table:table-cell>
          <table:table-cell office:value-type="float" office:value="5.439301" calcext:value-type="float">
            <text:p>5.43930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5102003" calcext:value-type="float">
            <text:p>15102003</text:p>
          </table:table-cell>
          <table:table-cell office:value-type="float" office:value="8.08704" calcext:value-type="float">
            <text:p>8.08704</text:p>
          </table:table-cell>
          <table:table-cell office:value-type="float" office:value="15.14" calcext:value-type="float">
            <text:p>15.14</text:p>
          </table:table-cell>
          <table:table-cell office:value-type="float" office:value="1.75" calcext:value-type="float">
            <text:p>1.75</text:p>
          </table:table-cell>
          <table:table-cell office:value-type="float" office:value="1.000117" calcext:value-type="float">
            <text:p>1.000117</text:p>
          </table:table-cell>
          <table:table-cell office:value-type="float" office:value="0.6108147" calcext:value-type="float">
            <text:p>0.6108147</text:p>
          </table:table-cell>
          <table:table-cell office:value-type="float" office:value="224.964" calcext:value-type="float">
            <text:p>224.964</text:p>
          </table:table-cell>
          <table:table-cell office:value-type="float" office:value="0" calcext:value-type="float">
            <text:p>0</text:p>
          </table:table-cell>
          <table:table-cell office:value-type="float" office:value="15.03342" calcext:value-type="float">
            <text:p>15.03342</text:p>
          </table:table-cell>
          <table:table-cell office:value-type="float" office:value="4.208588" calcext:value-type="float">
            <text:p>4.208588</text:p>
          </table:table-cell>
          <table:table-cell office:value-type="float" office:value="13.11288" calcext:value-type="float">
            <text:p>13.11288</text:p>
          </table:table-cell>
          <table:table-cell office:value-type="float" office:value="6.536377" calcext:value-type="float">
            <text:p>6.536377</text:p>
          </table:table-cell>
          <table:table-cell office:value-type="float" office:value="12.42703" calcext:value-type="float">
            <text:p>12.42703</text:p>
          </table:table-cell>
          <table:table-cell office:value-type="float" office:value="8.212372" calcext:value-type="float">
            <text:p>8.212372</text:p>
          </table:table-cell>
          <table:table-cell office:value-type="float" office:value="12.38788" calcext:value-type="float">
            <text:p>12.38788</text:p>
          </table:table-cell>
          <table:table-cell office:value-type="float" office:value="9.81012" calcext:value-type="float">
            <text:p>9.81012</text:p>
          </table:table-cell>
          <table:table-cell office:value-type="float" office:value="13.08505" calcext:value-type="float">
            <text:p>13.08505</text:p>
          </table:table-cell>
          <table:table-cell office:value-type="float" office:value="10.99619" calcext:value-type="float">
            <text:p>10.99619</text:p>
          </table:table-cell>
          <table:table-cell office:value-type="float" office:value="13.79248" calcext:value-type="float">
            <text:p>13.79248</text:p>
          </table:table-cell>
          <table:table-cell office:value-type="float" office:value="12.23001" calcext:value-type="float">
            <text:p>12.23001</text:p>
          </table:table-cell>
          <table:table-cell office:value-type="float" office:value="14.35419" calcext:value-type="float">
            <text:p>14.35419</text:p>
          </table:table-cell>
          <table:table-cell office:value-type="float" office:value="13.27762" calcext:value-type="float">
            <text:p>13.27762</text:p>
          </table:table-cell>
          <table:table-cell office:value-type="float" office:value="15.24261" calcext:value-type="float">
            <text:p>15.24261</text:p>
          </table:table-cell>
          <table:table-cell office:value-type="float" office:value="14.65234" calcext:value-type="float">
            <text:p>14.65234</text:p>
          </table:table-cell>
          <table:table-cell office:value-type="float" office:value="16.66611" calcext:value-type="float">
            <text:p>16.66611</text:p>
          </table:table-cell>
          <table:table-cell office:value-type="float" office:value="16.2493" calcext:value-type="float">
            <text:p>16.2493</text:p>
          </table:table-cell>
          <table:table-cell office:value-type="float" office:value="17.35315" calcext:value-type="float">
            <text:p>17.35315</text:p>
          </table:table-cell>
          <table:table-cell office:value-type="float" office:value="17.1752" calcext:value-type="float">
            <text:p>17.1752</text:p>
          </table:table-cell>
          <table:table-cell office:value-type="float" office:value="17.47916" calcext:value-type="float">
            <text:p>17.47916</text:p>
          </table:table-cell>
          <table:table-cell office:value-type="float" office:value="17.4046" calcext:value-type="float">
            <text:p>17.4046</text:p>
          </table:table-cell>
          <table:table-cell office:value-type="float" office:value="17.47061" calcext:value-type="float">
            <text:p>17.47061</text:p>
          </table:table-cell>
          <table:table-cell office:value-type="float" office:value="17.427" calcext:value-type="float">
            <text:p>17.427</text:p>
          </table:table-cell>
          <table:table-cell office:value-type="float" office:value="17.31464" calcext:value-type="float">
            <text:p>17.31464</text:p>
          </table:table-cell>
          <table:table-cell office:value-type="float" office:value="17.26456" calcext:value-type="float">
            <text:p>17.26456</text:p>
          </table:table-cell>
          <table:table-cell office:value-type="float" office:value="16.99393" calcext:value-type="float">
            <text:p>16.99393</text:p>
          </table:table-cell>
          <table:table-cell office:value-type="float" office:value="16.93839" calcext:value-type="float">
            <text:p>16.93839</text:p>
          </table:table-cell>
          <table:table-cell office:value-type="float" office:value="30.42349" calcext:value-type="float">
            <text:p>30.42349</text:p>
          </table:table-cell>
          <table:table-cell office:value-type="float" office:value="2.220825" calcext:value-type="float">
            <text:p>2.22082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6102003" calcext:value-type="float">
            <text:p>16102003</text:p>
          </table:table-cell>
          <table:table-cell office:value-type="float" office:value="3.42792" calcext:value-type="float">
            <text:p>3.42792</text:p>
          </table:table-cell>
          <table:table-cell office:value-type="float" office:value="8.55" calcext:value-type="float">
            <text:p>8.55</text:p>
          </table:table-cell>
          <table:table-cell office:value-type="float" office:value="1.04" calcext:value-type="float">
            <text:p>1.04</text:p>
          </table:table-cell>
          <table:table-cell office:value-type="float" office:value="0.8970208" calcext:value-type="float">
            <text:p>0.8970208</text:p>
          </table:table-cell>
          <table:table-cell office:value-type="float" office:value="0.5807414" calcext:value-type="float">
            <text:p>0.5807414</text:p>
          </table:table-cell>
          <table:table-cell office:value-type="float" office:value="209.7" calcext:value-type="float">
            <text:p>209.7</text:p>
          </table:table-cell>
          <table:table-cell office:value-type="float" office:value="2" calcext:value-type="float">
            <text:p>2</text:p>
          </table:table-cell>
          <table:table-cell office:value-type="float" office:value="10.70575" calcext:value-type="float">
            <text:p>10.70575</text:p>
          </table:table-cell>
          <table:table-cell office:value-type="float" office:value="5.966248" calcext:value-type="float">
            <text:p>5.966248</text:p>
          </table:table-cell>
          <table:table-cell office:value-type="float" office:value="10.61975" calcext:value-type="float">
            <text:p>10.61975</text:p>
          </table:table-cell>
          <table:table-cell office:value-type="float" office:value="7.751465" calcext:value-type="float">
            <text:p>7.751465</text:p>
          </table:table-cell>
          <table:table-cell office:value-type="float" office:value="11.11368" calcext:value-type="float">
            <text:p>11.11368</text:p>
          </table:table-cell>
          <table:table-cell office:value-type="float" office:value="9.291443" calcext:value-type="float">
            <text:p>9.291443</text:p>
          </table:table-cell>
          <table:table-cell office:value-type="float" office:value="11.92462" calcext:value-type="float">
            <text:p>11.92462</text:p>
          </table:table-cell>
          <table:table-cell office:value-type="float" office:value="10.56522" calcext:value-type="float">
            <text:p>10.56522</text:p>
          </table:table-cell>
          <table:table-cell office:value-type="float" office:value="12.39883" calcext:value-type="float">
            <text:p>12.39883</text:p>
          </table:table-cell>
          <table:table-cell office:value-type="float" office:value="11.33267" calcext:value-type="float">
            <text:p>11.33267</text:p>
          </table:table-cell>
          <table:table-cell office:value-type="float" office:value="12.95105" calcext:value-type="float">
            <text:p>12.95105</text:p>
          </table:table-cell>
          <table:table-cell office:value-type="float" office:value="12.22034" calcext:value-type="float">
            <text:p>12.22034</text:p>
          </table:table-cell>
          <table:table-cell office:value-type="float" office:value="13.56879" calcext:value-type="float">
            <text:p>13.56879</text:p>
          </table:table-cell>
          <table:table-cell office:value-type="float" office:value="13.03137" calcext:value-type="float">
            <text:p>13.03137</text:p>
          </table:table-cell>
          <table:table-cell office:value-type="float" office:value="14.64948" calcext:value-type="float">
            <text:p>14.64948</text:p>
          </table:table-cell>
          <table:table-cell office:value-type="float" office:value="14.24493" calcext:value-type="float">
            <text:p>14.24493</text:p>
          </table:table-cell>
          <table:table-cell office:value-type="float" office:value="16.24487" calcext:value-type="float">
            <text:p>16.24487</text:p>
          </table:table-cell>
          <table:table-cell office:value-type="float" office:value="15.86508" calcext:value-type="float">
            <text:p>15.86508</text:p>
          </table:table-cell>
          <table:table-cell office:value-type="float" office:value="17.17313" calcext:value-type="float">
            <text:p>17.17313</text:p>
          </table:table-cell>
          <table:table-cell office:value-type="float" office:value="16.96722" calcext:value-type="float">
            <text:p>16.96722</text:p>
          </table:table-cell>
          <table:table-cell office:value-type="float" office:value="17.40366" calcext:value-type="float">
            <text:p>17.40366</text:p>
          </table:table-cell>
          <table:table-cell office:value-type="float" office:value="17.30121" calcext:value-type="float">
            <text:p>17.30121</text:p>
          </table:table-cell>
          <table:table-cell office:value-type="float" office:value="17.42651" calcext:value-type="float">
            <text:p>17.42651</text:p>
          </table:table-cell>
          <table:table-cell office:value-type="float" office:value="17.37079" calcext:value-type="float">
            <text:p>17.37079</text:p>
          </table:table-cell>
          <table:table-cell office:value-type="float" office:value="17.26404" calcext:value-type="float">
            <text:p>17.26404</text:p>
          </table:table-cell>
          <table:table-cell office:value-type="float" office:value="17.20981" calcext:value-type="float">
            <text:p>17.20981</text:p>
          </table:table-cell>
          <table:table-cell office:value-type="float" office:value="16.93784" calcext:value-type="float">
            <text:p>16.93784</text:p>
          </table:table-cell>
          <table:table-cell office:value-type="float" office:value="16.88428" calcext:value-type="float">
            <text:p>16.88428</text:p>
          </table:table-cell>
          <table:table-cell office:value-type="float" office:value="12.69089" calcext:value-type="float">
            <text:p>12.69089</text:p>
          </table:table-cell>
          <table:table-cell office:value-type="float" office:value="-0.6838989" calcext:value-type="float">
            <text:p>-0.683898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7102003" calcext:value-type="float">
            <text:p>17102003</text:p>
          </table:table-cell>
          <table:table-cell office:value-type="float" office:value="12.72748" calcext:value-type="float">
            <text:p>12.72748</text:p>
          </table:table-cell>
          <table:table-cell office:value-type="float" office:value="16.75" calcext:value-type="float">
            <text:p>16.75</text:p>
          </table:table-cell>
          <table:table-cell office:value-type="float" office:value="-0.28" calcext:value-type="float">
            <text:p>-0.28</text:p>
          </table:table-cell>
          <table:table-cell office:value-type="float" office:value="0.9985597" calcext:value-type="float">
            <text:p>0.9985597</text:p>
          </table:table-cell>
          <table:table-cell office:value-type="float" office:value="0.5283402" calcext:value-type="float">
            <text:p>0.5283402</text:p>
          </table:table-cell>
          <table:table-cell office:value-type="float" office:value="286.056" calcext:value-type="float">
            <text:p>286.056</text:p>
          </table:table-cell>
          <table:table-cell office:value-type="float" office:value="0" calcext:value-type="float">
            <text:p>0</text:p>
          </table:table-cell>
          <table:table-cell office:value-type="float" office:value="16.42722" calcext:value-type="float">
            <text:p>16.42722</text:p>
          </table:table-cell>
          <table:table-cell office:value-type="float" office:value="4.451599" calcext:value-type="float">
            <text:p>4.451599</text:p>
          </table:table-cell>
          <table:table-cell office:value-type="float" office:value="14.29855" calcext:value-type="float">
            <text:p>14.29855</text:p>
          </table:table-cell>
          <table:table-cell office:value-type="float" office:value="6.216675" calcext:value-type="float">
            <text:p>6.216675</text:p>
          </table:table-cell>
          <table:table-cell office:value-type="float" office:value="13.10901" calcext:value-type="float">
            <text:p>13.10901</text:p>
          </table:table-cell>
          <table:table-cell office:value-type="float" office:value="7.808472" calcext:value-type="float">
            <text:p>7.808472</text:p>
          </table:table-cell>
          <table:table-cell office:value-type="float" office:value="12.55328" calcext:value-type="float">
            <text:p>12.55328</text:p>
          </table:table-cell>
          <table:table-cell office:value-type="float" office:value="9.229797" calcext:value-type="float">
            <text:p>9.229797</text:p>
          </table:table-cell>
          <table:table-cell office:value-type="float" office:value="12.45142" calcext:value-type="float">
            <text:p>12.45142</text:p>
          </table:table-cell>
          <table:table-cell office:value-type="float" office:value="10.18042" calcext:value-type="float">
            <text:p>10.18042</text:p>
          </table:table-cell>
          <table:table-cell office:value-type="float" office:value="12.59967" calcext:value-type="float">
            <text:p>12.59967</text:p>
          </table:table-cell>
          <table:table-cell office:value-type="float" office:value="11.29898" calcext:value-type="float">
            <text:p>11.29898</text:p>
          </table:table-cell>
          <table:table-cell office:value-type="float" office:value="13.0235" calcext:value-type="float">
            <text:p>13.0235</text:p>
          </table:table-cell>
          <table:table-cell office:value-type="float" office:value="12.33124" calcext:value-type="float">
            <text:p>12.33124</text:p>
          </table:table-cell>
          <table:table-cell office:value-type="float" office:value="14.24063" calcext:value-type="float">
            <text:p>14.24063</text:p>
          </table:table-cell>
          <table:table-cell office:value-type="float" office:value="13.77554" calcext:value-type="float">
            <text:p>13.77554</text:p>
          </table:table-cell>
          <table:table-cell office:value-type="float" office:value="15.86127" calcext:value-type="float">
            <text:p>15.86127</text:p>
          </table:table-cell>
          <table:table-cell office:value-type="float" office:value="15.48355" calcext:value-type="float">
            <text:p>15.48355</text:p>
          </table:table-cell>
          <table:table-cell office:value-type="float" office:value="16.965" calcext:value-type="float">
            <text:p>16.965</text:p>
          </table:table-cell>
          <table:table-cell office:value-type="float" office:value="16.74396" calcext:value-type="float">
            <text:p>16.74396</text:p>
          </table:table-cell>
          <table:table-cell office:value-type="float" office:value="17.29999" calcext:value-type="float">
            <text:p>17.29999</text:p>
          </table:table-cell>
          <table:table-cell office:value-type="float" office:value="17.17657" calcext:value-type="float">
            <text:p>17.17657</text:p>
          </table:table-cell>
          <table:table-cell office:value-type="float" office:value="17.37015" calcext:value-type="float">
            <text:p>17.37015</text:p>
          </table:table-cell>
          <table:table-cell office:value-type="float" office:value="17.30081" calcext:value-type="float">
            <text:p>17.30081</text:p>
          </table:table-cell>
          <table:table-cell office:value-type="float" office:value="17.20929" calcext:value-type="float">
            <text:p>17.20929</text:p>
          </table:table-cell>
          <table:table-cell office:value-type="float" office:value="17.15732" calcext:value-type="float">
            <text:p>17.15732</text:p>
          </table:table-cell>
          <table:table-cell office:value-type="float" office:value="16.8837" calcext:value-type="float">
            <text:p>16.8837</text:p>
          </table:table-cell>
          <table:table-cell office:value-type="float" office:value="16.83118" calcext:value-type="float">
            <text:p>16.83118</text:p>
          </table:table-cell>
          <table:table-cell office:value-type="float" office:value="26.49347" calcext:value-type="float">
            <text:p>26.49347</text:p>
          </table:table-cell>
          <table:table-cell office:value-type="float" office:value="-1.268097" calcext:value-type="float">
            <text:p>-1.26809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8102003" calcext:value-type="float">
            <text:p>18102003</text:p>
          </table:table-cell>
          <table:table-cell office:value-type="float" office:value="14.31122" calcext:value-type="float">
            <text:p>14.31122</text:p>
          </table:table-cell>
          <table:table-cell office:value-type="float" office:value="30.72" calcext:value-type="float">
            <text:p>30.72</text:p>
          </table:table-cell>
          <table:table-cell office:value-type="float" office:value="7.53" calcext:value-type="float">
            <text:p>7.53</text:p>
          </table:table-cell>
          <table:table-cell office:value-type="float" office:value="1.240815" calcext:value-type="float">
            <text:p>1.240815</text:p>
          </table:table-cell>
          <table:table-cell office:value-type="float" office:value="0.9126146" calcext:value-type="float">
            <text:p>0.9126146</text:p>
          </table:table-cell>
          <table:table-cell office:value-type="float" office:value="150.408" calcext:value-type="float">
            <text:p>150.408</text:p>
          </table:table-cell>
          <table:table-cell office:value-type="float" office:value="0" calcext:value-type="float">
            <text:p>0</text:p>
          </table:table-cell>
          <table:table-cell office:value-type="float" office:value="21.42578" calcext:value-type="float">
            <text:p>21.42578</text:p>
          </table:table-cell>
          <table:table-cell office:value-type="float" office:value="8.417603" calcext:value-type="float">
            <text:p>8.417603</text:p>
          </table:table-cell>
          <table:table-cell office:value-type="float" office:value="18.30112" calcext:value-type="float">
            <text:p>18.30112</text:p>
          </table:table-cell>
          <table:table-cell office:value-type="float" office:value="9.440643" calcext:value-type="float">
            <text:p>9.440643</text:p>
          </table:table-cell>
          <table:table-cell office:value-type="float" office:value="16.30243" calcext:value-type="float">
            <text:p>16.30243</text:p>
          </table:table-cell>
          <table:table-cell office:value-type="float" office:value="10.36288" calcext:value-type="float">
            <text:p>10.36288</text:p>
          </table:table-cell>
          <table:table-cell office:value-type="float" office:value="15.06253" calcext:value-type="float">
            <text:p>15.06253</text:p>
          </table:table-cell>
          <table:table-cell office:value-type="float" office:value="11.15848" calcext:value-type="float">
            <text:p>11.15848</text:p>
          </table:table-cell>
          <table:table-cell office:value-type="float" office:value="14.52179" calcext:value-type="float">
            <text:p>14.52179</text:p>
          </table:table-cell>
          <table:table-cell office:value-type="float" office:value="11.67313" calcext:value-type="float">
            <text:p>11.67313</text:p>
          </table:table-cell>
          <table:table-cell office:value-type="float" office:value="14.1673" calcext:value-type="float">
            <text:p>14.1673</text:p>
          </table:table-cell>
          <table:table-cell office:value-type="float" office:value="12.28552" calcext:value-type="float">
            <text:p>12.28552</text:p>
          </table:table-cell>
          <table:table-cell office:value-type="float" office:value="13.9877" calcext:value-type="float">
            <text:p>13.9877</text:p>
          </table:table-cell>
          <table:table-cell office:value-type="float" office:value="12.87735" calcext:value-type="float">
            <text:p>12.87735</text:p>
          </table:table-cell>
          <table:table-cell office:value-type="float" office:value="13.99878" calcext:value-type="float">
            <text:p>13.99878</text:p>
          </table:table-cell>
          <table:table-cell office:value-type="float" office:value="13.79123" calcext:value-type="float">
            <text:p>13.79123</text:p>
          </table:table-cell>
          <table:table-cell office:value-type="float" office:value="15.48001" calcext:value-type="float">
            <text:p>15.48001</text:p>
          </table:table-cell>
          <table:table-cell office:value-type="float" office:value="15.24054" calcext:value-type="float">
            <text:p>15.24054</text:p>
          </table:table-cell>
          <table:table-cell office:value-type="float" office:value="16.74152" calcext:value-type="float">
            <text:p>16.74152</text:p>
          </table:table-cell>
          <table:table-cell office:value-type="float" office:value="16.52017" calcext:value-type="float">
            <text:p>16.52017</text:p>
          </table:table-cell>
          <table:table-cell office:value-type="float" office:value="17.1752" calcext:value-type="float">
            <text:p>17.1752</text:p>
          </table:table-cell>
          <table:table-cell office:value-type="float" office:value="17.03641" calcext:value-type="float">
            <text:p>17.03641</text:p>
          </table:table-cell>
          <table:table-cell office:value-type="float" office:value="17.30005" calcext:value-type="float">
            <text:p>17.30005</text:p>
          </table:table-cell>
          <table:table-cell office:value-type="float" office:value="17.21945" calcext:value-type="float">
            <text:p>17.21945</text:p>
          </table:table-cell>
          <table:table-cell office:value-type="float" office:value="17.15677" calcext:value-type="float">
            <text:p>17.15677</text:p>
          </table:table-cell>
          <table:table-cell office:value-type="float" office:value="17.09988" calcext:value-type="float">
            <text:p>17.09988</text:p>
          </table:table-cell>
          <table:table-cell office:value-type="float" office:value="16.8306" calcext:value-type="float">
            <text:p>16.8306</text:p>
          </table:table-cell>
          <table:table-cell office:value-type="float" office:value="16.77917" calcext:value-type="float">
            <text:p>16.77917</text:p>
          </table:table-cell>
          <table:table-cell office:value-type="float" office:value="32.19418" calcext:value-type="float">
            <text:p>32.19418</text:p>
          </table:table-cell>
          <table:table-cell office:value-type="float" office:value="4.263519" calcext:value-type="float">
            <text:p>4.26351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9102003" calcext:value-type="float">
            <text:p>19102003</text:p>
          </table:table-cell>
          <table:table-cell office:value-type="float" office:value="14.27767" calcext:value-type="float">
            <text:p>14.27767</text:p>
          </table:table-cell>
          <table:table-cell office:value-type="float" office:value="31.67" calcext:value-type="float">
            <text:p>31.67</text:p>
          </table:table-cell>
          <table:table-cell office:value-type="float" office:value="7.58" calcext:value-type="float">
            <text:p>7.58</text:p>
          </table:table-cell>
          <table:table-cell office:value-type="float" office:value="1.376404" calcext:value-type="float">
            <text:p>1.376404</text:p>
          </table:table-cell>
          <table:table-cell office:value-type="float" office:value="0.8801046" calcext:value-type="float">
            <text:p>0.8801046</text:p>
          </table:table-cell>
          <table:table-cell office:value-type="float" office:value="213.012" calcext:value-type="float">
            <text:p>213.012</text:p>
          </table:table-cell>
          <table:table-cell office:value-type="float" office:value="0" calcext:value-type="float">
            <text:p>0</text:p>
          </table:table-cell>
          <table:table-cell office:value-type="float" office:value="22.74783" calcext:value-type="float">
            <text:p>22.74783</text:p>
          </table:table-cell>
          <table:table-cell office:value-type="float" office:value="10.49734" calcext:value-type="float">
            <text:p>10.49734</text:p>
          </table:table-cell>
          <table:table-cell office:value-type="float" office:value="19.58682" calcext:value-type="float">
            <text:p>19.58682</text:p>
          </table:table-cell>
          <table:table-cell office:value-type="float" office:value="11.7605" calcext:value-type="float">
            <text:p>11.7605</text:p>
          </table:table-cell>
          <table:table-cell office:value-type="float" office:value="17.79791" calcext:value-type="float">
            <text:p>17.79791</text:p>
          </table:table-cell>
          <table:table-cell office:value-type="float" office:value="12.65469" calcext:value-type="float">
            <text:p>12.65469</text:p>
          </table:table-cell>
          <table:table-cell office:value-type="float" office:value="16.53769" calcext:value-type="float">
            <text:p>16.53769</text:p>
          </table:table-cell>
          <table:table-cell office:value-type="float" office:value="13.25168" calcext:value-type="float">
            <text:p>13.25168</text:p>
          </table:table-cell>
          <table:table-cell office:value-type="float" office:value="15.89456" calcext:value-type="float">
            <text:p>15.89456</text:p>
          </table:table-cell>
          <table:table-cell office:value-type="float" office:value="13.54739" calcext:value-type="float">
            <text:p>13.54739</text:p>
          </table:table-cell>
          <table:table-cell office:value-type="float" office:value="15.37067" calcext:value-type="float">
            <text:p>15.37067</text:p>
          </table:table-cell>
          <table:table-cell office:value-type="float" office:value="13.83932" calcext:value-type="float">
            <text:p>13.83932</text:p>
          </table:table-cell>
          <table:table-cell office:value-type="float" office:value="14.98495" calcext:value-type="float">
            <text:p>14.98495</text:p>
          </table:table-cell>
          <table:table-cell office:value-type="float" office:value="14.00281" calcext:value-type="float">
            <text:p>14.00281</text:p>
          </table:table-cell>
          <table:table-cell office:value-type="float" office:value="14.60358" calcext:value-type="float">
            <text:p>14.60358</text:p>
          </table:table-cell>
          <table:table-cell office:value-type="float" office:value="14.00745" calcext:value-type="float">
            <text:p>14.00745</text:p>
          </table:table-cell>
          <table:table-cell office:value-type="float" office:value="15.24887" calcext:value-type="float">
            <text:p>15.24887</text:p>
          </table:table-cell>
          <table:table-cell office:value-type="float" office:value="15.22351" calcext:value-type="float">
            <text:p>15.22351</text:p>
          </table:table-cell>
          <table:table-cell office:value-type="float" office:value="16.51801" calcext:value-type="float">
            <text:p>16.51801</text:p>
          </table:table-cell>
          <table:table-cell office:value-type="float" office:value="16.34201" calcext:value-type="float">
            <text:p>16.34201</text:p>
          </table:table-cell>
          <table:table-cell office:value-type="float" office:value="17.03494" calcext:value-type="float">
            <text:p>17.03494</text:p>
          </table:table-cell>
          <table:table-cell office:value-type="float" office:value="16.8941" calcext:value-type="float">
            <text:p>16.8941</text:p>
          </table:table-cell>
          <table:table-cell office:value-type="float" office:value="17.21854" calcext:value-type="float">
            <text:p>17.21854</text:p>
          </table:table-cell>
          <table:table-cell office:value-type="float" office:value="17.12817" calcext:value-type="float">
            <text:p>17.12817</text:p>
          </table:table-cell>
          <table:table-cell office:value-type="float" office:value="17.09924" calcext:value-type="float">
            <text:p>17.09924</text:p>
          </table:table-cell>
          <table:table-cell office:value-type="float" office:value="17.03745" calcext:value-type="float">
            <text:p>17.03745</text:p>
          </table:table-cell>
          <table:table-cell office:value-type="float" office:value="16.77866" calcext:value-type="float">
            <text:p>16.77866</text:p>
          </table:table-cell>
          <table:table-cell office:value-type="float" office:value="16.72595" calcext:value-type="float">
            <text:p>16.72595</text:p>
          </table:table-cell>
          <table:table-cell office:value-type="float" office:value="40.457" calcext:value-type="float">
            <text:p>40.457</text:p>
          </table:table-cell>
          <table:table-cell office:value-type="float" office:value="4.7146" calcext:value-type="float">
            <text:p>4.714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20102003" calcext:value-type="float">
            <text:p>20102003</text:p>
          </table:table-cell>
          <table:table-cell office:value-type="float" office:value="13.52767" calcext:value-type="float">
            <text:p>13.52767</text:p>
          </table:table-cell>
          <table:table-cell office:value-type="float" office:value="30.38" calcext:value-type="float">
            <text:p>30.38</text:p>
          </table:table-cell>
          <table:table-cell office:value-type="float" office:value="11.53" calcext:value-type="float">
            <text:p>11.53</text:p>
          </table:table-cell>
          <table:table-cell office:value-type="float" office:value="1.283194" calcext:value-type="float">
            <text:p>1.283194</text:p>
          </table:table-cell>
          <table:table-cell office:value-type="float" office:value="0.8004558" calcext:value-type="float">
            <text:p>0.8004558</text:p>
          </table:table-cell>
          <table:table-cell office:value-type="float" office:value="281.196" calcext:value-type="float">
            <text:p>281.196</text:p>
          </table:table-cell>
          <table:table-cell office:value-type="float" office:value="0" calcext:value-type="float">
            <text:p>0</text:p>
          </table:table-cell>
          <table:table-cell office:value-type="float" office:value="25.39764" calcext:value-type="float">
            <text:p>25.39764</text:p>
          </table:table-cell>
          <table:table-cell office:value-type="float" office:value="12.86523" calcext:value-type="float">
            <text:p>12.86523</text:p>
          </table:table-cell>
          <table:table-cell office:value-type="float" office:value="21.23587" calcext:value-type="float">
            <text:p>21.23587</text:p>
          </table:table-cell>
          <table:table-cell office:value-type="float" office:value="13.9639" calcext:value-type="float">
            <text:p>13.9639</text:p>
          </table:table-cell>
          <table:table-cell office:value-type="float" office:value="19.14859" calcext:value-type="float">
            <text:p>19.14859</text:p>
          </table:table-cell>
          <table:table-cell office:value-type="float" office:value="14.56503" calcext:value-type="float">
            <text:p>14.56503</text:p>
          </table:table-cell>
          <table:table-cell office:value-type="float" office:value="17.7659" calcext:value-type="float">
            <text:p>17.7659</text:p>
          </table:table-cell>
          <table:table-cell office:value-type="float" office:value="14.89374" calcext:value-type="float">
            <text:p>14.89374</text:p>
          </table:table-cell>
          <table:table-cell office:value-type="float" office:value="17.02316" calcext:value-type="float">
            <text:p>17.02316</text:p>
          </table:table-cell>
          <table:table-cell office:value-type="float" office:value="15.0087" calcext:value-type="float">
            <text:p>15.0087</text:p>
          </table:table-cell>
          <table:table-cell office:value-type="float" office:value="16.35965" calcext:value-type="float">
            <text:p>16.35965</text:p>
          </table:table-cell>
          <table:table-cell office:value-type="float" office:value="15.07779" calcext:value-type="float">
            <text:p>15.07779</text:p>
          </table:table-cell>
          <table:table-cell office:value-type="float" office:value="15.89285" calcext:value-type="float">
            <text:p>15.89285</text:p>
          </table:table-cell>
          <table:table-cell office:value-type="float" office:value="14.99802" calcext:value-type="float">
            <text:p>14.99802</text:p>
          </table:table-cell>
          <table:table-cell office:value-type="float" office:value="15.27142" calcext:value-type="float">
            <text:p>15.27142</text:p>
          </table:table-cell>
          <table:table-cell office:value-type="float" office:value="14.61307" calcext:value-type="float">
            <text:p>14.61307</text:p>
          </table:table-cell>
          <table:table-cell office:value-type="float" office:value="15.4277" calcext:value-type="float">
            <text:p>15.4277</text:p>
          </table:table-cell>
          <table:table-cell office:value-type="float" office:value="15.25" calcext:value-type="float">
            <text:p>15.25</text:p>
          </table:table-cell>
          <table:table-cell office:value-type="float" office:value="16.34052" calcext:value-type="float">
            <text:p>16.34052</text:p>
          </table:table-cell>
          <table:table-cell office:value-type="float" office:value="16.23712" calcext:value-type="float">
            <text:p>16.23712</text:p>
          </table:table-cell>
          <table:table-cell office:value-type="float" office:value="16.89273" calcext:value-type="float">
            <text:p>16.89273</text:p>
          </table:table-cell>
          <table:table-cell office:value-type="float" office:value="16.76785" calcext:value-type="float">
            <text:p>16.76785</text:p>
          </table:table-cell>
          <table:table-cell office:value-type="float" office:value="17.12723" calcext:value-type="float">
            <text:p>17.12723</text:p>
          </table:table-cell>
          <table:table-cell office:value-type="float" office:value="17.03241" calcext:value-type="float">
            <text:p>17.03241</text:p>
          </table:table-cell>
          <table:table-cell office:value-type="float" office:value="17.03677" calcext:value-type="float">
            <text:p>17.03677</text:p>
          </table:table-cell>
          <table:table-cell office:value-type="float" office:value="16.97043" calcext:value-type="float">
            <text:p>16.97043</text:p>
          </table:table-cell>
          <table:table-cell office:value-type="float" office:value="16.72537" calcext:value-type="float">
            <text:p>16.72537</text:p>
          </table:table-cell>
          <table:table-cell office:value-type="float" office:value="16.67072" calcext:value-type="float">
            <text:p>16.67072</text:p>
          </table:table-cell>
          <table:table-cell office:value-type="float" office:value="48.83209" calcext:value-type="float">
            <text:p>48.83209</text:p>
          </table:table-cell>
          <table:table-cell office:value-type="float" office:value="8.626678" calcext:value-type="float">
            <text:p>8.62667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21102003" calcext:value-type="float">
            <text:p>21102003</text:p>
          </table:table-cell>
          <table:table-cell office:value-type="float" office:value="13.33253" calcext:value-type="float">
            <text:p>13.33253</text:p>
          </table:table-cell>
          <table:table-cell office:value-type="float" office:value="30.09" calcext:value-type="float">
            <text:p>30.09</text:p>
          </table:table-cell>
          <table:table-cell office:value-type="float" office:value="7.96" calcext:value-type="float">
            <text:p>7.96</text:p>
          </table:table-cell>
          <table:table-cell office:value-type="float" office:value="1.109899" calcext:value-type="float">
            <text:p>1.109899</text:p>
          </table:table-cell>
          <table:table-cell office:value-type="float" office:value="0.8162485" calcext:value-type="float">
            <text:p>0.8162485</text:p>
          </table:table-cell>
          <table:table-cell office:value-type="float" office:value="278.964" calcext:value-type="float">
            <text:p>278.964</text:p>
          </table:table-cell>
          <table:table-cell office:value-type="float" office:value="0" calcext:value-type="float">
            <text:p>0</text:p>
          </table:table-cell>
          <table:table-cell office:value-type="float" office:value="25.14771" calcext:value-type="float">
            <text:p>25.14771</text:p>
          </table:table-cell>
          <table:table-cell office:value-type="float" office:value="11.83591" calcext:value-type="float">
            <text:p>11.83591</text:p>
          </table:table-cell>
          <table:table-cell office:value-type="float" office:value="21.18341" calcext:value-type="float">
            <text:p>21.18341</text:p>
          </table:table-cell>
          <table:table-cell office:value-type="float" office:value="13.68161" calcext:value-type="float">
            <text:p>13.68161</text:p>
          </table:table-cell>
          <table:table-cell office:value-type="float" office:value="19.33221" calcext:value-type="float">
            <text:p>19.33221</text:p>
          </table:table-cell>
          <table:table-cell office:value-type="float" office:value="14.62561" calcext:value-type="float">
            <text:p>14.62561</text:p>
          </table:table-cell>
          <table:table-cell office:value-type="float" office:value="18.06711" calcext:value-type="float">
            <text:p>18.06711</text:p>
          </table:table-cell>
          <table:table-cell office:value-type="float" office:value="15.20502" calcext:value-type="float">
            <text:p>15.20502</text:p>
          </table:table-cell>
          <table:table-cell office:value-type="float" office:value="17.38901" calcext:value-type="float">
            <text:p>17.38901</text:p>
          </table:table-cell>
          <table:table-cell office:value-type="float" office:value="15.45288" calcext:value-type="float">
            <text:p>15.45288</text:p>
          </table:table-cell>
          <table:table-cell office:value-type="float" office:value="16.77679" calcext:value-type="float">
            <text:p>16.77679</text:p>
          </table:table-cell>
          <table:table-cell office:value-type="float" office:value="15.63428" calcext:value-type="float">
            <text:p>15.63428</text:p>
          </table:table-cell>
          <table:table-cell office:value-type="float" office:value="16.33337" calcext:value-type="float">
            <text:p>16.33337</text:p>
          </table:table-cell>
          <table:table-cell office:value-type="float" office:value="15.63004" calcext:value-type="float">
            <text:p>15.63004</text:p>
          </table:table-cell>
          <table:table-cell office:value-type="float" office:value="15.74164" calcext:value-type="float">
            <text:p>15.74164</text:p>
          </table:table-cell>
          <table:table-cell office:value-type="float" office:value="15.28055" calcext:value-type="float">
            <text:p>15.28055</text:p>
          </table:table-cell>
          <table:table-cell office:value-type="float" office:value="15.6712" calcext:value-type="float">
            <text:p>15.6712</text:p>
          </table:table-cell>
          <table:table-cell office:value-type="float" office:value="15.43021" calcext:value-type="float">
            <text:p>15.43021</text:p>
          </table:table-cell>
          <table:table-cell office:value-type="float" office:value="16.23639" calcext:value-type="float">
            <text:p>16.23639</text:p>
          </table:table-cell>
          <table:table-cell office:value-type="float" office:value="16.20276" calcext:value-type="float">
            <text:p>16.20276</text:p>
          </table:table-cell>
          <table:table-cell office:value-type="float" office:value="16.76666" calcext:value-type="float">
            <text:p>16.76666</text:p>
          </table:table-cell>
          <table:table-cell office:value-type="float" office:value="16.66904" calcext:value-type="float">
            <text:p>16.66904</text:p>
          </table:table-cell>
          <table:table-cell office:value-type="float" office:value="17.03143" calcext:value-type="float">
            <text:p>17.03143</text:p>
          </table:table-cell>
          <table:table-cell office:value-type="float" office:value="16.93851" calcext:value-type="float">
            <text:p>16.93851</text:p>
          </table:table-cell>
          <table:table-cell office:value-type="float" office:value="16.9697" calcext:value-type="float">
            <text:p>16.9697</text:p>
          </table:table-cell>
          <table:table-cell office:value-type="float" office:value="16.9003" calcext:value-type="float">
            <text:p>16.9003</text:p>
          </table:table-cell>
          <table:table-cell office:value-type="float" office:value="16.67014" calcext:value-type="float">
            <text:p>16.67014</text:p>
          </table:table-cell>
          <table:table-cell office:value-type="float" office:value="16.61325" calcext:value-type="float">
            <text:p>16.61325</text:p>
          </table:table-cell>
          <table:table-cell office:value-type="float" office:value="47.45151" calcext:value-type="float">
            <text:p>47.45151</text:p>
          </table:table-cell>
          <table:table-cell office:value-type="float" office:value="5.096008" calcext:value-type="float">
            <text:p>5.09600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22102003" calcext:value-type="float">
            <text:p>22102003</text:p>
          </table:table-cell>
          <table:table-cell office:value-type="float" office:value="13.45768" calcext:value-type="float">
            <text:p>13.45768</text:p>
          </table:table-cell>
          <table:table-cell office:value-type="float" office:value="30.92" calcext:value-type="float">
            <text:p>30.92</text:p>
          </table:table-cell>
          <table:table-cell office:value-type="float" office:value="8.32" calcext:value-type="float">
            <text:p>8.32</text:p>
          </table:table-cell>
          <table:table-cell office:value-type="float" office:value="1.218985" calcext:value-type="float">
            <text:p>1.218985</text:p>
          </table:table-cell>
          <table:table-cell office:value-type="float" office:value="0.9628634" calcext:value-type="float">
            <text:p>0.9628634</text:p>
          </table:table-cell>
          <table:table-cell office:value-type="float" office:value="195.3" calcext:value-type="float">
            <text:p>195.3</text:p>
          </table:table-cell>
          <table:table-cell office:value-type="float" office:value="0" calcext:value-type="float">
            <text:p>0</text:p>
          </table:table-cell>
          <table:table-cell office:value-type="float" office:value="25.74844" calcext:value-type="float">
            <text:p>25.74844</text:p>
          </table:table-cell>
          <table:table-cell office:value-type="float" office:value="12.62671" calcext:value-type="float">
            <text:p>12.62671</text:p>
          </table:table-cell>
          <table:table-cell office:value-type="float" office:value="21.65182" calcext:value-type="float">
            <text:p>21.65182</text:p>
          </table:table-cell>
          <table:table-cell office:value-type="float" office:value="14.25452" calcext:value-type="float">
            <text:p>14.25452</text:p>
          </table:table-cell>
          <table:table-cell office:value-type="float" office:value="19.80963" calcext:value-type="float">
            <text:p>19.80963</text:p>
          </table:table-cell>
          <table:table-cell office:value-type="float" office:value="15.13147" calcext:value-type="float">
            <text:p>15.13147</text:p>
          </table:table-cell>
          <table:table-cell office:value-type="float" office:value="18.54733" calcext:value-type="float">
            <text:p>18.54733</text:p>
          </table:table-cell>
          <table:table-cell office:value-type="float" office:value="15.67758" calcext:value-type="float">
            <text:p>15.67758</text:p>
          </table:table-cell>
          <table:table-cell office:value-type="float" office:value="17.86813" calcext:value-type="float">
            <text:p>17.86813</text:p>
          </table:table-cell>
          <table:table-cell office:value-type="float" office:value="15.9097" calcext:value-type="float">
            <text:p>15.9097</text:p>
          </table:table-cell>
          <table:table-cell office:value-type="float" office:value="17.24786" calcext:value-type="float">
            <text:p>17.24786</text:p>
          </table:table-cell>
          <table:table-cell office:value-type="float" office:value="16.07693" calcext:value-type="float">
            <text:p>16.07693</text:p>
          </table:table-cell>
          <table:table-cell office:value-type="float" office:value="16.76282" calcext:value-type="float">
            <text:p>16.76282</text:p>
          </table:table-cell>
          <table:table-cell office:value-type="float" office:value="16.05878" calcext:value-type="float">
            <text:p>16.05878</text:p>
          </table:table-cell>
          <table:table-cell office:value-type="float" office:value="16.11667" calcext:value-type="float">
            <text:p>16.11667</text:p>
          </table:table-cell>
          <table:table-cell office:value-type="float" office:value="15.74884" calcext:value-type="float">
            <text:p>15.74884</text:p>
          </table:table-cell>
          <table:table-cell office:value-type="float" office:value="15.90298" calcext:value-type="float">
            <text:p>15.90298</text:p>
          </table:table-cell>
          <table:table-cell office:value-type="float" office:value="15.67371" calcext:value-type="float">
            <text:p>15.67371</text:p>
          </table:table-cell>
          <table:table-cell office:value-type="float" office:value="16.21646" calcext:value-type="float">
            <text:p>16.21646</text:p>
          </table:table-cell>
          <table:table-cell office:value-type="float" office:value="16.20224" calcext:value-type="float">
            <text:p>16.20224</text:p>
          </table:table-cell>
          <table:table-cell office:value-type="float" office:value="16.66815" calcext:value-type="float">
            <text:p>16.66815</text:p>
          </table:table-cell>
          <table:table-cell office:value-type="float" office:value="16.5997" calcext:value-type="float">
            <text:p>16.5997</text:p>
          </table:table-cell>
          <table:table-cell office:value-type="float" office:value="16.93756" calcext:value-type="float">
            <text:p>16.93756</text:p>
          </table:table-cell>
          <table:table-cell office:value-type="float" office:value="16.8515" calcext:value-type="float">
            <text:p>16.8515</text:p>
          </table:table-cell>
          <table:table-cell office:value-type="float" office:value="16.89954" calcext:value-type="float">
            <text:p>16.89954</text:p>
          </table:table-cell>
          <table:table-cell office:value-type="float" office:value="16.82858" calcext:value-type="float">
            <text:p>16.82858</text:p>
          </table:table-cell>
          <table:table-cell office:value-type="float" office:value="16.61261" calcext:value-type="float">
            <text:p>16.61261</text:p>
          </table:table-cell>
          <table:table-cell office:value-type="float" office:value="16.55344" calcext:value-type="float">
            <text:p>16.55344</text:p>
          </table:table-cell>
          <table:table-cell office:value-type="float" office:value="47.19055" calcext:value-type="float">
            <text:p>47.19055</text:p>
          </table:table-cell>
          <table:table-cell office:value-type="float" office:value="5.746246" calcext:value-type="float">
            <text:p>5.74624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23102003" calcext:value-type="float">
            <text:p>23102003</text:p>
          </table:table-cell>
          <table:table-cell office:value-type="float" office:value="13.20083" calcext:value-type="float">
            <text:p>13.20083</text:p>
          </table:table-cell>
          <table:table-cell office:value-type="float" office:value="20.71" calcext:value-type="float">
            <text:p>20.71</text:p>
          </table:table-cell>
          <table:table-cell office:value-type="float" office:value="6.04" calcext:value-type="float">
            <text:p>6.04</text:p>
          </table:table-cell>
          <table:table-cell office:value-type="float" office:value="1.012859" calcext:value-type="float">
            <text:p>1.012859</text:p>
          </table:table-cell>
          <table:table-cell office:value-type="float" office:value="0.7907906" calcext:value-type="float">
            <text:p>0.7907906</text:p>
          </table:table-cell>
          <table:table-cell office:value-type="float" office:value="222.408" calcext:value-type="float">
            <text:p>222.408</text:p>
          </table:table-cell>
          <table:table-cell office:value-type="float" office:value="0" calcext:value-type="float">
            <text:p>0</text:p>
          </table:table-cell>
          <table:table-cell office:value-type="float" office:value="23.64249" calcext:value-type="float">
            <text:p>23.64249</text:p>
          </table:table-cell>
          <table:table-cell office:value-type="float" office:value="12.54254" calcext:value-type="float">
            <text:p>12.54254</text:p>
          </table:table-cell>
          <table:table-cell office:value-type="float" office:value="20.39157" calcext:value-type="float">
            <text:p>20.39157</text:p>
          </table:table-cell>
          <table:table-cell office:value-type="float" office:value="14.52859" calcext:value-type="float">
            <text:p>14.52859</text:p>
          </table:table-cell>
          <table:table-cell office:value-type="float" office:value="19.05298" calcext:value-type="float">
            <text:p>19.05298</text:p>
          </table:table-cell>
          <table:table-cell office:value-type="float" office:value="15.51645" calcext:value-type="float">
            <text:p>15.51645</text:p>
          </table:table-cell>
          <table:table-cell office:value-type="float" office:value="18.12601" calcext:value-type="float">
            <text:p>18.12601</text:p>
          </table:table-cell>
          <table:table-cell office:value-type="float" office:value="16.10526" calcext:value-type="float">
            <text:p>16.10526</text:p>
          </table:table-cell>
          <table:table-cell office:value-type="float" office:value="17.62961" calcext:value-type="float">
            <text:p>17.62961</text:p>
          </table:table-cell>
          <table:table-cell office:value-type="float" office:value="16.34875" calcext:value-type="float">
            <text:p>16.34875</text:p>
          </table:table-cell>
          <table:table-cell office:value-type="float" office:value="17.24689" calcext:value-type="float">
            <text:p>17.24689</text:p>
          </table:table-cell>
          <table:table-cell office:value-type="float" office:value="16.51178" calcext:value-type="float">
            <text:p>16.51178</text:p>
          </table:table-cell>
          <table:table-cell office:value-type="float" office:value="16.84387" calcext:value-type="float">
            <text:p>16.84387</text:p>
          </table:table-cell>
          <table:table-cell office:value-type="float" office:value="16.47043" calcext:value-type="float">
            <text:p>16.47043</text:p>
          </table:table-cell>
          <table:table-cell office:value-type="float" office:value="16.41019" calcext:value-type="float">
            <text:p>16.41019</text:p>
          </table:table-cell>
          <table:table-cell office:value-type="float" office:value="16.12357" calcext:value-type="float">
            <text:p>16.12357</text:p>
          </table:table-cell>
          <table:table-cell office:value-type="float" office:value="16.12277" calcext:value-type="float">
            <text:p>16.12277</text:p>
          </table:table-cell>
          <table:table-cell office:value-type="float" office:value="15.90533" calcext:value-type="float">
            <text:p>15.90533</text:p>
          </table:table-cell>
          <table:table-cell office:value-type="float" office:value="16.26053" calcext:value-type="float">
            <text:p>16.26053</text:p>
          </table:table-cell>
          <table:table-cell office:value-type="float" office:value="16.21677" calcext:value-type="float">
            <text:p>16.21677</text:p>
          </table:table-cell>
          <table:table-cell office:value-type="float" office:value="16.59915" calcext:value-type="float">
            <text:p>16.59915</text:p>
          </table:table-cell>
          <table:table-cell office:value-type="float" office:value="16.55664" calcext:value-type="float">
            <text:p>16.55664</text:p>
          </table:table-cell>
          <table:table-cell office:value-type="float" office:value="16.85065" calcext:value-type="float">
            <text:p>16.85065</text:p>
          </table:table-cell>
          <table:table-cell office:value-type="float" office:value="16.77536" calcext:value-type="float">
            <text:p>16.77536</text:p>
          </table:table-cell>
          <table:table-cell office:value-type="float" office:value="16.82785" calcext:value-type="float">
            <text:p>16.82785</text:p>
          </table:table-cell>
          <table:table-cell office:value-type="float" office:value="16.75742" calcext:value-type="float">
            <text:p>16.75742</text:p>
          </table:table-cell>
          <table:table-cell office:value-type="float" office:value="16.5528" calcext:value-type="float">
            <text:p>16.5528</text:p>
          </table:table-cell>
          <table:table-cell office:value-type="float" office:value="16.49191" calcext:value-type="float">
            <text:p>16.49191</text:p>
          </table:table-cell>
          <table:table-cell office:value-type="float" office:value="38.14188" calcext:value-type="float">
            <text:p>38.14188</text:p>
          </table:table-cell>
          <table:table-cell office:value-type="float" office:value="3.746033" calcext:value-type="float">
            <text:p>3.74603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24102003" calcext:value-type="float">
            <text:p>24102003</text:p>
          </table:table-cell>
          <table:table-cell office:value-type="float" office:value="6.948636" calcext:value-type="float">
            <text:p>6.948636</text:p>
          </table:table-cell>
          <table:table-cell office:value-type="float" office:value="15.75" calcext:value-type="float">
            <text:p>15.75</text:p>
          </table:table-cell>
          <table:table-cell office:value-type="float" office:value="5.56" calcext:value-type="float">
            <text:p>5.56</text:p>
          </table:table-cell>
          <table:table-cell office:value-type="float" office:value="0.979881" calcext:value-type="float">
            <text:p>0.979881</text:p>
          </table:table-cell>
          <table:table-cell office:value-type="float" office:value="0.7143149" calcext:value-type="float">
            <text:p>0.7143149</text:p>
          </table:table-cell>
          <table:table-cell office:value-type="float" office:value="402.984" calcext:value-type="float">
            <text:p>402.984</text:p>
          </table:table-cell>
          <table:table-cell office:value-type="float" office:value="0" calcext:value-type="float">
            <text:p>0</text:p>
          </table:table-cell>
          <table:table-cell office:value-type="float" office:value="19.20828" calcext:value-type="float">
            <text:p>19.20828</text:p>
          </table:table-cell>
          <table:table-cell office:value-type="float" office:value="11.38361" calcext:value-type="float">
            <text:p>11.38361</text:p>
          </table:table-cell>
          <table:table-cell office:value-type="float" office:value="17.18628" calcext:value-type="float">
            <text:p>17.18628</text:p>
          </table:table-cell>
          <table:table-cell office:value-type="float" office:value="13.5542" calcext:value-type="float">
            <text:p>13.5542</text:p>
          </table:table-cell>
          <table:table-cell office:value-type="float" office:value="16.76068" calcext:value-type="float">
            <text:p>16.76068</text:p>
          </table:table-cell>
          <table:table-cell office:value-type="float" office:value="14.716" calcext:value-type="float">
            <text:p>14.716</text:p>
          </table:table-cell>
          <table:table-cell office:value-type="float" office:value="16.97696" calcext:value-type="float">
            <text:p>16.97696</text:p>
          </table:table-cell>
          <table:table-cell office:value-type="float" office:value="15.48129" calcext:value-type="float">
            <text:p>15.48129</text:p>
          </table:table-cell>
          <table:table-cell office:value-type="float" office:value="17.09189" calcext:value-type="float">
            <text:p>17.09189</text:p>
          </table:table-cell>
          <table:table-cell office:value-type="float" office:value="15.84015" calcext:value-type="float">
            <text:p>15.84015</text:p>
          </table:table-cell>
          <table:table-cell office:value-type="float" office:value="17.07666" calcext:value-type="float">
            <text:p>17.07666</text:p>
          </table:table-cell>
          <table:table-cell office:value-type="float" office:value="16.14758" calcext:value-type="float">
            <text:p>16.14758</text:p>
          </table:table-cell>
          <table:table-cell office:value-type="float" office:value="16.84235" calcext:value-type="float">
            <text:p>16.84235</text:p>
          </table:table-cell>
          <table:table-cell office:value-type="float" office:value="16.27139" calcext:value-type="float">
            <text:p>16.27139</text:p>
          </table:table-cell>
          <table:table-cell office:value-type="float" office:value="16.46207" calcext:value-type="float">
            <text:p>16.46207</text:p>
          </table:table-cell>
          <table:table-cell office:value-type="float" office:value="16.33807" calcext:value-type="float">
            <text:p>16.33807</text:p>
          </table:table-cell>
          <table:table-cell office:value-type="float" office:value="16.25696" calcext:value-type="float">
            <text:p>16.25696</text:p>
          </table:table-cell>
          <table:table-cell office:value-type="float" office:value="16.12482" calcext:value-type="float">
            <text:p>16.12482</text:p>
          </table:table-cell>
          <table:table-cell office:value-type="float" office:value="16.31638" calcext:value-type="float">
            <text:p>16.31638</text:p>
          </table:table-cell>
          <table:table-cell office:value-type="float" office:value="16.26108" calcext:value-type="float">
            <text:p>16.26108</text:p>
          </table:table-cell>
          <table:table-cell office:value-type="float" office:value="16.5563" calcext:value-type="float">
            <text:p>16.5563</text:p>
          </table:table-cell>
          <table:table-cell office:value-type="float" office:value="16.53339" calcext:value-type="float">
            <text:p>16.53339</text:p>
          </table:table-cell>
          <table:table-cell office:value-type="float" office:value="16.77463" calcext:value-type="float">
            <text:p>16.77463</text:p>
          </table:table-cell>
          <table:table-cell office:value-type="float" office:value="16.71017" calcext:value-type="float">
            <text:p>16.71017</text:p>
          </table:table-cell>
          <table:table-cell office:value-type="float" office:value="16.75668" calcext:value-type="float">
            <text:p>16.75668</text:p>
          </table:table-cell>
          <table:table-cell office:value-type="float" office:value="16.68823" calcext:value-type="float">
            <text:p>16.68823</text:p>
          </table:table-cell>
          <table:table-cell office:value-type="float" office:value="16.49127" calcext:value-type="float">
            <text:p>16.49127</text:p>
          </table:table-cell>
          <table:table-cell office:value-type="float" office:value="16.42987" calcext:value-type="float">
            <text:p>16.42987</text:p>
          </table:table-cell>
          <table:table-cell office:value-type="float" office:value="28.73413" calcext:value-type="float">
            <text:p>28.73413</text:p>
          </table:table-cell>
          <table:table-cell office:value-type="float" office:value="3.102203" calcext:value-type="float">
            <text:p>3.10220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25102003" calcext:value-type="float">
            <text:p>25102003</text:p>
          </table:table-cell>
          <table:table-cell office:value-type="float" office:value="11.18781" calcext:value-type="float">
            <text:p>11.18781</text:p>
          </table:table-cell>
          <table:table-cell office:value-type="float" office:value="12.59" calcext:value-type="float">
            <text:p>12.59</text:p>
          </table:table-cell>
          <table:table-cell office:value-type="float" office:value="2.7" calcext:value-type="float">
            <text:p>2.7</text:p>
          </table:table-cell>
          <table:table-cell office:value-type="float" office:value="0.7831991" calcext:value-type="float">
            <text:p>0.7831991</text:p>
          </table:table-cell>
          <table:table-cell office:value-type="float" office:value="0.65324" calcext:value-type="float">
            <text:p>0.65324</text:p>
          </table:table-cell>
          <table:table-cell office:value-type="float" office:value="457.092" calcext:value-type="float">
            <text:p>457.092</text:p>
          </table:table-cell>
          <table:table-cell office:value-type="float" office:value="0" calcext:value-type="float">
            <text:p>0</text:p>
          </table:table-cell>
          <table:table-cell office:value-type="float" office:value="19.89526" calcext:value-type="float">
            <text:p>19.89526</text:p>
          </table:table-cell>
          <table:table-cell office:value-type="float" office:value="9.304474" calcext:value-type="float">
            <text:p>9.304474</text:p>
          </table:table-cell>
          <table:table-cell office:value-type="float" office:value="17.04382" calcext:value-type="float">
            <text:p>17.04382</text:p>
          </table:table-cell>
          <table:table-cell office:value-type="float" office:value="11.59366" calcext:value-type="float">
            <text:p>11.59366</text:p>
          </table:table-cell>
          <table:table-cell office:value-type="float" office:value="16.13818" calcext:value-type="float">
            <text:p>16.13818</text:p>
          </table:table-cell>
          <table:table-cell office:value-type="float" office:value="12.88651" calcext:value-type="float">
            <text:p>12.88651</text:p>
          </table:table-cell>
          <table:table-cell office:value-type="float" office:value="15.70648" calcext:value-type="float">
            <text:p>15.70648</text:p>
          </table:table-cell>
          <table:table-cell office:value-type="float" office:value="13.90012" calcext:value-type="float">
            <text:p>13.90012</text:p>
          </table:table-cell>
          <table:table-cell office:value-type="float" office:value="15.84802" calcext:value-type="float">
            <text:p>15.84802</text:p>
          </table:table-cell>
          <table:table-cell office:value-type="float" office:value="14.49756" calcext:value-type="float">
            <text:p>14.49756</text:p>
          </table:table-cell>
          <table:table-cell office:value-type="float" office:value="16.18008" calcext:value-type="float">
            <text:p>16.18008</text:p>
          </table:table-cell>
          <table:table-cell office:value-type="float" office:value="15.10989" calcext:value-type="float">
            <text:p>15.10989</text:p>
          </table:table-cell>
          <table:table-cell office:value-type="float" office:value="16.29282" calcext:value-type="float">
            <text:p>16.29282</text:p>
          </table:table-cell>
          <table:table-cell office:value-type="float" office:value="15.53256" calcext:value-type="float">
            <text:p>15.53256</text:p>
          </table:table-cell>
          <table:table-cell office:value-type="float" office:value="16.33694" calcext:value-type="float">
            <text:p>16.33694</text:p>
          </table:table-cell>
          <table:table-cell office:value-type="float" office:value="15.97043" calcext:value-type="float">
            <text:p>15.97043</text:p>
          </table:table-cell>
          <table:table-cell office:value-type="float" office:value="16.27142" calcext:value-type="float">
            <text:p>16.27142</text:p>
          </table:table-cell>
          <table:table-cell office:value-type="float" office:value="16.23495" calcext:value-type="float">
            <text:p>16.23495</text:p>
          </table:table-cell>
          <table:table-cell office:value-type="float" office:value="16.35376" calcext:value-type="float">
            <text:p>16.35376</text:p>
          </table:table-cell>
          <table:table-cell office:value-type="float" office:value="16.31693" calcext:value-type="float">
            <text:p>16.31693</text:p>
          </table:table-cell>
          <table:table-cell office:value-type="float" office:value="16.5332" calcext:value-type="float">
            <text:p>16.5332</text:p>
          </table:table-cell>
          <table:table-cell office:value-type="float" office:value="16.52063" calcext:value-type="float">
            <text:p>16.52063</text:p>
          </table:table-cell>
          <table:table-cell office:value-type="float" office:value="16.70956" calcext:value-type="float">
            <text:p>16.70956</text:p>
          </table:table-cell>
          <table:table-cell office:value-type="float" office:value="16.65616" calcext:value-type="float">
            <text:p>16.65616</text:p>
          </table:table-cell>
          <table:table-cell office:value-type="float" office:value="16.6875" calcext:value-type="float">
            <text:p>16.6875</text:p>
          </table:table-cell>
          <table:table-cell office:value-type="float" office:value="16.62292" calcext:value-type="float">
            <text:p>16.62292</text:p>
          </table:table-cell>
          <table:table-cell office:value-type="float" office:value="16.42923" calcext:value-type="float">
            <text:p>16.42923</text:p>
          </table:table-cell>
          <table:table-cell office:value-type="float" office:value="16.36765" calcext:value-type="float">
            <text:p>16.36765</text:p>
          </table:table-cell>
          <table:table-cell office:value-type="float" office:value="35.48318" calcext:value-type="float">
            <text:p>35.48318</text:p>
          </table:table-cell>
          <table:table-cell office:value-type="float" office:value="0.290863" calcext:value-type="float">
            <text:p>0.29086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26102003" calcext:value-type="float">
            <text:p>26102003</text:p>
          </table:table-cell>
          <table:table-cell office:value-type="float" office:value="8.156038" calcext:value-type="float">
            <text:p>8.156038</text:p>
          </table:table-cell>
          <table:table-cell office:value-type="float" office:value="11.11" calcext:value-type="float">
            <text:p>11.11</text:p>
          </table:table-cell>
          <table:table-cell office:value-type="float" office:value="-1.13" calcext:value-type="float">
            <text:p>-1.13</text:p>
          </table:table-cell>
          <table:table-cell office:value-type="float" office:value="0.9102577" calcext:value-type="float">
            <text:p>0.9102577</text:p>
          </table:table-cell>
          <table:table-cell office:value-type="float" office:value="0.4968852" calcext:value-type="float">
            <text:p>0.4968852</text:p>
          </table:table-cell>
          <table:table-cell office:value-type="float" office:value="344.844" calcext:value-type="float">
            <text:p>344.844</text:p>
          </table:table-cell>
          <table:table-cell office:value-type="float" office:value="0" calcext:value-type="float">
            <text:p>0</text:p>
          </table:table-cell>
          <table:table-cell office:value-type="float" office:value="17.24615" calcext:value-type="float">
            <text:p>17.24615</text:p>
          </table:table-cell>
          <table:table-cell office:value-type="float" office:value="7.289368" calcext:value-type="float">
            <text:p>7.289368</text:p>
          </table:table-cell>
          <table:table-cell office:value-type="float" office:value="14.62524" calcext:value-type="float">
            <text:p>14.62524</text:p>
          </table:table-cell>
          <table:table-cell office:value-type="float" office:value="10.27466" calcext:value-type="float">
            <text:p>10.27466</text:p>
          </table:table-cell>
          <table:table-cell office:value-type="float" office:value="14.10718" calcext:value-type="float">
            <text:p>14.10718</text:p>
          </table:table-cell>
          <table:table-cell office:value-type="float" office:value="11.74023" calcext:value-type="float">
            <text:p>11.74023</text:p>
          </table:table-cell>
          <table:table-cell office:value-type="float" office:value="14.50134" calcext:value-type="float">
            <text:p>14.50134</text:p>
          </table:table-cell>
          <table:table-cell office:value-type="float" office:value="12.89062" calcext:value-type="float">
            <text:p>12.89062</text:p>
          </table:table-cell>
          <table:table-cell office:value-type="float" office:value="14.96179" calcext:value-type="float">
            <text:p>14.96179</text:p>
          </table:table-cell>
          <table:table-cell office:value-type="float" office:value="13.58194" calcext:value-type="float">
            <text:p>13.58194</text:p>
          </table:table-cell>
          <table:table-cell office:value-type="float" office:value="15.4126" calcext:value-type="float">
            <text:p>15.4126</text:p>
          </table:table-cell>
          <table:table-cell office:value-type="float" office:value="14.29037" calcext:value-type="float">
            <text:p>14.29037</text:p>
          </table:table-cell>
          <table:table-cell office:value-type="float" office:value="15.67154" calcext:value-type="float">
            <text:p>15.67154</text:p>
          </table:table-cell>
          <table:table-cell office:value-type="float" office:value="14.84558" calcext:value-type="float">
            <text:p>14.84558</text:p>
          </table:table-cell>
          <table:table-cell office:value-type="float" office:value="15.96851" calcext:value-type="float">
            <text:p>15.96851</text:p>
          </table:table-cell>
          <table:table-cell office:value-type="float" office:value="15.48584" calcext:value-type="float">
            <text:p>15.48584</text:p>
          </table:table-cell>
          <table:table-cell office:value-type="float" office:value="16.23407" calcext:value-type="float">
            <text:p>16.23407</text:p>
          </table:table-cell>
          <table:table-cell office:value-type="float" office:value="16.09314" calcext:value-type="float">
            <text:p>16.09314</text:p>
          </table:table-cell>
          <table:table-cell office:value-type="float" office:value="16.35806" calcext:value-type="float">
            <text:p>16.35806</text:p>
          </table:table-cell>
          <table:table-cell office:value-type="float" office:value="16.35117" calcext:value-type="float">
            <text:p>16.35117</text:p>
          </table:table-cell>
          <table:table-cell office:value-type="float" office:value="16.52054" calcext:value-type="float">
            <text:p>16.52054</text:p>
          </table:table-cell>
          <table:table-cell office:value-type="float" office:value="16.50473" calcext:value-type="float">
            <text:p>16.50473</text:p>
          </table:table-cell>
          <table:table-cell office:value-type="float" office:value="16.65567" calcext:value-type="float">
            <text:p>16.65567</text:p>
          </table:table-cell>
          <table:table-cell office:value-type="float" office:value="16.60938" calcext:value-type="float">
            <text:p>16.60938</text:p>
          </table:table-cell>
          <table:table-cell office:value-type="float" office:value="16.62225" calcext:value-type="float">
            <text:p>16.62225</text:p>
          </table:table-cell>
          <table:table-cell office:value-type="float" office:value="16.56082" calcext:value-type="float">
            <text:p>16.56082</text:p>
          </table:table-cell>
          <table:table-cell office:value-type="float" office:value="16.367" calcext:value-type="float">
            <text:p>16.367</text:p>
          </table:table-cell>
          <table:table-cell office:value-type="float" office:value="16.30603" calcext:value-type="float">
            <text:p>16.30603</text:p>
          </table:table-cell>
          <table:table-cell office:value-type="float" office:value="27.20306" calcext:value-type="float">
            <text:p>27.20306</text:p>
          </table:table-cell>
          <table:table-cell office:value-type="float" office:value="-3.740723" calcext:value-type="float">
            <text:p>-3.74072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7102003" calcext:value-type="float">
            <text:p>27102003</text:p>
          </table:table-cell>
          <table:table-cell office:value-type="float" office:value="6.666332" calcext:value-type="float">
            <text:p>6.666332</text:p>
          </table:table-cell>
          <table:table-cell office:value-type="float" office:value="11.64" calcext:value-type="float">
            <text:p>11.64</text:p>
          </table:table-cell>
          <table:table-cell office:value-type="float" office:value="-1.2" calcext:value-type="float">
            <text:p>-1.2</text:p>
          </table:table-cell>
          <table:table-cell office:value-type="float" office:value="1.065846" calcext:value-type="float">
            <text:p>1.065846</text:p>
          </table:table-cell>
          <table:table-cell office:value-type="float" office:value="0.4943715" calcext:value-type="float">
            <text:p>0.4943715</text:p>
          </table:table-cell>
          <table:table-cell office:value-type="float" office:value="253.476" calcext:value-type="float">
            <text:p>253.476</text:p>
          </table:table-cell>
          <table:table-cell office:value-type="float" office:value="0.5" calcext:value-type="float">
            <text:p>0.5</text:p>
          </table:table-cell>
          <table:table-cell office:value-type="float" office:value="14.3511" calcext:value-type="float">
            <text:p>14.3511</text:p>
          </table:table-cell>
          <table:table-cell office:value-type="float" office:value="6.261108" calcext:value-type="float">
            <text:p>6.261108</text:p>
          </table:table-cell>
          <table:table-cell office:value-type="float" office:value="13.08459" calcext:value-type="float">
            <text:p>13.08459</text:p>
          </table:table-cell>
          <table:table-cell office:value-type="float" office:value="9.042786" calcext:value-type="float">
            <text:p>9.042786</text:p>
          </table:table-cell>
          <table:table-cell office:value-type="float" office:value="12.89972" calcext:value-type="float">
            <text:p>12.89972</text:p>
          </table:table-cell>
          <table:table-cell office:value-type="float" office:value="10.58179" calcext:value-type="float">
            <text:p>10.58179</text:p>
          </table:table-cell>
          <table:table-cell office:value-type="float" office:value="13.40863" calcext:value-type="float">
            <text:p>13.40863</text:p>
          </table:table-cell>
          <table:table-cell office:value-type="float" office:value="11.82327" calcext:value-type="float">
            <text:p>11.82327</text:p>
          </table:table-cell>
          <table:table-cell office:value-type="float" office:value="13.89752" calcext:value-type="float">
            <text:p>13.89752</text:p>
          </table:table-cell>
          <table:table-cell office:value-type="float" office:value="12.59314" calcext:value-type="float">
            <text:p>12.59314</text:p>
          </table:table-cell>
          <table:table-cell office:value-type="float" office:value="14.42288" calcext:value-type="float">
            <text:p>14.42288</text:p>
          </table:table-cell>
          <table:table-cell office:value-type="float" office:value="13.40695" calcext:value-type="float">
            <text:p>13.40695</text:p>
          </table:table-cell>
          <table:table-cell office:value-type="float" office:value="14.85696" calcext:value-type="float">
            <text:p>14.85696</text:p>
          </table:table-cell>
          <table:table-cell office:value-type="float" office:value="14.08276" calcext:value-type="float">
            <text:p>14.08276</text:p>
          </table:table-cell>
          <table:table-cell office:value-type="float" office:value="15.48203" calcext:value-type="float">
            <text:p>15.48203</text:p>
          </table:table-cell>
          <table:table-cell office:value-type="float" office:value="14.93002" calcext:value-type="float">
            <text:p>14.93002</text:p>
          </table:table-cell>
          <table:table-cell office:value-type="float" office:value="16.09109" calcext:value-type="float">
            <text:p>16.09109</text:p>
          </table:table-cell>
          <table:table-cell office:value-type="float" office:value="15.85202" calcext:value-type="float">
            <text:p>15.85202</text:p>
          </table:table-cell>
          <table:table-cell office:value-type="float" office:value="16.35089" calcext:value-type="float">
            <text:p>16.35089</text:p>
          </table:table-cell>
          <table:table-cell office:value-type="float" office:value="16.30093" calcext:value-type="float">
            <text:p>16.30093</text:p>
          </table:table-cell>
          <table:table-cell office:value-type="float" office:value="16.50449" calcext:value-type="float">
            <text:p>16.50449</text:p>
          </table:table-cell>
          <table:table-cell office:value-type="float" office:value="16.47656" calcext:value-type="float">
            <text:p>16.47656</text:p>
          </table:table-cell>
          <table:table-cell office:value-type="float" office:value="16.60892" calcext:value-type="float">
            <text:p>16.60892</text:p>
          </table:table-cell>
          <table:table-cell office:value-type="float" office:value="16.56589" calcext:value-type="float">
            <text:p>16.56589</text:p>
          </table:table-cell>
          <table:table-cell office:value-type="float" office:value="16.56021" calcext:value-type="float">
            <text:p>16.56021</text:p>
          </table:table-cell>
          <table:table-cell office:value-type="float" office:value="16.50317" calcext:value-type="float">
            <text:p>16.50317</text:p>
          </table:table-cell>
          <table:table-cell office:value-type="float" office:value="16.30539" calcext:value-type="float">
            <text:p>16.30539</text:p>
          </table:table-cell>
          <table:table-cell office:value-type="float" office:value="16.24622" calcext:value-type="float">
            <text:p>16.24622</text:p>
          </table:table-cell>
          <table:table-cell office:value-type="float" office:value="19.16412" calcext:value-type="float">
            <text:p>19.16412</text:p>
          </table:table-cell>
          <table:table-cell office:value-type="float" office:value="-3.940308" calcext:value-type="float">
            <text:p>-3.94030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28102003" calcext:value-type="float">
            <text:p>28102003</text:p>
          </table:table-cell>
          <table:table-cell office:value-type="float" office:value="12.76888" calcext:value-type="float">
            <text:p>12.76888</text:p>
          </table:table-cell>
          <table:table-cell office:value-type="float" office:value="12.52" calcext:value-type="float">
            <text:p>12.52</text:p>
          </table:table-cell>
          <table:table-cell office:value-type="float" office:value="3.22" calcext:value-type="float">
            <text:p>3.22</text:p>
          </table:table-cell>
          <table:table-cell office:value-type="float" office:value="1.058724" calcext:value-type="float">
            <text:p>1.058724</text:p>
          </table:table-cell>
          <table:table-cell office:value-type="float" office:value="0.677563" calcext:value-type="float">
            <text:p>0.677563</text:p>
          </table:table-cell>
          <table:table-cell office:value-type="float" office:value="396.288" calcext:value-type="float">
            <text:p>396.288</text:p>
          </table:table-cell>
          <table:table-cell office:value-type="float" office:value="0.1" calcext:value-type="float">
            <text:p>0.1</text:p>
          </table:table-cell>
          <table:table-cell office:value-type="float" office:value="19.80869" calcext:value-type="float">
            <text:p>19.80869</text:p>
          </table:table-cell>
          <table:table-cell office:value-type="float" office:value="8.492859" calcext:value-type="float">
            <text:p>8.492859</text:p>
          </table:table-cell>
          <table:table-cell office:value-type="float" office:value="16.23764" calcext:value-type="float">
            <text:p>16.23764</text:p>
          </table:table-cell>
          <table:table-cell office:value-type="float" office:value="10.2518" calcext:value-type="float">
            <text:p>10.2518</text:p>
          </table:table-cell>
          <table:table-cell office:value-type="float" office:value="15.03104" calcext:value-type="float">
            <text:p>15.03104</text:p>
          </table:table-cell>
          <table:table-cell office:value-type="float" office:value="11.22577" calcext:value-type="float">
            <text:p>11.22577</text:p>
          </table:table-cell>
          <table:table-cell office:value-type="float" office:value="14.40872" calcext:value-type="float">
            <text:p>14.40872</text:p>
          </table:table-cell>
          <table:table-cell office:value-type="float" office:value="12.04688" calcext:value-type="float">
            <text:p>12.04688</text:p>
          </table:table-cell>
          <table:table-cell office:value-type="float" office:value="14.18719" calcext:value-type="float">
            <text:p>14.18719</text:p>
          </table:table-cell>
          <table:table-cell office:value-type="float" office:value="12.58835" calcext:value-type="float">
            <text:p>12.58835</text:p>
          </table:table-cell>
          <table:table-cell office:value-type="float" office:value="14.12" calcext:value-type="float">
            <text:p>14.12</text:p>
          </table:table-cell>
          <table:table-cell office:value-type="float" office:value="13.22168" calcext:value-type="float">
            <text:p>13.22168</text:p>
          </table:table-cell>
          <table:table-cell office:value-type="float" office:value="14.29672" calcext:value-type="float">
            <text:p>14.29672</text:p>
          </table:table-cell>
          <table:table-cell office:value-type="float" office:value="13.81149" calcext:value-type="float">
            <text:p>13.81149</text:p>
          </table:table-cell>
          <table:table-cell office:value-type="float" office:value="14.92609" calcext:value-type="float">
            <text:p>14.92609</text:p>
          </table:table-cell>
          <table:table-cell office:value-type="float" office:value="14.64832" calcext:value-type="float">
            <text:p>14.64832</text:p>
          </table:table-cell>
          <table:table-cell office:value-type="float" office:value="15.84918" calcext:value-type="float">
            <text:p>15.84918</text:p>
          </table:table-cell>
          <table:table-cell office:value-type="float" office:value="15.58813" calcext:value-type="float">
            <text:p>15.58813</text:p>
          </table:table-cell>
          <table:table-cell office:value-type="float" office:value="16.30014" calcext:value-type="float">
            <text:p>16.30014</text:p>
          </table:table-cell>
          <table:table-cell office:value-type="float" office:value="16.20642" calcext:value-type="float">
            <text:p>16.20642</text:p>
          </table:table-cell>
          <table:table-cell office:value-type="float" office:value="16.47617" calcext:value-type="float">
            <text:p>16.47617</text:p>
          </table:table-cell>
          <table:table-cell office:value-type="float" office:value="16.4295" calcext:value-type="float">
            <text:p>16.4295</text:p>
          </table:table-cell>
          <table:table-cell office:value-type="float" office:value="16.56543" calcext:value-type="float">
            <text:p>16.56543</text:p>
          </table:table-cell>
          <table:table-cell office:value-type="float" office:value="16.521" calcext:value-type="float">
            <text:p>16.521</text:p>
          </table:table-cell>
          <table:table-cell office:value-type="float" office:value="16.50262" calcext:value-type="float">
            <text:p>16.50262</text:p>
          </table:table-cell>
          <table:table-cell office:value-type="float" office:value="16.44803" calcext:value-type="float">
            <text:p>16.44803</text:p>
          </table:table-cell>
          <table:table-cell office:value-type="float" office:value="16.24561" calcext:value-type="float">
            <text:p>16.24561</text:p>
          </table:table-cell>
          <table:table-cell office:value-type="float" office:value="16.18842" calcext:value-type="float">
            <text:p>16.18842</text:p>
          </table:table-cell>
          <table:table-cell office:value-type="float" office:value="35.08975" calcext:value-type="float">
            <text:p>35.08975</text:p>
          </table:table-cell>
          <table:table-cell office:value-type="float" office:value="0.557251" calcext:value-type="float">
            <text:p>0.55725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29102003" calcext:value-type="float">
            <text:p>29102003</text:p>
          </table:table-cell>
          <table:table-cell office:value-type="float" office:value="12.42358" calcext:value-type="float">
            <text:p>12.42358</text:p>
          </table:table-cell>
          <table:table-cell office:value-type="float" office:value="21.7" calcext:value-type="float">
            <text:p>21.7</text:p>
          </table:table-cell>
          <table:table-cell office:value-type="float" office:value="3.27" calcext:value-type="float">
            <text:p>3.27</text:p>
          </table:table-cell>
          <table:table-cell office:value-type="float" office:value="1.062903" calcext:value-type="float">
            <text:p>1.062903</text:p>
          </table:table-cell>
          <table:table-cell office:value-type="float" office:value="0.6799441" calcext:value-type="float">
            <text:p>0.6799441</text:p>
          </table:table-cell>
          <table:table-cell office:value-type="float" office:value="379.692" calcext:value-type="float">
            <text:p>379.692</text:p>
          </table:table-cell>
          <table:table-cell office:value-type="float" office:value="0" calcext:value-type="float">
            <text:p>0</text:p>
          </table:table-cell>
          <table:table-cell office:value-type="float" office:value="20.67233" calcext:value-type="float">
            <text:p>20.67233</text:p>
          </table:table-cell>
          <table:table-cell office:value-type="float" office:value="7.900482" calcext:value-type="float">
            <text:p>7.900482</text:p>
          </table:table-cell>
          <table:table-cell office:value-type="float" office:value="17.0795" calcext:value-type="float">
            <text:p>17.0795</text:p>
          </table:table-cell>
          <table:table-cell office:value-type="float" office:value="9.800873" calcext:value-type="float">
            <text:p>9.800873</text:p>
          </table:table-cell>
          <table:table-cell office:value-type="float" office:value="15.6456" calcext:value-type="float">
            <text:p>15.6456</text:p>
          </table:table-cell>
          <table:table-cell office:value-type="float" office:value="10.96506" calcext:value-type="float">
            <text:p>10.96506</text:p>
          </table:table-cell>
          <table:table-cell office:value-type="float" office:value="14.845" calcext:value-type="float">
            <text:p>14.845</text:p>
          </table:table-cell>
          <table:table-cell office:value-type="float" office:value="11.94556" calcext:value-type="float">
            <text:p>11.94556</text:p>
          </table:table-cell>
          <table:table-cell office:value-type="float" office:value="14.52866" calcext:value-type="float">
            <text:p>14.52866</text:p>
          </table:table-cell>
          <table:table-cell office:value-type="float" office:value="12.5618" calcext:value-type="float">
            <text:p>12.5618</text:p>
          </table:table-cell>
          <table:table-cell office:value-type="float" office:value="14.38672" calcext:value-type="float">
            <text:p>14.38672</text:p>
          </table:table-cell>
          <table:table-cell office:value-type="float" office:value="13.23203" calcext:value-type="float">
            <text:p>13.23203</text:p>
          </table:table-cell>
          <table:table-cell office:value-type="float" office:value="14.40289" calcext:value-type="float">
            <text:p>14.40289</text:p>
          </table:table-cell>
          <table:table-cell office:value-type="float" office:value="13.78046" calcext:value-type="float">
            <text:p>13.78046</text:p>
          </table:table-cell>
          <table:table-cell office:value-type="float" office:value="14.68808" calcext:value-type="float">
            <text:p>14.68808</text:p>
          </table:table-cell>
          <table:table-cell office:value-type="float" office:value="14.54004" calcext:value-type="float">
            <text:p>14.54004</text:p>
          </table:table-cell>
          <table:table-cell office:value-type="float" office:value="15.586" calcext:value-type="float">
            <text:p>15.586</text:p>
          </table:table-cell>
          <table:table-cell office:value-type="float" office:value="15.40982" calcext:value-type="float">
            <text:p>15.40982</text:p>
          </table:table-cell>
          <table:table-cell office:value-type="float" office:value="16.20529" calcext:value-type="float">
            <text:p>16.20529</text:p>
          </table:table-cell>
          <table:table-cell office:value-type="float" office:value="16.09451" calcext:value-type="float">
            <text:p>16.09451</text:p>
          </table:table-cell>
          <table:table-cell office:value-type="float" office:value="16.42892" calcext:value-type="float">
            <text:p>16.42892</text:p>
          </table:table-cell>
          <table:table-cell office:value-type="float" office:value="16.36508" calcext:value-type="float">
            <text:p>16.36508</text:p>
          </table:table-cell>
          <table:table-cell office:value-type="float" office:value="16.52054" calcext:value-type="float">
            <text:p>16.52054</text:p>
          </table:table-cell>
          <table:table-cell office:value-type="float" office:value="16.47177" calcext:value-type="float">
            <text:p>16.47177</text:p>
          </table:table-cell>
          <table:table-cell office:value-type="float" office:value="16.44748" calcext:value-type="float">
            <text:p>16.44748</text:p>
          </table:table-cell>
          <table:table-cell office:value-type="float" office:value="16.39401" calcext:value-type="float">
            <text:p>16.39401</text:p>
          </table:table-cell>
          <table:table-cell office:value-type="float" office:value="16.18781" calcext:value-type="float">
            <text:p>16.18781</text:p>
          </table:table-cell>
          <table:table-cell office:value-type="float" office:value="16.13235" calcext:value-type="float">
            <text:p>16.13235</text:p>
          </table:table-cell>
          <table:table-cell office:value-type="float" office:value="39.51721" calcext:value-type="float">
            <text:p>39.51721</text:p>
          </table:table-cell>
          <table:table-cell office:value-type="float" office:value="0.2670288" calcext:value-type="float">
            <text:p>0.267028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30102003" calcext:value-type="float">
            <text:p>30102003</text:p>
          </table:table-cell>
          <table:table-cell office:value-type="float" office:value="4.138393" calcext:value-type="float">
            <text:p>4.138393</text:p>
          </table:table-cell>
          <table:table-cell office:value-type="float" office:value="9.04" calcext:value-type="float">
            <text:p>9.04</text:p>
          </table:table-cell>
          <table:table-cell office:value-type="float" office:value="3.16" calcext:value-type="float">
            <text:p>3.16</text:p>
          </table:table-cell>
          <table:table-cell office:value-type="float" office:value="0.9887054" calcext:value-type="float">
            <text:p>0.9887054</text:p>
          </table:table-cell>
          <table:table-cell office:value-type="float" office:value="0.674716" calcext:value-type="float">
            <text:p>0.674716</text:p>
          </table:table-cell>
          <table:table-cell office:value-type="float" office:value="447.624" calcext:value-type="float">
            <text:p>447.624</text:p>
          </table:table-cell>
          <table:table-cell office:value-type="float" office:value="0" calcext:value-type="float">
            <text:p>0</text:p>
          </table:table-cell>
          <table:table-cell office:value-type="float" office:value="12.9715" calcext:value-type="float">
            <text:p>12.9715</text:p>
          </table:table-cell>
          <table:table-cell office:value-type="float" office:value="8.410919" calcext:value-type="float">
            <text:p>8.410919</text:p>
          </table:table-cell>
          <table:table-cell office:value-type="float" office:value="13.42386" calcext:value-type="float">
            <text:p>13.42386</text:p>
          </table:table-cell>
          <table:table-cell office:value-type="float" office:value="10.30048" calcext:value-type="float">
            <text:p>10.30048</text:p>
          </table:table-cell>
          <table:table-cell office:value-type="float" office:value="14.04352" calcext:value-type="float">
            <text:p>14.04352</text:p>
          </table:table-cell>
          <table:table-cell office:value-type="float" office:value="11.40564" calcext:value-type="float">
            <text:p>11.40564</text:p>
          </table:table-cell>
          <table:table-cell office:value-type="float" office:value="14.33942" calcext:value-type="float">
            <text:p>14.33942</text:p>
          </table:table-cell>
          <table:table-cell office:value-type="float" office:value="12.32449" calcext:value-type="float">
            <text:p>12.32449</text:p>
          </table:table-cell>
          <table:table-cell office:value-type="float" office:value="14.39246" calcext:value-type="float">
            <text:p>14.39246</text:p>
          </table:table-cell>
          <table:table-cell office:value-type="float" office:value="12.87225" calcext:value-type="float">
            <text:p>12.87225</text:p>
          </table:table-cell>
          <table:table-cell office:value-type="float" office:value="14.39026" calcext:value-type="float">
            <text:p>14.39026</text:p>
          </table:table-cell>
          <table:table-cell office:value-type="float" office:value="13.48206" calcext:value-type="float">
            <text:p>13.48206</text:p>
          </table:table-cell>
          <table:table-cell office:value-type="float" office:value="14.45377" calcext:value-type="float">
            <text:p>14.45377</text:p>
          </table:table-cell>
          <table:table-cell office:value-type="float" office:value="13.95438" calcext:value-type="float">
            <text:p>13.95438</text:p>
          </table:table-cell>
          <table:table-cell office:value-type="float" office:value="14.67792" calcext:value-type="float">
            <text:p>14.67792</text:p>
          </table:table-cell>
          <table:table-cell office:value-type="float" office:value="14.57666" calcext:value-type="float">
            <text:p>14.57666</text:p>
          </table:table-cell>
          <table:table-cell office:value-type="float" office:value="15.40839" calcext:value-type="float">
            <text:p>15.40839</text:p>
          </table:table-cell>
          <table:table-cell office:value-type="float" office:value="15.31885" calcext:value-type="float">
            <text:p>15.31885</text:p>
          </table:table-cell>
          <table:table-cell office:value-type="float" office:value="16.09338" calcext:value-type="float">
            <text:p>16.09338</text:p>
          </table:table-cell>
          <table:table-cell office:value-type="float" office:value="15.98868" calcext:value-type="float">
            <text:p>15.98868</text:p>
          </table:table-cell>
          <table:table-cell office:value-type="float" office:value="16.36432" calcext:value-type="float">
            <text:p>16.36432</text:p>
          </table:table-cell>
          <table:table-cell office:value-type="float" office:value="16.2908" calcext:value-type="float">
            <text:p>16.2908</text:p>
          </table:table-cell>
          <table:table-cell office:value-type="float" office:value="16.47125" calcext:value-type="float">
            <text:p>16.47125</text:p>
          </table:table-cell>
          <table:table-cell office:value-type="float" office:value="16.41632" calcext:value-type="float">
            <text:p>16.41632</text:p>
          </table:table-cell>
          <table:table-cell office:value-type="float" office:value="16.39343" calcext:value-type="float">
            <text:p>16.39343</text:p>
          </table:table-cell>
          <table:table-cell office:value-type="float" office:value="16.34006" calcext:value-type="float">
            <text:p>16.34006</text:p>
          </table:table-cell>
          <table:table-cell office:value-type="float" office:value="16.13181" calcext:value-type="float">
            <text:p>16.13181</text:p>
          </table:table-cell>
          <table:table-cell office:value-type="float" office:value="16.07739" calcext:value-type="float">
            <text:p>16.07739</text:p>
          </table:table-cell>
          <table:table-cell office:value-type="float" office:value="12.98642" calcext:value-type="float">
            <text:p>12.98642</text:p>
          </table:table-cell>
          <table:table-cell office:value-type="float" office:value="0.9022522" calcext:value-type="float">
            <text:p>0.902252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31102003" calcext:value-type="float">
            <text:p>31102003</text:p>
          </table:table-cell>
          <table:table-cell office:value-type="float" office:value="7.82316" calcext:value-type="float">
            <text:p>7.82316</text:p>
          </table:table-cell>
          <table:table-cell office:value-type="float" office:value="6.6" calcext:value-type="float">
            <text:p>6.6</text:p>
          </table:table-cell>
          <table:table-cell office:value-type="float" office:value="-0.88" calcext:value-type="float">
            <text:p>-0.88</text:p>
          </table:table-cell>
          <table:table-cell office:value-type="float" office:value="0.7524021" calcext:value-type="float">
            <text:p>0.7524021</text:p>
          </table:table-cell>
          <table:table-cell office:value-type="float" office:value="0.5059572" calcext:value-type="float">
            <text:p>0.5059572</text:p>
          </table:table-cell>
          <table:table-cell office:value-type="float" office:value="360.684" calcext:value-type="float">
            <text:p>360.684</text:p>
          </table:table-cell>
          <table:table-cell office:value-type="float" office:value="0" calcext:value-type="float">
            <text:p>0</text:p>
          </table:table-cell>
          <table:table-cell office:value-type="float" office:value="14.70493" calcext:value-type="float">
            <text:p>14.70493</text:p>
          </table:table-cell>
          <table:table-cell office:value-type="float" office:value="6.382202" calcext:value-type="float">
            <text:p>6.382202</text:p>
          </table:table-cell>
          <table:table-cell office:value-type="float" office:value="12.96808" calcext:value-type="float">
            <text:p>12.96808</text:p>
          </table:table-cell>
          <table:table-cell office:value-type="float" office:value="8.95285" calcext:value-type="float">
            <text:p>8.95285</text:p>
          </table:table-cell>
          <table:table-cell office:value-type="float" office:value="12.47513" calcext:value-type="float">
            <text:p>12.47513</text:p>
          </table:table-cell>
          <table:table-cell office:value-type="float" office:value="10.13614" calcext:value-type="float">
            <text:p>10.13614</text:p>
          </table:table-cell>
          <table:table-cell office:value-type="float" office:value="12.43488" calcext:value-type="float">
            <text:p>12.43488</text:p>
          </table:table-cell>
          <table:table-cell office:value-type="float" office:value="11.16559" calcext:value-type="float">
            <text:p>11.16559</text:p>
          </table:table-cell>
          <table:table-cell office:value-type="float" office:value="12.84689" calcext:value-type="float">
            <text:p>12.84689</text:p>
          </table:table-cell>
          <table:table-cell office:value-type="float" office:value="11.84216" calcext:value-type="float">
            <text:p>11.84216</text:p>
          </table:table-cell>
          <table:table-cell office:value-type="float" office:value="13.46637" calcext:value-type="float">
            <text:p>13.46637</text:p>
          </table:table-cell>
          <table:table-cell office:value-type="float" office:value="12.59268" calcext:value-type="float">
            <text:p>12.59268</text:p>
          </table:table-cell>
          <table:table-cell office:value-type="float" office:value="13.94534" calcext:value-type="float">
            <text:p>13.94534</text:p>
          </table:table-cell>
          <table:table-cell office:value-type="float" office:value="13.255" calcext:value-type="float">
            <text:p>13.255</text:p>
          </table:table-cell>
          <table:table-cell office:value-type="float" office:value="14.57382" calcext:value-type="float">
            <text:p>14.57382</text:p>
          </table:table-cell>
          <table:table-cell office:value-type="float" office:value="14.11633" calcext:value-type="float">
            <text:p>14.11633</text:p>
          </table:table-cell>
          <table:table-cell office:value-type="float" office:value="15.31778" calcext:value-type="float">
            <text:p>15.31778</text:p>
          </table:table-cell>
          <table:table-cell office:value-type="float" office:value="15.14752" calcext:value-type="float">
            <text:p>15.14752</text:p>
          </table:table-cell>
          <table:table-cell office:value-type="float" office:value="15.98764" calcext:value-type="float">
            <text:p>15.98764</text:p>
          </table:table-cell>
          <table:table-cell office:value-type="float" office:value="15.8862" calcext:value-type="float">
            <text:p>15.8862</text:p>
          </table:table-cell>
          <table:table-cell office:value-type="float" office:value="16.29001" calcext:value-type="float">
            <text:p>16.29001</text:p>
          </table:table-cell>
          <table:table-cell office:value-type="float" office:value="16.2131" calcext:value-type="float">
            <text:p>16.2131</text:p>
          </table:table-cell>
          <table:table-cell office:value-type="float" office:value="16.41571" calcext:value-type="float">
            <text:p>16.41571</text:p>
          </table:table-cell>
          <table:table-cell office:value-type="float" office:value="16.35596" calcext:value-type="float">
            <text:p>16.35596</text:p>
          </table:table-cell>
          <table:table-cell office:value-type="float" office:value="16.33948" calcext:value-type="float">
            <text:p>16.33948</text:p>
          </table:table-cell>
          <table:table-cell office:value-type="float" office:value="16.28375" calcext:value-type="float">
            <text:p>16.28375</text:p>
          </table:table-cell>
          <table:table-cell office:value-type="float" office:value="16.07681" calcext:value-type="float">
            <text:p>16.07681</text:p>
          </table:table-cell>
          <table:table-cell office:value-type="float" office:value="16.02338" calcext:value-type="float">
            <text:p>16.02338</text:p>
          </table:table-cell>
          <table:table-cell office:value-type="float" office:value="20.8204" calcext:value-type="float">
            <text:p>20.8204</text:p>
          </table:table-cell>
          <table:table-cell office:value-type="float" office:value="-3.868225" calcext:value-type="float">
            <text:p>-3.86822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112003" calcext:value-type="float">
            <text:p>1112003</text:p>
          </table:table-cell>
          <table:table-cell office:value-type="float" office:value="1.50588" calcext:value-type="float">
            <text:p>1.50588</text:p>
          </table:table-cell>
          <table:table-cell office:value-type="float" office:value="2.18" calcext:value-type="float">
            <text:p>2.18</text:p>
          </table:table-cell>
          <table:table-cell office:value-type="float" office:value="-1.04" calcext:value-type="float">
            <text:p>-1.04</text:p>
          </table:table-cell>
          <table:table-cell office:value-type="float" office:value="0.6297011" calcext:value-type="float">
            <text:p>0.6297011</text:p>
          </table:table-cell>
          <table:table-cell office:value-type="float" office:value="0.5001339" calcext:value-type="float">
            <text:p>0.5001339</text:p>
          </table:table-cell>
          <table:table-cell office:value-type="float" office:value="204.984" calcext:value-type="float">
            <text:p>204.984</text:p>
          </table:table-cell>
          <table:table-cell office:value-type="float" office:value="0" calcext:value-type="float">
            <text:p>0</text:p>
          </table:table-cell>
          <table:table-cell office:value-type="float" office:value="7.243439" calcext:value-type="float">
            <text:p>7.243439</text:p>
          </table:table-cell>
          <table:table-cell office:value-type="float" office:value="4.707581" calcext:value-type="float">
            <text:p>4.707581</text:p>
          </table:table-cell>
          <table:table-cell office:value-type="float" office:value="8.937653" calcext:value-type="float">
            <text:p>8.937653</text:p>
          </table:table-cell>
          <table:table-cell office:value-type="float" office:value="6.652191" calcext:value-type="float">
            <text:p>6.652191</text:p>
          </table:table-cell>
          <table:table-cell office:value-type="float" office:value="10.39249" calcext:value-type="float">
            <text:p>10.39249</text:p>
          </table:table-cell>
          <table:table-cell office:value-type="float" office:value="7.947327" calcext:value-type="float">
            <text:p>7.947327</text:p>
          </table:table-cell>
          <table:table-cell office:value-type="float" office:value="11.495" calcext:value-type="float">
            <text:p>11.495</text:p>
          </table:table-cell>
          <table:table-cell office:value-type="float" office:value="9.196289" calcext:value-type="float">
            <text:p>9.196289</text:p>
          </table:table-cell>
          <table:table-cell office:value-type="float" office:value="12.10446" calcext:value-type="float">
            <text:p>12.10446</text:p>
          </table:table-cell>
          <table:table-cell office:value-type="float" office:value="10.05927" calcext:value-type="float">
            <text:p>10.05927</text:p>
          </table:table-cell>
          <table:table-cell office:value-type="float" office:value="12.76376" calcext:value-type="float">
            <text:p>12.76376</text:p>
          </table:table-cell>
          <table:table-cell office:value-type="float" office:value="11.10251" calcext:value-type="float">
            <text:p>11.10251</text:p>
          </table:table-cell>
          <table:table-cell office:value-type="float" office:value="13.31049" calcext:value-type="float">
            <text:p>13.31049</text:p>
          </table:table-cell>
          <table:table-cell office:value-type="float" office:value="12.07416" calcext:value-type="float">
            <text:p>12.07416</text:p>
          </table:table-cell>
          <table:table-cell office:value-type="float" office:value="14.11328" calcext:value-type="float">
            <text:p>14.11328</text:p>
          </table:table-cell>
          <table:table-cell office:value-type="float" office:value="13.47433" calcext:value-type="float">
            <text:p>13.47433</text:p>
          </table:table-cell>
          <table:table-cell office:value-type="float" office:value="15.14523" calcext:value-type="float">
            <text:p>15.14523</text:p>
          </table:table-cell>
          <table:table-cell office:value-type="float" office:value="14.87833" calcext:value-type="float">
            <text:p>14.87833</text:p>
          </table:table-cell>
          <table:table-cell office:value-type="float" office:value="15.88501" calcext:value-type="float">
            <text:p>15.88501</text:p>
          </table:table-cell>
          <table:table-cell office:value-type="float" office:value="15.76221" calcext:value-type="float">
            <text:p>15.76221</text:p>
          </table:table-cell>
          <table:table-cell office:value-type="float" office:value="16.21228" calcext:value-type="float">
            <text:p>16.21228</text:p>
          </table:table-cell>
          <table:table-cell office:value-type="float" office:value="16.12979" calcext:value-type="float">
            <text:p>16.12979</text:p>
          </table:table-cell>
          <table:table-cell office:value-type="float" office:value="16.35529" calcext:value-type="float">
            <text:p>16.35529</text:p>
          </table:table-cell>
          <table:table-cell office:value-type="float" office:value="16.29218" calcext:value-type="float">
            <text:p>16.29218</text:p>
          </table:table-cell>
          <table:table-cell office:value-type="float" office:value="16.28317" calcext:value-type="float">
            <text:p>16.28317</text:p>
          </table:table-cell>
          <table:table-cell office:value-type="float" office:value="16.22858" calcext:value-type="float">
            <text:p>16.22858</text:p>
          </table:table-cell>
          <table:table-cell office:value-type="float" office:value="16.0228" calcext:value-type="float">
            <text:p>16.0228</text:p>
          </table:table-cell>
          <table:table-cell office:value-type="float" office:value="15.97055" calcext:value-type="float">
            <text:p>15.97055</text:p>
          </table:table-cell>
          <table:table-cell office:value-type="float" office:value="3.869324" calcext:value-type="float">
            <text:p>3.869324</text:p>
          </table:table-cell>
          <table:table-cell office:value-type="float" office:value="-4.251648" calcext:value-type="float">
            <text:p>-4.25164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2112003" calcext:value-type="float">
            <text:p>2112003</text:p>
          </table:table-cell>
          <table:table-cell office:value-type="float" office:value="3.1482" calcext:value-type="float">
            <text:p>3.1482</text:p>
          </table:table-cell>
          <table:table-cell office:value-type="float" office:value="4.8" calcext:value-type="float">
            <text:p>4.8</text:p>
          </table:table-cell>
          <table:table-cell office:value-type="float" office:value="1.39" calcext:value-type="float">
            <text:p>1.39</text:p>
          </table:table-cell>
          <table:table-cell office:value-type="float" office:value="0.7565347" calcext:value-type="float">
            <text:p>0.7565347</text:p>
          </table:table-cell>
          <table:table-cell office:value-type="float" office:value="0.5953966" calcext:value-type="float">
            <text:p>0.5953966</text:p>
          </table:table-cell>
          <table:table-cell office:value-type="float" office:value="258.444" calcext:value-type="float">
            <text:p>258.444</text:p>
          </table:table-cell>
          <table:table-cell office:value-type="float" office:value="8.4" calcext:value-type="float">
            <text:p>8.4</text:p>
          </table:table-cell>
          <table:table-cell office:value-type="float" office:value="7.862244" calcext:value-type="float">
            <text:p>7.862244</text:p>
          </table:table-cell>
          <table:table-cell office:value-type="float" office:value="3.579102" calcext:value-type="float">
            <text:p>3.579102</text:p>
          </table:table-cell>
          <table:table-cell office:value-type="float" office:value="7.691437" calcext:value-type="float">
            <text:p>7.691437</text:p>
          </table:table-cell>
          <table:table-cell office:value-type="float" office:value="5.314148" calcext:value-type="float">
            <text:p>5.314148</text:p>
          </table:table-cell>
          <table:table-cell office:value-type="float" office:value="8.051392" calcext:value-type="float">
            <text:p>8.051392</text:p>
          </table:table-cell>
          <table:table-cell office:value-type="float" office:value="6.732849" calcext:value-type="float">
            <text:p>6.732849</text:p>
          </table:table-cell>
          <table:table-cell office:value-type="float" office:value="9.171906" calcext:value-type="float">
            <text:p>9.171906</text:p>
          </table:table-cell>
          <table:table-cell office:value-type="float" office:value="8.070282" calcext:value-type="float">
            <text:p>8.070282</text:p>
          </table:table-cell>
          <table:table-cell office:value-type="float" office:value="10.03818" calcext:value-type="float">
            <text:p>10.03818</text:p>
          </table:table-cell>
          <table:table-cell office:value-type="float" office:value="9.015045" calcext:value-type="float">
            <text:p>9.015045</text:p>
          </table:table-cell>
          <table:table-cell office:value-type="float" office:value="11.08612" calcext:value-type="float">
            <text:p>11.08612</text:p>
          </table:table-cell>
          <table:table-cell office:value-type="float" office:value="10.05692" calcext:value-type="float">
            <text:p>10.05692</text:p>
          </table:table-cell>
          <table:table-cell office:value-type="float" office:value="12.06177" calcext:value-type="float">
            <text:p>12.06177</text:p>
          </table:table-cell>
          <table:table-cell office:value-type="float" office:value="11.05634" calcext:value-type="float">
            <text:p>11.05634</text:p>
          </table:table-cell>
          <table:table-cell office:value-type="float" office:value="13.46613" calcext:value-type="float">
            <text:p>13.46613</text:p>
          </table:table-cell>
          <table:table-cell office:value-type="float" office:value="12.61685" calcext:value-type="float">
            <text:p>12.61685</text:p>
          </table:table-cell>
          <table:table-cell office:value-type="float" office:value="14.87473" calcext:value-type="float">
            <text:p>14.87473</text:p>
          </table:table-cell>
          <table:table-cell office:value-type="float" office:value="14.46201" calcext:value-type="float">
            <text:p>14.46201</text:p>
          </table:table-cell>
          <table:table-cell office:value-type="float" office:value="15.76071" calcext:value-type="float">
            <text:p>15.76071</text:p>
          </table:table-cell>
          <table:table-cell office:value-type="float" office:value="15.5972" calcext:value-type="float">
            <text:p>15.5972</text:p>
          </table:table-cell>
          <table:table-cell office:value-type="float" office:value="16.12888" calcext:value-type="float">
            <text:p>16.12888</text:p>
          </table:table-cell>
          <table:table-cell office:value-type="float" office:value="16.03342" calcext:value-type="float">
            <text:p>16.03342</text:p>
          </table:table-cell>
          <table:table-cell office:value-type="float" office:value="16.2915" calcext:value-type="float">
            <text:p>16.2915</text:p>
          </table:table-cell>
          <table:table-cell office:value-type="float" office:value="16.224" calcext:value-type="float">
            <text:p>16.224</text:p>
          </table:table-cell>
          <table:table-cell office:value-type="float" office:value="16.228" calcext:value-type="float">
            <text:p>16.228</text:p>
          </table:table-cell>
          <table:table-cell office:value-type="float" office:value="16.17175" calcext:value-type="float">
            <text:p>16.17175</text:p>
          </table:table-cell>
          <table:table-cell office:value-type="float" office:value="15.97" calcext:value-type="float">
            <text:p>15.97</text:p>
          </table:table-cell>
          <table:table-cell office:value-type="float" office:value="15.91818" calcext:value-type="float">
            <text:p>15.91818</text:p>
          </table:table-cell>
          <table:table-cell office:value-type="float" office:value="9.349945" calcext:value-type="float">
            <text:p>9.349945</text:p>
          </table:table-cell>
          <table:table-cell office:value-type="float" office:value="-1.884277" calcext:value-type="float">
            <text:p>-1.88427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3112003" calcext:value-type="float">
            <text:p>3112003</text:p>
          </table:table-cell>
          <table:table-cell office:value-type="float" office:value="1.18152" calcext:value-type="float">
            <text:p>1.18152</text:p>
          </table:table-cell>
          <table:table-cell office:value-type="float" office:value="3.72" calcext:value-type="float">
            <text:p>3.72</text:p>
          </table:table-cell>
          <table:table-cell office:value-type="float" office:value="1.38" calcext:value-type="float">
            <text:p>1.38</text:p>
          </table:table-cell>
          <table:table-cell office:value-type="float" office:value="0.7017147" calcext:value-type="float">
            <text:p>0.7017147</text:p>
          </table:table-cell>
          <table:table-cell office:value-type="float" office:value="0.5949731" calcext:value-type="float">
            <text:p>0.5949731</text:p>
          </table:table-cell>
          <table:table-cell office:value-type="float" office:value="343.62" calcext:value-type="float">
            <text:p>343.62</text:p>
          </table:table-cell>
          <table:table-cell office:value-type="float" office:value="39.39999" calcext:value-type="float">
            <text:p>39.39999</text:p>
          </table:table-cell>
          <table:table-cell office:value-type="float" office:value="5.45639" calcext:value-type="float">
            <text:p>5.45639</text:p>
          </table:table-cell>
          <table:table-cell office:value-type="float" office:value="2.231842" calcext:value-type="float">
            <text:p>2.231842</text:p>
          </table:table-cell>
          <table:table-cell office:value-type="float" office:value="6.098755" calcext:value-type="float">
            <text:p>6.098755</text:p>
          </table:table-cell>
          <table:table-cell office:value-type="float" office:value="3.733215" calcext:value-type="float">
            <text:p>3.733215</text:p>
          </table:table-cell>
          <table:table-cell office:value-type="float" office:value="7.2276" calcext:value-type="float">
            <text:p>7.2276</text:p>
          </table:table-cell>
          <table:table-cell office:value-type="float" office:value="4.891235" calcext:value-type="float">
            <text:p>4.891235</text:p>
          </table:table-cell>
          <table:table-cell office:value-type="float" office:value="8.308868" calcext:value-type="float">
            <text:p>8.308868</text:p>
          </table:table-cell>
          <table:table-cell office:value-type="float" office:value="6.012299" calcext:value-type="float">
            <text:p>6.012299</text:p>
          </table:table-cell>
          <table:table-cell office:value-type="float" office:value="9.082703" calcext:value-type="float">
            <text:p>9.082703</text:p>
          </table:table-cell>
          <table:table-cell office:value-type="float" office:value="6.803558" calcext:value-type="float">
            <text:p>6.803558</text:p>
          </table:table-cell>
          <table:table-cell office:value-type="float" office:value="10.04825" calcext:value-type="float">
            <text:p>10.04825</text:p>
          </table:table-cell>
          <table:table-cell office:value-type="float" office:value="8.165527" calcext:value-type="float">
            <text:p>8.165527</text:p>
          </table:table-cell>
          <table:table-cell office:value-type="float" office:value="11.04968" calcext:value-type="float">
            <text:p>11.04968</text:p>
          </table:table-cell>
          <table:table-cell office:value-type="float" office:value="9.66864" calcext:value-type="float">
            <text:p>9.66864</text:p>
          </table:table-cell>
          <table:table-cell office:value-type="float" office:value="12.60971" calcext:value-type="float">
            <text:p>12.60971</text:p>
          </table:table-cell>
          <table:table-cell office:value-type="float" office:value="11.7597" calcext:value-type="float">
            <text:p>11.7597</text:p>
          </table:table-cell>
          <table:table-cell office:value-type="float" office:value="14.45715" calcext:value-type="float">
            <text:p>14.45715</text:p>
          </table:table-cell>
          <table:table-cell office:value-type="float" office:value="13.97324" calcext:value-type="float">
            <text:p>13.97324</text:p>
          </table:table-cell>
          <table:table-cell office:value-type="float" office:value="15.59521" calcext:value-type="float">
            <text:p>15.59521</text:p>
          </table:table-cell>
          <table:table-cell office:value-type="float" office:value="15.3812" calcext:value-type="float">
            <text:p>15.3812</text:p>
          </table:table-cell>
          <table:table-cell office:value-type="float" office:value="16.03232" calcext:value-type="float">
            <text:p>16.03232</text:p>
          </table:table-cell>
          <table:table-cell office:value-type="float" office:value="15.91559" calcext:value-type="float">
            <text:p>15.91559</text:p>
          </table:table-cell>
          <table:table-cell office:value-type="float" office:value="16.2233" calcext:value-type="float">
            <text:p>16.2233</text:p>
          </table:table-cell>
          <table:table-cell office:value-type="float" office:value="16.14868" calcext:value-type="float">
            <text:p>16.14868</text:p>
          </table:table-cell>
          <table:table-cell office:value-type="float" office:value="16.17117" calcext:value-type="float">
            <text:p>16.17117</text:p>
          </table:table-cell>
          <table:table-cell office:value-type="float" office:value="16.11285" calcext:value-type="float">
            <text:p>16.11285</text:p>
          </table:table-cell>
          <table:table-cell office:value-type="float" office:value="15.91763" calcext:value-type="float">
            <text:p>15.91763</text:p>
          </table:table-cell>
          <table:table-cell office:value-type="float" office:value="15.86548" calcext:value-type="float">
            <text:p>15.86548</text:p>
          </table:table-cell>
          <table:table-cell office:value-type="float" office:value="5.208282" calcext:value-type="float">
            <text:p>5.208282</text:p>
          </table:table-cell>
          <table:table-cell office:value-type="float" office:value="-0.5573425" calcext:value-type="float">
            <text:p>-0.557342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4112003" calcext:value-type="float">
            <text:p>4112003</text:p>
          </table:table-cell>
          <table:table-cell office:value-type="float" office:value="4.5954" calcext:value-type="float">
            <text:p>4.5954</text:p>
          </table:table-cell>
          <table:table-cell office:value-type="float" office:value="2.13" calcext:value-type="float">
            <text:p>2.13</text:p>
          </table:table-cell>
          <table:table-cell office:value-type="float" office:value="-1.25" calcext:value-type="float">
            <text:p>-1.25</text:p>
          </table:table-cell>
          <table:table-cell office:value-type="float" office:value="0.6274788" calcext:value-type="float">
            <text:p>0.6274788</text:p>
          </table:table-cell>
          <table:table-cell office:value-type="float" office:value="0.4925831" calcext:value-type="float">
            <text:p>0.4925831</text:p>
          </table:table-cell>
          <table:table-cell office:value-type="float" office:value="405.792" calcext:value-type="float">
            <text:p>405.792</text:p>
          </table:table-cell>
          <table:table-cell office:value-type="float" office:value="1.3" calcext:value-type="float">
            <text:p>1.3</text:p>
          </table:table-cell>
          <table:table-cell office:value-type="float" office:value="7.156097" calcext:value-type="float">
            <text:p>7.156097</text:p>
          </table:table-cell>
          <table:table-cell office:value-type="float" office:value="2.110779" calcext:value-type="float">
            <text:p>2.110779</text:p>
          </table:table-cell>
          <table:table-cell office:value-type="float" office:value="6.300232" calcext:value-type="float">
            <text:p>6.300232</text:p>
          </table:table-cell>
          <table:table-cell office:value-type="float" office:value="3.578552" calcext:value-type="float">
            <text:p>3.578552</text:p>
          </table:table-cell>
          <table:table-cell office:value-type="float" office:value="6.247925" calcext:value-type="float">
            <text:p>6.247925</text:p>
          </table:table-cell>
          <table:table-cell office:value-type="float" office:value="4.668915" calcext:value-type="float">
            <text:p>4.668915</text:p>
          </table:table-cell>
          <table:table-cell office:value-type="float" office:value="6.637604" calcext:value-type="float">
            <text:p>6.637604</text:p>
          </table:table-cell>
          <table:table-cell office:value-type="float" office:value="5.640961" calcext:value-type="float">
            <text:p>5.640961</text:p>
          </table:table-cell>
          <table:table-cell office:value-type="float" office:value="7.099609" calcext:value-type="float">
            <text:p>7.099609</text:p>
          </table:table-cell>
          <table:table-cell office:value-type="float" office:value="6.385406" calcext:value-type="float">
            <text:p>6.385406</text:p>
          </table:table-cell>
          <table:table-cell office:value-type="float" office:value="8.135101" calcext:value-type="float">
            <text:p>8.135101</text:p>
          </table:table-cell>
          <table:table-cell office:value-type="float" office:value="7.508453" calcext:value-type="float">
            <text:p>7.508453</text:p>
          </table:table-cell>
          <table:table-cell office:value-type="float" office:value="9.642548" calcext:value-type="float">
            <text:p>9.642548</text:p>
          </table:table-cell>
          <table:table-cell office:value-type="float" office:value="8.802216" calcext:value-type="float">
            <text:p>8.802216</text:p>
          </table:table-cell>
          <table:table-cell office:value-type="float" office:value="11.74814" calcext:value-type="float">
            <text:p>11.74814</text:p>
          </table:table-cell>
          <table:table-cell office:value-type="float" office:value="10.7153" calcext:value-type="float">
            <text:p>10.7153</text:p>
          </table:table-cell>
          <table:table-cell office:value-type="float" office:value="13.96762" calcext:value-type="float">
            <text:p>13.96762</text:p>
          </table:table-cell>
          <table:table-cell office:value-type="float" office:value="13.35843" calcext:value-type="float">
            <text:p>13.35843</text:p>
          </table:table-cell>
          <table:table-cell office:value-type="float" office:value="15.37866" calcext:value-type="float">
            <text:p>15.37866</text:p>
          </table:table-cell>
          <table:table-cell office:value-type="float" office:value="15.11087" calcext:value-type="float">
            <text:p>15.11087</text:p>
          </table:table-cell>
          <table:table-cell office:value-type="float" office:value="15.91422" calcext:value-type="float">
            <text:p>15.91422</text:p>
          </table:table-cell>
          <table:table-cell office:value-type="float" office:value="15.77167" calcext:value-type="float">
            <text:p>15.77167</text:p>
          </table:table-cell>
          <table:table-cell office:value-type="float" office:value="16.14786" calcext:value-type="float">
            <text:p>16.14786</text:p>
          </table:table-cell>
          <table:table-cell office:value-type="float" office:value="16.06357" calcext:value-type="float">
            <text:p>16.06357</text:p>
          </table:table-cell>
          <table:table-cell office:value-type="float" office:value="16.11221" calcext:value-type="float">
            <text:p>16.11221</text:p>
          </table:table-cell>
          <table:table-cell office:value-type="float" office:value="16.05103" calcext:value-type="float">
            <text:p>16.05103</text:p>
          </table:table-cell>
          <table:table-cell office:value-type="float" office:value="15.86493" calcext:value-type="float">
            <text:p>15.86493</text:p>
          </table:table-cell>
          <table:table-cell office:value-type="float" office:value="15.81116" calcext:value-type="float">
            <text:p>15.81116</text:p>
          </table:table-cell>
          <table:table-cell office:value-type="float" office:value="10.73337" calcext:value-type="float">
            <text:p>10.73337</text:p>
          </table:table-cell>
          <table:table-cell office:value-type="float" office:value="-1.852692" calcext:value-type="float">
            <text:p>-1.85269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5112003" calcext:value-type="float">
            <text:p>5112003</text:p>
          </table:table-cell>
          <table:table-cell office:value-type="float" office:value="5.338079" calcext:value-type="float">
            <text:p>5.338079</text:p>
          </table:table-cell>
          <table:table-cell office:value-type="float" office:value="1.58" calcext:value-type="float">
            <text:p>1.58</text:p>
          </table:table-cell>
          <table:table-cell office:value-type="float" office:value="-5.76" calcext:value-type="float">
            <text:p>-5.76</text:p>
          </table:table-cell>
          <table:table-cell office:value-type="float" office:value="0.6034892" calcext:value-type="float">
            <text:p>0.6034892</text:p>
          </table:table-cell>
          <table:table-cell office:value-type="float" office:value="0.3532464" calcext:value-type="float">
            <text:p>0.3532464</text:p>
          </table:table-cell>
          <table:table-cell office:value-type="float" office:value="300.672" calcext:value-type="float">
            <text:p>300.672</text:p>
          </table:table-cell>
          <table:table-cell office:value-type="float" office:value="0" calcext:value-type="float">
            <text:p>0</text:p>
          </table:table-cell>
          <table:table-cell office:value-type="float" office:value="5.922119" calcext:value-type="float">
            <text:p>5.922119</text:p>
          </table:table-cell>
          <table:table-cell office:value-type="float" office:value="0.5307922" calcext:value-type="float">
            <text:p>0.5307922</text:p>
          </table:table-cell>
          <table:table-cell office:value-type="float" office:value="5.337219" calcext:value-type="float">
            <text:p>5.337219</text:p>
          </table:table-cell>
          <table:table-cell office:value-type="float" office:value="2.516541" calcext:value-type="float">
            <text:p>2.516541</text:p>
          </table:table-cell>
          <table:table-cell office:value-type="float" office:value="5.450623" calcext:value-type="float">
            <text:p>5.450623</text:p>
          </table:table-cell>
          <table:table-cell office:value-type="float" office:value="4.005219" calcext:value-type="float">
            <text:p>4.005219</text:p>
          </table:table-cell>
          <table:table-cell office:value-type="float" office:value="5.997955" calcext:value-type="float">
            <text:p>5.997955</text:p>
          </table:table-cell>
          <table:table-cell office:value-type="float" office:value="5.258484" calcext:value-type="float">
            <text:p>5.258484</text:p>
          </table:table-cell>
          <table:table-cell office:value-type="float" office:value="6.752167" calcext:value-type="float">
            <text:p>6.752167</text:p>
          </table:table-cell>
          <table:table-cell office:value-type="float" office:value="6.136658" calcext:value-type="float">
            <text:p>6.136658</text:p>
          </table:table-cell>
          <table:table-cell office:value-type="float" office:value="7.753784" calcext:value-type="float">
            <text:p>7.753784</text:p>
          </table:table-cell>
          <table:table-cell office:value-type="float" office:value="7.211212" calcext:value-type="float">
            <text:p>7.211212</text:p>
          </table:table-cell>
          <table:table-cell office:value-type="float" office:value="8.81723" calcext:value-type="float">
            <text:p>8.81723</text:p>
          </table:table-cell>
          <table:table-cell office:value-type="float" office:value="8.271545" calcext:value-type="float">
            <text:p>8.271545</text:p>
          </table:table-cell>
          <table:table-cell office:value-type="float" office:value="10.70889" calcext:value-type="float">
            <text:p>10.70889</text:p>
          </table:table-cell>
          <table:table-cell office:value-type="float" office:value="10.09381" calcext:value-type="float">
            <text:p>10.09381</text:p>
          </table:table-cell>
          <table:table-cell office:value-type="float" office:value="13.35199" calcext:value-type="float">
            <text:p>13.35199</text:p>
          </table:table-cell>
          <table:table-cell office:value-type="float" office:value="12.78281" calcext:value-type="float">
            <text:p>12.78281</text:p>
          </table:table-cell>
          <table:table-cell office:value-type="float" office:value="15.10773" calcext:value-type="float">
            <text:p>15.10773</text:p>
          </table:table-cell>
          <table:table-cell office:value-type="float" office:value="14.79324" calcext:value-type="float">
            <text:p>14.79324</text:p>
          </table:table-cell>
          <table:table-cell office:value-type="float" office:value="15.77002" calcext:value-type="float">
            <text:p>15.77002</text:p>
          </table:table-cell>
          <table:table-cell office:value-type="float" office:value="15.5976" calcext:value-type="float">
            <text:p>15.5976</text:p>
          </table:table-cell>
          <table:table-cell office:value-type="float" office:value="16.06259" calcext:value-type="float">
            <text:p>16.06259</text:p>
          </table:table-cell>
          <table:table-cell office:value-type="float" office:value="15.96533" calcext:value-type="float">
            <text:p>15.96533</text:p>
          </table:table-cell>
          <table:table-cell office:value-type="float" office:value="16.05035" calcext:value-type="float">
            <text:p>16.05035</text:p>
          </table:table-cell>
          <table:table-cell office:value-type="float" office:value="15.98453" calcext:value-type="float">
            <text:p>15.98453</text:p>
          </table:table-cell>
          <table:table-cell office:value-type="float" office:value="15.81061" calcext:value-type="float">
            <text:p>15.81061</text:p>
          </table:table-cell>
          <table:table-cell office:value-type="float" office:value="15.75595" calcext:value-type="float">
            <text:p>15.75595</text:p>
          </table:table-cell>
          <table:table-cell office:value-type="float" office:value="6.69339" calcext:value-type="float">
            <text:p>6.69339</text:p>
          </table:table-cell>
          <table:table-cell office:value-type="float" office:value="-4.064667" calcext:value-type="float">
            <text:p>-4.06466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6112003" calcext:value-type="float">
            <text:p>6112003</text:p>
          </table:table-cell>
          <table:table-cell office:value-type="float" office:value="11.36922" calcext:value-type="float">
            <text:p>11.36922</text:p>
          </table:table-cell>
          <table:table-cell office:value-type="float" office:value="4.9" calcext:value-type="float">
            <text:p>4.9</text:p>
          </table:table-cell>
          <table:table-cell office:value-type="float" office:value="-8.38" calcext:value-type="float">
            <text:p>-8.38</text:p>
          </table:table-cell>
          <table:table-cell office:value-type="float" office:value="0.7002385" calcext:value-type="float">
            <text:p>0.7002385</text:p>
          </table:table-cell>
          <table:table-cell office:value-type="float" office:value="0.2896891" calcext:value-type="float">
            <text:p>0.2896891</text:p>
          </table:table-cell>
          <table:table-cell office:value-type="float" office:value="132.3" calcext:value-type="float">
            <text:p>132.3</text:p>
          </table:table-cell>
          <table:table-cell office:value-type="float" office:value="0" calcext:value-type="float">
            <text:p>0</text:p>
          </table:table-cell>
          <table:table-cell office:value-type="float" office:value="8.058929" calcext:value-type="float">
            <text:p>8.058929</text:p>
          </table:table-cell>
          <table:table-cell office:value-type="float" office:value="-1.538544" calcext:value-type="float">
            <text:p>-1.538544</text:p>
          </table:table-cell>
          <table:table-cell office:value-type="float" office:value="6.273712" calcext:value-type="float">
            <text:p>6.273712</text:p>
          </table:table-cell>
          <table:table-cell office:value-type="float" office:value="1.040924" calcext:value-type="float">
            <text:p>1.040924</text:p>
          </table:table-cell>
          <table:table-cell office:value-type="float" office:value="5.870361" calcext:value-type="float">
            <text:p>5.870361</text:p>
          </table:table-cell>
          <table:table-cell office:value-type="float" office:value="2.699402" calcext:value-type="float">
            <text:p>2.699402</text:p>
          </table:table-cell>
          <table:table-cell office:value-type="float" office:value="6.026947" calcext:value-type="float">
            <text:p>6.026947</text:p>
          </table:table-cell>
          <table:table-cell office:value-type="float" office:value="4.199188" calcext:value-type="float">
            <text:p>4.199188</text:p>
          </table:table-cell>
          <table:table-cell office:value-type="float" office:value="6.369263" calcext:value-type="float">
            <text:p>6.369263</text:p>
          </table:table-cell>
          <table:table-cell office:value-type="float" office:value="5.221954" calcext:value-type="float">
            <text:p>5.221954</text:p>
          </table:table-cell>
          <table:table-cell office:value-type="float" office:value="7.217072" calcext:value-type="float">
            <text:p>7.217072</text:p>
          </table:table-cell>
          <table:table-cell office:value-type="float" office:value="6.467194" calcext:value-type="float">
            <text:p>6.467194</text:p>
          </table:table-cell>
          <table:table-cell office:value-type="float" office:value="8.266388" calcext:value-type="float">
            <text:p>8.266388</text:p>
          </table:table-cell>
          <table:table-cell office:value-type="float" office:value="7.674072" calcext:value-type="float">
            <text:p>7.674072</text:p>
          </table:table-cell>
          <table:table-cell office:value-type="float" office:value="10.08865" calcext:value-type="float">
            <text:p>10.08865</text:p>
          </table:table-cell>
          <table:table-cell office:value-type="float" office:value="9.532654" calcext:value-type="float">
            <text:p>9.532654</text:p>
          </table:table-cell>
          <table:table-cell office:value-type="float" office:value="12.77722" calcext:value-type="float">
            <text:p>12.77722</text:p>
          </table:table-cell>
          <table:table-cell office:value-type="float" office:value="12.26428" calcext:value-type="float">
            <text:p>12.26428</text:p>
          </table:table-cell>
          <table:table-cell office:value-type="float" office:value="14.78983" calcext:value-type="float">
            <text:p>14.78983</text:p>
          </table:table-cell>
          <table:table-cell office:value-type="float" office:value="14.45782" calcext:value-type="float">
            <text:p>14.45782</text:p>
          </table:table-cell>
          <table:table-cell office:value-type="float" office:value="15.59561" calcext:value-type="float">
            <text:p>15.59561</text:p>
          </table:table-cell>
          <table:table-cell office:value-type="float" office:value="15.39825" calcext:value-type="float">
            <text:p>15.39825</text:p>
          </table:table-cell>
          <table:table-cell office:value-type="float" office:value="15.96423" calcext:value-type="float">
            <text:p>15.96423</text:p>
          </table:table-cell>
          <table:table-cell office:value-type="float" office:value="15.85211" calcext:value-type="float">
            <text:p>15.85211</text:p>
          </table:table-cell>
          <table:table-cell office:value-type="float" office:value="15.9838" calcext:value-type="float">
            <text:p>15.9838</text:p>
          </table:table-cell>
          <table:table-cell office:value-type="float" office:value="15.91199" calcext:value-type="float">
            <text:p>15.91199</text:p>
          </table:table-cell>
          <table:table-cell office:value-type="float" office:value="15.75537" calcext:value-type="float">
            <text:p>15.75537</text:p>
          </table:table-cell>
          <table:table-cell office:value-type="float" office:value="15.69812" calcext:value-type="float">
            <text:p>15.69812</text:p>
          </table:table-cell>
          <table:table-cell office:value-type="float" office:value="10.52069" calcext:value-type="float">
            <text:p>10.52069</text:p>
          </table:table-cell>
          <table:table-cell office:value-type="float" office:value="-8.611084" calcext:value-type="float">
            <text:p>-8.61108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7112003" calcext:value-type="float">
            <text:p>7112003</text:p>
          </table:table-cell>
          <table:table-cell office:value-type="float" office:value="9.790697" calcext:value-type="float">
            <text:p>9.790697</text:p>
          </table:table-cell>
          <table:table-cell office:value-type="float" office:value="5" calcext:value-type="float">
            <text:p>5</text:p>
          </table:table-cell>
          <table:table-cell office:value-type="float" office:value="-6.5" calcext:value-type="float">
            <text:p>-6.5</text:p>
          </table:table-cell>
          <table:table-cell office:value-type="float" office:value="0.6835721" calcext:value-type="float">
            <text:p>0.6835721</text:p>
          </table:table-cell>
          <table:table-cell office:value-type="float" office:value="0.3341325" calcext:value-type="float">
            <text:p>0.3341325</text:p>
          </table:table-cell>
          <table:table-cell office:value-type="float" office:value="199.08" calcext:value-type="float">
            <text:p>199.08</text:p>
          </table:table-cell>
          <table:table-cell office:value-type="float" office:value="0" calcext:value-type="float">
            <text:p>0</text:p>
          </table:table-cell>
          <table:table-cell office:value-type="float" office:value="8.437378" calcext:value-type="float">
            <text:p>8.437378</text:p>
          </table:table-cell>
          <table:table-cell office:value-type="float" office:value="-0.4417725" calcext:value-type="float">
            <text:p>-0.4417725</text:p>
          </table:table-cell>
          <table:table-cell office:value-type="float" office:value="6.93576" calcext:value-type="float">
            <text:p>6.93576</text:p>
          </table:table-cell>
          <table:table-cell office:value-type="float" office:value="1.697357" calcext:value-type="float">
            <text:p>1.697357</text:p>
          </table:table-cell>
          <table:table-cell office:value-type="float" office:value="6.300903" calcext:value-type="float">
            <text:p>6.300903</text:p>
          </table:table-cell>
          <table:table-cell office:value-type="float" office:value="3.121826" calcext:value-type="float">
            <text:p>3.121826</text:p>
          </table:table-cell>
          <table:table-cell office:value-type="float" office:value="6.304413" calcext:value-type="float">
            <text:p>6.304413</text:p>
          </table:table-cell>
          <table:table-cell office:value-type="float" office:value="4.368713" calcext:value-type="float">
            <text:p>4.368713</text:p>
          </table:table-cell>
          <table:table-cell office:value-type="float" office:value="6.555481" calcext:value-type="float">
            <text:p>6.555481</text:p>
          </table:table-cell>
          <table:table-cell office:value-type="float" office:value="4.929352" calcext:value-type="float">
            <text:p>4.929352</text:p>
          </table:table-cell>
          <table:table-cell office:value-type="float" office:value="7.023468" calcext:value-type="float">
            <text:p>7.023468</text:p>
          </table:table-cell>
          <table:table-cell office:value-type="float" office:value="6.423157" calcext:value-type="float">
            <text:p>6.423157</text:p>
          </table:table-cell>
          <table:table-cell office:value-type="float" office:value="7.868195" calcext:value-type="float">
            <text:p>7.868195</text:p>
          </table:table-cell>
          <table:table-cell office:value-type="float" office:value="7.543915" calcext:value-type="float">
            <text:p>7.543915</text:p>
          </table:table-cell>
          <table:table-cell office:value-type="float" office:value="9.529938" calcext:value-type="float">
            <text:p>9.529938</text:p>
          </table:table-cell>
          <table:table-cell office:value-type="float" office:value="9.238678" calcext:value-type="float">
            <text:p>9.238678</text:p>
          </table:table-cell>
          <table:table-cell office:value-type="float" office:value="12.25919" calcext:value-type="float">
            <text:p>12.25919</text:p>
          </table:table-cell>
          <table:table-cell office:value-type="float" office:value="11.82956" calcext:value-type="float">
            <text:p>11.82956</text:p>
          </table:table-cell>
          <table:table-cell office:value-type="float" office:value="14.45425" calcext:value-type="float">
            <text:p>14.45425</text:p>
          </table:table-cell>
          <table:table-cell office:value-type="float" office:value="14.12137" calcext:value-type="float">
            <text:p>14.12137</text:p>
          </table:table-cell>
          <table:table-cell office:value-type="float" office:value="15.39609" calcext:value-type="float">
            <text:p>15.39609</text:p>
          </table:table-cell>
          <table:table-cell office:value-type="float" office:value="15.18158" calcext:value-type="float">
            <text:p>15.18158</text:p>
          </table:table-cell>
          <table:table-cell office:value-type="float" office:value="15.85083" calcext:value-type="float">
            <text:p>15.85083</text:p>
          </table:table-cell>
          <table:table-cell office:value-type="float" office:value="15.72412" calcext:value-type="float">
            <text:p>15.72412</text:p>
          </table:table-cell>
          <table:table-cell office:value-type="float" office:value="15.91119" calcext:value-type="float">
            <text:p>15.91119</text:p>
          </table:table-cell>
          <table:table-cell office:value-type="float" office:value="15.83261" calcext:value-type="float">
            <text:p>15.83261</text:p>
          </table:table-cell>
          <table:table-cell office:value-type="float" office:value="15.69751" calcext:value-type="float">
            <text:p>15.69751</text:p>
          </table:table-cell>
          <table:table-cell office:value-type="float" office:value="15.63727" calcext:value-type="float">
            <text:p>15.63727</text:p>
          </table:table-cell>
          <table:table-cell office:value-type="float" office:value="13.15863" calcext:value-type="float">
            <text:p>13.15863</text:p>
          </table:table-cell>
          <table:table-cell office:value-type="float" office:value="-5.619843" calcext:value-type="float">
            <text:p>-5.61984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8112003" calcext:value-type="float">
            <text:p>8112003</text:p>
          </table:table-cell>
          <table:table-cell office:value-type="float" office:value="7.928209" calcext:value-type="float">
            <text:p>7.928209</text:p>
          </table:table-cell>
          <table:table-cell office:value-type="float" office:value="1.06" calcext:value-type="float">
            <text:p>1.06</text:p>
          </table:table-cell>
          <table:table-cell office:value-type="float" office:value="-8.25" calcext:value-type="float">
            <text:p>-8.25</text:p>
          </table:table-cell>
          <table:table-cell office:value-type="float" office:value="0.5815697" calcext:value-type="float">
            <text:p>0.5815697</text:p>
          </table:table-cell>
          <table:table-cell office:value-type="float" office:value="0.2925815" calcext:value-type="float">
            <text:p>0.2925815</text:p>
          </table:table-cell>
          <table:table-cell office:value-type="float" office:value="202.032" calcext:value-type="float">
            <text:p>202.032</text:p>
          </table:table-cell>
          <table:table-cell office:value-type="float" office:value="0" calcext:value-type="float">
            <text:p>0</text:p>
          </table:table-cell>
          <table:table-cell office:value-type="float" office:value="5.614471" calcext:value-type="float">
            <text:p>5.614471</text:p>
          </table:table-cell>
          <table:table-cell office:value-type="float" office:value="-0.9502869" calcext:value-type="float">
            <text:p>-0.9502869</text:p>
          </table:table-cell>
          <table:table-cell office:value-type="float" office:value="4.829834" calcext:value-type="float">
            <text:p>4.829834</text:p>
          </table:table-cell>
          <table:table-cell office:value-type="float" office:value="1.139648" calcext:value-type="float">
            <text:p>1.139648</text:p>
          </table:table-cell>
          <table:table-cell office:value-type="float" office:value="4.823792" calcext:value-type="float">
            <text:p>4.823792</text:p>
          </table:table-cell>
          <table:table-cell office:value-type="float" office:value="2.713745" calcext:value-type="float">
            <text:p>2.713745</text:p>
          </table:table-cell>
          <table:table-cell office:value-type="float" office:value="5.394012" calcext:value-type="float">
            <text:p>5.394012</text:p>
          </table:table-cell>
          <table:table-cell office:value-type="float" office:value="4.136475" calcext:value-type="float">
            <text:p>4.136475</text:p>
          </table:table-cell>
          <table:table-cell office:value-type="float" office:value="6.117249" calcext:value-type="float">
            <text:p>6.117249</text:p>
          </table:table-cell>
          <table:table-cell office:value-type="float" office:value="5.076294" calcext:value-type="float">
            <text:p>5.076294</text:p>
          </table:table-cell>
          <table:table-cell office:value-type="float" office:value="6.955963" calcext:value-type="float">
            <text:p>6.955963</text:p>
          </table:table-cell>
          <table:table-cell office:value-type="float" office:value="6.174042" calcext:value-type="float">
            <text:p>6.174042</text:p>
          </table:table-cell>
          <table:table-cell office:value-type="float" office:value="7.763641" calcext:value-type="float">
            <text:p>7.763641</text:p>
          </table:table-cell>
          <table:table-cell office:value-type="float" office:value="7.221191" calcext:value-type="float">
            <text:p>7.221191</text:p>
          </table:table-cell>
          <table:table-cell office:value-type="float" office:value="9.237396" calcext:value-type="float">
            <text:p>9.237396</text:p>
          </table:table-cell>
          <table:table-cell office:value-type="float" office:value="8.869019" calcext:value-type="float">
            <text:p>8.869019</text:p>
          </table:table-cell>
          <table:table-cell office:value-type="float" office:value="11.82562" calcext:value-type="float">
            <text:p>11.82562</text:p>
          </table:table-cell>
          <table:table-cell office:value-type="float" office:value="11.46512" calcext:value-type="float">
            <text:p>11.46512</text:p>
          </table:table-cell>
          <table:table-cell office:value-type="float" office:value="14.11795" calcext:value-type="float">
            <text:p>14.11795</text:p>
          </table:table-cell>
          <table:table-cell office:value-type="float" office:value="13.80066" calcext:value-type="float">
            <text:p>13.80066</text:p>
          </table:table-cell>
          <table:table-cell office:value-type="float" office:value="15.17926" calcext:value-type="float">
            <text:p>15.17926</text:p>
          </table:table-cell>
          <table:table-cell office:value-type="float" office:value="14.9566" calcext:value-type="float">
            <text:p>14.9566</text:p>
          </table:table-cell>
          <table:table-cell office:value-type="float" office:value="15.72272" calcext:value-type="float">
            <text:p>15.72272</text:p>
          </table:table-cell>
          <table:table-cell office:value-type="float" office:value="15.58356" calcext:value-type="float">
            <text:p>15.58356</text:p>
          </table:table-cell>
          <table:table-cell office:value-type="float" office:value="15.83176" calcext:value-type="float">
            <text:p>15.83176</text:p>
          </table:table-cell>
          <table:table-cell office:value-type="float" office:value="15.74432" calcext:value-type="float">
            <text:p>15.74432</text:p>
          </table:table-cell>
          <table:table-cell office:value-type="float" office:value="15.63663" calcext:value-type="float">
            <text:p>15.63663</text:p>
          </table:table-cell>
          <table:table-cell office:value-type="float" office:value="15.57187" calcext:value-type="float">
            <text:p>15.57187</text:p>
          </table:table-cell>
          <table:table-cell office:value-type="float" office:value="6.064453" calcext:value-type="float">
            <text:p>6.064453</text:p>
          </table:table-cell>
          <table:table-cell office:value-type="float" office:value="-6.152771" calcext:value-type="float">
            <text:p>-6.15277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9112003" calcext:value-type="float">
            <text:p>9112003</text:p>
          </table:table-cell>
          <table:table-cell office:value-type="float" office:value="8.833093" calcext:value-type="float">
            <text:p>8.833093</text:p>
          </table:table-cell>
          <table:table-cell office:value-type="float" office:value="7.86" calcext:value-type="float">
            <text:p>7.86</text:p>
          </table:table-cell>
          <table:table-cell office:value-type="float" office:value="-2.81" calcext:value-type="float">
            <text:p>-2.81</text:p>
          </table:table-cell>
          <table:table-cell office:value-type="float" office:value="0.8162633" calcext:value-type="float">
            <text:p>0.8162633</text:p>
          </table:table-cell>
          <table:table-cell office:value-type="float" office:value="0.4396193" calcext:value-type="float">
            <text:p>0.4396193</text:p>
          </table:table-cell>
          <table:table-cell office:value-type="float" office:value="296.676" calcext:value-type="float">
            <text:p>296.676</text:p>
          </table:table-cell>
          <table:table-cell office:value-type="float" office:value="0" calcext:value-type="float">
            <text:p>0</text:p>
          </table:table-cell>
          <table:table-cell office:value-type="float" office:value="9.17218" calcext:value-type="float">
            <text:p>9.17218</text:p>
          </table:table-cell>
          <table:table-cell office:value-type="float" office:value="-0.8428345" calcext:value-type="float">
            <text:p>-0.8428345</text:p>
          </table:table-cell>
          <table:table-cell office:value-type="float" office:value="6.801086" calcext:value-type="float">
            <text:p>6.801086</text:p>
          </table:table-cell>
          <table:table-cell office:value-type="float" office:value="1.147461" calcext:value-type="float">
            <text:p>1.147461</text:p>
          </table:table-cell>
          <table:table-cell office:value-type="float" office:value="6.06543" calcext:value-type="float">
            <text:p>6.06543</text:p>
          </table:table-cell>
          <table:table-cell office:value-type="float" office:value="2.514465" calcext:value-type="float">
            <text:p>2.514465</text:p>
          </table:table-cell>
          <table:table-cell office:value-type="float" office:value="5.996094" calcext:value-type="float">
            <text:p>5.996094</text:p>
          </table:table-cell>
          <table:table-cell office:value-type="float" office:value="3.78717" calcext:value-type="float">
            <text:p>3.78717</text:p>
          </table:table-cell>
          <table:table-cell office:value-type="float" office:value="6.179443" calcext:value-type="float">
            <text:p>6.179443</text:p>
          </table:table-cell>
          <table:table-cell office:value-type="float" office:value="4.673737" calcext:value-type="float">
            <text:p>4.673737</text:p>
          </table:table-cell>
          <table:table-cell office:value-type="float" office:value="6.600464" calcext:value-type="float">
            <text:p>6.600464</text:p>
          </table:table-cell>
          <table:table-cell office:value-type="float" office:value="5.747101" calcext:value-type="float">
            <text:p>5.747101</text:p>
          </table:table-cell>
          <table:table-cell office:value-type="float" office:value="7.225891" calcext:value-type="float">
            <text:p>7.225891</text:p>
          </table:table-cell>
          <table:table-cell office:value-type="float" office:value="6.813538" calcext:value-type="float">
            <text:p>6.813538</text:p>
          </table:table-cell>
          <table:table-cell office:value-type="float" office:value="8.86554" calcext:value-type="float">
            <text:p>8.86554</text:p>
          </table:table-cell>
          <table:table-cell office:value-type="float" office:value="8.532349" calcext:value-type="float">
            <text:p>8.532349</text:p>
          </table:table-cell>
          <table:table-cell office:value-type="float" office:value="11.4613" calcext:value-type="float">
            <text:p>11.4613</text:p>
          </table:table-cell>
          <table:table-cell office:value-type="float" office:value="11.1015" calcext:value-type="float">
            <text:p>11.1015</text:p>
          </table:table-cell>
          <table:table-cell office:value-type="float" office:value="13.79742" calcext:value-type="float">
            <text:p>13.79742</text:p>
          </table:table-cell>
          <table:table-cell office:value-type="float" office:value="13.49268" calcext:value-type="float">
            <text:p>13.49268</text:p>
          </table:table-cell>
          <table:table-cell office:value-type="float" office:value="14.95425" calcext:value-type="float">
            <text:p>14.95425</text:p>
          </table:table-cell>
          <table:table-cell office:value-type="float" office:value="14.72955" calcext:value-type="float">
            <text:p>14.72955</text:p>
          </table:table-cell>
          <table:table-cell office:value-type="float" office:value="15.58203" calcext:value-type="float">
            <text:p>15.58203</text:p>
          </table:table-cell>
          <table:table-cell office:value-type="float" office:value="15.43381" calcext:value-type="float">
            <text:p>15.43381</text:p>
          </table:table-cell>
          <table:table-cell office:value-type="float" office:value="15.74341" calcext:value-type="float">
            <text:p>15.74341</text:p>
          </table:table-cell>
          <table:table-cell office:value-type="float" office:value="15.65155" calcext:value-type="float">
            <text:p>15.65155</text:p>
          </table:table-cell>
          <table:table-cell office:value-type="float" office:value="15.57117" calcext:value-type="float">
            <text:p>15.57117</text:p>
          </table:table-cell>
          <table:table-cell office:value-type="float" office:value="15.50198" calcext:value-type="float">
            <text:p>15.50198</text:p>
          </table:table-cell>
          <table:table-cell office:value-type="float" office:value="11.96942" calcext:value-type="float">
            <text:p>11.96942</text:p>
          </table:table-cell>
          <table:table-cell office:value-type="float" office:value="-4.946838" calcext:value-type="float">
            <text:p>-4.94683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10112003" calcext:value-type="float">
            <text:p>10112003</text:p>
          </table:table-cell>
          <table:table-cell office:value-type="float" office:value="2.07144" calcext:value-type="float">
            <text:p>2.07144</text:p>
          </table:table-cell>
          <table:table-cell office:value-type="float" office:value="10.12" calcext:value-type="float">
            <text:p>10.12</text:p>
          </table:table-cell>
          <table:table-cell office:value-type="float" office:value="5.23" calcext:value-type="float">
            <text:p>5.23</text:p>
          </table:table-cell>
          <table:table-cell office:value-type="float" office:value="1.086717" calcext:value-type="float">
            <text:p>1.086717</text:p>
          </table:table-cell>
          <table:table-cell office:value-type="float" office:value="0.7794102" calcext:value-type="float">
            <text:p>0.7794102</text:p>
          </table:table-cell>
          <table:table-cell office:value-type="float" office:value="278.82" calcext:value-type="float">
            <text:p>278.82</text:p>
          </table:table-cell>
          <table:table-cell office:value-type="float" office:value="0" calcext:value-type="float">
            <text:p>0</text:p>
          </table:table-cell>
          <table:table-cell office:value-type="float" office:value="8.006134" calcext:value-type="float">
            <text:p>8.006134</text:p>
          </table:table-cell>
          <table:table-cell office:value-type="float" office:value="3.694458" calcext:value-type="float">
            <text:p>3.694458</text:p>
          </table:table-cell>
          <table:table-cell office:value-type="float" office:value="7.289154" calcext:value-type="float">
            <text:p>7.289154</text:p>
          </table:table-cell>
          <table:table-cell office:value-type="float" office:value="4.369324" calcext:value-type="float">
            <text:p>4.369324</text:p>
          </table:table-cell>
          <table:table-cell office:value-type="float" office:value="6.980316" calcext:value-type="float">
            <text:p>6.980316</text:p>
          </table:table-cell>
          <table:table-cell office:value-type="float" office:value="4.998474" calcext:value-type="float">
            <text:p>4.998474</text:p>
          </table:table-cell>
          <table:table-cell office:value-type="float" office:value="6.925568" calcext:value-type="float">
            <text:p>6.925568</text:p>
          </table:table-cell>
          <table:table-cell office:value-type="float" office:value="5.613373" calcext:value-type="float">
            <text:p>5.613373</text:p>
          </table:table-cell>
          <table:table-cell office:value-type="float" office:value="7.027039" calcext:value-type="float">
            <text:p>7.027039</text:p>
          </table:table-cell>
          <table:table-cell office:value-type="float" office:value="6.069214" calcext:value-type="float">
            <text:p>6.069214</text:p>
          </table:table-cell>
          <table:table-cell office:value-type="float" office:value="7.282318" calcext:value-type="float">
            <text:p>7.282318</text:p>
          </table:table-cell>
          <table:table-cell office:value-type="float" office:value="6.606079" calcext:value-type="float">
            <text:p>6.606079</text:p>
          </table:table-cell>
          <table:table-cell office:value-type="float" office:value="7.716217" calcext:value-type="float">
            <text:p>7.716217</text:p>
          </table:table-cell>
          <table:table-cell office:value-type="float" office:value="7.23291" calcext:value-type="float">
            <text:p>7.23291</text:p>
          </table:table-cell>
          <table:table-cell office:value-type="float" office:value="8.659576" calcext:value-type="float">
            <text:p>8.659576</text:p>
          </table:table-cell>
          <table:table-cell office:value-type="float" office:value="8.537445" calcext:value-type="float">
            <text:p>8.537445</text:p>
          </table:table-cell>
          <table:table-cell office:value-type="float" office:value="11.09808" calcext:value-type="float">
            <text:p>11.09808</text:p>
          </table:table-cell>
          <table:table-cell office:value-type="float" office:value="10.85757" calcext:value-type="float">
            <text:p>10.85757</text:p>
          </table:table-cell>
          <table:table-cell office:value-type="float" office:value="13.4895" calcext:value-type="float">
            <text:p>13.4895</text:p>
          </table:table-cell>
          <table:table-cell office:value-type="float" office:value="13.20343" calcext:value-type="float">
            <text:p>13.20343</text:p>
          </table:table-cell>
          <table:table-cell office:value-type="float" office:value="14.72717" calcext:value-type="float">
            <text:p>14.72717</text:p>
          </table:table-cell>
          <table:table-cell office:value-type="float" office:value="14.50305" calcext:value-type="float">
            <text:p>14.50305</text:p>
          </table:table-cell>
          <table:table-cell office:value-type="float" office:value="15.43222" calcext:value-type="float">
            <text:p>15.43222</text:p>
          </table:table-cell>
          <table:table-cell office:value-type="float" office:value="15.27676" calcext:value-type="float">
            <text:p>15.27676</text:p>
          </table:table-cell>
          <table:table-cell office:value-type="float" office:value="15.65057" calcext:value-type="float">
            <text:p>15.65057</text:p>
          </table:table-cell>
          <table:table-cell office:value-type="float" office:value="15.55069" calcext:value-type="float">
            <text:p>15.55069</text:p>
          </table:table-cell>
          <table:table-cell office:value-type="float" office:value="15.50122" calcext:value-type="float">
            <text:p>15.50122</text:p>
          </table:table-cell>
          <table:table-cell office:value-type="float" office:value="15.4274" calcext:value-type="float">
            <text:p>15.4274</text:p>
          </table:table-cell>
          <table:table-cell office:value-type="float" office:value="11.18616" calcext:value-type="float">
            <text:p>11.18616</text:p>
          </table:table-cell>
          <table:table-cell office:value-type="float" office:value="1.581787" calcext:value-type="float">
            <text:p>1.58178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1112003" calcext:value-type="float">
            <text:p>11112003</text:p>
          </table:table-cell>
          <table:table-cell office:value-type="float" office:value="8.619762" calcext:value-type="float">
            <text:p>8.619762</text:p>
          </table:table-cell>
          <table:table-cell office:value-type="float" office:value="16.05" calcext:value-type="float">
            <text:p>16.05</text:p>
          </table:table-cell>
          <table:table-cell office:value-type="float" office:value="3.55" calcext:value-type="float">
            <text:p>3.55</text:p>
          </table:table-cell>
          <table:table-cell office:value-type="float" office:value="0.9510767" calcext:value-type="float">
            <text:p>0.9510767</text:p>
          </table:table-cell>
          <table:table-cell office:value-type="float" office:value="0.6934177" calcext:value-type="float">
            <text:p>0.6934177</text:p>
          </table:table-cell>
          <table:table-cell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  <table:table-cell office:value-type="float" office:value="14.01117" calcext:value-type="float">
            <text:p>14.01117</text:p>
          </table:table-cell>
          <table:table-cell office:value-type="float" office:value="3.78714" calcext:value-type="float">
            <text:p>3.78714</text:p>
          </table:table-cell>
          <table:table-cell office:value-type="float" office:value="11.35452" calcext:value-type="float">
            <text:p>11.35452</text:p>
          </table:table-cell>
          <table:table-cell office:value-type="float" office:value="4.802826" calcext:value-type="float">
            <text:p>4.802826</text:p>
          </table:table-cell>
          <table:table-cell office:value-type="float" office:value="9.727142" calcext:value-type="float">
            <text:p>9.727142</text:p>
          </table:table-cell>
          <table:table-cell office:value-type="float" office:value="5.563477" calcext:value-type="float">
            <text:p>5.563477</text:p>
          </table:table-cell>
          <table:table-cell office:value-type="float" office:value="8.802094" calcext:value-type="float">
            <text:p>8.802094</text:p>
          </table:table-cell>
          <table:table-cell office:value-type="float" office:value="6.207336" calcext:value-type="float">
            <text:p>6.207336</text:p>
          </table:table-cell>
          <table:table-cell office:value-type="float" office:value="8.441132" calcext:value-type="float">
            <text:p>8.441132</text:p>
          </table:table-cell>
          <table:table-cell office:value-type="float" office:value="6.647614" calcext:value-type="float">
            <text:p>6.647614</text:p>
          </table:table-cell>
          <table:table-cell office:value-type="float" office:value="8.311646" calcext:value-type="float">
            <text:p>8.311646</text:p>
          </table:table-cell>
          <table:table-cell office:value-type="float" office:value="7.186523" calcext:value-type="float">
            <text:p>7.186523</text:p>
          </table:table-cell>
          <table:table-cell office:value-type="float" office:value="8.453522" calcext:value-type="float">
            <text:p>8.453522</text:p>
          </table:table-cell>
          <table:table-cell office:value-type="float" office:value="7.722595" calcext:value-type="float">
            <text:p>7.722595</text:p>
          </table:table-cell>
          <table:table-cell office:value-type="float" office:value="8.940094" calcext:value-type="float">
            <text:p>8.940094</text:p>
          </table:table-cell>
          <table:table-cell office:value-type="float" office:value="8.662628" calcext:value-type="float">
            <text:p>8.662628</text:p>
          </table:table-cell>
          <table:table-cell office:value-type="float" office:value="10.85583" calcext:value-type="float">
            <text:p>10.85583</text:p>
          </table:table-cell>
          <table:table-cell office:value-type="float" office:value="10.75296" calcext:value-type="float">
            <text:p>10.75296</text:p>
          </table:table-cell>
          <table:table-cell office:value-type="float" office:value="13.20059" calcext:value-type="float">
            <text:p>13.20059</text:p>
          </table:table-cell>
          <table:table-cell office:value-type="float" office:value="12.95724" calcext:value-type="float">
            <text:p>12.95724</text:p>
          </table:table-cell>
          <table:table-cell office:value-type="float" office:value="14.50073" calcext:value-type="float">
            <text:p>14.50073</text:p>
          </table:table-cell>
          <table:table-cell office:value-type="float" office:value="14.28458" calcext:value-type="float">
            <text:p>14.28458</text:p>
          </table:table-cell>
          <table:table-cell office:value-type="float" office:value="15.27509" calcext:value-type="float">
            <text:p>15.27509</text:p>
          </table:table-cell>
          <table:table-cell office:value-type="float" office:value="15.11517" calcext:value-type="float">
            <text:p>15.11517</text:p>
          </table:table-cell>
          <table:table-cell office:value-type="float" office:value="15.54959" calcext:value-type="float">
            <text:p>15.54959</text:p>
          </table:table-cell>
          <table:table-cell office:value-type="float" office:value="15.44281" calcext:value-type="float">
            <text:p>15.44281</text:p>
          </table:table-cell>
          <table:table-cell office:value-type="float" office:value="15.42661" calcext:value-type="float">
            <text:p>15.42661</text:p>
          </table:table-cell>
          <table:table-cell office:value-type="float" office:value="15.34744" calcext:value-type="float">
            <text:p>15.34744</text:p>
          </table:table-cell>
          <table:table-cell office:value-type="float" office:value="22.25317" calcext:value-type="float">
            <text:p>22.25317</text:p>
          </table:table-cell>
          <table:table-cell office:value-type="float" office:value="0.1278687" calcext:value-type="float">
            <text:p>0.127868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2112003" calcext:value-type="float">
            <text:p>12112003</text:p>
          </table:table-cell>
          <table:table-cell office:value-type="float" office:value="11.04428" calcext:value-type="float">
            <text:p>11.04428</text:p>
          </table:table-cell>
          <table:table-cell office:value-type="float" office:value="7.48" calcext:value-type="float">
            <text:p>7.48</text:p>
          </table:table-cell>
          <table:table-cell office:value-type="float" office:value="-4.36" calcext:value-type="float">
            <text:p>-4.36</text:p>
          </table:table-cell>
          <table:table-cell office:value-type="float" office:value="0.8014176" calcext:value-type="float">
            <text:p>0.8014176</text:p>
          </table:table-cell>
          <table:table-cell office:value-type="float" office:value="0.3921233" calcext:value-type="float">
            <text:p>0.3921233</text:p>
          </table:table-cell>
          <table:table-cell office:value-type="float" office:value="443.7" calcext:value-type="float">
            <text:p>443.7</text:p>
          </table:table-cell>
          <table:table-cell office:value-type="float" office:value="0" calcext:value-type="float">
            <text:p>0</text:p>
          </table:table-cell>
          <table:table-cell office:value-type="float" office:value="14.30411" calcext:value-type="float">
            <text:p>14.30411</text:p>
          </table:table-cell>
          <table:table-cell office:value-type="float" office:value="2.672089" calcext:value-type="float">
            <text:p>2.672089</text:p>
          </table:table-cell>
          <table:table-cell office:value-type="float" office:value="11.83276" calcext:value-type="float">
            <text:p>11.83276</text:p>
          </table:table-cell>
          <table:table-cell office:value-type="float" office:value="4.744385" calcext:value-type="float">
            <text:p>4.744385</text:p>
          </table:table-cell>
          <table:table-cell office:value-type="float" office:value="10.28757" calcext:value-type="float">
            <text:p>10.28757</text:p>
          </table:table-cell>
          <table:table-cell office:value-type="float" office:value="6.318146" calcext:value-type="float">
            <text:p>6.318146</text:p>
          </table:table-cell>
          <table:table-cell office:value-type="float" office:value="9.387604" calcext:value-type="float">
            <text:p>9.387604</text:p>
          </table:table-cell>
          <table:table-cell office:value-type="float" office:value="7.02298" calcext:value-type="float">
            <text:p>7.02298</text:p>
          </table:table-cell>
          <table:table-cell office:value-type="float" office:value="9.009155" calcext:value-type="float">
            <text:p>9.009155</text:p>
          </table:table-cell>
          <table:table-cell office:value-type="float" office:value="7.470703" calcext:value-type="float">
            <text:p>7.470703</text:p>
          </table:table-cell>
          <table:table-cell office:value-type="float" office:value="8.792969" calcext:value-type="float">
            <text:p>8.792969</text:p>
          </table:table-cell>
          <table:table-cell office:value-type="float" office:value="7.969757" calcext:value-type="float">
            <text:p>7.969757</text:p>
          </table:table-cell>
          <table:table-cell office:value-type="float" office:value="8.920563" calcext:value-type="float">
            <text:p>8.920563</text:p>
          </table:table-cell>
          <table:table-cell office:value-type="float" office:value="8.410095" calcext:value-type="float">
            <text:p>8.410095</text:p>
          </table:table-cell>
          <table:table-cell office:value-type="float" office:value="9.32309" calcext:value-type="float">
            <text:p>9.32309</text:p>
          </table:table-cell>
          <table:table-cell office:value-type="float" office:value="8.946472" calcext:value-type="float">
            <text:p>8.946472</text:p>
          </table:table-cell>
          <table:table-cell office:value-type="float" office:value="10.77542" calcext:value-type="float">
            <text:p>10.77542</text:p>
          </table:table-cell>
          <table:table-cell office:value-type="float" office:value="10.75085" calcext:value-type="float">
            <text:p>10.75085</text:p>
          </table:table-cell>
          <table:table-cell office:value-type="float" office:value="12.95496" calcext:value-type="float">
            <text:p>12.95496</text:p>
          </table:table-cell>
          <table:table-cell office:value-type="float" office:value="12.76636" calcext:value-type="float">
            <text:p>12.76636</text:p>
          </table:table-cell>
          <table:table-cell office:value-type="float" office:value="14.28238" calcext:value-type="float">
            <text:p>14.28238</text:p>
          </table:table-cell>
          <table:table-cell office:value-type="float" office:value="14.08368" calcext:value-type="float">
            <text:p>14.08368</text:p>
          </table:table-cell>
          <table:table-cell office:value-type="float" office:value="15.11353" calcext:value-type="float">
            <text:p>15.11353</text:p>
          </table:table-cell>
          <table:table-cell office:value-type="float" office:value="14.95303" calcext:value-type="float">
            <text:p>14.95303</text:p>
          </table:table-cell>
          <table:table-cell office:value-type="float" office:value="15.44162" calcext:value-type="float">
            <text:p>15.44162</text:p>
          </table:table-cell>
          <table:table-cell office:value-type="float" office:value="15.32938" calcext:value-type="float">
            <text:p>15.32938</text:p>
          </table:table-cell>
          <table:table-cell office:value-type="float" office:value="15.34659" calcext:value-type="float">
            <text:p>15.34659</text:p>
          </table:table-cell>
          <table:table-cell office:value-type="float" office:value="15.2616" calcext:value-type="float">
            <text:p>15.2616</text:p>
          </table:table-cell>
          <table:table-cell office:value-type="float" office:value="21.74161" calcext:value-type="float">
            <text:p>21.74161</text:p>
          </table:table-cell>
          <table:table-cell office:value-type="float" office:value="-2.828583" calcext:value-type="float">
            <text:p>-2.82858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3112003" calcext:value-type="float">
            <text:p>13112003</text:p>
          </table:table-cell>
          <table:table-cell office:value-type="float" office:value="7.205304" calcext:value-type="float">
            <text:p>7.205304</text:p>
          </table:table-cell>
          <table:table-cell office:value-type="float" office:value="7.09" calcext:value-type="float">
            <text:p>7.09</text:p>
          </table:table-cell>
          <table:table-cell office:value-type="float" office:value="-6.12" calcext:value-type="float">
            <text:p>-6.12</text:p>
          </table:table-cell>
          <table:table-cell office:value-type="float" office:value="0.7392607" calcext:value-type="float">
            <text:p>0.7392607</text:p>
          </table:table-cell>
          <table:table-cell office:value-type="float" office:value="0.3438282" calcext:value-type="float">
            <text:p>0.3438282</text:p>
          </table:table-cell>
          <table:table-cell office:value-type="float" office:value="213.66" calcext:value-type="float">
            <text:p>213.66</text:p>
          </table:table-cell>
          <table:table-cell office:value-type="float" office:value="0" calcext:value-type="float">
            <text:p>0</text:p>
          </table:table-cell>
          <table:table-cell office:value-type="float" office:value="7.957397" calcext:value-type="float">
            <text:p>7.957397</text:p>
          </table:table-cell>
          <table:table-cell office:value-type="float" office:value="0.1400757" calcext:value-type="float">
            <text:p>0.1400757</text:p>
          </table:table-cell>
          <table:table-cell office:value-type="float" office:value="7.21402" calcext:value-type="float">
            <text:p>7.21402</text:p>
          </table:table-cell>
          <table:table-cell office:value-type="float" office:value="2.548096" calcext:value-type="float">
            <text:p>2.548096</text:p>
          </table:table-cell>
          <table:table-cell office:value-type="float" office:value="6.932098" calcext:value-type="float">
            <text:p>6.932098</text:p>
          </table:table-cell>
          <table:table-cell office:value-type="float" office:value="4.231598" calcext:value-type="float">
            <text:p>4.231598</text:p>
          </table:table-cell>
          <table:table-cell office:value-type="float" office:value="7.588989" calcext:value-type="float">
            <text:p>7.588989</text:p>
          </table:table-cell>
          <table:table-cell office:value-type="float" office:value="5.654327" calcext:value-type="float">
            <text:p>5.654327</text:p>
          </table:table-cell>
          <table:table-cell office:value-type="float" office:value="8.155151" calcext:value-type="float">
            <text:p>8.155151</text:p>
          </table:table-cell>
          <table:table-cell office:value-type="float" office:value="6.537598" calcext:value-type="float">
            <text:p>6.537598</text:p>
          </table:table-cell>
          <table:table-cell office:value-type="float" office:value="8.66568" calcext:value-type="float">
            <text:p>8.66568</text:p>
          </table:table-cell>
          <table:table-cell office:value-type="float" office:value="7.433777" calcext:value-type="float">
            <text:p>7.433777</text:p>
          </table:table-cell>
          <table:table-cell office:value-type="float" office:value="8.917694" calcext:value-type="float">
            <text:p>8.917694</text:p>
          </table:table-cell>
          <table:table-cell office:value-type="float" office:value="8.137726" calcext:value-type="float">
            <text:p>8.137726</text:p>
          </table:table-cell>
          <table:table-cell office:value-type="float" office:value="9.391876" calcext:value-type="float">
            <text:p>9.391876</text:p>
          </table:table-cell>
          <table:table-cell office:value-type="float" office:value="9.18512" calcext:value-type="float">
            <text:p>9.18512</text:p>
          </table:table-cell>
          <table:table-cell office:value-type="float" office:value="10.80481" calcext:value-type="float">
            <text:p>10.80481</text:p>
          </table:table-cell>
          <table:table-cell office:value-type="float" office:value="10.77606" calcext:value-type="float">
            <text:p>10.77606</text:p>
          </table:table-cell>
          <table:table-cell office:value-type="float" office:value="12.76471" calcext:value-type="float">
            <text:p>12.76471</text:p>
          </table:table-cell>
          <table:table-cell office:value-type="float" office:value="12.62558" calcext:value-type="float">
            <text:p>12.62558</text:p>
          </table:table-cell>
          <table:table-cell office:value-type="float" office:value="14.08173" calcext:value-type="float">
            <text:p>14.08173</text:p>
          </table:table-cell>
          <table:table-cell office:value-type="float" office:value="13.90692" calcext:value-type="float">
            <text:p>13.90692</text:p>
          </table:table-cell>
          <table:table-cell office:value-type="float" office:value="14.95135" calcext:value-type="float">
            <text:p>14.95135</text:p>
          </table:table-cell>
          <table:table-cell office:value-type="float" office:value="14.7952" calcext:value-type="float">
            <text:p>14.7952</text:p>
          </table:table-cell>
          <table:table-cell office:value-type="float" office:value="15.32816" calcext:value-type="float">
            <text:p>15.32816</text:p>
          </table:table-cell>
          <table:table-cell office:value-type="float" office:value="15.21161" calcext:value-type="float">
            <text:p>15.21161</text:p>
          </table:table-cell>
          <table:table-cell office:value-type="float" office:value="15.26068" calcext:value-type="float">
            <text:p>15.26068</text:p>
          </table:table-cell>
          <table:table-cell office:value-type="float" office:value="15.16965" calcext:value-type="float">
            <text:p>15.16965</text:p>
          </table:table-cell>
          <table:table-cell office:value-type="float" office:value="10.34256" calcext:value-type="float">
            <text:p>10.34256</text:p>
          </table:table-cell>
          <table:table-cell office:value-type="float" office:value="-4.465698" calcext:value-type="float">
            <text:p>-4.46569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4112003" calcext:value-type="float">
            <text:p>14112003</text:p>
          </table:table-cell>
          <table:table-cell office:value-type="float" office:value="7.95924" calcext:value-type="float">
            <text:p>7.95924</text:p>
          </table:table-cell>
          <table:table-cell office:value-type="float" office:value="10.9" calcext:value-type="float">
            <text:p>10.9</text:p>
          </table:table-cell>
          <table:table-cell office:value-type="float" office:value="3.88" calcext:value-type="float">
            <text:p>3.88</text:p>
          </table:table-cell>
          <table:table-cell office:value-type="float" office:value="0.8869979" calcext:value-type="float">
            <text:p>0.8869979</text:p>
          </table:table-cell>
          <table:table-cell office:value-type="float" office:value="0.7096052" calcext:value-type="float">
            <text:p>0.7096052</text:p>
          </table:table-cell>
          <table:table-cell office:value-type="float" office:value="424.332" calcext:value-type="float">
            <text:p>424.332</text:p>
          </table:table-cell>
          <table:table-cell office:value-type="float" office:value="0.3" calcext:value-type="float">
            <text:p>0.3</text:p>
          </table:table-cell>
          <table:table-cell office:value-type="float" office:value="12.92203" calcext:value-type="float">
            <text:p>12.92203</text:p>
          </table:table-cell>
          <table:table-cell office:value-type="float" office:value="3.33786" calcext:value-type="float">
            <text:p>3.33786</text:p>
          </table:table-cell>
          <table:table-cell office:value-type="float" office:value="10.50311" calcext:value-type="float">
            <text:p>10.50311</text:p>
          </table:table-cell>
          <table:table-cell office:value-type="float" office:value="4.292053" calcext:value-type="float">
            <text:p>4.292053</text:p>
          </table:table-cell>
          <table:table-cell office:value-type="float" office:value="9.088898" calcext:value-type="float">
            <text:p>9.088898</text:p>
          </table:table-cell>
          <table:table-cell office:value-type="float" office:value="5.130615" calcext:value-type="float">
            <text:p>5.130615</text:p>
          </table:table-cell>
          <table:table-cell office:value-type="float" office:value="8.355255" calcext:value-type="float">
            <text:p>8.355255</text:p>
          </table:table-cell>
          <table:table-cell office:value-type="float" office:value="5.927094" calcext:value-type="float">
            <text:p>5.927094</text:p>
          </table:table-cell>
          <table:table-cell office:value-type="float" office:value="8.124207" calcext:value-type="float">
            <text:p>8.124207</text:p>
          </table:table-cell>
          <table:table-cell office:value-type="float" office:value="6.513672" calcext:value-type="float">
            <text:p>6.513672</text:p>
          </table:table-cell>
          <table:table-cell office:value-type="float" office:value="8.116364" calcext:value-type="float">
            <text:p>8.116364</text:p>
          </table:table-cell>
          <table:table-cell office:value-type="float" office:value="7.205597" calcext:value-type="float">
            <text:p>7.205597</text:p>
          </table:table-cell>
          <table:table-cell office:value-type="float" office:value="8.403778" calcext:value-type="float">
            <text:p>8.403778</text:p>
          </table:table-cell>
          <table:table-cell office:value-type="float" office:value="7.891479" calcext:value-type="float">
            <text:p>7.891479</text:p>
          </table:table-cell>
          <table:table-cell office:value-type="float" office:value="9.183105" calcext:value-type="float">
            <text:p>9.183105</text:p>
          </table:table-cell>
          <table:table-cell office:value-type="float" office:value="9.00293" calcext:value-type="float">
            <text:p>9.00293</text:p>
          </table:table-cell>
          <table:table-cell office:value-type="float" office:value="10.78592" calcext:value-type="float">
            <text:p>10.78592</text:p>
          </table:table-cell>
          <table:table-cell office:value-type="float" office:value="10.68021" calcext:value-type="float">
            <text:p>10.68021</text:p>
          </table:table-cell>
          <table:table-cell office:value-type="float" office:value="12.62424" calcext:value-type="float">
            <text:p>12.62424</text:p>
          </table:table-cell>
          <table:table-cell office:value-type="float" office:value="12.496" calcext:value-type="float">
            <text:p>12.496</text:p>
          </table:table-cell>
          <table:table-cell office:value-type="float" office:value="13.90518" calcext:value-type="float">
            <text:p>13.90518</text:p>
          </table:table-cell>
          <table:table-cell office:value-type="float" office:value="13.74985" calcext:value-type="float">
            <text:p>13.74985</text:p>
          </table:table-cell>
          <table:table-cell office:value-type="float" office:value="14.79358" calcext:value-type="float">
            <text:p>14.79358</text:p>
          </table:table-cell>
          <table:table-cell office:value-type="float" office:value="14.64307" calcext:value-type="float">
            <text:p>14.64307</text:p>
          </table:table-cell>
          <table:table-cell office:value-type="float" office:value="15.21039" calcext:value-type="float">
            <text:p>15.21039</text:p>
          </table:table-cell>
          <table:table-cell office:value-type="float" office:value="15.0914" calcext:value-type="float">
            <text:p>15.0914</text:p>
          </table:table-cell>
          <table:table-cell office:value-type="float" office:value="15.16867" calcext:value-type="float">
            <text:p>15.16867</text:p>
          </table:table-cell>
          <table:table-cell office:value-type="float" office:value="15.07529" calcext:value-type="float">
            <text:p>15.07529</text:p>
          </table:table-cell>
          <table:table-cell office:value-type="float" office:value="21.46741" calcext:value-type="float">
            <text:p>21.46741</text:p>
          </table:table-cell>
          <table:table-cell office:value-type="float" office:value="0.6112366" calcext:value-type="float">
            <text:p>0.611236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5112003" calcext:value-type="float">
            <text:p>15112003</text:p>
          </table:table-cell>
          <table:table-cell office:value-type="float" office:value="6.943061" calcext:value-type="float">
            <text:p>6.943061</text:p>
          </table:table-cell>
          <table:table-cell office:value-type="float" office:value="10.38" calcext:value-type="float">
            <text:p>10.38</text:p>
          </table:table-cell>
          <table:table-cell office:value-type="float" office:value="0.6" calcext:value-type="float">
            <text:p>0.6</text:p>
          </table:table-cell>
          <table:table-cell office:value-type="float" office:value="0.9262313" calcext:value-type="float">
            <text:p>0.9262313</text:p>
          </table:table-cell>
          <table:table-cell office:value-type="float" office:value="0.5627781" calcext:value-type="float">
            <text:p>0.5627781</text:p>
          </table:table-cell>
          <table:table-cell office:value-type="float" office:value="171.792" calcext:value-type="float">
            <text:p>171.792</text:p>
          </table:table-cell>
          <table:table-cell office:value-type="float" office:value="0" calcext:value-type="float">
            <text:p>0</text:p>
          </table:table-cell>
          <table:table-cell office:value-type="float" office:value="12.30807" calcext:value-type="float">
            <text:p>12.30807</text:p>
          </table:table-cell>
          <table:table-cell office:value-type="float" office:value="3.000671" calcext:value-type="float">
            <text:p>3.000671</text:p>
          </table:table-cell>
          <table:table-cell office:value-type="float" office:value="9.767365" calcext:value-type="float">
            <text:p>9.767365</text:p>
          </table:table-cell>
          <table:table-cell office:value-type="float" office:value="4.335785" calcext:value-type="float">
            <text:p>4.335785</text:p>
          </table:table-cell>
          <table:table-cell office:value-type="float" office:value="8.684601" calcext:value-type="float">
            <text:p>8.684601</text:p>
          </table:table-cell>
          <table:table-cell office:value-type="float" office:value="5.418762" calcext:value-type="float">
            <text:p>5.418762</text:p>
          </table:table-cell>
          <table:table-cell office:value-type="float" office:value="8.293488" calcext:value-type="float">
            <text:p>8.293488</text:p>
          </table:table-cell>
          <table:table-cell office:value-type="float" office:value="6.35788" calcext:value-type="float">
            <text:p>6.35788</text:p>
          </table:table-cell>
          <table:table-cell office:value-type="float" office:value="8.195923" calcext:value-type="float">
            <text:p>8.195923</text:p>
          </table:table-cell>
          <table:table-cell office:value-type="float" office:value="6.957581" calcext:value-type="float">
            <text:p>6.957581</text:p>
          </table:table-cell>
          <table:table-cell office:value-type="float" office:value="8.263184" calcext:value-type="float">
            <text:p>8.263184</text:p>
          </table:table-cell>
          <table:table-cell office:value-type="float" office:value="7.622345" calcext:value-type="float">
            <text:p>7.622345</text:p>
          </table:table-cell>
          <table:table-cell office:value-type="float" office:value="8.552002" calcext:value-type="float">
            <text:p>8.552002</text:p>
          </table:table-cell>
          <table:table-cell office:value-type="float" office:value="8.189362" calcext:value-type="float">
            <text:p>8.189362</text:p>
          </table:table-cell>
          <table:table-cell office:value-type="float" office:value="9.148376" calcext:value-type="float">
            <text:p>9.148376</text:p>
          </table:table-cell>
          <table:table-cell office:value-type="float" office:value="9.05307" calcext:value-type="float">
            <text:p>9.05307</text:p>
          </table:table-cell>
          <table:table-cell office:value-type="float" office:value="10.67926" calcext:value-type="float">
            <text:p>10.67926</text:p>
          </table:table-cell>
          <table:table-cell office:value-type="float" office:value="10.61795" calcext:value-type="float">
            <text:p>10.61795</text:p>
          </table:table-cell>
          <table:table-cell office:value-type="float" office:value="12.49463" calcext:value-type="float">
            <text:p>12.49463</text:p>
          </table:table-cell>
          <table:table-cell office:value-type="float" office:value="12.37088" calcext:value-type="float">
            <text:p>12.37088</text:p>
          </table:table-cell>
          <table:table-cell office:value-type="float" office:value="13.74829" calcext:value-type="float">
            <text:p>13.74829</text:p>
          </table:table-cell>
          <table:table-cell office:value-type="float" office:value="13.60361" calcext:value-type="float">
            <text:p>13.60361</text:p>
          </table:table-cell>
          <table:table-cell office:value-type="float" office:value="14.64148" calcext:value-type="float">
            <text:p>14.64148</text:p>
          </table:table-cell>
          <table:table-cell office:value-type="float" office:value="14.49738" calcext:value-type="float">
            <text:p>14.49738</text:p>
          </table:table-cell>
          <table:table-cell office:value-type="float" office:value="15.09015" calcext:value-type="float">
            <text:p>15.09015</text:p>
          </table:table-cell>
          <table:table-cell office:value-type="float" office:value="14.97031" calcext:value-type="float">
            <text:p>14.97031</text:p>
          </table:table-cell>
          <table:table-cell office:value-type="float" office:value="15.07425" calcext:value-type="float">
            <text:p>15.07425</text:p>
          </table:table-cell>
          <table:table-cell office:value-type="float" office:value="14.97604" calcext:value-type="float">
            <text:p>14.97604</text:p>
          </table:table-cell>
          <table:table-cell office:value-type="float" office:value="21.59286" calcext:value-type="float">
            <text:p>21.59286</text:p>
          </table:table-cell>
          <table:table-cell office:value-type="float" office:value="-1.193848" calcext:value-type="float">
            <text:p>-1.19384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6112003" calcext:value-type="float">
            <text:p>16112003</text:p>
          </table:table-cell>
          <table:table-cell office:value-type="float" office:value="10.13417" calcext:value-type="float">
            <text:p>10.13417</text:p>
          </table:table-cell>
          <table:table-cell office:value-type="float" office:value="15.1" calcext:value-type="float">
            <text:p>15.1</text:p>
          </table:table-cell>
          <table:table-cell office:value-type="float" office:value="-4.49" calcext:value-type="float">
            <text:p>-4.49</text:p>
          </table:table-cell>
          <table:table-cell office:value-type="float" office:value="0.9662933" calcext:value-type="float">
            <text:p>0.9662933</text:p>
          </table:table-cell>
          <table:table-cell office:value-type="float" office:value="0.3883577" calcext:value-type="float">
            <text:p>0.3883577</text:p>
          </table:table-cell>
          <table:table-cell office:value-type="float" office:value="189.072" calcext:value-type="float">
            <text:p>189.072</text:p>
          </table:table-cell>
          <table:table-cell office:value-type="float" office:value="0" calcext:value-type="float">
            <text:p>0</text:p>
          </table:table-cell>
          <table:table-cell office:value-type="float" office:value="13.8237" calcext:value-type="float">
            <text:p>13.8237</text:p>
          </table:table-cell>
          <table:table-cell office:value-type="float" office:value="1.246521" calcext:value-type="float">
            <text:p>1.246521</text:p>
          </table:table-cell>
          <table:table-cell office:value-type="float" office:value="11.08783" calcext:value-type="float">
            <text:p>11.08783</text:p>
          </table:table-cell>
          <table:table-cell office:value-type="float" office:value="3.20163" calcext:value-type="float">
            <text:p>3.20163</text:p>
          </table:table-cell>
          <table:table-cell office:value-type="float" office:value="9.5159" calcext:value-type="float">
            <text:p>9.5159</text:p>
          </table:table-cell>
          <table:table-cell office:value-type="float" office:value="4.642273" calcext:value-type="float">
            <text:p>4.642273</text:p>
          </table:table-cell>
          <table:table-cell office:value-type="float" office:value="8.700989" calcext:value-type="float">
            <text:p>8.700989</text:p>
          </table:table-cell>
          <table:table-cell office:value-type="float" office:value="5.862122" calcext:value-type="float">
            <text:p>5.862122</text:p>
          </table:table-cell>
          <table:table-cell office:value-type="float" office:value="8.431152" calcext:value-type="float">
            <text:p>8.431152</text:p>
          </table:table-cell>
          <table:table-cell office:value-type="float" office:value="6.634399" calcext:value-type="float">
            <text:p>6.634399</text:p>
          </table:table-cell>
          <table:table-cell office:value-type="float" office:value="8.393036" calcext:value-type="float">
            <text:p>8.393036</text:p>
          </table:table-cell>
          <table:table-cell office:value-type="float" office:value="7.456757" calcext:value-type="float">
            <text:p>7.456757</text:p>
          </table:table-cell>
          <table:table-cell office:value-type="float" office:value="8.598755" calcext:value-type="float">
            <text:p>8.598755</text:p>
          </table:table-cell>
          <table:table-cell office:value-type="float" office:value="8.108124" calcext:value-type="float">
            <text:p>8.108124</text:p>
          </table:table-cell>
          <table:table-cell office:value-type="float" office:value="9.189758" calcext:value-type="float">
            <text:p>9.189758</text:p>
          </table:table-cell>
          <table:table-cell office:value-type="float" office:value="9.09729" calcext:value-type="float">
            <text:p>9.09729</text:p>
          </table:table-cell>
          <table:table-cell office:value-type="float" office:value="10.61755" calcext:value-type="float">
            <text:p>10.61755</text:p>
          </table:table-cell>
          <table:table-cell office:value-type="float" office:value="10.57211" calcext:value-type="float">
            <text:p>10.57211</text:p>
          </table:table-cell>
          <table:table-cell office:value-type="float" office:value="12.36963" calcext:value-type="float">
            <text:p>12.36963</text:p>
          </table:table-cell>
          <table:table-cell office:value-type="float" office:value="12.25833" calcext:value-type="float">
            <text:p>12.25833</text:p>
          </table:table-cell>
          <table:table-cell office:value-type="float" office:value="13.60214" calcext:value-type="float">
            <text:p>13.60214</text:p>
          </table:table-cell>
          <table:table-cell office:value-type="float" office:value="13.46677" calcext:value-type="float">
            <text:p>13.46677</text:p>
          </table:table-cell>
          <table:table-cell office:value-type="float" office:value="14.49588" calcext:value-type="float">
            <text:p>14.49588</text:p>
          </table:table-cell>
          <table:table-cell office:value-type="float" office:value="14.358" calcext:value-type="float">
            <text:p>14.358</text:p>
          </table:table-cell>
          <table:table-cell office:value-type="float" office:value="14.96906" calcext:value-type="float">
            <text:p>14.96906</text:p>
          </table:table-cell>
          <table:table-cell office:value-type="float" office:value="14.84918" calcext:value-type="float">
            <text:p>14.84918</text:p>
          </table:table-cell>
          <table:table-cell office:value-type="float" office:value="14.97504" calcext:value-type="float">
            <text:p>14.97504</text:p>
          </table:table-cell>
          <table:table-cell office:value-type="float" office:value="14.87393" calcext:value-type="float">
            <text:p>14.87393</text:p>
          </table:table-cell>
          <table:table-cell office:value-type="float" office:value="23.3111" calcext:value-type="float">
            <text:p>23.3111</text:p>
          </table:table-cell>
          <table:table-cell office:value-type="float" office:value="-3.270996" calcext:value-type="float">
            <text:p>-3.27099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7112003" calcext:value-type="float">
            <text:p>17112003</text:p>
          </table:table-cell>
          <table:table-cell office:value-type="float" office:value="2.116583" calcext:value-type="float">
            <text:p>2.116583</text:p>
          </table:table-cell>
          <table:table-cell office:value-type="float" office:value="15.44" calcext:value-type="float">
            <text:p>15.44</text:p>
          </table:table-cell>
          <table:table-cell office:value-type="float" office:value="7.86" calcext:value-type="float">
            <text:p>7.86</text:p>
          </table:table-cell>
          <table:table-cell office:value-type="float" office:value="1.540299" calcext:value-type="float">
            <text:p>1.540299</text:p>
          </table:table-cell>
          <table:table-cell office:value-type="float" office:value="0.933311" calcext:value-type="float">
            <text:p>0.933311</text:p>
          </table:table-cell>
          <table:table-cell office:value-type="float" office:value="340.776" calcext:value-type="float">
            <text:p>340.776</text:p>
          </table:table-cell>
          <table:table-cell office:value-type="float" office:value="12.6" calcext:value-type="float">
            <text:p>12.6</text:p>
          </table:table-cell>
          <table:table-cell office:value-type="float" office:value="12.13715" calcext:value-type="float">
            <text:p>12.13715</text:p>
          </table:table-cell>
          <table:table-cell office:value-type="float" office:value="6.233185" calcext:value-type="float">
            <text:p>6.233185</text:p>
          </table:table-cell>
          <table:table-cell office:value-type="float" office:value="10.86401" calcext:value-type="float">
            <text:p>10.86401</text:p>
          </table:table-cell>
          <table:table-cell office:value-type="float" office:value="6.891876" calcext:value-type="float">
            <text:p>6.891876</text:p>
          </table:table-cell>
          <table:table-cell office:value-type="float" office:value="9.998749" calcext:value-type="float">
            <text:p>9.998749</text:p>
          </table:table-cell>
          <table:table-cell office:value-type="float" office:value="7.346924" calcext:value-type="float">
            <text:p>7.346924</text:p>
          </table:table-cell>
          <table:table-cell office:value-type="float" office:value="9.448425" calcext:value-type="float">
            <text:p>9.448425</text:p>
          </table:table-cell>
          <table:table-cell office:value-type="float" office:value="7.713837" calcext:value-type="float">
            <text:p>7.713837</text:p>
          </table:table-cell>
          <table:table-cell office:value-type="float" office:value="9.221222" calcext:value-type="float">
            <text:p>9.221222</text:p>
          </table:table-cell>
          <table:table-cell office:value-type="float" office:value="7.977509" calcext:value-type="float">
            <text:p>7.977509</text:p>
          </table:table-cell>
          <table:table-cell office:value-type="float" office:value="9.103943" calcext:value-type="float">
            <text:p>9.103943</text:p>
          </table:table-cell>
          <table:table-cell office:value-type="float" office:value="8.296631" calcext:value-type="float">
            <text:p>8.296631</text:p>
          </table:table-cell>
          <table:table-cell office:value-type="float" office:value="9.132446" calcext:value-type="float">
            <text:p>9.132446</text:p>
          </table:table-cell>
          <table:table-cell office:value-type="float" office:value="8.60556" calcext:value-type="float">
            <text:p>8.60556</text:p>
          </table:table-cell>
          <table:table-cell office:value-type="float" office:value="9.389099" calcext:value-type="float">
            <text:p>9.389099</text:p>
          </table:table-cell>
          <table:table-cell office:value-type="float" office:value="9.141113" calcext:value-type="float">
            <text:p>9.141113</text:p>
          </table:table-cell>
          <table:table-cell office:value-type="float" office:value="10.57159" calcext:value-type="float">
            <text:p>10.57159</text:p>
          </table:table-cell>
          <table:table-cell office:value-type="float" office:value="10.5611" calcext:value-type="float">
            <text:p>10.5611</text:p>
          </table:table-cell>
          <table:table-cell office:value-type="float" office:value="12.25717" calcext:value-type="float">
            <text:p>12.25717</text:p>
          </table:table-cell>
          <table:table-cell office:value-type="float" office:value="12.15884" calcext:value-type="float">
            <text:p>12.15884</text:p>
          </table:table-cell>
          <table:table-cell office:value-type="float" office:value="13.46539" calcext:value-type="float">
            <text:p>13.46539</text:p>
          </table:table-cell>
          <table:table-cell office:value-type="float" office:value="13.33926" calcext:value-type="float">
            <text:p>13.33926</text:p>
          </table:table-cell>
          <table:table-cell office:value-type="float" office:value="14.3566" calcext:value-type="float">
            <text:p>14.3566</text:p>
          </table:table-cell>
          <table:table-cell office:value-type="float" office:value="14.22455" calcext:value-type="float">
            <text:p>14.22455</text:p>
          </table:table-cell>
          <table:table-cell office:value-type="float" office:value="14.8479" calcext:value-type="float">
            <text:p>14.8479</text:p>
          </table:table-cell>
          <table:table-cell office:value-type="float" office:value="14.72888" calcext:value-type="float">
            <text:p>14.72888</text:p>
          </table:table-cell>
          <table:table-cell office:value-type="float" office:value="14.87286" calcext:value-type="float">
            <text:p>14.87286</text:p>
          </table:table-cell>
          <table:table-cell office:value-type="float" office:value="14.76907" calcext:value-type="float">
            <text:p>14.76907</text:p>
          </table:table-cell>
          <table:table-cell office:value-type="float" office:value="17.45215" calcext:value-type="float">
            <text:p>17.45215</text:p>
          </table:table-cell>
          <table:table-cell office:value-type="float" office:value="4.32959" calcext:value-type="float">
            <text:p>4.3295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8112003" calcext:value-type="float">
            <text:p>18112003</text:p>
          </table:table-cell>
          <table:table-cell office:value-type="float" office:value="10.2077" calcext:value-type="float">
            <text:p>10.2077</text:p>
          </table:table-cell>
          <table:table-cell office:value-type="float" office:value="13.3" calcext:value-type="float">
            <text:p>13.3</text:p>
          </table:table-cell>
          <table:table-cell office:value-type="float" office:value="0.71" calcext:value-type="float">
            <text:p>0.71</text:p>
          </table:table-cell>
          <table:table-cell office:value-type="float" office:value="1.002668" calcext:value-type="float">
            <text:p>1.002668</text:p>
          </table:table-cell>
          <table:table-cell office:value-type="float" office:value="0.5672209" calcext:value-type="float">
            <text:p>0.5672209</text:p>
          </table:table-cell>
          <table:table-cell office:value-type="float" office:value="363.672" calcext:value-type="float">
            <text:p>363.672</text:p>
          </table:table-cell>
          <table:table-cell office:value-type="float" office:value="0.1" calcext:value-type="float">
            <text:p>0.1</text:p>
          </table:table-cell>
          <table:table-cell office:value-type="float" office:value="15.50198" calcext:value-type="float">
            <text:p>15.50198</text:p>
          </table:table-cell>
          <table:table-cell office:value-type="float" office:value="5.081604" calcext:value-type="float">
            <text:p>5.081604</text:p>
          </table:table-cell>
          <table:table-cell office:value-type="float" office:value="12.95917" calcext:value-type="float">
            <text:p>12.95917</text:p>
          </table:table-cell>
          <table:table-cell office:value-type="float" office:value="6.797943" calcext:value-type="float">
            <text:p>6.797943</text:p>
          </table:table-cell>
          <table:table-cell office:value-type="float" office:value="11.40375" calcext:value-type="float">
            <text:p>11.40375</text:p>
          </table:table-cell>
          <table:table-cell office:value-type="float" office:value="7.544373" calcext:value-type="float">
            <text:p>7.544373</text:p>
          </table:table-cell>
          <table:table-cell office:value-type="float" office:value="10.44879" calcext:value-type="float">
            <text:p>10.44879</text:p>
          </table:table-cell>
          <table:table-cell office:value-type="float" office:value="8.122894" calcext:value-type="float">
            <text:p>8.122894</text:p>
          </table:table-cell>
          <table:table-cell office:value-type="float" office:value="9.995178" calcext:value-type="float">
            <text:p>9.995178</text:p>
          </table:table-cell>
          <table:table-cell office:value-type="float" office:value="8.453522" calcext:value-type="float">
            <text:p>8.453522</text:p>
          </table:table-cell>
          <table:table-cell office:value-type="float" office:value="9.65744" calcext:value-type="float">
            <text:p>9.65744</text:p>
          </table:table-cell>
          <table:table-cell office:value-type="float" office:value="8.821808" calcext:value-type="float">
            <text:p>8.821808</text:p>
          </table:table-cell>
          <table:table-cell office:value-type="float" office:value="9.629364" calcext:value-type="float">
            <text:p>9.629364</text:p>
          </table:table-cell>
          <table:table-cell office:value-type="float" office:value="9.106262" calcext:value-type="float">
            <text:p>9.106262</text:p>
          </table:table-cell>
          <table:table-cell office:value-type="float" office:value="9.726807" calcext:value-type="float">
            <text:p>9.726807</text:p>
          </table:table-cell>
          <table:table-cell office:value-type="float" office:value="9.393951" calcext:value-type="float">
            <text:p>9.393951</text:p>
          </table:table-cell>
          <table:table-cell office:value-type="float" office:value="10.64438" calcext:value-type="float">
            <text:p>10.64438</text:p>
          </table:table-cell>
          <table:table-cell office:value-type="float" office:value="10.56766" calcext:value-type="float">
            <text:p>10.56766</text:p>
          </table:table-cell>
          <table:table-cell office:value-type="float" office:value="12.1579" calcext:value-type="float">
            <text:p>12.1579</text:p>
          </table:table-cell>
          <table:table-cell office:value-type="float" office:value="12.08493" calcext:value-type="float">
            <text:p>12.08493</text:p>
          </table:table-cell>
          <table:table-cell office:value-type="float" office:value="13.33798" calcext:value-type="float">
            <text:p>13.33798</text:p>
          </table:table-cell>
          <table:table-cell office:value-type="float" office:value="13.22293" calcext:value-type="float">
            <text:p>13.22293</text:p>
          </table:table-cell>
          <table:table-cell office:value-type="float" office:value="14.22321" calcext:value-type="float">
            <text:p>14.22321</text:p>
          </table:table-cell>
          <table:table-cell office:value-type="float" office:value="14.09656" calcext:value-type="float">
            <text:p>14.09656</text:p>
          </table:table-cell>
          <table:table-cell office:value-type="float" office:value="14.72763" calcext:value-type="float">
            <text:p>14.72763</text:p>
          </table:table-cell>
          <table:table-cell office:value-type="float" office:value="14.60986" calcext:value-type="float">
            <text:p>14.60986</text:p>
          </table:table-cell>
          <table:table-cell office:value-type="float" office:value="14.76797" calcext:value-type="float">
            <text:p>14.76797</text:p>
          </table:table-cell>
          <table:table-cell office:value-type="float" office:value="14.66315" calcext:value-type="float">
            <text:p>14.66315</text:p>
          </table:table-cell>
          <table:table-cell office:value-type="float" office:value="23.93314" calcext:value-type="float">
            <text:p>23.93314</text:p>
          </table:table-cell>
          <table:table-cell office:value-type="float" office:value="-0.7945862" calcext:value-type="float">
            <text:p>-0.794586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9112003" calcext:value-type="float">
            <text:p>19112003</text:p>
          </table:table-cell>
          <table:table-cell office:value-type="float" office:value="9.915308" calcext:value-type="float">
            <text:p>9.915308</text:p>
          </table:table-cell>
          <table:table-cell office:value-type="float" office:value="20.88" calcext:value-type="float">
            <text:p>20.88</text:p>
          </table:table-cell>
          <table:table-cell office:value-type="float" office:value="1.24" calcext:value-type="float">
            <text:p>1.24</text:p>
          </table:table-cell>
          <table:table-cell office:value-type="float" office:value="0.9244364" calcext:value-type="float">
            <text:p>0.9244364</text:p>
          </table:table-cell>
          <table:table-cell office:value-type="float" office:value="0.5890744" calcext:value-type="float">
            <text:p>0.5890744</text:p>
          </table:table-cell>
          <table:table-cell office:value-type="float" office:value="230.796" calcext:value-type="float">
            <text:p>230.796</text:p>
          </table:table-cell>
          <table:table-cell office:value-type="float" office:value="0" calcext:value-type="float">
            <text:p>0</text:p>
          </table:table-cell>
          <table:table-cell office:value-type="float" office:value="15.89423" calcext:value-type="float">
            <text:p>15.89423</text:p>
          </table:table-cell>
          <table:table-cell office:value-type="float" office:value="3.588745" calcext:value-type="float">
            <text:p>3.588745</text:p>
          </table:table-cell>
          <table:table-cell office:value-type="float" office:value="13.17365" calcext:value-type="float">
            <text:p>13.17365</text:p>
          </table:table-cell>
          <table:table-cell office:value-type="float" office:value="5.040314" calcext:value-type="float">
            <text:p>5.040314</text:p>
          </table:table-cell>
          <table:table-cell office:value-type="float" office:value="11.39813" calcext:value-type="float">
            <text:p>11.39813</text:p>
          </table:table-cell>
          <table:table-cell office:value-type="float" office:value="6.280273" calcext:value-type="float">
            <text:p>6.280273</text:p>
          </table:table-cell>
          <table:table-cell office:value-type="float" office:value="10.35898" calcext:value-type="float">
            <text:p>10.35898</text:p>
          </table:table-cell>
          <table:table-cell office:value-type="float" office:value="7.313873" calcext:value-type="float">
            <text:p>7.313873</text:p>
          </table:table-cell>
          <table:table-cell office:value-type="float" office:value="9.914368" calcext:value-type="float">
            <text:p>9.914368</text:p>
          </table:table-cell>
          <table:table-cell office:value-type="float" office:value="7.946777" calcext:value-type="float">
            <text:p>7.946777</text:p>
          </table:table-cell>
          <table:table-cell office:value-type="float" office:value="9.662445" calcext:value-type="float">
            <text:p>9.662445</text:p>
          </table:table-cell>
          <table:table-cell office:value-type="float" office:value="8.615082" calcext:value-type="float">
            <text:p>8.615082</text:p>
          </table:table-cell>
          <table:table-cell office:value-type="float" office:value="9.64917" calcext:value-type="float">
            <text:p>9.64917</text:p>
          </table:table-cell>
          <table:table-cell office:value-type="float" office:value="9.082611" calcext:value-type="float">
            <text:p>9.082611</text:p>
          </table:table-cell>
          <table:table-cell office:value-type="float" office:value="9.818542" calcext:value-type="float">
            <text:p>9.818542</text:p>
          </table:table-cell>
          <table:table-cell office:value-type="float" office:value="9.731873" calcext:value-type="float">
            <text:p>9.731873</text:p>
          </table:table-cell>
          <table:table-cell office:value-type="float" office:value="10.72839" calcext:value-type="float">
            <text:p>10.72839</text:p>
          </table:table-cell>
          <table:table-cell office:value-type="float" office:value="10.64557" calcext:value-type="float">
            <text:p>10.64557</text:p>
          </table:table-cell>
          <table:table-cell office:value-type="float" office:value="12.08429" calcext:value-type="float">
            <text:p>12.08429</text:p>
          </table:table-cell>
          <table:table-cell office:value-type="float" office:value="12.039" calcext:value-type="float">
            <text:p>12.039</text:p>
          </table:table-cell>
          <table:table-cell office:value-type="float" office:value="13.2218" calcext:value-type="float">
            <text:p>13.2218</text:p>
          </table:table-cell>
          <table:table-cell office:value-type="float" office:value="13.12177" calcext:value-type="float">
            <text:p>13.12177</text:p>
          </table:table-cell>
          <table:table-cell office:value-type="float" office:value="14.09525" calcext:value-type="float">
            <text:p>14.09525</text:p>
          </table:table-cell>
          <table:table-cell office:value-type="float" office:value="13.97552" calcext:value-type="float">
            <text:p>13.97552</text:p>
          </table:table-cell>
          <table:table-cell office:value-type="float" office:value="14.60858" calcext:value-type="float">
            <text:p>14.60858</text:p>
          </table:table-cell>
          <table:table-cell office:value-type="float" office:value="14.49185" calcext:value-type="float">
            <text:p>14.49185</text:p>
          </table:table-cell>
          <table:table-cell office:value-type="float" office:value="14.66202" calcext:value-type="float">
            <text:p>14.66202</text:p>
          </table:table-cell>
          <table:table-cell office:value-type="float" office:value="14.55576" calcext:value-type="float">
            <text:p>14.55576</text:p>
          </table:table-cell>
          <table:table-cell office:value-type="float" office:value="25.64337" calcext:value-type="float">
            <text:p>25.64337</text:p>
          </table:table-cell>
          <table:table-cell office:value-type="float" office:value="-0.697998" calcext:value-type="float">
            <text:p>-0.69799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20112003" calcext:value-type="float">
            <text:p>20112003</text:p>
          </table:table-cell>
          <table:table-cell office:value-type="float" office:value="9.699118" calcext:value-type="float">
            <text:p>9.699118</text:p>
          </table:table-cell>
          <table:table-cell office:value-type="float" office:value="22.92" calcext:value-type="float">
            <text:p>22.92</text:p>
          </table:table-cell>
          <table:table-cell office:value-type="float" office:value="3.52" calcext:value-type="float">
            <text:p>3.52</text:p>
          </table:table-cell>
          <table:table-cell office:value-type="float" office:value="0.8654324" calcext:value-type="float">
            <text:p>0.8654324</text:p>
          </table:table-cell>
          <table:table-cell office:value-type="float" office:value="0.6886085" calcext:value-type="float">
            <text:p>0.6886085</text:p>
          </table:table-cell>
          <table:table-cell office:value-type="float" office:value="373.968" calcext:value-type="float">
            <text:p>373.968</text:p>
          </table:table-cell>
          <table:table-cell office:value-type="float" office:value="0" calcext:value-type="float">
            <text:p>0</text:p>
          </table:table-cell>
          <table:table-cell office:value-type="float" office:value="17.34344" calcext:value-type="float">
            <text:p>17.34344</text:p>
          </table:table-cell>
          <table:table-cell office:value-type="float" office:value="6.461914" calcext:value-type="float">
            <text:p>6.461914</text:p>
          </table:table-cell>
          <table:table-cell office:value-type="float" office:value="14.42902" calcext:value-type="float">
            <text:p>14.42902</text:p>
          </table:table-cell>
          <table:table-cell office:value-type="float" office:value="7.327576" calcext:value-type="float">
            <text:p>7.327576</text:p>
          </table:table-cell>
          <table:table-cell office:value-type="float" office:value="12.48746" calcext:value-type="float">
            <text:p>12.48746</text:p>
          </table:table-cell>
          <table:table-cell office:value-type="float" office:value="8.059265" calcext:value-type="float">
            <text:p>8.059265</text:p>
          </table:table-cell>
          <table:table-cell office:value-type="float" office:value="11.30042" calcext:value-type="float">
            <text:p>11.30042</text:p>
          </table:table-cell>
          <table:table-cell office:value-type="float" office:value="8.628448" calcext:value-type="float">
            <text:p>8.628448</text:p>
          </table:table-cell>
          <table:table-cell office:value-type="float" office:value="10.73523" calcext:value-type="float">
            <text:p>10.73523</text:p>
          </table:table-cell>
          <table:table-cell office:value-type="float" office:value="8.961426" calcext:value-type="float">
            <text:p>8.961426</text:p>
          </table:table-cell>
          <table:table-cell office:value-type="float" office:value="10.31784" calcext:value-type="float">
            <text:p>10.31784</text:p>
          </table:table-cell>
          <table:table-cell office:value-type="float" office:value="9.311859" calcext:value-type="float">
            <text:p>9.311859</text:p>
          </table:table-cell>
          <table:table-cell office:value-type="float" office:value="10.18875" calcext:value-type="float">
            <text:p>10.18875</text:p>
          </table:table-cell>
          <table:table-cell office:value-type="float" office:value="9.564606" calcext:value-type="float">
            <text:p>9.564606</text:p>
          </table:table-cell>
          <table:table-cell office:value-type="float" office:value="10.1142" calcext:value-type="float">
            <text:p>10.1142</text:p>
          </table:table-cell>
          <table:table-cell office:value-type="float" office:value="9.822723" calcext:value-type="float">
            <text:p>9.822723</text:p>
          </table:table-cell>
          <table:table-cell office:value-type="float" office:value="10.81512" calcext:value-type="float">
            <text:p>10.81512</text:p>
          </table:table-cell>
          <table:table-cell office:value-type="float" office:value="10.72906" calcext:value-type="float">
            <text:p>10.72906</text:p>
          </table:table-cell>
          <table:table-cell office:value-type="float" office:value="12.03854" calcext:value-type="float">
            <text:p>12.03854</text:p>
          </table:table-cell>
          <table:table-cell office:value-type="float" office:value="12.00793" calcext:value-type="float">
            <text:p>12.00793</text:p>
          </table:table-cell>
          <table:table-cell office:value-type="float" office:value="13.12076" calcext:value-type="float">
            <text:p>13.12076</text:p>
          </table:table-cell>
          <table:table-cell office:value-type="float" office:value="13.03427" calcext:value-type="float">
            <text:p>13.03427</text:p>
          </table:table-cell>
          <table:table-cell office:value-type="float" office:value="13.9743" calcext:value-type="float">
            <text:p>13.9743</text:p>
          </table:table-cell>
          <table:table-cell office:value-type="float" office:value="13.86142" calcext:value-type="float">
            <text:p>13.86142</text:p>
          </table:table-cell>
          <table:table-cell office:value-type="float" office:value="14.49063" calcext:value-type="float">
            <text:p>14.49063</text:p>
          </table:table-cell>
          <table:table-cell office:value-type="float" office:value="14.37646" calcext:value-type="float">
            <text:p>14.37646</text:p>
          </table:table-cell>
          <table:table-cell office:value-type="float" office:value="14.55466" calcext:value-type="float">
            <text:p>14.55466</text:p>
          </table:table-cell>
          <table:table-cell office:value-type="float" office:value="14.44852" calcext:value-type="float">
            <text:p>14.44852</text:p>
          </table:table-cell>
          <table:table-cell office:value-type="float" office:value="27.05234" calcext:value-type="float">
            <text:p>27.05234</text:p>
          </table:table-cell>
          <table:table-cell office:value-type="float" office:value="1.276398" calcext:value-type="float">
            <text:p>1.27639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21112003" calcext:value-type="float">
            <text:p>21112003</text:p>
          </table:table-cell>
          <table:table-cell office:value-type="float" office:value="8.085254" calcext:value-type="float">
            <text:p>8.085254</text:p>
          </table:table-cell>
          <table:table-cell office:value-type="float" office:value="6.13" calcext:value-type="float">
            <text:p>6.13</text:p>
          </table:table-cell>
          <table:table-cell office:value-type="float" office:value="-1.74" calcext:value-type="float">
            <text:p>-1.74</text:p>
          </table:table-cell>
          <table:table-cell office:value-type="float" office:value="0.7017527" calcext:value-type="float">
            <text:p>0.7017527</text:p>
          </table:table-cell>
          <table:table-cell office:value-type="float" office:value="0.4753611" calcext:value-type="float">
            <text:p>0.4753611</text:p>
          </table:table-cell>
          <table:table-cell office:value-type="float" office:value="439.632" calcext:value-type="float">
            <text:p>439.632</text:p>
          </table:table-cell>
          <table:table-cell office:value-type="float" office:value="0" calcext:value-type="float">
            <text:p>0</text:p>
          </table:table-cell>
          <table:table-cell office:value-type="float" office:value="11.72449" calcext:value-type="float">
            <text:p>11.72449</text:p>
          </table:table-cell>
          <table:table-cell office:value-type="float" office:value="3.764191" calcext:value-type="float">
            <text:p>3.764191</text:p>
          </table:table-cell>
          <table:table-cell office:value-type="float" office:value="10.40921" calcext:value-type="float">
            <text:p>10.40921</text:p>
          </table:table-cell>
          <table:table-cell office:value-type="float" office:value="5.502991" calcext:value-type="float">
            <text:p>5.502991</text:p>
          </table:table-cell>
          <table:table-cell office:value-type="float" office:value="9.625061" calcext:value-type="float">
            <text:p>9.625061</text:p>
          </table:table-cell>
          <table:table-cell office:value-type="float" office:value="6.913239" calcext:value-type="float">
            <text:p>6.913239</text:p>
          </table:table-cell>
          <table:table-cell office:value-type="float" office:value="10.10202" calcext:value-type="float">
            <text:p>10.10202</text:p>
          </table:table-cell>
          <table:table-cell office:value-type="float" office:value="8.004333" calcext:value-type="float">
            <text:p>8.004333</text:p>
          </table:table-cell>
          <table:table-cell office:value-type="float" office:value="10.25763" calcext:value-type="float">
            <text:p>10.25763</text:p>
          </table:table-cell>
          <table:table-cell office:value-type="float" office:value="8.6409" calcext:value-type="float">
            <text:p>8.6409</text:p>
          </table:table-cell>
          <table:table-cell office:value-type="float" office:value="10.29364" calcext:value-type="float">
            <text:p>10.29364</text:p>
          </table:table-cell>
          <table:table-cell office:value-type="float" office:value="9.266205" calcext:value-type="float">
            <text:p>9.266205</text:p>
          </table:table-cell>
          <table:table-cell office:value-type="float" office:value="10.20581" calcext:value-type="float">
            <text:p>10.20581</text:p>
          </table:table-cell>
          <table:table-cell office:value-type="float" office:value="9.648193" calcext:value-type="float">
            <text:p>9.648193</text:p>
          </table:table-cell>
          <table:table-cell office:value-type="float" office:value="10.24567" calcext:value-type="float">
            <text:p>10.24567</text:p>
          </table:table-cell>
          <table:table-cell office:value-type="float" office:value="10.12003" calcext:value-type="float">
            <text:p>10.12003</text:p>
          </table:table-cell>
          <table:table-cell office:value-type="float" office:value="10.92032" calcext:value-type="float">
            <text:p>10.92032</text:p>
          </table:table-cell>
          <table:table-cell office:value-type="float" office:value="10.81641" calcext:value-type="float">
            <text:p>10.81641</text:p>
          </table:table-cell>
          <table:table-cell office:value-type="float" office:value="12.00772" calcext:value-type="float">
            <text:p>12.00772</text:p>
          </table:table-cell>
          <table:table-cell office:value-type="float" office:value="11.99588" calcext:value-type="float">
            <text:p>11.99588</text:p>
          </table:table-cell>
          <table:table-cell office:value-type="float" office:value="13.03342" calcext:value-type="float">
            <text:p>13.03342</text:p>
          </table:table-cell>
          <table:table-cell office:value-type="float" office:value="12.95984" calcext:value-type="float">
            <text:p>12.95984</text:p>
          </table:table-cell>
          <table:table-cell office:value-type="float" office:value="13.86029" calcext:value-type="float">
            <text:p>13.86029</text:p>
          </table:table-cell>
          <table:table-cell office:value-type="float" office:value="13.75494" calcext:value-type="float">
            <text:p>13.75494</text:p>
          </table:table-cell>
          <table:table-cell office:value-type="float" office:value="14.37527" calcext:value-type="float">
            <text:p>14.37527</text:p>
          </table:table-cell>
          <table:table-cell office:value-type="float" office:value="14.26389" calcext:value-type="float">
            <text:p>14.26389</text:p>
          </table:table-cell>
          <table:table-cell office:value-type="float" office:value="14.44742" calcext:value-type="float">
            <text:p>14.44742</text:p>
          </table:table-cell>
          <table:table-cell office:value-type="float" office:value="14.3421" calcext:value-type="float">
            <text:p>14.3421</text:p>
          </table:table-cell>
          <table:table-cell office:value-type="float" office:value="19.48068" calcext:value-type="float">
            <text:p>19.48068</text:p>
          </table:table-cell>
          <table:table-cell office:value-type="float" office:value="-1.77243" calcext:value-type="float">
            <text:p>-1.7724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22112003" calcext:value-type="float">
            <text:p>22112003</text:p>
          </table:table-cell>
          <table:table-cell office:value-type="float" office:value="1.27836" calcext:value-type="float">
            <text:p>1.27836</text:p>
          </table:table-cell>
          <table:table-cell office:value-type="float" office:value="1.54" calcext:value-type="float">
            <text:p>1.54</text:p>
          </table:table-cell>
          <table:table-cell office:value-type="float" office:value="-0.31" calcext:value-type="float">
            <text:p>-0.31</text:p>
          </table:table-cell>
          <table:table-cell office:value-type="float" office:value="0.6017783" calcext:value-type="float">
            <text:p>0.6017783</text:p>
          </table:table-cell>
          <table:table-cell office:value-type="float" office:value="0.5272001" calcext:value-type="float">
            <text:p>0.5272001</text:p>
          </table:table-cell>
          <table:table-cell office:value-type="float" office:value="316.692" calcext:value-type="float">
            <text:p>316.692</text:p>
          </table:table-cell>
          <table:table-cell office:value-type="float" office:value="0" calcext:value-type="float">
            <text:p>0</text:p>
          </table:table-cell>
          <table:table-cell office:value-type="float" office:value="4.351471" calcext:value-type="float">
            <text:p>4.351471</text:p>
          </table:table-cell>
          <table:table-cell office:value-type="float" office:value="1.63913" calcext:value-type="float">
            <text:p>1.63913</text:p>
          </table:table-cell>
          <table:table-cell office:value-type="float" office:value="5.84259" calcext:value-type="float">
            <text:p>5.84259</text:p>
          </table:table-cell>
          <table:table-cell office:value-type="float" office:value="3.08725" calcext:value-type="float">
            <text:p>3.08725</text:p>
          </table:table-cell>
          <table:table-cell office:value-type="float" office:value="7.151764" calcext:value-type="float">
            <text:p>7.151764</text:p>
          </table:table-cell>
          <table:table-cell office:value-type="float" office:value="4.422943" calcext:value-type="float">
            <text:p>4.422943</text:p>
          </table:table-cell>
          <table:table-cell office:value-type="float" office:value="8.173035" calcext:value-type="float">
            <text:p>8.173035</text:p>
          </table:table-cell>
          <table:table-cell office:value-type="float" office:value="5.694641" calcext:value-type="float">
            <text:p>5.694641</text:p>
          </table:table-cell>
          <table:table-cell office:value-type="float" office:value="8.72644" calcext:value-type="float">
            <text:p>8.72644</text:p>
          </table:table-cell>
          <table:table-cell office:value-type="float" office:value="6.558807" calcext:value-type="float">
            <text:p>6.558807</text:p>
          </table:table-cell>
          <table:table-cell office:value-type="float" office:value="9.292419" calcext:value-type="float">
            <text:p>9.292419</text:p>
          </table:table-cell>
          <table:table-cell office:value-type="float" office:value="7.573608" calcext:value-type="float">
            <text:p>7.573608</text:p>
          </table:table-cell>
          <table:table-cell office:value-type="float" office:value="9.659454" calcext:value-type="float">
            <text:p>9.659454</text:p>
          </table:table-cell>
          <table:table-cell office:value-type="float" office:value="8.42923" calcext:value-type="float">
            <text:p>8.42923</text:p>
          </table:table-cell>
          <table:table-cell office:value-type="float" office:value="10.15704" calcext:value-type="float">
            <text:p>10.15704</text:p>
          </table:table-cell>
          <table:table-cell office:value-type="float" office:value="9.662659" calcext:value-type="float">
            <text:p>9.662659</text:p>
          </table:table-cell>
          <table:table-cell office:value-type="float" office:value="10.92834" calcext:value-type="float">
            <text:p>10.92834</text:p>
          </table:table-cell>
          <table:table-cell office:value-type="float" office:value="10.87253" calcext:value-type="float">
            <text:p>10.87253</text:p>
          </table:table-cell>
          <table:table-cell office:value-type="float" office:value="11.99579" calcext:value-type="float">
            <text:p>11.99579</text:p>
          </table:table-cell>
          <table:table-cell office:value-type="float" office:value="11.97955" calcext:value-type="float">
            <text:p>11.97955</text:p>
          </table:table-cell>
          <table:table-cell office:value-type="float" office:value="12.95914" calcext:value-type="float">
            <text:p>12.95914</text:p>
          </table:table-cell>
          <table:table-cell office:value-type="float" office:value="12.89569" calcext:value-type="float">
            <text:p>12.89569</text:p>
          </table:table-cell>
          <table:table-cell office:value-type="float" office:value="13.75388" calcext:value-type="float">
            <text:p>13.75388</text:p>
          </table:table-cell>
          <table:table-cell office:value-type="float" office:value="13.65649" calcext:value-type="float">
            <text:p>13.65649</text:p>
          </table:table-cell>
          <table:table-cell office:value-type="float" office:value="14.26273" calcext:value-type="float">
            <text:p>14.26273</text:p>
          </table:table-cell>
          <table:table-cell office:value-type="float" office:value="14.15488" calcext:value-type="float">
            <text:p>14.15488</text:p>
          </table:table-cell>
          <table:table-cell office:value-type="float" office:value="14.341" calcext:value-type="float">
            <text:p>14.341</text:p>
          </table:table-cell>
          <table:table-cell office:value-type="float" office:value="14.23657" calcext:value-type="float">
            <text:p>14.23657</text:p>
          </table:table-cell>
          <table:table-cell office:value-type="float" office:value="1.707428" calcext:value-type="float">
            <text:p>1.707428</text:p>
          </table:table-cell>
          <table:table-cell office:value-type="float" office:value="-1.602448" calcext:value-type="float">
            <text:p>-1.60244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23112003" calcext:value-type="float">
            <text:p>23112003</text:p>
          </table:table-cell>
          <table:table-cell office:value-type="float" office:value="5.53999" calcext:value-type="float">
            <text:p>5.53999</text:p>
          </table:table-cell>
          <table:table-cell office:value-type="float" office:value="-0.5" calcext:value-type="float">
            <text:p>-0.5</text:p>
          </table:table-cell>
          <table:table-cell office:value-type="float" office:value="-10.53" calcext:value-type="float">
            <text:p>-10.53</text:p>
          </table:table-cell>
          <table:table-cell office:value-type="float" office:value="0.5200318" calcext:value-type="float">
            <text:p>0.5200318</text:p>
          </table:table-cell>
          <table:table-cell office:value-type="float" office:value="0.2454458" calcext:value-type="float">
            <text:p>0.2454458</text:p>
          </table:table-cell>
          <table:table-cell office:value-type="float" office:value="607.212" calcext:value-type="float">
            <text:p>607.212</text:p>
          </table:table-cell>
          <table:table-cell office:value-type="float" office:value="0" calcext:value-type="float">
            <text:p>0</text:p>
          </table:table-cell>
          <table:table-cell office:value-type="float" office:value="3.584656" calcext:value-type="float">
            <text:p>3.584656</text:p>
          </table:table-cell>
          <table:table-cell office:value-type="float" office:value="-3.211823" calcext:value-type="float">
            <text:p>-3.211823</text:p>
          </table:table-cell>
          <table:table-cell office:value-type="float" office:value="3.904846" calcext:value-type="float">
            <text:p>3.904846</text:p>
          </table:table-cell>
          <table:table-cell office:value-type="float" office:value="0.07369995" calcext:value-type="float">
            <text:p>0.07369995</text:p>
          </table:table-cell>
          <table:table-cell office:value-type="float" office:value="4.421844" calcext:value-type="float">
            <text:p>4.421844</text:p>
          </table:table-cell>
          <table:table-cell office:value-type="float" office:value="2.143127" calcext:value-type="float">
            <text:p>2.143127</text:p>
          </table:table-cell>
          <table:table-cell office:value-type="float" office:value="5.668091" calcext:value-type="float">
            <text:p>5.668091</text:p>
          </table:table-cell>
          <table:table-cell office:value-type="float" office:value="3.895203" calcext:value-type="float">
            <text:p>3.895203</text:p>
          </table:table-cell>
          <table:table-cell office:value-type="float" office:value="6.535614" calcext:value-type="float">
            <text:p>6.535614</text:p>
          </table:table-cell>
          <table:table-cell office:value-type="float" office:value="4.991302" calcext:value-type="float">
            <text:p>4.991302</text:p>
          </table:table-cell>
          <table:table-cell office:value-type="float" office:value="7.554993" calcext:value-type="float">
            <text:p>7.554993</text:p>
          </table:table-cell>
          <table:table-cell office:value-type="float" office:value="6.231262" calcext:value-type="float">
            <text:p>6.231262</text:p>
          </table:table-cell>
          <table:table-cell office:value-type="float" office:value="8.415131" calcext:value-type="float">
            <text:p>8.415131</text:p>
          </table:table-cell>
          <table:table-cell office:value-type="float" office:value="7.285217" calcext:value-type="float">
            <text:p>7.285217</text:p>
          </table:table-cell>
          <table:table-cell office:value-type="float" office:value="9.654968" calcext:value-type="float">
            <text:p>9.654968</text:p>
          </table:table-cell>
          <table:table-cell office:value-type="float" office:value="8.846252" calcext:value-type="float">
            <text:p>8.846252</text:p>
          </table:table-cell>
          <table:table-cell office:value-type="float" office:value="10.87082" calcext:value-type="float">
            <text:p>10.87082</text:p>
          </table:table-cell>
          <table:table-cell office:value-type="float" office:value="10.60239" calcext:value-type="float">
            <text:p>10.60239</text:p>
          </table:table-cell>
          <table:table-cell office:value-type="float" office:value="11.97922" calcext:value-type="float">
            <text:p>11.97922</text:p>
          </table:table-cell>
          <table:table-cell office:value-type="float" office:value="11.91818" calcext:value-type="float">
            <text:p>11.91818</text:p>
          </table:table-cell>
          <table:table-cell office:value-type="float" office:value="12.89502" calcext:value-type="float">
            <text:p>12.89502</text:p>
          </table:table-cell>
          <table:table-cell office:value-type="float" office:value="12.82922" calcext:value-type="float">
            <text:p>12.82922</text:p>
          </table:table-cell>
          <table:table-cell office:value-type="float" office:value="13.65549" calcext:value-type="float">
            <text:p>13.65549</text:p>
          </table:table-cell>
          <table:table-cell office:value-type="float" office:value="13.56348" calcext:value-type="float">
            <text:p>13.56348</text:p>
          </table:table-cell>
          <table:table-cell office:value-type="float" office:value="14.15375" calcext:value-type="float">
            <text:p>14.15375</text:p>
          </table:table-cell>
          <table:table-cell office:value-type="float" office:value="14.04956" calcext:value-type="float">
            <text:p>14.04956</text:p>
          </table:table-cell>
          <table:table-cell office:value-type="float" office:value="14.23547" calcext:value-type="float">
            <text:p>14.23547</text:p>
          </table:table-cell>
          <table:table-cell office:value-type="float" office:value="14.13266" calcext:value-type="float">
            <text:p>14.13266</text:p>
          </table:table-cell>
          <table:table-cell office:value-type="float" office:value="2.184662" calcext:value-type="float">
            <text:p>2.184662</text:p>
          </table:table-cell>
          <table:table-cell office:value-type="float" office:value="-11.39859" calcext:value-type="float">
            <text:p>-11.3985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24112003" calcext:value-type="float">
            <text:p>24112003</text:p>
          </table:table-cell>
          <table:table-cell office:value-type="float" office:value="9.325074" calcext:value-type="float">
            <text:p>9.325074</text:p>
          </table:table-cell>
          <table:table-cell office:value-type="float" office:value="0.6" calcext:value-type="float">
            <text:p>0.6</text:p>
          </table:table-cell>
          <table:table-cell office:value-type="float" office:value="-12.92" calcext:value-type="float">
            <text:p>-12.92</text:p>
          </table:table-cell>
          <table:table-cell office:value-type="float" office:value="0.5627781" calcext:value-type="float">
            <text:p>0.5627781</text:p>
          </table:table-cell>
          <table:table-cell office:value-type="float" office:value="0.2034923" calcext:value-type="float">
            <text:p>0.2034923</text:p>
          </table:table-cell>
          <table:table-cell office:value-type="float" office:value="345.528" calcext:value-type="float">
            <text:p>345.528</text:p>
          </table:table-cell>
          <table:table-cell office:value-type="float" office:value="0.1" calcext:value-type="float">
            <text:p>0.1</text:p>
          </table:table-cell>
          <table:table-cell office:value-type="float" office:value="4.238129" calcext:value-type="float">
            <text:p>4.238129</text:p>
          </table:table-cell>
          <table:table-cell office:value-type="float" office:value="-4.8302" calcext:value-type="float">
            <text:p>-4.8302</text:p>
          </table:table-cell>
          <table:table-cell office:value-type="float" office:value="1.936157" calcext:value-type="float">
            <text:p>1.936157</text:p>
          </table:table-cell>
          <table:table-cell office:value-type="float" office:value="-0.3536987" calcext:value-type="float">
            <text:p>-0.3536987</text:p>
          </table:table-cell>
          <table:table-cell office:value-type="float" office:value="2.389587" calcext:value-type="float">
            <text:p>2.389587</text:p>
          </table:table-cell>
          <table:table-cell office:value-type="float" office:value="1.210907" calcext:value-type="float">
            <text:p>1.210907</text:p>
          </table:table-cell>
          <table:table-cell office:value-type="float" office:value="3.848145" calcext:value-type="float">
            <text:p>3.848145</text:p>
          </table:table-cell>
          <table:table-cell office:value-type="float" office:value="2.785339" calcext:value-type="float">
            <text:p>2.785339</text:p>
          </table:table-cell>
          <table:table-cell office:value-type="float" office:value="4.956787" calcext:value-type="float">
            <text:p>4.956787</text:p>
          </table:table-cell>
          <table:table-cell office:value-type="float" office:value="3.85675" calcext:value-type="float">
            <text:p>3.85675</text:p>
          </table:table-cell>
          <table:table-cell office:value-type="float" office:value="6.209625" calcext:value-type="float">
            <text:p>6.209625</text:p>
          </table:table-cell>
          <table:table-cell office:value-type="float" office:value="4.949371" calcext:value-type="float">
            <text:p>4.949371</text:p>
          </table:table-cell>
          <table:table-cell office:value-type="float" office:value="7.271088" calcext:value-type="float">
            <text:p>7.271088</text:p>
          </table:table-cell>
          <table:table-cell office:value-type="float" office:value="6.062103" calcext:value-type="float">
            <text:p>6.062103</text:p>
          </table:table-cell>
          <table:table-cell office:value-type="float" office:value="8.838074" calcext:value-type="float">
            <text:p>8.838074</text:p>
          </table:table-cell>
          <table:table-cell office:value-type="float" office:value="7.907959" calcext:value-type="float">
            <text:p>7.907959</text:p>
          </table:table-cell>
          <table:table-cell office:value-type="float" office:value="10.59872" calcext:value-type="float">
            <text:p>10.59872</text:p>
          </table:table-cell>
          <table:table-cell office:value-type="float" office:value="10.17581" calcext:value-type="float">
            <text:p>10.17581</text:p>
          </table:table-cell>
          <table:table-cell office:value-type="float" office:value="11.91718" calcext:value-type="float">
            <text:p>11.91718</text:p>
          </table:table-cell>
          <table:table-cell office:value-type="float" office:value="11.78903" calcext:value-type="float">
            <text:p>11.78903</text:p>
          </table:table-cell>
          <table:table-cell office:value-type="float" office:value="12.82846" calcext:value-type="float">
            <text:p>12.82846</text:p>
          </table:table-cell>
          <table:table-cell office:value-type="float" office:value="12.74597" calcext:value-type="float">
            <text:p>12.74597</text:p>
          </table:table-cell>
          <table:table-cell office:value-type="float" office:value="13.56256" calcext:value-type="float">
            <text:p>13.56256</text:p>
          </table:table-cell>
          <table:table-cell office:value-type="float" office:value="13.47241" calcext:value-type="float">
            <text:p>13.47241</text:p>
          </table:table-cell>
          <table:table-cell office:value-type="float" office:value="14.04849" calcext:value-type="float">
            <text:p>14.04849</text:p>
          </table:table-cell>
          <table:table-cell office:value-type="float" office:value="13.94757" calcext:value-type="float">
            <text:p>13.94757</text:p>
          </table:table-cell>
          <table:table-cell office:value-type="float" office:value="14.13156" calcext:value-type="float">
            <text:p>14.13156</text:p>
          </table:table-cell>
          <table:table-cell office:value-type="float" office:value="14.03091" calcext:value-type="float">
            <text:p>14.03091</text:p>
          </table:table-cell>
          <table:table-cell office:value-type="float" office:value="8.144379" calcext:value-type="float">
            <text:p>8.144379</text:p>
          </table:table-cell>
          <table:table-cell office:value-type="float" office:value="-13.64871" calcext:value-type="float">
            <text:p>-13.6487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25112003" calcext:value-type="float">
            <text:p>25112003</text:p>
          </table:table-cell>
          <table:table-cell office:value-type="float" office:value="7.261902" calcext:value-type="float">
            <text:p>7.261902</text:p>
          </table:table-cell>
          <table:table-cell office:value-type="float" office:value="7.45" calcext:value-type="float">
            <text:p>7.45</text:p>
          </table:table-cell>
          <table:table-cell office:value-type="float" office:value="-5.3" calcext:value-type="float">
            <text:p>-5.3</text:p>
          </table:table-cell>
          <table:table-cell office:value-type="float" office:value="0.725821" calcext:value-type="float">
            <text:p>0.725821</text:p>
          </table:table-cell>
          <table:table-cell office:value-type="float" office:value="0.3656197" calcext:value-type="float">
            <text:p>0.3656197</text:p>
          </table:table-cell>
          <table:table-cell office:value-type="float" office:value="171.504" calcext:value-type="float">
            <text:p>171.504</text:p>
          </table:table-cell>
          <table:table-cell office:value-type="float" office:value="0" calcext:value-type="float">
            <text:p>0</text:p>
          </table:table-cell>
          <table:table-cell office:value-type="float" office:value="7.223663" calcext:value-type="float">
            <text:p>7.223663</text:p>
          </table:table-cell>
          <table:table-cell office:value-type="float" office:value="-1.355316" calcext:value-type="float">
            <text:p>-1.355316</text:p>
          </table:table-cell>
          <table:table-cell office:value-type="float" office:value="5.153839" calcext:value-type="float">
            <text:p>5.153839</text:p>
          </table:table-cell>
          <table:table-cell office:value-type="float" office:value="0.3437195" calcext:value-type="float">
            <text:p>0.3437195</text:p>
          </table:table-cell>
          <table:table-cell office:value-type="float" office:value="4.48468" calcext:value-type="float">
            <text:p>4.48468</text:p>
          </table:table-cell>
          <table:table-cell office:value-type="float" office:value="1.516388" calcext:value-type="float">
            <text:p>1.516388</text:p>
          </table:table-cell>
          <table:table-cell office:value-type="float" office:value="4.474182" calcext:value-type="float">
            <text:p>4.474182</text:p>
          </table:table-cell>
          <table:table-cell office:value-type="float" office:value="2.697968" calcext:value-type="float">
            <text:p>2.697968</text:p>
          </table:table-cell>
          <table:table-cell office:value-type="float" office:value="4.714844" calcext:value-type="float">
            <text:p>4.714844</text:p>
          </table:table-cell>
          <table:table-cell office:value-type="float" office:value="3.562988" calcext:value-type="float">
            <text:p>3.562988</text:p>
          </table:table-cell>
          <table:table-cell office:value-type="float" office:value="5.194733" calcext:value-type="float">
            <text:p>5.194733</text:p>
          </table:table-cell>
          <table:table-cell office:value-type="float" office:value="4.611755" calcext:value-type="float">
            <text:p>4.611755</text:p>
          </table:table-cell>
          <table:table-cell office:value-type="float" office:value="6.056213" calcext:value-type="float">
            <text:p>6.056213</text:p>
          </table:table-cell>
          <table:table-cell office:value-type="float" office:value="5.68988" calcext:value-type="float">
            <text:p>5.68988</text:p>
          </table:table-cell>
          <table:table-cell office:value-type="float" office:value="7.899811" calcext:value-type="float">
            <text:p>7.899811</text:p>
          </table:table-cell>
          <table:table-cell office:value-type="float" office:value="7.338379" calcext:value-type="float">
            <text:p>7.338379</text:p>
          </table:table-cell>
          <table:table-cell office:value-type="float" office:value="10.17075" calcext:value-type="float">
            <text:p>10.17075</text:p>
          </table:table-cell>
          <table:table-cell office:value-type="float" office:value="9.700012" calcext:value-type="float">
            <text:p>9.700012</text:p>
          </table:table-cell>
          <table:table-cell office:value-type="float" office:value="11.78732" calcext:value-type="float">
            <text:p>11.78732</text:p>
          </table:table-cell>
          <table:table-cell office:value-type="float" office:value="11.5932" calcext:value-type="float">
            <text:p>11.5932</text:p>
          </table:table-cell>
          <table:table-cell office:value-type="float" office:value="12.74493" calcext:value-type="float">
            <text:p>12.74493</text:p>
          </table:table-cell>
          <table:table-cell office:value-type="float" office:value="12.63513" calcext:value-type="float">
            <text:p>12.63513</text:p>
          </table:table-cell>
          <table:table-cell office:value-type="float" office:value="13.47147" calcext:value-type="float">
            <text:p>13.47147</text:p>
          </table:table-cell>
          <table:table-cell office:value-type="float" office:value="13.37784" calcext:value-type="float">
            <text:p>13.37784</text:p>
          </table:table-cell>
          <table:table-cell office:value-type="float" office:value="13.94653" calcext:value-type="float">
            <text:p>13.94653</text:p>
          </table:table-cell>
          <table:table-cell office:value-type="float" office:value="13.84799" calcext:value-type="float">
            <text:p>13.84799</text:p>
          </table:table-cell>
          <table:table-cell office:value-type="float" office:value="14.02982" calcext:value-type="float">
            <text:p>14.02982</text:p>
          </table:table-cell>
          <table:table-cell office:value-type="float" office:value="13.93146" calcext:value-type="float">
            <text:p>13.93146</text:p>
          </table:table-cell>
          <table:table-cell office:value-type="float" office:value="10.06775" calcext:value-type="float">
            <text:p>10.06775</text:p>
          </table:table-cell>
          <table:table-cell office:value-type="float" office:value="-5.416748" calcext:value-type="float">
            <text:p>-5.41674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26112003" calcext:value-type="float">
            <text:p>26112003</text:p>
          </table:table-cell>
          <table:table-cell office:value-type="float" office:value="7.34076" calcext:value-type="float">
            <text:p>7.34076</text:p>
          </table:table-cell>
          <table:table-cell office:value-type="float" office:value="7.53" calcext:value-type="float">
            <text:p>7.53</text:p>
          </table:table-cell>
          <table:table-cell office:value-type="float" office:value="-5.49" calcext:value-type="float">
            <text:p>-5.49</text:p>
          </table:table-cell>
          <table:table-cell office:value-type="float" office:value="0.7629126" calcext:value-type="float">
            <text:p>0.7629126</text:p>
          </table:table-cell>
          <table:table-cell office:value-type="float" office:value="0.360463" calcext:value-type="float">
            <text:p>0.360463</text:p>
          </table:table-cell>
          <table:table-cell office:value-type="float" office:value="165.744" calcext:value-type="float">
            <text:p>165.744</text:p>
          </table:table-cell>
          <table:table-cell office:value-type="float" office:value="0" calcext:value-type="float">
            <text:p>0</text:p>
          </table:table-cell>
          <table:table-cell office:value-type="float" office:value="7.525452" calcext:value-type="float">
            <text:p>7.525452</text:p>
          </table:table-cell>
          <table:table-cell office:value-type="float" office:value="-0.3988342" calcext:value-type="float">
            <text:p>-0.3988342</text:p>
          </table:table-cell>
          <table:table-cell office:value-type="float" office:value="5.663849" calcext:value-type="float">
            <text:p>5.663849</text:p>
          </table:table-cell>
          <table:table-cell office:value-type="float" office:value="0.8647156" calcext:value-type="float">
            <text:p>0.8647156</text:p>
          </table:table-cell>
          <table:table-cell office:value-type="float" office:value="4.992859" calcext:value-type="float">
            <text:p>4.992859</text:p>
          </table:table-cell>
          <table:table-cell office:value-type="float" office:value="1.934937" calcext:value-type="float">
            <text:p>1.934937</text:p>
          </table:table-cell>
          <table:table-cell office:value-type="float" office:value="4.828033" calcext:value-type="float">
            <text:p>4.828033</text:p>
          </table:table-cell>
          <table:table-cell office:value-type="float" office:value="3.004974" calcext:value-type="float">
            <text:p>3.004974</text:p>
          </table:table-cell>
          <table:table-cell office:value-type="float" office:value="4.953857" calcext:value-type="float">
            <text:p>4.953857</text:p>
          </table:table-cell>
          <table:table-cell office:value-type="float" office:value="3.783234" calcext:value-type="float">
            <text:p>3.783234</text:p>
          </table:table-cell>
          <table:table-cell office:value-type="float" office:value="5.307434" calcext:value-type="float">
            <text:p>5.307434</text:p>
          </table:table-cell>
          <table:table-cell office:value-type="float" office:value="4.703247" calcext:value-type="float">
            <text:p>4.703247</text:p>
          </table:table-cell>
          <table:table-cell office:value-type="float" office:value="5.936005" calcext:value-type="float">
            <text:p>5.936005</text:p>
          </table:table-cell>
          <table:table-cell office:value-type="float" office:value="5.621643" calcext:value-type="float">
            <text:p>5.621643</text:p>
          </table:table-cell>
          <table:table-cell office:value-type="float" office:value="7.336548" calcext:value-type="float">
            <text:p>7.336548</text:p>
          </table:table-cell>
          <table:table-cell office:value-type="float" office:value="7.09964" calcext:value-type="float">
            <text:p>7.09964</text:p>
          </table:table-cell>
          <table:table-cell office:value-type="float" office:value="9.695587" calcext:value-type="float">
            <text:p>9.695587</text:p>
          </table:table-cell>
          <table:table-cell office:value-type="float" office:value="9.334076" calcext:value-type="float">
            <text:p>9.334076</text:p>
          </table:table-cell>
          <table:table-cell office:value-type="float" office:value="11.59094" calcext:value-type="float">
            <text:p>11.59094</text:p>
          </table:table-cell>
          <table:table-cell office:value-type="float" office:value="11.36545" calcext:value-type="float">
            <text:p>11.36545</text:p>
          </table:table-cell>
          <table:table-cell office:value-type="float" office:value="12.63379" calcext:value-type="float">
            <text:p>12.63379</text:p>
          </table:table-cell>
          <table:table-cell office:value-type="float" office:value="12.49646" calcext:value-type="float">
            <text:p>12.49646</text:p>
          </table:table-cell>
          <table:table-cell office:value-type="float" office:value="13.37686" calcext:value-type="float">
            <text:p>13.37686</text:p>
          </table:table-cell>
          <table:table-cell office:value-type="float" office:value="13.27487" calcext:value-type="float">
            <text:p>13.27487</text:p>
          </table:table-cell>
          <table:table-cell office:value-type="float" office:value="13.84692" calcext:value-type="float">
            <text:p>13.84692</text:p>
          </table:table-cell>
          <table:table-cell office:value-type="float" office:value="13.74854" calcext:value-type="float">
            <text:p>13.74854</text:p>
          </table:table-cell>
          <table:table-cell office:value-type="float" office:value="13.93042" calcext:value-type="float">
            <text:p>13.93042</text:p>
          </table:table-cell>
          <table:table-cell office:value-type="float" office:value="13.83337" calcext:value-type="float">
            <text:p>13.83337</text:p>
          </table:table-cell>
          <table:table-cell office:value-type="float" office:value="10.52164" calcext:value-type="float">
            <text:p>10.52164</text:p>
          </table:table-cell>
          <table:table-cell office:value-type="float" office:value="-4.123199" calcext:value-type="float">
            <text:p>-4.12319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27112003" calcext:value-type="float">
            <text:p>27112003</text:p>
          </table:table-cell>
          <table:table-cell office:value-type="float" office:value="9.392879" calcext:value-type="float">
            <text:p>9.392879</text:p>
          </table:table-cell>
          <table:table-cell office:value-type="float" office:value="6.96" calcext:value-type="float">
            <text:p>6.96</text:p>
          </table:table-cell>
          <table:table-cell office:value-type="float" office:value="-6.35" calcext:value-type="float">
            <text:p>-6.35</text:p>
          </table:table-cell>
          <table:table-cell office:value-type="float" office:value="0.695976" calcext:value-type="float">
            <text:p>0.695976</text:p>
          </table:table-cell>
          <table:table-cell office:value-type="float" office:value="0.3379297" calcext:value-type="float">
            <text:p>0.3379297</text:p>
          </table:table-cell>
          <table:table-cell office:value-type="float" office:value="381.816" calcext:value-type="float">
            <text:p>381.816</text:p>
          </table:table-cell>
          <table:table-cell office:value-type="float" office:value="0" calcext:value-type="float">
            <text:p>0</text:p>
          </table:table-cell>
          <table:table-cell office:value-type="float" office:value="8.960907" calcext:value-type="float">
            <text:p>8.960907</text:p>
          </table:table-cell>
          <table:table-cell office:value-type="float" office:value="-0.625885" calcext:value-type="float">
            <text:p>-0.625885</text:p>
          </table:table-cell>
          <table:table-cell office:value-type="float" office:value="6.80658" calcext:value-type="float">
            <text:p>6.80658</text:p>
          </table:table-cell>
          <table:table-cell office:value-type="float" office:value="0.7887268" calcext:value-type="float">
            <text:p>0.7887268</text:p>
          </table:table-cell>
          <table:table-cell office:value-type="float" office:value="5.72641" calcext:value-type="float">
            <text:p>5.72641</text:p>
          </table:table-cell>
          <table:table-cell office:value-type="float" office:value="1.95224" calcext:value-type="float">
            <text:p>1.95224</text:p>
          </table:table-cell>
          <table:table-cell office:value-type="float" office:value="5.298584" calcext:value-type="float">
            <text:p>5.298584</text:p>
          </table:table-cell>
          <table:table-cell office:value-type="float" office:value="3.072937" calcext:value-type="float">
            <text:p>3.072937</text:p>
          </table:table-cell>
          <table:table-cell office:value-type="float" office:value="5.274139" calcext:value-type="float">
            <text:p>5.274139</text:p>
          </table:table-cell>
          <table:table-cell office:value-type="float" office:value="3.853821" calcext:value-type="float">
            <text:p>3.853821</text:p>
          </table:table-cell>
          <table:table-cell office:value-type="float" office:value="5.485809" calcext:value-type="float">
            <text:p>5.485809</text:p>
          </table:table-cell>
          <table:table-cell office:value-type="float" office:value="4.753632" calcext:value-type="float">
            <text:p>4.753632</text:p>
          </table:table-cell>
          <table:table-cell office:value-type="float" office:value="5.990112" calcext:value-type="float">
            <text:p>5.990112</text:p>
          </table:table-cell>
          <table:table-cell office:value-type="float" office:value="5.602936" calcext:value-type="float">
            <text:p>5.602936</text:p>
          </table:table-cell>
          <table:table-cell office:value-type="float" office:value="7.101135" calcext:value-type="float">
            <text:p>7.101135</text:p>
          </table:table-cell>
          <table:table-cell office:value-type="float" office:value="6.968842" calcext:value-type="float">
            <text:p>6.968842</text:p>
          </table:table-cell>
          <table:table-cell office:value-type="float" office:value="9.330872" calcext:value-type="float">
            <text:p>9.330872</text:p>
          </table:table-cell>
          <table:table-cell office:value-type="float" office:value="9.070801" calcext:value-type="float">
            <text:p>9.070801</text:p>
          </table:table-cell>
          <table:table-cell office:value-type="float" office:value="11.36304" calcext:value-type="float">
            <text:p>11.36304</text:p>
          </table:table-cell>
          <table:table-cell office:value-type="float" office:value="11.13889" calcext:value-type="float">
            <text:p>11.13889</text:p>
          </table:table-cell>
          <table:table-cell office:value-type="float" office:value="12.4949" calcext:value-type="float">
            <text:p>12.4949</text:p>
          </table:table-cell>
          <table:table-cell office:value-type="float" office:value="12.3403" calcext:value-type="float">
            <text:p>12.3403</text:p>
          </table:table-cell>
          <table:table-cell office:value-type="float" office:value="13.27374" calcext:value-type="float">
            <text:p>13.27374</text:p>
          </table:table-cell>
          <table:table-cell office:value-type="float" office:value="13.16193" calcext:value-type="float">
            <text:p>13.16193</text:p>
          </table:table-cell>
          <table:table-cell office:value-type="float" office:value="13.74753" calcext:value-type="float">
            <text:p>13.74753</text:p>
          </table:table-cell>
          <table:table-cell office:value-type="float" office:value="13.64792" calcext:value-type="float">
            <text:p>13.64792</text:p>
          </table:table-cell>
          <table:table-cell office:value-type="float" office:value="13.8324" calcext:value-type="float">
            <text:p>13.8324</text:p>
          </table:table-cell>
          <table:table-cell office:value-type="float" office:value="13.73819" calcext:value-type="float">
            <text:p>13.73819</text:p>
          </table:table-cell>
          <table:table-cell office:value-type="float" office:value="15.33679" calcext:value-type="float">
            <text:p>15.33679</text:p>
          </table:table-cell>
          <table:table-cell office:value-type="float" office:value="-4.432495" calcext:value-type="float">
            <text:p>-4.43249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28112003" calcext:value-type="float">
            <text:p>28112003</text:p>
          </table:table-cell>
          <table:table-cell office:value-type="float" office:value="9.517775" calcext:value-type="float">
            <text:p>9.517775</text:p>
          </table:table-cell>
          <table:table-cell office:value-type="float" office:value="1.5" calcext:value-type="float">
            <text:p>1.5</text:p>
          </table:table-cell>
          <table:table-cell office:value-type="float" office:value="-8.76" calcext:value-type="float">
            <text:p>-8.76</text:p>
          </table:table-cell>
          <table:table-cell office:value-type="float" office:value="0.6000699" calcext:value-type="float">
            <text:p>0.6000699</text:p>
          </table:table-cell>
          <table:table-cell office:value-type="float" office:value="0.2813816" calcext:value-type="float">
            <text:p>0.2813816</text:p>
          </table:table-cell>
          <table:table-cell office:value-type="float" office:value="350.964" calcext:value-type="float">
            <text:p>350.964</text:p>
          </table:table-cell>
          <table:table-cell office:value-type="float" office:value="0" calcext:value-type="float">
            <text:p>0</text:p>
          </table:table-cell>
          <table:table-cell office:value-type="float" office:value="6.884491" calcext:value-type="float">
            <text:p>6.884491</text:p>
          </table:table-cell>
          <table:table-cell office:value-type="float" office:value="-1.104828" calcext:value-type="float">
            <text:p>-1.104828</text:p>
          </table:table-cell>
          <table:table-cell office:value-type="float" office:value="5.130402" calcext:value-type="float">
            <text:p>5.130402</text:p>
          </table:table-cell>
          <table:table-cell office:value-type="float" office:value="0.5845947" calcext:value-type="float">
            <text:p>0.5845947</text:p>
          </table:table-cell>
          <table:table-cell office:value-type="float" office:value="4.54007" calcext:value-type="float">
            <text:p>4.54007</text:p>
          </table:table-cell>
          <table:table-cell office:value-type="float" office:value="1.898346" calcext:value-type="float">
            <text:p>1.898346</text:p>
          </table:table-cell>
          <table:table-cell office:value-type="float" office:value="4.508301" calcext:value-type="float">
            <text:p>4.508301</text:p>
          </table:table-cell>
          <table:table-cell office:value-type="float" office:value="3.084961" calcext:value-type="float">
            <text:p>3.084961</text:p>
          </table:table-cell>
          <table:table-cell office:value-type="float" office:value="4.935944" calcext:value-type="float">
            <text:p>4.935944</text:p>
          </table:table-cell>
          <table:table-cell office:value-type="float" office:value="3.883392" calcext:value-type="float">
            <text:p>3.883392</text:p>
          </table:table-cell>
          <table:table-cell office:value-type="float" office:value="5.468414" calcext:value-type="float">
            <text:p>5.468414</text:p>
          </table:table-cell>
          <table:table-cell office:value-type="float" office:value="4.774078" calcext:value-type="float">
            <text:p>4.774078</text:p>
          </table:table-cell>
          <table:table-cell office:value-type="float" office:value="5.995087" calcext:value-type="float">
            <text:p>5.995087</text:p>
          </table:table-cell>
          <table:table-cell office:value-type="float" office:value="5.587799" calcext:value-type="float">
            <text:p>5.587799</text:p>
          </table:table-cell>
          <table:table-cell office:value-type="float" office:value="7.00705" calcext:value-type="float">
            <text:p>7.00705</text:p>
          </table:table-cell>
          <table:table-cell office:value-type="float" office:value="6.858521" calcext:value-type="float">
            <text:p>6.858521</text:p>
          </table:table-cell>
          <table:table-cell office:value-type="float" office:value="9.068542" calcext:value-type="float">
            <text:p>9.068542</text:p>
          </table:table-cell>
          <table:table-cell office:value-type="float" office:value="8.876831" calcext:value-type="float">
            <text:p>8.876831</text:p>
          </table:table-cell>
          <table:table-cell office:value-type="float" office:value="11.13657" calcext:value-type="float">
            <text:p>11.13657</text:p>
          </table:table-cell>
          <table:table-cell office:value-type="float" office:value="10.92944" calcext:value-type="float">
            <text:p>10.92944</text:p>
          </table:table-cell>
          <table:table-cell office:value-type="float" office:value="12.33862" calcext:value-type="float">
            <text:p>12.33862</text:p>
          </table:table-cell>
          <table:table-cell office:value-type="float" office:value="12.17798" calcext:value-type="float">
            <text:p>12.17798</text:p>
          </table:table-cell>
          <table:table-cell office:value-type="float" office:value="13.16074" calcext:value-type="float">
            <text:p>13.16074</text:p>
          </table:table-cell>
          <table:table-cell office:value-type="float" office:value="13.04218" calcext:value-type="float">
            <text:p>13.04218</text:p>
          </table:table-cell>
          <table:table-cell office:value-type="float" office:value="13.64688" calcext:value-type="float">
            <text:p>13.64688</text:p>
          </table:table-cell>
          <table:table-cell office:value-type="float" office:value="13.54584" calcext:value-type="float">
            <text:p>13.54584</text:p>
          </table:table-cell>
          <table:table-cell office:value-type="float" office:value="13.73721" calcext:value-type="float">
            <text:p>13.73721</text:p>
          </table:table-cell>
          <table:table-cell office:value-type="float" office:value="13.6413" calcext:value-type="float">
            <text:p>13.6413</text:p>
          </table:table-cell>
          <table:table-cell office:value-type="float" office:value="8.883453" calcext:value-type="float">
            <text:p>8.883453</text:p>
          </table:table-cell>
          <table:table-cell office:value-type="float" office:value="-6.139984" calcext:value-type="float">
            <text:p>-6.13998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29112003" calcext:value-type="float">
            <text:p>29112003</text:p>
          </table:table-cell>
          <table:table-cell office:value-type="float" office:value="8.158657" calcext:value-type="float">
            <text:p>8.158657</text:p>
          </table:table-cell>
          <table:table-cell office:value-type="float" office:value="14.16" calcext:value-type="float">
            <text:p>14.16</text:p>
          </table:table-cell>
          <table:table-cell office:value-type="float" office:value="-7.88" calcext:value-type="float">
            <text:p>-7.88</text:p>
          </table:table-cell>
          <table:table-cell office:value-type="float" office:value="0.740611" calcext:value-type="float">
            <text:p>0.740611</text:p>
          </table:table-cell>
          <table:table-cell office:value-type="float" office:value="0.3009562" calcext:value-type="float">
            <text:p>0.3009562</text:p>
          </table:table-cell>
          <table:table-cell office:value-type="float" office:value="270.9" calcext:value-type="float">
            <text:p>270.9</text:p>
          </table:table-cell>
          <table:table-cell office:value-type="float" office:value="0" calcext:value-type="float">
            <text:p>0</text:p>
          </table:table-cell>
          <table:table-cell office:value-type="float" office:value="7.714203" calcext:value-type="float">
            <text:p>7.714203</text:p>
          </table:table-cell>
          <table:table-cell office:value-type="float" office:value="-2.35379" calcext:value-type="float">
            <text:p>-2.35379</text:p>
          </table:table-cell>
          <table:table-cell office:value-type="float" office:value="5.671478" calcext:value-type="float">
            <text:p>5.671478</text:p>
          </table:table-cell>
          <table:table-cell office:value-type="float" office:value="-0.1036682" calcext:value-type="float">
            <text:p>-0.1036682</text:p>
          </table:table-cell>
          <table:table-cell office:value-type="float" office:value="4.794098" calcext:value-type="float">
            <text:p>4.794098</text:p>
          </table:table-cell>
          <table:table-cell office:value-type="float" office:value="1.152374" calcext:value-type="float">
            <text:p>1.152374</text:p>
          </table:table-cell>
          <table:table-cell office:value-type="float" office:value="4.538269" calcext:value-type="float">
            <text:p>4.538269</text:p>
          </table:table-cell>
          <table:table-cell office:value-type="float" office:value="2.371521" calcext:value-type="float">
            <text:p>2.371521</text:p>
          </table:table-cell>
          <table:table-cell office:value-type="float" office:value="4.619141" calcext:value-type="float">
            <text:p>4.619141</text:p>
          </table:table-cell>
          <table:table-cell office:value-type="float" office:value="3.234314" calcext:value-type="float">
            <text:p>3.234314</text:p>
          </table:table-cell>
          <table:table-cell office:value-type="float" office:value="4.958405" calcext:value-type="float">
            <text:p>4.958405</text:p>
          </table:table-cell>
          <table:table-cell office:value-type="float" office:value="4.220947" calcext:value-type="float">
            <text:p>4.220947</text:p>
          </table:table-cell>
          <table:table-cell office:value-type="float" office:value="5.680237" calcext:value-type="float">
            <text:p>5.680237</text:p>
          </table:table-cell>
          <table:table-cell office:value-type="float" office:value="5.145477" calcext:value-type="float">
            <text:p>5.145477</text:p>
          </table:table-cell>
          <table:table-cell office:value-type="float" office:value="6.857269" calcext:value-type="float">
            <text:p>6.857269</text:p>
          </table:table-cell>
          <table:table-cell office:value-type="float" office:value="6.572876" calcext:value-type="float">
            <text:p>6.572876</text:p>
          </table:table-cell>
          <table:table-cell office:value-type="float" office:value="8.874817" calcext:value-type="float">
            <text:p>8.874817</text:p>
          </table:table-cell>
          <table:table-cell office:value-type="float" office:value="8.661407" calcext:value-type="float">
            <text:p>8.661407</text:p>
          </table:table-cell>
          <table:table-cell office:value-type="float" office:value="10.92737" calcext:value-type="float">
            <text:p>10.92737</text:p>
          </table:table-cell>
          <table:table-cell office:value-type="float" office:value="10.73264" calcext:value-type="float">
            <text:p>10.73264</text:p>
          </table:table-cell>
          <table:table-cell office:value-type="float" office:value="12.17633" calcext:value-type="float">
            <text:p>12.17633</text:p>
          </table:table-cell>
          <table:table-cell office:value-type="float" office:value="12.01578" calcext:value-type="float">
            <text:p>12.01578</text:p>
          </table:table-cell>
          <table:table-cell office:value-type="float" office:value="13.04086" calcext:value-type="float">
            <text:p>13.04086</text:p>
          </table:table-cell>
          <table:table-cell office:value-type="float" office:value="12.91547" calcext:value-type="float">
            <text:p>12.91547</text:p>
          </table:table-cell>
          <table:table-cell office:value-type="float" office:value="13.54477" calcext:value-type="float">
            <text:p>13.54477</text:p>
          </table:table-cell>
          <table:table-cell office:value-type="float" office:value="13.43936" calcext:value-type="float">
            <text:p>13.43936</text:p>
          </table:table-cell>
          <table:table-cell office:value-type="float" office:value="13.64026" calcext:value-type="float">
            <text:p>13.64026</text:p>
          </table:table-cell>
          <table:table-cell office:value-type="float" office:value="13.54413" calcext:value-type="float">
            <text:p>13.54413</text:p>
          </table:table-cell>
          <table:table-cell office:value-type="float" office:value="12.26791" calcext:value-type="float">
            <text:p>12.26791</text:p>
          </table:table-cell>
          <table:table-cell office:value-type="float" office:value="-7.138885" calcext:value-type="float">
            <text:p>-7.13888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30112003" calcext:value-type="float">
            <text:p>30112003</text:p>
          </table:table-cell>
          <table:table-cell office:value-type="float" office:value="8.374392" calcext:value-type="float">
            <text:p>8.374392</text:p>
          </table:table-cell>
          <table:table-cell office:value-type="float" office:value="17.6" calcext:value-type="float">
            <text:p>17.6</text:p>
          </table:table-cell>
          <table:table-cell office:value-type="float" office:value="-4.1" calcext:value-type="float">
            <text:p>-4.1</text:p>
          </table:table-cell>
          <table:table-cell office:value-type="float" office:value="0.8040062" calcext:value-type="float">
            <text:p>0.8040062</text:p>
          </table:table-cell>
          <table:table-cell office:value-type="float" office:value="0.3997522" calcext:value-type="float">
            <text:p>0.3997522</text:p>
          </table:table-cell>
          <table:table-cell office:value-type="float" office:value="333.612" calcext:value-type="float">
            <text:p>333.612</text:p>
          </table:table-cell>
          <table:table-cell office:value-type="float" office:value="0" calcext:value-type="float">
            <text:p>0</text:p>
          </table:table-cell>
          <table:table-cell office:value-type="float" office:value="12.02679" calcext:value-type="float">
            <text:p>12.02679</text:p>
          </table:table-cell>
          <table:table-cell office:value-type="float" office:value="-0.1842651" calcext:value-type="float">
            <text:p>-0.1842651</text:p>
          </table:table-cell>
          <table:table-cell office:value-type="float" office:value="8.774384" calcext:value-type="float">
            <text:p>8.774384</text:p>
          </table:table-cell>
          <table:table-cell office:value-type="float" office:value="1.107727" calcext:value-type="float">
            <text:p>1.107727</text:p>
          </table:table-cell>
          <table:table-cell office:value-type="float" office:value="6.951385" calcext:value-type="float">
            <text:p>6.951385</text:p>
          </table:table-cell>
          <table:table-cell office:value-type="float" office:value="2.172119" calcext:value-type="float">
            <text:p>2.172119</text:p>
          </table:table-cell>
          <table:table-cell office:value-type="float" office:value="6.102234" calcext:value-type="float">
            <text:p>6.102234</text:p>
          </table:table-cell>
          <table:table-cell office:value-type="float" office:value="3.162781" calcext:value-type="float">
            <text:p>3.162781</text:p>
          </table:table-cell>
          <table:table-cell office:value-type="float" office:value="5.818268" calcext:value-type="float">
            <text:p>5.818268</text:p>
          </table:table-cell>
          <table:table-cell office:value-type="float" office:value="3.835999" calcext:value-type="float">
            <text:p>3.835999</text:p>
          </table:table-cell>
          <table:table-cell office:value-type="float" office:value="5.795776" calcext:value-type="float">
            <text:p>5.795776</text:p>
          </table:table-cell>
          <table:table-cell office:value-type="float" office:value="4.612854" calcext:value-type="float">
            <text:p>4.612854</text:p>
          </table:table-cell>
          <table:table-cell office:value-type="float" office:value="6.019714" calcext:value-type="float">
            <text:p>6.019714</text:p>
          </table:table-cell>
          <table:table-cell office:value-type="float" office:value="5.343933" calcext:value-type="float">
            <text:p>5.343933</text:p>
          </table:table-cell>
          <table:table-cell office:value-type="float" office:value="6.632507" calcext:value-type="float">
            <text:p>6.632507</text:p>
          </table:table-cell>
          <table:table-cell office:value-type="float" office:value="6.537262" calcext:value-type="float">
            <text:p>6.537262</text:p>
          </table:table-cell>
          <table:table-cell office:value-type="float" office:value="8.659149" calcext:value-type="float">
            <text:p>8.659149</text:p>
          </table:table-cell>
          <table:table-cell office:value-type="float" office:value="8.485504" calcext:value-type="float">
            <text:p>8.485504</text:p>
          </table:table-cell>
          <table:table-cell office:value-type="float" office:value="10.73059" calcext:value-type="float">
            <text:p>10.73059</text:p>
          </table:table-cell>
          <table:table-cell office:value-type="float" office:value="10.54236" calcext:value-type="float">
            <text:p>10.54236</text:p>
          </table:table-cell>
          <table:table-cell office:value-type="float" office:value="12.0141" calcext:value-type="float">
            <text:p>12.0141</text:p>
          </table:table-cell>
          <table:table-cell office:value-type="float" office:value="11.8541" calcext:value-type="float">
            <text:p>11.8541</text:p>
          </table:table-cell>
          <table:table-cell office:value-type="float" office:value="12.91409" calcext:value-type="float">
            <text:p>12.91409</text:p>
          </table:table-cell>
          <table:table-cell office:value-type="float" office:value="12.78397" calcext:value-type="float">
            <text:p>12.78397</text:p>
          </table:table-cell>
          <table:table-cell office:value-type="float" office:value="13.43823" calcext:value-type="float">
            <text:p>13.43823</text:p>
          </table:table-cell>
          <table:table-cell office:value-type="float" office:value="13.33032" calcext:value-type="float">
            <text:p>13.33032</text:p>
          </table:table-cell>
          <table:table-cell office:value-type="float" office:value="13.54309" calcext:value-type="float">
            <text:p>13.54309</text:p>
          </table:table-cell>
          <table:table-cell office:value-type="float" office:value="13.44708" calcext:value-type="float">
            <text:p>13.44708</text:p>
          </table:table-cell>
          <table:table-cell office:value-type="float" office:value="23.28406" calcext:value-type="float">
            <text:p>23.28406</text:p>
          </table:table-cell>
          <table:table-cell office:value-type="float" office:value="-3.420807" calcext:value-type="float">
            <text:p>-3.42080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1122003" calcext:value-type="float">
            <text:p>1122003</text:p>
          </table:table-cell>
          <table:table-cell office:value-type="float" office:value="3.649807" calcext:value-type="float">
            <text:p>3.649807</text:p>
          </table:table-cell>
          <table:table-cell office:value-type="float" office:value="6.26" calcext:value-type="float">
            <text:p>6.26</text:p>
          </table:table-cell>
          <table:table-cell office:value-type="float" office:value="-2.89" calcext:value-type="float">
            <text:p>-2.89</text:p>
          </table:table-cell>
          <table:table-cell office:value-type="float" office:value="0.6519955" calcext:value-type="float">
            <text:p>0.6519955</text:p>
          </table:table-cell>
          <table:table-cell office:value-type="float" office:value="0.4370461" calcext:value-type="float">
            <text:p>0.4370461</text:p>
          </table:table-cell>
          <table:table-cell office:value-type="float" office:value="153.828" calcext:value-type="float">
            <text:p>153.828</text:p>
          </table:table-cell>
          <table:table-cell office:value-type="float" office:value="0" calcext:value-type="float">
            <text:p>0</text:p>
          </table:table-cell>
          <table:table-cell office:value-type="float" office:value="5.176025" calcext:value-type="float">
            <text:p>5.176025</text:p>
          </table:table-cell>
          <table:table-cell office:value-type="float" office:value="0.5739746" calcext:value-type="float">
            <text:p>0.5739746</text:p>
          </table:table-cell>
          <table:table-cell office:value-type="float" office:value="4.7901" calcext:value-type="float">
            <text:p>4.7901</text:p>
          </table:table-cell>
          <table:table-cell office:value-type="float" office:value="2.004272" calcext:value-type="float">
            <text:p>2.004272</text:p>
          </table:table-cell>
          <table:table-cell office:value-type="float" office:value="4.867828" calcext:value-type="float">
            <text:p>4.867828</text:p>
          </table:table-cell>
          <table:table-cell office:value-type="float" office:value="3.135376" calcext:value-type="float">
            <text:p>3.135376</text:p>
          </table:table-cell>
          <table:table-cell office:value-type="float" office:value="5.411163" calcext:value-type="float">
            <text:p>5.411163</text:p>
          </table:table-cell>
          <table:table-cell office:value-type="float" office:value="4.076599" calcext:value-type="float">
            <text:p>4.076599</text:p>
          </table:table-cell>
          <table:table-cell office:value-type="float" office:value="5.6203" calcext:value-type="float">
            <text:p>5.6203</text:p>
          </table:table-cell>
          <table:table-cell office:value-type="float" office:value="4.67041" calcext:value-type="float">
            <text:p>4.67041</text:p>
          </table:table-cell>
          <table:table-cell office:value-type="float" office:value="5.798492" calcext:value-type="float">
            <text:p>5.798492</text:p>
          </table:table-cell>
          <table:table-cell office:value-type="float" office:value="5.306519" calcext:value-type="float">
            <text:p>5.306519</text:p>
          </table:table-cell>
          <table:table-cell office:value-type="float" office:value="6.086975" calcext:value-type="float">
            <text:p>6.086975</text:p>
          </table:table-cell>
          <table:table-cell office:value-type="float" office:value="5.859894" calcext:value-type="float">
            <text:p>5.859894</text:p>
          </table:table-cell>
          <table:table-cell office:value-type="float" office:value="6.780762" calcext:value-type="float">
            <text:p>6.780762</text:p>
          </table:table-cell>
          <table:table-cell office:value-type="float" office:value="6.63739" calcext:value-type="float">
            <text:p>6.63739</text:p>
          </table:table-cell>
          <table:table-cell office:value-type="float" office:value="8.484344" calcext:value-type="float">
            <text:p>8.484344</text:p>
          </table:table-cell>
          <table:table-cell office:value-type="float" office:value="8.428833" calcext:value-type="float">
            <text:p>8.428833</text:p>
          </table:table-cell>
          <table:table-cell office:value-type="float" office:value="10.5405" calcext:value-type="float">
            <text:p>10.5405</text:p>
          </table:table-cell>
          <table:table-cell office:value-type="float" office:value="10.3775" calcext:value-type="float">
            <text:p>10.3775</text:p>
          </table:table-cell>
          <table:table-cell office:value-type="float" office:value="11.85242" calcext:value-type="float">
            <text:p>11.85242</text:p>
          </table:table-cell>
          <table:table-cell office:value-type="float" office:value="11.69626" calcext:value-type="float">
            <text:p>11.69626</text:p>
          </table:table-cell>
          <table:table-cell office:value-type="float" office:value="12.78256" calcext:value-type="float">
            <text:p>12.78256</text:p>
          </table:table-cell>
          <table:table-cell office:value-type="float" office:value="12.65012" calcext:value-type="float">
            <text:p>12.65012</text:p>
          </table:table-cell>
          <table:table-cell office:value-type="float" office:value="13.32916" calcext:value-type="float">
            <text:p>13.32916</text:p>
          </table:table-cell>
          <table:table-cell office:value-type="float" office:value="13.21902" calcext:value-type="float">
            <text:p>13.21902</text:p>
          </table:table-cell>
          <table:table-cell office:value-type="float" office:value="13.44604" calcext:value-type="float">
            <text:p>13.44604</text:p>
          </table:table-cell>
          <table:table-cell office:value-type="float" office:value="13.34921" calcext:value-type="float">
            <text:p>13.34921</text:p>
          </table:table-cell>
          <table:table-cell office:value-type="float" office:value="7.087708" calcext:value-type="float">
            <text:p>7.087708</text:p>
          </table:table-cell>
          <table:table-cell office:value-type="float" office:value="-2.822876" calcext:value-type="float">
            <text:p>-2.82287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2122003" calcext:value-type="float">
            <text:p>2122003</text:p>
          </table:table-cell>
          <table:table-cell office:value-type="float" office:value="1.222194" calcext:value-type="float">
            <text:p>1.222194</text:p>
          </table:table-cell>
          <table:table-cell office:value-type="float" office:value="4.6" calcext:value-type="float">
            <text:p>4.6</text:p>
          </table:table-cell>
          <table:table-cell office:value-type="float" office:value="-1.06" calcext:value-type="float">
            <text:p>-1.06</text:p>
          </table:table-cell>
          <table:table-cell office:value-type="float" office:value="0.6725045" calcext:value-type="float">
            <text:p>0.6725045</text:p>
          </table:table-cell>
          <table:table-cell office:value-type="float" office:value="0.4994111" calcext:value-type="float">
            <text:p>0.4994111</text:p>
          </table:table-cell>
          <table:table-cell office:value-type="float" office:value="322.38" calcext:value-type="float">
            <text:p>322.38</text:p>
          </table:table-cell>
          <table:table-cell office:value-type="float" office:value="5.7" calcext:value-type="float">
            <text:p>5.7</text:p>
          </table:table-cell>
          <table:table-cell office:value-type="float" office:value="2.774078" calcext:value-type="float">
            <text:p>2.774078</text:p>
          </table:table-cell>
          <table:table-cell office:value-type="float" office:value="0.4633484" calcext:value-type="float">
            <text:p>0.4633484</text:p>
          </table:table-cell>
          <table:table-cell office:value-type="float" office:value="2.93924" calcext:value-type="float">
            <text:p>2.93924</text:p>
          </table:table-cell>
          <table:table-cell office:value-type="float" office:value="1.472717" calcext:value-type="float">
            <text:p>1.472717</text:p>
          </table:table-cell>
          <table:table-cell office:value-type="float" office:value="3.490417" calcext:value-type="float">
            <text:p>3.490417</text:p>
          </table:table-cell>
          <table:table-cell office:value-type="float" office:value="2.389557" calcext:value-type="float">
            <text:p>2.389557</text:p>
          </table:table-cell>
          <table:table-cell office:value-type="float" office:value="4.290527" calcext:value-type="float">
            <text:p>4.290527</text:p>
          </table:table-cell>
          <table:table-cell office:value-type="float" office:value="3.283447" calcext:value-type="float">
            <text:p>3.283447</text:p>
          </table:table-cell>
          <table:table-cell office:value-type="float" office:value="4.796906" calcext:value-type="float">
            <text:p>4.796906</text:p>
          </table:table-cell>
          <table:table-cell office:value-type="float" office:value="3.916412" calcext:value-type="float">
            <text:p>3.916412</text:p>
          </table:table-cell>
          <table:table-cell office:value-type="float" office:value="5.371521" calcext:value-type="float">
            <text:p>5.371521</text:p>
          </table:table-cell>
          <table:table-cell office:value-type="float" office:value="4.675446" calcext:value-type="float">
            <text:p>4.675446</text:p>
          </table:table-cell>
          <table:table-cell office:value-type="float" office:value="5.903961" calcext:value-type="float">
            <text:p>5.903961</text:p>
          </table:table-cell>
          <table:table-cell office:value-type="float" office:value="5.394379" calcext:value-type="float">
            <text:p>5.394379</text:p>
          </table:table-cell>
          <table:table-cell office:value-type="float" office:value="6.780945" calcext:value-type="float">
            <text:p>6.780945</text:p>
          </table:table-cell>
          <table:table-cell office:value-type="float" office:value="6.574799" calcext:value-type="float">
            <text:p>6.574799</text:p>
          </table:table-cell>
          <table:table-cell office:value-type="float" office:value="8.428284" calcext:value-type="float">
            <text:p>8.428284</text:p>
          </table:table-cell>
          <table:table-cell office:value-type="float" office:value="8.34314" calcext:value-type="float">
            <text:p>8.34314</text:p>
          </table:table-cell>
          <table:table-cell office:value-type="float" office:value="10.37589" calcext:value-type="float">
            <text:p>10.37589</text:p>
          </table:table-cell>
          <table:table-cell office:value-type="float" office:value="10.23792" calcext:value-type="float">
            <text:p>10.23792</text:p>
          </table:table-cell>
          <table:table-cell office:value-type="float" office:value="11.69467" calcext:value-type="float">
            <text:p>11.69467</text:p>
          </table:table-cell>
          <table:table-cell office:value-type="float" office:value="11.54816" calcext:value-type="float">
            <text:p>11.54816</text:p>
          </table:table-cell>
          <table:table-cell office:value-type="float" office:value="12.64871" calcext:value-type="float">
            <text:p>12.64871</text:p>
          </table:table-cell>
          <table:table-cell office:value-type="float" office:value="12.51627" calcext:value-type="float">
            <text:p>12.51627</text:p>
          </table:table-cell>
          <table:table-cell office:value-type="float" office:value="13.2179" calcext:value-type="float">
            <text:p>13.2179</text:p>
          </table:table-cell>
          <table:table-cell office:value-type="float" office:value="13.10629" calcext:value-type="float">
            <text:p>13.10629</text:p>
          </table:table-cell>
          <table:table-cell office:value-type="float" office:value="13.34818" calcext:value-type="float">
            <text:p>13.34818</text:p>
          </table:table-cell>
          <table:table-cell office:value-type="float" office:value="13.24969" calcext:value-type="float">
            <text:p>13.24969</text:p>
          </table:table-cell>
          <table:table-cell office:value-type="float" office:value="2.215179" calcext:value-type="float">
            <text:p>2.215179</text:p>
          </table:table-cell>
          <table:table-cell office:value-type="float" office:value="-2.113556" calcext:value-type="float">
            <text:p>-2.11355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3122003" calcext:value-type="float">
            <text:p>3122003</text:p>
          </table:table-cell>
          <table:table-cell office:value-type="float" office:value="1.833861" calcext:value-type="float">
            <text:p>1.833861</text:p>
          </table:table-cell>
          <table:table-cell office:value-type="float" office:value="0.74" calcext:value-type="float">
            <text:p>0.74</text:p>
          </table:table-cell>
          <table:table-cell office:value-type="float" office:value="-1.12" calcext:value-type="float">
            <text:p>-1.12</text:p>
          </table:table-cell>
          <table:table-cell office:value-type="float" office:value="0.5684384" calcext:value-type="float">
            <text:p>0.5684384</text:p>
          </table:table-cell>
          <table:table-cell office:value-type="float" office:value="0.4972456" calcext:value-type="float">
            <text:p>0.4972456</text:p>
          </table:table-cell>
          <table:table-cell office:value-type="float" office:value="222.156" calcext:value-type="float">
            <text:p>222.156</text:p>
          </table:table-cell>
          <table:table-cell office:value-type="float" office:value="0.9" calcext:value-type="float">
            <text:p>0.9</text:p>
          </table:table-cell>
          <table:table-cell office:value-type="float" office:value="2.041138" calcext:value-type="float">
            <text:p>2.041138</text:p>
          </table:table-cell>
          <table:table-cell office:value-type="float" office:value="-0.5047913" calcext:value-type="float">
            <text:p>-0.5047913</text:p>
          </table:table-cell>
          <table:table-cell office:value-type="float" office:value="2.141205" calcext:value-type="float">
            <text:p>2.141205</text:p>
          </table:table-cell>
          <table:table-cell office:value-type="float" office:value="0.6959534" calcext:value-type="float">
            <text:p>0.6959534</text:p>
          </table:table-cell>
          <table:table-cell office:value-type="float" office:value="2.508728" calcext:value-type="float">
            <text:p>2.508728</text:p>
          </table:table-cell>
          <table:table-cell office:value-type="float" office:value="1.68573" calcext:value-type="float">
            <text:p>1.68573</text:p>
          </table:table-cell>
          <table:table-cell office:value-type="float" office:value="3.266479" calcext:value-type="float">
            <text:p>3.266479</text:p>
          </table:table-cell>
          <table:table-cell office:value-type="float" office:value="2.644836" calcext:value-type="float">
            <text:p>2.644836</text:p>
          </table:table-cell>
          <table:table-cell office:value-type="float" office:value="3.902863" calcext:value-type="float">
            <text:p>3.902863</text:p>
          </table:table-cell>
          <table:table-cell office:value-type="float" office:value="3.318604" calcext:value-type="float">
            <text:p>3.318604</text:p>
          </table:table-cell>
          <table:table-cell office:value-type="float" office:value="4.66629" calcext:value-type="float">
            <text:p>4.66629</text:p>
          </table:table-cell>
          <table:table-cell office:value-type="float" office:value="4.120636" calcext:value-type="float">
            <text:p>4.120636</text:p>
          </table:table-cell>
          <table:table-cell office:value-type="float" office:value="5.388489" calcext:value-type="float">
            <text:p>5.388489</text:p>
          </table:table-cell>
          <table:table-cell office:value-type="float" office:value="4.910583" calcext:value-type="float">
            <text:p>4.910583</text:p>
          </table:table-cell>
          <table:table-cell office:value-type="float" office:value="6.571655" calcext:value-type="float">
            <text:p>6.571655</text:p>
          </table:table-cell>
          <table:table-cell office:value-type="float" office:value="6.213654" calcext:value-type="float">
            <text:p>6.213654</text:p>
          </table:table-cell>
          <table:table-cell office:value-type="float" office:value="8.341736" calcext:value-type="float">
            <text:p>8.341736</text:p>
          </table:table-cell>
          <table:table-cell office:value-type="float" office:value="8.16748" calcext:value-type="float">
            <text:p>8.16748</text:p>
          </table:table-cell>
          <table:table-cell office:value-type="float" office:value="10.23651" calcext:value-type="float">
            <text:p>10.23651</text:p>
          </table:table-cell>
          <table:table-cell office:value-type="float" office:value="10.0979" calcext:value-type="float">
            <text:p>10.0979</text:p>
          </table:table-cell>
          <table:table-cell office:value-type="float" office:value="11.54666" calcext:value-type="float">
            <text:p>11.54666</text:p>
          </table:table-cell>
          <table:table-cell office:value-type="float" office:value="11.40726" calcext:value-type="float">
            <text:p>11.40726</text:p>
          </table:table-cell>
          <table:table-cell office:value-type="float" office:value="12.51489" calcext:value-type="float">
            <text:p>12.51489</text:p>
          </table:table-cell>
          <table:table-cell office:value-type="float" office:value="12.38416" calcext:value-type="float">
            <text:p>12.38416</text:p>
          </table:table-cell>
          <table:table-cell office:value-type="float" office:value="13.10507" calcext:value-type="float">
            <text:p>13.10507</text:p>
          </table:table-cell>
          <table:table-cell office:value-type="float" office:value="12.99194" calcext:value-type="float">
            <text:p>12.99194</text:p>
          </table:table-cell>
          <table:table-cell office:value-type="float" office:value="13.24863" calcext:value-type="float">
            <text:p>13.24863</text:p>
          </table:table-cell>
          <table:table-cell office:value-type="float" office:value="13.14914" calcext:value-type="float">
            <text:p>13.14914</text:p>
          </table:table-cell>
          <table:table-cell office:value-type="float" office:value="1.906982" calcext:value-type="float">
            <text:p>1.906982</text:p>
          </table:table-cell>
          <table:table-cell office:value-type="float" office:value="-3.023407" calcext:value-type="float">
            <text:p>-3.02340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4122003" calcext:value-type="float">
            <text:p>4122003</text:p>
          </table:table-cell>
          <table:table-cell office:value-type="float" office:value="1.957918" calcext:value-type="float">
            <text:p>1.957918</text:p>
          </table:table-cell>
          <table:table-cell office:value-type="float" office:value="1.15" calcext:value-type="float">
            <text:p>1.15</text:p>
          </table:table-cell>
          <table:table-cell office:value-type="float" office:value="-1.36" calcext:value-type="float">
            <text:p>-1.36</text:p>
          </table:table-cell>
          <table:table-cell office:value-type="float" office:value="0.5853114" calcext:value-type="float">
            <text:p>0.5853114</text:p>
          </table:table-cell>
          <table:table-cell office:value-type="float" office:value="0.4886693" calcext:value-type="float">
            <text:p>0.4886693</text:p>
          </table:table-cell>
          <table:table-cell office:value-type="float" office:value="324.468" calcext:value-type="float">
            <text:p>324.468</text:p>
          </table:table-cell>
          <table:table-cell office:value-type="float" office:value="1.4" calcext:value-type="float">
            <text:p>1.4</text:p>
          </table:table-cell>
          <table:table-cell office:value-type="float" office:value="0.8556519" calcext:value-type="float">
            <text:p>0.8556519</text:p>
          </table:table-cell>
          <table:table-cell office:value-type="float" office:value="-1.542786" calcext:value-type="float">
            <text:p>-1.542786</text:p>
          </table:table-cell>
          <table:table-cell office:value-type="float" office:value="1.135376" calcext:value-type="float">
            <text:p>1.135376</text:p>
          </table:table-cell>
          <table:table-cell office:value-type="float" office:value="-0.0289917" calcext:value-type="float">
            <text:p>-0.0289917</text:p>
          </table:table-cell>
          <table:table-cell office:value-type="float" office:value="1.669189" calcext:value-type="float">
            <text:p>1.669189</text:p>
          </table:table-cell>
          <table:table-cell office:value-type="float" office:value="1.059143" calcext:value-type="float">
            <text:p>1.059143</text:p>
          </table:table-cell>
          <table:table-cell office:value-type="float" office:value="2.630188" calcext:value-type="float">
            <text:p>2.630188</text:p>
          </table:table-cell>
          <table:table-cell office:value-type="float" office:value="2.083984" calcext:value-type="float">
            <text:p>2.083984</text:p>
          </table:table-cell>
          <table:table-cell office:value-type="float" office:value="3.306915" calcext:value-type="float">
            <text:p>3.306915</text:p>
          </table:table-cell>
          <table:table-cell office:value-type="float" office:value="2.746643" calcext:value-type="float">
            <text:p>2.746643</text:p>
          </table:table-cell>
          <table:table-cell office:value-type="float" office:value="4.113007" calcext:value-type="float">
            <text:p>4.113007</text:p>
          </table:table-cell>
          <table:table-cell office:value-type="float" office:value="3.553711" calcext:value-type="float">
            <text:p>3.553711</text:p>
          </table:table-cell>
          <table:table-cell office:value-type="float" office:value="4.905731" calcext:value-type="float">
            <text:p>4.905731</text:p>
          </table:table-cell>
          <table:table-cell office:value-type="float" office:value="4.400482" calcext:value-type="float">
            <text:p>4.400482</text:p>
          </table:table-cell>
          <table:table-cell office:value-type="float" office:value="6.210266" calcext:value-type="float">
            <text:p>6.210266</text:p>
          </table:table-cell>
          <table:table-cell office:value-type="float" office:value="5.823181" calcext:value-type="float">
            <text:p>5.823181</text:p>
          </table:table-cell>
          <table:table-cell office:value-type="float" office:value="8.165283" calcext:value-type="float">
            <text:p>8.165283</text:p>
          </table:table-cell>
          <table:table-cell office:value-type="float" office:value="7.934174" calcext:value-type="float">
            <text:p>7.934174</text:p>
          </table:table-cell>
          <table:table-cell office:value-type="float" office:value="10.09637" calcext:value-type="float">
            <text:p>10.09637</text:p>
          </table:table-cell>
          <table:table-cell office:value-type="float" office:value="9.942657" calcext:value-type="float">
            <text:p>9.942657</text:p>
          </table:table-cell>
          <table:table-cell office:value-type="float" office:value="11.40582" calcext:value-type="float">
            <text:p>11.40582</text:p>
          </table:table-cell>
          <table:table-cell office:value-type="float" office:value="11.26712" calcext:value-type="float">
            <text:p>11.26712</text:p>
          </table:table-cell>
          <table:table-cell office:value-type="float" office:value="12.38275" calcext:value-type="float">
            <text:p>12.38275</text:p>
          </table:table-cell>
          <table:table-cell office:value-type="float" office:value="12.25381" calcext:value-type="float">
            <text:p>12.25381</text:p>
          </table:table-cell>
          <table:table-cell office:value-type="float" office:value="12.99072" calcext:value-type="float">
            <text:p>12.99072</text:p>
          </table:table-cell>
          <table:table-cell office:value-type="float" office:value="12.87701" calcext:value-type="float">
            <text:p>12.87701</text:p>
          </table:table-cell>
          <table:table-cell office:value-type="float" office:value="13.14804" calcext:value-type="float">
            <text:p>13.14804</text:p>
          </table:table-cell>
          <table:table-cell office:value-type="float" office:value="13.04675" calcext:value-type="float">
            <text:p>13.04675</text:p>
          </table:table-cell>
          <table:table-cell office:value-type="float" office:value="0.9747925" calcext:value-type="float">
            <text:p>0.9747925</text:p>
          </table:table-cell>
          <table:table-cell office:value-type="float" office:value="-4.962433" calcext:value-type="float">
            <text:p>-4.96243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5122003" calcext:value-type="float">
            <text:p>5122003</text:p>
          </table:table-cell>
          <table:table-cell office:value-type="float" office:value="2.788203" calcext:value-type="float">
            <text:p>2.788203</text:p>
          </table:table-cell>
          <table:table-cell office:value-type="float" office:value="-1.68" calcext:value-type="float">
            <text:p>-1.68</text:p>
          </table:table-cell>
          <table:table-cell office:value-type="float" office:value="-5.99" calcext:value-type="float">
            <text:p>-5.99</text:p>
          </table:table-cell>
          <table:table-cell office:value-type="float" office:value="0.4774402" calcext:value-type="float">
            <text:p>0.4774402</text:p>
          </table:table-cell>
          <table:table-cell office:value-type="float" office:value="0.3472032" calcext:value-type="float">
            <text:p>0.3472032</text:p>
          </table:table-cell>
          <table:table-cell office:value-type="float" office:value="471.168" calcext:value-type="float">
            <text:p>471.168</text:p>
          </table:table-cell>
          <table:table-cell office:value-type="float" office:value="0" calcext:value-type="float">
            <text:p>0</text:p>
          </table:table-cell>
          <table:table-cell office:value-type="float" office:value="0.3158875" calcext:value-type="float">
            <text:p>0.3158875</text:p>
          </table:table-cell>
          <table:table-cell office:value-type="float" office:value="-2.971283" calcext:value-type="float">
            <text:p>-2.971283</text:p>
          </table:table-cell>
          <table:table-cell office:value-type="float" office:value="0.1700745" calcext:value-type="float">
            <text:p>0.1700745</text:p>
          </table:table-cell>
          <table:table-cell office:value-type="float" office:value="-0.2441406" calcext:value-type="float">
            <text:p>-0.2441406</text:p>
          </table:table-cell>
          <table:table-cell office:value-type="float" office:value="1.142822" calcext:value-type="float">
            <text:p>1.142822</text:p>
          </table:table-cell>
          <table:table-cell office:value-type="float" office:value="0.604187" calcext:value-type="float">
            <text:p>0.604187</text:p>
          </table:table-cell>
          <table:table-cell office:value-type="float" office:value="2.071655" calcext:value-type="float">
            <text:p>2.071655</text:p>
          </table:table-cell>
          <table:table-cell office:value-type="float" office:value="1.50119" calcext:value-type="float">
            <text:p>1.50119</text:p>
          </table:table-cell>
          <table:table-cell office:value-type="float" office:value="2.738129" calcext:value-type="float">
            <text:p>2.738129</text:p>
          </table:table-cell>
          <table:table-cell office:value-type="float" office:value="2.182678" calcext:value-type="float">
            <text:p>2.182678</text:p>
          </table:table-cell>
          <table:table-cell office:value-type="float" office:value="3.548767" calcext:value-type="float">
            <text:p>3.548767</text:p>
          </table:table-cell>
          <table:table-cell office:value-type="float" office:value="3.033142" calcext:value-type="float">
            <text:p>3.033142</text:p>
          </table:table-cell>
          <table:table-cell office:value-type="float" office:value="4.39679" calcext:value-type="float">
            <text:p>4.39679</text:p>
          </table:table-cell>
          <table:table-cell office:value-type="float" office:value="3.93866" calcext:value-type="float">
            <text:p>3.93866</text:p>
          </table:table-cell>
          <table:table-cell office:value-type="float" office:value="5.819366" calcext:value-type="float">
            <text:p>5.819366</text:p>
          </table:table-cell>
          <table:table-cell office:value-type="float" office:value="5.438263" calcext:value-type="float">
            <text:p>5.438263</text:p>
          </table:table-cell>
          <table:table-cell office:value-type="float" office:value="7.931488" calcext:value-type="float">
            <text:p>7.931488</text:p>
          </table:table-cell>
          <table:table-cell office:value-type="float" office:value="7.666962" calcext:value-type="float">
            <text:p>7.666962</text:p>
          </table:table-cell>
          <table:table-cell office:value-type="float" office:value="9.940918" calcext:value-type="float">
            <text:p>9.940918</text:p>
          </table:table-cell>
          <table:table-cell office:value-type="float" office:value="9.769257" calcext:value-type="float">
            <text:p>9.769257</text:p>
          </table:table-cell>
          <table:table-cell office:value-type="float" office:value="11.26562" calcext:value-type="float">
            <text:p>11.26562</text:p>
          </table:table-cell>
          <table:table-cell office:value-type="float" office:value="11.12234" calcext:value-type="float">
            <text:p>11.12234</text:p>
          </table:table-cell>
          <table:table-cell office:value-type="float" office:value="12.25244" calcext:value-type="float">
            <text:p>12.25244</text:p>
          </table:table-cell>
          <table:table-cell office:value-type="float" office:value="12.12375" calcext:value-type="float">
            <text:p>12.12375</text:p>
          </table:table-cell>
          <table:table-cell office:value-type="float" office:value="12.87579" calcext:value-type="float">
            <text:p>12.87579</text:p>
          </table:table-cell>
          <table:table-cell office:value-type="float" office:value="12.76169" calcext:value-type="float">
            <text:p>12.76169</text:p>
          </table:table-cell>
          <table:table-cell office:value-type="float" office:value="13.04572" calcext:value-type="float">
            <text:p>13.04572</text:p>
          </table:table-cell>
          <table:table-cell office:value-type="float" office:value="12.94333" calcext:value-type="float">
            <text:p>12.94333</text:p>
          </table:table-cell>
          <table:table-cell office:value-type="float" office:value="0.1203308" calcext:value-type="float">
            <text:p>0.1203308</text:p>
          </table:table-cell>
          <table:table-cell office:value-type="float" office:value="-8.59137" calcext:value-type="float">
            <text:p>-8.5913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6122003" calcext:value-type="float">
            <text:p>6122003</text:p>
          </table:table-cell>
          <table:table-cell office:value-type="float" office:value="1.724159" calcext:value-type="float">
            <text:p>1.724159</text:p>
          </table:table-cell>
          <table:table-cell office:value-type="float" office:value="-1.23" calcext:value-type="float">
            <text:p>-1.23</text:p>
          </table:table-cell>
          <table:table-cell office:value-type="float" office:value="-7.35" calcext:value-type="float">
            <text:p>-7.35</text:p>
          </table:table-cell>
          <table:table-cell office:value-type="float" office:value="0.4932973" calcext:value-type="float">
            <text:p>0.4932973</text:p>
          </table:table-cell>
          <table:table-cell office:value-type="float" office:value="0.3133292" calcext:value-type="float">
            <text:p>0.3133292</text:p>
          </table:table-cell>
          <table:table-cell office:value-type="float" office:value="327.456" calcext:value-type="float">
            <text:p>327.456</text:p>
          </table:table-cell>
          <table:table-cell office:value-type="float" office:value="0" calcext:value-type="float">
            <text:p>0</text:p>
          </table:table-cell>
          <table:table-cell office:value-type="float" office:value="-0.3375549" calcext:value-type="float">
            <text:p>-0.3375549</text:p>
          </table:table-cell>
          <table:table-cell office:value-type="float" office:value="-3.562927" calcext:value-type="float">
            <text:p>-3.562927</text:p>
          </table:table-cell>
          <table:table-cell office:value-type="float" office:value="0.05096436" calcext:value-type="float">
            <text:p>0.05096436</text:p>
          </table:table-cell>
          <table:table-cell office:value-type="float" office:value="-0.3203735" calcext:value-type="float">
            <text:p>-0.3203735</text:p>
          </table:table-cell>
          <table:table-cell office:value-type="float" office:value="0.6741028" calcext:value-type="float">
            <text:p>0.6741028</text:p>
          </table:table-cell>
          <table:table-cell office:value-type="float" office:value="0.4881592" calcext:value-type="float">
            <text:p>0.4881592</text:p>
          </table:table-cell>
          <table:table-cell office:value-type="float" office:value="1.4953" calcext:value-type="float">
            <text:p>1.4953</text:p>
          </table:table-cell>
          <table:table-cell office:value-type="float" office:value="1.341858" calcext:value-type="float">
            <text:p>1.341858</text:p>
          </table:table-cell>
          <table:table-cell office:value-type="float" office:value="2.177277" calcext:value-type="float">
            <text:p>2.177277</text:p>
          </table:table-cell>
          <table:table-cell office:value-type="float" office:value="1.958679" calcext:value-type="float">
            <text:p>1.958679</text:p>
          </table:table-cell>
          <table:table-cell office:value-type="float" office:value="3.02832" calcext:value-type="float">
            <text:p>3.02832</text:p>
          </table:table-cell>
          <table:table-cell office:value-type="float" office:value="2.739136" calcext:value-type="float">
            <text:p>2.739136</text:p>
          </table:table-cell>
          <table:table-cell office:value-type="float" office:value="3.934265" calcext:value-type="float">
            <text:p>3.934265</text:p>
          </table:table-cell>
          <table:table-cell office:value-type="float" office:value="3.608978" calcext:value-type="float">
            <text:p>3.608978</text:p>
          </table:table-cell>
          <table:table-cell office:value-type="float" office:value="5.434265" calcext:value-type="float">
            <text:p>5.434265</text:p>
          </table:table-cell>
          <table:table-cell office:value-type="float" office:value="5.084015" calcext:value-type="float">
            <text:p>5.084015</text:p>
          </table:table-cell>
          <table:table-cell office:value-type="float" office:value="7.664062" calcext:value-type="float">
            <text:p>7.664062</text:p>
          </table:table-cell>
          <table:table-cell office:value-type="float" office:value="7.385773" calcext:value-type="float">
            <text:p>7.385773</text:p>
          </table:table-cell>
          <table:table-cell office:value-type="float" office:value="9.767334" calcext:value-type="float">
            <text:p>9.767334</text:p>
          </table:table-cell>
          <table:table-cell office:value-type="float" office:value="9.579285" calcext:value-type="float">
            <text:p>9.579285</text:p>
          </table:table-cell>
          <table:table-cell office:value-type="float" office:value="11.12079" calcext:value-type="float">
            <text:p>11.12079</text:p>
          </table:table-cell>
          <table:table-cell office:value-type="float" office:value="10.97049" calcext:value-type="float">
            <text:p>10.97049</text:p>
          </table:table-cell>
          <table:table-cell office:value-type="float" office:value="12.12238" calcext:value-type="float">
            <text:p>12.12238</text:p>
          </table:table-cell>
          <table:table-cell office:value-type="float" office:value="11.99228" calcext:value-type="float">
            <text:p>11.99228</text:p>
          </table:table-cell>
          <table:table-cell office:value-type="float" office:value="12.76047" calcext:value-type="float">
            <text:p>12.76047</text:p>
          </table:table-cell>
          <table:table-cell office:value-type="float" office:value="12.64569" calcext:value-type="float">
            <text:p>12.64569</text:p>
          </table:table-cell>
          <table:table-cell office:value-type="float" office:value="12.94223" calcext:value-type="float">
            <text:p>12.94223</text:p>
          </table:table-cell>
          <table:table-cell office:value-type="float" office:value="12.83887" calcext:value-type="float">
            <text:p>12.83887</text:p>
          </table:table-cell>
          <table:table-cell office:value-type="float" office:value="-1.318909" calcext:value-type="float">
            <text:p>-1.318909</text:p>
          </table:table-cell>
          <table:table-cell office:value-type="float" office:value="-9.947174" calcext:value-type="float">
            <text:p>-9.94717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7122003" calcext:value-type="float">
            <text:p>7122003</text:p>
          </table:table-cell>
          <table:table-cell office:value-type="float" office:value="4.719816" calcext:value-type="float">
            <text:p>4.719816</text:p>
          </table:table-cell>
          <table:table-cell office:value-type="float" office:value="6.45" calcext:value-type="float">
            <text:p>6.45</text:p>
          </table:table-cell>
          <table:table-cell office:value-type="float" office:value="-1.99" calcext:value-type="float">
            <text:p>-1.99</text:p>
          </table:table-cell>
          <table:table-cell office:value-type="float" office:value="0.7976986" calcext:value-type="float">
            <text:p>0.7976986</text:p>
          </table:table-cell>
          <table:table-cell office:value-type="float" office:value="0.4667841" calcext:value-type="float">
            <text:p>0.4667841</text:p>
          </table:table-cell>
          <table:table-cell office:value-type="float" office:value="269.964" calcext:value-type="float">
            <text:p>269.964</text:p>
          </table:table-cell>
          <table:table-cell office:value-type="float" office:value="0" calcext:value-type="float">
            <text:p>0</text:p>
          </table:table-cell>
          <table:table-cell office:value-type="float" office:value="3.069092" calcext:value-type="float">
            <text:p>3.069092</text:p>
          </table:table-cell>
          <table:table-cell office:value-type="float" office:value="-2.18576" calcext:value-type="float">
            <text:p>-2.18576</text:p>
          </table:table-cell>
          <table:table-cell office:value-type="float" office:value="0.4508667" calcext:value-type="float">
            <text:p>0.4508667</text:p>
          </table:table-cell>
          <table:table-cell office:value-type="float" office:value="-0.1699829" calcext:value-type="float">
            <text:p>-0.1699829</text:p>
          </table:table-cell>
          <table:table-cell office:value-type="float" office:value="0.9046936" calcext:value-type="float">
            <text:p>0.9046936</text:p>
          </table:table-cell>
          <table:table-cell office:value-type="float" office:value="0.5063477" calcext:value-type="float">
            <text:p>0.5063477</text:p>
          </table:table-cell>
          <table:table-cell office:value-type="float" office:value="1.506134" calcext:value-type="float">
            <text:p>1.506134</text:p>
          </table:table-cell>
          <table:table-cell office:value-type="float" office:value="1.279388" calcext:value-type="float">
            <text:p>1.279388</text:p>
          </table:table-cell>
          <table:table-cell office:value-type="float" office:value="2.017426" calcext:value-type="float">
            <text:p>2.017426</text:p>
          </table:table-cell>
          <table:table-cell office:value-type="float" office:value="1.885651" calcext:value-type="float">
            <text:p>1.885651</text:p>
          </table:table-cell>
          <table:table-cell office:value-type="float" office:value="2.736786" calcext:value-type="float">
            <text:p>2.736786</text:p>
          </table:table-cell>
          <table:table-cell office:value-type="float" office:value="2.646515" calcext:value-type="float">
            <text:p>2.646515</text:p>
          </table:table-cell>
          <table:table-cell office:value-type="float" office:value="3.606445" calcext:value-type="float">
            <text:p>3.606445</text:p>
          </table:table-cell>
          <table:table-cell office:value-type="float" office:value="3.460571" calcext:value-type="float">
            <text:p>3.460571</text:p>
          </table:table-cell>
          <table:table-cell office:value-type="float" office:value="5.080872" calcext:value-type="float">
            <text:p>5.080872</text:p>
          </table:table-cell>
          <table:table-cell office:value-type="float" office:value="4.836182" calcext:value-type="float">
            <text:p>4.836182</text:p>
          </table:table-cell>
          <table:table-cell office:value-type="float" office:value="7.382874" calcext:value-type="float">
            <text:p>7.382874</text:p>
          </table:table-cell>
          <table:table-cell office:value-type="float" office:value="7.121063" calcext:value-type="float">
            <text:p>7.121063</text:p>
          </table:table-cell>
          <table:table-cell office:value-type="float" office:value="9.57724" calcext:value-type="float">
            <text:p>9.57724</text:p>
          </table:table-cell>
          <table:table-cell office:value-type="float" office:value="9.378906" calcext:value-type="float">
            <text:p>9.378906</text:p>
          </table:table-cell>
          <table:table-cell office:value-type="float" office:value="10.96887" calcext:value-type="float">
            <text:p>10.96887</text:p>
          </table:table-cell>
          <table:table-cell office:value-type="float" office:value="10.81122" calcext:value-type="float">
            <text:p>10.81122</text:p>
          </table:table-cell>
          <table:table-cell office:value-type="float" office:value="11.99088" calcext:value-type="float">
            <text:p>11.99088</text:p>
          </table:table-cell>
          <table:table-cell office:value-type="float" office:value="11.85828" calcext:value-type="float">
            <text:p>11.85828</text:p>
          </table:table-cell>
          <table:table-cell office:value-type="float" office:value="12.6445" calcext:value-type="float">
            <text:p>12.6445</text:p>
          </table:table-cell>
          <table:table-cell office:value-type="float" office:value="12.5285" calcext:value-type="float">
            <text:p>12.5285</text:p>
          </table:table-cell>
          <table:table-cell office:value-type="float" office:value="12.8378" calcext:value-type="float">
            <text:p>12.8378</text:p>
          </table:table-cell>
          <table:table-cell office:value-type="float" office:value="12.73376" calcext:value-type="float">
            <text:p>12.73376</text:p>
          </table:table-cell>
          <table:table-cell office:value-type="float" office:value="6.367584" calcext:value-type="float">
            <text:p>6.367584</text:p>
          </table:table-cell>
          <table:table-cell office:value-type="float" office:value="-5.79364" calcext:value-type="float">
            <text:p>-5.7936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8122003" calcext:value-type="float">
            <text:p>8122003</text:p>
          </table:table-cell>
          <table:table-cell office:value-type="float" office:value="6.250169" calcext:value-type="float">
            <text:p>6.250169</text:p>
          </table:table-cell>
          <table:table-cell office:value-type="float" office:value="4.98" calcext:value-type="float">
            <text:p>4.98</text:p>
          </table:table-cell>
          <table:table-cell office:value-type="float" office:value="-3.51" calcext:value-type="float">
            <text:p>-3.51</text:p>
          </table:table-cell>
          <table:table-cell office:value-type="float" office:value="0.7660371" calcext:value-type="float">
            <text:p>0.7660371</text:p>
          </table:table-cell>
          <table:table-cell office:value-type="float" office:value="0.4175635" calcext:value-type="float">
            <text:p>0.4175635</text:p>
          </table:table-cell>
          <table:table-cell office:value-type="float" office:value="285.444" calcext:value-type="float">
            <text:p>285.444</text:p>
          </table:table-cell>
          <table:table-cell office:value-type="float" office:value="0" calcext:value-type="float">
            <text:p>0</text:p>
          </table:table-cell>
          <table:table-cell office:value-type="float" office:value="3.811859" calcext:value-type="float">
            <text:p>3.811859</text:p>
          </table:table-cell>
          <table:table-cell office:value-type="float" office:value="-1.166473" calcext:value-type="float">
            <text:p>-1.166473</text:p>
          </table:table-cell>
          <table:table-cell office:value-type="float" office:value="0.5678711" calcext:value-type="float">
            <text:p>0.5678711</text:p>
          </table:table-cell>
          <table:table-cell office:value-type="float" office:value="-0.06307983" calcext:value-type="float">
            <text:p>-0.06307983</text:p>
          </table:table-cell>
          <table:table-cell office:value-type="float" office:value="0.927948" calcext:value-type="float">
            <text:p>0.927948</text:p>
          </table:table-cell>
          <table:table-cell office:value-type="float" office:value="0.5855103" calcext:value-type="float">
            <text:p>0.5855103</text:p>
          </table:table-cell>
          <table:table-cell office:value-type="float" office:value="1.473785" calcext:value-type="float">
            <text:p>1.473785</text:p>
          </table:table-cell>
          <table:table-cell office:value-type="float" office:value="1.307037" calcext:value-type="float">
            <text:p>1.307037</text:p>
          </table:table-cell>
          <table:table-cell office:value-type="float" office:value="1.959839" calcext:value-type="float">
            <text:p>1.959839</text:p>
          </table:table-cell>
          <table:table-cell office:value-type="float" office:value="1.847412" calcext:value-type="float">
            <text:p>1.847412</text:p>
          </table:table-cell>
          <table:table-cell office:value-type="float" office:value="2.652893" calcext:value-type="float">
            <text:p>2.652893</text:p>
          </table:table-cell>
          <table:table-cell office:value-type="float" office:value="2.536987" calcext:value-type="float">
            <text:p>2.536987</text:p>
          </table:table-cell>
          <table:table-cell office:value-type="float" office:value="3.458923" calcext:value-type="float">
            <text:p>3.458923</text:p>
          </table:table-cell>
          <table:table-cell office:value-type="float" office:value="3.311493" calcext:value-type="float">
            <text:p>3.311493</text:p>
          </table:table-cell>
          <table:table-cell office:value-type="float" office:value="4.834229" calcext:value-type="float">
            <text:p>4.834229</text:p>
          </table:table-cell>
          <table:table-cell office:value-type="float" office:value="4.652771" calcext:value-type="float">
            <text:p>4.652771</text:p>
          </table:table-cell>
          <table:table-cell office:value-type="float" office:value="7.1185" calcext:value-type="float">
            <text:p>7.1185</text:p>
          </table:table-cell>
          <table:table-cell office:value-type="float" office:value="6.893433" calcext:value-type="float">
            <text:p>6.893433</text:p>
          </table:table-cell>
          <table:table-cell office:value-type="float" office:value="9.376801" calcext:value-type="float">
            <text:p>9.376801</text:p>
          </table:table-cell>
          <table:table-cell office:value-type="float" office:value="9.178589" calcext:value-type="float">
            <text:p>9.178589</text:p>
          </table:table-cell>
          <table:table-cell office:value-type="float" office:value="10.80951" calcext:value-type="float">
            <text:p>10.80951</text:p>
          </table:table-cell>
          <table:table-cell office:value-type="float" office:value="10.6463" calcext:value-type="float">
            <text:p>10.6463</text:p>
          </table:table-cell>
          <table:table-cell office:value-type="float" office:value="11.85687" calcext:value-type="float">
            <text:p>11.85687</text:p>
          </table:table-cell>
          <table:table-cell office:value-type="float" office:value="11.72095" calcext:value-type="float">
            <text:p>11.72095</text:p>
          </table:table-cell>
          <table:table-cell office:value-type="float" office:value="12.52725" calcext:value-type="float">
            <text:p>12.52725</text:p>
          </table:table-cell>
          <table:table-cell office:value-type="float" office:value="12.41049" calcext:value-type="float">
            <text:p>12.41049</text:p>
          </table:table-cell>
          <table:table-cell office:value-type="float" office:value="12.73264" calcext:value-type="float">
            <text:p>12.73264</text:p>
          </table:table-cell>
          <table:table-cell office:value-type="float" office:value="12.62747" calcext:value-type="float">
            <text:p>12.62747</text:p>
          </table:table-cell>
          <table:table-cell office:value-type="float" office:value="9.854553" calcext:value-type="float">
            <text:p>9.854553</text:p>
          </table:table-cell>
          <table:table-cell office:value-type="float" office:value="-4.497345" calcext:value-type="float">
            <text:p>-4.49734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9122003" calcext:value-type="float">
            <text:p>9122003</text:p>
          </table:table-cell>
          <table:table-cell office:value-type="float" office:value="1.23012" calcext:value-type="float">
            <text:p>1.23012</text:p>
          </table:table-cell>
          <table:table-cell office:value-type="float" office:value="0.05" calcext:value-type="float">
            <text:p>0.05</text:p>
          </table:table-cell>
          <table:table-cell office:value-type="float" office:value="-9.2" calcext:value-type="float">
            <text:p>-9.2</text:p>
          </table:table-cell>
          <table:table-cell office:value-type="float" office:value="0.5410251" calcext:value-type="float">
            <text:p>0.5410251</text:p>
          </table:table-cell>
          <table:table-cell office:value-type="float" office:value="0.2720311" calcext:value-type="float">
            <text:p>0.2720311</text:p>
          </table:table-cell>
          <table:table-cell office:value-type="float" office:value="643.788" calcext:value-type="float">
            <text:p>643.788</text:p>
          </table:table-cell>
          <table:table-cell office:value-type="float" office:value="0.1" calcext:value-type="float">
            <text:p>0.1</text:p>
          </table:table-cell>
          <table:table-cell office:value-type="float" office:value="-0.5033264" calcext:value-type="float">
            <text:p>-0.5033264</text:p>
          </table:table-cell>
          <table:table-cell office:value-type="float" office:value="-4.000244" calcext:value-type="float">
            <text:p>-4.000244</text:p>
          </table:table-cell>
          <table:table-cell office:value-type="float" office:value="0.007049561" calcext:value-type="float">
            <text:p>0.007049561</text:p>
          </table:table-cell>
          <table:table-cell office:value-type="float" office:value="-0.4396057" calcext:value-type="float">
            <text:p>-0.4396057</text:p>
          </table:table-cell>
          <table:table-cell office:value-type="float" office:value="0.6254578" calcext:value-type="float">
            <text:p>0.6254578</text:p>
          </table:table-cell>
          <table:table-cell office:value-type="float" office:value="0.2765198" calcext:value-type="float">
            <text:p>0.2765198</text:p>
          </table:table-cell>
          <table:table-cell office:value-type="float" office:value="1.305908" calcext:value-type="float">
            <text:p>1.305908</text:p>
          </table:table-cell>
          <table:table-cell office:value-type="float" office:value="1.049591" calcext:value-type="float">
            <text:p>1.049591</text:p>
          </table:table-cell>
          <table:table-cell office:value-type="float" office:value="1.84613" calcext:value-type="float">
            <text:p>1.84613</text:p>
          </table:table-cell>
          <table:table-cell office:value-type="float" office:value="1.636627" calcext:value-type="float">
            <text:p>1.636627</text:p>
          </table:table-cell>
          <table:table-cell office:value-type="float" office:value="2.53537" calcext:value-type="float">
            <text:p>2.53537</text:p>
          </table:table-cell>
          <table:table-cell office:value-type="float" office:value="2.366608" calcext:value-type="float">
            <text:p>2.366608</text:p>
          </table:table-cell>
          <table:table-cell office:value-type="float" office:value="3.309845" calcext:value-type="float">
            <text:p>3.309845</text:p>
          </table:table-cell>
          <table:table-cell office:value-type="float" office:value="3.156128" calcext:value-type="float">
            <text:p>3.156128</text:p>
          </table:table-cell>
          <table:table-cell office:value-type="float" office:value="4.65094" calcext:value-type="float">
            <text:p>4.65094</text:p>
          </table:table-cell>
          <table:table-cell office:value-type="float" office:value="4.483093" calcext:value-type="float">
            <text:p>4.483093</text:p>
          </table:table-cell>
          <table:table-cell office:value-type="float" office:value="6.891235" calcext:value-type="float">
            <text:p>6.891235</text:p>
          </table:table-cell>
          <table:table-cell office:value-type="float" office:value="6.690674" calcext:value-type="float">
            <text:p>6.690674</text:p>
          </table:table-cell>
          <table:table-cell office:value-type="float" office:value="9.176544" calcext:value-type="float">
            <text:p>9.176544</text:p>
          </table:table-cell>
          <table:table-cell office:value-type="float" office:value="8.983002" calcext:value-type="float">
            <text:p>8.983002</text:p>
          </table:table-cell>
          <table:table-cell office:value-type="float" office:value="10.64456" calcext:value-type="float">
            <text:p>10.64456</text:p>
          </table:table-cell>
          <table:table-cell office:value-type="float" office:value="10.48022" calcext:value-type="float">
            <text:p>10.48022</text:p>
          </table:table-cell>
          <table:table-cell office:value-type="float" office:value="11.71948" calcext:value-type="float">
            <text:p>11.71948</text:p>
          </table:table-cell>
          <table:table-cell office:value-type="float" office:value="11.58243" calcext:value-type="float">
            <text:p>11.58243</text:p>
          </table:table-cell>
          <table:table-cell office:value-type="float" office:value="12.40924" calcext:value-type="float">
            <text:p>12.40924</text:p>
          </table:table-cell>
          <table:table-cell office:value-type="float" office:value="12.29221" calcext:value-type="float">
            <text:p>12.29221</text:p>
          </table:table-cell>
          <table:table-cell office:value-type="float" office:value="12.62637" calcext:value-type="float">
            <text:p>12.62637</text:p>
          </table:table-cell>
          <table:table-cell office:value-type="float" office:value="12.51996" calcext:value-type="float">
            <text:p>12.51996</text:p>
          </table:table-cell>
          <table:table-cell office:value-type="float" office:value="-2.105957" calcext:value-type="float">
            <text:p>-2.105957</text:p>
          </table:table-cell>
          <table:table-cell office:value-type="float" office:value="-10.34268" calcext:value-type="float">
            <text:p>-10.3426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10122003" calcext:value-type="float">
            <text:p>10122003</text:p>
          </table:table-cell>
          <table:table-cell office:value-type="float" office:value="9.056202" calcext:value-type="float">
            <text:p>9.056202</text:p>
          </table:table-cell>
          <table:table-cell office:value-type="float" office:value="-5.86" calcext:value-type="float">
            <text:p>-5.86</text:p>
          </table:table-cell>
          <table:table-cell office:value-type="float" office:value="-11.65" calcext:value-type="float">
            <text:p>-11.65</text:p>
          </table:table-cell>
          <table:table-cell office:value-type="float" office:value="0.3506077" calcext:value-type="float">
            <text:p>0.3506077</text:p>
          </table:table-cell>
          <table:table-cell office:value-type="float" office:value="0.2249014" calcext:value-type="float">
            <text:p>0.2249014</text:p>
          </table:table-cell>
          <table:table-cell office:value-type="float" office:value="480.816" calcext:value-type="float">
            <text:p>480.816</text:p>
          </table:table-cell>
          <table:table-cell office:value-type="float" office:value="0" calcext:value-type="float">
            <text:p>0</text:p>
          </table:table-cell>
          <table:table-cell office:value-type="float" office:value="1.287842" calcext:value-type="float">
            <text:p>1.287842</text:p>
          </table:table-cell>
          <table:table-cell office:value-type="float" office:value="-4.606812" calcext:value-type="float">
            <text:p>-4.606812</text:p>
          </table:table-cell>
          <table:table-cell office:value-type="float" office:value="0.2210083" calcext:value-type="float">
            <text:p>0.2210083</text:p>
          </table:table-cell>
          <table:table-cell office:value-type="float" office:value="-0.532959" calcext:value-type="float">
            <text:p>-0.532959</text:p>
          </table:table-cell>
          <table:table-cell office:value-type="float" office:value="0.6148682" calcext:value-type="float">
            <text:p>0.6148682</text:p>
          </table:table-cell>
          <table:table-cell office:value-type="float" office:value="0.1442566" calcext:value-type="float">
            <text:p>0.1442566</text:p>
          </table:table-cell>
          <table:table-cell office:value-type="float" office:value="1.174133" calcext:value-type="float">
            <text:p>1.174133</text:p>
          </table:table-cell>
          <table:table-cell office:value-type="float" office:value="0.9114075" calcext:value-type="float">
            <text:p>0.9114075</text:p>
          </table:table-cell>
          <table:table-cell office:value-type="float" office:value="1.651245" calcext:value-type="float">
            <text:p>1.651245</text:p>
          </table:table-cell>
          <table:table-cell office:value-type="float" office:value="1.500244" calcext:value-type="float">
            <text:p>1.500244</text:p>
          </table:table-cell>
          <table:table-cell office:value-type="float" office:value="2.363281" calcext:value-type="float">
            <text:p>2.363281</text:p>
          </table:table-cell>
          <table:table-cell office:value-type="float" office:value="2.226532" calcext:value-type="float">
            <text:p>2.226532</text:p>
          </table:table-cell>
          <table:table-cell office:value-type="float" office:value="3.153534" calcext:value-type="float">
            <text:p>3.153534</text:p>
          </table:table-cell>
          <table:table-cell office:value-type="float" office:value="3.007233" calcext:value-type="float">
            <text:p>3.007233</text:p>
          </table:table-cell>
          <table:table-cell office:value-type="float" office:value="4.481171" calcext:value-type="float">
            <text:p>4.481171</text:p>
          </table:table-cell>
          <table:table-cell office:value-type="float" office:value="4.299469" calcext:value-type="float">
            <text:p>4.299469</text:p>
          </table:table-cell>
          <table:table-cell office:value-type="float" office:value="6.68866" calcext:value-type="float">
            <text:p>6.68866</text:p>
          </table:table-cell>
          <table:table-cell office:value-type="float" office:value="6.497131" calcext:value-type="float">
            <text:p>6.497131</text:p>
          </table:table-cell>
          <table:table-cell office:value-type="float" office:value="8.981018" calcext:value-type="float">
            <text:p>8.981018</text:p>
          </table:table-cell>
          <table:table-cell office:value-type="float" office:value="8.79422" calcext:value-type="float">
            <text:p>8.79422</text:p>
          </table:table-cell>
          <table:table-cell office:value-type="float" office:value="10.47845" calcext:value-type="float">
            <text:p>10.47845</text:p>
          </table:table-cell>
          <table:table-cell office:value-type="float" office:value="10.31415" calcext:value-type="float">
            <text:p>10.31415</text:p>
          </table:table-cell>
          <table:table-cell office:value-type="float" office:value="11.58096" calcext:value-type="float">
            <text:p>11.58096</text:p>
          </table:table-cell>
          <table:table-cell office:value-type="float" office:value="11.44138" calcext:value-type="float">
            <text:p>11.44138</text:p>
          </table:table-cell>
          <table:table-cell office:value-type="float" office:value="12.29089" calcext:value-type="float">
            <text:p>12.29089</text:p>
          </table:table-cell>
          <table:table-cell office:value-type="float" office:value="12.1698" calcext:value-type="float">
            <text:p>12.1698</text:p>
          </table:table-cell>
          <table:table-cell office:value-type="float" office:value="12.5188" calcext:value-type="float">
            <text:p>12.5188</text:p>
          </table:table-cell>
          <table:table-cell office:value-type="float" office:value="12.41077" calcext:value-type="float">
            <text:p>12.41077</text:p>
          </table:table-cell>
          <table:table-cell office:value-type="float" office:value="5.001495" calcext:value-type="float">
            <text:p>5.001495</text:p>
          </table:table-cell>
          <table:table-cell office:value-type="float" office:value="-12.00751" calcext:value-type="float">
            <text:p>-12.0075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1122003" calcext:value-type="float">
            <text:p>11122003</text:p>
          </table:table-cell>
          <table:table-cell office:value-type="float" office:value="6.545367" calcext:value-type="float">
            <text:p>6.545367</text:p>
          </table:table-cell>
          <table:table-cell office:value-type="float" office:value="-9.06" calcext:value-type="float">
            <text:p>-9.06</text:p>
          </table:table-cell>
          <table:table-cell office:value-type="float" office:value="-13.74" calcext:value-type="float">
            <text:p>-13.74</text:p>
          </table:table-cell>
          <table:table-cell office:value-type="float" office:value="0.2749757" calcext:value-type="float">
            <text:p>0.2749757</text:p>
          </table:table-cell>
          <table:table-cell office:value-type="float" office:value="0.1906657" calcext:value-type="float">
            <text:p>0.1906657</text:p>
          </table:table-cell>
          <table:table-cell office:value-type="float" office:value="152.172" calcext:value-type="float">
            <text:p>152.172</text:p>
          </table:table-cell>
          <table:table-cell office:value-type="float" office:value="0" calcext:value-type="float">
            <text:p>0</text:p>
          </table:table-cell>
          <table:table-cell office:value-type="float" office:value="-0.4126587" calcext:value-type="float">
            <text:p>-0.4126587</text:p>
          </table:table-cell>
          <table:table-cell office:value-type="float" office:value="-5.168427" calcext:value-type="float">
            <text:p>-5.168427</text:p>
          </table:table-cell>
          <table:table-cell office:value-type="float" office:value="-0.03076172" calcext:value-type="float">
            <text:p>-0.03076172</text:p>
          </table:table-cell>
          <table:table-cell office:value-type="float" office:value="-0.6160889" calcext:value-type="float">
            <text:p>-0.6160889</text:p>
          </table:table-cell>
          <table:table-cell office:value-type="float" office:value="0.4025269" calcext:value-type="float">
            <text:p>0.4025269</text:p>
          </table:table-cell>
          <table:table-cell office:value-type="float" office:value="0.02932739" calcext:value-type="float">
            <text:p>0.02932739</text:p>
          </table:table-cell>
          <table:table-cell office:value-type="float" office:value="0.9924622" calcext:value-type="float">
            <text:p>0.9924622</text:p>
          </table:table-cell>
          <table:table-cell office:value-type="float" office:value="0.7889709" calcext:value-type="float">
            <text:p>0.7889709</text:p>
          </table:table-cell>
          <table:table-cell office:value-type="float" office:value="1.551392" calcext:value-type="float">
            <text:p>1.551392</text:p>
          </table:table-cell>
          <table:table-cell office:value-type="float" office:value="1.361237" calcext:value-type="float">
            <text:p>1.361237</text:p>
          </table:table-cell>
          <table:table-cell office:value-type="float" office:value="2.245911" calcext:value-type="float">
            <text:p>2.245911</text:p>
          </table:table-cell>
          <table:table-cell office:value-type="float" office:value="2.070648" calcext:value-type="float">
            <text:p>2.070648</text:p>
          </table:table-cell>
          <table:table-cell office:value-type="float" office:value="3.005646" calcext:value-type="float">
            <text:p>3.005646</text:p>
          </table:table-cell>
          <table:table-cell office:value-type="float" office:value="2.841278" calcext:value-type="float">
            <text:p>2.841278</text:p>
          </table:table-cell>
          <table:table-cell office:value-type="float" office:value="4.298004" calcext:value-type="float">
            <text:p>4.298004</text:p>
          </table:table-cell>
          <table:table-cell office:value-type="float" office:value="4.134674" calcext:value-type="float">
            <text:p>4.134674</text:p>
          </table:table-cell>
          <table:table-cell office:value-type="float" office:value="6.495178" calcext:value-type="float">
            <text:p>6.495178</text:p>
          </table:table-cell>
          <table:table-cell office:value-type="float" office:value="6.313812" calcext:value-type="float">
            <text:p>6.313812</text:p>
          </table:table-cell>
          <table:table-cell office:value-type="float" office:value="8.792267" calcext:value-type="float">
            <text:p>8.792267</text:p>
          </table:table-cell>
          <table:table-cell office:value-type="float" office:value="8.611389" calcext:value-type="float">
            <text:p>8.611389</text:p>
          </table:table-cell>
          <table:table-cell office:value-type="float" office:value="10.31241" calcext:value-type="float">
            <text:p>10.31241</text:p>
          </table:table-cell>
          <table:table-cell office:value-type="float" office:value="10.14966" calcext:value-type="float">
            <text:p>10.14966</text:p>
          </table:table-cell>
          <table:table-cell office:value-type="float" office:value="11.43991" calcext:value-type="float">
            <text:p>11.43991</text:p>
          </table:table-cell>
          <table:table-cell office:value-type="float" office:value="11.29816" calcext:value-type="float">
            <text:p>11.29816</text:p>
          </table:table-cell>
          <table:table-cell office:value-type="float" office:value="12.16852" calcext:value-type="float">
            <text:p>12.16852</text:p>
          </table:table-cell>
          <table:table-cell office:value-type="float" office:value="12.04636" calcext:value-type="float">
            <text:p>12.04636</text:p>
          </table:table-cell>
          <table:table-cell office:value-type="float" office:value="12.40964" calcext:value-type="float">
            <text:p>12.40964</text:p>
          </table:table-cell>
          <table:table-cell office:value-type="float" office:value="12.30087" calcext:value-type="float">
            <text:p>12.30087</text:p>
          </table:table-cell>
          <table:table-cell office:value-type="float" office:value="-0.5301819" calcext:value-type="float">
            <text:p>-0.5301819</text:p>
          </table:table-cell>
          <table:table-cell office:value-type="float" office:value="-13.35516" calcext:value-type="float">
            <text:p>-13.3551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2122003" calcext:value-type="float">
            <text:p>12122003</text:p>
          </table:table-cell>
          <table:table-cell office:value-type="float" office:value="7.607344" calcext:value-type="float">
            <text:p>7.607344</text:p>
          </table:table-cell>
          <table:table-cell office:value-type="float" office:value="-7.3" calcext:value-type="float">
            <text:p>-7.3</text:p>
          </table:table-cell>
          <table:table-cell office:value-type="float" office:value="-16.6" calcext:value-type="float">
            <text:p>-16.6</text:p>
          </table:table-cell>
          <table:table-cell office:value-type="float" office:value="0.3145202" calcext:value-type="float">
            <text:p>0.3145202</text:p>
          </table:table-cell>
          <table:table-cell office:value-type="float" office:value="0.1514385" calcext:value-type="float">
            <text:p>0.1514385</text:p>
          </table:table-cell>
          <table:table-cell office:value-type="float" office:value="142.812" calcext:value-type="float">
            <text:p>142.812</text:p>
          </table:table-cell>
          <table:table-cell office:value-type="float" office:value="0" calcext:value-type="float">
            <text:p>0</text:p>
          </table:table-cell>
          <table:table-cell office:value-type="float" office:value="0.6668396" calcext:value-type="float">
            <text:p>0.6668396</text:p>
          </table:table-cell>
          <table:table-cell office:value-type="float" office:value="-6.133453" calcext:value-type="float">
            <text:p>-6.133453</text:p>
          </table:table-cell>
          <table:table-cell office:value-type="float" office:value="-0.3251953" calcext:value-type="float">
            <text:p>-0.3251953</text:p>
          </table:table-cell>
          <table:table-cell office:value-type="float" office:value="-1.437408" calcext:value-type="float">
            <text:p>-1.437408</text:p>
          </table:table-cell>
          <table:table-cell office:value-type="float" office:value="0.02233887" calcext:value-type="float">
            <text:p>0.02233887</text:p>
          </table:table-cell>
          <table:table-cell office:value-type="float" office:value="-0.1448975" calcext:value-type="float">
            <text:p>-0.1448975</text:p>
          </table:table-cell>
          <table:table-cell office:value-type="float" office:value="0.7831726" calcext:value-type="float">
            <text:p>0.7831726</text:p>
          </table:table-cell>
          <table:table-cell office:value-type="float" office:value="0.5837402" calcext:value-type="float">
            <text:p>0.5837402</text:p>
          </table:table-cell>
          <table:table-cell office:value-type="float" office:value="1.356537" calcext:value-type="float">
            <text:p>1.356537</text:p>
          </table:table-cell>
          <table:table-cell office:value-type="float" office:value="1.147888" calcext:value-type="float">
            <text:p>1.147888</text:p>
          </table:table-cell>
          <table:table-cell office:value-type="float" office:value="2.067444" calcext:value-type="float">
            <text:p>2.067444</text:p>
          </table:table-cell>
          <table:table-cell office:value-type="float" office:value="1.855499" calcext:value-type="float">
            <text:p>1.855499</text:p>
          </table:table-cell>
          <table:table-cell office:value-type="float" office:value="2.839111" calcext:value-type="float">
            <text:p>2.839111</text:p>
          </table:table-cell>
          <table:table-cell office:value-type="float" office:value="2.639771" calcext:value-type="float">
            <text:p>2.639771</text:p>
          </table:table-cell>
          <table:table-cell office:value-type="float" office:value="4.133057" calcext:value-type="float">
            <text:p>4.133057</text:p>
          </table:table-cell>
          <table:table-cell office:value-type="float" office:value="3.955139" calcext:value-type="float">
            <text:p>3.955139</text:p>
          </table:table-cell>
          <table:table-cell office:value-type="float" office:value="6.311951" calcext:value-type="float">
            <text:p>6.311951</text:p>
          </table:table-cell>
          <table:table-cell office:value-type="float" office:value="6.135223" calcext:value-type="float">
            <text:p>6.135223</text:p>
          </table:table-cell>
          <table:table-cell office:value-type="float" office:value="8.609497" calcext:value-type="float">
            <text:p>8.609497</text:p>
          </table:table-cell>
          <table:table-cell office:value-type="float" office:value="8.4328" calcext:value-type="float">
            <text:p>8.4328</text:p>
          </table:table-cell>
          <table:table-cell office:value-type="float" office:value="10.14795" calcext:value-type="float">
            <text:p>10.14795</text:p>
          </table:table-cell>
          <table:table-cell office:value-type="float" office:value="9.986572" calcext:value-type="float">
            <text:p>9.986572</text:p>
          </table:table-cell>
          <table:table-cell office:value-type="float" office:value="11.29666" calcext:value-type="float">
            <text:p>11.29666</text:p>
          </table:table-cell>
          <table:table-cell office:value-type="float" office:value="11.15384" calcext:value-type="float">
            <text:p>11.15384</text:p>
          </table:table-cell>
          <table:table-cell office:value-type="float" office:value="12.04507" calcext:value-type="float">
            <text:p>12.04507</text:p>
          </table:table-cell>
          <table:table-cell office:value-type="float" office:value="11.92188" calcext:value-type="float">
            <text:p>11.92188</text:p>
          </table:table-cell>
          <table:table-cell office:value-type="float" office:value="12.29977" calcext:value-type="float">
            <text:p>12.29977</text:p>
          </table:table-cell>
          <table:table-cell office:value-type="float" office:value="12.19003" calcext:value-type="float">
            <text:p>12.19003</text:p>
          </table:table-cell>
          <table:table-cell office:value-type="float" office:value="3.529205" calcext:value-type="float">
            <text:p>3.529205</text:p>
          </table:table-cell>
          <table:table-cell office:value-type="float" office:value="-15.3172" calcext:value-type="float">
            <text:p>-15.317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13122003" calcext:value-type="float">
            <text:p>13122003</text:p>
          </table:table-cell>
          <table:table-cell office:value-type="float" office:value="4.758086" calcext:value-type="float">
            <text:p>4.758086</text:p>
          </table:table-cell>
          <table:table-cell office:value-type="float" office:value="-2.96" calcext:value-type="float">
            <text:p>-2.96</text:p>
          </table:table-cell>
          <table:table-cell office:value-type="float" office:value="-11.21" calcext:value-type="float">
            <text:p>-11.21</text:p>
          </table:table-cell>
          <table:table-cell office:value-type="float" office:value="0.4348069" calcext:value-type="float">
            <text:p>0.4348069</text:p>
          </table:table-cell>
          <table:table-cell office:value-type="float" office:value="0.2327797" calcext:value-type="float">
            <text:p>0.2327797</text:p>
          </table:table-cell>
          <table:table-cell office:value-type="float" office:value="240.552" calcext:value-type="float">
            <text:p>240.552</text:p>
          </table:table-cell>
          <table:table-cell office:value-type="float" office:value="0" calcext:value-type="float">
            <text:p>0</text:p>
          </table:table-cell>
          <table:table-cell office:value-type="float" office:value="-0.04666138" calcext:value-type="float">
            <text:p>-0.04666138</text:p>
          </table:table-cell>
          <table:table-cell office:value-type="float" office:value="-5.72113" calcext:value-type="float">
            <text:p>-5.72113</text:p>
          </table:table-cell>
          <table:table-cell office:value-type="float" office:value="-0.7641602" calcext:value-type="float">
            <text:p>-0.7641602</text:p>
          </table:table-cell>
          <table:table-cell office:value-type="float" office:value="-1.917633" calcext:value-type="float">
            <text:p>-1.917633</text:p>
          </table:table-cell>
          <table:table-cell office:value-type="float" office:value="-0.06246948" calcext:value-type="float">
            <text:p>-0.06246948</text:p>
          </table:table-cell>
          <table:table-cell office:value-type="float" office:value="-0.2333374" calcext:value-type="float">
            <text:p>-0.2333374</text:p>
          </table:table-cell>
          <table:table-cell office:value-type="float" office:value="0.5797424" calcext:value-type="float">
            <text:p>0.5797424</text:p>
          </table:table-cell>
          <table:table-cell office:value-type="float" office:value="0.4770203" calcext:value-type="float">
            <text:p>0.4770203</text:p>
          </table:table-cell>
          <table:table-cell office:value-type="float" office:value="1.144775" calcext:value-type="float">
            <text:p>1.144775</text:p>
          </table:table-cell>
          <table:table-cell office:value-type="float" office:value="1.041626" calcext:value-type="float">
            <text:p>1.041626</text:p>
          </table:table-cell>
          <table:table-cell office:value-type="float" office:value="1.853149" calcext:value-type="float">
            <text:p>1.853149</text:p>
          </table:table-cell>
          <table:table-cell office:value-type="float" office:value="1.72345" calcext:value-type="float">
            <text:p>1.72345</text:p>
          </table:table-cell>
          <table:table-cell office:value-type="float" office:value="2.637787" calcext:value-type="float">
            <text:p>2.637787</text:p>
          </table:table-cell>
          <table:table-cell office:value-type="float" office:value="2.484894" calcext:value-type="float">
            <text:p>2.484894</text:p>
          </table:table-cell>
          <table:table-cell office:value-type="float" office:value="3.953308" calcext:value-type="float">
            <text:p>3.953308</text:p>
          </table:table-cell>
          <table:table-cell office:value-type="float" office:value="3.777435" calcext:value-type="float">
            <text:p>3.777435</text:p>
          </table:table-cell>
          <table:table-cell office:value-type="float" office:value="6.133362" calcext:value-type="float">
            <text:p>6.133362</text:p>
          </table:table-cell>
          <table:table-cell office:value-type="float" office:value="5.955353" calcext:value-type="float">
            <text:p>5.955353</text:p>
          </table:table-cell>
          <table:table-cell office:value-type="float" office:value="8.430939" calcext:value-type="float">
            <text:p>8.430939</text:p>
          </table:table-cell>
          <table:table-cell office:value-type="float" office:value="8.257324" calcext:value-type="float">
            <text:p>8.257324</text:p>
          </table:table-cell>
          <table:table-cell office:value-type="float" office:value="9.984863" calcext:value-type="float">
            <text:p>9.984863</text:p>
          </table:table-cell>
          <table:table-cell office:value-type="float" office:value="9.82489" calcext:value-type="float">
            <text:p>9.82489</text:p>
          </table:table-cell>
          <table:table-cell office:value-type="float" office:value="11.15231" calcext:value-type="float">
            <text:p>11.15231</text:p>
          </table:table-cell>
          <table:table-cell office:value-type="float" office:value="11.00916" calcext:value-type="float">
            <text:p>11.00916</text:p>
          </table:table-cell>
          <table:table-cell office:value-type="float" office:value="11.92059" calcext:value-type="float">
            <text:p>11.92059</text:p>
          </table:table-cell>
          <table:table-cell office:value-type="float" office:value="11.7962" calcext:value-type="float">
            <text:p>11.7962</text:p>
          </table:table-cell>
          <table:table-cell office:value-type="float" office:value="12.1889" calcext:value-type="float">
            <text:p>12.1889</text:p>
          </table:table-cell>
          <table:table-cell office:value-type="float" office:value="12.07831" calcext:value-type="float">
            <text:p>12.07831</text:p>
          </table:table-cell>
          <table:table-cell office:value-type="float" office:value="1.897339" calcext:value-type="float">
            <text:p>1.897339</text:p>
          </table:table-cell>
          <table:table-cell office:value-type="float" office:value="-12.83487" calcext:value-type="float">
            <text:p>-12.8348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4122003" calcext:value-type="float">
            <text:p>14122003</text:p>
          </table:table-cell>
          <table:table-cell office:value-type="float" office:value="5.693794" calcext:value-type="float">
            <text:p>5.693794</text:p>
          </table:table-cell>
          <table:table-cell office:value-type="float" office:value="-1.12" calcext:value-type="float">
            <text:p>-1.12</text:p>
          </table:table-cell>
          <table:table-cell office:value-type="float" office:value="-4.95" calcext:value-type="float">
            <text:p>-4.95</text:p>
          </table:table-cell>
          <table:table-cell office:value-type="float" office:value="0.4972456" calcext:value-type="float">
            <text:p>0.4972456</text:p>
          </table:table-cell>
          <table:table-cell office:value-type="float" office:value="0.3752927" calcext:value-type="float">
            <text:p>0.3752927</text:p>
          </table:table-cell>
          <table:table-cell office:value-type="float" office:value="379.872" calcext:value-type="float">
            <text:p>379.872</text:p>
          </table:table-cell>
          <table:table-cell office:value-type="float" office:value="0.2" calcext:value-type="float">
            <text:p>0.2</text:p>
          </table:table-cell>
          <table:table-cell office:value-type="float" office:value="1.918457" calcext:value-type="float">
            <text:p>1.918457</text:p>
          </table:table-cell>
          <table:table-cell office:value-type="float" office:value="-3.889709" calcext:value-type="float">
            <text:p>-3.889709</text:p>
          </table:table-cell>
          <table:table-cell office:value-type="float" office:value="-0.3045349" calcext:value-type="float">
            <text:p>-0.3045349</text:p>
          </table:table-cell>
          <table:table-cell office:value-type="float" office:value="-1.370636" calcext:value-type="float">
            <text:p>-1.370636</text:p>
          </table:table-cell>
          <table:table-cell office:value-type="float" office:value="0.001159668" calcext:value-type="float">
            <text:p>0.001159668</text:p>
          </table:table-cell>
          <table:table-cell office:value-type="float" office:value="-0.1585999" calcext:value-type="float">
            <text:p>-0.1585999</text:p>
          </table:table-cell>
          <table:table-cell office:value-type="float" office:value="0.5631409" calcext:value-type="float">
            <text:p>0.5631409</text:p>
          </table:table-cell>
          <table:table-cell office:value-type="float" office:value="0.4822693" calcext:value-type="float">
            <text:p>0.4822693</text:p>
          </table:table-cell>
          <table:table-cell office:value-type="float" office:value="1.055573" calcext:value-type="float">
            <text:p>1.055573</text:p>
          </table:table-cell>
          <table:table-cell office:value-type="float" office:value="1.009735" calcext:value-type="float">
            <text:p>1.009735</text:p>
          </table:table-cell>
          <table:table-cell office:value-type="float" office:value="1.722504" calcext:value-type="float">
            <text:p>1.722504</text:p>
          </table:table-cell>
          <table:table-cell office:value-type="float" office:value="1.66864" calcext:value-type="float">
            <text:p>1.66864</text:p>
          </table:table-cell>
          <table:table-cell office:value-type="float" office:value="2.483826" calcext:value-type="float">
            <text:p>2.483826</text:p>
          </table:table-cell>
          <table:table-cell office:value-type="float" office:value="2.399994" calcext:value-type="float">
            <text:p>2.399994</text:p>
          </table:table-cell>
          <table:table-cell office:value-type="float" office:value="3.775879" calcext:value-type="float">
            <text:p>3.775879</text:p>
          </table:table-cell>
          <table:table-cell office:value-type="float" office:value="3.642578" calcext:value-type="float">
            <text:p>3.642578</text:p>
          </table:table-cell>
          <table:table-cell office:value-type="float" office:value="5.953522" calcext:value-type="float">
            <text:p>5.953522</text:p>
          </table:table-cell>
          <table:table-cell office:value-type="float" office:value="5.785767" calcext:value-type="float">
            <text:p>5.785767</text:p>
          </table:table-cell>
          <table:table-cell office:value-type="float" office:value="8.255554" calcext:value-type="float">
            <text:p>8.255554</text:p>
          </table:table-cell>
          <table:table-cell office:value-type="float" office:value="8.085907" calcext:value-type="float">
            <text:p>8.085907</text:p>
          </table:table-cell>
          <table:table-cell office:value-type="float" office:value="9.823242" calcext:value-type="float">
            <text:p>9.823242</text:p>
          </table:table-cell>
          <table:table-cell office:value-type="float" office:value="9.664612" calcext:value-type="float">
            <text:p>9.664612</text:p>
          </table:table-cell>
          <table:table-cell office:value-type="float" office:value="11.00766" calcext:value-type="float">
            <text:p>11.00766</text:p>
          </table:table-cell>
          <table:table-cell office:value-type="float" office:value="10.86383" calcext:value-type="float">
            <text:p>10.86383</text:p>
          </table:table-cell>
          <table:table-cell office:value-type="float" office:value="11.79489" calcext:value-type="float">
            <text:p>11.79489</text:p>
          </table:table-cell>
          <table:table-cell office:value-type="float" office:value="11.66943" calcext:value-type="float">
            <text:p>11.66943</text:p>
          </table:table-cell>
          <table:table-cell office:value-type="float" office:value="12.07718" calcext:value-type="float">
            <text:p>12.07718</text:p>
          </table:table-cell>
          <table:table-cell office:value-type="float" office:value="11.96521" calcext:value-type="float">
            <text:p>11.96521</text:p>
          </table:table-cell>
          <table:table-cell office:value-type="float" office:value="4.308777" calcext:value-type="float">
            <text:p>4.308777</text:p>
          </table:table-cell>
          <table:table-cell office:value-type="float" office:value="-7.785309" calcext:value-type="float">
            <text:p>-7.78530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15122003" calcext:value-type="float">
            <text:p>15122003</text:p>
          </table:table-cell>
          <table:table-cell office:value-type="float" office:value="2.456741" calcext:value-type="float">
            <text:p>2.456741</text:p>
          </table:table-cell>
          <table:table-cell office:value-type="float" office:value="0.85" calcext:value-type="float">
            <text:p>0.85</text:p>
          </table:table-cell>
          <table:table-cell office:value-type="float" office:value="-4.81" calcext:value-type="float">
            <text:p>-4.81</text:p>
          </table:table-cell>
          <table:table-cell office:value-type="float" office:value="0.5729223" calcext:value-type="float">
            <text:p>0.5729223</text:p>
          </table:table-cell>
          <table:table-cell office:value-type="float" office:value="0.3792267" calcext:value-type="float">
            <text:p>0.3792267</text:p>
          </table:table-cell>
          <table:table-cell office:value-type="float" office:value="514.152" calcext:value-type="float">
            <text:p>514.152</text:p>
          </table:table-cell>
          <table:table-cell office:value-type="float" office:value="0.1" calcext:value-type="float">
            <text:p>0.1</text:p>
          </table:table-cell>
          <table:table-cell office:value-type="float" office:value="0.3944702" calcext:value-type="float">
            <text:p>0.3944702</text:p>
          </table:table-cell>
          <table:table-cell office:value-type="float" office:value="-3.403015" calcext:value-type="float">
            <text:p>-3.403015</text:p>
          </table:table-cell>
          <table:table-cell office:value-type="float" office:value="-0.4240723" calcext:value-type="float">
            <text:p>-0.4240723</text:p>
          </table:table-cell>
          <table:table-cell office:value-type="float" office:value="-0.9690247" calcext:value-type="float">
            <text:p>-0.9690247</text:p>
          </table:table-cell>
          <table:table-cell office:value-type="float" office:value="-0.01815796" calcext:value-type="float">
            <text:p>-0.01815796</text:p>
          </table:table-cell>
          <table:table-cell office:value-type="float" office:value="-0.09857178" calcext:value-type="float">
            <text:p>-0.09857178</text:p>
          </table:table-cell>
          <table:table-cell office:value-type="float" office:value="0.5376282" calcext:value-type="float">
            <text:p>0.5376282</text:p>
          </table:table-cell>
          <table:table-cell office:value-type="float" office:value="0.4985046" calcext:value-type="float">
            <text:p>0.4985046</text:p>
          </table:table-cell>
          <table:table-cell office:value-type="float" office:value="1.028412" calcext:value-type="float">
            <text:p>1.028412</text:p>
          </table:table-cell>
          <table:table-cell office:value-type="float" office:value="0.9996338" calcext:value-type="float">
            <text:p>0.9996338</text:p>
          </table:table-cell>
          <table:table-cell office:value-type="float" office:value="1.667877" calcext:value-type="float">
            <text:p>1.667877</text:p>
          </table:table-cell>
          <table:table-cell office:value-type="float" office:value="1.619354" calcext:value-type="float">
            <text:p>1.619354</text:p>
          </table:table-cell>
          <table:table-cell office:value-type="float" office:value="2.399231" calcext:value-type="float">
            <text:p>2.399231</text:p>
          </table:table-cell>
          <table:table-cell office:value-type="float" office:value="2.329895" calcext:value-type="float">
            <text:p>2.329895</text:p>
          </table:table-cell>
          <table:table-cell office:value-type="float" office:value="3.641357" calcext:value-type="float">
            <text:p>3.641357</text:p>
          </table:table-cell>
          <table:table-cell office:value-type="float" office:value="3.53598" calcext:value-type="float">
            <text:p>3.53598</text:p>
          </table:table-cell>
          <table:table-cell office:value-type="float" office:value="5.784058" calcext:value-type="float">
            <text:p>5.784058</text:p>
          </table:table-cell>
          <table:table-cell office:value-type="float" office:value="5.633789" calcext:value-type="float">
            <text:p>5.633789</text:p>
          </table:table-cell>
          <table:table-cell office:value-type="float" office:value="8.084137" calcext:value-type="float">
            <text:p>8.084137</text:p>
          </table:table-cell>
          <table:table-cell office:value-type="float" office:value="7.920166" calcext:value-type="float">
            <text:p>7.920166</text:p>
          </table:table-cell>
          <table:table-cell office:value-type="float" office:value="9.662964" calcext:value-type="float">
            <text:p>9.662964</text:p>
          </table:table-cell>
          <table:table-cell office:value-type="float" office:value="9.50647" calcext:value-type="float">
            <text:p>9.50647</text:p>
          </table:table-cell>
          <table:table-cell office:value-type="float" office:value="10.86237" calcext:value-type="float">
            <text:p>10.86237</text:p>
          </table:table-cell>
          <table:table-cell office:value-type="float" office:value="10.71902" calcext:value-type="float">
            <text:p>10.71902</text:p>
          </table:table-cell>
          <table:table-cell office:value-type="float" office:value="11.66812" calcext:value-type="float">
            <text:p>11.66812</text:p>
          </table:table-cell>
          <table:table-cell office:value-type="float" office:value="11.54196" calcext:value-type="float">
            <text:p>11.54196</text:p>
          </table:table-cell>
          <table:table-cell office:value-type="float" office:value="11.96405" calcext:value-type="float">
            <text:p>11.96405</text:p>
          </table:table-cell>
          <table:table-cell office:value-type="float" office:value="11.85114" calcext:value-type="float">
            <text:p>11.85114</text:p>
          </table:table-cell>
          <table:table-cell office:value-type="float" office:value="1.351471" calcext:value-type="float">
            <text:p>1.351471</text:p>
          </table:table-cell>
          <table:table-cell office:value-type="float" office:value="-7.18454" calcext:value-type="float">
            <text:p>-7.1845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6122003" calcext:value-type="float">
            <text:p>16122003</text:p>
          </table:table-cell>
          <table:table-cell office:value-type="float" office:value="8.377729" calcext:value-type="float">
            <text:p>8.377729</text:p>
          </table:table-cell>
          <table:table-cell office:value-type="float" office:value="1.27" calcext:value-type="float">
            <text:p>1.27</text:p>
          </table:table-cell>
          <table:table-cell office:value-type="float" office:value="-6.77" calcext:value-type="float">
            <text:p>-6.77</text:p>
          </table:table-cell>
          <table:table-cell office:value-type="float" office:value="0.5903343" calcext:value-type="float">
            <text:p>0.5903343</text:p>
          </table:table-cell>
          <table:table-cell office:value-type="float" office:value="0.3273936" calcext:value-type="float">
            <text:p>0.3273936</text:p>
          </table:table-cell>
          <table:table-cell office:value-type="float" office:value="447.552" calcext:value-type="float">
            <text:p>447.552</text:p>
          </table:table-cell>
          <table:table-cell office:value-type="float" office:value="0" calcext:value-type="float">
            <text:p>0</text:p>
          </table:table-cell>
          <table:table-cell office:value-type="float" office:value="3.741669" calcext:value-type="float">
            <text:p>3.741669</text:p>
          </table:table-cell>
          <table:table-cell office:value-type="float" office:value="-3.418335" calcext:value-type="float">
            <text:p>-3.418335</text:p>
          </table:table-cell>
          <table:table-cell office:value-type="float" office:value="0.03826904" calcext:value-type="float">
            <text:p>0.03826904</text:p>
          </table:table-cell>
          <table:table-cell office:value-type="float" office:value="-1.053955" calcext:value-type="float">
            <text:p>-1.053955</text:p>
          </table:table-cell>
          <table:table-cell office:value-type="float" office:value="0.04946899" calcext:value-type="float">
            <text:p>0.04946899</text:p>
          </table:table-cell>
          <table:table-cell office:value-type="float" office:value="-0.1173096" calcext:value-type="float">
            <text:p>-0.1173096</text:p>
          </table:table-cell>
          <table:table-cell office:value-type="float" office:value="0.5593262" calcext:value-type="float">
            <text:p>0.5593262</text:p>
          </table:table-cell>
          <table:table-cell office:value-type="float" office:value="0.4655457" calcext:value-type="float">
            <text:p>0.4655457</text:p>
          </table:table-cell>
          <table:table-cell office:value-type="float" office:value="1.012848" calcext:value-type="float">
            <text:p>1.012848</text:p>
          </table:table-cell>
          <table:table-cell office:value-type="float" office:value="0.9588318" calcext:value-type="float">
            <text:p>0.9588318</text:p>
          </table:table-cell>
          <table:table-cell office:value-type="float" office:value="1.618622" calcext:value-type="float">
            <text:p>1.618622</text:p>
          </table:table-cell>
          <table:table-cell office:value-type="float" office:value="1.57962" calcext:value-type="float">
            <text:p>1.57962</text:p>
          </table:table-cell>
          <table:table-cell office:value-type="float" office:value="2.329132" calcext:value-type="float">
            <text:p>2.329132</text:p>
          </table:table-cell>
          <table:table-cell office:value-type="float" office:value="2.276306" calcext:value-type="float">
            <text:p>2.276306</text:p>
          </table:table-cell>
          <table:table-cell office:value-type="float" office:value="3.534973" calcext:value-type="float">
            <text:p>3.534973</text:p>
          </table:table-cell>
          <table:table-cell office:value-type="float" office:value="3.443573" calcext:value-type="float">
            <text:p>3.443573</text:p>
          </table:table-cell>
          <table:table-cell office:value-type="float" office:value="5.632294" calcext:value-type="float">
            <text:p>5.632294</text:p>
          </table:table-cell>
          <table:table-cell office:value-type="float" office:value="5.495941" calcext:value-type="float">
            <text:p>5.495941</text:p>
          </table:table-cell>
          <table:table-cell office:value-type="float" office:value="7.918488" calcext:value-type="float">
            <text:p>7.918488</text:p>
          </table:table-cell>
          <table:table-cell office:value-type="float" office:value="7.761078" calcext:value-type="float">
            <text:p>7.761078</text:p>
          </table:table-cell>
          <table:table-cell office:value-type="float" office:value="9.504822" calcext:value-type="float">
            <text:p>9.504822</text:p>
          </table:table-cell>
          <table:table-cell office:value-type="float" office:value="9.351135" calcext:value-type="float">
            <text:p>9.351135</text:p>
          </table:table-cell>
          <table:table-cell office:value-type="float" office:value="10.71747" calcext:value-type="float">
            <text:p>10.71747</text:p>
          </table:table-cell>
          <table:table-cell office:value-type="float" office:value="10.57486" calcext:value-type="float">
            <text:p>10.57486</text:p>
          </table:table-cell>
          <table:table-cell office:value-type="float" office:value="11.54062" calcext:value-type="float">
            <text:p>11.54062</text:p>
          </table:table-cell>
          <table:table-cell office:value-type="float" office:value="11.41391" calcext:value-type="float">
            <text:p>11.41391</text:p>
          </table:table-cell>
          <table:table-cell office:value-type="float" office:value="11.84998" calcext:value-type="float">
            <text:p>11.84998</text:p>
          </table:table-cell>
          <table:table-cell office:value-type="float" office:value="11.73569" calcext:value-type="float">
            <text:p>11.73569</text:p>
          </table:table-cell>
          <table:table-cell office:value-type="float" office:value="7.799194" calcext:value-type="float">
            <text:p>7.799194</text:p>
          </table:table-cell>
          <table:table-cell office:value-type="float" office:value="-6.871216" calcext:value-type="float">
            <text:p>-6.87121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17122003" calcext:value-type="float">
            <text:p>17122003</text:p>
          </table:table-cell>
          <table:table-cell office:value-type="float" office:value="3.367683" calcext:value-type="float">
            <text:p>3.367683</text:p>
          </table:table-cell>
          <table:table-cell office:value-type="float" office:value="4.62" calcext:value-type="float">
            <text:p>4.62</text:p>
          </table:table-cell>
          <table:table-cell office:value-type="float" office:value="-9.48" calcext:value-type="float">
            <text:p>-9.48</text:p>
          </table:table-cell>
          <table:table-cell office:value-type="float" office:value="0.7401673" calcext:value-type="float">
            <text:p>0.7401673</text:p>
          </table:table-cell>
          <table:table-cell office:value-type="float" office:value="0.2662276" calcext:value-type="float">
            <text:p>0.2662276</text:p>
          </table:table-cell>
          <table:table-cell office:value-type="float" office:value="254.988" calcext:value-type="float">
            <text:p>254.988</text:p>
          </table:table-cell>
          <table:table-cell office:value-type="float" office:value="0.6" calcext:value-type="float">
            <text:p>0.6</text:p>
          </table:table-cell>
          <table:table-cell office:value-type="float" office:value="-0.003601074" calcext:value-type="float">
            <text:p>-0.003601074</text:p>
          </table:table-cell>
          <table:table-cell office:value-type="float" office:value="-4.476654" calcext:value-type="float">
            <text:p>-4.476654</text:p>
          </table:table-cell>
          <table:table-cell office:value-type="float" office:value="-0.4313049" calcext:value-type="float">
            <text:p>-0.4313049</text:p>
          </table:table-cell>
          <table:table-cell office:value-type="float" office:value="-1.162201" calcext:value-type="float">
            <text:p>-1.162201</text:p>
          </table:table-cell>
          <table:table-cell office:value-type="float" office:value="-0.02481079" calcext:value-type="float">
            <text:p>-0.02481079</text:p>
          </table:table-cell>
          <table:table-cell office:value-type="float" office:value="-0.1355591" calcext:value-type="float">
            <text:p>-0.1355591</text:p>
          </table:table-cell>
          <table:table-cell office:value-type="float" office:value="0.5150452" calcext:value-type="float">
            <text:p>0.5150452</text:p>
          </table:table-cell>
          <table:table-cell office:value-type="float" office:value="0.4417114" calcext:value-type="float">
            <text:p>0.4417114</text:p>
          </table:table-cell>
          <table:table-cell office:value-type="float" office:value="0.9881592" calcext:value-type="float">
            <text:p>0.9881592</text:p>
          </table:table-cell>
          <table:table-cell office:value-type="float" office:value="0.928894" calcext:value-type="float">
            <text:p>0.928894</text:p>
          </table:table-cell>
          <table:table-cell office:value-type="float" office:value="1.587463" calcext:value-type="float">
            <text:p>1.587463</text:p>
          </table:table-cell>
          <table:table-cell office:value-type="float" office:value="1.530823" calcext:value-type="float">
            <text:p>1.530823</text:p>
          </table:table-cell>
          <table:table-cell office:value-type="float" office:value="2.275787" calcext:value-type="float">
            <text:p>2.275787</text:p>
          </table:table-cell>
          <table:table-cell office:value-type="float" office:value="2.206879" calcext:value-type="float">
            <text:p>2.206879</text:p>
          </table:table-cell>
          <table:table-cell office:value-type="float" office:value="3.44278" calcext:value-type="float">
            <text:p>3.44278</text:p>
          </table:table-cell>
          <table:table-cell office:value-type="float" office:value="3.356506" calcext:value-type="float">
            <text:p>3.356506</text:p>
          </table:table-cell>
          <table:table-cell office:value-type="float" office:value="5.494598" calcext:value-type="float">
            <text:p>5.494598</text:p>
          </table:table-cell>
          <table:table-cell office:value-type="float" office:value="5.370544" calcext:value-type="float">
            <text:p>5.370544</text:p>
          </table:table-cell>
          <table:table-cell office:value-type="float" office:value="7.759491" calcext:value-type="float">
            <text:p>7.759491</text:p>
          </table:table-cell>
          <table:table-cell office:value-type="float" office:value="7.609772" calcext:value-type="float">
            <text:p>7.609772</text:p>
          </table:table-cell>
          <table:table-cell office:value-type="float" office:value="9.349548" calcext:value-type="float">
            <text:p>9.349548</text:p>
          </table:table-cell>
          <table:table-cell office:value-type="float" office:value="9.199493" calcext:value-type="float">
            <text:p>9.199493</text:p>
          </table:table-cell>
          <table:table-cell office:value-type="float" office:value="10.57336" calcext:value-type="float">
            <text:p>10.57336</text:p>
          </table:table-cell>
          <table:table-cell office:value-type="float" office:value="10.43344" calcext:value-type="float">
            <text:p>10.43344</text:p>
          </table:table-cell>
          <table:table-cell office:value-type="float" office:value="11.41254" calcext:value-type="float">
            <text:p>11.41254</text:p>
          </table:table-cell>
          <table:table-cell office:value-type="float" office:value="11.28976" calcext:value-type="float">
            <text:p>11.28976</text:p>
          </table:table-cell>
          <table:table-cell office:value-type="float" office:value="11.73447" calcext:value-type="float">
            <text:p>11.73447</text:p>
          </table:table-cell>
          <table:table-cell office:value-type="float" office:value="11.61923" calcext:value-type="float">
            <text:p>11.61923</text:p>
          </table:table-cell>
          <table:table-cell office:value-type="float" office:value="2.620178" calcext:value-type="float">
            <text:p>2.620178</text:p>
          </table:table-cell>
          <table:table-cell office:value-type="float" office:value="-10.58646" calcext:value-type="float">
            <text:p>-10.5864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8122003" calcext:value-type="float">
            <text:p>18122003</text:p>
          </table:table-cell>
          <table:table-cell office:value-type="float" office:value="7.791728" calcext:value-type="float">
            <text:p>7.791728</text:p>
          </table:table-cell>
          <table:table-cell office:value-type="float" office:value="5.65" calcext:value-type="float">
            <text:p>5.65</text:p>
          </table:table-cell>
          <table:table-cell office:value-type="float" office:value="-1.07" calcext:value-type="float">
            <text:p>-1.07</text:p>
          </table:table-cell>
          <table:table-cell office:value-type="float" office:value="0.7227228" calcext:value-type="float">
            <text:p>0.7227228</text:p>
          </table:table-cell>
          <table:table-cell office:value-type="float" office:value="0.4990491" calcext:value-type="float">
            <text:p>0.4990491</text:p>
          </table:table-cell>
          <table:table-cell office:value-type="float" office:value="471.6" calcext:value-type="float">
            <text:p>471.6</text:p>
          </table:table-cell>
          <table:table-cell office:value-type="float" office:value="0" calcext:value-type="float">
            <text:p>0</text:p>
          </table:table-cell>
          <table:table-cell office:value-type="float" office:value="4.369446" calcext:value-type="float">
            <text:p>4.369446</text:p>
          </table:table-cell>
          <table:table-cell office:value-type="float" office:value="-1.206329" calcext:value-type="float">
            <text:p>-1.206329</text:p>
          </table:table-cell>
          <table:table-cell office:value-type="float" office:value="0.3823547" calcext:value-type="float">
            <text:p>0.3823547</text:p>
          </table:table-cell>
          <table:table-cell office:value-type="float" office:value="-0.4527893" calcext:value-type="float">
            <text:p>-0.4527893</text:p>
          </table:table-cell>
          <table:table-cell office:value-type="float" office:value="0.1002808" calcext:value-type="float">
            <text:p>0.1002808</text:p>
          </table:table-cell>
          <table:table-cell office:value-type="float" office:value="-0.02755737" calcext:value-type="float">
            <text:p>-0.02755737</text:p>
          </table:table-cell>
          <table:table-cell office:value-type="float" office:value="0.5709839" calcext:value-type="float">
            <text:p>0.5709839</text:p>
          </table:table-cell>
          <table:table-cell office:value-type="float" office:value="0.493927" calcext:value-type="float">
            <text:p>0.493927</text:p>
          </table:table-cell>
          <table:table-cell office:value-type="float" office:value="0.9957581" calcext:value-type="float">
            <text:p>0.9957581</text:p>
          </table:table-cell>
          <table:table-cell office:value-type="float" office:value="0.9476318" calcext:value-type="float">
            <text:p>0.9476318</text:p>
          </table:table-cell>
          <table:table-cell office:value-type="float" office:value="1.5448" calcext:value-type="float">
            <text:p>1.5448</text:p>
          </table:table-cell>
          <table:table-cell office:value-type="float" office:value="1.524414" calcext:value-type="float">
            <text:p>1.524414</text:p>
          </table:table-cell>
          <table:table-cell office:value-type="float" office:value="2.206543" calcext:value-type="float">
            <text:p>2.206543</text:p>
          </table:table-cell>
          <table:table-cell office:value-type="float" office:value="2.187622" calcext:value-type="float">
            <text:p>2.187622</text:p>
          </table:table-cell>
          <table:table-cell office:value-type="float" office:value="3.355652" calcext:value-type="float">
            <text:p>3.355652</text:p>
          </table:table-cell>
          <table:table-cell office:value-type="float" office:value="3.289246" calcext:value-type="float">
            <text:p>3.289246</text:p>
          </table:table-cell>
          <table:table-cell office:value-type="float" office:value="5.369263" calcext:value-type="float">
            <text:p>5.369263</text:p>
          </table:table-cell>
          <table:table-cell office:value-type="float" office:value="5.254211" calcext:value-type="float">
            <text:p>5.254211</text:p>
          </table:table-cell>
          <table:table-cell office:value-type="float" office:value="7.608215" calcext:value-type="float">
            <text:p>7.608215</text:p>
          </table:table-cell>
          <table:table-cell office:value-type="float" office:value="7.465607" calcext:value-type="float">
            <text:p>7.465607</text:p>
          </table:table-cell>
          <table:table-cell office:value-type="float" office:value="9.197968" calcext:value-type="float">
            <text:p>9.197968</text:p>
          </table:table-cell>
          <table:table-cell office:value-type="float" office:value="9.053314" calcext:value-type="float">
            <text:p>9.053314</text:p>
          </table:table-cell>
          <table:table-cell office:value-type="float" office:value="10.43201" calcext:value-type="float">
            <text:p>10.43201</text:p>
          </table:table-cell>
          <table:table-cell office:value-type="float" office:value="10.2955" calcext:value-type="float">
            <text:p>10.2955</text:p>
          </table:table-cell>
          <table:table-cell office:value-type="float" office:value="11.28839" calcext:value-type="float">
            <text:p>11.28839</text:p>
          </table:table-cell>
          <table:table-cell office:value-type="float" office:value="11.15872" calcext:value-type="float">
            <text:p>11.15872</text:p>
          </table:table-cell>
          <table:table-cell office:value-type="float" office:value="11.61801" calcext:value-type="float">
            <text:p>11.61801</text:p>
          </table:table-cell>
          <table:table-cell office:value-type="float" office:value="11.50067" calcext:value-type="float">
            <text:p>11.50067</text:p>
          </table:table-cell>
          <table:table-cell office:value-type="float" office:value="10.0213" calcext:value-type="float">
            <text:p>10.0213</text:p>
          </table:table-cell>
          <table:table-cell office:value-type="float" office:value="-2.788055" calcext:value-type="float">
            <text:p>-2.78805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19122003" calcext:value-type="float">
            <text:p>19122003</text:p>
          </table:table-cell>
          <table:table-cell office:value-type="float" office:value="7.251749" calcext:value-type="float">
            <text:p>7.251749</text:p>
          </table:table-cell>
          <table:table-cell office:value-type="float" office:value="3.72" calcext:value-type="float">
            <text:p>3.72</text:p>
          </table:table-cell>
          <table:table-cell office:value-type="float" office:value="-4.81" calcext:value-type="float">
            <text:p>-4.81</text:p>
          </table:table-cell>
          <table:table-cell office:value-type="float" office:value="0.6810787" calcext:value-type="float">
            <text:p>0.6810787</text:p>
          </table:table-cell>
          <table:table-cell office:value-type="float" office:value="0.3792267" calcext:value-type="float">
            <text:p>0.3792267</text:p>
          </table:table-cell>
          <table:table-cell office:value-type="float" office:value="216.396" calcext:value-type="float">
            <text:p>216.396</text:p>
          </table:table-cell>
          <table:table-cell office:value-type="float" office:value="0" calcext:value-type="float">
            <text:p>0</text:p>
          </table:table-cell>
          <table:table-cell office:value-type="float" office:value="1.680176" calcext:value-type="float">
            <text:p>1.680176</text:p>
          </table:table-cell>
          <table:table-cell office:value-type="float" office:value="-1.325104" calcext:value-type="float">
            <text:p>-1.325104</text:p>
          </table:table-cell>
          <table:table-cell office:value-type="float" office:value="0.1473389" calcext:value-type="float">
            <text:p>0.1473389</text:p>
          </table:table-cell>
          <table:table-cell office:value-type="float" office:value="-0.2685242" calcext:value-type="float">
            <text:p>-0.2685242</text:p>
          </table:table-cell>
          <table:table-cell office:value-type="float" office:value="0.06600952" calcext:value-type="float">
            <text:p>0.06600952</text:p>
          </table:table-cell>
          <table:table-cell office:value-type="float" office:value="0.004455566" calcext:value-type="float">
            <text:p>0.004455566</text:p>
          </table:table-cell>
          <table:table-cell office:value-type="float" office:value="0.5543823" calcext:value-type="float">
            <text:p>0.5543823</text:p>
          </table:table-cell>
          <table:table-cell office:value-type="float" office:value="0.5203247" calcext:value-type="float">
            <text:p>0.5203247</text:p>
          </table:table-cell>
          <table:table-cell office:value-type="float" office:value="0.9804688" calcext:value-type="float">
            <text:p>0.9804688</text:p>
          </table:table-cell>
          <table:table-cell office:value-type="float" office:value="0.961853" calcext:value-type="float">
            <text:p>0.961853</text:p>
          </table:table-cell>
          <table:table-cell office:value-type="float" office:value="1.536865" calcext:value-type="float">
            <text:p>1.536865</text:p>
          </table:table-cell>
          <table:table-cell office:value-type="float" office:value="1.515686" calcext:value-type="float">
            <text:p>1.515686</text:p>
          </table:table-cell>
          <table:table-cell office:value-type="float" office:value="2.187225" calcext:value-type="float">
            <text:p>2.187225</text:p>
          </table:table-cell>
          <table:table-cell office:value-type="float" office:value="2.153961" calcext:value-type="float">
            <text:p>2.153961</text:p>
          </table:table-cell>
          <table:table-cell office:value-type="float" office:value="3.288666" calcext:value-type="float">
            <text:p>3.288666</text:p>
          </table:table-cell>
          <table:table-cell office:value-type="float" office:value="3.231842" calcext:value-type="float">
            <text:p>3.231842</text:p>
          </table:table-cell>
          <table:table-cell office:value-type="float" office:value="5.253082" calcext:value-type="float">
            <text:p>5.253082</text:p>
          </table:table-cell>
          <table:table-cell office:value-type="float" office:value="5.150543" calcext:value-type="float">
            <text:p>5.150543</text:p>
          </table:table-cell>
          <table:table-cell office:value-type="float" office:value="7.464142" calcext:value-type="float">
            <text:p>7.464142</text:p>
          </table:table-cell>
          <table:table-cell office:value-type="float" office:value="7.328888" calcext:value-type="float">
            <text:p>7.328888</text:p>
          </table:table-cell>
          <table:table-cell office:value-type="float" office:value="9.051819" calcext:value-type="float">
            <text:p>9.051819</text:p>
          </table:table-cell>
          <table:table-cell office:value-type="float" office:value="8.911255" calcext:value-type="float">
            <text:p>8.911255</text:p>
          </table:table-cell>
          <table:table-cell office:value-type="float" office:value="10.2941" calcext:value-type="float">
            <text:p>10.2941</text:p>
          </table:table-cell>
          <table:table-cell office:value-type="float" office:value="10.15668" calcext:value-type="float">
            <text:p>10.15668</text:p>
          </table:table-cell>
          <table:table-cell office:value-type="float" office:value="11.15735" calcext:value-type="float">
            <text:p>11.15735</text:p>
          </table:table-cell>
          <table:table-cell office:value-type="float" office:value="11.02933" calcext:value-type="float">
            <text:p>11.02933</text:p>
          </table:table-cell>
          <table:table-cell office:value-type="float" office:value="11.49942" calcext:value-type="float">
            <text:p>11.49942</text:p>
          </table:table-cell>
          <table:table-cell office:value-type="float" office:value="11.38199" calcext:value-type="float">
            <text:p>11.38199</text:p>
          </table:table-cell>
          <table:table-cell office:value-type="float" office:value="8.229218" calcext:value-type="float">
            <text:p>8.229218</text:p>
          </table:table-cell>
          <table:table-cell office:value-type="float" office:value="-5.074738" calcext:value-type="float">
            <text:p>-5.07473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20122003" calcext:value-type="float">
            <text:p>20122003</text:p>
          </table:table-cell>
          <table:table-cell office:value-type="float" office:value="8.382568" calcext:value-type="float">
            <text:p>8.382568</text:p>
          </table:table-cell>
          <table:table-cell office:value-type="float" office:value="6.63" calcext:value-type="float">
            <text:p>6.63</text:p>
          </table:table-cell>
          <table:table-cell office:value-type="float" office:value="-5.6" calcext:value-type="float">
            <text:p>-5.6</text:p>
          </table:table-cell>
          <table:table-cell office:value-type="float" office:value="0.7773445" calcext:value-type="float">
            <text:p>0.7773445</text:p>
          </table:table-cell>
          <table:table-cell office:value-type="float" office:value="0.3575067" calcext:value-type="float">
            <text:p>0.3575067</text:p>
          </table:table-cell>
          <table:table-cell office:value-type="float" office:value="278.352" calcext:value-type="float">
            <text:p>278.352</text:p>
          </table:table-cell>
          <table:table-cell office:value-type="float" office:value="0" calcext:value-type="float">
            <text:p>0</text:p>
          </table:table-cell>
          <table:table-cell office:value-type="float" office:value="3.278931" calcext:value-type="float">
            <text:p>3.278931</text:p>
          </table:table-cell>
          <table:table-cell office:value-type="float" office:value="-2.113281" calcext:value-type="float">
            <text:p>-2.113281</text:p>
          </table:table-cell>
          <table:table-cell office:value-type="float" office:value="0.3666077" calcext:value-type="float">
            <text:p>0.3666077</text:p>
          </table:table-cell>
          <table:table-cell office:value-type="float" office:value="-0.3392334" calcext:value-type="float">
            <text:p>-0.3392334</text:p>
          </table:table-cell>
          <table:table-cell office:value-type="float" office:value="0.09744263" calcext:value-type="float">
            <text:p>0.09744263</text:p>
          </table:table-cell>
          <table:table-cell office:value-type="float" office:value="-0.008087158" calcext:value-type="float">
            <text:p>-0.008087158</text:p>
          </table:table-cell>
          <table:table-cell office:value-type="float" office:value="0.5692749" calcext:value-type="float">
            <text:p>0.5692749</text:p>
          </table:table-cell>
          <table:table-cell office:value-type="float" office:value="0.5072021" calcext:value-type="float">
            <text:p>0.5072021</text:p>
          </table:table-cell>
          <table:table-cell office:value-type="float" office:value="0.9794617" calcext:value-type="float">
            <text:p>0.9794617</text:p>
          </table:table-cell>
          <table:table-cell office:value-type="float" office:value="0.9432068" calcext:value-type="float">
            <text:p>0.9432068</text:p>
          </table:table-cell>
          <table:table-cell office:value-type="float" office:value="1.515259" calcext:value-type="float">
            <text:p>1.515259</text:p>
          </table:table-cell>
          <table:table-cell office:value-type="float" office:value="1.495911" calcext:value-type="float">
            <text:p>1.495911</text:p>
          </table:table-cell>
          <table:table-cell office:value-type="float" office:value="2.153473" calcext:value-type="float">
            <text:p>2.153473</text:p>
          </table:table-cell>
          <table:table-cell office:value-type="float" office:value="2.122253" calcext:value-type="float">
            <text:p>2.122253</text:p>
          </table:table-cell>
          <table:table-cell office:value-type="float" office:value="3.231201" calcext:value-type="float">
            <text:p>3.231201</text:p>
          </table:table-cell>
          <table:table-cell office:value-type="float" office:value="3.175446" calcext:value-type="float">
            <text:p>3.175446</text:p>
          </table:table-cell>
          <table:table-cell office:value-type="float" office:value="5.149475" calcext:value-type="float">
            <text:p>5.149475</text:p>
          </table:table-cell>
          <table:table-cell office:value-type="float" office:value="5.054382" calcext:value-type="float">
            <text:p>5.054382</text:p>
          </table:table-cell>
          <table:table-cell office:value-type="float" office:value="7.327484" calcext:value-type="float">
            <text:p>7.327484</text:p>
          </table:table-cell>
          <table:table-cell office:value-type="float" office:value="7.199768" calcext:value-type="float">
            <text:p>7.199768</text:p>
          </table:table-cell>
          <table:table-cell office:value-type="float" office:value="8.90979" calcext:value-type="float">
            <text:p>8.90979</text:p>
          </table:table-cell>
          <table:table-cell office:value-type="float" office:value="8.773102" calcext:value-type="float">
            <text:p>8.773102</text:p>
          </table:table-cell>
          <table:table-cell office:value-type="float" office:value="10.15521" calcext:value-type="float">
            <text:p>10.15521</text:p>
          </table:table-cell>
          <table:table-cell office:value-type="float" office:value="10.01865" calcext:value-type="float">
            <text:p>10.01865</text:p>
          </table:table-cell>
          <table:table-cell office:value-type="float" office:value="11.02798" calcext:value-type="float">
            <text:p>11.02798</text:p>
          </table:table-cell>
          <table:table-cell office:value-type="float" office:value="10.90097" calcext:value-type="float">
            <text:p>10.90097</text:p>
          </table:table-cell>
          <table:table-cell office:value-type="float" office:value="11.38074" calcext:value-type="float">
            <text:p>11.38074</text:p>
          </table:table-cell>
          <table:table-cell office:value-type="float" office:value="11.26376" calcext:value-type="float">
            <text:p>11.26376</text:p>
          </table:table-cell>
          <table:table-cell office:value-type="float" office:value="10.65506" calcext:value-type="float">
            <text:p>10.65506</text:p>
          </table:table-cell>
          <table:table-cell office:value-type="float" office:value="-6.587982" calcext:value-type="float">
            <text:p>-6.58798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21122003" calcext:value-type="float">
            <text:p>21122003</text:p>
          </table:table-cell>
          <table:table-cell office:value-type="float" office:value="5.981225" calcext:value-type="float">
            <text:p>5.981225</text:p>
          </table:table-cell>
          <table:table-cell office:value-type="float" office:value="10.29" calcext:value-type="float">
            <text:p>10.29</text:p>
          </table:table-cell>
          <table:table-cell office:value-type="float" office:value="1.25" calcext:value-type="float">
            <text:p>1.25</text:p>
          </table:table-cell>
          <table:table-cell office:value-type="float" office:value="0.8690575" calcext:value-type="float">
            <text:p>0.8690575</text:p>
          </table:table-cell>
          <table:table-cell office:value-type="float" office:value="0.5894942" calcext:value-type="float">
            <text:p>0.5894942</text:p>
          </table:table-cell>
          <table:table-cell office:value-type="float" office:value="200.196" calcext:value-type="float">
            <text:p>200.196</text:p>
          </table:table-cell>
          <table:table-cell office:value-type="float" office:value="0" calcext:value-type="float">
            <text:p>0</text:p>
          </table:table-cell>
          <table:table-cell office:value-type="float" office:value="4.775177" calcext:value-type="float">
            <text:p>4.775177</text:p>
          </table:table-cell>
          <table:table-cell office:value-type="float" office:value="-0.4206238" calcext:value-type="float">
            <text:p>-0.4206238</text:p>
          </table:table-cell>
          <table:table-cell office:value-type="float" office:value="0.6145325" calcext:value-type="float">
            <text:p>0.6145325</text:p>
          </table:table-cell>
          <table:table-cell office:value-type="float" office:value="-0.08721924" calcext:value-type="float">
            <text:p>-0.08721924</text:p>
          </table:table-cell>
          <table:table-cell office:value-type="float" office:value="0.1335449" calcext:value-type="float">
            <text:p>0.1335449</text:p>
          </table:table-cell>
          <table:table-cell office:value-type="float" office:value="0.03033447" calcext:value-type="float">
            <text:p>0.03033447</text:p>
          </table:table-cell>
          <table:table-cell office:value-type="float" office:value="0.5871887" calcext:value-type="float">
            <text:p>0.5871887</text:p>
          </table:table-cell>
          <table:table-cell office:value-type="float" office:value="0.5327759" calcext:value-type="float">
            <text:p>0.5327759</text:p>
          </table:table-cell>
          <table:table-cell office:value-type="float" office:value="0.9846191" calcext:value-type="float">
            <text:p>0.9846191</text:p>
          </table:table-cell>
          <table:table-cell office:value-type="float" office:value="0.9529114" calcext:value-type="float">
            <text:p>0.9529114</text:p>
          </table:table-cell>
          <table:table-cell office:value-type="float" office:value="1.498932" calcext:value-type="float">
            <text:p>1.498932</text:p>
          </table:table-cell>
          <table:table-cell office:value-type="float" office:value="1.487183" calcext:value-type="float">
            <text:p>1.487183</text:p>
          </table:table-cell>
          <table:table-cell office:value-type="float" office:value="2.121857" calcext:value-type="float">
            <text:p>2.121857</text:p>
          </table:table-cell>
          <table:table-cell office:value-type="float" office:value="2.097626" calcext:value-type="float">
            <text:p>2.097626</text:p>
          </table:table-cell>
          <table:table-cell office:value-type="float" office:value="3.174896" calcext:value-type="float">
            <text:p>3.174896</text:p>
          </table:table-cell>
          <table:table-cell office:value-type="float" office:value="3.125427" calcext:value-type="float">
            <text:p>3.125427</text:p>
          </table:table-cell>
          <table:table-cell office:value-type="float" office:value="5.053436" calcext:value-type="float">
            <text:p>5.053436</text:p>
          </table:table-cell>
          <table:table-cell office:value-type="float" office:value="4.9646" calcext:value-type="float">
            <text:p>4.9646</text:p>
          </table:table-cell>
          <table:table-cell office:value-type="float" office:value="7.198395" calcext:value-type="float">
            <text:p>7.198395</text:p>
          </table:table-cell>
          <table:table-cell office:value-type="float" office:value="7.076508" calcext:value-type="float">
            <text:p>7.076508</text:p>
          </table:table-cell>
          <table:table-cell office:value-type="float" office:value="8.771667" calcext:value-type="float">
            <text:p>8.771667</text:p>
          </table:table-cell>
          <table:table-cell office:value-type="float" office:value="8.638977" calcext:value-type="float">
            <text:p>8.638977</text:p>
          </table:table-cell>
          <table:table-cell office:value-type="float" office:value="10.01724" calcext:value-type="float">
            <text:p>10.01724</text:p>
          </table:table-cell>
          <table:table-cell office:value-type="float" office:value="9.882904" calcext:value-type="float">
            <text:p>9.882904</text:p>
          </table:table-cell>
          <table:table-cell office:value-type="float" office:value="10.89966" calcext:value-type="float">
            <text:p>10.89966</text:p>
          </table:table-cell>
          <table:table-cell office:value-type="float" office:value="10.77359" calcext:value-type="float">
            <text:p>10.77359</text:p>
          </table:table-cell>
          <table:table-cell office:value-type="float" office:value="11.26254" calcext:value-type="float">
            <text:p>11.26254</text:p>
          </table:table-cell>
          <table:table-cell office:value-type="float" office:value="11.14612" calcext:value-type="float">
            <text:p>11.14612</text:p>
          </table:table-cell>
          <table:table-cell office:value-type="float" office:value="16.34125" calcext:value-type="float">
            <text:p>16.34125</text:p>
          </table:table-cell>
          <table:table-cell office:value-type="float" office:value="-1.792938" calcext:value-type="float">
            <text:p>-1.79293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22122003" calcext:value-type="float">
            <text:p>22122003</text:p>
          </table:table-cell>
          <table:table-cell office:value-type="float" office:value="4.105349" calcext:value-type="float">
            <text:p>4.105349</text:p>
          </table:table-cell>
          <table:table-cell office:value-type="float" office:value="6.58" calcext:value-type="float">
            <text:p>6.58</text:p>
          </table:table-cell>
          <table:table-cell office:value-type="float" office:value="-1.48" calcext:value-type="float">
            <text:p>-1.48</text:p>
          </table:table-cell>
          <table:table-cell office:value-type="float" office:value="0.7972032" calcext:value-type="float">
            <text:p>0.7972032</text:p>
          </table:table-cell>
          <table:table-cell office:value-type="float" office:value="0.4844299" calcext:value-type="float">
            <text:p>0.4844299</text:p>
          </table:table-cell>
          <table:table-cell office:value-type="float" office:value="228.528" calcext:value-type="float">
            <text:p>228.528</text:p>
          </table:table-cell>
          <table:table-cell office:value-type="float" office:value="0.1" calcext:value-type="float">
            <text:p>0.1</text:p>
          </table:table-cell>
          <table:table-cell office:value-type="float" office:value="3.29071" calcext:value-type="float">
            <text:p>3.29071</text:p>
          </table:table-cell>
          <table:table-cell office:value-type="float" office:value="-0.5131836" calcext:value-type="float">
            <text:p>-0.5131836</text:p>
          </table:table-cell>
          <table:table-cell office:value-type="float" office:value="0.4301453" calcext:value-type="float">
            <text:p>0.4301453</text:p>
          </table:table-cell>
          <table:table-cell office:value-type="float" office:value="-0.08065796" calcext:value-type="float">
            <text:p>-0.08065796</text:p>
          </table:table-cell>
          <table:table-cell office:value-type="float" office:value="0.1044312" calcext:value-type="float">
            <text:p>0.1044312</text:p>
          </table:table-cell>
          <table:table-cell office:value-type="float" office:value="0.03369141" calcext:value-type="float">
            <text:p>0.03369141</text:p>
          </table:table-cell>
          <table:table-cell office:value-type="float" office:value="0.570343" calcext:value-type="float">
            <text:p>0.570343</text:p>
          </table:table-cell>
          <table:table-cell office:value-type="float" office:value="0.5361633" calcext:value-type="float">
            <text:p>0.5361633</text:p>
          </table:table-cell>
          <table:table-cell office:value-type="float" office:value="0.9671631" calcext:value-type="float">
            <text:p>0.9671631</text:p>
          </table:table-cell>
          <table:table-cell office:value-type="float" office:value="0.9454956" calcext:value-type="float">
            <text:p>0.9454956</text:p>
          </table:table-cell>
          <table:table-cell office:value-type="float" office:value="1.486786" calcext:value-type="float">
            <text:p>1.486786</text:p>
          </table:table-cell>
          <table:table-cell office:value-type="float" office:value="1.46637" calcext:value-type="float">
            <text:p>1.46637</text:p>
          </table:table-cell>
          <table:table-cell office:value-type="float" office:value="2.097229" calcext:value-type="float">
            <text:p>2.097229</text:p>
          </table:table-cell>
          <table:table-cell office:value-type="float" office:value="2.067139" calcext:value-type="float">
            <text:p>2.067139</text:p>
          </table:table-cell>
          <table:table-cell office:value-type="float" office:value="3.124939" calcext:value-type="float">
            <text:p>3.124939</text:p>
          </table:table-cell>
          <table:table-cell office:value-type="float" office:value="3.076569" calcext:value-type="float">
            <text:p>3.076569</text:p>
          </table:table-cell>
          <table:table-cell office:value-type="float" office:value="4.963715" calcext:value-type="float">
            <text:p>4.963715</text:p>
          </table:table-cell>
          <table:table-cell office:value-type="float" office:value="4.880188" calcext:value-type="float">
            <text:p>4.880188</text:p>
          </table:table-cell>
          <table:table-cell office:value-type="float" office:value="7.075256" calcext:value-type="float">
            <text:p>7.075256</text:p>
          </table:table-cell>
          <table:table-cell office:value-type="float" office:value="6.960175" calcext:value-type="float">
            <text:p>6.960175</text:p>
          </table:table-cell>
          <table:table-cell office:value-type="float" office:value="8.637573" calcext:value-type="float">
            <text:p>8.637573</text:p>
          </table:table-cell>
          <table:table-cell office:value-type="float" office:value="8.509125" calcext:value-type="float">
            <text:p>8.509125</text:p>
          </table:table-cell>
          <table:table-cell office:value-type="float" office:value="9.8815" calcext:value-type="float">
            <text:p>9.8815</text:p>
          </table:table-cell>
          <table:table-cell office:value-type="float" office:value="9.749756" calcext:value-type="float">
            <text:p>9.749756</text:p>
          </table:table-cell>
          <table:table-cell office:value-type="float" office:value="10.77222" calcext:value-type="float">
            <text:p>10.77222</text:p>
          </table:table-cell>
          <table:table-cell office:value-type="float" office:value="10.64679" calcext:value-type="float">
            <text:p>10.64679</text:p>
          </table:table-cell>
          <table:table-cell office:value-type="float" office:value="11.14493" calcext:value-type="float">
            <text:p>11.14493</text:p>
          </table:table-cell>
          <table:table-cell office:value-type="float" office:value="11.0282" calcext:value-type="float">
            <text:p>11.0282</text:p>
          </table:table-cell>
          <table:table-cell office:value-type="float" office:value="11.77838" calcext:value-type="float">
            <text:p>11.77838</text:p>
          </table:table-cell>
          <table:table-cell office:value-type="float" office:value="-2.649078" calcext:value-type="float">
            <text:p>-2.64907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23122003" calcext:value-type="float">
            <text:p>23122003</text:p>
          </table:table-cell>
          <table:table-cell office:value-type="float" office:value="6.107756" calcext:value-type="float">
            <text:p>6.107756</text:p>
          </table:table-cell>
          <table:table-cell office:value-type="float" office:value="1" calcext:value-type="float">
            <text:p>1</text:p>
          </table:table-cell>
          <table:table-cell office:value-type="float" office:value="-7.51" calcext:value-type="float">
            <text:p>-7.51</text:p>
          </table:table-cell>
          <table:table-cell office:value-type="float" office:value="0.579087" calcext:value-type="float">
            <text:p>0.579087</text:p>
          </table:table-cell>
          <table:table-cell office:value-type="float" office:value="0.3095464" calcext:value-type="float">
            <text:p>0.3095464</text:p>
          </table:table-cell>
          <table:table-cell office:value-type="float" office:value="239.76" calcext:value-type="float">
            <text:p>239.76</text:p>
          </table:table-cell>
          <table:table-cell office:value-type="float" office:value="0" calcext:value-type="float">
            <text:p>0</text:p>
          </table:table-cell>
          <table:table-cell office:value-type="float" office:value="1.623291" calcext:value-type="float">
            <text:p>1.623291</text:p>
          </table:table-cell>
          <table:table-cell office:value-type="float" office:value="-1.45517" calcext:value-type="float">
            <text:p>-1.45517</text:p>
          </table:table-cell>
          <table:table-cell office:value-type="float" office:value="0.2113342" calcext:value-type="float">
            <text:p>0.2113342</text:p>
          </table:table-cell>
          <table:table-cell office:value-type="float" office:value="-0.1981812" calcext:value-type="float">
            <text:p>-0.1981812</text:p>
          </table:table-cell>
          <table:table-cell office:value-type="float" office:value="0.09967041" calcext:value-type="float">
            <text:p>0.09967041</text:p>
          </table:table-cell>
          <table:table-cell office:value-type="float" office:value="0.0171814" calcext:value-type="float">
            <text:p>0.0171814</text:p>
          </table:table-cell>
          <table:table-cell office:value-type="float" office:value="0.5509338" calcext:value-type="float">
            <text:p>0.5509338</text:p>
          </table:table-cell>
          <table:table-cell office:value-type="float" office:value="0.5198975" calcext:value-type="float">
            <text:p>0.5198975</text:p>
          </table:table-cell>
          <table:table-cell office:value-type="float" office:value="0.9451294" calcext:value-type="float">
            <text:p>0.9451294</text:p>
          </table:table-cell>
          <table:table-cell office:value-type="float" office:value="0.9214172" calcext:value-type="float">
            <text:p>0.9214172</text:p>
          </table:table-cell>
          <table:table-cell office:value-type="float" office:value="1.465942" calcext:value-type="float">
            <text:p>1.465942</text:p>
          </table:table-cell>
          <table:table-cell office:value-type="float" office:value="1.433594" calcext:value-type="float">
            <text:p>1.433594</text:p>
          </table:table-cell>
          <table:table-cell office:value-type="float" office:value="2.066681" calcext:value-type="float">
            <text:p>2.066681</text:p>
          </table:table-cell>
          <table:table-cell office:value-type="float" office:value="2.025299" calcext:value-type="float">
            <text:p>2.025299</text:p>
          </table:table-cell>
          <table:table-cell office:value-type="float" office:value="3.07608" calcext:value-type="float">
            <text:p>3.07608</text:p>
          </table:table-cell>
          <table:table-cell office:value-type="float" office:value="3.023773" calcext:value-type="float">
            <text:p>3.023773</text:p>
          </table:table-cell>
          <table:table-cell office:value-type="float" office:value="4.879333" calcext:value-type="float">
            <text:p>4.879333</text:p>
          </table:table-cell>
          <table:table-cell office:value-type="float" office:value="4.79895" calcext:value-type="float">
            <text:p>4.79895</text:p>
          </table:table-cell>
          <table:table-cell office:value-type="float" office:value="6.958984" calcext:value-type="float">
            <text:p>6.958984</text:p>
          </table:table-cell>
          <table:table-cell office:value-type="float" office:value="6.847473" calcext:value-type="float">
            <text:p>6.847473</text:p>
          </table:table-cell>
          <table:table-cell office:value-type="float" office:value="8.507812" calcext:value-type="float">
            <text:p>8.507812</text:p>
          </table:table-cell>
          <table:table-cell office:value-type="float" office:value="8.383301" calcext:value-type="float">
            <text:p>8.383301</text:p>
          </table:table-cell>
          <table:table-cell office:value-type="float" office:value="9.748383" calcext:value-type="float">
            <text:p>9.748383</text:p>
          </table:table-cell>
          <table:table-cell office:value-type="float" office:value="9.619232" calcext:value-type="float">
            <text:p>9.619232</text:p>
          </table:table-cell>
          <table:table-cell office:value-type="float" office:value="10.64548" calcext:value-type="float">
            <text:p>10.64548</text:p>
          </table:table-cell>
          <table:table-cell office:value-type="float" office:value="10.52118" calcext:value-type="float">
            <text:p>10.52118</text:p>
          </table:table-cell>
          <table:table-cell office:value-type="float" office:value="11.02704" calcext:value-type="float">
            <text:p>11.02704</text:p>
          </table:table-cell>
          <table:table-cell office:value-type="float" office:value="10.91052" calcext:value-type="float">
            <text:p>10.91052</text:p>
          </table:table-cell>
          <table:table-cell office:value-type="float" office:value="7.104431" calcext:value-type="float">
            <text:p>7.104431</text:p>
          </table:table-cell>
          <table:table-cell office:value-type="float" office:value="-6.195831" calcext:value-type="float">
            <text:p>-6.19583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24122003" calcext:value-type="float">
            <text:p>24122003</text:p>
          </table:table-cell>
          <table:table-cell office:value-type="float" office:value="8.552049" calcext:value-type="float">
            <text:p>8.552049</text:p>
          </table:table-cell>
          <table:table-cell office:value-type="float" office:value="3.36" calcext:value-type="float">
            <text:p>3.36</text:p>
          </table:table-cell>
          <table:table-cell office:value-type="float" office:value="-10.57" calcext:value-type="float">
            <text:p>-10.57</text:p>
          </table:table-cell>
          <table:table-cell office:value-type="float" office:value="0.6665344" calcext:value-type="float">
            <text:p>0.6665344</text:p>
          </table:table-cell>
          <table:table-cell office:value-type="float" office:value="0.2446837" calcext:value-type="float">
            <text:p>0.2446837</text:p>
          </table:table-cell>
          <table:table-cell office:value-type="float" office:value="194.04" calcext:value-type="float">
            <text:p>194.04</text:p>
          </table:table-cell>
          <table:table-cell office:value-type="float" office:value="0" calcext:value-type="float">
            <text:p>0</text:p>
          </table:table-cell>
          <table:table-cell office:value-type="float" office:value="2.057159" calcext:value-type="float">
            <text:p>2.057159</text:p>
          </table:table-cell>
          <table:table-cell office:value-type="float" office:value="-4.316162" calcext:value-type="float">
            <text:p>-4.316162</text:p>
          </table:table-cell>
          <table:table-cell office:value-type="float" office:value="0.2592468" calcext:value-type="float">
            <text:p>0.2592468</text:p>
          </table:table-cell>
          <table:table-cell office:value-type="float" office:value="-0.5664062" calcext:value-type="float">
            <text:p>-0.5664062</text:p>
          </table:table-cell>
          <table:table-cell office:value-type="float" office:value="0.4385376" calcext:value-type="float">
            <text:p>0.4385376</text:p>
          </table:table-cell>
          <table:table-cell office:value-type="float" office:value="-0.04293823" calcext:value-type="float">
            <text:p>-0.04293823</text:p>
          </table:table-cell>
          <table:table-cell office:value-type="float" office:value="0.777771" calcext:value-type="float">
            <text:p>0.777771</text:p>
          </table:table-cell>
          <table:table-cell office:value-type="float" office:value="0.487915" calcext:value-type="float">
            <text:p>0.487915</text:p>
          </table:table-cell>
          <table:table-cell office:value-type="float" office:value="1.091309" calcext:value-type="float">
            <text:p>1.091309</text:p>
          </table:table-cell>
          <table:table-cell office:value-type="float" office:value="0.9013062" calcext:value-type="float">
            <text:p>0.9013062</text:p>
          </table:table-cell>
          <table:table-cell office:value-type="float" office:value="1.53183" calcext:value-type="float">
            <text:p>1.53183</text:p>
          </table:table-cell>
          <table:table-cell office:value-type="float" office:value="1.420807" calcext:value-type="float">
            <text:p>1.420807</text:p>
          </table:table-cell>
          <table:table-cell office:value-type="float" office:value="2.070892" calcext:value-type="float">
            <text:p>2.070892</text:p>
          </table:table-cell>
          <table:table-cell office:value-type="float" office:value="2.010162" calcext:value-type="float">
            <text:p>2.010162</text:p>
          </table:table-cell>
          <table:table-cell office:value-type="float" office:value="3.023224" calcext:value-type="float">
            <text:p>3.023224</text:p>
          </table:table-cell>
          <table:table-cell office:value-type="float" office:value="2.98996" calcext:value-type="float">
            <text:p>2.98996</text:p>
          </table:table-cell>
          <table:table-cell office:value-type="float" office:value="4.798126" calcext:value-type="float">
            <text:p>4.798126</text:p>
          </table:table-cell>
          <table:table-cell office:value-type="float" office:value="4.721191" calcext:value-type="float">
            <text:p>4.721191</text:p>
          </table:table-cell>
          <table:table-cell office:value-type="float" office:value="6.846313" calcext:value-type="float">
            <text:p>6.846313</text:p>
          </table:table-cell>
          <table:table-cell office:value-type="float" office:value="6.739594" calcext:value-type="float">
            <text:p>6.739594</text:p>
          </table:table-cell>
          <table:table-cell office:value-type="float" office:value="8.381989" calcext:value-type="float">
            <text:p>8.381989</text:p>
          </table:table-cell>
          <table:table-cell office:value-type="float" office:value="8.260681" calcext:value-type="float">
            <text:p>8.260681</text:p>
          </table:table-cell>
          <table:table-cell office:value-type="float" office:value="9.617889" calcext:value-type="float">
            <text:p>9.617889</text:p>
          </table:table-cell>
          <table:table-cell office:value-type="float" office:value="9.491394" calcext:value-type="float">
            <text:p>9.491394</text:p>
          </table:table-cell>
          <table:table-cell office:value-type="float" office:value="10.51987" calcext:value-type="float">
            <text:p>10.51987</text:p>
          </table:table-cell>
          <table:table-cell office:value-type="float" office:value="10.39658" calcext:value-type="float">
            <text:p>10.39658</text:p>
          </table:table-cell>
          <table:table-cell office:value-type="float" office:value="10.90927" calcext:value-type="float">
            <text:p>10.90927</text:p>
          </table:table-cell>
          <table:table-cell office:value-type="float" office:value="10.7934" calcext:value-type="float">
            <text:p>10.7934</text:p>
          </table:table-cell>
          <table:table-cell office:value-type="float" office:value="8.850433" calcext:value-type="float">
            <text:p>8.850433</text:p>
          </table:table-cell>
          <table:table-cell office:value-type="float" office:value="-12.17084" calcext:value-type="float">
            <text:p>-12.1708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25122003" calcext:value-type="float">
            <text:p>25122003</text:p>
          </table:table-cell>
          <table:table-cell office:value-type="float" office:value="6.270303" calcext:value-type="float">
            <text:p>6.270303</text:p>
          </table:table-cell>
          <table:table-cell office:value-type="float" office:value="6.17" calcext:value-type="float">
            <text:p>6.17</text:p>
          </table:table-cell>
          <table:table-cell office:value-type="float" office:value="-5.41" calcext:value-type="float">
            <text:p>-5.41</text:p>
          </table:table-cell>
          <table:table-cell office:value-type="float" office:value="0.7525485" calcext:value-type="float">
            <text:p>0.7525485</text:p>
          </table:table-cell>
          <table:table-cell office:value-type="float" office:value="0.3626256" calcext:value-type="float">
            <text:p>0.3626256</text:p>
          </table:table-cell>
          <table:table-cell office:value-type="float" office:value="315.216" calcext:value-type="float">
            <text:p>315.216</text:p>
          </table:table-cell>
          <table:table-cell office:value-type="float" office:value="0" calcext:value-type="float">
            <text:p>0</text:p>
          </table:table-cell>
          <table:table-cell office:value-type="float" office:value="1.680359" calcext:value-type="float">
            <text:p>1.680359</text:p>
          </table:table-cell>
          <table:table-cell office:value-type="float" office:value="-2.273041" calcext:value-type="float">
            <text:p>-2.273041</text:p>
          </table:table-cell>
          <table:table-cell office:value-type="float" office:value="0.2441101" calcext:value-type="float">
            <text:p>0.2441101</text:p>
          </table:table-cell>
          <table:table-cell office:value-type="float" office:value="-0.3088379" calcext:value-type="float">
            <text:p>-0.3088379</text:p>
          </table:table-cell>
          <table:table-cell office:value-type="float" office:value="0.4711609" calcext:value-type="float">
            <text:p>0.4711609</text:p>
          </table:table-cell>
          <table:table-cell office:value-type="float" office:value="0.1073914" calcext:value-type="float">
            <text:p>0.1073914</text:p>
          </table:table-cell>
          <table:table-cell office:value-type="float" office:value="0.8247681" calcext:value-type="float">
            <text:p>0.8247681</text:p>
          </table:table-cell>
          <table:table-cell office:value-type="float" office:value="0.6178894" calcext:value-type="float">
            <text:p>0.6178894</text:p>
          </table:table-cell>
          <table:table-cell office:value-type="float" office:value="1.14151" calcext:value-type="float">
            <text:p>1.14151</text:p>
          </table:table-cell>
          <table:table-cell office:value-type="float" office:value="1.010132" calcext:value-type="float">
            <text:p>1.010132</text:p>
          </table:table-cell>
          <table:table-cell office:value-type="float" office:value="1.572723" calcext:value-type="float">
            <text:p>1.572723</text:p>
          </table:table-cell>
          <table:table-cell office:value-type="float" office:value="1.501434" calcext:value-type="float">
            <text:p>1.501434</text:p>
          </table:table-cell>
          <table:table-cell office:value-type="float" office:value="2.09671" calcext:value-type="float">
            <text:p>2.09671</text:p>
          </table:table-cell>
          <table:table-cell office:value-type="float" office:value="2.056763" calcext:value-type="float">
            <text:p>2.056763</text:p>
          </table:table-cell>
          <table:table-cell office:value-type="float" office:value="2.992493" calcext:value-type="float">
            <text:p>2.992493</text:p>
          </table:table-cell>
          <table:table-cell office:value-type="float" office:value="2.985107" calcext:value-type="float">
            <text:p>2.985107</text:p>
          </table:table-cell>
          <table:table-cell office:value-type="float" office:value="4.720459" calcext:value-type="float">
            <text:p>4.720459</text:p>
          </table:table-cell>
          <table:table-cell office:value-type="float" office:value="4.658234" calcext:value-type="float">
            <text:p>4.658234</text:p>
          </table:table-cell>
          <table:table-cell office:value-type="float" office:value="6.738495" calcext:value-type="float">
            <text:p>6.738495</text:p>
          </table:table-cell>
          <table:table-cell office:value-type="float" office:value="6.636841" calcext:value-type="float">
            <text:p>6.636841</text:p>
          </table:table-cell>
          <table:table-cell office:value-type="float" office:value="8.25943" calcext:value-type="float">
            <text:p>8.25943</text:p>
          </table:table-cell>
          <table:table-cell office:value-type="float" office:value="8.14209" calcext:value-type="float">
            <text:p>8.14209</text:p>
          </table:table-cell>
          <table:table-cell office:value-type="float" office:value="9.490082" calcext:value-type="float">
            <text:p>9.490082</text:p>
          </table:table-cell>
          <table:table-cell office:value-type="float" office:value="9.365753" calcext:value-type="float">
            <text:p>9.365753</text:p>
          </table:table-cell>
          <table:table-cell office:value-type="float" office:value="10.39526" calcext:value-type="float">
            <text:p>10.39526</text:p>
          </table:table-cell>
          <table:table-cell office:value-type="float" office:value="10.27332" calcext:value-type="float">
            <text:p>10.27332</text:p>
          </table:table-cell>
          <table:table-cell office:value-type="float" office:value="10.79214" calcext:value-type="float">
            <text:p>10.79214</text:p>
          </table:table-cell>
          <table:table-cell office:value-type="float" office:value="10.67697" calcext:value-type="float">
            <text:p>10.67697</text:p>
          </table:table-cell>
          <table:table-cell office:value-type="float" office:value="7.667969" calcext:value-type="float">
            <text:p>7.667969</text:p>
          </table:table-cell>
          <table:table-cell office:value-type="float" office:value="-6.593964" calcext:value-type="float">
            <text:p>-6.59396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26122003" calcext:value-type="float">
            <text:p>26122003</text:p>
          </table:table-cell>
          <table:table-cell office:value-type="float" office:value="2.018801" calcext:value-type="float">
            <text:p>2.018801</text:p>
          </table:table-cell>
          <table:table-cell office:value-type="float" office:value="9.56" calcext:value-type="float">
            <text:p>9.56</text:p>
          </table:table-cell>
          <table:table-cell office:value-type="float" office:value="1.15" calcext:value-type="float">
            <text:p>1.15</text:p>
          </table:table-cell>
          <table:table-cell office:value-type="float" office:value="1.034363" calcext:value-type="float">
            <text:p>1.034363</text:p>
          </table:table-cell>
          <table:table-cell office:value-type="float" office:value="0.5853114" calcext:value-type="float">
            <text:p>0.5853114</text:p>
          </table:table-cell>
          <table:table-cell office:value-type="float" office:value="427.464" calcext:value-type="float">
            <text:p>427.464</text:p>
          </table:table-cell>
          <table:table-cell office:value-type="float" office:value="0" calcext:value-type="float">
            <text:p>0</text:p>
          </table:table-cell>
          <table:table-cell office:value-type="float" office:value="0.6278687" calcext:value-type="float">
            <text:p>0.6278687</text:p>
          </table:table-cell>
          <table:table-cell office:value-type="float" office:value="-0.4343262" calcext:value-type="float">
            <text:p>-0.4343262</text:p>
          </table:table-cell>
          <table:table-cell office:value-type="float" office:value="0.129425" calcext:value-type="float">
            <text:p>0.129425</text:p>
          </table:table-cell>
          <table:table-cell office:value-type="float" office:value="-0.04537964" calcext:value-type="float">
            <text:p>-0.04537964</text:p>
          </table:table-cell>
          <table:table-cell office:value-type="float" office:value="0.4375" calcext:value-type="float">
            <text:p>0.4375</text:p>
          </table:table-cell>
          <table:table-cell office:value-type="float" office:value="0.3088989" calcext:value-type="float">
            <text:p>0.3088989</text:p>
          </table:table-cell>
          <table:table-cell office:value-type="float" office:value="0.8442383" calcext:value-type="float">
            <text:p>0.8442383</text:p>
          </table:table-cell>
          <table:table-cell office:value-type="float" office:value="0.757843" calcext:value-type="float">
            <text:p>0.757843</text:p>
          </table:table-cell>
          <table:table-cell office:value-type="float" office:value="1.177979" calcext:value-type="float">
            <text:p>1.177979</text:p>
          </table:table-cell>
          <table:table-cell office:value-type="float" office:value="1.115143" calcext:value-type="float">
            <text:p>1.115143</text:p>
          </table:table-cell>
          <table:table-cell office:value-type="float" office:value="1.607086" calcext:value-type="float">
            <text:p>1.607086</text:p>
          </table:table-cell>
          <table:table-cell office:value-type="float" office:value="1.569275" calcext:value-type="float">
            <text:p>1.569275</text:p>
          </table:table-cell>
          <table:table-cell office:value-type="float" office:value="2.117676" calcext:value-type="float">
            <text:p>2.117676</text:p>
          </table:table-cell>
          <table:table-cell office:value-type="float" office:value="2.096436" calcext:value-type="float">
            <text:p>2.096436</text:p>
          </table:table-cell>
          <table:table-cell office:value-type="float" office:value="2.988007" calcext:value-type="float">
            <text:p>2.988007</text:p>
          </table:table-cell>
          <table:table-cell office:value-type="float" office:value="2.985657" calcext:value-type="float">
            <text:p>2.985657</text:p>
          </table:table-cell>
          <table:table-cell office:value-type="float" office:value="4.657623" calcext:value-type="float">
            <text:p>4.657623</text:p>
          </table:table-cell>
          <table:table-cell office:value-type="float" office:value="4.60553" calcext:value-type="float">
            <text:p>4.60553</text:p>
          </table:table-cell>
          <table:table-cell office:value-type="float" office:value="6.635803" calcext:value-type="float">
            <text:p>6.635803</text:p>
          </table:table-cell>
          <table:table-cell office:value-type="float" office:value="6.540558" calcext:value-type="float">
            <text:p>6.540558</text:p>
          </table:table-cell>
          <table:table-cell office:value-type="float" office:value="8.140869" calcext:value-type="float">
            <text:p>8.140869</text:p>
          </table:table-cell>
          <table:table-cell office:value-type="float" office:value="8.027466" calcext:value-type="float">
            <text:p>8.027466</text:p>
          </table:table-cell>
          <table:table-cell office:value-type="float" office:value="9.364441" calcext:value-type="float">
            <text:p>9.364441</text:p>
          </table:table-cell>
          <table:table-cell office:value-type="float" office:value="9.242615" calcext:value-type="float">
            <text:p>9.242615</text:p>
          </table:table-cell>
          <table:table-cell office:value-type="float" office:value="10.27203" calcext:value-type="float">
            <text:p>10.27203</text:p>
          </table:table-cell>
          <table:table-cell office:value-type="float" office:value="10.15134" calcext:value-type="float">
            <text:p>10.15134</text:p>
          </table:table-cell>
          <table:table-cell office:value-type="float" office:value="10.67575" calcext:value-type="float">
            <text:p>10.67575</text:p>
          </table:table-cell>
          <table:table-cell office:value-type="float" office:value="10.561" calcext:value-type="float">
            <text:p>10.561</text:p>
          </table:table-cell>
          <table:table-cell office:value-type="float" office:value="3.062744" calcext:value-type="float">
            <text:p>3.062744</text:p>
          </table:table-cell>
          <table:table-cell office:value-type="float" office:value="-1.717316" calcext:value-type="float">
            <text:p>-1.71731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27122003" calcext:value-type="float">
            <text:p>27122003</text:p>
          </table:table-cell>
          <table:table-cell office:value-type="float" office:value="8.548582" calcext:value-type="float">
            <text:p>8.548582</text:p>
          </table:table-cell>
          <table:table-cell office:value-type="float" office:value="13.25" calcext:value-type="float">
            <text:p>13.25</text:p>
          </table:table-cell>
          <table:table-cell office:value-type="float" office:value="-1.83" calcext:value-type="float">
            <text:p>-1.83</text:p>
          </table:table-cell>
          <table:table-cell office:value-type="float" office:value="1.108348" calcext:value-type="float">
            <text:p>1.108348</text:p>
          </table:table-cell>
          <table:table-cell office:value-type="float" office:value="0.4722573" calcext:value-type="float">
            <text:p>0.4722573</text:p>
          </table:table-cell>
          <table:table-cell office:value-type="float" office:value="419.364" calcext:value-type="float">
            <text:p>419.364</text:p>
          </table:table-cell>
          <table:table-cell office:value-type="float" office:value="0" calcext:value-type="float">
            <text:p>0</text:p>
          </table:table-cell>
          <table:table-cell office:value-type="float" office:value="6.199554" calcext:value-type="float">
            <text:p>6.199554</text:p>
          </table:table-cell>
          <table:table-cell office:value-type="float" office:value="-0.4685364" calcext:value-type="float">
            <text:p>-0.4685364</text:p>
          </table:table-cell>
          <table:table-cell office:value-type="float" office:value="0.9705811" calcext:value-type="float">
            <text:p>0.9705811</text:p>
          </table:table-cell>
          <table:table-cell office:value-type="float" office:value="-0.01800537" calcext:value-type="float">
            <text:p>-0.01800537</text:p>
          </table:table-cell>
          <table:table-cell office:value-type="float" office:value="1.050964" calcext:value-type="float">
            <text:p>1.050964</text:p>
          </table:table-cell>
          <table:table-cell office:value-type="float" office:value="0.4263" calcext:value-type="float">
            <text:p>0.4263</text:p>
          </table:table-cell>
          <table:table-cell office:value-type="float" office:value="1.259888" calcext:value-type="float">
            <text:p>1.259888</text:p>
          </table:table-cell>
          <table:table-cell office:value-type="float" office:value="0.8458252" calcext:value-type="float">
            <text:p>0.8458252</text:p>
          </table:table-cell>
          <table:table-cell office:value-type="float" office:value="1.479156" calcext:value-type="float">
            <text:p>1.479156</text:p>
          </table:table-cell>
          <table:table-cell office:value-type="float" office:value="1.179138" calcext:value-type="float">
            <text:p>1.179138</text:p>
          </table:table-cell>
          <table:table-cell office:value-type="float" office:value="1.799255" calcext:value-type="float">
            <text:p>1.799255</text:p>
          </table:table-cell>
          <table:table-cell office:value-type="float" office:value="1.607666" calcext:value-type="float">
            <text:p>1.607666</text:p>
          </table:table-cell>
          <table:table-cell office:value-type="float" office:value="2.241486" calcext:value-type="float">
            <text:p>2.241486</text:p>
          </table:table-cell>
          <table:table-cell office:value-type="float" office:value="2.118042" calcext:value-type="float">
            <text:p>2.118042</text:p>
          </table:table-cell>
          <table:table-cell office:value-type="float" office:value="3.020538" calcext:value-type="float">
            <text:p>3.020538</text:p>
          </table:table-cell>
          <table:table-cell office:value-type="float" office:value="2.985901" calcext:value-type="float">
            <text:p>2.985901</text:p>
          </table:table-cell>
          <table:table-cell office:value-type="float" office:value="4.605042" calcext:value-type="float">
            <text:p>4.605042</text:p>
          </table:table-cell>
          <table:table-cell office:value-type="float" office:value="4.563416" calcext:value-type="float">
            <text:p>4.563416</text:p>
          </table:table-cell>
          <table:table-cell office:value-type="float" office:value="6.539612" calcext:value-type="float">
            <text:p>6.539612</text:p>
          </table:table-cell>
          <table:table-cell office:value-type="float" office:value="6.450836" calcext:value-type="float">
            <text:p>6.450836</text:p>
          </table:table-cell>
          <table:table-cell office:value-type="float" office:value="8.026306" calcext:value-type="float">
            <text:p>8.026306</text:p>
          </table:table-cell>
          <table:table-cell office:value-type="float" office:value="7.917389" calcext:value-type="float">
            <text:p>7.917389</text:p>
          </table:table-cell>
          <table:table-cell office:value-type="float" office:value="9.241364" calcext:value-type="float">
            <text:p>9.241364</text:p>
          </table:table-cell>
          <table:table-cell office:value-type="float" office:value="9.122894" calcext:value-type="float">
            <text:p>9.122894</text:p>
          </table:table-cell>
          <table:table-cell office:value-type="float" office:value="10.15012" calcext:value-type="float">
            <text:p>10.15012</text:p>
          </table:table-cell>
          <table:table-cell office:value-type="float" office:value="10.03116" calcext:value-type="float">
            <text:p>10.03116</text:p>
          </table:table-cell>
          <table:table-cell office:value-type="float" office:value="10.55981" calcext:value-type="float">
            <text:p>10.55981</text:p>
          </table:table-cell>
          <table:table-cell office:value-type="float" office:value="10.4462" calcext:value-type="float">
            <text:p>10.4462</text:p>
          </table:table-cell>
          <table:table-cell office:value-type="float" office:value="20.71237" calcext:value-type="float">
            <text:p>20.71237</text:p>
          </table:table-cell>
          <table:table-cell office:value-type="float" office:value="-2.648285" calcext:value-type="float">
            <text:p>-2.64828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28122003" calcext:value-type="float">
            <text:p>28122003</text:p>
          </table:table-cell>
          <table:table-cell office:value-type="float" office:value="8.204667" calcext:value-type="float">
            <text:p>8.204667</text:p>
          </table:table-cell>
          <table:table-cell office:value-type="float" office:value="5.45" calcext:value-type="float">
            <text:p>5.45</text:p>
          </table:table-cell>
          <table:table-cell office:value-type="float" office:value="-3.94" calcext:value-type="float">
            <text:p>-3.94</text:p>
          </table:table-cell>
          <table:table-cell office:value-type="float" office:value="0.6929613" calcext:value-type="float">
            <text:p>0.6929613</text:p>
          </table:table-cell>
          <table:table-cell office:value-type="float" office:value="0.4045137" calcext:value-type="float">
            <text:p>0.4045137</text:p>
          </table:table-cell>
          <table:table-cell office:value-type="float" office:value="309.888" calcext:value-type="float">
            <text:p>309.888</text:p>
          </table:table-cell>
          <table:table-cell office:value-type="float" office:value="0" calcext:value-type="float">
            <text:p>0</text:p>
          </table:table-cell>
          <table:table-cell office:value-type="float" office:value="4.420532" calcext:value-type="float">
            <text:p>4.420532</text:p>
          </table:table-cell>
          <table:table-cell office:value-type="float" office:value="-0.7779846" calcext:value-type="float">
            <text:p>-0.7779846</text:p>
          </table:table-cell>
          <table:table-cell office:value-type="float" office:value="0.7315369" calcext:value-type="float">
            <text:p>0.7315369</text:p>
          </table:table-cell>
          <table:table-cell office:value-type="float" office:value="-0.07556152" calcext:value-type="float">
            <text:p>-0.07556152</text:p>
          </table:table-cell>
          <table:table-cell office:value-type="float" office:value="0.8002014" calcext:value-type="float">
            <text:p>0.8002014</text:p>
          </table:table-cell>
          <table:table-cell office:value-type="float" office:value="0.3391113" calcext:value-type="float">
            <text:p>0.3391113</text:p>
          </table:table-cell>
          <table:table-cell office:value-type="float" office:value="1.062134" calcext:value-type="float">
            <text:p>1.062134</text:p>
          </table:table-cell>
          <table:table-cell office:value-type="float" office:value="0.8118286" calcext:value-type="float">
            <text:p>0.8118286</text:p>
          </table:table-cell>
          <table:table-cell office:value-type="float" office:value="1.334198" calcext:value-type="float">
            <text:p>1.334198</text:p>
          </table:table-cell>
          <table:table-cell office:value-type="float" office:value="1.182465" calcext:value-type="float">
            <text:p>1.182465</text:p>
          </table:table-cell>
          <table:table-cell office:value-type="float" office:value="1.745361" calcext:value-type="float">
            <text:p>1.745361</text:p>
          </table:table-cell>
          <table:table-cell office:value-type="float" office:value="1.645752" calcext:value-type="float">
            <text:p>1.645752</text:p>
          </table:table-cell>
          <table:table-cell office:value-type="float" office:value="2.230957" calcext:value-type="float">
            <text:p>2.230957</text:p>
          </table:table-cell>
          <table:table-cell office:value-type="float" office:value="2.160522" calcext:value-type="float">
            <text:p>2.160522</text:p>
          </table:table-cell>
          <table:table-cell office:value-type="float" office:value="3.024811" calcext:value-type="float">
            <text:p>3.024811</text:p>
          </table:table-cell>
          <table:table-cell office:value-type="float" office:value="3.008392" calcext:value-type="float">
            <text:p>3.008392</text:p>
          </table:table-cell>
          <table:table-cell office:value-type="float" office:value="4.56311" calcext:value-type="float">
            <text:p>4.56311</text:p>
          </table:table-cell>
          <table:table-cell office:value-type="float" office:value="4.529602" calcext:value-type="float">
            <text:p>4.529602</text:p>
          </table:table-cell>
          <table:table-cell office:value-type="float" office:value="6.449951" calcext:value-type="float">
            <text:p>6.449951</text:p>
          </table:table-cell>
          <table:table-cell office:value-type="float" office:value="6.3685" calcext:value-type="float">
            <text:p>6.3685</text:p>
          </table:table-cell>
          <table:table-cell office:value-type="float" office:value="7.91629" calcext:value-type="float">
            <text:p>7.91629</text:p>
          </table:table-cell>
          <table:table-cell office:value-type="float" office:value="7.812225" calcext:value-type="float">
            <text:p>7.812225</text:p>
          </table:table-cell>
          <table:table-cell office:value-type="float" office:value="9.121674" calcext:value-type="float">
            <text:p>9.121674</text:p>
          </table:table-cell>
          <table:table-cell office:value-type="float" office:value="9.00589" calcext:value-type="float">
            <text:p>9.00589</text:p>
          </table:table-cell>
          <table:table-cell office:value-type="float" office:value="10.02994" calcext:value-type="float">
            <text:p>10.02994</text:p>
          </table:table-cell>
          <table:table-cell office:value-type="float" office:value="9.912781" calcext:value-type="float">
            <text:p>9.912781</text:p>
          </table:table-cell>
          <table:table-cell office:value-type="float" office:value="10.44501" calcext:value-type="float">
            <text:p>10.44501</text:p>
          </table:table-cell>
          <table:table-cell office:value-type="float" office:value="10.33231" calcext:value-type="float">
            <text:p>10.33231</text:p>
          </table:table-cell>
          <table:table-cell office:value-type="float" office:value="14.46732" calcext:value-type="float">
            <text:p>14.46732</text:p>
          </table:table-cell>
          <table:table-cell office:value-type="float" office:value="-3.681488" calcext:value-type="float">
            <text:p>-3.68148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29122003" calcext:value-type="float">
            <text:p>29122003</text:p>
          </table:table-cell>
          <table:table-cell office:value-type="float" office:value="7.00367" calcext:value-type="float">
            <text:p>7.00367</text:p>
          </table:table-cell>
          <table:table-cell office:value-type="float" office:value="4.08" calcext:value-type="float">
            <text:p>4.08</text:p>
          </table:table-cell>
          <table:table-cell office:value-type="float" office:value="-4.95" calcext:value-type="float">
            <text:p>-4.95</text:p>
          </table:table-cell>
          <table:table-cell office:value-type="float" office:value="0.683827" calcext:value-type="float">
            <text:p>0.683827</text:p>
          </table:table-cell>
          <table:table-cell office:value-type="float" office:value="0.3752927" calcext:value-type="float">
            <text:p>0.3752927</text:p>
          </table:table-cell>
          <table:table-cell office:value-type="float" office:value="261.252" calcext:value-type="float">
            <text:p>261.252</text:p>
          </table:table-cell>
          <table:table-cell office:value-type="float" office:value="0" calcext:value-type="float">
            <text:p>0</text:p>
          </table:table-cell>
          <table:table-cell office:value-type="float" office:value="1.857361" calcext:value-type="float">
            <text:p>1.857361</text:p>
          </table:table-cell>
          <table:table-cell office:value-type="float" office:value="-0.848053" calcext:value-type="float">
            <text:p>-0.848053</text:p>
          </table:table-cell>
          <table:table-cell office:value-type="float" office:value="0.3421631" calcext:value-type="float">
            <text:p>0.3421631</text:p>
          </table:table-cell>
          <table:table-cell office:value-type="float" office:value="-0.09390259" calcext:value-type="float">
            <text:p>-0.09390259</text:p>
          </table:table-cell>
          <table:table-cell office:value-type="float" office:value="0.5881042" calcext:value-type="float">
            <text:p>0.5881042</text:p>
          </table:table-cell>
          <table:table-cell office:value-type="float" office:value="0.3364868" calcext:value-type="float">
            <text:p>0.3364868</text:p>
          </table:table-cell>
          <table:table-cell office:value-type="float" office:value="0.9467468" calcext:value-type="float">
            <text:p>0.9467468</text:p>
          </table:table-cell>
          <table:table-cell office:value-type="float" office:value="0.79599" calcext:value-type="float">
            <text:p>0.79599</text:p>
          </table:table-cell>
          <table:table-cell office:value-type="float" office:value="1.252258" calcext:value-type="float">
            <text:p>1.252258</text:p>
          </table:table-cell>
          <table:table-cell office:value-type="float" office:value="1.158051" calcext:value-type="float">
            <text:p>1.158051</text:p>
          </table:table-cell>
          <table:table-cell office:value-type="float" office:value="1.677887" calcext:value-type="float">
            <text:p>1.677887</text:p>
          </table:table-cell>
          <table:table-cell office:value-type="float" office:value="1.614197" calcext:value-type="float">
            <text:p>1.614197</text:p>
          </table:table-cell>
          <table:table-cell office:value-type="float" office:value="2.180939" calcext:value-type="float">
            <text:p>2.180939</text:p>
          </table:table-cell>
          <table:table-cell office:value-type="float" office:value="2.129364" calcext:value-type="float">
            <text:p>2.129364</text:p>
          </table:table-cell>
          <table:table-cell office:value-type="float" office:value="3.008209" calcext:value-type="float">
            <text:p>3.008209</text:p>
          </table:table-cell>
          <table:table-cell office:value-type="float" office:value="2.972137" calcext:value-type="float">
            <text:p>2.972137</text:p>
          </table:table-cell>
          <table:table-cell office:value-type="float" office:value="4.529205" calcext:value-type="float">
            <text:p>4.529205</text:p>
          </table:table-cell>
          <table:table-cell office:value-type="float" office:value="4.485687" calcext:value-type="float">
            <text:p>4.485687</text:p>
          </table:table-cell>
          <table:table-cell office:value-type="float" office:value="6.367676" calcext:value-type="float">
            <text:p>6.367676</text:p>
          </table:table-cell>
          <table:table-cell office:value-type="float" office:value="6.291321" calcext:value-type="float">
            <text:p>6.291321</text:p>
          </table:table-cell>
          <table:table-cell office:value-type="float" office:value="7.811157" calcext:value-type="float">
            <text:p>7.811157</text:p>
          </table:table-cell>
          <table:table-cell office:value-type="float" office:value="7.711487" calcext:value-type="float">
            <text:p>7.711487</text:p>
          </table:table-cell>
          <table:table-cell office:value-type="float" office:value="9.004669" calcext:value-type="float">
            <text:p>9.004669</text:p>
          </table:table-cell>
          <table:table-cell office:value-type="float" office:value="8.89212" calcext:value-type="float">
            <text:p>8.89212</text:p>
          </table:table-cell>
          <table:table-cell office:value-type="float" office:value="9.91153" calcext:value-type="float">
            <text:p>9.91153</text:p>
          </table:table-cell>
          <table:table-cell office:value-type="float" office:value="9.796234" calcext:value-type="float">
            <text:p>9.796234</text:p>
          </table:table-cell>
          <table:table-cell office:value-type="float" office:value="10.33118" calcext:value-type="float">
            <text:p>10.33118</text:p>
          </table:table-cell>
          <table:table-cell office:value-type="float" office:value="10.21964" calcext:value-type="float">
            <text:p>10.21964</text:p>
          </table:table-cell>
          <table:table-cell office:value-type="float" office:value="8.525635" calcext:value-type="float">
            <text:p>8.525635</text:p>
          </table:table-cell>
          <table:table-cell office:value-type="float" office:value="-4.07605" calcext:value-type="float">
            <text:p>-4.0760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30122003" calcext:value-type="float">
            <text:p>30122003</text:p>
          </table:table-cell>
          <table:table-cell office:value-type="float" office:value="8.593711" calcext:value-type="float">
            <text:p>8.593711</text:p>
          </table:table-cell>
          <table:table-cell office:value-type="float" office:value="7.88" calcext:value-type="float">
            <text:p>7.88</text:p>
          </table:table-cell>
          <table:table-cell office:value-type="float" office:value="-5.68" calcext:value-type="float">
            <text:p>-5.68</text:p>
          </table:table-cell>
          <table:table-cell office:value-type="float" office:value="0.7170846" calcext:value-type="float">
            <text:p>0.7170846</text:p>
          </table:table-cell>
          <table:table-cell office:value-type="float" office:value="0.3553714" calcext:value-type="float">
            <text:p>0.3553714</text:p>
          </table:table-cell>
          <table:table-cell office:value-type="float" office:value="276.048" calcext:value-type="float">
            <text:p>276.048</text:p>
          </table:table-cell>
          <table:table-cell office:value-type="float" office:value="0" calcext:value-type="float">
            <text:p>0</text:p>
          </table:table-cell>
          <table:table-cell office:value-type="float" office:value="3.418182" calcext:value-type="float">
            <text:p>3.418182</text:p>
          </table:table-cell>
          <table:table-cell office:value-type="float" office:value="-1.726624" calcext:value-type="float">
            <text:p>-1.726624</text:p>
          </table:table-cell>
          <table:table-cell office:value-type="float" office:value="2.023987" calcext:value-type="float">
            <text:p>2.023987</text:p>
          </table:table-cell>
          <table:table-cell office:value-type="float" office:value="-0.2205811" calcext:value-type="float">
            <text:p>-0.2205811</text:p>
          </table:table-cell>
          <table:table-cell office:value-type="float" office:value="1.586884" calcext:value-type="float">
            <text:p>1.586884</text:p>
          </table:table-cell>
          <table:table-cell office:value-type="float" office:value="0.2375793" calcext:value-type="float">
            <text:p>0.2375793</text:p>
          </table:table-cell>
          <table:table-cell office:value-type="float" office:value="1.524109" calcext:value-type="float">
            <text:p>1.524109</text:p>
          </table:table-cell>
          <table:table-cell office:value-type="float" office:value="0.723877" calcext:value-type="float">
            <text:p>0.723877</text:p>
          </table:table-cell>
          <table:table-cell office:value-type="float" office:value="1.633606" calcext:value-type="float">
            <text:p>1.633606</text:p>
          </table:table-cell>
          <table:table-cell office:value-type="float" office:value="1.09848" calcext:value-type="float">
            <text:p>1.09848</text:p>
          </table:table-cell>
          <table:table-cell office:value-type="float" office:value="1.881348" calcext:value-type="float">
            <text:p>1.881348</text:p>
          </table:table-cell>
          <table:table-cell office:value-type="float" office:value="1.56601" calcext:value-type="float">
            <text:p>1.56601</text:p>
          </table:table-cell>
          <table:table-cell office:value-type="float" office:value="2.260986" calcext:value-type="float">
            <text:p>2.260986</text:p>
          </table:table-cell>
          <table:table-cell office:value-type="float" office:value="2.085846" calcext:value-type="float">
            <text:p>2.085846</text:p>
          </table:table-cell>
          <table:table-cell office:value-type="float" office:value="2.971832" calcext:value-type="float">
            <text:p>2.971832</text:p>
          </table:table-cell>
          <table:table-cell office:value-type="float" office:value="2.937653" calcext:value-type="float">
            <text:p>2.937653</text:p>
          </table:table-cell>
          <table:table-cell office:value-type="float" office:value="4.485199" calcext:value-type="float">
            <text:p>4.485199</text:p>
          </table:table-cell>
          <table:table-cell office:value-type="float" office:value="4.435028" calcext:value-type="float">
            <text:p>4.435028</text:p>
          </table:table-cell>
          <table:table-cell office:value-type="float" office:value="6.290497" calcext:value-type="float">
            <text:p>6.290497</text:p>
          </table:table-cell>
          <table:table-cell office:value-type="float" office:value="6.215149" calcext:value-type="float">
            <text:p>6.215149</text:p>
          </table:table-cell>
          <table:table-cell office:value-type="float" office:value="7.710449" calcext:value-type="float">
            <text:p>7.710449</text:p>
          </table:table-cell>
          <table:table-cell office:value-type="float" office:value="7.61499" calcext:value-type="float">
            <text:p>7.61499</text:p>
          </table:table-cell>
          <table:table-cell office:value-type="float" office:value="8.89093" calcext:value-type="float">
            <text:p>8.89093</text:p>
          </table:table-cell>
          <table:table-cell office:value-type="float" office:value="8.781067" calcext:value-type="float">
            <text:p>8.781067</text:p>
          </table:table-cell>
          <table:table-cell office:value-type="float" office:value="9.795013" calcext:value-type="float">
            <text:p>9.795013</text:p>
          </table:table-cell>
          <table:table-cell office:value-type="float" office:value="9.681641" calcext:value-type="float">
            <text:p>9.681641</text:p>
          </table:table-cell>
          <table:table-cell office:value-type="float" office:value="10.21844" calcext:value-type="float">
            <text:p>10.21844</text:p>
          </table:table-cell>
          <table:table-cell office:value-type="float" office:value="10.10837" calcext:value-type="float">
            <text:p>10.10837</text:p>
          </table:table-cell>
          <table:table-cell office:value-type="float" office:value="11.79935" calcext:value-type="float">
            <text:p>11.79935</text:p>
          </table:table-cell>
          <table:table-cell office:value-type="float" office:value="-6.368256" calcext:value-type="float">
            <text:p>-6.36825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31122003" calcext:value-type="float">
            <text:p>31122003</text:p>
          </table:table-cell>
          <table:table-cell office:value-type="float" office:value="8.039962" calcext:value-type="float">
            <text:p>8.039962</text:p>
          </table:table-cell>
          <table:table-cell office:value-type="float" office:value="1.61" calcext:value-type="float">
            <text:p>1.61</text:p>
          </table:table-cell>
          <table:table-cell office:value-type="float" office:value="-8.74" calcext:value-type="float">
            <text:p>-8.74</text:p>
          </table:table-cell>
          <table:table-cell office:value-type="float" office:value="0.6047762" calcext:value-type="float">
            <text:p>0.6047762</text:p>
          </table:table-cell>
          <table:table-cell office:value-type="float" office:value="0.2818135" calcext:value-type="float">
            <text:p>0.2818135</text:p>
          </table:table-cell>
          <table:table-cell office:value-type="float" office:value="199.548" calcext:value-type="float">
            <text:p>199.548</text:p>
          </table:table-cell>
          <table:table-cell office:value-type="float" office:value="0" calcext:value-type="float">
            <text:p>0</text:p>
          </table:table-cell>
          <table:table-cell office:value-type="float" office:value="2.687134" calcext:value-type="float">
            <text:p>2.687134</text:p>
          </table:table-cell>
          <table:table-cell office:value-type="float" office:value="-1.391052" calcext:value-type="float">
            <text:p>-1.391052</text:p>
          </table:table-cell>
          <table:table-cell office:value-type="float" office:value="1.839783" calcext:value-type="float">
            <text:p>1.839783</text:p>
          </table:table-cell>
          <table:table-cell office:value-type="float" office:value="-0.1665955" calcext:value-type="float">
            <text:p>-0.1665955</text:p>
          </table:table-cell>
          <table:table-cell office:value-type="float" office:value="1.522186" calcext:value-type="float">
            <text:p>1.522186</text:p>
          </table:table-cell>
          <table:table-cell office:value-type="float" office:value="0.3489685" calcext:value-type="float">
            <text:p>0.3489685</text:p>
          </table:table-cell>
          <table:table-cell office:value-type="float" office:value="1.52948" calcext:value-type="float">
            <text:p>1.52948</text:p>
          </table:table-cell>
          <table:table-cell office:value-type="float" office:value="0.8741455" calcext:value-type="float">
            <text:p>0.8741455</text:p>
          </table:table-cell>
          <table:table-cell office:value-type="float" office:value="1.660065" calcext:value-type="float">
            <text:p>1.660065</text:p>
          </table:table-cell>
          <table:table-cell office:value-type="float" office:value="1.255798" calcext:value-type="float">
            <text:p>1.255798</text:p>
          </table:table-cell>
          <table:table-cell office:value-type="float" office:value="1.905212" calcext:value-type="float">
            <text:p>1.905212</text:p>
          </table:table-cell>
          <table:table-cell office:value-type="float" office:value="1.709503" calcext:value-type="float">
            <text:p>1.709503</text:p>
          </table:table-cell>
          <table:table-cell office:value-type="float" office:value="2.299072" calcext:value-type="float">
            <text:p>2.299072</text:p>
          </table:table-cell>
          <table:table-cell office:value-type="float" office:value="2.192688" calcext:value-type="float">
            <text:p>2.192688</text:p>
          </table:table-cell>
          <table:table-cell office:value-type="float" office:value="2.997467" calcext:value-type="float">
            <text:p>2.997467</text:p>
          </table:table-cell>
          <table:table-cell office:value-type="float" office:value="2.957092" calcext:value-type="float">
            <text:p>2.957092</text:p>
          </table:table-cell>
          <table:table-cell office:value-type="float" office:value="4.434601" calcext:value-type="float">
            <text:p>4.434601</text:p>
          </table:table-cell>
          <table:table-cell office:value-type="float" office:value="4.40564" calcext:value-type="float">
            <text:p>4.40564</text:p>
          </table:table-cell>
          <table:table-cell office:value-type="float" office:value="6.214355" calcext:value-type="float">
            <text:p>6.214355</text:p>
          </table:table-cell>
          <table:table-cell office:value-type="float" office:value="6.142578" calcext:value-type="float">
            <text:p>6.142578</text:p>
          </table:table-cell>
          <table:table-cell office:value-type="float" office:value="7.613983" calcext:value-type="float">
            <text:p>7.613983</text:p>
          </table:table-cell>
          <table:table-cell office:value-type="float" office:value="7.520386" calcext:value-type="float">
            <text:p>7.520386</text:p>
          </table:table-cell>
          <table:table-cell office:value-type="float" office:value="8.779907" calcext:value-type="float">
            <text:p>8.779907</text:p>
          </table:table-cell>
          <table:table-cell office:value-type="float" office:value="8.67276" calcext:value-type="float">
            <text:p>8.67276</text:p>
          </table:table-cell>
          <table:table-cell office:value-type="float" office:value="9.68042" calcext:value-type="float">
            <text:p>9.68042</text:p>
          </table:table-cell>
          <table:table-cell office:value-type="float" office:value="9.569092" calcext:value-type="float">
            <text:p>9.569092</text:p>
          </table:table-cell>
          <table:table-cell office:value-type="float" office:value="10.10718" calcext:value-type="float">
            <text:p>10.10718</text:p>
          </table:table-cell>
          <table:table-cell office:value-type="float" office:value="9.998535" calcext:value-type="float">
            <text:p>9.998535</text:p>
          </table:table-cell>
          <table:table-cell office:value-type="float" office:value="6.417511" calcext:value-type="float">
            <text:p>6.417511</text:p>
          </table:table-cell>
          <table:table-cell office:value-type="float" office:value="-6.290253" calcext:value-type="float">
            <text:p>-6.290253</text:p>
          </table:table-cell>
          <table:table-cell table:number-columns-repeated="13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3-06T17:54:33.891067984</dc:date>
    <meta:editing-duration>PT7S</meta:editing-duration>
    <meta:editing-cycles>1</meta:editing-cycles>
    <meta:document-statistic meta:table-count="1" meta:cell-count="19032" meta:object-count="0"/>
    <meta:generator>LibreOffice/6.4.7.2$Linux_X86_64 LibreOffice_project/40$Build-2</meta:generator>
  </office:meta>
</office:document-meta>
</file>